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9319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1.126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98in"/>
    </style:style>
    <style:style style:name="co6" style:family="table-column">
      <style:table-column-properties fo:break-before="auto" style:column-width="1.0665in"/>
    </style:style>
    <style:style style:name="co7" style:family="table-column">
      <style:table-column-properties fo:break-before="auto" style:column-width="1.3646in"/>
    </style:style>
    <style:style style:name="co8" style:family="table-column">
      <style:table-column-properties fo:break-before="auto" style:column-width="1.1673in"/>
    </style:style>
    <style:style style:name="co9" style:family="table-column">
      <style:table-column-properties fo:break-before="auto" style:column-width="7.8335in"/>
    </style:style>
    <style:style style:name="co10" style:family="table-column">
      <style:table-column-properties fo:break-before="auto" style:column-width="1.2339in"/>
    </style:style>
    <style:style style:name="co11" style:family="table-column">
      <style:table-column-properties fo:break-before="auto" style:column-width="1.1028in"/>
    </style:style>
    <style:style style:name="co12" style:family="table-column">
      <style:table-column-properties fo:break-before="auto" style:column-width="1.4126in"/>
    </style:style>
    <style:style style:name="co13" style:family="table-column">
      <style:table-column-properties fo:break-before="auto" style:column-width="1.2693in"/>
    </style:style>
    <style:style style:name="ro1" style:family="table-row">
      <style:table-row-properties style:row-height="0.183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T1" style:family="text">
      <style:text-properties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Rule</text:p>
          </table:table-cell>
          <table:table-cell table:style-name="ce1" office:value-type="string" calcext:value-type="string">
            <text:p>Support ratio</text:p>
          </table:table-cell>
          <table:table-cell table:style-name="ce1" office:value-type="string" calcext:value-type="string">
            <text:p>Head coverage</text:p>
          </table:table-cell>
          <table:table-cell table:style-name="ce1" office:value-type="string" calcext:value-type="string">
            <text:p>Confidence</text:p>
          </table:table-cell>
          <table:table-cell table:style-name="ce1" office:value-type="string" calcext:value-type="string">
            <text:p>PCA Confidence</text:p>
          </table:table-cell>
          <table:table-cell table:style-name="ce1" office:value-type="string" calcext:value-type="string">
            <text:p>Support</text:p>
          </table:table-cell>
          <table:table-cell table:style-name="ce1" office:value-type="string" calcext:value-type="string">
            <text:p>Body size</text:p>
          </table:table-cell>
          <table:table-cell table:style-name="ce1" office:value-type="string" calcext:value-type="string">
            <text:p>PCA <text:span text:style-name="T1">body size</text:span></text:p>
          </table:table-cell>
          <table:table-cell table:style-name="ce1" office:value-type="string" calcext:value-type="string">
            <text:p>Functional variable</text:p>
          </table:table-cell>
          <table:table-cell table:number-columns-repeated="2"/>
          <table:table-cell table:style-name="ce1" office:value-type="string" calcext:value-type="string">
            <text:p>PCA estimation</text:p>
          </table:table-cell>
          <table:table-cell table:style-name="ce1" office:value-type="string" calcext:value-type="string">
            <text:p>Applicable</text:p>
          </table:table-cell>
          <table:table-cell table:style-name="ce1" office:value-type="string" calcext:value-type="string">
            <text:p>Hit</text:p>
          </table:table-cell>
        </table:table-row>
        <table:table-row table:style-name="ro2">
          <table:table-cell office:value-type="string" calcext:value-type="string">
            <text:p>?a <text:s/>&lt;created&gt; <text:s/>?j <text:s/>?e <text:s/>&lt;created&gt; <text:s/>?j <text:s/>?e <text:s/>&lt;produced&gt; <text:s/>?b <text:s text:c="2"/>=&gt; ?a <text:s/>&lt;created&gt; <text:s/>?b</text:p>
          </table:table-cell>
          <table:table-cell office:value-type="float" office:value="0.003789477" calcext:value-type="float">
            <text:p>0.003789477</text:p>
          </table:table-cell>
          <table:table-cell office:value-type="float" office:value="0.017945823" calcext:value-type="float">
            <text:p>0.017945823</text:p>
          </table:table-cell>
          <table:table-cell office:value-type="float" office:value="0.071627981" calcext:value-type="float">
            <text:p>0.071627981</text:p>
          </table:table-cell>
          <table:table-cell office:value-type="float" office:value="0.100226011" calcext:value-type="float">
            <text:p>0.100226011</text:p>
          </table:table-cell>
          <table:table-cell office:value-type="float" office:value="3592" calcext:value-type="float">
            <text:p>3592</text:p>
          </table:table-cell>
          <table:table-cell office:value-type="float" office:value="50148" calcext:value-type="float">
            <text:p>50148</text:p>
          </table:table-cell>
          <table:table-cell office:value-type="float" office:value="35839" calcext:value-type="float">
            <text:p>35839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4578359874252" calcext:value-type="float">
            <text:p>34.4578359874</text:p>
          </table:table-cell>
          <table:table-cell table:formula="of:=IF([.L2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a <text:s/>&lt;isLeaderOf&gt; <text:s/>?f <text:s/>?i <text:s/>&lt;livesIn&gt; <text:s/>?b <text:s/>?i <text:s/>&lt;wasBornIn&gt; <text:s/>?f <text:s text:c="2"/>=&gt; ?a <text:s/>&lt;isLeaderOf&gt; <text:s/>?b</text:p>
          </table:table-cell>
          <table:table-cell office:value-type="float" office:value="0.000461025" calcext:value-type="float">
            <text:p>0.000461025</text:p>
          </table:table-cell>
          <table:table-cell office:value-type="float" office:value="0.068506035" calcext:value-type="float">
            <text:p>0.068506035</text:p>
          </table:table-cell>
          <table:table-cell table:number-columns-repeated="2" office:value-type="float" office:value="0.100344432" calcext:value-type="float">
            <text:p>0.100344432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4355" calcext:value-type="float">
            <text:p>4355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9389900010247" calcext:value-type="float">
            <text:p>2.6938990001</text:p>
          </table:table-cell>
          <table:table-cell table:formula="of:=IF([.L3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a <text:s/>&lt;hasCapital&gt; <text:s/>?f <text:s/>?i <text:s/>&lt;livesIn&gt; <text:s/>?b <text:s/>?i <text:s/>&lt;wasBornIn&gt; <text:s/>?f <text:s text:c="2"/>=&gt; ?a <text:s/>&lt;hasCapital&gt; <text:s/>?b</text:p>
          </table:table-cell>
          <table:table-cell office:value-type="float" office:value="0.000176181" calcext:value-type="float">
            <text:p>0.000176181</text:p>
          </table:table-cell>
          <table:table-cell office:value-type="float" office:value="0.07881076" calcext:value-type="float">
            <text:p>0.07881076</text:p>
          </table:table-cell>
          <table:table-cell table:number-columns-repeated="2" office:value-type="float" office:value="0.100420926" calcext:value-type="float">
            <text:p>0.100420926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1663" calcext:value-type="float">
            <text:p>1663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5983255691407" calcext:value-type="float">
            <text:p>5.1598325569</text:p>
          </table:table-cell>
          <table:table-cell table:formula="of:=IF([.L4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created&gt; <text:s/>?f <text:s/>?i <text:s/>&lt;directed&gt; <text:s/>?b <text:s/>?a <text:s/>&lt;produced&gt; <text:s/>?f <text:s text:c="2"/>=&gt; ?a <text:s/>&lt;created&gt; <text:s/>?b</text:p>
          </table:table-cell>
          <table:table-cell office:value-type="float" office:value="0.002425392" calcext:value-type="float">
            <text:p>0.002425392</text:p>
          </table:table-cell>
          <table:table-cell office:value-type="float" office:value="0.011485926" calcext:value-type="float">
            <text:p>0.011485926</text:p>
          </table:table-cell>
          <table:table-cell office:value-type="float" office:value="0.065915477" calcext:value-type="float">
            <text:p>0.065915477</text:p>
          </table:table-cell>
          <table:table-cell office:value-type="float" office:value="0.101433929" calcext:value-type="float">
            <text:p>0.101433929</text:p>
          </table:table-cell>
          <table:table-cell office:value-type="float" office:value="2299" calcext:value-type="float">
            <text:p>2299</text:p>
          </table:table-cell>
          <table:table-cell office:value-type="float" office:value="34878" calcext:value-type="float">
            <text:p>34878</text:p>
          </table:table-cell>
          <table:table-cell office:value-type="float" office:value="22665" calcext:value-type="float">
            <text:p>22665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0635623053162" calcext:value-type="float">
            <text:p>5.3063562305</text:p>
          </table:table-cell>
          <table:table-cell table:formula="of:=IF([.L5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created&gt; <text:s/>?f <text:s/>?i <text:s/>&lt;produced&gt; <text:s/>?b <text:s/>?a <text:s/>&lt;produced&gt; <text:s/>?f <text:s text:c="2"/>=&gt; ?a <text:s/>&lt;directed&gt; <text:s/>?b</text:p>
          </table:table-cell>
          <table:table-cell office:value-type="float" office:value="0.001761812" calcext:value-type="float">
            <text:p>0.001761812</text:p>
          </table:table-cell>
          <table:table-cell office:value-type="float" office:value="0.049890957" calcext:value-type="float">
            <text:p>0.049890957</text:p>
          </table:table-cell>
          <table:table-cell office:value-type="float" office:value="0.085680571" calcext:value-type="float">
            <text:p>0.085680571</text:p>
          </table:table-cell>
          <table:table-cell office:value-type="float" office:value="0.101581509" calcext:value-type="float">
            <text:p>0.101581509</text:p>
          </table:table-cell>
          <table:table-cell office:value-type="float" office:value="1670" calcext:value-type="float">
            <text:p>1670</text:p>
          </table:table-cell>
          <table:table-cell office:value-type="float" office:value="19491" calcext:value-type="float">
            <text:p>19491</text:p>
          </table:table-cell>
          <table:table-cell office:value-type="float" office:value="16440" calcext:value-type="float">
            <text:p>16440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5190706909168" calcext:value-type="float">
            <text:p>8.7519070691</text:p>
          </table:table-cell>
          <table:table-cell table:formula="of:=IF([.L6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a <text:s/>&lt;actedIn&gt; <text:s/>?b <text:s/>?a <text:s/>&lt;actedIn&gt; <text:s/>?h <text:s/>?a <text:s/>&lt;created&gt; <text:s/>?h <text:s text:c="2"/>=&gt; ?a <text:s/>&lt;directed&gt; <text:s/>?b</text:p>
          </table:table-cell>
          <table:table-cell office:value-type="float" office:value="0.000632986" calcext:value-type="float">
            <text:p>0.000632986</text:p>
          </table:table-cell>
          <table:table-cell office:value-type="float" office:value="0.017924895" calcext:value-type="float">
            <text:p>0.017924895</text:p>
          </table:table-cell>
          <table:table-cell office:value-type="float" office:value="0.08312552" calcext:value-type="float">
            <text:p>0.08312552</text:p>
          </table:table-cell>
          <table:table-cell office:value-type="float" office:value="0.102197241" calcext:value-type="float">
            <text:p>0.102197241</text:p>
          </table:table-cell>
          <table:table-cell office:value-type="float" office:value="600" calcext:value-type="float">
            <text:p>600</text:p>
          </table:table-cell>
          <table:table-cell office:value-type="float" office:value="7218" calcext:value-type="float">
            <text:p>7218</text:p>
          </table:table-cell>
          <table:table-cell office:value-type="float" office:value="5871" calcext:value-type="float">
            <text:p>5871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7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i <text:s/>&lt;actedIn&gt; <text:s/>?b <text:s/>?i <text:s/>&lt;directed&gt; <text:s/>?f <text:s/>?a <text:s/>&lt;produced&gt; <text:s/>?f <text:s text:c="2"/>=&gt; ?a <text:s/>&lt;produced&gt; <text:s/>?b</text:p>
          </table:table-cell>
          <table:table-cell office:value-type="float" office:value="0.001244873" calcext:value-type="float">
            <text:p>0.001244873</text:p>
          </table:table-cell>
          <table:table-cell office:value-type="float" office:value="0.058485329" calcext:value-type="float">
            <text:p>0.058485329</text:p>
          </table:table-cell>
          <table:table-cell office:value-type="float" office:value="0.05821411" calcext:value-type="float">
            <text:p>0.05821411</text:p>
          </table:table-cell>
          <table:table-cell office:value-type="float" office:value="0.102253033" calcext:value-type="float">
            <text:p>0.102253033</text:p>
          </table:table-cell>
          <table:table-cell office:value-type="float" office:value="1180" calcext:value-type="float">
            <text:p>1180</text:p>
          </table:table-cell>
          <table:table-cell office:value-type="float" office:value="20270" calcext:value-type="float">
            <text:p>20270</text:p>
          </table:table-cell>
          <table:table-cell office:value-type="float" office:value="11540" calcext:value-type="float">
            <text:p>11540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8461597193627" calcext:value-type="float">
            <text:p>4.3846159719</text:p>
          </table:table-cell>
          <table:table-cell table:formula="of:=IF([.L8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a <text:s/>&lt;exports&gt; <text:s/>?b <text:s text:c="2"/>=&gt; ?a <text:s/>&lt;imports&gt; <text:s/>?b</text:p>
          </table:table-cell>
          <table:table-cell office:value-type="float" office:value="0.000046419" calcext:value-type="float">
            <text:p>0.000046419</text:p>
          </table:table-cell>
          <table:table-cell office:value-type="float" office:value="0.130952381" calcext:value-type="float">
            <text:p>0.130952381</text:p>
          </table:table-cell>
          <table:table-cell office:value-type="float" office:value="0.08678501" calcext:value-type="float">
            <text:p>0.08678501</text:p>
          </table:table-cell>
          <table:table-cell office:value-type="float" office:value="0.103286385" calcext:value-type="float">
            <text:p>0.103286385</text:p>
          </table:table-cell>
          <table:table-cell office:value-type="float" office:value="44" calcext:value-type="float">
            <text:p>44</text:p>
          </table:table-cell>
          <table:table-cell office:value-type="float" office:value="507" calcext:value-type="float">
            <text:p>507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9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b <text:s/>&lt;dealsWith&gt; <text:s/>?a <text:s/>?g <text:s/>&lt;isCitizenOf&gt; <text:s/>?a <text:s/>?g <text:s/>&lt;isKnownFor&gt; <text:s/>?a <text:s text:c="2"/>=&gt; ?a <text:s/>&lt;dealsWith&gt; <text:s/>?b</text:p>
          </table:table-cell>
          <table:table-cell office:value-type="float" office:value="0.000007385" calcext:value-type="float">
            <text:p>0.000007385</text:p>
          </table:table-cell>
          <table:table-cell office:value-type="float" office:value="0.010159652" calcext:value-type="float">
            <text:p>0.010159652</text:p>
          </table:table-cell>
          <table:table-cell office:value-type="float" office:value="0.101449275" calcext:value-type="float">
            <text:p>0.101449275</text:p>
          </table:table-cell>
          <table:table-cell office:value-type="float" office:value="0.104477612" calcext:value-type="float">
            <text:p>0.104477612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0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i <text:s/>&lt;graduatedFrom&gt; <text:s/>?b <text:s/>?i <text:s/>&lt;isLeaderOf&gt; <text:s/>?f <text:s/>?a <text:s/>&lt;livesIn&gt; <text:s/>?f <text:s text:c="2"/>=&gt; ?a <text:s/>&lt;graduatedFrom&gt; <text:s/>?b</text:p>
          </table:table-cell>
          <table:table-cell office:value-type="float" office:value="0.000148752" calcext:value-type="float">
            <text:p>0.000148752</text:p>
          </table:table-cell>
          <table:table-cell office:value-type="float" office:value="0.011873684" calcext:value-type="float">
            <text:p>0.011873684</text:p>
          </table:table-cell>
          <table:table-cell office:value-type="float" office:value="0.024513213" calcext:value-type="float">
            <text:p>0.024513213</text:p>
          </table:table-cell>
          <table:table-cell office:value-type="float" office:value="0.104832714" calcext:value-type="float">
            <text:p>0.104832714</text:p>
          </table:table-cell>
          <table:table-cell office:value-type="float" office:value="141" calcext:value-type="float">
            <text:p>141</text:p>
          </table:table-cell>
          <table:table-cell office:value-type="float" office:value="5752" calcext:value-type="float">
            <text:p>5752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1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e <text:s/>&lt;imports&gt; <text:s/>?b <text:s/>?i <text:s/>&lt;isKnownFor&gt; <text:s/>?a <text:s/>?i <text:s/>&lt;isKnownFor&gt; <text:s/>?e <text:s text:c="2"/>=&gt; ?a <text:s/>&lt;exports&gt; <text:s/>?b</text:p>
          </table:table-cell>
          <table:table-cell office:value-type="float" office:value="0.00001899" calcext:value-type="float">
            <text:p>0.00001899</text:p>
          </table:table-cell>
          <table:table-cell office:value-type="float" office:value="0.035502959" calcext:value-type="float">
            <text:p>0.035502959</text:p>
          </table:table-cell>
          <table:table-cell office:value-type="float" office:value="0.095238095" calcext:value-type="float">
            <text:p>0.095238095</text:p>
          </table:table-cell>
          <table:table-cell office:value-type="float" office:value="0.105263158" calcext:value-type="float">
            <text:p>0.105263158</text:p>
          </table:table-cell>
          <table:table-cell office:value-type="float" office:value="18" calcext:value-type="float">
            <text:p>18</text:p>
          </table:table-cell>
          <table:table-cell office:value-type="float" office:value="189" calcext:value-type="float">
            <text:p>189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2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created&gt; <text:s/>?f <text:s/>?i <text:s/>&lt;directed&gt; <text:s/>?f <text:s/>?i <text:s/>&lt;influences&gt; <text:s/>?b <text:s text:c="2"/>=&gt; ?a <text:s/>&lt;influences&gt; <text:s/>?b</text:p>
          </table:table-cell>
          <table:table-cell office:value-type="float" office:value="0.000260579" calcext:value-type="float">
            <text:p>0.000260579</text:p>
          </table:table-cell>
          <table:table-cell office:value-type="float" office:value="0.017706093" calcext:value-type="float">
            <text:p>0.017706093</text:p>
          </table:table-cell>
          <table:table-cell table:number-columns-repeated="2" office:value-type="float" office:value="0.105465414" calcext:value-type="float">
            <text:p>0.105465414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2342" calcext:value-type="float">
            <text:p>2342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55242049816192" calcext:value-type="float">
            <text:p>0.3552420498</text:p>
          </table:table-cell>
          <table:table-cell table:formula="of:=IF([.L13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f <text:s/>&lt;hasCapital&gt; <text:s/>?b <text:s/>?b <text:s/>&lt;isLocatedIn&gt; <text:s/>?f <text:s/>?a <text:s/>&lt;livesIn&gt; <text:s/>?f <text:s text:c="2"/>=&gt; ?a <text:s/>&lt;livesIn&gt; <text:s/>?b</text:p>
          </table:table-cell>
          <table:table-cell office:value-type="float" office:value="0.000175126" calcext:value-type="float">
            <text:p>0.000175126</text:p>
          </table:table-cell>
          <table:table-cell office:value-type="float" office:value="0.011375317" calcext:value-type="float">
            <text:p>0.011375317</text:p>
          </table:table-cell>
          <table:table-cell table:number-columns-repeated="2" office:value-type="float" office:value="0.105732484" calcext:value-type="float">
            <text:p>0.105732484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1570" calcext:value-type="float">
            <text:p>1570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4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i <text:s/>&lt;livesIn&gt; <text:s/>?b <text:s/>?i <text:s/>&lt;livesIn&gt; <text:s/>?f <text:s/>?a <text:s/>&lt;wasBornIn&gt; <text:s/>?f <text:s text:c="2"/>=&gt; ?a <text:s/>&lt;livesIn&gt; <text:s/>?b</text:p>
          </table:table-cell>
          <table:table-cell office:value-type="float" office:value="0.001479078" calcext:value-type="float">
            <text:p>0.001479078</text:p>
          </table:table-cell>
          <table:table-cell office:value-type="float" office:value="0.09607346" calcext:value-type="float">
            <text:p>0.09607346</text:p>
          </table:table-cell>
          <table:table-cell office:value-type="float" office:value="0.005162649" calcext:value-type="float">
            <text:p>0.005162649</text:p>
          </table:table-cell>
          <table:table-cell office:value-type="float" office:value="0.107408259" calcext:value-type="float">
            <text:p>0.107408259</text:p>
          </table:table-cell>
          <table:table-cell office:value-type="float" office:value="1402" calcext:value-type="float">
            <text:p>1402</text:p>
          </table:table-cell>
          <table:table-cell office:value-type="float" office:value="271566" calcext:value-type="float">
            <text:p>271566</text:p>
          </table:table-cell>
          <table:table-cell office:value-type="float" office:value="13053" calcext:value-type="float">
            <text:p>13053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7750189097992" calcext:value-type="float">
            <text:p>15.7750189098</text:p>
          </table:table-cell>
          <table:table-cell table:formula="of:=IF([.L15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diedIn&gt; <text:s/>?f <text:s/>?i <text:s/>&lt;holdsPoliticalPosition&gt; <text:s/>?b <text:s/>?a <text:s/>&lt;wasBornIn&gt; <text:s/>?f <text:s text:c="2"/>=&gt; ?a <text:s/>&lt;holdsPoliticalPosition&gt; <text:s/>?b</text:p>
          </table:table-cell>
          <table:table-cell office:value-type="float" office:value="0.000099168" calcext:value-type="float">
            <text:p>0.000099168</text:p>
          </table:table-cell>
          <table:table-cell office:value-type="float" office:value="0.038699053" calcext:value-type="float">
            <text:p>0.038699053</text:p>
          </table:table-cell>
          <table:table-cell office:value-type="float" office:value="0.001464243" calcext:value-type="float">
            <text:p>0.001464243</text:p>
          </table:table-cell>
          <table:table-cell office:value-type="float" office:value="0.107674685" calcext:value-type="float">
            <text:p>0.107674685</text:p>
          </table:table-cell>
          <table:table-cell office:value-type="float" office:value="94" calcext:value-type="float">
            <text:p>94</text:p>
          </table:table-cell>
          <table:table-cell office:value-type="float" office:value="64197" calcext:value-type="float">
            <text:p>64197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22.5844699807" calcext:value-type="float">
            <text:p>24422.5844699807</text:p>
          </table:table-cell>
          <table:table-cell table:formula="of:=IF([.L16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exports&gt; <text:s/>?f <text:s/>?i <text:s/>&lt;imports&gt; <text:s/>?b <text:s/>?a <text:s/>&lt;imports&gt; <text:s/>?f <text:s text:c="2"/>=&gt; ?a <text:s/>&lt;imports&gt; <text:s/>?b</text:p>
          </table:table-cell>
          <table:table-cell office:value-type="float" office:value="0.000292229" calcext:value-type="float">
            <text:p>0.000292229</text:p>
          </table:table-cell>
          <table:table-cell office:value-type="float" office:value="0.824404762" calcext:value-type="float">
            <text:p>0.824404762</text:p>
          </table:table-cell>
          <table:table-cell table:number-columns-repeated="2" office:value-type="float" office:value="0.107950117" calcext:value-type="float">
            <text:p>0.107950117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2566" calcext:value-type="float">
            <text:p>2566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8643483709273" calcext:value-type="float">
            <text:p>2.3864348371</text:p>
          </table:table-cell>
          <table:table-cell table:formula="of:=IF([.L17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graduatedFrom&gt; <text:s/>?b <text:s/>?a <text:s/>&lt;isKnownFor&gt; <text:s/>?f <text:s/>?i <text:s/>&lt;isKnownFor&gt; <text:s/>?f <text:s text:c="2"/>=&gt; ?a <text:s/>&lt;worksAt&gt; <text:s/>?b</text:p>
          </table:table-cell>
          <table:table-cell office:value-type="float" office:value="0.000056969" calcext:value-type="float">
            <text:p>0.000056969</text:p>
          </table:table-cell>
          <table:table-cell office:value-type="float" office:value="0.022167488" calcext:value-type="float">
            <text:p>0.022167488</text:p>
          </table:table-cell>
          <table:table-cell office:value-type="float" office:value="0.034090909" calcext:value-type="float">
            <text:p>0.034090909</text:p>
          </table:table-cell>
          <table:table-cell office:value-type="float" office:value="0.108" calcext:value-type="float">
            <text:p>0.108</text:p>
          </table:table-cell>
          <table:table-cell office:value-type="float" office:value="54" calcext:value-type="float">
            <text:p>54</text:p>
          </table:table-cell>
          <table:table-cell office:value-type="float" office:value="1584" calcext:value-type="float">
            <text:p>158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1.77877090875" calcext:value-type="float">
            <text:p>391.7787709088</text:p>
          </table:table-cell>
          <table:table-cell table:formula="of:=IF([.L18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a <text:s/>&lt;actedIn&gt; <text:s/>?f <text:s/>?i <text:s/>&lt;created&gt; <text:s/>?f <text:s/>?i <text:s/>&lt;directed&gt; <text:s/>?b <text:s text:c="2"/>=&gt; ?a <text:s/>&lt;actedIn&gt; <text:s/>?b</text:p>
          </table:table-cell>
          <table:table-cell office:value-type="float" office:value="0.01852856" calcext:value-type="float">
            <text:p>0.01852856</text:p>
          </table:table-cell>
          <table:table-cell office:value-type="float" office:value="0.16326284" calcext:value-type="float">
            <text:p>0.16326284</text:p>
          </table:table-cell>
          <table:table-cell office:value-type="float" office:value="0.094246372" calcext:value-type="float">
            <text:p>0.094246372</text:p>
          </table:table-cell>
          <table:table-cell office:value-type="float" office:value="0.108564364" calcext:value-type="float">
            <text:p>0.108564364</text:p>
          </table:table-cell>
          <table:table-cell office:value-type="float" office:value="17563" calcext:value-type="float">
            <text:p>17563</text:p>
          </table:table-cell>
          <table:table-cell office:value-type="float" office:value="186352" calcext:value-type="float">
            <text:p>186352</text:p>
          </table:table-cell>
          <table:table-cell office:value-type="float" office:value="161775" calcext:value-type="float">
            <text:p>161775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1164416632743" calcext:value-type="float">
            <text:p>41.1164416633</text:p>
          </table:table-cell>
          <table:table-cell table:formula="of:=IF([.L19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a <text:s/>&lt;isCitizenOf&gt; <text:s/>?f <text:s/>?i <text:s/>&lt;isLeaderOf&gt; <text:s/>?b <text:s/>?i <text:s/>&lt;isLeaderOf&gt; <text:s/>?f <text:s text:c="2"/>=&gt; ?a <text:s/>&lt;livesIn&gt; <text:s/>?b</text:p>
          </table:table-cell>
          <table:table-cell office:value-type="float" office:value="0.000640371" calcext:value-type="float">
            <text:p>0.000640371</text:p>
          </table:table-cell>
          <table:table-cell office:value-type="float" office:value="0.041595285" calcext:value-type="float">
            <text:p>0.041595285</text:p>
          </table:table-cell>
          <table:table-cell office:value-type="float" office:value="0.009035965" calcext:value-type="float">
            <text:p>0.009035965</text:p>
          </table:table-cell>
          <table:table-cell office:value-type="float" office:value="0.109113788" calcext:value-type="float">
            <text:p>0.109113788</text:p>
          </table:table-cell>
          <table:table-cell office:value-type="float" office:value="607" calcext:value-type="float">
            <text:p>607</text:p>
          </table:table-cell>
          <table:table-cell office:value-type="float" office:value="67176" calcext:value-type="float">
            <text:p>67176</text:p>
          </table:table-cell>
          <table:table-cell office:value-type="float" office:value="5563" calcext:value-type="float">
            <text:p>5563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7157129338137" calcext:value-type="float">
            <text:p>2.4715712934</text:p>
          </table:table-cell>
          <table:table-cell table:formula="of:=IF([.L20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a <text:s/>&lt;isLeaderOf&gt; <text:s/>?f <text:s/>?i <text:s/>&lt;isLeaderOf&gt; <text:s/>?f <text:s/>?i <text:s/>&lt;wasBornIn&gt; <text:s/>?b <text:s text:c="2"/>=&gt; ?a <text:s/>&lt;isLeaderOf&gt; <text:s/>?b</text:p>
          </table:table-cell>
          <table:table-cell office:value-type="float" office:value="0.000348142" calcext:value-type="float">
            <text:p>0.000348142</text:p>
          </table:table-cell>
          <table:table-cell office:value-type="float" office:value="0.051732246" calcext:value-type="float">
            <text:p>0.051732246</text:p>
          </table:table-cell>
          <table:table-cell table:number-columns-repeated="2" office:value-type="float" office:value="0.109307718" calcext:value-type="float">
            <text:p>0.109307718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3019" calcext:value-type="float">
            <text:p>3019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8443360413612" calcext:value-type="float">
            <text:p>0.3784433604</text:p>
          </table:table-cell>
          <table:table-cell table:formula="of:=IF([.L21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isCitizenOf&gt; <text:s/>?b <text:s/>?a <text:s/>&lt;livesIn&gt; <text:s/>?f <text:s/>?i <text:s/>&lt;livesIn&gt; <text:s/>?f <text:s text:c="2"/>=&gt; ?a <text:s/>&lt;livesIn&gt; <text:s/>?b</text:p>
          </table:table-cell>
          <table:table-cell office:value-type="float" office:value="0.002647992" calcext:value-type="float">
            <text:p>0.002647992</text:p>
          </table:table-cell>
          <table:table-cell office:value-type="float" office:value="0.172000274" calcext:value-type="float">
            <text:p>0.172000274</text:p>
          </table:table-cell>
          <table:table-cell table:number-columns-repeated="2" office:value-type="float" office:value="0.109473133" calcext:value-type="float">
            <text:p>0.109473133</text:p>
          </table:table-cell>
          <table:table-cell office:value-type="float" office:value="2510" calcext:value-type="float">
            <text:p>2510</text:p>
          </table:table-cell>
          <table:table-cell table:number-columns-repeated="2" office:value-type="float" office:value="22928" calcext:value-type="float">
            <text:p>22928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2378654425812" calcext:value-type="float">
            <text:p>11.2378654426</text:p>
          </table:table-cell>
          <table:table-cell table:formula="of:=IF([.L22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a <text:s/>&lt;actedIn&gt; <text:s/>?b <text:s/>?g <text:s/>&lt;actedIn&gt; <text:s/>?b <text:s/>?g <text:s/>&lt;created&gt; <text:s/>?b <text:s text:c="2"/>=&gt; ?a <text:s/>&lt;produced&gt; <text:s/>?b</text:p>
          </table:table-cell>
          <table:table-cell office:value-type="float" office:value="0.00023315" calcext:value-type="float">
            <text:p>0.00023315</text:p>
          </table:table-cell>
          <table:table-cell office:value-type="float" office:value="0.010953608" calcext:value-type="float">
            <text:p>0.010953608</text:p>
          </table:table-cell>
          <table:table-cell office:value-type="float" office:value="0.066929134" calcext:value-type="float">
            <text:p>0.066929134</text:p>
          </table:table-cell>
          <table:table-cell office:value-type="float" office:value="0.110999498" calcext:value-type="float">
            <text:p>0.110999498</text:p>
          </table:table-cell>
          <table:table-cell office:value-type="float" office:value="221" calcext:value-type="float">
            <text:p>221</text:p>
          </table:table-cell>
          <table:table-cell office:value-type="float" office:value="3302" calcext:value-type="float">
            <text:p>3302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3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dealsWith&gt; <text:s/>?f <text:s/>?i <text:s/>&lt;diedIn&gt; <text:s/>?f <text:s/>?i <text:s/>&lt;wasBornIn&gt; <text:s/>?b <text:s text:c="2"/>=&gt; ?a <text:s/>&lt;dealsWith&gt; <text:s/>?b</text:p>
          </table:table-cell>
          <table:table-cell office:value-type="float" office:value="0.000009495" calcext:value-type="float">
            <text:p>0.000009495</text:p>
          </table:table-cell>
          <table:table-cell office:value-type="float" office:value="0.013062409" calcext:value-type="float">
            <text:p>0.013062409</text:p>
          </table:table-cell>
          <table:table-cell table:number-columns-repeated="2" office:value-type="float" office:value="0.111111111" calcext:value-type="float">
            <text:p>0.1111111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.3537911218165" calcext:value-type="float">
            <text:p>17.3537911218</text:p>
          </table:table-cell>
          <table:table-cell table:formula="of:=IF([.L24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e <text:s/>&lt;dealsWith&gt; <text:s/>?a <text:s/>?e <text:s/>&lt;exports&gt; <text:s/>?b <text:s/>?e <text:s/>&lt;imports&gt; <text:s/>?b <text:s text:c="2"/>=&gt; ?a <text:s/>&lt;exports&gt; <text:s/>?b</text:p>
          </table:table-cell>
          <table:table-cell office:value-type="float" office:value="0.00001688" calcext:value-type="float">
            <text:p>0.00001688</text:p>
          </table:table-cell>
          <table:table-cell office:value-type="float" office:value="0.031558185" calcext:value-type="float">
            <text:p>0.031558185</text:p>
          </table:table-cell>
          <table:table-cell table:number-columns-repeated="2" office:value-type="float" office:value="0.111888112" calcext:value-type="float">
            <text:p>0.1118881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5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i <text:s/>&lt;actedIn&gt; <text:s/>?f <text:s/>?i <text:s/>&lt;created&gt; <text:s/>?b <text:s/>?a <text:s/>&lt;produced&gt; <text:s/>?f <text:s text:c="2"/>=&gt; ?a <text:s/>&lt;produced&gt; <text:s/>?b</text:p>
          </table:table-cell>
          <table:table-cell office:value-type="float" office:value="0.000967414" calcext:value-type="float">
            <text:p>0.000967414</text:p>
          </table:table-cell>
          <table:table-cell office:value-type="float" office:value="0.04545004" calcext:value-type="float">
            <text:p>0.04545004</text:p>
          </table:table-cell>
          <table:table-cell office:value-type="float" office:value="0.014839869" calcext:value-type="float">
            <text:p>0.014839869</text:p>
          </table:table-cell>
          <table:table-cell office:value-type="float" office:value="0.112695096" calcext:value-type="float">
            <text:p>0.112695096</text:p>
          </table:table-cell>
          <table:table-cell office:value-type="float" office:value="917" calcext:value-type="float">
            <text:p>917</text:p>
          </table:table-cell>
          <table:table-cell office:value-type="float" office:value="61793" calcext:value-type="float">
            <text:p>61793</text:p>
          </table:table-cell>
          <table:table-cell office:value-type="float" office:value="8137" calcext:value-type="float">
            <text:p>8137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9402207016611" calcext:value-type="float">
            <text:p>11.9402207017</text:p>
          </table:table-cell>
          <table:table-cell table:formula="of:=IF([.L26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exports&gt; <text:s/>?b <text:s/>?a <text:s/>&lt;hasCapital&gt; <text:s/>?f <text:s/>?i <text:s/>&lt;hasCapital&gt; <text:s/>?f <text:s text:c="2"/>=&gt; ?a <text:s/>&lt;imports&gt; <text:s/>?b</text:p>
          </table:table-cell>
          <table:table-cell office:value-type="float" office:value="0.000041144" calcext:value-type="float">
            <text:p>0.000041144</text:p>
          </table:table-cell>
          <table:table-cell office:value-type="float" office:value="0.116071429" calcext:value-type="float">
            <text:p>0.116071429</text:p>
          </table:table-cell>
          <table:table-cell office:value-type="float" office:value="0.048994975" calcext:value-type="float">
            <text:p>0.048994975</text:p>
          </table:table-cell>
          <table:table-cell office:value-type="float" office:value="0.112716763" calcext:value-type="float">
            <text:p>0.112716763</text:p>
          </table:table-cell>
          <table:table-cell office:value-type="float" office:value="39" calcext:value-type="float">
            <text:p>39</text:p>
          </table:table-cell>
          <table:table-cell office:value-type="float" office:value="796" calcext:value-type="float">
            <text:p>796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7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b <text:s/>&lt;influences&gt; <text:s/>?a <text:s text:c="2"/>=&gt; ?a <text:s/>&lt;hasAcademicAdvisor&gt; <text:s/>?b</text:p>
          </table:table-cell>
          <table:table-cell office:value-type="float" office:value="0.000030594" calcext:value-type="float">
            <text:p>0.000030594</text:p>
          </table:table-cell>
          <table:table-cell office:value-type="float" office:value="0.01489471" calcext:value-type="float">
            <text:p>0.01489471</text:p>
          </table:table-cell>
          <table:table-cell office:value-type="float" office:value="0.002078853" calcext:value-type="float">
            <text:p>0.002078853</text:p>
          </table:table-cell>
          <table:table-cell office:value-type="float" office:value="0.11372549" calcext:value-type="float">
            <text:p>0.11372549</text:p>
          </table:table-cell>
          <table:table-cell office:value-type="float" office:value="29" calcext:value-type="float">
            <text:p>29</text:p>
          </table:table-cell>
          <table:table-cell office:value-type="float" office:value="13950" calcext:value-type="float">
            <text:p>1395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8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e <text:s/>&lt;exports&gt; <text:s/>?b <text:s/>?i <text:s/>&lt;isLocatedIn&gt; <text:s/>?a <text:s/>?i <text:s/>&lt;isLocatedIn&gt; <text:s/>?e <text:s text:c="2"/>=&gt; ?a <text:s/>&lt;imports&gt; <text:s/>?b</text:p>
          </table:table-cell>
          <table:table-cell office:value-type="float" office:value="0.000044309" calcext:value-type="float">
            <text:p>0.000044309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402439" calcext:value-type="float">
            <text:p>0.06402439</text:p>
          </table:table-cell>
          <table:table-cell office:value-type="float" office:value="0.113821138" calcext:value-type="float">
            <text:p>0.113821138</text:p>
          </table:table-cell>
          <table:table-cell office:value-type="float" office:value="42" calcext:value-type="float">
            <text:p>42</text:p>
          </table:table-cell>
          <table:table-cell office:value-type="float" office:value="656" calcext:value-type="float">
            <text:p>65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65567.87272232" calcext:value-type="float">
            <text:p>3765567.87272232</text:p>
          </table:table-cell>
          <table:table-cell table:formula="of:=IF([.L29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a <text:s/>&lt;created&gt; <text:s/>?j <text:s/>?e <text:s/>&lt;directed&gt; <text:s/>?b <text:s/>?e <text:s/>&lt;produced&gt; <text:s/>?j <text:s text:c="2"/>=&gt; ?a <text:s/>&lt;created&gt; <text:s/>?b</text:p>
          </table:table-cell>
          <table:table-cell office:value-type="float" office:value="0.004549061" calcext:value-type="float">
            <text:p>0.004549061</text:p>
          </table:table-cell>
          <table:table-cell office:value-type="float" office:value="0.021542981" calcext:value-type="float">
            <text:p>0.021542981</text:p>
          </table:table-cell>
          <table:table-cell office:value-type="float" office:value="0.072009485" calcext:value-type="float">
            <text:p>0.072009485</text:p>
          </table:table-cell>
          <table:table-cell office:value-type="float" office:value="0.113932412" calcext:value-type="float">
            <text:p>0.113932412</text:p>
          </table:table-cell>
          <table:table-cell office:value-type="float" office:value="4312" calcext:value-type="float">
            <text:p>4312</text:p>
          </table:table-cell>
          <table:table-cell office:value-type="float" office:value="59881" calcext:value-type="float">
            <text:p>59881</text:p>
          </table:table-cell>
          <table:table-cell office:value-type="float" office:value="37847" calcext:value-type="float">
            <text:p>37847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6229463492278" calcext:value-type="float">
            <text:p>1.2622946349</text:p>
          </table:table-cell>
          <table:table-cell table:formula="of:=IF([.L30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dealsWith&gt; <text:s/>?b <text:s/>?i <text:s/>&lt;exports&gt; <text:s/>?f <text:s/>?a <text:s/>&lt;imports&gt; <text:s/>?f <text:s text:c="2"/>=&gt; ?a <text:s/>&lt;dealsWith&gt; <text:s/>?b</text:p>
          </table:table-cell>
          <table:table-cell office:value-type="float" office:value="0.000387177" calcext:value-type="float">
            <text:p>0.000387177</text:p>
          </table:table-cell>
          <table:table-cell office:value-type="float" office:value="0.532656023" calcext:value-type="float">
            <text:p>0.532656023</text:p>
          </table:table-cell>
          <table:table-cell office:value-type="float" office:value="0.086475024" calcext:value-type="float">
            <text:p>0.086475024</text:p>
          </table:table-cell>
          <table:table-cell office:value-type="float" office:value="0.114152411" calcext:value-type="float">
            <text:p>0.114152411</text:p>
          </table:table-cell>
          <table:table-cell office:value-type="float" office:value="367" calcext:value-type="float">
            <text:p>367</text:p>
          </table:table-cell>
          <table:table-cell office:value-type="float" office:value="4244" calcext:value-type="float">
            <text:p>4244</text:p>
          </table:table-cell>
          <table:table-cell office:value-type="float" office:value="3215" calcext:value-type="float">
            <text:p>3215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31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e <text:s/>&lt;exports&gt; <text:s/>?b <text:s/>?i <text:s/>&lt;livesIn&gt; <text:s/>?a <text:s/>?i <text:s/>&lt;livesIn&gt; <text:s/>?e <text:s text:c="2"/>=&gt; ?a <text:s/>&lt;imports&gt; <text:s/>?b</text:p>
          </table:table-cell>
          <table:table-cell office:value-type="float" office:value="0.000054859" calcext:value-type="float">
            <text:p>0.000054859</text:p>
          </table:table-cell>
          <table:table-cell office:value-type="float" office:value="0.154761905" calcext:value-type="float">
            <text:p>0.154761905</text:p>
          </table:table-cell>
          <table:table-cell office:value-type="float" office:value="0.0203125" calcext:value-type="float">
            <text:p>0.0203125</text:p>
          </table:table-cell>
          <table:table-cell office:value-type="float" office:value="0.114285714" calcext:value-type="float">
            <text:p>0.114285714</text:p>
          </table:table-cell>
          <table:table-cell office:value-type="float" office:value="52" calcext:value-type="float">
            <text:p>52</text:p>
          </table:table-cell>
          <table:table-cell office:value-type="float" office:value="2560" calcext:value-type="float">
            <text:p>2560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32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i <text:s/>&lt;diedIn&gt; <text:s/>?f <text:s/>?i <text:s/>&lt;isPoliticianOf&gt; <text:s/>?b <text:s/>?a <text:s/>&lt;livesIn&gt; <text:s/>?f <text:s text:c="2"/>=&gt; ?a <text:s/>&lt;livesIn&gt; <text:s/>?b</text:p>
          </table:table-cell>
          <table:table-cell office:value-type="float" office:value="0.000325988" calcext:value-type="float">
            <text:p>0.000325988</text:p>
          </table:table-cell>
          <table:table-cell office:value-type="float" office:value="0.021174536" calcext:value-type="float">
            <text:p>0.021174536</text:p>
          </table:table-cell>
          <table:table-cell table:number-columns-repeated="2" office:value-type="float" office:value="0.114359734" calcext:value-type="float">
            <text:p>0.114359734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2702" calcext:value-type="float">
            <text:p>2702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048176737588" calcext:value-type="float">
            <text:p>1.7904817674</text:p>
          </table:table-cell>
          <table:table-cell table:formula="of:=IF([.L33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e <text:s/>&lt;exports&gt; <text:s/>?b <text:s/>?i <text:s/>&lt;isKnownFor&gt; <text:s/>?a <text:s/>?i <text:s/>&lt;isKnownFor&gt; <text:s/>?e <text:s text:c="2"/>=&gt; ?a <text:s/>&lt;imports&gt; <text:s/>?b</text:p>
          </table:table-cell>
          <table:table-cell office:value-type="float" office:value="0.00001899" calcext:value-type="float">
            <text:p>0.00001899</text:p>
          </table:table-cell>
          <table:table-cell office:value-type="float" office:value="0.053571429" calcext:value-type="float">
            <text:p>0.053571429</text:p>
          </table:table-cell>
          <table:table-cell office:value-type="float" office:value="0.054380665" calcext:value-type="float">
            <text:p>0.054380665</text:p>
          </table:table-cell>
          <table:table-cell office:value-type="float" office:value="0.114649682" calcext:value-type="float">
            <text:p>0.114649682</text:p>
          </table:table-cell>
          <table:table-cell office:value-type="float" office:value="18" calcext:value-type="float">
            <text:p>18</text:p>
          </table:table-cell>
          <table:table-cell office:value-type="float" office:value="331" calcext:value-type="float">
            <text:p>33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34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i <text:s/>&lt;livesIn&gt; <text:s/>?b <text:s/>?a <text:s/>&lt;livesIn&gt; <text:s/>?f <text:s/>?i <text:s/>&lt;wasBornIn&gt; <text:s/>?f <text:s text:c="2"/>=&gt; ?a <text:s/>&lt;livesIn&gt; <text:s/>?b</text:p>
          </table:table-cell>
          <table:table-cell office:value-type="float" office:value="0.004766386" calcext:value-type="float">
            <text:p>0.004766386</text:p>
          </table:table-cell>
          <table:table-cell office:value-type="float" office:value="0.309600493" calcext:value-type="float">
            <text:p>0.309600493</text:p>
          </table:table-cell>
          <table:table-cell table:number-columns-repeated="2" office:value-type="float" office:value="0.11486246" calcext:value-type="float">
            <text:p>0.11486246</text:p>
          </table:table-cell>
          <table:table-cell office:value-type="float" office:value="4518" calcext:value-type="float">
            <text:p>4518</text:p>
          </table:table-cell>
          <table:table-cell table:number-columns-repeated="2" office:value-type="float" office:value="39334" calcext:value-type="float">
            <text:p>39334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2972837637336" calcext:value-type="float">
            <text:p>3.9297283764</text:p>
          </table:table-cell>
          <table:table-cell table:formula="of:=IF([.L35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b <text:s/>&lt;hasCapital&gt; <text:s/>?f <text:s/>?a <text:s/>&lt;isCitizenOf&gt; <text:s/>?j <text:s/>?f <text:s/>&lt;isLocatedIn&gt; <text:s/>?j <text:s text:c="2"/>=&gt; ?a <text:s/>&lt;isCitizenOf&gt; <text:s/>?b</text:p>
          </table:table-cell>
          <table:table-cell office:value-type="float" office:value="0.007628538" calcext:value-type="float">
            <text:p>0.007628538</text:p>
          </table:table-cell>
          <table:table-cell office:value-type="float" office:value="0.496293754" calcext:value-type="float">
            <text:p>0.496293754</text:p>
          </table:table-cell>
          <table:table-cell table:number-columns-repeated="2" office:value-type="float" office:value="0.115203849" calcext:value-type="float">
            <text:p>0.115203849</text:p>
          </table:table-cell>
          <table:table-cell office:value-type="float" office:value="7231" calcext:value-type="float">
            <text:p>7231</text:p>
          </table:table-cell>
          <table:table-cell table:number-columns-repeated="2" office:value-type="float" office:value="62767" calcext:value-type="float">
            <text:p>62767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36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i <text:s/>&lt;livesIn&gt; <text:s/>?f <text:s/>?i <text:s/>&lt;wasBornIn&gt; <text:s/>?b <text:s/>?a <text:s/>&lt;wasBornIn&gt; <text:s/>?f <text:s text:c="2"/>=&gt; ?a <text:s/>&lt;wasBornIn&gt; <text:s/>?b</text:p>
          </table:table-cell>
          <table:table-cell office:value-type="float" office:value="0.023198943" calcext:value-type="float">
            <text:p>0.023198943</text:p>
          </table:table-cell>
          <table:table-cell office:value-type="float" office:value="0.392938191" calcext:value-type="float">
            <text:p>0.392938191</text:p>
          </table:table-cell>
          <table:table-cell table:number-columns-repeated="2" office:value-type="float" office:value="0.115328337" calcext:value-type="float">
            <text:p>0.115328337</text:p>
          </table:table-cell>
          <table:table-cell office:value-type="float" office:value="21990" calcext:value-type="float">
            <text:p>21990</text:p>
          </table:table-cell>
          <table:table-cell table:number-columns-repeated="2" office:value-type="float" office:value="190673" calcext:value-type="float">
            <text:p>190673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1413651106316" calcext:value-type="float">
            <text:p>0.5614136511</text:p>
          </table:table-cell>
          <table:table-cell table:formula="of:=IF([.L37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graduatedFrom&gt; <text:s/>?b <text:s/>?i <text:s/>&lt;isLeaderOf&gt; <text:s/>?f <text:s/>?a <text:s/>&lt;wasBornIn&gt; <text:s/>?f <text:s text:c="2"/>=&gt; ?a <text:s/>&lt;graduatedFrom&gt; <text:s/>?b</text:p>
          </table:table-cell>
          <table:table-cell office:value-type="float" office:value="0.000156137" calcext:value-type="float">
            <text:p>0.000156137</text:p>
          </table:table-cell>
          <table:table-cell office:value-type="float" office:value="0.012463158" calcext:value-type="float">
            <text:p>0.012463158</text:p>
          </table:table-cell>
          <table:table-cell office:value-type="float" office:value="0.009896356" calcext:value-type="float">
            <text:p>0.009896356</text:p>
          </table:table-cell>
          <table:table-cell office:value-type="float" office:value="0.115987461" calcext:value-type="float">
            <text:p>0.115987461</text:p>
          </table:table-cell>
          <table:table-cell office:value-type="float" office:value="148" calcext:value-type="float">
            <text:p>148</text:p>
          </table:table-cell>
          <table:table-cell office:value-type="float" office:value="14955" calcext:value-type="float">
            <text:p>14955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38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b <text:s/>&lt;dealsWith&gt; <text:s/>?f <text:s/>?i <text:s/>&lt;isCitizenOf&gt; <text:s/>?a <text:s/>?i <text:s/>&lt;isLocatedIn&gt; <text:s/>?f <text:s text:c="2"/>=&gt; ?a <text:s/>&lt;dealsWith&gt; <text:s/>?b</text:p>
          </table:table-cell>
          <table:table-cell office:value-type="float" office:value="0.000040089" calcext:value-type="float">
            <text:p>0.000040089</text:p>
          </table:table-cell>
          <table:table-cell office:value-type="float" office:value="0.055152395" calcext:value-type="float">
            <text:p>0.055152395</text:p>
          </table:table-cell>
          <table:table-cell office:value-type="float" office:value="0.09223301" calcext:value-type="float">
            <text:p>0.09223301</text:p>
          </table:table-cell>
          <table:table-cell office:value-type="float" office:value="0.117283951" calcext:value-type="float">
            <text:p>0.117283951</text:p>
          </table:table-cell>
          <table:table-cell office:value-type="float" office:value="38" calcext:value-type="float">
            <text:p>38</text:p>
          </table:table-cell>
          <table:table-cell office:value-type="float" office:value="412" calcext:value-type="float">
            <text:p>412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39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actedIn&gt; <text:s/>?b <text:s/>?a <text:s/>&lt;created&gt; <text:s/>?h <text:s/>?a <text:s/>&lt;directed&gt; <text:s/>?h <text:s text:c="2"/>=&gt; ?a <text:s/>&lt;produced&gt; <text:s/>?b</text:p>
          </table:table-cell>
          <table:table-cell office:value-type="float" office:value="0.000240535" calcext:value-type="float">
            <text:p>0.000240535</text:p>
          </table:table-cell>
          <table:table-cell office:value-type="float" office:value="0.011300555" calcext:value-type="float">
            <text:p>0.011300555</text:p>
          </table:table-cell>
          <table:table-cell office:value-type="float" office:value="0.056971514" calcext:value-type="float">
            <text:p>0.056971514</text:p>
          </table:table-cell>
          <table:table-cell office:value-type="float" office:value="0.117768595" calcext:value-type="float">
            <text:p>0.117768595</text:p>
          </table:table-cell>
          <table:table-cell office:value-type="float" office:value="228" calcext:value-type="float">
            <text:p>228</text:p>
          </table:table-cell>
          <table:table-cell office:value-type="float" office:value="4002" calcext:value-type="float">
            <text:p>4002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40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i <text:s/>&lt;isCitizenOf&gt; <text:s/>?b <text:s/>?i <text:s/>&lt;livesIn&gt; <text:s/>?f <text:s/>?a <text:s/>&lt;wasBornIn&gt; <text:s/>?f <text:s text:c="2"/>=&gt; ?a <text:s/>&lt;livesIn&gt; <text:s/>?b</text:p>
          </table:table-cell>
          <table:table-cell office:value-type="float" office:value="0.0002437" calcext:value-type="float">
            <text:p>0.0002437</text:p>
          </table:table-cell>
          <table:table-cell office:value-type="float" office:value="0.015829507" calcext:value-type="float">
            <text:p>0.015829507</text:p>
          </table:table-cell>
          <table:table-cell office:value-type="float" office:value="0.005402245" calcext:value-type="float">
            <text:p>0.005402245</text:p>
          </table:table-cell>
          <table:table-cell office:value-type="float" office:value="0.119875454" calcext:value-type="float">
            <text:p>0.119875454</text:p>
          </table:table-cell>
          <table:table-cell office:value-type="float" office:value="231" calcext:value-type="float">
            <text:p>231</text:p>
          </table:table-cell>
          <table:table-cell office:value-type="float" office:value="42760" calcext:value-type="float">
            <text:p>42760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.5028247736689" calcext:value-type="float">
            <text:p>68.5028247737</text:p>
          </table:table-cell>
          <table:table-cell table:formula="of:=IF([.L41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a <text:s/>&lt;diedIn&gt; <text:s/>?f <text:s/>?i <text:s/>&lt;holdsPoliticalPosition&gt; <text:s/>?b <text:s/>?i <text:s/>&lt;wasBornIn&gt; <text:s/>?f <text:s text:c="2"/>=&gt; ?a <text:s/>&lt;holdsPoliticalPosition&gt; <text:s/>?b</text:p>
          </table:table-cell>
          <table:table-cell office:value-type="float" office:value="0.000111828" calcext:value-type="float">
            <text:p>0.000111828</text:p>
          </table:table-cell>
          <table:table-cell office:value-type="float" office:value="0.043639358" calcext:value-type="float">
            <text:p>0.043639358</text:p>
          </table:table-cell>
          <table:table-cell office:value-type="float" office:value="0.002286503" calcext:value-type="float">
            <text:p>0.002286503</text:p>
          </table:table-cell>
          <table:table-cell office:value-type="float" office:value="0.120728929" calcext:value-type="float">
            <text:p>0.120728929</text:p>
          </table:table-cell>
          <table:table-cell office:value-type="float" office:value="106" calcext:value-type="float">
            <text:p>106</text:p>
          </table:table-cell>
          <table:table-cell office:value-type="float" office:value="46359" calcext:value-type="float">
            <text:p>46359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177.53435962" calcext:value-type="float">
            <text:p>161177.53435962</text:p>
          </table:table-cell>
          <table:table-cell table:formula="of:=IF([.L42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isPoliticianOf&gt; <text:s/>?b <text:s/>?a <text:s/>&lt;livesIn&gt; <text:s/>?f <text:s/>?i <text:s/>&lt;wasBornIn&gt; <text:s/>?f <text:s text:c="2"/>=&gt; ?a <text:s/>&lt;livesIn&gt; <text:s/>?b</text:p>
          </table:table-cell>
          <table:table-cell office:value-type="float" office:value="0.000244755" calcext:value-type="float">
            <text:p>0.000244755</text:p>
          </table:table-cell>
          <table:table-cell office:value-type="float" office:value="0.015898033" calcext:value-type="float">
            <text:p>0.015898033</text:p>
          </table:table-cell>
          <table:table-cell table:number-columns-repeated="2" office:value-type="float" office:value="0.121212121" calcext:value-type="float">
            <text:p>0.121212121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1914" calcext:value-type="float">
            <text:p>1914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9554147469988" calcext:value-type="float">
            <text:p>3.3955414747</text:p>
          </table:table-cell>
          <table:table-cell table:formula="of:=IF([.L43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isLeaderOf&gt; <text:s/>?b <text:s/>?i <text:s/>&lt;isLeaderOf&gt; <text:s/>?f <text:s/>?a <text:s/>&lt;livesIn&gt; <text:s/>?f <text:s text:c="2"/>=&gt; ?a <text:s/>&lt;isCitizenOf&gt; <text:s/>?b</text:p>
          </table:table-cell>
          <table:table-cell office:value-type="float" office:value="0.000636151" calcext:value-type="float">
            <text:p>0.000636151</text:p>
          </table:table-cell>
          <table:table-cell office:value-type="float" office:value="0.04138641" calcext:value-type="float">
            <text:p>0.04138641</text:p>
          </table:table-cell>
          <table:table-cell office:value-type="float" office:value="0.015471059" calcext:value-type="float">
            <text:p>0.015471059</text:p>
          </table:table-cell>
          <table:table-cell office:value-type="float" office:value="0.121966019" calcext:value-type="float">
            <text:p>0.121966019</text:p>
          </table:table-cell>
          <table:table-cell office:value-type="float" office:value="603" calcext:value-type="float">
            <text:p>603</text:p>
          </table:table-cell>
          <table:table-cell office:value-type="float" office:value="38976" calcext:value-type="float">
            <text:p>38976</text:p>
          </table:table-cell>
          <table:table-cell office:value-type="float" office:value="4944" calcext:value-type="float">
            <text:p>4944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3590542998656" calcext:value-type="float">
            <text:p>36.3590542999</text:p>
          </table:table-cell>
          <table:table-cell table:formula="of:=IF([.L44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a <text:s/>&lt;diedIn&gt; <text:s/>?f <text:s/>?i <text:s/>&lt;livesIn&gt; <text:s/>?b <text:s/>?i <text:s/>&lt;livesIn&gt; <text:s/>?f <text:s text:c="2"/>=&gt; ?a <text:s/>&lt;isPoliticianOf&gt; <text:s/>?b</text:p>
          </table:table-cell>
          <table:table-cell office:value-type="float" office:value="0.000160356" calcext:value-type="float">
            <text:p>0.000160356</text:p>
          </table:table-cell>
          <table:table-cell office:value-type="float" office:value="0.104109589" calcext:value-type="float">
            <text:p>0.104109589</text:p>
          </table:table-cell>
          <table:table-cell office:value-type="float" office:value="0.000918712" calcext:value-type="float">
            <text:p>0.000918712</text:p>
          </table:table-cell>
          <table:table-cell office:value-type="float" office:value="0.121990369" calcext:value-type="float">
            <text:p>0.121990369</text:p>
          </table:table-cell>
          <table:table-cell office:value-type="float" office:value="152" calcext:value-type="float">
            <text:p>152</text:p>
          </table:table-cell>
          <table:table-cell office:value-type="float" office:value="165449" calcext:value-type="float">
            <text:p>165449</text:p>
          </table:table-cell>
          <table:table-cell office:value-type="float" office:value="1246" calcext:value-type="float">
            <text:p>1246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45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i <text:s/>&lt;diedIn&gt; <text:s/>?f <text:s/>?i <text:s/>&lt;livesIn&gt; <text:s/>?b <text:s/>?a <text:s/>&lt;wasBornIn&gt; <text:s/>?f <text:s text:c="2"/>=&gt; ?a <text:s/>&lt;livesIn&gt; <text:s/>?b</text:p>
          </table:table-cell>
          <table:table-cell office:value-type="float" office:value="0.000536983" calcext:value-type="float">
            <text:p>0.000536983</text:p>
          </table:table-cell>
          <table:table-cell office:value-type="float" office:value="0.034879737" calcext:value-type="float">
            <text:p>0.034879737</text:p>
          </table:table-cell>
          <table:table-cell office:value-type="float" office:value="0.005725728" calcext:value-type="float">
            <text:p>0.005725728</text:p>
          </table:table-cell>
          <table:table-cell office:value-type="float" office:value="0.122208884" calcext:value-type="float">
            <text:p>0.122208884</text:p>
          </table:table-cell>
          <table:table-cell office:value-type="float" office:value="509" calcext:value-type="float">
            <text:p>509</text:p>
          </table:table-cell>
          <table:table-cell office:value-type="float" office:value="88897" calcext:value-type="float">
            <text:p>88897</text:p>
          </table:table-cell>
          <table:table-cell office:value-type="float" office:value="4165" calcext:value-type="float">
            <text:p>4165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6094287831816" calcext:value-type="float">
            <text:p>11.6094287832</text:p>
          </table:table-cell>
          <table:table-cell table:formula="of:=IF([.L46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e <text:s/>&lt;isCitizenOf&gt; <text:s/>?a <text:s/>?e <text:s/>&lt;livesIn&gt; <text:s/>?a <text:s/>?e <text:s/>&lt;livesIn&gt; <text:s/>?b <text:s text:c="2"/>=&gt; ?a <text:s/>&lt;hasCapital&gt; <text:s/>?b</text:p>
          </table:table-cell>
          <table:table-cell office:value-type="float" office:value="0.000029539" calcext:value-type="float">
            <text:p>0.000029539</text:p>
          </table:table-cell>
          <table:table-cell office:value-type="float" office:value="0.01321378" calcext:value-type="float">
            <text:p>0.01321378</text:p>
          </table:table-cell>
          <table:table-cell office:value-type="float" office:value="0.108949416" calcext:value-type="float">
            <text:p>0.108949416</text:p>
          </table:table-cell>
          <table:table-cell office:value-type="float" office:value="0.123348018" calcext:value-type="float">
            <text:p>0.123348018</text:p>
          </table:table-cell>
          <table:table-cell office:value-type="float" office:value="28" calcext:value-type="float">
            <text:p>28</text:p>
          </table:table-cell>
          <table:table-cell office:value-type="float" office:value="257" calcext:value-type="float">
            <text:p>257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47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hasAcademicAdvisor&gt; <text:s/>?j <text:s/>?f <text:s/>&lt;hasAcademicAdvisor&gt; <text:s/>?j <text:s/>?b <text:s/>&lt;influences&gt; <text:s/>?f <text:s text:c="2"/>=&gt; ?a <text:s/>&lt;hasAcademicAdvisor&gt; <text:s/>?b</text:p>
          </table:table-cell>
          <table:table-cell office:value-type="float" office:value="0.000075958" calcext:value-type="float">
            <text:p>0.000075958</text:p>
          </table:table-cell>
          <table:table-cell office:value-type="float" office:value="0.036979969" calcext:value-type="float">
            <text:p>0.036979969</text:p>
          </table:table-cell>
          <table:table-cell table:number-columns-repeated="2" office:value-type="float" office:value="0.123499142" calcext:value-type="float">
            <text:p>0.123499142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583" calcext:value-type="float">
            <text:p>583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5299163137336" calcext:value-type="float">
            <text:p>0.1552991631</text:p>
          </table:table-cell>
          <table:table-cell table:formula="of:=IF([.L48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a <text:s/>&lt;diedIn&gt; <text:s/>?f <text:s/>?i <text:s/>&lt;diedIn&gt; <text:s/>?f <text:s/>?i <text:s/>&lt;livesIn&gt; <text:s/>?b <text:s text:c="2"/>=&gt; ?a <text:s/>&lt;diedIn&gt; <text:s/>?b</text:p>
          </table:table-cell>
          <table:table-cell office:value-type="float" office:value="0.008499949" calcext:value-type="float">
            <text:p>0.008499949</text:p>
          </table:table-cell>
          <table:table-cell office:value-type="float" office:value="0.363648673" calcext:value-type="float">
            <text:p>0.363648673</text:p>
          </table:table-cell>
          <table:table-cell table:number-columns-repeated="2" office:value-type="float" office:value="0.12373113" calcext:value-type="float">
            <text:p>0.12373113</text:p>
          </table:table-cell>
          <table:table-cell office:value-type="float" office:value="8057" calcext:value-type="float">
            <text:p>8057</text:p>
          </table:table-cell>
          <table:table-cell table:number-columns-repeated="2" office:value-type="float" office:value="65117" calcext:value-type="float">
            <text:p>65117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01492401086242" calcext:value-type="float">
            <text:p>0.9014924011</text:p>
          </table:table-cell>
          <table:table-cell table:formula="of:=IF([.L49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e <text:s/>&lt;exports&gt; <text:s/>?b <text:s/>?i <text:s/>&lt;isCitizenOf&gt; <text:s/>?a <text:s/>?i <text:s/>&lt;isCitizenOf&gt; <text:s/>?e <text:s text:c="2"/>=&gt; ?a <text:s/>&lt;imports&gt; <text:s/>?b</text:p>
          </table:table-cell>
          <table:table-cell office:value-type="float" office:value="0.000043254" calcext:value-type="float">
            <text:p>0.000043254</text:p>
          </table:table-cell>
          <table:table-cell office:value-type="float" office:value="0.12202381" calcext:value-type="float">
            <text:p>0.12202381</text:p>
          </table:table-cell>
          <table:table-cell office:value-type="float" office:value="0.109333333" calcext:value-type="float">
            <text:p>0.109333333</text:p>
          </table:table-cell>
          <table:table-cell office:value-type="float" office:value="0.125382263" calcext:value-type="float">
            <text:p>0.125382263</text:p>
          </table:table-cell>
          <table:table-cell office:value-type="float" office:value="41" calcext:value-type="float">
            <text:p>41</text:p>
          </table:table-cell>
          <table:table-cell office:value-type="float" office:value="375" calcext:value-type="float">
            <text:p>375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50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i <text:s/>&lt;isCitizenOf&gt; <text:s/>?b <text:s/>?a <text:s/>&lt;livesIn&gt; <text:s/>?f <text:s/>?i <text:s/>&lt;wasBornIn&gt; <text:s/>?f <text:s text:c="2"/>=&gt; ?a <text:s/>&lt;livesIn&gt; <text:s/>?b</text:p>
          </table:table-cell>
          <table:table-cell office:value-type="float" office:value="0.000975854" calcext:value-type="float">
            <text:p>0.000975854</text:p>
          </table:table-cell>
          <table:table-cell office:value-type="float" office:value="0.063386555" calcext:value-type="float">
            <text:p>0.063386555</text:p>
          </table:table-cell>
          <table:table-cell table:number-columns-repeated="2" office:value-type="float" office:value="0.126279863" calcext:value-type="float">
            <text:p>0.126279863</text:p>
          </table:table-cell>
          <table:table-cell office:value-type="float" office:value="925" calcext:value-type="float">
            <text:p>925</text:p>
          </table:table-cell>
          <table:table-cell table:number-columns-repeated="2" office:value-type="float" office:value="7325" calcext:value-type="float">
            <text:p>7325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2047259810141" calcext:value-type="float">
            <text:p>21.204725981</text:p>
          </table:table-cell>
          <table:table-cell table:formula="of:=IF([.L51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actedIn&gt; <text:s/>?b <text:s/>?a <text:s/>&lt;created&gt; <text:s/>?f <text:s/>?i <text:s/>&lt;directed&gt; <text:s/>?f <text:s text:c="2"/>=&gt; ?a <text:s/>&lt;actedIn&gt; <text:s/>?b</text:p>
          </table:table-cell>
          <table:table-cell office:value-type="float" office:value="0.004280042" calcext:value-type="float">
            <text:p>0.004280042</text:p>
          </table:table-cell>
          <table:table-cell office:value-type="float" office:value="0.037713223" calcext:value-type="float">
            <text:p>0.037713223</text:p>
          </table:table-cell>
          <table:table-cell table:number-columns-repeated="2" office:value-type="float" office:value="0.127318374" calcext:value-type="float">
            <text:p>0.127318374</text:p>
          </table:table-cell>
          <table:table-cell office:value-type="float" office:value="4057" calcext:value-type="float">
            <text:p>4057</text:p>
          </table:table-cell>
          <table:table-cell table:number-columns-repeated="2" office:value-type="float" office:value="31865" calcext:value-type="float">
            <text:p>31865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9252254878197" calcext:value-type="float">
            <text:p>0.1192522549</text:p>
          </table:table-cell>
          <table:table-cell table:formula="of:=IF([.L52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b <text:s/>&lt;dealsWith&gt; <text:s/>?f <text:s/>?i <text:s/>&lt;isCitizenOf&gt; <text:s/>?f <text:s/>?i <text:s/>&lt;isLocatedIn&gt; <text:s/>?a <text:s text:c="2"/>=&gt; ?a <text:s/>&lt;dealsWith&gt; <text:s/>?b</text:p>
          </table:table-cell>
          <table:table-cell office:value-type="float" office:value="0.000034814" calcext:value-type="float">
            <text:p>0.000034814</text:p>
          </table:table-cell>
          <table:table-cell office:value-type="float" office:value="0.047895501" calcext:value-type="float">
            <text:p>0.047895501</text:p>
          </table:table-cell>
          <table:table-cell office:value-type="float" office:value="0.002683145" calcext:value-type="float">
            <text:p>0.002683145</text:p>
          </table:table-cell>
          <table:table-cell office:value-type="float" office:value="0.127413127" calcext:value-type="float">
            <text:p>0.127413127</text:p>
          </table:table-cell>
          <table:table-cell office:value-type="float" office:value="33" calcext:value-type="float">
            <text:p>33</text:p>
          </table:table-cell>
          <table:table-cell office:value-type="float" office:value="12299" calcext:value-type="float">
            <text:p>12299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573.105679703" calcext:value-type="float">
            <text:p>153573.105679703</text:p>
          </table:table-cell>
          <table:table-cell table:formula="of:=IF([.L53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created&gt; <text:s/>?f <text:s/>?a <text:s/>&lt;directed&gt; <text:s/>?f <text:s/>?i <text:s/>&lt;produced&gt; <text:s/>?b <text:s text:c="2"/>=&gt; ?a <text:s/>&lt;directed&gt; <text:s/>?b</text:p>
          </table:table-cell>
          <table:table-cell office:value-type="float" office:value="0.003252494" calcext:value-type="float">
            <text:p>0.003252494</text:p>
          </table:table-cell>
          <table:table-cell office:value-type="float" office:value="0.092104084" calcext:value-type="float">
            <text:p>0.092104084</text:p>
          </table:table-cell>
          <table:table-cell office:value-type="float" office:value="0.10994615" calcext:value-type="float">
            <text:p>0.10994615</text:p>
          </table:table-cell>
          <table:table-cell office:value-type="float" office:value="0.127533714" calcext:value-type="float">
            <text:p>0.127533714</text:p>
          </table:table-cell>
          <table:table-cell office:value-type="float" office:value="3083" calcext:value-type="float">
            <text:p>3083</text:p>
          </table:table-cell>
          <table:table-cell office:value-type="float" office:value="28041" calcext:value-type="float">
            <text:p>28041</text:p>
          </table:table-cell>
          <table:table-cell office:value-type="float" office:value="24174" calcext:value-type="float">
            <text:p>24174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3246169794184" calcext:value-type="float">
            <text:p>22.3246169794</text:p>
          </table:table-cell>
          <table:table-cell table:formula="of:=IF([.L54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diedIn&gt; <text:s/>?b <text:s/>?i <text:s/>&lt;isLocatedIn&gt; <text:s/>?f <text:s/>?a <text:s/>&lt;wasBornIn&gt; <text:s/>?f <text:s text:c="2"/>=&gt; ?a <text:s/>&lt;wasBornIn&gt; <text:s/>?b</text:p>
          </table:table-cell>
          <table:table-cell office:value-type="float" office:value="0.013568059" calcext:value-type="float">
            <text:p>0.013568059</text:p>
          </table:table-cell>
          <table:table-cell office:value-type="float" office:value="0.229812555" calcext:value-type="float">
            <text:p>0.229812555</text:p>
          </table:table-cell>
          <table:table-cell table:number-columns-repeated="2" office:value-type="float" office:value="0.127582957" calcext:value-type="float">
            <text:p>0.127582957</text:p>
          </table:table-cell>
          <table:table-cell office:value-type="float" office:value="12861" calcext:value-type="float">
            <text:p>12861</text:p>
          </table:table-cell>
          <table:table-cell table:number-columns-repeated="2" office:value-type="float" office:value="100805" calcext:value-type="float">
            <text:p>100805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4118090325082" calcext:value-type="float">
            <text:p>5.9411809033</text:p>
          </table:table-cell>
          <table:table-cell table:formula="of:=IF([.L55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isLeaderOf&gt; <text:s/>?f <text:s/>?a <text:s/>&lt;livesIn&gt; <text:s/>?f <text:s/>?i <text:s/>&lt;wasBornIn&gt; <text:s/>?b <text:s text:c="2"/>=&gt; ?a <text:s/>&lt;isLeaderOf&gt; <text:s/>?b</text:p>
          </table:table-cell>
          <table:table-cell office:value-type="float" office:value="0.000070683" calcext:value-type="float">
            <text:p>0.000070683</text:p>
          </table:table-cell>
          <table:table-cell office:value-type="float" office:value="0.010503214" calcext:value-type="float">
            <text:p>0.010503214</text:p>
          </table:table-cell>
          <table:table-cell office:value-type="float" office:value="0.011974978" calcext:value-type="float">
            <text:p>0.011974978</text:p>
          </table:table-cell>
          <table:table-cell office:value-type="float" office:value="0.127862595" calcext:value-type="float">
            <text:p>0.127862595</text:p>
          </table:table-cell>
          <table:table-cell office:value-type="float" office:value="67" calcext:value-type="float">
            <text:p>67</text:p>
          </table:table-cell>
          <table:table-cell office:value-type="float" office:value="5595" calcext:value-type="float">
            <text:p>5595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6336714772262" calcext:value-type="float">
            <text:p>35.6336714772</text:p>
          </table:table-cell>
          <table:table-cell table:formula="of:=IF([.L56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a <text:s/>&lt;diedIn&gt; <text:s/>?f <text:s/>?i <text:s/>&lt;livesIn&gt; <text:s/>?b <text:s/>?i <text:s/>&lt;livesIn&gt; <text:s/>?f <text:s text:c="2"/>=&gt; ?a <text:s/>&lt;livesIn&gt; <text:s/>?b</text:p>
          </table:table-cell>
          <table:table-cell office:value-type="float" office:value="0.000610832" calcext:value-type="float">
            <text:p>0.000610832</text:p>
          </table:table-cell>
          <table:table-cell office:value-type="float" office:value="0.039676557" calcext:value-type="float">
            <text:p>0.039676557</text:p>
          </table:table-cell>
          <table:table-cell office:value-type="float" office:value="0.003499568" calcext:value-type="float">
            <text:p>0.003499568</text:p>
          </table:table-cell>
          <table:table-cell office:value-type="float" office:value="0.128239203" calcext:value-type="float">
            <text:p>0.128239203</text:p>
          </table:table-cell>
          <table:table-cell office:value-type="float" office:value="579" calcext:value-type="float">
            <text:p>579</text:p>
          </table:table-cell>
          <table:table-cell office:value-type="float" office:value="165449" calcext:value-type="float">
            <text:p>165449</text:p>
          </table:table-cell>
          <table:table-cell office:value-type="float" office:value="4515" calcext:value-type="float">
            <text:p>4515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.41577412171" calcext:value-type="float">
            <text:p>120.4157741217</text:p>
          </table:table-cell>
          <table:table-cell table:formula="of:=IF([.L57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diedIn&gt; <text:s/>?a <text:s/>?e <text:s/>&lt;participatedIn&gt; <text:s/>?b <text:s/>?i <text:s/>&lt;wasBornIn&gt; <text:s/>?e <text:s text:c="2"/>=&gt; ?a <text:s/>&lt;participatedIn&gt; <text:s/>?b</text:p>
          </table:table-cell>
          <table:table-cell office:value-type="float" office:value="0.000157192" calcext:value-type="float">
            <text:p>0.000157192</text:p>
          </table:table-cell>
          <table:table-cell office:value-type="float" office:value="0.010632984" calcext:value-type="float">
            <text:p>0.010632984</text:p>
          </table:table-cell>
          <table:table-cell table:number-columns-repeated="2" office:value-type="float" office:value="0.128448276" calcext:value-type="float">
            <text:p>0.128448276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1160" calcext:value-type="float">
            <text:p>1160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9.17199981853" calcext:value-type="float">
            <text:p>1019.1719998185</text:p>
          </table:table-cell>
          <table:table-cell table:formula="of:=IF([.L58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a <text:s/>&lt;created&gt; <text:s/>?b <text:s text:c="2"/>=&gt; ?a <text:s/>&lt;produced&gt; <text:s/>?b</text:p>
          </table:table-cell>
          <table:table-cell office:value-type="float" office:value="0.002140548" calcext:value-type="float">
            <text:p>0.002140548</text:p>
          </table:table-cell>
          <table:table-cell office:value-type="float" office:value="0.100565028" calcext:value-type="float">
            <text:p>0.100565028</text:p>
          </table:table-cell>
          <table:table-cell office:value-type="float" office:value="0.010136992" calcext:value-type="float">
            <text:p>0.010136992</text:p>
          </table:table-cell>
          <table:table-cell office:value-type="float" office:value="0.129698287" calcext:value-type="float">
            <text:p>0.129698287</text:p>
          </table:table-cell>
          <table:table-cell office:value-type="float" office:value="2029" calcext:value-type="float">
            <text:p>2029</text:p>
          </table:table-cell>
          <table:table-cell office:value-type="float" office:value="200158" calcext:value-type="float">
            <text:p>200158</text:p>
          </table:table-cell>
          <table:table-cell office:value-type="float" office:value="15644" calcext:value-type="float">
            <text:p>15644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59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i <text:s/>&lt;diedIn&gt; <text:s/>?b <text:s/>?a <text:s/>&lt;diedIn&gt; <text:s/>?f <text:s/>?i <text:s/>&lt;livesIn&gt; <text:s/>?f <text:s text:c="2"/>=&gt; ?a <text:s/>&lt;wasBornIn&gt; <text:s/>?b</text:p>
          </table:table-cell>
          <table:table-cell office:value-type="float" office:value="0.000933655" calcext:value-type="float">
            <text:p>0.000933655</text:p>
          </table:table-cell>
          <table:table-cell office:value-type="float" office:value="0.01581402" calcext:value-type="float">
            <text:p>0.01581402</text:p>
          </table:table-cell>
          <table:table-cell office:value-type="float" office:value="0.047305965" calcext:value-type="float">
            <text:p>0.047305965</text:p>
          </table:table-cell>
          <table:table-cell office:value-type="float" office:value="0.129765396" calcext:value-type="float">
            <text:p>0.129765396</text:p>
          </table:table-cell>
          <table:table-cell office:value-type="float" office:value="885" calcext:value-type="float">
            <text:p>885</text:p>
          </table:table-cell>
          <table:table-cell office:value-type="float" office:value="18708" calcext:value-type="float">
            <text:p>18708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522814083366" calcext:value-type="float">
            <text:p>1.1452281408</text:p>
          </table:table-cell>
          <table:table-cell table:formula="of:=IF([.L60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b <text:s/>&lt;isLocatedIn&gt; <text:s/>?a <text:s/>?g <text:s/>&lt;livesIn&gt; <text:s/>?a <text:s/>?g <text:s/>&lt;livesIn&gt; <text:s/>?b <text:s text:c="2"/>=&gt; ?a <text:s/>&lt;hasCapital&gt; <text:s/>?b</text:p>
          </table:table-cell>
          <table:table-cell office:value-type="float" office:value="0.000029539" calcext:value-type="float">
            <text:p>0.000029539</text:p>
          </table:table-cell>
          <table:table-cell office:value-type="float" office:value="0.01321378" calcext:value-type="float">
            <text:p>0.01321378</text:p>
          </table:table-cell>
          <table:table-cell office:value-type="float" office:value="0.06779661" calcext:value-type="float">
            <text:p>0.06779661</text:p>
          </table:table-cell>
          <table:table-cell office:value-type="float" office:value="0.130232558" calcext:value-type="float">
            <text:p>0.130232558</text:p>
          </table:table-cell>
          <table:table-cell office:value-type="float" office:value="28" calcext:value-type="float">
            <text:p>28</text:p>
          </table:table-cell>
          <table:table-cell office:value-type="float" office:value="413" calcext:value-type="float">
            <text:p>413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61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diedIn&gt; <text:s/>?f <text:s/>?i <text:s/>&lt;diedIn&gt; <text:s/>?f <text:s/>?i <text:s/>&lt;livesIn&gt; <text:s/>?b <text:s text:c="2"/>=&gt; ?a <text:s/>&lt;isCitizenOf&gt; <text:s/>?b</text:p>
          </table:table-cell>
          <table:table-cell office:value-type="float" office:value="0.00090939" calcext:value-type="float">
            <text:p>0.00090939</text:p>
          </table:table-cell>
          <table:table-cell office:value-type="float" office:value="0.059162663" calcext:value-type="float">
            <text:p>0.059162663</text:p>
          </table:table-cell>
          <table:table-cell office:value-type="float" office:value="0.013237711" calcext:value-type="float">
            <text:p>0.013237711</text:p>
          </table:table-cell>
          <table:table-cell office:value-type="float" office:value="0.130388746" calcext:value-type="float">
            <text:p>0.130388746</text:p>
          </table:table-cell>
          <table:table-cell office:value-type="float" office:value="862" calcext:value-type="float">
            <text:p>862</text:p>
          </table:table-cell>
          <table:table-cell office:value-type="float" office:value="65117" calcext:value-type="float">
            <text:p>65117</text:p>
          </table:table-cell>
          <table:table-cell office:value-type="float" office:value="6611" calcext:value-type="float">
            <text:p>6611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49.2018970774" calcext:value-type="float">
            <text:p>14049.2018970774</text:p>
          </table:table-cell>
          <table:table-cell table:formula="of:=IF([.L62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b <text:s/>&lt;hasCapital&gt; <text:s/>?f <text:s/>?a <text:s/>&lt;isLocatedIn&gt; <text:s/>?j <text:s/>?f <text:s/>&lt;isLocatedIn&gt; <text:s/>?j <text:s text:c="2"/>=&gt; ?a <text:s/>&lt;isLocatedIn&gt; <text:s/>?b</text:p>
          </table:table-cell>
          <table:table-cell office:value-type="float" office:value="0.02611701" calcext:value-type="float">
            <text:p>0.02611701</text:p>
          </table:table-cell>
          <table:table-cell office:value-type="float" office:value="0.11617899" calcext:value-type="float">
            <text:p>0.11617899</text:p>
          </table:table-cell>
          <table:table-cell table:number-columns-repeated="2" office:value-type="float" office:value="0.130873335" calcext:value-type="float">
            <text:p>0.130873335</text:p>
          </table:table-cell>
          <table:table-cell office:value-type="float" office:value="24756" calcext:value-type="float">
            <text:p>24756</text:p>
          </table:table-cell>
          <table:table-cell table:number-columns-repeated="2" office:value-type="float" office:value="189160" calcext:value-type="float">
            <text:p>189160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4789841684593" calcext:value-type="float">
            <text:p>3.9478984168</text:p>
          </table:table-cell>
          <table:table-cell table:formula="of:=IF([.L63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directed&gt; <text:s/>?b <text:s/>?a <text:s/>&lt;produced&gt; <text:s/>?f <text:s/>?i <text:s/>&lt;produced&gt; <text:s/>?f <text:s text:c="2"/>=&gt; ?a <text:s/>&lt;created&gt; <text:s/>?b</text:p>
          </table:table-cell>
          <table:table-cell office:value-type="float" office:value="0.003018289" calcext:value-type="float">
            <text:p>0.003018289</text:p>
          </table:table-cell>
          <table:table-cell office:value-type="float" office:value="0.014293708" calcext:value-type="float">
            <text:p>0.014293708</text:p>
          </table:table-cell>
          <table:table-cell office:value-type="float" office:value="0.083004526" calcext:value-type="float">
            <text:p>0.083004526</text:p>
          </table:table-cell>
          <table:table-cell office:value-type="float" office:value="0.131371108" calcext:value-type="float">
            <text:p>0.131371108</text:p>
          </table:table-cell>
          <table:table-cell office:value-type="float" office:value="2861" calcext:value-type="float">
            <text:p>2861</text:p>
          </table:table-cell>
          <table:table-cell office:value-type="float" office:value="34468" calcext:value-type="float">
            <text:p>34468</text:p>
          </table:table-cell>
          <table:table-cell office:value-type="float" office:value="21778" calcext:value-type="float">
            <text:p>21778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6739288643647" calcext:value-type="float">
            <text:p>0.6673928864</text:p>
          </table:table-cell>
          <table:table-cell table:formula="of:=IF([.L64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isCitizenOf&gt; <text:s/>?b <text:s/>?a <text:s/>&lt;wasBornIn&gt; <text:s/>?f <text:s/>?i <text:s/>&lt;wasBornIn&gt; <text:s/>?f <text:s text:c="2"/>=&gt; ?a <text:s/>&lt;livesIn&gt; <text:s/>?b</text:p>
          </table:table-cell>
          <table:table-cell office:value-type="float" office:value="0.000487399" calcext:value-type="float">
            <text:p>0.000487399</text:p>
          </table:table-cell>
          <table:table-cell office:value-type="float" office:value="0.031659015" calcext:value-type="float">
            <text:p>0.031659015</text:p>
          </table:table-cell>
          <table:table-cell office:value-type="float" office:value="0.005981589" calcext:value-type="float">
            <text:p>0.005981589</text:p>
          </table:table-cell>
          <table:table-cell office:value-type="float" office:value="0.131774102" calcext:value-type="float">
            <text:p>0.131774102</text:p>
          </table:table-cell>
          <table:table-cell office:value-type="float" office:value="462" calcext:value-type="float">
            <text:p>462</text:p>
          </table:table-cell>
          <table:table-cell office:value-type="float" office:value="77237" calcext:value-type="float">
            <text:p>77237</text:p>
          </table:table-cell>
          <table:table-cell office:value-type="float" office:value="3506" calcext:value-type="float">
            <text:p>3506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1.486474438944" calcext:value-type="float">
            <text:p>701.4864744389</text:p>
          </table:table-cell>
          <table:table-cell table:formula="of:=IF([.L65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f <text:s/>&lt;dealsWith&gt; <text:s/>?a <text:s/>?a <text:s/>&lt;dealsWith&gt; <text:s/>?f <text:s/>?f <text:s/>&lt;imports&gt; <text:s/>?b <text:s text:c="2"/>=&gt; ?a <text:s/>&lt;exports&gt; <text:s/>?b</text:p>
          </table:table-cell>
          <table:table-cell office:value-type="float" office:value="0.000024264" calcext:value-type="float">
            <text:p>0.000024264</text:p>
          </table:table-cell>
          <table:table-cell office:value-type="float" office:value="0.045364892" calcext:value-type="float">
            <text:p>0.045364892</text:p>
          </table:table-cell>
          <table:table-cell office:value-type="float" office:value="0.118556701" calcext:value-type="float">
            <text:p>0.118556701</text:p>
          </table:table-cell>
          <table:table-cell office:value-type="float" office:value="0.132947977" calcext:value-type="float">
            <text:p>0.132947977</text:p>
          </table:table-cell>
          <table:table-cell office:value-type="float" office:value="23" calcext:value-type="float">
            <text:p>23</text:p>
          </table:table-cell>
          <table:table-cell office:value-type="float" office:value="194" calcext:value-type="float">
            <text:p>194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66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produced&gt; <text:s/>?b <text:s text:c="2"/>=&gt; ?a <text:s/>&lt;directed&gt; <text:s/>?b</text:p>
          </table:table-cell>
          <table:table-cell office:value-type="float" office:value="0.002395853" calcext:value-type="float">
            <text:p>0.002395853</text:p>
          </table:table-cell>
          <table:table-cell office:value-type="float" office:value="0.067845726" calcext:value-type="float">
            <text:p>0.067845726</text:p>
          </table:table-cell>
          <table:table-cell office:value-type="float" office:value="0.112559477" calcext:value-type="float">
            <text:p>0.112559477</text:p>
          </table:table-cell>
          <table:table-cell office:value-type="float" office:value="0.13395069" calcext:value-type="float">
            <text:p>0.13395069</text:p>
          </table:table-cell>
          <table:table-cell office:value-type="float" office:value="2271" calcext:value-type="float">
            <text:p>2271</text:p>
          </table:table-cell>
          <table:table-cell office:value-type="float" office:value="20176" calcext:value-type="float">
            <text:p>20176</text:p>
          </table:table-cell>
          <table:table-cell office:value-type="float" office:value="16954" calcext:value-type="float">
            <text:p>16954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67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i <text:s/>&lt;diedIn&gt; <text:s/>?f <text:s/>?i <text:s/>&lt;livesIn&gt; <text:s/>?b <text:s/>?a <text:s/>&lt;livesIn&gt; <text:s/>?f <text:s text:c="2"/>=&gt; ?a <text:s/>&lt;isCitizenOf&gt; <text:s/>?b</text:p>
          </table:table-cell>
          <table:table-cell office:value-type="float" office:value="0.000201501" calcext:value-type="float">
            <text:p>0.000201501</text:p>
          </table:table-cell>
          <table:table-cell office:value-type="float" office:value="0.013109128" calcext:value-type="float">
            <text:p>0.013109128</text:p>
          </table:table-cell>
          <table:table-cell office:value-type="float" office:value="0.018254803" calcext:value-type="float">
            <text:p>0.018254803</text:p>
          </table:table-cell>
          <table:table-cell office:value-type="float" office:value="0.134791814" calcext:value-type="float">
            <text:p>0.134791814</text:p>
          </table:table-cell>
          <table:table-cell office:value-type="float" office:value="191" calcext:value-type="float">
            <text:p>191</text:p>
          </table:table-cell>
          <table:table-cell office:value-type="float" office:value="10463" calcext:value-type="float">
            <text:p>10463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.979705977316" calcext:value-type="float">
            <text:p>168.9797059773</text:p>
          </table:table-cell>
          <table:table-cell table:formula="of:=IF([.L68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directed&gt; <text:s/>?b <text:s/>?a <text:s/>&lt;directed&gt; <text:s/>?f <text:s/>?i <text:s/>&lt;directed&gt; <text:s/>?f <text:s text:c="2"/>=&gt; ?a <text:s/>&lt;created&gt; <text:s/>?b</text:p>
          </table:table-cell>
          <table:table-cell office:value-type="float" office:value="0.006813041" calcext:value-type="float">
            <text:p>0.006813041</text:p>
          </table:table-cell>
          <table:table-cell office:value-type="float" office:value="0.032264511" calcext:value-type="float">
            <text:p>0.032264511</text:p>
          </table:table-cell>
          <table:table-cell office:value-type="float" office:value="0.081929362" calcext:value-type="float">
            <text:p>0.081929362</text:p>
          </table:table-cell>
          <table:table-cell office:value-type="float" office:value="0.135017039" calcext:value-type="float">
            <text:p>0.135017039</text:p>
          </table:table-cell>
          <table:table-cell office:value-type="float" office:value="6458" calcext:value-type="float">
            <text:p>6458</text:p>
          </table:table-cell>
          <table:table-cell office:value-type="float" office:value="78824" calcext:value-type="float">
            <text:p>78824</text:p>
          </table:table-cell>
          <table:table-cell office:value-type="float" office:value="47831" calcext:value-type="float">
            <text:p>47831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6731027655366" calcext:value-type="float">
            <text:p>4.1673102766</text:p>
          </table:table-cell>
          <table:table-cell table:formula="of:=IF([.L69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diedIn&gt; <text:s/>?f <text:s/>?i <text:s/>&lt;livesIn&gt; <text:s/>?b <text:s/>?a <text:s/>&lt;wasBornIn&gt; <text:s/>?f <text:s text:c="2"/>=&gt; ?a <text:s/>&lt;wasBornIn&gt; <text:s/>?b</text:p>
          </table:table-cell>
          <table:table-cell office:value-type="float" office:value="0.01283485" calcext:value-type="float">
            <text:p>0.01283485</text:p>
          </table:table-cell>
          <table:table-cell office:value-type="float" office:value="0.217393635" calcext:value-type="float">
            <text:p>0.217393635</text:p>
          </table:table-cell>
          <table:table-cell table:number-columns-repeated="2" office:value-type="float" office:value="0.136855012" calcext:value-type="float">
            <text:p>0.136855012</text:p>
          </table:table-cell>
          <table:table-cell office:value-type="float" office:value="12166" calcext:value-type="float">
            <text:p>12166</text:p>
          </table:table-cell>
          <table:table-cell table:number-columns-repeated="2" office:value-type="float" office:value="88897" calcext:value-type="float">
            <text:p>88897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3362089834582" calcext:value-type="float">
            <text:p>0.2133620898</text:p>
          </table:table-cell>
          <table:table-cell table:formula="of:=IF([.L70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diedIn&gt; <text:s/>?b <text:s/>?a <text:s/>&lt;diedIn&gt; <text:s/>?f <text:s/>?i <text:s/>&lt;isLocatedIn&gt; <text:s/>?f <text:s text:c="2"/>=&gt; ?a <text:s/>&lt;diedIn&gt; <text:s/>?b</text:p>
          </table:table-cell>
          <table:table-cell office:value-type="float" office:value="0.008501004" calcext:value-type="float">
            <text:p>0.008501004</text:p>
          </table:table-cell>
          <table:table-cell office:value-type="float" office:value="0.363693808" calcext:value-type="float">
            <text:p>0.363693808</text:p>
          </table:table-cell>
          <table:table-cell table:number-columns-repeated="2" office:value-type="float" office:value="0.136880192" calcext:value-type="float">
            <text:p>0.136880192</text:p>
          </table:table-cell>
          <table:table-cell office:value-type="float" office:value="8058" calcext:value-type="float">
            <text:p>8058</text:p>
          </table:table-cell>
          <table:table-cell table:number-columns-repeated="2" office:value-type="float" office:value="58869" calcext:value-type="float">
            <text:p>58869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7489582220323" calcext:value-type="float">
            <text:p>23.748958222</text:p>
          </table:table-cell>
          <table:table-cell table:formula="of:=IF([.L71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created&gt; <text:s/>?b <text:s/>?a <text:s/>&lt;directed&gt; <text:s/>?f <text:s/>?i <text:s/>&lt;directed&gt; <text:s/>?f <text:s text:c="2"/>=&gt; ?a <text:s/>&lt;produced&gt; <text:s/>?b</text:p>
          </table:table-cell>
          <table:table-cell office:value-type="float" office:value="0.001512837" calcext:value-type="float">
            <text:p>0.001512837</text:p>
          </table:table-cell>
          <table:table-cell office:value-type="float" office:value="0.071074544" calcext:value-type="float">
            <text:p>0.071074544</text:p>
          </table:table-cell>
          <table:table-cell office:value-type="float" office:value="0.052341497" calcext:value-type="float">
            <text:p>0.052341497</text:p>
          </table:table-cell>
          <table:table-cell office:value-type="float" office:value="0.136962751" calcext:value-type="float">
            <text:p>0.136962751</text:p>
          </table:table-cell>
          <table:table-cell office:value-type="float" office:value="1434" calcext:value-type="float">
            <text:p>1434</text:p>
          </table:table-cell>
          <table:table-cell office:value-type="float" office:value="27397" calcext:value-type="float">
            <text:p>27397</text:p>
          </table:table-cell>
          <table:table-cell office:value-type="float" office:value="10470" calcext:value-type="float">
            <text:p>10470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0998421456923" calcext:value-type="float">
            <text:p>24.0998421457</text:p>
          </table:table-cell>
          <table:table-cell table:formula="of:=IF([.L72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j <text:s/>&lt;exports&gt; <text:s/>?b <text:s/>?a <text:s/>&lt;hasCapital&gt; <text:s/>?f <text:s/>?f <text:s/>&lt;isLocatedIn&gt; <text:s/>?j <text:s text:c="2"/>=&gt; ?a <text:s/>&lt;exports&gt; <text:s/>?b</text:p>
          </table:table-cell>
          <table:table-cell office:value-type="float" office:value="0.000092838" calcext:value-type="float">
            <text:p>0.000092838</text:p>
          </table:table-cell>
          <table:table-cell office:value-type="float" office:value="0.17357002" calcext:value-type="float">
            <text:p>0.17357002</text:p>
          </table:table-cell>
          <table:table-cell table:number-columns-repeated="2" office:value-type="float" office:value="0.137931034" calcext:value-type="float">
            <text:p>0.137931034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638" calcext:value-type="float">
            <text:p>638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73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dealsWith&gt; <text:s/>?f <text:s/>?i <text:s/>&lt;isLeaderOf&gt; <text:s/>?f <text:s/>?i <text:s/>&lt;livesIn&gt; <text:s/>?b <text:s text:c="2"/>=&gt; ?a <text:s/>&lt;dealsWith&gt; <text:s/>?b</text:p>
          </table:table-cell>
          <table:table-cell office:value-type="float" office:value="0.000072793" calcext:value-type="float">
            <text:p>0.000072793</text:p>
          </table:table-cell>
          <table:table-cell office:value-type="float" office:value="0.100145138" calcext:value-type="float">
            <text:p>0.100145138</text:p>
          </table:table-cell>
          <table:table-cell table:number-columns-repeated="2" office:value-type="float" office:value="0.138" calcext:value-type="float">
            <text:p>0.138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17924340234441" calcext:value-type="float">
            <text:p>7.1792434023</text:p>
          </table:table-cell>
          <table:table-cell table:formula="of:=IF([.L74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isLocatedIn&gt; <text:s/>?b <text:s/>?a <text:s/>&lt;isLocatedIn&gt; <text:s/>?f <text:s/>?i <text:s/>&lt;isLocatedIn&gt; <text:s/>?f <text:s text:c="2"/>=&gt; ?a <text:s/>&lt;diedIn&gt; <text:s/>?b</text:p>
          </table:table-cell>
          <table:table-cell office:value-type="float" office:value="0.000257414" calcext:value-type="float">
            <text:p>0.000257414</text:p>
          </table:table-cell>
          <table:table-cell office:value-type="float" office:value="0.011012818" calcext:value-type="float">
            <text:p>0.011012818</text:p>
          </table:table-cell>
          <table:table-cell office:value-type="float" office:value="0.000563859" calcext:value-type="float">
            <text:p>0.000563859</text:p>
          </table:table-cell>
          <table:table-cell office:value-type="float" office:value="0.141040462" calcext:value-type="float">
            <text:p>0.141040462</text:p>
          </table:table-cell>
          <table:table-cell office:value-type="float" office:value="244" calcext:value-type="float">
            <text:p>244</text:p>
          </table:table-cell>
          <table:table-cell office:value-type="float" office:value="432732" calcext:value-type="float">
            <text:p>432732</text:p>
          </table:table-cell>
          <table:table-cell office:value-type="float" office:value="1730" calcext:value-type="float">
            <text:p>1730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4.02283008939" calcext:value-type="float">
            <text:p>2454.0228300894</text:p>
          </table:table-cell>
          <table:table-cell table:formula="of:=IF([.L75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f <text:s/>&lt;created&gt; <text:s/>?j <text:s/>?a <text:s/>&lt;directed&gt; <text:s/>?j <text:s/>?b <text:s/>&lt;isMarriedTo&gt; <text:s/>?f <text:s text:c="2"/>=&gt; ?a <text:s/>&lt;isMarriedTo&gt; <text:s/>?b</text:p>
          </table:table-cell>
          <table:table-cell office:value-type="float" office:value="0.000204666" calcext:value-type="float">
            <text:p>0.000204666</text:p>
          </table:table-cell>
          <table:table-cell office:value-type="float" office:value="0.016176103" calcext:value-type="float">
            <text:p>0.016176103</text:p>
          </table:table-cell>
          <table:table-cell office:value-type="float" office:value="0.097782258" calcext:value-type="float">
            <text:p>0.097782258</text:p>
          </table:table-cell>
          <table:table-cell office:value-type="float" office:value="0.141399417" calcext:value-type="float">
            <text:p>0.141399417</text:p>
          </table:table-cell>
          <table:table-cell office:value-type="float" office:value="194" calcext:value-type="float">
            <text:p>194</text:p>
          </table:table-cell>
          <table:table-cell office:value-type="float" office:value="1984" calcext:value-type="float">
            <text:p>1984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3111344459667" calcext:value-type="float">
            <text:p>2.8311134446</text:p>
          </table:table-cell>
          <table:table-cell table:formula="of:=IF([.L76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created&gt; <text:s/>?f <text:s/>?a <text:s/>&lt;directed&gt; <text:s/>?f <text:s/>?i <text:s/>&lt;produced&gt; <text:s/>?b <text:s text:c="2"/>=&gt; ?a <text:s/>&lt;produced&gt; <text:s/>?b</text:p>
          </table:table-cell>
          <table:table-cell office:value-type="float" office:value="0.004188259" calcext:value-type="float">
            <text:p>0.004188259</text:p>
          </table:table-cell>
          <table:table-cell office:value-type="float" office:value="0.196768438" calcext:value-type="float">
            <text:p>0.196768438</text:p>
          </table:table-cell>
          <table:table-cell table:number-columns-repeated="2" office:value-type="float" office:value="0.141578403" calcext:value-type="float">
            <text:p>0.141578403</text:p>
          </table:table-cell>
          <table:table-cell office:value-type="float" office:value="3970" calcext:value-type="float">
            <text:p>3970</text:p>
          </table:table-cell>
          <table:table-cell table:number-columns-repeated="2" office:value-type="float" office:value="28041" calcext:value-type="float">
            <text:p>28041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5655236560199" calcext:value-type="float">
            <text:p>7.2565523656</text:p>
          </table:table-cell>
          <table:table-cell table:formula="of:=IF([.L77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actedIn&gt; <text:s/>?b <text:s/>?a <text:s/>&lt;actedIn&gt; <text:s/>?f <text:s/>?i <text:s/>&lt;created&gt; <text:s/>?f <text:s text:c="2"/>=&gt; ?a <text:s/>&lt;actedIn&gt; <text:s/>?b</text:p>
          </table:table-cell>
          <table:table-cell office:value-type="float" office:value="0.011015014" calcext:value-type="float">
            <text:p>0.011015014</text:p>
          </table:table-cell>
          <table:table-cell office:value-type="float" office:value="0.097057867" calcext:value-type="float">
            <text:p>0.097057867</text:p>
          </table:table-cell>
          <table:table-cell table:number-columns-repeated="2" office:value-type="float" office:value="0.14298039" calcext:value-type="float">
            <text:p>0.14298039</text:p>
          </table:table-cell>
          <table:table-cell office:value-type="float" office:value="10441" calcext:value-type="float">
            <text:p>10441</text:p>
          </table:table-cell>
          <table:table-cell table:number-columns-repeated="2" office:value-type="float" office:value="73024" calcext:value-type="float">
            <text:p>73024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59794174633827" calcext:value-type="float">
            <text:p>0.6597941746</text:p>
          </table:table-cell>
          <table:table-cell table:formula="of:=IF([.L78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actedIn&gt; <text:s/>?f <text:s/>?a <text:s/>&lt;created&gt; <text:s/>?f <text:s/>?i <text:s/>&lt;hasWonPrize&gt; <text:s/>?b <text:s text:c="2"/>=&gt; ?a <text:s/>&lt;hasWonPrize&gt; <text:s/>?b</text:p>
          </table:table-cell>
          <table:table-cell office:value-type="float" office:value="0.00047685" calcext:value-type="float">
            <text:p>0.00047685</text:p>
          </table:table-cell>
          <table:table-cell office:value-type="float" office:value="0.013292945" calcext:value-type="float">
            <text:p>0.013292945</text:p>
          </table:table-cell>
          <table:table-cell office:value-type="float" office:value="0.031286772" calcext:value-type="float">
            <text:p>0.031286772</text:p>
          </table:table-cell>
          <table:table-cell office:value-type="float" office:value="0.143128562" calcext:value-type="float">
            <text:p>0.143128562</text:p>
          </table:table-cell>
          <table:table-cell office:value-type="float" office:value="452" calcext:value-type="float">
            <text:p>452</text:p>
          </table:table-cell>
          <table:table-cell office:value-type="float" office:value="14447" calcext:value-type="float">
            <text:p>14447</text:p>
          </table:table-cell>
          <table:table-cell office:value-type="float" office:value="3158" calcext:value-type="float">
            <text:p>3158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659.6675078536" calcext:value-type="float">
            <text:p>63659.6675078536</text:p>
          </table:table-cell>
          <table:table-cell table:formula="of:=IF([.L79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a <text:s/>&lt;actedIn&gt; <text:s/>?f <text:s/>?i <text:s/>&lt;created&gt; <text:s/>?f <text:s/>?i <text:s/>&lt;hasWonPrize&gt; <text:s/>?b <text:s text:c="2"/>=&gt; ?a <text:s/>&lt;hasWonPrize&gt; <text:s/>?b</text:p>
          </table:table-cell>
          <table:table-cell office:value-type="float" office:value="0.000675185" calcext:value-type="float">
            <text:p>0.000675185</text:p>
          </table:table-cell>
          <table:table-cell office:value-type="float" office:value="0.018821869" calcext:value-type="float">
            <text:p>0.018821869</text:p>
          </table:table-cell>
          <table:table-cell office:value-type="float" office:value="0.036345051" calcext:value-type="float">
            <text:p>0.036345051</text:p>
          </table:table-cell>
          <table:table-cell office:value-type="float" office:value="0.14327289" calcext:value-type="float">
            <text:p>0.14327289</text:p>
          </table:table-cell>
          <table:table-cell office:value-type="float" office:value="640" calcext:value-type="float">
            <text:p>640</text:p>
          </table:table-cell>
          <table:table-cell office:value-type="float" office:value="17609" calcext:value-type="float">
            <text:p>17609</text:p>
          </table:table-cell>
          <table:table-cell office:value-type="float" office:value="4467" calcext:value-type="float">
            <text:p>4467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9674.02255911" calcext:value-type="float">
            <text:p>1939674.02255911</text:p>
          </table:table-cell>
          <table:table-cell table:formula="of:=IF([.L80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diedIn&gt; <text:s/>?b <text:s/>?i <text:s/>&lt;livesIn&gt; <text:s/>?f <text:s/>?a <text:s/>&lt;wasBornIn&gt; <text:s/>?f <text:s text:c="2"/>=&gt; ?a <text:s/>&lt;livesIn&gt; <text:s/>?b</text:p>
          </table:table-cell>
          <table:table-cell office:value-type="float" office:value="0.0002437" calcext:value-type="float">
            <text:p>0.0002437</text:p>
          </table:table-cell>
          <table:table-cell office:value-type="float" office:value="0.015829507" calcext:value-type="float">
            <text:p>0.015829507</text:p>
          </table:table-cell>
          <table:table-cell office:value-type="float" office:value="0.007796679" calcext:value-type="float">
            <text:p>0.007796679</text:p>
          </table:table-cell>
          <table:table-cell office:value-type="float" office:value="0.143567433" calcext:value-type="float">
            <text:p>0.143567433</text:p>
          </table:table-cell>
          <table:table-cell office:value-type="float" office:value="231" calcext:value-type="float">
            <text:p>231</text:p>
          </table:table-cell>
          <table:table-cell office:value-type="float" office:value="29628" calcext:value-type="float">
            <text:p>29628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18298786206113" calcext:value-type="float">
            <text:p>7.1829878621</text:p>
          </table:table-cell>
          <table:table-cell table:formula="of:=IF([.L81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a <text:s/>&lt;actedIn&gt; <text:s/>?b <text:s/>?g <text:s/>&lt;actedIn&gt; <text:s/>?b <text:s/>?g <text:s/>&lt;created&gt; <text:s/>?b <text:s text:c="2"/>=&gt; ?a <text:s/>&lt;directed&gt; <text:s/>?b</text:p>
          </table:table-cell>
          <table:table-cell office:value-type="float" office:value="0.000417771" calcext:value-type="float">
            <text:p>0.000417771</text:p>
          </table:table-cell>
          <table:table-cell office:value-type="float" office:value="0.01183043" calcext:value-type="float">
            <text:p>0.01183043</text:p>
          </table:table-cell>
          <table:table-cell office:value-type="float" office:value="0.119927317" calcext:value-type="float">
            <text:p>0.119927317</text:p>
          </table:table-cell>
          <table:table-cell office:value-type="float" office:value="0.143686502" calcext:value-type="float">
            <text:p>0.143686502</text:p>
          </table:table-cell>
          <table:table-cell office:value-type="float" office:value="396" calcext:value-type="float">
            <text:p>396</text:p>
          </table:table-cell>
          <table:table-cell office:value-type="float" office:value="3302" calcext:value-type="float">
            <text:p>3302</text:p>
          </table:table-cell>
          <table:table-cell office:value-type="float" office:value="2756" calcext:value-type="float">
            <text:p>2756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82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e <text:s/>&lt;exports&gt; <text:s/>?b <text:s/>?i <text:s/>&lt;isLeaderOf&gt; <text:s/>?e <text:s/>?i <text:s/>&lt;livesIn&gt; <text:s/>?a <text:s text:c="2"/>=&gt; ?a <text:s/>&lt;exports&gt; <text:s/>?b</text:p>
          </table:table-cell>
          <table:table-cell office:value-type="float" office:value="0.000029539" calcext:value-type="float">
            <text:p>0.000029539</text:p>
          </table:table-cell>
          <table:table-cell office:value-type="float" office:value="0.055226824" calcext:value-type="float">
            <text:p>0.055226824</text:p>
          </table:table-cell>
          <table:table-cell table:number-columns-repeated="2" office:value-type="float" office:value="0.144329897" calcext:value-type="float">
            <text:p>0.14432989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83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isLeaderOf&gt; <text:s/>?b <text:s text:c="2"/>=&gt; ?a <text:s/>&lt;livesIn&gt; <text:s/>?b</text:p>
          </table:table-cell>
          <table:table-cell office:value-type="float" office:value="0.00022682" calcext:value-type="float">
            <text:p>0.00022682</text:p>
          </table:table-cell>
          <table:table-cell office:value-type="float" office:value="0.014733091" calcext:value-type="float">
            <text:p>0.014733091</text:p>
          </table:table-cell>
          <table:table-cell office:value-type="float" office:value="0.033704342" calcext:value-type="float">
            <text:p>0.033704342</text:p>
          </table:table-cell>
          <table:table-cell office:value-type="float" office:value="0.144489247" calcext:value-type="float">
            <text:p>0.144489247</text:p>
          </table:table-cell>
          <table:table-cell office:value-type="float" office:value="215" calcext:value-type="float">
            <text:p>215</text:p>
          </table:table-cell>
          <table:table-cell office:value-type="float" office:value="6379" calcext:value-type="float">
            <text:p>6379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84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imports&gt; <text:s/>?b <text:s text:c="2"/>=&gt; ?a <text:s/>&lt;exports&gt; <text:s/>?b</text:p>
          </table:table-cell>
          <table:table-cell office:value-type="float" office:value="0.000046419" calcext:value-type="float">
            <text:p>0.000046419</text:p>
          </table:table-cell>
          <table:table-cell office:value-type="float" office:value="0.08678501" calcext:value-type="float">
            <text:p>0.08678501</text:p>
          </table:table-cell>
          <table:table-cell office:value-type="float" office:value="0.130952381" calcext:value-type="float">
            <text:p>0.130952381</text:p>
          </table:table-cell>
          <table:table-cell office:value-type="float" office:value="0.144736842" calcext:value-type="float">
            <text:p>0.144736842</text:p>
          </table:table-cell>
          <table:table-cell office:value-type="float" office:value="44" calcext:value-type="float">
            <text:p>44</text:p>
          </table:table-cell>
          <table:table-cell office:value-type="float" office:value="336" calcext:value-type="float">
            <text:p>336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85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f <text:s/>&lt;dealsWith&gt; <text:s/>?a <text:s/>?a <text:s/>&lt;dealsWith&gt; <text:s/>?f <text:s/>?f <text:s/>&lt;exports&gt; <text:s/>?b <text:s text:c="2"/>=&gt; ?a <text:s/>&lt;imports&gt; <text:s/>?b</text:p>
          </table:table-cell>
          <table:table-cell office:value-type="float" office:value="0.000025319" calcext:value-type="float">
            <text:p>0.000025319</text:p>
          </table:table-cell>
          <table:table-cell office:value-type="float" office:value="0.071428571" calcext:value-type="float">
            <text:p>0.071428571</text:p>
          </table:table-cell>
          <table:table-cell office:value-type="float" office:value="0.112676056" calcext:value-type="float">
            <text:p>0.112676056</text:p>
          </table:table-cell>
          <table:table-cell office:value-type="float" office:value="0.147239264" calcext:value-type="float">
            <text:p>0.147239264</text:p>
          </table:table-cell>
          <table:table-cell office:value-type="float" office:value="24" calcext:value-type="float">
            <text:p>24</text:p>
          </table:table-cell>
          <table:table-cell office:value-type="float" office:value="213" calcext:value-type="float">
            <text:p>213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86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b <text:s/>&lt;dealsWith&gt; <text:s/>?a <text:s/>?g <text:s/>&lt;isCitizenOf&gt; <text:s/>?a <text:s/>?g <text:s/>&lt;isLocatedIn&gt; <text:s/>?a <text:s text:c="2"/>=&gt; ?a <text:s/>&lt;dealsWith&gt; <text:s/>?b</text:p>
          </table:table-cell>
          <table:table-cell office:value-type="float" office:value="0.000033759" calcext:value-type="float">
            <text:p>0.000033759</text:p>
          </table:table-cell>
          <table:table-cell office:value-type="float" office:value="0.046444122" calcext:value-type="float">
            <text:p>0.046444122</text:p>
          </table:table-cell>
          <table:table-cell office:value-type="float" office:value="0.112676056" calcext:value-type="float">
            <text:p>0.112676056</text:p>
          </table:table-cell>
          <table:table-cell office:value-type="float" office:value="0.147465438" calcext:value-type="float">
            <text:p>0.147465438</text:p>
          </table:table-cell>
          <table:table-cell office:value-type="float" office:value="32" calcext:value-type="float">
            <text:p>32</text:p>
          </table:table-cell>
          <table:table-cell office:value-type="float" office:value="284" calcext:value-type="float">
            <text:p>284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87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i <text:s/>&lt;holdsPoliticalPosition&gt; <text:s/>?b <text:s/>?a <text:s/>&lt;livesIn&gt; <text:s/>?f <text:s/>?i <text:s/>&lt;wasBornIn&gt; <text:s/>?f <text:s text:c="2"/>=&gt; ?a <text:s/>&lt;holdsPoliticalPosition&gt; <text:s/>?b</text:p>
          </table:table-cell>
          <table:table-cell office:value-type="float" office:value="0.000039034" calcext:value-type="float">
            <text:p>0.000039034</text:p>
          </table:table-cell>
          <table:table-cell office:value-type="float" office:value="0.015232606" calcext:value-type="float">
            <text:p>0.015232606</text:p>
          </table:table-cell>
          <table:table-cell office:value-type="float" office:value="0.004149843" calcext:value-type="float">
            <text:p>0.004149843</text:p>
          </table:table-cell>
          <table:table-cell office:value-type="float" office:value="0.149797571" calcext:value-type="float">
            <text:p>0.149797571</text:p>
          </table:table-cell>
          <table:table-cell office:value-type="float" office:value="37" calcext:value-type="float">
            <text:p>37</text:p>
          </table:table-cell>
          <table:table-cell office:value-type="float" office:value="8916" calcext:value-type="float">
            <text:p>8916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177.2962773994" calcext:value-type="float">
            <text:p>75177.2962773994</text:p>
          </table:table-cell>
          <table:table-cell table:formula="of:=IF([.L88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isCitizenOf&gt; <text:s/>?b <text:s/>?a <text:s/>&lt;isLocatedIn&gt; <text:s/>?f <text:s/>?i <text:s/>&lt;livesIn&gt; <text:s/>?f <text:s text:c="2"/>=&gt; ?a <text:s/>&lt;isLocatedIn&gt; <text:s/>?b</text:p>
          </table:table-cell>
          <table:table-cell office:value-type="float" office:value="0.021111144" calcext:value-type="float">
            <text:p>0.021111144</text:p>
          </table:table-cell>
          <table:table-cell office:value-type="float" office:value="0.093910881" calcext:value-type="float">
            <text:p>0.093910881</text:p>
          </table:table-cell>
          <table:table-cell table:number-columns-repeated="2" office:value-type="float" office:value="0.150303822" calcext:value-type="float">
            <text:p>0.150303822</text:p>
          </table:table-cell>
          <table:table-cell office:value-type="float" office:value="20011" calcext:value-type="float">
            <text:p>20011</text:p>
          </table:table-cell>
          <table:table-cell table:number-columns-repeated="2" office:value-type="float" office:value="133137" calcext:value-type="float">
            <text:p>133137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7571917464105" calcext:value-type="float">
            <text:p>0.3175719175</text:p>
          </table:table-cell>
          <table:table-cell table:formula="of:=IF([.L89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actedIn&gt; <text:s/>?b <text:s/>?i <text:s/>&lt;created&gt; <text:s/>?f <text:s/>?a <text:s/>&lt;produced&gt; <text:s/>?f <text:s text:c="2"/>=&gt; ?a <text:s/>&lt;produced&gt; <text:s/>?b</text:p>
          </table:table-cell>
          <table:table-cell office:value-type="float" office:value="0.001317666" calcext:value-type="float">
            <text:p>0.001317666</text:p>
          </table:table-cell>
          <table:table-cell office:value-type="float" office:value="0.061905234" calcext:value-type="float">
            <text:p>0.061905234</text:p>
          </table:table-cell>
          <table:table-cell office:value-type="float" office:value="0.083645861" calcext:value-type="float">
            <text:p>0.083645861</text:p>
          </table:table-cell>
          <table:table-cell office:value-type="float" office:value="0.151137464" calcext:value-type="float">
            <text:p>0.151137464</text:p>
          </table:table-cell>
          <table:table-cell office:value-type="float" office:value="1249" calcext:value-type="float">
            <text:p>1249</text:p>
          </table:table-cell>
          <table:table-cell office:value-type="float" office:value="14932" calcext:value-type="float">
            <text:p>14932</text:p>
          </table:table-cell>
          <table:table-cell office:value-type="float" office:value="8264" calcext:value-type="float">
            <text:p>8264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9369618604151" calcext:value-type="float">
            <text:p>22.9369618604</text:p>
          </table:table-cell>
          <table:table-cell table:formula="of:=IF([.L90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isLeaderOf&gt; <text:s/>?b <text:s/>?i <text:s/>&lt;isLeaderOf&gt; <text:s/>?f <text:s/>?a <text:s/>&lt;livesIn&gt; <text:s/>?f <text:s text:c="2"/>=&gt; ?a <text:s/>&lt;isLeaderOf&gt; <text:s/>?b</text:p>
          </table:table-cell>
          <table:table-cell office:value-type="float" office:value="0.000683625" calcext:value-type="float">
            <text:p>0.000683625</text:p>
          </table:table-cell>
          <table:table-cell office:value-type="float" office:value="0.10158332" calcext:value-type="float">
            <text:p>0.10158332</text:p>
          </table:table-cell>
          <table:table-cell office:value-type="float" office:value="0.016625616" calcext:value-type="float">
            <text:p>0.016625616</text:p>
          </table:table-cell>
          <table:table-cell office:value-type="float" office:value="0.151543499" calcext:value-type="float">
            <text:p>0.151543499</text:p>
          </table:table-cell>
          <table:table-cell office:value-type="float" office:value="648" calcext:value-type="float">
            <text:p>648</text:p>
          </table:table-cell>
          <table:table-cell office:value-type="float" office:value="38976" calcext:value-type="float">
            <text:p>38976</text:p>
          </table:table-cell>
          <table:table-cell office:value-type="float" office:value="4276" calcext:value-type="float">
            <text:p>4276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.9871238673956" calcext:value-type="float">
            <text:p>49.9871238674</text:p>
          </table:table-cell>
          <table:table-cell table:formula="of:=IF([.L91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holdsPoliticalPosition&gt; <text:s/>?b <text:s/>?i <text:s/>&lt;livesIn&gt; <text:s/>?f <text:s/>?a <text:s/>&lt;wasBornIn&gt; <text:s/>?f <text:s text:c="2"/>=&gt; ?a <text:s/>&lt;holdsPoliticalPosition&gt; <text:s/>?b</text:p>
          </table:table-cell>
          <table:table-cell office:value-type="float" office:value="0.000050639" calcext:value-type="float">
            <text:p>0.000050639</text:p>
          </table:table-cell>
          <table:table-cell office:value-type="float" office:value="0.019761219" calcext:value-type="float">
            <text:p>0.019761219</text:p>
          </table:table-cell>
          <table:table-cell office:value-type="float" office:value="0.002024462" calcext:value-type="float">
            <text:p>0.002024462</text:p>
          </table:table-cell>
          <table:table-cell office:value-type="float" office:value="0.154340836" calcext:value-type="float">
            <text:p>0.154340836</text:p>
          </table:table-cell>
          <table:table-cell office:value-type="float" office:value="48" calcext:value-type="float">
            <text:p>48</text:p>
          </table:table-cell>
          <table:table-cell office:value-type="float" office:value="23710" calcext:value-type="float">
            <text:p>2371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52.24765796628" calcext:value-type="float">
            <text:p>6152.2476579663</text:p>
          </table:table-cell>
          <table:table-cell table:formula="of:=IF([.L92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created&gt; <text:s/>?f <text:s/>?i <text:s/>&lt;directed&gt; <text:s/>?b <text:s/>?a <text:s/>&lt;produced&gt; <text:s/>?f <text:s text:c="2"/>=&gt; ?a <text:s/>&lt;directed&gt; <text:s/>?b</text:p>
          </table:table-cell>
          <table:table-cell office:value-type="float" office:value="0.005688436" calcext:value-type="float">
            <text:p>0.005688436</text:p>
          </table:table-cell>
          <table:table-cell office:value-type="float" office:value="0.161085054" calcext:value-type="float">
            <text:p>0.161085054</text:p>
          </table:table-cell>
          <table:table-cell table:number-columns-repeated="2" office:value-type="float" office:value="0.15459602" calcext:value-type="float">
            <text:p>0.15459602</text:p>
          </table:table-cell>
          <table:table-cell office:value-type="float" office:value="5392" calcext:value-type="float">
            <text:p>5392</text:p>
          </table:table-cell>
          <table:table-cell table:number-columns-repeated="2" office:value-type="float" office:value="34878" calcext:value-type="float">
            <text:p>34878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4751428448596" calcext:value-type="float">
            <text:p>2.1475142845</text:p>
          </table:table-cell>
          <table:table-cell table:formula="of:=IF([.L93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e <text:s/>&lt;exports&gt; <text:s/>?b <text:s/>?i <text:s/>&lt;isCitizenOf&gt; <text:s/>?e <text:s/>?i <text:s/>&lt;isLocatedIn&gt; <text:s/>?a <text:s text:c="2"/>=&gt; ?a <text:s/>&lt;imports&gt; <text:s/>?b</text:p>
          </table:table-cell>
          <table:table-cell office:value-type="float" office:value="0.00000844" calcext:value-type="float">
            <text:p>0.00000844</text:p>
          </table:table-cell>
          <table:table-cell office:value-type="float" office:value="0.023809524" calcext:value-type="float">
            <text:p>0.023809524</text:p>
          </table:table-cell>
          <table:table-cell office:value-type="float" office:value="0.005085823" calcext:value-type="float">
            <text:p>0.005085823</text:p>
          </table:table-cell>
          <table:table-cell office:value-type="float" office:value="0.156862745" calcext:value-type="float">
            <text:p>0.156862745</text:p>
          </table:table-cell>
          <table:table-cell office:value-type="float" office:value="8" calcext:value-type="float">
            <text:p>8</text:p>
          </table:table-cell>
          <table:table-cell office:value-type="float" office:value="1573" calcext:value-type="float">
            <text:p>157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485.9663913081" calcext:value-type="float">
            <text:p>49485.9663913081</text:p>
          </table:table-cell>
          <table:table-cell table:formula="of:=IF([.L94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a <text:s/>&lt;produced&gt; <text:s/>?b <text:s text:c="2"/>=&gt; ?a <text:s/>&lt;created&gt; <text:s/>?b</text:p>
          </table:table-cell>
          <table:table-cell office:value-type="float" office:value="0.002140548" calcext:value-type="float">
            <text:p>0.002140548</text:p>
          </table:table-cell>
          <table:table-cell office:value-type="float" office:value="0.010136992" calcext:value-type="float">
            <text:p>0.010136992</text:p>
          </table:table-cell>
          <table:table-cell office:value-type="float" office:value="0.100565028" calcext:value-type="float">
            <text:p>0.100565028</text:p>
          </table:table-cell>
          <table:table-cell office:value-type="float" office:value="0.156897618" calcext:value-type="float">
            <text:p>0.156897618</text:p>
          </table:table-cell>
          <table:table-cell office:value-type="float" office:value="2029" calcext:value-type="float">
            <text:p>2029</text:p>
          </table:table-cell>
          <table:table-cell office:value-type="float" office:value="20176" calcext:value-type="float">
            <text:p>20176</text:p>
          </table:table-cell>
          <table:table-cell office:value-type="float" office:value="12932" calcext:value-type="float">
            <text:p>12932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95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i <text:s/>&lt;created&gt; <text:s/>?b <text:s/>?a <text:s/>&lt;directed&gt; <text:s/>?f <text:s/>?i <text:s/>&lt;produced&gt; <text:s/>?f <text:s text:c="2"/>=&gt; ?a <text:s/>&lt;directed&gt; <text:s/>?b</text:p>
          </table:table-cell>
          <table:table-cell office:value-type="float" office:value="0.003405466" calcext:value-type="float">
            <text:p>0.003405466</text:p>
          </table:table-cell>
          <table:table-cell office:value-type="float" office:value="0.096435933" calcext:value-type="float">
            <text:p>0.096435933</text:p>
          </table:table-cell>
          <table:table-cell office:value-type="float" office:value="0.086018067" calcext:value-type="float">
            <text:p>0.086018067</text:p>
          </table:table-cell>
          <table:table-cell office:value-type="float" office:value="0.156935194" calcext:value-type="float">
            <text:p>0.156935194</text:p>
          </table:table-cell>
          <table:table-cell office:value-type="float" office:value="3228" calcext:value-type="float">
            <text:p>3228</text:p>
          </table:table-cell>
          <table:table-cell office:value-type="float" office:value="37527" calcext:value-type="float">
            <text:p>37527</text:p>
          </table:table-cell>
          <table:table-cell office:value-type="float" office:value="20569" calcext:value-type="float">
            <text:p>20569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7947345479272" calcext:value-type="float">
            <text:p>4.6794734548</text:p>
          </table:table-cell>
          <table:table-cell table:formula="of:=IF([.L96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b <text:s/>&lt;dealsWith&gt; <text:s/>?a <text:s/>?g <text:s/>&lt;isCitizenOf&gt; <text:s/>?a <text:s/>?g <text:s/>&lt;livesIn&gt; <text:s/>?a <text:s text:c="2"/>=&gt; ?a <text:s/>&lt;dealsWith&gt; <text:s/>?b</text:p>
          </table:table-cell>
          <table:table-cell office:value-type="float" office:value="0.000072793" calcext:value-type="float">
            <text:p>0.000072793</text:p>
          </table:table-cell>
          <table:table-cell office:value-type="float" office:value="0.100145138" calcext:value-type="float">
            <text:p>0.100145138</text:p>
          </table:table-cell>
          <table:table-cell office:value-type="float" office:value="0.124548736" calcext:value-type="float">
            <text:p>0.124548736</text:p>
          </table:table-cell>
          <table:table-cell office:value-type="float" office:value="0.157894737" calcext:value-type="float">
            <text:p>0.157894737</text:p>
          </table:table-cell>
          <table:table-cell office:value-type="float" office:value="69" calcext:value-type="float">
            <text:p>69</text:p>
          </table:table-cell>
          <table:table-cell office:value-type="float" office:value="554" calcext:value-type="float">
            <text:p>554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97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b <text:s/>&lt;hasCapital&gt; <text:s/>?f <text:s/>?a <text:s/>&lt;isLeaderOf&gt; <text:s/>?j <text:s/>?f <text:s/>&lt;isLocatedIn&gt; <text:s/>?j <text:s text:c="2"/>=&gt; ?a <text:s/>&lt;isLeaderOf&gt; <text:s/>?b</text:p>
          </table:table-cell>
          <table:table-cell office:value-type="float" office:value="0.000171961" calcext:value-type="float">
            <text:p>0.000171961</text:p>
          </table:table-cell>
          <table:table-cell office:value-type="float" office:value="0.025552594" calcext:value-type="float">
            <text:p>0.025552594</text:p>
          </table:table-cell>
          <table:table-cell table:number-columns-repeated="2" office:value-type="float" office:value="0.159179688" calcext:value-type="float">
            <text:p>0.159179688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6.136180943545" calcext:value-type="float">
            <text:p>366.1361809435</text:p>
          </table:table-cell>
          <table:table-cell table:formula="of:=IF([.L98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a <text:s/>&lt;directed&gt; <text:s/>?b <text:s/>?h <text:s/>&lt;isMarriedTo&gt; <text:s/>?a <text:s/>?a <text:s/>&lt;isMarriedTo&gt; <text:s/>?h <text:s text:c="2"/>=&gt; ?a <text:s/>&lt;produced&gt; <text:s/>?b</text:p>
          </table:table-cell>
          <table:table-cell office:value-type="float" office:value="0.000254249" calcext:value-type="float">
            <text:p>0.000254249</text:p>
          </table:table-cell>
          <table:table-cell office:value-type="float" office:value="0.011944885" calcext:value-type="float">
            <text:p>0.011944885</text:p>
          </table:table-cell>
          <table:table-cell office:value-type="float" office:value="0.076435141" calcext:value-type="float">
            <text:p>0.076435141</text:p>
          </table:table-cell>
          <table:table-cell office:value-type="float" office:value="0.159708416" calcext:value-type="float">
            <text:p>0.159708416</text:p>
          </table:table-cell>
          <table:table-cell office:value-type="float" office:value="241" calcext:value-type="float">
            <text:p>241</text:p>
          </table:table-cell>
          <table:table-cell office:value-type="float" office:value="3153" calcext:value-type="float">
            <text:p>3153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99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i <text:s/>&lt;directed&gt; <text:s/>?b <text:s/>?a <text:s/>&lt;isMarriedTo&gt; <text:s/>?f <text:s/>?i <text:s/>&lt;isMarriedTo&gt; <text:s/>?f <text:s text:c="2"/>=&gt; ?a <text:s/>&lt;produced&gt; <text:s/>?b</text:p>
          </table:table-cell>
          <table:table-cell office:value-type="float" office:value="0.00045997" calcext:value-type="float">
            <text:p>0.00045997</text:p>
          </table:table-cell>
          <table:table-cell office:value-type="float" office:value="0.021609833" calcext:value-type="float">
            <text:p>0.021609833</text:p>
          </table:table-cell>
          <table:table-cell office:value-type="float" office:value="0.077815456" calcext:value-type="float">
            <text:p>0.077815456</text:p>
          </table:table-cell>
          <table:table-cell office:value-type="float" office:value="0.161123429" calcext:value-type="float">
            <text:p>0.161123429</text:p>
          </table:table-cell>
          <table:table-cell office:value-type="float" office:value="436" calcext:value-type="float">
            <text:p>436</text:p>
          </table:table-cell>
          <table:table-cell office:value-type="float" office:value="5603" calcext:value-type="float">
            <text:p>5603</text:p>
          </table:table-cell>
          <table:table-cell office:value-type="float" office:value="2706" calcext:value-type="float">
            <text:p>2706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8827954405529" calcext:value-type="float">
            <text:p>0.1088279544</text:p>
          </table:table-cell>
          <table:table-cell table:formula="of:=IF([.L100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graduatedFrom&gt; <text:s/>?b <text:s/>?a <text:s/>&lt;hasAcademicAdvisor&gt; <text:s/>?f <text:s/>?i <text:s/>&lt;hasAcademicAdvisor&gt; <text:s/>?f <text:s text:c="2"/>=&gt; ?a <text:s/>&lt;worksAt&gt; <text:s/>?b</text:p>
          </table:table-cell>
          <table:table-cell office:value-type="float" office:value="0.000087563" calcext:value-type="float">
            <text:p>0.000087563</text:p>
          </table:table-cell>
          <table:table-cell office:value-type="float" office:value="0.03407225" calcext:value-type="float">
            <text:p>0.03407225</text:p>
          </table:table-cell>
          <table:table-cell office:value-type="float" office:value="0.054677207" calcext:value-type="float">
            <text:p>0.054677207</text:p>
          </table:table-cell>
          <table:table-cell office:value-type="float" office:value="0.161165049" calcext:value-type="float">
            <text:p>0.161165049</text:p>
          </table:table-cell>
          <table:table-cell office:value-type="float" office:value="83" calcext:value-type="float">
            <text:p>83</text:p>
          </table:table-cell>
          <table:table-cell office:value-type="float" office:value="1518" calcext:value-type="float">
            <text:p>1518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01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actedIn&gt; <text:s/>?b <text:s/>?a <text:s/>&lt;directed&gt; <text:s/>?h <text:s/>?a <text:s/>&lt;produced&gt; <text:s/>?h <text:s text:c="2"/>=&gt; ?a <text:s/>&lt;directed&gt; <text:s/>?b</text:p>
          </table:table-cell>
          <table:table-cell office:value-type="float" office:value="0.000376627" calcext:value-type="float">
            <text:p>0.000376627</text:p>
          </table:table-cell>
          <table:table-cell office:value-type="float" office:value="0.010665312" calcext:value-type="float">
            <text:p>0.010665312</text:p>
          </table:table-cell>
          <table:table-cell office:value-type="float" office:value="0.129535559" calcext:value-type="float">
            <text:p>0.129535559</text:p>
          </table:table-cell>
          <table:table-cell office:value-type="float" office:value="0.161246612" calcext:value-type="float">
            <text:p>0.161246612</text:p>
          </table:table-cell>
          <table:table-cell office:value-type="float" office:value="357" calcext:value-type="float">
            <text:p>357</text:p>
          </table:table-cell>
          <table:table-cell office:value-type="float" office:value="2756" calcext:value-type="float">
            <text:p>2756</text:p>
          </table:table-cell>
          <table:table-cell office:value-type="float" office:value="2214" calcext:value-type="float">
            <text:p>2214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02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e <text:s/>&lt;exports&gt; <text:s/>?b <text:s/>?i <text:s/>&lt;isCitizenOf&gt; <text:s/>?e <text:s/>?i <text:s/>&lt;livesIn&gt; <text:s/>?a <text:s text:c="2"/>=&gt; ?a <text:s/>&lt;imports&gt; <text:s/>?b</text:p>
          </table:table-cell>
          <table:table-cell office:value-type="float" office:value="0.000043254" calcext:value-type="float">
            <text:p>0.000043254</text:p>
          </table:table-cell>
          <table:table-cell office:value-type="float" office:value="0.12202381" calcext:value-type="float">
            <text:p>0.12202381</text:p>
          </table:table-cell>
          <table:table-cell office:value-type="float" office:value="0.024075161" calcext:value-type="float">
            <text:p>0.024075161</text:p>
          </table:table-cell>
          <table:table-cell office:value-type="float" office:value="0.161417323" calcext:value-type="float">
            <text:p>0.161417323</text:p>
          </table:table-cell>
          <table:table-cell office:value-type="float" office:value="41" calcext:value-type="float">
            <text:p>41</text:p>
          </table:table-cell>
          <table:table-cell office:value-type="float" office:value="1703" calcext:value-type="float">
            <text:p>170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03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b <text:s/>&lt;actedIn&gt; <text:s/>?f <text:s/>?i <text:s/>&lt;created&gt; <text:s/>?f <text:s/>?a <text:s/>&lt;influences&gt; <text:s/>?i <text:s text:c="2"/>=&gt; ?a <text:s/>&lt;influences&gt; <text:s/>?b</text:p>
          </table:table-cell>
          <table:table-cell office:value-type="float" office:value="0.000164576" calcext:value-type="float">
            <text:p>0.000164576</text:p>
          </table:table-cell>
          <table:table-cell office:value-type="float" office:value="0.011182796" calcext:value-type="float">
            <text:p>0.011182796</text:p>
          </table:table-cell>
          <table:table-cell office:value-type="float" office:value="0.004756533" calcext:value-type="float">
            <text:p>0.004756533</text:p>
          </table:table-cell>
          <table:table-cell office:value-type="float" office:value="0.161658031" calcext:value-type="float">
            <text:p>0.161658031</text:p>
          </table:table-cell>
          <table:table-cell office:value-type="float" office:value="156" calcext:value-type="float">
            <text:p>156</text:p>
          </table:table-cell>
          <table:table-cell office:value-type="float" office:value="32797" calcext:value-type="float">
            <text:p>32797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04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directed&gt; <text:s/>?b <text:s text:c="2"/>=&gt; ?a <text:s/>&lt;produced&gt; <text:s/>?b</text:p>
          </table:table-cell>
          <table:table-cell office:value-type="float" office:value="0.002395853" calcext:value-type="float">
            <text:p>0.002395853</text:p>
          </table:table-cell>
          <table:table-cell office:value-type="float" office:value="0.112559477" calcext:value-type="float">
            <text:p>0.112559477</text:p>
          </table:table-cell>
          <table:table-cell office:value-type="float" office:value="0.067845726" calcext:value-type="float">
            <text:p>0.067845726</text:p>
          </table:table-cell>
          <table:table-cell office:value-type="float" office:value="0.161890505" calcext:value-type="float">
            <text:p>0.161890505</text:p>
          </table:table-cell>
          <table:table-cell office:value-type="float" office:value="2271" calcext:value-type="float">
            <text:p>2271</text:p>
          </table:table-cell>
          <table:table-cell office:value-type="float" office:value="33473" calcext:value-type="float">
            <text:p>33473</text:p>
          </table:table-cell>
          <table:table-cell office:value-type="float" office:value="14028" calcext:value-type="float">
            <text:p>14028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05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graduatedFrom&gt; <text:s/>?b <text:s text:c="2"/>=&gt; ?a <text:s/>&lt;worksAt&gt; <text:s/>?b</text:p>
          </table:table-cell>
          <table:table-cell office:value-type="float" office:value="0.00023104" calcext:value-type="float">
            <text:p>0.00023104</text:p>
          </table:table-cell>
          <table:table-cell office:value-type="float" office:value="0.089901478" calcext:value-type="float">
            <text:p>0.089901478</text:p>
          </table:table-cell>
          <table:table-cell office:value-type="float" office:value="0.018442105" calcext:value-type="float">
            <text:p>0.018442105</text:p>
          </table:table-cell>
          <table:table-cell office:value-type="float" office:value="0.162462908" calcext:value-type="float">
            <text:p>0.162462908</text:p>
          </table:table-cell>
          <table:table-cell office:value-type="float" office:value="219" calcext:value-type="float">
            <text:p>219</text:p>
          </table:table-cell>
          <table:table-cell office:value-type="float" office:value="11875" calcext:value-type="float">
            <text:p>11875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06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worksAt&gt; <text:s/>?b <text:s text:c="2"/>=&gt; ?a <text:s/>&lt;graduatedFrom&gt; <text:s/>?b</text:p>
          </table:table-cell>
          <table:table-cell office:value-type="float" office:value="0.00023104" calcext:value-type="float">
            <text:p>0.00023104</text:p>
          </table:table-cell>
          <table:table-cell office:value-type="float" office:value="0.018442105" calcext:value-type="float">
            <text:p>0.018442105</text:p>
          </table:table-cell>
          <table:table-cell office:value-type="float" office:value="0.089901478" calcext:value-type="float">
            <text:p>0.089901478</text:p>
          </table:table-cell>
          <table:table-cell office:value-type="float" office:value="0.162462908" calcext:value-type="float">
            <text:p>0.162462908</text:p>
          </table:table-cell>
          <table:table-cell office:value-type="float" office:value="219" calcext:value-type="float">
            <text:p>219</text:p>
          </table:table-cell>
          <table:table-cell office:value-type="float" office:value="2436" calcext:value-type="float">
            <text:p>2436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07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i <text:s/>&lt;graduatedFrom&gt; <text:s/>?b <text:s/>?a <text:s/>&lt;graduatedFrom&gt; <text:s/>?f <text:s/>?i <text:s/>&lt;graduatedFrom&gt; <text:s/>?f <text:s text:c="2"/>=&gt; ?a <text:s/>&lt;worksAt&gt; <text:s/>?b</text:p>
          </table:table-cell>
          <table:table-cell office:value-type="float" office:value="0.00023104" calcext:value-type="float">
            <text:p>0.00023104</text:p>
          </table:table-cell>
          <table:table-cell office:value-type="float" office:value="0.089901478" calcext:value-type="float">
            <text:p>0.089901478</text:p>
          </table:table-cell>
          <table:table-cell office:value-type="float" office:value="0.018442105" calcext:value-type="float">
            <text:p>0.018442105</text:p>
          </table:table-cell>
          <table:table-cell office:value-type="float" office:value="0.162462908" calcext:value-type="float">
            <text:p>0.162462908</text:p>
          </table:table-cell>
          <table:table-cell office:value-type="float" office:value="219" calcext:value-type="float">
            <text:p>219</text:p>
          </table:table-cell>
          <table:table-cell office:value-type="float" office:value="11875" calcext:value-type="float">
            <text:p>11875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8097221252435" calcext:value-type="float">
            <text:p>45.8097221252</text:p>
          </table:table-cell>
          <table:table-cell table:formula="of:=IF([.L108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worksAt&gt; <text:s/>?b <text:s/>?a <text:s/>&lt;worksAt&gt; <text:s/>?f <text:s/>?i <text:s/>&lt;worksAt&gt; <text:s/>?f <text:s text:c="2"/>=&gt; ?a <text:s/>&lt;graduatedFrom&gt; <text:s/>?b</text:p>
          </table:table-cell>
          <table:table-cell office:value-type="float" office:value="0.00023104" calcext:value-type="float">
            <text:p>0.00023104</text:p>
          </table:table-cell>
          <table:table-cell office:value-type="float" office:value="0.018442105" calcext:value-type="float">
            <text:p>0.018442105</text:p>
          </table:table-cell>
          <table:table-cell office:value-type="float" office:value="0.089901478" calcext:value-type="float">
            <text:p>0.089901478</text:p>
          </table:table-cell>
          <table:table-cell office:value-type="float" office:value="0.162462908" calcext:value-type="float">
            <text:p>0.162462908</text:p>
          </table:table-cell>
          <table:table-cell office:value-type="float" office:value="219" calcext:value-type="float">
            <text:p>219</text:p>
          </table:table-cell>
          <table:table-cell office:value-type="float" office:value="2436" calcext:value-type="float">
            <text:p>2436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772459665033" calcext:value-type="float">
            <text:p>1.9277245967</text:p>
          </table:table-cell>
          <table:table-cell table:formula="of:=IF([.L109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j <text:s/>&lt;exports&gt; <text:s/>?b <text:s/>?e <text:s/>&lt;isLeaderOf&gt; <text:s/>?a <text:s/>?e <text:s/>&lt;livesIn&gt; <text:s/>?j <text:s text:c="2"/>=&gt; ?a <text:s/>&lt;exports&gt; <text:s/>?b</text:p>
          </table:table-cell>
          <table:table-cell office:value-type="float" office:value="0.000029539" calcext:value-type="float">
            <text:p>0.000029539</text:p>
          </table:table-cell>
          <table:table-cell office:value-type="float" office:value="0.055226824" calcext:value-type="float">
            <text:p>0.055226824</text:p>
          </table:table-cell>
          <table:table-cell table:number-columns-repeated="2" office:value-type="float" office:value="0.16374269" calcext:value-type="float">
            <text:p>0.1637426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10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i <text:s/>&lt;diedIn&gt; <text:s/>?f <text:s/>?i <text:s/>&lt;isCitizenOf&gt; <text:s/>?b <text:s/>?a <text:s/>&lt;livesIn&gt; <text:s/>?f <text:s text:c="2"/>=&gt; ?a <text:s/>&lt;isCitizenOf&gt; <text:s/>?b</text:p>
          </table:table-cell>
          <table:table-cell office:value-type="float" office:value="0.000384012" calcext:value-type="float">
            <text:p>0.000384012</text:p>
          </table:table-cell>
          <table:table-cell office:value-type="float" office:value="0.024982841" calcext:value-type="float">
            <text:p>0.024982841</text:p>
          </table:table-cell>
          <table:table-cell office:value-type="float" office:value="0.031183072" calcext:value-type="float">
            <text:p>0.031183072</text:p>
          </table:table-cell>
          <table:table-cell office:value-type="float" office:value="0.16374269" calcext:value-type="float">
            <text:p>0.16374269</text:p>
          </table:table-cell>
          <table:table-cell office:value-type="float" office:value="364" calcext:value-type="float">
            <text:p>364</text:p>
          </table:table-cell>
          <table:table-cell office:value-type="float" office:value="11673" calcext:value-type="float">
            <text:p>11673</text:p>
          </table:table-cell>
          <table:table-cell office:value-type="float" office:value="2223" calcext:value-type="float">
            <text:p>2223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87.44928205741" calcext:value-type="float">
            <text:p>8487.4492820574</text:p>
          </table:table-cell>
          <table:table-cell table:formula="of:=IF([.L111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a <text:s/>&lt;directed&gt; <text:s/>?f <text:s/>?i <text:s/>&lt;directed&gt; <text:s/>?f <text:s/>?i <text:s/>&lt;produced&gt; <text:s/>?b <text:s text:c="2"/>=&gt; ?a <text:s/>&lt;directed&gt; <text:s/>?b</text:p>
          </table:table-cell>
          <table:table-cell office:value-type="float" office:value="0.003037279" calcext:value-type="float">
            <text:p>0.003037279</text:p>
          </table:table-cell>
          <table:table-cell office:value-type="float" office:value="0.08600962" calcext:value-type="float">
            <text:p>0.08600962</text:p>
          </table:table-cell>
          <table:table-cell office:value-type="float" office:value="0.146648329" calcext:value-type="float">
            <text:p>0.146648329</text:p>
          </table:table-cell>
          <table:table-cell office:value-type="float" office:value="0.165023501" calcext:value-type="float">
            <text:p>0.165023501</text:p>
          </table:table-cell>
          <table:table-cell office:value-type="float" office:value="2879" calcext:value-type="float">
            <text:p>2879</text:p>
          </table:table-cell>
          <table:table-cell office:value-type="float" office:value="19632" calcext:value-type="float">
            <text:p>19632</text:p>
          </table:table-cell>
          <table:table-cell office:value-type="float" office:value="17446" calcext:value-type="float">
            <text:p>17446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1821058166757" calcext:value-type="float">
            <text:p>4.2182105817</text:p>
          </table:table-cell>
          <table:table-cell table:formula="of:=IF([.L112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isLeaderOf&gt; <text:s/>?f <text:s/>?a <text:s/>&lt;livesIn&gt; <text:s/>?f <text:s/>?i <text:s/>&lt;wasBornIn&gt; <text:s/>?b <text:s text:c="2"/>=&gt; ?a <text:s/>&lt;livesIn&gt; <text:s/>?b</text:p>
          </table:table-cell>
          <table:table-cell office:value-type="float" office:value="0.000975854" calcext:value-type="float">
            <text:p>0.000975854</text:p>
          </table:table-cell>
          <table:table-cell office:value-type="float" office:value="0.063386555" calcext:value-type="float">
            <text:p>0.063386555</text:p>
          </table:table-cell>
          <table:table-cell table:number-columns-repeated="2" office:value-type="float" office:value="0.165326184" calcext:value-type="float">
            <text:p>0.165326184</text:p>
          </table:table-cell>
          <table:table-cell office:value-type="float" office:value="925" calcext:value-type="float">
            <text:p>925</text:p>
          </table:table-cell>
          <table:table-cell table:number-columns-repeated="2" office:value-type="float" office:value="5595" calcext:value-type="float">
            <text:p>5595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967356989433" calcext:value-type="float">
            <text:p>0.1496735699</text:p>
          </table:table-cell>
          <table:table-cell table:formula="of:=IF([.L113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isLocatedIn&gt; <text:s/>?b <text:s/>?i <text:s/>&lt;isLocatedIn&gt; <text:s/>?f <text:s/>?a <text:s/>&lt;livesIn&gt; <text:s/>?f <text:s text:c="2"/>=&gt; ?a <text:s/>&lt;isCitizenOf&gt; <text:s/>?b</text:p>
          </table:table-cell>
          <table:table-cell office:value-type="float" office:value="0.0006889" calcext:value-type="float">
            <text:p>0.0006889</text:p>
          </table:table-cell>
          <table:table-cell office:value-type="float" office:value="0.044818119" calcext:value-type="float">
            <text:p>0.044818119</text:p>
          </table:table-cell>
          <table:table-cell office:value-type="float" office:value="0.031800916" calcext:value-type="float">
            <text:p>0.031800916</text:p>
          </table:table-cell>
          <table:table-cell office:value-type="float" office:value="0.168342356" calcext:value-type="float">
            <text:p>0.168342356</text:p>
          </table:table-cell>
          <table:table-cell office:value-type="float" office:value="653" calcext:value-type="float">
            <text:p>653</text:p>
          </table:table-cell>
          <table:table-cell office:value-type="float" office:value="20534" calcext:value-type="float">
            <text:p>20534</text:p>
          </table:table-cell>
          <table:table-cell office:value-type="float" office:value="3879" calcext:value-type="float">
            <text:p>3879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65.8541526316" calcext:value-type="float">
            <text:p>10165.8541526316</text:p>
          </table:table-cell>
          <table:table-cell table:formula="of:=IF([.L114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isCitizenOf&gt; <text:s/>?b <text:s/>?a <text:s/>&lt;isLeaderOf&gt; <text:s/>?f <text:s/>?i <text:s/>&lt;livesIn&gt; <text:s/>?f <text:s text:c="2"/>=&gt; ?a <text:s/>&lt;isLeaderOf&gt; <text:s/>?b</text:p>
          </table:table-cell>
          <table:table-cell office:value-type="float" office:value="0.000162466" calcext:value-type="float">
            <text:p>0.000162466</text:p>
          </table:table-cell>
          <table:table-cell office:value-type="float" office:value="0.024141715" calcext:value-type="float">
            <text:p>0.024141715</text:p>
          </table:table-cell>
          <table:table-cell table:number-columns-repeated="2" office:value-type="float" office:value="0.168674699" calcext:value-type="float">
            <text:p>0.168674699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913" calcext:value-type="float">
            <text:p>913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8668553976385" calcext:value-type="float">
            <text:p>4.8866855398</text:p>
          </table:table-cell>
          <table:table-cell table:formula="of:=IF([.L115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b <text:s/>&lt;dealsWith&gt; <text:s/>?a <text:s/>?g <text:s/>&lt;isCitizenOf&gt; <text:s/>?a <text:s/>?g <text:s/>&lt;isLeaderOf&gt; <text:s/>?a <text:s text:c="2"/>=&gt; ?a <text:s/>&lt;dealsWith&gt; <text:s/>?b</text:p>
          </table:table-cell>
          <table:table-cell office:value-type="float" office:value="0.000013715" calcext:value-type="float">
            <text:p>0.000013715</text:p>
          </table:table-cell>
          <table:table-cell office:value-type="float" office:value="0.018867925" calcext:value-type="float">
            <text:p>0.018867925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168831169" calcext:value-type="float">
            <text:p>0.168831169</text:p>
          </table:table-cell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16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b <text:s/>&lt;dealsWith&gt; <text:s/>?f <text:s/>?i <text:s/>&lt;isCitizenOf&gt; <text:s/>?a <text:s/>?i <text:s/>&lt;isLeaderOf&gt; <text:s/>?f <text:s text:c="2"/>=&gt; ?a <text:s/>&lt;dealsWith&gt; <text:s/>?b</text:p>
          </table:table-cell>
          <table:table-cell office:value-type="float" office:value="0.000013715" calcext:value-type="float">
            <text:p>0.000013715</text:p>
          </table:table-cell>
          <table:table-cell office:value-type="float" office:value="0.018867925" calcext:value-type="float">
            <text:p>0.018867925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168831169" calcext:value-type="float">
            <text:p>0.168831169</text:p>
          </table:table-cell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17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b <text:s/>&lt;dealsWith&gt; <text:s/>?f <text:s/>?i <text:s/>&lt;isCitizenOf&gt; <text:s/>?f <text:s/>?i <text:s/>&lt;isLeaderOf&gt; <text:s/>?a <text:s text:c="2"/>=&gt; ?a <text:s/>&lt;dealsWith&gt; <text:s/>?b</text:p>
          </table:table-cell>
          <table:table-cell office:value-type="float" office:value="0.000013715" calcext:value-type="float">
            <text:p>0.000013715</text:p>
          </table:table-cell>
          <table:table-cell office:value-type="float" office:value="0.018867925" calcext:value-type="float">
            <text:p>0.018867925</text:p>
          </table:table-cell>
          <table:table-cell office:value-type="float" office:value="0.002784322" calcext:value-type="float">
            <text:p>0.002784322</text:p>
          </table:table-cell>
          <table:table-cell office:value-type="float" office:value="0.168831169" calcext:value-type="float">
            <text:p>0.168831169</text:p>
          </table:table-cell>
          <table:table-cell office:value-type="float" office:value="13" calcext:value-type="float">
            <text:p>13</text:p>
          </table:table-cell>
          <table:table-cell office:value-type="float" office:value="4669" calcext:value-type="float">
            <text:p>466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18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wasBornIn&gt; <text:s/>?b <text:s text:c="2"/>=&gt; ?a <text:s/>&lt;isLeaderOf&gt; <text:s/>?b</text:p>
          </table:table-cell>
          <table:table-cell office:value-type="float" office:value="0.000104443" calcext:value-type="float">
            <text:p>0.000104443</text:p>
          </table:table-cell>
          <table:table-cell office:value-type="float" office:value="0.015519674" calcext:value-type="float">
            <text:p>0.015519674</text:p>
          </table:table-cell>
          <table:table-cell office:value-type="float" office:value="0.001769026" calcext:value-type="float">
            <text:p>0.001769026</text:p>
          </table:table-cell>
          <table:table-cell office:value-type="float" office:value="0.169230769" calcext:value-type="float">
            <text:p>0.169230769</text:p>
          </table:table-cell>
          <table:table-cell office:value-type="float" office:value="99" calcext:value-type="float">
            <text:p>99</text:p>
          </table:table-cell>
          <table:table-cell office:value-type="float" office:value="55963" calcext:value-type="float">
            <text:p>55963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19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i <text:s/>&lt;isLocatedIn&gt; <text:s/>?f <text:s/>?a <text:s/>&lt;livesIn&gt; <text:s/>?f <text:s/>?i <text:s/>&lt;wasBornIn&gt; <text:s/>?b <text:s text:c="2"/>=&gt; ?a <text:s/>&lt;livesIn&gt; <text:s/>?b</text:p>
          </table:table-cell>
          <table:table-cell office:value-type="float" office:value="0.000310163" calcext:value-type="float">
            <text:p>0.000310163</text:p>
          </table:table-cell>
          <table:table-cell office:value-type="float" office:value="0.020146646" calcext:value-type="float">
            <text:p>0.020146646</text:p>
          </table:table-cell>
          <table:table-cell table:number-columns-repeated="2" office:value-type="float" office:value="0.16945245" calcext:value-type="float">
            <text:p>0.16945245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float" office:value="1735" calcext:value-type="float">
            <text:p>1735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4754640929232" calcext:value-type="float">
            <text:p>2.8475464093</text:p>
          </table:table-cell>
          <table:table-cell table:formula="of:=IF([.L120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isLocatedIn&gt; <text:s/>?b <text:s/>?i <text:s/>&lt;isLocatedIn&gt; <text:s/>?f <text:s/>?a <text:s/>&lt;wasBornIn&gt; <text:s/>?f <text:s text:c="2"/>=&gt; ?a <text:s/>&lt;isLeaderOf&gt; <text:s/>?b</text:p>
          </table:table-cell>
          <table:table-cell office:value-type="float" office:value="0.000104443" calcext:value-type="float">
            <text:p>0.000104443</text:p>
          </table:table-cell>
          <table:table-cell office:value-type="float" office:value="0.015519674" calcext:value-type="float">
            <text:p>0.015519674</text:p>
          </table:table-cell>
          <table:table-cell office:value-type="float" office:value="0.001550703" calcext:value-type="float">
            <text:p>0.001550703</text:p>
          </table:table-cell>
          <table:table-cell office:value-type="float" office:value="0.169811321" calcext:value-type="float">
            <text:p>0.169811321</text:p>
          </table:table-cell>
          <table:table-cell office:value-type="float" office:value="99" calcext:value-type="float">
            <text:p>99</text:p>
          </table:table-cell>
          <table:table-cell office:value-type="float" office:value="63842" calcext:value-type="float">
            <text:p>63842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19.78623539373" calcext:value-type="float">
            <text:p>3719.7862353937</text:p>
          </table:table-cell>
          <table:table-cell table:formula="of:=IF([.L121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a <text:s/>&lt;isLocatedIn&gt; <text:s/>?b <text:s text:c="2"/>=&gt; ?a <text:s/>&lt;diedIn&gt; <text:s/>?b</text:p>
          </table:table-cell>
          <table:table-cell office:value-type="float" office:value="0.000253194" calcext:value-type="float">
            <text:p>0.000253194</text:p>
          </table:table-cell>
          <table:table-cell office:value-type="float" office:value="0.01083228" calcext:value-type="float">
            <text:p>0.01083228</text:p>
          </table:table-cell>
          <table:table-cell office:value-type="float" office:value="0.001126311" calcext:value-type="float">
            <text:p>0.001126311</text:p>
          </table:table-cell>
          <table:table-cell office:value-type="float" office:value="0.16985138" calcext:value-type="float">
            <text:p>0.16985138</text:p>
          </table:table-cell>
          <table:table-cell office:value-type="float" office:value="240" calcext:value-type="float">
            <text:p>240</text:p>
          </table:table-cell>
          <table:table-cell office:value-type="float" office:value="213085" calcext:value-type="float">
            <text:p>213085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22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livesIn&gt; <text:s/>?b <text:s text:c="2"/>=&gt; ?a <text:s/>&lt;wasBornIn&gt; <text:s/>?b</text:p>
          </table:table-cell>
          <table:table-cell office:value-type="float" office:value="0.000815497" calcext:value-type="float">
            <text:p>0.000815497</text:p>
          </table:table-cell>
          <table:table-cell office:value-type="float" office:value="0.013812698" calcext:value-type="float">
            <text:p>0.013812698</text:p>
          </table:table-cell>
          <table:table-cell office:value-type="float" office:value="0.052970602" calcext:value-type="float">
            <text:p>0.052970602</text:p>
          </table:table-cell>
          <table:table-cell office:value-type="float" office:value="0.171169176" calcext:value-type="float">
            <text:p>0.171169176</text:p>
          </table:table-cell>
          <table:table-cell office:value-type="float" office:value="773" calcext:value-type="float">
            <text:p>773</text:p>
          </table:table-cell>
          <table:table-cell office:value-type="float" office:value="14593" calcext:value-type="float">
            <text:p>14593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23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e <text:s/>&lt;exports&gt; <text:s/>?b <text:s/>?i <text:s/>&lt;isCitizenOf&gt; <text:s/>?a <text:s/>?i <text:s/>&lt;livesIn&gt; <text:s/>?e <text:s text:c="2"/>=&gt; ?a <text:s/>&lt;imports&gt; <text:s/>?b</text:p>
          </table:table-cell>
          <table:table-cell office:value-type="float" office:value="0.000046419" calcext:value-type="float">
            <text:p>0.000046419</text:p>
          </table:table-cell>
          <table:table-cell office:value-type="float" office:value="0.130952381" calcext:value-type="float">
            <text:p>0.130952381</text:p>
          </table:table-cell>
          <table:table-cell office:value-type="float" office:value="0.124293785" calcext:value-type="float">
            <text:p>0.124293785</text:p>
          </table:table-cell>
          <table:table-cell office:value-type="float" office:value="0.171206226" calcext:value-type="float">
            <text:p>0.171206226</text:p>
          </table:table-cell>
          <table:table-cell office:value-type="float" office:value="44" calcext:value-type="float">
            <text:p>44</text:p>
          </table:table-cell>
          <table:table-cell office:value-type="float" office:value="354" calcext:value-type="float">
            <text:p>354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24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i <text:s/>&lt;diedIn&gt; <text:s/>?b <text:s/>?a <text:s/>&lt;hasCapital&gt; <text:s/>?f <text:s/>?i <text:s/>&lt;isLocatedIn&gt; <text:s/>?f <text:s text:c="2"/>=&gt; ?a <text:s/>&lt;hasCapital&gt; <text:s/>?b</text:p>
          </table:table-cell>
          <table:table-cell office:value-type="float" office:value="0.000109718" calcext:value-type="float">
            <text:p>0.000109718</text:p>
          </table:table-cell>
          <table:table-cell office:value-type="float" office:value="0.049079755" calcext:value-type="float">
            <text:p>0.049079755</text:p>
          </table:table-cell>
          <table:table-cell table:number-columns-repeated="2" office:value-type="float" office:value="0.171334432" calcext:value-type="float">
            <text:p>0.171334432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607" calcext:value-type="float">
            <text:p>607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5097694048566" calcext:value-type="float">
            <text:p>33.5097694049</text:p>
          </table:table-cell>
          <table:table-cell table:formula="of:=IF([.L125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a <text:s/>&lt;hasCapital&gt; <text:s/>?f <text:s/>?i <text:s/>&lt;livesIn&gt; <text:s/>?f <text:s/>?i <text:s/>&lt;wasBornIn&gt; <text:s/>?b <text:s text:c="2"/>=&gt; ?a <text:s/>&lt;hasCapital&gt; <text:s/>?b</text:p>
          </table:table-cell>
          <table:table-cell office:value-type="float" office:value="0.000176181" calcext:value-type="float">
            <text:p>0.000176181</text:p>
          </table:table-cell>
          <table:table-cell office:value-type="float" office:value="0.07881076" calcext:value-type="float">
            <text:p>0.07881076</text:p>
          </table:table-cell>
          <table:table-cell table:number-columns-repeated="2" office:value-type="float" office:value="0.172342621" calcext:value-type="float">
            <text:p>0.172342621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969" calcext:value-type="float">
            <text:p>969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7381722136394" calcext:value-type="float">
            <text:p>2.9738172214</text:p>
          </table:table-cell>
          <table:table-cell table:formula="of:=IF([.L126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holdsPoliticalPosition&gt; <text:s/>?b <text:s/>?a <text:s/>&lt;isCitizenOf&gt; <text:s/>?f <text:s/>?i <text:s/>&lt;livesIn&gt; <text:s/>?f <text:s text:c="2"/>=&gt; ?a <text:s/>&lt;holdsPoliticalPosition&gt; <text:s/>?b</text:p>
          </table:table-cell>
          <table:table-cell office:value-type="float" office:value="0.000030594" calcext:value-type="float">
            <text:p>0.000030594</text:p>
          </table:table-cell>
          <table:table-cell office:value-type="float" office:value="0.01193907" calcext:value-type="float">
            <text:p>0.01193907</text:p>
          </table:table-cell>
          <table:table-cell office:value-type="float" office:value="0.002103889" calcext:value-type="float">
            <text:p>0.002103889</text:p>
          </table:table-cell>
          <table:table-cell office:value-type="float" office:value="0.172619048" calcext:value-type="float">
            <text:p>0.172619048</text:p>
          </table:table-cell>
          <table:table-cell office:value-type="float" office:value="29" calcext:value-type="float">
            <text:p>29</text:p>
          </table:table-cell>
          <table:table-cell office:value-type="float" office:value="13784" calcext:value-type="float">
            <text:p>13784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80.74983712145" calcext:value-type="float">
            <text:p>5380.7498371215</text:p>
          </table:table-cell>
          <table:table-cell table:formula="of:=IF([.L127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created&gt; <text:s/>?b <text:s/>?a <text:s/>&lt;produced&gt; <text:s/>?f <text:s/>?i <text:s/>&lt;produced&gt; <text:s/>?f <text:s text:c="2"/>=&gt; ?a <text:s/>&lt;directed&gt; <text:s/>?b</text:p>
          </table:table-cell>
          <table:table-cell office:value-type="float" office:value="0.002958155" calcext:value-type="float">
            <text:p>0.002958155</text:p>
          </table:table-cell>
          <table:table-cell office:value-type="float" office:value="0.083769008" calcext:value-type="float">
            <text:p>0.083769008</text:p>
          </table:table-cell>
          <table:table-cell office:value-type="float" office:value="0.065721317" calcext:value-type="float">
            <text:p>0.065721317</text:p>
          </table:table-cell>
          <table:table-cell office:value-type="float" office:value="0.173311082" calcext:value-type="float">
            <text:p>0.173311082</text:p>
          </table:table-cell>
          <table:table-cell office:value-type="float" office:value="2804" calcext:value-type="float">
            <text:p>2804</text:p>
          </table:table-cell>
          <table:table-cell office:value-type="float" office:value="42665" calcext:value-type="float">
            <text:p>42665</text:p>
          </table:table-cell>
          <table:table-cell office:value-type="float" office:value="16179" calcext:value-type="float">
            <text:p>16179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4182751658958" calcext:value-type="float">
            <text:p>2.9418275166</text:p>
          </table:table-cell>
          <table:table-cell table:formula="of:=IF([.L128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b <text:s/>&lt;dealsWith&gt; <text:s/>?a <text:s/>?a <text:s/>&lt;exports&gt; <text:s/>?h <text:s/>?a <text:s/>&lt;imports&gt; <text:s/>?h <text:s text:c="2"/>=&gt; ?a <text:s/>&lt;dealsWith&gt; <text:s/>?b</text:p>
          </table:table-cell>
          <table:table-cell office:value-type="float" office:value="0.000041144" calcext:value-type="float">
            <text:p>0.000041144</text:p>
          </table:table-cell>
          <table:table-cell office:value-type="float" office:value="0.056603774" calcext:value-type="float">
            <text:p>0.056603774</text:p>
          </table:table-cell>
          <table:table-cell office:value-type="float" office:value="0.167381974" calcext:value-type="float">
            <text:p>0.167381974</text:p>
          </table:table-cell>
          <table:table-cell office:value-type="float" office:value="0.174107143" calcext:value-type="float">
            <text:p>0.174107143</text:p>
          </table:table-cell>
          <table:table-cell office:value-type="float" office:value="39" calcext:value-type="float">
            <text:p>39</text:p>
          </table:table-cell>
          <table:table-cell office:value-type="float" office:value="233" calcext:value-type="float">
            <text:p>233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29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e <text:s/>&lt;imports&gt; <text:s/>?b <text:s/>?i <text:s/>&lt;isCitizenOf&gt; <text:s/>?a <text:s/>?i <text:s/>&lt;isCitizenOf&gt; <text:s/>?e <text:s text:c="2"/>=&gt; ?a <text:s/>&lt;exports&gt; <text:s/>?b</text:p>
          </table:table-cell>
          <table:table-cell office:value-type="float" office:value="0.000043254" calcext:value-type="float">
            <text:p>0.000043254</text:p>
          </table:table-cell>
          <table:table-cell office:value-type="float" office:value="0.08086785" calcext:value-type="float">
            <text:p>0.08086785</text:p>
          </table:table-cell>
          <table:table-cell office:value-type="float" office:value="0.159533074" calcext:value-type="float">
            <text:p>0.159533074</text:p>
          </table:table-cell>
          <table:table-cell office:value-type="float" office:value="0.174468085" calcext:value-type="float">
            <text:p>0.174468085</text:p>
          </table:table-cell>
          <table:table-cell office:value-type="float" office:value="41" calcext:value-type="float">
            <text:p>41</text:p>
          </table:table-cell>
          <table:table-cell office:value-type="float" office:value="257" calcext:value-type="float">
            <text:p>257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30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i <text:s/>&lt;holdsPoliticalPosition&gt; <text:s/>?b <text:s/>?i <text:s/>&lt;isCitizenOf&gt; <text:s/>?f <text:s/>?a <text:s/>&lt;livesIn&gt; <text:s/>?f <text:s text:c="2"/>=&gt; ?a <text:s/>&lt;holdsPoliticalPosition&gt; <text:s/>?b</text:p>
          </table:table-cell>
          <table:table-cell office:value-type="float" office:value="0.000027429" calcext:value-type="float">
            <text:p>0.000027429</text:p>
          </table:table-cell>
          <table:table-cell office:value-type="float" office:value="0.010703993" calcext:value-type="float">
            <text:p>0.010703993</text:p>
          </table:table-cell>
          <table:table-cell office:value-type="float" office:value="0.001900863" calcext:value-type="float">
            <text:p>0.001900863</text:p>
          </table:table-cell>
          <table:table-cell office:value-type="float" office:value="0.178082192" calcext:value-type="float">
            <text:p>0.178082192</text:p>
          </table:table-cell>
          <table:table-cell office:value-type="float" office:value="26" calcext:value-type="float">
            <text:p>26</text:p>
          </table:table-cell>
          <table:table-cell office:value-type="float" office:value="13678" calcext:value-type="float">
            <text:p>1367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53.6158667597" calcext:value-type="float">
            <text:p>13753.6158667597</text:p>
          </table:table-cell>
          <table:table-cell table:formula="of:=IF([.L131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b <text:s/>&lt;hasCapital&gt; <text:s/>?f <text:s/>?j <text:s/>&lt;hasCapital&gt; <text:s/>?f <text:s/>?a <text:s/>&lt;isCitizenOf&gt; <text:s/>?j <text:s text:c="2"/>=&gt; ?a <text:s/>&lt;livesIn&gt; <text:s/>?b</text:p>
          </table:table-cell>
          <table:table-cell office:value-type="float" office:value="0.000683625" calcext:value-type="float">
            <text:p>0.000683625</text:p>
          </table:table-cell>
          <table:table-cell office:value-type="float" office:value="0.044404852" calcext:value-type="float">
            <text:p>0.044404852</text:p>
          </table:table-cell>
          <table:table-cell office:value-type="float" office:value="0.014816509" calcext:value-type="float">
            <text:p>0.014816509</text:p>
          </table:table-cell>
          <table:table-cell office:value-type="float" office:value="0.178463233" calcext:value-type="float">
            <text:p>0.178463233</text:p>
          </table:table-cell>
          <table:table-cell office:value-type="float" office:value="648" calcext:value-type="float">
            <text:p>648</text:p>
          </table:table-cell>
          <table:table-cell office:value-type="float" office:value="43735" calcext:value-type="float">
            <text:p>43735</text:p>
          </table:table-cell>
          <table:table-cell office:value-type="float" office:value="3631" calcext:value-type="float">
            <text:p>3631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32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e <text:s/>&lt;exports&gt; <text:s/>?b <text:s/>?i <text:s/>&lt;isCitizenOf&gt; <text:s/>?a <text:s/>?i <text:s/>&lt;isLocatedIn&gt; <text:s/>?e <text:s text:c="2"/>=&gt; ?a <text:s/>&lt;imports&gt; <text:s/>?b</text:p>
          </table:table-cell>
          <table:table-cell office:value-type="float" office:value="0.00001055" calcext:value-type="float">
            <text:p>0.00001055</text:p>
          </table:table-cell>
          <table:table-cell office:value-type="float" office:value="0.029761905" calcext:value-type="float">
            <text:p>0.029761905</text:p>
          </table:table-cell>
          <table:table-cell office:value-type="float" office:value="0.166666667" calcext:value-type="float">
            <text:p>0.166666667</text:p>
          </table:table-cell>
          <table:table-cell office:value-type="float" office:value="0.178571429" calcext:value-type="float">
            <text:p>0.178571429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33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j <text:s/>&lt;hasCapital&gt; <text:s/>?b <text:s/>?f <text:s/>&lt;isLocatedIn&gt; <text:s/>?j <text:s/>?a <text:s/>&lt;wasBornIn&gt; <text:s/>?f <text:s text:c="2"/>=&gt; ?a <text:s/>&lt;diedIn&gt; <text:s/>?b</text:p>
          </table:table-cell>
          <table:table-cell office:value-type="float" office:value="0.000544368" calcext:value-type="float">
            <text:p>0.000544368</text:p>
          </table:table-cell>
          <table:table-cell office:value-type="float" office:value="0.023289402" calcext:value-type="float">
            <text:p>0.023289402</text:p>
          </table:table-cell>
          <table:table-cell office:value-type="float" office:value="0.027489212" calcext:value-type="float">
            <text:p>0.027489212</text:p>
          </table:table-cell>
          <table:table-cell office:value-type="float" office:value="0.180356519" calcext:value-type="float">
            <text:p>0.180356519</text:p>
          </table:table-cell>
          <table:table-cell office:value-type="float" office:value="516" calcext:value-type="float">
            <text:p>516</text:p>
          </table:table-cell>
          <table:table-cell office:value-type="float" office:value="18771" calcext:value-type="float">
            <text:p>18771</text:p>
          </table:table-cell>
          <table:table-cell office:value-type="float" office:value="2861" calcext:value-type="float">
            <text:p>2861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34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isLeaderOf&gt; <text:s/>?f <text:s/>?i <text:s/>&lt;livesIn&gt; <text:s/>?b <text:s/>?i <text:s/>&lt;livesIn&gt; <text:s/>?f <text:s text:c="2"/>=&gt; ?a <text:s/>&lt;livesIn&gt; <text:s/>?b</text:p>
          </table:table-cell>
          <table:table-cell office:value-type="float" office:value="0.000359747" calcext:value-type="float">
            <text:p>0.000359747</text:p>
          </table:table-cell>
          <table:table-cell office:value-type="float" office:value="0.023367368" calcext:value-type="float">
            <text:p>0.023367368</text:p>
          </table:table-cell>
          <table:table-cell office:value-type="float" office:value="0.045545612" calcext:value-type="float">
            <text:p>0.045545612</text:p>
          </table:table-cell>
          <table:table-cell office:value-type="float" office:value="0.182939914" calcext:value-type="float">
            <text:p>0.182939914</text:p>
          </table:table-cell>
          <table:table-cell office:value-type="float" office:value="341" calcext:value-type="float">
            <text:p>341</text:p>
          </table:table-cell>
          <table:table-cell office:value-type="float" office:value="7487" calcext:value-type="float">
            <text:p>7487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.028883885179" calcext:value-type="float">
            <text:p>106.0288838852</text:p>
          </table:table-cell>
          <table:table-cell table:formula="of:=IF([.L135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b <text:s/>&lt;dealsWith&gt; <text:s/>?a <text:s text:c="2"/>=&gt; ?a <text:s/>&lt;dealsWith&gt; <text:s/>?b</text:p>
          </table:table-cell>
          <table:table-cell office:value-type="float" office:value="0.000099168" calcext:value-type="float">
            <text:p>0.000099168</text:p>
          </table:table-cell>
          <table:table-cell table:number-columns-repeated="2" office:value-type="float" office:value="0.136429608" calcext:value-type="float">
            <text:p>0.136429608</text:p>
          </table:table-cell>
          <table:table-cell office:value-type="float" office:value="0.183235867" calcext:value-type="float">
            <text:p>0.183235867</text:p>
          </table:table-cell>
          <table:table-cell office:value-type="float" office:value="94" calcext:value-type="float">
            <text:p>94</text:p>
          </table:table-cell>
          <table:table-cell office:value-type="float" office:value="689" calcext:value-type="float">
            <text:p>689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36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hasCapital&gt; <text:s/>?f <text:s/>?i <text:s/>&lt;isCitizenOf&gt; <text:s/>?b <text:s/>?i <text:s/>&lt;wasBornIn&gt; <text:s/>?f <text:s text:c="2"/>=&gt; ?a <text:s/>&lt;dealsWith&gt; <text:s/>?b</text:p>
          </table:table-cell>
          <table:table-cell office:value-type="float" office:value="0.000023209" calcext:value-type="float">
            <text:p>0.000023209</text:p>
          </table:table-cell>
          <table:table-cell office:value-type="float" office:value="0.031930334" calcext:value-type="float">
            <text:p>0.031930334</text:p>
          </table:table-cell>
          <table:table-cell office:value-type="float" office:value="0.026252983" calcext:value-type="float">
            <text:p>0.026252983</text:p>
          </table:table-cell>
          <table:table-cell office:value-type="float" office:value="0.183333333" calcext:value-type="float">
            <text:p>0.183333333</text:p>
          </table:table-cell>
          <table:table-cell office:value-type="float" office:value="22" calcext:value-type="float">
            <text:p>22</text:p>
          </table:table-cell>
          <table:table-cell office:value-type="float" office:value="838" calcext:value-type="float">
            <text:p>83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37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i <text:s/>&lt;isLocatedIn&gt; <text:s/>?b <text:s/>?i <text:s/>&lt;isLocatedIn&gt; <text:s/>?f <text:s/>?a <text:s/>&lt;livesIn&gt; <text:s/>?f <text:s text:c="2"/>=&gt; ?a <text:s/>&lt;diedIn&gt; <text:s/>?b</text:p>
          </table:table-cell>
          <table:table-cell office:value-type="float" office:value="0.000280624" calcext:value-type="float">
            <text:p>0.000280624</text:p>
          </table:table-cell>
          <table:table-cell office:value-type="float" office:value="0.012005777" calcext:value-type="float">
            <text:p>0.012005777</text:p>
          </table:table-cell>
          <table:table-cell office:value-type="float" office:value="0.012954125" calcext:value-type="float">
            <text:p>0.012954125</text:p>
          </table:table-cell>
          <table:table-cell office:value-type="float" office:value="0.184594032" calcext:value-type="float">
            <text:p>0.184594032</text:p>
          </table:table-cell>
          <table:table-cell office:value-type="float" office:value="266" calcext:value-type="float">
            <text:p>266</text:p>
          </table:table-cell>
          <table:table-cell office:value-type="float" office:value="20534" calcext:value-type="float">
            <text:p>20534</text:p>
          </table:table-cell>
          <table:table-cell office:value-type="float" office:value="1441" calcext:value-type="float">
            <text:p>1441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4.94326742502" calcext:value-type="float">
            <text:p>2014.943267425</text:p>
          </table:table-cell>
          <table:table-cell table:formula="of:=IF([.L138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a <text:s/>&lt;actedIn&gt; <text:s/>?b <text:s/>?a <text:s/>&lt;created&gt; <text:s/>?h <text:s/>?a <text:s/>&lt;directed&gt; <text:s/>?h <text:s text:c="2"/>=&gt; ?a <text:s/>&lt;directed&gt; <text:s/>?b</text:p>
          </table:table-cell>
          <table:table-cell office:value-type="float" office:value="0.000651976" calcext:value-type="float">
            <text:p>0.000651976</text:p>
          </table:table-cell>
          <table:table-cell office:value-type="float" office:value="0.018462642" calcext:value-type="float">
            <text:p>0.018462642</text:p>
          </table:table-cell>
          <table:table-cell office:value-type="float" office:value="0.154422789" calcext:value-type="float">
            <text:p>0.154422789</text:p>
          </table:table-cell>
          <table:table-cell office:value-type="float" office:value="0.18547419" calcext:value-type="float">
            <text:p>0.18547419</text:p>
          </table:table-cell>
          <table:table-cell office:value-type="float" office:value="618" calcext:value-type="float">
            <text:p>618</text:p>
          </table:table-cell>
          <table:table-cell office:value-type="float" office:value="4002" calcext:value-type="float">
            <text:p>4002</text:p>
          </table:table-cell>
          <table:table-cell office:value-type="float" office:value="3332" calcext:value-type="float">
            <text:p>3332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39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i <text:s/>&lt;isLeaderOf&gt; <text:s/>?f <text:s/>?i <text:s/>&lt;wasBornIn&gt; <text:s/>?b <text:s/>?a <text:s/>&lt;wasBornIn&gt; <text:s/>?f <text:s text:c="2"/>=&gt; ?a <text:s/>&lt;diedIn&gt; <text:s/>?b</text:p>
          </table:table-cell>
          <table:table-cell office:value-type="float" office:value="0.000399836" calcext:value-type="float">
            <text:p>0.000399836</text:p>
          </table:table-cell>
          <table:table-cell office:value-type="float" office:value="0.017105976" calcext:value-type="float">
            <text:p>0.017105976</text:p>
          </table:table-cell>
          <table:table-cell office:value-type="float" office:value="0.023184682" calcext:value-type="float">
            <text:p>0.023184682</text:p>
          </table:table-cell>
          <table:table-cell office:value-type="float" office:value="0.185693288" calcext:value-type="float">
            <text:p>0.185693288</text:p>
          </table:table-cell>
          <table:table-cell office:value-type="float" office:value="379" calcext:value-type="float">
            <text:p>379</text:p>
          </table:table-cell>
          <table:table-cell office:value-type="float" office:value="16347" calcext:value-type="float">
            <text:p>16347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9858190187657" calcext:value-type="float">
            <text:p>0.3998581902</text:p>
          </table:table-cell>
          <table:table-cell table:formula="of:=IF([.L140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isLeaderOf&gt; <text:s/>?b <text:s/>?a <text:s/>&lt;isLeaderOf&gt; <text:s/>?f <text:s/>?i <text:s/>&lt;livesIn&gt; <text:s/>?f <text:s text:c="2"/>=&gt; ?a <text:s/>&lt;isLeaderOf&gt; <text:s/>?b</text:p>
          </table:table-cell>
          <table:table-cell office:value-type="float" office:value="0.001521277" calcext:value-type="float">
            <text:p>0.001521277</text:p>
          </table:table-cell>
          <table:table-cell office:value-type="float" office:value="0.22605424" calcext:value-type="float">
            <text:p>0.22605424</text:p>
          </table:table-cell>
          <table:table-cell table:number-columns-repeated="2" office:value-type="float" office:value="0.187297052" calcext:value-type="float">
            <text:p>0.187297052</text:p>
          </table:table-cell>
          <table:table-cell office:value-type="float" office:value="1442" calcext:value-type="float">
            <text:p>1442</text:p>
          </table:table-cell>
          <table:table-cell table:number-columns-repeated="2" office:value-type="float" office:value="7699" calcext:value-type="float">
            <text:p>7699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43089578468825" calcext:value-type="float">
            <text:p>0.7430895785</text:p>
          </table:table-cell>
          <table:table-cell table:formula="of:=IF([.L141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diedIn&gt; <text:s/>?f <text:s/>?i <text:s/>&lt;isCitizenOf&gt; <text:s/>?b <text:s/>?a <text:s/>&lt;isLocatedIn&gt; <text:s/>?f <text:s text:c="2"/>=&gt; ?a <text:s/>&lt;isCitizenOf&gt; <text:s/>?b</text:p>
          </table:table-cell>
          <table:table-cell office:value-type="float" office:value="0.000335483" calcext:value-type="float">
            <text:p>0.000335483</text:p>
          </table:table-cell>
          <table:table-cell office:value-type="float" office:value="0.021825669" calcext:value-type="float">
            <text:p>0.021825669</text:p>
          </table:table-cell>
          <table:table-cell office:value-type="float" office:value="0.003951587" calcext:value-type="float">
            <text:p>0.003951587</text:p>
          </table:table-cell>
          <table:table-cell office:value-type="float" office:value="0.189173111" calcext:value-type="float">
            <text:p>0.189173111</text:p>
          </table:table-cell>
          <table:table-cell office:value-type="float" office:value="318" calcext:value-type="float">
            <text:p>318</text:p>
          </table:table-cell>
          <table:table-cell office:value-type="float" office:value="80474" calcext:value-type="float">
            <text:p>80474</text:p>
          </table:table-cell>
          <table:table-cell office:value-type="float" office:value="1681" calcext:value-type="float">
            <text:p>1681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489.844575672" calcext:value-type="float">
            <text:p>157489.844575672</text:p>
          </table:table-cell>
          <table:table-cell table:formula="of:=IF([.L142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e <text:s/>&lt;imports&gt; <text:s/>?b <text:s/>?i <text:s/>&lt;isCitizenOf&gt; <text:s/>?a <text:s/>?i <text:s/>&lt;livesIn&gt; <text:s/>?e <text:s text:c="2"/>=&gt; ?a <text:s/>&lt;exports&gt; <text:s/>?b</text:p>
          </table:table-cell>
          <table:table-cell office:value-type="float" office:value="0.000042199" calcext:value-type="float">
            <text:p>0.000042199</text:p>
          </table:table-cell>
          <table:table-cell office:value-type="float" office:value="0.078895464" calcext:value-type="float">
            <text:p>0.078895464</text:p>
          </table:table-cell>
          <table:table-cell office:value-type="float" office:value="0.175438596" calcext:value-type="float">
            <text:p>0.175438596</text:p>
          </table:table-cell>
          <table:table-cell office:value-type="float" office:value="0.18957346" calcext:value-type="float">
            <text:p>0.18957346</text:p>
          </table:table-cell>
          <table:table-cell office:value-type="float" office:value="40" calcext:value-type="float">
            <text:p>40</text:p>
          </table:table-cell>
          <table:table-cell office:value-type="float" office:value="228" calcext:value-type="float">
            <text:p>228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43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actedIn&gt; <text:s/>?b <text:s/>?a <text:s/>&lt;directed&gt; <text:s/>?h <text:s/>?a <text:s/>&lt;produced&gt; <text:s/>?h <text:s text:c="2"/>=&gt; ?a <text:s/>&lt;produced&gt; <text:s/>?b</text:p>
          </table:table-cell>
          <table:table-cell office:value-type="float" office:value="0.000302778" calcext:value-type="float">
            <text:p>0.000302778</text:p>
          </table:table-cell>
          <table:table-cell office:value-type="float" office:value="0.014224822" calcext:value-type="float">
            <text:p>0.014224822</text:p>
          </table:table-cell>
          <table:table-cell office:value-type="float" office:value="0.10413643" calcext:value-type="float">
            <text:p>0.10413643</text:p>
          </table:table-cell>
          <table:table-cell office:value-type="float" office:value="0.190444592" calcext:value-type="float">
            <text:p>0.190444592</text:p>
          </table:table-cell>
          <table:table-cell office:value-type="float" office:value="287" calcext:value-type="float">
            <text:p>287</text:p>
          </table:table-cell>
          <table:table-cell office:value-type="float" office:value="2756" calcext:value-type="float">
            <text:p>2756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44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g <text:s/>&lt;diedIn&gt; <text:s/>?b <text:s/>?b <text:s/>&lt;isLocatedIn&gt; <text:s/>?a <text:s/>?g <text:s/>&lt;wasBornIn&gt; <text:s/>?b <text:s text:c="2"/>=&gt; ?a <text:s/>&lt;hasCapital&gt; <text:s/>?b</text:p>
          </table:table-cell>
          <table:table-cell office:value-type="float" office:value="0.000029539" calcext:value-type="float">
            <text:p>0.000029539</text:p>
          </table:table-cell>
          <table:table-cell office:value-type="float" office:value="0.01321378" calcext:value-type="float">
            <text:p>0.01321378</text:p>
          </table:table-cell>
          <table:table-cell office:value-type="float" office:value="0.090614887" calcext:value-type="float">
            <text:p>0.090614887</text:p>
          </table:table-cell>
          <table:table-cell office:value-type="float" office:value="0.19047619" calcext:value-type="float">
            <text:p>0.19047619</text:p>
          </table:table-cell>
          <table:table-cell office:value-type="float" office:value="28" calcext:value-type="float">
            <text:p>28</text:p>
          </table:table-cell>
          <table:table-cell office:value-type="float" office:value="309" calcext:value-type="float">
            <text:p>30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45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b <text:s/>&lt;dealsWith&gt; <text:s/>?a <text:s/>?a <text:s/>&lt;hasCapital&gt; <text:s/>?h <text:s/>?h <text:s/>&lt;isLocatedIn&gt; <text:s/>?a <text:s text:c="2"/>=&gt; ?a <text:s/>&lt;dealsWith&gt; <text:s/>?b</text:p>
          </table:table-cell>
          <table:table-cell office:value-type="float" office:value="0.000032704" calcext:value-type="float">
            <text:p>0.000032704</text:p>
          </table:table-cell>
          <table:table-cell office:value-type="float" office:value="0.044992743" calcext:value-type="float">
            <text:p>0.044992743</text:p>
          </table:table-cell>
          <table:table-cell office:value-type="float" office:value="0.12704918" calcext:value-type="float">
            <text:p>0.12704918</text:p>
          </table:table-cell>
          <table:table-cell office:value-type="float" office:value="0.191358025" calcext:value-type="float">
            <text:p>0.191358025</text:p>
          </table:table-cell>
          <table:table-cell office:value-type="float" office:value="31" calcext:value-type="float">
            <text:p>31</text:p>
          </table:table-cell>
          <table:table-cell office:value-type="float" office:value="244" calcext:value-type="float">
            <text:p>24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46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b <text:s/>&lt;dealsWith&gt; <text:s/>?f <text:s/>?f <text:s/>&lt;hasCapital&gt; <text:s/>?j <text:s/>?j <text:s/>&lt;isLocatedIn&gt; <text:s/>?a <text:s text:c="2"/>=&gt; ?a <text:s/>&lt;dealsWith&gt; <text:s/>?b</text:p>
          </table:table-cell>
          <table:table-cell office:value-type="float" office:value="0.000032704" calcext:value-type="float">
            <text:p>0.000032704</text:p>
          </table:table-cell>
          <table:table-cell office:value-type="float" office:value="0.044992743" calcext:value-type="float">
            <text:p>0.044992743</text:p>
          </table:table-cell>
          <table:table-cell office:value-type="float" office:value="0.092814371" calcext:value-type="float">
            <text:p>0.092814371</text:p>
          </table:table-cell>
          <table:table-cell office:value-type="float" office:value="0.191358025" calcext:value-type="float">
            <text:p>0.191358025</text:p>
          </table:table-cell>
          <table:table-cell office:value-type="float" office:value="31" calcext:value-type="float">
            <text:p>31</text:p>
          </table:table-cell>
          <table:table-cell office:value-type="float" office:value="334" calcext:value-type="float">
            <text:p>33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224.914852412" calcext:value-type="float">
            <text:p>216224.914852412</text:p>
          </table:table-cell>
          <table:table-cell table:formula="of:=IF([.L147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a <text:s/>&lt;hasCapital&gt; <text:s/>?f <text:s/>?i <text:s/>&lt;isCitizenOf&gt; <text:s/>?b <text:s/>?i <text:s/>&lt;livesIn&gt; <text:s/>?f <text:s text:c="2"/>=&gt; ?a <text:s/>&lt;dealsWith&gt; <text:s/>?b</text:p>
          </table:table-cell>
          <table:table-cell office:value-type="float" office:value="0.00001055" calcext:value-type="float">
            <text:p>0.00001055</text:p>
          </table:table-cell>
          <table:table-cell office:value-type="float" office:value="0.014513788" calcext:value-type="float">
            <text:p>0.014513788</text:p>
          </table:table-cell>
          <table:table-cell office:value-type="float" office:value="0.03236246" calcext:value-type="float">
            <text:p>0.03236246</text:p>
          </table:table-cell>
          <table:table-cell office:value-type="float" office:value="0.192307692" calcext:value-type="float">
            <text:p>0.192307692</text:p>
          </table:table-cell>
          <table:table-cell office:value-type="float" office:value="10" calcext:value-type="float">
            <text:p>10</text:p>
          </table:table-cell>
          <table:table-cell office:value-type="float" office:value="309" calcext:value-type="float">
            <text:p>30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48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graduatedFrom&gt; <text:s/>?f <text:s/>?i <text:s/>&lt;worksAt&gt; <text:s/>?b <text:s/>?i <text:s/>&lt;worksAt&gt; <text:s/>?f <text:s text:c="2"/>=&gt; ?a <text:s/>&lt;worksAt&gt; <text:s/>?b</text:p>
          </table:table-cell>
          <table:table-cell office:value-type="float" office:value="0.00023104" calcext:value-type="float">
            <text:p>0.00023104</text:p>
          </table:table-cell>
          <table:table-cell office:value-type="float" office:value="0.089901478" calcext:value-type="float">
            <text:p>0.089901478</text:p>
          </table:table-cell>
          <table:table-cell office:value-type="float" office:value="0.028578886" calcext:value-type="float">
            <text:p>0.028578886</text:p>
          </table:table-cell>
          <table:table-cell office:value-type="float" office:value="0.192951542" calcext:value-type="float">
            <text:p>0.192951542</text:p>
          </table:table-cell>
          <table:table-cell office:value-type="float" office:value="219" calcext:value-type="float">
            <text:p>219</text:p>
          </table:table-cell>
          <table:table-cell office:value-type="float" office:value="7663" calcext:value-type="float">
            <text:p>7663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7817874662515" calcext:value-type="float">
            <text:p>4.3781787466</text:p>
          </table:table-cell>
          <table:table-cell table:formula="of:=IF([.L149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b <text:s/>&lt;dealsWith&gt; <text:s/>?a <text:s/>?g <text:s/>&lt;isLeaderOf&gt; <text:s/>?a <text:s/>?g <text:s/>&lt;livesIn&gt; <text:s/>?a <text:s text:c="2"/>=&gt; ?a <text:s/>&lt;dealsWith&gt; <text:s/>?b</text:p>
          </table:table-cell>
          <table:table-cell office:value-type="float" office:value="0.000013715" calcext:value-type="float">
            <text:p>0.000013715</text:p>
          </table:table-cell>
          <table:table-cell office:value-type="float" office:value="0.018867925" calcext:value-type="float">
            <text:p>0.018867925</text:p>
          </table:table-cell>
          <table:table-cell office:value-type="float" office:value="0.188405797" calcext:value-type="float">
            <text:p>0.188405797</text:p>
          </table:table-cell>
          <table:table-cell office:value-type="float" office:value="0.194029851" calcext:value-type="float">
            <text:p>0.194029851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50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b <text:s/>&lt;dealsWith&gt; <text:s/>?f <text:s/>?i <text:s/>&lt;isLeaderOf&gt; <text:s/>?f <text:s/>?i <text:s/>&lt;livesIn&gt; <text:s/>?a <text:s text:c="2"/>=&gt; ?a <text:s/>&lt;dealsWith&gt; <text:s/>?b</text:p>
          </table:table-cell>
          <table:table-cell office:value-type="float" office:value="0.000013715" calcext:value-type="float">
            <text:p>0.000013715</text:p>
          </table:table-cell>
          <table:table-cell office:value-type="float" office:value="0.018867925" calcext:value-type="float">
            <text:p>0.018867925</text:p>
          </table:table-cell>
          <table:table-cell office:value-type="float" office:value="0.026" calcext:value-type="float">
            <text:p>0.026</text:p>
          </table:table-cell>
          <table:table-cell office:value-type="float" office:value="0.194029851" calcext:value-type="float">
            <text:p>0.194029851</text:p>
          </table:table-cell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51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b <text:s/>&lt;dealsWith&gt; <text:s/>?f <text:s/>?i <text:s/>&lt;isLeaderOf&gt; <text:s/>?a <text:s/>?i <text:s/>&lt;livesIn&gt; <text:s/>?f <text:s text:c="2"/>=&gt; ?a <text:s/>&lt;dealsWith&gt; <text:s/>?b</text:p>
          </table:table-cell>
          <table:table-cell office:value-type="float" office:value="0.000013715" calcext:value-type="float">
            <text:p>0.000013715</text:p>
          </table:table-cell>
          <table:table-cell office:value-type="float" office:value="0.018867925" calcext:value-type="float">
            <text:p>0.018867925</text:p>
          </table:table-cell>
          <table:table-cell office:value-type="float" office:value="0.018651363" calcext:value-type="float">
            <text:p>0.018651363</text:p>
          </table:table-cell>
          <table:table-cell office:value-type="float" office:value="0.194029851" calcext:value-type="float">
            <text:p>0.194029851</text:p>
          </table:table-cell>
          <table:table-cell office:value-type="float" office:value="13" calcext:value-type="float">
            <text:p>13</text:p>
          </table:table-cell>
          <table:table-cell office:value-type="float" office:value="697" calcext:value-type="float">
            <text:p>69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52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i <text:s/>&lt;directed&gt; <text:s/>?b <text:s/>?a <text:s/>&lt;produced&gt; <text:s/>?f <text:s/>?i <text:s/>&lt;produced&gt; <text:s/>?f <text:s text:c="2"/>=&gt; ?a <text:s/>&lt;produced&gt; <text:s/>?b</text:p>
          </table:table-cell>
          <table:table-cell office:value-type="float" office:value="0.00412707" calcext:value-type="float">
            <text:p>0.00412707</text:p>
          </table:table-cell>
          <table:table-cell office:value-type="float" office:value="0.193893735" calcext:value-type="float">
            <text:p>0.193893735</text:p>
          </table:table-cell>
          <table:table-cell office:value-type="float" office:value="0.113496577" calcext:value-type="float">
            <text:p>0.113496577</text:p>
          </table:table-cell>
          <table:table-cell office:value-type="float" office:value="0.194646233" calcext:value-type="float">
            <text:p>0.194646233</text:p>
          </table:table-cell>
          <table:table-cell office:value-type="float" office:value="3912" calcext:value-type="float">
            <text:p>3912</text:p>
          </table:table-cell>
          <table:table-cell office:value-type="float" office:value="34468" calcext:value-type="float">
            <text:p>34468</text:p>
          </table:table-cell>
          <table:table-cell office:value-type="float" office:value="20098" calcext:value-type="float">
            <text:p>20098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2282331811258" calcext:value-type="float">
            <text:p>3.6228233181</text:p>
          </table:table-cell>
          <table:table-cell table:formula="of:=IF([.L153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diedIn&gt; <text:s/>?b <text:s/>?i <text:s/>&lt;livesIn&gt; <text:s/>?f <text:s/>?a <text:s/>&lt;wasBornIn&gt; <text:s/>?f <text:s text:c="2"/>=&gt; ?a <text:s/>&lt;diedIn&gt; <text:s/>?b</text:p>
          </table:table-cell>
          <table:table-cell office:value-type="float" office:value="0.000948424" calcext:value-type="float">
            <text:p>0.000948424</text:p>
          </table:table-cell>
          <table:table-cell office:value-type="float" office:value="0.040575916" calcext:value-type="float">
            <text:p>0.040575916</text:p>
          </table:table-cell>
          <table:table-cell office:value-type="float" office:value="0.030342919" calcext:value-type="float">
            <text:p>0.030342919</text:p>
          </table:table-cell>
          <table:table-cell office:value-type="float" office:value="0.195010846" calcext:value-type="float">
            <text:p>0.195010846</text:p>
          </table:table-cell>
          <table:table-cell office:value-type="float" office:value="899" calcext:value-type="float">
            <text:p>899</text:p>
          </table:table-cell>
          <table:table-cell office:value-type="float" office:value="29628" calcext:value-type="float">
            <text:p>29628</text:p>
          </table:table-cell>
          <table:table-cell office:value-type="float" office:value="4610" calcext:value-type="float">
            <text:p>4610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5188227985924" calcext:value-type="float">
            <text:p>2.7518822799</text:p>
          </table:table-cell>
          <table:table-cell table:formula="of:=IF([.L154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created&gt; <text:s/>?b <text:s/>?a <text:s/>&lt;isMarriedTo&gt; <text:s/>?f <text:s/>?i <text:s/>&lt;isMarriedTo&gt; <text:s/>?f <text:s text:c="2"/>=&gt; ?a <text:s/>&lt;produced&gt; <text:s/>?b</text:p>
          </table:table-cell>
          <table:table-cell office:value-type="float" office:value="0.000350252" calcext:value-type="float">
            <text:p>0.000350252</text:p>
          </table:table-cell>
          <table:table-cell office:value-type="float" office:value="0.016455194" calcext:value-type="float">
            <text:p>0.016455194</text:p>
          </table:table-cell>
          <table:table-cell office:value-type="float" office:value="0.043038631" calcext:value-type="float">
            <text:p>0.043038631</text:p>
          </table:table-cell>
          <table:table-cell office:value-type="float" office:value="0.195870206" calcext:value-type="float">
            <text:p>0.195870206</text:p>
          </table:table-cell>
          <table:table-cell office:value-type="float" office:value="332" calcext:value-type="float">
            <text:p>332</text:p>
          </table:table-cell>
          <table:table-cell office:value-type="float" office:value="7714" calcext:value-type="float">
            <text:p>7714</text:p>
          </table:table-cell>
          <table:table-cell office:value-type="float" office:value="1695" calcext:value-type="float">
            <text:p>1695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3644148602239" calcext:value-type="float">
            <text:p>0.5436441486</text:p>
          </table:table-cell>
          <table:table-cell table:formula="of:=IF([.L155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a <text:s/>&lt;created&gt; <text:s/>?j <text:s/>?e <text:s/>&lt;created&gt; <text:s/>?j <text:s/>?e <text:s/>&lt;directed&gt; <text:s/>?b <text:s text:c="2"/>=&gt; ?a <text:s/>&lt;created&gt; <text:s/>?b</text:p>
          </table:table-cell>
          <table:table-cell office:value-type="float" office:value="0.010959101" calcext:value-type="float">
            <text:p>0.010959101</text:p>
          </table:table-cell>
          <table:table-cell office:value-type="float" office:value="0.051899" calcext:value-type="float">
            <text:p>0.051899</text:p>
          </table:table-cell>
          <table:table-cell office:value-type="float" office:value="0.126048075" calcext:value-type="float">
            <text:p>0.126048075</text:p>
          </table:table-cell>
          <table:table-cell office:value-type="float" office:value="0.196048087" calcext:value-type="float">
            <text:p>0.196048087</text:p>
          </table:table-cell>
          <table:table-cell office:value-type="float" office:value="10388" calcext:value-type="float">
            <text:p>10388</text:p>
          </table:table-cell>
          <table:table-cell office:value-type="float" office:value="82413" calcext:value-type="float">
            <text:p>82413</text:p>
          </table:table-cell>
          <table:table-cell office:value-type="float" office:value="52987" calcext:value-type="float">
            <text:p>52987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0889921064367" calcext:value-type="float">
            <text:p>30.0889921064</text:p>
          </table:table-cell>
          <table:table-cell table:formula="of:=IF([.L156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a <text:s/>&lt;created&gt; <text:s/>?f <text:s/>?i <text:s/>&lt;influences&gt; <text:s/>?b <text:s/>?i <text:s/>&lt;produced&gt; <text:s/>?f <text:s text:c="2"/>=&gt; ?a <text:s/>&lt;influences&gt; <text:s/>?b</text:p>
          </table:table-cell>
          <table:table-cell office:value-type="float" office:value="0.000355527" calcext:value-type="float">
            <text:p>0.000355527</text:p>
          </table:table-cell>
          <table:table-cell office:value-type="float" office:value="0.024157706" calcext:value-type="float">
            <text:p>0.024157706</text:p>
          </table:table-cell>
          <table:table-cell table:number-columns-repeated="2" office:value-type="float" office:value="0.196386946" calcext:value-type="float">
            <text:p>0.196386946</text:p>
          </table:table-cell>
          <table:table-cell office:value-type="float" office:value="337" calcext:value-type="float">
            <text:p>337</text:p>
          </table:table-cell>
          <table:table-cell table:number-columns-repeated="2" office:value-type="float" office:value="1716" calcext:value-type="float">
            <text:p>1716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209593624336" calcext:value-type="float">
            <text:p>0.2420959362</text:p>
          </table:table-cell>
          <table:table-cell table:formula="of:=IF([.L157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isLocatedIn&gt; <text:s/>?b <text:s/>?i <text:s/>&lt;isLocatedIn&gt; <text:s/>?f <text:s/>?a <text:s/>&lt;wasBornIn&gt; <text:s/>?f <text:s text:c="2"/>=&gt; ?a <text:s/>&lt;livesIn&gt; <text:s/>?b</text:p>
          </table:table-cell>
          <table:table-cell office:value-type="float" office:value="0.000738484" calcext:value-type="float">
            <text:p>0.000738484</text:p>
          </table:table-cell>
          <table:table-cell office:value-type="float" office:value="0.047968204" calcext:value-type="float">
            <text:p>0.047968204</text:p>
          </table:table-cell>
          <table:table-cell office:value-type="float" office:value="0.010964569" calcext:value-type="float">
            <text:p>0.010964569</text:p>
          </table:table-cell>
          <table:table-cell office:value-type="float" office:value="0.197072072" calcext:value-type="float">
            <text:p>0.197072072</text:p>
          </table:table-cell>
          <table:table-cell office:value-type="float" office:value="700" calcext:value-type="float">
            <text:p>700</text:p>
          </table:table-cell>
          <table:table-cell office:value-type="float" office:value="63842" calcext:value-type="float">
            <text:p>63842</text:p>
          </table:table-cell>
          <table:table-cell office:value-type="float" office:value="3552" calcext:value-type="float">
            <text:p>3552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.944555346154" calcext:value-type="float">
            <text:p>280.9445553462</text:p>
          </table:table-cell>
          <table:table-cell table:formula="of:=IF([.L158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a <text:s/>&lt;dealsWith&gt; <text:s/>?f <text:s/>?i <text:s/>&lt;diedIn&gt; <text:s/>?b <text:s/>?i <text:s/>&lt;wasBornIn&gt; <text:s/>?f <text:s text:c="2"/>=&gt; ?a <text:s/>&lt;dealsWith&gt; <text:s/>?b</text:p>
          </table:table-cell>
          <table:table-cell office:value-type="float" office:value="0.000009495" calcext:value-type="float">
            <text:p>0.000009495</text:p>
          </table:table-cell>
          <table:table-cell office:value-type="float" office:value="0.013062409" calcext:value-type="float">
            <text:p>0.013062409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0502480154285" calcext:value-type="float">
            <text:p>41.0502480154</text:p>
          </table:table-cell>
          <table:table-cell table:formula="of:=IF([.L159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a <text:s/>&lt;isLeaderOf&gt; <text:s/>?f <text:s/>?i <text:s/>&lt;isLeaderOf&gt; <text:s/>?f <text:s/>?i <text:s/>&lt;livesIn&gt; <text:s/>?b <text:s text:c="2"/>=&gt; ?a <text:s/>&lt;isLeaderOf&gt; <text:s/>?b</text:p>
          </table:table-cell>
          <table:table-cell office:value-type="float" office:value="0.000782793" calcext:value-type="float">
            <text:p>0.000782793</text:p>
          </table:table-cell>
          <table:table-cell office:value-type="float" office:value="0.116319172" calcext:value-type="float">
            <text:p>0.116319172</text:p>
          </table:table-cell>
          <table:table-cell table:number-columns-repeated="2" office:value-type="float" office:value="0.201356852" calcext:value-type="float">
            <text:p>0.201356852</text:p>
          </table:table-cell>
          <table:table-cell office:value-type="float" office:value="742" calcext:value-type="float">
            <text:p>742</text:p>
          </table:table-cell>
          <table:table-cell table:number-columns-repeated="2" office:value-type="float" office:value="3685" calcext:value-type="float">
            <text:p>3685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8357576109037" calcext:value-type="float">
            <text:p>0.2883575761</text:p>
          </table:table-cell>
          <table:table-cell table:formula="of:=IF([.L160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a <text:s/>&lt;actedIn&gt; <text:s/>?f <text:s/>?i <text:s/>&lt;diedIn&gt; <text:s/>?b <text:s/>?i <text:s/>&lt;directed&gt; <text:s/>?f <text:s text:c="2"/>=&gt; ?a <text:s/>&lt;diedIn&gt; <text:s/>?b</text:p>
          </table:table-cell>
          <table:table-cell office:value-type="float" office:value="0.000261634" calcext:value-type="float">
            <text:p>0.000261634</text:p>
          </table:table-cell>
          <table:table-cell office:value-type="float" office:value="0.011193356" calcext:value-type="float">
            <text:p>0.011193356</text:p>
          </table:table-cell>
          <table:table-cell office:value-type="float" office:value="0.037638488" calcext:value-type="float">
            <text:p>0.037638488</text:p>
          </table:table-cell>
          <table:table-cell office:value-type="float" office:value="0.201626016" calcext:value-type="float">
            <text:p>0.201626016</text:p>
          </table:table-cell>
          <table:table-cell office:value-type="float" office:value="248" calcext:value-type="float">
            <text:p>248</text:p>
          </table:table-cell>
          <table:table-cell office:value-type="float" office:value="6589" calcext:value-type="float">
            <text:p>6589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61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i <text:s/>&lt;livesIn&gt; <text:s/>?b <text:s/>?a <text:s/>&lt;worksAt&gt; <text:s/>?f <text:s/>?i <text:s/>&lt;worksAt&gt; <text:s/>?f <text:s text:c="2"/>=&gt; ?a <text:s/>&lt;isCitizenOf&gt; <text:s/>?b</text:p>
          </table:table-cell>
          <table:table-cell office:value-type="float" office:value="0.000282734" calcext:value-type="float">
            <text:p>0.000282734</text:p>
          </table:table-cell>
          <table:table-cell office:value-type="float" office:value="0.01839396" calcext:value-type="float">
            <text:p>0.01839396</text:p>
          </table:table-cell>
          <table:table-cell office:value-type="float" office:value="0.054861822" calcext:value-type="float">
            <text:p>0.054861822</text:p>
          </table:table-cell>
          <table:table-cell office:value-type="float" office:value="0.20165538" calcext:value-type="float">
            <text:p>0.20165538</text:p>
          </table:table-cell>
          <table:table-cell office:value-type="float" office:value="268" calcext:value-type="float">
            <text:p>268</text:p>
          </table:table-cell>
          <table:table-cell office:value-type="float" office:value="4885" calcext:value-type="float">
            <text:p>4885</text:p>
          </table:table-cell>
          <table:table-cell office:value-type="float" office:value="1329" calcext:value-type="float">
            <text:p>1329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62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isCitizenOf&gt; <text:s/>?f <text:s/>?i <text:s/>&lt;isLocatedIn&gt; <text:s/>?b <text:s/>?i <text:s/>&lt;isLocatedIn&gt; <text:s/>?f <text:s text:c="2"/>=&gt; ?a <text:s/>&lt;livesIn&gt; <text:s/>?b</text:p>
          </table:table-cell>
          <table:table-cell office:value-type="float" office:value="0.000689955" calcext:value-type="float">
            <text:p>0.000689955</text:p>
          </table:table-cell>
          <table:table-cell office:value-type="float" office:value="0.044816008" calcext:value-type="float">
            <text:p>0.044816008</text:p>
          </table:table-cell>
          <table:table-cell office:value-type="float" office:value="0.014174867" calcext:value-type="float">
            <text:p>0.014174867</text:p>
          </table:table-cell>
          <table:table-cell office:value-type="float" office:value="0.202038925" calcext:value-type="float">
            <text:p>0.202038925</text:p>
          </table:table-cell>
          <table:table-cell office:value-type="float" office:value="654" calcext:value-type="float">
            <text:p>654</text:p>
          </table:table-cell>
          <table:table-cell office:value-type="float" office:value="46138" calcext:value-type="float">
            <text:p>46138</text:p>
          </table:table-cell>
          <table:table-cell office:value-type="float" office:value="3237" calcext:value-type="float">
            <text:p>3237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7.539456454525" calcext:value-type="float">
            <text:p>687.5394564545</text:p>
          </table:table-cell>
          <table:table-cell table:formula="of:=IF([.L163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isLocatedIn&gt; <text:s/>?b <text:s/>?i <text:s/>&lt;isLocatedIn&gt; <text:s/>?f <text:s/>?a <text:s/>&lt;wasBornIn&gt; <text:s/>?f <text:s text:c="2"/>=&gt; ?a <text:s/>&lt;diedIn&gt; <text:s/>?b</text:p>
          </table:table-cell>
          <table:table-cell office:value-type="float" office:value="0.001980192" calcext:value-type="float">
            <text:p>0.001980192</text:p>
          </table:table-cell>
          <table:table-cell office:value-type="float" office:value="0.084717458" calcext:value-type="float">
            <text:p>0.084717458</text:p>
          </table:table-cell>
          <table:table-cell office:value-type="float" office:value="0.029400708" calcext:value-type="float">
            <text:p>0.029400708</text:p>
          </table:table-cell>
          <table:table-cell office:value-type="float" office:value="0.203955232" calcext:value-type="float">
            <text:p>0.203955232</text:p>
          </table:table-cell>
          <table:table-cell office:value-type="float" office:value="1877" calcext:value-type="float">
            <text:p>1877</text:p>
          </table:table-cell>
          <table:table-cell office:value-type="float" office:value="63842" calcext:value-type="float">
            <text:p>63842</text:p>
          </table:table-cell>
          <table:table-cell office:value-type="float" office:value="9203" calcext:value-type="float">
            <text:p>9203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.1589991382875" calcext:value-type="float">
            <text:p>74.1589991383</text:p>
          </table:table-cell>
          <table:table-cell table:formula="of:=IF([.L164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actedIn&gt; <text:s/>?b <text:s/>?i <text:s/>&lt;created&gt; <text:s/>?f <text:s/>?a <text:s/>&lt;directed&gt; <text:s/>?f <text:s text:c="2"/>=&gt; ?a <text:s/>&lt;actedIn&gt; <text:s/>?b</text:p>
          </table:table-cell>
          <table:table-cell office:value-type="float" office:value="0.004248392" calcext:value-type="float">
            <text:p>0.004248392</text:p>
          </table:table-cell>
          <table:table-cell office:value-type="float" office:value="0.037434348" calcext:value-type="float">
            <text:p>0.037434348</text:p>
          </table:table-cell>
          <table:table-cell table:number-columns-repeated="2" office:value-type="float" office:value="0.204884253" calcext:value-type="float">
            <text:p>0.204884253</text:p>
          </table:table-cell>
          <table:table-cell office:value-type="float" office:value="4027" calcext:value-type="float">
            <text:p>4027</text:p>
          </table:table-cell>
          <table:table-cell table:number-columns-repeated="2" office:value-type="float" office:value="19655" calcext:value-type="float">
            <text:p>19655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4129394041318" calcext:value-type="float">
            <text:p>0.644129394</text:p>
          </table:table-cell>
          <table:table-cell table:formula="of:=IF([.L165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isCitizenOf&gt; <text:s/>?b <text:s/>?i <text:s/>&lt;isLocatedIn&gt; <text:s/>?f <text:s/>?a <text:s/>&lt;wasBornIn&gt; <text:s/>?f <text:s text:c="2"/>=&gt; ?a <text:s/>&lt;livesIn&gt; <text:s/>?b</text:p>
          </table:table-cell>
          <table:table-cell office:value-type="float" office:value="0.000206775" calcext:value-type="float">
            <text:p>0.000206775</text:p>
          </table:table-cell>
          <table:table-cell office:value-type="float" office:value="0.013431097" calcext:value-type="float">
            <text:p>0.013431097</text:p>
          </table:table-cell>
          <table:table-cell office:value-type="float" office:value="0.009250519" calcext:value-type="float">
            <text:p>0.009250519</text:p>
          </table:table-cell>
          <table:table-cell office:value-type="float" office:value="0.207847296" calcext:value-type="float">
            <text:p>0.207847296</text:p>
          </table:table-cell>
          <table:table-cell office:value-type="float" office:value="196" calcext:value-type="float">
            <text:p>196</text:p>
          </table:table-cell>
          <table:table-cell office:value-type="float" office:value="21188" calcext:value-type="float">
            <text:p>21188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3.00342909842" calcext:value-type="float">
            <text:p>1123.0034290984</text:p>
          </table:table-cell>
          <table:table-cell table:formula="of:=IF([.L166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b <text:s/>&lt;hasGeonamesId&gt; <text:s/>?f <text:s/>?j <text:s/>&lt;hasGeonamesId&gt; <text:s/>?f <text:s/>?a <text:s/>&lt;wasBornIn&gt; <text:s/>?j <text:s text:c="2"/>=&gt; ?a <text:s/>&lt;livesIn&gt; <text:s/>?b</text:p>
          </table:table-cell>
          <table:table-cell office:value-type="float" office:value="0.00022893" calcext:value-type="float">
            <text:p>0.00022893</text:p>
          </table:table-cell>
          <table:table-cell office:value-type="float" office:value="0.014870143" calcext:value-type="float">
            <text:p>0.014870143</text:p>
          </table:table-cell>
          <table:table-cell office:value-type="float" office:value="0.009301329" calcext:value-type="float">
            <text:p>0.009301329</text:p>
          </table:table-cell>
          <table:table-cell office:value-type="float" office:value="0.207854406" calcext:value-type="float">
            <text:p>0.207854406</text:p>
          </table:table-cell>
          <table:table-cell office:value-type="float" office:value="217" calcext:value-type="float">
            <text:p>217</text:p>
          </table:table-cell>
          <table:table-cell office:value-type="float" office:value="23330" calcext:value-type="float">
            <text:p>23330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67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j <text:s/>&lt;hasCapital&gt; <text:s/>?b <text:s/>?a <text:s/>&lt;isLocatedIn&gt; <text:s/>?f <text:s/>?f <text:s/>&lt;isLocatedIn&gt; <text:s/>?j <text:s text:c="2"/>=&gt; ?a <text:s/>&lt;isLocatedIn&gt; <text:s/>?b</text:p>
          </table:table-cell>
          <table:table-cell office:value-type="float" office:value="0.005082879" calcext:value-type="float">
            <text:p>0.005082879</text:p>
          </table:table-cell>
          <table:table-cell office:value-type="float" office:value="0.022610695" calcext:value-type="float">
            <text:p>0.022610695</text:p>
          </table:table-cell>
          <table:table-cell table:number-columns-repeated="2" office:value-type="float" office:value="0.209888913" calcext:value-type="float">
            <text:p>0.209888913</text:p>
          </table:table-cell>
          <table:table-cell office:value-type="float" office:value="4818" calcext:value-type="float">
            <text:p>4818</text:p>
          </table:table-cell>
          <table:table-cell table:number-columns-repeated="2" office:value-type="float" office:value="22955" calcext:value-type="float">
            <text:p>22955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7096840774925" calcext:value-type="float">
            <text:p>4.6709684077</text:p>
          </table:table-cell>
          <table:table-cell table:formula="of:=IF([.L168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a <text:s/>&lt;exports&gt; <text:s/>?b <text:s/>?g <text:s/>&lt;isCitizenOf&gt; <text:s/>?a <text:s/>?g <text:s/>&lt;isLocatedIn&gt; <text:s/>?a <text:s text:c="2"/>=&gt; ?a <text:s/>&lt;imports&gt; <text:s/>?b</text:p>
          </table:table-cell>
          <table:table-cell office:value-type="float" office:value="0.00000844" calcext:value-type="float">
            <text:p>0.00000844</text:p>
          </table:table-cell>
          <table:table-cell office:value-type="float" office:value="0.023809524" calcext:value-type="float">
            <text:p>0.023809524</text:p>
          </table:table-cell>
          <table:table-cell office:value-type="float" office:value="0.2" calcext:value-type="float">
            <text:p>0.2</text:p>
          </table:table-cell>
          <table:table-cell office:value-type="float" office:value="0.210526316" calcext:value-type="float">
            <text:p>0.210526316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69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i <text:s/>&lt;actedIn&gt; <text:s/>?f <text:s/>?a <text:s/>&lt;directed&gt; <text:s/>?f <text:s/>?i <text:s/>&lt;hasWonPrize&gt; <text:s/>?b <text:s text:c="2"/>=&gt; ?a <text:s/>&lt;hasWonPrize&gt; <text:s/>?b</text:p>
          </table:table-cell>
          <table:table-cell office:value-type="float" office:value="0.000421991" calcext:value-type="float">
            <text:p>0.000421991</text:p>
          </table:table-cell>
          <table:table-cell office:value-type="float" office:value="0.011763668" calcext:value-type="float">
            <text:p>0.011763668</text:p>
          </table:table-cell>
          <table:table-cell office:value-type="float" office:value="0.039158101" calcext:value-type="float">
            <text:p>0.039158101</text:p>
          </table:table-cell>
          <table:table-cell office:value-type="float" office:value="0.210637177" calcext:value-type="float">
            <text:p>0.210637177</text:p>
          </table:table-cell>
          <table:table-cell office:value-type="float" office:value="400" calcext:value-type="float">
            <text:p>400</text:p>
          </table:table-cell>
          <table:table-cell office:value-type="float" office:value="10215" calcext:value-type="float">
            <text:p>10215</text:p>
          </table:table-cell>
          <table:table-cell office:value-type="float" office:value="1899" calcext:value-type="float">
            <text:p>1899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2608.83589445" calcext:value-type="float">
            <text:p>1272608.83589445</text:p>
          </table:table-cell>
          <table:table-cell table:formula="of:=IF([.L170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graduatedFrom&gt; <text:s/>?b <text:s/>?i <text:s/>&lt;graduatedFrom&gt; <text:s/>?f <text:s/>?a <text:s/>&lt;worksAt&gt; <text:s/>?f <text:s text:c="2"/>=&gt; ?a <text:s/>&lt;graduatedFrom&gt; <text:s/>?b</text:p>
          </table:table-cell>
          <table:table-cell office:value-type="float" office:value="0.00023104" calcext:value-type="float">
            <text:p>0.00023104</text:p>
          </table:table-cell>
          <table:table-cell office:value-type="float" office:value="0.018442105" calcext:value-type="float">
            <text:p>0.018442105</text:p>
          </table:table-cell>
          <table:table-cell office:value-type="float" office:value="0.128445748" calcext:value-type="float">
            <text:p>0.128445748</text:p>
          </table:table-cell>
          <table:table-cell office:value-type="float" office:value="0.210779596" calcext:value-type="float">
            <text:p>0.210779596</text:p>
          </table:table-cell>
          <table:table-cell office:value-type="float" office:value="219" calcext:value-type="float">
            <text:p>219</text:p>
          </table:table-cell>
          <table:table-cell office:value-type="float" office:value="1705" calcext:value-type="float">
            <text:p>1705</text:p>
          </table:table-cell>
          <table:table-cell office:value-type="float" office:value="1039" calcext:value-type="float">
            <text:p>1039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1701513842074" calcext:value-type="float">
            <text:p>20.1701513842</text:p>
          </table:table-cell>
          <table:table-cell table:formula="of:=IF([.L171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e <text:s/>&lt;dealsWith&gt; <text:s/>?a <text:s/>?i <text:s/>&lt;isCitizenOf&gt; <text:s/>?b <text:s/>?i <text:s/>&lt;isKnownFor&gt; <text:s/>?e <text:s text:c="2"/>=&gt; ?a <text:s/>&lt;dealsWith&gt; <text:s/>?b</text:p>
          </table:table-cell>
          <table:table-cell office:value-type="float" office:value="0.00001055" calcext:value-type="float">
            <text:p>0.00001055</text:p>
          </table:table-cell>
          <table:table-cell office:value-type="float" office:value="0.014513788" calcext:value-type="float">
            <text:p>0.014513788</text:p>
          </table:table-cell>
          <table:table-cell office:value-type="float" office:value="0.133333333" calcext:value-type="float">
            <text:p>0.133333333</text:p>
          </table:table-cell>
          <table:table-cell office:value-type="float" office:value="0.212765957" calcext:value-type="float">
            <text:p>0.212765957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.877810915762" calcext:value-type="float">
            <text:p>111.8778109158</text:p>
          </table:table-cell>
          <table:table-cell table:formula="of:=IF([.L172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j <text:s/>&lt;created&gt; <text:s/>?b <text:s/>?e <text:s/>&lt;isMarriedTo&gt; <text:s/>?a <text:s/>?e <text:s/>&lt;isMarriedTo&gt; <text:s/>?j <text:s text:c="2"/>=&gt; ?a <text:s/>&lt;directed&gt; <text:s/>?b</text:p>
          </table:table-cell>
          <table:table-cell office:value-type="float" office:value="0.00069945" calcext:value-type="float">
            <text:p>0.00069945</text:p>
          </table:table-cell>
          <table:table-cell office:value-type="float" office:value="0.019807009" calcext:value-type="float">
            <text:p>0.019807009</text:p>
          </table:table-cell>
          <table:table-cell office:value-type="float" office:value="0.054952341" calcext:value-type="float">
            <text:p>0.054952341</text:p>
          </table:table-cell>
          <table:table-cell office:value-type="float" office:value="0.213801999" calcext:value-type="float">
            <text:p>0.213801999</text:p>
          </table:table-cell>
          <table:table-cell office:value-type="float" office:value="663" calcext:value-type="float">
            <text:p>663</text:p>
          </table:table-cell>
          <table:table-cell office:value-type="float" office:value="12065" calcext:value-type="float">
            <text:p>12065</text:p>
          </table:table-cell>
          <table:table-cell office:value-type="float" office:value="3101" calcext:value-type="float">
            <text:p>3101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10.2882796505" calcext:value-type="float">
            <text:p>3410.2882796505</text:p>
          </table:table-cell>
          <table:table-cell table:formula="of:=IF([.L173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diedIn&gt; <text:s/>?f <text:s/>?a <text:s/>&lt;hasCapital&gt; <text:s/>?f <text:s/>?i <text:s/>&lt;livesIn&gt; <text:s/>?b <text:s text:c="2"/>=&gt; ?a <text:s/>&lt;hasCapital&gt; <text:s/>?b</text:p>
          </table:table-cell>
          <table:table-cell office:value-type="float" office:value="0.000104443" calcext:value-type="float">
            <text:p>0.000104443</text:p>
          </table:table-cell>
          <table:table-cell office:value-type="float" office:value="0.046720151" calcext:value-type="float">
            <text:p>0.046720151</text:p>
          </table:table-cell>
          <table:table-cell table:number-columns-repeated="2" office:value-type="float" office:value="0.216630197" calcext:value-type="float">
            <text:p>0.216630197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457" calcext:value-type="float">
            <text:p>457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1100155491613" calcext:value-type="float">
            <text:p>1.2110015549</text:p>
          </table:table-cell>
          <table:table-cell table:formula="of:=IF([.L174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actedIn&gt; <text:s/>?f <text:s/>?i <text:s/>&lt;hasWonPrize&gt; <text:s/>?b <text:s/>?a <text:s/>&lt;produced&gt; <text:s/>?f <text:s text:c="2"/>=&gt; ?a <text:s/>&lt;hasWonPrize&gt; <text:s/>?b</text:p>
          </table:table-cell>
          <table:table-cell office:value-type="float" office:value="0.000359747" calcext:value-type="float">
            <text:p>0.000359747</text:p>
          </table:table-cell>
          <table:table-cell office:value-type="float" office:value="0.010028527" calcext:value-type="float">
            <text:p>0.010028527</text:p>
          </table:table-cell>
          <table:table-cell office:value-type="float" office:value="0.037985964" calcext:value-type="float">
            <text:p>0.037985964</text:p>
          </table:table-cell>
          <table:table-cell office:value-type="float" office:value="0.21692112" calcext:value-type="float">
            <text:p>0.21692112</text:p>
          </table:table-cell>
          <table:table-cell office:value-type="float" office:value="341" calcext:value-type="float">
            <text:p>341</text:p>
          </table:table-cell>
          <table:table-cell office:value-type="float" office:value="8977" calcext:value-type="float">
            <text:p>8977</text:p>
          </table:table-cell>
          <table:table-cell office:value-type="float" office:value="1572" calcext:value-type="float">
            <text:p>1572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75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i <text:s/>&lt;isCitizenOf&gt; <text:s/>?a <text:s/>?i <text:s/>&lt;livesIn&gt; <text:s/>?e <text:s/>?e <text:s/>&lt;participatedIn&gt; <text:s/>?b <text:s text:c="2"/>=&gt; ?a <text:s/>&lt;participatedIn&gt; <text:s/>?b</text:p>
          </table:table-cell>
          <table:table-cell office:value-type="float" office:value="0.003426565" calcext:value-type="float">
            <text:p>0.003426565</text:p>
          </table:table-cell>
          <table:table-cell office:value-type="float" office:value="0.231784771" calcext:value-type="float">
            <text:p>0.231784771</text:p>
          </table:table-cell>
          <table:table-cell table:number-columns-repeated="2" office:value-type="float" office:value="0.217083278" calcext:value-type="float">
            <text:p>0.217083278</text:p>
          </table:table-cell>
          <table:table-cell office:value-type="float" office:value="3248" calcext:value-type="float">
            <text:p>3248</text:p>
          </table:table-cell>
          <table:table-cell table:number-columns-repeated="2" office:value-type="float" office:value="14962" calcext:value-type="float">
            <text:p>14962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80.883414152" calcext:value-type="float">
            <text:p>41380.883414152</text:p>
          </table:table-cell>
          <table:table-cell table:formula="of:=IF([.L176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a <text:s/>&lt;actedIn&gt; <text:s/>?f <text:s/>?i <text:s/>&lt;directed&gt; <text:s/>?f <text:s/>?i <text:s/>&lt;hasWonPrize&gt; <text:s/>?b <text:s text:c="2"/>=&gt; ?a <text:s/>&lt;hasWonPrize&gt; <text:s/>?b</text:p>
          </table:table-cell>
          <table:table-cell office:value-type="float" office:value="0.000698395" calcext:value-type="float">
            <text:p>0.000698395</text:p>
          </table:table-cell>
          <table:table-cell office:value-type="float" office:value="0.01946887" calcext:value-type="float">
            <text:p>0.01946887</text:p>
          </table:table-cell>
          <table:table-cell office:value-type="float" office:value="0.05395273" calcext:value-type="float">
            <text:p>0.05395273</text:p>
          </table:table-cell>
          <table:table-cell office:value-type="float" office:value="0.217191601" calcext:value-type="float">
            <text:p>0.217191601</text:p>
          </table:table-cell>
          <table:table-cell office:value-type="float" office:value="662" calcext:value-type="float">
            <text:p>662</text:p>
          </table:table-cell>
          <table:table-cell office:value-type="float" office:value="12270" calcext:value-type="float">
            <text:p>12270</text:p>
          </table:table-cell>
          <table:table-cell office:value-type="float" office:value="3048" calcext:value-type="float">
            <text:p>3048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5959.645966002" calcext:value-type="float">
            <text:p>405959.645966002</text:p>
          </table:table-cell>
          <table:table-cell table:formula="of:=IF([.L177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isLeaderOf&gt; <text:s/>?b <text:s/>?i <text:s/>&lt;isLeaderOf&gt; <text:s/>?f <text:s/>?a <text:s/>&lt;wasBornIn&gt; <text:s/>?f <text:s text:c="2"/>=&gt; ?a <text:s/>&lt;isLeaderOf&gt; <text:s/>?b</text:p>
          </table:table-cell>
          <table:table-cell office:value-type="float" office:value="0.000279569" calcext:value-type="float">
            <text:p>0.000279569</text:p>
          </table:table-cell>
          <table:table-cell office:value-type="float" office:value="0.041542562" calcext:value-type="float">
            <text:p>0.041542562</text:p>
          </table:table-cell>
          <table:table-cell office:value-type="float" office:value="0.003038921" calcext:value-type="float">
            <text:p>0.003038921</text:p>
          </table:table-cell>
          <table:table-cell office:value-type="float" office:value="0.220099668" calcext:value-type="float">
            <text:p>0.220099668</text:p>
          </table:table-cell>
          <table:table-cell office:value-type="float" office:value="265" calcext:value-type="float">
            <text:p>265</text:p>
          </table:table-cell>
          <table:table-cell office:value-type="float" office:value="87202" calcext:value-type="float">
            <text:p>87202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5649911039497" calcext:value-type="float">
            <text:p>38.5649911039</text:p>
          </table:table-cell>
          <table:table-cell table:formula="of:=IF([.L178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a <text:s/>&lt;dealsWith&gt; <text:s/>?h <text:s/>?a <text:s/>&lt;imports&gt; <text:s/>?b <text:s/>?h <text:s/>&lt;imports&gt; <text:s/>?b <text:s text:c="2"/>=&gt; ?a <text:s/>&lt;exports&gt; <text:s/>?b</text:p>
          </table:table-cell>
          <table:table-cell office:value-type="float" office:value="0.000025319" calcext:value-type="float">
            <text:p>0.000025319</text:p>
          </table:table-cell>
          <table:table-cell office:value-type="float" office:value="0.047337278" calcext:value-type="float">
            <text:p>0.047337278</text:p>
          </table:table-cell>
          <table:table-cell office:value-type="float" office:value="0.216216216" calcext:value-type="float">
            <text:p>0.216216216</text:p>
          </table:table-cell>
          <table:table-cell office:value-type="float" office:value="0.220183486" calcext:value-type="float">
            <text:p>0.220183486</text:p>
          </table:table-cell>
          <table:table-cell office:value-type="float" office:value="24" calcext:value-type="float">
            <text:p>24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79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j <text:s/>&lt;graduatedFrom&gt; <text:s/>?b <text:s/>?e <text:s/>&lt;hasAcademicAdvisor&gt; <text:s/>?a <text:s/>?e <text:s/>&lt;hasAcademicAdvisor&gt; <text:s/>?j <text:s text:c="2"/>=&gt; ?a <text:s/>&lt;worksAt&gt; <text:s/>?b</text:p>
          </table:table-cell>
          <table:table-cell office:value-type="float" office:value="0.000054859" calcext:value-type="float">
            <text:p>0.000054859</text:p>
          </table:table-cell>
          <table:table-cell office:value-type="float" office:value="0.02134647" calcext:value-type="float">
            <text:p>0.02134647</text:p>
          </table:table-cell>
          <table:table-cell office:value-type="float" office:value="0.125301205" calcext:value-type="float">
            <text:p>0.125301205</text:p>
          </table:table-cell>
          <table:table-cell office:value-type="float" office:value="0.220338983" calcext:value-type="float">
            <text:p>0.220338983</text:p>
          </table:table-cell>
          <table:table-cell office:value-type="float" office:value="52" calcext:value-type="float">
            <text:p>52</text:p>
          </table:table-cell>
          <table:table-cell office:value-type="float" office:value="415" calcext:value-type="float">
            <text:p>415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1475418361746" calcext:value-type="float">
            <text:p>11.1475418362</text:p>
          </table:table-cell>
          <table:table-cell table:formula="of:=IF([.L180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a <text:s/>&lt;diedIn&gt; <text:s/>?f <text:s/>?i <text:s/>&lt;isCitizenOf&gt; <text:s/>?b <text:s/>?i <text:s/>&lt;wasBornIn&gt; <text:s/>?f <text:s text:c="2"/>=&gt; ?a <text:s/>&lt;isCitizenOf&gt; <text:s/>?b</text:p>
          </table:table-cell>
          <table:table-cell office:value-type="float" office:value="0.001455868" calcext:value-type="float">
            <text:p>0.001455868</text:p>
          </table:table-cell>
          <table:table-cell office:value-type="float" office:value="0.094715168" calcext:value-type="float">
            <text:p>0.094715168</text:p>
          </table:table-cell>
          <table:table-cell office:value-type="float" office:value="0.033179458" calcext:value-type="float">
            <text:p>0.033179458</text:p>
          </table:table-cell>
          <table:table-cell office:value-type="float" office:value="0.223120453" calcext:value-type="float">
            <text:p>0.223120453</text:p>
          </table:table-cell>
          <table:table-cell office:value-type="float" office:value="1380" calcext:value-type="float">
            <text:p>1380</text:p>
          </table:table-cell>
          <table:table-cell office:value-type="float" office:value="41592" calcext:value-type="float">
            <text:p>41592</text:p>
          </table:table-cell>
          <table:table-cell office:value-type="float" office:value="6185" calcext:value-type="float">
            <text:p>6185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7296.2295921" calcext:value-type="float">
            <text:p>1497296.2295921</text:p>
          </table:table-cell>
          <table:table-cell table:formula="of:=IF([.L181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a <text:s/>&lt;wasBornIn&gt; <text:s/>?b <text:s text:c="2"/>=&gt; ?a <text:s/>&lt;diedIn&gt; <text:s/>?b</text:p>
          </table:table-cell>
          <table:table-cell office:value-type="float" office:value="0.002067755" calcext:value-type="float">
            <text:p>0.002067755</text:p>
          </table:table-cell>
          <table:table-cell office:value-type="float" office:value="0.088463622" calcext:value-type="float">
            <text:p>0.088463622</text:p>
          </table:table-cell>
          <table:table-cell office:value-type="float" office:value="0.03502314" calcext:value-type="float">
            <text:p>0.03502314</text:p>
          </table:table-cell>
          <table:table-cell office:value-type="float" office:value="0.225313254" calcext:value-type="float">
            <text:p>0.225313254</text:p>
          </table:table-cell>
          <table:table-cell office:value-type="float" office:value="1960" calcext:value-type="float">
            <text:p>1960</text:p>
          </table:table-cell>
          <table:table-cell office:value-type="float" office:value="55963" calcext:value-type="float">
            <text:p>55963</text:p>
          </table:table-cell>
          <table:table-cell office:value-type="float" office:value="8699" calcext:value-type="float">
            <text:p>8699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82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diedIn&gt; <text:s/>?b <text:s text:c="2"/>=&gt; ?a <text:s/>&lt;wasBornIn&gt; <text:s/>?b</text:p>
          </table:table-cell>
          <table:table-cell office:value-type="float" office:value="0.002067755" calcext:value-type="float">
            <text:p>0.002067755</text:p>
          </table:table-cell>
          <table:table-cell office:value-type="float" office:value="0.03502314" calcext:value-type="float">
            <text:p>0.03502314</text:p>
          </table:table-cell>
          <table:table-cell office:value-type="float" office:value="0.088463622" calcext:value-type="float">
            <text:p>0.088463622</text:p>
          </table:table-cell>
          <table:table-cell office:value-type="float" office:value="0.225313254" calcext:value-type="float">
            <text:p>0.225313254</text:p>
          </table:table-cell>
          <table:table-cell office:value-type="float" office:value="1960" calcext:value-type="float">
            <text:p>1960</text:p>
          </table:table-cell>
          <table:table-cell office:value-type="float" office:value="22156" calcext:value-type="float">
            <text:p>22156</text:p>
          </table:table-cell>
          <table:table-cell office:value-type="float" office:value="8699" calcext:value-type="float">
            <text:p>8699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83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i <text:s/>&lt;wasBornIn&gt; <text:s/>?b <text:s/>?a <text:s/>&lt;wasBornIn&gt; <text:s/>?f <text:s/>?i <text:s/>&lt;wasBornIn&gt; <text:s/>?f <text:s text:c="2"/>=&gt; ?a <text:s/>&lt;diedIn&gt; <text:s/>?b</text:p>
          </table:table-cell>
          <table:table-cell office:value-type="float" office:value="0.002067755" calcext:value-type="float">
            <text:p>0.002067755</text:p>
          </table:table-cell>
          <table:table-cell office:value-type="float" office:value="0.088463622" calcext:value-type="float">
            <text:p>0.088463622</text:p>
          </table:table-cell>
          <table:table-cell office:value-type="float" office:value="0.03502314" calcext:value-type="float">
            <text:p>0.03502314</text:p>
          </table:table-cell>
          <table:table-cell office:value-type="float" office:value="0.225313254" calcext:value-type="float">
            <text:p>0.225313254</text:p>
          </table:table-cell>
          <table:table-cell office:value-type="float" office:value="1960" calcext:value-type="float">
            <text:p>1960</text:p>
          </table:table-cell>
          <table:table-cell office:value-type="float" office:value="55963" calcext:value-type="float">
            <text:p>55963</text:p>
          </table:table-cell>
          <table:table-cell office:value-type="float" office:value="8699" calcext:value-type="float">
            <text:p>8699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801618143465" calcext:value-type="float">
            <text:p>32.8016181435</text:p>
          </table:table-cell>
          <table:table-cell table:formula="of:=IF([.L184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diedIn&gt; <text:s/>?b <text:s/>?a <text:s/>&lt;diedIn&gt; <text:s/>?f <text:s/>?i <text:s/>&lt;diedIn&gt; <text:s/>?f <text:s text:c="2"/>=&gt; ?a <text:s/>&lt;wasBornIn&gt; <text:s/>?b</text:p>
          </table:table-cell>
          <table:table-cell office:value-type="float" office:value="0.002067755" calcext:value-type="float">
            <text:p>0.002067755</text:p>
          </table:table-cell>
          <table:table-cell office:value-type="float" office:value="0.03502314" calcext:value-type="float">
            <text:p>0.03502314</text:p>
          </table:table-cell>
          <table:table-cell office:value-type="float" office:value="0.088463622" calcext:value-type="float">
            <text:p>0.088463622</text:p>
          </table:table-cell>
          <table:table-cell office:value-type="float" office:value="0.225313254" calcext:value-type="float">
            <text:p>0.225313254</text:p>
          </table:table-cell>
          <table:table-cell office:value-type="float" office:value="1960" calcext:value-type="float">
            <text:p>1960</text:p>
          </table:table-cell>
          <table:table-cell office:value-type="float" office:value="22156" calcext:value-type="float">
            <text:p>22156</text:p>
          </table:table-cell>
          <table:table-cell office:value-type="float" office:value="8699" calcext:value-type="float">
            <text:p>8699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4133622684557" calcext:value-type="float">
            <text:p>5.1413362268</text:p>
          </table:table-cell>
          <table:table-cell table:formula="of:=IF([.L185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a <text:s/>&lt;wasBornIn&gt; <text:s/>?b <text:s text:c="2"/>=&gt; ?a <text:s/>&lt;livesIn&gt; <text:s/>?b</text:p>
          </table:table-cell>
          <table:table-cell office:value-type="float" office:value="0.000815497" calcext:value-type="float">
            <text:p>0.000815497</text:p>
          </table:table-cell>
          <table:table-cell office:value-type="float" office:value="0.052970602" calcext:value-type="float">
            <text:p>0.052970602</text:p>
          </table:table-cell>
          <table:table-cell office:value-type="float" office:value="0.013812698" calcext:value-type="float">
            <text:p>0.013812698</text:p>
          </table:table-cell>
          <table:table-cell office:value-type="float" office:value="0.226952437" calcext:value-type="float">
            <text:p>0.226952437</text:p>
          </table:table-cell>
          <table:table-cell office:value-type="float" office:value="773" calcext:value-type="float">
            <text:p>773</text:p>
          </table:table-cell>
          <table:table-cell office:value-type="float" office:value="55963" calcext:value-type="float">
            <text:p>55963</text:p>
          </table:table-cell>
          <table:table-cell office:value-type="float" office:value="3406" calcext:value-type="float">
            <text:p>3406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86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i <text:s/>&lt;wasBornIn&gt; <text:s/>?b <text:s/>?a <text:s/>&lt;wasBornIn&gt; <text:s/>?f <text:s/>?i <text:s/>&lt;wasBornIn&gt; <text:s/>?f <text:s text:c="2"/>=&gt; ?a <text:s/>&lt;livesIn&gt; <text:s/>?b</text:p>
          </table:table-cell>
          <table:table-cell office:value-type="float" office:value="0.000815497" calcext:value-type="float">
            <text:p>0.000815497</text:p>
          </table:table-cell>
          <table:table-cell office:value-type="float" office:value="0.052970602" calcext:value-type="float">
            <text:p>0.052970602</text:p>
          </table:table-cell>
          <table:table-cell office:value-type="float" office:value="0.013812698" calcext:value-type="float">
            <text:p>0.013812698</text:p>
          </table:table-cell>
          <table:table-cell office:value-type="float" office:value="0.226952437" calcext:value-type="float">
            <text:p>0.226952437</text:p>
          </table:table-cell>
          <table:table-cell office:value-type="float" office:value="773" calcext:value-type="float">
            <text:p>773</text:p>
          </table:table-cell>
          <table:table-cell office:value-type="float" office:value="55963" calcext:value-type="float">
            <text:p>55963</text:p>
          </table:table-cell>
          <table:table-cell office:value-type="float" office:value="3406" calcext:value-type="float">
            <text:p>3406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.414014874278" calcext:value-type="float">
            <text:p>131.4140148743</text:p>
          </table:table-cell>
          <table:table-cell table:formula="of:=IF([.L187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a <text:s/>&lt;dealsWith&gt; <text:s/>?f <text:s/>?f <text:s/>&lt;exports&gt; <text:s/>?b <text:s/>?f <text:s/>&lt;imports&gt; <text:s/>?b <text:s text:c="2"/>=&gt; ?a <text:s/>&lt;imports&gt; <text:s/>?b</text:p>
          </table:table-cell>
          <table:table-cell office:value-type="float" office:value="0.000055914" calcext:value-type="float">
            <text:p>0.000055914</text:p>
          </table:table-cell>
          <table:table-cell office:value-type="float" office:value="0.157738095" calcext:value-type="float">
            <text:p>0.157738095</text:p>
          </table:table-cell>
          <table:table-cell office:value-type="float" office:value="0.175496689" calcext:value-type="float">
            <text:p>0.175496689</text:p>
          </table:table-cell>
          <table:table-cell office:value-type="float" office:value="0.227467811" calcext:value-type="float">
            <text:p>0.227467811</text:p>
          </table:table-cell>
          <table:table-cell office:value-type="float" office:value="53" calcext:value-type="float">
            <text:p>53</text:p>
          </table:table-cell>
          <table:table-cell office:value-type="float" office:value="302" calcext:value-type="float">
            <text:p>302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88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created&gt; <text:s/>?b <text:s text:c="2"/>=&gt; ?a <text:s/>&lt;directed&gt; <text:s/>?b</text:p>
          </table:table-cell>
          <table:table-cell office:value-type="float" office:value="0.00662209" calcext:value-type="float">
            <text:p>0.00662209</text:p>
          </table:table-cell>
          <table:table-cell office:value-type="float" office:value="0.187524273" calcext:value-type="float">
            <text:p>0.187524273</text:p>
          </table:table-cell>
          <table:table-cell office:value-type="float" office:value="0.031360225" calcext:value-type="float">
            <text:p>0.031360225</text:p>
          </table:table-cell>
          <table:table-cell office:value-type="float" office:value="0.228022377" calcext:value-type="float">
            <text:p>0.228022377</text:p>
          </table:table-cell>
          <table:table-cell office:value-type="float" office:value="6277" calcext:value-type="float">
            <text:p>6277</text:p>
          </table:table-cell>
          <table:table-cell office:value-type="float" office:value="200158" calcext:value-type="float">
            <text:p>200158</text:p>
          </table:table-cell>
          <table:table-cell office:value-type="float" office:value="27528" calcext:value-type="float">
            <text:p>27528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89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dealsWith&gt; <text:s/>?h <text:s/>?h <text:s/>&lt;exports&gt; <text:s/>?b <text:s/>?a <text:s/>&lt;imports&gt; <text:s/>?b <text:s text:c="2"/>=&gt; ?a <text:s/>&lt;exports&gt; <text:s/>?b</text:p>
          </table:table-cell>
          <table:table-cell office:value-type="float" office:value="0.000020045" calcext:value-type="float">
            <text:p>0.000020045</text:p>
          </table:table-cell>
          <table:table-cell office:value-type="float" office:value="0.037475345" calcext:value-type="float">
            <text:p>0.037475345</text:p>
          </table:table-cell>
          <table:table-cell table:number-columns-repeated="2" office:value-type="float" office:value="0.228915663" calcext:value-type="float">
            <text:p>0.22891566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90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i <text:s/>&lt;diedIn&gt; <text:s/>?f <text:s/>?a <text:s/>&lt;isLeaderOf&gt; <text:s/>?f <text:s/>?i <text:s/>&lt;livesIn&gt; <text:s/>?b <text:s text:c="2"/>=&gt; ?a <text:s/>&lt;isLeaderOf&gt; <text:s/>?b</text:p>
          </table:table-cell>
          <table:table-cell office:value-type="float" office:value="0.000200446" calcext:value-type="float">
            <text:p>0.000200446</text:p>
          </table:table-cell>
          <table:table-cell office:value-type="float" office:value="0.029785233" calcext:value-type="float">
            <text:p>0.029785233</text:p>
          </table:table-cell>
          <table:table-cell table:number-columns-repeated="2" office:value-type="float" office:value="0.228915663" calcext:value-type="float">
            <text:p>0.228915663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830" calcext:value-type="float">
            <text:p>830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3707202866726" calcext:value-type="float">
            <text:p>0.4637072029</text:p>
          </table:table-cell>
          <table:table-cell table:formula="of:=IF([.L191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isKnownFor&gt; <text:s/>?f <text:s/>?a <text:s/>&lt;isPoliticianOf&gt; <text:s/>?f <text:s/>?i <text:s/>&lt;livesIn&gt; <text:s/>?b <text:s text:c="2"/>=&gt; ?a <text:s/>&lt;isPoliticianOf&gt; <text:s/>?b</text:p>
          </table:table-cell>
          <table:table-cell office:value-type="float" office:value="0.000031649" calcext:value-type="float">
            <text:p>0.000031649</text:p>
          </table:table-cell>
          <table:table-cell office:value-type="float" office:value="0.020547945" calcext:value-type="float">
            <text:p>0.020547945</text:p>
          </table:table-cell>
          <table:table-cell table:number-columns-repeated="2" office:value-type="float" office:value="0.229007634" calcext:value-type="float">
            <text:p>0.22900763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7574600580935" calcext:value-type="float">
            <text:p>0.1675746006</text:p>
          </table:table-cell>
          <table:table-cell table:formula="of:=IF([.L192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b <text:s/>&lt;directed&gt; <text:s/>?f <text:s/>?i <text:s/>&lt;isMarriedTo&gt; <text:s/>?a <text:s/>?i <text:s/>&lt;produced&gt; <text:s/>?f <text:s text:c="2"/>=&gt; ?a <text:s/>&lt;isMarriedTo&gt; <text:s/>?b</text:p>
          </table:table-cell>
          <table:table-cell office:value-type="float" office:value="0.000132927" calcext:value-type="float">
            <text:p>0.000132927</text:p>
          </table:table-cell>
          <table:table-cell office:value-type="float" office:value="0.010506129" calcext:value-type="float">
            <text:p>0.010506129</text:p>
          </table:table-cell>
          <table:table-cell office:value-type="float" office:value="0.054925894" calcext:value-type="float">
            <text:p>0.054925894</text:p>
          </table:table-cell>
          <table:table-cell office:value-type="float" office:value="0.232044199" calcext:value-type="float">
            <text:p>0.232044199</text:p>
          </table:table-cell>
          <table:table-cell office:value-type="float" office:value="126" calcext:value-type="float">
            <text:p>126</text:p>
          </table:table-cell>
          <table:table-cell office:value-type="float" office:value="2294" calcext:value-type="float">
            <text:p>2294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93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i <text:s/>&lt;diedIn&gt; <text:s/>?b <text:s/>?i <text:s/>&lt;diedIn&gt; <text:s/>?f <text:s/>?a <text:s/>&lt;wasBornIn&gt; <text:s/>?f <text:s text:c="2"/>=&gt; ?a <text:s/>&lt;livesIn&gt; <text:s/>?b</text:p>
          </table:table-cell>
          <table:table-cell office:value-type="float" office:value="0.000649866" calcext:value-type="float">
            <text:p>0.000649866</text:p>
          </table:table-cell>
          <table:table-cell office:value-type="float" office:value="0.042212019" calcext:value-type="float">
            <text:p>0.042212019</text:p>
          </table:table-cell>
          <table:table-cell office:value-type="float" office:value="0.013634955" calcext:value-type="float">
            <text:p>0.013634955</text:p>
          </table:table-cell>
          <table:table-cell office:value-type="float" office:value="0.234398782" calcext:value-type="float">
            <text:p>0.234398782</text:p>
          </table:table-cell>
          <table:table-cell office:value-type="float" office:value="616" calcext:value-type="float">
            <text:p>616</text:p>
          </table:table-cell>
          <table:table-cell office:value-type="float" office:value="45178" calcext:value-type="float">
            <text:p>45178</text:p>
          </table:table-cell>
          <table:table-cell office:value-type="float" office:value="2628" calcext:value-type="float">
            <text:p>2628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8280034331995" calcext:value-type="float">
            <text:p>38.8280034332</text:p>
          </table:table-cell>
          <table:table-cell table:formula="of:=IF([.L194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hasAcademicAdvisor&gt; <text:s/>?b <text:s/>?i <text:s/>&lt;hasAcademicAdvisor&gt; <text:s/>?e <text:s/>?e <text:s/>&lt;influences&gt; <text:s/>?a <text:s text:c="2"/>=&gt; ?a <text:s/>&lt;hasAcademicAdvisor&gt; <text:s/>?b</text:p>
          </table:table-cell>
          <table:table-cell office:value-type="float" office:value="0.000032704" calcext:value-type="float">
            <text:p>0.000032704</text:p>
          </table:table-cell>
          <table:table-cell office:value-type="float" office:value="0.015921931" calcext:value-type="float">
            <text:p>0.015921931</text:p>
          </table:table-cell>
          <table:table-cell office:value-type="float" office:value="0.081364829" calcext:value-type="float">
            <text:p>0.081364829</text:p>
          </table:table-cell>
          <table:table-cell office:value-type="float" office:value="0.234848485" calcext:value-type="float">
            <text:p>0.234848485</text:p>
          </table:table-cell>
          <table:table-cell office:value-type="float" office:value="31" calcext:value-type="float">
            <text:p>31</text:p>
          </table:table-cell>
          <table:table-cell office:value-type="float" office:value="381" calcext:value-type="float">
            <text:p>38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.2572013644734" calcext:value-type="float">
            <text:p>58.2572013645</text:p>
          </table:table-cell>
          <table:table-cell table:formula="of:=IF([.L195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a <text:s/>&lt;exports&gt; <text:s/>?b <text:s/>?a <text:s/>&lt;hasCapital&gt; <text:s/>?h <text:s/>?h <text:s/>&lt;isLocatedIn&gt; <text:s/>?a <text:s text:c="2"/>=&gt; ?a <text:s/>&lt;imports&gt; <text:s/>?b</text:p>
          </table:table-cell>
          <table:table-cell office:value-type="float" office:value="0.0000211" calcext:value-type="float">
            <text:p>0.0000211</text:p>
          </table:table-cell>
          <table:table-cell office:value-type="float" office:value="0.05952381" calcext:value-type="float">
            <text:p>0.05952381</text:p>
          </table:table-cell>
          <table:table-cell office:value-type="float" office:value="0.227272727" calcext:value-type="float">
            <text:p>0.227272727</text:p>
          </table:table-cell>
          <table:table-cell office:value-type="float" office:value="0.235294118" calcext:value-type="float">
            <text:p>0.235294118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96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j <text:s/>&lt;exports&gt; <text:s/>?b <text:s/>?a <text:s/>&lt;hasCapital&gt; <text:s/>?f <text:s/>?f <text:s/>&lt;isLocatedIn&gt; <text:s/>?j <text:s text:c="2"/>=&gt; ?a <text:s/>&lt;imports&gt; <text:s/>?b</text:p>
          </table:table-cell>
          <table:table-cell office:value-type="float" office:value="0.0000211" calcext:value-type="float">
            <text:p>0.0000211</text:p>
          </table:table-cell>
          <table:table-cell office:value-type="float" office:value="0.05952381" calcext:value-type="float">
            <text:p>0.05952381</text:p>
          </table:table-cell>
          <table:table-cell office:value-type="float" office:value="0.031347962" calcext:value-type="float">
            <text:p>0.031347962</text:p>
          </table:table-cell>
          <table:table-cell office:value-type="float" office:value="0.235294118" calcext:value-type="float">
            <text:p>0.235294118</text:p>
          </table:table-cell>
          <table:table-cell office:value-type="float" office:value="20" calcext:value-type="float">
            <text:p>20</text:p>
          </table:table-cell>
          <table:table-cell office:value-type="float" office:value="638" calcext:value-type="float">
            <text:p>63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97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e <text:s/>&lt;exports&gt; <text:s/>?b <text:s/>?e <text:s/>&lt;hasCapital&gt; <text:s/>?j <text:s/>?j <text:s/>&lt;isLocatedIn&gt; <text:s/>?a <text:s text:c="2"/>=&gt; ?a <text:s/>&lt;imports&gt; <text:s/>?b</text:p>
          </table:table-cell>
          <table:table-cell office:value-type="float" office:value="0.0000211" calcext:value-type="float">
            <text:p>0.0000211</text:p>
          </table:table-cell>
          <table:table-cell office:value-type="float" office:value="0.05952381" calcext:value-type="float">
            <text:p>0.05952381</text:p>
          </table:table-cell>
          <table:table-cell office:value-type="float" office:value="0.18018018" calcext:value-type="float">
            <text:p>0.18018018</text:p>
          </table:table-cell>
          <table:table-cell office:value-type="float" office:value="0.235294118" calcext:value-type="float">
            <text:p>0.235294118</text:p>
          </table:table-cell>
          <table:table-cell office:value-type="float" office:value="20" calcext:value-type="float">
            <text:p>20</text:p>
          </table:table-cell>
          <table:table-cell office:value-type="float" office:value="111" calcext:value-type="float">
            <text:p>11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98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created&gt; <text:s/>?h <text:s/>?a <text:s/>&lt;directed&gt; <text:s/>?b <text:s/>?a <text:s/>&lt;directed&gt; <text:s/>?h <text:s text:c="2"/>=&gt; ?a <text:s/>&lt;produced&gt; <text:s/>?b</text:p>
          </table:table-cell>
          <table:table-cell office:value-type="float" office:value="0.001694293" calcext:value-type="float">
            <text:p>0.001694293</text:p>
          </table:table-cell>
          <table:table-cell office:value-type="float" office:value="0.079599524" calcext:value-type="float">
            <text:p>0.079599524</text:p>
          </table:table-cell>
          <table:table-cell office:value-type="float" office:value="0.096764476" calcext:value-type="float">
            <text:p>0.096764476</text:p>
          </table:table-cell>
          <table:table-cell office:value-type="float" office:value="0.23565664" calcext:value-type="float">
            <text:p>0.23565664</text:p>
          </table:table-cell>
          <table:table-cell office:value-type="float" office:value="1606" calcext:value-type="float">
            <text:p>1606</text:p>
          </table:table-cell>
          <table:table-cell office:value-type="float" office:value="16597" calcext:value-type="float">
            <text:p>16597</text:p>
          </table:table-cell>
          <table:table-cell office:value-type="float" office:value="6815" calcext:value-type="float">
            <text:p>6815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199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diedIn&gt; <text:s/>?f <text:s/>?i <text:s/>&lt;wasBornIn&gt; <text:s/>?b <text:s/>?i <text:s/>&lt;wasBornIn&gt; <text:s/>?f <text:s text:c="2"/>=&gt; ?a <text:s/>&lt;wasBornIn&gt; <text:s/>?b</text:p>
          </table:table-cell>
          <table:table-cell office:value-type="float" office:value="0.002067755" calcext:value-type="float">
            <text:p>0.002067755</text:p>
          </table:table-cell>
          <table:table-cell office:value-type="float" office:value="0.03502314" calcext:value-type="float">
            <text:p>0.03502314</text:p>
          </table:table-cell>
          <table:table-cell office:value-type="float" office:value="0.092829402" calcext:value-type="float">
            <text:p>0.092829402</text:p>
          </table:table-cell>
          <table:table-cell office:value-type="float" office:value="0.23608769" calcext:value-type="float">
            <text:p>0.23608769</text:p>
          </table:table-cell>
          <table:table-cell office:value-type="float" office:value="1960" calcext:value-type="float">
            <text:p>1960</text:p>
          </table:table-cell>
          <table:table-cell office:value-type="float" office:value="21114" calcext:value-type="float">
            <text:p>21114</text:p>
          </table:table-cell>
          <table:table-cell office:value-type="float" office:value="8302" calcext:value-type="float">
            <text:p>8302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866723277904" calcext:value-type="float">
            <text:p>13.8667232779</text:p>
          </table:table-cell>
          <table:table-cell table:formula="of:=IF([.L200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isCitizenOf&gt; <text:s/>?b <text:s/>?e <text:s/>&lt;isLocatedIn&gt; <text:s/>?a <text:s/>?i <text:s/>&lt;wasBornIn&gt; <text:s/>?e <text:s text:c="2"/>=&gt; ?a <text:s/>&lt;dealsWith&gt; <text:s/>?b</text:p>
          </table:table-cell>
          <table:table-cell office:value-type="float" office:value="0.000028484" calcext:value-type="float">
            <text:p>0.000028484</text:p>
          </table:table-cell>
          <table:table-cell office:value-type="float" office:value="0.039187228" calcext:value-type="float">
            <text:p>0.039187228</text:p>
          </table:table-cell>
          <table:table-cell office:value-type="float" office:value="0.088235294" calcext:value-type="float">
            <text:p>0.088235294</text:p>
          </table:table-cell>
          <table:table-cell office:value-type="float" office:value="0.236842105" calcext:value-type="float">
            <text:p>0.236842105</text:p>
          </table:table-cell>
          <table:table-cell office:value-type="float" office:value="27" calcext:value-type="float">
            <text:p>27</text:p>
          </table:table-cell>
          <table:table-cell office:value-type="float" office:value="306" calcext:value-type="float">
            <text:p>30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292245.821235" calcext:value-type="float">
            <text:p>244292245.821235</text:p>
          </table:table-cell>
          <table:table-cell table:formula="of:=IF([.L201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a <text:s/>&lt;actedIn&gt; <text:s/>?b <text:s/>?a <text:s/>&lt;created&gt; <text:s/>?h <text:s/>?a <text:s/>&lt;produced&gt; <text:s/>?h <text:s text:c="2"/>=&gt; ?a <text:s/>&lt;produced&gt; <text:s/>?b</text:p>
          </table:table-cell>
          <table:table-cell office:value-type="float" office:value="0.000324933" calcext:value-type="float">
            <text:p>0.000324933</text:p>
          </table:table-cell>
          <table:table-cell office:value-type="float" office:value="0.015265662" calcext:value-type="float">
            <text:p>0.015265662</text:p>
          </table:table-cell>
          <table:table-cell office:value-type="float" office:value="0.123397436" calcext:value-type="float">
            <text:p>0.123397436</text:p>
          </table:table-cell>
          <table:table-cell office:value-type="float" office:value="0.237471087" calcext:value-type="float">
            <text:p>0.237471087</text:p>
          </table:table-cell>
          <table:table-cell office:value-type="float" office:value="308" calcext:value-type="float">
            <text:p>308</text:p>
          </table:table-cell>
          <table:table-cell office:value-type="float" office:value="2496" calcext:value-type="float">
            <text:p>2496</text:p>
          </table:table-cell>
          <table:table-cell office:value-type="float" office:value="1297" calcext:value-type="float">
            <text:p>1297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02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e <text:s/>&lt;dealsWith&gt; <text:s/>?a <text:s/>?e <text:s/>&lt;hasCapital&gt; <text:s/>?j <text:s/>?j <text:s/>&lt;isLocatedIn&gt; <text:s/>?b <text:s text:c="2"/>=&gt; ?a <text:s/>&lt;dealsWith&gt; <text:s/>?b</text:p>
          </table:table-cell>
          <table:table-cell office:value-type="float" office:value="0.000032704" calcext:value-type="float">
            <text:p>0.000032704</text:p>
          </table:table-cell>
          <table:table-cell office:value-type="float" office:value="0.044992743" calcext:value-type="float">
            <text:p>0.044992743</text:p>
          </table:table-cell>
          <table:table-cell office:value-type="float" office:value="0.175141243" calcext:value-type="float">
            <text:p>0.175141243</text:p>
          </table:table-cell>
          <table:table-cell office:value-type="float" office:value="0.240310078" calcext:value-type="float">
            <text:p>0.240310078</text:p>
          </table:table-cell>
          <table:table-cell office:value-type="float" office:value="31" calcext:value-type="float">
            <text:p>31</text:p>
          </table:table-cell>
          <table:table-cell office:value-type="float" office:value="177" calcext:value-type="float">
            <text:p>17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7181934902902" calcext:value-type="float">
            <text:p>10.7181934903</text:p>
          </table:table-cell>
          <table:table-cell table:formula="of:=IF([.L203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diedIn&gt; <text:s/>?f <text:s/>?i <text:s/>&lt;livesIn&gt; <text:s/>?b <text:s/>?a <text:s/>&lt;livesIn&gt; <text:s/>?f <text:s text:c="2"/>=&gt; ?a <text:s/>&lt;livesIn&gt; <text:s/>?b</text:p>
          </table:table-cell>
          <table:table-cell office:value-type="float" office:value="0.002654322" calcext:value-type="float">
            <text:p>0.002654322</text:p>
          </table:table-cell>
          <table:table-cell office:value-type="float" office:value="0.17241143" calcext:value-type="float">
            <text:p>0.17241143</text:p>
          </table:table-cell>
          <table:table-cell table:number-columns-repeated="2" office:value-type="float" office:value="0.240466405" calcext:value-type="float">
            <text:p>0.240466405</text:p>
          </table:table-cell>
          <table:table-cell office:value-type="float" office:value="2516" calcext:value-type="float">
            <text:p>2516</text:p>
          </table:table-cell>
          <table:table-cell table:number-columns-repeated="2" office:value-type="float" office:value="10463" calcext:value-type="float">
            <text:p>10463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6397742375075" calcext:value-type="float">
            <text:p>0.8663977424</text:p>
          </table:table-cell>
          <table:table-cell table:formula="of:=IF([.L204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e <text:s/>&lt;hasCapital&gt; <text:s/>?j <text:s/>?e <text:s/>&lt;imports&gt; <text:s/>?b <text:s/>?j <text:s/>&lt;isLocatedIn&gt; <text:s/>?a <text:s text:c="2"/>=&gt; ?a <text:s/>&lt;exports&gt; <text:s/>?b</text:p>
          </table:table-cell>
          <table:table-cell office:value-type="float" office:value="0.0000211" calcext:value-type="float">
            <text:p>0.0000211</text:p>
          </table:table-cell>
          <table:table-cell office:value-type="float" office:value="0.039447732" calcext:value-type="float">
            <text:p>0.039447732</text:p>
          </table:table-cell>
          <table:table-cell office:value-type="float" office:value="0.222222222" calcext:value-type="float">
            <text:p>0.222222222</text:p>
          </table:table-cell>
          <table:table-cell office:value-type="float" office:value="0.240963855" calcext:value-type="float">
            <text:p>0.240963855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05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i <text:s/>&lt;created&gt; <text:s/>?b <text:s/>?a <text:s/>&lt;produced&gt; <text:s/>?f <text:s/>?i <text:s/>&lt;produced&gt; <text:s/>?f <text:s text:c="2"/>=&gt; ?a <text:s/>&lt;produced&gt; <text:s/>?b</text:p>
          </table:table-cell>
          <table:table-cell office:value-type="float" office:value="0.003210295" calcext:value-type="float">
            <text:p>0.003210295</text:p>
          </table:table-cell>
          <table:table-cell office:value-type="float" office:value="0.15082276" calcext:value-type="float">
            <text:p>0.15082276</text:p>
          </table:table-cell>
          <table:table-cell office:value-type="float" office:value="0.071323099" calcext:value-type="float">
            <text:p>0.071323099</text:p>
          </table:table-cell>
          <table:table-cell office:value-type="float" office:value="0.242315655" calcext:value-type="float">
            <text:p>0.242315655</text:p>
          </table:table-cell>
          <table:table-cell office:value-type="float" office:value="3043" calcext:value-type="float">
            <text:p>3043</text:p>
          </table:table-cell>
          <table:table-cell office:value-type="float" office:value="42665" calcext:value-type="float">
            <text:p>42665</text:p>
          </table:table-cell>
          <table:table-cell office:value-type="float" office:value="12558" calcext:value-type="float">
            <text:p>12558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4872757118551" calcext:value-type="float">
            <text:p>18.4872757119</text:p>
          </table:table-cell>
          <table:table-cell table:formula="of:=IF([.L206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directed&gt; <text:s/>?f <text:s/>?i <text:s/>&lt;produced&gt; <text:s/>?b <text:s/>?a <text:s/>&lt;produced&gt; <text:s/>?f <text:s text:c="2"/>=&gt; ?a <text:s/>&lt;produced&gt; <text:s/>?b</text:p>
          </table:table-cell>
          <table:table-cell office:value-type="float" office:value="0.006285553" calcext:value-type="float">
            <text:p>0.006285553</text:p>
          </table:table-cell>
          <table:table-cell office:value-type="float" office:value="0.295301348" calcext:value-type="float">
            <text:p>0.295301348</text:p>
          </table:table-cell>
          <table:table-cell table:number-columns-repeated="2" office:value-type="float" office:value="0.243800638" calcext:value-type="float">
            <text:p>0.243800638</text:p>
          </table:table-cell>
          <table:table-cell office:value-type="float" office:value="5958" calcext:value-type="float">
            <text:p>5958</text:p>
          </table:table-cell>
          <table:table-cell table:number-columns-repeated="2" office:value-type="float" office:value="24438" calcext:value-type="float">
            <text:p>24438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9474834642708" calcext:value-type="float">
            <text:p>1.5947483464</text:p>
          </table:table-cell>
          <table:table-cell table:formula="of:=IF([.L207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created&gt; <text:s/>?b <text:s/>?i <text:s/>&lt;directed&gt; <text:s/>?f <text:s/>?a <text:s/>&lt;produced&gt; <text:s/>?f <text:s text:c="2"/>=&gt; ?a <text:s/>&lt;produced&gt; <text:s/>?b</text:p>
          </table:table-cell>
          <table:table-cell office:value-type="float" office:value="0.00412074" calcext:value-type="float">
            <text:p>0.00412074</text:p>
          </table:table-cell>
          <table:table-cell office:value-type="float" office:value="0.193596352" calcext:value-type="float">
            <text:p>0.193596352</text:p>
          </table:table-cell>
          <table:table-cell office:value-type="float" office:value="0.109506855" calcext:value-type="float">
            <text:p>0.109506855</text:p>
          </table:table-cell>
          <table:table-cell office:value-type="float" office:value="0.244660194" calcext:value-type="float">
            <text:p>0.244660194</text:p>
          </table:table-cell>
          <table:table-cell office:value-type="float" office:value="3906" calcext:value-type="float">
            <text:p>3906</text:p>
          </table:table-cell>
          <table:table-cell office:value-type="float" office:value="35669" calcext:value-type="float">
            <text:p>35669</text:p>
          </table:table-cell>
          <table:table-cell office:value-type="float" office:value="15965" calcext:value-type="float">
            <text:p>15965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5086861478419" calcext:value-type="float">
            <text:p>47.5086861478</text:p>
          </table:table-cell>
          <table:table-cell table:formula="of:=IF([.L208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a <text:s/>&lt;dealsWith&gt; <text:s/>?h <text:s/>?a <text:s/>&lt;exports&gt; <text:s/>?b <text:s/>?h <text:s/>&lt;exports&gt; <text:s/>?b <text:s text:c="2"/>=&gt; ?a <text:s/>&lt;imports&gt; <text:s/>?b</text:p>
          </table:table-cell>
          <table:table-cell office:value-type="float" office:value="0.000020045" calcext:value-type="float">
            <text:p>0.000020045</text:p>
          </table:table-cell>
          <table:table-cell office:value-type="float" office:value="0.056547619" calcext:value-type="float">
            <text:p>0.056547619</text:p>
          </table:table-cell>
          <table:table-cell office:value-type="float" office:value="0.213483146" calcext:value-type="float">
            <text:p>0.213483146</text:p>
          </table:table-cell>
          <table:table-cell office:value-type="float" office:value="0.246753247" calcext:value-type="float">
            <text:p>0.246753247</text:p>
          </table:table-cell>
          <table:table-cell office:value-type="float" office:value="19" calcext:value-type="float">
            <text:p>19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09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e <text:s/>&lt;dealsWith&gt; <text:s/>?a <text:s/>?i <text:s/>&lt;isCitizenOf&gt; <text:s/>?b <text:s/>?i <text:s/>&lt;livesIn&gt; <text:s/>?e <text:s text:c="2"/>=&gt; ?a <text:s/>&lt;dealsWith&gt; <text:s/>?b</text:p>
          </table:table-cell>
          <table:table-cell office:value-type="float" office:value="0.000094948" calcext:value-type="float">
            <text:p>0.000094948</text:p>
          </table:table-cell>
          <table:table-cell office:value-type="float" office:value="0.130624093" calcext:value-type="float">
            <text:p>0.130624093</text:p>
          </table:table-cell>
          <table:table-cell office:value-type="float" office:value="0.194384449" calcext:value-type="float">
            <text:p>0.194384449</text:p>
          </table:table-cell>
          <table:table-cell office:value-type="float" office:value="0.247933884" calcext:value-type="float">
            <text:p>0.247933884</text:p>
          </table:table-cell>
          <table:table-cell office:value-type="float" office:value="90" calcext:value-type="float">
            <text:p>90</text:p>
          </table:table-cell>
          <table:table-cell office:value-type="float" office:value="463" calcext:value-type="float">
            <text:p>463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1.36378508922" calcext:value-type="float">
            <text:p>2291.3637850892</text:p>
          </table:table-cell>
          <table:table-cell table:formula="of:=IF([.L210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a <text:s/>&lt;exports&gt; <text:s/>?b <text:s/>?g <text:s/>&lt;isCitizenOf&gt; <text:s/>?a <text:s/>?g <text:s/>&lt;isLeaderOf&gt; <text:s/>?a <text:s text:c="2"/>=&gt; ?a <text:s/>&lt;imports&gt; <text:s/>?b</text:p>
          </table:table-cell>
          <table:table-cell office:value-type="float" office:value="0.000007385" calcext:value-type="float">
            <text:p>0.000007385</text:p>
          </table:table-cell>
          <table:table-cell office:value-type="float" office:value="0.020833333" calcext:value-type="float">
            <text:p>0.020833333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11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e <text:s/>&lt;exports&gt; <text:s/>?b <text:s/>?i <text:s/>&lt;isCitizenOf&gt; <text:s/>?a <text:s/>?i <text:s/>&lt;isLeaderOf&gt; <text:s/>?e <text:s text:c="2"/>=&gt; ?a <text:s/>&lt;imports&gt; <text:s/>?b</text:p>
          </table:table-cell>
          <table:table-cell office:value-type="float" office:value="0.000007385" calcext:value-type="float">
            <text:p>0.000007385</text:p>
          </table:table-cell>
          <table:table-cell office:value-type="float" office:value="0.020833333" calcext:value-type="float">
            <text:p>0.020833333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12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e <text:s/>&lt;exports&gt; <text:s/>?b <text:s/>?i <text:s/>&lt;isCitizenOf&gt; <text:s/>?e <text:s/>?i <text:s/>&lt;isLeaderOf&gt; <text:s/>?a <text:s text:c="2"/>=&gt; ?a <text:s/>&lt;imports&gt; <text:s/>?b</text:p>
          </table:table-cell>
          <table:table-cell office:value-type="float" office:value="0.000007385" calcext:value-type="float">
            <text:p>0.000007385</text:p>
          </table:table-cell>
          <table:table-cell office:value-type="float" office:value="0.020833333" calcext:value-type="float">
            <text:p>0.020833333</text:p>
          </table:table-cell>
          <table:table-cell office:value-type="float" office:value="0.009247028" calcext:value-type="float">
            <text:p>0.009247028</text:p>
          </table:table-cell>
          <table:table-cell office:value-type="float" office:value="0.25" calcext:value-type="float">
            <text:p>0.25</text:p>
          </table:table-cell>
          <table:table-cell office:value-type="float" office:value="7" calcext:value-type="float">
            <text:p>7</text:p>
          </table:table-cell>
          <table:table-cell office:value-type="float" office:value="757" calcext:value-type="float">
            <text:p>75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13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e <text:s/>&lt;imports&gt; <text:s/>?b <text:s/>?i <text:s/>&lt;isCitizenOf&gt; <text:s/>?a <text:s/>?i <text:s/>&lt;isLocatedIn&gt; <text:s/>?e <text:s text:c="2"/>=&gt; ?a <text:s/>&lt;exports&gt; <text:s/>?b</text:p>
          </table:table-cell>
          <table:table-cell office:value-type="float" office:value="0.00001055" calcext:value-type="float">
            <text:p>0.00001055</text:p>
          </table:table-cell>
          <table:table-cell office:value-type="float" office:value="0.019723866" calcext:value-type="float">
            <text:p>0.019723866</text:p>
          </table:table-cell>
          <table:table-cell office:value-type="float" office:value="0.204081633" calcext:value-type="float">
            <text:p>0.204081633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14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dealsWith&gt; <text:s/>?f <text:s/>?i <text:s/>&lt;diedIn&gt; <text:s/>?f <text:s/>?i <text:s/>&lt;isLocatedIn&gt; <text:s/>?b <text:s text:c="2"/>=&gt; ?a <text:s/>&lt;dealsWith&gt; <text:s/>?b</text:p>
          </table:table-cell>
          <table:table-cell office:value-type="float" office:value="0.000009495" calcext:value-type="float">
            <text:p>0.000009495</text:p>
          </table:table-cell>
          <table:table-cell office:value-type="float" office:value="0.013062409" calcext:value-type="float">
            <text:p>0.013062409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8569308312383" calcext:value-type="float">
            <text:p>10.8569308312</text:p>
          </table:table-cell>
          <table:table-cell table:formula="of:=IF([.L215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j <text:s/>&lt;created&gt; <text:s/>?b <text:s/>?a <text:s/>&lt;isMarriedTo&gt; <text:s/>?f <text:s/>?f <text:s/>&lt;isMarriedTo&gt; <text:s/>?j <text:s text:c="2"/>=&gt; ?a <text:s/>&lt;directed&gt; <text:s/>?b</text:p>
          </table:table-cell>
          <table:table-cell office:value-type="float" office:value="0.000502169" calcext:value-type="float">
            <text:p>0.000502169</text:p>
          </table:table-cell>
          <table:table-cell office:value-type="float" office:value="0.014220416" calcext:value-type="float">
            <text:p>0.014220416</text:p>
          </table:table-cell>
          <table:table-cell office:value-type="float" office:value="0.089828269" calcext:value-type="float">
            <text:p>0.089828269</text:p>
          </table:table-cell>
          <table:table-cell office:value-type="float" office:value="0.250394529" calcext:value-type="float">
            <text:p>0.250394529</text:p>
          </table:table-cell>
          <table:table-cell office:value-type="float" office:value="476" calcext:value-type="float">
            <text:p>476</text:p>
          </table:table-cell>
          <table:table-cell office:value-type="float" office:value="5299" calcext:value-type="float">
            <text:p>5299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24429.8861891" calcext:value-type="float">
            <text:p>10824429.8861891</text:p>
          </table:table-cell>
          <table:table-cell table:formula="of:=IF([.L216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j <text:s/>&lt;hasAcademicAdvisor&gt; <text:s/>?b <text:s/>?a <text:s/>&lt;hasAcademicAdvisor&gt; <text:s/>?f <text:s/>?f <text:s/>&lt;influences&gt; <text:s/>?j <text:s text:c="2"/>=&gt; ?a <text:s/>&lt;hasAcademicAdvisor&gt; <text:s/>?b</text:p>
          </table:table-cell>
          <table:table-cell office:value-type="float" office:value="0.000080178" calcext:value-type="float">
            <text:p>0.000080178</text:p>
          </table:table-cell>
          <table:table-cell office:value-type="float" office:value="0.039034412" calcext:value-type="float">
            <text:p>0.039034412</text:p>
          </table:table-cell>
          <table:table-cell table:number-columns-repeated="2" office:value-type="float" office:value="0.251655629" calcext:value-type="float">
            <text:p>0.251655629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302" calcext:value-type="float">
            <text:p>302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9277522785398" calcext:value-type="float">
            <text:p>1.6927752279</text:p>
          </table:table-cell>
          <table:table-cell table:formula="of:=IF([.L217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diedIn&gt; <text:s/>?b <text:s/>?a <text:s/>&lt;isLeaderOf&gt; <text:s/>?f <text:s/>?i <text:s/>&lt;livesIn&gt; <text:s/>?f <text:s text:c="2"/>=&gt; ?a <text:s/>&lt;isLeaderOf&gt; <text:s/>?b</text:p>
          </table:table-cell>
          <table:table-cell office:value-type="float" office:value="0.000200446" calcext:value-type="float">
            <text:p>0.000200446</text:p>
          </table:table-cell>
          <table:table-cell office:value-type="float" office:value="0.029785233" calcext:value-type="float">
            <text:p>0.029785233</text:p>
          </table:table-cell>
          <table:table-cell table:number-columns-repeated="2" office:value-type="float" office:value="0.252659574" calcext:value-type="float">
            <text:p>0.252659574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752" calcext:value-type="float">
            <text:p>752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32184618874272" calcext:value-type="float">
            <text:p>0.6321846189</text:p>
          </table:table-cell>
          <table:table-cell table:formula="of:=IF([.L218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a <text:s/>&lt;diedIn&gt; <text:s/>?f <text:s/>?i <text:s/>&lt;isCitizenOf&gt; <text:s/>?b <text:s/>?i <text:s/>&lt;livesIn&gt; <text:s/>?f <text:s text:c="2"/>=&gt; ?a <text:s/>&lt;isCitizenOf&gt; <text:s/>?b</text:p>
          </table:table-cell>
          <table:table-cell office:value-type="float" office:value="0.001063417" calcext:value-type="float">
            <text:p>0.001063417</text:p>
          </table:table-cell>
          <table:table-cell office:value-type="float" office:value="0.069183253" calcext:value-type="float">
            <text:p>0.069183253</text:p>
          </table:table-cell>
          <table:table-cell office:value-type="float" office:value="0.038118288" calcext:value-type="float">
            <text:p>0.038118288</text:p>
          </table:table-cell>
          <table:table-cell office:value-type="float" office:value="0.253776435" calcext:value-type="float">
            <text:p>0.253776435</text:p>
          </table:table-cell>
          <table:table-cell office:value-type="float" office:value="1008" calcext:value-type="float">
            <text:p>1008</text:p>
          </table:table-cell>
          <table:table-cell office:value-type="float" office:value="26444" calcext:value-type="float">
            <text:p>26444</text:p>
          </table:table-cell>
          <table:table-cell office:value-type="float" office:value="3972" calcext:value-type="float">
            <text:p>3972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603.493350514" calcext:value-type="float">
            <text:p>213603.493350514</text:p>
          </table:table-cell>
          <table:table-cell table:formula="of:=IF([.L219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g <text:s/>&lt;dealsWith&gt; <text:s/>?a <text:s/>?a <text:s/>&lt;exports&gt; <text:s/>?b <text:s/>?g <text:s/>&lt;exports&gt; <text:s/>?b <text:s text:c="2"/>=&gt; ?a <text:s/>&lt;imports&gt; <text:s/>?b</text:p>
          </table:table-cell>
          <table:table-cell office:value-type="float" office:value="0.000015825" calcext:value-type="float">
            <text:p>0.000015825</text:p>
          </table:table-cell>
          <table:table-cell office:value-type="float" office:value="0.044642857" calcext:value-type="float">
            <text:p>0.044642857</text:p>
          </table:table-cell>
          <table:table-cell office:value-type="float" office:value="0.202702703" calcext:value-type="float">
            <text:p>0.202702703</text:p>
          </table:table-cell>
          <table:table-cell office:value-type="float" office:value="0.254237288" calcext:value-type="float">
            <text:p>0.254237288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20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exports&gt; <text:s/>?b <text:s/>?g <text:s/>&lt;isCitizenOf&gt; <text:s/>?a <text:s/>?g <text:s/>&lt;livesIn&gt; <text:s/>?a <text:s text:c="2"/>=&gt; ?a <text:s/>&lt;imports&gt; <text:s/>?b</text:p>
          </table:table-cell>
          <table:table-cell office:value-type="float" office:value="0.000034814" calcext:value-type="float">
            <text:p>0.000034814</text:p>
          </table:table-cell>
          <table:table-cell office:value-type="float" office:value="0.098214286" calcext:value-type="float">
            <text:p>0.098214286</text:p>
          </table:table-cell>
          <table:table-cell office:value-type="float" office:value="0.208860759" calcext:value-type="float">
            <text:p>0.208860759</text:p>
          </table:table-cell>
          <table:table-cell office:value-type="float" office:value="0.255813953" calcext:value-type="float">
            <text:p>0.255813953</text:p>
          </table:table-cell>
          <table:table-cell office:value-type="float" office:value="33" calcext:value-type="float">
            <text:p>33</text:p>
          </table:table-cell>
          <table:table-cell office:value-type="float" office:value="158" calcext:value-type="float">
            <text:p>15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21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b <text:s/>&lt;dealsWith&gt; <text:s/>?a <text:s/>?a <text:s/>&lt;exports&gt; <text:s/>?h <text:s/>?b <text:s/>&lt;imports&gt; <text:s/>?h <text:s text:c="2"/>=&gt; ?a <text:s/>&lt;dealsWith&gt; <text:s/>?b</text:p>
          </table:table-cell>
          <table:table-cell office:value-type="float" office:value="0.000029539" calcext:value-type="float">
            <text:p>0.000029539</text:p>
          </table:table-cell>
          <table:table-cell office:value-type="float" office:value="0.040638607" calcext:value-type="float">
            <text:p>0.040638607</text:p>
          </table:table-cell>
          <table:table-cell office:value-type="float" office:value="0.233333333" calcext:value-type="float">
            <text:p>0.233333333</text:p>
          </table:table-cell>
          <table:table-cell office:value-type="float" office:value="0.256880734" calcext:value-type="float">
            <text:p>0.256880734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22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b <text:s/>&lt;hasCapital&gt; <text:s/>?f <text:s/>?j <text:s/>&lt;hasCapital&gt; <text:s/>?f <text:s/>?a <text:s/>&lt;livesIn&gt; <text:s/>?j <text:s text:c="2"/>=&gt; ?a <text:s/>&lt;isCitizenOf&gt; <text:s/>?b</text:p>
          </table:table-cell>
          <table:table-cell office:value-type="float" office:value="0.000681515" calcext:value-type="float">
            <text:p>0.000681515</text:p>
          </table:table-cell>
          <table:table-cell office:value-type="float" office:value="0.04433768" calcext:value-type="float">
            <text:p>0.04433768</text:p>
          </table:table-cell>
          <table:table-cell office:value-type="float" office:value="0.074777173" calcext:value-type="float">
            <text:p>0.074777173</text:p>
          </table:table-cell>
          <table:table-cell office:value-type="float" office:value="0.257370518" calcext:value-type="float">
            <text:p>0.257370518</text:p>
          </table:table-cell>
          <table:table-cell office:value-type="float" office:value="646" calcext:value-type="float">
            <text:p>646</text:p>
          </table:table-cell>
          <table:table-cell office:value-type="float" office:value="8639" calcext:value-type="float">
            <text:p>8639</text:p>
          </table:table-cell>
          <table:table-cell office:value-type="float" office:value="2510" calcext:value-type="float">
            <text:p>2510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23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i <text:s/>&lt;isCitizenOf&gt; <text:s/>?b <text:s/>?a <text:s/>&lt;isLocatedIn&gt; <text:s/>?f <text:s/>?i <text:s/>&lt;isLocatedIn&gt; <text:s/>?f <text:s text:c="2"/>=&gt; ?a <text:s/>&lt;isLocatedIn&gt; <text:s/>?b</text:p>
          </table:table-cell>
          <table:table-cell office:value-type="float" office:value="0.00985243" calcext:value-type="float">
            <text:p>0.00985243</text:p>
          </table:table-cell>
          <table:table-cell office:value-type="float" office:value="0.043827581" calcext:value-type="float">
            <text:p>0.043827581</text:p>
          </table:table-cell>
          <table:table-cell table:number-columns-repeated="2" office:value-type="float" office:value="0.257400364" calcext:value-type="float">
            <text:p>0.257400364</text:p>
          </table:table-cell>
          <table:table-cell office:value-type="float" office:value="9339" calcext:value-type="float">
            <text:p>9339</text:p>
          </table:table-cell>
          <table:table-cell table:number-columns-repeated="2" office:value-type="float" office:value="36282" calcext:value-type="float">
            <text:p>36282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6353295296483" calcext:value-type="float">
            <text:p>2.863532953</text:p>
          </table:table-cell>
          <table:table-cell table:formula="of:=IF([.L224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b <text:s/>&lt;created&gt; <text:s/>?f <text:s/>?i <text:s/>&lt;directed&gt; <text:s/>?f <text:s/>?i <text:s/>&lt;isMarriedTo&gt; <text:s/>?a <text:s text:c="2"/>=&gt; ?a <text:s/>&lt;isMarriedTo&gt; <text:s/>?b</text:p>
          </table:table-cell>
          <table:table-cell office:value-type="float" office:value="0.000204666" calcext:value-type="float">
            <text:p>0.000204666</text:p>
          </table:table-cell>
          <table:table-cell office:value-type="float" office:value="0.016176103" calcext:value-type="float">
            <text:p>0.016176103</text:p>
          </table:table-cell>
          <table:table-cell office:value-type="float" office:value="0.038955823" calcext:value-type="float">
            <text:p>0.038955823</text:p>
          </table:table-cell>
          <table:table-cell office:value-type="float" office:value="0.259358289" calcext:value-type="float">
            <text:p>0.259358289</text:p>
          </table:table-cell>
          <table:table-cell office:value-type="float" office:value="194" calcext:value-type="float">
            <text:p>194</text:p>
          </table:table-cell>
          <table:table-cell office:value-type="float" office:value="4980" calcext:value-type="float">
            <text:p>4980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0.58412341511" calcext:value-type="float">
            <text:p>670.5841234151</text:p>
          </table:table-cell>
          <table:table-cell table:formula="of:=IF([.L225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a <text:s/>&lt;created&gt; <text:s/>?f <text:s/>?i <text:s/>&lt;isKnownFor&gt; <text:s/>?b <text:s/>?i <text:s/>&lt;isKnownFor&gt; <text:s/>?f <text:s text:c="2"/>=&gt; ?a <text:s/>&lt;isKnownFor&gt; <text:s/>?b</text:p>
          </table:table-cell>
          <table:table-cell office:value-type="float" office:value="0.000444145" calcext:value-type="float">
            <text:p>0.000444145</text:p>
          </table:table-cell>
          <table:table-cell office:value-type="float" office:value="0.071623001" calcext:value-type="float">
            <text:p>0.071623001</text:p>
          </table:table-cell>
          <table:table-cell table:number-columns-repeated="2" office:value-type="float" office:value="0.260842627" calcext:value-type="float">
            <text:p>0.260842627</text:p>
          </table:table-cell>
          <table:table-cell office:value-type="float" office:value="421" calcext:value-type="float">
            <text:p>421</text:p>
          </table:table-cell>
          <table:table-cell table:number-columns-repeated="2" office:value-type="float" office:value="1614" calcext:value-type="float">
            <text:p>1614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42453075905341" calcext:value-type="float">
            <text:p>0.2424530759</text:p>
          </table:table-cell>
          <table:table-cell table:formula="of:=IF([.L226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created&gt; <text:s/>?f <text:s/>?i <text:s/>&lt;directed&gt; <text:s/>?b <text:s/>?a <text:s/>&lt;produced&gt; <text:s/>?f <text:s text:c="2"/>=&gt; ?a <text:s/>&lt;produced&gt; <text:s/>?b</text:p>
          </table:table-cell>
          <table:table-cell office:value-type="float" office:value="0.00527172" calcext:value-type="float">
            <text:p>0.00527172</text:p>
          </table:table-cell>
          <table:table-cell office:value-type="float" office:value="0.2476705" calcext:value-type="float">
            <text:p>0.2476705</text:p>
          </table:table-cell>
          <table:table-cell office:value-type="float" office:value="0.14327083" calcext:value-type="float">
            <text:p>0.14327083</text:p>
          </table:table-cell>
          <table:table-cell office:value-type="float" office:value="0.261417735" calcext:value-type="float">
            <text:p>0.261417735</text:p>
          </table:table-cell>
          <table:table-cell office:value-type="float" office:value="4997" calcext:value-type="float">
            <text:p>4997</text:p>
          </table:table-cell>
          <table:table-cell office:value-type="float" office:value="34878" calcext:value-type="float">
            <text:p>34878</text:p>
          </table:table-cell>
          <table:table-cell office:value-type="float" office:value="19115" calcext:value-type="float">
            <text:p>19115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7879682467189" calcext:value-type="float">
            <text:p>45.7879682467</text:p>
          </table:table-cell>
          <table:table-cell table:formula="of:=IF([.L227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g <text:s/>&lt;diedIn&gt; <text:s/>?b <text:s/>?a <text:s/>&lt;wasBornIn&gt; <text:s/>?b <text:s/>?g <text:s/>&lt;wasBornIn&gt; <text:s/>?b <text:s text:c="2"/>=&gt; ?a <text:s/>&lt;livesIn&gt; <text:s/>?b</text:p>
          </table:table-cell>
          <table:table-cell office:value-type="float" office:value="0.000421991" calcext:value-type="float">
            <text:p>0.000421991</text:p>
          </table:table-cell>
          <table:table-cell office:value-type="float" office:value="0.027410402" calcext:value-type="float">
            <text:p>0.027410402</text:p>
          </table:table-cell>
          <table:table-cell office:value-type="float" office:value="0.013398988" calcext:value-type="float">
            <text:p>0.013398988</text:p>
          </table:table-cell>
          <table:table-cell office:value-type="float" office:value="0.262295082" calcext:value-type="float">
            <text:p>0.262295082</text:p>
          </table:table-cell>
          <table:table-cell office:value-type="float" office:value="400" calcext:value-type="float">
            <text:p>400</text:p>
          </table:table-cell>
          <table:table-cell office:value-type="float" office:value="29853" calcext:value-type="float">
            <text:p>29853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28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i <text:s/>&lt;directed&gt; <text:s/>?b <text:s/>?a <text:s/>&lt;directed&gt; <text:s/>?f <text:s/>?i <text:s/>&lt;produced&gt; <text:s/>?f <text:s text:c="2"/>=&gt; ?a <text:s/>&lt;directed&gt; <text:s/>?b</text:p>
          </table:table-cell>
          <table:table-cell office:value-type="float" office:value="0.011247109" calcext:value-type="float">
            <text:p>0.011247109</text:p>
          </table:table-cell>
          <table:table-cell office:value-type="float" office:value="0.318495504" calcext:value-type="float">
            <text:p>0.318495504</text:p>
          </table:table-cell>
          <table:table-cell table:number-columns-repeated="2" office:value-type="float" office:value="0.263007278" calcext:value-type="float">
            <text:p>0.263007278</text:p>
          </table:table-cell>
          <table:table-cell office:value-type="float" office:value="10661" calcext:value-type="float">
            <text:p>10661</text:p>
          </table:table-cell>
          <table:table-cell table:number-columns-repeated="2" office:value-type="float" office:value="40535" calcext:value-type="float">
            <text:p>40535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92945355001215" calcext:value-type="float">
            <text:p>0.592945355</text:p>
          </table:table-cell>
          <table:table-cell table:formula="of:=IF([.L229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e <text:s/>&lt;livesIn&gt; <text:s/>?a <text:s/>?e <text:s/>&lt;livesIn&gt; <text:s/>?b <text:s/>?e <text:s/>&lt;wasBornIn&gt; <text:s/>?b <text:s text:c="2"/>=&gt; ?a <text:s/>&lt;hasCapital&gt; <text:s/>?b</text:p>
          </table:table-cell>
          <table:table-cell office:value-type="float" office:value="0.000030594" calcext:value-type="float">
            <text:p>0.000030594</text:p>
          </table:table-cell>
          <table:table-cell office:value-type="float" office:value="0.013685701" calcext:value-type="float">
            <text:p>0.013685701</text:p>
          </table:table-cell>
          <table:table-cell office:value-type="float" office:value="0.043090639" calcext:value-type="float">
            <text:p>0.043090639</text:p>
          </table:table-cell>
          <table:table-cell office:value-type="float" office:value="0.263636364" calcext:value-type="float">
            <text:p>0.263636364</text:p>
          </table:table-cell>
          <table:table-cell office:value-type="float" office:value="29" calcext:value-type="float">
            <text:p>29</text:p>
          </table:table-cell>
          <table:table-cell office:value-type="float" office:value="673" calcext:value-type="float">
            <text:p>67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30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i <text:s/>&lt;isLeaderOf&gt; <text:s/>?f <text:s/>?i <text:s/>&lt;livesIn&gt; <text:s/>?b <text:s/>?a <text:s/>&lt;wasBornIn&gt; <text:s/>?f <text:s text:c="2"/>=&gt; ?a <text:s/>&lt;livesIn&gt; <text:s/>?b</text:p>
          </table:table-cell>
          <table:table-cell office:value-type="float" office:value="0.000180401" calcext:value-type="float">
            <text:p>0.000180401</text:p>
          </table:table-cell>
          <table:table-cell office:value-type="float" office:value="0.011717947" calcext:value-type="float">
            <text:p>0.011717947</text:p>
          </table:table-cell>
          <table:table-cell office:value-type="float" office:value="0.015405405" calcext:value-type="float">
            <text:p>0.015405405</text:p>
          </table:table-cell>
          <table:table-cell office:value-type="float" office:value="0.263888889" calcext:value-type="float">
            <text:p>0.263888889</text:p>
          </table:table-cell>
          <table:table-cell office:value-type="float" office:value="171" calcext:value-type="float">
            <text:p>171</text:p>
          </table:table-cell>
          <table:table-cell office:value-type="float" office:value="11100" calcext:value-type="float">
            <text:p>1110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21049762139235" calcext:value-type="float">
            <text:p>0.6210497621</text:p>
          </table:table-cell>
          <table:table-cell table:formula="of:=IF([.L231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hasCapital&gt; <text:s/>?b <text:s/>?i <text:s/>&lt;hasCapital&gt; <text:s/>?f <text:s/>?a <text:s/>&lt;wasBornIn&gt; <text:s/>?f <text:s text:c="2"/>=&gt; ?a <text:s/>&lt;livesIn&gt; <text:s/>?b</text:p>
          </table:table-cell>
          <table:table-cell office:value-type="float" office:value="0.00020783" calcext:value-type="float">
            <text:p>0.00020783</text:p>
          </table:table-cell>
          <table:table-cell office:value-type="float" office:value="0.013499623" calcext:value-type="float">
            <text:p>0.013499623</text:p>
          </table:table-cell>
          <table:table-cell office:value-type="float" office:value="0.01205409" calcext:value-type="float">
            <text:p>0.01205409</text:p>
          </table:table-cell>
          <table:table-cell office:value-type="float" office:value="0.265498652" calcext:value-type="float">
            <text:p>0.265498652</text:p>
          </table:table-cell>
          <table:table-cell office:value-type="float" office:value="197" calcext:value-type="float">
            <text:p>197</text:p>
          </table:table-cell>
          <table:table-cell office:value-type="float" office:value="16343" calcext:value-type="float">
            <text:p>16343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11714357198203" calcext:value-type="float">
            <text:p>0.2117143572</text:p>
          </table:table-cell>
          <table:table-cell table:formula="of:=IF([.L232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created&gt; <text:s/>?b <text:s/>?a <text:s/>&lt;isMarriedTo&gt; <text:s/>?f <text:s/>?i <text:s/>&lt;isMarriedTo&gt; <text:s/>?f <text:s text:c="2"/>=&gt; ?a <text:s/>&lt;directed&gt; <text:s/>?b</text:p>
          </table:table-cell>
          <table:table-cell office:value-type="float" office:value="0.000780683" calcext:value-type="float">
            <text:p>0.000780683</text:p>
          </table:table-cell>
          <table:table-cell office:value-type="float" office:value="0.02210737" calcext:value-type="float">
            <text:p>0.02210737</text:p>
          </table:table-cell>
          <table:table-cell office:value-type="float" office:value="0.095929479" calcext:value-type="float">
            <text:p>0.095929479</text:p>
          </table:table-cell>
          <table:table-cell office:value-type="float" office:value="0.271958839" calcext:value-type="float">
            <text:p>0.271958839</text:p>
          </table:table-cell>
          <table:table-cell office:value-type="float" office:value="740" calcext:value-type="float">
            <text:p>740</text:p>
          </table:table-cell>
          <table:table-cell office:value-type="float" office:value="7714" calcext:value-type="float">
            <text:p>7714</text:p>
          </table:table-cell>
          <table:table-cell office:value-type="float" office:value="2721" calcext:value-type="float">
            <text:p>2721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9255356932179" calcext:value-type="float">
            <text:p>0.2092553569</text:p>
          </table:table-cell>
          <table:table-cell table:formula="of:=IF([.L233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a <text:s/>&lt;actedIn&gt; <text:s/>?h <text:s/>?a <text:s/>&lt;directed&gt; <text:s/>?b <text:s/>?a <text:s/>&lt;directed&gt; <text:s/>?h <text:s text:c="2"/>=&gt; ?a <text:s/>&lt;produced&gt; <text:s/>?b</text:p>
          </table:table-cell>
          <table:table-cell office:value-type="float" office:value="0.000317548" calcext:value-type="float">
            <text:p>0.000317548</text:p>
          </table:table-cell>
          <table:table-cell office:value-type="float" office:value="0.014918715" calcext:value-type="float">
            <text:p>0.014918715</text:p>
          </table:table-cell>
          <table:table-cell office:value-type="float" office:value="0.118131868" calcext:value-type="float">
            <text:p>0.118131868</text:p>
          </table:table-cell>
          <table:table-cell office:value-type="float" office:value="0.272892112" calcext:value-type="float">
            <text:p>0.272892112</text:p>
          </table:table-cell>
          <table:table-cell office:value-type="float" office:value="301" calcext:value-type="float">
            <text:p>301</text:p>
          </table:table-cell>
          <table:table-cell office:value-type="float" office:value="2548" calcext:value-type="float">
            <text:p>2548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34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diedIn&gt; <text:s/>?b <text:s/>?g <text:s/>&lt;diedIn&gt; <text:s/>?b <text:s/>?g <text:s/>&lt;livesIn&gt; <text:s/>?b <text:s text:c="2"/>=&gt; ?a <text:s/>&lt;wasBornIn&gt; <text:s/>?b</text:p>
          </table:table-cell>
          <table:table-cell office:value-type="float" office:value="0.00089884" calcext:value-type="float">
            <text:p>0.00089884</text:p>
          </table:table-cell>
          <table:table-cell office:value-type="float" office:value="0.015224345" calcext:value-type="float">
            <text:p>0.015224345</text:p>
          </table:table-cell>
          <table:table-cell office:value-type="float" office:value="0.105746556" calcext:value-type="float">
            <text:p>0.105746556</text:p>
          </table:table-cell>
          <table:table-cell office:value-type="float" office:value="0.273866924" calcext:value-type="float">
            <text:p>0.273866924</text:p>
          </table:table-cell>
          <table:table-cell office:value-type="float" office:value="852" calcext:value-type="float">
            <text:p>852</text:p>
          </table:table-cell>
          <table:table-cell office:value-type="float" office:value="8057" calcext:value-type="float">
            <text:p>8057</text:p>
          </table:table-cell>
          <table:table-cell office:value-type="float" office:value="3111" calcext:value-type="float">
            <text:p>3111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35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i <text:s/>&lt;created&gt; <text:s/>?f <text:s/>?b <text:s/>&lt;directed&gt; <text:s/>?f <text:s/>?i <text:s/>&lt;isMarriedTo&gt; <text:s/>?a <text:s text:c="2"/>=&gt; ?a <text:s/>&lt;isMarriedTo&gt; <text:s/>?b</text:p>
          </table:table-cell>
          <table:table-cell office:value-type="float" office:value="0.000205721" calcext:value-type="float">
            <text:p>0.000205721</text:p>
          </table:table-cell>
          <table:table-cell office:value-type="float" office:value="0.016259485" calcext:value-type="float">
            <text:p>0.016259485</text:p>
          </table:table-cell>
          <table:table-cell office:value-type="float" office:value="0.089655172" calcext:value-type="float">
            <text:p>0.089655172</text:p>
          </table:table-cell>
          <table:table-cell office:value-type="float" office:value="0.273876404" calcext:value-type="float">
            <text:p>0.273876404</text:p>
          </table:table-cell>
          <table:table-cell office:value-type="float" office:value="195" calcext:value-type="float">
            <text:p>195</text:p>
          </table:table-cell>
          <table:table-cell office:value-type="float" office:value="2175" calcext:value-type="float">
            <text:p>2175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36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i <text:s/>&lt;isLocatedIn&gt; <text:s/>?f <text:s/>?i <text:s/>&lt;livesIn&gt; <text:s/>?b <text:s/>?a <text:s/>&lt;wasBornIn&gt; <text:s/>?f <text:s text:c="2"/>=&gt; ?a <text:s/>&lt;wasBornIn&gt; <text:s/>?b</text:p>
          </table:table-cell>
          <table:table-cell office:value-type="float" office:value="0.000736374" calcext:value-type="float">
            <text:p>0.000736374</text:p>
          </table:table-cell>
          <table:table-cell office:value-type="float" office:value="0.012472526" calcext:value-type="float">
            <text:p>0.012472526</text:p>
          </table:table-cell>
          <table:table-cell table:number-columns-repeated="2" office:value-type="float" office:value="0.274911382" calcext:value-type="float">
            <text:p>0.274911382</text:p>
          </table:table-cell>
          <table:table-cell office:value-type="float" office:value="698" calcext:value-type="float">
            <text:p>698</text:p>
          </table:table-cell>
          <table:table-cell table:number-columns-repeated="2" office:value-type="float" office:value="2539" calcext:value-type="float">
            <text:p>2539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6676174960005" calcext:value-type="float">
            <text:p>0.116676175</text:p>
          </table:table-cell>
          <table:table-cell table:formula="of:=IF([.L237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b <text:s/>&lt;dealsWith&gt; <text:s/>?a <text:s/>?b <text:s/>&lt;hasCapital&gt; <text:s/>?h <text:s/>?h <text:s/>&lt;isLocatedIn&gt; <text:s/>?b <text:s text:c="2"/>=&gt; ?a <text:s/>&lt;dealsWith&gt; <text:s/>?b</text:p>
          </table:table-cell>
          <table:table-cell office:value-type="float" office:value="0.000032704" calcext:value-type="float">
            <text:p>0.000032704</text:p>
          </table:table-cell>
          <table:table-cell office:value-type="float" office:value="0.044992743" calcext:value-type="float">
            <text:p>0.044992743</text:p>
          </table:table-cell>
          <table:table-cell office:value-type="float" office:value="0.205298013" calcext:value-type="float">
            <text:p>0.205298013</text:p>
          </table:table-cell>
          <table:table-cell office:value-type="float" office:value="0.281818182" calcext:value-type="float">
            <text:p>0.281818182</text:p>
          </table:table-cell>
          <table:table-cell office:value-type="float" office:value="31" calcext:value-type="float">
            <text:p>31</text:p>
          </table:table-cell>
          <table:table-cell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38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diedIn&gt; <text:s/>?b <text:s/>?g <text:s/>&lt;livesIn&gt; <text:s/>?b <text:s/>?g <text:s/>&lt;wasBornIn&gt; <text:s/>?b <text:s text:c="2"/>=&gt; ?a <text:s/>&lt;wasBornIn&gt; <text:s/>?b</text:p>
          </table:table-cell>
          <table:table-cell office:value-type="float" office:value="0.001175244" calcext:value-type="float">
            <text:p>0.001175244</text:p>
          </table:table-cell>
          <table:table-cell office:value-type="float" office:value="0.019906009" calcext:value-type="float">
            <text:p>0.019906009</text:p>
          </table:table-cell>
          <table:table-cell office:value-type="float" office:value="0.111244258" calcext:value-type="float">
            <text:p>0.111244258</text:p>
          </table:table-cell>
          <table:table-cell office:value-type="float" office:value="0.282025316" calcext:value-type="float">
            <text:p>0.282025316</text:p>
          </table:table-cell>
          <table:table-cell office:value-type="float" office:value="1114" calcext:value-type="float">
            <text:p>1114</text:p>
          </table:table-cell>
          <table:table-cell office:value-type="float" office:value="10014" calcext:value-type="float">
            <text:p>10014</text:p>
          </table:table-cell>
          <table:table-cell office:value-type="float" office:value="3950" calcext:value-type="float">
            <text:p>3950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39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created&gt; <text:s/>?b <text:s/>?g <text:s/>&lt;created&gt; <text:s/>?b <text:s/>?g <text:s/>&lt;directed&gt; <text:s/>?b <text:s text:c="2"/>=&gt; ?a <text:s/>&lt;produced&gt; <text:s/>?b</text:p>
          </table:table-cell>
          <table:table-cell office:value-type="float" office:value="0.001260697" calcext:value-type="float">
            <text:p>0.001260697</text:p>
          </table:table-cell>
          <table:table-cell office:value-type="float" office:value="0.059228787" calcext:value-type="float">
            <text:p>0.059228787</text:p>
          </table:table-cell>
          <table:table-cell office:value-type="float" office:value="0.130131765" calcext:value-type="float">
            <text:p>0.130131765</text:p>
          </table:table-cell>
          <table:table-cell office:value-type="float" office:value="0.282974189" calcext:value-type="float">
            <text:p>0.282974189</text:p>
          </table:table-cell>
          <table:table-cell office:value-type="float" office:value="1195" calcext:value-type="float">
            <text:p>1195</text:p>
          </table:table-cell>
          <table:table-cell office:value-type="float" office:value="9183" calcext:value-type="float">
            <text:p>9183</text:p>
          </table:table-cell>
          <table:table-cell office:value-type="float" office:value="4223" calcext:value-type="float">
            <text:p>4223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40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g <text:s/>&lt;actedIn&gt; <text:s/>?b <text:s/>?a <text:s/>&lt;created&gt; <text:s/>?b <text:s/>?g <text:s/>&lt;created&gt; <text:s/>?b <text:s text:c="2"/>=&gt; ?a <text:s/>&lt;produced&gt; <text:s/>?b</text:p>
          </table:table-cell>
          <table:table-cell office:value-type="float" office:value="0.000275349" calcext:value-type="float">
            <text:p>0.000275349</text:p>
          </table:table-cell>
          <table:table-cell office:value-type="float" office:value="0.012936162" calcext:value-type="float">
            <text:p>0.012936162</text:p>
          </table:table-cell>
          <table:table-cell office:value-type="float" office:value="0.16709347" calcext:value-type="float">
            <text:p>0.16709347</text:p>
          </table:table-cell>
          <table:table-cell office:value-type="float" office:value="0.286498353" calcext:value-type="float">
            <text:p>0.286498353</text:p>
          </table:table-cell>
          <table:table-cell office:value-type="float" office:value="261" calcext:value-type="float">
            <text:p>261</text:p>
          </table:table-cell>
          <table:table-cell office:value-type="float" office:value="1562" calcext:value-type="float">
            <text:p>1562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41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i <text:s/>&lt;diedIn&gt; <text:s/>?b <text:s/>?i <text:s/>&lt;diedIn&gt; <text:s/>?f <text:s/>?a <text:s/>&lt;wasBornIn&gt; <text:s/>?f <text:s text:c="2"/>=&gt; ?a <text:s/>&lt;diedIn&gt; <text:s/>?b</text:p>
          </table:table-cell>
          <table:table-cell office:value-type="float" office:value="0.002067755" calcext:value-type="float">
            <text:p>0.002067755</text:p>
          </table:table-cell>
          <table:table-cell office:value-type="float" office:value="0.088463622" calcext:value-type="float">
            <text:p>0.088463622</text:p>
          </table:table-cell>
          <table:table-cell office:value-type="float" office:value="0.043383948" calcext:value-type="float">
            <text:p>0.043383948</text:p>
          </table:table-cell>
          <table:table-cell office:value-type="float" office:value="0.287137416" calcext:value-type="float">
            <text:p>0.287137416</text:p>
          </table:table-cell>
          <table:table-cell office:value-type="float" office:value="1960" calcext:value-type="float">
            <text:p>1960</text:p>
          </table:table-cell>
          <table:table-cell office:value-type="float" office:value="45178" calcext:value-type="float">
            <text:p>45178</text:p>
          </table:table-cell>
          <table:table-cell office:value-type="float" office:value="6826" calcext:value-type="float">
            <text:p>6826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1617879206458" calcext:value-type="float">
            <text:p>12.1617879206</text:p>
          </table:table-cell>
          <table:table-cell table:formula="of:=IF([.L242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a <text:s/>&lt;actedIn&gt; <text:s/>?h <text:s/>?a <text:s/>&lt;created&gt; <text:s/>?h <text:s/>?a <text:s/>&lt;directed&gt; <text:s/>?b <text:s text:c="2"/>=&gt; ?a <text:s/>&lt;produced&gt; <text:s/>?b</text:p>
          </table:table-cell>
          <table:table-cell office:value-type="float" office:value="0.00023315" calcext:value-type="float">
            <text:p>0.00023315</text:p>
          </table:table-cell>
          <table:table-cell office:value-type="float" office:value="0.010953608" calcext:value-type="float">
            <text:p>0.010953608</text:p>
          </table:table-cell>
          <table:table-cell office:value-type="float" office:value="0.129618768" calcext:value-type="float">
            <text:p>0.129618768</text:p>
          </table:table-cell>
          <table:table-cell office:value-type="float" office:value="0.287386216" calcext:value-type="float">
            <text:p>0.287386216</text:p>
          </table:table-cell>
          <table:table-cell office:value-type="float" office:value="221" calcext:value-type="float">
            <text:p>221</text:p>
          </table:table-cell>
          <table:table-cell office:value-type="float" office:value="1705" calcext:value-type="float">
            <text:p>1705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43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i <text:s/>&lt;isCitizenOf&gt; <text:s/>?b <text:s/>?a <text:s/>&lt;livesIn&gt; <text:s/>?f <text:s/>?i <text:s/>&lt;wasBornIn&gt; <text:s/>?f <text:s text:c="2"/>=&gt; ?a <text:s/>&lt;isCitizenOf&gt; <text:s/>?b</text:p>
          </table:table-cell>
          <table:table-cell office:value-type="float" office:value="0.000430431" calcext:value-type="float">
            <text:p>0.000430431</text:p>
          </table:table-cell>
          <table:table-cell office:value-type="float" office:value="0.028002745" calcext:value-type="float">
            <text:p>0.028002745</text:p>
          </table:table-cell>
          <table:table-cell office:value-type="float" office:value="0.055699659" calcext:value-type="float">
            <text:p>0.055699659</text:p>
          </table:table-cell>
          <table:table-cell office:value-type="float" office:value="0.287729196" calcext:value-type="float">
            <text:p>0.287729196</text:p>
          </table:table-cell>
          <table:table-cell office:value-type="float" office:value="408" calcext:value-type="float">
            <text:p>408</text:p>
          </table:table-cell>
          <table:table-cell office:value-type="float" office:value="7325" calcext:value-type="float">
            <text:p>7325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29.5480526305" calcext:value-type="float">
            <text:p>24029.5480526305</text:p>
          </table:table-cell>
          <table:table-cell table:formula="of:=IF([.L244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a <text:s/>&lt;livesIn&gt; <text:s/>?b <text:s text:c="2"/>=&gt; ?a <text:s/>&lt;isPoliticianOf&gt; <text:s/>?b</text:p>
          </table:table-cell>
          <table:table-cell office:value-type="float" office:value="0.000082288" calcext:value-type="float">
            <text:p>0.000082288</text:p>
          </table:table-cell>
          <table:table-cell office:value-type="float" office:value="0.053424658" calcext:value-type="float">
            <text:p>0.053424658</text:p>
          </table:table-cell>
          <table:table-cell office:value-type="float" office:value="0.005345028" calcext:value-type="float">
            <text:p>0.005345028</text:p>
          </table:table-cell>
          <table:table-cell office:value-type="float" office:value="0.287822878" calcext:value-type="float">
            <text:p>0.287822878</text:p>
          </table:table-cell>
          <table:table-cell office:value-type="float" office:value="78" calcext:value-type="float">
            <text:p>78</text:p>
          </table:table-cell>
          <table:table-cell office:value-type="float" office:value="14593" calcext:value-type="float">
            <text:p>14593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45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created&gt; <text:s/>?b <text:s/>?a <text:s/>&lt;created&gt; <text:s/>?h <text:s/>?a <text:s/>&lt;directed&gt; <text:s/>?h <text:s text:c="2"/>=&gt; ?a <text:s/>&lt;produced&gt; <text:s/>?b</text:p>
          </table:table-cell>
          <table:table-cell office:value-type="float" office:value="0.001298677" calcext:value-type="float">
            <text:p>0.001298677</text:p>
          </table:table-cell>
          <table:table-cell office:value-type="float" office:value="0.061013085" calcext:value-type="float">
            <text:p>0.061013085</text:p>
          </table:table-cell>
          <table:table-cell office:value-type="float" office:value="0.110502693" calcext:value-type="float">
            <text:p>0.110502693</text:p>
          </table:table-cell>
          <table:table-cell office:value-type="float" office:value="0.288831534" calcext:value-type="float">
            <text:p>0.288831534</text:p>
          </table:table-cell>
          <table:table-cell office:value-type="float" office:value="1231" calcext:value-type="float">
            <text:p>1231</text:p>
          </table:table-cell>
          <table:table-cell office:value-type="float" office:value="11140" calcext:value-type="float">
            <text:p>11140</text:p>
          </table:table-cell>
          <table:table-cell office:value-type="float" office:value="4262" calcext:value-type="float">
            <text:p>4262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46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hasCapital&gt; <text:s/>?h <text:s/>?a <text:s/>&lt;imports&gt; <text:s/>?b <text:s/>?h <text:s/>&lt;isLocatedIn&gt; <text:s/>?a <text:s text:c="2"/>=&gt; ?a <text:s/>&lt;exports&gt; <text:s/>?b</text:p>
          </table:table-cell>
          <table:table-cell office:value-type="float" office:value="0.0000211" calcext:value-type="float">
            <text:p>0.0000211</text:p>
          </table:table-cell>
          <table:table-cell office:value-type="float" office:value="0.039447732" calcext:value-type="float">
            <text:p>0.039447732</text:p>
          </table:table-cell>
          <table:table-cell office:value-type="float" office:value="0.263157895" calcext:value-type="float">
            <text:p>0.263157895</text:p>
          </table:table-cell>
          <table:table-cell office:value-type="float" office:value="0.289855072" calcext:value-type="float">
            <text:p>0.289855072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47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livesIn&gt; <text:s/>?b <text:s text:c="2"/>=&gt; ?a <text:s/>&lt;diedIn&gt; <text:s/>?b</text:p>
          </table:table-cell>
          <table:table-cell office:value-type="float" office:value="0.000281679" calcext:value-type="float">
            <text:p>0.000281679</text:p>
          </table:table-cell>
          <table:table-cell office:value-type="float" office:value="0.012050912" calcext:value-type="float">
            <text:p>0.012050912</text:p>
          </table:table-cell>
          <table:table-cell office:value-type="float" office:value="0.018296444" calcext:value-type="float">
            <text:p>0.018296444</text:p>
          </table:table-cell>
          <table:table-cell office:value-type="float" office:value="0.290533188" calcext:value-type="float">
            <text:p>0.290533188</text:p>
          </table:table-cell>
          <table:table-cell office:value-type="float" office:value="267" calcext:value-type="float">
            <text:p>267</text:p>
          </table:table-cell>
          <table:table-cell office:value-type="float" office:value="14593" calcext:value-type="float">
            <text:p>14593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48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e <text:s/>&lt;hasCapital&gt; <text:s/>?j <text:s/>?j <text:s/>&lt;isLocatedIn&gt; <text:s/>?a <text:s/>?e <text:s/>&lt;participatedIn&gt; <text:s/>?b <text:s text:c="2"/>=&gt; ?a <text:s/>&lt;participatedIn&gt; <text:s/>?b</text:p>
          </table:table-cell>
          <table:table-cell office:value-type="float" office:value="0.00116575" calcext:value-type="float">
            <text:p>0.00116575</text:p>
          </table:table-cell>
          <table:table-cell office:value-type="float" office:value="0.078855349" calcext:value-type="float">
            <text:p>0.078855349</text:p>
          </table:table-cell>
          <table:table-cell table:number-columns-repeated="2" office:value-type="float" office:value="0.29071297" calcext:value-type="float">
            <text:p>0.29071297</text:p>
          </table:table-cell>
          <table:table-cell office:value-type="float" office:value="1105" calcext:value-type="float">
            <text:p>1105</text:p>
          </table:table-cell>
          <table:table-cell table:number-columns-repeated="2" office:value-type="float" office:value="3801" calcext:value-type="float">
            <text:p>3801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.185248133322" calcext:value-type="float">
            <text:p>191.1852481333</text:p>
          </table:table-cell>
          <table:table-cell table:formula="of:=IF([.L249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j <text:s/>&lt;actedIn&gt; <text:s/>?f <text:s/>?b <text:s/>&lt;created&gt; <text:s/>?f <text:s/>?a <text:s/>&lt;influences&gt; <text:s/>?j <text:s text:c="2"/>=&gt; ?a <text:s/>&lt;influences&gt; <text:s/>?b</text:p>
          </table:table-cell>
          <table:table-cell office:value-type="float" office:value="0.000170906" calcext:value-type="float">
            <text:p>0.000170906</text:p>
          </table:table-cell>
          <table:table-cell office:value-type="float" office:value="0.011612903" calcext:value-type="float">
            <text:p>0.011612903</text:p>
          </table:table-cell>
          <table:table-cell office:value-type="float" office:value="0.042508528" calcext:value-type="float">
            <text:p>0.042508528</text:p>
          </table:table-cell>
          <table:table-cell office:value-type="float" office:value="0.293478261" calcext:value-type="float">
            <text:p>0.293478261</text:p>
          </table:table-cell>
          <table:table-cell office:value-type="float" office:value="162" calcext:value-type="float">
            <text:p>162</text:p>
          </table:table-cell>
          <table:table-cell office:value-type="float" office:value="3811" calcext:value-type="float">
            <text:p>3811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36.25299964469" calcext:value-type="float">
            <text:p>9836.2529996447</text:p>
          </table:table-cell>
          <table:table-cell table:formula="of:=IF([.L250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holdsPoliticalPosition&gt; <text:s/>?b <text:s/>?a <text:s/>&lt;isLeaderOf&gt; <text:s/>?f <text:s/>?i <text:s/>&lt;livesIn&gt; <text:s/>?f <text:s text:c="2"/>=&gt; ?a <text:s/>&lt;holdsPoliticalPosition&gt; <text:s/>?b</text:p>
          </table:table-cell>
          <table:table-cell office:value-type="float" office:value="0.000063299" calcext:value-type="float">
            <text:p>0.000063299</text:p>
          </table:table-cell>
          <table:table-cell office:value-type="float" office:value="0.024701523" calcext:value-type="float">
            <text:p>0.024701523</text:p>
          </table:table-cell>
          <table:table-cell office:value-type="float" office:value="0.070339977" calcext:value-type="float">
            <text:p>0.070339977</text:p>
          </table:table-cell>
          <table:table-cell office:value-type="float" office:value="0.294117647" calcext:value-type="float">
            <text:p>0.294117647</text:p>
          </table:table-cell>
          <table:table-cell office:value-type="float" office:value="60" calcext:value-type="float">
            <text:p>60</text:p>
          </table:table-cell>
          <table:table-cell office:value-type="float" office:value="853" calcext:value-type="float">
            <text:p>85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3.99124849507" calcext:value-type="float">
            <text:p>2153.9912484951</text:p>
          </table:table-cell>
          <table:table-cell table:formula="of:=IF([.L251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b <text:s/>&lt;hasCapital&gt; <text:s/>?f <text:s/>?f <text:s/>&lt;isLocatedIn&gt; <text:s/>?b <text:s/>?a <text:s/>&lt;livesIn&gt; <text:s/>?f <text:s text:c="2"/>=&gt; ?a <text:s/>&lt;livesIn&gt; <text:s/>?b</text:p>
          </table:table-cell>
          <table:table-cell office:value-type="float" office:value="0.000175126" calcext:value-type="float">
            <text:p>0.000175126</text:p>
          </table:table-cell>
          <table:table-cell office:value-type="float" office:value="0.011375317" calcext:value-type="float">
            <text:p>0.011375317</text:p>
          </table:table-cell>
          <table:table-cell table:number-columns-repeated="2" office:value-type="float" office:value="0.294849023" calcext:value-type="float">
            <text:p>0.294849023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563" calcext:value-type="float">
            <text:p>563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52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dealsWith&gt; <text:s/>?f <text:s/>?i <text:s/>&lt;isCitizenOf&gt; <text:s/>?b <text:s/>?i <text:s/>&lt;livesIn&gt; <text:s/>?f <text:s text:c="2"/>=&gt; ?a <text:s/>&lt;dealsWith&gt; <text:s/>?b</text:p>
          </table:table-cell>
          <table:table-cell office:value-type="float" office:value="0.000584457" calcext:value-type="float">
            <text:p>0.000584457</text:p>
          </table:table-cell>
          <table:table-cell office:value-type="float" office:value="0.804063861" calcext:value-type="float">
            <text:p>0.804063861</text:p>
          </table:table-cell>
          <table:table-cell table:number-columns-repeated="2" office:value-type="float" office:value="0.295624333" calcext:value-type="float">
            <text:p>0.295624333</text:p>
          </table:table-cell>
          <table:table-cell office:value-type="float" office:value="554" calcext:value-type="float">
            <text:p>554</text:p>
          </table:table-cell>
          <table:table-cell table:number-columns-repeated="2" office:value-type="float" office:value="1874" calcext:value-type="float">
            <text:p>1874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06.58127683992" calcext:value-type="float">
            <text:p>4706.5812768399</text:p>
          </table:table-cell>
          <table:table-cell table:formula="of:=IF([.L253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h <text:s/>&lt;dealsWith&gt; <text:s/>?a <text:s/>?a <text:s/>&lt;dealsWith&gt; <text:s/>?h <text:s/>?a <text:s/>&lt;exports&gt; <text:s/>?b <text:s text:c="2"/>=&gt; ?a <text:s/>&lt;imports&gt; <text:s/>?b</text:p>
          </table:table-cell>
          <table:table-cell office:value-type="float" office:value="0.000030594" calcext:value-type="float">
            <text:p>0.000030594</text:p>
          </table:table-cell>
          <table:table-cell office:value-type="float" office:value="0.086309524" calcext:value-type="float">
            <text:p>0.086309524</text:p>
          </table:table-cell>
          <table:table-cell office:value-type="float" office:value="0.228346457" calcext:value-type="float">
            <text:p>0.228346457</text:p>
          </table:table-cell>
          <table:table-cell office:value-type="float" office:value="0.295918367" calcext:value-type="float">
            <text:p>0.295918367</text:p>
          </table:table-cell>
          <table:table-cell office:value-type="float" office:value="29" calcext:value-type="float">
            <text:p>29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54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e <text:s/>&lt;hasCapital&gt; <text:s/>?b <text:s/>?e <text:s/>&lt;hasCapital&gt; <text:s/>?i <text:s/>?i <text:s/>&lt;isLocatedIn&gt; <text:s/>?a <text:s text:c="2"/>=&gt; ?a <text:s/>&lt;hasCapital&gt; <text:s/>?b</text:p>
          </table:table-cell>
          <table:table-cell office:value-type="float" office:value="0.000111828" calcext:value-type="float">
            <text:p>0.000111828</text:p>
          </table:table-cell>
          <table:table-cell office:value-type="float" office:value="0.050023596" calcext:value-type="float">
            <text:p>0.050023596</text:p>
          </table:table-cell>
          <table:table-cell office:value-type="float" office:value="0.192028986" calcext:value-type="float">
            <text:p>0.192028986</text:p>
          </table:table-cell>
          <table:table-cell office:value-type="float" office:value="0.296089385" calcext:value-type="float">
            <text:p>0.296089385</text:p>
          </table:table-cell>
          <table:table-cell office:value-type="float" office:value="106" calcext:value-type="float">
            <text:p>106</text:p>
          </table:table-cell>
          <table:table-cell office:value-type="float" office:value="552" calcext:value-type="float">
            <text:p>552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.192907236503" calcext:value-type="float">
            <text:p>169.1929072365</text:p>
          </table:table-cell>
          <table:table-cell table:formula="of:=IF([.L255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diedIn&gt; <text:s/>?e <text:s/>?i <text:s/>&lt;isCitizenOf&gt; <text:s/>?b <text:s/>?e <text:s/>&lt;isLocatedIn&gt; <text:s/>?a <text:s text:c="2"/>=&gt; ?a <text:s/>&lt;dealsWith&gt; <text:s/>?b</text:p>
          </table:table-cell>
          <table:table-cell office:value-type="float" office:value="0.000031649" calcext:value-type="float">
            <text:p>0.000031649</text:p>
          </table:table-cell>
          <table:table-cell office:value-type="float" office:value="0.043541364" calcext:value-type="float">
            <text:p>0.043541364</text:p>
          </table:table-cell>
          <table:table-cell office:value-type="float" office:value="0.10989011" calcext:value-type="float">
            <text:p>0.10989011</text:p>
          </table:table-cell>
          <table:table-cell office:value-type="float" office:value="0.3" calcext:value-type="float">
            <text:p>0.3</text:p>
          </table:table-cell>
          <table:table-cell office:value-type="float" office:value="30" calcext:value-type="float">
            <text:p>30</text:p>
          </table:table-cell>
          <table:table-cell office:value-type="float" office:value="273" calcext:value-type="float">
            <text:p>27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462648.901264" calcext:value-type="float">
            <text:p>107462648.901264</text:p>
          </table:table-cell>
          <table:table-cell table:formula="of:=IF([.L256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b <text:s/>&lt;hasGeonamesId&gt; <text:s/>?f <text:s/>?j <text:s/>&lt;hasGeonamesId&gt; <text:s/>?f <text:s/>?a <text:s/>&lt;livesIn&gt; <text:s/>?j <text:s text:c="2"/>=&gt; ?a <text:s/>&lt;isCitizenOf&gt; <text:s/>?b</text:p>
          </table:table-cell>
          <table:table-cell office:value-type="float" office:value="0.000262689" calcext:value-type="float">
            <text:p>0.000262689</text:p>
          </table:table-cell>
          <table:table-cell office:value-type="float" office:value="0.017089911" calcext:value-type="float">
            <text:p>0.017089911</text:p>
          </table:table-cell>
          <table:table-cell office:value-type="float" office:value="0.063878912" calcext:value-type="float">
            <text:p>0.063878912</text:p>
          </table:table-cell>
          <table:table-cell office:value-type="float" office:value="0.301818182" calcext:value-type="float">
            <text:p>0.301818182</text:p>
          </table:table-cell>
          <table:table-cell office:value-type="float" office:value="249" calcext:value-type="float">
            <text:p>249</text:p>
          </table:table-cell>
          <table:table-cell office:value-type="float" office:value="3898" calcext:value-type="float">
            <text:p>3898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57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e <text:s/>&lt;diedIn&gt; <text:s/>?b <text:s/>?e <text:s/>&lt;isCitizenOf&gt; <text:s/>?a <text:s/>?e <text:s/>&lt;wasBornIn&gt; <text:s/>?b <text:s text:c="2"/>=&gt; ?a <text:s/>&lt;hasCapital&gt; <text:s/>?b</text:p>
          </table:table-cell>
          <table:table-cell office:value-type="float" office:value="0.000025319" calcext:value-type="float">
            <text:p>0.000025319</text:p>
          </table:table-cell>
          <table:table-cell office:value-type="float" office:value="0.011326097" calcext:value-type="float">
            <text:p>0.011326097</text:p>
          </table:table-cell>
          <table:table-cell office:value-type="float" office:value="0.292682927" calcext:value-type="float">
            <text:p>0.292682927</text:p>
          </table:table-cell>
          <table:table-cell office:value-type="float" office:value="0.303797468" calcext:value-type="float">
            <text:p>0.303797468</text:p>
          </table:table-cell>
          <table:table-cell office:value-type="float" office:value="24" calcext:value-type="float">
            <text:p>24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58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imports&gt; <text:s/>?b <text:s/>?g <text:s/>&lt;isCitizenOf&gt; <text:s/>?a <text:s/>?g <text:s/>&lt;isLeaderOf&gt; <text:s/>?a <text:s text:c="2"/>=&gt; ?a <text:s/>&lt;exports&gt; <text:s/>?b</text:p>
          </table:table-cell>
          <table:table-cell office:value-type="float" office:value="0.000007385" calcext:value-type="float">
            <text:p>0.000007385</text:p>
          </table:table-cell>
          <table:table-cell office:value-type="float" office:value="0.013806706" calcext:value-type="float">
            <text:p>0.013806706</text:p>
          </table:table-cell>
          <table:table-cell office:value-type="float" office:value="0.291666667" calcext:value-type="float">
            <text:p>0.291666667</text:p>
          </table:table-cell>
          <table:table-cell office:value-type="float" office:value="0.304347826" calcext:value-type="float">
            <text:p>0.30434782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59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e <text:s/>&lt;imports&gt; <text:s/>?b <text:s/>?i <text:s/>&lt;isCitizenOf&gt; <text:s/>?a <text:s/>?i <text:s/>&lt;isLeaderOf&gt; <text:s/>?e <text:s text:c="2"/>=&gt; ?a <text:s/>&lt;exports&gt; <text:s/>?b</text:p>
          </table:table-cell>
          <table:table-cell office:value-type="float" office:value="0.000007385" calcext:value-type="float">
            <text:p>0.000007385</text:p>
          </table:table-cell>
          <table:table-cell office:value-type="float" office:value="0.013806706" calcext:value-type="float">
            <text:p>0.013806706</text:p>
          </table:table-cell>
          <table:table-cell office:value-type="float" office:value="0.291666667" calcext:value-type="float">
            <text:p>0.291666667</text:p>
          </table:table-cell>
          <table:table-cell office:value-type="float" office:value="0.304347826" calcext:value-type="float">
            <text:p>0.30434782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60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g <text:s/>&lt;created&gt; <text:s/>?b <text:s/>?g <text:s/>&lt;directed&gt; <text:s/>?b <text:s/>?a <text:s/>&lt;produced&gt; <text:s/>?b <text:s text:c="2"/>=&gt; ?a <text:s/>&lt;directed&gt; <text:s/>?b</text:p>
          </table:table-cell>
          <table:table-cell office:value-type="float" office:value="0.001089791" calcext:value-type="float">
            <text:p>0.001089791</text:p>
          </table:table-cell>
          <table:table-cell office:value-type="float" office:value="0.030860694" calcext:value-type="float">
            <text:p>0.030860694</text:p>
          </table:table-cell>
          <table:table-cell table:number-columns-repeated="2" office:value-type="float" office:value="0.30507974" calcext:value-type="float">
            <text:p>0.30507974</text:p>
          </table:table-cell>
          <table:table-cell office:value-type="float" office:value="1033" calcext:value-type="float">
            <text:p>1033</text:p>
          </table:table-cell>
          <table:table-cell table:number-columns-repeated="2" office:value-type="float" office:value="3386" calcext:value-type="float">
            <text:p>3386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61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i <text:s/>&lt;created&gt; <text:s/>?f <text:s/>?i <text:s/>&lt;produced&gt; <text:s/>?b <text:s/>?a <text:s/>&lt;produced&gt; <text:s/>?f <text:s text:c="2"/>=&gt; ?a <text:s/>&lt;produced&gt; <text:s/>?b</text:p>
          </table:table-cell>
          <table:table-cell office:value-type="float" office:value="0.006322477" calcext:value-type="float">
            <text:p>0.006322477</text:p>
          </table:table-cell>
          <table:table-cell office:value-type="float" office:value="0.297036082" calcext:value-type="float">
            <text:p>0.297036082</text:p>
          </table:table-cell>
          <table:table-cell table:number-columns-repeated="2" office:value-type="float" office:value="0.307475245" calcext:value-type="float">
            <text:p>0.307475245</text:p>
          </table:table-cell>
          <table:table-cell office:value-type="float" office:value="5993" calcext:value-type="float">
            <text:p>5993</text:p>
          </table:table-cell>
          <table:table-cell table:number-columns-repeated="2" office:value-type="float" office:value="19491" calcext:value-type="float">
            <text:p>19491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92793058935823" calcext:value-type="float">
            <text:p>7.9279305894</text:p>
          </table:table-cell>
          <table:table-cell table:formula="of:=IF([.L262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diedIn&gt; <text:s/>?b <text:s/>?i <text:s/>&lt;diedIn&gt; <text:s/>?f <text:s/>?a <text:s/>&lt;isLocatedIn&gt; <text:s/>?f <text:s text:c="2"/>=&gt; ?a <text:s/>&lt;diedIn&gt; <text:s/>?b</text:p>
          </table:table-cell>
          <table:table-cell office:value-type="float" office:value="0.000253194" calcext:value-type="float">
            <text:p>0.000253194</text:p>
          </table:table-cell>
          <table:table-cell office:value-type="float" office:value="0.01083228" calcext:value-type="float">
            <text:p>0.01083228</text:p>
          </table:table-cell>
          <table:table-cell office:value-type="float" office:value="0.007020828" calcext:value-type="float">
            <text:p>0.007020828</text:p>
          </table:table-cell>
          <table:table-cell office:value-type="float" office:value="0.307692308" calcext:value-type="float">
            <text:p>0.307692308</text:p>
          </table:table-cell>
          <table:table-cell office:value-type="float" office:value="240" calcext:value-type="float">
            <text:p>240</text:p>
          </table:table-cell>
          <table:table-cell office:value-type="float" office:value="34184" calcext:value-type="float">
            <text:p>34184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9.089522510669" calcext:value-type="float">
            <text:p>379.0895225107</text:p>
          </table:table-cell>
          <table:table-cell table:formula="of:=IF([.L263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isCitizenOf&gt; <text:s/>?b <text:s/>?i <text:s/>&lt;livesIn&gt; <text:s/>?f <text:s/>?a <text:s/>&lt;wasBornIn&gt; <text:s/>?f <text:s text:c="2"/>=&gt; ?a <text:s/>&lt;isCitizenOf&gt; <text:s/>?b</text:p>
          </table:table-cell>
          <table:table-cell office:value-type="float" office:value="0.001599345" calcext:value-type="float">
            <text:p>0.001599345</text:p>
          </table:table-cell>
          <table:table-cell office:value-type="float" office:value="0.104049417" calcext:value-type="float">
            <text:p>0.104049417</text:p>
          </table:table-cell>
          <table:table-cell office:value-type="float" office:value="0.035453695" calcext:value-type="float">
            <text:p>0.035453695</text:p>
          </table:table-cell>
          <table:table-cell office:value-type="float" office:value="0.308569102" calcext:value-type="float">
            <text:p>0.308569102</text:p>
          </table:table-cell>
          <table:table-cell office:value-type="float" office:value="1516" calcext:value-type="float">
            <text:p>1516</text:p>
          </table:table-cell>
          <table:table-cell office:value-type="float" office:value="42760" calcext:value-type="float">
            <text:p>42760</text:p>
          </table:table-cell>
          <table:table-cell office:value-type="float" office:value="4913" calcext:value-type="float">
            <text:p>4913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282.678846773" calcext:value-type="float">
            <text:p>191282.678846773</text:p>
          </table:table-cell>
          <table:table-cell table:formula="of:=IF([.L264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isLocatedIn&gt; <text:s/>?b <text:s/>?i <text:s/>&lt;isLocatedIn&gt; <text:s/>?f <text:s/>?a <text:s/>&lt;livesIn&gt; <text:s/>?f <text:s text:c="2"/>=&gt; ?a <text:s/>&lt;isLeaderOf&gt; <text:s/>?b</text:p>
          </table:table-cell>
          <table:table-cell office:value-type="float" office:value="0.00021205" calcext:value-type="float">
            <text:p>0.00021205</text:p>
          </table:table-cell>
          <table:table-cell office:value-type="float" office:value="0.031509641" calcext:value-type="float">
            <text:p>0.031509641</text:p>
          </table:table-cell>
          <table:table-cell office:value-type="float" office:value="0.009788643" calcext:value-type="float">
            <text:p>0.009788643</text:p>
          </table:table-cell>
          <table:table-cell office:value-type="float" office:value="0.309707242" calcext:value-type="float">
            <text:p>0.309707242</text:p>
          </table:table-cell>
          <table:table-cell office:value-type="float" office:value="201" calcext:value-type="float">
            <text:p>201</text:p>
          </table:table-cell>
          <table:table-cell office:value-type="float" office:value="20534" calcext:value-type="float">
            <text:p>20534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3.26765545377" calcext:value-type="float">
            <text:p>4003.2676554538</text:p>
          </table:table-cell>
          <table:table-cell table:formula="of:=IF([.L265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a <text:s/>&lt;diedIn&gt; <text:s/>?h <text:s/>?a <text:s/>&lt;livesIn&gt; <text:s/>?b <text:s/>?a <text:s/>&lt;livesIn&gt; <text:s/>?h <text:s text:c="2"/>=&gt; ?a <text:s/>&lt;isPoliticianOf&gt; <text:s/>?b</text:p>
          </table:table-cell>
          <table:table-cell office:value-type="float" office:value="0.000028484" calcext:value-type="float">
            <text:p>0.000028484</text:p>
          </table:table-cell>
          <table:table-cell office:value-type="float" office:value="0.018493151" calcext:value-type="float">
            <text:p>0.018493151</text:p>
          </table:table-cell>
          <table:table-cell office:value-type="float" office:value="0.059602649" calcext:value-type="float">
            <text:p>0.059602649</text:p>
          </table:table-cell>
          <table:table-cell office:value-type="float" office:value="0.310344828" calcext:value-type="float">
            <text:p>0.310344828</text:p>
          </table:table-cell>
          <table:table-cell office:value-type="float" office:value="27" calcext:value-type="float">
            <text:p>27</text:p>
          </table:table-cell>
          <table:table-cell office:value-type="float" office:value="453" calcext:value-type="float">
            <text:p>45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66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imports&gt; <text:s/>?b <text:s/>?g <text:s/>&lt;isCitizenOf&gt; <text:s/>?a <text:s/>?g <text:s/>&lt;livesIn&gt; <text:s/>?a <text:s text:c="2"/>=&gt; ?a <text:s/>&lt;exports&gt; <text:s/>?b</text:p>
          </table:table-cell>
          <table:table-cell office:value-type="float" office:value="0.000034814" calcext:value-type="float">
            <text:p>0.000034814</text:p>
          </table:table-cell>
          <table:table-cell office:value-type="float" office:value="0.065088757" calcext:value-type="float">
            <text:p>0.065088757</text:p>
          </table:table-cell>
          <table:table-cell office:value-type="float" office:value="0.286956522" calcext:value-type="float">
            <text:p>0.286956522</text:p>
          </table:table-cell>
          <table:table-cell office:value-type="float" office:value="0.311320755" calcext:value-type="float">
            <text:p>0.311320755</text:p>
          </table:table-cell>
          <table:table-cell office:value-type="float" office:value="33" calcext:value-type="float">
            <text:p>33</text:p>
          </table:table-cell>
          <table:table-cell office:value-type="float" office:value="115" calcext:value-type="float">
            <text:p>11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67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livesIn&gt; <text:s/>?b <text:s text:c="2"/>=&gt; ?a <text:s/>&lt;isLeaderOf&gt; <text:s/>?b</text:p>
          </table:table-cell>
          <table:table-cell office:value-type="float" office:value="0.00022682" calcext:value-type="float">
            <text:p>0.00022682</text:p>
          </table:table-cell>
          <table:table-cell office:value-type="float" office:value="0.033704342" calcext:value-type="float">
            <text:p>0.033704342</text:p>
          </table:table-cell>
          <table:table-cell office:value-type="float" office:value="0.014733091" calcext:value-type="float">
            <text:p>0.014733091</text:p>
          </table:table-cell>
          <table:table-cell office:value-type="float" office:value="0.313868613" calcext:value-type="float">
            <text:p>0.313868613</text:p>
          </table:table-cell>
          <table:table-cell office:value-type="float" office:value="215" calcext:value-type="float">
            <text:p>215</text:p>
          </table:table-cell>
          <table:table-cell office:value-type="float" office:value="14593" calcext:value-type="float">
            <text:p>14593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68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g <text:s/>&lt;dealsWith&gt; <text:s/>?a <text:s/>?a <text:s/>&lt;imports&gt; <text:s/>?b <text:s/>?g <text:s/>&lt;imports&gt; <text:s/>?b <text:s text:c="2"/>=&gt; ?a <text:s/>&lt;exports&gt; <text:s/>?b</text:p>
          </table:table-cell>
          <table:table-cell office:value-type="float" office:value="0.000024264" calcext:value-type="float">
            <text:p>0.000024264</text:p>
          </table:table-cell>
          <table:table-cell office:value-type="float" office:value="0.045364892" calcext:value-type="float">
            <text:p>0.045364892</text:p>
          </table:table-cell>
          <table:table-cell office:value-type="float" office:value="0.306666667" calcext:value-type="float">
            <text:p>0.306666667</text:p>
          </table:table-cell>
          <table:table-cell office:value-type="float" office:value="0.315068493" calcext:value-type="float">
            <text:p>0.315068493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69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g <text:s/>&lt;actedIn&gt; <text:s/>?b <text:s/>?a <text:s/>&lt;created&gt; <text:s/>?b <text:s/>?g <text:s/>&lt;produced&gt; <text:s/>?b <text:s text:c="2"/>=&gt; ?a <text:s/>&lt;produced&gt; <text:s/>?b</text:p>
          </table:table-cell>
          <table:table-cell office:value-type="float" office:value="0.000296449" calcext:value-type="float">
            <text:p>0.000296449</text:p>
          </table:table-cell>
          <table:table-cell office:value-type="float" office:value="0.013927439" calcext:value-type="float">
            <text:p>0.013927439</text:p>
          </table:table-cell>
          <table:table-cell table:number-columns-repeated="2" office:value-type="float" office:value="0.317155756" calcext:value-type="float">
            <text:p>0.317155756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886" calcext:value-type="float">
            <text:p>886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70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imports&gt; <text:s/>?b <text:s/>?g <text:s/>&lt;isCitizenOf&gt; <text:s/>?a <text:s/>?g <text:s/>&lt;isLocatedIn&gt; <text:s/>?a <text:s text:c="2"/>=&gt; ?a <text:s/>&lt;exports&gt; <text:s/>?b</text:p>
          </table:table-cell>
          <table:table-cell office:value-type="float" office:value="0.00000844" calcext:value-type="float">
            <text:p>0.00000844</text:p>
          </table:table-cell>
          <table:table-cell office:value-type="float" office:value="0.015779093" calcext:value-type="float">
            <text:p>0.015779093</text:p>
          </table:table-cell>
          <table:table-cell office:value-type="float" office:value="0.275862069" calcext:value-type="float">
            <text:p>0.275862069</text:p>
          </table:table-cell>
          <table:table-cell office:value-type="float" office:value="0.32" calcext:value-type="float">
            <text:p>0.3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71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created&gt; <text:s/>?h <text:s/>?a <text:s/>&lt;produced&gt; <text:s/>?b <text:s/>?a <text:s/>&lt;produced&gt; <text:s/>?h <text:s text:c="2"/>=&gt; ?a <text:s/>&lt;directed&gt; <text:s/>?b</text:p>
          </table:table-cell>
          <table:table-cell office:value-type="float" office:value="0.001485408" calcext:value-type="float">
            <text:p>0.001485408</text:p>
          </table:table-cell>
          <table:table-cell office:value-type="float" office:value="0.042063753" calcext:value-type="float">
            <text:p>0.042063753</text:p>
          </table:table-cell>
          <table:table-cell office:value-type="float" office:value="0.273929961" calcext:value-type="float">
            <text:p>0.273929961</text:p>
          </table:table-cell>
          <table:table-cell office:value-type="float" office:value="0.320072744" calcext:value-type="float">
            <text:p>0.320072744</text:p>
          </table:table-cell>
          <table:table-cell office:value-type="float" office:value="1408" calcext:value-type="float">
            <text:p>1408</text:p>
          </table:table-cell>
          <table:table-cell office:value-type="float" office:value="5140" calcext:value-type="float">
            <text:p>5140</text:p>
          </table:table-cell>
          <table:table-cell office:value-type="float" office:value="4399" calcext:value-type="float">
            <text:p>4399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72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dealsWith&gt; <text:s/>?f <text:s/>?i <text:s/>&lt;isCitizenOf&gt; <text:s/>?b <text:s/>?i <text:s/>&lt;isKnownFor&gt; <text:s/>?f <text:s text:c="2"/>=&gt; ?a <text:s/>&lt;dealsWith&gt; <text:s/>?b</text:p>
          </table:table-cell>
          <table:table-cell office:value-type="float" office:value="0.000119212" calcext:value-type="float">
            <text:p>0.000119212</text:p>
          </table:table-cell>
          <table:table-cell office:value-type="float" office:value="0.164005806" calcext:value-type="float">
            <text:p>0.164005806</text:p>
          </table:table-cell>
          <table:table-cell table:number-columns-repeated="2" office:value-type="float" office:value="0.320113314" calcext:value-type="float">
            <text:p>0.320113314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353" calcext:value-type="float">
            <text:p>353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1.858366105744" calcext:value-type="float">
            <text:p>421.8583661057</text:p>
          </table:table-cell>
          <table:table-cell table:formula="of:=IF([.L273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a <text:s/>&lt;exports&gt; <text:s/>?b <text:s/>?g <text:s/>&lt;isLeaderOf&gt; <text:s/>?a <text:s/>?g <text:s/>&lt;livesIn&gt; <text:s/>?a <text:s text:c="2"/>=&gt; ?a <text:s/>&lt;imports&gt; <text:s/>?b</text:p>
          </table:table-cell>
          <table:table-cell office:value-type="float" office:value="0.000009495" calcext:value-type="float">
            <text:p>0.000009495</text:p>
          </table:table-cell>
          <table:table-cell office:value-type="float" office:value="0.026785714" calcext:value-type="float">
            <text:p>0.026785714</text:p>
          </table:table-cell>
          <table:table-cell table:number-columns-repeated="2" office:value-type="float" office:value="0.321428571" calcext:value-type="float">
            <text:p>0.32142857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74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e <text:s/>&lt;exports&gt; <text:s/>?b <text:s/>?i <text:s/>&lt;isLeaderOf&gt; <text:s/>?e <text:s/>?i <text:s/>&lt;livesIn&gt; <text:s/>?a <text:s text:c="2"/>=&gt; ?a <text:s/>&lt;imports&gt; <text:s/>?b</text:p>
          </table:table-cell>
          <table:table-cell office:value-type="float" office:value="0.000009495" calcext:value-type="float">
            <text:p>0.000009495</text:p>
          </table:table-cell>
          <table:table-cell office:value-type="float" office:value="0.026785714" calcext:value-type="float">
            <text:p>0.026785714</text:p>
          </table:table-cell>
          <table:table-cell office:value-type="float" office:value="0.046391753" calcext:value-type="float">
            <text:p>0.046391753</text:p>
          </table:table-cell>
          <table:table-cell office:value-type="float" office:value="0.321428571" calcext:value-type="float">
            <text:p>0.321428571</text:p>
          </table:table-cell>
          <table:table-cell office:value-type="float" office:value="9" calcext:value-type="float">
            <text:p>9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75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e <text:s/>&lt;exports&gt; <text:s/>?b <text:s/>?i <text:s/>&lt;isLeaderOf&gt; <text:s/>?a <text:s/>?i <text:s/>&lt;livesIn&gt; <text:s/>?e <text:s text:c="2"/>=&gt; ?a <text:s/>&lt;imports&gt; <text:s/>?b</text:p>
          </table:table-cell>
          <table:table-cell office:value-type="float" office:value="0.000009495" calcext:value-type="float">
            <text:p>0.000009495</text:p>
          </table:table-cell>
          <table:table-cell office:value-type="float" office:value="0.026785714" calcext:value-type="float">
            <text:p>0.026785714</text:p>
          </table:table-cell>
          <table:table-cell office:value-type="float" office:value="0.052631579" calcext:value-type="float">
            <text:p>0.052631579</text:p>
          </table:table-cell>
          <table:table-cell office:value-type="float" office:value="0.321428571" calcext:value-type="float">
            <text:p>0.321428571</text:p>
          </table:table-cell>
          <table:table-cell office:value-type="float" office:value="9" calcext:value-type="float">
            <text:p>9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76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imports&gt; <text:s/>?b <text:s/>?g <text:s/>&lt;isLeaderOf&gt; <text:s/>?a <text:s/>?g <text:s/>&lt;livesIn&gt; <text:s/>?a <text:s text:c="2"/>=&gt; ?a <text:s/>&lt;exports&gt; <text:s/>?b</text:p>
          </table:table-cell>
          <table:table-cell office:value-type="float" office:value="0.000009495" calcext:value-type="float">
            <text:p>0.000009495</text:p>
          </table:table-cell>
          <table:table-cell office:value-type="float" office:value="0.017751479" calcext:value-type="float">
            <text:p>0.017751479</text:p>
          </table:table-cell>
          <table:table-cell office:value-type="float" office:value="0.290322581" calcext:value-type="float">
            <text:p>0.290322581</text:p>
          </table:table-cell>
          <table:table-cell office:value-type="float" office:value="0.321428571" calcext:value-type="float">
            <text:p>0.32142857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77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g <text:s/>&lt;diedIn&gt; <text:s/>?b <text:s/>?g <text:s/>&lt;livesIn&gt; <text:s/>?b <text:s/>?a <text:s/>&lt;wasBornIn&gt; <text:s/>?b <text:s text:c="2"/>=&gt; ?a <text:s/>&lt;livesIn&gt; <text:s/>?b</text:p>
          </table:table-cell>
          <table:table-cell office:value-type="float" office:value="0.00022893" calcext:value-type="float">
            <text:p>0.00022893</text:p>
          </table:table-cell>
          <table:table-cell office:value-type="float" office:value="0.014870143" calcext:value-type="float">
            <text:p>0.014870143</text:p>
          </table:table-cell>
          <table:table-cell office:value-type="float" office:value="0.017836594" calcext:value-type="float">
            <text:p>0.017836594</text:p>
          </table:table-cell>
          <table:table-cell office:value-type="float" office:value="0.321481481" calcext:value-type="float">
            <text:p>0.321481481</text:p>
          </table:table-cell>
          <table:table-cell office:value-type="float" office:value="217" calcext:value-type="float">
            <text:p>217</text:p>
          </table:table-cell>
          <table:table-cell office:value-type="float" office:value="12166" calcext:value-type="float">
            <text:p>12166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78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j <text:s/>&lt;hasAcademicAdvisor&gt; <text:s/>?b <text:s/>?f <text:s/>&lt;hasAcademicAdvisor&gt; <text:s/>?j <text:s/>?a <text:s/>&lt;influences&gt; <text:s/>?f <text:s text:c="2"/>=&gt; ?a <text:s/>&lt;hasAcademicAdvisor&gt; <text:s/>?b</text:p>
          </table:table-cell>
          <table:table-cell office:value-type="float" office:value="0.000023209" calcext:value-type="float">
            <text:p>0.000023209</text:p>
          </table:table-cell>
          <table:table-cell office:value-type="float" office:value="0.011299435" calcext:value-type="float">
            <text:p>0.011299435</text:p>
          </table:table-cell>
          <table:table-cell office:value-type="float" office:value="0.164179104" calcext:value-type="float">
            <text:p>0.164179104</text:p>
          </table:table-cell>
          <table:table-cell office:value-type="float" office:value="0.323529412" calcext:value-type="float">
            <text:p>0.323529412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1316117195167" calcext:value-type="float">
            <text:p>48.1316117195</text:p>
          </table:table-cell>
          <table:table-cell table:formula="of:=IF([.L279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a <text:s/>&lt;directed&gt; <text:s/>?b <text:s text:c="2"/>=&gt; ?a <text:s/>&lt;created&gt; <text:s/>?b</text:p>
          </table:table-cell>
          <table:table-cell office:value-type="float" office:value="0.00662209" calcext:value-type="float">
            <text:p>0.00662209</text:p>
          </table:table-cell>
          <table:table-cell office:value-type="float" office:value="0.031360225" calcext:value-type="float">
            <text:p>0.031360225</text:p>
          </table:table-cell>
          <table:table-cell office:value-type="float" office:value="0.187524273" calcext:value-type="float">
            <text:p>0.187524273</text:p>
          </table:table-cell>
          <table:table-cell office:value-type="float" office:value="0.324644427" calcext:value-type="float">
            <text:p>0.324644427</text:p>
          </table:table-cell>
          <table:table-cell office:value-type="float" office:value="6277" calcext:value-type="float">
            <text:p>6277</text:p>
          </table:table-cell>
          <table:table-cell office:value-type="float" office:value="33473" calcext:value-type="float">
            <text:p>33473</text:p>
          </table:table-cell>
          <table:table-cell office:value-type="float" office:value="19335" calcext:value-type="float">
            <text:p>19335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80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actedIn&gt; <text:s/>?h <text:s/>?a <text:s/>&lt;created&gt; <text:s/>?b <text:s/>?a <text:s/>&lt;created&gt; <text:s/>?h <text:s text:c="2"/>=&gt; ?a <text:s/>&lt;produced&gt; <text:s/>?b</text:p>
          </table:table-cell>
          <table:table-cell office:value-type="float" office:value="0.000303833" calcext:value-type="float">
            <text:p>0.000303833</text:p>
          </table:table-cell>
          <table:table-cell office:value-type="float" office:value="0.014274385" calcext:value-type="float">
            <text:p>0.014274385</text:p>
          </table:table-cell>
          <table:table-cell office:value-type="float" office:value="0.081632653" calcext:value-type="float">
            <text:p>0.081632653</text:p>
          </table:table-cell>
          <table:table-cell office:value-type="float" office:value="0.324689966" calcext:value-type="float">
            <text:p>0.324689966</text:p>
          </table:table-cell>
          <table:table-cell office:value-type="float" office:value="288" calcext:value-type="float">
            <text:p>288</text:p>
          </table:table-cell>
          <table:table-cell office:value-type="float" office:value="3528" calcext:value-type="float">
            <text:p>3528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81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b <text:s/>&lt;created&gt; <text:s/>?f <text:s/>?a <text:s/>&lt;isMarriedTo&gt; <text:s/>?j <text:s/>?j <text:s/>&lt;produced&gt; <text:s/>?f <text:s text:c="2"/>=&gt; ?a <text:s/>&lt;isMarriedTo&gt; <text:s/>?b</text:p>
          </table:table-cell>
          <table:table-cell office:value-type="float" office:value="0.000152972" calcext:value-type="float">
            <text:p>0.000152972</text:p>
          </table:table-cell>
          <table:table-cell office:value-type="float" office:value="0.012090386" calcext:value-type="float">
            <text:p>0.012090386</text:p>
          </table:table-cell>
          <table:table-cell office:value-type="float" office:value="0.042546948" calcext:value-type="float">
            <text:p>0.042546948</text:p>
          </table:table-cell>
          <table:table-cell office:value-type="float" office:value="0.325112108" calcext:value-type="float">
            <text:p>0.325112108</text:p>
          </table:table-cell>
          <table:table-cell office:value-type="float" office:value="145" calcext:value-type="float">
            <text:p>145</text:p>
          </table:table-cell>
          <table:table-cell office:value-type="float" office:value="3408" calcext:value-type="float">
            <text:p>3408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.813390777484" calcext:value-type="float">
            <text:p>224.8133907775</text:p>
          </table:table-cell>
          <table:table-cell table:formula="of:=IF([.L282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holdsPoliticalPosition&gt; <text:s/>?b <text:s/>?i <text:s/>&lt;isLeaderOf&gt; <text:s/>?f <text:s/>?a <text:s/>&lt;wasBornIn&gt; <text:s/>?f <text:s text:c="2"/>=&gt; ?a <text:s/>&lt;holdsPoliticalPosition&gt; <text:s/>?b</text:p>
          </table:table-cell>
          <table:table-cell office:value-type="float" office:value="0.000028484" calcext:value-type="float">
            <text:p>0.000028484</text:p>
          </table:table-cell>
          <table:table-cell office:value-type="float" office:value="0.011115685" calcext:value-type="float">
            <text:p>0.011115685</text:p>
          </table:table-cell>
          <table:table-cell office:value-type="float" office:value="0.005573906" calcext:value-type="float">
            <text:p>0.005573906</text:p>
          </table:table-cell>
          <table:table-cell office:value-type="float" office:value="0.325301205" calcext:value-type="float">
            <text:p>0.325301205</text:p>
          </table:table-cell>
          <table:table-cell office:value-type="float" office:value="27" calcext:value-type="float">
            <text:p>27</text:p>
          </table:table-cell>
          <table:table-cell office:value-type="float" office:value="4844" calcext:value-type="float">
            <text:p>484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7.02977833798" calcext:value-type="float">
            <text:p>1117.029778338</text:p>
          </table:table-cell>
          <table:table-cell table:formula="of:=IF([.L283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j <text:s/>&lt;hasCapital&gt; <text:s/>?b <text:s/>?f <text:s/>&lt;isLocatedIn&gt; <text:s/>?j <text:s/>?a <text:s/>&lt;livesIn&gt; <text:s/>?f <text:s text:c="2"/>=&gt; ?a <text:s/>&lt;livesIn&gt; <text:s/>?b</text:p>
          </table:table-cell>
          <table:table-cell office:value-type="float" office:value="0.000595007" calcext:value-type="float">
            <text:p>0.000595007</text:p>
          </table:table-cell>
          <table:table-cell office:value-type="float" office:value="0.038648667" calcext:value-type="float">
            <text:p>0.038648667</text:p>
          </table:table-cell>
          <table:table-cell table:number-columns-repeated="2" office:value-type="float" office:value="0.325635104" calcext:value-type="float">
            <text:p>0.325635104</text:p>
          </table:table-cell>
          <table:table-cell office:value-type="float" office:value="564" calcext:value-type="float">
            <text:p>564</text:p>
          </table:table-cell>
          <table:table-cell table:number-columns-repeated="2" office:value-type="float" office:value="1732" calcext:value-type="float">
            <text:p>1732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84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i <text:s/>&lt;graduatedFrom&gt; <text:s/>?b <text:s/>?i <text:s/>&lt;isKnownFor&gt; <text:s/>?f <text:s/>?a <text:s/>&lt;worksAt&gt; <text:s/>?f <text:s text:c="2"/>=&gt; ?a <text:s/>&lt;worksAt&gt; <text:s/>?b</text:p>
          </table:table-cell>
          <table:table-cell office:value-type="float" office:value="0.000126597" calcext:value-type="float">
            <text:p>0.000126597</text:p>
          </table:table-cell>
          <table:table-cell office:value-type="float" office:value="0.049261084" calcext:value-type="float">
            <text:p>0.049261084</text:p>
          </table:table-cell>
          <table:table-cell table:number-columns-repeated="2" office:value-type="float" office:value="0.326086957" calcext:value-type="float">
            <text:p>0.326086957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68" calcext:value-type="float">
            <text:p>368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71742131354137" calcext:value-type="float">
            <text:p>0.6717421314</text:p>
          </table:table-cell>
          <table:table-cell table:formula="of:=IF([.L285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a <text:s/>&lt;diedIn&gt; <text:s/>?f <text:s/>?i <text:s/>&lt;isLocatedIn&gt; <text:s/>?b <text:s/>?i <text:s/>&lt;isLocatedIn&gt; <text:s/>?f <text:s text:c="2"/>=&gt; ?a <text:s/>&lt;livesIn&gt; <text:s/>?b</text:p>
          </table:table-cell>
          <table:table-cell office:value-type="float" office:value="0.000284844" calcext:value-type="float">
            <text:p>0.000284844</text:p>
          </table:table-cell>
          <table:table-cell office:value-type="float" office:value="0.018502022" calcext:value-type="float">
            <text:p>0.018502022</text:p>
          </table:table-cell>
          <table:table-cell office:value-type="float" office:value="0.009166836" calcext:value-type="float">
            <text:p>0.009166836</text:p>
          </table:table-cell>
          <table:table-cell office:value-type="float" office:value="0.326481258" calcext:value-type="float">
            <text:p>0.326481258</text:p>
          </table:table-cell>
          <table:table-cell office:value-type="float" office:value="270" calcext:value-type="float">
            <text:p>270</text:p>
          </table:table-cell>
          <table:table-cell office:value-type="float" office:value="29454" calcext:value-type="float">
            <text:p>29454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2.94621554017" calcext:value-type="float">
            <text:p>2002.9462155402</text:p>
          </table:table-cell>
          <table:table-cell table:formula="of:=IF([.L286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a <text:s/>&lt;created&gt; <text:s/>?b <text:s/>?h <text:s/>&lt;isMarriedTo&gt; <text:s/>?a <text:s/>?a <text:s/>&lt;isMarriedTo&gt; <text:s/>?h <text:s text:c="2"/>=&gt; ?a <text:s/>&lt;directed&gt; <text:s/>?b</text:p>
          </table:table-cell>
          <table:table-cell office:value-type="float" office:value="0.000502169" calcext:value-type="float">
            <text:p>0.000502169</text:p>
          </table:table-cell>
          <table:table-cell office:value-type="float" office:value="0.014220416" calcext:value-type="float">
            <text:p>0.014220416</text:p>
          </table:table-cell>
          <table:table-cell office:value-type="float" office:value="0.122648802" calcext:value-type="float">
            <text:p>0.122648802</text:p>
          </table:table-cell>
          <table:table-cell office:value-type="float" office:value="0.326698696" calcext:value-type="float">
            <text:p>0.326698696</text:p>
          </table:table-cell>
          <table:table-cell office:value-type="float" office:value="476" calcext:value-type="float">
            <text:p>476</text:p>
          </table:table-cell>
          <table:table-cell office:value-type="float" office:value="3881" calcext:value-type="float">
            <text:p>3881</text:p>
          </table:table-cell>
          <table:table-cell office:value-type="float" office:value="1457" calcext:value-type="float">
            <text:p>1457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87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i <text:s/>&lt;diedIn&gt; <text:s/>?b <text:s/>?i <text:s/>&lt;diedIn&gt; <text:s/>?f <text:s/>?a <text:s/>&lt;livesIn&gt; <text:s/>?f <text:s text:c="2"/>=&gt; ?a <text:s/>&lt;wasBornIn&gt; <text:s/>?b</text:p>
          </table:table-cell>
          <table:table-cell office:value-type="float" office:value="0.000649866" calcext:value-type="float">
            <text:p>0.000649866</text:p>
          </table:table-cell>
          <table:table-cell office:value-type="float" office:value="0.011007273" calcext:value-type="float">
            <text:p>0.011007273</text:p>
          </table:table-cell>
          <table:table-cell office:value-type="float" office:value="0.122125297" calcext:value-type="float">
            <text:p>0.122125297</text:p>
          </table:table-cell>
          <table:table-cell office:value-type="float" office:value="0.327833954" calcext:value-type="float">
            <text:p>0.327833954</text:p>
          </table:table-cell>
          <table:table-cell office:value-type="float" office:value="616" calcext:value-type="float">
            <text:p>616</text:p>
          </table:table-cell>
          <table:table-cell office:value-type="float" office:value="5044" calcext:value-type="float">
            <text:p>5044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7609759339996" calcext:value-type="float">
            <text:p>16.760975934</text:p>
          </table:table-cell>
          <table:table-cell table:formula="of:=IF([.L288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a <text:s/>&lt;isCitizenOf&gt; <text:s/>?f <text:s/>?i <text:s/>&lt;isKnownFor&gt; <text:s/>?b <text:s/>?i <text:s/>&lt;isKnownFor&gt; <text:s/>?f <text:s text:c="2"/>=&gt; ?a <text:s/>&lt;livesIn&gt; <text:s/>?b</text:p>
          </table:table-cell>
          <table:table-cell office:value-type="float" office:value="0.000481069" calcext:value-type="float">
            <text:p>0.000481069</text:p>
          </table:table-cell>
          <table:table-cell office:value-type="float" office:value="0.031247859" calcext:value-type="float">
            <text:p>0.031247859</text:p>
          </table:table-cell>
          <table:table-cell office:value-type="float" office:value="0.032358785" calcext:value-type="float">
            <text:p>0.032358785</text:p>
          </table:table-cell>
          <table:table-cell office:value-type="float" office:value="0.331636364" calcext:value-type="float">
            <text:p>0.331636364</text:p>
          </table:table-cell>
          <table:table-cell office:value-type="float" office:value="456" calcext:value-type="float">
            <text:p>456</text:p>
          </table:table-cell>
          <table:table-cell office:value-type="float" office:value="14092" calcext:value-type="float">
            <text:p>14092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8405261186165" calcext:value-type="float">
            <text:p>2.5840526119</text:p>
          </table:table-cell>
          <table:table-cell table:formula="of:=IF([.L289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a <text:s/>&lt;directed&gt; <text:s/>?b <text:s/>?a <text:s/>&lt;directed&gt; <text:s/>?h <text:s/>?a <text:s/>&lt;produced&gt; <text:s/>?h <text:s text:c="2"/>=&gt; ?a <text:s/>&lt;created&gt; <text:s/>?b</text:p>
          </table:table-cell>
          <table:table-cell office:value-type="float" office:value="0.002273475" calcext:value-type="float">
            <text:p>0.002273475</text:p>
          </table:table-cell>
          <table:table-cell office:value-type="float" office:value="0.010766494" calcext:value-type="float">
            <text:p>0.010766494</text:p>
          </table:table-cell>
          <table:table-cell office:value-type="float" office:value="0.207831035" calcext:value-type="float">
            <text:p>0.207831035</text:p>
          </table:table-cell>
          <table:table-cell office:value-type="float" office:value="0.33276714" calcext:value-type="float">
            <text:p>0.33276714</text:p>
          </table:table-cell>
          <table:table-cell office:value-type="float" office:value="2155" calcext:value-type="float">
            <text:p>2155</text:p>
          </table:table-cell>
          <table:table-cell office:value-type="float" office:value="10369" calcext:value-type="float">
            <text:p>10369</text:p>
          </table:table-cell>
          <table:table-cell office:value-type="float" office:value="6476" calcext:value-type="float">
            <text:p>6476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90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i <text:s/>&lt;isCitizenOf&gt; <text:s/>?b <text:s/>?a <text:s/>&lt;isLocatedIn&gt; <text:s/>?f <text:s/>?i <text:s/>&lt;livesIn&gt; <text:s/>?f <text:s text:c="2"/>=&gt; ?a <text:s/>&lt;isCitizenOf&gt; <text:s/>?b</text:p>
          </table:table-cell>
          <table:table-cell office:value-type="float" office:value="0.000289064" calcext:value-type="float">
            <text:p>0.000289064</text:p>
          </table:table-cell>
          <table:table-cell office:value-type="float" office:value="0.018805765" calcext:value-type="float">
            <text:p>0.018805765</text:p>
          </table:table-cell>
          <table:table-cell office:value-type="float" office:value="0.00205803" calcext:value-type="float">
            <text:p>0.00205803</text:p>
          </table:table-cell>
          <table:table-cell office:value-type="float" office:value="0.334146341" calcext:value-type="float">
            <text:p>0.334146341</text:p>
          </table:table-cell>
          <table:table-cell office:value-type="float" office:value="274" calcext:value-type="float">
            <text:p>274</text:p>
          </table:table-cell>
          <table:table-cell office:value-type="float" office:value="133137" calcext:value-type="float">
            <text:p>133137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942.9432253558" calcext:value-type="float">
            <text:p>66942.9432253558</text:p>
          </table:table-cell>
          <table:table-cell table:formula="of:=IF([.L291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a <text:s/>&lt;isLeaderOf&gt; <text:s/>?f <text:s/>?i <text:s/>&lt;isLocatedIn&gt; <text:s/>?b <text:s/>?i <text:s/>&lt;isLocatedIn&gt; <text:s/>?f <text:s text:c="2"/>=&gt; ?a <text:s/>&lt;livesIn&gt; <text:s/>?b</text:p>
          </table:table-cell>
          <table:table-cell office:value-type="float" office:value="0.00021205" calcext:value-type="float">
            <text:p>0.00021205</text:p>
          </table:table-cell>
          <table:table-cell office:value-type="float" office:value="0.013773727" calcext:value-type="float">
            <text:p>0.013773727</text:p>
          </table:table-cell>
          <table:table-cell office:value-type="float" office:value="0.067722372" calcext:value-type="float">
            <text:p>0.067722372</text:p>
          </table:table-cell>
          <table:table-cell office:value-type="float" office:value="0.334442596" calcext:value-type="float">
            <text:p>0.334442596</text:p>
          </table:table-cell>
          <table:table-cell office:value-type="float" office:value="201" calcext:value-type="float">
            <text:p>201</text:p>
          </table:table-cell>
          <table:table-cell office:value-type="float" office:value="2968" calcext:value-type="float">
            <text:p>2968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9.29002781794" calcext:value-type="float">
            <text:p>2229.290027818</text:p>
          </table:table-cell>
          <table:table-cell table:formula="of:=IF([.L292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created&gt; <text:s/>?b <text:s/>?a <text:s/>&lt;directed&gt; <text:s/>?f <text:s/>?i <text:s/>&lt;directed&gt; <text:s/>?f <text:s text:c="2"/>=&gt; ?a <text:s/>&lt;directed&gt; <text:s/>?b</text:p>
          </table:table-cell>
          <table:table-cell office:value-type="float" office:value="0.007003992" calcext:value-type="float">
            <text:p>0.007003992</text:p>
          </table:table-cell>
          <table:table-cell office:value-type="float" office:value="0.19833896" calcext:value-type="float">
            <text:p>0.19833896</text:p>
          </table:table-cell>
          <table:table-cell office:value-type="float" office:value="0.242325802" calcext:value-type="float">
            <text:p>0.242325802</text:p>
          </table:table-cell>
          <table:table-cell office:value-type="float" office:value="0.338103483" calcext:value-type="float">
            <text:p>0.338103483</text:p>
          </table:table-cell>
          <table:table-cell office:value-type="float" office:value="6639" calcext:value-type="float">
            <text:p>6639</text:p>
          </table:table-cell>
          <table:table-cell office:value-type="float" office:value="27397" calcext:value-type="float">
            <text:p>27397</text:p>
          </table:table-cell>
          <table:table-cell office:value-type="float" office:value="19636" calcext:value-type="float">
            <text:p>19636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2679693151995" calcext:value-type="float">
            <text:p>19.2679693152</text:p>
          </table:table-cell>
          <table:table-cell table:formula="of:=IF([.L293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a <text:s/>&lt;diedIn&gt; <text:s/>?f <text:s/>?i <text:s/>&lt;isLocatedIn&gt; <text:s/>?b <text:s/>?i <text:s/>&lt;wasBornIn&gt; <text:s/>?f <text:s text:c="2"/>=&gt; ?a <text:s/>&lt;diedIn&gt; <text:s/>?b</text:p>
          </table:table-cell>
          <table:table-cell office:value-type="float" office:value="0.00115731" calcext:value-type="float">
            <text:p>0.00115731</text:p>
          </table:table-cell>
          <table:table-cell office:value-type="float" office:value="0.049512547" calcext:value-type="float">
            <text:p>0.049512547</text:p>
          </table:table-cell>
          <table:table-cell table:number-columns-repeated="2" office:value-type="float" office:value="0.339418317" calcext:value-type="float">
            <text:p>0.339418317</text:p>
          </table:table-cell>
          <table:table-cell office:value-type="float" office:value="1097" calcext:value-type="float">
            <text:p>1097</text:p>
          </table:table-cell>
          <table:table-cell table:number-columns-repeated="2" office:value-type="float" office:value="3232" calcext:value-type="float">
            <text:p>3232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2370391618003" calcext:value-type="float">
            <text:p>0.5723703916</text:p>
          </table:table-cell>
          <table:table-cell table:formula="of:=IF([.L294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e <text:s/>&lt;hasCapital&gt; <text:s/>?b <text:s/>?i <text:s/>&lt;isCitizenOf&gt; <text:s/>?e <text:s/>?i <text:s/>&lt;livesIn&gt; <text:s/>?a <text:s text:c="2"/>=&gt; ?a <text:s/>&lt;hasCapital&gt; <text:s/>?b</text:p>
          </table:table-cell>
          <table:table-cell office:value-type="float" office:value="0.000058024" calcext:value-type="float">
            <text:p>0.000058024</text:p>
          </table:table-cell>
          <table:table-cell office:value-type="float" office:value="0.025955639" calcext:value-type="float">
            <text:p>0.025955639</text:p>
          </table:table-cell>
          <table:table-cell office:value-type="float" office:value="0.085803432" calcext:value-type="float">
            <text:p>0.085803432</text:p>
          </table:table-cell>
          <table:table-cell office:value-type="float" office:value="0.339506173" calcext:value-type="float">
            <text:p>0.339506173</text:p>
          </table:table-cell>
          <table:table-cell office:value-type="float" office:value="55" calcext:value-type="float">
            <text:p>55</text:p>
          </table:table-cell>
          <table:table-cell office:value-type="float" office:value="641" calcext:value-type="float">
            <text:p>64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95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i <text:s/>&lt;isLocatedIn&gt; <text:s/>?b <text:s/>?a <text:s/>&lt;wasBornIn&gt; <text:s/>?f <text:s/>?i <text:s/>&lt;wasBornIn&gt; <text:s/>?f <text:s text:c="2"/>=&gt; ?a <text:s/>&lt;wasBornIn&gt; <text:s/>?b</text:p>
          </table:table-cell>
          <table:table-cell office:value-type="float" office:value="0.002151098" calcext:value-type="float">
            <text:p>0.002151098</text:p>
          </table:table-cell>
          <table:table-cell office:value-type="float" office:value="0.036434787" calcext:value-type="float">
            <text:p>0.036434787</text:p>
          </table:table-cell>
          <table:table-cell table:number-columns-repeated="2" office:value-type="float" office:value="0.342861947" calcext:value-type="float">
            <text:p>0.342861947</text:p>
          </table:table-cell>
          <table:table-cell office:value-type="float" office:value="2039" calcext:value-type="float">
            <text:p>2039</text:p>
          </table:table-cell>
          <table:table-cell table:number-columns-repeated="2" office:value-type="float" office:value="5947" calcext:value-type="float">
            <text:p>5947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6751018727796" calcext:value-type="float">
            <text:p>0.1667510187</text:p>
          </table:table-cell>
          <table:table-cell table:formula="of:=IF([.L296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h <text:s/>&lt;dealsWith&gt; <text:s/>?a <text:s/>?a <text:s/>&lt;dealsWith&gt; <text:s/>?h <text:s/>?a <text:s/>&lt;imports&gt; <text:s/>?b <text:s text:c="2"/>=&gt; ?a <text:s/>&lt;exports&gt; <text:s/>?b</text:p>
          </table:table-cell>
          <table:table-cell office:value-type="float" office:value="0.000030594" calcext:value-type="float">
            <text:p>0.000030594</text:p>
          </table:table-cell>
          <table:table-cell office:value-type="float" office:value="0.057199211" calcext:value-type="float">
            <text:p>0.057199211</text:p>
          </table:table-cell>
          <table:table-cell office:value-type="float" office:value="0.311827957" calcext:value-type="float">
            <text:p>0.311827957</text:p>
          </table:table-cell>
          <table:table-cell office:value-type="float" office:value="0.345238095" calcext:value-type="float">
            <text:p>0.345238095</text:p>
          </table:table-cell>
          <table:table-cell office:value-type="float" office:value="29" calcext:value-type="float">
            <text:p>29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97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b <text:s/>&lt;dealsWith&gt; <text:s/>?a <text:s/>?b <text:s/>&lt;exports&gt; <text:s/>?h <text:s/>?a <text:s/>&lt;imports&gt; <text:s/>?h <text:s text:c="2"/>=&gt; ?a <text:s/>&lt;dealsWith&gt; <text:s/>?b</text:p>
          </table:table-cell>
          <table:table-cell office:value-type="float" office:value="0.000029539" calcext:value-type="float">
            <text:p>0.000029539</text:p>
          </table:table-cell>
          <table:table-cell office:value-type="float" office:value="0.040638607" calcext:value-type="float">
            <text:p>0.040638607</text:p>
          </table:table-cell>
          <table:table-cell office:value-type="float" office:value="0.329411765" calcext:value-type="float">
            <text:p>0.329411765</text:p>
          </table:table-cell>
          <table:table-cell office:value-type="float" office:value="0.345679012" calcext:value-type="float">
            <text:p>0.345679012</text:p>
          </table:table-cell>
          <table:table-cell office:value-type="float" office:value="28" calcext:value-type="float">
            <text:p>28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298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e <text:s/>&lt;dealsWith&gt; <text:s/>?a <text:s/>?i <text:s/>&lt;isCitizenOf&gt; <text:s/>?b <text:s/>?i <text:s/>&lt;isLocatedIn&gt; <text:s/>?e <text:s text:c="2"/>=&gt; ?a <text:s/>&lt;dealsWith&gt; <text:s/>?b</text:p>
          </table:table-cell>
          <table:table-cell office:value-type="float" office:value="0.000036924" calcext:value-type="float">
            <text:p>0.000036924</text:p>
          </table:table-cell>
          <table:table-cell office:value-type="float" office:value="0.050798258" calcext:value-type="float">
            <text:p>0.050798258</text:p>
          </table:table-cell>
          <table:table-cell office:value-type="float" office:value="0.26119403" calcext:value-type="float">
            <text:p>0.26119403</text:p>
          </table:table-cell>
          <table:table-cell office:value-type="float" office:value="0.346534653" calcext:value-type="float">
            <text:p>0.346534653</text:p>
          </table:table-cell>
          <table:table-cell office:value-type="float" office:value="35" calcext:value-type="float">
            <text:p>35</text:p>
          </table:table-cell>
          <table:table-cell office:value-type="float" office:value="134" calcext:value-type="float">
            <text:p>13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16.6277821134" calcext:value-type="float">
            <text:p>17216.6277821134</text:p>
          </table:table-cell>
          <table:table-cell table:formula="of:=IF([.L299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e <text:s/>&lt;hasAcademicAdvisor&gt; <text:s/>?a <text:s/>?i <text:s/>&lt;hasAcademicAdvisor&gt; <text:s/>?b <text:s/>?i <text:s/>&lt;influences&gt; <text:s/>?e <text:s text:c="2"/>=&gt; ?a <text:s/>&lt;hasAcademicAdvisor&gt; <text:s/>?b</text:p>
          </table:table-cell>
          <table:table-cell office:value-type="float" office:value="0.000022155" calcext:value-type="float">
            <text:p>0.000022155</text:p>
          </table:table-cell>
          <table:table-cell office:value-type="float" office:value="0.010785824" calcext:value-type="float">
            <text:p>0.010785824</text:p>
          </table:table-cell>
          <table:table-cell office:value-type="float" office:value="0.233333333" calcext:value-type="float">
            <text:p>0.233333333</text:p>
          </table:table-cell>
          <table:table-cell office:value-type="float" office:value="0.35" calcext:value-type="float">
            <text:p>0.35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7740523485969" calcext:value-type="float">
            <text:p>0.4677405235</text:p>
          </table:table-cell>
          <table:table-cell table:formula="of:=IF([.L300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e <text:s/>&lt;hasCapital&gt; <text:s/>?b <text:s/>?i <text:s/>&lt;isCitizenOf&gt; <text:s/>?a <text:s/>?i <text:s/>&lt;livesIn&gt; <text:s/>?e <text:s text:c="2"/>=&gt; ?a <text:s/>&lt;hasCapital&gt; <text:s/>?b</text:p>
          </table:table-cell>
          <table:table-cell office:value-type="float" office:value="0.000058024" calcext:value-type="float">
            <text:p>0.000058024</text:p>
          </table:table-cell>
          <table:table-cell office:value-type="float" office:value="0.025955639" calcext:value-type="float">
            <text:p>0.025955639</text:p>
          </table:table-cell>
          <table:table-cell office:value-type="float" office:value="0.335365854" calcext:value-type="float">
            <text:p>0.335365854</text:p>
          </table:table-cell>
          <table:table-cell office:value-type="float" office:value="0.350318471" calcext:value-type="float">
            <text:p>0.350318471</text:p>
          </table:table-cell>
          <table:table-cell office:value-type="float" office:value="55" calcext:value-type="float">
            <text:p>55</text:p>
          </table:table-cell>
          <table:table-cell office:value-type="float" office:value="164" calcext:value-type="float">
            <text:p>164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301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g <text:s/>&lt;actedIn&gt; <text:s/>?b <text:s/>?a <text:s/>&lt;directed&gt; <text:s/>?b <text:s/>?g <text:s/>&lt;produced&gt; <text:s/>?b <text:s text:c="2"/>=&gt; ?a <text:s/>&lt;produced&gt; <text:s/>?b</text:p>
          </table:table-cell>
          <table:table-cell office:value-type="float" office:value="0.000259524" calcext:value-type="float">
            <text:p>0.000259524</text:p>
          </table:table-cell>
          <table:table-cell office:value-type="float" office:value="0.012192704" calcext:value-type="float">
            <text:p>0.012192704</text:p>
          </table:table-cell>
          <table:table-cell table:number-columns-repeated="2" office:value-type="float" office:value="0.35042735" calcext:value-type="float">
            <text:p>0.35042735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702" calcext:value-type="float">
            <text:p>702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302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livesIn&gt; <text:s/>?f <text:s/>?i <text:s/>&lt;wasBornIn&gt; <text:s/>?b <text:s/>?i <text:s/>&lt;wasBornIn&gt; <text:s/>?f <text:s text:c="2"/>=&gt; ?a <text:s/>&lt;wasBornIn&gt; <text:s/>?b</text:p>
          </table:table-cell>
          <table:table-cell office:value-type="float" office:value="0.000815497" calcext:value-type="float">
            <text:p>0.000815497</text:p>
          </table:table-cell>
          <table:table-cell office:value-type="float" office:value="0.013812698" calcext:value-type="float">
            <text:p>0.013812698</text:p>
          </table:table-cell>
          <table:table-cell office:value-type="float" office:value="0.136669024" calcext:value-type="float">
            <text:p>0.136669024</text:p>
          </table:table-cell>
          <table:table-cell office:value-type="float" office:value="0.353129283" calcext:value-type="float">
            <text:p>0.353129283</text:p>
          </table:table-cell>
          <table:table-cell office:value-type="float" office:value="773" calcext:value-type="float">
            <text:p>773</text:p>
          </table:table-cell>
          <table:table-cell office:value-type="float" office:value="5656" calcext:value-type="float">
            <text:p>5656</text:p>
          </table:table-cell>
          <table:table-cell office:value-type="float" office:value="2189" calcext:value-type="float">
            <text:p>2189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727798133826" calcext:value-type="float">
            <text:p>56.7277981338</text:p>
          </table:table-cell>
          <table:table-cell table:formula="of:=IF([.L303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h <text:s/>&lt;hasCapital&gt; <text:s/>?b <text:s/>?b <text:s/>&lt;isLocatedIn&gt; <text:s/>?h <text:s/>?a <text:s/>&lt;wasBornIn&gt; <text:s/>?b <text:s text:c="2"/>=&gt; ?a <text:s/>&lt;diedIn&gt; <text:s/>?b</text:p>
          </table:table-cell>
          <table:table-cell office:value-type="float" office:value="0.000309108" calcext:value-type="float">
            <text:p>0.000309108</text:p>
          </table:table-cell>
          <table:table-cell office:value-type="float" office:value="0.013224409" calcext:value-type="float">
            <text:p>0.013224409</text:p>
          </table:table-cell>
          <table:table-cell office:value-type="float" office:value="0.0540391" calcext:value-type="float">
            <text:p>0.0540391</text:p>
          </table:table-cell>
          <table:table-cell office:value-type="float" office:value="0.355151515" calcext:value-type="float">
            <text:p>0.355151515</text:p>
          </table:table-cell>
          <table:table-cell office:value-type="float" office:value="293" calcext:value-type="float">
            <text:p>293</text:p>
          </table:table-cell>
          <table:table-cell office:value-type="float" office:value="5422" calcext:value-type="float">
            <text:p>5422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304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f <text:s/>&lt;hasCapital&gt; <text:s/>?b <text:s/>?a <text:s/>&lt;isCitizenOf&gt; <text:s/>?f <text:s/>?b <text:s/>&lt;isLocatedIn&gt; <text:s/>?f <text:s text:c="2"/>=&gt; ?a <text:s/>&lt;diedIn&gt; <text:s/>?b</text:p>
          </table:table-cell>
          <table:table-cell office:value-type="float" office:value="0.000358692" calcext:value-type="float">
            <text:p>0.000358692</text:p>
          </table:table-cell>
          <table:table-cell office:value-type="float" office:value="0.01534573" calcext:value-type="float">
            <text:p>0.01534573</text:p>
          </table:table-cell>
          <table:table-cell office:value-type="float" office:value="0.047019776" calcext:value-type="float">
            <text:p>0.047019776</text:p>
          </table:table-cell>
          <table:table-cell office:value-type="float" office:value="0.357518402" calcext:value-type="float">
            <text:p>0.357518402</text:p>
          </table:table-cell>
          <table:table-cell office:value-type="float" office:value="340" calcext:value-type="float">
            <text:p>340</text:p>
          </table:table-cell>
          <table:table-cell office:value-type="float" office:value="7231" calcext:value-type="float">
            <text:p>7231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305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i <text:s/>&lt;holdsPoliticalPosition&gt; <text:s/>?b <text:s/>?i <text:s/>&lt;isLeaderOf&gt; <text:s/>?f <text:s/>?a <text:s/>&lt;livesIn&gt; <text:s/>?f <text:s text:c="2"/>=&gt; ?a <text:s/>&lt;holdsPoliticalPosition&gt; <text:s/>?b</text:p>
          </table:table-cell>
          <table:table-cell office:value-type="float" office:value="0.000060134" calcext:value-type="float">
            <text:p>0.000060134</text:p>
          </table:table-cell>
          <table:table-cell office:value-type="float" office:value="0.023466447" calcext:value-type="float">
            <text:p>0.023466447</text:p>
          </table:table-cell>
          <table:table-cell office:value-type="float" office:value="0.012995896" calcext:value-type="float">
            <text:p>0.012995896</text:p>
          </table:table-cell>
          <table:table-cell office:value-type="float" office:value="0.360759494" calcext:value-type="float">
            <text:p>0.360759494</text:p>
          </table:table-cell>
          <table:table-cell office:value-type="float" office:value="57" calcext:value-type="float">
            <text:p>57</text:p>
          </table:table-cell>
          <table:table-cell office:value-type="float" office:value="4386" calcext:value-type="float">
            <text:p>4386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01.08530790852" calcext:value-type="float">
            <text:p>7301.0853079085</text:p>
          </table:table-cell>
          <table:table-cell table:formula="of:=IF([.L306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b <text:s/>&lt;dealsWith&gt; <text:s/>?a <text:s/>?g <text:s/>&lt;isLeaderOf&gt; <text:s/>?b <text:s/>?g <text:s/>&lt;livesIn&gt; <text:s/>?b <text:s text:c="2"/>=&gt; ?a <text:s/>&lt;dealsWith&gt; <text:s/>?b</text:p>
          </table:table-cell>
          <table:table-cell office:value-type="float" office:value="0.000013715" calcext:value-type="float">
            <text:p>0.000013715</text:p>
          </table:table-cell>
          <table:table-cell office:value-type="float" office:value="0.018867925" calcext:value-type="float">
            <text:p>0.018867925</text:p>
          </table:table-cell>
          <table:table-cell office:value-type="float" office:value="0.276595745" calcext:value-type="float">
            <text:p>0.276595745</text:p>
          </table:table-cell>
          <table:table-cell office:value-type="float" office:value="0.361111111" calcext:value-type="float">
            <text:p>0.361111111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307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g <text:s/>&lt;created&gt; <text:s/>?b <text:s/>?a <text:s/>&lt;directed&gt; <text:s/>?b <text:s/>?g <text:s/>&lt;directed&gt; <text:s/>?b <text:s text:c="2"/>=&gt; ?a <text:s/>&lt;produced&gt; <text:s/>?b</text:p>
          </table:table-cell>
          <table:table-cell office:value-type="float" office:value="0.001089791" calcext:value-type="float">
            <text:p>0.001089791</text:p>
          </table:table-cell>
          <table:table-cell office:value-type="float" office:value="0.051199445" calcext:value-type="float">
            <text:p>0.051199445</text:p>
          </table:table-cell>
          <table:table-cell office:value-type="float" office:value="0.159094409" calcext:value-type="float">
            <text:p>0.159094409</text:p>
          </table:table-cell>
          <table:table-cell office:value-type="float" office:value="0.363860514" calcext:value-type="float">
            <text:p>0.363860514</text:p>
          </table:table-cell>
          <table:table-cell office:value-type="float" office:value="1033" calcext:value-type="float">
            <text:p>1033</text:p>
          </table:table-cell>
          <table:table-cell office:value-type="float" office:value="6493" calcext:value-type="float">
            <text:p>6493</text:p>
          </table:table-cell>
          <table:table-cell office:value-type="float" office:value="2839" calcext:value-type="float">
            <text:p>2839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308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i <text:s/>&lt;isLocatedIn&gt; <text:s/>?f <text:s/>?i <text:s/>&lt;livesIn&gt; <text:s/>?b <text:s/>?a <text:s/>&lt;livesIn&gt; <text:s/>?f <text:s text:c="2"/>=&gt; ?a <text:s/>&lt;livesIn&gt; <text:s/>?b</text:p>
          </table:table-cell>
          <table:table-cell office:value-type="float" office:value="0.000160356" calcext:value-type="float">
            <text:p>0.000160356</text:p>
          </table:table-cell>
          <table:table-cell office:value-type="float" office:value="0.010415953" calcext:value-type="float">
            <text:p>0.010415953</text:p>
          </table:table-cell>
          <table:table-cell table:number-columns-repeated="2" office:value-type="float" office:value="0.365384615" calcext:value-type="float">
            <text:p>0.365384615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416" calcext:value-type="float">
            <text:p>416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98893193881798" calcext:value-type="float">
            <text:p>0.4988931939</text:p>
          </table:table-cell>
          <table:table-cell table:formula="of:=IF([.L309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a <text:s/>&lt;livesIn&gt; <text:s/>?b <text:s text:c="2"/>=&gt; ?a <text:s/>&lt;isCitizenOf&gt; <text:s/>?b</text:p>
          </table:table-cell>
          <table:table-cell office:value-type="float" office:value="0.00069101" calcext:value-type="float">
            <text:p>0.00069101</text:p>
          </table:table-cell>
          <table:table-cell office:value-type="float" office:value="0.044955388" calcext:value-type="float">
            <text:p>0.044955388</text:p>
          </table:table-cell>
          <table:table-cell office:value-type="float" office:value="0.044884534" calcext:value-type="float">
            <text:p>0.044884534</text:p>
          </table:table-cell>
          <table:table-cell office:value-type="float" office:value="0.365717476" calcext:value-type="float">
            <text:p>0.365717476</text:p>
          </table:table-cell>
          <table:table-cell office:value-type="float" office:value="655" calcext:value-type="float">
            <text:p>655</text:p>
          </table:table-cell>
          <table:table-cell office:value-type="float" office:value="14593" calcext:value-type="float">
            <text:p>14593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310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diedIn&gt; <text:s/>?f <text:s/>?i <text:s/>&lt;isLocatedIn&gt; <text:s/>?f <text:s/>?i <text:s/>&lt;wasBornIn&gt; <text:s/>?b <text:s text:c="2"/>=&gt; ?a <text:s/>&lt;diedIn&gt; <text:s/>?b</text:p>
          </table:table-cell>
          <table:table-cell office:value-type="float" office:value="0.00115731" calcext:value-type="float">
            <text:p>0.00115731</text:p>
          </table:table-cell>
          <table:table-cell office:value-type="float" office:value="0.049512547" calcext:value-type="float">
            <text:p>0.049512547</text:p>
          </table:table-cell>
          <table:table-cell table:number-columns-repeated="2" office:value-type="float" office:value="0.373764906" calcext:value-type="float">
            <text:p>0.373764906</text:p>
          </table:table-cell>
          <table:table-cell office:value-type="float" office:value="1097" calcext:value-type="float">
            <text:p>1097</text:p>
          </table:table-cell>
          <table:table-cell table:number-columns-repeated="2" office:value-type="float" office:value="2935" calcext:value-type="float">
            <text:p>2935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523287071945" calcext:value-type="float">
            <text:p>3.4523287072</text:p>
          </table:table-cell>
          <table:table-cell table:formula="of:=IF([.L311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g <text:s/>&lt;livesIn&gt; <text:s/>?b <text:s/>?a <text:s/>&lt;wasBornIn&gt; <text:s/>?b <text:s/>?g <text:s/>&lt;wasBornIn&gt; <text:s/>?b <text:s text:c="2"/>=&gt; ?a <text:s/>&lt;diedIn&gt; <text:s/>?b</text:p>
          </table:table-cell>
          <table:table-cell office:value-type="float" office:value="0.001175244" calcext:value-type="float">
            <text:p>0.001175244</text:p>
          </table:table-cell>
          <table:table-cell office:value-type="float" office:value="0.050279834" calcext:value-type="float">
            <text:p>0.050279834</text:p>
          </table:table-cell>
          <table:table-cell office:value-type="float" office:value="0.050659391" calcext:value-type="float">
            <text:p>0.050659391</text:p>
          </table:table-cell>
          <table:table-cell office:value-type="float" office:value="0.374327957" calcext:value-type="float">
            <text:p>0.374327957</text:p>
          </table:table-cell>
          <table:table-cell office:value-type="float" office:value="1114" calcext:value-type="float">
            <text:p>1114</text:p>
          </table:table-cell>
          <table:table-cell office:value-type="float" office:value="21990" calcext:value-type="float">
            <text:p>21990</text:p>
          </table:table-cell>
          <table:table-cell office:value-type="float" office:value="2976" calcext:value-type="float">
            <text:p>2976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312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i <text:s/>&lt;isCitizenOf&gt; <text:s/>?b <text:s/>?i <text:s/>&lt;isLocatedIn&gt; <text:s/>?f <text:s/>?a <text:s/>&lt;livesIn&gt; <text:s/>?f <text:s text:c="2"/>=&gt; ?a <text:s/>&lt;livesIn&gt; <text:s/>?b</text:p>
          </table:table-cell>
          <table:table-cell office:value-type="float" office:value="0.001712228" calcext:value-type="float">
            <text:p>0.001712228</text:p>
          </table:table-cell>
          <table:table-cell office:value-type="float" office:value="0.111217707" calcext:value-type="float">
            <text:p>0.111217707</text:p>
          </table:table-cell>
          <table:table-cell table:number-columns-repeated="2" office:value-type="float" office:value="0.374480849" calcext:value-type="float">
            <text:p>0.374480849</text:p>
          </table:table-cell>
          <table:table-cell office:value-type="float" office:value="1623" calcext:value-type="float">
            <text:p>1623</text:p>
          </table:table-cell>
          <table:table-cell table:number-columns-repeated="2" office:value-type="float" office:value="4334" calcext:value-type="float">
            <text:p>4334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.396776528194" calcext:value-type="float">
            <text:p>140.3967765282</text:p>
          </table:table-cell>
          <table:table-cell table:formula="of:=IF([.L313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b <text:s/>&lt;created&gt; <text:s/>?f <text:s/>?j <text:s/>&lt;directed&gt; <text:s/>?f <text:s/>?a <text:s/>&lt;isMarriedTo&gt; <text:s/>?j <text:s text:c="2"/>=&gt; ?a <text:s/>&lt;isMarriedTo&gt; <text:s/>?b</text:p>
          </table:table-cell>
          <table:table-cell office:value-type="float" office:value="0.000300668" calcext:value-type="float">
            <text:p>0.000300668</text:p>
          </table:table-cell>
          <table:table-cell office:value-type="float" office:value="0.023763862" calcext:value-type="float">
            <text:p>0.023763862</text:p>
          </table:table-cell>
          <table:table-cell office:value-type="float" office:value="0.064174735" calcext:value-type="float">
            <text:p>0.064174735</text:p>
          </table:table-cell>
          <table:table-cell office:value-type="float" office:value="0.374507227" calcext:value-type="float">
            <text:p>0.374507227</text:p>
          </table:table-cell>
          <table:table-cell office:value-type="float" office:value="285" calcext:value-type="float">
            <text:p>285</text:p>
          </table:table-cell>
          <table:table-cell office:value-type="float" office:value="4441" calcext:value-type="float">
            <text:p>4441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4.644637286286" calcext:value-type="float">
            <text:p>884.6446372863</text:p>
          </table:table-cell>
          <table:table-cell table:formula="of:=IF([.L314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g <text:s/>&lt;dealsWith&gt; <text:s/>?a <text:s/>?g <text:s/>&lt;exports&gt; <text:s/>?b <text:s/>?a <text:s/>&lt;imports&gt; <text:s/>?b <text:s text:c="2"/>=&gt; ?a <text:s/>&lt;exports&gt; <text:s/>?b</text:p>
          </table:table-cell>
          <table:table-cell office:value-type="float" office:value="0.000015825" calcext:value-type="float">
            <text:p>0.000015825</text:p>
          </table:table-cell>
          <table:table-cell office:value-type="float" office:value="0.029585799" calcext:value-type="float">
            <text:p>0.029585799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315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i <text:s/>&lt;hasCapital&gt; <text:s/>?b <text:s/>?i <text:s/>&lt;hasCapital&gt; <text:s/>?f <text:s/>?a <text:s/>&lt;wasBornIn&gt; <text:s/>?f <text:s text:c="2"/>=&gt; ?a <text:s/>&lt;diedIn&gt; <text:s/>?b</text:p>
          </table:table-cell>
          <table:table-cell office:value-type="float" office:value="0.001077131" calcext:value-type="float">
            <text:p>0.001077131</text:p>
          </table:table-cell>
          <table:table-cell office:value-type="float" office:value="0.046082325" calcext:value-type="float">
            <text:p>0.046082325</text:p>
          </table:table-cell>
          <table:table-cell office:value-type="float" office:value="0.06247323" calcext:value-type="float">
            <text:p>0.06247323</text:p>
          </table:table-cell>
          <table:table-cell office:value-type="float" office:value="0.375367647" calcext:value-type="float">
            <text:p>0.375367647</text:p>
          </table:table-cell>
          <table:table-cell office:value-type="float" office:value="1021" calcext:value-type="float">
            <text:p>1021</text:p>
          </table:table-cell>
          <table:table-cell office:value-type="float" office:value="16343" calcext:value-type="float">
            <text:p>16343</text:p>
          </table:table-cell>
          <table:table-cell office:value-type="float" office:value="2720" calcext:value-type="float">
            <text:p>2720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8015687325134" calcext:value-type="float">
            <text:p>0.1080156873</text:p>
          </table:table-cell>
          <table:table-cell table:formula="of:=IF([.L316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isLocatedIn&gt; <text:s/>?f <text:s/>?i <text:s/>&lt;wasBornIn&gt; <text:s/>?b <text:s/>?a <text:s/>&lt;wasBornIn&gt; <text:s/>?f <text:s text:c="2"/>=&gt; ?a <text:s/>&lt;wasBornIn&gt; <text:s/>?b</text:p>
          </table:table-cell>
          <table:table-cell office:value-type="float" office:value="0.002151098" calcext:value-type="float">
            <text:p>0.002151098</text:p>
          </table:table-cell>
          <table:table-cell office:value-type="float" office:value="0.036434787" calcext:value-type="float">
            <text:p>0.036434787</text:p>
          </table:table-cell>
          <table:table-cell table:number-columns-repeated="2" office:value-type="float" office:value="0.377872498" calcext:value-type="float">
            <text:p>0.377872498</text:p>
          </table:table-cell>
          <table:table-cell office:value-type="float" office:value="2039" calcext:value-type="float">
            <text:p>2039</text:p>
          </table:table-cell>
          <table:table-cell table:number-columns-repeated="2" office:value-type="float" office:value="5396" calcext:value-type="float">
            <text:p>5396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578111191346" calcext:value-type="float">
            <text:p>1.0057811119</text:p>
          </table:table-cell>
          <table:table-cell table:formula="of:=IF([.L317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a <text:s/>&lt;created&gt; <text:s/>?b <text:s text:c="2"/>=&gt; ?a <text:s/>&lt;isKnownFor&gt; <text:s/>?b</text:p>
          </table:table-cell>
          <table:table-cell office:value-type="float" office:value="0.000318603" calcext:value-type="float">
            <text:p>0.000318603</text:p>
          </table:table-cell>
          <table:table-cell office:value-type="float" office:value="0.05137802" calcext:value-type="float">
            <text:p>0.05137802</text:p>
          </table:table-cell>
          <table:table-cell office:value-type="float" office:value="0.001508808" calcext:value-type="float">
            <text:p>0.001508808</text:p>
          </table:table-cell>
          <table:table-cell office:value-type="float" office:value="0.381313131" calcext:value-type="float">
            <text:p>0.381313131</text:p>
          </table:table-cell>
          <table:table-cell office:value-type="float" office:value="302" calcext:value-type="float">
            <text:p>302</text:p>
          </table:table-cell>
          <table:table-cell office:value-type="float" office:value="200158" calcext:value-type="float">
            <text:p>200158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318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i <text:s/>&lt;isCitizenOf&gt; <text:s/>?b <text:s/>?a <text:s/>&lt;isCitizenOf&gt; <text:s/>?f <text:s/>?i <text:s/>&lt;isKnownFor&gt; <text:s/>?f <text:s text:c="2"/>=&gt; ?a <text:s/>&lt;livesIn&gt; <text:s/>?b</text:p>
          </table:table-cell>
          <table:table-cell office:value-type="float" office:value="0.000291174" calcext:value-type="float">
            <text:p>0.000291174</text:p>
          </table:table-cell>
          <table:table-cell office:value-type="float" office:value="0.018913178" calcext:value-type="float">
            <text:p>0.018913178</text:p>
          </table:table-cell>
          <table:table-cell office:value-type="float" office:value="0.039569892" calcext:value-type="float">
            <text:p>0.039569892</text:p>
          </table:table-cell>
          <table:table-cell office:value-type="float" office:value="0.381742739" calcext:value-type="float">
            <text:p>0.381742739</text:p>
          </table:table-cell>
          <table:table-cell office:value-type="float" office:value="276" calcext:value-type="float">
            <text:p>276</text:p>
          </table:table-cell>
          <table:table-cell office:value-type="float" office:value="6975" calcext:value-type="float">
            <text:p>6975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.2096315808027" calcext:value-type="float">
            <text:p>94.2096315808</text:p>
          </table:table-cell>
          <table:table-cell table:formula="of:=IF([.L319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created&gt; <text:s/>?f <text:s/>?i <text:s/>&lt;hasWonPrize&gt; <text:s/>?b <text:s/>?a <text:s/>&lt;produced&gt; <text:s/>?f <text:s text:c="2"/>=&gt; ?a <text:s/>&lt;hasWonPrize&gt; <text:s/>?b</text:p>
          </table:table-cell>
          <table:table-cell office:value-type="float" office:value="0.000374517" calcext:value-type="float">
            <text:p>0.000374517</text:p>
          </table:table-cell>
          <table:table-cell office:value-type="float" office:value="0.010440255" calcext:value-type="float">
            <text:p>0.010440255</text:p>
          </table:table-cell>
          <table:table-cell office:value-type="float" office:value="0.096310364" calcext:value-type="float">
            <text:p>0.096310364</text:p>
          </table:table-cell>
          <table:table-cell office:value-type="float" office:value="0.382955771" calcext:value-type="float">
            <text:p>0.382955771</text:p>
          </table:table-cell>
          <table:table-cell office:value-type="float" office:value="355" calcext:value-type="float">
            <text:p>355</text:p>
          </table:table-cell>
          <table:table-cell office:value-type="float" office:value="3686" calcext:value-type="float">
            <text:p>3686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320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e <text:s/>&lt;hasAcademicAdvisor&gt; <text:s/>?j <text:s/>?j <text:s/>&lt;isCitizenOf&gt; <text:s/>?b <text:s/>?e <text:s/>&lt;livesIn&gt; <text:s/>?a <text:s text:c="2"/>=&gt; ?a <text:s/>&lt;dealsWith&gt; <text:s/>?b</text:p>
          </table:table-cell>
          <table:table-cell office:value-type="float" office:value="0.00001055" calcext:value-type="float">
            <text:p>0.00001055</text:p>
          </table:table-cell>
          <table:table-cell office:value-type="float" office:value="0.014513788" calcext:value-type="float">
            <text:p>0.014513788</text:p>
          </table:table-cell>
          <table:table-cell office:value-type="float" office:value="0.163934426" calcext:value-type="float">
            <text:p>0.163934426</text:p>
          </table:table-cell>
          <table:table-cell office:value-type="float" office:value="0.384615385" calcext:value-type="float">
            <text:p>0.384615385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321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b <text:s/>&lt;dealsWith&gt; <text:s/>?a <text:s/>?b <text:s/>&lt;exports&gt; <text:s/>?h <text:s/>?b <text:s/>&lt;imports&gt; <text:s/>?h <text:s text:c="2"/>=&gt; ?a <text:s/>&lt;dealsWith&gt; <text:s/>?b</text:p>
          </table:table-cell>
          <table:table-cell office:value-type="float" office:value="0.000041144" calcext:value-type="float">
            <text:p>0.000041144</text:p>
          </table:table-cell>
          <table:table-cell office:value-type="float" office:value="0.056603774" calcext:value-type="float">
            <text:p>0.056603774</text:p>
          </table:table-cell>
          <table:table-cell office:value-type="float" office:value="0.278571429" calcext:value-type="float">
            <text:p>0.278571429</text:p>
          </table:table-cell>
          <table:table-cell office:value-type="float" office:value="0.386138614" calcext:value-type="float">
            <text:p>0.386138614</text:p>
          </table:table-cell>
          <table:table-cell office:value-type="float" office:value="39" calcext:value-type="float">
            <text:p>39</text:p>
          </table:table-cell>
          <table:table-cell office:value-type="float" office:value="140" calcext:value-type="float">
            <text:p>14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322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i <text:s/>&lt;graduatedFrom&gt; <text:s/>?b <text:s/>?a <text:s/>&lt;graduatedFrom&gt; <text:s/>?f <text:s/>?i <text:s/>&lt;isKnownFor&gt; <text:s/>?f <text:s text:c="2"/>=&gt; ?a <text:s/>&lt;graduatedFrom&gt; <text:s/>?b</text:p>
          </table:table-cell>
          <table:table-cell office:value-type="float" office:value="0.000516939" calcext:value-type="float">
            <text:p>0.000516939</text:p>
          </table:table-cell>
          <table:table-cell office:value-type="float" office:value="0.041263158" calcext:value-type="float">
            <text:p>0.041263158</text:p>
          </table:table-cell>
          <table:table-cell table:number-columns-repeated="2" office:value-type="float" office:value="0.389197776" calcext:value-type="float">
            <text:p>0.389197776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1259" calcext:value-type="float">
            <text:p>1259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542629433222" calcext:value-type="float">
            <text:p>0.1154262943</text:p>
          </table:table-cell>
          <table:table-cell table:formula="of:=IF([.L323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created&gt; <text:s/>?f <text:s/>?i <text:s/>&lt;directed&gt; <text:s/>?b <text:s/>?a <text:s/>&lt;directed&gt; <text:s/>?f <text:s text:c="2"/>=&gt; ?a <text:s/>&lt;directed&gt; <text:s/>?b</text:p>
          </table:table-cell>
          <table:table-cell office:value-type="float" office:value="0.017713063" calcext:value-type="float">
            <text:p>0.017713063</text:p>
          </table:table-cell>
          <table:table-cell office:value-type="float" office:value="0.501598303" calcext:value-type="float">
            <text:p>0.501598303</text:p>
          </table:table-cell>
          <table:table-cell table:number-columns-repeated="2" office:value-type="float" office:value="0.389613403" calcext:value-type="float">
            <text:p>0.389613403</text:p>
          </table:table-cell>
          <table:table-cell office:value-type="float" office:value="16790" calcext:value-type="float">
            <text:p>16790</text:p>
          </table:table-cell>
          <table:table-cell table:number-columns-repeated="2" office:value-type="float" office:value="43094" calcext:value-type="float">
            <text:p>43094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3976954387102" calcext:value-type="float">
            <text:p>9.2397695439</text:p>
          </table:table-cell>
          <table:table-cell table:formula="of:=IF([.L324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g <text:s/>&lt;isLeaderOf&gt; <text:s/>?b <text:s/>?a <text:s/>&lt;wasBornIn&gt; <text:s/>?b <text:s/>?g <text:s/>&lt;wasBornIn&gt; <text:s/>?b <text:s text:c="2"/>=&gt; ?a <text:s/>&lt;diedIn&gt; <text:s/>?b</text:p>
          </table:table-cell>
          <table:table-cell office:value-type="float" office:value="0.000372407" calcext:value-type="float">
            <text:p>0.000372407</text:p>
          </table:table-cell>
          <table:table-cell office:value-type="float" office:value="0.015932479" calcext:value-type="float">
            <text:p>0.015932479</text:p>
          </table:table-cell>
          <table:table-cell office:value-type="float" office:value="0.051092778" calcext:value-type="float">
            <text:p>0.051092778</text:p>
          </table:table-cell>
          <table:table-cell office:value-type="float" office:value="0.390486726" calcext:value-type="float">
            <text:p>0.390486726</text:p>
          </table:table-cell>
          <table:table-cell office:value-type="float" office:value="353" calcext:value-type="float">
            <text:p>353</text:p>
          </table:table-cell>
          <table:table-cell office:value-type="float" office:value="6909" calcext:value-type="float">
            <text:p>6909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325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g <text:s/>&lt;actedIn&gt; <text:s/>?b <text:s/>?a <text:s/>&lt;created&gt; <text:s/>?b <text:s/>?g <text:s/>&lt;created&gt; <text:s/>?b <text:s text:c="2"/>=&gt; ?a <text:s/>&lt;directed&gt; <text:s/>?b</text:p>
          </table:table-cell>
          <table:table-cell office:value-type="float" office:value="0.000562303" calcext:value-type="float">
            <text:p>0.000562303</text:p>
          </table:table-cell>
          <table:table-cell office:value-type="float" office:value="0.015923281" calcext:value-type="float">
            <text:p>0.015923281</text:p>
          </table:table-cell>
          <table:table-cell office:value-type="float" office:value="0.341229193" calcext:value-type="float">
            <text:p>0.341229193</text:p>
          </table:table-cell>
          <table:table-cell office:value-type="float" office:value="0.39133627" calcext:value-type="float">
            <text:p>0.39133627</text:p>
          </table:table-cell>
          <table:table-cell office:value-type="float" office:value="533" calcext:value-type="float">
            <text:p>533</text:p>
          </table:table-cell>
          <table:table-cell office:value-type="float" office:value="1562" calcext:value-type="float">
            <text:p>1562</text:p>
          </table:table-cell>
          <table:table-cell office:value-type="float" office:value="1362" calcext:value-type="float">
            <text:p>1362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326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j <text:s/>&lt;created&gt; <text:s/>?f <text:s/>?b <text:s/>&lt;directed&gt; <text:s/>?f <text:s/>?a <text:s/>&lt;isMarriedTo&gt; <text:s/>?j <text:s text:c="2"/>=&gt; ?a <text:s/>&lt;isMarriedTo&gt; <text:s/>?b</text:p>
          </table:table-cell>
          <table:table-cell office:value-type="float" office:value="0.000300668" calcext:value-type="float">
            <text:p>0.000300668</text:p>
          </table:table-cell>
          <table:table-cell office:value-type="float" office:value="0.023763862" calcext:value-type="float">
            <text:p>0.023763862</text:p>
          </table:table-cell>
          <table:table-cell office:value-type="float" office:value="0.143649194" calcext:value-type="float">
            <text:p>0.143649194</text:p>
          </table:table-cell>
          <table:table-cell office:value-type="float" office:value="0.394190871" calcext:value-type="float">
            <text:p>0.394190871</text:p>
          </table:table-cell>
          <table:table-cell office:value-type="float" office:value="285" calcext:value-type="float">
            <text:p>285</text:p>
          </table:table-cell>
          <table:table-cell office:value-type="float" office:value="1984" calcext:value-type="float">
            <text:p>1984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327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b <text:s/>&lt;dealsWith&gt; <text:s/>?a <text:s/>?g <text:s/>&lt;isCitizenOf&gt; <text:s/>?b <text:s/>?g <text:s/>&lt;livesIn&gt; <text:s/>?b <text:s text:c="2"/>=&gt; ?a <text:s/>&lt;dealsWith&gt; <text:s/>?b</text:p>
          </table:table-cell>
          <table:table-cell office:value-type="float" office:value="0.000072793" calcext:value-type="float">
            <text:p>0.000072793</text:p>
          </table:table-cell>
          <table:table-cell office:value-type="float" office:value="0.100145138" calcext:value-type="float">
            <text:p>0.100145138</text:p>
          </table:table-cell>
          <table:table-cell office:value-type="float" office:value="0.297413793" calcext:value-type="float">
            <text:p>0.297413793</text:p>
          </table:table-cell>
          <table:table-cell office:value-type="float" office:value="0.394285714" calcext:value-type="float">
            <text:p>0.394285714</text:p>
          </table:table-cell>
          <table:table-cell office:value-type="float" office:value="69" calcext:value-type="float">
            <text:p>69</text:p>
          </table:table-cell>
          <table:table-cell office:value-type="float" office:value="232" calcext:value-type="float">
            <text:p>232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328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j <text:s/>&lt;hasCapital&gt; <text:s/>?b <text:s/>?a <text:s/>&lt;hasCapital&gt; <text:s/>?f <text:s/>?f <text:s/>&lt;isLocatedIn&gt; <text:s/>?j <text:s text:c="2"/>=&gt; ?a <text:s/>&lt;hasCapital&gt; <text:s/>?b</text:p>
          </table:table-cell>
          <table:table-cell office:value-type="float" office:value="0.000190951" calcext:value-type="float">
            <text:p>0.000190951</text:p>
          </table:table-cell>
          <table:table-cell office:value-type="float" office:value="0.08541765" calcext:value-type="float">
            <text:p>0.08541765</text:p>
          </table:table-cell>
          <table:table-cell table:number-columns-repeated="2" office:value-type="float" office:value="0.396929825" calcext:value-type="float">
            <text:p>0.396929825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456" calcext:value-type="float">
            <text:p>456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329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graduatedFrom&gt; <text:s/>?f <text:s/>?i <text:s/>&lt;isCitizenOf&gt; <text:s/>?b <text:s/>?i <text:s/>&lt;worksAt&gt; <text:s/>?f <text:s text:c="2"/>=&gt; ?a <text:s/>&lt;isCitizenOf&gt; <text:s/>?b</text:p>
          </table:table-cell>
          <table:table-cell office:value-type="float" office:value="0.000689955" calcext:value-type="float">
            <text:p>0.000689955</text:p>
          </table:table-cell>
          <table:table-cell office:value-type="float" office:value="0.044886754" calcext:value-type="float">
            <text:p>0.044886754</text:p>
          </table:table-cell>
          <table:table-cell office:value-type="float" office:value="0.055887882" calcext:value-type="float">
            <text:p>0.055887882</text:p>
          </table:table-cell>
          <table:table-cell office:value-type="float" office:value="0.400980993" calcext:value-type="float">
            <text:p>0.400980993</text:p>
          </table:table-cell>
          <table:table-cell office:value-type="float" office:value="654" calcext:value-type="float">
            <text:p>654</text:p>
          </table:table-cell>
          <table:table-cell office:value-type="float" office:value="11702" calcext:value-type="float">
            <text:p>11702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330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j <text:s/>&lt;created&gt; <text:s/>?f <text:s/>?b <text:s/>&lt;directed&gt; <text:s/>?f <text:s/>?a <text:s/>&lt;influences&gt; <text:s/>?j <text:s text:c="2"/>=&gt; ?a <text:s/>&lt;influences&gt; <text:s/>?b</text:p>
          </table:table-cell>
          <table:table-cell office:value-type="float" office:value="0.00024159" calcext:value-type="float">
            <text:p>0.00024159</text:p>
          </table:table-cell>
          <table:table-cell office:value-type="float" office:value="0.016415771" calcext:value-type="float">
            <text:p>0.016415771</text:p>
          </table:table-cell>
          <table:table-cell office:value-type="float" office:value="0.029090447" calcext:value-type="float">
            <text:p>0.029090447</text:p>
          </table:table-cell>
          <table:table-cell office:value-type="float" office:value="0.40747331" calcext:value-type="float">
            <text:p>0.40747331</text:p>
          </table:table-cell>
          <table:table-cell office:value-type="float" office:value="229" calcext:value-type="float">
            <text:p>229</text:p>
          </table:table-cell>
          <table:table-cell office:value-type="float" office:value="7872" calcext:value-type="float">
            <text:p>7872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331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i <text:s/>&lt;diedIn&gt; <text:s/>?b <text:s/>?i <text:s/>&lt;livesIn&gt; <text:s/>?f <text:s/>?a <text:s/>&lt;wasBornIn&gt; <text:s/>?f <text:s text:c="2"/>=&gt; ?a <text:s/>&lt;wasBornIn&gt; <text:s/>?b</text:p>
          </table:table-cell>
          <table:table-cell office:value-type="float" office:value="0.01283485" calcext:value-type="float">
            <text:p>0.01283485</text:p>
          </table:table-cell>
          <table:table-cell office:value-type="float" office:value="0.217393635" calcext:value-type="float">
            <text:p>0.217393635</text:p>
          </table:table-cell>
          <table:table-cell table:number-columns-repeated="2" office:value-type="float" office:value="0.410625084" calcext:value-type="float">
            <text:p>0.410625084</text:p>
          </table:table-cell>
          <table:table-cell office:value-type="float" office:value="12166" calcext:value-type="float">
            <text:p>12166</text:p>
          </table:table-cell>
          <table:table-cell table:number-columns-repeated="2" office:value-type="float" office:value="29628" calcext:value-type="float">
            <text:p>29628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0882329647704" calcext:value-type="float">
            <text:p>0.2908823296</text:p>
          </table:table-cell>
          <table:table-cell table:formula="of:=IF([.L332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a <text:s/>&lt;diedIn&gt; <text:s/>?f <text:s/>?j <text:s/>&lt;hasCapital&gt; <text:s/>?b <text:s/>?f <text:s/>&lt;isLocatedIn&gt; <text:s/>?j <text:s text:c="2"/>=&gt; ?a <text:s/>&lt;diedIn&gt; <text:s/>?b</text:p>
          </table:table-cell>
          <table:table-cell office:value-type="float" office:value="0.002844218" calcext:value-type="float">
            <text:p>0.002844218</text:p>
          </table:table-cell>
          <table:table-cell office:value-type="float" office:value="0.121682614" calcext:value-type="float">
            <text:p>0.121682614</text:p>
          </table:table-cell>
          <table:table-cell table:number-columns-repeated="2" office:value-type="float" office:value="0.421909233" calcext:value-type="float">
            <text:p>0.421909233</text:p>
          </table:table-cell>
          <table:table-cell office:value-type="float" office:value="2696" calcext:value-type="float">
            <text:p>2696</text:p>
          </table:table-cell>
          <table:table-cell table:number-columns-repeated="2" office:value-type="float" office:value="6390" calcext:value-type="float">
            <text:p>6390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333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g <text:s/>&lt;diedIn&gt; <text:s/>?b <text:s/>?g <text:s/>&lt;livesIn&gt; <text:s/>?b <text:s/>?a <text:s/>&lt;wasBornIn&gt; <text:s/>?b <text:s text:c="2"/>=&gt; ?a <text:s/>&lt;diedIn&gt; <text:s/>?b</text:p>
          </table:table-cell>
          <table:table-cell office:value-type="float" office:value="0.00089884" calcext:value-type="float">
            <text:p>0.00089884</text:p>
          </table:table-cell>
          <table:table-cell office:value-type="float" office:value="0.038454595" calcext:value-type="float">
            <text:p>0.038454595</text:p>
          </table:table-cell>
          <table:table-cell office:value-type="float" office:value="0.070031235" calcext:value-type="float">
            <text:p>0.070031235</text:p>
          </table:table-cell>
          <table:table-cell office:value-type="float" office:value="0.423038729" calcext:value-type="float">
            <text:p>0.423038729</text:p>
          </table:table-cell>
          <table:table-cell office:value-type="float" office:value="852" calcext:value-type="float">
            <text:p>852</text:p>
          </table:table-cell>
          <table:table-cell office:value-type="float" office:value="12166" calcext:value-type="float">
            <text:p>12166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334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hasCapital&gt; <text:s/>?f <text:s/>?i <text:s/>&lt;isLeaderOf&gt; <text:s/>?f <text:s/>?i <text:s/>&lt;wasBornIn&gt; <text:s/>?b <text:s text:c="2"/>=&gt; ?a <text:s/>&lt;hasCapital&gt; <text:s/>?b</text:p>
          </table:table-cell>
          <table:table-cell office:value-type="float" office:value="0.000046419" calcext:value-type="float">
            <text:p>0.000046419</text:p>
          </table:table-cell>
          <table:table-cell office:value-type="float" office:value="0.020764512" calcext:value-type="float">
            <text:p>0.020764512</text:p>
          </table:table-cell>
          <table:table-cell table:number-columns-repeated="2" office:value-type="float" office:value="0.423076923" calcext:value-type="float">
            <text:p>0.42307692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2905859775472" calcext:value-type="float">
            <text:p>0.2529058598</text:p>
          </table:table-cell>
          <table:table-cell table:formula="of:=IF([.L335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a <text:s/>&lt;created&gt; <text:s/>?b <text:s/>?a <text:s/>&lt;created&gt; <text:s/>?h <text:s/>?a <text:s/>&lt;produced&gt; <text:s/>?h <text:s text:c="2"/>=&gt; ?a <text:s/>&lt;directed&gt; <text:s/>?b</text:p>
          </table:table-cell>
          <table:table-cell office:value-type="float" office:value="0.002052985" calcext:value-type="float">
            <text:p>0.002052985</text:p>
          </table:table-cell>
          <table:table-cell office:value-type="float" office:value="0.058136408" calcext:value-type="float">
            <text:p>0.058136408</text:p>
          </table:table-cell>
          <table:table-cell office:value-type="float" office:value="0.245366284" calcext:value-type="float">
            <text:p>0.245366284</text:p>
          </table:table-cell>
          <table:table-cell office:value-type="float" office:value="0.425448185" calcext:value-type="float">
            <text:p>0.425448185</text:p>
          </table:table-cell>
          <table:table-cell office:value-type="float" office:value="1946" calcext:value-type="float">
            <text:p>1946</text:p>
          </table:table-cell>
          <table:table-cell office:value-type="float" office:value="7931" calcext:value-type="float">
            <text:p>7931</text:p>
          </table:table-cell>
          <table:table-cell office:value-type="float" office:value="4574" calcext:value-type="float">
            <text:p>4574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336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b <text:s/>&lt;hasGeonamesId&gt; <text:s/>?f <text:s/>?j <text:s/>&lt;hasGeonamesId&gt; <text:s/>?f <text:s/>?a <text:s/>&lt;livesIn&gt; <text:s/>?j <text:s text:c="2"/>=&gt; ?a <text:s/>&lt;isLeaderOf&gt; <text:s/>?b</text:p>
          </table:table-cell>
          <table:table-cell office:value-type="float" office:value="0.000069628" calcext:value-type="float">
            <text:p>0.000069628</text:p>
          </table:table-cell>
          <table:table-cell office:value-type="float" office:value="0.010346449" calcext:value-type="float">
            <text:p>0.010346449</text:p>
          </table:table-cell>
          <table:table-cell office:value-type="float" office:value="0.01693176" calcext:value-type="float">
            <text:p>0.01693176</text:p>
          </table:table-cell>
          <table:table-cell office:value-type="float" office:value="0.425806452" calcext:value-type="float">
            <text:p>0.425806452</text:p>
          </table:table-cell>
          <table:table-cell office:value-type="float" office:value="66" calcext:value-type="float">
            <text:p>66</text:p>
          </table:table-cell>
          <table:table-cell office:value-type="float" office:value="3898" calcext:value-type="float">
            <text:p>3898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680.3762611638" calcext:value-type="float">
            <text:p>87680.3762611638</text:p>
          </table:table-cell>
          <table:table-cell table:formula="of:=IF([.L337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a <text:s/>&lt;diedIn&gt; <text:s/>?f <text:s/>?i <text:s/>&lt;isLocatedIn&gt; <text:s/>?f <text:s/>?i <text:s/>&lt;livesIn&gt; <text:s/>?b <text:s text:c="2"/>=&gt; ?a <text:s/>&lt;diedIn&gt; <text:s/>?b</text:p>
          </table:table-cell>
          <table:table-cell office:value-type="float" office:value="0.000854531" calcext:value-type="float">
            <text:p>0.000854531</text:p>
          </table:table-cell>
          <table:table-cell office:value-type="float" office:value="0.036558946" calcext:value-type="float">
            <text:p>0.036558946</text:p>
          </table:table-cell>
          <table:table-cell table:number-columns-repeated="2" office:value-type="float" office:value="0.426091531" calcext:value-type="float">
            <text:p>0.426091531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1901" calcext:value-type="float">
            <text:p>1901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3835487663342" calcext:value-type="float">
            <text:p>0.8638354877</text:p>
          </table:table-cell>
          <table:table-cell table:formula="of:=IF([.L338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diedIn&gt; <text:s/>?b <text:s/>?a <text:s/>&lt;diedIn&gt; <text:s/>?f <text:s/>?i <text:s/>&lt;livesIn&gt; <text:s/>?f <text:s text:c="2"/>=&gt; ?a <text:s/>&lt;diedIn&gt; <text:s/>?b</text:p>
          </table:table-cell>
          <table:table-cell office:value-type="float" office:value="0.008499949" calcext:value-type="float">
            <text:p>0.008499949</text:p>
          </table:table-cell>
          <table:table-cell office:value-type="float" office:value="0.363648673" calcext:value-type="float">
            <text:p>0.363648673</text:p>
          </table:table-cell>
          <table:table-cell table:number-columns-repeated="2" office:value-type="float" office:value="0.430671371" calcext:value-type="float">
            <text:p>0.430671371</text:p>
          </table:table-cell>
          <table:table-cell office:value-type="float" office:value="8057" calcext:value-type="float">
            <text:p>8057</text:p>
          </table:table-cell>
          <table:table-cell table:number-columns-repeated="2" office:value-type="float" office:value="18708" calcext:value-type="float">
            <text:p>18708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2902906505542" calcext:value-type="float">
            <text:p>1.2290290651</text:p>
          </table:table-cell>
          <table:table-cell table:formula="of:=IF([.L339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f <text:s/>&lt;hasCapital&gt; <text:s/>?j <text:s/>?a <text:s/>&lt;isCitizenOf&gt; <text:s/>?f <text:s/>?j <text:s/>&lt;isLocatedIn&gt; <text:s/>?b <text:s text:c="2"/>=&gt; ?a <text:s/>&lt;livesIn&gt; <text:s/>?b</text:p>
          </table:table-cell>
          <table:table-cell office:value-type="float" office:value="0.000353417" calcext:value-type="float">
            <text:p>0.000353417</text:p>
          </table:table-cell>
          <table:table-cell office:value-type="float" office:value="0.022956212" calcext:value-type="float">
            <text:p>0.022956212</text:p>
          </table:table-cell>
          <table:table-cell office:value-type="float" office:value="0.035539996" calcext:value-type="float">
            <text:p>0.035539996</text:p>
          </table:table-cell>
          <table:table-cell office:value-type="float" office:value="0.432258065" calcext:value-type="float">
            <text:p>0.432258065</text:p>
          </table:table-cell>
          <table:table-cell office:value-type="float" office:value="335" calcext:value-type="float">
            <text:p>335</text:p>
          </table:table-cell>
          <table:table-cell office:value-type="float" office:value="9426" calcext:value-type="float">
            <text:p>9426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340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diedIn&gt; <text:s/>?b <text:s text:c="2"/>=&gt; ?a <text:s/>&lt;livesIn&gt; <text:s/>?b</text:p>
          </table:table-cell>
          <table:table-cell office:value-type="float" office:value="0.000281679" calcext:value-type="float">
            <text:p>0.000281679</text:p>
          </table:table-cell>
          <table:table-cell office:value-type="float" office:value="0.018296444" calcext:value-type="float">
            <text:p>0.018296444</text:p>
          </table:table-cell>
          <table:table-cell office:value-type="float" office:value="0.012050912" calcext:value-type="float">
            <text:p>0.012050912</text:p>
          </table:table-cell>
          <table:table-cell office:value-type="float" office:value="0.434146341" calcext:value-type="float">
            <text:p>0.434146341</text:p>
          </table:table-cell>
          <table:table-cell office:value-type="float" office:value="267" calcext:value-type="float">
            <text:p>267</text:p>
          </table:table-cell>
          <table:table-cell office:value-type="float" office:value="22156" calcext:value-type="float">
            <text:p>22156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341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i <text:s/>&lt;diedIn&gt; <text:s/>?b <text:s/>?a <text:s/>&lt;diedIn&gt; <text:s/>?f <text:s/>?i <text:s/>&lt;diedIn&gt; <text:s/>?f <text:s text:c="2"/>=&gt; ?a <text:s/>&lt;livesIn&gt; <text:s/>?b</text:p>
          </table:table-cell>
          <table:table-cell office:value-type="float" office:value="0.000281679" calcext:value-type="float">
            <text:p>0.000281679</text:p>
          </table:table-cell>
          <table:table-cell office:value-type="float" office:value="0.018296444" calcext:value-type="float">
            <text:p>0.018296444</text:p>
          </table:table-cell>
          <table:table-cell office:value-type="float" office:value="0.012050912" calcext:value-type="float">
            <text:p>0.012050912</text:p>
          </table:table-cell>
          <table:table-cell office:value-type="float" office:value="0.434146341" calcext:value-type="float">
            <text:p>0.434146341</text:p>
          </table:table-cell>
          <table:table-cell office:value-type="float" office:value="267" calcext:value-type="float">
            <text:p>267</text:p>
          </table:table-cell>
          <table:table-cell office:value-type="float" office:value="22156" calcext:value-type="float">
            <text:p>22156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1.070302785631" calcext:value-type="float">
            <text:p>311.0703027856</text:p>
          </table:table-cell>
          <table:table-cell table:formula="of:=IF([.L342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isKnownFor&gt; <text:s/>?b <text:s/>?i <text:s/>&lt;isKnownFor&gt; <text:s/>?f <text:s/>?a <text:s/>&lt;livesIn&gt; <text:s/>?f <text:s text:c="2"/>=&gt; ?a <text:s/>&lt;isCitizenOf&gt; <text:s/>?b</text:p>
          </table:table-cell>
          <table:table-cell office:value-type="float" office:value="0.000481069" calcext:value-type="float">
            <text:p>0.000481069</text:p>
          </table:table-cell>
          <table:table-cell office:value-type="float" office:value="0.031297186" calcext:value-type="float">
            <text:p>0.031297186</text:p>
          </table:table-cell>
          <table:table-cell office:value-type="float" office:value="0.076819407" calcext:value-type="float">
            <text:p>0.076819407</text:p>
          </table:table-cell>
          <table:table-cell office:value-type="float" office:value="0.434285714" calcext:value-type="float">
            <text:p>0.434285714</text:p>
          </table:table-cell>
          <table:table-cell office:value-type="float" office:value="456" calcext:value-type="float">
            <text:p>456</text:p>
          </table:table-cell>
          <table:table-cell office:value-type="float" office:value="5936" calcext:value-type="float">
            <text:p>593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2659206853212" calcext:value-type="float">
            <text:p>38.2659206853</text:p>
          </table:table-cell>
          <table:table-cell table:formula="of:=IF([.L343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a <text:s/>&lt;diedIn&gt; <text:s/>?f <text:s/>?i <text:s/>&lt;wasBornIn&gt; <text:s/>?b <text:s/>?i <text:s/>&lt;wasBornIn&gt; <text:s/>?f <text:s text:c="2"/>=&gt; ?a <text:s/>&lt;livesIn&gt; <text:s/>?b</text:p>
          </table:table-cell>
          <table:table-cell office:value-type="float" office:value="0.000279569" calcext:value-type="float">
            <text:p>0.000279569</text:p>
          </table:table-cell>
          <table:table-cell office:value-type="float" office:value="0.018159391" calcext:value-type="float">
            <text:p>0.018159391</text:p>
          </table:table-cell>
          <table:table-cell office:value-type="float" office:value="0.012550914" calcext:value-type="float">
            <text:p>0.012550914</text:p>
          </table:table-cell>
          <table:table-cell office:value-type="float" office:value="0.438741722" calcext:value-type="float">
            <text:p>0.438741722</text:p>
          </table:table-cell>
          <table:table-cell office:value-type="float" office:value="265" calcext:value-type="float">
            <text:p>265</text:p>
          </table:table-cell>
          <table:table-cell office:value-type="float" office:value="21114" calcext:value-type="float">
            <text:p>21114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2.704683191287" calcext:value-type="float">
            <text:p>832.7046831913</text:p>
          </table:table-cell>
          <table:table-cell table:formula="of:=IF([.L344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a <text:s/>&lt;livesIn&gt; <text:s/>?f <text:s/>?i <text:s/>&lt;wasBornIn&gt; <text:s/>?b <text:s/>?i <text:s/>&lt;wasBornIn&gt; <text:s/>?f <text:s text:c="2"/>=&gt; ?a <text:s/>&lt;isLeaderOf&gt; <text:s/>?b</text:p>
          </table:table-cell>
          <table:table-cell office:value-type="float" office:value="0.000110773" calcext:value-type="float">
            <text:p>0.000110773</text:p>
          </table:table-cell>
          <table:table-cell office:value-type="float" office:value="0.01646026" calcext:value-type="float">
            <text:p>0.01646026</text:p>
          </table:table-cell>
          <table:table-cell office:value-type="float" office:value="0.018564356" calcext:value-type="float">
            <text:p>0.018564356</text:p>
          </table:table-cell>
          <table:table-cell office:value-type="float" office:value="0.441176471" calcext:value-type="float">
            <text:p>0.441176471</text:p>
          </table:table-cell>
          <table:table-cell office:value-type="float" office:value="105" calcext:value-type="float">
            <text:p>105</text:p>
          </table:table-cell>
          <table:table-cell office:value-type="float" office:value="5656" calcext:value-type="float">
            <text:p>5656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5.824074662407" calcext:value-type="float">
            <text:p>885.8240746624</text:p>
          </table:table-cell>
          <table:table-cell table:formula="of:=IF([.L345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a <text:s/>&lt;created&gt; <text:s/>?b <text:s/>?g <text:s/>&lt;directed&gt; <text:s/>?b <text:s/>?g <text:s/>&lt;produced&gt; <text:s/>?b <text:s text:c="2"/>=&gt; ?a <text:s/>&lt;directed&gt; <text:s/>?b</text:p>
          </table:table-cell>
          <table:table-cell office:value-type="float" office:value="0.001090846" calcext:value-type="float">
            <text:p>0.001090846</text:p>
          </table:table-cell>
          <table:table-cell office:value-type="float" office:value="0.030890569" calcext:value-type="float">
            <text:p>0.030890569</text:p>
          </table:table-cell>
          <table:table-cell table:number-columns-repeated="2" office:value-type="float" office:value="0.441880342" calcext:value-type="float">
            <text:p>0.441880342</text:p>
          </table:table-cell>
          <table:table-cell office:value-type="float" office:value="1034" calcext:value-type="float">
            <text:p>1034</text:p>
          </table:table-cell>
          <table:table-cell table:number-columns-repeated="2" office:value-type="float" office:value="2340" calcext:value-type="float">
            <text:p>2340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346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created&gt; <text:s/>?b <text:s/>?g <text:s/>&lt;created&gt; <text:s/>?b <text:s/>?g <text:s/>&lt;produced&gt; <text:s/>?b <text:s text:c="2"/>=&gt; ?a <text:s/>&lt;directed&gt; <text:s/>?b</text:p>
          </table:table-cell>
          <table:table-cell office:value-type="float" office:value="0.001224828" calcext:value-type="float">
            <text:p>0.001224828</text:p>
          </table:table-cell>
          <table:table-cell office:value-type="float" office:value="0.034684671" calcext:value-type="float">
            <text:p>0.034684671</text:p>
          </table:table-cell>
          <table:table-cell office:value-type="float" office:value="0.385586184" calcext:value-type="float">
            <text:p>0.385586184</text:p>
          </table:table-cell>
          <table:table-cell office:value-type="float" office:value="0.441948991" calcext:value-type="float">
            <text:p>0.441948991</text:p>
          </table:table-cell>
          <table:table-cell office:value-type="float" office:value="1161" calcext:value-type="float">
            <text:p>1161</text:p>
          </table:table-cell>
          <table:table-cell office:value-type="float" office:value="3011" calcext:value-type="float">
            <text:p>3011</text:p>
          </table:table-cell>
          <table:table-cell office:value-type="float" office:value="2627" calcext:value-type="float">
            <text:p>2627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347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e <text:s/>&lt;hasCurrency&gt; <text:s/>?b <text:s/>?i <text:s/>&lt;isCitizenOf&gt; <text:s/>?a <text:s/>?i <text:s/>&lt;isKnownFor&gt; <text:s/>?e <text:s text:c="2"/>=&gt; ?a <text:s/>&lt;hasCurrency&gt; <text:s/>?b</text:p>
          </table:table-cell>
          <table:table-cell office:value-type="float" office:value="0.00000422" calcext:value-type="float">
            <text:p>0.00000422</text:p>
          </table:table-cell>
          <table:table-cell office:value-type="float" office:value="0.010695187" calcext:value-type="float">
            <text:p>0.010695187</text:p>
          </table:table-cell>
          <table:table-cell office:value-type="float" office:value="0.266666667" calcext:value-type="float">
            <text:p>0.266666667</text:p>
          </table:table-cell>
          <table:table-cell office:value-type="float" office:value="0.444444444" calcext:value-type="float">
            <text:p>0.44444444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348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i <text:s/>&lt;diedIn&gt; <text:s/>?b <text:s/>?i <text:s/>&lt;diedIn&gt; <text:s/>?f <text:s/>?a <text:s/>&lt;livesIn&gt; <text:s/>?f <text:s text:c="2"/>=&gt; ?a <text:s/>&lt;isLeaderOf&gt; <text:s/>?b</text:p>
          </table:table-cell>
          <table:table-cell office:value-type="float" office:value="0.000098113" calcext:value-type="float">
            <text:p>0.000098113</text:p>
          </table:table-cell>
          <table:table-cell office:value-type="float" office:value="0.014579088" calcext:value-type="float">
            <text:p>0.014579088</text:p>
          </table:table-cell>
          <table:table-cell office:value-type="float" office:value="0.018437748" calcext:value-type="float">
            <text:p>0.018437748</text:p>
          </table:table-cell>
          <table:table-cell office:value-type="float" office:value="0.444976077" calcext:value-type="float">
            <text:p>0.444976077</text:p>
          </table:table-cell>
          <table:table-cell office:value-type="float" office:value="93" calcext:value-type="float">
            <text:p>93</text:p>
          </table:table-cell>
          <table:table-cell office:value-type="float" office:value="5044" calcext:value-type="float">
            <text:p>5044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.899708494131" calcext:value-type="float">
            <text:p>290.8997084941</text:p>
          </table:table-cell>
          <table:table-cell table:formula="of:=IF([.L349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e <text:s/>&lt;exports&gt; <text:s/>?b <text:s/>?i <text:s/>&lt;isCitizenOf&gt; <text:s/>?a <text:s/>?i <text:s/>&lt;livesIn&gt; <text:s/>?e <text:s text:c="2"/>=&gt; ?a <text:s/>&lt;exports&gt; <text:s/>?b</text:p>
          </table:table-cell>
          <table:table-cell office:value-type="float" office:value="0.000166686" calcext:value-type="float">
            <text:p>0.000166686</text:p>
          </table:table-cell>
          <table:table-cell office:value-type="float" office:value="0.311637081" calcext:value-type="float">
            <text:p>0.311637081</text:p>
          </table:table-cell>
          <table:table-cell table:number-columns-repeated="2" office:value-type="float" office:value="0.446327684" calcext:value-type="float">
            <text:p>0.446327684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354" calcext:value-type="float">
            <text:p>354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350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diedIn&gt; <text:s/>?f <text:s/>?i <text:s/>&lt;isLeaderOf&gt; <text:s/>?f <text:s/>?i <text:s/>&lt;wasBornIn&gt; <text:s/>?b <text:s text:c="2"/>=&gt; ?a <text:s/>&lt;diedIn&gt; <text:s/>?b</text:p>
          </table:table-cell>
          <table:table-cell office:value-type="float" office:value="0.003394916" calcext:value-type="float">
            <text:p>0.003394916</text:p>
          </table:table-cell>
          <table:table-cell office:value-type="float" office:value="0.145242824" calcext:value-type="float">
            <text:p>0.145242824</text:p>
          </table:table-cell>
          <table:table-cell table:number-columns-repeated="2" office:value-type="float" office:value="0.447690595" calcext:value-type="float">
            <text:p>0.447690595</text:p>
          </table:table-cell>
          <table:table-cell office:value-type="float" office:value="3218" calcext:value-type="float">
            <text:p>3218</text:p>
          </table:table-cell>
          <table:table-cell table:number-columns-repeated="2" office:value-type="float" office:value="7188" calcext:value-type="float">
            <text:p>7188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9188739848399" calcext:value-type="float">
            <text:p>0.1691887398</text:p>
          </table:table-cell>
          <table:table-cell table:formula="of:=IF([.L351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b <text:s/>&lt;dealsWith&gt; <text:s/>?a <text:s/>?g <text:s/>&lt;isCitizenOf&gt; <text:s/>?b <text:s/>?g <text:s/>&lt;isLeaderOf&gt; <text:s/>?b <text:s text:c="2"/>=&gt; ?a <text:s/>&lt;dealsWith&gt; <text:s/>?b</text:p>
          </table:table-cell>
          <table:table-cell office:value-type="float" office:value="0.000013715" calcext:value-type="float">
            <text:p>0.000013715</text:p>
          </table:table-cell>
          <table:table-cell office:value-type="float" office:value="0.018867925" calcext:value-type="float">
            <text:p>0.018867925</text:p>
          </table:table-cell>
          <table:table-cell office:value-type="float" office:value="0.30952381" calcext:value-type="float">
            <text:p>0.30952381</text:p>
          </table:table-cell>
          <table:table-cell office:value-type="float" office:value="0.448275862" calcext:value-type="float">
            <text:p>0.448275862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352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e <text:s/>&lt;dealsWith&gt; <text:s/>?a <text:s/>?i <text:s/>&lt;isCitizenOf&gt; <text:s/>?b <text:s/>?i <text:s/>&lt;isLeaderOf&gt; <text:s/>?e <text:s text:c="2"/>=&gt; ?a <text:s/>&lt;dealsWith&gt; <text:s/>?b</text:p>
          </table:table-cell>
          <table:table-cell office:value-type="float" office:value="0.000013715" calcext:value-type="float">
            <text:p>0.000013715</text:p>
          </table:table-cell>
          <table:table-cell office:value-type="float" office:value="0.018867925" calcext:value-type="float">
            <text:p>0.018867925</text:p>
          </table:table-cell>
          <table:table-cell office:value-type="float" office:value="0.30952381" calcext:value-type="float">
            <text:p>0.30952381</text:p>
          </table:table-cell>
          <table:table-cell office:value-type="float" office:value="0.448275862" calcext:value-type="float">
            <text:p>0.448275862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.832478031241" calcext:value-type="float">
            <text:p>106.8324780312</text:p>
          </table:table-cell>
          <table:table-cell table:formula="of:=IF([.L353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created&gt; <text:s/>?f <text:s/>?i <text:s/>&lt;diedIn&gt; <text:s/>?b <text:s/>?a <text:s/>&lt;directed&gt; <text:s/>?f <text:s text:c="2"/>=&gt; ?a <text:s/>&lt;diedIn&gt; <text:s/>?b</text:p>
          </table:table-cell>
          <table:table-cell office:value-type="float" office:value="0.000288009" calcext:value-type="float">
            <text:p>0.000288009</text:p>
          </table:table-cell>
          <table:table-cell office:value-type="float" office:value="0.012321719" calcext:value-type="float">
            <text:p>0.012321719</text:p>
          </table:table-cell>
          <table:table-cell office:value-type="float" office:value="0.1380182" calcext:value-type="float">
            <text:p>0.1380182</text:p>
          </table:table-cell>
          <table:table-cell office:value-type="float" office:value="0.448275862" calcext:value-type="float">
            <text:p>0.448275862</text:p>
          </table:table-cell>
          <table:table-cell office:value-type="float" office:value="273" calcext:value-type="float">
            <text:p>273</text:p>
          </table:table-cell>
          <table:table-cell office:value-type="float" office:value="1978" calcext:value-type="float">
            <text:p>1978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354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i <text:s/>&lt;isCitizenOf&gt; <text:s/>?b <text:s/>?i <text:s/>&lt;isKnownFor&gt; <text:s/>?f <text:s/>?a <text:s/>&lt;livesIn&gt; <text:s/>?f <text:s text:c="2"/>=&gt; ?a <text:s/>&lt;livesIn&gt; <text:s/>?b</text:p>
          </table:table-cell>
          <table:table-cell office:value-type="float" office:value="0.000875631" calcext:value-type="float">
            <text:p>0.000875631</text:p>
          </table:table-cell>
          <table:table-cell office:value-type="float" office:value="0.056876585" calcext:value-type="float">
            <text:p>0.056876585</text:p>
          </table:table-cell>
          <table:table-cell table:number-columns-repeated="2" office:value-type="float" office:value="0.45010846" calcext:value-type="float">
            <text:p>0.45010846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1844" calcext:value-type="float">
            <text:p>1844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3297908852041" calcext:value-type="float">
            <text:p>1.6329790885</text:p>
          </table:table-cell>
          <table:table-cell table:formula="of:=IF([.L355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a <text:s/>&lt;actedIn&gt; <text:s/>?h <text:s/>?a <text:s/>&lt;created&gt; <text:s/>?b <text:s/>?a <text:s/>&lt;created&gt; <text:s/>?h <text:s text:c="2"/>=&gt; ?a <text:s/>&lt;directed&gt; <text:s/>?b</text:p>
          </table:table-cell>
          <table:table-cell office:value-type="float" office:value="0.00070367" calcext:value-type="float">
            <text:p>0.00070367</text:p>
          </table:table-cell>
          <table:table-cell office:value-type="float" office:value="0.019926508" calcext:value-type="float">
            <text:p>0.019926508</text:p>
          </table:table-cell>
          <table:table-cell office:value-type="float" office:value="0.189058957" calcext:value-type="float">
            <text:p>0.189058957</text:p>
          </table:table-cell>
          <table:table-cell office:value-type="float" office:value="0.452817379" calcext:value-type="float">
            <text:p>0.452817379</text:p>
          </table:table-cell>
          <table:table-cell office:value-type="float" office:value="667" calcext:value-type="float">
            <text:p>667</text:p>
          </table:table-cell>
          <table:table-cell office:value-type="float" office:value="3528" calcext:value-type="float">
            <text:p>3528</text:p>
          </table:table-cell>
          <table:table-cell office:value-type="float" office:value="1473" calcext:value-type="float">
            <text:p>1473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356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g <text:s/>&lt;created&gt; <text:s/>?b <text:s/>?a <text:s/>&lt;produced&gt; <text:s/>?b <text:s/>?g <text:s/>&lt;produced&gt; <text:s/>?b <text:s text:c="2"/>=&gt; ?a <text:s/>&lt;directed&gt; <text:s/>?b</text:p>
          </table:table-cell>
          <table:table-cell office:value-type="float" office:value="0.00112777" calcext:value-type="float">
            <text:p>0.00112777</text:p>
          </table:table-cell>
          <table:table-cell office:value-type="float" office:value="0.031936187" calcext:value-type="float">
            <text:p>0.031936187</text:p>
          </table:table-cell>
          <table:table-cell office:value-type="float" office:value="0.39402875" calcext:value-type="float">
            <text:p>0.39402875</text:p>
          </table:table-cell>
          <table:table-cell office:value-type="float" office:value="0.45605802" calcext:value-type="float">
            <text:p>0.45605802</text:p>
          </table:table-cell>
          <table:table-cell office:value-type="float" office:value="1069" calcext:value-type="float">
            <text:p>1069</text:p>
          </table:table-cell>
          <table:table-cell office:value-type="float" office:value="2713" calcext:value-type="float">
            <text:p>2713</text:p>
          </table:table-cell>
          <table:table-cell office:value-type="float" office:value="2344" calcext:value-type="float">
            <text:p>2344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357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g <text:s/>&lt;diedIn&gt; <text:s/>?b <text:s/>?g <text:s/>&lt;isLocatedIn&gt; <text:s/>?b <text:s/>?a <text:s/>&lt;wasBornIn&gt; <text:s/>?b <text:s text:c="2"/>=&gt; ?a <text:s/>&lt;diedIn&gt; <text:s/>?b</text:p>
          </table:table-cell>
          <table:table-cell office:value-type="float" office:value="0.000974799" calcext:value-type="float">
            <text:p>0.000974799</text:p>
          </table:table-cell>
          <table:table-cell office:value-type="float" office:value="0.041704279" calcext:value-type="float">
            <text:p>0.041704279</text:p>
          </table:table-cell>
          <table:table-cell office:value-type="float" office:value="0.071845113" calcext:value-type="float">
            <text:p>0.071845113</text:p>
          </table:table-cell>
          <table:table-cell office:value-type="float" office:value="0.458106098" calcext:value-type="float">
            <text:p>0.458106098</text:p>
          </table:table-cell>
          <table:table-cell office:value-type="float" office:value="924" calcext:value-type="float">
            <text:p>924</text:p>
          </table:table-cell>
          <table:table-cell office:value-type="float" office:value="12861" calcext:value-type="float">
            <text:p>1286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358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diedIn&gt; <text:s/>?b <text:s/>?g <text:s/>&lt;diedIn&gt; <text:s/>?b <text:s/>?g <text:s/>&lt;wasBornIn&gt; <text:s/>?b <text:s text:c="2"/>=&gt; ?a <text:s/>&lt;livesIn&gt; <text:s/>?b</text:p>
          </table:table-cell>
          <table:table-cell office:value-type="float" office:value="0.00022049" calcext:value-type="float">
            <text:p>0.00022049</text:p>
          </table:table-cell>
          <table:table-cell office:value-type="float" office:value="0.014321935" calcext:value-type="float">
            <text:p>0.014321935</text:p>
          </table:table-cell>
          <table:table-cell office:value-type="float" office:value="0.014191621" calcext:value-type="float">
            <text:p>0.014191621</text:p>
          </table:table-cell>
          <table:table-cell office:value-type="float" office:value="0.458333333" calcext:value-type="float">
            <text:p>0.458333333</text:p>
          </table:table-cell>
          <table:table-cell office:value-type="float" office:value="209" calcext:value-type="float">
            <text:p>209</text:p>
          </table:table-cell>
          <table:table-cell office:value-type="float" office:value="14727" calcext:value-type="float">
            <text:p>14727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359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created&gt; <text:s/>?f <text:s/>?i <text:s/>&lt;directed&gt; <text:s/>?f <text:s/>?i <text:s/>&lt;wasBornIn&gt; <text:s/>?b <text:s text:c="2"/>=&gt; ?a <text:s/>&lt;wasBornIn&gt; <text:s/>?b</text:p>
          </table:table-cell>
          <table:table-cell office:value-type="float" office:value="0.000775408" calcext:value-type="float">
            <text:p>0.000775408</text:p>
          </table:table-cell>
          <table:table-cell office:value-type="float" office:value="0.013133678" calcext:value-type="float">
            <text:p>0.013133678</text:p>
          </table:table-cell>
          <table:table-cell office:value-type="float" office:value="0.142580019" calcext:value-type="float">
            <text:p>0.142580019</text:p>
          </table:table-cell>
          <table:table-cell office:value-type="float" office:value="0.462555066" calcext:value-type="float">
            <text:p>0.462555066</text:p>
          </table:table-cell>
          <table:table-cell office:value-type="float" office:value="735" calcext:value-type="float">
            <text:p>735</text:p>
          </table:table-cell>
          <table:table-cell office:value-type="float" office:value="5155" calcext:value-type="float">
            <text:p>5155</text:p>
          </table:table-cell>
          <table:table-cell office:value-type="float" office:value="1589" calcext:value-type="float">
            <text:p>1589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824.0304586608" calcext:value-type="float">
            <text:p>25824.0304586608</text:p>
          </table:table-cell>
          <table:table-cell table:formula="of:=IF([.L360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a <text:s/>&lt;created&gt; <text:s/>?h <text:s/>?a <text:s/>&lt;directed&gt; <text:s/>?h <text:s/>?a <text:s/>&lt;produced&gt; <text:s/>?b <text:s text:c="2"/>=&gt; ?a <text:s/>&lt;directed&gt; <text:s/>?b</text:p>
          </table:table-cell>
          <table:table-cell office:value-type="float" office:value="0.001694293" calcext:value-type="float">
            <text:p>0.001694293</text:p>
          </table:table-cell>
          <table:table-cell office:value-type="float" office:value="0.047978968" calcext:value-type="float">
            <text:p>0.047978968</text:p>
          </table:table-cell>
          <table:table-cell office:value-type="float" office:value="0.416169992" calcext:value-type="float">
            <text:p>0.416169992</text:p>
          </table:table-cell>
          <table:table-cell office:value-type="float" office:value="0.467267966" calcext:value-type="float">
            <text:p>0.467267966</text:p>
          </table:table-cell>
          <table:table-cell office:value-type="float" office:value="1606" calcext:value-type="float">
            <text:p>1606</text:p>
          </table:table-cell>
          <table:table-cell office:value-type="float" office:value="3859" calcext:value-type="float">
            <text:p>3859</text:p>
          </table:table-cell>
          <table:table-cell office:value-type="float" office:value="3437" calcext:value-type="float">
            <text:p>3437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361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created&gt; <text:s/>?f <text:s/>?i <text:s/>&lt;diedIn&gt; <text:s/>?b <text:s/>?i <text:s/>&lt;directed&gt; <text:s/>?f <text:s text:c="2"/>=&gt; ?a <text:s/>&lt;diedIn&gt; <text:s/>?b</text:p>
          </table:table-cell>
          <table:table-cell office:value-type="float" office:value="0.000313328" calcext:value-type="float">
            <text:p>0.000313328</text:p>
          </table:table-cell>
          <table:table-cell office:value-type="float" office:value="0.013404947" calcext:value-type="float">
            <text:p>0.013404947</text:p>
          </table:table-cell>
          <table:table-cell office:value-type="float" office:value="0.099099099" calcext:value-type="float">
            <text:p>0.099099099</text:p>
          </table:table-cell>
          <table:table-cell office:value-type="float" office:value="0.469194313" calcext:value-type="float">
            <text:p>0.469194313</text:p>
          </table:table-cell>
          <table:table-cell office:value-type="float" office:value="297" calcext:value-type="float">
            <text:p>297</text:p>
          </table:table-cell>
          <table:table-cell office:value-type="float" office:value="2997" calcext:value-type="float">
            <text:p>2997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085.6584125344" calcext:value-type="float">
            <text:p>65085.6584125344</text:p>
          </table:table-cell>
          <table:table-cell table:formula="of:=IF([.L362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e <text:s/>&lt;hasOfficialLanguage&gt; <text:s/>?b <text:s/>?i <text:s/>&lt;isCitizenOf&gt; <text:s/>?a <text:s/>?i <text:s/>&lt;livesIn&gt; <text:s/>?e <text:s text:c="2"/>=&gt; ?a <text:s/>&lt;hasOfficialLanguage&gt; <text:s/>?b</text:p>
          </table:table-cell>
          <table:table-cell office:value-type="float" office:value="0.000098113" calcext:value-type="float">
            <text:p>0.000098113</text:p>
          </table:table-cell>
          <table:table-cell office:value-type="float" office:value="0.115815691" calcext:value-type="float">
            <text:p>0.115815691</text:p>
          </table:table-cell>
          <table:table-cell office:value-type="float" office:value="0.400862069" calcext:value-type="float">
            <text:p>0.400862069</text:p>
          </table:table-cell>
          <table:table-cell office:value-type="float" office:value="0.46969697" calcext:value-type="float">
            <text:p>0.46969697</text:p>
          </table:table-cell>
          <table:table-cell office:value-type="float" office:value="93" calcext:value-type="float">
            <text:p>93</text:p>
          </table:table-cell>
          <table:table-cell office:value-type="float" office:value="232" calcext:value-type="float">
            <text:p>23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363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created&gt; <text:s/>?b <text:s/>?g <text:s/>&lt;directed&gt; <text:s/>?b <text:s/>?g <text:s/>&lt;produced&gt; <text:s/>?b <text:s text:c="2"/>=&gt; ?a <text:s/>&lt;produced&gt; <text:s/>?b</text:p>
          </table:table-cell>
          <table:table-cell office:value-type="float" office:value="0.00116364" calcext:value-type="float">
            <text:p>0.00116364</text:p>
          </table:table-cell>
          <table:table-cell office:value-type="float" office:value="0.054668914" calcext:value-type="float">
            <text:p>0.054668914</text:p>
          </table:table-cell>
          <table:table-cell table:number-columns-repeated="2" office:value-type="float" office:value="0.471367521" calcext:value-type="float">
            <text:p>0.471367521</text:p>
          </table:table-cell>
          <table:table-cell office:value-type="float" office:value="1103" calcext:value-type="float">
            <text:p>1103</text:p>
          </table:table-cell>
          <table:table-cell table:number-columns-repeated="2" office:value-type="float" office:value="2340" calcext:value-type="float">
            <text:p>2340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364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i <text:s/>&lt;isCitizenOf&gt; <text:s/>?b <text:s/>?i <text:s/>&lt;isLeaderOf&gt; <text:s/>?f <text:s/>?a <text:s/>&lt;livesIn&gt; <text:s/>?f <text:s text:c="2"/>=&gt; ?a <text:s/>&lt;livesIn&gt; <text:s/>?b</text:p>
          </table:table-cell>
          <table:table-cell office:value-type="float" office:value="0.00043887" calcext:value-type="float">
            <text:p>0.00043887</text:p>
          </table:table-cell>
          <table:table-cell office:value-type="float" office:value="0.028506818" calcext:value-type="float">
            <text:p>0.028506818</text:p>
          </table:table-cell>
          <table:table-cell table:number-columns-repeated="2" office:value-type="float" office:value="0.471655329" calcext:value-type="float">
            <text:p>0.471655329</text:p>
          </table:table-cell>
          <table:table-cell office:value-type="float" office:value="416" calcext:value-type="float">
            <text:p>416</text:p>
          </table:table-cell>
          <table:table-cell table:number-columns-repeated="2" office:value-type="float" office:value="882" calcext:value-type="float">
            <text:p>882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1190143035303" calcext:value-type="float">
            <text:p>0.601190143</text:p>
          </table:table-cell>
          <table:table-cell table:formula="of:=IF([.L365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created&gt; <text:s/>?f <text:s/>?a <text:s/>&lt;directed&gt; <text:s/>?f <text:s/>?i <text:s/>&lt;hasWonPrize&gt; <text:s/>?b <text:s text:c="2"/>=&gt; ?a <text:s/>&lt;hasWonPrize&gt; <text:s/>?b</text:p>
          </table:table-cell>
          <table:table-cell office:value-type="float" office:value="0.000615052" calcext:value-type="float">
            <text:p>0.000615052</text:p>
          </table:table-cell>
          <table:table-cell office:value-type="float" office:value="0.017145546" calcext:value-type="float">
            <text:p>0.017145546</text:p>
          </table:table-cell>
          <table:table-cell office:value-type="float" office:value="0.139507059" calcext:value-type="float">
            <text:p>0.139507059</text:p>
          </table:table-cell>
          <table:table-cell office:value-type="float" office:value="0.472447326" calcext:value-type="float">
            <text:p>0.472447326</text:p>
          </table:table-cell>
          <table:table-cell office:value-type="float" office:value="583" calcext:value-type="float">
            <text:p>583</text:p>
          </table:table-cell>
          <table:table-cell office:value-type="float" office:value="4179" calcext:value-type="float">
            <text:p>4179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62984.54371914" calcext:value-type="float">
            <text:p>8562984.54371914</text:p>
          </table:table-cell>
          <table:table-cell table:formula="of:=IF([.L366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a <text:s/>&lt;diedIn&gt; <text:s/>?f <text:s/>?i <text:s/>&lt;isCitizenOf&gt; <text:s/>?b <text:s/>?i <text:s/>&lt;isLocatedIn&gt; <text:s/>?f <text:s text:c="2"/>=&gt; ?a <text:s/>&lt;isCitizenOf&gt; <text:s/>?b</text:p>
          </table:table-cell>
          <table:table-cell office:value-type="float" office:value="0.000981129" calcext:value-type="float">
            <text:p>0.000981129</text:p>
          </table:table-cell>
          <table:table-cell office:value-type="float" office:value="0.063829787" calcext:value-type="float">
            <text:p>0.063829787</text:p>
          </table:table-cell>
          <table:table-cell office:value-type="float" office:value="0.070003764" calcext:value-type="float">
            <text:p>0.070003764</text:p>
          </table:table-cell>
          <table:table-cell office:value-type="float" office:value="0.473523422" calcext:value-type="float">
            <text:p>0.473523422</text:p>
          </table:table-cell>
          <table:table-cell office:value-type="float" office:value="930" calcext:value-type="float">
            <text:p>930</text:p>
          </table:table-cell>
          <table:table-cell office:value-type="float" office:value="13285" calcext:value-type="float">
            <text:p>13285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07669.78739712" calcext:value-type="float">
            <text:p>3807669.78739712</text:p>
          </table:table-cell>
          <table:table-cell table:formula="of:=IF([.L367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j <text:s/>&lt;hasOfficialLanguage&gt; <text:s/>?b <text:s/>?e <text:s/>&lt;isCitizenOf&gt; <text:s/>?j <text:s/>?e <text:s/>&lt;livesIn&gt; <text:s/>?a <text:s text:c="2"/>=&gt; ?a <text:s/>&lt;hasOfficialLanguage&gt; <text:s/>?b</text:p>
          </table:table-cell>
          <table:table-cell office:value-type="float" office:value="0.000109718" calcext:value-type="float">
            <text:p>0.000109718</text:p>
          </table:table-cell>
          <table:table-cell office:value-type="float" office:value="0.129514321" calcext:value-type="float">
            <text:p>0.129514321</text:p>
          </table:table-cell>
          <table:table-cell office:value-type="float" office:value="0.104733132" calcext:value-type="float">
            <text:p>0.104733132</text:p>
          </table:table-cell>
          <table:table-cell office:value-type="float" office:value="0.479262673" calcext:value-type="float">
            <text:p>0.479262673</text:p>
          </table:table-cell>
          <table:table-cell office:value-type="float" office:value="104" calcext:value-type="float">
            <text:p>104</text:p>
          </table:table-cell>
          <table:table-cell office:value-type="float" office:value="993" calcext:value-type="float">
            <text:p>993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368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dealsWith&gt; <text:s/>?h <text:s/>?a <text:s/>&lt;exports&gt; <text:s/>?b <text:s/>?h <text:s/>&lt;imports&gt; <text:s/>?b <text:s text:c="2"/>=&gt; ?a <text:s/>&lt;imports&gt; <text:s/>?b</text:p>
          </table:table-cell>
          <table:table-cell office:value-type="float" office:value="0.000025319" calcext:value-type="float">
            <text:p>0.000025319</text:p>
          </table:table-cell>
          <table:table-cell office:value-type="float" office:value="0.071428571" calcext:value-type="float">
            <text:p>0.071428571</text:p>
          </table:table-cell>
          <table:table-cell office:value-type="float" office:value="0.461538462" calcext:value-type="float">
            <text:p>0.461538462</text:p>
          </table:table-cell>
          <table:table-cell office:value-type="float" office:value="0.48" calcext:value-type="float">
            <text:p>0.48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369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actedIn&gt; <text:s/>?h <text:s/>?a <text:s/>&lt;directed&gt; <text:s/>?b <text:s/>?a <text:s/>&lt;produced&gt; <text:s/>?h <text:s text:c="2"/>=&gt; ?a <text:s/>&lt;produced&gt; <text:s/>?b</text:p>
          </table:table-cell>
          <table:table-cell office:value-type="float" office:value="0.000298558" calcext:value-type="float">
            <text:p>0.000298558</text:p>
          </table:table-cell>
          <table:table-cell office:value-type="float" office:value="0.014026566" calcext:value-type="float">
            <text:p>0.014026566</text:p>
          </table:table-cell>
          <table:table-cell office:value-type="float" office:value="0.272377286" calcext:value-type="float">
            <text:p>0.272377286</text:p>
          </table:table-cell>
          <table:table-cell office:value-type="float" office:value="0.480475382" calcext:value-type="float">
            <text:p>0.480475382</text:p>
          </table:table-cell>
          <table:table-cell office:value-type="float" office:value="283" calcext:value-type="float">
            <text:p>283</text:p>
          </table:table-cell>
          <table:table-cell office:value-type="float" office:value="1039" calcext:value-type="float">
            <text:p>1039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370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isCitizenOf&gt; <text:s/>?b <text:s/>?g <text:s/>&lt;isCitizenOf&gt; <text:s/>?b <text:s/>?g <text:s/>&lt;isLocatedIn&gt; <text:s/>?b <text:s text:c="2"/>=&gt; ?a <text:s/>&lt;livesIn&gt; <text:s/>?b</text:p>
          </table:table-cell>
          <table:table-cell office:value-type="float" office:value="0.000340758" calcext:value-type="float">
            <text:p>0.000340758</text:p>
          </table:table-cell>
          <table:table-cell office:value-type="float" office:value="0.0221339" calcext:value-type="float">
            <text:p>0.0221339</text:p>
          </table:table-cell>
          <table:table-cell office:value-type="float" office:value="0.042449731" calcext:value-type="float">
            <text:p>0.042449731</text:p>
          </table:table-cell>
          <table:table-cell office:value-type="float" office:value="0.484984985" calcext:value-type="float">
            <text:p>0.484984985</text:p>
          </table:table-cell>
          <table:table-cell office:value-type="float" office:value="323" calcext:value-type="float">
            <text:p>323</text:p>
          </table:table-cell>
          <table:table-cell office:value-type="float" office:value="7609" calcext:value-type="float">
            <text:p>7609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371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b <text:s/>&lt;hasCapital&gt; <text:s/>?f <text:s/>?f <text:s/>&lt;isLocatedIn&gt; <text:s/>?j <text:s/>?a <text:s/>&lt;isPoliticianOf&gt; <text:s/>?j <text:s text:c="2"/>=&gt; ?a <text:s/>&lt;isPoliticianOf&gt; <text:s/>?b</text:p>
          </table:table-cell>
          <table:table-cell office:value-type="float" office:value="0.000615052" calcext:value-type="float">
            <text:p>0.000615052</text:p>
          </table:table-cell>
          <table:table-cell office:value-type="float" office:value="0.399315068" calcext:value-type="float">
            <text:p>0.399315068</text:p>
          </table:table-cell>
          <table:table-cell table:number-columns-repeated="2" office:value-type="float" office:value="0.488274707" calcext:value-type="float">
            <text:p>0.488274707</text:p>
          </table:table-cell>
          <table:table-cell office:value-type="float" office:value="583" calcext:value-type="float">
            <text:p>583</text:p>
          </table:table-cell>
          <table:table-cell table:number-columns-repeated="2" office:value-type="float" office:value="1194" calcext:value-type="float">
            <text:p>1194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372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created&gt; <text:s/>?h <text:s/>?a <text:s/>&lt;directed&gt; <text:s/>?b <text:s/>?a <text:s/>&lt;produced&gt; <text:s/>?h <text:s text:c="2"/>=&gt; ?a <text:s/>&lt;produced&gt; <text:s/>?b</text:p>
          </table:table-cell>
          <table:table-cell office:value-type="float" office:value="0.001485408" calcext:value-type="float">
            <text:p>0.001485408</text:p>
          </table:table-cell>
          <table:table-cell office:value-type="float" office:value="0.069785884" calcext:value-type="float">
            <text:p>0.069785884</text:p>
          </table:table-cell>
          <table:table-cell office:value-type="float" office:value="0.263374486" calcext:value-type="float">
            <text:p>0.263374486</text:p>
          </table:table-cell>
          <table:table-cell office:value-type="float" office:value="0.490763332" calcext:value-type="float">
            <text:p>0.490763332</text:p>
          </table:table-cell>
          <table:table-cell office:value-type="float" office:value="1408" calcext:value-type="float">
            <text:p>1408</text:p>
          </table:table-cell>
          <table:table-cell office:value-type="float" office:value="5346" calcext:value-type="float">
            <text:p>5346</text:p>
          </table:table-cell>
          <table:table-cell office:value-type="float" office:value="2869" calcext:value-type="float">
            <text:p>2869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373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e <text:s/>&lt;dealsWith&gt; <text:s/>?b <text:s/>?i <text:s/>&lt;isCitizenOf&gt; <text:s/>?a <text:s/>?i <text:s/>&lt;isKnownFor&gt; <text:s/>?e <text:s text:c="2"/>=&gt; ?a <text:s/>&lt;dealsWith&gt; <text:s/>?b</text:p>
          </table:table-cell>
          <table:table-cell office:value-type="float" office:value="0.000032704" calcext:value-type="float">
            <text:p>0.000032704</text:p>
          </table:table-cell>
          <table:table-cell office:value-type="float" office:value="0.044992743" calcext:value-type="float">
            <text:p>0.044992743</text:p>
          </table:table-cell>
          <table:table-cell office:value-type="float" office:value="0.413333333" calcext:value-type="float">
            <text:p>0.413333333</text:p>
          </table:table-cell>
          <table:table-cell office:value-type="float" office:value="0.492063492" calcext:value-type="float">
            <text:p>0.492063492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374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i <text:s/>&lt;isPoliticianOf&gt; <text:s/>?b <text:s/>?a <text:s/>&lt;livesIn&gt; <text:s/>?f <text:s/>?i <text:s/>&lt;livesIn&gt; <text:s/>?f <text:s text:c="2"/>=&gt; ?a <text:s/>&lt;livesIn&gt; <text:s/>?b</text:p>
          </table:table-cell>
          <table:table-cell office:value-type="float" office:value="0.000720549" calcext:value-type="float">
            <text:p>0.000720549</text:p>
          </table:table-cell>
          <table:table-cell office:value-type="float" office:value="0.046803262" calcext:value-type="float">
            <text:p>0.046803262</text:p>
          </table:table-cell>
          <table:table-cell table:number-columns-repeated="2" office:value-type="float" office:value="0.493140794" calcext:value-type="float">
            <text:p>0.493140794</text:p>
          </table:table-cell>
          <table:table-cell office:value-type="float" office:value="683" calcext:value-type="float">
            <text:p>683</text:p>
          </table:table-cell>
          <table:table-cell table:number-columns-repeated="2" office:value-type="float" office:value="1385" calcext:value-type="float">
            <text:p>1385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5236463666533" calcext:value-type="float">
            <text:p>1.9523646367</text:p>
          </table:table-cell>
          <table:table-cell table:formula="of:=IF([.L375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e <text:s/>&lt;hasCurrency&gt; <text:s/>?b <text:s/>?i <text:s/>&lt;isCitizenOf&gt; <text:s/>?e <text:s/>?i <text:s/>&lt;isKnownFor&gt; <text:s/>?a <text:s text:c="2"/>=&gt; ?a <text:s/>&lt;hasCurrency&gt; <text:s/>?b</text:p>
          </table:table-cell>
          <table:table-cell office:value-type="float" office:value="0.00000422" calcext:value-type="float">
            <text:p>0.00000422</text:p>
          </table:table-cell>
          <table:table-cell office:value-type="float" office:value="0.010695187" calcext:value-type="float">
            <text:p>0.010695187</text:p>
          </table:table-cell>
          <table:table-cell office:value-type="float" office:value="0.008602151" calcext:value-type="float">
            <text:p>0.00860215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465" calcext:value-type="float">
            <text:p>46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376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b <text:s/>&lt;dealsWith&gt; <text:s/>?a <text:s/>?g <text:s/>&lt;isCitizenOf&gt; <text:s/>?b <text:s/>?g <text:s/>&lt;isKnownFor&gt; <text:s/>?b <text:s text:c="2"/>=&gt; ?a <text:s/>&lt;dealsWith&gt; <text:s/>?b</text:p>
          </table:table-cell>
          <table:table-cell office:value-type="float" office:value="0.000007385" calcext:value-type="float">
            <text:p>0.000007385</text:p>
          </table:table-cell>
          <table:table-cell office:value-type="float" office:value="0.010159652" calcext:value-type="float">
            <text:p>0.010159652</text:p>
          </table:table-cell>
          <table:table-cell office:value-type="float" office:value="0.304347826" calcext:value-type="float">
            <text:p>0.304347826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377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dealsWith&gt; <text:s/>?f <text:s/>?i <text:s/>&lt;isCitizenOf&gt; <text:s/>?b <text:s/>?i <text:s/>&lt;wasBornIn&gt; <text:s/>?f <text:s text:c="2"/>=&gt; ?a <text:s/>&lt;dealsWith&gt; <text:s/>?b</text:p>
          </table:table-cell>
          <table:table-cell office:value-type="float" office:value="0.000009495" calcext:value-type="float">
            <text:p>0.000009495</text:p>
          </table:table-cell>
          <table:table-cell office:value-type="float" office:value="0.013062409" calcext:value-type="float">
            <text:p>0.01306240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1.488611803061" calcext:value-type="float">
            <text:p>391.4886118031</text:p>
          </table:table-cell>
          <table:table-cell table:formula="of:=IF([.L378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a <text:s/>&lt;isCitizenOf&gt; <text:s/>?f <text:s/>?i <text:s/>&lt;isLocatedIn&gt; <text:s/>?f <text:s/>?i <text:s/>&lt;livesIn&gt; <text:s/>?b <text:s text:c="2"/>=&gt; ?a <text:s/>&lt;isCitizenOf&gt; <text:s/>?b</text:p>
          </table:table-cell>
          <table:table-cell office:value-type="float" office:value="0.000158247" calcext:value-type="float">
            <text:p>0.000158247</text:p>
          </table:table-cell>
          <table:table-cell office:value-type="float" office:value="0.010295127" calcext:value-type="float">
            <text:p>0.01029512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69914104702381" calcext:value-type="float">
            <text:p>0.3699141047</text:p>
          </table:table-cell>
          <table:table-cell table:formula="of:=IF([.L379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a <text:s/>&lt;isCitizenOf&gt; <text:s/>?b <text:s/>?g <text:s/>&lt;isCitizenOf&gt; <text:s/>?b <text:s/>?g <text:s/>&lt;isKnownFor&gt; <text:s/>?b <text:s text:c="2"/>=&gt; ?a <text:s/>&lt;livesIn&gt; <text:s/>?b</text:p>
          </table:table-cell>
          <table:table-cell office:value-type="float" office:value="0.000291174" calcext:value-type="float">
            <text:p>0.000291174</text:p>
          </table:table-cell>
          <table:table-cell office:value-type="float" office:value="0.018913178" calcext:value-type="float">
            <text:p>0.018913178</text:p>
          </table:table-cell>
          <table:table-cell office:value-type="float" office:value="0.05526632" calcext:value-type="float">
            <text:p>0.05526632</text:p>
          </table:table-cell>
          <table:table-cell office:value-type="float" office:value="0.509225092" calcext:value-type="float">
            <text:p>0.509225092</text:p>
          </table:table-cell>
          <table:table-cell office:value-type="float" office:value="276" calcext:value-type="float">
            <text:p>276</text:p>
          </table:table-cell>
          <table:table-cell office:value-type="float" office:value="4994" calcext:value-type="float">
            <text:p>4994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380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i <text:s/>&lt;isCitizenOf&gt; <text:s/>?b <text:s/>?i <text:s/>&lt;isLocatedIn&gt; <text:s/>?f <text:s/>?a <text:s/>&lt;wasBornIn&gt; <text:s/>?f <text:s text:c="2"/>=&gt; ?a <text:s/>&lt;isCitizenOf&gt; <text:s/>?b</text:p>
          </table:table-cell>
          <table:table-cell office:value-type="float" office:value="0.001431604" calcext:value-type="float">
            <text:p>0.001431604</text:p>
          </table:table-cell>
          <table:table-cell office:value-type="float" office:value="0.093136582" calcext:value-type="float">
            <text:p>0.093136582</text:p>
          </table:table-cell>
          <table:table-cell office:value-type="float" office:value="0.064045686" calcext:value-type="float">
            <text:p>0.064045686</text:p>
          </table:table-cell>
          <table:table-cell office:value-type="float" office:value="0.509384384" calcext:value-type="float">
            <text:p>0.509384384</text:p>
          </table:table-cell>
          <table:table-cell office:value-type="float" office:value="1357" calcext:value-type="float">
            <text:p>1357</text:p>
          </table:table-cell>
          <table:table-cell office:value-type="float" office:value="21188" calcext:value-type="float">
            <text:p>21188</text:p>
          </table:table-cell>
          <table:table-cell office:value-type="float" office:value="2664" calcext:value-type="float">
            <text:p>2664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8147.02050376" calcext:value-type="float">
            <text:p>3308147.02050376</text:p>
          </table:table-cell>
          <table:table-cell table:formula="of:=IF([.L381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e <text:s/>&lt;exports&gt; <text:s/>?b <text:s/>?i <text:s/>&lt;isCitizenOf&gt; <text:s/>?a <text:s/>?i <text:s/>&lt;isKnownFor&gt; <text:s/>?e <text:s text:c="2"/>=&gt; ?a <text:s/>&lt;exports&gt; <text:s/>?b</text:p>
          </table:table-cell>
          <table:table-cell office:value-type="float" office:value="0.000027429" calcext:value-type="float">
            <text:p>0.000027429</text:p>
          </table:table-cell>
          <table:table-cell office:value-type="float" office:value="0.051282051" calcext:value-type="float">
            <text:p>0.051282051</text:p>
          </table:table-cell>
          <table:table-cell table:number-columns-repeated="2" office:value-type="float" office:value="0.509803922" calcext:value-type="float">
            <text:p>0.50980392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382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b <text:s/>&lt;hasCapital&gt; <text:s/>?h <text:s/>?a <text:s/>&lt;isCitizenOf&gt; <text:s/>?b <text:s/>?h <text:s/>&lt;isLocatedIn&gt; <text:s/>?b <text:s text:c="2"/>=&gt; ?a <text:s/>&lt;livesIn&gt; <text:s/>?b</text:p>
          </table:table-cell>
          <table:table-cell office:value-type="float" office:value="0.000351307" calcext:value-type="float">
            <text:p>0.000351307</text:p>
          </table:table-cell>
          <table:table-cell office:value-type="float" office:value="0.02281916" calcext:value-type="float">
            <text:p>0.02281916</text:p>
          </table:table-cell>
          <table:table-cell office:value-type="float" office:value="0.046051722" calcext:value-type="float">
            <text:p>0.046051722</text:p>
          </table:table-cell>
          <table:table-cell office:value-type="float" office:value="0.511520737" calcext:value-type="float">
            <text:p>0.511520737</text:p>
          </table:table-cell>
          <table:table-cell office:value-type="float" office:value="333" calcext:value-type="float">
            <text:p>333</text:p>
          </table:table-cell>
          <table:table-cell office:value-type="float" office:value="7231" calcext:value-type="float">
            <text:p>7231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383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livesIn&gt; <text:s/>?b <text:s/>?g <text:s/>&lt;livesIn&gt; <text:s/>?b <text:s/>?g <text:s/>&lt;wasBornIn&gt; <text:s/>?b <text:s text:c="2"/>=&gt; ?a <text:s/>&lt;isLeaderOf&gt; <text:s/>?b</text:p>
          </table:table-cell>
          <table:table-cell office:value-type="float" office:value="0.000079123" calcext:value-type="float">
            <text:p>0.000079123</text:p>
          </table:table-cell>
          <table:table-cell office:value-type="float" office:value="0.011757329" calcext:value-type="float">
            <text:p>0.011757329</text:p>
          </table:table-cell>
          <table:table-cell office:value-type="float" office:value="0.023584906" calcext:value-type="float">
            <text:p>0.023584906</text:p>
          </table:table-cell>
          <table:table-cell office:value-type="float" office:value="0.51369863" calcext:value-type="float">
            <text:p>0.51369863</text:p>
          </table:table-cell>
          <table:table-cell office:value-type="float" office:value="75" calcext:value-type="float">
            <text:p>75</text:p>
          </table:table-cell>
          <table:table-cell office:value-type="float" office:value="3180" calcext:value-type="float">
            <text:p>318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384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e <text:s/>&lt;imports&gt; <text:s/>?b <text:s/>?i <text:s/>&lt;isCitizenOf&gt; <text:s/>?a <text:s/>?i <text:s/>&lt;isKnownFor&gt; <text:s/>?e <text:s text:c="2"/>=&gt; ?a <text:s/>&lt;imports&gt; <text:s/>?b</text:p>
          </table:table-cell>
          <table:table-cell office:value-type="float" office:value="0.000015825" calcext:value-type="float">
            <text:p>0.000015825</text:p>
          </table:table-cell>
          <table:table-cell office:value-type="float" office:value="0.044642857" calcext:value-type="float">
            <text:p>0.044642857</text:p>
          </table:table-cell>
          <table:table-cell table:number-columns-repeated="2" office:value-type="float" office:value="0.517241379" calcext:value-type="float">
            <text:p>0.51724137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385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i <text:s/>&lt;isCitizenOf&gt; <text:s/>?b <text:s/>?i <text:s/>&lt;isLocatedIn&gt; <text:s/>?f <text:s/>?a <text:s/>&lt;livesIn&gt; <text:s/>?f <text:s text:c="2"/>=&gt; ?a <text:s/>&lt;isCitizenOf&gt; <text:s/>?b</text:p>
          </table:table-cell>
          <table:table-cell office:value-type="float" office:value="0.000587622" calcext:value-type="float">
            <text:p>0.000587622</text:p>
          </table:table-cell>
          <table:table-cell office:value-type="float" office:value="0.038229238" calcext:value-type="float">
            <text:p>0.038229238</text:p>
          </table:table-cell>
          <table:table-cell office:value-type="float" office:value="0.128518689" calcext:value-type="float">
            <text:p>0.128518689</text:p>
          </table:table-cell>
          <table:table-cell office:value-type="float" office:value="0.520074697" calcext:value-type="float">
            <text:p>0.520074697</text:p>
          </table:table-cell>
          <table:table-cell office:value-type="float" office:value="557" calcext:value-type="float">
            <text:p>557</text:p>
          </table:table-cell>
          <table:table-cell office:value-type="float" office:value="4334" calcext:value-type="float">
            <text:p>4334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790.785769201" calcext:value-type="float">
            <text:p>123790.785769201</text:p>
          </table:table-cell>
          <table:table-cell table:formula="of:=IF([.L386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a <text:s/>&lt;isCitizenOf&gt; <text:s/>?b <text:s text:c="2"/>=&gt; ?a <text:s/>&lt;livesIn&gt; <text:s/>?b</text:p>
          </table:table-cell>
          <table:table-cell office:value-type="float" office:value="0.00069101" calcext:value-type="float">
            <text:p>0.00069101</text:p>
          </table:table-cell>
          <table:table-cell office:value-type="float" office:value="0.044884534" calcext:value-type="float">
            <text:p>0.044884534</text:p>
          </table:table-cell>
          <table:table-cell office:value-type="float" office:value="0.044955388" calcext:value-type="float">
            <text:p>0.044955388</text:p>
          </table:table-cell>
          <table:table-cell office:value-type="float" office:value="0.523581135" calcext:value-type="float">
            <text:p>0.523581135</text:p>
          </table:table-cell>
          <table:table-cell office:value-type="float" office:value="655" calcext:value-type="float">
            <text:p>655</text:p>
          </table:table-cell>
          <table:table-cell office:value-type="float" office:value="14570" calcext:value-type="float">
            <text:p>14570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387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i <text:s/>&lt;isCitizenOf&gt; <text:s/>?b <text:s/>?a <text:s/>&lt;isCitizenOf&gt; <text:s/>?f <text:s/>?i <text:s/>&lt;isCitizenOf&gt; <text:s/>?f <text:s text:c="2"/>=&gt; ?a <text:s/>&lt;livesIn&gt; <text:s/>?b</text:p>
          </table:table-cell>
          <table:table-cell office:value-type="float" office:value="0.00069101" calcext:value-type="float">
            <text:p>0.00069101</text:p>
          </table:table-cell>
          <table:table-cell office:value-type="float" office:value="0.044884534" calcext:value-type="float">
            <text:p>0.044884534</text:p>
          </table:table-cell>
          <table:table-cell office:value-type="float" office:value="0.044955388" calcext:value-type="float">
            <text:p>0.044955388</text:p>
          </table:table-cell>
          <table:table-cell office:value-type="float" office:value="0.523581135" calcext:value-type="float">
            <text:p>0.523581135</text:p>
          </table:table-cell>
          <table:table-cell office:value-type="float" office:value="655" calcext:value-type="float">
            <text:p>655</text:p>
          </table:table-cell>
          <table:table-cell office:value-type="float" office:value="14570" calcext:value-type="float">
            <text:p>14570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8.226084200585" calcext:value-type="float">
            <text:p>678.2260842006</text:p>
          </table:table-cell>
          <table:table-cell table:formula="of:=IF([.L388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g <text:s/>&lt;actedIn&gt; <text:s/>?b <text:s/>?a <text:s/>&lt;created&gt; <text:s/>?b <text:s/>?g <text:s/>&lt;directed&gt; <text:s/>?b <text:s text:c="2"/>=&gt; ?a <text:s/>&lt;directed&gt; <text:s/>?b</text:p>
          </table:table-cell>
          <table:table-cell office:value-type="float" office:value="0.000444145" calcext:value-type="float">
            <text:p>0.000444145</text:p>
          </table:table-cell>
          <table:table-cell office:value-type="float" office:value="0.012577301" calcext:value-type="float">
            <text:p>0.012577301</text:p>
          </table:table-cell>
          <table:table-cell table:number-columns-repeated="2" office:value-type="float" office:value="0.523631841" calcext:value-type="float">
            <text:p>0.523631841</text:p>
          </table:table-cell>
          <table:table-cell office:value-type="float" office:value="421" calcext:value-type="float">
            <text:p>421</text:p>
          </table:table-cell>
          <table:table-cell table:number-columns-repeated="2" office:value-type="float" office:value="804" calcext:value-type="float">
            <text:p>804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389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e <text:s/>&lt;hasOfficialLanguage&gt; <text:s/>?b <text:s/>?i <text:s/>&lt;isCitizenOf&gt; <text:s/>?e <text:s/>?i <text:s/>&lt;isKnownFor&gt; <text:s/>?a <text:s text:c="2"/>=&gt; ?a <text:s/>&lt;hasOfficialLanguage&gt; <text:s/>?b</text:p>
          </table:table-cell>
          <table:table-cell office:value-type="float" office:value="0.000011605" calcext:value-type="float">
            <text:p>0.000011605</text:p>
          </table:table-cell>
          <table:table-cell office:value-type="float" office:value="0.01369863" calcext:value-type="float">
            <text:p>0.01369863</text:p>
          </table:table-cell>
          <table:table-cell office:value-type="float" office:value="0.008468052" calcext:value-type="float">
            <text:p>0.008468052</text:p>
          </table:table-cell>
          <table:table-cell office:value-type="float" office:value="0.523809524" calcext:value-type="float">
            <text:p>0.523809524</text:p>
          </table:table-cell>
          <table:table-cell office:value-type="float" office:value="11" calcext:value-type="float">
            <text:p>11</text:p>
          </table:table-cell>
          <table:table-cell office:value-type="float" office:value="1299" calcext:value-type="float">
            <text:p>129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390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e <text:s/>&lt;hasOfficialLanguage&gt; <text:s/>?b <text:s/>?i <text:s/>&lt;isCitizenOf&gt; <text:s/>?e <text:s/>?i <text:s/>&lt;wasBornIn&gt; <text:s/>?a <text:s text:c="2"/>=&gt; ?a <text:s/>&lt;hasOfficialLanguage&gt; <text:s/>?b</text:p>
          </table:table-cell>
          <table:table-cell office:value-type="float" office:value="0.000011605" calcext:value-type="float">
            <text:p>0.000011605</text:p>
          </table:table-cell>
          <table:table-cell office:value-type="float" office:value="0.01369863" calcext:value-type="float">
            <text:p>0.01369863</text:p>
          </table:table-cell>
          <table:table-cell office:value-type="float" office:value="0.00591716" calcext:value-type="float">
            <text:p>0.00591716</text:p>
          </table:table-cell>
          <table:table-cell office:value-type="float" office:value="0.523809524" calcext:value-type="float">
            <text:p>0.523809524</text:p>
          </table:table-cell>
          <table:table-cell office:value-type="float" office:value="11" calcext:value-type="float">
            <text:p>11</text:p>
          </table:table-cell>
          <table:table-cell office:value-type="float" office:value="1859" calcext:value-type="float">
            <text:p>185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391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i <text:s/>&lt;diedIn&gt; <text:s/>?b <text:s/>?a <text:s/>&lt;hasCapital&gt; <text:s/>?f <text:s/>?i <text:s/>&lt;livesIn&gt; <text:s/>?f <text:s text:c="2"/>=&gt; ?a <text:s/>&lt;hasCapital&gt; <text:s/>?b</text:p>
          </table:table-cell>
          <table:table-cell office:value-type="float" office:value="0.000104443" calcext:value-type="float">
            <text:p>0.000104443</text:p>
          </table:table-cell>
          <table:table-cell office:value-type="float" office:value="0.046720151" calcext:value-type="float">
            <text:p>0.046720151</text:p>
          </table:table-cell>
          <table:table-cell table:number-columns-repeated="2" office:value-type="float" office:value="0.532258065" calcext:value-type="float">
            <text:p>0.53225806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5099129734855" calcext:value-type="float">
            <text:p>1.6509912973</text:p>
          </table:table-cell>
          <table:table-cell table:formula="of:=IF([.L392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b <text:s/>&lt;dealsWith&gt; <text:s/>?a <text:s/>?g <text:s/>&lt;isCitizenOf&gt; <text:s/>?b <text:s/>?g <text:s/>&lt;livesIn&gt; <text:s/>?a <text:s text:c="2"/>=&gt; ?a <text:s/>&lt;dealsWith&gt; <text:s/>?b</text:p>
          </table:table-cell>
          <table:table-cell office:value-type="float" office:value="0.000007385" calcext:value-type="float">
            <text:p>0.000007385</text:p>
          </table:table-cell>
          <table:table-cell office:value-type="float" office:value="0.010159652" calcext:value-type="float">
            <text:p>0.010159652</text:p>
          </table:table-cell>
          <table:table-cell office:value-type="float" office:value="0.304347826" calcext:value-type="float">
            <text:p>0.304347826</text:p>
          </table:table-cell>
          <table:table-cell office:value-type="float" office:value="0.538461538" calcext:value-type="float">
            <text:p>0.5384615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393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b <text:s/>&lt;dealsWith&gt; <text:s/>?a <text:s/>?g <text:s/>&lt;isCitizenOf&gt; <text:s/>?a <text:s/>?g <text:s/>&lt;livesIn&gt; <text:s/>?b <text:s text:c="2"/>=&gt; ?a <text:s/>&lt;dealsWith&gt; <text:s/>?b</text:p>
          </table:table-cell>
          <table:table-cell office:value-type="float" office:value="0.000007385" calcext:value-type="float">
            <text:p>0.000007385</text:p>
          </table:table-cell>
          <table:table-cell office:value-type="float" office:value="0.010159652" calcext:value-type="float">
            <text:p>0.010159652</text:p>
          </table:table-cell>
          <table:table-cell office:value-type="float" office:value="0.388888889" calcext:value-type="float">
            <text:p>0.388888889</text:p>
          </table:table-cell>
          <table:table-cell office:value-type="float" office:value="0.538461538" calcext:value-type="float">
            <text:p>0.53846153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394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h <text:s/>&lt;dealsWith&gt; <text:s/>?b <text:s/>?b <text:s/>&lt;dealsWith&gt; <text:s/>?h <text:s/>?a <text:s/>&lt;isCitizenOf&gt; <text:s/>?b <text:s text:c="2"/>=&gt; ?a <text:s/>&lt;livesIn&gt; <text:s/>?b</text:p>
          </table:table-cell>
          <table:table-cell office:value-type="float" office:value="0.000481069" calcext:value-type="float">
            <text:p>0.000481069</text:p>
          </table:table-cell>
          <table:table-cell office:value-type="float" office:value="0.031247859" calcext:value-type="float">
            <text:p>0.031247859</text:p>
          </table:table-cell>
          <table:table-cell office:value-type="float" office:value="0.048911295" calcext:value-type="float">
            <text:p>0.048911295</text:p>
          </table:table-cell>
          <table:table-cell office:value-type="float" office:value="0.542857143" calcext:value-type="float">
            <text:p>0.542857143</text:p>
          </table:table-cell>
          <table:table-cell office:value-type="float" office:value="456" calcext:value-type="float">
            <text:p>456</text:p>
          </table:table-cell>
          <table:table-cell office:value-type="float" office:value="9323" calcext:value-type="float">
            <text:p>9323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395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diedIn&gt; <text:s/>?b <text:s/>?g <text:s/>&lt;livesIn&gt; <text:s/>?b <text:s/>?g <text:s/>&lt;wasBornIn&gt; <text:s/>?b <text:s text:c="2"/>=&gt; ?a <text:s/>&lt;livesIn&gt; <text:s/>?b</text:p>
          </table:table-cell>
          <table:table-cell office:value-type="float" office:value="0.000197281" calcext:value-type="float">
            <text:p>0.000197281</text:p>
          </table:table-cell>
          <table:table-cell office:value-type="float" office:value="0.012814363" calcext:value-type="float">
            <text:p>0.012814363</text:p>
          </table:table-cell>
          <table:table-cell office:value-type="float" office:value="0.018673857" calcext:value-type="float">
            <text:p>0.018673857</text:p>
          </table:table-cell>
          <table:table-cell office:value-type="float" office:value="0.546783626" calcext:value-type="float">
            <text:p>0.546783626</text:p>
          </table:table-cell>
          <table:table-cell office:value-type="float" office:value="187" calcext:value-type="float">
            <text:p>187</text:p>
          </table:table-cell>
          <table:table-cell office:value-type="float" office:value="10014" calcext:value-type="float">
            <text:p>10014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396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g <text:s/>&lt;dealsWith&gt; <text:s/>?a <text:s/>?a <text:s/>&lt;exports&gt; <text:s/>?b <text:s/>?g <text:s/>&lt;imports&gt; <text:s/>?b <text:s text:c="2"/>=&gt; ?a <text:s/>&lt;imports&gt; <text:s/>?b</text:p>
          </table:table-cell>
          <table:table-cell office:value-type="float" office:value="0.000024264" calcext:value-type="float">
            <text:p>0.000024264</text:p>
          </table:table-cell>
          <table:table-cell office:value-type="float" office:value="0.068452381" calcext:value-type="float">
            <text:p>0.068452381</text:p>
          </table:table-cell>
          <table:table-cell office:value-type="float" office:value="0.511111111" calcext:value-type="float">
            <text:p>0.511111111</text:p>
          </table:table-cell>
          <table:table-cell office:value-type="float" office:value="0.56097561" calcext:value-type="float">
            <text:p>0.56097561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397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b <text:s/>&lt;exports&gt; <text:s/>?h <text:s/>?b <text:s/>&lt;imports&gt; <text:s/>?h <text:s/>?a <text:s/>&lt;isCitizenOf&gt; <text:s/>?b <text:s text:c="2"/>=&gt; ?a <text:s/>&lt;livesIn&gt; <text:s/>?b</text:p>
          </table:table-cell>
          <table:table-cell office:value-type="float" office:value="0.000306998" calcext:value-type="float">
            <text:p>0.000306998</text:p>
          </table:table-cell>
          <table:table-cell office:value-type="float" office:value="0.019941068" calcext:value-type="float">
            <text:p>0.019941068</text:p>
          </table:table-cell>
          <table:table-cell office:value-type="float" office:value="0.057829889" calcext:value-type="float">
            <text:p>0.057829889</text:p>
          </table:table-cell>
          <table:table-cell office:value-type="float" office:value="0.561776062" calcext:value-type="float">
            <text:p>0.561776062</text:p>
          </table:table-cell>
          <table:table-cell office:value-type="float" office:value="291" calcext:value-type="float">
            <text:p>291</text:p>
          </table:table-cell>
          <table:table-cell office:value-type="float" office:value="5032" calcext:value-type="float">
            <text:p>5032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398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created&gt; <text:s/>?b <text:s/>?a <text:s/>&lt;directed&gt; <text:s/>?h <text:s/>?a <text:s/>&lt;produced&gt; <text:s/>?h <text:s text:c="2"/>=&gt; ?a <text:s/>&lt;produced&gt; <text:s/>?b</text:p>
          </table:table-cell>
          <table:table-cell office:value-type="float" office:value="0.001258588" calcext:value-type="float">
            <text:p>0.001258588</text:p>
          </table:table-cell>
          <table:table-cell office:value-type="float" office:value="0.059129659" calcext:value-type="float">
            <text:p>0.059129659</text:p>
          </table:table-cell>
          <table:table-cell office:value-type="float" office:value="0.271815903" calcext:value-type="float">
            <text:p>0.271815903</text:p>
          </table:table-cell>
          <table:table-cell office:value-type="float" office:value="0.581100828" calcext:value-type="float">
            <text:p>0.581100828</text:p>
          </table:table-cell>
          <table:table-cell office:value-type="float" office:value="1193" calcext:value-type="float">
            <text:p>1193</text:p>
          </table:table-cell>
          <table:table-cell office:value-type="float" office:value="4389" calcext:value-type="float">
            <text:p>4389</text:p>
          </table:table-cell>
          <table:table-cell office:value-type="float" office:value="2053" calcext:value-type="float">
            <text:p>2053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399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e <text:s/>&lt;dealsWith&gt; <text:s/>?b <text:s/>?i <text:s/>&lt;isCitizenOf&gt; <text:s/>?e <text:s/>?i <text:s/>&lt;livesIn&gt; <text:s/>?a <text:s text:c="2"/>=&gt; ?a <text:s/>&lt;dealsWith&gt; <text:s/>?b</text:p>
          </table:table-cell>
          <table:table-cell office:value-type="float" office:value="0.000251085" calcext:value-type="float">
            <text:p>0.000251085</text:p>
          </table:table-cell>
          <table:table-cell office:value-type="float" office:value="0.345428157" calcext:value-type="float">
            <text:p>0.345428157</text:p>
          </table:table-cell>
          <table:table-cell office:value-type="float" office:value="0.078032787" calcext:value-type="float">
            <text:p>0.078032787</text:p>
          </table:table-cell>
          <table:table-cell office:value-type="float" office:value="0.587654321" calcext:value-type="float">
            <text:p>0.587654321</text:p>
          </table:table-cell>
          <table:table-cell office:value-type="float" office:value="238" calcext:value-type="float">
            <text:p>238</text:p>
          </table:table-cell>
          <table:table-cell office:value-type="float" office:value="3050" calcext:value-type="float">
            <text:p>305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400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e <text:s/>&lt;hasOfficialLanguage&gt; <text:s/>?b <text:s/>?i <text:s/>&lt;isCitizenOf&gt; <text:s/>?e <text:s/>?i <text:s/>&lt;isLocatedIn&gt; <text:s/>?a <text:s text:c="2"/>=&gt; ?a <text:s/>&lt;hasOfficialLanguage&gt; <text:s/>?b</text:p>
          </table:table-cell>
          <table:table-cell office:value-type="float" office:value="0.000031649" calcext:value-type="float">
            <text:p>0.000031649</text:p>
          </table:table-cell>
          <table:table-cell office:value-type="float" office:value="0.0373599" calcext:value-type="float">
            <text:p>0.0373599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0.588235294" calcext:value-type="float">
            <text:p>0.588235294</text:p>
          </table:table-cell>
          <table:table-cell office:value-type="float" office:value="30" calcext:value-type="float">
            <text:p>30</text:p>
          </table:table-cell>
          <table:table-cell office:value-type="float" office:value="768" calcext:value-type="float">
            <text:p>76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53.92602408478" calcext:value-type="float">
            <text:p>5653.9260240848</text:p>
          </table:table-cell>
          <table:table-cell table:formula="of:=IF([.L401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isCitizenOf&gt; <text:s/>?b <text:s/>?i <text:s/>&lt;isKnownFor&gt; <text:s/>?f <text:s/>?a <text:s/>&lt;livesIn&gt; <text:s/>?f <text:s text:c="2"/>=&gt; ?a <text:s/>&lt;isCitizenOf&gt; <text:s/>?b</text:p>
          </table:table-cell>
          <table:table-cell office:value-type="float" office:value="0.000305943" calcext:value-type="float">
            <text:p>0.000305943</text:p>
          </table:table-cell>
          <table:table-cell office:value-type="float" office:value="0.019903912" calcext:value-type="float">
            <text:p>0.019903912</text:p>
          </table:table-cell>
          <table:table-cell office:value-type="float" office:value="0.157266811" calcext:value-type="float">
            <text:p>0.157266811</text:p>
          </table:table-cell>
          <table:table-cell office:value-type="float" office:value="0.594262295" calcext:value-type="float">
            <text:p>0.594262295</text:p>
          </table:table-cell>
          <table:table-cell office:value-type="float" office:value="290" calcext:value-type="float">
            <text:p>290</text:p>
          </table:table-cell>
          <table:table-cell office:value-type="float" office:value="1844" calcext:value-type="float">
            <text:p>1844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5.86858141511" calcext:value-type="float">
            <text:p>1465.8685814151</text:p>
          </table:table-cell>
          <table:table-cell table:formula="of:=IF([.L402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e <text:s/>&lt;exports&gt; <text:s/>?b <text:s/>?i <text:s/>&lt;isCitizenOf&gt; <text:s/>?a <text:s/>?i <text:s/>&lt;wasBornIn&gt; <text:s/>?e <text:s text:c="2"/>=&gt; ?a <text:s/>&lt;exports&gt; <text:s/>?b</text:p>
          </table:table-cell>
          <table:table-cell office:value-type="float" office:value="0.00000633" calcext:value-type="float">
            <text:p>0.00000633</text:p>
          </table:table-cell>
          <table:table-cell office:value-type="float" office:value="0.01183432" calcext:value-type="float">
            <text:p>0.01183432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403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e <text:s/>&lt;imports&gt; <text:s/>?b <text:s/>?i <text:s/>&lt;isCitizenOf&gt; <text:s/>?a <text:s/>?i <text:s/>&lt;livesIn&gt; <text:s/>?e <text:s text:c="2"/>=&gt; ?a <text:s/>&lt;imports&gt; <text:s/>?b</text:p>
          </table:table-cell>
          <table:table-cell office:value-type="float" office:value="0.000123432" calcext:value-type="float">
            <text:p>0.000123432</text:p>
          </table:table-cell>
          <table:table-cell office:value-type="float" office:value="0.348214286" calcext:value-type="float">
            <text:p>0.348214286</text:p>
          </table:table-cell>
          <table:table-cell office:value-type="float" office:value="0.513157895" calcext:value-type="float">
            <text:p>0.513157895</text:p>
          </table:table-cell>
          <table:table-cell office:value-type="float" office:value="0.606217617" calcext:value-type="float">
            <text:p>0.606217617</text:p>
          </table:table-cell>
          <table:table-cell office:value-type="float" office:value="117" calcext:value-type="float">
            <text:p>117</text:p>
          </table:table-cell>
          <table:table-cell office:value-type="float" office:value="228" calcext:value-type="float">
            <text:p>228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404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g <text:s/>&lt;created&gt; <text:s/>?b <text:s/>?a <text:s/>&lt;directed&gt; <text:s/>?b <text:s/>?g <text:s/>&lt;produced&gt; <text:s/>?b <text:s text:c="2"/>=&gt; ?a <text:s/>&lt;produced&gt; <text:s/>?b</text:p>
          </table:table-cell>
          <table:table-cell office:value-type="float" office:value="0.00112777" calcext:value-type="float">
            <text:p>0.00112777</text:p>
          </table:table-cell>
          <table:table-cell office:value-type="float" office:value="0.052983743" calcext:value-type="float">
            <text:p>0.052983743</text:p>
          </table:table-cell>
          <table:table-cell table:number-columns-repeated="2" office:value-type="float" office:value="0.606352808" calcext:value-type="float">
            <text:p>0.606352808</text:p>
          </table:table-cell>
          <table:table-cell office:value-type="float" office:value="1069" calcext:value-type="float">
            <text:p>1069</text:p>
          </table:table-cell>
          <table:table-cell table:number-columns-repeated="2" office:value-type="float" office:value="1763" calcext:value-type="float">
            <text:p>1763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405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e <text:s/>&lt;imports&gt; <text:s/>?b <text:s/>?i <text:s/>&lt;isCitizenOf&gt; <text:s/>?e <text:s/>?i <text:s/>&lt;isKnownFor&gt; <text:s/>?a <text:s text:c="2"/>=&gt; ?a <text:s/>&lt;imports&gt; <text:s/>?b</text:p>
          </table:table-cell>
          <table:table-cell office:value-type="float" office:value="0.000017935" calcext:value-type="float">
            <text:p>0.000017935</text:p>
          </table:table-cell>
          <table:table-cell office:value-type="float" office:value="0.050595238" calcext:value-type="float">
            <text:p>0.050595238</text:p>
          </table:table-cell>
          <table:table-cell office:value-type="float" office:value="0.00880829" calcext:value-type="float">
            <text:p>0.00880829</text:p>
          </table:table-cell>
          <table:table-cell office:value-type="float" office:value="0.607142857" calcext:value-type="float">
            <text:p>0.607142857</text:p>
          </table:table-cell>
          <table:table-cell office:value-type="float" office:value="17" calcext:value-type="float">
            <text:p>17</text:p>
          </table:table-cell>
          <table:table-cell office:value-type="float" office:value="1930" calcext:value-type="float">
            <text:p>19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406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e <text:s/>&lt;imports&gt; <text:s/>?b <text:s/>?i <text:s/>&lt;isCitizenOf&gt; <text:s/>?e <text:s/>?i <text:s/>&lt;livesIn&gt; <text:s/>?a <text:s text:c="2"/>=&gt; ?a <text:s/>&lt;imports&gt; <text:s/>?b</text:p>
          </table:table-cell>
          <table:table-cell office:value-type="float" office:value="0.000123432" calcext:value-type="float">
            <text:p>0.000123432</text:p>
          </table:table-cell>
          <table:table-cell office:value-type="float" office:value="0.348214286" calcext:value-type="float">
            <text:p>0.348214286</text:p>
          </table:table-cell>
          <table:table-cell office:value-type="float" office:value="0.082802548" calcext:value-type="float">
            <text:p>0.082802548</text:p>
          </table:table-cell>
          <table:table-cell office:value-type="float" office:value="0.615789474" calcext:value-type="float">
            <text:p>0.615789474</text:p>
          </table:table-cell>
          <table:table-cell office:value-type="float" office:value="117" calcext:value-type="float">
            <text:p>117</text:p>
          </table:table-cell>
          <table:table-cell office:value-type="float" office:value="1413" calcext:value-type="float">
            <text:p>141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407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e <text:s/>&lt;dealsWith&gt; <text:s/>?b <text:s/>?i <text:s/>&lt;isCitizenOf&gt; <text:s/>?a <text:s/>?i <text:s/>&lt;livesIn&gt; <text:s/>?e <text:s text:c="2"/>=&gt; ?a <text:s/>&lt;dealsWith&gt; <text:s/>?b</text:p>
          </table:table-cell>
          <table:table-cell office:value-type="float" office:value="0.000244755" calcext:value-type="float">
            <text:p>0.000244755</text:p>
          </table:table-cell>
          <table:table-cell office:value-type="float" office:value="0.336719884" calcext:value-type="float">
            <text:p>0.336719884</text:p>
          </table:table-cell>
          <table:table-cell office:value-type="float" office:value="0.501079914" calcext:value-type="float">
            <text:p>0.501079914</text:p>
          </table:table-cell>
          <table:table-cell office:value-type="float" office:value="0.618666667" calcext:value-type="float">
            <text:p>0.618666667</text:p>
          </table:table-cell>
          <table:table-cell office:value-type="float" office:value="232" calcext:value-type="float">
            <text:p>232</text:p>
          </table:table-cell>
          <table:table-cell office:value-type="float" office:value="463" calcext:value-type="float">
            <text:p>463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408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actedIn&gt; <text:s/>?h <text:s/>?a <text:s/>&lt;created&gt; <text:s/>?b <text:s/>?a <text:s/>&lt;produced&gt; <text:s/>?h <text:s text:c="2"/>=&gt; ?a <text:s/>&lt;produced&gt; <text:s/>?b</text:p>
          </table:table-cell>
          <table:table-cell office:value-type="float" office:value="0.000284844" calcext:value-type="float">
            <text:p>0.000284844</text:p>
          </table:table-cell>
          <table:table-cell office:value-type="float" office:value="0.013382236" calcext:value-type="float">
            <text:p>0.013382236</text:p>
          </table:table-cell>
          <table:table-cell office:value-type="float" office:value="0.124423963" calcext:value-type="float">
            <text:p>0.124423963</text:p>
          </table:table-cell>
          <table:table-cell office:value-type="float" office:value="0.622119816" calcext:value-type="float">
            <text:p>0.622119816</text:p>
          </table:table-cell>
          <table:table-cell office:value-type="float" office:value="270" calcext:value-type="float">
            <text:p>270</text:p>
          </table:table-cell>
          <table:table-cell office:value-type="float" office:value="2170" calcext:value-type="float">
            <text:p>2170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409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e <text:s/>&lt;dealsWith&gt; <text:s/>?b <text:s/>?j <text:s/>&lt;isLocatedIn&gt; <text:s/>?e <text:s/>?a <text:s/>&lt;participatedIn&gt; <text:s/>?j <text:s text:c="2"/>=&gt; ?a <text:s/>&lt;dealsWith&gt; <text:s/>?b</text:p>
          </table:table-cell>
          <table:table-cell office:value-type="float" office:value="0.00001055" calcext:value-type="float">
            <text:p>0.00001055</text:p>
          </table:table-cell>
          <table:table-cell office:value-type="float" office:value="0.014513788" calcext:value-type="float">
            <text:p>0.014513788</text:p>
          </table:table-cell>
          <table:table-cell office:value-type="float" office:value="0.416666667" calcext:value-type="float">
            <text:p>0.416666667</text:p>
          </table:table-cell>
          <table:table-cell office:value-type="float" office:value="0.625" calcext:value-type="float">
            <text:p>0.625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410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j <text:s/>&lt;hasOfficialLanguage&gt; <text:s/>?b <text:s/>?e <text:s/>&lt;livesIn&gt; <text:s/>?a <text:s/>?e <text:s/>&lt;wasBornIn&gt; <text:s/>?j <text:s text:c="2"/>=&gt; ?a <text:s/>&lt;hasOfficialLanguage&gt; <text:s/>?b</text:p>
          </table:table-cell>
          <table:table-cell office:value-type="float" office:value="0.000026374" calcext:value-type="float">
            <text:p>0.000026374</text:p>
          </table:table-cell>
          <table:table-cell office:value-type="float" office:value="0.03113325" calcext:value-type="float">
            <text:p>0.03113325</text:p>
          </table:table-cell>
          <table:table-cell office:value-type="float" office:value="0.235849057" calcext:value-type="float">
            <text:p>0.235849057</text:p>
          </table:table-cell>
          <table:table-cell office:value-type="float" office:value="0.625" calcext:value-type="float">
            <text:p>0.625</text:p>
          </table:table-cell>
          <table:table-cell office:value-type="float" office:value="25" calcext:value-type="float">
            <text:p>25</text:p>
          </table:table-cell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411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diedIn&gt; <text:s/>?f <text:s/>?i <text:s/>&lt;isCitizenOf&gt; <text:s/>?b <text:s/>?i <text:s/>&lt;isLeaderOf&gt; <text:s/>?f <text:s text:c="2"/>=&gt; ?a <text:s/>&lt;isCitizenOf&gt; <text:s/>?b</text:p>
          </table:table-cell>
          <table:table-cell office:value-type="float" office:value="0.000215215" calcext:value-type="float">
            <text:p>0.000215215</text:p>
          </table:table-cell>
          <table:table-cell office:value-type="float" office:value="0.014001373" calcext:value-type="float">
            <text:p>0.014001373</text:p>
          </table:table-cell>
          <table:table-cell office:value-type="float" office:value="0.120781528" calcext:value-type="float">
            <text:p>0.120781528</text:p>
          </table:table-cell>
          <table:table-cell office:value-type="float" office:value="0.641509434" calcext:value-type="float">
            <text:p>0.641509434</text:p>
          </table:table-cell>
          <table:table-cell office:value-type="float" office:value="204" calcext:value-type="float">
            <text:p>204</text:p>
          </table:table-cell>
          <table:table-cell office:value-type="float" office:value="1689" calcext:value-type="float">
            <text:p>168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53.6042316804" calcext:value-type="float">
            <text:p>13953.6042316804</text:p>
          </table:table-cell>
          <table:table-cell table:formula="of:=IF([.L412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j <text:s/>&lt;created&gt; <text:s/>?f <text:s/>?a <text:s/>&lt;influences&gt; <text:s/>?j <text:s/>?b <text:s/>&lt;produced&gt; <text:s/>?f <text:s text:c="2"/>=&gt; ?a <text:s/>&lt;influences&gt; <text:s/>?b</text:p>
          </table:table-cell>
          <table:table-cell office:value-type="float" office:value="0.000229985" calcext:value-type="float">
            <text:p>0.000229985</text:p>
          </table:table-cell>
          <table:table-cell office:value-type="float" office:value="0.01562724" calcext:value-type="float">
            <text:p>0.01562724</text:p>
          </table:table-cell>
          <table:table-cell office:value-type="float" office:value="0.033379268" calcext:value-type="float">
            <text:p>0.033379268</text:p>
          </table:table-cell>
          <table:table-cell office:value-type="float" office:value="0.658610272" calcext:value-type="float">
            <text:p>0.658610272</text:p>
          </table:table-cell>
          <table:table-cell office:value-type="float" office:value="218" calcext:value-type="float">
            <text:p>218</text:p>
          </table:table-cell>
          <table:table-cell office:value-type="float" office:value="6531" calcext:value-type="float">
            <text:p>653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413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b <text:s/>&lt;created&gt; <text:s/>?f <text:s/>?a <text:s/>&lt;influences&gt; <text:s/>?j <text:s/>?j <text:s/>&lt;produced&gt; <text:s/>?f <text:s text:c="2"/>=&gt; ?a <text:s/>&lt;influences&gt; <text:s/>?b</text:p>
          </table:table-cell>
          <table:table-cell office:value-type="float" office:value="0.00023104" calcext:value-type="float">
            <text:p>0.00023104</text:p>
          </table:table-cell>
          <table:table-cell office:value-type="float" office:value="0.015698925" calcext:value-type="float">
            <text:p>0.015698925</text:p>
          </table:table-cell>
          <table:table-cell office:value-type="float" office:value="0.225077081" calcext:value-type="float">
            <text:p>0.225077081</text:p>
          </table:table-cell>
          <table:table-cell office:value-type="float" office:value="0.663636364" calcext:value-type="float">
            <text:p>0.663636364</text:p>
          </table:table-cell>
          <table:table-cell office:value-type="float" office:value="219" calcext:value-type="float">
            <text:p>219</text:p>
          </table:table-cell>
          <table:table-cell office:value-type="float" office:value="973" calcext:value-type="float">
            <text:p>97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04.2135547684" calcext:value-type="float">
            <text:p>6204.2135547684</text:p>
          </table:table-cell>
          <table:table-cell table:formula="of:=IF([.L414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isCitizenOf&gt; <text:s/>?a <text:s/>?i <text:s/>&lt;isLocatedIn&gt; <text:s/>?e <text:s/>?e <text:s/>&lt;participatedIn&gt; <text:s/>?b <text:s text:c="2"/>=&gt; ?a <text:s/>&lt;participatedIn&gt; <text:s/>?b</text:p>
          </table:table-cell>
          <table:table-cell office:value-type="float" office:value="0.001229048" calcext:value-type="float">
            <text:p>0.001229048</text:p>
          </table:table-cell>
          <table:table-cell office:value-type="float" office:value="0.083137087" calcext:value-type="float">
            <text:p>0.083137087</text:p>
          </table:table-cell>
          <table:table-cell table:number-columns-repeated="2" office:value-type="float" office:value="0.671469741" calcext:value-type="float">
            <text:p>0.671469741</text:p>
          </table:table-cell>
          <table:table-cell office:value-type="float" office:value="1165" calcext:value-type="float">
            <text:p>1165</text:p>
          </table:table-cell>
          <table:table-cell table:number-columns-repeated="2" office:value-type="float" office:value="1735" calcext:value-type="float">
            <text:p>1735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6772.942973517" calcext:value-type="float">
            <text:p>286772.942973517</text:p>
          </table:table-cell>
          <table:table-cell table:formula="of:=IF([.L415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e <text:s/>&lt;hasCurrency&gt; <text:s/>?b <text:s/>?i <text:s/>&lt;isCitizenOf&gt; <text:s/>?a <text:s/>?i <text:s/>&lt;livesIn&gt; <text:s/>?e <text:s text:c="2"/>=&gt; ?a <text:s/>&lt;hasCurrency&gt; <text:s/>?b</text:p>
          </table:table-cell>
          <table:table-cell office:value-type="float" office:value="0.000032704" calcext:value-type="float">
            <text:p>0.000032704</text:p>
          </table:table-cell>
          <table:table-cell office:value-type="float" office:value="0.082887701" calcext:value-type="float">
            <text:p>0.082887701</text:p>
          </table:table-cell>
          <table:table-cell office:value-type="float" office:value="0.413333333" calcext:value-type="float">
            <text:p>0.413333333</text:p>
          </table:table-cell>
          <table:table-cell office:value-type="float" office:value="0.673913043" calcext:value-type="float">
            <text:p>0.673913043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416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j <text:s/>&lt;hasOfficialLanguage&gt; <text:s/>?b <text:s/>?e <text:s/>&lt;isCitizenOf&gt; <text:s/>?a <text:s/>?e <text:s/>&lt;isLocatedIn&gt; <text:s/>?j <text:s text:c="2"/>=&gt; ?a <text:s/>&lt;hasOfficialLanguage&gt; <text:s/>?b</text:p>
          </table:table-cell>
          <table:table-cell office:value-type="float" office:value="0.000030594" calcext:value-type="float">
            <text:p>0.000030594</text:p>
          </table:table-cell>
          <table:table-cell office:value-type="float" office:value="0.03611457" calcext:value-type="float">
            <text:p>0.03611457</text:p>
          </table:table-cell>
          <table:table-cell office:value-type="float" office:value="0.644444444" calcext:value-type="float">
            <text:p>0.644444444</text:p>
          </table:table-cell>
          <table:table-cell office:value-type="float" office:value="0.674418605" calcext:value-type="float">
            <text:p>0.674418605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417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i <text:s/>&lt;isCitizenOf&gt; <text:s/>?a <text:s/>?i <text:s/>&lt;isKnownFor&gt; <text:s/>?e <text:s/>?e <text:s/>&lt;participatedIn&gt; <text:s/>?b <text:s text:c="2"/>=&gt; ?a <text:s/>&lt;participatedIn&gt; <text:s/>?b</text:p>
          </table:table-cell>
          <table:table-cell office:value-type="float" office:value="0.00089462" calcext:value-type="float">
            <text:p>0.00089462</text:p>
          </table:table-cell>
          <table:table-cell office:value-type="float" office:value="0.060515236" calcext:value-type="float">
            <text:p>0.060515236</text:p>
          </table:table-cell>
          <table:table-cell table:number-columns-repeated="2" office:value-type="float" office:value="0.675697211" calcext:value-type="float">
            <text:p>0.675697211</text:p>
          </table:table-cell>
          <table:table-cell office:value-type="float" office:value="848" calcext:value-type="float">
            <text:p>848</text:p>
          </table:table-cell>
          <table:table-cell table:number-columns-repeated="2" office:value-type="float" office:value="1255" calcext:value-type="float">
            <text:p>1255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47.57696808761" calcext:value-type="float">
            <text:p>4747.5769680876</text:p>
          </table:table-cell>
          <table:table-cell table:formula="of:=IF([.L418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diedIn&gt; <text:s/>?e <text:s/>?e <text:s/>&lt;hasOfficialLanguage&gt; <text:s/>?b <text:s/>?i <text:s/>&lt;wasBornIn&gt; <text:s/>?a <text:s text:c="2"/>=&gt; ?a <text:s/>&lt;hasOfficialLanguage&gt; <text:s/>?b</text:p>
          </table:table-cell>
          <table:table-cell office:value-type="float" office:value="0.000015825" calcext:value-type="float">
            <text:p>0.000015825</text:p>
          </table:table-cell>
          <table:table-cell office:value-type="float" office:value="0.01867995" calcext:value-type="float">
            <text:p>0.01867995</text:p>
          </table:table-cell>
          <table:table-cell office:value-type="float" office:value="0.09202454" calcext:value-type="float">
            <text:p>0.09202454</text:p>
          </table:table-cell>
          <table:table-cell office:value-type="float" office:value="0.681818182" calcext:value-type="float">
            <text:p>0.681818182</text:p>
          </table:table-cell>
          <table:table-cell office:value-type="float" office:value="15" calcext:value-type="float">
            <text:p>15</text:p>
          </table:table-cell>
          <table:table-cell office:value-type="float" office:value="163" calcext:value-type="float">
            <text:p>16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419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f <text:s/>&lt;hasCapital&gt; <text:s/>?j <text:s/>?j <text:s/>&lt;isLocatedIn&gt; <text:s/>?b <text:s/>?a <text:s/>&lt;livesIn&gt; <text:s/>?f <text:s text:c="2"/>=&gt; ?a <text:s/>&lt;isCitizenOf&gt; <text:s/>?b</text:p>
          </table:table-cell>
          <table:table-cell office:value-type="float" office:value="0.000394561" calcext:value-type="float">
            <text:p>0.000394561</text:p>
          </table:table-cell>
          <table:table-cell office:value-type="float" office:value="0.025669183" calcext:value-type="float">
            <text:p>0.025669183</text:p>
          </table:table-cell>
          <table:table-cell office:value-type="float" office:value="0.172270843" calcext:value-type="float">
            <text:p>0.172270843</text:p>
          </table:table-cell>
          <table:table-cell office:value-type="float" office:value="0.682481752" calcext:value-type="float">
            <text:p>0.682481752</text:p>
          </table:table-cell>
          <table:table-cell office:value-type="float" office:value="374" calcext:value-type="float">
            <text:p>374</text:p>
          </table:table-cell>
          <table:table-cell office:value-type="float" office:value="2171" calcext:value-type="float">
            <text:p>2171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420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e <text:s/>&lt;hasCapital&gt; <text:s/>?j <text:s/>?e <text:s/>&lt;hasCurrency&gt; <text:s/>?b <text:s/>?j <text:s/>&lt;isLocatedIn&gt; <text:s/>?a <text:s text:c="2"/>=&gt; ?a <text:s/>&lt;hasCurrency&gt; <text:s/>?b</text:p>
          </table:table-cell>
          <table:table-cell office:value-type="float" office:value="0.00001899" calcext:value-type="float">
            <text:p>0.00001899</text:p>
          </table:table-cell>
          <table:table-cell office:value-type="float" office:value="0.048128342" calcext:value-type="float">
            <text:p>0.048128342</text:p>
          </table:table-cell>
          <table:table-cell office:value-type="float" office:value="0.367346939" calcext:value-type="float">
            <text:p>0.367346939</text:p>
          </table:table-cell>
          <table:table-cell office:value-type="float" office:value="0.692307692" calcext:value-type="float">
            <text:p>0.692307692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421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e <text:s/>&lt;hasOfficialLanguage&gt; <text:s/>?b <text:s/>?i <text:s/>&lt;isCitizenOf&gt; <text:s/>?a <text:s/>?i <text:s/>&lt;isLeaderOf&gt; <text:s/>?e <text:s text:c="2"/>=&gt; ?a <text:s/>&lt;hasOfficialLanguage&gt; <text:s/>?b</text:p>
          </table:table-cell>
          <table:table-cell office:value-type="float" office:value="0.00001899" calcext:value-type="float">
            <text:p>0.00001899</text:p>
          </table:table-cell>
          <table:table-cell office:value-type="float" office:value="0.02241594" calcext:value-type="float">
            <text:p>0.02241594</text:p>
          </table:table-cell>
          <table:table-cell table:number-columns-repeated="2" office:value-type="float" office:value="0.692307692" calcext:value-type="float">
            <text:p>0.69230769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422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created&gt; <text:s/>?b <text:s/>?a <text:s/>&lt;directed&gt; <text:s/>?h <text:s/>?a <text:s/>&lt;produced&gt; <text:s/>?h <text:s text:c="2"/>=&gt; ?a <text:s/>&lt;directed&gt; <text:s/>?b</text:p>
          </table:table-cell>
          <table:table-cell office:value-type="float" office:value="0.002273475" calcext:value-type="float">
            <text:p>0.002273475</text:p>
          </table:table-cell>
          <table:table-cell office:value-type="float" office:value="0.064380247" calcext:value-type="float">
            <text:p>0.064380247</text:p>
          </table:table-cell>
          <table:table-cell office:value-type="float" office:value="0.491000228" calcext:value-type="float">
            <text:p>0.491000228</text:p>
          </table:table-cell>
          <table:table-cell office:value-type="float" office:value="0.698994486" calcext:value-type="float">
            <text:p>0.698994486</text:p>
          </table:table-cell>
          <table:table-cell office:value-type="float" office:value="2155" calcext:value-type="float">
            <text:p>2155</text:p>
          </table:table-cell>
          <table:table-cell office:value-type="float" office:value="4389" calcext:value-type="float">
            <text:p>4389</text:p>
          </table:table-cell>
          <table:table-cell office:value-type="float" office:value="3083" calcext:value-type="float">
            <text:p>3083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423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dealsWith&gt; <text:s/>?f <text:s/>?i <text:s/>&lt;isCitizenOf&gt; <text:s/>?b <text:s/>?i <text:s/>&lt;isLocatedIn&gt; <text:s/>?f <text:s text:c="2"/>=&gt; ?a <text:s/>&lt;dealsWith&gt; <text:s/>?b</text:p>
          </table:table-cell>
          <table:table-cell office:value-type="float" office:value="0.000303833" calcext:value-type="float">
            <text:p>0.000303833</text:p>
          </table:table-cell>
          <table:table-cell office:value-type="float" office:value="0.417997097" calcext:value-type="float">
            <text:p>0.417997097</text:p>
          </table:table-cell>
          <table:table-cell table:number-columns-repeated="2" office:value-type="float" office:value="0.699029126" calcext:value-type="float">
            <text:p>0.699029126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412" calcext:value-type="float">
            <text:p>412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273.3953867216" calcext:value-type="float">
            <text:p>47273.3953867216</text:p>
          </table:table-cell>
          <table:table-cell table:formula="of:=IF([.L424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e <text:s/>&lt;exports&gt; <text:s/>?b <text:s/>?i <text:s/>&lt;isCitizenOf&gt; <text:s/>?a <text:s/>?i <text:s/>&lt;isLocatedIn&gt; <text:s/>?e <text:s text:c="2"/>=&gt; ?a <text:s/>&lt;exports&gt; <text:s/>?b</text:p>
          </table:table-cell>
          <table:table-cell office:value-type="float" office:value="0.000044309" calcext:value-type="float">
            <text:p>0.000044309</text:p>
          </table:table-cell>
          <table:table-cell office:value-type="float" office:value="0.082840237" calcext:value-type="float">
            <text:p>0.082840237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425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i <text:s/>&lt;isPoliticianOf&gt; <text:s/>?b <text:s/>?a <text:s/>&lt;livesIn&gt; <text:s/>?f <text:s/>?i <text:s/>&lt;wasBornIn&gt; <text:s/>?f <text:s text:c="2"/>=&gt; ?a <text:s/>&lt;isPoliticianOf&gt; <text:s/>?b</text:p>
          </table:table-cell>
          <table:table-cell office:value-type="float" office:value="0.000073848" calcext:value-type="float">
            <text:p>0.000073848</text:p>
          </table:table-cell>
          <table:table-cell office:value-type="float" office:value="0.047945205" calcext:value-type="float">
            <text:p>0.047945205</text:p>
          </table:table-cell>
          <table:table-cell office:value-type="float" office:value="0.036572623" calcext:value-type="float">
            <text:p>0.036572623</text:p>
          </table:table-cell>
          <table:table-cell office:value-type="float" office:value="0.7" calcext:value-type="float">
            <text:p>0.7</text:p>
          </table:table-cell>
          <table:table-cell office:value-type="float" office:value="70" calcext:value-type="float">
            <text:p>70</text:p>
          </table:table-cell>
          <table:table-cell office:value-type="float" office:value="1914" calcext:value-type="float">
            <text:p>191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8797.140848022" calcext:value-type="float">
            <text:p>468797.140848022</text:p>
          </table:table-cell>
          <table:table-cell table:formula="of:=IF([.L426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isPoliticianOf&gt; <text:s/>?b <text:s/>?i <text:s/>&lt;livesIn&gt; <text:s/>?f <text:s/>?a <text:s/>&lt;wasBornIn&gt; <text:s/>?f <text:s text:c="2"/>=&gt; ?a <text:s/>&lt;isPoliticianOf&gt; <text:s/>?b</text:p>
          </table:table-cell>
          <table:table-cell office:value-type="float" office:value="0.000054859" calcext:value-type="float">
            <text:p>0.000054859</text:p>
          </table:table-cell>
          <table:table-cell office:value-type="float" office:value="0.035616438" calcext:value-type="float">
            <text:p>0.035616438</text:p>
          </table:table-cell>
          <table:table-cell office:value-type="float" office:value="0.018036767" calcext:value-type="float">
            <text:p>0.018036767</text:p>
          </table:table-cell>
          <table:table-cell office:value-type="float" office:value="0.702702703" calcext:value-type="float">
            <text:p>0.702702703</text:p>
          </table:table-cell>
          <table:table-cell office:value-type="float" office:value="52" calcext:value-type="float">
            <text:p>52</text:p>
          </table:table-cell>
          <table:table-cell office:value-type="float" office:value="2883" calcext:value-type="float">
            <text:p>288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427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i <text:s/>&lt;isCitizenOf&gt; <text:s/>?b <text:s/>?a <text:s/>&lt;isCitizenOf&gt; <text:s/>?f <text:s/>?i <text:s/>&lt;isLocatedIn&gt; <text:s/>?f <text:s text:c="2"/>=&gt; ?a <text:s/>&lt;isCitizenOf&gt; <text:s/>?b</text:p>
          </table:table-cell>
          <table:table-cell office:value-type="float" office:value="0.00802732" calcext:value-type="float">
            <text:p>0.00802732</text:p>
          </table:table-cell>
          <table:table-cell office:value-type="float" office:value="0.522237474" calcext:value-type="float">
            <text:p>0.522237474</text:p>
          </table:table-cell>
          <table:table-cell table:number-columns-repeated="2" office:value-type="float" office:value="0.703690003" calcext:value-type="float">
            <text:p>0.703690003</text:p>
          </table:table-cell>
          <table:table-cell office:value-type="float" office:value="7609" calcext:value-type="float">
            <text:p>7609</text:p>
          </table:table-cell>
          <table:table-cell table:number-columns-repeated="2" office:value-type="float" office:value="10813" calcext:value-type="float">
            <text:p>10813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4.551862510041" calcext:value-type="float">
            <text:p>494.55186251</text:p>
          </table:table-cell>
          <table:table-cell table:formula="of:=IF([.L428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e <text:s/>&lt;imports&gt; <text:s/>?b <text:s/>?i <text:s/>&lt;isCitizenOf&gt; <text:s/>?a <text:s/>?i <text:s/>&lt;isLocatedIn&gt; <text:s/>?e <text:s text:c="2"/>=&gt; ?a <text:s/>&lt;imports&gt; <text:s/>?b</text:p>
          </table:table-cell>
          <table:table-cell office:value-type="float" office:value="0.000032704" calcext:value-type="float">
            <text:p>0.000032704</text:p>
          </table:table-cell>
          <table:table-cell office:value-type="float" office:value="0.092261905" calcext:value-type="float">
            <text:p>0.092261905</text:p>
          </table:table-cell>
          <table:table-cell office:value-type="float" office:value="0.632653061" calcext:value-type="float">
            <text:p>0.632653061</text:p>
          </table:table-cell>
          <table:table-cell office:value-type="float" office:value="0.704545455" calcext:value-type="float">
            <text:p>0.704545455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429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i <text:s/>&lt;isCitizenOf&gt; <text:s/>?b <text:s/>?a <text:s/>&lt;isCitizenOf&gt; <text:s/>?f <text:s/>?i <text:s/>&lt;isKnownFor&gt; <text:s/>?f <text:s text:c="2"/>=&gt; ?a <text:s/>&lt;isCitizenOf&gt; <text:s/>?b</text:p>
          </table:table-cell>
          <table:table-cell office:value-type="float" office:value="0.005268555" calcext:value-type="float">
            <text:p>0.005268555</text:p>
          </table:table-cell>
          <table:table-cell office:value-type="float" office:value="0.342759094" calcext:value-type="float">
            <text:p>0.342759094</text:p>
          </table:table-cell>
          <table:table-cell table:number-columns-repeated="2" office:value-type="float" office:value="0.715985663" calcext:value-type="float">
            <text:p>0.715985663</text:p>
          </table:table-cell>
          <table:table-cell office:value-type="float" office:value="4994" calcext:value-type="float">
            <text:p>4994</text:p>
          </table:table-cell>
          <table:table-cell table:number-columns-repeated="2" office:value-type="float" office:value="6975" calcext:value-type="float">
            <text:p>6975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8238533013656" calcext:value-type="float">
            <text:p>7.3823853301</text:p>
          </table:table-cell>
          <table:table-cell table:formula="of:=IF([.L430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a <text:s/>&lt;actedIn&gt; <text:s/>?h <text:s/>?a <text:s/>&lt;created&gt; <text:s/>?b <text:s/>?a <text:s/>&lt;directed&gt; <text:s/>?h <text:s text:c="2"/>=&gt; ?a <text:s/>&lt;directed&gt; <text:s/>?b</text:p>
          </table:table-cell>
          <table:table-cell office:value-type="float" office:value="0.000732154" calcext:value-type="float">
            <text:p>0.000732154</text:p>
          </table:table-cell>
          <table:table-cell office:value-type="float" office:value="0.020733128" calcext:value-type="float">
            <text:p>0.020733128</text:p>
          </table:table-cell>
          <table:table-cell office:value-type="float" office:value="0.356628983" calcext:value-type="float">
            <text:p>0.356628983</text:p>
          </table:table-cell>
          <table:table-cell office:value-type="float" office:value="0.718426501" calcext:value-type="float">
            <text:p>0.718426501</text:p>
          </table:table-cell>
          <table:table-cell office:value-type="float" office:value="694" calcext:value-type="float">
            <text:p>694</text:p>
          </table:table-cell>
          <table:table-cell office:value-type="float" office:value="1946" calcext:value-type="float">
            <text:p>1946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431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diedIn&gt; <text:s/>?f <text:s/>?b <text:s/>&lt;hasCapital&gt; <text:s/>?f <text:s/>?f <text:s/>&lt;isLocatedIn&gt; <text:s/>?b <text:s text:c="2"/>=&gt; ?a <text:s/>&lt;isCitizenOf&gt; <text:s/>?b</text:p>
          </table:table-cell>
          <table:table-cell office:value-type="float" office:value="0.000358692" calcext:value-type="float">
            <text:p>0.000358692</text:p>
          </table:table-cell>
          <table:table-cell office:value-type="float" office:value="0.023335621" calcext:value-type="float">
            <text:p>0.023335621</text:p>
          </table:table-cell>
          <table:table-cell office:value-type="float" office:value="0.12611276" calcext:value-type="float">
            <text:p>0.12611276</text:p>
          </table:table-cell>
          <table:table-cell office:value-type="float" office:value="0.721868365" calcext:value-type="float">
            <text:p>0.721868365</text:p>
          </table:table-cell>
          <table:table-cell office:value-type="float" office:value="340" calcext:value-type="float">
            <text:p>340</text:p>
          </table:table-cell>
          <table:table-cell office:value-type="float" office:value="2696" calcext:value-type="float">
            <text:p>2696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432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f <text:s/>&lt;hasCapital&gt; <text:s/>?j <text:s/>?j <text:s/>&lt;isLocatedIn&gt; <text:s/>?b <text:s/>?a <text:s/>&lt;livesIn&gt; <text:s/>?f <text:s text:c="2"/>=&gt; ?a <text:s/>&lt;livesIn&gt; <text:s/>?b</text:p>
          </table:table-cell>
          <table:table-cell office:value-type="float" office:value="0.001656314" calcext:value-type="float">
            <text:p>0.001656314</text:p>
          </table:table-cell>
          <table:table-cell office:value-type="float" office:value="0.107585829" calcext:value-type="float">
            <text:p>0.107585829</text:p>
          </table:table-cell>
          <table:table-cell table:number-columns-repeated="2" office:value-type="float" office:value="0.723169047" calcext:value-type="float">
            <text:p>0.723169047</text:p>
          </table:table-cell>
          <table:table-cell office:value-type="float" office:value="1570" calcext:value-type="float">
            <text:p>1570</text:p>
          </table:table-cell>
          <table:table-cell table:number-columns-repeated="2" office:value-type="float" office:value="2171" calcext:value-type="float">
            <text:p>2171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433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b <text:s/>&lt;created&gt; <text:s/>?f <text:s/>?j <text:s/>&lt;directed&gt; <text:s/>?f <text:s/>?a <text:s/>&lt;influences&gt; <text:s/>?j <text:s text:c="2"/>=&gt; ?a <text:s/>&lt;influences&gt; <text:s/>?b</text:p>
          </table:table-cell>
          <table:table-cell office:value-type="float" office:value="0.00024581" calcext:value-type="float">
            <text:p>0.00024581</text:p>
          </table:table-cell>
          <table:table-cell office:value-type="float" office:value="0.016702509" calcext:value-type="float">
            <text:p>0.016702509</text:p>
          </table:table-cell>
          <table:table-cell office:value-type="float" office:value="0.254644809" calcext:value-type="float">
            <text:p>0.254644809</text:p>
          </table:table-cell>
          <table:table-cell office:value-type="float" office:value="0.730407524" calcext:value-type="float">
            <text:p>0.730407524</text:p>
          </table:table-cell>
          <table:table-cell office:value-type="float" office:value="233" calcext:value-type="float">
            <text:p>233</text:p>
          </table:table-cell>
          <table:table-cell office:value-type="float" office:value="915" calcext:value-type="float">
            <text:p>91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15.0362817686" calcext:value-type="float">
            <text:p>13215.0362817686</text:p>
          </table:table-cell>
          <table:table-cell table:formula="of:=IF([.L434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a <text:s/>&lt;dealsWith&gt; <text:s/>?f <text:s/>?f <text:s/>&lt;hasCapital&gt; <text:s/>?j <text:s/>?j <text:s/>&lt;isLocatedIn&gt; <text:s/>?b <text:s text:c="2"/>=&gt; ?a <text:s/>&lt;dealsWith&gt; <text:s/>?b</text:p>
          </table:table-cell>
          <table:table-cell office:value-type="float" office:value="0.000257414" calcext:value-type="float">
            <text:p>0.000257414</text:p>
          </table:table-cell>
          <table:table-cell office:value-type="float" office:value="0.35413643" calcext:value-type="float">
            <text:p>0.35413643</text:p>
          </table:table-cell>
          <table:table-cell table:number-columns-repeated="2" office:value-type="float" office:value="0.730538922" calcext:value-type="float">
            <text:p>0.730538922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.3625552138968" calcext:value-type="float">
            <text:p>84.3625552139</text:p>
          </table:table-cell>
          <table:table-cell table:formula="of:=IF([.L435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e <text:s/>&lt;hasCurrency&gt; <text:s/>?b <text:s/>?i <text:s/>&lt;isCitizenOf&gt; <text:s/>?a <text:s/>?i <text:s/>&lt;isLocatedIn&gt; <text:s/>?e <text:s text:c="2"/>=&gt; ?a <text:s/>&lt;hasCurrency&gt; <text:s/>?b</text:p>
          </table:table-cell>
          <table:table-cell office:value-type="float" office:value="0.000011605" calcext:value-type="float">
            <text:p>0.000011605</text:p>
          </table:table-cell>
          <table:table-cell office:value-type="float" office:value="0.029411765" calcext:value-type="float">
            <text:p>0.029411765</text:p>
          </table:table-cell>
          <table:table-cell table:number-columns-repeated="2" office:value-type="float" office:value="0.733333333" calcext:value-type="float">
            <text:p>0.73333333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436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e <text:s/>&lt;hasCurrency&gt; <text:s/>?b <text:s/>?i <text:s/>&lt;isCitizenOf&gt; <text:s/>?e <text:s/>?i <text:s/>&lt;livesIn&gt; <text:s/>?a <text:s text:c="2"/>=&gt; ?a <text:s/>&lt;hasCurrency&gt; <text:s/>?b</text:p>
          </table:table-cell>
          <table:table-cell office:value-type="float" office:value="0.000037979" calcext:value-type="float">
            <text:p>0.000037979</text:p>
          </table:table-cell>
          <table:table-cell office:value-type="float" office:value="0.096256684" calcext:value-type="float">
            <text:p>0.096256684</text:p>
          </table:table-cell>
          <table:table-cell office:value-type="float" office:value="0.107784431" calcext:value-type="float">
            <text:p>0.107784431</text:p>
          </table:table-cell>
          <table:table-cell office:value-type="float" office:value="0.734693878" calcext:value-type="float">
            <text:p>0.734693878</text:p>
          </table:table-cell>
          <table:table-cell office:value-type="float" office:value="36" calcext:value-type="float">
            <text:p>36</text:p>
          </table:table-cell>
          <table:table-cell office:value-type="float" office:value="334" calcext:value-type="float">
            <text:p>33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437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i <text:s/>&lt;isCitizenOf&gt; <text:s/>?b <text:s/>?i <text:s/>&lt;isLeaderOf&gt; <text:s/>?f <text:s/>?a <text:s/>&lt;wasBornIn&gt; <text:s/>?f <text:s text:c="2"/>=&gt; ?a <text:s/>&lt;isCitizenOf&gt; <text:s/>?b</text:p>
          </table:table-cell>
          <table:table-cell office:value-type="float" office:value="0.00044731" calcext:value-type="float">
            <text:p>0.00044731</text:p>
          </table:table-cell>
          <table:table-cell office:value-type="float" office:value="0.029100892" calcext:value-type="float">
            <text:p>0.029100892</text:p>
          </table:table-cell>
          <table:table-cell office:value-type="float" office:value="0.106106106" calcext:value-type="float">
            <text:p>0.106106106</text:p>
          </table:table-cell>
          <table:table-cell office:value-type="float" office:value="0.736111111" calcext:value-type="float">
            <text:p>0.736111111</text:p>
          </table:table-cell>
          <table:table-cell office:value-type="float" office:value="424" calcext:value-type="float">
            <text:p>424</text:p>
          </table:table-cell>
          <table:table-cell office:value-type="float" office:value="3996" calcext:value-type="float">
            <text:p>3996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68.3449350195" calcext:value-type="float">
            <text:p>17268.3449350195</text:p>
          </table:table-cell>
          <table:table-cell table:formula="of:=IF([.L438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created&gt; <text:s/>?b <text:s/>?a <text:s/>&lt;isKnownFor&gt; <text:s/>?f <text:s/>?i <text:s/>&lt;isKnownFor&gt; <text:s/>?f <text:s text:c="2"/>=&gt; ?a <text:s/>&lt;isKnownFor&gt; <text:s/>?b</text:p>
          </table:table-cell>
          <table:table-cell office:value-type="float" office:value="0.000354472" calcext:value-type="float">
            <text:p>0.000354472</text:p>
          </table:table-cell>
          <table:table-cell office:value-type="float" office:value="0.0571623" calcext:value-type="float">
            <text:p>0.0571623</text:p>
          </table:table-cell>
          <table:table-cell office:value-type="float" office:value="0.183506281" calcext:value-type="float">
            <text:p>0.183506281</text:p>
          </table:table-cell>
          <table:table-cell office:value-type="float" office:value="0.741721854" calcext:value-type="float">
            <text:p>0.741721854</text:p>
          </table:table-cell>
          <table:table-cell office:value-type="float" office:value="336" calcext:value-type="float">
            <text:p>336</text:p>
          </table:table-cell>
          <table:table-cell office:value-type="float" office:value="1831" calcext:value-type="float">
            <text:p>1831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2.102879924656" calcext:value-type="float">
            <text:p>542.1028799247</text:p>
          </table:table-cell>
          <table:table-cell table:formula="of:=IF([.L439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diedIn&gt; <text:s/>?b <text:s/>?i <text:s/>&lt;diedIn&gt; <text:s/>?f <text:s/>?a <text:s/>&lt;livesIn&gt; <text:s/>?f <text:s text:c="2"/>=&gt; ?a <text:s/>&lt;diedIn&gt; <text:s/>?b</text:p>
          </table:table-cell>
          <table:table-cell office:value-type="float" office:value="0.000281679" calcext:value-type="float">
            <text:p>0.000281679</text:p>
          </table:table-cell>
          <table:table-cell office:value-type="float" office:value="0.012050912" calcext:value-type="float">
            <text:p>0.012050912</text:p>
          </table:table-cell>
          <table:table-cell office:value-type="float" office:value="0.052934179" calcext:value-type="float">
            <text:p>0.052934179</text:p>
          </table:table-cell>
          <table:table-cell office:value-type="float" office:value="0.745810056" calcext:value-type="float">
            <text:p>0.745810056</text:p>
          </table:table-cell>
          <table:table-cell office:value-type="float" office:value="267" calcext:value-type="float">
            <text:p>267</text:p>
          </table:table-cell>
          <table:table-cell office:value-type="float" office:value="5044" calcext:value-type="float">
            <text:p>5044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7.639288583342" calcext:value-type="float">
            <text:p>317.6392885833</text:p>
          </table:table-cell>
          <table:table-cell table:formula="of:=IF([.L440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e <text:s/>&lt;hasCurrency&gt; <text:s/>?b <text:s/>?i <text:s/>&lt;isCitizenOf&gt; <text:s/>?e <text:s/>?i <text:s/>&lt;isLocatedIn&gt; <text:s/>?a <text:s text:c="2"/>=&gt; ?a <text:s/>&lt;hasCurrency&gt; <text:s/>?b</text:p>
          </table:table-cell>
          <table:table-cell office:value-type="float" office:value="0.00001266" calcext:value-type="float">
            <text:p>0.00001266</text:p>
          </table:table-cell>
          <table:table-cell office:value-type="float" office:value="0.032085561" calcext:value-type="float">
            <text:p>0.032085561</text:p>
          </table:table-cell>
          <table:table-cell office:value-type="float" office:value="0.045801527" calcext:value-type="float">
            <text:p>0.045801527</text:p>
          </table:table-cell>
          <table:table-cell office:value-type="float" office:value="0.75" calcext:value-type="float">
            <text:p>0.75</text:p>
          </table:table-cell>
          <table:table-cell office:value-type="float" office:value="12" calcext:value-type="float">
            <text:p>12</text:p>
          </table:table-cell>
          <table:table-cell office:value-type="float" office:value="262" calcext:value-type="float">
            <text:p>26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305.6822258402" calcext:value-type="float">
            <text:p>42305.6822258402</text:p>
          </table:table-cell>
          <table:table-cell table:formula="of:=IF([.L441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g <text:s/>&lt;isCitizenOf&gt; <text:s/>?b <text:s/>?g <text:s/>&lt;isLocatedIn&gt; <text:s/>?b <text:s/>?a <text:s/>&lt;livesIn&gt; <text:s/>?b <text:s text:c="2"/>=&gt; ?a <text:s/>&lt;isCitizenOf&gt; <text:s/>?b</text:p>
          </table:table-cell>
          <table:table-cell office:value-type="float" office:value="0.000340758" calcext:value-type="float">
            <text:p>0.000340758</text:p>
          </table:table-cell>
          <table:table-cell office:value-type="float" office:value="0.02216884" calcext:value-type="float">
            <text:p>0.02216884</text:p>
          </table:table-cell>
          <table:table-cell office:value-type="float" office:value="0.237849779" calcext:value-type="float">
            <text:p>0.237849779</text:p>
          </table:table-cell>
          <table:table-cell office:value-type="float" office:value="0.756440281" calcext:value-type="float">
            <text:p>0.756440281</text:p>
          </table:table-cell>
          <table:table-cell office:value-type="float" office:value="323" calcext:value-type="float">
            <text:p>323</text:p>
          </table:table-cell>
          <table:table-cell office:value-type="float" office:value="1358" calcext:value-type="float">
            <text:p>1358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442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hasCapital&gt; <text:s/>?f <text:s/>?j <text:s/>&lt;hasCurrency&gt; <text:s/>?b <text:s/>?f <text:s/>&lt;isLocatedIn&gt; <text:s/>?j <text:s text:c="2"/>=&gt; ?a <text:s/>&lt;hasCurrency&gt; <text:s/>?b</text:p>
          </table:table-cell>
          <table:table-cell office:value-type="float" office:value="0.000027429" calcext:value-type="float">
            <text:p>0.000027429</text:p>
          </table:table-cell>
          <table:table-cell office:value-type="float" office:value="0.069518717" calcext:value-type="float">
            <text:p>0.069518717</text:p>
          </table:table-cell>
          <table:table-cell office:value-type="float" office:value="0.25" calcext:value-type="float">
            <text:p>0.25</text:p>
          </table:table-cell>
          <table:table-cell office:value-type="float" office:value="0.764705882" calcext:value-type="float">
            <text:p>0.764705882</text:p>
          </table:table-cell>
          <table:table-cell office:value-type="float" office:value="26" calcext:value-type="float">
            <text:p>26</text:p>
          </table:table-cell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741680.3421053" calcext:value-type="float">
            <text:p>87741680.3421053</text:p>
          </table:table-cell>
          <table:table-cell table:formula="of:=IF([.L443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f <text:s/>&lt;hasCapital&gt; <text:s/>?j <text:s/>?a <text:s/>&lt;isCitizenOf&gt; <text:s/>?f <text:s/>?j <text:s/>&lt;isLocatedIn&gt; <text:s/>?b <text:s text:c="2"/>=&gt; ?a <text:s/>&lt;isCitizenOf&gt; <text:s/>?b</text:p>
          </table:table-cell>
          <table:table-cell office:value-type="float" office:value="0.007628538" calcext:value-type="float">
            <text:p>0.007628538</text:p>
          </table:table-cell>
          <table:table-cell office:value-type="float" office:value="0.496293754" calcext:value-type="float">
            <text:p>0.496293754</text:p>
          </table:table-cell>
          <table:table-cell table:number-columns-repeated="2" office:value-type="float" office:value="0.767133461" calcext:value-type="float">
            <text:p>0.767133461</text:p>
          </table:table-cell>
          <table:table-cell office:value-type="float" office:value="7231" calcext:value-type="float">
            <text:p>7231</text:p>
          </table:table-cell>
          <table:table-cell table:number-columns-repeated="2" office:value-type="float" office:value="9426" calcext:value-type="float">
            <text:p>9426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444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e <text:s/>&lt;hasOfficialLanguage&gt; <text:s/>?b <text:s/>?i <text:s/>&lt;isCitizenOf&gt; <text:s/>?a <text:s/>?i <text:s/>&lt;isKnownFor&gt; <text:s/>?e <text:s text:c="2"/>=&gt; ?a <text:s/>&lt;hasOfficialLanguage&gt; <text:s/>?b</text:p>
          </table:table-cell>
          <table:table-cell office:value-type="float" office:value="0.00001055" calcext:value-type="float">
            <text:p>0.00001055</text:p>
          </table:table-cell>
          <table:table-cell office:value-type="float" office:value="0.0124533" calcext:value-type="float">
            <text:p>0.0124533</text:p>
          </table:table-cell>
          <table:table-cell office:value-type="float" office:value="0.625" calcext:value-type="float">
            <text:p>0.625</text:p>
          </table:table-cell>
          <table:table-cell office:value-type="float" office:value="0.769230769" calcext:value-type="float">
            <text:p>0.76923076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445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g <text:s/>&lt;isCitizenOf&gt; <text:s/>?b <text:s/>?g <text:s/>&lt;isKnownFor&gt; <text:s/>?b <text:s/>?a <text:s/>&lt;livesIn&gt; <text:s/>?b <text:s text:c="2"/>=&gt; ?a <text:s/>&lt;isCitizenOf&gt; <text:s/>?b</text:p>
          </table:table-cell>
          <table:table-cell office:value-type="float" office:value="0.000291174" calcext:value-type="float">
            <text:p>0.000291174</text:p>
          </table:table-cell>
          <table:table-cell office:value-type="float" office:value="0.018943034" calcext:value-type="float">
            <text:p>0.018943034</text:p>
          </table:table-cell>
          <table:table-cell office:value-type="float" office:value="0.33253012" calcext:value-type="float">
            <text:p>0.33253012</text:p>
          </table:table-cell>
          <table:table-cell office:value-type="float" office:value="0.786324786" calcext:value-type="float">
            <text:p>0.786324786</text:p>
          </table:table-cell>
          <table:table-cell office:value-type="float" office:value="276" calcext:value-type="float">
            <text:p>276</text:p>
          </table:table-cell>
          <table:table-cell office:value-type="float" office:value="830" calcext:value-type="float">
            <text:p>830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446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f <text:s/>&lt;hasCapital&gt; <text:s/>?j <text:s/>?a <text:s/>&lt;isLeaderOf&gt; <text:s/>?f <text:s/>?j <text:s/>&lt;isLocatedIn&gt; <text:s/>?b <text:s text:c="2"/>=&gt; ?a <text:s/>&lt;isLeaderOf&gt; <text:s/>?b</text:p>
          </table:table-cell>
          <table:table-cell office:value-type="float" office:value="0.000168796" calcext:value-type="float">
            <text:p>0.000168796</text:p>
          </table:table-cell>
          <table:table-cell office:value-type="float" office:value="0.025082301" calcext:value-type="float">
            <text:p>0.025082301</text:p>
          </table:table-cell>
          <table:table-cell table:number-columns-repeated="2" office:value-type="float" office:value="0.78817734" calcext:value-type="float">
            <text:p>0.78817734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6.30263005214" calcext:value-type="float">
            <text:p>2496.3026300522</text:p>
          </table:table-cell>
          <table:table-cell table:formula="of:=IF([.L447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diedIn&gt; <text:s/>?a <text:s/>?e <text:s/>&lt;hasOfficialLanguage&gt; <text:s/>?b <text:s/>?i <text:s/>&lt;wasBornIn&gt; <text:s/>?e <text:s text:c="2"/>=&gt; ?a <text:s/>&lt;hasOfficialLanguage&gt; <text:s/>?b</text:p>
          </table:table-cell>
          <table:table-cell office:value-type="float" office:value="0.000015825" calcext:value-type="float">
            <text:p>0.000015825</text:p>
          </table:table-cell>
          <table:table-cell office:value-type="float" office:value="0.01867995" calcext:value-type="float">
            <text:p>0.01867995</text:p>
          </table:table-cell>
          <table:table-cell office:value-type="float" office:value="0.223880597" calcext:value-type="float">
            <text:p>0.223880597</text:p>
          </table:table-cell>
          <table:table-cell office:value-type="float" office:value="0.789473684" calcext:value-type="float">
            <text:p>0.789473684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448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e <text:s/>&lt;exports&gt; <text:s/>?b <text:s/>?e <text:s/>&lt;hasCapital&gt; <text:s/>?j <text:s/>?j <text:s/>&lt;isLocatedIn&gt; <text:s/>?a <text:s text:c="2"/>=&gt; ?a <text:s/>&lt;exports&gt; <text:s/>?b</text:p>
          </table:table-cell>
          <table:table-cell office:value-type="float" office:value="0.000092838" calcext:value-type="float">
            <text:p>0.000092838</text:p>
          </table:table-cell>
          <table:table-cell office:value-type="float" office:value="0.17357002" calcext:value-type="float">
            <text:p>0.17357002</text:p>
          </table:table-cell>
          <table:table-cell table:number-columns-repeated="2" office:value-type="float" office:value="0.792792793" calcext:value-type="float">
            <text:p>0.792792793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449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b <text:s/>&lt;hasCapital&gt; <text:s/>?f <text:s/>?f <text:s/>&lt;isLocatedIn&gt; <text:s/>?b <text:s/>?a <text:s/>&lt;wasBornIn&gt; <text:s/>?f <text:s text:c="2"/>=&gt; ?a <text:s/>&lt;isCitizenOf&gt; <text:s/>?b</text:p>
          </table:table-cell>
          <table:table-cell office:value-type="float" office:value="0.000549643" calcext:value-type="float">
            <text:p>0.000549643</text:p>
          </table:table-cell>
          <table:table-cell office:value-type="float" office:value="0.035758408" calcext:value-type="float">
            <text:p>0.035758408</text:p>
          </table:table-cell>
          <table:table-cell office:value-type="float" office:value="0.096090004" calcext:value-type="float">
            <text:p>0.096090004</text:p>
          </table:table-cell>
          <table:table-cell office:value-type="float" office:value="0.792998478" calcext:value-type="float">
            <text:p>0.792998478</text:p>
          </table:table-cell>
          <table:table-cell office:value-type="float" office:value="521" calcext:value-type="float">
            <text:p>521</text:p>
          </table:table-cell>
          <table:table-cell office:value-type="float" office:value="5422" calcext:value-type="float">
            <text:p>5422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450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i <text:s/>&lt;isCitizenOf&gt; <text:s/>?b <text:s/>?i <text:s/>&lt;isCitizenOf&gt; <text:s/>?f <text:s/>?a <text:s/>&lt;livesIn&gt; <text:s/>?f <text:s text:c="2"/>=&gt; ?a <text:s/>&lt;isCitizenOf&gt; <text:s/>?b</text:p>
          </table:table-cell>
          <table:table-cell office:value-type="float" office:value="0.00069101" calcext:value-type="float">
            <text:p>0.00069101</text:p>
          </table:table-cell>
          <table:table-cell office:value-type="float" office:value="0.044955388" calcext:value-type="float">
            <text:p>0.044955388</text:p>
          </table:table-cell>
          <table:table-cell office:value-type="float" office:value="0.231694376" calcext:value-type="float">
            <text:p>0.231694376</text:p>
          </table:table-cell>
          <table:table-cell office:value-type="float" office:value="0.793939394" calcext:value-type="float">
            <text:p>0.793939394</text:p>
          </table:table-cell>
          <table:table-cell office:value-type="float" office:value="655" calcext:value-type="float">
            <text:p>655</text:p>
          </table:table-cell>
          <table:table-cell office:value-type="float" office:value="2827" calcext:value-type="float">
            <text:p>2827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43.5050840695" calcext:value-type="float">
            <text:p>10043.5050840695</text:p>
          </table:table-cell>
          <table:table-cell table:formula="of:=IF([.L451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e <text:s/>&lt;imports&gt; <text:s/>?b <text:s/>?i <text:s/>&lt;isCitizenOf&gt; <text:s/>?e <text:s/>?i <text:s/>&lt;isLocatedIn&gt; <text:s/>?a <text:s text:c="2"/>=&gt; ?a <text:s/>&lt;imports&gt; <text:s/>?b</text:p>
          </table:table-cell>
          <table:table-cell office:value-type="float" office:value="0.000032704" calcext:value-type="float">
            <text:p>0.000032704</text:p>
          </table:table-cell>
          <table:table-cell office:value-type="float" office:value="0.092261905" calcext:value-type="float">
            <text:p>0.092261905</text:p>
          </table:table-cell>
          <table:table-cell office:value-type="float" office:value="0.025020178" calcext:value-type="float">
            <text:p>0.025020178</text:p>
          </table:table-cell>
          <table:table-cell office:value-type="float" office:value="0.794871795" calcext:value-type="float">
            <text:p>0.794871795</text:p>
          </table:table-cell>
          <table:table-cell office:value-type="float" office:value="31" calcext:value-type="float">
            <text:p>31</text:p>
          </table:table-cell>
          <table:table-cell office:value-type="float" office:value="1239" calcext:value-type="float">
            <text:p>12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274.725647925" calcext:value-type="float">
            <text:p>293274.725647925</text:p>
          </table:table-cell>
          <table:table-cell table:formula="of:=IF([.L452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b <text:s/>&lt;hasCapital&gt; <text:s/>?h <text:s/>?h <text:s/>&lt;isLocatedIn&gt; <text:s/>?b <text:s/>?a <text:s/>&lt;livesIn&gt; <text:s/>?b <text:s text:c="2"/>=&gt; ?a <text:s/>&lt;isCitizenOf&gt; <text:s/>?b</text:p>
          </table:table-cell>
          <table:table-cell office:value-type="float" office:value="0.000351307" calcext:value-type="float">
            <text:p>0.000351307</text:p>
          </table:table-cell>
          <table:table-cell office:value-type="float" office:value="0.022855182" calcext:value-type="float">
            <text:p>0.022855182</text:p>
          </table:table-cell>
          <table:table-cell office:value-type="float" office:value="0.212101911" calcext:value-type="float">
            <text:p>0.212101911</text:p>
          </table:table-cell>
          <table:table-cell office:value-type="float" office:value="0.8062954" calcext:value-type="float">
            <text:p>0.8062954</text:p>
          </table:table-cell>
          <table:table-cell office:value-type="float" office:value="333" calcext:value-type="float">
            <text:p>333</text:p>
          </table:table-cell>
          <table:table-cell office:value-type="float" office:value="1570" calcext:value-type="float">
            <text:p>1570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453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f <text:s/>&lt;diedIn&gt; <text:s/>?j <text:s/>?a <text:s/>&lt;isLeaderOf&gt; <text:s/>?f <text:s/>?j <text:s/>&lt;isLocatedIn&gt; <text:s/>?b <text:s text:c="2"/>=&gt; ?a <text:s/>&lt;isPoliticianOf&gt; <text:s/>?b</text:p>
          </table:table-cell>
          <table:table-cell office:value-type="float" office:value="0.000020045" calcext:value-type="float">
            <text:p>0.000020045</text:p>
          </table:table-cell>
          <table:table-cell office:value-type="float" office:value="0.013013699" calcext:value-type="float">
            <text:p>0.013013699</text:p>
          </table:table-cell>
          <table:table-cell office:value-type="float" office:value="0.558823529" calcext:value-type="float">
            <text:p>0.558823529</text:p>
          </table:table-cell>
          <table:table-cell office:value-type="float" office:value="0.826086957" calcext:value-type="float">
            <text:p>0.826086957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01269.66666275" calcext:value-type="float">
            <text:p>8201269.66666275</text:p>
          </table:table-cell>
          <table:table-cell table:formula="of:=IF([.L454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a <text:s/>&lt;isLeaderOf&gt; <text:s/>?f <text:s/>?j <text:s/>&lt;isLocatedIn&gt; <text:s/>?b <text:s/>?f <text:s/>&lt;wasBornIn&gt; <text:s/>?j <text:s text:c="2"/>=&gt; ?a <text:s/>&lt;isPoliticianOf&gt; <text:s/>?b</text:p>
          </table:table-cell>
          <table:table-cell office:value-type="float" office:value="0.000052749" calcext:value-type="float">
            <text:p>0.000052749</text:p>
          </table:table-cell>
          <table:table-cell office:value-type="float" office:value="0.034246575" calcext:value-type="float">
            <text:p>0.034246575</text:p>
          </table:table-cell>
          <table:table-cell office:value-type="float" office:value="0.549450549" calcext:value-type="float">
            <text:p>0.549450549</text:p>
          </table:table-cell>
          <table:table-cell office:value-type="float" office:value="0.833333333" calcext:value-type="float">
            <text:p>0.833333333</text:p>
          </table:table-cell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513884.1273182" calcext:value-type="float">
            <text:p>54513884.1273182</text:p>
          </table:table-cell>
          <table:table-cell table:formula="of:=IF([.L455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e <text:s/>&lt;dealsWith&gt; <text:s/>?b <text:s/>?i <text:s/>&lt;isCitizenOf&gt; <text:s/>?a <text:s/>?i <text:s/>&lt;isLocatedIn&gt; <text:s/>?e <text:s text:c="2"/>=&gt; ?a <text:s/>&lt;dealsWith&gt; <text:s/>?b</text:p>
          </table:table-cell>
          <table:table-cell office:value-type="float" office:value="0.000113938" calcext:value-type="float">
            <text:p>0.000113938</text:p>
          </table:table-cell>
          <table:table-cell office:value-type="float" office:value="0.156748911" calcext:value-type="float">
            <text:p>0.156748911</text:p>
          </table:table-cell>
          <table:table-cell office:value-type="float" office:value="0.805970149" calcext:value-type="float">
            <text:p>0.805970149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108" calcext:value-type="float">
            <text:p>108</text:p>
          </table:table-cell>
          <table:table-cell office:value-type="float" office:value="134" calcext:value-type="float">
            <text:p>13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456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i <text:s/>&lt;isCitizenOf&gt; <text:s/>?b <text:s/>?i <text:s/>&lt;isLeaderOf&gt; <text:s/>?f <text:s/>?a <text:s/>&lt;livesIn&gt; <text:s/>?f <text:s text:c="2"/>=&gt; ?a <text:s/>&lt;isCitizenOf&gt; <text:s/>?b</text:p>
          </table:table-cell>
          <table:table-cell office:value-type="float" office:value="0.000217325" calcext:value-type="float">
            <text:p>0.000217325</text:p>
          </table:table-cell>
          <table:table-cell office:value-type="float" office:value="0.014138641" calcext:value-type="float">
            <text:p>0.014138641</text:p>
          </table:table-cell>
          <table:table-cell office:value-type="float" office:value="0.233560091" calcext:value-type="float">
            <text:p>0.233560091</text:p>
          </table:table-cell>
          <table:table-cell office:value-type="float" office:value="0.854771784" calcext:value-type="float">
            <text:p>0.854771784</text:p>
          </table:table-cell>
          <table:table-cell office:value-type="float" office:value="206" calcext:value-type="float">
            <text:p>206</text:p>
          </table:table-cell>
          <table:table-cell office:value-type="float" office:value="882" calcext:value-type="float">
            <text:p>882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4.857005447673" calcext:value-type="float">
            <text:p>764.8570054477</text:p>
          </table:table-cell>
          <table:table-cell table:formula="of:=IF([.L457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i <text:s/>&lt;created&gt; <text:s/>?f <text:s/>?i <text:s/>&lt;isKnownFor&gt; <text:s/>?b <text:s/>?a <text:s/>&lt;isKnownFor&gt; <text:s/>?f <text:s text:c="2"/>=&gt; ?a <text:s/>&lt;isKnownFor&gt; <text:s/>?b</text:p>
          </table:table-cell>
          <table:table-cell office:value-type="float" office:value="0.000473685" calcext:value-type="float">
            <text:p>0.000473685</text:p>
          </table:table-cell>
          <table:table-cell office:value-type="float" office:value="0.076386526" calcext:value-type="float">
            <text:p>0.076386526</text:p>
          </table:table-cell>
          <table:table-cell table:number-columns-repeated="2" office:value-type="float" office:value="0.866795367" calcext:value-type="float">
            <text:p>0.866795367</text:p>
          </table:table-cell>
          <table:table-cell office:value-type="float" office:value="449" calcext:value-type="float">
            <text:p>449</text:p>
          </table:table-cell>
          <table:table-cell table:number-columns-repeated="2" office:value-type="float" office:value="518" calcext:value-type="float">
            <text:p>518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9533341755103" calcext:value-type="float">
            <text:p>2.6953334176</text:p>
          </table:table-cell>
          <table:table-cell table:formula="of:=IF([.L458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h <text:s/>&lt;dealsWith&gt; <text:s/>?b <text:s/>?b <text:s/>&lt;dealsWith&gt; <text:s/>?h <text:s/>?a <text:s/>&lt;livesIn&gt; <text:s/>?b <text:s text:c="2"/>=&gt; ?a <text:s/>&lt;isCitizenOf&gt; <text:s/>?b</text:p>
          </table:table-cell>
          <table:table-cell office:value-type="float" office:value="0.000481069" calcext:value-type="float">
            <text:p>0.000481069</text:p>
          </table:table-cell>
          <table:table-cell office:value-type="float" office:value="0.031297186" calcext:value-type="float">
            <text:p>0.031297186</text:p>
          </table:table-cell>
          <table:table-cell office:value-type="float" office:value="0.294764059" calcext:value-type="float">
            <text:p>0.294764059</text:p>
          </table:table-cell>
          <table:table-cell office:value-type="float" office:value="0.866920152" calcext:value-type="float">
            <text:p>0.866920152</text:p>
          </table:table-cell>
          <table:table-cell office:value-type="float" office:value="456" calcext:value-type="float">
            <text:p>456</text:p>
          </table:table-cell>
          <table:table-cell office:value-type="float" office:value="1547" calcext:value-type="float">
            <text:p>1547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459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b <text:s/>&lt;exports&gt; <text:s/>?h <text:s/>?b <text:s/>&lt;imports&gt; <text:s/>?h <text:s/>?a <text:s/>&lt;livesIn&gt; <text:s/>?b <text:s text:c="2"/>=&gt; ?a <text:s/>&lt;isCitizenOf&gt; <text:s/>?b</text:p>
          </table:table-cell>
          <table:table-cell office:value-type="float" office:value="0.000306998" calcext:value-type="float">
            <text:p>0.000306998</text:p>
          </table:table-cell>
          <table:table-cell office:value-type="float" office:value="0.019972546" calcext:value-type="float">
            <text:p>0.019972546</text:p>
          </table:table-cell>
          <table:table-cell office:value-type="float" office:value="0.29969104" calcext:value-type="float">
            <text:p>0.29969104</text:p>
          </table:table-cell>
          <table:table-cell office:value-type="float" office:value="0.868656716" calcext:value-type="float">
            <text:p>0.868656716</text:p>
          </table:table-cell>
          <table:table-cell office:value-type="float" office:value="291" calcext:value-type="float">
            <text:p>291</text:p>
          </table:table-cell>
          <table:table-cell office:value-type="float" office:value="971" calcext:value-type="float">
            <text:p>971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460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i <text:s/>&lt;isCitizenOf&gt; <text:s/>?b <text:s/>?a <text:s/>&lt;isCitizenOf&gt; <text:s/>?f <text:s/>?i <text:s/>&lt;isLeaderOf&gt; <text:s/>?f <text:s text:c="2"/>=&gt; ?a <text:s/>&lt;isCitizenOf&gt; <text:s/>?b</text:p>
          </table:table-cell>
          <table:table-cell office:value-type="float" office:value="0.001701678" calcext:value-type="float">
            <text:p>0.001701678</text:p>
          </table:table-cell>
          <table:table-cell office:value-type="float" office:value="0.110706932" calcext:value-type="float">
            <text:p>0.110706932</text:p>
          </table:table-cell>
          <table:table-cell table:number-columns-repeated="2" office:value-type="float" office:value="0.87567861" calcext:value-type="float">
            <text:p>0.87567861</text:p>
          </table:table-cell>
          <table:table-cell office:value-type="float" office:value="1613" calcext:value-type="float">
            <text:p>1613</text:p>
          </table:table-cell>
          <table:table-cell table:number-columns-repeated="2" office:value-type="float" office:value="1842" calcext:value-type="float">
            <text:p>1842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5145316717501" calcext:value-type="float">
            <text:p>1.7514531672</text:p>
          </table:table-cell>
          <table:table-cell table:formula="of:=IF([.L461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b <text:s/>&lt;directed&gt; <text:s/>?h <text:s/>?b <text:s/>&lt;isMarriedTo&gt; <text:s/>?a <text:s/>?b <text:s/>&lt;produced&gt; <text:s/>?h <text:s text:c="2"/>=&gt; ?a <text:s/>&lt;isMarriedTo&gt; <text:s/>?b</text:p>
          </table:table-cell>
          <table:table-cell office:value-type="float" office:value="0.000132927" calcext:value-type="float">
            <text:p>0.000132927</text:p>
          </table:table-cell>
          <table:table-cell office:value-type="float" office:value="0.010506129" calcext:value-type="float">
            <text:p>0.010506129</text:p>
          </table:table-cell>
          <table:table-cell office:value-type="float" office:value="0.6" calcext:value-type="float">
            <text:p>0.6</text:p>
          </table:table-cell>
          <table:table-cell office:value-type="float" office:value="0.893617021" calcext:value-type="float">
            <text:p>0.893617021</text:p>
          </table:table-cell>
          <table:table-cell office:value-type="float" office:value="126" calcext:value-type="float">
            <text:p>126</text:p>
          </table:table-cell>
          <table:table-cell office:value-type="float" office:value="210" calcext:value-type="float">
            <text:p>21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462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i <text:s/>&lt;diedIn&gt; <text:s/>?f <text:s/>?i <text:s/>&lt;isPoliticianOf&gt; <text:s/>?b <text:s/>?a <text:s/>&lt;livesIn&gt; <text:s/>?f <text:s text:c="2"/>=&gt; ?a <text:s/>&lt;isPoliticianOf&gt; <text:s/>?b</text:p>
          </table:table-cell>
          <table:table-cell office:value-type="float" office:value="0.000106553" calcext:value-type="float">
            <text:p>0.000106553</text:p>
          </table:table-cell>
          <table:table-cell office:value-type="float" office:value="0.069178082" calcext:value-type="float">
            <text:p>0.069178082</text:p>
          </table:table-cell>
          <table:table-cell office:value-type="float" office:value="0.037379719" calcext:value-type="float">
            <text:p>0.037379719</text:p>
          </table:table-cell>
          <table:table-cell office:value-type="float" office:value="0.89380531" calcext:value-type="float">
            <text:p>0.89380531</text:p>
          </table:table-cell>
          <table:table-cell office:value-type="float" office:value="101" calcext:value-type="float">
            <text:p>101</text:p>
          </table:table-cell>
          <table:table-cell office:value-type="float" office:value="2702" calcext:value-type="float">
            <text:p>270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792.652470767" calcext:value-type="float">
            <text:p>267792.652470767</text:p>
          </table:table-cell>
          <table:table-cell table:formula="of:=IF([.L463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j <text:s/>&lt;hasOfficialLanguage&gt; <text:s/>?b <text:s/>?e <text:s/>&lt;isLeaderOf&gt; <text:s/>?a <text:s/>?e <text:s/>&lt;livesIn&gt; <text:s/>?j <text:s text:c="2"/>=&gt; ?a <text:s/>&lt;hasOfficialLanguage&gt; <text:s/>?b</text:p>
          </table:table-cell>
          <table:table-cell office:value-type="float" office:value="0.000027429" calcext:value-type="float">
            <text:p>0.000027429</text:p>
          </table:table-cell>
          <table:table-cell office:value-type="float" office:value="0.03237858" calcext:value-type="float">
            <text:p>0.03237858</text:p>
          </table:table-cell>
          <table:table-cell office:value-type="float" office:value="0.045774648" calcext:value-type="float">
            <text:p>0.045774648</text:p>
          </table:table-cell>
          <table:table-cell office:value-type="float" office:value="0.896551724" calcext:value-type="float">
            <text:p>0.896551724</text:p>
          </table:table-cell>
          <table:table-cell office:value-type="float" office:value="26" calcext:value-type="float">
            <text:p>26</text:p>
          </table:table-cell>
          <table:table-cell office:value-type="float" office:value="568" calcext:value-type="float">
            <text:p>56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464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i <text:s/>&lt;isPoliticianOf&gt; <text:s/>?b <text:s/>?a <text:s/>&lt;isPoliticianOf&gt; <text:s/>?f <text:s/>?i <text:s/>&lt;livesIn&gt; <text:s/>?f <text:s text:c="2"/>=&gt; ?a <text:s/>&lt;isPoliticianOf&gt; <text:s/>?b</text:p>
          </table:table-cell>
          <table:table-cell office:value-type="float" office:value="0.000491619" calcext:value-type="float">
            <text:p>0.000491619</text:p>
          </table:table-cell>
          <table:table-cell office:value-type="float" office:value="0.319178082" calcext:value-type="float">
            <text:p>0.319178082</text:p>
          </table:table-cell>
          <table:table-cell table:number-columns-repeated="2" office:value-type="float" office:value="0.901353965" calcext:value-type="float">
            <text:p>0.901353965</text:p>
          </table:table-cell>
          <table:table-cell office:value-type="float" office:value="466" calcext:value-type="float">
            <text:p>466</text:p>
          </table:table-cell>
          <table:table-cell table:number-columns-repeated="2" office:value-type="float" office:value="517" calcext:value-type="float">
            <text:p>517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.6747553816047" calcext:value-type="float">
            <text:p>99.6747553816</text:p>
          </table:table-cell>
          <table:table-cell table:formula="of:=IF([.L465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b <text:s/>&lt;actedIn&gt; <text:s/>?h <text:s/>?b <text:s/>&lt;isMarriedTo&gt; <text:s/>?a <text:s/>?b <text:s/>&lt;produced&gt; <text:s/>?h <text:s text:c="2"/>=&gt; ?a <text:s/>&lt;isMarriedTo&gt; <text:s/>?b</text:p>
          </table:table-cell>
          <table:table-cell office:value-type="float" office:value="0.000150862" calcext:value-type="float">
            <text:p>0.000150862</text:p>
          </table:table-cell>
          <table:table-cell office:value-type="float" office:value="0.011923622" calcext:value-type="float">
            <text:p>0.011923622</text:p>
          </table:table-cell>
          <table:table-cell office:value-type="float" office:value="0.647058824" calcext:value-type="float">
            <text:p>0.647058824</text:p>
          </table:table-cell>
          <table:table-cell office:value-type="float" office:value="0.905063291" calcext:value-type="float">
            <text:p>0.905063291</text:p>
          </table:table-cell>
          <table:table-cell office:value-type="float" office:value="143" calcext:value-type="float">
            <text:p>143</text:p>
          </table:table-cell>
          <table:table-cell office:value-type="float" office:value="221" calcext:value-type="float">
            <text:p>22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466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e <text:s/>&lt;dealsWith&gt; <text:s/>?b <text:s/>?i <text:s/>&lt;isCitizenOf&gt; <text:s/>?e <text:s/>?i <text:s/>&lt;isLocatedIn&gt; <text:s/>?a <text:s text:c="2"/>=&gt; ?a <text:s/>&lt;dealsWith&gt; <text:s/>?b</text:p>
          </table:table-cell>
          <table:table-cell office:value-type="float" office:value="0.000111828" calcext:value-type="float">
            <text:p>0.000111828</text:p>
          </table:table-cell>
          <table:table-cell office:value-type="float" office:value="0.153846154" calcext:value-type="float">
            <text:p>0.153846154</text:p>
          </table:table-cell>
          <table:table-cell office:value-type="float" office:value="0.037843627" calcext:value-type="float">
            <text:p>0.037843627</text:p>
          </table:table-cell>
          <table:table-cell office:value-type="float" office:value="0.905982906" calcext:value-type="float">
            <text:p>0.905982906</text:p>
          </table:table-cell>
          <table:table-cell office:value-type="float" office:value="106" calcext:value-type="float">
            <text:p>106</text:p>
          </table:table-cell>
          <table:table-cell office:value-type="float" office:value="2801" calcext:value-type="float">
            <text:p>280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5357.414715465" calcext:value-type="float">
            <text:p>475357.414715465</text:p>
          </table:table-cell>
          <table:table-cell table:formula="of:=IF([.L467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e <text:s/>&lt;hasCapital&gt; <text:s/>?j <text:s/>?e <text:s/>&lt;hasOfficialLanguage&gt; <text:s/>?b <text:s/>?j <text:s/>&lt;isLocatedIn&gt; <text:s/>?a <text:s text:c="2"/>=&gt; ?a <text:s/>&lt;hasOfficialLanguage&gt; <text:s/>?b</text:p>
          </table:table-cell>
          <table:table-cell office:value-type="float" office:value="0.000082288" calcext:value-type="float">
            <text:p>0.000082288</text:p>
          </table:table-cell>
          <table:table-cell office:value-type="float" office:value="0.097135741" calcext:value-type="float">
            <text:p>0.097135741</text:p>
          </table:table-cell>
          <table:table-cell office:value-type="float" office:value="0.722222222" calcext:value-type="float">
            <text:p>0.722222222</text:p>
          </table:table-cell>
          <table:table-cell office:value-type="float" office:value="0.906976744" calcext:value-type="float">
            <text:p>0.906976744</text:p>
          </table:table-cell>
          <table:table-cell office:value-type="float" office:value="78" calcext:value-type="float">
            <text:p>78</text:p>
          </table:table-cell>
          <table:table-cell office:value-type="float" office:value="108" calcext:value-type="float">
            <text:p>10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468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e <text:s/>&lt;hasCurrency&gt; <text:s/>?b <text:s/>?i <text:s/>&lt;isCitizenOf&gt; <text:s/>?a <text:s/>?i <text:s/>&lt;isLeaderOf&gt; <text:s/>?e <text:s text:c="2"/>=&gt; ?a <text:s/>&lt;hasCurrency&gt; <text:s/>?b</text:p>
          </table:table-cell>
          <table:table-cell office:value-type="float" office:value="0.00001055" calcext:value-type="float">
            <text:p>0.00001055</text:p>
          </table:table-cell>
          <table:table-cell office:value-type="float" office:value="0.026737968" calcext:value-type="float">
            <text:p>0.026737968</text:p>
          </table:table-cell>
          <table:table-cell table:number-columns-repeated="2" office:value-type="float" office:value="0.909090909" calcext:value-type="float">
            <text:p>0.90909090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469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b <text:s/>&lt;created&gt; <text:s/>?h <text:s/>?b <text:s/>&lt;directed&gt; <text:s/>?h <text:s/>?b <text:s/>&lt;isMarriedTo&gt; <text:s/>?a <text:s text:c="2"/>=&gt; ?a <text:s/>&lt;isMarriedTo&gt; <text:s/>?b</text:p>
          </table:table-cell>
          <table:table-cell office:value-type="float" office:value="0.000204666" calcext:value-type="float">
            <text:p>0.000204666</text:p>
          </table:table-cell>
          <table:table-cell office:value-type="float" office:value="0.016176103" calcext:value-type="float">
            <text:p>0.016176103</text:p>
          </table:table-cell>
          <table:table-cell office:value-type="float" office:value="0.610062893" calcext:value-type="float">
            <text:p>0.610062893</text:p>
          </table:table-cell>
          <table:table-cell office:value-type="float" office:value="0.910798122" calcext:value-type="float">
            <text:p>0.910798122</text:p>
          </table:table-cell>
          <table:table-cell office:value-type="float" office:value="194" calcext:value-type="float">
            <text:p>194</text:p>
          </table:table-cell>
          <table:table-cell office:value-type="float" office:value="318" calcext:value-type="float">
            <text:p>318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470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e <text:s/>&lt;hasCurrency&gt; <text:s/>?b <text:s/>?i <text:s/>&lt;isCitizenOf&gt; <text:s/>?e <text:s/>?i <text:s/>&lt;isLeaderOf&gt; <text:s/>?a <text:s text:c="2"/>=&gt; ?a <text:s/>&lt;hasCurrency&gt; <text:s/>?b</text:p>
          </table:table-cell>
          <table:table-cell office:value-type="float" office:value="0.000011605" calcext:value-type="float">
            <text:p>0.000011605</text:p>
          </table:table-cell>
          <table:table-cell office:value-type="float" office:value="0.029411765" calcext:value-type="float">
            <text:p>0.029411765</text:p>
          </table:table-cell>
          <table:table-cell office:value-type="float" office:value="0.064327485" calcext:value-type="float">
            <text:p>0.064327485</text:p>
          </table:table-cell>
          <table:table-cell office:value-type="float" office:value="0.916666667" calcext:value-type="float">
            <text:p>0.916666667</text:p>
          </table:table-cell>
          <table:table-cell office:value-type="float" office:value="11" calcext:value-type="float">
            <text:p>11</text:p>
          </table:table-cell>
          <table:table-cell office:value-type="float" office:value="171" calcext:value-type="float">
            <text:p>17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471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b <text:s/>&lt;isMarriedTo&gt; <text:s/>?a <text:s text:c="2"/>=&gt; ?a <text:s/>&lt;isMarriedTo&gt; <text:s/>?b</text:p>
          </table:table-cell>
          <table:table-cell office:value-type="float" office:value="0.006707544" calcext:value-type="float">
            <text:p>0.006707544</text:p>
          </table:table-cell>
          <table:table-cell table:number-columns-repeated="2" office:value-type="float" office:value="0.530142583" calcext:value-type="float">
            <text:p>0.530142583</text:p>
          </table:table-cell>
          <table:table-cell office:value-type="float" office:value="0.917857658" calcext:value-type="float">
            <text:p>0.917857658</text:p>
          </table:table-cell>
          <table:table-cell office:value-type="float" office:value="6358" calcext:value-type="float">
            <text:p>6358</text:p>
          </table:table-cell>
          <table:table-cell office:value-type="float" office:value="11993" calcext:value-type="float">
            <text:p>11993</text:p>
          </table:table-cell>
          <table:table-cell office:value-type="float" office:value="6927" calcext:value-type="float">
            <text:p>6927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472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i <text:s/>&lt;isCitizenOf&gt; <text:s/>?a <text:s/>?i <text:s/>&lt;isLeaderOf&gt; <text:s/>?e <text:s/>?e <text:s/>&lt;participatedIn&gt; <text:s/>?b <text:s text:c="2"/>=&gt; ?a <text:s/>&lt;participatedIn&gt; <text:s/>?b</text:p>
          </table:table-cell>
          <table:table-cell office:value-type="float" office:value="0.00023737" calcext:value-type="float">
            <text:p>0.00023737</text:p>
          </table:table-cell>
          <table:table-cell office:value-type="float" office:value="0.016056519" calcext:value-type="float">
            <text:p>0.016056519</text:p>
          </table:table-cell>
          <table:table-cell table:number-columns-repeated="2" office:value-type="float" office:value="0.922131148" calcext:value-type="float">
            <text:p>0.922131148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string" calcext:value-type="string">
            <text:p>?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5.283185152544" calcext:value-type="float">
            <text:p>925.2831851525</text:p>
          </table:table-cell>
          <table:table-cell table:formula="of:=IF([.L473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b <text:s/>&lt;actedIn&gt; <text:s/>?h <text:s/>?b <text:s/>&lt;directed&gt; <text:s/>?h <text:s/>?b <text:s/>&lt;isMarriedTo&gt; <text:s/>?a <text:s text:c="2"/>=&gt; ?a <text:s/>&lt;isMarriedTo&gt; <text:s/>?b</text:p>
          </table:table-cell>
          <table:table-cell office:value-type="float" office:value="0.000126597" calcext:value-type="float">
            <text:p>0.000126597</text:p>
          </table:table-cell>
          <table:table-cell office:value-type="float" office:value="0.010005837" calcext:value-type="float">
            <text:p>0.010005837</text:p>
          </table:table-cell>
          <table:table-cell office:value-type="float" office:value="0.677966102" calcext:value-type="float">
            <text:p>0.677966102</text:p>
          </table:table-cell>
          <table:table-cell office:value-type="float" office:value="0.923076923" calcext:value-type="float">
            <text:p>0.923076923</text:p>
          </table:table-cell>
          <table:table-cell office:value-type="float" office:value="120" calcext:value-type="float">
            <text:p>120</text:p>
          </table:table-cell>
          <table:table-cell office:value-type="float" office:value="177" calcext:value-type="float">
            <text:p>17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474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directed&gt; <text:s/>?h <text:s/>?b <text:s/>&lt;isMarriedTo&gt; <text:s/>?a <text:s/>?a <text:s/>&lt;produced&gt; <text:s/>?h <text:s text:c="2"/>=&gt; ?a <text:s/>&lt;isMarriedTo&gt; <text:s/>?b</text:p>
          </table:table-cell>
          <table:table-cell office:value-type="float" office:value="0.000132927" calcext:value-type="float">
            <text:p>0.000132927</text:p>
          </table:table-cell>
          <table:table-cell office:value-type="float" office:value="0.010506129" calcext:value-type="float">
            <text:p>0.010506129</text:p>
          </table:table-cell>
          <table:table-cell office:value-type="float" office:value="0.724137931" calcext:value-type="float">
            <text:p>0.724137931</text:p>
          </table:table-cell>
          <table:table-cell office:value-type="float" office:value="0.926470588" calcext:value-type="float">
            <text:p>0.926470588</text:p>
          </table:table-cell>
          <table:table-cell office:value-type="float" office:value="126" calcext:value-type="float">
            <text:p>126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475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f <text:s/>&lt;hasCapital&gt; <text:s/>?j <text:s/>?j <text:s/>&lt;isLocatedIn&gt; <text:s/>?b <text:s/>?a <text:s/>&lt;isPoliticianOf&gt; <text:s/>?f <text:s text:c="2"/>=&gt; ?a <text:s/>&lt;isPoliticianOf&gt; <text:s/>?b</text:p>
          </table:table-cell>
          <table:table-cell office:value-type="float" office:value="0.000615052" calcext:value-type="float">
            <text:p>0.000615052</text:p>
          </table:table-cell>
          <table:table-cell office:value-type="float" office:value="0.399315068" calcext:value-type="float">
            <text:p>0.399315068</text:p>
          </table:table-cell>
          <table:table-cell table:number-columns-repeated="2" office:value-type="float" office:value="0.928343949" calcext:value-type="float">
            <text:p>0.928343949</text:p>
          </table:table-cell>
          <table:table-cell office:value-type="float" office:value="583" calcext:value-type="float">
            <text:p>583</text:p>
          </table:table-cell>
          <table:table-cell table:number-columns-repeated="2" office:value-type="float" office:value="628" calcext:value-type="float">
            <text:p>628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476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diedIn&gt; <text:s/>?f <text:s/>?i <text:s/>&lt;isPoliticianOf&gt; <text:s/>?b <text:s/>?i <text:s/>&lt;livesIn&gt; <text:s/>?f <text:s text:c="2"/>=&gt; ?a <text:s/>&lt;isPoliticianOf&gt; <text:s/>?b</text:p>
          </table:table-cell>
          <table:table-cell office:value-type="float" office:value="0.000166686" calcext:value-type="float">
            <text:p>0.000166686</text:p>
          </table:table-cell>
          <table:table-cell office:value-type="float" office:value="0.108219178" calcext:value-type="float">
            <text:p>0.108219178</text:p>
          </table:table-cell>
          <table:table-cell office:value-type="float" office:value="0.12599681" calcext:value-type="float">
            <text:p>0.12599681</text:p>
          </table:table-cell>
          <table:table-cell office:value-type="float" office:value="0.94047619" calcext:value-type="float">
            <text:p>0.94047619</text:p>
          </table:table-cell>
          <table:table-cell office:value-type="float" office:value="158" calcext:value-type="float">
            <text:p>158</text:p>
          </table:table-cell>
          <table:table-cell office:value-type="float" office:value="1254" calcext:value-type="float">
            <text:p>1254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477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j <text:s/>&lt;hasOfficialLanguage&gt; <text:s/>?b <text:s/>?e <text:s/>&lt;isCitizenOf&gt; <text:s/>?j <text:s/>?e <text:s/>&lt;isLeaderOf&gt; <text:s/>?a <text:s text:c="2"/>=&gt; ?a <text:s/>&lt;hasOfficialLanguage&gt; <text:s/>?b</text:p>
          </table:table-cell>
          <table:table-cell office:value-type="float" office:value="0.000020045" calcext:value-type="float">
            <text:p>0.000020045</text:p>
          </table:table-cell>
          <table:table-cell office:value-type="float" office:value="0.02366127" calcext:value-type="float">
            <text:p>0.02366127</text:p>
          </table:table-cell>
          <table:table-cell office:value-type="float" office:value="0.046683047" calcext:value-type="float">
            <text:p>0.046683047</text:p>
          </table:table-cell>
          <table:table-cell office:value-type="float" office:value="0.95" calcext:value-type="float">
            <text:p>0.95</text:p>
          </table:table-cell>
          <table:table-cell office:value-type="float" office:value="19" calcext:value-type="float">
            <text:p>19</text:p>
          </table:table-cell>
          <table:table-cell office:value-type="float" office:value="407" calcext:value-type="float">
            <text:p>40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478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created&gt; <text:s/>?h <text:s/>?a <text:s/>&lt;directed&gt; <text:s/>?h <text:s/>?b <text:s/>&lt;isMarriedTo&gt; <text:s/>?a <text:s text:c="2"/>=&gt; ?a <text:s/>&lt;isMarriedTo&gt; <text:s/>?b</text:p>
          </table:table-cell>
          <table:table-cell office:value-type="float" office:value="0.000204666" calcext:value-type="float">
            <text:p>0.000204666</text:p>
          </table:table-cell>
          <table:table-cell office:value-type="float" office:value="0.016176103" calcext:value-type="float">
            <text:p>0.016176103</text:p>
          </table:table-cell>
          <table:table-cell office:value-type="float" office:value="0.683098592" calcext:value-type="float">
            <text:p>0.683098592</text:p>
          </table:table-cell>
          <table:table-cell office:value-type="float" office:value="0.950980392" calcext:value-type="float">
            <text:p>0.950980392</text:p>
          </table:table-cell>
          <table:table-cell office:value-type="float" office:value="194" calcext:value-type="float">
            <text:p>194</text:p>
          </table:table-cell>
          <table:table-cell office:value-type="float" office:value="284" calcext:value-type="float">
            <text:p>28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479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diedIn&gt; <text:s/>?h <text:s/>?h <text:s/>&lt;isLocatedIn&gt; <text:s/>?b <text:s/>?a <text:s/>&lt;livesIn&gt; <text:s/>?b <text:s text:c="2"/>=&gt; ?a <text:s/>&lt;isPoliticianOf&gt; <text:s/>?b</text:p>
          </table:table-cell>
          <table:table-cell office:value-type="float" office:value="0.000032704" calcext:value-type="float">
            <text:p>0.000032704</text:p>
          </table:table-cell>
          <table:table-cell office:value-type="float" office:value="0.021232877" calcext:value-type="float">
            <text:p>0.021232877</text:p>
          </table:table-cell>
          <table:table-cell office:value-type="float" office:value="0.177142857" calcext:value-type="float">
            <text:p>0.177142857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31" calcext:value-type="float">
            <text:p>31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480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actedIn&gt; <text:s/>?h <text:s/>?b <text:s/>&lt;isMarriedTo&gt; <text:s/>?a <text:s/>?a <text:s/>&lt;produced&gt; <text:s/>?h <text:s text:c="2"/>=&gt; ?a <text:s/>&lt;isMarriedTo&gt; <text:s/>?b</text:p>
          </table:table-cell>
          <table:table-cell office:value-type="float" office:value="0.000150862" calcext:value-type="float">
            <text:p>0.000150862</text:p>
          </table:table-cell>
          <table:table-cell office:value-type="float" office:value="0.011923622" calcext:value-type="float">
            <text:p>0.011923622</text:p>
          </table:table-cell>
          <table:table-cell office:value-type="float" office:value="0.794444444" calcext:value-type="float">
            <text:p>0.794444444</text:p>
          </table:table-cell>
          <table:table-cell office:value-type="float" office:value="0.972789116" calcext:value-type="float">
            <text:p>0.972789116</text:p>
          </table:table-cell>
          <table:table-cell office:value-type="float" office:value="143" calcext:value-type="float">
            <text:p>143</text:p>
          </table:table-cell>
          <table:table-cell office:value-type="float" office:value="180" calcext:value-type="float">
            <text:p>18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481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i <text:s/>&lt;isPoliticianOf&gt; <text:s/>?b <text:s/>?i <text:s/>&lt;isPoliticianOf&gt; <text:s/>?f <text:s/>?a <text:s/>&lt;livesIn&gt; <text:s/>?f <text:s text:c="2"/>=&gt; ?a <text:s/>&lt;isPoliticianOf&gt; <text:s/>?b</text:p>
          </table:table-cell>
          <table:table-cell office:value-type="float" office:value="0.000082288" calcext:value-type="float">
            <text:p>0.000082288</text:p>
          </table:table-cell>
          <table:table-cell office:value-type="float" office:value="0.053424658" calcext:value-type="float">
            <text:p>0.053424658</text:p>
          </table:table-cell>
          <table:table-cell office:value-type="float" office:value="0.072693383" calcext:value-type="float">
            <text:p>0.072693383</text:p>
          </table:table-cell>
          <table:table-cell office:value-type="float" office:value="0.975" calcext:value-type="float">
            <text:p>0.975</text:p>
          </table:table-cell>
          <table:table-cell office:value-type="float" office:value="78" calcext:value-type="float">
            <text:p>78</text:p>
          </table:table-cell>
          <table:table-cell office:value-type="float" office:value="1073" calcext:value-type="float">
            <text:p>107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28.0395464791" calcext:value-type="float">
            <text:p>13628.0395464791</text:p>
          </table:table-cell>
          <table:table-cell table:formula="of:=IF([.L482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h <text:s/>&lt;isLocatedIn&gt; <text:s/>?b <text:s/>?a <text:s/>&lt;livesIn&gt; <text:s/>?b <text:s/>?a <text:s/>&lt;livesIn&gt; <text:s/>?h <text:s text:c="2"/>=&gt; ?a <text:s/>&lt;isPoliticianOf&gt; <text:s/>?b</text:p>
          </table:table-cell>
          <table:table-cell office:value-type="float" office:value="0.000046419" calcext:value-type="float">
            <text:p>0.000046419</text:p>
          </table:table-cell>
          <table:table-cell office:value-type="float" office:value="0.030136986" calcext:value-type="float">
            <text:p>0.030136986</text:p>
          </table:table-cell>
          <table:table-cell office:value-type="float" office:value="0.046908316" calcext:value-type="float">
            <text:p>0.046908316</text:p>
          </table:table-cell>
          <table:table-cell office:value-type="float" office:value="0.977777778" calcext:value-type="float">
            <text:p>0.977777778</text:p>
          </table:table-cell>
          <table:table-cell office:value-type="float" office:value="44" calcext:value-type="float">
            <text:p>44</text:p>
          </table:table-cell>
          <table:table-cell office:value-type="float" office:value="938" calcext:value-type="float">
            <text:p>93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483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diedIn&gt; <text:s/>?f <text:s/>?f <text:s/>&lt;isLocatedIn&gt; <text:s/>?b <text:s/>?a <text:s/>&lt;livesIn&gt; <text:s/>?f <text:s text:c="2"/>=&gt; ?a <text:s/>&lt;isPoliticianOf&gt; <text:s/>?b</text:p>
          </table:table-cell>
          <table:table-cell office:value-type="float" office:value="0.000050639" calcext:value-type="float">
            <text:p>0.000050639</text:p>
          </table:table-cell>
          <table:table-cell office:value-type="float" office:value="0.032876712" calcext:value-type="float">
            <text:p>0.032876712</text:p>
          </table:table-cell>
          <table:table-cell office:value-type="float" office:value="0.235294118" calcext:value-type="float">
            <text:p>0.235294118</text:p>
          </table:table-cell>
          <table:table-cell office:value-type="float" office:value="0.979591837" calcext:value-type="float">
            <text:p>0.979591837</text:p>
          </table:table-cell>
          <table:table-cell office:value-type="float" office:value="48" calcext:value-type="float">
            <text:p>48</text:p>
          </table:table-cell>
          <table:table-cell office:value-type="float" office:value="204" calcext:value-type="float">
            <text:p>20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484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actedIn&gt; <text:s/>?h <text:s/>?a <text:s/>&lt;directed&gt; <text:s/>?h <text:s/>?b <text:s/>&lt;isMarriedTo&gt; <text:s/>?a <text:s text:c="2"/>=&gt; ?a <text:s/>&lt;isMarriedTo&gt; <text:s/>?b</text:p>
          </table:table-cell>
          <table:table-cell office:value-type="float" office:value="0.000126597" calcext:value-type="float">
            <text:p>0.000126597</text:p>
          </table:table-cell>
          <table:table-cell office:value-type="float" office:value="0.010005837" calcext:value-type="float">
            <text:p>0.010005837</text:p>
          </table:table-cell>
          <table:table-cell office:value-type="float" office:value="0.827586207" calcext:value-type="float">
            <text:p>0.827586207</text:p>
          </table:table-cell>
          <table:table-cell office:value-type="float" office:value="0.983606557" calcext:value-type="float">
            <text:p>0.983606557</text:p>
          </table:table-cell>
          <table:table-cell office:value-type="float" office:value="120" calcext:value-type="float">
            <text:p>120</text:p>
          </table:table-cell>
          <table:table-cell office:value-type="float" office:value="145" calcext:value-type="float">
            <text:p>14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485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a <text:s/>&lt;hasCapital&gt; <text:s/>?f <text:s/>?j <text:s/>&lt;imports&gt; <text:s/>?b <text:s/>?f <text:s/>&lt;isLocatedIn&gt; <text:s/>?j <text:s text:c="2"/>=&gt; ?a <text:s/>&lt;imports&gt; <text:s/>?b</text:p>
          </table:table-cell>
          <table:table-cell office:value-type="float" office:value="0.000080178" calcext:value-type="float">
            <text:p>0.000080178</text:p>
          </table:table-cell>
          <table:table-cell office:value-type="float" office:value="0.226190476" calcext:value-type="float">
            <text:p>0.226190476</text:p>
          </table:table-cell>
          <table:table-cell office:value-type="float" office:value="0.127303183" calcext:value-type="float">
            <text:p>0.127303183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597" calcext:value-type="float">
            <text:p>59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486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e <text:s/>&lt;hasCapital&gt; <text:s/>?j <text:s/>?e <text:s/>&lt;imports&gt; <text:s/>?b <text:s/>?j <text:s/>&lt;isLocatedIn&gt; <text:s/>?a <text:s text:c="2"/>=&gt; ?a <text:s/>&lt;imports&gt; <text:s/>?b</text:p>
          </table:table-cell>
          <table:table-cell office:value-type="float" office:value="0.000080178" calcext:value-type="float">
            <text:p>0.000080178</text:p>
          </table:table-cell>
          <table:table-cell office:value-type="float" office:value="0.226190476" calcext:value-type="float">
            <text:p>0.226190476</text:p>
          </table:table-cell>
          <table:table-cell office:value-type="float" office:value="0.844444444" calcext:value-type="float">
            <text:p>0.844444444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487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e <text:s/>&lt;imports&gt; <text:s/>?b <text:s/>?i <text:s/>&lt;isLeaderOf&gt; <text:s/>?e <text:s/>?i <text:s/>&lt;livesIn&gt; <text:s/>?a <text:s text:c="2"/>=&gt; ?a <text:s/>&lt;imports&gt; <text:s/>?b</text:p>
          </table:table-cell>
          <table:table-cell office:value-type="float" office:value="0.000032704" calcext:value-type="float">
            <text:p>0.000032704</text:p>
          </table:table-cell>
          <table:table-cell office:value-type="float" office:value="0.092261905" calcext:value-type="float">
            <text:p>0.092261905</text:p>
          </table:table-cell>
          <table:table-cell office:value-type="float" office:value="0.185628743" calcext:value-type="float">
            <text:p>0.18562874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67" calcext:value-type="float">
            <text:p>16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488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e <text:s/>&lt;imports&gt; <text:s/>?b <text:s/>?i <text:s/>&lt;isCitizenOf&gt; <text:s/>?a <text:s/>?i <text:s/>&lt;isLeaderOf&gt; <text:s/>?e <text:s text:c="2"/>=&gt; ?a <text:s/>&lt;imports&gt; <text:s/>?b</text:p>
          </table:table-cell>
          <table:table-cell office:value-type="float" office:value="0.000025319" calcext:value-type="float">
            <text:p>0.000025319</text:p>
          </table:table-cell>
          <table:table-cell office:value-type="float" office:value="0.071428571" calcext:value-type="float">
            <text:p>0.07142857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489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e <text:s/>&lt;imports&gt; <text:s/>?b <text:s/>?i <text:s/>&lt;isLeaderOf&gt; <text:s/>?a <text:s/>?i <text:s/>&lt;livesIn&gt; <text:s/>?e <text:s text:c="2"/>=&gt; ?a <text:s/>&lt;imports&gt; <text:s/>?b</text:p>
          </table:table-cell>
          <table:table-cell office:value-type="float" office:value="0.000032704" calcext:value-type="float">
            <text:p>0.000032704</text:p>
          </table:table-cell>
          <table:table-cell office:value-type="float" office:value="0.092261905" calcext:value-type="float">
            <text:p>0.092261905</text:p>
          </table:table-cell>
          <table:table-cell office:value-type="float" office:value="0.313131313" calcext:value-type="float">
            <text:p>0.31313131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490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e <text:s/>&lt;imports&gt; <text:s/>?b <text:s/>?i <text:s/>&lt;isCitizenOf&gt; <text:s/>?e <text:s/>?i <text:s/>&lt;isLeaderOf&gt; <text:s/>?a <text:s text:c="2"/>=&gt; ?a <text:s/>&lt;imports&gt; <text:s/>?b</text:p>
          </table:table-cell>
          <table:table-cell office:value-type="float" office:value="0.000025319" calcext:value-type="float">
            <text:p>0.000025319</text:p>
          </table:table-cell>
          <table:table-cell office:value-type="float" office:value="0.071428571" calcext:value-type="float">
            <text:p>0.071428571</text:p>
          </table:table-cell>
          <table:table-cell office:value-type="float" office:value="0.069164265" calcext:value-type="float">
            <text:p>0.06916426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47" calcext:value-type="float">
            <text:p>3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491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e <text:s/>&lt;hasCurrency&gt; <text:s/>?b <text:s/>?i <text:s/>&lt;isLeaderOf&gt; <text:s/>?e <text:s/>?i <text:s/>&lt;livesIn&gt; <text:s/>?a <text:s text:c="2"/>=&gt; ?a <text:s/>&lt;hasCurrency&gt; <text:s/>?b</text:p>
          </table:table-cell>
          <table:table-cell office:value-type="float" office:value="0.000007385" calcext:value-type="float">
            <text:p>0.000007385</text:p>
          </table:table-cell>
          <table:table-cell office:value-type="float" office:value="0.018716578" calcext:value-type="float">
            <text:p>0.018716578</text:p>
          </table:table-cell>
          <table:table-cell office:value-type="float" office:value="0.175" calcext:value-type="float">
            <text:p>0.17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492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e <text:s/>&lt;hasCurrency&gt; <text:s/>?b <text:s/>?i <text:s/>&lt;isLeaderOf&gt; <text:s/>?a <text:s/>?i <text:s/>&lt;livesIn&gt; <text:s/>?e <text:s text:c="2"/>=&gt; ?a <text:s/>&lt;hasCurrency&gt; <text:s/>?b</text:p>
          </table:table-cell>
          <table:table-cell office:value-type="float" office:value="0.00000633" calcext:value-type="float">
            <text:p>0.00000633</text:p>
          </table:table-cell>
          <table:table-cell office:value-type="float" office:value="0.016042781" calcext:value-type="float">
            <text:p>0.016042781</text:p>
          </table:table-cell>
          <table:table-cell office:value-type="float" office:value="0.024793388" calcext:value-type="float">
            <text:p>0.02479338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493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e <text:s/>&lt;exports&gt; <text:s/>?b <text:s/>?i <text:s/>&lt;isCitizenOf&gt; <text:s/>?a <text:s/>?i <text:s/>&lt;isLeaderOf&gt; <text:s/>?e <text:s text:c="2"/>=&gt; ?a <text:s/>&lt;exports&gt; <text:s/>?b</text:p>
          </table:table-cell>
          <table:table-cell office:value-type="float" office:value="0.000029539" calcext:value-type="float">
            <text:p>0.000029539</text:p>
          </table:table-cell>
          <table:table-cell office:value-type="float" office:value="0.055226824" calcext:value-type="float">
            <text:p>0.0552268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string" calcext:value-type="string">
            <text:p>?b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494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i <text:s/>&lt;isLeaderOf&gt; <text:s/>?f <text:s/>?i <text:s/>&lt;isPoliticianOf&gt; <text:s/>?b <text:s/>?a <text:s/>&lt;livesIn&gt; <text:s/>?f <text:s text:c="2"/>=&gt; ?a <text:s/>&lt;livesIn&gt; <text:s/>?b</text:p>
          </table:table-cell>
          <table:table-cell office:value-type="float" office:value="0.000631931" calcext:value-type="float">
            <text:p>0.000631931</text:p>
          </table:table-cell>
          <table:table-cell office:value-type="float" office:value="0.041047077" calcext:value-type="float">
            <text:p>0.04104707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99" calcext:value-type="float">
            <text:p>599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26821849752" calcext:value-type="float">
            <text:p>0.552682185</text:p>
          </table:table-cell>
          <table:table-cell table:formula="of:=IF([.L495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a <text:s/>&lt;dealsWith&gt; <text:s/>?f <text:s/>?i <text:s/>&lt;isCitizenOf&gt; <text:s/>?b <text:s/>?i <text:s/>&lt;isLeaderOf&gt; <text:s/>?f <text:s text:c="2"/>=&gt; ?a <text:s/>&lt;dealsWith&gt; <text:s/>?b</text:p>
          </table:table-cell>
          <table:table-cell office:value-type="float" office:value="0.000096003" calcext:value-type="float">
            <text:p>0.000096003</text:p>
          </table:table-cell>
          <table:table-cell office:value-type="float" office:value="0.132075472" calcext:value-type="float">
            <text:p>0.13207547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91" calcext:value-type="float">
            <text:p>91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9.543122424437" calcext:value-type="float">
            <text:p>249.5431224244</text:p>
          </table:table-cell>
          <table:table-cell table:formula="of:=IF([.L496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e <text:s/>&lt;dealsWith&gt; <text:s/>?b <text:s/>?e <text:s/>&lt;hasCapital&gt; <text:s/>?j <text:s/>?j <text:s/>&lt;isLocatedIn&gt; <text:s/>?a <text:s text:c="2"/>=&gt; ?a <text:s/>&lt;dealsWith&gt; <text:s/>?b</text:p>
          </table:table-cell>
          <table:table-cell office:value-type="float" office:value="0.000159302" calcext:value-type="float">
            <text:p>0.000159302</text:p>
          </table:table-cell>
          <table:table-cell office:value-type="float" office:value="0.2191582" calcext:value-type="float">
            <text:p>0.2191582</text:p>
          </table:table-cell>
          <table:table-cell office:value-type="float" office:value="0.853107345" calcext:value-type="float">
            <text:p>0.853107345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177" calcext:value-type="float">
            <text:p>17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2763.930213295" calcext:value-type="float">
            <text:p>902763.930213295</text:p>
          </table:table-cell>
          <table:table-cell table:formula="of:=IF([.L497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e <text:s/>&lt;dealsWith&gt; <text:s/>?b <text:s/>?i <text:s/>&lt;isLeaderOf&gt; <text:s/>?e <text:s/>?i <text:s/>&lt;livesIn&gt; <text:s/>?a <text:s text:c="2"/>=&gt; ?a <text:s/>&lt;dealsWith&gt; <text:s/>?b</text:p>
          </table:table-cell>
          <table:table-cell office:value-type="float" office:value="0.000049584" calcext:value-type="float">
            <text:p>0.000049584</text:p>
          </table:table-cell>
          <table:table-cell office:value-type="float" office:value="0.068214804" calcext:value-type="float">
            <text:p>0.068214804</text:p>
          </table:table-cell>
          <table:table-cell office:value-type="float" office:value="0.158783784" calcext:value-type="float">
            <text:p>0.15878378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296" calcext:value-type="float">
            <text:p>29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498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e <text:s/>&lt;dealsWith&gt; <text:s/>?b <text:s/>?i <text:s/>&lt;isCitizenOf&gt; <text:s/>?a <text:s/>?i <text:s/>&lt;isLeaderOf&gt; <text:s/>?e <text:s text:c="2"/>=&gt; ?a <text:s/>&lt;dealsWith&gt; <text:s/>?b</text:p>
          </table:table-cell>
          <table:table-cell office:value-type="float" office:value="0.000044309" calcext:value-type="float">
            <text:p>0.000044309</text:p>
          </table:table-cell>
          <table:table-cell office:value-type="float" office:value="0.06095791" calcext:value-type="float">
            <text:p>0.0609579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499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h <text:s/>&lt;isLocatedIn&gt; <text:s/>?b <text:s/>?a <text:s/>&lt;livesIn&gt; <text:s/>?b <text:s/>?a <text:s/>&lt;wasBornIn&gt; <text:s/>?h <text:s text:c="2"/>=&gt; ?a <text:s/>&lt;isPoliticianOf&gt; <text:s/>?b</text:p>
          </table:table-cell>
          <table:table-cell office:value-type="float" office:value="0.00001688" calcext:value-type="float">
            <text:p>0.00001688</text:p>
          </table:table-cell>
          <table:table-cell office:value-type="float" office:value="0.010958904" calcext:value-type="float">
            <text:p>0.010958904</text:p>
          </table:table-cell>
          <table:table-cell office:value-type="float" office:value="0.045977011" calcext:value-type="float">
            <text:p>0.04597701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48" calcext:value-type="float">
            <text:p>34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500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i <text:s/>&lt;isLeaderOf&gt; <text:s/>?f <text:s/>?i <text:s/>&lt;isPoliticianOf&gt; <text:s/>?b <text:s/>?a <text:s/>&lt;isPoliticianOf&gt; <text:s/>?f <text:s text:c="2"/>=&gt; ?a <text:s/>&lt;isPoliticianOf&gt; <text:s/>?b</text:p>
          </table:table-cell>
          <table:table-cell office:value-type="float" office:value="0.000523269" calcext:value-type="float">
            <text:p>0.000523269</text:p>
          </table:table-cell>
          <table:table-cell office:value-type="float" office:value="0.339726027" calcext:value-type="float">
            <text:p>0.3397260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96" calcext:value-type="float">
            <text:p>496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2443835616438" calcext:value-type="float">
            <text:p>34.2443835616</text:p>
          </table:table-cell>
          <table:table-cell table:formula="of:=IF([.L501]&lt;&gt;0; 1; 0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?j <text:s/>&lt;hasOfficialLanguage&gt; <text:s/>?b <text:s/>?e <text:s/>&lt;isLocatedIn&gt; <text:s/>?j <text:s/>?e <text:s/>&lt;livesIn&gt; <text:s/>?a <text:s text:c="2"/>=&gt; ?a <text:s/>&lt;hasOfficialLanguage&gt; <text:s/>?b</text:p>
          </table:table-cell>
          <table:table-cell office:value-type="float" office:value="0.0000211" calcext:value-type="float">
            <text:p>0.0000211</text:p>
          </table:table-cell>
          <table:table-cell office:value-type="float" office:value="0.0249066" calcext:value-type="float">
            <text:p>0.024906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?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L502]&lt;&gt;0; 1; 0)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?e <text:s/>&lt;hasOfficialLanguage&gt; <text:s/>?b <text:s/>?i <text:s/>&lt;isLocatedIn&gt; <text:s/>?a <text:s/>?i <text:s/>&lt;livesIn&gt; <text:s/>?e <text:s text:c="2"/>=&gt; ?a <text:s/>&lt;hasOfficialLanguage&gt; <text:s/>?b</text:p>
          </table:table-cell>
          <table:table-cell office:value-type="float" office:value="0.0000211" calcext:value-type="float">
            <text:p>0.0000211</text:p>
          </table:table-cell>
          <table:table-cell office:value-type="float" office:value="0.0249066" calcext:value-type="float">
            <text:p>0.0249066</text:p>
          </table:table-cell>
          <table:table-cell office:value-type="float" office:value="0.307692308" calcext:value-type="float">
            <text:p>0.30769230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?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7.60976633478" calcext:value-type="float">
            <text:p>2827.6097663348</text:p>
          </table:table-cell>
          <table:table-cell table:formula="of:=IF([.L503]&lt;&gt;0; 1; 0)" office:value-type="float" office:value="1" calcext:value-type="float">
            <text:p>1</text:p>
          </table:table-cell>
          <table:table-cell/>
        </table:table-row>
      </table:table>
      <table:table table:name="Sheet2" table:style-name="ta1">
        <table:table-column table:style-name="co9" table:default-cell-style-name="Default"/>
        <table:table-column table:style-name="co4" table:number-columns-repeated="3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4" table:number-columns-repeated="3" table:default-cell-style-name="Default"/>
        <table:table-column table:style-name="co13" table:default-cell-style-name="Default"/>
        <table:table-column table:style-name="co4" table:default-cell-style-name="Default"/>
        <table:table-row table:style-name="ro2">
          <table:table-cell table:style-name="ce1" office:value-type="string" calcext:value-type="string">
            <text:p>Rule</text:p>
          </table:table-cell>
          <table:table-cell table:style-name="ce1" office:value-type="string" calcext:value-type="string">
            <text:p>Support ratio</text:p>
          </table:table-cell>
          <table:table-cell table:style-name="ce1" office:value-type="string" calcext:value-type="string">
            <text:p>Head coverage</text:p>
          </table:table-cell>
          <table:table-cell table:style-name="ce1" office:value-type="string" calcext:value-type="string">
            <text:p>Confidence</text:p>
          </table:table-cell>
          <table:table-cell table:style-name="ce1" office:value-type="string" calcext:value-type="string">
            <text:p>PCA Confidence</text:p>
          </table:table-cell>
          <table:table-cell table:style-name="ce1" office:value-type="string" calcext:value-type="string">
            <text:p>Support</text:p>
          </table:table-cell>
          <table:table-cell table:style-name="ce1" office:value-type="string" calcext:value-type="string">
            <text:p>Body size</text:p>
          </table:table-cell>
          <table:table-cell table:style-name="ce1" office:value-type="string" calcext:value-type="string">
            <text:p>PCA <text:span text:style-name="T1">body size</text:span></text:p>
          </table:table-cell>
          <table:table-cell table:style-name="ce1" office:value-type="string" calcext:value-type="string">
            <text:p>Functional variable</text:p>
          </table:table-cell>
          <table:table-cell table:style-name="ce1" office:value-type="string" calcext:value-type="string">
            <text:p>PCA estimation</text:p>
          </table:table-cell>
          <table:table-cell table:style-name="ce1" office:value-type="string" calcext:value-type="string">
            <text:p>Applicable</text:p>
          </table:table-cell>
          <table:table-cell table:style-name="ce1" office:value-type="string" calcext:value-type="string">
            <text:p>Hi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j <text:s/>?f <text:s/>&lt;dealsWith&gt; <text:s/>?j <text:s/>?b <text:s/>&lt;isLocatedIn&gt; <text:s/>?f <text:s text:c="2"/>=&gt; ?a <text:s/>&lt;hasCapital&gt; <text:s/>?b</text:p>
          </table:table-cell>
          <table:table-cell office:value-type="float" office:value="0.000025319" calcext:value-type="float">
            <text:p>0.000025319</text:p>
          </table:table-cell>
          <table:table-cell office:value-type="float" office:value="0.011326097" calcext:value-type="float">
            <text:p>0.011326097</text:p>
          </table:table-cell>
          <table:table-cell office:value-type="float" office:value="0.000009749" calcext:value-type="float">
            <text:p>0.000009749</text:p>
          </table:table-cell>
          <table:table-cell office:value-type="float" office:value="0.000011445" calcext:value-type="float">
            <text:p>0.000011445</text:p>
          </table:table-cell>
          <table:table-cell office:value-type="float" office:value="24" calcext:value-type="float">
            <text:p>24</text:p>
          </table:table-cell>
          <table:table-cell office:value-type="float" office:value="2461801" calcext:value-type="float">
            <text:p>2461801</text:p>
          </table:table-cell>
          <table:table-cell office:value-type="float" office:value="2096895" calcext:value-type="float">
            <text:p>209689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] &lt;&gt; 0; 1; 0)" office:value-type="float" office:value="0" calcext:value-type="float">
            <text:p>0</text:p>
          </table:table-cell>
          <table:table-cell table:formula="of:=IF(AND([.K2]=1; [.J2]&gt;=[.E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mports&gt; <text:s/>?j <text:s/>?f <text:s/>&lt;imports&gt; <text:s/>?j <text:s/>?b <text:s/>&lt;isLocatedIn&gt; <text:s/>?f <text:s text:c="2"/>=&gt; ?a <text:s/>&lt;hasCapital&gt; <text:s/>?b</text:p>
          </table:table-cell>
          <table:table-cell office:value-type="float" office:value="0.000027429" calcext:value-type="float">
            <text:p>0.000027429</text:p>
          </table:table-cell>
          <table:table-cell office:value-type="float" office:value="0.012269939" calcext:value-type="float">
            <text:p>0.012269939</text:p>
          </table:table-cell>
          <table:table-cell office:value-type="float" office:value="0.000024828" calcext:value-type="float">
            <text:p>0.000024828</text:p>
          </table:table-cell>
          <table:table-cell office:value-type="float" office:value="0.000029413" calcext:value-type="float">
            <text:p>0.000029413</text:p>
          </table:table-cell>
          <table:table-cell office:value-type="float" office:value="26" calcext:value-type="float">
            <text:p>26</text:p>
          </table:table-cell>
          <table:table-cell office:value-type="float" office:value="1047194" calcext:value-type="float">
            <text:p>1047194</text:p>
          </table:table-cell>
          <table:table-cell office:value-type="float" office:value="883967" calcext:value-type="float">
            <text:p>88396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] &lt;&gt; 0; 1; 0)" office:value-type="float" office:value="0" calcext:value-type="float">
            <text:p>0</text:p>
          </table:table-cell>
          <table:table-cell table:formula="of:=IF(AND([.K3]=1; [.J3]&gt;=[.E3]); 1; 0)" office:value-type="float" office:value="0" calcext:value-type="float">
            <text:p>0</text:p>
          </table:table-cell>
          <table:table-cell/>
          <table:table-cell office:value-type="string" calcext:value-type="string">
            <text:p>Applicable &lt; 10%</text:p>
          </table:table-cell>
          <table:table-cell table:formula="of:=COUNTIF([.K2:.K598]; &quot;=1&quot;)" office:value-type="float" office:value="431" calcext:value-type="float">
            <text:p>431</text:p>
          </table:table-cell>
        </table:table-row>
        <table:table-row table:style-name="ro2">
          <table:table-cell office:value-type="string" calcext:value-type="string">
            <text:p>?b <text:s/>&lt;isLocatedIn&gt; <text:s/>?f <text:s/>?a <text:s/>&lt;participatedIn&gt; <text:s/>?j <text:s/>?f <text:s/>&lt;participatedIn&gt; <text:s/>?j <text:s text:c="2"/>=&gt; ?a <text:s/>&lt;hasCapital&gt; <text:s/>?b</text:p>
          </table:table-cell>
          <table:table-cell office:value-type="float" office:value="0.000041144" calcext:value-type="float">
            <text:p>0.000041144</text:p>
          </table:table-cell>
          <table:table-cell office:value-type="float" office:value="0.018404908" calcext:value-type="float">
            <text:p>0.018404908</text:p>
          </table:table-cell>
          <table:table-cell office:value-type="float" office:value="0.000029644" calcext:value-type="float">
            <text:p>0.000029644</text:p>
          </table:table-cell>
          <table:table-cell office:value-type="float" office:value="0.000049643" calcext:value-type="float">
            <text:p>0.000049643</text:p>
          </table:table-cell>
          <table:table-cell office:value-type="float" office:value="39" calcext:value-type="float">
            <text:p>39</text:p>
          </table:table-cell>
          <table:table-cell office:value-type="float" office:value="1315611" calcext:value-type="float">
            <text:p>1315611</text:p>
          </table:table-cell>
          <table:table-cell office:value-type="float" office:value="785611" calcext:value-type="float">
            <text:p>78561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] &lt;&gt; 0; 1; 0)" office:value-type="float" office:value="0" calcext:value-type="float">
            <text:p>0</text:p>
          </table:table-cell>
          <table:table-cell table:formula="of:=IF(AND([.K4]=1; [.J4]&gt;=[.E4]); 1; 0)" office:value-type="float" office:value="0" calcext:value-type="float">
            <text:p>0</text:p>
          </table:table-cell>
          <table:table-cell/>
          <table:table-cell office:value-type="string" calcext:value-type="string">
            <text:p>Hits &lt; 10%</text:p>
          </table:table-cell>
          <table:table-cell table:formula="of:=COUNTIF([.L2:.L598]; &quot;=1&quot;)" office:value-type="float" office:value="399" calcext:value-type="float">
            <text:p>399</text:p>
          </table:table-cell>
        </table:table-row>
        <table:table-row table:style-name="ro2">
          <table:table-cell office:value-type="string" calcext:value-type="string">
            <text:p>?a <text:s/>&lt;hasOfficialLanguage&gt; <text:s/>?j <text:s/>?f <text:s/>&lt;hasOfficialLanguage&gt; <text:s/>?j <text:s/>?b <text:s/>&lt;isLocatedIn&gt; <text:s/>?f <text:s text:c="2"/>=&gt; ?a <text:s/>&lt;hasCapital&gt; <text:s/>?b</text:p>
          </table:table-cell>
          <table:table-cell office:value-type="float" office:value="0.000052749" calcext:value-type="float">
            <text:p>0.000052749</text:p>
          </table:table-cell>
          <table:table-cell office:value-type="float" office:value="0.023596036" calcext:value-type="float">
            <text:p>0.023596036</text:p>
          </table:table-cell>
          <table:table-cell office:value-type="float" office:value="0.000028943" calcext:value-type="float">
            <text:p>0.000028943</text:p>
          </table:table-cell>
          <table:table-cell office:value-type="float" office:value="0.000049912" calcext:value-type="float">
            <text:p>0.000049912</text:p>
          </table:table-cell>
          <table:table-cell office:value-type="float" office:value="50" calcext:value-type="float">
            <text:p>50</text:p>
          </table:table-cell>
          <table:table-cell office:value-type="float" office:value="1727524" calcext:value-type="float">
            <text:p>1727524</text:p>
          </table:table-cell>
          <table:table-cell office:value-type="float" office:value="1001764" calcext:value-type="float">
            <text:p>100176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] &lt;&gt; 0; 1; 0)" office:value-type="float" office:value="0" calcext:value-type="float">
            <text:p>0</text:p>
          </table:table-cell>
          <table:table-cell table:formula="of:=IF(AND([.K5]=1; [.J5]&gt;=[.E5]); 1; 0)" office:value-type="float" office:value="0" calcext:value-type="float">
            <text:p>0</text:p>
          </table:table-cell>
          <table:table-cell/>
          <table:table-cell office:value-type="string" calcext:value-type="string">
            <text:p>Precision</text:p>
          </table:table-cell>
          <table:table-cell table:style-name="ce2" table:formula="of:=[.O4]/[.O3]" office:value-type="percentage" office:value="0.925754060324826" calcext:value-type="percentage">
            <text:p>92.58%</text:p>
          </table:table-cell>
        </table:table-row>
        <table:table-row table:style-name="ro2">
          <table:table-cell office:value-type="string" calcext:value-type="string">
            <text:p>?i <text:s/>&lt;dealsWith&gt; <text:s/>?a <text:s/>?i <text:s/>&lt;dealsWith&gt; <text:s/>?f <text:s/>?b <text:s/>&lt;isLocatedIn&gt; <text:s/>?f <text:s text:c="2"/>=&gt; ?a <text:s/>&lt;hasCapital&gt; <text:s/>?b</text:p>
          </table:table-cell>
          <table:table-cell office:value-type="float" office:value="0.000027429" calcext:value-type="float">
            <text:p>0.000027429</text:p>
          </table:table-cell>
          <table:table-cell office:value-type="float" office:value="0.012269939" calcext:value-type="float">
            <text:p>0.012269939</text:p>
          </table:table-cell>
          <table:table-cell office:value-type="float" office:value="0.000052615" calcext:value-type="float">
            <text:p>0.000052615</text:p>
          </table:table-cell>
          <table:table-cell office:value-type="float" office:value="0.000056066" calcext:value-type="float">
            <text:p>0.000056066</text:p>
          </table:table-cell>
          <table:table-cell office:value-type="float" office:value="26" calcext:value-type="float">
            <text:p>26</text:p>
          </table:table-cell>
          <table:table-cell office:value-type="float" office:value="494154" calcext:value-type="float">
            <text:p>494154</text:p>
          </table:table-cell>
          <table:table-cell office:value-type="float" office:value="463740" calcext:value-type="float">
            <text:p>46374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] &lt;&gt; 0; 1; 0)" office:value-type="float" office:value="0" calcext:value-type="float">
            <text:p>0</text:p>
          </table:table-cell>
          <table:table-cell table:formula="of:=IF(AND([.K6]=1; [.J6]&gt;=[.E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exports&gt; <text:s/>?j <text:s/>?f <text:s/>&lt;exports&gt; <text:s/>?j <text:s/>?b <text:s/>&lt;isLocatedIn&gt; <text:s/>?f <text:s text:c="2"/>=&gt; ?a <text:s/>&lt;hasCapital&gt; <text:s/>?b</text:p>
          </table:table-cell>
          <table:table-cell office:value-type="float" office:value="0.000027429" calcext:value-type="float">
            <text:p>0.000027429</text:p>
          </table:table-cell>
          <table:table-cell office:value-type="float" office:value="0.012269939" calcext:value-type="float">
            <text:p>0.012269939</text:p>
          </table:table-cell>
          <table:table-cell office:value-type="float" office:value="0.000048459" calcext:value-type="float">
            <text:p>0.000048459</text:p>
          </table:table-cell>
          <table:table-cell office:value-type="float" office:value="0.000058284" calcext:value-type="float">
            <text:p>0.000058284</text:p>
          </table:table-cell>
          <table:table-cell office:value-type="float" office:value="26" calcext:value-type="float">
            <text:p>26</text:p>
          </table:table-cell>
          <table:table-cell office:value-type="float" office:value="536540" calcext:value-type="float">
            <text:p>536540</text:p>
          </table:table-cell>
          <table:table-cell office:value-type="float" office:value="446090" calcext:value-type="float">
            <text:p>44609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] &lt;&gt; 0; 1; 0)" office:value-type="float" office:value="0" calcext:value-type="float">
            <text:p>0</text:p>
          </table:table-cell>
          <table:table-cell table:formula="of:=IF(AND([.K7]=1; [.J7]&gt;=[.E7]); 1; 0)" office:value-type="float" office:value="0" calcext:value-type="float">
            <text:p>0</text:p>
          </table:table-cell>
          <table:table-cell/>
          <table:table-cell office:value-type="string" calcext:value-type="string">
            <text:p>Applicable total</text:p>
          </table:table-cell>
          <table:table-cell table:formula="of:=COUNTIF([.K2:.K1144]; &quot;=1&quot;)" office:value-type="float" office:value="709" calcext:value-type="float">
            <text:p>709</text:p>
          </table:table-cell>
        </table:table-row>
        <table:table-row table:style-name="ro2">
          <table:table-cell office:value-type="string" calcext:value-type="string">
            <text:p>?a <text:s/>&lt;isCitizenOf&gt; <text:s/>?j <text:s/>?f <text:s/>&lt;isLocatedIn&gt; <text:s/>?j <text:s/>?b <text:s/>&lt;wasBornIn&gt; <text:s/>?f <text:s text:c="2"/>=&gt; ?a <text:s/>&lt;hasAcademicAdvisor&gt; <text:s/>?b</text:p>
          </table:table-cell>
          <table:table-cell office:value-type="float" office:value="0.000030594" calcext:value-type="float">
            <text:p>0.000030594</text:p>
          </table:table-cell>
          <table:table-cell office:value-type="float" office:value="0.01489471" calcext:value-type="float">
            <text:p>0.01489471</text:p>
          </table:table-cell>
          <table:table-cell office:value-type="float" office:value="0.000002673" calcext:value-type="float">
            <text:p>0.000002673</text:p>
          </table:table-cell>
          <table:table-cell office:value-type="float" office:value="0.000087861" calcext:value-type="float">
            <text:p>0.000087861</text:p>
          </table:table-cell>
          <table:table-cell office:value-type="float" office:value="29" calcext:value-type="float">
            <text:p>29</text:p>
          </table:table-cell>
          <table:table-cell office:value-type="float" office:value="10849081" calcext:value-type="float">
            <text:p>10849081</text:p>
          </table:table-cell>
          <table:table-cell office:value-type="float" office:value="330066" calcext:value-type="float">
            <text:p>33006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] &lt;&gt; 0; 1; 0)" office:value-type="float" office:value="0" calcext:value-type="float">
            <text:p>0</text:p>
          </table:table-cell>
          <table:table-cell table:formula="of:=IF(AND([.K8]=1; [.J8]&gt;=[.E8]); 1; 0)" office:value-type="float" office:value="0" calcext:value-type="float">
            <text:p>0</text:p>
          </table:table-cell>
          <table:table-cell/>
          <table:table-cell office:value-type="string" calcext:value-type="string">
            <text:p>Hits total</text:p>
          </table:table-cell>
          <table:table-cell table:formula="of:=COUNTIF([.L2:.L1144]; &quot;=1&quot;)" office:value-type="float" office:value="626" calcext:value-type="float">
            <text:p>626</text:p>
          </table:table-cell>
        </table:table-row>
        <table:table-row table:style-name="ro2">
          <table:table-cell office:value-type="string" calcext:value-type="string">
            <text:p>?i <text:s/>&lt;actedIn&gt; <text:s/>?b <text:s/>?a <text:s/>&lt;hasWonPrize&gt; <text:s/>?f <text:s/>?i <text:s/>&lt;hasWonPrize&gt; <text:s/>?f <text:s text:c="2"/>=&gt; ?a <text:s/>&lt;directed&gt; <text:s/>?b</text:p>
          </table:table-cell>
          <table:table-cell office:value-type="float" office:value="0.001032822" calcext:value-type="float">
            <text:p>0.001032822</text:p>
          </table:table-cell>
          <table:table-cell office:value-type="float" office:value="0.029247453" calcext:value-type="float">
            <text:p>0.029247453</text:p>
          </table:table-cell>
          <table:table-cell office:value-type="float" office:value="0.000086168" calcext:value-type="float">
            <text:p>0.000086168</text:p>
          </table:table-cell>
          <table:table-cell office:value-type="float" office:value="0.000104083" calcext:value-type="float">
            <text:p>0.000104083</text:p>
          </table:table-cell>
          <table:table-cell office:value-type="float" office:value="979" calcext:value-type="float">
            <text:p>979</text:p>
          </table:table-cell>
          <table:table-cell office:value-type="float" office:value="11361539" calcext:value-type="float">
            <text:p>11361539</text:p>
          </table:table-cell>
          <table:table-cell office:value-type="float" office:value="9405913" calcext:value-type="float">
            <text:p>9405913</text:p>
          </table:table-cell>
          <table:table-cell office:value-type="string" calcext:value-type="string">
            <text:p>?b</text:p>
          </table:table-cell>
          <table:table-cell office:value-type="float" office:value="2.74218055955823" calcext:value-type="float">
            <text:p>2.7421805596</text:p>
          </table:table-cell>
          <table:table-cell table:formula="of:=IF([.J9] &lt;&gt; 0; 1; 0)" office:value-type="float" office:value="1" calcext:value-type="float">
            <text:p>1</text:p>
          </table:table-cell>
          <table:table-cell table:formula="of:=IF(AND([.K9]=1; [.J9]&gt;=[.E9]); 1; 0)" office:value-type="float" office:value="1" calcext:value-type="float">
            <text:p>1</text:p>
          </table:table-cell>
          <table:table-cell/>
          <table:table-cell office:value-type="string" calcext:value-type="string">
            <text:p>Precision</text:p>
          </table:table-cell>
          <table:table-cell table:style-name="ce2" table:formula="of:=[.O8]/[.O7]" office:value-type="percentage" office:value="0.882933709449929" calcext:value-type="percentage">
            <text:p>88.29%</text:p>
          </table:table-cell>
        </table:table-row>
        <table:table-row table:style-name="ro2">
          <table:table-cell office:value-type="string" calcext:value-type="string">
            <text:p>?i <text:s/>&lt;actedIn&gt; <text:s/>?b <text:s/>?a <text:s/>&lt;hasWonPrize&gt; <text:s/>?f <text:s/>?i <text:s/>&lt;hasWonPrize&gt; <text:s/>?f <text:s text:c="2"/>=&gt; ?a <text:s/>&lt;produced&gt; <text:s/>?b</text:p>
          </table:table-cell>
          <table:table-cell office:value-type="float" office:value="0.000718439" calcext:value-type="float">
            <text:p>0.000718439</text:p>
          </table:table-cell>
          <table:table-cell office:value-type="float" office:value="0.033752974" calcext:value-type="float">
            <text:p>0.033752974</text:p>
          </table:table-cell>
          <table:table-cell office:value-type="float" office:value="0.000059939" calcext:value-type="float">
            <text:p>0.000059939</text:p>
          </table:table-cell>
          <table:table-cell office:value-type="float" office:value="0.000109129" calcext:value-type="float">
            <text:p>0.000109129</text:p>
          </table:table-cell>
          <table:table-cell office:value-type="float" office:value="681" calcext:value-type="float">
            <text:p>681</text:p>
          </table:table-cell>
          <table:table-cell office:value-type="float" office:value="11361539" calcext:value-type="float">
            <text:p>11361539</text:p>
          </table:table-cell>
          <table:table-cell office:value-type="float" office:value="6240341" calcext:value-type="float">
            <text:p>6240341</text:p>
          </table:table-cell>
          <table:table-cell office:value-type="string" calcext:value-type="string">
            <text:p>?b</text:p>
          </table:table-cell>
          <table:table-cell office:value-type="float" office:value="9.04905845210594" calcext:value-type="float">
            <text:p>9.0490584521</text:p>
          </table:table-cell>
          <table:table-cell table:formula="of:=IF([.J10] &lt;&gt; 0; 1; 0)" office:value-type="float" office:value="1" calcext:value-type="float">
            <text:p>1</text:p>
          </table:table-cell>
          <table:table-cell table:formula="of:=IF(AND([.K10]=1; [.J10]&gt;=[.E1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iedIn&gt; <text:s/>?f <text:s/>?a <text:s/>&lt;isCitizenOf&gt; <text:s/>?j <text:s/>?f <text:s/>&lt;isLocatedIn&gt; <text:s/>?j <text:s text:c="2"/>=&gt; ?a <text:s/>&lt;hasAcademicAdvisor&gt; <text:s/>?b</text:p>
          </table:table-cell>
          <table:table-cell office:value-type="float" office:value="0.000022155" calcext:value-type="float">
            <text:p>0.000022155</text:p>
          </table:table-cell>
          <table:table-cell office:value-type="float" office:value="0.010785824" calcext:value-type="float">
            <text:p>0.010785824</text:p>
          </table:table-cell>
          <table:table-cell office:value-type="float" office:value="0.000004474" calcext:value-type="float">
            <text:p>0.000004474</text:p>
          </table:table-cell>
          <table:table-cell office:value-type="float" office:value="0.000130529" calcext:value-type="float">
            <text:p>0.000130529</text:p>
          </table:table-cell>
          <table:table-cell office:value-type="float" office:value="21" calcext:value-type="float">
            <text:p>21</text:p>
          </table:table-cell>
          <table:table-cell office:value-type="float" office:value="4693484" calcext:value-type="float">
            <text:p>4693484</text:p>
          </table:table-cell>
          <table:table-cell office:value-type="float" office:value="160884" calcext:value-type="float">
            <text:p>16088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1] &lt;&gt; 0; 1; 0)" office:value-type="float" office:value="0" calcext:value-type="float">
            <text:p>0</text:p>
          </table:table-cell>
          <table:table-cell table:formula="of:=IF(AND([.K11]=1; [.J11]&gt;=[.E1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wasBornIn&gt; <text:s/>?f <text:s/>?i <text:s/>&lt;wasBornIn&gt; <text:s/>?f <text:s text:c="2"/>=&gt; ?a <text:s/>&lt;produced&gt; <text:s/>?b</text:p>
          </table:table-cell>
          <table:table-cell office:value-type="float" office:value="0.000433596" calcext:value-type="float">
            <text:p>0.000433596</text:p>
          </table:table-cell>
          <table:table-cell office:value-type="float" office:value="0.020370738" calcext:value-type="float">
            <text:p>0.020370738</text:p>
          </table:table-cell>
          <table:table-cell office:value-type="float" office:value="0.000070867" calcext:value-type="float">
            <text:p>0.000070867</text:p>
          </table:table-cell>
          <table:table-cell office:value-type="float" office:value="0.000147439" calcext:value-type="float">
            <text:p>0.000147439</text:p>
          </table:table-cell>
          <table:table-cell office:value-type="float" office:value="411" calcext:value-type="float">
            <text:p>411</text:p>
          </table:table-cell>
          <table:table-cell office:value-type="float" office:value="5799575" calcext:value-type="float">
            <text:p>5799575</text:p>
          </table:table-cell>
          <table:table-cell office:value-type="float" office:value="2787585" calcext:value-type="float">
            <text:p>2787585</text:p>
          </table:table-cell>
          <table:table-cell office:value-type="string" calcext:value-type="string">
            <text:p>?b</text:p>
          </table:table-cell>
          <table:table-cell office:value-type="float" office:value="7.33154579694115" calcext:value-type="float">
            <text:p>7.3315457969</text:p>
          </table:table-cell>
          <table:table-cell table:formula="of:=IF([.J12] &lt;&gt; 0; 1; 0)" office:value-type="float" office:value="1" calcext:value-type="float">
            <text:p>1</text:p>
          </table:table-cell>
          <table:table-cell table:formula="of:=IF(AND([.K12]=1; [.J12]&gt;=[.E1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wasBornIn&gt; <text:s/>?f <text:s/>?i <text:s/>&lt;wasBornIn&gt; <text:s/>?f <text:s text:c="2"/>=&gt; ?a <text:s/>&lt;directed&gt; <text:s/>?b</text:p>
          </table:table-cell>
          <table:table-cell office:value-type="float" office:value="0.000730044" calcext:value-type="float">
            <text:p>0.000730044</text:p>
          </table:table-cell>
          <table:table-cell office:value-type="float" office:value="0.020673379" calcext:value-type="float">
            <text:p>0.020673379</text:p>
          </table:table-cell>
          <table:table-cell office:value-type="float" office:value="0.000119319" calcext:value-type="float">
            <text:p>0.000119319</text:p>
          </table:table-cell>
          <table:table-cell office:value-type="float" office:value="0.000152625" calcext:value-type="float">
            <text:p>0.000152625</text:p>
          </table:table-cell>
          <table:table-cell office:value-type="float" office:value="692" calcext:value-type="float">
            <text:p>692</text:p>
          </table:table-cell>
          <table:table-cell office:value-type="float" office:value="5799575" calcext:value-type="float">
            <text:p>5799575</text:p>
          </table:table-cell>
          <table:table-cell office:value-type="float" office:value="4533998" calcext:value-type="float">
            <text:p>4533998</text:p>
          </table:table-cell>
          <table:table-cell office:value-type="string" calcext:value-type="string">
            <text:p>?b</text:p>
          </table:table-cell>
          <table:table-cell office:value-type="float" office:value="2.60205755521723" calcext:value-type="float">
            <text:p>2.6020575552</text:p>
          </table:table-cell>
          <table:table-cell table:formula="of:=IF([.J13] &lt;&gt; 0; 1; 0)" office:value-type="float" office:value="1" calcext:value-type="float">
            <text:p>1</text:p>
          </table:table-cell>
          <table:table-cell table:formula="of:=IF(AND([.K13]=1; [.J13]&gt;=[.E1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isCitizenOf&gt; <text:s/>?f <text:s/>?j <text:s/>&lt;isLocatedIn&gt; <text:s/>?f <text:s/>?a <text:s/>&lt;wasBornIn&gt; <text:s/>?j <text:s text:c="2"/>=&gt; ?a <text:s/>&lt;hasAcademicAdvisor&gt; <text:s/>?b</text:p>
          </table:table-cell>
          <table:table-cell office:value-type="float" office:value="0.000023209" calcext:value-type="float">
            <text:p>0.000023209</text:p>
          </table:table-cell>
          <table:table-cell office:value-type="float" office:value="0.011299435" calcext:value-type="float">
            <text:p>0.011299435</text:p>
          </table:table-cell>
          <table:table-cell office:value-type="float" office:value="0.000002028" calcext:value-type="float">
            <text:p>0.000002028</text:p>
          </table:table-cell>
          <table:table-cell office:value-type="float" office:value="0.000178001" calcext:value-type="float">
            <text:p>0.000178001</text:p>
          </table:table-cell>
          <table:table-cell office:value-type="float" office:value="22" calcext:value-type="float">
            <text:p>22</text:p>
          </table:table-cell>
          <table:table-cell office:value-type="float" office:value="10849081" calcext:value-type="float">
            <text:p>10849081</text:p>
          </table:table-cell>
          <table:table-cell office:value-type="float" office:value="123595" calcext:value-type="float">
            <text:p>12359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4] &lt;&gt; 0; 1; 0)" office:value-type="float" office:value="0" calcext:value-type="float">
            <text:p>0</text:p>
          </table:table-cell>
          <table:table-cell table:formula="of:=IF(AND([.K14]=1; [.J14]&gt;=[.E1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iedIn&gt; <text:s/>?f <text:s/>?j <text:s/>&lt;hasCapital&gt; <text:s/>?f <text:s/>?a <text:s/>&lt;isCitizenOf&gt; <text:s/>?j <text:s text:c="2"/>=&gt; ?a <text:s/>&lt;hasAcademicAdvisor&gt; <text:s/>?b</text:p>
          </table:table-cell>
          <table:table-cell office:value-type="float" office:value="0.000029539" calcext:value-type="float">
            <text:p>0.000029539</text:p>
          </table:table-cell>
          <table:table-cell office:value-type="float" office:value="0.014381099" calcext:value-type="float">
            <text:p>0.014381099</text:p>
          </table:table-cell>
          <table:table-cell office:value-type="float" office:value="0.000005255" calcext:value-type="float">
            <text:p>0.000005255</text:p>
          </table:table-cell>
          <table:table-cell office:value-type="float" office:value="0.000178147" calcext:value-type="float">
            <text:p>0.000178147</text:p>
          </table:table-cell>
          <table:table-cell office:value-type="float" office:value="28" calcext:value-type="float">
            <text:p>28</text:p>
          </table:table-cell>
          <table:table-cell office:value-type="float" office:value="5328394" calcext:value-type="float">
            <text:p>5328394</text:p>
          </table:table-cell>
          <table:table-cell office:value-type="float" office:value="157174" calcext:value-type="float">
            <text:p>15717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5] &lt;&gt; 0; 1; 0)" office:value-type="float" office:value="0" calcext:value-type="float">
            <text:p>0</text:p>
          </table:table-cell>
          <table:table-cell table:formula="of:=IF(AND([.K15]=1; [.J15]&gt;=[.E1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isLocatedIn&gt; <text:s/>?f <text:s/>?i <text:s/>&lt;livesIn&gt; <text:s/>?a <text:s/>?i <text:s/>&lt;livesIn&gt; <text:s/>?f <text:s text:c="2"/>=&gt; ?a <text:s/>&lt;hasCapital&gt; <text:s/>?b</text:p>
          </table:table-cell>
          <table:table-cell office:value-type="float" office:value="0.000052749" calcext:value-type="float">
            <text:p>0.000052749</text:p>
          </table:table-cell>
          <table:table-cell office:value-type="float" office:value="0.023596036" calcext:value-type="float">
            <text:p>0.023596036</text:p>
          </table:table-cell>
          <table:table-cell office:value-type="float" office:value="0.000039549" calcext:value-type="float">
            <text:p>0.000039549</text:p>
          </table:table-cell>
          <table:table-cell office:value-type="float" office:value="0.000220716" calcext:value-type="float">
            <text:p>0.000220716</text:p>
          </table:table-cell>
          <table:table-cell office:value-type="float" office:value="50" calcext:value-type="float">
            <text:p>50</text:p>
          </table:table-cell>
          <table:table-cell office:value-type="float" office:value="1264250" calcext:value-type="float">
            <text:p>1264250</text:p>
          </table:table-cell>
          <table:table-cell office:value-type="float" office:value="226535" calcext:value-type="float">
            <text:p>22653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6] &lt;&gt; 0; 1; 0)" office:value-type="float" office:value="0" calcext:value-type="float">
            <text:p>0</text:p>
          </table:table-cell>
          <table:table-cell table:formula="of:=IF(AND([.K16]=1; [.J16]&gt;=[.E1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influences&gt; <text:s/>?b <text:s/>?a <text:s/>&lt;wasBornIn&gt; <text:s/>?f <text:s text:c="2"/>=&gt; ?a <text:s/>&lt;influences&gt; <text:s/>?b</text:p>
          </table:table-cell>
          <table:table-cell office:value-type="float" office:value="0.000282734" calcext:value-type="float">
            <text:p>0.000282734</text:p>
          </table:table-cell>
          <table:table-cell office:value-type="float" office:value="0.01921147" calcext:value-type="float">
            <text:p>0.01921147</text:p>
          </table:table-cell>
          <table:table-cell table:number-columns-repeated="2" office:value-type="float" office:value="0.000264851" calcext:value-type="float">
            <text:p>0.000264851</text:p>
          </table:table-cell>
          <table:table-cell office:value-type="float" office:value="268" calcext:value-type="float">
            <text:p>268</text:p>
          </table:table-cell>
          <table:table-cell table:number-columns-repeated="2" office:value-type="float" office:value="1011888" calcext:value-type="float">
            <text:p>1011888</text:p>
          </table:table-cell>
          <table:table-cell office:value-type="string" calcext:value-type="string">
            <text:p>?b</text:p>
          </table:table-cell>
          <table:table-cell office:value-type="float" office:value="0.583765579277993" calcext:value-type="float">
            <text:p>0.5837655793</text:p>
          </table:table-cell>
          <table:table-cell table:formula="of:=IF([.J17] &lt;&gt; 0; 1; 0)" office:value-type="float" office:value="1" calcext:value-type="float">
            <text:p>1</text:p>
          </table:table-cell>
          <table:table-cell table:formula="of:=IF(AND([.K17]=1; [.J17]&gt;=[.E1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diedIn&gt; <text:s/>?f <text:s/>?i <text:s/>&lt;diedIn&gt; <text:s/>?f <text:s text:c="2"/>=&gt; ?a <text:s/>&lt;directed&gt; <text:s/>?b</text:p>
          </table:table-cell>
          <table:table-cell office:value-type="float" office:value="0.000494784" calcext:value-type="float">
            <text:p>0.000494784</text:p>
          </table:table-cell>
          <table:table-cell office:value-type="float" office:value="0.014011293" calcext:value-type="float">
            <text:p>0.014011293</text:p>
          </table:table-cell>
          <table:table-cell office:value-type="float" office:value="0.000243746" calcext:value-type="float">
            <text:p>0.000243746</text:p>
          </table:table-cell>
          <table:table-cell office:value-type="float" office:value="0.000274165" calcext:value-type="float">
            <text:p>0.000274165</text:p>
          </table:table-cell>
          <table:table-cell office:value-type="float" office:value="469" calcext:value-type="float">
            <text:p>469</text:p>
          </table:table-cell>
          <table:table-cell office:value-type="float" office:value="1924137" calcext:value-type="float">
            <text:p>1924137</text:p>
          </table:table-cell>
          <table:table-cell office:value-type="float" office:value="1710650" calcext:value-type="float">
            <text:p>1710650</text:p>
          </table:table-cell>
          <table:table-cell office:value-type="string" calcext:value-type="string">
            <text:p>?b</text:p>
          </table:table-cell>
          <table:table-cell office:value-type="float" office:value="0.653861556752436" calcext:value-type="float">
            <text:p>0.6538615568</text:p>
          </table:table-cell>
          <table:table-cell table:formula="of:=IF([.J18] &lt;&gt; 0; 1; 0)" office:value-type="float" office:value="1" calcext:value-type="float">
            <text:p>1</text:p>
          </table:table-cell>
          <table:table-cell table:formula="of:=IF(AND([.K18]=1; [.J18]&gt;=[.E1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b <text:s/>&lt;isCitizenOf&gt; <text:s/>?f <text:s/>?a <text:s/>&lt;livesIn&gt; <text:s/>?f <text:s text:c="2"/>=&gt; ?a <text:s/>&lt;hasAcademicAdvisor&gt; <text:s/>?b</text:p>
          </table:table-cell>
          <table:table-cell office:value-type="float" office:value="0.000024264" calcext:value-type="float">
            <text:p>0.000024264</text:p>
          </table:table-cell>
          <table:table-cell office:value-type="float" office:value="0.011813046" calcext:value-type="float">
            <text:p>0.011813046</text:p>
          </table:table-cell>
          <table:table-cell office:value-type="float" office:value="0.000035224" calcext:value-type="float">
            <text:p>0.000035224</text:p>
          </table:table-cell>
          <table:table-cell office:value-type="float" office:value="0.00028224" calcext:value-type="float">
            <text:p>0.00028224</text:p>
          </table:table-cell>
          <table:table-cell office:value-type="float" office:value="23" calcext:value-type="float">
            <text:p>23</text:p>
          </table:table-cell>
          <table:table-cell office:value-type="float" office:value="652955" calcext:value-type="float">
            <text:p>652955</text:p>
          </table:table-cell>
          <table:table-cell office:value-type="float" office:value="81491" calcext:value-type="float">
            <text:p>8149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9] &lt;&gt; 0; 1; 0)" office:value-type="float" office:value="0" calcext:value-type="float">
            <text:p>0</text:p>
          </table:table-cell>
          <table:table-cell table:formula="of:=IF(AND([.K19]=1; [.J19]&gt;=[.E1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isMarriedTo&gt; <text:s/>?b <text:s/>?a <text:s/>&lt;wasBornIn&gt; <text:s/>?f <text:s text:c="2"/>=&gt; ?a <text:s/>&lt;isMarriedTo&gt; <text:s/>?b</text:p>
          </table:table-cell>
          <table:table-cell office:value-type="float" office:value="0.000137147" calcext:value-type="float">
            <text:p>0.000137147</text:p>
          </table:table-cell>
          <table:table-cell office:value-type="float" office:value="0.010839656" calcext:value-type="float">
            <text:p>0.010839656</text:p>
          </table:table-cell>
          <table:table-cell table:number-columns-repeated="2" office:value-type="float" office:value="0.000293985" calcext:value-type="float">
            <text:p>0.000293985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442200" calcext:value-type="float">
            <text:p>442200</text:p>
          </table:table-cell>
          <table:table-cell office:value-type="string" calcext:value-type="string">
            <text:p>?b</text:p>
          </table:table-cell>
          <table:table-cell office:value-type="float" office:value="0.159659897392936" calcext:value-type="float">
            <text:p>0.1596598974</text:p>
          </table:table-cell>
          <table:table-cell table:formula="of:=IF([.J20] &lt;&gt; 0; 1; 0)" office:value-type="float" office:value="1" calcext:value-type="float">
            <text:p>1</text:p>
          </table:table-cell>
          <table:table-cell table:formula="of:=IF(AND([.K20]=1; [.J20]&gt;=[.E2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diedIn&gt; <text:s/>?f <text:s/>?a <text:s/>&lt;hasAcademicAdvisor&gt; <text:s/>?j <text:s/>?b <text:s/>&lt;wasBornIn&gt; <text:s/>?f <text:s text:c="2"/>=&gt; ?a <text:s/>&lt;hasAcademicAdvisor&gt; <text:s/>?b</text:p>
          </table:table-cell>
          <table:table-cell office:value-type="float" office:value="0.000032704" calcext:value-type="float">
            <text:p>0.000032704</text:p>
          </table:table-cell>
          <table:table-cell office:value-type="float" office:value="0.015921931" calcext:value-type="float">
            <text:p>0.015921931</text:p>
          </table:table-cell>
          <table:table-cell table:number-columns-repeated="2" office:value-type="float" office:value="0.000302814" calcext:value-type="float">
            <text:p>0.000302814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02373" calcext:value-type="float">
            <text:p>102373</text:p>
          </table:table-cell>
          <table:table-cell office:value-type="string" calcext:value-type="string">
            <text:p>?a</text:p>
          </table:table-cell>
          <table:table-cell office:value-type="float" office:value="5.36514637164687" calcext:value-type="float">
            <text:p>5.3651463716</text:p>
          </table:table-cell>
          <table:table-cell table:formula="of:=IF([.J21] &lt;&gt; 0; 1; 0)" office:value-type="float" office:value="1" calcext:value-type="float">
            <text:p>1</text:p>
          </table:table-cell>
          <table:table-cell table:formula="of:=IF(AND([.K21]=1; [.J21]&gt;=[.E2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isMarriedTo&gt; <text:s/>?b <text:s/>?i <text:s/>&lt;wasBornIn&gt; <text:s/>?f <text:s text:c="2"/>=&gt; ?a <text:s/>&lt;isMarriedTo&gt; <text:s/>?b</text:p>
          </table:table-cell>
          <table:table-cell office:value-type="float" office:value="0.000135037" calcext:value-type="float">
            <text:p>0.000135037</text:p>
          </table:table-cell>
          <table:table-cell office:value-type="float" office:value="0.010672893" calcext:value-type="float">
            <text:p>0.010672893</text:p>
          </table:table-cell>
          <table:table-cell table:number-columns-repeated="2" office:value-type="float" office:value="0.000317339" calcext:value-type="float">
            <text:p>0.000317339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403354" calcext:value-type="float">
            <text:p>403354</text:p>
          </table:table-cell>
          <table:table-cell office:value-type="string" calcext:value-type="string">
            <text:p>?b</text:p>
          </table:table-cell>
          <table:table-cell office:value-type="float" office:value="0.371863782710534" calcext:value-type="float">
            <text:p>0.3718637827</text:p>
          </table:table-cell>
          <table:table-cell table:formula="of:=IF([.J22] &lt;&gt; 0; 1; 0)" office:value-type="float" office:value="1" calcext:value-type="float">
            <text:p>1</text:p>
          </table:table-cell>
          <table:table-cell table:formula="of:=IF(AND([.K22]=1; [.J22]&gt;=[.E2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i <text:s/>&lt;isCitizenOf&gt; <text:s/>?f <text:s/>?i <text:s/>&lt;wasBornIn&gt; <text:s/>?b <text:s text:c="2"/>=&gt; ?a <text:s/>&lt;dealsWith&gt; <text:s/>?b</text:p>
          </table:table-cell>
          <table:table-cell office:value-type="float" office:value="0.000009495" calcext:value-type="float">
            <text:p>0.000009495</text:p>
          </table:table-cell>
          <table:table-cell office:value-type="float" office:value="0.013062409" calcext:value-type="float">
            <text:p>0.013062409</text:p>
          </table:table-cell>
          <table:table-cell table:number-columns-repeated="2" office:value-type="float" office:value="0.00033532" calcext:value-type="float">
            <text:p>0.0003353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6840" calcext:value-type="float">
            <text:p>26840</text:p>
          </table:table-cell>
          <table:table-cell office:value-type="string" calcext:value-type="string">
            <text:p>?a</text:p>
          </table:table-cell>
          <table:table-cell office:value-type="float" office:value="11.4120209715141" calcext:value-type="float">
            <text:p>11.4120209715</text:p>
          </table:table-cell>
          <table:table-cell table:formula="of:=IF([.J23] &lt;&gt; 0; 1; 0)" office:value-type="float" office:value="1" calcext:value-type="float">
            <text:p>1</text:p>
          </table:table-cell>
          <table:table-cell table:formula="of:=IF(AND([.K23]=1; [.J23]&gt;=[.E2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isKnownFor&gt; <text:s/>?b <text:s/>?a <text:s/>&lt;wasBornIn&gt; <text:s/>?f <text:s text:c="2"/>=&gt; ?a <text:s/>&lt;isKnownFor&gt; <text:s/>?b</text:p>
          </table:table-cell>
          <table:table-cell office:value-type="float" office:value="0.000101278" calcext:value-type="float">
            <text:p>0.000101278</text:p>
          </table:table-cell>
          <table:table-cell office:value-type="float" office:value="0.016332086" calcext:value-type="float">
            <text:p>0.016332086</text:p>
          </table:table-cell>
          <table:table-cell table:number-columns-repeated="2" office:value-type="float" office:value="0.000353999" calcext:value-type="float">
            <text:p>0.00035399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271187" calcext:value-type="float">
            <text:p>271187</text:p>
          </table:table-cell>
          <table:table-cell office:value-type="string" calcext:value-type="string">
            <text:p>?b</text:p>
          </table:table-cell>
          <table:table-cell office:value-type="float" office:value="0.551137514826417" calcext:value-type="float">
            <text:p>0.5511375148</text:p>
          </table:table-cell>
          <table:table-cell table:formula="of:=IF([.J24] &lt;&gt; 0; 1; 0)" office:value-type="float" office:value="1" calcext:value-type="float">
            <text:p>1</text:p>
          </table:table-cell>
          <table:table-cell table:formula="of:=IF(AND([.K24]=1; [.J24]&gt;=[.E2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hasWonPrize&gt; <text:s/>?f <text:s/>?i <text:s/>&lt;hasWonPrize&gt; <text:s/>?f <text:s text:c="2"/>=&gt; ?a <text:s/>&lt;produced&gt; <text:s/>?b</text:p>
          </table:table-cell>
          <table:table-cell office:value-type="float" office:value="0.000485289" calcext:value-type="float">
            <text:p>0.000485289</text:p>
          </table:table-cell>
          <table:table-cell office:value-type="float" office:value="0.022799366" calcext:value-type="float">
            <text:p>0.022799366</text:p>
          </table:table-cell>
          <table:table-cell office:value-type="float" office:value="0.000009686" calcext:value-type="float">
            <text:p>0.000009686</text:p>
          </table:table-cell>
          <table:table-cell office:value-type="float" office:value="0.000371912" calcext:value-type="float">
            <text:p>0.000371912</text:p>
          </table:table-cell>
          <table:table-cell office:value-type="float" office:value="460" calcext:value-type="float">
            <text:p>460</text:p>
          </table:table-cell>
          <table:table-cell office:value-type="float" office:value="47490648" calcext:value-type="float">
            <text:p>47490648</text:p>
          </table:table-cell>
          <table:table-cell office:value-type="float" office:value="1236851" calcext:value-type="float">
            <text:p>1236851</text:p>
          </table:table-cell>
          <table:table-cell office:value-type="string" calcext:value-type="string">
            <text:p>?b</text:p>
          </table:table-cell>
          <table:table-cell office:value-type="float" office:value="20.0080765489356" calcext:value-type="float">
            <text:p>20.0080765489</text:p>
          </table:table-cell>
          <table:table-cell table:formula="of:=IF([.J25] &lt;&gt; 0; 1; 0)" office:value-type="float" office:value="1" calcext:value-type="float">
            <text:p>1</text:p>
          </table:table-cell>
          <table:table-cell table:formula="of:=IF(AND([.K25]=1; [.J25]&gt;=[.E2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isKnownFor&gt; <text:s/>?b <text:s/>?i <text:s/>&lt;wasBornIn&gt; <text:s/>?f <text:s text:c="2"/>=&gt; ?a <text:s/>&lt;isKnownFor&gt; <text:s/>?b</text:p>
          </table:table-cell>
          <table:table-cell office:value-type="float" office:value="0.000101278" calcext:value-type="float">
            <text:p>0.000101278</text:p>
          </table:table-cell>
          <table:table-cell office:value-type="float" office:value="0.016332086" calcext:value-type="float">
            <text:p>0.016332086</text:p>
          </table:table-cell>
          <table:table-cell table:number-columns-repeated="2" office:value-type="float" office:value="0.000386433" calcext:value-type="float">
            <text:p>0.00038643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248426" calcext:value-type="float">
            <text:p>248426</text:p>
          </table:table-cell>
          <table:table-cell office:value-type="string" calcext:value-type="string">
            <text:p>?b</text:p>
          </table:table-cell>
          <table:table-cell office:value-type="float" office:value="1.30371118998828" calcext:value-type="float">
            <text:p>1.30371119</text:p>
          </table:table-cell>
          <table:table-cell table:formula="of:=IF([.J26] &lt;&gt; 0; 1; 0)" office:value-type="float" office:value="1" calcext:value-type="float">
            <text:p>1</text:p>
          </table:table-cell>
          <table:table-cell table:formula="of:=IF(AND([.K26]=1; [.J26]&gt;=[.E2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actedIn&gt; <text:s/>?f <text:s/>?i <text:s/>&lt;actedIn&gt; <text:s/>?f <text:s text:c="2"/>=&gt; ?a <text:s/>&lt;directed&gt; <text:s/>?b</text:p>
          </table:table-cell>
          <table:table-cell office:value-type="float" office:value="0.001695348" calcext:value-type="float">
            <text:p>0.001695348</text:p>
          </table:table-cell>
          <table:table-cell office:value-type="float" office:value="0.048008843" calcext:value-type="float">
            <text:p>0.048008843</text:p>
          </table:table-cell>
          <table:table-cell office:value-type="float" office:value="0.000356814" calcext:value-type="float">
            <text:p>0.000356814</text:p>
          </table:table-cell>
          <table:table-cell office:value-type="float" office:value="0.000444969" calcext:value-type="float">
            <text:p>0.000444969</text:p>
          </table:table-cell>
          <table:table-cell office:value-type="float" office:value="1607" calcext:value-type="float">
            <text:p>1607</text:p>
          </table:table-cell>
          <table:table-cell office:value-type="float" office:value="4503746" calcext:value-type="float">
            <text:p>4503746</text:p>
          </table:table-cell>
          <table:table-cell office:value-type="float" office:value="3611491" calcext:value-type="float">
            <text:p>3611491</text:p>
          </table:table-cell>
          <table:table-cell office:value-type="string" calcext:value-type="string">
            <text:p>?b</text:p>
          </table:table-cell>
          <table:table-cell office:value-type="float" office:value="0.735569817441239" calcext:value-type="float">
            <text:p>0.7355698174</text:p>
          </table:table-cell>
          <table:table-cell table:formula="of:=IF([.J27] &lt;&gt; 0; 1; 0)" office:value-type="float" office:value="1" calcext:value-type="float">
            <text:p>1</text:p>
          </table:table-cell>
          <table:table-cell table:formula="of:=IF(AND([.K27]=1; [.J27]&gt;=[.E2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isKnownFor&gt; <text:s/>?b <text:s/>?i <text:s/>&lt;livesIn&gt; <text:s/>?f <text:s text:c="2"/>=&gt; ?a <text:s/>&lt;isKnownFor&gt; <text:s/>?b</text:p>
          </table:table-cell>
          <table:table-cell office:value-type="float" office:value="0.000137147" calcext:value-type="float">
            <text:p>0.000137147</text:p>
          </table:table-cell>
          <table:table-cell office:value-type="float" office:value="0.022116366" calcext:value-type="float">
            <text:p>0.022116366</text:p>
          </table:table-cell>
          <table:table-cell table:number-columns-repeated="2" office:value-type="float" office:value="0.000445056" calcext:value-type="float">
            <text:p>0.000445056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292098" calcext:value-type="float">
            <text:p>292098</text:p>
          </table:table-cell>
          <table:table-cell office:value-type="string" calcext:value-type="string">
            <text:p>?b</text:p>
          </table:table-cell>
          <table:table-cell office:value-type="float" office:value="3.28833484565509" calcext:value-type="float">
            <text:p>3.2883348457</text:p>
          </table:table-cell>
          <table:table-cell table:formula="of:=IF([.J28] &lt;&gt; 0; 1; 0)" office:value-type="float" office:value="1" calcext:value-type="float">
            <text:p>1</text:p>
          </table:table-cell>
          <table:table-cell table:formula="of:=IF(AND([.K28]=1; [.J28]&gt;=[.E2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hasCapital&gt; <text:s/>?j <text:s/>?b <text:s/>&lt;isLocatedIn&gt; <text:s/>?f <text:s/>?a <text:s/>&lt;wasBornIn&gt; <text:s/>?j <text:s text:c="2"/>=&gt; ?a <text:s/>&lt;diedIn&gt; <text:s/>?b</text:p>
          </table:table-cell>
          <table:table-cell office:value-type="float" office:value="0.000395616" calcext:value-type="float">
            <text:p>0.000395616</text:p>
          </table:table-cell>
          <table:table-cell office:value-type="float" office:value="0.016925438" calcext:value-type="float">
            <text:p>0.016925438</text:p>
          </table:table-cell>
          <table:table-cell office:value-type="float" office:value="0.000078253" calcext:value-type="float">
            <text:p>0.000078253</text:p>
          </table:table-cell>
          <table:table-cell office:value-type="float" office:value="0.000445287" calcext:value-type="float">
            <text:p>0.000445287</text:p>
          </table:table-cell>
          <table:table-cell office:value-type="float" office:value="375" calcext:value-type="float">
            <text:p>375</text:p>
          </table:table-cell>
          <table:table-cell office:value-type="float" office:value="4792127" calcext:value-type="float">
            <text:p>4792127</text:p>
          </table:table-cell>
          <table:table-cell office:value-type="float" office:value="842153" calcext:value-type="float">
            <text:p>84215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9] &lt;&gt; 0; 1; 0)" office:value-type="float" office:value="0" calcext:value-type="float">
            <text:p>0</text:p>
          </table:table-cell>
          <table:table-cell table:formula="of:=IF(AND([.K29]=1; [.J29]&gt;=[.E2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iedIn&gt; <text:s/>?f <text:s/>?a <text:s/>&lt;hasAcademicAdvisor&gt; <text:s/>?j <text:s/>?j <text:s/>&lt;wasBornIn&gt; <text:s/>?f <text:s text:c="2"/>=&gt; ?a <text:s/>&lt;hasAcademicAdvisor&gt; <text:s/>?b</text:p>
          </table:table-cell>
          <table:table-cell office:value-type="float" office:value="0.000032704" calcext:value-type="float">
            <text:p>0.000032704</text:p>
          </table:table-cell>
          <table:table-cell office:value-type="float" office:value="0.015921931" calcext:value-type="float">
            <text:p>0.015921931</text:p>
          </table:table-cell>
          <table:table-cell table:number-columns-repeated="2" office:value-type="float" office:value="0.000447731" calcext:value-type="float">
            <text:p>0.000447731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69238" calcext:value-type="float">
            <text:p>69238</text:p>
          </table:table-cell>
          <table:table-cell office:value-type="string" calcext:value-type="string">
            <text:p>?a</text:p>
          </table:table-cell>
          <table:table-cell office:value-type="float" office:value="12.6912089496285" calcext:value-type="float">
            <text:p>12.6912089496</text:p>
          </table:table-cell>
          <table:table-cell table:formula="of:=IF([.J30] &lt;&gt; 0; 1; 0)" office:value-type="float" office:value="1" calcext:value-type="float">
            <text:p>1</text:p>
          </table:table-cell>
          <table:table-cell table:formula="of:=IF(AND([.K30]=1; [.J30]&gt;=[.E3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isLocatedIn&gt; <text:s/>?f <text:s/>?j <text:s/>&lt;isLocatedIn&gt; <text:s/>?f <text:s/>?a <text:s/>&lt;isLocatedIn&gt; <text:s/>?j <text:s text:c="2"/>=&gt; ?a <text:s/>&lt;diedIn&gt; <text:s/>?b</text:p>
          </table:table-cell>
          <table:table-cell office:value-type="float" office:value="0.00023737" calcext:value-type="float">
            <text:p>0.00023737</text:p>
          </table:table-cell>
          <table:table-cell office:value-type="float" office:value="0.010155263" calcext:value-type="float">
            <text:p>0.010155263</text:p>
          </table:table-cell>
          <table:table-cell office:value-type="float" office:value="0.000010031" calcext:value-type="float">
            <text:p>0.000010031</text:p>
          </table:table-cell>
          <table:table-cell office:value-type="float" office:value="0.000483153" calcext:value-type="float">
            <text:p>0.000483153</text:p>
          </table:table-cell>
          <table:table-cell office:value-type="float" office:value="225" calcext:value-type="float">
            <text:p>225</text:p>
          </table:table-cell>
          <table:table-cell office:value-type="float" office:value="22430350" calcext:value-type="float">
            <text:p>22430350</text:p>
          </table:table-cell>
          <table:table-cell office:value-type="float" office:value="465691" calcext:value-type="float">
            <text:p>46569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1] &lt;&gt; 0; 1; 0)" office:value-type="float" office:value="0" calcext:value-type="float">
            <text:p>0</text:p>
          </table:table-cell>
          <table:table-cell table:formula="of:=IF(AND([.K31]=1; [.J31]&gt;=[.E3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WonPrize&gt; <text:s/>?f <text:s/>?i <text:s/>&lt;hasWonPrize&gt; <text:s/>?f <text:s/>?i <text:s/>&lt;produced&gt; <text:s/>?b <text:s text:c="2"/>=&gt; ?a <text:s/>&lt;directed&gt; <text:s/>?b</text:p>
          </table:table-cell>
          <table:table-cell office:value-type="float" office:value="0.000529598" calcext:value-type="float">
            <text:p>0.000529598</text:p>
          </table:table-cell>
          <table:table-cell office:value-type="float" office:value="0.014997162" calcext:value-type="float">
            <text:p>0.014997162</text:p>
          </table:table-cell>
          <table:table-cell office:value-type="float" office:value="0.00040783" calcext:value-type="float">
            <text:p>0.00040783</text:p>
          </table:table-cell>
          <table:table-cell office:value-type="float" office:value="0.000488271" calcext:value-type="float">
            <text:p>0.000488271</text:p>
          </table:table-cell>
          <table:table-cell office:value-type="float" office:value="502" calcext:value-type="float">
            <text:p>502</text:p>
          </table:table-cell>
          <table:table-cell office:value-type="float" office:value="1230906" calcext:value-type="float">
            <text:p>1230906</text:p>
          </table:table-cell>
          <table:table-cell office:value-type="float" office:value="1028117" calcext:value-type="float">
            <text:p>1028117</text:p>
          </table:table-cell>
          <table:table-cell office:value-type="string" calcext:value-type="string">
            <text:p>?b</text:p>
          </table:table-cell>
          <table:table-cell office:value-type="float" office:value="1.90358717893947" calcext:value-type="float">
            <text:p>1.9035871789</text:p>
          </table:table-cell>
          <table:table-cell table:formula="of:=IF([.J32] &lt;&gt; 0; 1; 0)" office:value-type="float" office:value="1" calcext:value-type="float">
            <text:p>1</text:p>
          </table:table-cell>
          <table:table-cell table:formula="of:=IF(AND([.K32]=1; [.J32]&gt;=[.E3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isLocatedIn&gt; <text:s/>?f <text:s/>?i <text:s/>&lt;isLocatedIn&gt; <text:s/>?f <text:s/>?a <text:s/>&lt;wasBornIn&gt; <text:s/>?i <text:s text:c="2"/>=&gt; ?a <text:s/>&lt;isLeaderOf&gt; <text:s/>?b</text:p>
          </table:table-cell>
          <table:table-cell office:value-type="float" office:value="0.000100223" calcext:value-type="float">
            <text:p>0.000100223</text:p>
          </table:table-cell>
          <table:table-cell office:value-type="float" office:value="0.014892616" calcext:value-type="float">
            <text:p>0.014892616</text:p>
          </table:table-cell>
          <table:table-cell office:value-type="float" office:value="0.000004378" calcext:value-type="float">
            <text:p>0.000004378</text:p>
          </table:table-cell>
          <table:table-cell office:value-type="float" office:value="0.000525466" calcext:value-type="float">
            <text:p>0.000525466</text:p>
          </table:table-cell>
          <table:table-cell office:value-type="float" office:value="95" calcext:value-type="float">
            <text:p>95</text:p>
          </table:table-cell>
          <table:table-cell office:value-type="float" office:value="21697981" calcext:value-type="float">
            <text:p>21697981</text:p>
          </table:table-cell>
          <table:table-cell office:value-type="float" office:value="180792" calcext:value-type="float">
            <text:p>180792</text:p>
          </table:table-cell>
          <table:table-cell office:value-type="string" calcext:value-type="string">
            <text:p>?a</text:p>
          </table:table-cell>
          <table:table-cell office:value-type="float" office:value="2088152.72759602" calcext:value-type="float">
            <text:p>2088152.72759602</text:p>
          </table:table-cell>
          <table:table-cell table:formula="of:=IF([.J33] &lt;&gt; 0; 1; 0)" office:value-type="float" office:value="1" calcext:value-type="float">
            <text:p>1</text:p>
          </table:table-cell>
          <table:table-cell table:formula="of:=IF(AND([.K33]=1; [.J33]&gt;=[.E3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hasWonPrize&gt; <text:s/>?f <text:s/>?i <text:s/>&lt;hasWonPrize&gt; <text:s/>?f <text:s text:c="2"/>=&gt; ?a <text:s/>&lt;directed&gt; <text:s/>?b</text:p>
          </table:table-cell>
          <table:table-cell office:value-type="float" office:value="0.001065527" calcext:value-type="float">
            <text:p>0.001065527</text:p>
          </table:table-cell>
          <table:table-cell office:value-type="float" office:value="0.030173573" calcext:value-type="float">
            <text:p>0.030173573</text:p>
          </table:table-cell>
          <table:table-cell office:value-type="float" office:value="0.000021267" calcext:value-type="float">
            <text:p>0.000021267</text:p>
          </table:table-cell>
          <table:table-cell office:value-type="float" office:value="0.000580312" calcext:value-type="float">
            <text:p>0.000580312</text:p>
          </table:table-cell>
          <table:table-cell office:value-type="float" office:value="1010" calcext:value-type="float">
            <text:p>1010</text:p>
          </table:table-cell>
          <table:table-cell office:value-type="float" office:value="47490648" calcext:value-type="float">
            <text:p>47490648</text:p>
          </table:table-cell>
          <table:table-cell office:value-type="float" office:value="1740443" calcext:value-type="float">
            <text:p>1740443</text:p>
          </table:table-cell>
          <table:table-cell office:value-type="string" calcext:value-type="string">
            <text:p>?b</text:p>
          </table:table-cell>
          <table:table-cell office:value-type="float" office:value="7.58642402939812" calcext:value-type="float">
            <text:p>7.5864240294</text:p>
          </table:table-cell>
          <table:table-cell table:formula="of:=IF([.J34] &lt;&gt; 0; 1; 0)" office:value-type="float" office:value="1" calcext:value-type="float">
            <text:p>1</text:p>
          </table:table-cell>
          <table:table-cell table:formula="of:=IF(AND([.K34]=1; [.J34]&gt;=[.E3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rected&gt; <text:s/>?b <text:s/>?a <text:s/>&lt;hasWonPrize&gt; <text:s/>?f <text:s/>?i <text:s/>&lt;hasWonPrize&gt; <text:s/>?f <text:s text:c="2"/>=&gt; ?a <text:s/>&lt;produced&gt; <text:s/>?b</text:p>
          </table:table-cell>
          <table:table-cell office:value-type="float" office:value="0.000557028" calcext:value-type="float">
            <text:p>0.000557028</text:p>
          </table:table-cell>
          <table:table-cell office:value-type="float" office:value="0.026169707" calcext:value-type="float">
            <text:p>0.026169707</text:p>
          </table:table-cell>
          <table:table-cell office:value-type="float" office:value="0.000321406" calcext:value-type="float">
            <text:p>0.000321406</text:p>
          </table:table-cell>
          <table:table-cell office:value-type="float" office:value="0.000581061" calcext:value-type="float">
            <text:p>0.000581061</text:p>
          </table:table-cell>
          <table:table-cell office:value-type="float" office:value="528" calcext:value-type="float">
            <text:p>528</text:p>
          </table:table-cell>
          <table:table-cell office:value-type="float" office:value="1642784" calcext:value-type="float">
            <text:p>1642784</text:p>
          </table:table-cell>
          <table:table-cell office:value-type="float" office:value="908682" calcext:value-type="float">
            <text:p>908682</text:p>
          </table:table-cell>
          <table:table-cell office:value-type="string" calcext:value-type="string">
            <text:p>?b</text:p>
          </table:table-cell>
          <table:table-cell office:value-type="float" office:value="3.50073126788853" calcext:value-type="float">
            <text:p>3.5007312679</text:p>
          </table:table-cell>
          <table:table-cell table:formula="of:=IF([.J35] &lt;&gt; 0; 1; 0)" office:value-type="float" office:value="1" calcext:value-type="float">
            <text:p>1</text:p>
          </table:table-cell>
          <table:table-cell table:formula="of:=IF(AND([.K35]=1; [.J35]&gt;=[.E3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rected&gt; <text:s/>?b <text:s/>?a <text:s/>&lt;wasBornIn&gt; <text:s/>?f <text:s/>?i <text:s/>&lt;wasBornIn&gt; <text:s/>?f <text:s text:c="2"/>=&gt; ?a <text:s/>&lt;produced&gt; <text:s/>?b</text:p>
          </table:table-cell>
          <table:table-cell office:value-type="float" office:value="0.000600282" calcext:value-type="float">
            <text:p>0.000600282</text:p>
          </table:table-cell>
          <table:table-cell office:value-type="float" office:value="0.028201824" calcext:value-type="float">
            <text:p>0.028201824</text:p>
          </table:table-cell>
          <table:table-cell office:value-type="float" office:value="0.000270927" calcext:value-type="float">
            <text:p>0.000270927</text:p>
          </table:table-cell>
          <table:table-cell office:value-type="float" office:value="0.000581132" calcext:value-type="float">
            <text:p>0.000581132</text:p>
          </table:table-cell>
          <table:table-cell office:value-type="float" office:value="569" calcext:value-type="float">
            <text:p>569</text:p>
          </table:table-cell>
          <table:table-cell office:value-type="float" office:value="2100198" calcext:value-type="float">
            <text:p>2100198</text:p>
          </table:table-cell>
          <table:table-cell office:value-type="float" office:value="979124" calcext:value-type="float">
            <text:p>979124</text:p>
          </table:table-cell>
          <table:table-cell office:value-type="string" calcext:value-type="string">
            <text:p>?b</text:p>
          </table:table-cell>
          <table:table-cell office:value-type="float" office:value="5.06447656377292" calcext:value-type="float">
            <text:p>5.0644765638</text:p>
          </table:table-cell>
          <table:table-cell table:formula="of:=IF([.J36] &lt;&gt; 0; 1; 0)" office:value-type="float" office:value="1" calcext:value-type="float">
            <text:p>1</text:p>
          </table:table-cell>
          <table:table-cell table:formula="of:=IF(AND([.K36]=1; [.J36]&gt;=[.E3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produced&gt; <text:s/>?b <text:s/>?a <text:s/>&lt;wasBornIn&gt; <text:s/>?f <text:s/>?i <text:s/>&lt;wasBornIn&gt; <text:s/>?f <text:s text:c="2"/>=&gt; ?a <text:s/>&lt;directed&gt; <text:s/>?b</text:p>
          </table:table-cell>
          <table:table-cell office:value-type="float" office:value="0.000596062" calcext:value-type="float">
            <text:p>0.000596062</text:p>
          </table:table-cell>
          <table:table-cell office:value-type="float" office:value="0.016879276" calcext:value-type="float">
            <text:p>0.016879276</text:p>
          </table:table-cell>
          <table:table-cell office:value-type="float" office:value="0.000500817" calcext:value-type="float">
            <text:p>0.000500817</text:p>
          </table:table-cell>
          <table:table-cell office:value-type="float" office:value="0.000583632" calcext:value-type="float">
            <text:p>0.000583632</text:p>
          </table:table-cell>
          <table:table-cell office:value-type="float" office:value="565" calcext:value-type="float">
            <text:p>565</text:p>
          </table:table-cell>
          <table:table-cell office:value-type="float" office:value="1128156" calcext:value-type="float">
            <text:p>1128156</text:p>
          </table:table-cell>
          <table:table-cell office:value-type="float" office:value="968075" calcext:value-type="float">
            <text:p>968075</text:p>
          </table:table-cell>
          <table:table-cell office:value-type="string" calcext:value-type="string">
            <text:p>?b</text:p>
          </table:table-cell>
          <table:table-cell office:value-type="float" office:value="2.8761726355929" calcext:value-type="float">
            <text:p>2.8761726356</text:p>
          </table:table-cell>
          <table:table-cell table:formula="of:=IF([.J37] &lt;&gt; 0; 1; 0)" office:value-type="float" office:value="1" calcext:value-type="float">
            <text:p>1</text:p>
          </table:table-cell>
          <table:table-cell table:formula="of:=IF(AND([.K37]=1; [.J37]&gt;=[.E3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hasChild&gt; <text:s/>?b <text:s/>?a <text:s/>&lt;wasBornIn&gt; <text:s/>?f <text:s text:c="2"/>=&gt; ?a <text:s/>&lt;hasChild&gt; <text:s/>?b</text:p>
          </table:table-cell>
          <table:table-cell office:value-type="float" office:value="0.000256359" calcext:value-type="float">
            <text:p>0.000256359</text:p>
          </table:table-cell>
          <table:table-cell office:value-type="float" office:value="0.021029857" calcext:value-type="float">
            <text:p>0.021029857</text:p>
          </table:table-cell>
          <table:table-cell table:number-columns-repeated="2" office:value-type="float" office:value="0.000629687" calcext:value-type="float">
            <text:p>0.000629687</text:p>
          </table:table-cell>
          <table:table-cell office:value-type="float" office:value="243" calcext:value-type="float">
            <text:p>243</text:p>
          </table:table-cell>
          <table:table-cell table:number-columns-repeated="2" office:value-type="float" office:value="385906" calcext:value-type="float">
            <text:p>385906</text:p>
          </table:table-cell>
          <table:table-cell office:value-type="string" calcext:value-type="string">
            <text:p>?b</text:p>
          </table:table-cell>
          <table:table-cell office:value-type="float" office:value="0.395558881108208" calcext:value-type="float">
            <text:p>0.3955588811</text:p>
          </table:table-cell>
          <table:table-cell table:formula="of:=IF([.J38] &lt;&gt; 0; 1; 0)" office:value-type="float" office:value="1" calcext:value-type="float">
            <text:p>1</text:p>
          </table:table-cell>
          <table:table-cell table:formula="of:=IF(AND([.K38]=1; [.J38]&gt;=[.E3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isLocatedIn&gt; <text:s/>?f <text:s/>?j <text:s/>&lt;isLocatedIn&gt; <text:s/>?f <text:s/>?a <text:s/>&lt;wasBornIn&gt; <text:s/>?j <text:s text:c="2"/>=&gt; ?a <text:s/>&lt;livesIn&gt; <text:s/>?b</text:p>
          </table:table-cell>
          <table:table-cell office:value-type="float" office:value="0.000995898" calcext:value-type="float">
            <text:p>0.000995898</text:p>
          </table:table-cell>
          <table:table-cell office:value-type="float" office:value="0.064688549" calcext:value-type="float">
            <text:p>0.064688549</text:p>
          </table:table-cell>
          <table:table-cell office:value-type="float" office:value="0.000043506" calcext:value-type="float">
            <text:p>0.000043506</text:p>
          </table:table-cell>
          <table:table-cell office:value-type="float" office:value="0.000635568" calcext:value-type="float">
            <text:p>0.000635568</text:p>
          </table:table-cell>
          <table:table-cell office:value-type="float" office:value="944" calcext:value-type="float">
            <text:p>944</text:p>
          </table:table-cell>
          <table:table-cell office:value-type="float" office:value="21697981" calcext:value-type="float">
            <text:p>21697981</text:p>
          </table:table-cell>
          <table:table-cell office:value-type="float" office:value="1485286" calcext:value-type="float">
            <text:p>148528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9] &lt;&gt; 0; 1; 0)" office:value-type="float" office:value="0" calcext:value-type="float">
            <text:p>0</text:p>
          </table:table-cell>
          <table:table-cell table:formula="of:=IF(AND([.K39]=1; [.J39]&gt;=[.E3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b <text:s/>&lt;isLocatedIn&gt; <text:s/>?j <text:s/>?f <text:s/>&lt;isLocatedIn&gt; <text:s/>?j <text:s text:c="2"/>=&gt; ?a <text:s/>&lt;wasBornIn&gt; <text:s/>?b</text:p>
          </table:table-cell>
          <table:table-cell office:value-type="float" office:value="0.002004456" calcext:value-type="float">
            <text:p>0.002004456</text:p>
          </table:table-cell>
          <table:table-cell office:value-type="float" office:value="0.033951003" calcext:value-type="float">
            <text:p>0.033951003</text:p>
          </table:table-cell>
          <table:table-cell office:value-type="float" office:value="0.000252043" calcext:value-type="float">
            <text:p>0.000252043</text:p>
          </table:table-cell>
          <table:table-cell office:value-type="float" office:value="0.000635887" calcext:value-type="float">
            <text:p>0.000635887</text:p>
          </table:table-cell>
          <table:table-cell office:value-type="float" office:value="1900" calcext:value-type="float">
            <text:p>1900</text:p>
          </table:table-cell>
          <table:table-cell office:value-type="float" office:value="7538385" calcext:value-type="float">
            <text:p>7538385</text:p>
          </table:table-cell>
          <table:table-cell office:value-type="float" office:value="2987951" calcext:value-type="float">
            <text:p>298795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0] &lt;&gt; 0; 1; 0)" office:value-type="float" office:value="0" calcext:value-type="float">
            <text:p>0</text:p>
          </table:table-cell>
          <table:table-cell table:formula="of:=IF(AND([.K40]=1; [.J40]&gt;=[.E4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wasBornIn&gt; <text:s/>?f <text:s/>?i <text:s/>&lt;wasBornIn&gt; <text:s/>?f <text:s text:c="2"/>=&gt; ?a <text:s/>&lt;produced&gt; <text:s/>?b</text:p>
          </table:table-cell>
          <table:table-cell office:value-type="float" office:value="0.000475795" calcext:value-type="float">
            <text:p>0.000475795</text:p>
          </table:table-cell>
          <table:table-cell office:value-type="float" office:value="0.022353291" calcext:value-type="float">
            <text:p>0.022353291</text:p>
          </table:table-cell>
          <table:table-cell office:value-type="float" office:value="0.000129762" calcext:value-type="float">
            <text:p>0.000129762</text:p>
          </table:table-cell>
          <table:table-cell office:value-type="float" office:value="0.000642988" calcext:value-type="float">
            <text:p>0.000642988</text:p>
          </table:table-cell>
          <table:table-cell office:value-type="float" office:value="451" calcext:value-type="float">
            <text:p>451</text:p>
          </table:table-cell>
          <table:table-cell office:value-type="float" office:value="3475603" calcext:value-type="float">
            <text:p>3475603</text:p>
          </table:table-cell>
          <table:table-cell office:value-type="float" office:value="701413" calcext:value-type="float">
            <text:p>701413</text:p>
          </table:table-cell>
          <table:table-cell office:value-type="string" calcext:value-type="string">
            <text:p>?b</text:p>
          </table:table-cell>
          <table:table-cell office:value-type="float" office:value="26.334283023013" calcext:value-type="float">
            <text:p>26.334283023</text:p>
          </table:table-cell>
          <table:table-cell table:formula="of:=IF([.J41] &lt;&gt; 0; 1; 0)" office:value-type="float" office:value="1" calcext:value-type="float">
            <text:p>1</text:p>
          </table:table-cell>
          <table:table-cell table:formula="of:=IF(AND([.K41]=1; [.J41]&gt;=[.E4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influences&gt; <text:s/>?b <text:s/>?i <text:s/>&lt;wasBornIn&gt; <text:s/>?f <text:s text:c="2"/>=&gt; ?a <text:s/>&lt;influences&gt; <text:s/>?b</text:p>
          </table:table-cell>
          <table:table-cell office:value-type="float" office:value="0.000305943" calcext:value-type="float">
            <text:p>0.000305943</text:p>
          </table:table-cell>
          <table:table-cell office:value-type="float" office:value="0.02078853" calcext:value-type="float">
            <text:p>0.02078853</text:p>
          </table:table-cell>
          <table:table-cell table:number-columns-repeated="2" office:value-type="float" office:value="0.000708726" calcext:value-type="float">
            <text:p>0.000708726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409185" calcext:value-type="float">
            <text:p>409185</text:p>
          </table:table-cell>
          <table:table-cell office:value-type="string" calcext:value-type="string">
            <text:p>?b</text:p>
          </table:table-cell>
          <table:table-cell office:value-type="float" office:value="1.4942494595993" calcext:value-type="float">
            <text:p>1.4942494596</text:p>
          </table:table-cell>
          <table:table-cell table:formula="of:=IF([.J42] &lt;&gt; 0; 1; 0)" office:value-type="float" office:value="1" calcext:value-type="float">
            <text:p>1</text:p>
          </table:table-cell>
          <table:table-cell table:formula="of:=IF(AND([.K42]=1; [.J42]&gt;=[.E4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Currency&gt; <text:s/>?j <text:s/>?f <text:s/>&lt;hasCurrency&gt; <text:s/>?j <text:s/>?b <text:s/>&lt;isLocatedIn&gt; <text:s/>?f <text:s text:c="2"/>=&gt; ?a <text:s/>&lt;hasCapital&gt; <text:s/>?b</text:p>
          </table:table-cell>
          <table:table-cell office:value-type="float" office:value="0.000027429" calcext:value-type="float">
            <text:p>0.000027429</text:p>
          </table:table-cell>
          <table:table-cell office:value-type="float" office:value="0.012269939" calcext:value-type="float">
            <text:p>0.012269939</text:p>
          </table:table-cell>
          <table:table-cell office:value-type="float" office:value="0.000428993" calcext:value-type="float">
            <text:p>0.000428993</text:p>
          </table:table-cell>
          <table:table-cell office:value-type="float" office:value="0.000720541" calcext:value-type="float">
            <text:p>0.000720541</text:p>
          </table:table-cell>
          <table:table-cell office:value-type="float" office:value="26" calcext:value-type="float">
            <text:p>26</text:p>
          </table:table-cell>
          <table:table-cell office:value-type="float" office:value="60607" calcext:value-type="float">
            <text:p>60607</text:p>
          </table:table-cell>
          <table:table-cell office:value-type="float" office:value="36084" calcext:value-type="float">
            <text:p>3608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3] &lt;&gt; 0; 1; 0)" office:value-type="float" office:value="0" calcext:value-type="float">
            <text:p>0</text:p>
          </table:table-cell>
          <table:table-cell table:formula="of:=IF(AND([.K43]=1; [.J43]&gt;=[.E4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diedIn&gt; <text:s/>?f <text:s/>?i <text:s/>&lt;directed&gt; <text:s/>?b <text:s text:c="2"/>=&gt; ?a <text:s/>&lt;produced&gt; <text:s/>?b</text:p>
          </table:table-cell>
          <table:table-cell office:value-type="float" office:value="0.000334428" calcext:value-type="float">
            <text:p>0.000334428</text:p>
          </table:table-cell>
          <table:table-cell office:value-type="float" office:value="0.015711737" calcext:value-type="float">
            <text:p>0.015711737</text:p>
          </table:table-cell>
          <table:table-cell office:value-type="float" office:value="0.000314215" calcext:value-type="float">
            <text:p>0.000314215</text:p>
          </table:table-cell>
          <table:table-cell office:value-type="float" office:value="0.000750482" calcext:value-type="float">
            <text:p>0.000750482</text:p>
          </table:table-cell>
          <table:table-cell office:value-type="float" office:value="317" calcext:value-type="float">
            <text:p>317</text:p>
          </table:table-cell>
          <table:table-cell office:value-type="float" office:value="1008862" calcext:value-type="float">
            <text:p>1008862</text:p>
          </table:table-cell>
          <table:table-cell office:value-type="float" office:value="422395" calcext:value-type="float">
            <text:p>422395</text:p>
          </table:table-cell>
          <table:table-cell office:value-type="string" calcext:value-type="string">
            <text:p>?b</text:p>
          </table:table-cell>
          <table:table-cell office:value-type="float" office:value="1.04612533248594" calcext:value-type="float">
            <text:p>1.0461253325</text:p>
          </table:table-cell>
          <table:table-cell table:formula="of:=IF([.J44] &lt;&gt; 0; 1; 0)" office:value-type="float" office:value="1" calcext:value-type="float">
            <text:p>1</text:p>
          </table:table-cell>
          <table:table-cell table:formula="of:=IF(AND([.K44]=1; [.J44]&gt;=[.E4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hasCapital&gt; <text:s/>?j <text:s/>?b <text:s/>&lt;isLocatedIn&gt; <text:s/>?f <text:s/>?a <text:s/>&lt;livesIn&gt; <text:s/>?j <text:s text:c="2"/>=&gt; ?a <text:s/>&lt;livesIn&gt; <text:s/>?b</text:p>
          </table:table-cell>
          <table:table-cell office:value-type="float" office:value="0.000600282" calcext:value-type="float">
            <text:p>0.000600282</text:p>
          </table:table-cell>
          <table:table-cell office:value-type="float" office:value="0.038991297" calcext:value-type="float">
            <text:p>0.038991297</text:p>
          </table:table-cell>
          <table:table-cell table:number-columns-repeated="2" office:value-type="float" office:value="0.000768623" calcext:value-type="float">
            <text:p>0.000768623</text:p>
          </table:table-cell>
          <table:table-cell office:value-type="float" office:value="569" calcext:value-type="float">
            <text:p>569</text:p>
          </table:table-cell>
          <table:table-cell table:number-columns-repeated="2" office:value-type="float" office:value="740285" calcext:value-type="float">
            <text:p>74028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5] &lt;&gt; 0; 1; 0)" office:value-type="float" office:value="0" calcext:value-type="float">
            <text:p>0</text:p>
          </table:table-cell>
          <table:table-cell table:formula="of:=IF(AND([.K45]=1; [.J45]&gt;=[.E4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j <text:s/>?f <text:s/>&lt;hasCapital&gt; <text:s/>?j <text:s/>?b <text:s/>&lt;isLocatedIn&gt; <text:s/>?f <text:s text:c="2"/>=&gt; ?a <text:s/>&lt;diedIn&gt; <text:s/>?b</text:p>
          </table:table-cell>
          <table:table-cell office:value-type="float" office:value="0.002844218" calcext:value-type="float">
            <text:p>0.002844218</text:p>
          </table:table-cell>
          <table:table-cell office:value-type="float" office:value="0.121682614" calcext:value-type="float">
            <text:p>0.121682614</text:p>
          </table:table-cell>
          <table:table-cell table:number-columns-repeated="2" office:value-type="float" office:value="0.000774683" calcext:value-type="float">
            <text:p>0.000774683</text:p>
          </table:table-cell>
          <table:table-cell office:value-type="float" office:value="2696" calcext:value-type="float">
            <text:p>2696</text:p>
          </table:table-cell>
          <table:table-cell table:number-columns-repeated="2" office:value-type="float" office:value="3480135" calcext:value-type="float">
            <text:p>348013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6] &lt;&gt; 0; 1; 0)" office:value-type="float" office:value="0" calcext:value-type="float">
            <text:p>0</text:p>
          </table:table-cell>
          <table:table-cell table:formula="of:=IF(AND([.K46]=1; [.J46]&gt;=[.E4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hasWonPrize&gt; <text:s/>?f <text:s/>?i <text:s/>&lt;hasWonPrize&gt; <text:s/>?f <text:s text:c="2"/>=&gt; ?a <text:s/>&lt;actedIn&gt; <text:s/>?b</text:p>
          </table:table-cell>
          <table:table-cell office:value-type="float" office:value="0.001560311" calcext:value-type="float">
            <text:p>0.001560311</text:p>
          </table:table-cell>
          <table:table-cell office:value-type="float" office:value="0.013748548" calcext:value-type="float">
            <text:p>0.013748548</text:p>
          </table:table-cell>
          <table:table-cell office:value-type="float" office:value="0.000031143" calcext:value-type="float">
            <text:p>0.000031143</text:p>
          </table:table-cell>
          <table:table-cell office:value-type="float" office:value="0.000828506" calcext:value-type="float">
            <text:p>0.000828506</text:p>
          </table:table-cell>
          <table:table-cell office:value-type="float" office:value="1479" calcext:value-type="float">
            <text:p>1479</text:p>
          </table:table-cell>
          <table:table-cell office:value-type="float" office:value="47490648" calcext:value-type="float">
            <text:p>47490648</text:p>
          </table:table-cell>
          <table:table-cell office:value-type="float" office:value="1785142" calcext:value-type="float">
            <text:p>1785142</text:p>
          </table:table-cell>
          <table:table-cell office:value-type="string" calcext:value-type="string">
            <text:p>?b</text:p>
          </table:table-cell>
          <table:table-cell office:value-type="float" office:value="22.021742452568" calcext:value-type="float">
            <text:p>22.0217424526</text:p>
          </table:table-cell>
          <table:table-cell table:formula="of:=IF([.J47] &lt;&gt; 0; 1; 0)" office:value-type="float" office:value="1" calcext:value-type="float">
            <text:p>1</text:p>
          </table:table-cell>
          <table:table-cell table:formula="of:=IF(AND([.K47]=1; [.J47]&gt;=[.E4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isLocatedIn&gt; <text:s/>?f <text:s/>?j <text:s/>&lt;isLocatedIn&gt; <text:s/>?f <text:s/>?a <text:s/>&lt;livesIn&gt; <text:s/>?j <text:s text:c="2"/>=&gt; ?a <text:s/>&lt;wasBornIn&gt; <text:s/>?b</text:p>
          </table:table-cell>
          <table:table-cell office:value-type="float" office:value="0.000986403" calcext:value-type="float">
            <text:p>0.000986403</text:p>
          </table:table-cell>
          <table:table-cell office:value-type="float" office:value="0.016707467" calcext:value-type="float">
            <text:p>0.016707467</text:p>
          </table:table-cell>
          <table:table-cell office:value-type="float" office:value="0.000324703" calcext:value-type="float">
            <text:p>0.000324703</text:p>
          </table:table-cell>
          <table:table-cell office:value-type="float" office:value="0.000833917" calcext:value-type="float">
            <text:p>0.000833917</text:p>
          </table:table-cell>
          <table:table-cell office:value-type="float" office:value="935" calcext:value-type="float">
            <text:p>935</text:p>
          </table:table-cell>
          <table:table-cell office:value-type="float" office:value="2879557" calcext:value-type="float">
            <text:p>2879557</text:p>
          </table:table-cell>
          <table:table-cell office:value-type="float" office:value="1121215" calcext:value-type="float">
            <text:p>112121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8] &lt;&gt; 0; 1; 0)" office:value-type="float" office:value="0" calcext:value-type="float">
            <text:p>0</text:p>
          </table:table-cell>
          <table:table-cell table:formula="of:=IF(AND([.K48]=1; [.J48]&gt;=[.E4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hasCapital&gt; <text:s/>?j <text:s/>?b <text:s/>&lt;isLocatedIn&gt; <text:s/>?f <text:s/>?a <text:s/>&lt;isLocatedIn&gt; <text:s/>?j <text:s text:c="2"/>=&gt; ?a <text:s/>&lt;isLocatedIn&gt; <text:s/>?b</text:p>
          </table:table-cell>
          <table:table-cell office:value-type="float" office:value="0.005082879" calcext:value-type="float">
            <text:p>0.005082879</text:p>
          </table:table-cell>
          <table:table-cell office:value-type="float" office:value="0.022610695" calcext:value-type="float">
            <text:p>0.022610695</text:p>
          </table:table-cell>
          <table:table-cell table:number-columns-repeated="2" office:value-type="float" office:value="0.000933271" calcext:value-type="float">
            <text:p>0.000933271</text:p>
          </table:table-cell>
          <table:table-cell office:value-type="float" office:value="4818" calcext:value-type="float">
            <text:p>4818</text:p>
          </table:table-cell>
          <table:table-cell table:number-columns-repeated="2" office:value-type="float" office:value="5162486" calcext:value-type="float">
            <text:p>5162486</text:p>
          </table:table-cell>
          <table:table-cell office:value-type="string" calcext:value-type="string">
            <text:p>?a</text:p>
          </table:table-cell>
          <table:table-cell office:value-type="float" office:value="0.0288905197656184" calcext:value-type="float">
            <text:p>0.0288905198</text:p>
          </table:table-cell>
          <table:table-cell table:formula="of:=IF([.J49] &lt;&gt; 0; 1; 0)" office:value-type="float" office:value="1" calcext:value-type="float">
            <text:p>1</text:p>
          </table:table-cell>
          <table:table-cell table:formula="of:=IF(AND([.K49]=1; [.J49]&gt;=[.E4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j <text:s/>?b <text:s/>&lt;isLocatedIn&gt; <text:s/>?f <text:s/>?j <text:s/>&lt;isLocatedIn&gt; <text:s/>?f <text:s text:c="2"/>=&gt; ?a <text:s/>&lt;livesIn&gt; <text:s/>?b</text:p>
          </table:table-cell>
          <table:table-cell office:value-type="float" office:value="0.000278514" calcext:value-type="float">
            <text:p>0.000278514</text:p>
          </table:table-cell>
          <table:table-cell office:value-type="float" office:value="0.018090865" calcext:value-type="float">
            <text:p>0.018090865</text:p>
          </table:table-cell>
          <table:table-cell office:value-type="float" office:value="0.000035021" calcext:value-type="float">
            <text:p>0.000035021</text:p>
          </table:table-cell>
          <table:table-cell office:value-type="float" office:value="0.00096541" calcext:value-type="float">
            <text:p>0.00096541</text:p>
          </table:table-cell>
          <table:table-cell office:value-type="float" office:value="264" calcext:value-type="float">
            <text:p>264</text:p>
          </table:table-cell>
          <table:table-cell office:value-type="float" office:value="7538385" calcext:value-type="float">
            <text:p>7538385</text:p>
          </table:table-cell>
          <table:table-cell office:value-type="float" office:value="273459" calcext:value-type="float">
            <text:p>27345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0] &lt;&gt; 0; 1; 0)" office:value-type="float" office:value="0" calcext:value-type="float">
            <text:p>0</text:p>
          </table:table-cell>
          <table:table-cell table:formula="of:=IF(AND([.K50]=1; [.J50]&gt;=[.E5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hasChild&gt; <text:s/>?b <text:s/>?i <text:s/>&lt;wasBornIn&gt; <text:s/>?f <text:s text:c="2"/>=&gt; ?a <text:s/>&lt;hasChild&gt; <text:s/>?b</text:p>
          </table:table-cell>
          <table:table-cell office:value-type="float" office:value="0.000293284" calcext:value-type="float">
            <text:p>0.000293284</text:p>
          </table:table-cell>
          <table:table-cell office:value-type="float" office:value="0.024058849" calcext:value-type="float">
            <text:p>0.024058849</text:p>
          </table:table-cell>
          <table:table-cell table:number-columns-repeated="2" office:value-type="float" office:value="0.000983298" calcext:value-type="float">
            <text:p>0.000983298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282722" calcext:value-type="float">
            <text:p>282722</text:p>
          </table:table-cell>
          <table:table-cell office:value-type="string" calcext:value-type="string">
            <text:p>?b</text:p>
          </table:table-cell>
          <table:table-cell office:value-type="float" office:value="1.07046157270975" calcext:value-type="float">
            <text:p>1.0704615727</text:p>
          </table:table-cell>
          <table:table-cell table:formula="of:=IF([.J51] &lt;&gt; 0; 1; 0)" office:value-type="float" office:value="1" calcext:value-type="float">
            <text:p>1</text:p>
          </table:table-cell>
          <table:table-cell table:formula="of:=IF(AND([.K51]=1; [.J51]&gt;=[.E5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f <text:s/>?i <text:s/>&lt;isKnownFor&gt; <text:s/>?b <text:s/>?a <text:s/>&lt;livesIn&gt; <text:s/>?f <text:s text:c="2"/>=&gt; ?a <text:s/>&lt;isKnownFor&gt; <text:s/>?b</text:p>
          </table:table-cell>
          <table:table-cell office:value-type="float" office:value="0.000127652" calcext:value-type="float">
            <text:p>0.000127652</text:p>
          </table:table-cell>
          <table:table-cell office:value-type="float" office:value="0.020585233" calcext:value-type="float">
            <text:p>0.020585233</text:p>
          </table:table-cell>
          <table:table-cell table:number-columns-repeated="2" office:value-type="float" office:value="0.000990496" calcext:value-type="float">
            <text:p>0.000990496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122161" calcext:value-type="float">
            <text:p>122161</text:p>
          </table:table-cell>
          <table:table-cell office:value-type="string" calcext:value-type="string">
            <text:p>?b</text:p>
          </table:table-cell>
          <table:table-cell office:value-type="float" office:value="0.154804227611898" calcext:value-type="float">
            <text:p>0.1548042276</text:p>
          </table:table-cell>
          <table:table-cell table:formula="of:=IF([.J52] &lt;&gt; 0; 1; 0)" office:value-type="float" office:value="1" calcext:value-type="float">
            <text:p>1</text:p>
          </table:table-cell>
          <table:table-cell table:formula="of:=IF(AND([.K52]=1; [.J52]&gt;=[.E5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WonPrize&gt; <text:s/>?f <text:s/>?i <text:s/>&lt;hasWonPrize&gt; <text:s/>?f <text:s/>?i <text:s/>&lt;produced&gt; <text:s/>?b <text:s text:c="2"/>=&gt; ?a <text:s/>&lt;actedIn&gt; <text:s/>?b</text:p>
          </table:table-cell>
          <table:table-cell office:value-type="float" office:value="0.00115731" calcext:value-type="float">
            <text:p>0.00115731</text:p>
          </table:table-cell>
          <table:table-cell office:value-type="float" office:value="0.010197537" calcext:value-type="float">
            <text:p>0.010197537</text:p>
          </table:table-cell>
          <table:table-cell office:value-type="float" office:value="0.000891213" calcext:value-type="float">
            <text:p>0.000891213</text:p>
          </table:table-cell>
          <table:table-cell office:value-type="float" office:value="0.00102445" calcext:value-type="float">
            <text:p>0.00102445</text:p>
          </table:table-cell>
          <table:table-cell office:value-type="float" office:value="1097" calcext:value-type="float">
            <text:p>1097</text:p>
          </table:table-cell>
          <table:table-cell office:value-type="float" office:value="1230906" calcext:value-type="float">
            <text:p>1230906</text:p>
          </table:table-cell>
          <table:table-cell office:value-type="float" office:value="1070818" calcext:value-type="float">
            <text:p>1070818</text:p>
          </table:table-cell>
          <table:table-cell office:value-type="string" calcext:value-type="string">
            <text:p>?b</text:p>
          </table:table-cell>
          <table:table-cell office:value-type="float" office:value="9.23621953317296" calcext:value-type="float">
            <text:p>9.2362195332</text:p>
          </table:table-cell>
          <table:table-cell table:formula="of:=IF([.J53] &lt;&gt; 0; 1; 0)" office:value-type="float" office:value="1" calcext:value-type="float">
            <text:p>1</text:p>
          </table:table-cell>
          <table:table-cell table:formula="of:=IF(AND([.K53]=1; [.J53]&gt;=[.E5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i <text:s/>&lt;livesIn&gt; <text:s/>?f <text:s/>?i <text:s/>&lt;wasBornIn&gt; <text:s/>?b <text:s text:c="2"/>=&gt; ?a <text:s/>&lt;dealsWith&gt; <text:s/>?b</text:p>
          </table:table-cell>
          <table:table-cell office:value-type="float" office:value="0.000009495" calcext:value-type="float">
            <text:p>0.000009495</text:p>
          </table:table-cell>
          <table:table-cell office:value-type="float" office:value="0.013062409" calcext:value-type="float">
            <text:p>0.013062409</text:p>
          </table:table-cell>
          <table:table-cell table:number-columns-repeated="2" office:value-type="float" office:value="0.00103615" calcext:value-type="float">
            <text:p>0.001036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686" calcext:value-type="float">
            <text:p>8686</text:p>
          </table:table-cell>
          <table:table-cell office:value-type="string" calcext:value-type="string">
            <text:p>?a</text:p>
          </table:table-cell>
          <table:table-cell office:value-type="float" office:value="8.56097386538427" calcext:value-type="float">
            <text:p>8.5609738654</text:p>
          </table:table-cell>
          <table:table-cell table:formula="of:=IF([.J54] &lt;&gt; 0; 1; 0)" office:value-type="float" office:value="1" calcext:value-type="float">
            <text:p>1</text:p>
          </table:table-cell>
          <table:table-cell table:formula="of:=IF(AND([.K54]=1; [.J54]&gt;=[.E5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diedIn&gt; <text:s/>?f <text:s/>?i <text:s/>&lt;diedIn&gt; <text:s/>?f <text:s text:c="2"/>=&gt; ?a <text:s/>&lt;directed&gt; <text:s/>?b</text:p>
          </table:table-cell>
          <table:table-cell office:value-type="float" office:value="0.000817607" calcext:value-type="float">
            <text:p>0.000817607</text:p>
          </table:table-cell>
          <table:table-cell office:value-type="float" office:value="0.023152989" calcext:value-type="float">
            <text:p>0.023152989</text:p>
          </table:table-cell>
          <table:table-cell office:value-type="float" office:value="0.000579318" calcext:value-type="float">
            <text:p>0.000579318</text:p>
          </table:table-cell>
          <table:table-cell office:value-type="float" office:value="0.001072874" calcext:value-type="float">
            <text:p>0.001072874</text:p>
          </table:table-cell>
          <table:table-cell office:value-type="float" office:value="775" calcext:value-type="float">
            <text:p>775</text:p>
          </table:table-cell>
          <table:table-cell office:value-type="float" office:value="1337781" calcext:value-type="float">
            <text:p>1337781</text:p>
          </table:table-cell>
          <table:table-cell office:value-type="float" office:value="722359" calcext:value-type="float">
            <text:p>722359</text:p>
          </table:table-cell>
          <table:table-cell office:value-type="string" calcext:value-type="string">
            <text:p>?b</text:p>
          </table:table-cell>
          <table:table-cell office:value-type="float" office:value="2.89745732005653" calcext:value-type="float">
            <text:p>2.8974573201</text:p>
          </table:table-cell>
          <table:table-cell table:formula="of:=IF([.J55] &lt;&gt; 0; 1; 0)" office:value-type="float" office:value="1" calcext:value-type="float">
            <text:p>1</text:p>
          </table:table-cell>
          <table:table-cell table:formula="of:=IF(AND([.K55]=1; [.J55]&gt;=[.E5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produced&gt; <text:s/>?b <text:s/>?i <text:s/>&lt;produced&gt; <text:s/>?f <text:s text:c="2"/>=&gt; ?a <text:s/>&lt;directed&gt; <text:s/>?b</text:p>
          </table:table-cell>
          <table:table-cell office:value-type="float" office:value="0.000820772" calcext:value-type="float">
            <text:p>0.000820772</text:p>
          </table:table-cell>
          <table:table-cell office:value-type="float" office:value="0.023242613" calcext:value-type="float">
            <text:p>0.023242613</text:p>
          </table:table-cell>
          <table:table-cell office:value-type="float" office:value="0.000978295" calcext:value-type="float">
            <text:p>0.000978295</text:p>
          </table:table-cell>
          <table:table-cell office:value-type="float" office:value="0.001101052" calcext:value-type="float">
            <text:p>0.001101052</text:p>
          </table:table-cell>
          <table:table-cell office:value-type="float" office:value="778" calcext:value-type="float">
            <text:p>778</text:p>
          </table:table-cell>
          <table:table-cell office:value-type="float" office:value="795261" calcext:value-type="float">
            <text:p>795261</text:p>
          </table:table-cell>
          <table:table-cell office:value-type="float" office:value="706597" calcext:value-type="float">
            <text:p>706597</text:p>
          </table:table-cell>
          <table:table-cell office:value-type="string" calcext:value-type="string">
            <text:p>?b</text:p>
          </table:table-cell>
          <table:table-cell office:value-type="float" office:value="0.224942369738432" calcext:value-type="float">
            <text:p>0.2249423697</text:p>
          </table:table-cell>
          <table:table-cell table:formula="of:=IF([.J56] &lt;&gt; 0; 1; 0)" office:value-type="float" office:value="1" calcext:value-type="float">
            <text:p>1</text:p>
          </table:table-cell>
          <table:table-cell table:formula="of:=IF(AND([.K56]=1; [.J56]&gt;=[.E5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hasCapital&gt; <text:s/>?j <text:s/>?b <text:s/>&lt;isLocatedIn&gt; <text:s/>?f <text:s/>?a <text:s/>&lt;wasBornIn&gt; <text:s/>?j <text:s text:c="2"/>=&gt; ?a <text:s/>&lt;wasBornIn&gt; <text:s/>?b</text:p>
          </table:table-cell>
          <table:table-cell office:value-type="float" office:value="0.005720085" calcext:value-type="float">
            <text:p>0.005720085</text:p>
          </table:table-cell>
          <table:table-cell office:value-type="float" office:value="0.096885442" calcext:value-type="float">
            <text:p>0.096885442</text:p>
          </table:table-cell>
          <table:table-cell table:number-columns-repeated="2" office:value-type="float" office:value="0.001131439" calcext:value-type="float">
            <text:p>0.001131439</text:p>
          </table:table-cell>
          <table:table-cell office:value-type="float" office:value="5422" calcext:value-type="float">
            <text:p>5422</text:p>
          </table:table-cell>
          <table:table-cell table:number-columns-repeated="2" office:value-type="float" office:value="4792127" calcext:value-type="float">
            <text:p>479212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7] &lt;&gt; 0; 1; 0)" office:value-type="float" office:value="0" calcext:value-type="float">
            <text:p>0</text:p>
          </table:table-cell>
          <table:table-cell table:formula="of:=IF(AND([.K57]=1; [.J57]&gt;=[.E5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a <text:s/>?i <text:s/>&lt;isCitizenOf&gt; <text:s/>?f <text:s/>?b <text:s/>&lt;isLocatedIn&gt; <text:s/>?f <text:s text:c="2"/>=&gt; ?a <text:s/>&lt;hasCapital&gt; <text:s/>?b</text:p>
          </table:table-cell>
          <table:table-cell office:value-type="float" office:value="0.000036924" calcext:value-type="float">
            <text:p>0.000036924</text:p>
          </table:table-cell>
          <table:table-cell office:value-type="float" office:value="0.016517225" calcext:value-type="float">
            <text:p>0.016517225</text:p>
          </table:table-cell>
          <table:table-cell office:value-type="float" office:value="0.001084263" calcext:value-type="float">
            <text:p>0.001084263</text:p>
          </table:table-cell>
          <table:table-cell office:value-type="float" office:value="0.001167134" calcext:value-type="float">
            <text:p>0.001167134</text:p>
          </table:table-cell>
          <table:table-cell office:value-type="float" office:value="35" calcext:value-type="float">
            <text:p>35</text:p>
          </table:table-cell>
          <table:table-cell office:value-type="float" office:value="32280" calcext:value-type="float">
            <text:p>32280</text:p>
          </table:table-cell>
          <table:table-cell office:value-type="float" office:value="29988" calcext:value-type="float">
            <text:p>2998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8] &lt;&gt; 0; 1; 0)" office:value-type="float" office:value="0" calcext:value-type="float">
            <text:p>0</text:p>
          </table:table-cell>
          <table:table-cell table:formula="of:=IF(AND([.K58]=1; [.J58]&gt;=[.E5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rected&gt; <text:s/>?b <text:s/>?a <text:s/>&lt;hasWonPrize&gt; <text:s/>?f <text:s/>?i <text:s/>&lt;hasWonPrize&gt; <text:s/>?f <text:s text:c="2"/>=&gt; ?a <text:s/>&lt;actedIn&gt; <text:s/>?b</text:p>
          </table:table-cell>
          <table:table-cell office:value-type="float" office:value="0.001799791" calcext:value-type="float">
            <text:p>0.001799791</text:p>
          </table:table-cell>
          <table:table-cell office:value-type="float" office:value="0.015858703" calcext:value-type="float">
            <text:p>0.015858703</text:p>
          </table:table-cell>
          <table:table-cell office:value-type="float" office:value="0.001038481" calcext:value-type="float">
            <text:p>0.001038481</text:p>
          </table:table-cell>
          <table:table-cell office:value-type="float" office:value="0.001170998" calcext:value-type="float">
            <text:p>0.001170998</text:p>
          </table:table-cell>
          <table:table-cell office:value-type="float" office:value="1706" calcext:value-type="float">
            <text:p>1706</text:p>
          </table:table-cell>
          <table:table-cell office:value-type="float" office:value="1642784" calcext:value-type="float">
            <text:p>1642784</text:p>
          </table:table-cell>
          <table:table-cell office:value-type="float" office:value="1456877" calcext:value-type="float">
            <text:p>1456877</text:p>
          </table:table-cell>
          <table:table-cell office:value-type="string" calcext:value-type="string">
            <text:p>?b</text:p>
          </table:table-cell>
          <table:table-cell office:value-type="float" office:value="5.29394612880409" calcext:value-type="float">
            <text:p>5.2939461288</text:p>
          </table:table-cell>
          <table:table-cell table:formula="of:=IF([.J59] &lt;&gt; 0; 1; 0)" office:value-type="float" office:value="1" calcext:value-type="float">
            <text:p>1</text:p>
          </table:table-cell>
          <table:table-cell table:formula="of:=IF(AND([.K59]=1; [.J59]&gt;=[.E5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isLocatedIn&gt; <text:s/>?f <text:s/>?i <text:s/>&lt;isLocatedIn&gt; <text:s/>?f <text:s text:c="2"/>=&gt; ?a <text:s/>&lt;produced&gt; <text:s/>?b</text:p>
          </table:table-cell>
          <table:table-cell office:value-type="float" office:value="0.000229985" calcext:value-type="float">
            <text:p>0.000229985</text:p>
          </table:table-cell>
          <table:table-cell office:value-type="float" office:value="0.010804917" calcext:value-type="float">
            <text:p>0.010804917</text:p>
          </table:table-cell>
          <table:table-cell office:value-type="float" office:value="0.000181573" calcext:value-type="float">
            <text:p>0.000181573</text:p>
          </table:table-cell>
          <table:table-cell office:value-type="float" office:value="0.001177042" calcext:value-type="float">
            <text:p>0.001177042</text:p>
          </table:table-cell>
          <table:table-cell office:value-type="float" office:value="218" calcext:value-type="float">
            <text:p>218</text:p>
          </table:table-cell>
          <table:table-cell office:value-type="float" office:value="1200618" calcext:value-type="float">
            <text:p>1200618</text:p>
          </table:table-cell>
          <table:table-cell office:value-type="float" office:value="185210" calcext:value-type="float">
            <text:p>185210</text:p>
          </table:table-cell>
          <table:table-cell office:value-type="string" calcext:value-type="string">
            <text:p>?b</text:p>
          </table:table-cell>
          <table:table-cell office:value-type="float" office:value="30.0512015020569" calcext:value-type="float">
            <text:p>30.0512015021</text:p>
          </table:table-cell>
          <table:table-cell table:formula="of:=IF([.J60] &lt;&gt; 0; 1; 0)" office:value-type="float" office:value="1" calcext:value-type="float">
            <text:p>1</text:p>
          </table:table-cell>
          <table:table-cell table:formula="of:=IF(AND([.K60]=1; [.J60]&gt;=[.E6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wasBornIn&gt; <text:s/>?f <text:s/>?i <text:s/>&lt;wasBornIn&gt; <text:s/>?f <text:s text:c="2"/>=&gt; ?a <text:s/>&lt;directed&gt; <text:s/>?b</text:p>
          </table:table-cell>
          <table:table-cell office:value-type="float" office:value="0.001620445" calcext:value-type="float">
            <text:p>0.001620445</text:p>
          </table:table-cell>
          <table:table-cell office:value-type="float" office:value="0.04588773" calcext:value-type="float">
            <text:p>0.04588773</text:p>
          </table:table-cell>
          <table:table-cell office:value-type="float" office:value="0.000441938" calcext:value-type="float">
            <text:p>0.000441938</text:p>
          </table:table-cell>
          <table:table-cell office:value-type="float" office:value="0.001289148" calcext:value-type="float">
            <text:p>0.001289148</text:p>
          </table:table-cell>
          <table:table-cell office:value-type="float" office:value="1536" calcext:value-type="float">
            <text:p>1536</text:p>
          </table:table-cell>
          <table:table-cell office:value-type="float" office:value="3475603" calcext:value-type="float">
            <text:p>3475603</text:p>
          </table:table-cell>
          <table:table-cell office:value-type="float" office:value="1191485" calcext:value-type="float">
            <text:p>1191485</text:p>
          </table:table-cell>
          <table:table-cell office:value-type="string" calcext:value-type="string">
            <text:p>?b</text:p>
          </table:table-cell>
          <table:table-cell office:value-type="float" office:value="15.4883232249401" calcext:value-type="float">
            <text:p>15.4883232249</text:p>
          </table:table-cell>
          <table:table-cell table:formula="of:=IF([.J61] &lt;&gt; 0; 1; 0)" office:value-type="float" office:value="1" calcext:value-type="float">
            <text:p>1</text:p>
          </table:table-cell>
          <table:table-cell table:formula="of:=IF(AND([.K61]=1; [.J61]&gt;=[.E6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isLocatedIn&gt; <text:s/>?f <text:s/>?j <text:s/>&lt;isLocatedIn&gt; <text:s/>?f <text:s/>?a <text:s/>&lt;livesIn&gt; <text:s/>?j <text:s text:c="2"/>=&gt; ?a <text:s/>&lt;diedIn&gt; <text:s/>?b</text:p>
          </table:table-cell>
          <table:table-cell office:value-type="float" office:value="0.000272184" calcext:value-type="float">
            <text:p>0.000272184</text:p>
          </table:table-cell>
          <table:table-cell office:value-type="float" office:value="0.011644701" calcext:value-type="float">
            <text:p>0.011644701</text:p>
          </table:table-cell>
          <table:table-cell office:value-type="float" office:value="0.000089597" calcext:value-type="float">
            <text:p>0.000089597</text:p>
          </table:table-cell>
          <table:table-cell office:value-type="float" office:value="0.001317961" calcext:value-type="float">
            <text:p>0.001317961</text:p>
          </table:table-cell>
          <table:table-cell office:value-type="float" office:value="258" calcext:value-type="float">
            <text:p>258</text:p>
          </table:table-cell>
          <table:table-cell office:value-type="float" office:value="2879557" calcext:value-type="float">
            <text:p>2879557</text:p>
          </table:table-cell>
          <table:table-cell office:value-type="float" office:value="195757" calcext:value-type="float">
            <text:p>19575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2] &lt;&gt; 0; 1; 0)" office:value-type="float" office:value="0" calcext:value-type="float">
            <text:p>0</text:p>
          </table:table-cell>
          <table:table-cell table:formula="of:=IF(AND([.K62]=1; [.J62]&gt;=[.E6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b <text:s/>&lt;isCitizenOf&gt; <text:s/>?f <text:s/>?b <text:s/>&lt;livesIn&gt; <text:s/>?f <text:s text:c="2"/>=&gt; ?a <text:s/>&lt;hasAcademicAdvisor&gt; <text:s/>?b</text:p>
          </table:table-cell>
          <table:table-cell office:value-type="float" office:value="0.000030594" calcext:value-type="float">
            <text:p>0.000030594</text:p>
          </table:table-cell>
          <table:table-cell office:value-type="float" office:value="0.01489471" calcext:value-type="float">
            <text:p>0.01489471</text:p>
          </table:table-cell>
          <table:table-cell office:value-type="float" office:value="0.000044413" calcext:value-type="float">
            <text:p>0.000044413</text:p>
          </table:table-cell>
          <table:table-cell office:value-type="float" office:value="0.001334806" calcext:value-type="float">
            <text:p>0.001334806</text:p>
          </table:table-cell>
          <table:table-cell office:value-type="float" office:value="29" calcext:value-type="float">
            <text:p>29</text:p>
          </table:table-cell>
          <table:table-cell office:value-type="float" office:value="652955" calcext:value-type="float">
            <text:p>652955</text:p>
          </table:table-cell>
          <table:table-cell office:value-type="float" office:value="21726" calcext:value-type="float">
            <text:p>2172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3] &lt;&gt; 0; 1; 0)" office:value-type="float" office:value="0" calcext:value-type="float">
            <text:p>0</text:p>
          </table:table-cell>
          <table:table-cell table:formula="of:=IF(AND([.K63]=1; [.J63]&gt;=[.E6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isLocatedIn&gt; <text:s/>?f <text:s/>?j <text:s/>&lt;isLocatedIn&gt; <text:s/>?f <text:s/>?a <text:s/>&lt;livesIn&gt; <text:s/>?j <text:s text:c="2"/>=&gt; ?a <text:s/>&lt;isLeaderOf&gt; <text:s/>?b</text:p>
          </table:table-cell>
          <table:table-cell office:value-type="float" office:value="0.000147697" calcext:value-type="float">
            <text:p>0.000147697</text:p>
          </table:table-cell>
          <table:table-cell office:value-type="float" office:value="0.021947014" calcext:value-type="float">
            <text:p>0.021947014</text:p>
          </table:table-cell>
          <table:table-cell office:value-type="float" office:value="0.000048619" calcext:value-type="float">
            <text:p>0.000048619</text:p>
          </table:table-cell>
          <table:table-cell office:value-type="float" office:value="0.001344435" calcext:value-type="float">
            <text:p>0.001344435</text:p>
          </table:table-cell>
          <table:table-cell office:value-type="float" office:value="140" calcext:value-type="float">
            <text:p>140</text:p>
          </table:table-cell>
          <table:table-cell office:value-type="float" office:value="2879557" calcext:value-type="float">
            <text:p>2879557</text:p>
          </table:table-cell>
          <table:table-cell office:value-type="float" office:value="104133" calcext:value-type="float">
            <text:p>104133</text:p>
          </table:table-cell>
          <table:table-cell office:value-type="string" calcext:value-type="string">
            <text:p>?a</text:p>
          </table:table-cell>
          <table:table-cell office:value-type="float" office:value="1394172.81533216" calcext:value-type="float">
            <text:p>1394172.81533216</text:p>
          </table:table-cell>
          <table:table-cell table:formula="of:=IF([.J64] &lt;&gt; 0; 1; 0)" office:value-type="float" office:value="1" calcext:value-type="float">
            <text:p>1</text:p>
          </table:table-cell>
          <table:table-cell table:formula="of:=IF(AND([.K64]=1; [.J64]&gt;=[.E6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rected&gt; <text:s/>?b <text:s/>?a <text:s/>&lt;isLocatedIn&gt; <text:s/>?f <text:s/>?i <text:s/>&lt;isLocatedIn&gt; <text:s/>?f <text:s text:c="2"/>=&gt; ?a <text:s/>&lt;produced&gt; <text:s/>?b</text:p>
          </table:table-cell>
          <table:table-cell office:value-type="float" office:value="0.000312273" calcext:value-type="float">
            <text:p>0.000312273</text:p>
          </table:table-cell>
          <table:table-cell office:value-type="float" office:value="0.014670896" calcext:value-type="float">
            <text:p>0.014670896</text:p>
          </table:table-cell>
          <table:table-cell office:value-type="float" office:value="0.00060693" calcext:value-type="float">
            <text:p>0.00060693</text:p>
          </table:table-cell>
          <table:table-cell office:value-type="float" office:value="0.00134576" calcext:value-type="float">
            <text:p>0.00134576</text:p>
          </table:table-cell>
          <table:table-cell office:value-type="float" office:value="296" calcext:value-type="float">
            <text:p>296</text:p>
          </table:table-cell>
          <table:table-cell office:value-type="float" office:value="487700" calcext:value-type="float">
            <text:p>487700</text:p>
          </table:table-cell>
          <table:table-cell office:value-type="float" office:value="219950" calcext:value-type="float">
            <text:p>219950</text:p>
          </table:table-cell>
          <table:table-cell office:value-type="string" calcext:value-type="string">
            <text:p>?b</text:p>
          </table:table-cell>
          <table:table-cell office:value-type="float" office:value="6.21977107737381" calcext:value-type="float">
            <text:p>6.2197710774</text:p>
          </table:table-cell>
          <table:table-cell table:formula="of:=IF([.J65] &lt;&gt; 0; 1; 0)" office:value-type="float" office:value="1" calcext:value-type="float">
            <text:p>1</text:p>
          </table:table-cell>
          <table:table-cell table:formula="of:=IF(AND([.K65]=1; [.J65]&gt;=[.E6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f <text:s/>?i <text:s/>&lt;graduatedFrom&gt; <text:s/>?f <text:s/>?i <text:s/>&lt;isKnownFor&gt; <text:s/>?b <text:s text:c="2"/>=&gt; ?a <text:s/>&lt;worksAt&gt; <text:s/>?b</text:p>
          </table:table-cell>
          <table:table-cell office:value-type="float" office:value="0.000026374" calcext:value-type="float">
            <text:p>0.000026374</text:p>
          </table:table-cell>
          <table:table-cell office:value-type="float" office:value="0.010262726" calcext:value-type="float">
            <text:p>0.010262726</text:p>
          </table:table-cell>
          <table:table-cell office:value-type="float" office:value="0.000252474" calcext:value-type="float">
            <text:p>0.000252474</text:p>
          </table:table-cell>
          <table:table-cell office:value-type="float" office:value="0.001372043" calcext:value-type="float">
            <text:p>0.001372043</text:p>
          </table:table-cell>
          <table:table-cell office:value-type="float" office:value="25" calcext:value-type="float">
            <text:p>25</text:p>
          </table:table-cell>
          <table:table-cell office:value-type="float" office:value="99020" calcext:value-type="float">
            <text:p>99020</text:p>
          </table:table-cell>
          <table:table-cell office:value-type="float" office:value="18221" calcext:value-type="float">
            <text:p>18221</text:p>
          </table:table-cell>
          <table:table-cell office:value-type="string" calcext:value-type="string">
            <text:p>?a</text:p>
          </table:table-cell>
          <table:table-cell office:value-type="float" office:value="0.82015361324154" calcext:value-type="float">
            <text:p>0.8201536132</text:p>
          </table:table-cell>
          <table:table-cell table:formula="of:=IF([.J66] &lt;&gt; 0; 1; 0)" office:value-type="float" office:value="1" calcext:value-type="float">
            <text:p>1</text:p>
          </table:table-cell>
          <table:table-cell table:formula="of:=IF(AND([.K66]=1; [.J66]&gt;=[.E6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a <text:s/>?i <text:s/>&lt;isLeaderOf&gt; <text:s/>?f <text:s/>?b <text:s/>&lt;isLocatedIn&gt; <text:s/>?f <text:s text:c="2"/>=&gt; ?a <text:s/>&lt;hasCapital&gt; <text:s/>?b</text:p>
          </table:table-cell>
          <table:table-cell office:value-type="float" office:value="0.000099168" calcext:value-type="float">
            <text:p>0.000099168</text:p>
          </table:table-cell>
          <table:table-cell office:value-type="float" office:value="0.044360547" calcext:value-type="float">
            <text:p>0.044360547</text:p>
          </table:table-cell>
          <table:table-cell office:value-type="float" office:value="0.000363711" calcext:value-type="float">
            <text:p>0.000363711</text:p>
          </table:table-cell>
          <table:table-cell office:value-type="float" office:value="0.001533842" calcext:value-type="float">
            <text:p>0.001533842</text:p>
          </table:table-cell>
          <table:table-cell office:value-type="float" office:value="94" calcext:value-type="float">
            <text:p>94</text:p>
          </table:table-cell>
          <table:table-cell office:value-type="float" office:value="258447" calcext:value-type="float">
            <text:p>258447</text:p>
          </table:table-cell>
          <table:table-cell office:value-type="float" office:value="61284" calcext:value-type="float">
            <text:p>6128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7] &lt;&gt; 0; 1; 0)" office:value-type="float" office:value="0" calcext:value-type="float">
            <text:p>0</text:p>
          </table:table-cell>
          <table:table-cell table:formula="of:=IF(AND([.K67]=1; [.J67]&gt;=[.E6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graduatedFrom&gt; <text:s/>?f <text:s/>?a <text:s/>&lt;hasAcademicAdvisor&gt; <text:s/>?j <text:s/>?j <text:s/>&lt;worksAt&gt; <text:s/>?f <text:s text:c="2"/>=&gt; ?a <text:s/>&lt;hasAcademicAdvisor&gt; <text:s/>?b</text:p>
          </table:table-cell>
          <table:table-cell office:value-type="float" office:value="0.000090728" calcext:value-type="float">
            <text:p>0.000090728</text:p>
          </table:table-cell>
          <table:table-cell office:value-type="float" office:value="0.044170519" calcext:value-type="float">
            <text:p>0.044170519</text:p>
          </table:table-cell>
          <table:table-cell table:number-columns-repeated="2" office:value-type="float" office:value="0.001614023" calcext:value-type="float">
            <text:p>0.001614023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53283" calcext:value-type="float">
            <text:p>53283</text:p>
          </table:table-cell>
          <table:table-cell office:value-type="string" calcext:value-type="string">
            <text:p>?a</text:p>
          </table:table-cell>
          <table:table-cell office:value-type="float" office:value="1.54713435662667" calcext:value-type="float">
            <text:p>1.5471343566</text:p>
          </table:table-cell>
          <table:table-cell table:formula="of:=IF([.J68] &lt;&gt; 0; 1; 0)" office:value-type="float" office:value="1" calcext:value-type="float">
            <text:p>1</text:p>
          </table:table-cell>
          <table:table-cell table:formula="of:=IF(AND([.K68]=1; [.J68]&gt;=[.E6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a <text:s/>&lt;livesIn&gt; <text:s/>?f <text:s/>?b <text:s/>&lt;livesIn&gt; <text:s/>?f <text:s text:c="2"/>=&gt; ?a <text:s/>&lt;hasAcademicAdvisor&gt; <text:s/>?b</text:p>
          </table:table-cell>
          <table:table-cell office:value-type="float" office:value="0.0000211" calcext:value-type="float">
            <text:p>0.0000211</text:p>
          </table:table-cell>
          <table:table-cell office:value-type="float" office:value="0.010272214" calcext:value-type="float">
            <text:p>0.010272214</text:p>
          </table:table-cell>
          <table:table-cell office:value-type="float" office:value="0.000239432" calcext:value-type="float">
            <text:p>0.000239432</text:p>
          </table:table-cell>
          <table:table-cell office:value-type="float" office:value="0.001733553" calcext:value-type="float">
            <text:p>0.001733553</text:p>
          </table:table-cell>
          <table:table-cell office:value-type="float" office:value="20" calcext:value-type="float">
            <text:p>20</text:p>
          </table:table-cell>
          <table:table-cell office:value-type="float" office:value="83531" calcext:value-type="float">
            <text:p>83531</text:p>
          </table:table-cell>
          <table:table-cell office:value-type="float" office:value="11537" calcext:value-type="float">
            <text:p>1153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9] &lt;&gt; 0; 1; 0)" office:value-type="float" office:value="0" calcext:value-type="float">
            <text:p>0</text:p>
          </table:table-cell>
          <table:table-cell table:formula="of:=IF(AND([.K69]=1; [.J69]&gt;=[.E6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created&gt; <text:s/>?b <text:s/>?i <text:s/>&lt;created&gt; <text:s/>?f <text:s text:c="2"/>=&gt; ?a <text:s/>&lt;directed&gt; <text:s/>?b</text:p>
          </table:table-cell>
          <table:table-cell office:value-type="float" office:value="0.001061307" calcext:value-type="float">
            <text:p>0.001061307</text:p>
          </table:table-cell>
          <table:table-cell office:value-type="float" office:value="0.030054073" calcext:value-type="float">
            <text:p>0.030054073</text:p>
          </table:table-cell>
          <table:table-cell office:value-type="float" office:value="0.001193772" calcext:value-type="float">
            <text:p>0.001193772</text:p>
          </table:table-cell>
          <table:table-cell office:value-type="float" office:value="0.001876603" calcext:value-type="float">
            <text:p>0.001876603</text:p>
          </table:table-cell>
          <table:table-cell office:value-type="float" office:value="1006" calcext:value-type="float">
            <text:p>1006</text:p>
          </table:table-cell>
          <table:table-cell office:value-type="float" office:value="842707" calcext:value-type="float">
            <text:p>842707</text:p>
          </table:table-cell>
          <table:table-cell office:value-type="float" office:value="536075" calcext:value-type="float">
            <text:p>536075</text:p>
          </table:table-cell>
          <table:table-cell office:value-type="string" calcext:value-type="string">
            <text:p>?b</text:p>
          </table:table-cell>
          <table:table-cell office:value-type="float" office:value="5.70072446329151" calcext:value-type="float">
            <text:p>5.7007244633</text:p>
          </table:table-cell>
          <table:table-cell table:formula="of:=IF([.J70] &lt;&gt; 0; 1; 0)" office:value-type="float" office:value="1" calcext:value-type="float">
            <text:p>1</text:p>
          </table:table-cell>
          <table:table-cell table:formula="of:=IF(AND([.K70]=1; [.J70]&gt;=[.E7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isLocatedIn&gt; <text:s/>?f <text:s/>?i <text:s/>&lt;isLocatedIn&gt; <text:s/>?f <text:s text:c="2"/>=&gt; ?a <text:s/>&lt;directed&gt; <text:s/>?b</text:p>
          </table:table-cell>
          <table:table-cell office:value-type="float" office:value="0.000661471" calcext:value-type="float">
            <text:p>0.000661471</text:p>
          </table:table-cell>
          <table:table-cell office:value-type="float" office:value="0.018731515" calcext:value-type="float">
            <text:p>0.018731515</text:p>
          </table:table-cell>
          <table:table-cell office:value-type="float" office:value="0.000522231" calcext:value-type="float">
            <text:p>0.000522231</text:p>
          </table:table-cell>
          <table:table-cell office:value-type="float" office:value="0.00187751" calcext:value-type="float">
            <text:p>0.00187751</text:p>
          </table:table-cell>
          <table:table-cell office:value-type="float" office:value="627" calcext:value-type="float">
            <text:p>627</text:p>
          </table:table-cell>
          <table:table-cell office:value-type="float" office:value="1200618" calcext:value-type="float">
            <text:p>1200618</text:p>
          </table:table-cell>
          <table:table-cell office:value-type="float" office:value="333953" calcext:value-type="float">
            <text:p>333953</text:p>
          </table:table-cell>
          <table:table-cell office:value-type="string" calcext:value-type="string">
            <text:p>?b</text:p>
          </table:table-cell>
          <table:table-cell office:value-type="float" office:value="14.9259203091462" calcext:value-type="float">
            <text:p>14.9259203091</text:p>
          </table:table-cell>
          <table:table-cell table:formula="of:=IF([.J71] &lt;&gt; 0; 1; 0)" office:value-type="float" office:value="1" calcext:value-type="float">
            <text:p>1</text:p>
          </table:table-cell>
          <table:table-cell table:formula="of:=IF(AND([.K71]=1; [.J71]&gt;=[.E7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produced&gt; <text:s/>?b <text:s/>?i <text:s/>&lt;produced&gt; <text:s/>?f <text:s text:c="2"/>=&gt; ?a <text:s/>&lt;produced&gt; <text:s/>?b</text:p>
          </table:table-cell>
          <table:table-cell office:value-type="float" office:value="0.001675303" calcext:value-type="float">
            <text:p>0.001675303</text:p>
          </table:table-cell>
          <table:table-cell office:value-type="float" office:value="0.078707375" calcext:value-type="float">
            <text:p>0.078707375</text:p>
          </table:table-cell>
          <table:table-cell table:number-columns-repeated="2" office:value-type="float" office:value="0.001996829" calcext:value-type="float">
            <text:p>0.001996829</text:p>
          </table:table-cell>
          <table:table-cell office:value-type="float" office:value="1588" calcext:value-type="float">
            <text:p>1588</text:p>
          </table:table-cell>
          <table:table-cell table:number-columns-repeated="2" office:value-type="float" office:value="795261" calcext:value-type="float">
            <text:p>795261</text:p>
          </table:table-cell>
          <table:table-cell office:value-type="string" calcext:value-type="string">
            <text:p>?b</text:p>
          </table:table-cell>
          <table:table-cell office:value-type="float" office:value="0.115896815299986" calcext:value-type="float">
            <text:p>0.1158968153</text:p>
          </table:table-cell>
          <table:table-cell table:formula="of:=IF([.J72] &lt;&gt; 0; 1; 0)" office:value-type="float" office:value="1" calcext:value-type="float">
            <text:p>1</text:p>
          </table:table-cell>
          <table:table-cell table:formula="of:=IF(AND([.K72]=1; [.J72]&gt;=[.E7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AcademicAdvisor&gt; <text:s/>?j <text:s/>?j <text:s/>&lt;isCitizenOf&gt; <text:s/>?f <text:s/>?b <text:s/>&lt;livesIn&gt; <text:s/>?f <text:s text:c="2"/>=&gt; ?a <text:s/>&lt;hasAcademicAdvisor&gt; <text:s/>?b</text:p>
          </table:table-cell>
          <table:table-cell office:value-type="float" office:value="0.000148752" calcext:value-type="float">
            <text:p>0.000148752</text:p>
          </table:table-cell>
          <table:table-cell office:value-type="float" office:value="0.072419106" calcext:value-type="float">
            <text:p>0.072419106</text:p>
          </table:table-cell>
          <table:table-cell table:number-columns-repeated="2" office:value-type="float" office:value="0.002022172" calcext:value-type="float">
            <text:p>0.002022172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69727" calcext:value-type="float">
            <text:p>69727</text:p>
          </table:table-cell>
          <table:table-cell office:value-type="string" calcext:value-type="string">
            <text:p>?a</text:p>
          </table:table-cell>
          <table:table-cell office:value-type="float" office:value="5.43810638839682" calcext:value-type="float">
            <text:p>5.4381063884</text:p>
          </table:table-cell>
          <table:table-cell table:formula="of:=IF([.J73] &lt;&gt; 0; 1; 0)" office:value-type="float" office:value="1" calcext:value-type="float">
            <text:p>1</text:p>
          </table:table-cell>
          <table:table-cell table:formula="of:=IF(AND([.K73]=1; [.J73]&gt;=[.E7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isLocatedIn&gt; <text:s/>?a <text:s text:c="2"/>=&gt; ?a <text:s/>&lt;hasCapital&gt; <text:s/>?b</text:p>
          </table:table-cell>
          <table:table-cell office:value-type="float" office:value="0.000111828" calcext:value-type="float">
            <text:p>0.000111828</text:p>
          </table:table-cell>
          <table:table-cell office:value-type="float" office:value="0.050023596" calcext:value-type="float">
            <text:p>0.050023596</text:p>
          </table:table-cell>
          <table:table-cell office:value-type="float" office:value="0.000497454" calcext:value-type="float">
            <text:p>0.000497454</text:p>
          </table:table-cell>
          <table:table-cell office:value-type="float" office:value="0.002087025" calcext:value-type="float">
            <text:p>0.002087025</text:p>
          </table:table-cell>
          <table:table-cell office:value-type="float" office:value="106" calcext:value-type="float">
            <text:p>106</text:p>
          </table:table-cell>
          <table:table-cell office:value-type="float" office:value="213085" calcext:value-type="float">
            <text:p>213085</text:p>
          </table:table-cell>
          <table:table-cell office:value-type="float" office:value="50790" calcext:value-type="float">
            <text:p>5079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4] &lt;&gt; 0; 1; 0)" office:value-type="float" office:value="0" calcext:value-type="float">
            <text:p>0</text:p>
          </table:table-cell>
          <table:table-cell table:formula="of:=IF(AND([.K74]=1; [.J74]&gt;=[.E7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KnownFor&gt; <text:s/>?b <text:s/>?a <text:s/>&lt;livesIn&gt; <text:s/>?f <text:s/>?i <text:s/>&lt;livesIn&gt; <text:s/>?f <text:s text:c="2"/>=&gt; ?a <text:s/>&lt;livesIn&gt; <text:s/>?b</text:p>
          </table:table-cell>
          <table:table-cell office:value-type="float" office:value="0.000187786" calcext:value-type="float">
            <text:p>0.000187786</text:p>
          </table:table-cell>
          <table:table-cell office:value-type="float" office:value="0.012197629" calcext:value-type="float">
            <text:p>0.012197629</text:p>
          </table:table-cell>
          <table:table-cell table:number-columns-repeated="2" office:value-type="float" office:value="0.002117233" calcext:value-type="float">
            <text:p>0.002117233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84072" calcext:value-type="float">
            <text:p>84072</text:p>
          </table:table-cell>
          <table:table-cell office:value-type="string" calcext:value-type="string">
            <text:p>?a</text:p>
          </table:table-cell>
          <table:table-cell office:value-type="float" office:value="0.0132306260361308" calcext:value-type="float">
            <text:p>0.013230626</text:p>
          </table:table-cell>
          <table:table-cell table:formula="of:=IF([.J75] &lt;&gt; 0; 1; 0)" office:value-type="float" office:value="1" calcext:value-type="float">
            <text:p>1</text:p>
          </table:table-cell>
          <table:table-cell table:formula="of:=IF(AND([.K75]=1; [.J75]&gt;=[.E7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directed&gt; <text:s/>?b <text:s/>?i <text:s/>&lt;directed&gt; <text:s/>?f <text:s text:c="2"/>=&gt; ?a <text:s/>&lt;produced&gt; <text:s/>?b</text:p>
          </table:table-cell>
          <table:table-cell office:value-type="float" office:value="0.001031767" calcext:value-type="float">
            <text:p>0.001031767</text:p>
          </table:table-cell>
          <table:table-cell office:value-type="float" office:value="0.048473434" calcext:value-type="float">
            <text:p>0.048473434</text:p>
          </table:table-cell>
          <table:table-cell office:value-type="float" office:value="0.001070853" calcext:value-type="float">
            <text:p>0.001070853</text:p>
          </table:table-cell>
          <table:table-cell office:value-type="float" office:value="0.002186692" calcext:value-type="float">
            <text:p>0.002186692</text:p>
          </table:table-cell>
          <table:table-cell office:value-type="float" office:value="978" calcext:value-type="float">
            <text:p>978</text:p>
          </table:table-cell>
          <table:table-cell office:value-type="float" office:value="913291" calcext:value-type="float">
            <text:p>913291</text:p>
          </table:table-cell>
          <table:table-cell office:value-type="float" office:value="447251" calcext:value-type="float">
            <text:p>447251</text:p>
          </table:table-cell>
          <table:table-cell office:value-type="string" calcext:value-type="string">
            <text:p>?b</text:p>
          </table:table-cell>
          <table:table-cell office:value-type="float" office:value="0.989819798645409" calcext:value-type="float">
            <text:p>0.9898197986</text:p>
          </table:table-cell>
          <table:table-cell table:formula="of:=IF([.J76] &lt;&gt; 0; 1; 0)" office:value-type="float" office:value="1" calcext:value-type="float">
            <text:p>1</text:p>
          </table:table-cell>
          <table:table-cell table:formula="of:=IF(AND([.K76]=1; [.J76]&gt;=[.E7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created&gt; <text:s/>?b <text:s/>?i <text:s/>&lt;created&gt; <text:s/>?f <text:s text:c="2"/>=&gt; ?a <text:s/>&lt;produced&gt; <text:s/>?b</text:p>
          </table:table-cell>
          <table:table-cell office:value-type="float" office:value="0.000821827" calcext:value-type="float">
            <text:p>0.000821827</text:p>
          </table:table-cell>
          <table:table-cell office:value-type="float" office:value="0.03861023" calcext:value-type="float">
            <text:p>0.03861023</text:p>
          </table:table-cell>
          <table:table-cell office:value-type="float" office:value="0.000924402" calcext:value-type="float">
            <text:p>0.000924402</text:p>
          </table:table-cell>
          <table:table-cell office:value-type="float" office:value="0.002289755" calcext:value-type="float">
            <text:p>0.002289755</text:p>
          </table:table-cell>
          <table:table-cell office:value-type="float" office:value="779" calcext:value-type="float">
            <text:p>779</text:p>
          </table:table-cell>
          <table:table-cell office:value-type="float" office:value="842707" calcext:value-type="float">
            <text:p>842707</text:p>
          </table:table-cell>
          <table:table-cell office:value-type="float" office:value="340211" calcext:value-type="float">
            <text:p>340211</text:p>
          </table:table-cell>
          <table:table-cell office:value-type="string" calcext:value-type="string">
            <text:p>?b</text:p>
          </table:table-cell>
          <table:table-cell office:value-type="float" office:value="25.5623805932023" calcext:value-type="float">
            <text:p>25.5623805932</text:p>
          </table:table-cell>
          <table:table-cell table:formula="of:=IF([.J77] &lt;&gt; 0; 1; 0)" office:value-type="float" office:value="1" calcext:value-type="float">
            <text:p>1</text:p>
          </table:table-cell>
          <table:table-cell table:formula="of:=IF(AND([.K77]=1; [.J77]&gt;=[.E7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j <text:s/>?b <text:s/>&lt;hasAcademicAdvisor&gt; <text:s/>?f <text:s/>?f <text:s/>&lt;worksAt&gt; <text:s/>?j <text:s text:c="2"/>=&gt; ?a <text:s/>&lt;hasAcademicAdvisor&gt; <text:s/>?b</text:p>
          </table:table-cell>
          <table:table-cell office:value-type="float" office:value="0.0000211" calcext:value-type="float">
            <text:p>0.0000211</text:p>
          </table:table-cell>
          <table:table-cell office:value-type="float" office:value="0.010272214" calcext:value-type="float">
            <text:p>0.010272214</text:p>
          </table:table-cell>
          <table:table-cell office:value-type="float" office:value="0.000375354" calcext:value-type="float">
            <text:p>0.000375354</text:p>
          </table:table-cell>
          <table:table-cell office:value-type="float" office:value="0.002531005" calcext:value-type="float">
            <text:p>0.002531005</text:p>
          </table:table-cell>
          <table:table-cell office:value-type="float" office:value="20" calcext:value-type="float">
            <text:p>20</text:p>
          </table:table-cell>
          <table:table-cell office:value-type="float" office:value="53283" calcext:value-type="float">
            <text:p>53283</text:p>
          </table:table-cell>
          <table:table-cell office:value-type="float" office:value="7902" calcext:value-type="float">
            <text:p>790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8] &lt;&gt; 0; 1; 0)" office:value-type="float" office:value="0" calcext:value-type="float">
            <text:p>0</text:p>
          </table:table-cell>
          <table:table-cell table:formula="of:=IF(AND([.K78]=1; [.J78]&gt;=[.E7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f <text:s/>?i <text:s/>&lt;isKnownFor&gt; <text:s/>?b <text:s/>?i <text:s/>&lt;worksAt&gt; <text:s/>?f <text:s text:c="2"/>=&gt; ?a <text:s/>&lt;isKnownFor&gt; <text:s/>?b</text:p>
          </table:table-cell>
          <table:table-cell office:value-type="float" office:value="0.000097058" calcext:value-type="float">
            <text:p>0.000097058</text:p>
          </table:table-cell>
          <table:table-cell office:value-type="float" office:value="0.015651582" calcext:value-type="float">
            <text:p>0.015651582</text:p>
          </table:table-cell>
          <table:table-cell table:number-columns-repeated="2" office:value-type="float" office:value="0.002590163" calcext:value-type="float">
            <text:p>0.002590163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35519" calcext:value-type="float">
            <text:p>35519</text:p>
          </table:table-cell>
          <table:table-cell office:value-type="string" calcext:value-type="string">
            <text:p>?b</text:p>
          </table:table-cell>
          <table:table-cell office:value-type="float" office:value="0.0549017598865301" calcext:value-type="float">
            <text:p>0.0549017599</text:p>
          </table:table-cell>
          <table:table-cell table:formula="of:=IF([.J79] &lt;&gt; 0; 1; 0)" office:value-type="float" office:value="1" calcext:value-type="float">
            <text:p>1</text:p>
          </table:table-cell>
          <table:table-cell table:formula="of:=IF(AND([.K79]=1; [.J79]&gt;=[.E7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isCitizenOf&gt; <text:s/>?f <text:s/>?a <text:s/>&lt;livesIn&gt; <text:s/>?f <text:s/>?b <text:s/>&lt;livesIn&gt; <text:s/>?f <text:s text:c="2"/>=&gt; ?a <text:s/>&lt;hasAcademicAdvisor&gt; <text:s/>?b</text:p>
          </table:table-cell>
          <table:table-cell office:value-type="float" office:value="0.000024264" calcext:value-type="float">
            <text:p>0.000024264</text:p>
          </table:table-cell>
          <table:table-cell office:value-type="float" office:value="0.011813046" calcext:value-type="float">
            <text:p>0.011813046</text:p>
          </table:table-cell>
          <table:table-cell office:value-type="float" office:value="0.000275347" calcext:value-type="float">
            <text:p>0.000275347</text:p>
          </table:table-cell>
          <table:table-cell office:value-type="float" office:value="0.002746269" calcext:value-type="float">
            <text:p>0.002746269</text:p>
          </table:table-cell>
          <table:table-cell office:value-type="float" office:value="23" calcext:value-type="float">
            <text:p>23</text:p>
          </table:table-cell>
          <table:table-cell office:value-type="float" office:value="83531" calcext:value-type="float">
            <text:p>83531</text:p>
          </table:table-cell>
          <table:table-cell office:value-type="float" office:value="8375" calcext:value-type="float">
            <text:p>837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0] &lt;&gt; 0; 1; 0)" office:value-type="float" office:value="0" calcext:value-type="float">
            <text:p>0</text:p>
          </table:table-cell>
          <table:table-cell table:formula="of:=IF(AND([.K80]=1; [.J80]&gt;=[.E8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asWonPrize&gt; <text:s/>?f <text:s/>?i <text:s/>&lt;hasWonPrize&gt; <text:s/>?f <text:s/>?i <text:s/>&lt;influences&gt; <text:s/>?a <text:s text:c="2"/>=&gt; ?a <text:s/>&lt;hasAcademicAdvisor&gt; <text:s/>?b</text:p>
          </table:table-cell>
          <table:table-cell office:value-type="float" office:value="0.0000211" calcext:value-type="float">
            <text:p>0.0000211</text:p>
          </table:table-cell>
          <table:table-cell office:value-type="float" office:value="0.010272214" calcext:value-type="float">
            <text:p>0.010272214</text:p>
          </table:table-cell>
          <table:table-cell office:value-type="float" office:value="0.000024649" calcext:value-type="float">
            <text:p>0.000024649</text:p>
          </table:table-cell>
          <table:table-cell office:value-type="float" office:value="0.002750653" calcext:value-type="float">
            <text:p>0.002750653</text:p>
          </table:table-cell>
          <table:table-cell office:value-type="float" office:value="20" calcext:value-type="float">
            <text:p>20</text:p>
          </table:table-cell>
          <table:table-cell office:value-type="float" office:value="811395" calcext:value-type="float">
            <text:p>811395</text:p>
          </table:table-cell>
          <table:table-cell office:value-type="float" office:value="7271" calcext:value-type="float">
            <text:p>7271</text:p>
          </table:table-cell>
          <table:table-cell office:value-type="string" calcext:value-type="string">
            <text:p>?a</text:p>
          </table:table-cell>
          <table:table-cell office:value-type="float" office:value="5707.08876529235" calcext:value-type="float">
            <text:p>5707.0887652924</text:p>
          </table:table-cell>
          <table:table-cell table:formula="of:=IF([.J81] &lt;&gt; 0; 1; 0)" office:value-type="float" office:value="1" calcext:value-type="float">
            <text:p>1</text:p>
          </table:table-cell>
          <table:table-cell table:formula="of:=IF(AND([.K81]=1; [.J81]&gt;=[.E8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directed&gt; <text:s/>?b <text:s/>?i <text:s/>&lt;directed&gt; <text:s/>?f <text:s text:c="2"/>=&gt; ?a <text:s/>&lt;directed&gt; <text:s/>?b</text:p>
          </table:table-cell>
          <table:table-cell office:value-type="float" office:value="0.002713401" calcext:value-type="float">
            <text:p>0.002713401</text:p>
          </table:table-cell>
          <table:table-cell office:value-type="float" office:value="0.076838049" calcext:value-type="float">
            <text:p>0.076838049</text:p>
          </table:table-cell>
          <table:table-cell table:number-columns-repeated="2" office:value-type="float" office:value="0.002816189" calcext:value-type="float">
            <text:p>0.002816189</text:p>
          </table:table-cell>
          <table:table-cell office:value-type="float" office:value="2572" calcext:value-type="float">
            <text:p>2572</text:p>
          </table:table-cell>
          <table:table-cell table:number-columns-repeated="2" office:value-type="float" office:value="913291" calcext:value-type="float">
            <text:p>913291</text:p>
          </table:table-cell>
          <table:table-cell office:value-type="string" calcext:value-type="string">
            <text:p>?b</text:p>
          </table:table-cell>
          <table:table-cell office:value-type="float" office:value="0.113144227115466" calcext:value-type="float">
            <text:p>0.1131442271</text:p>
          </table:table-cell>
          <table:table-cell table:formula="of:=IF([.J82] &lt;&gt; 0; 1; 0)" office:value-type="float" office:value="1" calcext:value-type="float">
            <text:p>1</text:p>
          </table:table-cell>
          <table:table-cell table:formula="of:=IF(AND([.K82]=1; [.J82]&gt;=[.E8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WonPrize&gt; <text:s/>?f <text:s/>?i <text:s/>&lt;hasWonPrize&gt; <text:s/>?f <text:s/>?i <text:s/>&lt;wasBornIn&gt; <text:s/>?b <text:s text:c="2"/>=&gt; ?a <text:s/>&lt;diedIn&gt; <text:s/>?b</text:p>
          </table:table-cell>
          <table:table-cell office:value-type="float" office:value="0.001456923" calcext:value-type="float">
            <text:p>0.001456923</text:p>
          </table:table-cell>
          <table:table-cell office:value-type="float" office:value="0.062330746" calcext:value-type="float">
            <text:p>0.062330746</text:p>
          </table:table-cell>
          <table:table-cell office:value-type="float" office:value="0.000486889" calcext:value-type="float">
            <text:p>0.000486889</text:p>
          </table:table-cell>
          <table:table-cell office:value-type="float" office:value="0.002844555" calcext:value-type="float">
            <text:p>0.002844555</text:p>
          </table:table-cell>
          <table:table-cell office:value-type="float" office:value="1381" calcext:value-type="float">
            <text:p>1381</text:p>
          </table:table-cell>
          <table:table-cell office:value-type="float" office:value="2836375" calcext:value-type="float">
            <text:p>2836375</text:p>
          </table:table-cell>
          <table:table-cell office:value-type="float" office:value="485489" calcext:value-type="float">
            <text:p>48548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3] &lt;&gt; 0; 1; 0)" office:value-type="float" office:value="0" calcext:value-type="float">
            <text:p>0</text:p>
          </table:table-cell>
          <table:table-cell table:formula="of:=IF(AND([.K83]=1; [.J83]&gt;=[.E8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hasWonPrize&gt; <text:s/>?f <text:s/>?i <text:s/>&lt;hasWonPrize&gt; <text:s/>?f <text:s text:c="2"/>=&gt; ?a <text:s/>&lt;wasBornIn&gt; <text:s/>?b</text:p>
          </table:table-cell>
          <table:table-cell office:value-type="float" office:value="0.001454813" calcext:value-type="float">
            <text:p>0.001454813</text:p>
          </table:table-cell>
          <table:table-cell office:value-type="float" office:value="0.024641281" calcext:value-type="float">
            <text:p>0.024641281</text:p>
          </table:table-cell>
          <table:table-cell office:value-type="float" office:value="0.001080492" calcext:value-type="float">
            <text:p>0.001080492</text:p>
          </table:table-cell>
          <table:table-cell office:value-type="float" office:value="0.00296324" calcext:value-type="float">
            <text:p>0.00296324</text:p>
          </table:table-cell>
          <table:table-cell office:value-type="float" office:value="1379" calcext:value-type="float">
            <text:p>1379</text:p>
          </table:table-cell>
          <table:table-cell office:value-type="float" office:value="1276270" calcext:value-type="float">
            <text:p>1276270</text:p>
          </table:table-cell>
          <table:table-cell office:value-type="float" office:value="465369" calcext:value-type="float">
            <text:p>46536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4] &lt;&gt; 0; 1; 0)" office:value-type="float" office:value="0" calcext:value-type="float">
            <text:p>0</text:p>
          </table:table-cell>
          <table:table-cell table:formula="of:=IF(AND([.K84]=1; [.J84]&gt;=[.E8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directed&gt; <text:s/>?f <text:s/>?i <text:s/>&lt;produced&gt; <text:s/>?b <text:s text:c="2"/>=&gt; ?a <text:s/>&lt;directed&gt; <text:s/>?b</text:p>
          </table:table-cell>
          <table:table-cell office:value-type="float" office:value="0.000420936" calcext:value-type="float">
            <text:p>0.000420936</text:p>
          </table:table-cell>
          <table:table-cell office:value-type="float" office:value="0.011920055" calcext:value-type="float">
            <text:p>0.011920055</text:p>
          </table:table-cell>
          <table:table-cell office:value-type="float" office:value="0.002675769" calcext:value-type="float">
            <text:p>0.002675769</text:p>
          </table:table-cell>
          <table:table-cell office:value-type="float" office:value="0.003000677" calcext:value-type="float">
            <text:p>0.003000677</text:p>
          </table:table-cell>
          <table:table-cell office:value-type="float" office:value="399" calcext:value-type="float">
            <text:p>399</text:p>
          </table:table-cell>
          <table:table-cell office:value-type="float" office:value="149116" calcext:value-type="float">
            <text:p>149116</text:p>
          </table:table-cell>
          <table:table-cell office:value-type="float" office:value="132970" calcext:value-type="float">
            <text:p>132970</text:p>
          </table:table-cell>
          <table:table-cell office:value-type="string" calcext:value-type="string">
            <text:p>?b</text:p>
          </table:table-cell>
          <table:table-cell office:value-type="float" office:value="0.23095872862136" calcext:value-type="float">
            <text:p>0.2309587286</text:p>
          </table:table-cell>
          <table:table-cell table:formula="of:=IF([.J85] &lt;&gt; 0; 1; 0)" office:value-type="float" office:value="1" calcext:value-type="float">
            <text:p>1</text:p>
          </table:table-cell>
          <table:table-cell table:formula="of:=IF(AND([.K85]=1; [.J85]&gt;=[.E8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diedIn&gt; <text:s/>?f <text:s/>?i <text:s/>&lt;isKnownFor&gt; <text:s/>?b <text:s text:c="2"/>=&gt; ?a <text:s/>&lt;diedIn&gt; <text:s/>?b</text:p>
          </table:table-cell>
          <table:table-cell office:value-type="float" office:value="0.000651976" calcext:value-type="float">
            <text:p>0.000651976</text:p>
          </table:table-cell>
          <table:table-cell office:value-type="float" office:value="0.027893122" calcext:value-type="float">
            <text:p>0.027893122</text:p>
          </table:table-cell>
          <table:table-cell table:number-columns-repeated="2" office:value-type="float" office:value="0.003040516" calcext:value-type="float">
            <text:p>0.003040516</text:p>
          </table:table-cell>
          <table:table-cell office:value-type="float" office:value="618" calcext:value-type="float">
            <text:p>618</text:p>
          </table:table-cell>
          <table:table-cell table:number-columns-repeated="2" office:value-type="float" office:value="203255" calcext:value-type="float">
            <text:p>203255</text:p>
          </table:table-cell>
          <table:table-cell office:value-type="string" calcext:value-type="string">
            <text:p>?a</text:p>
          </table:table-cell>
          <table:table-cell office:value-type="float" office:value="0.0302553438515068" calcext:value-type="float">
            <text:p>0.0302553439</text:p>
          </table:table-cell>
          <table:table-cell table:formula="of:=IF([.J86] &lt;&gt; 0; 1; 0)" office:value-type="float" office:value="1" calcext:value-type="float">
            <text:p>1</text:p>
          </table:table-cell>
          <table:table-cell table:formula="of:=IF(AND([.K86]=1; [.J86]&gt;=[.E8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dealsWith&gt; <text:s/>?a <text:s/>?e <text:s/>&lt;isCitizenOf&gt; <text:s/>?j <text:s/>?e <text:s/>&lt;isKnownFor&gt; <text:s/>?b <text:s text:c="2"/>=&gt; ?a <text:s/>&lt;dealsWith&gt; <text:s/>?b</text:p>
          </table:table-cell>
          <table:table-cell office:value-type="float" office:value="0.00001055" calcext:value-type="float">
            <text:p>0.00001055</text:p>
          </table:table-cell>
          <table:table-cell office:value-type="float" office:value="0.014513788" calcext:value-type="float">
            <text:p>0.014513788</text:p>
          </table:table-cell>
          <table:table-cell office:value-type="float" office:value="0.002338634" calcext:value-type="float">
            <text:p>0.002338634</text:p>
          </table:table-cell>
          <table:table-cell office:value-type="float" office:value="0.003094059" calcext:value-type="float">
            <text:p>0.003094059</text:p>
          </table:table-cell>
          <table:table-cell office:value-type="float" office:value="10" calcext:value-type="float">
            <text:p>10</text:p>
          </table:table-cell>
          <table:table-cell office:value-type="float" office:value="4276" calcext:value-type="float">
            <text:p>4276</text:p>
          </table:table-cell>
          <table:table-cell office:value-type="float" office:value="3232" calcext:value-type="float">
            <text:p>3232</text:p>
          </table:table-cell>
          <table:table-cell office:value-type="string" calcext:value-type="string">
            <text:p>?a</text:p>
          </table:table-cell>
          <table:table-cell office:value-type="float" office:value="5.6343161323882" calcext:value-type="float">
            <text:p>5.6343161324</text:p>
          </table:table-cell>
          <table:table-cell table:formula="of:=IF([.J87] &lt;&gt; 0; 1; 0)" office:value-type="float" office:value="1" calcext:value-type="float">
            <text:p>1</text:p>
          </table:table-cell>
          <table:table-cell table:formula="of:=IF(AND([.K87]=1; [.J87]&gt;=[.E8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wasBornIn&gt; <text:s/>?f <text:s/>?i <text:s/>&lt;wasBornIn&gt; <text:s/>?f <text:s text:c="2"/>=&gt; ?a <text:s/>&lt;isKnownFor&gt; <text:s/>?b</text:p>
          </table:table-cell>
          <table:table-cell office:value-type="float" office:value="0.000100223" calcext:value-type="float">
            <text:p>0.000100223</text:p>
          </table:table-cell>
          <table:table-cell office:value-type="float" office:value="0.01616196" calcext:value-type="float">
            <text:p>0.01616196</text:p>
          </table:table-cell>
          <table:table-cell office:value-type="float" office:value="0.000027333" calcext:value-type="float">
            <text:p>0.000027333</text:p>
          </table:table-cell>
          <table:table-cell office:value-type="float" office:value="0.003174073" calcext:value-type="float">
            <text:p>0.003174073</text:p>
          </table:table-cell>
          <table:table-cell office:value-type="float" office:value="95" calcext:value-type="float">
            <text:p>95</text:p>
          </table:table-cell>
          <table:table-cell office:value-type="float" office:value="3475603" calcext:value-type="float">
            <text:p>3475603</text:p>
          </table:table-cell>
          <table:table-cell office:value-type="float" office:value="29930" calcext:value-type="float">
            <text:p>29930</text:p>
          </table:table-cell>
          <table:table-cell office:value-type="string" calcext:value-type="string">
            <text:p>?b</text:p>
          </table:table-cell>
          <table:table-cell office:value-type="float" office:value="12044.5068056528" calcext:value-type="float">
            <text:p>12044.5068056528</text:p>
          </table:table-cell>
          <table:table-cell table:formula="of:=IF([.J88] &lt;&gt; 0; 1; 0)" office:value-type="float" office:value="1" calcext:value-type="float">
            <text:p>1</text:p>
          </table:table-cell>
          <table:table-cell table:formula="of:=IF(AND([.K88]=1; [.J88]&gt;=[.E8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created&gt; <text:s/>?f <text:s/>?i <text:s/>&lt;influences&gt; <text:s/>?b <text:s text:c="2"/>=&gt; ?a <text:s/>&lt;influences&gt; <text:s/>?b</text:p>
          </table:table-cell>
          <table:table-cell office:value-type="float" office:value="0.000293284" calcext:value-type="float">
            <text:p>0.000293284</text:p>
          </table:table-cell>
          <table:table-cell office:value-type="float" office:value="0.019928315" calcext:value-type="float">
            <text:p>0.019928315</text:p>
          </table:table-cell>
          <table:table-cell table:number-columns-repeated="2" office:value-type="float" office:value="0.003450716" calcext:value-type="float">
            <text:p>0.003450716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80563" calcext:value-type="float">
            <text:p>80563</text:p>
          </table:table-cell>
          <table:table-cell office:value-type="string" calcext:value-type="string">
            <text:p>?b</text:p>
          </table:table-cell>
          <table:table-cell office:value-type="float" office:value="0.859561587190659" calcext:value-type="float">
            <text:p>0.8595615872</text:p>
          </table:table-cell>
          <table:table-cell table:formula="of:=IF([.J89] &lt;&gt; 0; 1; 0)" office:value-type="float" office:value="1" calcext:value-type="float">
            <text:p>1</text:p>
          </table:table-cell>
          <table:table-cell table:formula="of:=IF(AND([.K89]=1; [.J89]&gt;=[.E8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isCitizenOf&gt; <text:s/>?f <text:s/>?i <text:s/>&lt;isKnownFor&gt; <text:s/>?b <text:s text:c="2"/>=&gt; ?a <text:s/>&lt;livesIn&gt; <text:s/>?b</text:p>
          </table:table-cell>
          <table:table-cell office:value-type="float" office:value="0.000327043" calcext:value-type="float">
            <text:p>0.000327043</text:p>
          </table:table-cell>
          <table:table-cell office:value-type="float" office:value="0.021243062" calcext:value-type="float">
            <text:p>0.021243062</text:p>
          </table:table-cell>
          <table:table-cell office:value-type="float" office:value="0.000324433" calcext:value-type="float">
            <text:p>0.000324433</text:p>
          </table:table-cell>
          <table:table-cell office:value-type="float" office:value="0.003490441" calcext:value-type="float">
            <text:p>0.003490441</text:p>
          </table:table-cell>
          <table:table-cell office:value-type="float" office:value="310" calcext:value-type="float">
            <text:p>310</text:p>
          </table:table-cell>
          <table:table-cell office:value-type="float" office:value="955512" calcext:value-type="float">
            <text:p>955512</text:p>
          </table:table-cell>
          <table:table-cell office:value-type="float" office:value="88814" calcext:value-type="float">
            <text:p>88814</text:p>
          </table:table-cell>
          <table:table-cell office:value-type="string" calcext:value-type="string">
            <text:p>?a</text:p>
          </table:table-cell>
          <table:table-cell office:value-type="float" office:value="5.32899322426202" calcext:value-type="float">
            <text:p>5.3289932243</text:p>
          </table:table-cell>
          <table:table-cell table:formula="of:=IF([.J90] &lt;&gt; 0; 1; 0)" office:value-type="float" office:value="1" calcext:value-type="float">
            <text:p>1</text:p>
          </table:table-cell>
          <table:table-cell table:formula="of:=IF(AND([.K90]=1; [.J90]&gt;=[.E9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influences&gt; <text:s/>?f <text:s/>?i <text:s/>&lt;influences&gt; <text:s/>?f <text:s text:c="2"/>=&gt; ?a <text:s/>&lt;directed&gt; <text:s/>?b</text:p>
          </table:table-cell>
          <table:table-cell office:value-type="float" office:value="0.000411441" calcext:value-type="float">
            <text:p>0.000411441</text:p>
          </table:table-cell>
          <table:table-cell office:value-type="float" office:value="0.011651182" calcext:value-type="float">
            <text:p>0.011651182</text:p>
          </table:table-cell>
          <table:table-cell office:value-type="float" office:value="0.000781701" calcext:value-type="float">
            <text:p>0.000781701</text:p>
          </table:table-cell>
          <table:table-cell office:value-type="float" office:value="0.003561579" calcext:value-type="float">
            <text:p>0.003561579</text:p>
          </table:table-cell>
          <table:table-cell office:value-type="float" office:value="390" calcext:value-type="float">
            <text:p>390</text:p>
          </table:table-cell>
          <table:table-cell office:value-type="float" office:value="498912" calcext:value-type="float">
            <text:p>498912</text:p>
          </table:table-cell>
          <table:table-cell office:value-type="float" office:value="109502" calcext:value-type="float">
            <text:p>109502</text:p>
          </table:table-cell>
          <table:table-cell office:value-type="string" calcext:value-type="string">
            <text:p>?b</text:p>
          </table:table-cell>
          <table:table-cell office:value-type="float" office:value="0.0550236146943251" calcext:value-type="float">
            <text:p>0.0550236147</text:p>
          </table:table-cell>
          <table:table-cell table:formula="of:=IF([.J91] &lt;&gt; 0; 1; 0)" office:value-type="float" office:value="1" calcext:value-type="float">
            <text:p>1</text:p>
          </table:table-cell>
          <table:table-cell table:formula="of:=IF(AND([.K91]=1; [.J91]&gt;=[.E9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created&gt; <text:s/>?b <text:s/>?i <text:s/>&lt;produced&gt; <text:s/>?f <text:s text:c="2"/>=&gt; ?a <text:s/>&lt;directed&gt; <text:s/>?b</text:p>
          </table:table-cell>
          <table:table-cell office:value-type="float" office:value="0.000355527" calcext:value-type="float">
            <text:p>0.000355527</text:p>
          </table:table-cell>
          <table:table-cell office:value-type="float" office:value="0.010067816" calcext:value-type="float">
            <text:p>0.010067816</text:p>
          </table:table-cell>
          <table:table-cell office:value-type="float" office:value="0.001987028" calcext:value-type="float">
            <text:p>0.001987028</text:p>
          </table:table-cell>
          <table:table-cell office:value-type="float" office:value="0.003741451" calcext:value-type="float">
            <text:p>0.003741451</text:p>
          </table:table-cell>
          <table:table-cell office:value-type="float" office:value="337" calcext:value-type="float">
            <text:p>337</text:p>
          </table:table-cell>
          <table:table-cell office:value-type="float" office:value="169600" calcext:value-type="float">
            <text:p>169600</text:p>
          </table:table-cell>
          <table:table-cell office:value-type="float" office:value="90072" calcext:value-type="float">
            <text:p>90072</text:p>
          </table:table-cell>
          <table:table-cell office:value-type="string" calcext:value-type="string">
            <text:p>?b</text:p>
          </table:table-cell>
          <table:table-cell office:value-type="float" office:value="0.193004864619055" calcext:value-type="float">
            <text:p>0.1930048646</text:p>
          </table:table-cell>
          <table:table-cell table:formula="of:=IF([.J92] &lt;&gt; 0; 1; 0)" office:value-type="float" office:value="1" calcext:value-type="float">
            <text:p>1</text:p>
          </table:table-cell>
          <table:table-cell table:formula="of:=IF(AND([.K92]=1; [.J92]&gt;=[.E9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e <text:s/>?i <text:s/>&lt;isLeaderOf&gt; <text:s/>?a <text:s/>?e <text:s/>&lt;participatedIn&gt; <text:s/>?b <text:s text:c="2"/>=&gt; ?a <text:s/>&lt;participatedIn&gt; <text:s/>?b</text:p>
          </table:table-cell>
          <table:table-cell office:value-type="float" office:value="0.00023737" calcext:value-type="float">
            <text:p>0.00023737</text:p>
          </table:table-cell>
          <table:table-cell office:value-type="float" office:value="0.016056519" calcext:value-type="float">
            <text:p>0.016056519</text:p>
          </table:table-cell>
          <table:table-cell table:number-columns-repeated="2" office:value-type="float" office:value="0.003827898" calcext:value-type="float">
            <text:p>0.003827898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58779" calcext:value-type="float">
            <text:p>58779</text:p>
          </table:table-cell>
          <table:table-cell office:value-type="string" calcext:value-type="string">
            <text:p>?b</text:p>
          </table:table-cell>
          <table:table-cell office:value-type="float" office:value="62.0565865530879" calcext:value-type="float">
            <text:p>62.0565865531</text:p>
          </table:table-cell>
          <table:table-cell table:formula="of:=IF([.J93] &lt;&gt; 0; 1; 0)" office:value-type="float" office:value="1" calcext:value-type="float">
            <text:p>1</text:p>
          </table:table-cell>
          <table:table-cell table:formula="of:=IF(AND([.K93]=1; [.J93]&gt;=[.E9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i <text:s/>&lt;actedIn&gt; <text:s/>?f <text:s/>?a <text:s/>&lt;created&gt; <text:s/>?f <text:s text:c="2"/>=&gt; ?a <text:s/>&lt;produced&gt; <text:s/>?b</text:p>
          </table:table-cell>
          <table:table-cell office:value-type="float" office:value="0.002787249" calcext:value-type="float">
            <text:p>0.002787249</text:p>
          </table:table-cell>
          <table:table-cell office:value-type="float" office:value="0.130947661" calcext:value-type="float">
            <text:p>0.130947661</text:p>
          </table:table-cell>
          <table:table-cell office:value-type="float" office:value="0.00199669" calcext:value-type="float">
            <text:p>0.00199669</text:p>
          </table:table-cell>
          <table:table-cell office:value-type="float" office:value="0.003882919" calcext:value-type="float">
            <text:p>0.003882919</text:p>
          </table:table-cell>
          <table:table-cell office:value-type="float" office:value="2642" calcext:value-type="float">
            <text:p>2642</text:p>
          </table:table-cell>
          <table:table-cell office:value-type="float" office:value="1323190" calcext:value-type="float">
            <text:p>1323190</text:p>
          </table:table-cell>
          <table:table-cell office:value-type="float" office:value="680416" calcext:value-type="float">
            <text:p>680416</text:p>
          </table:table-cell>
          <table:table-cell office:value-type="string" calcext:value-type="string">
            <text:p>?b</text:p>
          </table:table-cell>
          <table:table-cell office:value-type="float" office:value="13.1887268459933" calcext:value-type="float">
            <text:p>13.188726846</text:p>
          </table:table-cell>
          <table:table-cell table:formula="of:=IF([.J94] &lt;&gt; 0; 1; 0)" office:value-type="float" office:value="1" calcext:value-type="float">
            <text:p>1</text:p>
          </table:table-cell>
          <table:table-cell table:formula="of:=IF(AND([.K94]=1; [.J94]&gt;=[.E9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actedIn&gt; <text:s/>?f <text:s/>?i <text:s/>&lt;produced&gt; <text:s/>?f <text:s text:c="2"/>=&gt; ?a <text:s/>&lt;directed&gt; <text:s/>?b</text:p>
          </table:table-cell>
          <table:table-cell office:value-type="float" office:value="0.000416716" calcext:value-type="float">
            <text:p>0.000416716</text:p>
          </table:table-cell>
          <table:table-cell office:value-type="float" office:value="0.011800556" calcext:value-type="float">
            <text:p>0.011800556</text:p>
          </table:table-cell>
          <table:table-cell office:value-type="float" office:value="0.003260179" calcext:value-type="float">
            <text:p>0.003260179</text:p>
          </table:table-cell>
          <table:table-cell office:value-type="float" office:value="0.004102319" calcext:value-type="float">
            <text:p>0.004102319</text:p>
          </table:table-cell>
          <table:table-cell office:value-type="float" office:value="395" calcext:value-type="float">
            <text:p>395</text:p>
          </table:table-cell>
          <table:table-cell office:value-type="float" office:value="121159" calcext:value-type="float">
            <text:p>121159</text:p>
          </table:table-cell>
          <table:table-cell office:value-type="float" office:value="96287" calcext:value-type="float">
            <text:p>96287</text:p>
          </table:table-cell>
          <table:table-cell office:value-type="string" calcext:value-type="string">
            <text:p>?b</text:p>
          </table:table-cell>
          <table:table-cell office:value-type="float" office:value="0.0843593192726099" calcext:value-type="float">
            <text:p>0.0843593193</text:p>
          </table:table-cell>
          <table:table-cell table:formula="of:=IF([.J95] &lt;&gt; 0; 1; 0)" office:value-type="float" office:value="1" calcext:value-type="float">
            <text:p>1</text:p>
          </table:table-cell>
          <table:table-cell table:formula="of:=IF(AND([.K95]=1; [.J95]&gt;=[.E9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graduatedFrom&gt; <text:s/>?f <text:s/>?i <text:s/>&lt;isKnownFor&gt; <text:s/>?b <text:s/>?a <text:s/>&lt;worksAt&gt; <text:s/>?f <text:s text:c="2"/>=&gt; ?a <text:s/>&lt;isKnownFor&gt; <text:s/>?b</text:p>
          </table:table-cell>
          <table:table-cell office:value-type="float" office:value="0.000096003" calcext:value-type="float">
            <text:p>0.000096003</text:p>
          </table:table-cell>
          <table:table-cell office:value-type="float" office:value="0.015481456" calcext:value-type="float">
            <text:p>0.015481456</text:p>
          </table:table-cell>
          <table:table-cell table:number-columns-repeated="2" office:value-type="float" office:value="0.004158669" calcext:value-type="float">
            <text:p>0.00415866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21882" calcext:value-type="float">
            <text:p>21882</text:p>
          </table:table-cell>
          <table:table-cell office:value-type="string" calcext:value-type="string">
            <text:p>?b</text:p>
          </table:table-cell>
          <table:table-cell office:value-type="float" office:value="0.123335565864255" calcext:value-type="float">
            <text:p>0.1233355659</text:p>
          </table:table-cell>
          <table:table-cell table:formula="of:=IF([.J96] &lt;&gt; 0; 1; 0)" office:value-type="float" office:value="1" calcext:value-type="float">
            <text:p>1</text:p>
          </table:table-cell>
          <table:table-cell table:formula="of:=IF(AND([.K96]=1; [.J96]&gt;=[.E9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directed&gt; <text:s/>?b <text:s/>?i <text:s/>&lt;produced&gt; <text:s/>?f <text:s text:c="2"/>=&gt; ?a <text:s/>&lt;produced&gt; <text:s/>?b</text:p>
          </table:table-cell>
          <table:table-cell office:value-type="float" office:value="0.00045364" calcext:value-type="float">
            <text:p>0.00045364</text:p>
          </table:table-cell>
          <table:table-cell office:value-type="float" office:value="0.02131245" calcext:value-type="float">
            <text:p>0.02131245</text:p>
          </table:table-cell>
          <table:table-cell office:value-type="float" office:value="0.002338443" calcext:value-type="float">
            <text:p>0.002338443</text:p>
          </table:table-cell>
          <table:table-cell office:value-type="float" office:value="0.004192872" calcext:value-type="float">
            <text:p>0.004192872</text:p>
          </table:table-cell>
          <table:table-cell office:value-type="float" office:value="430" calcext:value-type="float">
            <text:p>430</text:p>
          </table:table-cell>
          <table:table-cell office:value-type="float" office:value="183883" calcext:value-type="float">
            <text:p>183883</text:p>
          </table:table-cell>
          <table:table-cell office:value-type="float" office:value="102555" calcext:value-type="float">
            <text:p>102555</text:p>
          </table:table-cell>
          <table:table-cell office:value-type="string" calcext:value-type="string">
            <text:p>?b</text:p>
          </table:table-cell>
          <table:table-cell office:value-type="float" office:value="0.217378166741643" calcext:value-type="float">
            <text:p>0.2173781667</text:p>
          </table:table-cell>
          <table:table-cell table:formula="of:=IF([.J97] &lt;&gt; 0; 1; 0)" office:value-type="float" office:value="1" calcext:value-type="float">
            <text:p>1</text:p>
          </table:table-cell>
          <table:table-cell table:formula="of:=IF(AND([.K97]=1; [.J97]&gt;=[.E9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created&gt; <text:s/>?b <text:s/>?i <text:s/>&lt;created&gt; <text:s/>?f <text:s text:c="2"/>=&gt; ?a <text:s/>&lt;created&gt; <text:s/>?b</text:p>
          </table:table-cell>
          <table:table-cell office:value-type="float" office:value="0.003841171" calcext:value-type="float">
            <text:p>0.003841171</text:p>
          </table:table-cell>
          <table:table-cell office:value-type="float" office:value="0.018190629" calcext:value-type="float">
            <text:p>0.018190629</text:p>
          </table:table-cell>
          <table:table-cell table:number-columns-repeated="2" office:value-type="float" office:value="0.0043206" calcext:value-type="float">
            <text:p>0.0043206</text:p>
          </table:table-cell>
          <table:table-cell office:value-type="float" office:value="3641" calcext:value-type="float">
            <text:p>3641</text:p>
          </table:table-cell>
          <table:table-cell table:number-columns-repeated="2" office:value-type="float" office:value="842707" calcext:value-type="float">
            <text:p>842707</text:p>
          </table:table-cell>
          <table:table-cell office:value-type="string" calcext:value-type="string">
            <text:p>?b</text:p>
          </table:table-cell>
          <table:table-cell office:value-type="float" office:value="0.0267857492824317" calcext:value-type="float">
            <text:p>0.0267857493</text:p>
          </table:table-cell>
          <table:table-cell table:formula="of:=IF([.J98] &lt;&gt; 0; 1; 0)" office:value-type="float" office:value="1" calcext:value-type="float">
            <text:p>1</text:p>
          </table:table-cell>
          <table:table-cell table:formula="of:=IF(AND([.K98]=1; [.J98]&gt;=[.E9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i <text:s/>&lt;isCitizenOf&gt; <text:s/>?f <text:s/>?i <text:s/>&lt;isKnownFor&gt; <text:s/>?b <text:s text:c="2"/>=&gt; ?a <text:s/>&lt;dealsWith&gt; <text:s/>?b</text:p>
          </table:table-cell>
          <table:table-cell office:value-type="float" office:value="0.000108663" calcext:value-type="float">
            <text:p>0.000108663</text:p>
          </table:table-cell>
          <table:table-cell office:value-type="float" office:value="0.149492017" calcext:value-type="float">
            <text:p>0.149492017</text:p>
          </table:table-cell>
          <table:table-cell table:number-columns-repeated="2" office:value-type="float" office:value="0.004398138" calcext:value-type="float">
            <text:p>0.004398138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23419" calcext:value-type="float">
            <text:p>23419</text:p>
          </table:table-cell>
          <table:table-cell office:value-type="string" calcext:value-type="string">
            <text:p>?a</text:p>
          </table:table-cell>
          <table:table-cell office:value-type="float" office:value="19.3652317334637" calcext:value-type="float">
            <text:p>19.3652317335</text:p>
          </table:table-cell>
          <table:table-cell table:formula="of:=IF([.J99] &lt;&gt; 0; 1; 0)" office:value-type="float" office:value="1" calcext:value-type="float">
            <text:p>1</text:p>
          </table:table-cell>
          <table:table-cell table:formula="of:=IF(AND([.K99]=1; [.J99]&gt;=[.E9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created&gt; <text:s/>?b <text:s/>?i <text:s/>&lt;directed&gt; <text:s/>?f <text:s text:c="2"/>=&gt; ?a <text:s/>&lt;produced&gt; <text:s/>?b</text:p>
          </table:table-cell>
          <table:table-cell office:value-type="float" office:value="0.000419881" calcext:value-type="float">
            <text:p>0.000419881</text:p>
          </table:table-cell>
          <table:table-cell office:value-type="float" office:value="0.019726408" calcext:value-type="float">
            <text:p>0.019726408</text:p>
          </table:table-cell>
          <table:table-cell office:value-type="float" office:value="0.001908809" calcext:value-type="float">
            <text:p>0.001908809</text:p>
          </table:table-cell>
          <table:table-cell office:value-type="float" office:value="0.004458784" calcext:value-type="float">
            <text:p>0.004458784</text:p>
          </table:table-cell>
          <table:table-cell office:value-type="float" office:value="398" calcext:value-type="float">
            <text:p>398</text:p>
          </table:table-cell>
          <table:table-cell office:value-type="float" office:value="208507" calcext:value-type="float">
            <text:p>208507</text:p>
          </table:table-cell>
          <table:table-cell office:value-type="float" office:value="89262" calcext:value-type="float">
            <text:p>89262</text:p>
          </table:table-cell>
          <table:table-cell office:value-type="string" calcext:value-type="string">
            <text:p>?b</text:p>
          </table:table-cell>
          <table:table-cell office:value-type="float" office:value="2.64254877003093" calcext:value-type="float">
            <text:p>2.64254877</text:p>
          </table:table-cell>
          <table:table-cell table:formula="of:=IF([.J100] &lt;&gt; 0; 1; 0)" office:value-type="float" office:value="1" calcext:value-type="float">
            <text:p>1</text:p>
          </table:table-cell>
          <table:table-cell table:formula="of:=IF(AND([.K100]=1; [.J100]&gt;=[.E10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WonPrize&gt; <text:s/>?j <text:s/>?f <text:s/>&lt;hasWonPrize&gt; <text:s/>?j <text:s/>?b <text:s/>&lt;influences&gt; <text:s/>?f <text:s text:c="2"/>=&gt; ?a <text:s/>&lt;hasAcademicAdvisor&gt; <text:s/>?b</text:p>
          </table:table-cell>
          <table:table-cell office:value-type="float" office:value="0.0000211" calcext:value-type="float">
            <text:p>0.0000211</text:p>
          </table:table-cell>
          <table:table-cell office:value-type="float" office:value="0.010272214" calcext:value-type="float">
            <text:p>0.010272214</text:p>
          </table:table-cell>
          <table:table-cell office:value-type="float" office:value="0.000048634" calcext:value-type="float">
            <text:p>0.000048634</text:p>
          </table:table-cell>
          <table:table-cell office:value-type="float" office:value="0.004506534" calcext:value-type="float">
            <text:p>0.004506534</text:p>
          </table:table-cell>
          <table:table-cell office:value-type="float" office:value="20" calcext:value-type="float">
            <text:p>20</text:p>
          </table:table-cell>
          <table:table-cell office:value-type="float" office:value="411232" calcext:value-type="float">
            <text:p>411232</text:p>
          </table:table-cell>
          <table:table-cell office:value-type="float" office:value="4438" calcext:value-type="float">
            <text:p>443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1] &lt;&gt; 0; 1; 0)" office:value-type="float" office:value="0" calcext:value-type="float">
            <text:p>0</text:p>
          </table:table-cell>
          <table:table-cell table:formula="of:=IF(AND([.K101]=1; [.J101]&gt;=[.E10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i <text:s/>&lt;actedIn&gt; <text:s/>?f <text:s/>?a <text:s/>&lt;produced&gt; <text:s/>?f <text:s text:c="2"/>=&gt; ?a <text:s/>&lt;created&gt; <text:s/>?b</text:p>
          </table:table-cell>
          <table:table-cell office:value-type="float" office:value="0.002610013" calcext:value-type="float">
            <text:p>0.002610013</text:p>
          </table:table-cell>
          <table:table-cell office:value-type="float" office:value="0.012360235" calcext:value-type="float">
            <text:p>0.012360235</text:p>
          </table:table-cell>
          <table:table-cell office:value-type="float" office:value="0.002950711" calcext:value-type="float">
            <text:p>0.002950711</text:p>
          </table:table-cell>
          <table:table-cell office:value-type="float" office:value="0.004684355" calcext:value-type="float">
            <text:p>0.004684355</text:p>
          </table:table-cell>
          <table:table-cell office:value-type="float" office:value="2474" calcext:value-type="float">
            <text:p>2474</text:p>
          </table:table-cell>
          <table:table-cell office:value-type="float" office:value="838442" calcext:value-type="float">
            <text:p>838442</text:p>
          </table:table-cell>
          <table:table-cell office:value-type="float" office:value="528141" calcext:value-type="float">
            <text:p>528141</text:p>
          </table:table-cell>
          <table:table-cell office:value-type="string" calcext:value-type="string">
            <text:p>?b</text:p>
          </table:table-cell>
          <table:table-cell office:value-type="float" office:value="2.21317672620793" calcext:value-type="float">
            <text:p>2.2131767262</text:p>
          </table:table-cell>
          <table:table-cell table:formula="of:=IF([.J102] &lt;&gt; 0; 1; 0)" office:value-type="float" office:value="1" calcext:value-type="float">
            <text:p>1</text:p>
          </table:table-cell>
          <table:table-cell table:formula="of:=IF(AND([.K102]=1; [.J102]&gt;=[.E10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created&gt; <text:s/>?b <text:s/>?i <text:s/>&lt;directed&gt; <text:s/>?f <text:s text:c="2"/>=&gt; ?a <text:s/>&lt;directed&gt; <text:s/>?b</text:p>
          </table:table-cell>
          <table:table-cell office:value-type="float" office:value="0.000795453" calcext:value-type="float">
            <text:p>0.000795453</text:p>
          </table:table-cell>
          <table:table-cell office:value-type="float" office:value="0.022525618" calcext:value-type="float">
            <text:p>0.022525618</text:p>
          </table:table-cell>
          <table:table-cell office:value-type="float" office:value="0.003616186" calcext:value-type="float">
            <text:p>0.003616186</text:p>
          </table:table-cell>
          <table:table-cell office:value-type="float" office:value="0.004695274" calcext:value-type="float">
            <text:p>0.004695274</text:p>
          </table:table-cell>
          <table:table-cell office:value-type="float" office:value="754" calcext:value-type="float">
            <text:p>754</text:p>
          </table:table-cell>
          <table:table-cell office:value-type="float" office:value="208507" calcext:value-type="float">
            <text:p>208507</text:p>
          </table:table-cell>
          <table:table-cell office:value-type="float" office:value="160587" calcext:value-type="float">
            <text:p>160587</text:p>
          </table:table-cell>
          <table:table-cell office:value-type="string" calcext:value-type="string">
            <text:p>?b</text:p>
          </table:table-cell>
          <table:table-cell office:value-type="float" office:value="0.864528900173645" calcext:value-type="float">
            <text:p>0.8645289002</text:p>
          </table:table-cell>
          <table:table-cell table:formula="of:=IF([.J103] &lt;&gt; 0; 1; 0)" office:value-type="float" office:value="1" calcext:value-type="float">
            <text:p>1</text:p>
          </table:table-cell>
          <table:table-cell table:formula="of:=IF(AND([.K103]=1; [.J103]&gt;=[.E10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isCitizenOf&gt; <text:s/>?f <text:s/>?i <text:s/>&lt;isLeaderOf&gt; <text:s/>?b <text:s text:c="2"/>=&gt; ?a <text:s/>&lt;isCitizenOf&gt; <text:s/>?b</text:p>
          </table:table-cell>
          <table:table-cell office:value-type="float" office:value="0.001701678" calcext:value-type="float">
            <text:p>0.001701678</text:p>
          </table:table-cell>
          <table:table-cell office:value-type="float" office:value="0.110706932" calcext:value-type="float">
            <text:p>0.110706932</text:p>
          </table:table-cell>
          <table:table-cell table:number-columns-repeated="2" office:value-type="float" office:value="0.004706027" calcext:value-type="float">
            <text:p>0.004706027</text:p>
          </table:table-cell>
          <table:table-cell office:value-type="float" office:value="1613" calcext:value-type="float">
            <text:p>1613</text:p>
          </table:table-cell>
          <table:table-cell table:number-columns-repeated="2" office:value-type="float" office:value="342752" calcext:value-type="float">
            <text:p>342752</text:p>
          </table:table-cell>
          <table:table-cell office:value-type="string" calcext:value-type="string">
            <text:p>?a</text:p>
          </table:table-cell>
          <table:table-cell office:value-type="float" office:value="0.117465881587978" calcext:value-type="float">
            <text:p>0.1174658816</text:p>
          </table:table-cell>
          <table:table-cell table:formula="of:=IF([.J104] &lt;&gt; 0; 1; 0)" office:value-type="float" office:value="1" calcext:value-type="float">
            <text:p>1</text:p>
          </table:table-cell>
          <table:table-cell table:formula="of:=IF(AND([.K104]=1; [.J104]&gt;=[.E10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created&gt; <text:s/>?b <text:s/>?i <text:s/>&lt;produced&gt; <text:s/>?f <text:s text:c="2"/>=&gt; ?a <text:s/>&lt;produced&gt; <text:s/>?b</text:p>
          </table:table-cell>
          <table:table-cell office:value-type="float" office:value="0.000378737" calcext:value-type="float">
            <text:p>0.000378737</text:p>
          </table:table-cell>
          <table:table-cell office:value-type="float" office:value="0.017793418" calcext:value-type="float">
            <text:p>0.017793418</text:p>
          </table:table-cell>
          <table:table-cell office:value-type="float" office:value="0.002116745" calcext:value-type="float">
            <text:p>0.002116745</text:p>
          </table:table-cell>
          <table:table-cell office:value-type="float" office:value="0.004817305" calcext:value-type="float">
            <text:p>0.004817305</text:p>
          </table:table-cell>
          <table:table-cell office:value-type="float" office:value="359" calcext:value-type="float">
            <text:p>359</text:p>
          </table:table-cell>
          <table:table-cell office:value-type="float" office:value="169600" calcext:value-type="float">
            <text:p>169600</text:p>
          </table:table-cell>
          <table:table-cell office:value-type="float" office:value="74523" calcext:value-type="float">
            <text:p>74523</text:p>
          </table:table-cell>
          <table:table-cell office:value-type="string" calcext:value-type="string">
            <text:p>?b</text:p>
          </table:table-cell>
          <table:table-cell office:value-type="float" office:value="1.19059641999883" calcext:value-type="float">
            <text:p>1.19059642</text:p>
          </table:table-cell>
          <table:table-cell table:formula="of:=IF([.J105] &lt;&gt; 0; 1; 0)" office:value-type="float" office:value="1" calcext:value-type="float">
            <text:p>1</text:p>
          </table:table-cell>
          <table:table-cell table:formula="of:=IF(AND([.K105]=1; [.J105]&gt;=[.E10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isKnownFor&gt; <text:s/>?b <text:s/>?a <text:s/>&lt;wasBornIn&gt; <text:s/>?f <text:s text:c="2"/>=&gt; ?a <text:s/>&lt;wasBornIn&gt; <text:s/>?b</text:p>
          </table:table-cell>
          <table:table-cell office:value-type="float" office:value="0.001389405" calcext:value-type="float">
            <text:p>0.001389405</text:p>
          </table:table-cell>
          <table:table-cell office:value-type="float" office:value="0.023533406" calcext:value-type="float">
            <text:p>0.023533406</text:p>
          </table:table-cell>
          <table:table-cell table:number-columns-repeated="2" office:value-type="float" office:value="0.004856427" calcext:value-type="float">
            <text:p>0.004856427</text:p>
          </table:table-cell>
          <table:table-cell office:value-type="float" office:value="1317" calcext:value-type="float">
            <text:p>1317</text:p>
          </table:table-cell>
          <table:table-cell table:number-columns-repeated="2" office:value-type="float" office:value="271187" calcext:value-type="float">
            <text:p>271187</text:p>
          </table:table-cell>
          <table:table-cell office:value-type="string" calcext:value-type="string">
            <text:p>?a</text:p>
          </table:table-cell>
          <table:table-cell office:value-type="float" office:value="0.0101060194714268" calcext:value-type="float">
            <text:p>0.0101060195</text:p>
          </table:table-cell>
          <table:table-cell table:formula="of:=IF([.J106] &lt;&gt; 0; 1; 0)" office:value-type="float" office:value="1" calcext:value-type="float">
            <text:p>1</text:p>
          </table:table-cell>
          <table:table-cell table:formula="of:=IF(AND([.K106]=1; [.J106]&gt;=[.E10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j <text:s/>?f <text:s/>&lt;graduatedFrom&gt; <text:s/>?j <text:s/>?b <text:s/>&lt;influences&gt; <text:s/>?f <text:s text:c="2"/>=&gt; ?a <text:s/>&lt;hasAcademicAdvisor&gt; <text:s/>?b</text:p>
          </table:table-cell>
          <table:table-cell office:value-type="float" office:value="0.000032704" calcext:value-type="float">
            <text:p>0.000032704</text:p>
          </table:table-cell>
          <table:table-cell office:value-type="float" office:value="0.015921931" calcext:value-type="float">
            <text:p>0.015921931</text:p>
          </table:table-cell>
          <table:table-cell office:value-type="float" office:value="0.000516211" calcext:value-type="float">
            <text:p>0.000516211</text:p>
          </table:table-cell>
          <table:table-cell office:value-type="float" office:value="0.00487115" calcext:value-type="float">
            <text:p>0.00487115</text:p>
          </table:table-cell>
          <table:table-cell office:value-type="float" office:value="31" calcext:value-type="float">
            <text:p>31</text:p>
          </table:table-cell>
          <table:table-cell office:value-type="float" office:value="60053" calcext:value-type="float">
            <text:p>60053</text:p>
          </table:table-cell>
          <table:table-cell office:value-type="float" office:value="6364" calcext:value-type="float">
            <text:p>636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7] &lt;&gt; 0; 1; 0)" office:value-type="float" office:value="0" calcext:value-type="float">
            <text:p>0</text:p>
          </table:table-cell>
          <table:table-cell table:formula="of:=IF(AND([.K107]=1; [.J107]&gt;=[.E10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created&gt; <text:s/>?f <text:s/>?i <text:s/>&lt;directed&gt; <text:s/>?b <text:s text:c="2"/>=&gt; ?a <text:s/>&lt;produced&gt; <text:s/>?b</text:p>
          </table:table-cell>
          <table:table-cell office:value-type="float" office:value="0.000490564" calcext:value-type="float">
            <text:p>0.000490564</text:p>
          </table:table-cell>
          <table:table-cell office:value-type="float" office:value="0.023047185" calcext:value-type="float">
            <text:p>0.023047185</text:p>
          </table:table-cell>
          <table:table-cell office:value-type="float" office:value="0.002495278" calcext:value-type="float">
            <text:p>0.002495278</text:p>
          </table:table-cell>
          <table:table-cell office:value-type="float" office:value="0.004913927" calcext:value-type="float">
            <text:p>0.004913927</text:p>
          </table:table-cell>
          <table:table-cell office:value-type="float" office:value="465" calcext:value-type="float">
            <text:p>465</text:p>
          </table:table-cell>
          <table:table-cell office:value-type="float" office:value="186352" calcext:value-type="float">
            <text:p>186352</text:p>
          </table:table-cell>
          <table:table-cell office:value-type="float" office:value="94629" calcext:value-type="float">
            <text:p>94629</text:p>
          </table:table-cell>
          <table:table-cell office:value-type="string" calcext:value-type="string">
            <text:p>?b</text:p>
          </table:table-cell>
          <table:table-cell office:value-type="float" office:value="2.32591657924624" calcext:value-type="float">
            <text:p>2.3259165792</text:p>
          </table:table-cell>
          <table:table-cell table:formula="of:=IF([.J108] &lt;&gt; 0; 1; 0)" office:value-type="float" office:value="1" calcext:value-type="float">
            <text:p>1</text:p>
          </table:table-cell>
          <table:table-cell table:formula="of:=IF(AND([.K108]=1; [.J108]&gt;=[.E10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f <text:s/>?i <text:s/>&lt;produced&gt; <text:s/>?b <text:s/>?i <text:s/>&lt;produced&gt; <text:s/>?f <text:s text:c="2"/>=&gt; ?a <text:s/>&lt;actedIn&gt; <text:s/>?b</text:p>
          </table:table-cell>
          <table:table-cell office:value-type="float" office:value="0.001204784" calcext:value-type="float">
            <text:p>0.001204784</text:p>
          </table:table-cell>
          <table:table-cell office:value-type="float" office:value="0.010615849" calcext:value-type="float">
            <text:p>0.010615849</text:p>
          </table:table-cell>
          <table:table-cell office:value-type="float" office:value="0.004405422" calcext:value-type="float">
            <text:p>0.004405422</text:p>
          </table:table-cell>
          <table:table-cell office:value-type="float" office:value="0.004924643" calcext:value-type="float">
            <text:p>0.004924643</text:p>
          </table:table-cell>
          <table:table-cell office:value-type="float" office:value="1142" calcext:value-type="float">
            <text:p>1142</text:p>
          </table:table-cell>
          <table:table-cell office:value-type="float" office:value="259226" calcext:value-type="float">
            <text:p>259226</text:p>
          </table:table-cell>
          <table:table-cell office:value-type="float" office:value="231895" calcext:value-type="float">
            <text:p>231895</text:p>
          </table:table-cell>
          <table:table-cell office:value-type="string" calcext:value-type="string">
            <text:p>?b</text:p>
          </table:table-cell>
          <table:table-cell office:value-type="float" office:value="1.68537073766819" calcext:value-type="float">
            <text:p>1.6853707377</text:p>
          </table:table-cell>
          <table:table-cell table:formula="of:=IF([.J109] &lt;&gt; 0; 1; 0)" office:value-type="float" office:value="1" calcext:value-type="float">
            <text:p>1</text:p>
          </table:table-cell>
          <table:table-cell table:formula="of:=IF(AND([.K109]=1; [.J109]&gt;=[.E10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a <text:s/>&lt;created&gt; <text:s/>?f <text:s/>?i <text:s/>&lt;isMarriedTo&gt; <text:s/>?b <text:s text:c="2"/>=&gt; ?a <text:s/>&lt;isMarriedTo&gt; <text:s/>?b</text:p>
          </table:table-cell>
          <table:table-cell office:value-type="float" office:value="0.000186731" calcext:value-type="float">
            <text:p>0.000186731</text:p>
          </table:table-cell>
          <table:table-cell office:value-type="float" office:value="0.014758609" calcext:value-type="float">
            <text:p>0.014758609</text:p>
          </table:table-cell>
          <table:table-cell table:number-columns-repeated="2" office:value-type="float" office:value="0.004954098" calcext:value-type="float">
            <text:p>0.004954098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35728" calcext:value-type="float">
            <text:p>35728</text:p>
          </table:table-cell>
          <table:table-cell office:value-type="string" calcext:value-type="string">
            <text:p>?b</text:p>
          </table:table-cell>
          <table:table-cell office:value-type="float" office:value="0.153656777696227" calcext:value-type="float">
            <text:p>0.1536567777</text:p>
          </table:table-cell>
          <table:table-cell table:formula="of:=IF([.J110] &lt;&gt; 0; 1; 0)" office:value-type="float" office:value="1" calcext:value-type="float">
            <text:p>1</text:p>
          </table:table-cell>
          <table:table-cell table:formula="of:=IF(AND([.K110]=1; [.J110]&gt;=[.E11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j <text:s/>?b <text:s/>&lt;participatedIn&gt; <text:s/>?f <text:s/>?j <text:s/>&lt;participatedIn&gt; <text:s/>?f <text:s text:c="2"/>=&gt; ?a <text:s/>&lt;livesIn&gt; <text:s/>?b</text:p>
          </table:table-cell>
          <table:table-cell office:value-type="float" office:value="0.000747979" calcext:value-type="float">
            <text:p>0.000747979</text:p>
          </table:table-cell>
          <table:table-cell office:value-type="float" office:value="0.048584938" calcext:value-type="float">
            <text:p>0.048584938</text:p>
          </table:table-cell>
          <table:table-cell office:value-type="float" office:value="0.000459116" calcext:value-type="float">
            <text:p>0.000459116</text:p>
          </table:table-cell>
          <table:table-cell office:value-type="float" office:value="0.005042603" calcext:value-type="float">
            <text:p>0.005042603</text:p>
          </table:table-cell>
          <table:table-cell office:value-type="float" office:value="709" calcext:value-type="float">
            <text:p>709</text:p>
          </table:table-cell>
          <table:table-cell office:value-type="float" office:value="1544273" calcext:value-type="float">
            <text:p>1544273</text:p>
          </table:table-cell>
          <table:table-cell office:value-type="float" office:value="140602" calcext:value-type="float">
            <text:p>14060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11] &lt;&gt; 0; 1; 0)" office:value-type="float" office:value="0" calcext:value-type="float">
            <text:p>0</text:p>
          </table:table-cell>
          <table:table-cell table:formula="of:=IF(AND([.K111]=1; [.J111]&gt;=[.E11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f <text:s/>?i <text:s/>&lt;isKnownFor&gt; <text:s/>?b <text:s/>?a <text:s/>&lt;livesIn&gt; <text:s/>?f <text:s text:c="2"/>=&gt; ?a <text:s/>&lt;isCitizenOf&gt; <text:s/>?b</text:p>
          </table:table-cell>
          <table:table-cell office:value-type="float" office:value="0.000291174" calcext:value-type="float">
            <text:p>0.000291174</text:p>
          </table:table-cell>
          <table:table-cell office:value-type="float" office:value="0.018943034" calcext:value-type="float">
            <text:p>0.018943034</text:p>
          </table:table-cell>
          <table:table-cell office:value-type="float" office:value="0.002259314" calcext:value-type="float">
            <text:p>0.002259314</text:p>
          </table:table-cell>
          <table:table-cell office:value-type="float" office:value="0.005081189" calcext:value-type="float">
            <text:p>0.005081189</text:p>
          </table:table-cell>
          <table:table-cell office:value-type="float" office:value="276" calcext:value-type="float">
            <text:p>276</text:p>
          </table:table-cell>
          <table:table-cell office:value-type="float" office:value="122161" calcext:value-type="float">
            <text:p>122161</text:p>
          </table:table-cell>
          <table:table-cell office:value-type="float" office:value="54318" calcext:value-type="float">
            <text:p>54318</text:p>
          </table:table-cell>
          <table:table-cell office:value-type="string" calcext:value-type="string">
            <text:p>?a</text:p>
          </table:table-cell>
          <table:table-cell office:value-type="float" office:value="70.2592276803861" calcext:value-type="float">
            <text:p>70.2592276804</text:p>
          </table:table-cell>
          <table:table-cell table:formula="of:=IF([.J112] &lt;&gt; 0; 1; 0)" office:value-type="float" office:value="1" calcext:value-type="float">
            <text:p>1</text:p>
          </table:table-cell>
          <table:table-cell table:formula="of:=IF(AND([.K112]=1; [.J112]&gt;=[.E11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MarriedTo&gt; <text:s/>?a <text:s/>?b <text:s/>&lt;wasBornIn&gt; <text:s/>?f <text:s/>?i <text:s/>&lt;wasBornIn&gt; <text:s/>?f <text:s text:c="2"/>=&gt; ?a <text:s/>&lt;hasChild&gt; <text:s/>?b</text:p>
          </table:table-cell>
          <table:table-cell office:value-type="float" office:value="0.000200446" calcext:value-type="float">
            <text:p>0.000200446</text:p>
          </table:table-cell>
          <table:table-cell office:value-type="float" office:value="0.016443098" calcext:value-type="float">
            <text:p>0.016443098</text:p>
          </table:table-cell>
          <table:table-cell office:value-type="float" office:value="0.000287256" calcext:value-type="float">
            <text:p>0.000287256</text:p>
          </table:table-cell>
          <table:table-cell office:value-type="float" office:value="0.005136662" calcext:value-type="float">
            <text:p>0.005136662</text:p>
          </table:table-cell>
          <table:table-cell office:value-type="float" office:value="190" calcext:value-type="float">
            <text:p>190</text:p>
          </table:table-cell>
          <table:table-cell office:value-type="float" office:value="661430" calcext:value-type="float">
            <text:p>661430</text:p>
          </table:table-cell>
          <table:table-cell office:value-type="float" office:value="36989" calcext:value-type="float">
            <text:p>36989</text:p>
          </table:table-cell>
          <table:table-cell office:value-type="string" calcext:value-type="string">
            <text:p>?b</text:p>
          </table:table-cell>
          <table:table-cell office:value-type="float" office:value="46750.8735582848" calcext:value-type="float">
            <text:p>46750.8735582848</text:p>
          </table:table-cell>
          <table:table-cell table:formula="of:=IF([.J113] &lt;&gt; 0; 1; 0)" office:value-type="float" office:value="1" calcext:value-type="float">
            <text:p>1</text:p>
          </table:table-cell>
          <table:table-cell table:formula="of:=IF(AND([.K113]=1; [.J113]&gt;=[.E11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isCitizenOf&gt; <text:s/>?f <text:s/>?i <text:s/>&lt;isKnownFor&gt; <text:s/>?b <text:s text:c="2"/>=&gt; ?a <text:s/>&lt;isCitizenOf&gt; <text:s/>?b</text:p>
          </table:table-cell>
          <table:table-cell office:value-type="float" office:value="0.005268555" calcext:value-type="float">
            <text:p>0.005268555</text:p>
          </table:table-cell>
          <table:table-cell office:value-type="float" office:value="0.342759094" calcext:value-type="float">
            <text:p>0.342759094</text:p>
          </table:table-cell>
          <table:table-cell table:number-columns-repeated="2" office:value-type="float" office:value="0.005226517" calcext:value-type="float">
            <text:p>0.005226517</text:p>
          </table:table-cell>
          <table:table-cell office:value-type="float" office:value="4994" calcext:value-type="float">
            <text:p>4994</text:p>
          </table:table-cell>
          <table:table-cell table:number-columns-repeated="2" office:value-type="float" office:value="955512" calcext:value-type="float">
            <text:p>955512</text:p>
          </table:table-cell>
          <table:table-cell office:value-type="string" calcext:value-type="string">
            <text:p>?a</text:p>
          </table:table-cell>
          <table:table-cell office:value-type="float" office:value="0.371786795081403" calcext:value-type="float">
            <text:p>0.3717867951</text:p>
          </table:table-cell>
          <table:table-cell table:formula="of:=IF([.J114] &lt;&gt; 0; 1; 0)" office:value-type="float" office:value="1" calcext:value-type="float">
            <text:p>1</text:p>
          </table:table-cell>
          <table:table-cell table:formula="of:=IF(AND([.K114]=1; [.J114]&gt;=[.E11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e <text:s/>?i <text:s/>&lt;isKnownFor&gt; <text:s/>?a <text:s/>?e <text:s/>&lt;participatedIn&gt; <text:s/>?b <text:s text:c="2"/>=&gt; ?a <text:s/>&lt;participatedIn&gt; <text:s/>?b</text:p>
          </table:table-cell>
          <table:table-cell office:value-type="float" office:value="0.000892511" calcext:value-type="float">
            <text:p>0.000892511</text:p>
          </table:table-cell>
          <table:table-cell office:value-type="float" office:value="0.060372511" calcext:value-type="float">
            <text:p>0.060372511</text:p>
          </table:table-cell>
          <table:table-cell table:number-columns-repeated="2" office:value-type="float" office:value="0.005403161" calcext:value-type="float">
            <text:p>0.005403161</text:p>
          </table:table-cell>
          <table:table-cell office:value-type="float" office:value="846" calcext:value-type="float">
            <text:p>846</text:p>
          </table:table-cell>
          <table:table-cell table:number-columns-repeated="2" office:value-type="float" office:value="156575" calcext:value-type="float">
            <text:p>156575</text:p>
          </table:table-cell>
          <table:table-cell office:value-type="string" calcext:value-type="string">
            <text:p>?b</text:p>
          </table:table-cell>
          <table:table-cell office:value-type="float" office:value="238.530421664204" calcext:value-type="float">
            <text:p>238.5304216642</text:p>
          </table:table-cell>
          <table:table-cell table:formula="of:=IF([.J115] &lt;&gt; 0; 1; 0)" office:value-type="float" office:value="1" calcext:value-type="float">
            <text:p>1</text:p>
          </table:table-cell>
          <table:table-cell table:formula="of:=IF(AND([.K115]=1; [.J115]&gt;=[.E11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isLocatedIn&gt; <text:s/>?b <text:s/>?a <text:s/>&lt;wasBornIn&gt; <text:s/>?f <text:s text:c="2"/>=&gt; ?a <text:s/>&lt;isCitizenOf&gt; <text:s/>?b</text:p>
          </table:table-cell>
          <table:table-cell office:value-type="float" office:value="0.000203611" calcext:value-type="float">
            <text:p>0.000203611</text:p>
          </table:table-cell>
          <table:table-cell office:value-type="float" office:value="0.013246397" calcext:value-type="float">
            <text:p>0.013246397</text:p>
          </table:table-cell>
          <table:table-cell office:value-type="float" office:value="0.00051758" calcext:value-type="float">
            <text:p>0.00051758</text:p>
          </table:table-cell>
          <table:table-cell office:value-type="float" office:value="0.005407677" calcext:value-type="float">
            <text:p>0.005407677</text:p>
          </table:table-cell>
          <table:table-cell office:value-type="float" office:value="193" calcext:value-type="float">
            <text:p>193</text:p>
          </table:table-cell>
          <table:table-cell office:value-type="float" office:value="372889" calcext:value-type="float">
            <text:p>372889</text:p>
          </table:table-cell>
          <table:table-cell office:value-type="float" office:value="35690" calcext:value-type="float">
            <text:p>35690</text:p>
          </table:table-cell>
          <table:table-cell office:value-type="string" calcext:value-type="string">
            <text:p>?a</text:p>
          </table:table-cell>
          <table:table-cell office:value-type="float" office:value="3457.82107107003" calcext:value-type="float">
            <text:p>3457.82107107</text:p>
          </table:table-cell>
          <table:table-cell table:formula="of:=IF([.J116] &lt;&gt; 0; 1; 0)" office:value-type="float" office:value="1" calcext:value-type="float">
            <text:p>1</text:p>
          </table:table-cell>
          <table:table-cell table:formula="of:=IF(AND([.K116]=1; [.J116]&gt;=[.E11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isCitizenOf&gt; <text:s/>?f <text:s/>?i <text:s/>&lt;wasBornIn&gt; <text:s/>?b <text:s text:c="2"/>=&gt; ?a <text:s/>&lt;livesIn&gt; <text:s/>?b</text:p>
          </table:table-cell>
          <table:table-cell office:value-type="float" office:value="0.000439925" calcext:value-type="float">
            <text:p>0.000439925</text:p>
          </table:table-cell>
          <table:table-cell office:value-type="float" office:value="0.028575344" calcext:value-type="float">
            <text:p>0.028575344</text:p>
          </table:table-cell>
          <table:table-cell office:value-type="float" office:value="0.000545714" calcext:value-type="float">
            <text:p>0.000545714</text:p>
          </table:table-cell>
          <table:table-cell office:value-type="float" office:value="0.00545833" calcext:value-type="float">
            <text:p>0.00545833</text:p>
          </table:table-cell>
          <table:table-cell office:value-type="float" office:value="417" calcext:value-type="float">
            <text:p>417</text:p>
          </table:table-cell>
          <table:table-cell office:value-type="float" office:value="764137" calcext:value-type="float">
            <text:p>764137</text:p>
          </table:table-cell>
          <table:table-cell office:value-type="float" office:value="76397" calcext:value-type="float">
            <text:p>76397</text:p>
          </table:table-cell>
          <table:table-cell office:value-type="string" calcext:value-type="string">
            <text:p>?a</text:p>
          </table:table-cell>
          <table:table-cell office:value-type="float" office:value="48.3452830424712" calcext:value-type="float">
            <text:p>48.3452830425</text:p>
          </table:table-cell>
          <table:table-cell table:formula="of:=IF([.J117] &lt;&gt; 0; 1; 0)" office:value-type="float" office:value="1" calcext:value-type="float">
            <text:p>1</text:p>
          </table:table-cell>
          <table:table-cell table:formula="of:=IF(AND([.K117]=1; [.J117]&gt;=[.E11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graduatedFrom&gt; <text:s/>?f <text:s/>?i <text:s/>&lt;isKnownFor&gt; <text:s/>?b <text:s/>?a <text:s/>&lt;worksAt&gt; <text:s/>?f <text:s text:c="2"/>=&gt; ?a <text:s/>&lt;worksAt&gt; <text:s/>?b</text:p>
          </table:table-cell>
          <table:table-cell office:value-type="float" office:value="0.000126597" calcext:value-type="float">
            <text:p>0.000126597</text:p>
          </table:table-cell>
          <table:table-cell office:value-type="float" office:value="0.049261084" calcext:value-type="float">
            <text:p>0.049261084</text:p>
          </table:table-cell>
          <table:table-cell table:number-columns-repeated="2" office:value-type="float" office:value="0.005483959" calcext:value-type="float">
            <text:p>0.005483959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21882" calcext:value-type="float">
            <text:p>21882</text:p>
          </table:table-cell>
          <table:table-cell office:value-type="string" calcext:value-type="string">
            <text:p>?a</text:p>
          </table:table-cell>
          <table:table-cell office:value-type="float" office:value="0.26047453467368" calcext:value-type="float">
            <text:p>0.2604745347</text:p>
          </table:table-cell>
          <table:table-cell table:formula="of:=IF([.J118] &lt;&gt; 0; 1; 0)" office:value-type="float" office:value="1" calcext:value-type="float">
            <text:p>1</text:p>
          </table:table-cell>
          <table:table-cell table:formula="of:=IF(AND([.K118]=1; [.J118]&gt;=[.E11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nfluences&gt; <text:s/>?a <text:s/>?b <text:s/>&lt;influences&gt; <text:s/>?f <text:s/>?i <text:s/>&lt;influences&gt; <text:s/>?f <text:s text:c="2"/>=&gt; ?a <text:s/>&lt;hasAcademicAdvisor&gt; <text:s/>?b</text:p>
          </table:table-cell>
          <table:table-cell office:value-type="float" office:value="0.000031649" calcext:value-type="float">
            <text:p>0.000031649</text:p>
          </table:table-cell>
          <table:table-cell office:value-type="float" office:value="0.01540832" calcext:value-type="float">
            <text:p>0.01540832</text:p>
          </table:table-cell>
          <table:table-cell office:value-type="float" office:value="0.000055377" calcext:value-type="float">
            <text:p>0.000055377</text:p>
          </table:table-cell>
          <table:table-cell office:value-type="float" office:value="0.005491488" calcext:value-type="float">
            <text:p>0.005491488</text:p>
          </table:table-cell>
          <table:table-cell office:value-type="float" office:value="30" calcext:value-type="float">
            <text:p>30</text:p>
          </table:table-cell>
          <table:table-cell office:value-type="float" office:value="541746" calcext:value-type="float">
            <text:p>541746</text:p>
          </table:table-cell>
          <table:table-cell office:value-type="float" office:value="5463" calcext:value-type="float">
            <text:p>5463</text:p>
          </table:table-cell>
          <table:table-cell office:value-type="string" calcext:value-type="string">
            <text:p>?a</text:p>
          </table:table-cell>
          <table:table-cell office:value-type="float" office:value="160.79578394612" calcext:value-type="float">
            <text:p>160.7957839461</text:p>
          </table:table-cell>
          <table:table-cell table:formula="of:=IF([.J119] &lt;&gt; 0; 1; 0)" office:value-type="float" office:value="1" calcext:value-type="float">
            <text:p>1</text:p>
          </table:table-cell>
          <table:table-cell table:formula="of:=IF(AND([.K119]=1; [.J119]&gt;=[.E11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hasChild&gt; <text:s/>?a <text:s/>?b <text:s/>&lt;wasBornIn&gt; <text:s/>?f <text:s text:c="2"/>=&gt; ?a <text:s/>&lt;hasChild&gt; <text:s/>?b</text:p>
          </table:table-cell>
          <table:table-cell office:value-type="float" office:value="0.000175126" calcext:value-type="float">
            <text:p>0.000175126</text:p>
          </table:table-cell>
          <table:table-cell office:value-type="float" office:value="0.014366075" calcext:value-type="float">
            <text:p>0.014366075</text:p>
          </table:table-cell>
          <table:table-cell office:value-type="float" office:value="0.000430157" calcext:value-type="float">
            <text:p>0.000430157</text:p>
          </table:table-cell>
          <table:table-cell office:value-type="float" office:value="0.005502519" calcext:value-type="float">
            <text:p>0.005502519</text:p>
          </table:table-cell>
          <table:table-cell office:value-type="float" office:value="166" calcext:value-type="float">
            <text:p>166</text:p>
          </table:table-cell>
          <table:table-cell office:value-type="float" office:value="385906" calcext:value-type="float">
            <text:p>385906</text:p>
          </table:table-cell>
          <table:table-cell office:value-type="float" office:value="30168" calcext:value-type="float">
            <text:p>30168</text:p>
          </table:table-cell>
          <table:table-cell office:value-type="string" calcext:value-type="string">
            <text:p>?b</text:p>
          </table:table-cell>
          <table:table-cell office:value-type="float" office:value="19085.129242746" calcext:value-type="float">
            <text:p>19085.129242746</text:p>
          </table:table-cell>
          <table:table-cell table:formula="of:=IF([.J120] &lt;&gt; 0; 1; 0)" office:value-type="float" office:value="1" calcext:value-type="float">
            <text:p>1</text:p>
          </table:table-cell>
          <table:table-cell table:formula="of:=IF(AND([.K120]=1; [.J120]&gt;=[.E12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i <text:s/>&lt;actedIn&gt; <text:s/>?f <text:s/>?a <text:s/>&lt;produced&gt; <text:s/>?f <text:s text:c="2"/>=&gt; ?a <text:s/>&lt;directed&gt; <text:s/>?b</text:p>
          </table:table-cell>
          <table:table-cell office:value-type="float" office:value="0.004050057" calcext:value-type="float">
            <text:p>0.004050057</text:p>
          </table:table-cell>
          <table:table-cell office:value-type="float" office:value="0.114689451" calcext:value-type="float">
            <text:p>0.114689451</text:p>
          </table:table-cell>
          <table:table-cell office:value-type="float" office:value="0.004578731" calcext:value-type="float">
            <text:p>0.004578731</text:p>
          </table:table-cell>
          <table:table-cell office:value-type="float" office:value="0.005599557" calcext:value-type="float">
            <text:p>0.005599557</text:p>
          </table:table-cell>
          <table:table-cell office:value-type="float" office:value="3839" calcext:value-type="float">
            <text:p>3839</text:p>
          </table:table-cell>
          <table:table-cell office:value-type="float" office:value="838442" calcext:value-type="float">
            <text:p>838442</text:p>
          </table:table-cell>
          <table:table-cell office:value-type="float" office:value="685590" calcext:value-type="float">
            <text:p>685590</text:p>
          </table:table-cell>
          <table:table-cell office:value-type="string" calcext:value-type="string">
            <text:p>?b</text:p>
          </table:table-cell>
          <table:table-cell office:value-type="float" office:value="3.21904448196695" calcext:value-type="float">
            <text:p>3.219044482</text:p>
          </table:table-cell>
          <table:table-cell table:formula="of:=IF([.J121] &lt;&gt; 0; 1; 0)" office:value-type="float" office:value="1" calcext:value-type="float">
            <text:p>1</text:p>
          </table:table-cell>
          <table:table-cell table:formula="of:=IF(AND([.K121]=1; [.J121]&gt;=[.E12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i <text:s/>&lt;actedIn&gt; <text:s/>?f <text:s/>?a <text:s/>&lt;directed&gt; <text:s/>?f <text:s text:c="2"/>=&gt; ?a <text:s/>&lt;produced&gt; <text:s/>?b</text:p>
          </table:table-cell>
          <table:table-cell office:value-type="float" office:value="0.003092137" calcext:value-type="float">
            <text:p>0.003092137</text:p>
          </table:table-cell>
          <table:table-cell office:value-type="float" office:value="0.14527161" calcext:value-type="float">
            <text:p>0.14527161</text:p>
          </table:table-cell>
          <table:table-cell office:value-type="float" office:value="0.002840336" calcext:value-type="float">
            <text:p>0.002840336</text:p>
          </table:table-cell>
          <table:table-cell office:value-type="float" office:value="0.005640736" calcext:value-type="float">
            <text:p>0.005640736</text:p>
          </table:table-cell>
          <table:table-cell office:value-type="float" office:value="2931" calcext:value-type="float">
            <text:p>2931</text:p>
          </table:table-cell>
          <table:table-cell office:value-type="float" office:value="1031920" calcext:value-type="float">
            <text:p>1031920</text:p>
          </table:table-cell>
          <table:table-cell office:value-type="float" office:value="519613" calcext:value-type="float">
            <text:p>519613</text:p>
          </table:table-cell>
          <table:table-cell office:value-type="string" calcext:value-type="string">
            <text:p>?b</text:p>
          </table:table-cell>
          <table:table-cell office:value-type="float" office:value="16.1098640511951" calcext:value-type="float">
            <text:p>16.1098640512</text:p>
          </table:table-cell>
          <table:table-cell table:formula="of:=IF([.J122] &lt;&gt; 0; 1; 0)" office:value-type="float" office:value="1" calcext:value-type="float">
            <text:p>1</text:p>
          </table:table-cell>
          <table:table-cell table:formula="of:=IF(AND([.K122]=1; [.J122]&gt;=[.E12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f <text:s/>?i <text:s/>&lt;directed&gt; <text:s/>?b <text:s/>?i <text:s/>&lt;directed&gt; <text:s/>?f <text:s text:c="2"/>=&gt; ?a <text:s/>&lt;actedIn&gt; <text:s/>?b</text:p>
          </table:table-cell>
          <table:table-cell office:value-type="float" office:value="0.001704843" calcext:value-type="float">
            <text:p>0.001704843</text:p>
          </table:table-cell>
          <table:table-cell office:value-type="float" office:value="0.015022078" calcext:value-type="float">
            <text:p>0.015022078</text:p>
          </table:table-cell>
          <table:table-cell office:value-type="float" office:value="0.004963938" calcext:value-type="float">
            <text:p>0.004963938</text:p>
          </table:table-cell>
          <table:table-cell office:value-type="float" office:value="0.005667928" calcext:value-type="float">
            <text:p>0.005667928</text:p>
          </table:table-cell>
          <table:table-cell office:value-type="float" office:value="1616" calcext:value-type="float">
            <text:p>1616</text:p>
          </table:table-cell>
          <table:table-cell office:value-type="float" office:value="325548" calcext:value-type="float">
            <text:p>325548</text:p>
          </table:table-cell>
          <table:table-cell office:value-type="float" office:value="285113" calcext:value-type="float">
            <text:p>285113</text:p>
          </table:table-cell>
          <table:table-cell office:value-type="string" calcext:value-type="string">
            <text:p>?b</text:p>
          </table:table-cell>
          <table:table-cell office:value-type="float" office:value="1.75975978400317" calcext:value-type="float">
            <text:p>1.759759784</text:p>
          </table:table-cell>
          <table:table-cell table:formula="of:=IF([.J123] &lt;&gt; 0; 1; 0)" office:value-type="float" office:value="1" calcext:value-type="float">
            <text:p>1</text:p>
          </table:table-cell>
          <table:table-cell table:formula="of:=IF(AND([.K123]=1; [.J123]&gt;=[.E12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i <text:s/>&lt;actedIn&gt; <text:s/>?f <text:s/>?a <text:s/>&lt;created&gt; <text:s/>?f <text:s text:c="2"/>=&gt; ?a <text:s/>&lt;actedIn&gt; <text:s/>?b</text:p>
          </table:table-cell>
          <table:table-cell office:value-type="float" office:value="0.007930262" calcext:value-type="float">
            <text:p>0.007930262</text:p>
          </table:table-cell>
          <table:table-cell office:value-type="float" office:value="0.06987683" calcext:value-type="float">
            <text:p>0.06987683</text:p>
          </table:table-cell>
          <table:table-cell table:number-columns-repeated="2" office:value-type="float" office:value="0.005680968" calcext:value-type="float">
            <text:p>0.005680968</text:p>
          </table:table-cell>
          <table:table-cell office:value-type="float" office:value="7517" calcext:value-type="float">
            <text:p>7517</text:p>
          </table:table-cell>
          <table:table-cell table:number-columns-repeated="2" office:value-type="float" office:value="1323190" calcext:value-type="float">
            <text:p>1323190</text:p>
          </table:table-cell>
          <table:table-cell office:value-type="string" calcext:value-type="string">
            <text:p>?b</text:p>
          </table:table-cell>
          <table:table-cell office:value-type="float" office:value="0.236542062679572" calcext:value-type="float">
            <text:p>0.2365420627</text:p>
          </table:table-cell>
          <table:table-cell table:formula="of:=IF([.J124] &lt;&gt; 0; 1; 0)" office:value-type="float" office:value="1" calcext:value-type="float">
            <text:p>1</text:p>
          </table:table-cell>
          <table:table-cell table:formula="of:=IF(AND([.K124]=1; [.J124]&gt;=[.E12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MarriedTo&gt; <text:s/>?j <text:s/>?b <text:s/>&lt;wasBornIn&gt; <text:s/>?f <text:s/>?j <text:s/>&lt;wasBornIn&gt; <text:s/>?f <text:s text:c="2"/>=&gt; ?a <text:s/>&lt;hasChild&gt; <text:s/>?b</text:p>
          </table:table-cell>
          <table:table-cell office:value-type="float" office:value="0.000176181" calcext:value-type="float">
            <text:p>0.000176181</text:p>
          </table:table-cell>
          <table:table-cell office:value-type="float" office:value="0.014452618" calcext:value-type="float">
            <text:p>0.014452618</text:p>
          </table:table-cell>
          <table:table-cell office:value-type="float" office:value="0.000332274" calcext:value-type="float">
            <text:p>0.000332274</text:p>
          </table:table-cell>
          <table:table-cell office:value-type="float" office:value="0.005684913" calcext:value-type="float">
            <text:p>0.005684913</text:p>
          </table:table-cell>
          <table:table-cell office:value-type="float" office:value="167" calcext:value-type="float">
            <text:p>167</text:p>
          </table:table-cell>
          <table:table-cell office:value-type="float" office:value="502598" calcext:value-type="float">
            <text:p>502598</text:p>
          </table:table-cell>
          <table:table-cell office:value-type="float" office:value="29376" calcext:value-type="float">
            <text:p>29376</text:p>
          </table:table-cell>
          <table:table-cell office:value-type="string" calcext:value-type="string">
            <text:p>?b</text:p>
          </table:table-cell>
          <table:table-cell office:value-type="float" office:value="31411.9756536327" calcext:value-type="float">
            <text:p>31411.9756536327</text:p>
          </table:table-cell>
          <table:table-cell table:formula="of:=IF([.J125] &lt;&gt; 0; 1; 0)" office:value-type="float" office:value="1" calcext:value-type="float">
            <text:p>1</text:p>
          </table:table-cell>
          <table:table-cell table:formula="of:=IF(AND([.K125]=1; [.J125]&gt;=[.E12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directed&gt; <text:s/>?b <text:s/>?i <text:s/>&lt;produced&gt; <text:s/>?f <text:s text:c="2"/>=&gt; ?a <text:s/>&lt;directed&gt; <text:s/>?b</text:p>
          </table:table-cell>
          <table:table-cell office:value-type="float" office:value="0.001119331" calcext:value-type="float">
            <text:p>0.001119331</text:p>
          </table:table-cell>
          <table:table-cell office:value-type="float" office:value="0.031697189" calcext:value-type="float">
            <text:p>0.031697189</text:p>
          </table:table-cell>
          <table:table-cell table:number-columns-repeated="2" office:value-type="float" office:value="0.005769973" calcext:value-type="float">
            <text:p>0.005769973</text:p>
          </table:table-cell>
          <table:table-cell office:value-type="float" office:value="1061" calcext:value-type="float">
            <text:p>1061</text:p>
          </table:table-cell>
          <table:table-cell table:number-columns-repeated="2" office:value-type="float" office:value="183883" calcext:value-type="float">
            <text:p>183883</text:p>
          </table:table-cell>
          <table:table-cell office:value-type="string" calcext:value-type="string">
            <text:p>?b</text:p>
          </table:table-cell>
          <table:table-cell office:value-type="float" office:value="0.0233134745740528" calcext:value-type="float">
            <text:p>0.0233134746</text:p>
          </table:table-cell>
          <table:table-cell table:formula="of:=IF([.J126] &lt;&gt; 0; 1; 0)" office:value-type="float" office:value="1" calcext:value-type="float">
            <text:p>1</text:p>
          </table:table-cell>
          <table:table-cell table:formula="of:=IF(AND([.K126]=1; [.J126]&gt;=[.E12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directed&gt; <text:s/>?f <text:s/>?i <text:s/>&lt;produced&gt; <text:s/>?b <text:s text:c="2"/>=&gt; ?a <text:s/>&lt;produced&gt; <text:s/>?b</text:p>
          </table:table-cell>
          <table:table-cell office:value-type="float" office:value="0.000923105" calcext:value-type="float">
            <text:p>0.000923105</text:p>
          </table:table-cell>
          <table:table-cell office:value-type="float" office:value="0.043368358" calcext:value-type="float">
            <text:p>0.043368358</text:p>
          </table:table-cell>
          <table:table-cell table:number-columns-repeated="2" office:value-type="float" office:value="0.005867915" calcext:value-type="float">
            <text:p>0.005867915</text:p>
          </table:table-cell>
          <table:table-cell office:value-type="float" office:value="875" calcext:value-type="float">
            <text:p>875</text:p>
          </table:table-cell>
          <table:table-cell table:number-columns-repeated="2" office:value-type="float" office:value="149116" calcext:value-type="float">
            <text:p>149116</text:p>
          </table:table-cell>
          <table:table-cell office:value-type="string" calcext:value-type="string">
            <text:p>?b</text:p>
          </table:table-cell>
          <table:table-cell office:value-type="float" office:value="0.127849452515998" calcext:value-type="float">
            <text:p>0.1278494525</text:p>
          </table:table-cell>
          <table:table-cell table:formula="of:=IF([.J127] &lt;&gt; 0; 1; 0)" office:value-type="float" office:value="1" calcext:value-type="float">
            <text:p>1</text:p>
          </table:table-cell>
          <table:table-cell table:formula="of:=IF(AND([.K127]=1; [.J127]&gt;=[.E12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asGeonamesId&gt; <text:s/>?f <text:s/>?i <text:s/>&lt;hasGeonamesId&gt; <text:s/>?f <text:s/>?i <text:s/>&lt;isLocatedIn&gt; <text:s/>?a <text:s text:c="2"/>=&gt; ?a <text:s/>&lt;hasCapital&gt; <text:s/>?b</text:p>
          </table:table-cell>
          <table:table-cell office:value-type="float" office:value="0.000048529" calcext:value-type="float">
            <text:p>0.000048529</text:p>
          </table:table-cell>
          <table:table-cell office:value-type="float" office:value="0.021708353" calcext:value-type="float">
            <text:p>0.021708353</text:p>
          </table:table-cell>
          <table:table-cell office:value-type="float" office:value="0.000927083" calcext:value-type="float">
            <text:p>0.000927083</text:p>
          </table:table-cell>
          <table:table-cell office:value-type="float" office:value="0.006097561" calcext:value-type="float">
            <text:p>0.006097561</text:p>
          </table:table-cell>
          <table:table-cell office:value-type="float" office:value="46" calcext:value-type="float">
            <text:p>46</text:p>
          </table:table-cell>
          <table:table-cell office:value-type="float" office:value="49618" calcext:value-type="float">
            <text:p>49618</text:p>
          </table:table-cell>
          <table:table-cell office:value-type="float" office:value="7544" calcext:value-type="float">
            <text:p>7544</text:p>
          </table:table-cell>
          <table:table-cell office:value-type="string" calcext:value-type="string">
            <text:p>?a</text:p>
          </table:table-cell>
          <table:table-cell office:value-type="float" office:value="2386.40297810267" calcext:value-type="float">
            <text:p>2386.4029781027</text:p>
          </table:table-cell>
          <table:table-cell table:formula="of:=IF([.J128] &lt;&gt; 0; 1; 0)" office:value-type="float" office:value="1" calcext:value-type="float">
            <text:p>1</text:p>
          </table:table-cell>
          <table:table-cell table:formula="of:=IF(AND([.K128]=1; [.J128]&gt;=[.E12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actedIn&gt; <text:s/>?f <text:s/>?i <text:s/>&lt;produced&gt; <text:s/>?b <text:s text:c="2"/>=&gt; ?a <text:s/>&lt;directed&gt; <text:s/>?b</text:p>
          </table:table-cell>
          <table:table-cell office:value-type="float" office:value="0.000572852" calcext:value-type="float">
            <text:p>0.000572852</text:p>
          </table:table-cell>
          <table:table-cell office:value-type="float" office:value="0.01622203" calcext:value-type="float">
            <text:p>0.01622203</text:p>
          </table:table-cell>
          <table:table-cell office:value-type="float" office:value="0.005115596" calcext:value-type="float">
            <text:p>0.005115596</text:p>
          </table:table-cell>
          <table:table-cell office:value-type="float" office:value="0.006244537" calcext:value-type="float">
            <text:p>0.006244537</text:p>
          </table:table-cell>
          <table:table-cell office:value-type="float" office:value="543" calcext:value-type="float">
            <text:p>543</text:p>
          </table:table-cell>
          <table:table-cell office:value-type="float" office:value="106146" calcext:value-type="float">
            <text:p>106146</text:p>
          </table:table-cell>
          <table:table-cell office:value-type="float" office:value="86956" calcext:value-type="float">
            <text:p>86956</text:p>
          </table:table-cell>
          <table:table-cell office:value-type="string" calcext:value-type="string">
            <text:p>?b</text:p>
          </table:table-cell>
          <table:table-cell office:value-type="float" office:value="0.336483328570643" calcext:value-type="float">
            <text:p>0.3364833286</text:p>
          </table:table-cell>
          <table:table-cell table:formula="of:=IF([.J129] &lt;&gt; 0; 1; 0)" office:value-type="float" office:value="1" calcext:value-type="float">
            <text:p>1</text:p>
          </table:table-cell>
          <table:table-cell table:formula="of:=IF(AND([.K129]=1; [.J129]&gt;=[.E12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f <text:s/>?j <text:s/>&lt;dealsWith&gt; <text:s/>?f <text:s/>?a <text:s/>&lt;isCitizenOf&gt; <text:s/>?j <text:s text:c="2"/>=&gt; ?a <text:s/>&lt;livesIn&gt; <text:s/>?b</text:p>
          </table:table-cell>
          <table:table-cell office:value-type="float" office:value="0.000602392" calcext:value-type="float">
            <text:p>0.000602392</text:p>
          </table:table-cell>
          <table:table-cell office:value-type="float" office:value="0.039128349" calcext:value-type="float">
            <text:p>0.039128349</text:p>
          </table:table-cell>
          <table:table-cell office:value-type="float" office:value="0.000570793" calcext:value-type="float">
            <text:p>0.000570793</text:p>
          </table:table-cell>
          <table:table-cell office:value-type="float" office:value="0.006335856" calcext:value-type="float">
            <text:p>0.006335856</text:p>
          </table:table-cell>
          <table:table-cell office:value-type="float" office:value="571" calcext:value-type="float">
            <text:p>571</text:p>
          </table:table-cell>
          <table:table-cell office:value-type="float" office:value="1000363" calcext:value-type="float">
            <text:p>1000363</text:p>
          </table:table-cell>
          <table:table-cell office:value-type="float" office:value="90122" calcext:value-type="float">
            <text:p>9012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30] &lt;&gt; 0; 1; 0)" office:value-type="float" office:value="0" calcext:value-type="float">
            <text:p>0</text:p>
          </table:table-cell>
          <table:table-cell table:formula="of:=IF(AND([.K130]=1; [.J130]&gt;=[.E13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actedIn&gt; <text:s/>?j <text:s/>?a <text:s/>&lt;directed&gt; <text:s/>?j <text:s/>?b <text:s/>&lt;isMarriedTo&gt; <text:s/>?f <text:s text:c="2"/>=&gt; ?a <text:s/>&lt;isMarriedTo&gt; <text:s/>?b</text:p>
          </table:table-cell>
          <table:table-cell office:value-type="float" office:value="0.000131872" calcext:value-type="float">
            <text:p>0.000131872</text:p>
          </table:table-cell>
          <table:table-cell office:value-type="float" office:value="0.010422747" calcext:value-type="float">
            <text:p>0.010422747</text:p>
          </table:table-cell>
          <table:table-cell office:value-type="float" office:value="0.005686988" calcext:value-type="float">
            <text:p>0.005686988</text:p>
          </table:table-cell>
          <table:table-cell office:value-type="float" office:value="0.006511434" calcext:value-type="float">
            <text:p>0.006511434</text:p>
          </table:table-cell>
          <table:table-cell office:value-type="float" office:value="125" calcext:value-type="float">
            <text:p>125</text:p>
          </table:table-cell>
          <table:table-cell office:value-type="float" office:value="21980" calcext:value-type="float">
            <text:p>21980</text:p>
          </table:table-cell>
          <table:table-cell office:value-type="float" office:value="19197" calcext:value-type="float">
            <text:p>19197</text:p>
          </table:table-cell>
          <table:table-cell office:value-type="string" calcext:value-type="string">
            <text:p>?b</text:p>
          </table:table-cell>
          <table:table-cell office:value-type="float" office:value="0.395133537741992" calcext:value-type="float">
            <text:p>0.3951335377</text:p>
          </table:table-cell>
          <table:table-cell table:formula="of:=IF([.J131] &lt;&gt; 0; 1; 0)" office:value-type="float" office:value="1" calcext:value-type="float">
            <text:p>1</text:p>
          </table:table-cell>
          <table:table-cell table:formula="of:=IF(AND([.K131]=1; [.J131]&gt;=[.E13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a <text:s/>&lt;directed&gt; <text:s/>?f <text:s/>?i <text:s/>&lt;isMarriedTo&gt; <text:s/>?b <text:s text:c="2"/>=&gt; ?a <text:s/>&lt;isMarriedTo&gt; <text:s/>?b</text:p>
          </table:table-cell>
          <table:table-cell office:value-type="float" office:value="0.000192006" calcext:value-type="float">
            <text:p>0.000192006</text:p>
          </table:table-cell>
          <table:table-cell office:value-type="float" office:value="0.015175519" calcext:value-type="float">
            <text:p>0.015175519</text:p>
          </table:table-cell>
          <table:table-cell table:number-columns-repeated="2" office:value-type="float" office:value="0.00672331" calcext:value-type="float">
            <text:p>0.00672331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float" office:value="27070" calcext:value-type="float">
            <text:p>27070</text:p>
          </table:table-cell>
          <table:table-cell office:value-type="string" calcext:value-type="string">
            <text:p>?b</text:p>
          </table:table-cell>
          <table:table-cell office:value-type="float" office:value="0.173962579932999" calcext:value-type="float">
            <text:p>0.1739625799</text:p>
          </table:table-cell>
          <table:table-cell table:formula="of:=IF([.J132] &lt;&gt; 0; 1; 0)" office:value-type="float" office:value="1" calcext:value-type="float">
            <text:p>1</text:p>
          </table:table-cell>
          <table:table-cell table:formula="of:=IF(AND([.K132]=1; [.J132]&gt;=[.E13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i <text:s/>&lt;actedIn&gt; <text:s/>?f <text:s/>?a <text:s/>&lt;created&gt; <text:s/>?f <text:s text:c="2"/>=&gt; ?a <text:s/>&lt;directed&gt; <text:s/>?b</text:p>
          </table:table-cell>
          <table:table-cell office:value-type="float" office:value="0.0080231" calcext:value-type="float">
            <text:p>0.0080231</text:p>
          </table:table-cell>
          <table:table-cell office:value-type="float" office:value="0.22719804" calcext:value-type="float">
            <text:p>0.22719804</text:p>
          </table:table-cell>
          <table:table-cell office:value-type="float" office:value="0.005747474" calcext:value-type="float">
            <text:p>0.005747474</text:p>
          </table:table-cell>
          <table:table-cell office:value-type="float" office:value="0.006871508" calcext:value-type="float">
            <text:p>0.006871508</text:p>
          </table:table-cell>
          <table:table-cell office:value-type="float" office:value="7605" calcext:value-type="float">
            <text:p>7605</text:p>
          </table:table-cell>
          <table:table-cell office:value-type="float" office:value="1323190" calcext:value-type="float">
            <text:p>1323190</text:p>
          </table:table-cell>
          <table:table-cell office:value-type="float" office:value="1106744" calcext:value-type="float">
            <text:p>1106744</text:p>
          </table:table-cell>
          <table:table-cell office:value-type="string" calcext:value-type="string">
            <text:p>?b</text:p>
          </table:table-cell>
          <table:table-cell office:value-type="float" office:value="8.00251234747346" calcext:value-type="float">
            <text:p>8.0025123475</text:p>
          </table:table-cell>
          <table:table-cell table:formula="of:=IF([.J133] &lt;&gt; 0; 1; 0)" office:value-type="float" office:value="1" calcext:value-type="float">
            <text:p>1</text:p>
          </table:table-cell>
          <table:table-cell table:formula="of:=IF(AND([.K133]=1; [.J133]&gt;=[.E13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graduatedFrom&gt; <text:s/>?f <text:s/>?a <text:s/>&lt;hasAcademicAdvisor&gt; <text:s/>?j <text:s/>?b <text:s/>&lt;worksAt&gt; <text:s/>?f <text:s text:c="2"/>=&gt; ?a <text:s/>&lt;hasAcademicAdvisor&gt; <text:s/>?b</text:p>
          </table:table-cell>
          <table:table-cell office:value-type="float" office:value="0.000089673" calcext:value-type="float">
            <text:p>0.000089673</text:p>
          </table:table-cell>
          <table:table-cell office:value-type="float" office:value="0.043656908" calcext:value-type="float">
            <text:p>0.043656908</text:p>
          </table:table-cell>
          <table:table-cell table:number-columns-repeated="2" office:value-type="float" office:value="0.006895433" calcext:value-type="float">
            <text:p>0.00689543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2327" calcext:value-type="float">
            <text:p>12327</text:p>
          </table:table-cell>
          <table:table-cell office:value-type="string" calcext:value-type="string">
            <text:p>?a</text:p>
          </table:table-cell>
          <table:table-cell office:value-type="float" office:value="3.47293779497169" calcext:value-type="float">
            <text:p>3.472937795</text:p>
          </table:table-cell>
          <table:table-cell table:formula="of:=IF([.J134] &lt;&gt; 0; 1; 0)" office:value-type="float" office:value="1" calcext:value-type="float">
            <text:p>1</text:p>
          </table:table-cell>
          <table:table-cell table:formula="of:=IF(AND([.K134]=1; [.J134]&gt;=[.E13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actedIn&gt; <text:s/>?f <text:s/>?i <text:s/>&lt;directed&gt; <text:s/>?f <text:s text:c="2"/>=&gt; ?a <text:s/>&lt;produced&gt; <text:s/>?b</text:p>
          </table:table-cell>
          <table:table-cell office:value-type="float" office:value="0.000400891" calcext:value-type="float">
            <text:p>0.000400891</text:p>
          </table:table-cell>
          <table:table-cell office:value-type="float" office:value="0.018834259" calcext:value-type="float">
            <text:p>0.018834259</text:p>
          </table:table-cell>
          <table:table-cell office:value-type="float" office:value="0.00360884" calcext:value-type="float">
            <text:p>0.00360884</text:p>
          </table:table-cell>
          <table:table-cell office:value-type="float" office:value="0.006994037" calcext:value-type="float">
            <text:p>0.006994037</text:p>
          </table:table-cell>
          <table:table-cell office:value-type="float" office:value="380" calcext:value-type="float">
            <text:p>380</text:p>
          </table:table-cell>
          <table:table-cell office:value-type="float" office:value="105297" calcext:value-type="float">
            <text:p>105297</text:p>
          </table:table-cell>
          <table:table-cell office:value-type="float" office:value="54332" calcext:value-type="float">
            <text:p>54332</text:p>
          </table:table-cell>
          <table:table-cell office:value-type="string" calcext:value-type="string">
            <text:p>?b</text:p>
          </table:table-cell>
          <table:table-cell office:value-type="float" office:value="0.770783321761489" calcext:value-type="float">
            <text:p>0.7707833218</text:p>
          </table:table-cell>
          <table:table-cell table:formula="of:=IF([.J135] &lt;&gt; 0; 1; 0)" office:value-type="float" office:value="1" calcext:value-type="float">
            <text:p>1</text:p>
          </table:table-cell>
          <table:table-cell table:formula="of:=IF(AND([.K135]=1; [.J135]&gt;=[.E13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created&gt; <text:s/>?f <text:s/>?i <text:s/>&lt;created&gt; <text:s/>?f <text:s text:c="2"/>=&gt; ?a <text:s/>&lt;actedIn&gt; <text:s/>?b</text:p>
          </table:table-cell>
          <table:table-cell office:value-type="float" office:value="0.001417889" calcext:value-type="float">
            <text:p>0.001417889</text:p>
          </table:table-cell>
          <table:table-cell office:value-type="float" office:value="0.012493609" calcext:value-type="float">
            <text:p>0.012493609</text:p>
          </table:table-cell>
          <table:table-cell office:value-type="float" office:value="0.000960017" calcext:value-type="float">
            <text:p>0.000960017</text:p>
          </table:table-cell>
          <table:table-cell office:value-type="float" office:value="0.007103406" calcext:value-type="float">
            <text:p>0.007103406</text:p>
          </table:table-cell>
          <table:table-cell office:value-type="float" office:value="1344" calcext:value-type="float">
            <text:p>1344</text:p>
          </table:table-cell>
          <table:table-cell office:value-type="float" office:value="1399975" calcext:value-type="float">
            <text:p>1399975</text:p>
          </table:table-cell>
          <table:table-cell office:value-type="float" office:value="189205" calcext:value-type="float">
            <text:p>189205</text:p>
          </table:table-cell>
          <table:table-cell office:value-type="string" calcext:value-type="string">
            <text:p>?b</text:p>
          </table:table-cell>
          <table:table-cell office:value-type="float" office:value="34.7070910430026" calcext:value-type="float">
            <text:p>34.707091043</text:p>
          </table:table-cell>
          <table:table-cell table:formula="of:=IF([.J136] &lt;&gt; 0; 1; 0)" office:value-type="float" office:value="1" calcext:value-type="float">
            <text:p>1</text:p>
          </table:table-cell>
          <table:table-cell table:formula="of:=IF(AND([.K136]=1; [.J136]&gt;=[.E13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holdsPoliticalPosition&gt; <text:s/>?b <text:s/>?a <text:s/>&lt;wasBornIn&gt; <text:s/>?f <text:s/>?i <text:s/>&lt;wasBornIn&gt; <text:s/>?f <text:s text:c="2"/>=&gt; ?a <text:s/>&lt;wasBornIn&gt; <text:s/>?b</text:p>
          </table:table-cell>
          <table:table-cell office:value-type="float" office:value="0.00070367" calcext:value-type="float">
            <text:p>0.00070367</text:p>
          </table:table-cell>
          <table:table-cell office:value-type="float" office:value="0.011918589" calcext:value-type="float">
            <text:p>0.011918589</text:p>
          </table:table-cell>
          <table:table-cell table:number-columns-repeated="2" office:value-type="float" office:value="0.007171195" calcext:value-type="float">
            <text:p>0.007171195</text:p>
          </table:table-cell>
          <table:table-cell office:value-type="float" office:value="667" calcext:value-type="float">
            <text:p>667</text:p>
          </table:table-cell>
          <table:table-cell table:number-columns-repeated="2" office:value-type="float" office:value="93011" calcext:value-type="float">
            <text:p>93011</text:p>
          </table:table-cell>
          <table:table-cell office:value-type="string" calcext:value-type="string">
            <text:p>?a</text:p>
          </table:table-cell>
          <table:table-cell office:value-type="float" office:value="0.0355692743445178" calcext:value-type="float">
            <text:p>0.0355692743</text:p>
          </table:table-cell>
          <table:table-cell table:formula="of:=IF([.J137] &lt;&gt; 0; 1; 0)" office:value-type="float" office:value="1" calcext:value-type="float">
            <text:p>1</text:p>
          </table:table-cell>
          <table:table-cell table:formula="of:=IF(AND([.K137]=1; [.J137]&gt;=[.E13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f <text:s/>?i <text:s/>&lt;isKnownFor&gt; <text:s/>?b <text:s/>?a <text:s/>&lt;livesIn&gt; <text:s/>?f <text:s text:c="2"/>=&gt; ?a <text:s/>&lt;livesIn&gt; <text:s/>?b</text:p>
          </table:table-cell>
          <table:table-cell office:value-type="float" office:value="0.00093049" calcext:value-type="float">
            <text:p>0.00093049</text:p>
          </table:table-cell>
          <table:table-cell office:value-type="float" office:value="0.060439937" calcext:value-type="float">
            <text:p>0.060439937</text:p>
          </table:table-cell>
          <table:table-cell table:number-columns-repeated="2" office:value-type="float" office:value="0.00721998" calcext:value-type="float">
            <text:p>0.00721998</text:p>
          </table:table-cell>
          <table:table-cell office:value-type="float" office:value="882" calcext:value-type="float">
            <text:p>882</text:p>
          </table:table-cell>
          <table:table-cell table:number-columns-repeated="2" office:value-type="float" office:value="122161" calcext:value-type="float">
            <text:p>122161</text:p>
          </table:table-cell>
          <table:table-cell office:value-type="string" calcext:value-type="string">
            <text:p>?a</text:p>
          </table:table-cell>
          <table:table-cell office:value-type="float" office:value="0.0873913336284775" calcext:value-type="float">
            <text:p>0.0873913336</text:p>
          </table:table-cell>
          <table:table-cell table:formula="of:=IF([.J138] &lt;&gt; 0; 1; 0)" office:value-type="float" office:value="1" calcext:value-type="float">
            <text:p>1</text:p>
          </table:table-cell>
          <table:table-cell table:formula="of:=IF(AND([.K138]=1; [.J138]&gt;=[.E13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created&gt; <text:s/>?f <text:s/>?i <text:s/>&lt;produced&gt; <text:s/>?b <text:s text:c="2"/>=&gt; ?a <text:s/>&lt;produced&gt; <text:s/>?b</text:p>
          </table:table-cell>
          <table:table-cell office:value-type="float" office:value="0.000871411" calcext:value-type="float">
            <text:p>0.000871411</text:p>
          </table:table-cell>
          <table:table-cell office:value-type="float" office:value="0.04093973" calcext:value-type="float">
            <text:p>0.04093973</text:p>
          </table:table-cell>
          <table:table-cell table:number-columns-repeated="2" office:value-type="float" office:value="0.007307277" calcext:value-type="float">
            <text:p>0.007307277</text:p>
          </table:table-cell>
          <table:table-cell office:value-type="float" office:value="826" calcext:value-type="float">
            <text:p>826</text:p>
          </table:table-cell>
          <table:table-cell table:number-columns-repeated="2" office:value-type="float" office:value="113038" calcext:value-type="float">
            <text:p>113038</text:p>
          </table:table-cell>
          <table:table-cell office:value-type="string" calcext:value-type="string">
            <text:p>?b</text:p>
          </table:table-cell>
          <table:table-cell office:value-type="float" office:value="0.596478462289196" calcext:value-type="float">
            <text:p>0.5964784623</text:p>
          </table:table-cell>
          <table:table-cell table:formula="of:=IF([.J139] &lt;&gt; 0; 1; 0)" office:value-type="float" office:value="1" calcext:value-type="float">
            <text:p>1</text:p>
          </table:table-cell>
          <table:table-cell table:formula="of:=IF(AND([.K139]=1; [.J139]&gt;=[.E13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isKnownFor&gt; <text:s/>?b <text:s/>?a <text:s/>&lt;livesIn&gt; <text:s/>?f <text:s text:c="2"/>=&gt; ?a <text:s/>&lt;livesIn&gt; <text:s/>?b</text:p>
          </table:table-cell>
          <table:table-cell office:value-type="float" office:value="0.00020994" calcext:value-type="float">
            <text:p>0.00020994</text:p>
          </table:table-cell>
          <table:table-cell office:value-type="float" office:value="0.013636675" calcext:value-type="float">
            <text:p>0.013636675</text:p>
          </table:table-cell>
          <table:table-cell table:number-columns-repeated="2" office:value-type="float" office:value="0.007319406" calcext:value-type="float">
            <text:p>0.007319406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27188" calcext:value-type="float">
            <text:p>27188</text:p>
          </table:table-cell>
          <table:table-cell office:value-type="string" calcext:value-type="string">
            <text:p>?a</text:p>
          </table:table-cell>
          <table:table-cell office:value-type="float" office:value="0.0299836612667159" calcext:value-type="float">
            <text:p>0.0299836613</text:p>
          </table:table-cell>
          <table:table-cell table:formula="of:=IF([.J140] &lt;&gt; 0; 1; 0)" office:value-type="float" office:value="1" calcext:value-type="float">
            <text:p>1</text:p>
          </table:table-cell>
          <table:table-cell table:formula="of:=IF(AND([.K140]=1; [.J140]&gt;=[.E14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i <text:s/>&lt;actedIn&gt; <text:s/>?f <text:s/>?a <text:s/>&lt;directed&gt; <text:s/>?f <text:s text:c="2"/>=&gt; ?a <text:s/>&lt;actedIn&gt; <text:s/>?b</text:p>
          </table:table-cell>
          <table:table-cell office:value-type="float" office:value="0.008139147" calcext:value-type="float">
            <text:p>0.008139147</text:p>
          </table:table-cell>
          <table:table-cell office:value-type="float" office:value="0.071717406" calcext:value-type="float">
            <text:p>0.071717406</text:p>
          </table:table-cell>
          <table:table-cell table:number-columns-repeated="2" office:value-type="float" office:value="0.007476355" calcext:value-type="float">
            <text:p>0.007476355</text:p>
          </table:table-cell>
          <table:table-cell office:value-type="float" office:value="7715" calcext:value-type="float">
            <text:p>7715</text:p>
          </table:table-cell>
          <table:table-cell table:number-columns-repeated="2" office:value-type="float" office:value="1031920" calcext:value-type="float">
            <text:p>1031920</text:p>
          </table:table-cell>
          <table:table-cell office:value-type="string" calcext:value-type="string">
            <text:p>?b</text:p>
          </table:table-cell>
          <table:table-cell office:value-type="float" office:value="0.267304183900694" calcext:value-type="float">
            <text:p>0.2673041839</text:p>
          </table:table-cell>
          <table:table-cell table:formula="of:=IF([.J141] &lt;&gt; 0; 1; 0)" office:value-type="float" office:value="1" calcext:value-type="float">
            <text:p>1</text:p>
          </table:table-cell>
          <table:table-cell table:formula="of:=IF(AND([.K141]=1; [.J141]&gt;=[.E14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KnownFor&gt; <text:s/>?b <text:s/>?a <text:s/>&lt;isPoliticianOf&gt; <text:s/>?f <text:s/>?i <text:s/>&lt;livesIn&gt; <text:s/>?f <text:s text:c="2"/>=&gt; ?a <text:s/>&lt;isPoliticianOf&gt; <text:s/>?b</text:p>
          </table:table-cell>
          <table:table-cell office:value-type="float" office:value="0.000031649" calcext:value-type="float">
            <text:p>0.000031649</text:p>
          </table:table-cell>
          <table:table-cell office:value-type="float" office:value="0.020547945" calcext:value-type="float">
            <text:p>0.020547945</text:p>
          </table:table-cell>
          <table:table-cell table:number-columns-repeated="2" office:value-type="float" office:value="0.007591093" calcext:value-type="float">
            <text:p>0.00759109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952" calcext:value-type="float">
            <text:p>3952</text:p>
          </table:table-cell>
          <table:table-cell office:value-type="string" calcext:value-type="string">
            <text:p>?a</text:p>
          </table:table-cell>
          <table:table-cell office:value-type="float" office:value="0.166855558708524" calcext:value-type="float">
            <text:p>0.1668555587</text:p>
          </table:table-cell>
          <table:table-cell table:formula="of:=IF([.J142] &lt;&gt; 0; 1; 0)" office:value-type="float" office:value="1" calcext:value-type="float">
            <text:p>1</text:p>
          </table:table-cell>
          <table:table-cell table:formula="of:=IF(AND([.K142]=1; [.J142]&gt;=[.E14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f <text:s/>?a <text:s/>&lt;livesIn&gt; <text:s/>?f <text:s/>?i <text:s/>&lt;wasBornIn&gt; <text:s/>?b <text:s text:c="2"/>=&gt; ?a <text:s/>&lt;livesIn&gt; <text:s/>?b</text:p>
          </table:table-cell>
          <table:table-cell office:value-type="float" office:value="0.000968469" calcext:value-type="float">
            <text:p>0.000968469</text:p>
          </table:table-cell>
          <table:table-cell office:value-type="float" office:value="0.062906873" calcext:value-type="float">
            <text:p>0.062906873</text:p>
          </table:table-cell>
          <table:table-cell table:number-columns-repeated="2" office:value-type="float" office:value="0.00773235" calcext:value-type="float">
            <text:p>0.00773235</text:p>
          </table:table-cell>
          <table:table-cell office:value-type="float" office:value="918" calcext:value-type="float">
            <text:p>918</text:p>
          </table:table-cell>
          <table:table-cell table:number-columns-repeated="2" office:value-type="float" office:value="118722" calcext:value-type="float">
            <text:p>118722</text:p>
          </table:table-cell>
          <table:table-cell office:value-type="string" calcext:value-type="string">
            <text:p>?a</text:p>
          </table:table-cell>
          <table:table-cell office:value-type="float" office:value="0.613446991623715" calcext:value-type="float">
            <text:p>0.6134469916</text:p>
          </table:table-cell>
          <table:table-cell table:formula="of:=IF([.J143] &lt;&gt; 0; 1; 0)" office:value-type="float" office:value="1" calcext:value-type="float">
            <text:p>1</text:p>
          </table:table-cell>
          <table:table-cell table:formula="of:=IF(AND([.K143]=1; [.J143]&gt;=[.E14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f <text:s/>?f <text:s/>&lt;dealsWith&gt; <text:s/>?j <text:s/>?a <text:s/>&lt;isCitizenOf&gt; <text:s/>?j <text:s text:c="2"/>=&gt; ?a <text:s/>&lt;livesIn&gt; <text:s/>?b</text:p>
          </table:table-cell>
          <table:table-cell office:value-type="float" office:value="0.000511664" calcext:value-type="float">
            <text:p>0.000511664</text:p>
          </table:table-cell>
          <table:table-cell office:value-type="float" office:value="0.033235113" calcext:value-type="float">
            <text:p>0.033235113</text:p>
          </table:table-cell>
          <table:table-cell office:value-type="float" office:value="0.000706649" calcext:value-type="float">
            <text:p>0.000706649</text:p>
          </table:table-cell>
          <table:table-cell office:value-type="float" office:value="0.007932614" calcext:value-type="float">
            <text:p>0.007932614</text:p>
          </table:table-cell>
          <table:table-cell office:value-type="float" office:value="485" calcext:value-type="float">
            <text:p>485</text:p>
          </table:table-cell>
          <table:table-cell office:value-type="float" office:value="686338" calcext:value-type="float">
            <text:p>686338</text:p>
          </table:table-cell>
          <table:table-cell office:value-type="float" office:value="61140" calcext:value-type="float">
            <text:p>6114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44] &lt;&gt; 0; 1; 0)" office:value-type="float" office:value="0" calcext:value-type="float">
            <text:p>0</text:p>
          </table:table-cell>
          <table:table-cell table:formula="of:=IF(AND([.K144]=1; [.J144]&gt;=[.E14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KnownFor&gt; <text:s/>?b <text:s/>?a <text:s/>&lt;worksAt&gt; <text:s/>?f <text:s/>?i <text:s/>&lt;worksAt&gt; <text:s/>?f <text:s text:c="2"/>=&gt; ?a <text:s/>&lt;worksAt&gt; <text:s/>?b</text:p>
          </table:table-cell>
          <table:table-cell office:value-type="float" office:value="0.000114992" calcext:value-type="float">
            <text:p>0.000114992</text:p>
          </table:table-cell>
          <table:table-cell office:value-type="float" office:value="0.044745484" calcext:value-type="float">
            <text:p>0.044745484</text:p>
          </table:table-cell>
          <table:table-cell table:number-columns-repeated="2" office:value-type="float" office:value="0.007989445" calcext:value-type="float">
            <text:p>0.007989445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3643" calcext:value-type="float">
            <text:p>13643</text:p>
          </table:table-cell>
          <table:table-cell office:value-type="string" calcext:value-type="string">
            <text:p>?a</text:p>
          </table:table-cell>
          <table:table-cell office:value-type="float" office:value="0.0485349055050485" calcext:value-type="float">
            <text:p>0.0485349055</text:p>
          </table:table-cell>
          <table:table-cell table:formula="of:=IF([.J145] &lt;&gt; 0; 1; 0)" office:value-type="float" office:value="1" calcext:value-type="float">
            <text:p>1</text:p>
          </table:table-cell>
          <table:table-cell table:formula="of:=IF(AND([.K145]=1; [.J145]&gt;=[.E14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livesIn&gt; <text:s/>?f <text:s/>?b <text:s/>&lt;participatedIn&gt; <text:s/>?j <text:s/>?f <text:s/>&lt;participatedIn&gt; <text:s/>?j <text:s text:c="2"/>=&gt; ?a <text:s/>&lt;isCitizenOf&gt; <text:s/>?b</text:p>
          </table:table-cell>
          <table:table-cell office:value-type="float" office:value="0.000714219" calcext:value-type="float">
            <text:p>0.000714219</text:p>
          </table:table-cell>
          <table:table-cell office:value-type="float" office:value="0.04646534" calcext:value-type="float">
            <text:p>0.04646534</text:p>
          </table:table-cell>
          <table:table-cell office:value-type="float" office:value="0.00318968" calcext:value-type="float">
            <text:p>0.00318968</text:p>
          </table:table-cell>
          <table:table-cell office:value-type="float" office:value="0.008360812" calcext:value-type="float">
            <text:p>0.008360812</text:p>
          </table:table-cell>
          <table:table-cell office:value-type="float" office:value="677" calcext:value-type="float">
            <text:p>677</text:p>
          </table:table-cell>
          <table:table-cell office:value-type="float" office:value="212247" calcext:value-type="float">
            <text:p>212247</text:p>
          </table:table-cell>
          <table:table-cell office:value-type="float" office:value="80973" calcext:value-type="float">
            <text:p>8097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46] &lt;&gt; 0; 1; 0)" office:value-type="float" office:value="0" calcext:value-type="float">
            <text:p>0</text:p>
          </table:table-cell>
          <table:table-cell table:formula="of:=IF(AND([.K146]=1; [.J146]&gt;=[.E14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mports&gt; <text:s/>?b <text:s/>?i <text:s/>&lt;isCitizenOf&gt; <text:s/>?e <text:s/>?i <text:s/>&lt;isLocatedIn&gt; <text:s/>?a <text:s text:c="2"/>=&gt; ?a <text:s/>&lt;exports&gt; <text:s/>?b</text:p>
          </table:table-cell>
          <table:table-cell office:value-type="float" office:value="0.00001055" calcext:value-type="float">
            <text:p>0.00001055</text:p>
          </table:table-cell>
          <table:table-cell office:value-type="float" office:value="0.019723866" calcext:value-type="float">
            <text:p>0.019723866</text:p>
          </table:table-cell>
          <table:table-cell office:value-type="float" office:value="0.008071025" calcext:value-type="float">
            <text:p>0.008071025</text:p>
          </table:table-cell>
          <table:table-cell office:value-type="float" office:value="0.008576329" calcext:value-type="float">
            <text:p>0.008576329</text:p>
          </table:table-cell>
          <table:table-cell office:value-type="float" office:value="10" calcext:value-type="float">
            <text:p>10</text:p>
          </table:table-cell>
          <table:table-cell office:value-type="float" office:value="1239" calcext:value-type="float">
            <text:p>1239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47] &lt;&gt; 0; 1; 0)" office:value-type="float" office:value="0" calcext:value-type="float">
            <text:p>0</text:p>
          </table:table-cell>
          <table:table-cell table:formula="of:=IF(AND([.K147]=1; [.J147]&gt;=[.E14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isMarriedTo&gt; <text:s/>?a <text:s/>?b <text:s/>&lt;wasBornIn&gt; <text:s/>?f <text:s text:c="2"/>=&gt; ?a <text:s/>&lt;hasChild&gt; <text:s/>?b</text:p>
          </table:table-cell>
          <table:table-cell office:value-type="float" office:value="0.00024581" calcext:value-type="float">
            <text:p>0.00024581</text:p>
          </table:table-cell>
          <table:table-cell office:value-type="float" office:value="0.020164431" calcext:value-type="float">
            <text:p>0.020164431</text:p>
          </table:table-cell>
          <table:table-cell office:value-type="float" office:value="0.000526911" calcext:value-type="float">
            <text:p>0.000526911</text:p>
          </table:table-cell>
          <table:table-cell office:value-type="float" office:value="0.008607314" calcext:value-type="float">
            <text:p>0.008607314</text:p>
          </table:table-cell>
          <table:table-cell office:value-type="float" office:value="233" calcext:value-type="float">
            <text:p>233</text:p>
          </table:table-cell>
          <table:table-cell office:value-type="float" office:value="442200" calcext:value-type="float">
            <text:p>442200</text:p>
          </table:table-cell>
          <table:table-cell office:value-type="float" office:value="27070" calcext:value-type="float">
            <text:p>27070</text:p>
          </table:table-cell>
          <table:table-cell office:value-type="string" calcext:value-type="string">
            <text:p>?b</text:p>
          </table:table-cell>
          <table:table-cell office:value-type="float" office:value="22697.7296664868" calcext:value-type="float">
            <text:p>22697.7296664868</text:p>
          </table:table-cell>
          <table:table-cell table:formula="of:=IF([.J148] &lt;&gt; 0; 1; 0)" office:value-type="float" office:value="1" calcext:value-type="float">
            <text:p>1</text:p>
          </table:table-cell>
          <table:table-cell table:formula="of:=IF(AND([.K148]=1; [.J148]&gt;=[.E14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exports&gt; <text:s/>?f <text:s/>?b <text:s/>&lt;imports&gt; <text:s/>?f <text:s/>?a <text:s/>&lt;isCitizenOf&gt; <text:s/>?j <text:s text:c="2"/>=&gt; ?a <text:s/>&lt;livesIn&gt; <text:s/>?b</text:p>
          </table:table-cell>
          <table:table-cell office:value-type="float" office:value="0.000322823" calcext:value-type="float">
            <text:p>0.000322823</text:p>
          </table:table-cell>
          <table:table-cell office:value-type="float" office:value="0.020968958" calcext:value-type="float">
            <text:p>0.020968958</text:p>
          </table:table-cell>
          <table:table-cell office:value-type="float" office:value="0.000811049" calcext:value-type="float">
            <text:p>0.000811049</text:p>
          </table:table-cell>
          <table:table-cell office:value-type="float" office:value="0.008640895" calcext:value-type="float">
            <text:p>0.008640895</text:p>
          </table:table-cell>
          <table:table-cell office:value-type="float" office:value="306" calcext:value-type="float">
            <text:p>306</text:p>
          </table:table-cell>
          <table:table-cell office:value-type="float" office:value="377289" calcext:value-type="float">
            <text:p>377289</text:p>
          </table:table-cell>
          <table:table-cell office:value-type="float" office:value="35413" calcext:value-type="float">
            <text:p>3541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49] &lt;&gt; 0; 1; 0)" office:value-type="float" office:value="0" calcext:value-type="float">
            <text:p>0</text:p>
          </table:table-cell>
          <table:table-cell table:formula="of:=IF(AND([.K149]=1; [.J149]&gt;=[.E14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f <text:s/>?i <text:s/>&lt;isKnownFor&gt; <text:s/>?b <text:s/>?i <text:s/>&lt;worksAt&gt; <text:s/>?f <text:s text:c="2"/>=&gt; ?a <text:s/>&lt;graduatedFrom&gt; <text:s/>?b</text:p>
          </table:table-cell>
          <table:table-cell office:value-type="float" office:value="0.000330208" calcext:value-type="float">
            <text:p>0.000330208</text:p>
          </table:table-cell>
          <table:table-cell office:value-type="float" office:value="0.026357895" calcext:value-type="float">
            <text:p>0.026357895</text:p>
          </table:table-cell>
          <table:table-cell table:number-columns-repeated="2" office:value-type="float" office:value="0.008812185" calcext:value-type="float">
            <text:p>0.008812185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35519" calcext:value-type="float">
            <text:p>35519</text:p>
          </table:table-cell>
          <table:table-cell office:value-type="string" calcext:value-type="string">
            <text:p>?a</text:p>
          </table:table-cell>
          <table:table-cell office:value-type="float" office:value="0.00586488308988132" calcext:value-type="float">
            <text:p>0.0058648831</text:p>
          </table:table-cell>
          <table:table-cell table:formula="of:=IF([.J150] &lt;&gt; 0; 1; 0)" office:value-type="float" office:value="1" calcext:value-type="float">
            <text:p>1</text:p>
          </table:table-cell>
          <table:table-cell table:formula="of:=IF(AND([.K150]=1; [.J150]&gt;=[.E15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isCitizenOf&gt; <text:s/>?f <text:s/>?i <text:s/>&lt;isCitizenOf&gt; <text:s/>?f <text:s text:c="2"/>=&gt; ?a <text:s/>&lt;livesIn&gt; <text:s/>?b</text:p>
          </table:table-cell>
          <table:table-cell office:value-type="float" office:value="0.000395616" calcext:value-type="float">
            <text:p>0.000395616</text:p>
          </table:table-cell>
          <table:table-cell office:value-type="float" office:value="0.025697252" calcext:value-type="float">
            <text:p>0.025697252</text:p>
          </table:table-cell>
          <table:table-cell office:value-type="float" office:value="0.000863166" calcext:value-type="float">
            <text:p>0.000863166</text:p>
          </table:table-cell>
          <table:table-cell office:value-type="float" office:value="0.008909268" calcext:value-type="float">
            <text:p>0.008909268</text:p>
          </table:table-cell>
          <table:table-cell office:value-type="float" office:value="375" calcext:value-type="float">
            <text:p>375</text:p>
          </table:table-cell>
          <table:table-cell office:value-type="float" office:value="434447" calcext:value-type="float">
            <text:p>434447</text:p>
          </table:table-cell>
          <table:table-cell office:value-type="float" office:value="42091" calcext:value-type="float">
            <text:p>42091</text:p>
          </table:table-cell>
          <table:table-cell office:value-type="string" calcext:value-type="string">
            <text:p>?a</text:p>
          </table:table-cell>
          <table:table-cell office:value-type="float" office:value="40.7156252480229" calcext:value-type="float">
            <text:p>40.715625248</text:p>
          </table:table-cell>
          <table:table-cell table:formula="of:=IF([.J151] &lt;&gt; 0; 1; 0)" office:value-type="float" office:value="1" calcext:value-type="float">
            <text:p>1</text:p>
          </table:table-cell>
          <table:table-cell table:formula="of:=IF(AND([.K151]=1; [.J151]&gt;=[.E15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i <text:s/>&lt;actedIn&gt; <text:s/>?f <text:s/>?a <text:s/>&lt;directed&gt; <text:s/>?f <text:s text:c="2"/>=&gt; ?a <text:s/>&lt;created&gt; <text:s/>?b</text:p>
          </table:table-cell>
          <table:table-cell office:value-type="float" office:value="0.006157901" calcext:value-type="float">
            <text:p>0.006157901</text:p>
          </table:table-cell>
          <table:table-cell office:value-type="float" office:value="0.029161962" calcext:value-type="float">
            <text:p>0.029161962</text:p>
          </table:table-cell>
          <table:table-cell office:value-type="float" office:value="0.005656446" calcext:value-type="float">
            <text:p>0.005656446</text:p>
          </table:table-cell>
          <table:table-cell office:value-type="float" office:value="0.009025768" calcext:value-type="float">
            <text:p>0.009025768</text:p>
          </table:table-cell>
          <table:table-cell office:value-type="float" office:value="5837" calcext:value-type="float">
            <text:p>5837</text:p>
          </table:table-cell>
          <table:table-cell office:value-type="float" office:value="1031920" calcext:value-type="float">
            <text:p>1031920</text:p>
          </table:table-cell>
          <table:table-cell office:value-type="float" office:value="646704" calcext:value-type="float">
            <text:p>646704</text:p>
          </table:table-cell>
          <table:table-cell office:value-type="string" calcext:value-type="string">
            <text:p>?b</text:p>
          </table:table-cell>
          <table:table-cell office:value-type="float" office:value="7.21490069558106" calcext:value-type="float">
            <text:p>7.2149006956</text:p>
          </table:table-cell>
          <table:table-cell table:formula="of:=IF([.J152] &lt;&gt; 0; 1; 0)" office:value-type="float" office:value="1" calcext:value-type="float">
            <text:p>1</text:p>
          </table:table-cell>
          <table:table-cell table:formula="of:=IF(AND([.K152]=1; [.J152]&gt;=[.E15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actedIn&gt; <text:s/>?j <text:s/>?b <text:s/>&lt;isMarriedTo&gt; <text:s/>?f <text:s/>?a <text:s/>&lt;produced&gt; <text:s/>?j <text:s text:c="2"/>=&gt; ?a <text:s/>&lt;isMarriedTo&gt; <text:s/>?b</text:p>
          </table:table-cell>
          <table:table-cell office:value-type="float" office:value="0.000152972" calcext:value-type="float">
            <text:p>0.000152972</text:p>
          </table:table-cell>
          <table:table-cell office:value-type="float" office:value="0.012090386" calcext:value-type="float">
            <text:p>0.012090386</text:p>
          </table:table-cell>
          <table:table-cell office:value-type="float" office:value="0.008083849" calcext:value-type="float">
            <text:p>0.008083849</text:p>
          </table:table-cell>
          <table:table-cell office:value-type="float" office:value="0.009100609" calcext:value-type="float">
            <text:p>0.009100609</text:p>
          </table:table-cell>
          <table:table-cell office:value-type="float" office:value="145" calcext:value-type="float">
            <text:p>145</text:p>
          </table:table-cell>
          <table:table-cell office:value-type="float" office:value="17937" calcext:value-type="float">
            <text:p>17937</text:p>
          </table:table-cell>
          <table:table-cell office:value-type="float" office:value="15933" calcext:value-type="float">
            <text:p>15933</text:p>
          </table:table-cell>
          <table:table-cell office:value-type="string" calcext:value-type="string">
            <text:p>?b</text:p>
          </table:table-cell>
          <table:table-cell office:value-type="float" office:value="0.331724552340377" calcext:value-type="float">
            <text:p>0.3317245523</text:p>
          </table:table-cell>
          <table:table-cell table:formula="of:=IF([.J153] &lt;&gt; 0; 1; 0)" office:value-type="float" office:value="1" calcext:value-type="float">
            <text:p>1</text:p>
          </table:table-cell>
          <table:table-cell table:formula="of:=IF(AND([.K153]=1; [.J153]&gt;=[.E15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diedIn&gt; <text:s/>?f <text:s/>?a <text:s/>&lt;isMarriedTo&gt; <text:s/>?j <text:s/>?b <text:s/>&lt;wasBornIn&gt; <text:s/>?f <text:s text:c="2"/>=&gt; ?a <text:s/>&lt;hasChild&gt; <text:s/>?b</text:p>
          </table:table-cell>
          <table:table-cell office:value-type="float" office:value="0.000186731" calcext:value-type="float">
            <text:p>0.000186731</text:p>
          </table:table-cell>
          <table:table-cell office:value-type="float" office:value="0.015318044" calcext:value-type="float">
            <text:p>0.015318044</text:p>
          </table:table-cell>
          <table:table-cell office:value-type="float" office:value="0.000586386" calcext:value-type="float">
            <text:p>0.000586386</text:p>
          </table:table-cell>
          <table:table-cell office:value-type="float" office:value="0.00915391" calcext:value-type="float">
            <text:p>0.00915391</text:p>
          </table:table-cell>
          <table:table-cell office:value-type="float" office:value="177" calcext:value-type="float">
            <text:p>177</text:p>
          </table:table-cell>
          <table:table-cell office:value-type="float" office:value="301849" calcext:value-type="float">
            <text:p>301849</text:p>
          </table:table-cell>
          <table:table-cell office:value-type="float" office:value="19336" calcext:value-type="float">
            <text:p>19336</text:p>
          </table:table-cell>
          <table:table-cell office:value-type="string" calcext:value-type="string">
            <text:p>?b</text:p>
          </table:table-cell>
          <table:table-cell office:value-type="float" office:value="13180.8196055749" calcext:value-type="float">
            <text:p>13180.8196055749</text:p>
          </table:table-cell>
          <table:table-cell table:formula="of:=IF([.J154] &lt;&gt; 0; 1; 0)" office:value-type="float" office:value="1" calcext:value-type="float">
            <text:p>1</text:p>
          </table:table-cell>
          <table:table-cell table:formula="of:=IF(AND([.K154]=1; [.J154]&gt;=[.E15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created&gt; <text:s/>?f <text:s/>?i <text:s/>&lt;directed&gt; <text:s/>?b <text:s text:c="2"/>=&gt; ?a <text:s/>&lt;directed&gt; <text:s/>?b</text:p>
          </table:table-cell>
          <table:table-cell office:value-type="float" office:value="0.00182089" calcext:value-type="float">
            <text:p>0.00182089</text:p>
          </table:table-cell>
          <table:table-cell office:value-type="float" office:value="0.051563947" calcext:value-type="float">
            <text:p>0.051563947</text:p>
          </table:table-cell>
          <table:table-cell table:number-columns-repeated="2" office:value-type="float" office:value="0.009262042" calcext:value-type="float">
            <text:p>0.009262042</text:p>
          </table:table-cell>
          <table:table-cell office:value-type="float" office:value="1726" calcext:value-type="float">
            <text:p>1726</text:p>
          </table:table-cell>
          <table:table-cell table:number-columns-repeated="2" office:value-type="float" office:value="186352" calcext:value-type="float">
            <text:p>186352</text:p>
          </table:table-cell>
          <table:table-cell office:value-type="string" calcext:value-type="string">
            <text:p>?b</text:p>
          </table:table-cell>
          <table:table-cell office:value-type="float" office:value="0.375254688487548" calcext:value-type="float">
            <text:p>0.3752546885</text:p>
          </table:table-cell>
          <table:table-cell table:formula="of:=IF([.J155] &lt;&gt; 0; 1; 0)" office:value-type="float" office:value="1" calcext:value-type="float">
            <text:p>1</text:p>
          </table:table-cell>
          <table:table-cell table:formula="of:=IF(AND([.K155]=1; [.J155]&gt;=[.E15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actedIn&gt; <text:s/>?f <text:s/>?i <text:s/>&lt;directed&gt; <text:s/>?b <text:s text:c="2"/>=&gt; ?a <text:s/>&lt;produced&gt; <text:s/>?b</text:p>
          </table:table-cell>
          <table:table-cell office:value-type="float" office:value="0.000581292" calcext:value-type="float">
            <text:p>0.000581292</text:p>
          </table:table-cell>
          <table:table-cell office:value-type="float" office:value="0.027309675" calcext:value-type="float">
            <text:p>0.027309675</text:p>
          </table:table-cell>
          <table:table-cell office:value-type="float" office:value="0.004872958" calcext:value-type="float">
            <text:p>0.004872958</text:p>
          </table:table-cell>
          <table:table-cell office:value-type="float" office:value="0.009293931" calcext:value-type="float">
            <text:p>0.009293931</text:p>
          </table:table-cell>
          <table:table-cell office:value-type="float" office:value="551" calcext:value-type="float">
            <text:p>551</text:p>
          </table:table-cell>
          <table:table-cell office:value-type="float" office:value="113073" calcext:value-type="float">
            <text:p>113073</text:p>
          </table:table-cell>
          <table:table-cell office:value-type="float" office:value="59286" calcext:value-type="float">
            <text:p>59286</text:p>
          </table:table-cell>
          <table:table-cell office:value-type="string" calcext:value-type="string">
            <text:p>?b</text:p>
          </table:table-cell>
          <table:table-cell office:value-type="float" office:value="0.596995583006141" calcext:value-type="float">
            <text:p>0.596995583</text:p>
          </table:table-cell>
          <table:table-cell table:formula="of:=IF([.J156] &lt;&gt; 0; 1; 0)" office:value-type="float" office:value="1" calcext:value-type="float">
            <text:p>1</text:p>
          </table:table-cell>
          <table:table-cell table:formula="of:=IF(AND([.K156]=1; [.J156]&gt;=[.E15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asOfficialLanguage&gt; <text:s/>?f <text:s/>?j <text:s/>&lt;hasOfficialLanguage&gt; <text:s/>?f <text:s/>?a <text:s/>&lt;isCitizenOf&gt; <text:s/>?j <text:s text:c="2"/>=&gt; ?a <text:s/>&lt;livesIn&gt; <text:s/>?b</text:p>
          </table:table-cell>
          <table:table-cell office:value-type="float" office:value="0.000658306" calcext:value-type="float">
            <text:p>0.000658306</text:p>
          </table:table-cell>
          <table:table-cell office:value-type="float" office:value="0.042760228" calcext:value-type="float">
            <text:p>0.042760228</text:p>
          </table:table-cell>
          <table:table-cell office:value-type="float" office:value="0.000920421" calcext:value-type="float">
            <text:p>0.000920421</text:p>
          </table:table-cell>
          <table:table-cell office:value-type="float" office:value="0.009603694" calcext:value-type="float">
            <text:p>0.009603694</text:p>
          </table:table-cell>
          <table:table-cell office:value-type="float" office:value="624" calcext:value-type="float">
            <text:p>624</text:p>
          </table:table-cell>
          <table:table-cell office:value-type="float" office:value="677951" calcext:value-type="float">
            <text:p>677951</text:p>
          </table:table-cell>
          <table:table-cell office:value-type="float" office:value="64975" calcext:value-type="float">
            <text:p>6497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57] &lt;&gt; 0; 1; 0)" office:value-type="float" office:value="0" calcext:value-type="float">
            <text:p>0</text:p>
          </table:table-cell>
          <table:table-cell table:formula="of:=IF(AND([.K157]=1; [.J157]&gt;=[.E15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actedIn&gt; <text:s/>?f <text:s/>?i <text:s/>&lt;created&gt; <text:s/>?b <text:s text:c="2"/>=&gt; ?a <text:s/>&lt;produced&gt; <text:s/>?b</text:p>
          </table:table-cell>
          <table:table-cell office:value-type="float" office:value="0.00045786" calcext:value-type="float">
            <text:p>0.00045786</text:p>
          </table:table-cell>
          <table:table-cell office:value-type="float" office:value="0.021510706" calcext:value-type="float">
            <text:p>0.021510706</text:p>
          </table:table-cell>
          <table:table-cell office:value-type="float" office:value="0.001371603" calcext:value-type="float">
            <text:p>0.001371603</text:p>
          </table:table-cell>
          <table:table-cell office:value-type="float" office:value="0.010067737" calcext:value-type="float">
            <text:p>0.010067737</text:p>
          </table:table-cell>
          <table:table-cell office:value-type="float" office:value="434" calcext:value-type="float">
            <text:p>434</text:p>
          </table:table-cell>
          <table:table-cell office:value-type="float" office:value="316418" calcext:value-type="float">
            <text:p>316418</text:p>
          </table:table-cell>
          <table:table-cell office:value-type="float" office:value="43108" calcext:value-type="float">
            <text:p>43108</text:p>
          </table:table-cell>
          <table:table-cell office:value-type="string" calcext:value-type="string">
            <text:p>?b</text:p>
          </table:table-cell>
          <table:table-cell office:value-type="float" office:value="3.08483476157359" calcext:value-type="float">
            <text:p>3.0848347616</text:p>
          </table:table-cell>
          <table:table-cell table:formula="of:=IF([.J158] &lt;&gt; 0; 1; 0)" office:value-type="float" office:value="1" calcext:value-type="float">
            <text:p>1</text:p>
          </table:table-cell>
          <table:table-cell table:formula="of:=IF(AND([.K158]=1; [.J158]&gt;=[.E15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i <text:s/>&lt;isMarriedTo&gt; <text:s/>?b <text:s/>?a <text:s/>&lt;produced&gt; <text:s/>?f <text:s text:c="2"/>=&gt; ?a <text:s/>&lt;isMarriedTo&gt; <text:s/>?b</text:p>
          </table:table-cell>
          <table:table-cell office:value-type="float" office:value="0.00023526" calcext:value-type="float">
            <text:p>0.00023526</text:p>
          </table:table-cell>
          <table:table-cell office:value-type="float" office:value="0.01859418" calcext:value-type="float">
            <text:p>0.01859418</text:p>
          </table:table-cell>
          <table:table-cell table:number-columns-repeated="2" office:value-type="float" office:value="0.010221387" calcext:value-type="float">
            <text:p>0.010221387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21817" calcext:value-type="float">
            <text:p>21817</text:p>
          </table:table-cell>
          <table:table-cell office:value-type="string" calcext:value-type="string">
            <text:p>?b</text:p>
          </table:table-cell>
          <table:table-cell office:value-type="float" office:value="0.154264163829684" calcext:value-type="float">
            <text:p>0.1542641638</text:p>
          </table:table-cell>
          <table:table-cell table:formula="of:=IF([.J159] &lt;&gt; 0; 1; 0)" office:value-type="float" office:value="1" calcext:value-type="float">
            <text:p>1</text:p>
          </table:table-cell>
          <table:table-cell table:formula="of:=IF(AND([.K159]=1; [.J159]&gt;=[.E15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f <text:s/>?b <text:s/>&lt;graduatedFrom&gt; <text:s/>?f <text:s/>?b <text:s/>&lt;worksAt&gt; <text:s/>?f <text:s text:c="2"/>=&gt; ?a <text:s/>&lt;hasAcademicAdvisor&gt; <text:s/>?b</text:p>
          </table:table-cell>
          <table:table-cell office:value-type="float" office:value="0.0000211" calcext:value-type="float">
            <text:p>0.0000211</text:p>
          </table:table-cell>
          <table:table-cell office:value-type="float" office:value="0.010272214" calcext:value-type="float">
            <text:p>0.010272214</text:p>
          </table:table-cell>
          <table:table-cell office:value-type="float" office:value="0.001253683" calcext:value-type="float">
            <text:p>0.001253683</text:p>
          </table:table-cell>
          <table:table-cell office:value-type="float" office:value="0.010298661" calcext:value-type="float">
            <text:p>0.010298661</text:p>
          </table:table-cell>
          <table:table-cell office:value-type="float" office:value="20" calcext:value-type="float">
            <text:p>20</text:p>
          </table:table-cell>
          <table:table-cell office:value-type="float" office:value="15953" calcext:value-type="float">
            <text:p>15953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60] &lt;&gt; 0; 1; 0)" office:value-type="float" office:value="0" calcext:value-type="float">
            <text:p>0</text:p>
          </table:table-cell>
          <table:table-cell table:formula="of:=IF(AND([.K160]=1; [.J160]&gt;=[.E16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rected&gt; <text:s/>?b <text:s/>?i <text:s/>&lt;directed&gt; <text:s/>?f <text:s/>?a <text:s/>&lt;produced&gt; <text:s/>?f <text:s text:c="2"/>=&gt; ?a <text:s/>&lt;actedIn&gt; <text:s/>?b</text:p>
          </table:table-cell>
          <table:table-cell office:value-type="float" office:value="0.001327161" calcext:value-type="float">
            <text:p>0.001327161</text:p>
          </table:table-cell>
          <table:table-cell office:value-type="float" office:value="0.011694167" calcext:value-type="float">
            <text:p>0.011694167</text:p>
          </table:table-cell>
          <table:table-cell office:value-type="float" office:value="0.009087429" calcext:value-type="float">
            <text:p>0.009087429</text:p>
          </table:table-cell>
          <table:table-cell office:value-type="float" office:value="0.010512506" calcext:value-type="float">
            <text:p>0.010512506</text:p>
          </table:table-cell>
          <table:table-cell office:value-type="float" office:value="1258" calcext:value-type="float">
            <text:p>1258</text:p>
          </table:table-cell>
          <table:table-cell office:value-type="float" office:value="138433" calcext:value-type="float">
            <text:p>138433</text:p>
          </table:table-cell>
          <table:table-cell office:value-type="float" office:value="119667" calcext:value-type="float">
            <text:p>119667</text:p>
          </table:table-cell>
          <table:table-cell office:value-type="string" calcext:value-type="string">
            <text:p>?b</text:p>
          </table:table-cell>
          <table:table-cell office:value-type="float" office:value="1.09162734095818" calcext:value-type="float">
            <text:p>1.091627341</text:p>
          </table:table-cell>
          <table:table-cell table:formula="of:=IF([.J161] &lt;&gt; 0; 1; 0)" office:value-type="float" office:value="1" calcext:value-type="float">
            <text:p>1</text:p>
          </table:table-cell>
          <table:table-cell table:formula="of:=IF(AND([.K161]=1; [.J161]&gt;=[.E16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livesIn&gt; <text:s/>?f <text:s/>?i <text:s/>&lt;wasBornIn&gt; <text:s/>?b <text:s text:c="2"/>=&gt; ?a <text:s/>&lt;livesIn&gt; <text:s/>?b</text:p>
          </table:table-cell>
          <table:table-cell office:value-type="float" office:value="0.000331263" calcext:value-type="float">
            <text:p>0.000331263</text:p>
          </table:table-cell>
          <table:table-cell office:value-type="float" office:value="0.021517166" calcext:value-type="float">
            <text:p>0.021517166</text:p>
          </table:table-cell>
          <table:table-cell office:value-type="float" office:value="0.001043214" calcext:value-type="float">
            <text:p>0.001043214</text:p>
          </table:table-cell>
          <table:table-cell office:value-type="float" office:value="0.010661053" calcext:value-type="float">
            <text:p>0.010661053</text:p>
          </table:table-cell>
          <table:table-cell office:value-type="float" office:value="314" calcext:value-type="float">
            <text:p>314</text:p>
          </table:table-cell>
          <table:table-cell office:value-type="float" office:value="300993" calcext:value-type="float">
            <text:p>300993</text:p>
          </table:table-cell>
          <table:table-cell office:value-type="float" office:value="29453" calcext:value-type="float">
            <text:p>29453</text:p>
          </table:table-cell>
          <table:table-cell office:value-type="string" calcext:value-type="string">
            <text:p>?a</text:p>
          </table:table-cell>
          <table:table-cell office:value-type="float" office:value="27.3091580227796" calcext:value-type="float">
            <text:p>27.3091580228</text:p>
          </table:table-cell>
          <table:table-cell table:formula="of:=IF([.J162] &lt;&gt; 0; 1; 0)" office:value-type="float" office:value="1" calcext:value-type="float">
            <text:p>1</text:p>
          </table:table-cell>
          <table:table-cell table:formula="of:=IF(AND([.K162]=1; [.J162]&gt;=[.E16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exports&gt; <text:s/>?b <text:s/>?e <text:s/>&lt;isCitizenOf&gt; <text:s/>?j <text:s/>?e <text:s/>&lt;isKnownFor&gt; <text:s/>?a <text:s text:c="2"/>=&gt; ?a <text:s/>&lt;exports&gt; <text:s/>?b</text:p>
          </table:table-cell>
          <table:table-cell office:value-type="float" office:value="0.000027429" calcext:value-type="float">
            <text:p>0.000027429</text:p>
          </table:table-cell>
          <table:table-cell office:value-type="float" office:value="0.051282051" calcext:value-type="float">
            <text:p>0.051282051</text:p>
          </table:table-cell>
          <table:table-cell table:number-columns-repeated="2" office:value-type="float" office:value="0.010690789" calcext:value-type="float">
            <text:p>0.01069078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432" calcext:value-type="float">
            <text:p>2432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63] &lt;&gt; 0; 1; 0)" office:value-type="float" office:value="0" calcext:value-type="float">
            <text:p>0</text:p>
          </table:table-cell>
          <table:table-cell table:formula="of:=IF(AND([.K163]=1; [.J163]&gt;=[.E16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created&gt; <text:s/>?b <text:s/>?i <text:s/>&lt;directed&gt; <text:s/>?f <text:s text:c="2"/>=&gt; ?a <text:s/>&lt;created&gt; <text:s/>?b</text:p>
          </table:table-cell>
          <table:table-cell office:value-type="float" office:value="0.002361038" calcext:value-type="float">
            <text:p>0.002361038</text:p>
          </table:table-cell>
          <table:table-cell office:value-type="float" office:value="0.011181167" calcext:value-type="float">
            <text:p>0.011181167</text:p>
          </table:table-cell>
          <table:table-cell table:number-columns-repeated="2" office:value-type="float" office:value="0.010733453" calcext:value-type="float">
            <text:p>0.010733453</text:p>
          </table:table-cell>
          <table:table-cell office:value-type="float" office:value="2238" calcext:value-type="float">
            <text:p>2238</text:p>
          </table:table-cell>
          <table:table-cell table:number-columns-repeated="2" office:value-type="float" office:value="208507" calcext:value-type="float">
            <text:p>208507</text:p>
          </table:table-cell>
          <table:table-cell office:value-type="string" calcext:value-type="string">
            <text:p>?b</text:p>
          </table:table-cell>
          <table:table-cell office:value-type="float" office:value="0.00333134263415228" calcext:value-type="float">
            <text:p>0.0033313426</text:p>
          </table:table-cell>
          <table:table-cell table:formula="of:=IF([.J164] &lt;&gt; 0; 1; 0)" office:value-type="float" office:value="1" calcext:value-type="float">
            <text:p>1</text:p>
          </table:table-cell>
          <table:table-cell table:formula="of:=IF(AND([.K164]=1; [.J164]&gt;=[.E16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influences&gt; <text:s/>?f <text:s/>?a <text:s/>&lt;worksAt&gt; <text:s/>?j <text:s/>?f <text:s/>&lt;worksAt&gt; <text:s/>?j <text:s text:c="2"/>=&gt; ?a <text:s/>&lt;hasAcademicAdvisor&gt; <text:s/>?b</text:p>
          </table:table-cell>
          <table:table-cell office:value-type="float" office:value="0.000022155" calcext:value-type="float">
            <text:p>0.000022155</text:p>
          </table:table-cell>
          <table:table-cell office:value-type="float" office:value="0.010785824" calcext:value-type="float">
            <text:p>0.010785824</text:p>
          </table:table-cell>
          <table:table-cell office:value-type="float" office:value="0.003559322" calcext:value-type="float">
            <text:p>0.003559322</text:p>
          </table:table-cell>
          <table:table-cell office:value-type="float" office:value="0.010926119" calcext:value-type="float">
            <text:p>0.010926119</text:p>
          </table:table-cell>
          <table:table-cell office:value-type="float" office:value="21" calcext:value-type="float">
            <text:p>21</text:p>
          </table:table-cell>
          <table:table-cell office:value-type="float" office:value="5900" calcext:value-type="float">
            <text:p>5900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65] &lt;&gt; 0; 1; 0)" office:value-type="float" office:value="0" calcext:value-type="float">
            <text:p>0</text:p>
          </table:table-cell>
          <table:table-cell table:formula="of:=IF(AND([.K165]=1; [.J165]&gt;=[.E16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wasBornIn&gt; <text:s/>?b <text:s/>?a <text:s/>&lt;wasBornIn&gt; <text:s/>?f <text:s text:c="2"/>=&gt; ?a <text:s/>&lt;livesIn&gt; <text:s/>?b</text:p>
          </table:table-cell>
          <table:table-cell office:value-type="float" office:value="0.000501114" calcext:value-type="float">
            <text:p>0.000501114</text:p>
          </table:table-cell>
          <table:table-cell office:value-type="float" office:value="0.032549853" calcext:value-type="float">
            <text:p>0.032549853</text:p>
          </table:table-cell>
          <table:table-cell office:value-type="float" office:value="0.000449167" calcext:value-type="float">
            <text:p>0.000449167</text:p>
          </table:table-cell>
          <table:table-cell office:value-type="float" office:value="0.010935126" calcext:value-type="float">
            <text:p>0.010935126</text:p>
          </table:table-cell>
          <table:table-cell office:value-type="float" office:value="475" calcext:value-type="float">
            <text:p>475</text:p>
          </table:table-cell>
          <table:table-cell office:value-type="float" office:value="1057513" calcext:value-type="float">
            <text:p>1057513</text:p>
          </table:table-cell>
          <table:table-cell office:value-type="float" office:value="43438" calcext:value-type="float">
            <text:p>43438</text:p>
          </table:table-cell>
          <table:table-cell office:value-type="string" calcext:value-type="string">
            <text:p>?a</text:p>
          </table:table-cell>
          <table:table-cell office:value-type="float" office:value="31.970260010741" calcext:value-type="float">
            <text:p>31.9702600107</text:p>
          </table:table-cell>
          <table:table-cell table:formula="of:=IF([.J166] &lt;&gt; 0; 1; 0)" office:value-type="float" office:value="1" calcext:value-type="float">
            <text:p>1</text:p>
          </table:table-cell>
          <table:table-cell table:formula="of:=IF(AND([.K166]=1; [.J166]&gt;=[.E16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f <text:s/>?a <text:s/>&lt;worksAt&gt; <text:s/>?f <text:s/>?b <text:s/>&lt;worksAt&gt; <text:s/>?f <text:s text:c="2"/>=&gt; ?a <text:s/>&lt;hasAcademicAdvisor&gt; <text:s/>?b</text:p>
          </table:table-cell>
          <table:table-cell office:value-type="float" office:value="0.0000211" calcext:value-type="float">
            <text:p>0.0000211</text:p>
          </table:table-cell>
          <table:table-cell office:value-type="float" office:value="0.010272214" calcext:value-type="float">
            <text:p>0.010272214</text:p>
          </table:table-cell>
          <table:table-cell office:value-type="float" office:value="0.004702563" calcext:value-type="float">
            <text:p>0.004702563</text:p>
          </table:table-cell>
          <table:table-cell office:value-type="float" office:value="0.011191942" calcext:value-type="float">
            <text:p>0.011191942</text:p>
          </table:table-cell>
          <table:table-cell office:value-type="float" office:value="20" calcext:value-type="float">
            <text:p>20</text:p>
          </table:table-cell>
          <table:table-cell office:value-type="float" office:value="4253" calcext:value-type="float">
            <text:p>4253</text:p>
          </table:table-cell>
          <table:table-cell office:value-type="float" office:value="1787" calcext:value-type="float">
            <text:p>178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67] &lt;&gt; 0; 1; 0)" office:value-type="float" office:value="0" calcext:value-type="float">
            <text:p>0</text:p>
          </table:table-cell>
          <table:table-cell table:formula="of:=IF(AND([.K167]=1; [.J167]&gt;=[.E16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isCitizenOf&gt; <text:s/>?f <text:s/>?i <text:s/>&lt;livesIn&gt; <text:s/>?b <text:s text:c="2"/>=&gt; ?a <text:s/>&lt;wasBornIn&gt; <text:s/>?b</text:p>
          </table:table-cell>
          <table:table-cell office:value-type="float" office:value="0.001599345" calcext:value-type="float">
            <text:p>0.001599345</text:p>
          </table:table-cell>
          <table:table-cell office:value-type="float" office:value="0.027089327" calcext:value-type="float">
            <text:p>0.027089327</text:p>
          </table:table-cell>
          <table:table-cell office:value-type="float" office:value="0.002602593" calcext:value-type="float">
            <text:p>0.002602593</text:p>
          </table:table-cell>
          <table:table-cell office:value-type="float" office:value="0.011238121" calcext:value-type="float">
            <text:p>0.011238121</text:p>
          </table:table-cell>
          <table:table-cell office:value-type="float" office:value="1516" calcext:value-type="float">
            <text:p>1516</text:p>
          </table:table-cell>
          <table:table-cell office:value-type="float" office:value="582496" calcext:value-type="float">
            <text:p>582496</text:p>
          </table:table-cell>
          <table:table-cell office:value-type="float" office:value="134898" calcext:value-type="float">
            <text:p>134898</text:p>
          </table:table-cell>
          <table:table-cell office:value-type="string" calcext:value-type="string">
            <text:p>?a</text:p>
          </table:table-cell>
          <table:table-cell office:value-type="float" office:value="282.022551506239" calcext:value-type="float">
            <text:p>282.0225515062</text:p>
          </table:table-cell>
          <table:table-cell table:formula="of:=IF([.J168] &lt;&gt; 0; 1; 0)" office:value-type="float" office:value="1" calcext:value-type="float">
            <text:p>1</text:p>
          </table:table-cell>
          <table:table-cell table:formula="of:=IF(AND([.K168]=1; [.J168]&gt;=[.E16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actedIn&gt; <text:s/>?f <text:s/>?i <text:s/>&lt;created&gt; <text:s/>?f <text:s text:c="2"/>=&gt; ?a <text:s/>&lt;directed&gt; <text:s/>?b</text:p>
          </table:table-cell>
          <table:table-cell office:value-type="float" office:value="0.000700505" calcext:value-type="float">
            <text:p>0.000700505</text:p>
          </table:table-cell>
          <table:table-cell office:value-type="float" office:value="0.019836883" calcext:value-type="float">
            <text:p>0.019836883</text:p>
          </table:table-cell>
          <table:table-cell office:value-type="float" office:value="0.009092901" calcext:value-type="float">
            <text:p>0.009092901</text:p>
          </table:table-cell>
          <table:table-cell office:value-type="float" office:value="0.011478357" calcext:value-type="float">
            <text:p>0.011478357</text:p>
          </table:table-cell>
          <table:table-cell office:value-type="float" office:value="664" calcext:value-type="float">
            <text:p>664</text:p>
          </table:table-cell>
          <table:table-cell office:value-type="float" office:value="73024" calcext:value-type="float">
            <text:p>73024</text:p>
          </table:table-cell>
          <table:table-cell office:value-type="float" office:value="57848" calcext:value-type="float">
            <text:p>57848</text:p>
          </table:table-cell>
          <table:table-cell office:value-type="string" calcext:value-type="string">
            <text:p>?b</text:p>
          </table:table-cell>
          <table:table-cell office:value-type="float" office:value="1.40312953252578" calcext:value-type="float">
            <text:p>1.4031295325</text:p>
          </table:table-cell>
          <table:table-cell table:formula="of:=IF([.J169] &lt;&gt; 0; 1; 0)" office:value-type="float" office:value="1" calcext:value-type="float">
            <text:p>1</text:p>
          </table:table-cell>
          <table:table-cell table:formula="of:=IF(AND([.K169]=1; [.J169]&gt;=[.E16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graduatedFrom&gt; <text:s/>?b <text:s/>?a <text:s/>&lt;hasWonPrize&gt; <text:s/>?f <text:s/>?i <text:s/>&lt;hasWonPrize&gt; <text:s/>?f <text:s text:c="2"/>=&gt; ?a <text:s/>&lt;worksAt&gt; <text:s/>?b</text:p>
          </table:table-cell>
          <table:table-cell office:value-type="float" office:value="0.000146642" calcext:value-type="float">
            <text:p>0.000146642</text:p>
          </table:table-cell>
          <table:table-cell office:value-type="float" office:value="0.057060755" calcext:value-type="float">
            <text:p>0.057060755</text:p>
          </table:table-cell>
          <table:table-cell office:value-type="float" office:value="0.000857284" calcext:value-type="float">
            <text:p>0.000857284</text:p>
          </table:table-cell>
          <table:table-cell office:value-type="float" office:value="0.011646418" calcext:value-type="float">
            <text:p>0.011646418</text:p>
          </table:table-cell>
          <table:table-cell office:value-type="float" office:value="139" calcext:value-type="float">
            <text:p>139</text:p>
          </table:table-cell>
          <table:table-cell office:value-type="float" office:value="162140" calcext:value-type="float">
            <text:p>162140</text:p>
          </table:table-cell>
          <table:table-cell office:value-type="float" office:value="11935" calcext:value-type="float">
            <text:p>1193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70] &lt;&gt; 0; 1; 0)" office:value-type="float" office:value="0" calcext:value-type="float">
            <text:p>0</text:p>
          </table:table-cell>
          <table:table-cell table:formula="of:=IF(AND([.K170]=1; [.J170]&gt;=[.E17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b <text:s text:c="2"/>=&gt; ?a <text:s/>&lt;directed&gt; <text:s/>?b</text:p>
          </table:table-cell>
          <table:table-cell office:value-type="float" office:value="0.001005393" calcext:value-type="float">
            <text:p>0.001005393</text:p>
          </table:table-cell>
          <table:table-cell office:value-type="float" office:value="0.028470708" calcext:value-type="float">
            <text:p>0.028470708</text:p>
          </table:table-cell>
          <table:table-cell office:value-type="float" office:value="0.008858936" calcext:value-type="float">
            <text:p>0.008858936</text:p>
          </table:table-cell>
          <table:table-cell office:value-type="float" office:value="0.011676346" calcext:value-type="float">
            <text:p>0.011676346</text:p>
          </table:table-cell>
          <table:table-cell office:value-type="float" office:value="953" calcext:value-type="float">
            <text:p>953</text:p>
          </table:table-cell>
          <table:table-cell office:value-type="float" office:value="107575" calcext:value-type="float">
            <text:p>107575</text:p>
          </table:table-cell>
          <table:table-cell office:value-type="float" office:value="81618" calcext:value-type="float">
            <text:p>81618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71] &lt;&gt; 0; 1; 0)" office:value-type="float" office:value="0" calcext:value-type="float">
            <text:p>0</text:p>
          </table:table-cell>
          <table:table-cell table:formula="of:=IF(AND([.K171]=1; [.J171]&gt;=[.E17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f <text:s/>?a <text:s/>&lt;directed&gt; <text:s/>?f <text:s/>?i <text:s/>&lt;influences&gt; <text:s/>?b <text:s text:c="2"/>=&gt; ?a <text:s/>&lt;influences&gt; <text:s/>?b</text:p>
          </table:table-cell>
          <table:table-cell office:value-type="float" office:value="0.000253194" calcext:value-type="float">
            <text:p>0.000253194</text:p>
          </table:table-cell>
          <table:table-cell office:value-type="float" office:value="0.017204301" calcext:value-type="float">
            <text:p>0.017204301</text:p>
          </table:table-cell>
          <table:table-cell table:number-columns-repeated="2" office:value-type="float" office:value="0.011721612" calcext:value-type="float">
            <text:p>0.011721612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0475" calcext:value-type="float">
            <text:p>20475</text:p>
          </table:table-cell>
          <table:table-cell office:value-type="string" calcext:value-type="string">
            <text:p>?b</text:p>
          </table:table-cell>
          <table:table-cell office:value-type="float" office:value="1.87831554333009" calcext:value-type="float">
            <text:p>1.8783155433</text:p>
          </table:table-cell>
          <table:table-cell table:formula="of:=IF([.J172] &lt;&gt; 0; 1; 0)" office:value-type="float" office:value="1" calcext:value-type="float">
            <text:p>1</text:p>
          </table:table-cell>
          <table:table-cell table:formula="of:=IF(AND([.K172]=1; [.J172]&gt;=[.E17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i <text:s/>&lt;actedIn&gt; <text:s/>?f <text:s/>?a <text:s/>&lt;produced&gt; <text:s/>?f <text:s text:c="2"/>=&gt; ?a <text:s/>&lt;actedIn&gt; <text:s/>?b</text:p>
          </table:table-cell>
          <table:table-cell office:value-type="float" office:value="0.010385193" calcext:value-type="float">
            <text:p>0.010385193</text:p>
          </table:table-cell>
          <table:table-cell office:value-type="float" office:value="0.09150825" calcext:value-type="float">
            <text:p>0.09150825</text:p>
          </table:table-cell>
          <table:table-cell table:number-columns-repeated="2" office:value-type="float" office:value="0.011740824" calcext:value-type="float">
            <text:p>0.011740824</text:p>
          </table:table-cell>
          <table:table-cell office:value-type="float" office:value="9844" calcext:value-type="float">
            <text:p>9844</text:p>
          </table:table-cell>
          <table:table-cell table:number-columns-repeated="2" office:value-type="float" office:value="838442" calcext:value-type="float">
            <text:p>838442</text:p>
          </table:table-cell>
          <table:table-cell office:value-type="string" calcext:value-type="string">
            <text:p>?b</text:p>
          </table:table-cell>
          <table:table-cell office:value-type="float" office:value="0.246840925293379" calcext:value-type="float">
            <text:p>0.2468409253</text:p>
          </table:table-cell>
          <table:table-cell table:formula="of:=IF([.J173] &lt;&gt; 0; 1; 0)" office:value-type="float" office:value="1" calcext:value-type="float">
            <text:p>1</text:p>
          </table:table-cell>
          <table:table-cell table:formula="of:=IF(AND([.K173]=1; [.J173]&gt;=[.E17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j <text:s/>?f <text:s/>&lt;directed&gt; <text:s/>?j <text:s/>?b <text:s/>&lt;isMarriedTo&gt; <text:s/>?f <text:s text:c="2"/>=&gt; ?a <text:s/>&lt;isMarriedTo&gt; <text:s/>?b</text:p>
          </table:table-cell>
          <table:table-cell office:value-type="float" office:value="0.000133982" calcext:value-type="float">
            <text:p>0.000133982</text:p>
          </table:table-cell>
          <table:table-cell office:value-type="float" office:value="0.010589511" calcext:value-type="float">
            <text:p>0.010589511</text:p>
          </table:table-cell>
          <table:table-cell office:value-type="float" office:value="0.009471957" calcext:value-type="float">
            <text:p>0.009471957</text:p>
          </table:table-cell>
          <table:table-cell office:value-type="float" office:value="0.011758171" calcext:value-type="float">
            <text:p>0.011758171</text:p>
          </table:table-cell>
          <table:table-cell office:value-type="float" office:value="127" calcext:value-type="float">
            <text:p>127</text:p>
          </table:table-cell>
          <table:table-cell office:value-type="float" office:value="13408" calcext:value-type="float">
            <text:p>13408</text:p>
          </table:table-cell>
          <table:table-cell office:value-type="float" office:value="10801" calcext:value-type="float">
            <text:p>10801</text:p>
          </table:table-cell>
          <table:table-cell office:value-type="string" calcext:value-type="string">
            <text:p>?b</text:p>
          </table:table-cell>
          <table:table-cell office:value-type="float" office:value="0.14815293377139" calcext:value-type="float">
            <text:p>0.1481529338</text:p>
          </table:table-cell>
          <table:table-cell table:formula="of:=IF([.J174] &lt;&gt; 0; 1; 0)" office:value-type="float" office:value="1" calcext:value-type="float">
            <text:p>1</text:p>
          </table:table-cell>
          <table:table-cell table:formula="of:=IF(AND([.K174]=1; [.J174]&gt;=[.E17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isMarriedTo&gt; <text:s/>?f <text:s/>?i <text:s/>&lt;isMarriedTo&gt; <text:s/>?f <text:s text:c="2"/>=&gt; ?a <text:s/>&lt;directed&gt; <text:s/>?b</text:p>
          </table:table-cell>
          <table:table-cell office:value-type="float" office:value="0.000376627" calcext:value-type="float">
            <text:p>0.000376627</text:p>
          </table:table-cell>
          <table:table-cell office:value-type="float" office:value="0.010665312" calcext:value-type="float">
            <text:p>0.010665312</text:p>
          </table:table-cell>
          <table:table-cell office:value-type="float" office:value="0.009852081" calcext:value-type="float">
            <text:p>0.009852081</text:p>
          </table:table-cell>
          <table:table-cell office:value-type="float" office:value="0.011841189" calcext:value-type="float">
            <text:p>0.011841189</text:p>
          </table:table-cell>
          <table:table-cell office:value-type="float" office:value="357" calcext:value-type="float">
            <text:p>357</text:p>
          </table:table-cell>
          <table:table-cell office:value-type="float" office:value="36236" calcext:value-type="float">
            <text:p>36236</text:p>
          </table:table-cell>
          <table:table-cell office:value-type="float" office:value="30149" calcext:value-type="float">
            <text:p>30149</text:p>
          </table:table-cell>
          <table:table-cell office:value-type="string" calcext:value-type="string">
            <text:p>?b</text:p>
          </table:table-cell>
          <table:table-cell office:value-type="float" office:value="0.0376452943775269" calcext:value-type="float">
            <text:p>0.0376452944</text:p>
          </table:table-cell>
          <table:table-cell table:formula="of:=IF([.J175] &lt;&gt; 0; 1; 0)" office:value-type="float" office:value="1" calcext:value-type="float">
            <text:p>1</text:p>
          </table:table-cell>
          <table:table-cell table:formula="of:=IF(AND([.K175]=1; [.J175]&gt;=[.E17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graduatedFrom&gt; <text:s/>?b <text:s/>?a <text:s/>&lt;isCitizenOf&gt; <text:s/>?f <text:s/>?i <text:s/>&lt;isCitizenOf&gt; <text:s/>?f <text:s text:c="2"/>=&gt; ?a <text:s/>&lt;worksAt&gt; <text:s/>?b</text:p>
          </table:table-cell>
          <table:table-cell office:value-type="float" office:value="0.000290119" calcext:value-type="float">
            <text:p>0.000290119</text:p>
          </table:table-cell>
          <table:table-cell office:value-type="float" office:value="0.112889984" calcext:value-type="float">
            <text:p>0.112889984</text:p>
          </table:table-cell>
          <table:table-cell office:value-type="float" office:value="0.00063383" calcext:value-type="float">
            <text:p>0.00063383</text:p>
          </table:table-cell>
          <table:table-cell office:value-type="float" office:value="0.01193421" calcext:value-type="float">
            <text:p>0.01193421</text:p>
          </table:table-cell>
          <table:table-cell office:value-type="float" office:value="275" calcext:value-type="float">
            <text:p>275</text:p>
          </table:table-cell>
          <table:table-cell office:value-type="float" office:value="433870" calcext:value-type="float">
            <text:p>433870</text:p>
          </table:table-cell>
          <table:table-cell office:value-type="float" office:value="23043" calcext:value-type="float">
            <text:p>2304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76] &lt;&gt; 0; 1; 0)" office:value-type="float" office:value="0" calcext:value-type="float">
            <text:p>0</text:p>
          </table:table-cell>
          <table:table-cell table:formula="of:=IF(AND([.K176]=1; [.J176]&gt;=[.E17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directed&gt; <text:s/>?f <text:s/>?i <text:s/>&lt;isMarriedTo&gt; <text:s/>?b <text:s text:c="2"/>=&gt; ?a <text:s/>&lt;isMarriedTo&gt; <text:s/>?b</text:p>
          </table:table-cell>
          <table:table-cell office:value-type="float" office:value="0.000193061" calcext:value-type="float">
            <text:p>0.000193061</text:p>
          </table:table-cell>
          <table:table-cell office:value-type="float" office:value="0.015258901" calcext:value-type="float">
            <text:p>0.015258901</text:p>
          </table:table-cell>
          <table:table-cell table:number-columns-repeated="2" office:value-type="float" office:value="0.012062488" calcext:value-type="float">
            <text:p>0.012062488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5171" calcext:value-type="float">
            <text:p>15171</text:p>
          </table:table-cell>
          <table:table-cell office:value-type="string" calcext:value-type="string">
            <text:p>?b</text:p>
          </table:table-cell>
          <table:table-cell office:value-type="float" office:value="0.0645517761872282" calcext:value-type="float">
            <text:p>0.0645517762</text:p>
          </table:table-cell>
          <table:table-cell table:formula="of:=IF([.J177] &lt;&gt; 0; 1; 0)" office:value-type="float" office:value="1" calcext:value-type="float">
            <text:p>1</text:p>
          </table:table-cell>
          <table:table-cell table:formula="of:=IF(AND([.K177]=1; [.J177]&gt;=[.E17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i <text:s/>&lt;isCitizenOf&gt; <text:s/>?f <text:s/>?a <text:s/>&lt;livesIn&gt; <text:s/>?f <text:s text:c="2"/>=&gt; ?a <text:s/>&lt;livesIn&gt; <text:s/>?b</text:p>
          </table:table-cell>
          <table:table-cell office:value-type="float" office:value="0.000789123" calcext:value-type="float">
            <text:p>0.000789123</text:p>
          </table:table-cell>
          <table:table-cell office:value-type="float" office:value="0.051257452" calcext:value-type="float">
            <text:p>0.051257452</text:p>
          </table:table-cell>
          <table:table-cell table:number-columns-repeated="2" office:value-type="float" office:value="0.01221803" calcext:value-type="float">
            <text:p>0.01221803</text:p>
          </table:table-cell>
          <table:table-cell office:value-type="float" office:value="748" calcext:value-type="float">
            <text:p>748</text:p>
          </table:table-cell>
          <table:table-cell table:number-columns-repeated="2" office:value-type="float" office:value="61221" calcext:value-type="float">
            <text:p>61221</text:p>
          </table:table-cell>
          <table:table-cell office:value-type="string" calcext:value-type="string">
            <text:p>?a</text:p>
          </table:table-cell>
          <table:table-cell office:value-type="float" office:value="0.468109813827543" calcext:value-type="float">
            <text:p>0.4681098138</text:p>
          </table:table-cell>
          <table:table-cell table:formula="of:=IF([.J178] &lt;&gt; 0; 1; 0)" office:value-type="float" office:value="1" calcext:value-type="float">
            <text:p>1</text:p>
          </table:table-cell>
          <table:table-cell table:formula="of:=IF(AND([.K178]=1; [.J178]&gt;=[.E17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isKnownFor&gt; <text:s/>?b <text:s/>?i <text:s/>&lt;livesIn&gt; <text:s/>?f <text:s text:c="2"/>=&gt; ?a <text:s/>&lt;diedIn&gt; <text:s/>?b</text:p>
          </table:table-cell>
          <table:table-cell office:value-type="float" office:value="0.000852421" calcext:value-type="float">
            <text:p>0.000852421</text:p>
          </table:table-cell>
          <table:table-cell office:value-type="float" office:value="0.036468677" calcext:value-type="float">
            <text:p>0.036468677</text:p>
          </table:table-cell>
          <table:table-cell table:number-columns-repeated="2" office:value-type="float" office:value="0.012291404" calcext:value-type="float">
            <text:p>0.012291404</text:p>
          </table:table-cell>
          <table:table-cell office:value-type="float" office:value="808" calcext:value-type="float">
            <text:p>808</text:p>
          </table:table-cell>
          <table:table-cell table:number-columns-repeated="2" office:value-type="float" office:value="65737" calcext:value-type="float">
            <text:p>65737</text:p>
          </table:table-cell>
          <table:table-cell office:value-type="string" calcext:value-type="string">
            <text:p>?a</text:p>
          </table:table-cell>
          <table:table-cell office:value-type="float" office:value="0.0195143362587465" calcext:value-type="float">
            <text:p>0.0195143363</text:p>
          </table:table-cell>
          <table:table-cell table:formula="of:=IF([.J179] &lt;&gt; 0; 1; 0)" office:value-type="float" office:value="1" calcext:value-type="float">
            <text:p>1</text:p>
          </table:table-cell>
          <table:table-cell table:formula="of:=IF(AND([.K179]=1; [.J179]&gt;=[.E17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hasChild&gt; <text:s/>?a <text:s/>?e <text:s/>&lt;hasChild&gt; <text:s/>?b <text:s/>?i <text:s/>&lt;isMarriedTo&gt; <text:s/>?e <text:s text:c="2"/>=&gt; ?a <text:s/>&lt;hasChild&gt; <text:s/>?b</text:p>
          </table:table-cell>
          <table:table-cell office:value-type="float" office:value="0.000148752" calcext:value-type="float">
            <text:p>0.000148752</text:p>
          </table:table-cell>
          <table:table-cell office:value-type="float" office:value="0.01220251" calcext:value-type="float">
            <text:p>0.01220251</text:p>
          </table:table-cell>
          <table:table-cell table:number-columns-repeated="2" office:value-type="float" office:value="0.012309035" calcext:value-type="float">
            <text:p>0.012309035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11455" calcext:value-type="float">
            <text:p>11455</text:p>
          </table:table-cell>
          <table:table-cell office:value-type="string" calcext:value-type="string">
            <text:p>?b</text:p>
          </table:table-cell>
          <table:table-cell office:value-type="float" office:value="0.0628674942681113" calcext:value-type="float">
            <text:p>0.0628674943</text:p>
          </table:table-cell>
          <table:table-cell table:formula="of:=IF([.J180] &lt;&gt; 0; 1; 0)" office:value-type="float" office:value="1" calcext:value-type="float">
            <text:p>1</text:p>
          </table:table-cell>
          <table:table-cell table:formula="of:=IF(AND([.K180]=1; [.J180]&gt;=[.E18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iedIn&gt; <text:s/>?f <text:s/>?a <text:s/>&lt;hasChild&gt; <text:s/>?j <text:s/>?j <text:s/>&lt;wasBornIn&gt; <text:s/>?f <text:s text:c="2"/>=&gt; ?a <text:s/>&lt;hasChild&gt; <text:s/>?b</text:p>
          </table:table-cell>
          <table:table-cell office:value-type="float" office:value="0.000263744" calcext:value-type="float">
            <text:p>0.000263744</text:p>
          </table:table-cell>
          <table:table-cell office:value-type="float" office:value="0.021635656" calcext:value-type="float">
            <text:p>0.021635656</text:p>
          </table:table-cell>
          <table:table-cell office:value-type="float" office:value="0.000760146" calcext:value-type="float">
            <text:p>0.000760146</text:p>
          </table:table-cell>
          <table:table-cell office:value-type="float" office:value="0.012331064" calcext:value-type="float">
            <text:p>0.012331064</text:p>
          </table:table-cell>
          <table:table-cell office:value-type="float" office:value="250" calcext:value-type="float">
            <text:p>250</text:p>
          </table:table-cell>
          <table:table-cell office:value-type="float" office:value="328884" calcext:value-type="float">
            <text:p>328884</text:p>
          </table:table-cell>
          <table:table-cell office:value-type="float" office:value="20274" calcext:value-type="float">
            <text:p>20274</text:p>
          </table:table-cell>
          <table:table-cell office:value-type="string" calcext:value-type="string">
            <text:p>?b</text:p>
          </table:table-cell>
          <table:table-cell office:value-type="float" office:value="50056.2426658991" calcext:value-type="float">
            <text:p>50056.2426658991</text:p>
          </table:table-cell>
          <table:table-cell table:formula="of:=IF([.J181] &lt;&gt; 0; 1; 0)" office:value-type="float" office:value="1" calcext:value-type="float">
            <text:p>1</text:p>
          </table:table-cell>
          <table:table-cell table:formula="of:=IF(AND([.K181]=1; [.J181]&gt;=[.E18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f <text:s/>?f <text:s/>&lt;dealsWith&gt; <text:s/>?j <text:s/>?a <text:s/>&lt;livesIn&gt; <text:s/>?j <text:s text:c="2"/>=&gt; ?a <text:s/>&lt;isCitizenOf&gt; <text:s/>?b</text:p>
          </table:table-cell>
          <table:table-cell office:value-type="float" office:value="0.000503224" calcext:value-type="float">
            <text:p>0.000503224</text:p>
          </table:table-cell>
          <table:table-cell office:value-type="float" office:value="0.032738504" calcext:value-type="float">
            <text:p>0.032738504</text:p>
          </table:table-cell>
          <table:table-cell office:value-type="float" office:value="0.004715116" calcext:value-type="float">
            <text:p>0.004715116</text:p>
          </table:table-cell>
          <table:table-cell office:value-type="float" office:value="0.01236937" calcext:value-type="float">
            <text:p>0.01236937</text:p>
          </table:table-cell>
          <table:table-cell office:value-type="float" office:value="477" calcext:value-type="float">
            <text:p>477</text:p>
          </table:table-cell>
          <table:table-cell office:value-type="float" office:value="101164" calcext:value-type="float">
            <text:p>101164</text:p>
          </table:table-cell>
          <table:table-cell office:value-type="float" office:value="38563" calcext:value-type="float">
            <text:p>3856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82] &lt;&gt; 0; 1; 0)" office:value-type="float" office:value="0" calcext:value-type="float">
            <text:p>0</text:p>
          </table:table-cell>
          <table:table-cell table:formula="of:=IF(AND([.K182]=1; [.J182]&gt;=[.E18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diedIn&gt; <text:s/>?f <text:s/>?i <text:s/>&lt;wasBornIn&gt; <text:s/>?b <text:s text:c="2"/>=&gt; ?a <text:s/>&lt;livesIn&gt; <text:s/>?b</text:p>
          </table:table-cell>
          <table:table-cell office:value-type="float" office:value="0.000248975" calcext:value-type="float">
            <text:p>0.000248975</text:p>
          </table:table-cell>
          <table:table-cell office:value-type="float" office:value="0.016172137" calcext:value-type="float">
            <text:p>0.016172137</text:p>
          </table:table-cell>
          <table:table-cell office:value-type="float" office:value="0.000285481" calcext:value-type="float">
            <text:p>0.000285481</text:p>
          </table:table-cell>
          <table:table-cell office:value-type="float" office:value="0.012493383" calcext:value-type="float">
            <text:p>0.012493383</text:p>
          </table:table-cell>
          <table:table-cell office:value-type="float" office:value="236" calcext:value-type="float">
            <text:p>236</text:p>
          </table:table-cell>
          <table:table-cell office:value-type="float" office:value="826676" calcext:value-type="float">
            <text:p>826676</text:p>
          </table:table-cell>
          <table:table-cell office:value-type="float" office:value="18890" calcext:value-type="float">
            <text:p>18890</text:p>
          </table:table-cell>
          <table:table-cell office:value-type="string" calcext:value-type="string">
            <text:p>?a</text:p>
          </table:table-cell>
          <table:table-cell office:value-type="float" office:value="293.594222513294" calcext:value-type="float">
            <text:p>293.5942225133</text:p>
          </table:table-cell>
          <table:table-cell table:formula="of:=IF([.J183] &lt;&gt; 0; 1; 0)" office:value-type="float" office:value="1" calcext:value-type="float">
            <text:p>1</text:p>
          </table:table-cell>
          <table:table-cell table:formula="of:=IF(AND([.K183]=1; [.J183]&gt;=[.E18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hasAcademicAdvisor&gt; <text:s/>?b <text:s/>?i <text:s/>&lt;isCitizenOf&gt; <text:s/>?f <text:s/>?a <text:s/>&lt;livesIn&gt; <text:s/>?f <text:s text:c="2"/>=&gt; ?a <text:s/>&lt;hasAcademicAdvisor&gt; <text:s/>?b</text:p>
          </table:table-cell>
          <table:table-cell office:value-type="float" office:value="0.000102333" calcext:value-type="float">
            <text:p>0.000102333</text:p>
          </table:table-cell>
          <table:table-cell office:value-type="float" office:value="0.049820236" calcext:value-type="float">
            <text:p>0.049820236</text:p>
          </table:table-cell>
          <table:table-cell office:value-type="float" office:value="0.001935471" calcext:value-type="float">
            <text:p>0.001935471</text:p>
          </table:table-cell>
          <table:table-cell office:value-type="float" office:value="0.012845981" calcext:value-type="float">
            <text:p>0.012845981</text:p>
          </table:table-cell>
          <table:table-cell office:value-type="float" office:value="97" calcext:value-type="float">
            <text:p>97</text:p>
          </table:table-cell>
          <table:table-cell office:value-type="float" office:value="50117" calcext:value-type="float">
            <text:p>50117</text:p>
          </table:table-cell>
          <table:table-cell office:value-type="float" office:value="7551" calcext:value-type="float">
            <text:p>755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84] &lt;&gt; 0; 1; 0)" office:value-type="float" office:value="0" calcext:value-type="float">
            <text:p>0</text:p>
          </table:table-cell>
          <table:table-cell table:formula="of:=IF(AND([.K184]=1; [.J184]&gt;=[.E18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hasAcademicAdvisor&gt; <text:s/>?b <text:s/>?a <text:s/>&lt;isCitizenOf&gt; <text:s/>?f <text:s/>?i <text:s/>&lt;livesIn&gt; <text:s/>?f <text:s text:c="2"/>=&gt; ?a <text:s/>&lt;hasAcademicAdvisor&gt; <text:s/>?b</text:p>
          </table:table-cell>
          <table:table-cell office:value-type="float" office:value="0.000121322" calcext:value-type="float">
            <text:p>0.000121322</text:p>
          </table:table-cell>
          <table:table-cell office:value-type="float" office:value="0.059065229" calcext:value-type="float">
            <text:p>0.059065229</text:p>
          </table:table-cell>
          <table:table-cell office:value-type="float" office:value="0.000652767" calcext:value-type="float">
            <text:p>0.000652767</text:p>
          </table:table-cell>
          <table:table-cell office:value-type="float" office:value="0.012916994" calcext:value-type="float">
            <text:p>0.012916994</text:p>
          </table:table-cell>
          <table:table-cell office:value-type="float" office:value="115" calcext:value-type="float">
            <text:p>115</text:p>
          </table:table-cell>
          <table:table-cell office:value-type="float" office:value="176173" calcext:value-type="float">
            <text:p>176173</text:p>
          </table:table-cell>
          <table:table-cell office:value-type="float" office:value="8903" calcext:value-type="float">
            <text:p>890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85] &lt;&gt; 0; 1; 0)" office:value-type="float" office:value="0" calcext:value-type="float">
            <text:p>0</text:p>
          </table:table-cell>
          <table:table-cell table:formula="of:=IF(AND([.K185]=1; [.J185]&gt;=[.E18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exports&gt; <text:s/>?f <text:s/>?b <text:s/>&lt;imports&gt; <text:s/>?f <text:s/>?a <text:s/>&lt;isCitizenOf&gt; <text:s/>?j <text:s text:c="2"/>=&gt; ?a <text:s/>&lt;isCitizenOf&gt; <text:s/>?b</text:p>
          </table:table-cell>
          <table:table-cell office:value-type="float" office:value="0.005308644" calcext:value-type="float">
            <text:p>0.005308644</text:p>
          </table:table-cell>
          <table:table-cell office:value-type="float" office:value="0.345367193" calcext:value-type="float">
            <text:p>0.345367193</text:p>
          </table:table-cell>
          <table:table-cell table:number-columns-repeated="2" office:value-type="float" office:value="0.013337256" calcext:value-type="float">
            <text:p>0.013337256</text:p>
          </table:table-cell>
          <table:table-cell office:value-type="float" office:value="5032" calcext:value-type="float">
            <text:p>5032</text:p>
          </table:table-cell>
          <table:table-cell table:number-columns-repeated="2" office:value-type="float" office:value="377289" calcext:value-type="float">
            <text:p>37728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86] &lt;&gt; 0; 1; 0)" office:value-type="float" office:value="0" calcext:value-type="float">
            <text:p>0</text:p>
          </table:table-cell>
          <table:table-cell table:formula="of:=IF(AND([.K186]=1; [.J186]&gt;=[.E18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diedIn&gt; <text:s/>?f <text:s/>?i <text:s/>&lt;isLocatedIn&gt; <text:s/>?b <text:s text:c="2"/>=&gt; ?a <text:s/>&lt;wasBornIn&gt; <text:s/>?b</text:p>
          </table:table-cell>
          <table:table-cell office:value-type="float" office:value="0.001422109" calcext:value-type="float">
            <text:p>0.001422109</text:p>
          </table:table-cell>
          <table:table-cell office:value-type="float" office:value="0.024087343" calcext:value-type="float">
            <text:p>0.024087343</text:p>
          </table:table-cell>
          <table:table-cell office:value-type="float" office:value="0.004847386" calcext:value-type="float">
            <text:p>0.004847386</text:p>
          </table:table-cell>
          <table:table-cell office:value-type="float" office:value="0.013405866" calcext:value-type="float">
            <text:p>0.013405866</text:p>
          </table:table-cell>
          <table:table-cell office:value-type="float" office:value="1348" calcext:value-type="float">
            <text:p>1348</text:p>
          </table:table-cell>
          <table:table-cell office:value-type="float" office:value="278088" calcext:value-type="float">
            <text:p>278088</text:p>
          </table:table-cell>
          <table:table-cell office:value-type="float" office:value="100553" calcext:value-type="float">
            <text:p>100553</text:p>
          </table:table-cell>
          <table:table-cell office:value-type="string" calcext:value-type="string">
            <text:p>?a</text:p>
          </table:table-cell>
          <table:table-cell office:value-type="float" office:value="2.36216779310246" calcext:value-type="float">
            <text:p>2.3621677931</text:p>
          </table:table-cell>
          <table:table-cell table:formula="of:=IF([.J187] &lt;&gt; 0; 1; 0)" office:value-type="float" office:value="1" calcext:value-type="float">
            <text:p>1</text:p>
          </table:table-cell>
          <table:table-cell table:formula="of:=IF(AND([.K187]=1; [.J187]&gt;=[.E18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dealsWith&gt; <text:s/>?a <text:s/>?e <text:s/>&lt;isLeaderOf&gt; <text:s/>?b <text:s/>?e <text:s/>&lt;livesIn&gt; <text:s/>?j <text:s text:c="2"/>=&gt; ?a <text:s/>&lt;dealsWith&gt; <text:s/>?b</text:p>
          </table:table-cell>
          <table:table-cell office:value-type="float" office:value="0.000013715" calcext:value-type="float">
            <text:p>0.000013715</text:p>
          </table:table-cell>
          <table:table-cell office:value-type="float" office:value="0.018867925" calcext:value-type="float">
            <text:p>0.018867925</text:p>
          </table:table-cell>
          <table:table-cell office:value-type="float" office:value="0.009174312" calcext:value-type="float">
            <text:p>0.009174312</text:p>
          </table:table-cell>
          <table:table-cell office:value-type="float" office:value="0.013541667" calcext:value-type="float">
            <text:p>0.013541667</text:p>
          </table:table-cell>
          <table:table-cell office:value-type="float" office:value="13" calcext:value-type="float">
            <text:p>13</text:p>
          </table:table-cell>
          <table:table-cell office:value-type="float" office:value="1417" calcext:value-type="float">
            <text:p>1417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?a</text:p>
          </table:table-cell>
          <table:table-cell office:value-type="float" office:value="5.37498338079723" calcext:value-type="float">
            <text:p>5.3749833808</text:p>
          </table:table-cell>
          <table:table-cell table:formula="of:=IF([.J188] &lt;&gt; 0; 1; 0)" office:value-type="float" office:value="1" calcext:value-type="float">
            <text:p>1</text:p>
          </table:table-cell>
          <table:table-cell table:formula="of:=IF(AND([.K188]=1; [.J188]&gt;=[.E18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created&gt; <text:s/>?b <text:s/>?i <text:s/>&lt;produced&gt; <text:s/>?f <text:s text:c="2"/>=&gt; ?a <text:s/>&lt;created&gt; <text:s/>?b</text:p>
          </table:table-cell>
          <table:table-cell office:value-type="float" office:value="0.002451766" calcext:value-type="float">
            <text:p>0.002451766</text:p>
          </table:table-cell>
          <table:table-cell office:value-type="float" office:value="0.011610827" calcext:value-type="float">
            <text:p>0.011610827</text:p>
          </table:table-cell>
          <table:table-cell table:number-columns-repeated="2" office:value-type="float" office:value="0.01370283" calcext:value-type="float">
            <text:p>0.01370283</text:p>
          </table:table-cell>
          <table:table-cell office:value-type="float" office:value="2324" calcext:value-type="float">
            <text:p>2324</text:p>
          </table:table-cell>
          <table:table-cell table:number-columns-repeated="2" office:value-type="float" office:value="169600" calcext:value-type="float">
            <text:p>169600</text:p>
          </table:table-cell>
          <table:table-cell office:value-type="string" calcext:value-type="string">
            <text:p>?b</text:p>
          </table:table-cell>
          <table:table-cell office:value-type="float" office:value="0.00172792754979353" calcext:value-type="float">
            <text:p>0.0017279275</text:p>
          </table:table-cell>
          <table:table-cell table:formula="of:=IF([.J189] &lt;&gt; 0; 1; 0)" office:value-type="float" office:value="1" calcext:value-type="float">
            <text:p>1</text:p>
          </table:table-cell>
          <table:table-cell table:formula="of:=IF(AND([.K189]=1; [.J189]&gt;=[.E18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f <text:s/>?i <text:s/>&lt;graduatedFrom&gt; <text:s/>?f <text:s/>?i <text:s/>&lt;wasBornIn&gt; <text:s/>?b <text:s text:c="2"/>=&gt; ?a <text:s/>&lt;isLeaderOf&gt; <text:s/>?b</text:p>
          </table:table-cell>
          <table:table-cell office:value-type="float" office:value="0.000072793" calcext:value-type="float">
            <text:p>0.000072793</text:p>
          </table:table-cell>
          <table:table-cell office:value-type="float" office:value="0.010816742" calcext:value-type="float">
            <text:p>0.010816742</text:p>
          </table:table-cell>
          <table:table-cell office:value-type="float" office:value="0.000422116" calcext:value-type="float">
            <text:p>0.000422116</text:p>
          </table:table-cell>
          <table:table-cell office:value-type="float" office:value="0.013742282" calcext:value-type="float">
            <text:p>0.013742282</text:p>
          </table:table-cell>
          <table:table-cell office:value-type="float" office:value="69" calcext:value-type="float">
            <text:p>69</text:p>
          </table:table-cell>
          <table:table-cell office:value-type="float" office:value="163462" calcext:value-type="float">
            <text:p>163462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90] &lt;&gt; 0; 1; 0)" office:value-type="float" office:value="0" calcext:value-type="float">
            <text:p>0</text:p>
          </table:table-cell>
          <table:table-cell table:formula="of:=IF(AND([.K190]=1; [.J190]&gt;=[.E19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Child&gt; <text:s/>?b <text:s/>?e <text:s/>&lt;hasChild&gt; <text:s/>?i <text:s/>?i <text:s/>&lt;isMarriedTo&gt; <text:s/>?a <text:s text:c="2"/>=&gt; ?a <text:s/>&lt;hasChild&gt; <text:s/>?b</text:p>
          </table:table-cell>
          <table:table-cell office:value-type="float" office:value="0.000135037" calcext:value-type="float">
            <text:p>0.000135037</text:p>
          </table:table-cell>
          <table:table-cell office:value-type="float" office:value="0.011077456" calcext:value-type="float">
            <text:p>0.011077456</text:p>
          </table:table-cell>
          <table:table-cell table:number-columns-repeated="2" office:value-type="float" office:value="0.013757524" calcext:value-type="float">
            <text:p>0.01375752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9304" calcext:value-type="float">
            <text:p>9304</text:p>
          </table:table-cell>
          <table:table-cell office:value-type="string" calcext:value-type="string">
            <text:p>?b</text:p>
          </table:table-cell>
          <table:table-cell office:value-type="float" office:value="0.0378670959411638" calcext:value-type="float">
            <text:p>0.0378670959</text:p>
          </table:table-cell>
          <table:table-cell table:formula="of:=IF([.J191] &lt;&gt; 0; 1; 0)" office:value-type="float" office:value="1" calcext:value-type="float">
            <text:p>1</text:p>
          </table:table-cell>
          <table:table-cell table:formula="of:=IF(AND([.K191]=1; [.J191]&gt;=[.E19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WonPrize&gt; <text:s/>?f <text:s/>?i <text:s/>&lt;hasWonPrize&gt; <text:s/>?f <text:s/>?i <text:s/>&lt;worksAt&gt; <text:s/>?b <text:s text:c="2"/>=&gt; ?a <text:s/>&lt;graduatedFrom&gt; <text:s/>?b</text:p>
          </table:table-cell>
          <table:table-cell office:value-type="float" office:value="0.000177236" calcext:value-type="float">
            <text:p>0.000177236</text:p>
          </table:table-cell>
          <table:table-cell office:value-type="float" office:value="0.014147368" calcext:value-type="float">
            <text:p>0.014147368</text:p>
          </table:table-cell>
          <table:table-cell office:value-type="float" office:value="0.004273069" calcext:value-type="float">
            <text:p>0.004273069</text:p>
          </table:table-cell>
          <table:table-cell office:value-type="float" office:value="0.013843111" calcext:value-type="float">
            <text:p>0.013843111</text:p>
          </table:table-cell>
          <table:table-cell office:value-type="float" office:value="168" calcext:value-type="float">
            <text:p>168</text:p>
          </table:table-cell>
          <table:table-cell office:value-type="float" office:value="39316" calcext:value-type="float">
            <text:p>39316</text:p>
          </table:table-cell>
          <table:table-cell office:value-type="float" office:value="12136" calcext:value-type="float">
            <text:p>1213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92] &lt;&gt; 0; 1; 0)" office:value-type="float" office:value="0" calcext:value-type="float">
            <text:p>0</text:p>
          </table:table-cell>
          <table:table-cell table:formula="of:=IF(AND([.K192]=1; [.J192]&gt;=[.E19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isCitizenOf&gt; <text:s/>?f <text:s/>?i <text:s/>&lt;worksAt&gt; <text:s/>?b <text:s text:c="2"/>=&gt; ?a <text:s/>&lt;graduatedFrom&gt; <text:s/>?b</text:p>
          </table:table-cell>
          <table:table-cell office:value-type="float" office:value="0.000689955" calcext:value-type="float">
            <text:p>0.000689955</text:p>
          </table:table-cell>
          <table:table-cell office:value-type="float" office:value="0.055073684" calcext:value-type="float">
            <text:p>0.055073684</text:p>
          </table:table-cell>
          <table:table-cell office:value-type="float" office:value="0.001786319" calcext:value-type="float">
            <text:p>0.001786319</text:p>
          </table:table-cell>
          <table:table-cell office:value-type="float" office:value="0.01388535" calcext:value-type="float">
            <text:p>0.01388535</text:p>
          </table:table-cell>
          <table:table-cell office:value-type="float" office:value="654" calcext:value-type="float">
            <text:p>654</text:p>
          </table:table-cell>
          <table:table-cell office:value-type="float" office:value="366116" calcext:value-type="float">
            <text:p>366116</text:p>
          </table:table-cell>
          <table:table-cell office:value-type="float" office:value="47100" calcext:value-type="float">
            <text:p>4710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93] &lt;&gt; 0; 1; 0)" office:value-type="float" office:value="0" calcext:value-type="float">
            <text:p>0</text:p>
          </table:table-cell>
          <table:table-cell table:formula="of:=IF(AND([.K193]=1; [.J193]&gt;=[.E19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i <text:s/>&lt;isLeaderOf&gt; <text:s/>?f <text:s/>?i <text:s/>&lt;wasBornIn&gt; <text:s/>?b <text:s text:c="2"/>=&gt; ?a <text:s/>&lt;dealsWith&gt; <text:s/>?b</text:p>
          </table:table-cell>
          <table:table-cell office:value-type="float" office:value="0.000009495" calcext:value-type="float">
            <text:p>0.000009495</text:p>
          </table:table-cell>
          <table:table-cell office:value-type="float" office:value="0.013062409" calcext:value-type="float">
            <text:p>0.013062409</text:p>
          </table:table-cell>
          <table:table-cell table:number-columns-repeated="2" office:value-type="float" office:value="0.013953488" calcext:value-type="float">
            <text:p>0.01395348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45" calcext:value-type="float">
            <text:p>645</text:p>
          </table:table-cell>
          <table:table-cell office:value-type="string" calcext:value-type="string">
            <text:p>?a</text:p>
          </table:table-cell>
          <table:table-cell office:value-type="float" office:value="2.76332257978735" calcext:value-type="float">
            <text:p>2.7633225798</text:p>
          </table:table-cell>
          <table:table-cell table:formula="of:=IF([.J194] &lt;&gt; 0; 1; 0)" office:value-type="float" office:value="1" calcext:value-type="float">
            <text:p>1</text:p>
          </table:table-cell>
          <table:table-cell table:formula="of:=IF(AND([.K194]=1; [.J194]&gt;=[.E19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isLocatedIn&gt; <text:s/>?b <text:s/>?a <text:s/>&lt;wasBornIn&gt; <text:s/>?f <text:s text:c="2"/>=&gt; ?a <text:s/>&lt;livesIn&gt; <text:s/>?b</text:p>
          </table:table-cell>
          <table:table-cell office:value-type="float" office:value="0.00021838" calcext:value-type="float">
            <text:p>0.00021838</text:p>
          </table:table-cell>
          <table:table-cell office:value-type="float" office:value="0.014184883" calcext:value-type="float">
            <text:p>0.014184883</text:p>
          </table:table-cell>
          <table:table-cell office:value-type="float" office:value="0.000555125" calcext:value-type="float">
            <text:p>0.000555125</text:p>
          </table:table-cell>
          <table:table-cell office:value-type="float" office:value="0.014004465" calcext:value-type="float">
            <text:p>0.014004465</text:p>
          </table:table-cell>
          <table:table-cell office:value-type="float" office:value="207" calcext:value-type="float">
            <text:p>207</text:p>
          </table:table-cell>
          <table:table-cell office:value-type="float" office:value="372889" calcext:value-type="float">
            <text:p>372889</text:p>
          </table:table-cell>
          <table:table-cell office:value-type="float" office:value="14781" calcext:value-type="float">
            <text:p>14781</text:p>
          </table:table-cell>
          <table:table-cell office:value-type="string" calcext:value-type="string">
            <text:p>?a</text:p>
          </table:table-cell>
          <table:table-cell office:value-type="float" office:value="8.71636903889896" calcext:value-type="float">
            <text:p>8.7163690389</text:p>
          </table:table-cell>
          <table:table-cell table:formula="of:=IF([.J195] &lt;&gt; 0; 1; 0)" office:value-type="float" office:value="1" calcext:value-type="float">
            <text:p>1</text:p>
          </table:table-cell>
          <table:table-cell table:formula="of:=IF(AND([.K195]=1; [.J195]&gt;=[.E19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exports&gt; <text:s/>?f <text:s/>?b <text:s/>&lt;imports&gt; <text:s/>?f <text:s/>?a <text:s/>&lt;livesIn&gt; <text:s/>?j <text:s text:c="2"/>=&gt; ?a <text:s/>&lt;isCitizenOf&gt; <text:s/>?b</text:p>
          </table:table-cell>
          <table:table-cell office:value-type="float" office:value="0.000321768" calcext:value-type="float">
            <text:p>0.000321768</text:p>
          </table:table-cell>
          <table:table-cell office:value-type="float" office:value="0.020933425" calcext:value-type="float">
            <text:p>0.020933425</text:p>
          </table:table-cell>
          <table:table-cell office:value-type="float" office:value="0.004790099" calcext:value-type="float">
            <text:p>0.004790099</text:p>
          </table:table-cell>
          <table:table-cell office:value-type="float" office:value="0.01414788" calcext:value-type="float">
            <text:p>0.01414788</text:p>
          </table:table-cell>
          <table:table-cell office:value-type="float" office:value="305" calcext:value-type="float">
            <text:p>305</text:p>
          </table:table-cell>
          <table:table-cell office:value-type="float" office:value="63673" calcext:value-type="float">
            <text:p>63673</text:p>
          </table:table-cell>
          <table:table-cell office:value-type="float" office:value="21558" calcext:value-type="float">
            <text:p>2155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96] &lt;&gt; 0; 1; 0)" office:value-type="float" office:value="0" calcext:value-type="float">
            <text:p>0</text:p>
          </table:table-cell>
          <table:table-cell table:formula="of:=IF(AND([.K196]=1; [.J196]&gt;=[.E19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e <text:s/>&lt;isMarriedTo&gt; <text:s/>?a <text:s/>?i <text:s/>&lt;isMarriedTo&gt; <text:s/>?e <text:s text:c="2"/>=&gt; ?a <text:s/>&lt;produced&gt; <text:s/>?b</text:p>
          </table:table-cell>
          <table:table-cell office:value-type="float" office:value="0.00024159" calcext:value-type="float">
            <text:p>0.00024159</text:p>
          </table:table-cell>
          <table:table-cell office:value-type="float" office:value="0.011350119" calcext:value-type="float">
            <text:p>0.011350119</text:p>
          </table:table-cell>
          <table:table-cell office:value-type="float" office:value="0.007468771" calcext:value-type="float">
            <text:p>0.007468771</text:p>
          </table:table-cell>
          <table:table-cell office:value-type="float" office:value="0.014198909" calcext:value-type="float">
            <text:p>0.014198909</text:p>
          </table:table-cell>
          <table:table-cell office:value-type="float" office:value="229" calcext:value-type="float">
            <text:p>229</text:p>
          </table:table-cell>
          <table:table-cell office:value-type="float" office:value="30661" calcext:value-type="float">
            <text:p>30661</text:p>
          </table:table-cell>
          <table:table-cell office:value-type="float" office:value="16128" calcext:value-type="float">
            <text:p>16128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97] &lt;&gt; 0; 1; 0)" office:value-type="float" office:value="0" calcext:value-type="float">
            <text:p>0</text:p>
          </table:table-cell>
          <table:table-cell table:formula="of:=IF(AND([.K197]=1; [.J197]&gt;=[.E19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wasBornIn&gt; <text:s/>?f <text:s/>?i <text:s/>&lt;wasBornIn&gt; <text:s/>?f <text:s text:c="2"/>=&gt; ?a <text:s/>&lt;isLeaderOf&gt; <text:s/>?b</text:p>
          </table:table-cell>
          <table:table-cell office:value-type="float" office:value="0.000068574" calcext:value-type="float">
            <text:p>0.000068574</text:p>
          </table:table-cell>
          <table:table-cell office:value-type="float" office:value="0.010189685" calcext:value-type="float">
            <text:p>0.010189685</text:p>
          </table:table-cell>
          <table:table-cell office:value-type="float" office:value="0.000108956" calcext:value-type="float">
            <text:p>0.000108956</text:p>
          </table:table-cell>
          <table:table-cell office:value-type="float" office:value="0.014238773" calcext:value-type="float">
            <text:p>0.014238773</text:p>
          </table:table-cell>
          <table:table-cell office:value-type="float" office:value="65" calcext:value-type="float">
            <text:p>65</text:p>
          </table:table-cell>
          <table:table-cell office:value-type="float" office:value="596569" calcext:value-type="float">
            <text:p>596569</text:p>
          </table:table-cell>
          <table:table-cell office:value-type="float" office:value="4565" calcext:value-type="float">
            <text:p>4565</text:p>
          </table:table-cell>
          <table:table-cell office:value-type="string" calcext:value-type="string">
            <text:p>?a</text:p>
          </table:table-cell>
          <table:table-cell office:value-type="float" office:value="968.829922136755" calcext:value-type="float">
            <text:p>968.8299221368</text:p>
          </table:table-cell>
          <table:table-cell table:formula="of:=IF([.J198] &lt;&gt; 0; 1; 0)" office:value-type="float" office:value="1" calcext:value-type="float">
            <text:p>1</text:p>
          </table:table-cell>
          <table:table-cell table:formula="of:=IF(AND([.K198]=1; [.J198]&gt;=[.E19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isCitizenOf&gt; <text:s/>?f <text:s/>?i <text:s/>&lt;wasBornIn&gt; <text:s/>?b <text:s text:c="2"/>=&gt; ?a <text:s/>&lt;diedIn&gt; <text:s/>?b</text:p>
          </table:table-cell>
          <table:table-cell office:value-type="float" office:value="0.001455868" calcext:value-type="float">
            <text:p>0.001455868</text:p>
          </table:table-cell>
          <table:table-cell office:value-type="float" office:value="0.062285611" calcext:value-type="float">
            <text:p>0.062285611</text:p>
          </table:table-cell>
          <table:table-cell office:value-type="float" office:value="0.001805959" calcext:value-type="float">
            <text:p>0.001805959</text:p>
          </table:table-cell>
          <table:table-cell office:value-type="float" office:value="0.014294889" calcext:value-type="float">
            <text:p>0.014294889</text:p>
          </table:table-cell>
          <table:table-cell office:value-type="float" office:value="1380" calcext:value-type="float">
            <text:p>1380</text:p>
          </table:table-cell>
          <table:table-cell office:value-type="float" office:value="764137" calcext:value-type="float">
            <text:p>764137</text:p>
          </table:table-cell>
          <table:table-cell office:value-type="float" office:value="96538" calcext:value-type="float">
            <text:p>96538</text:p>
          </table:table-cell>
          <table:table-cell office:value-type="string" calcext:value-type="string">
            <text:p>?a</text:p>
          </table:table-cell>
          <table:table-cell office:value-type="float" office:value="3009.65009039518" calcext:value-type="float">
            <text:p>3009.6500903952</text:p>
          </table:table-cell>
          <table:table-cell table:formula="of:=IF([.J199] &lt;&gt; 0; 1; 0)" office:value-type="float" office:value="1" calcext:value-type="float">
            <text:p>1</text:p>
          </table:table-cell>
          <table:table-cell table:formula="of:=IF(AND([.K199]=1; [.J199]&gt;=[.E19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livesIn&gt; <text:s/>?b <text:s/>?i <text:s/>&lt;livesIn&gt; <text:s/>?f <text:s text:c="2"/>=&gt; ?a <text:s/>&lt;wasBornIn&gt; <text:s/>?b</text:p>
          </table:table-cell>
          <table:table-cell office:value-type="float" office:value="0.001877859" calcext:value-type="float">
            <text:p>0.001877859</text:p>
          </table:table-cell>
          <table:table-cell office:value-type="float" office:value="0.031806729" calcext:value-type="float">
            <text:p>0.031806729</text:p>
          </table:table-cell>
          <table:table-cell office:value-type="float" office:value="0.003481717" calcext:value-type="float">
            <text:p>0.003481717</text:p>
          </table:table-cell>
          <table:table-cell office:value-type="float" office:value="0.014313054" calcext:value-type="float">
            <text:p>0.014313054</text:p>
          </table:table-cell>
          <table:table-cell office:value-type="float" office:value="1780" calcext:value-type="float">
            <text:p>1780</text:p>
          </table:table-cell>
          <table:table-cell office:value-type="float" office:value="511242" calcext:value-type="float">
            <text:p>511242</text:p>
          </table:table-cell>
          <table:table-cell office:value-type="float" office:value="124362" calcext:value-type="float">
            <text:p>124362</text:p>
          </table:table-cell>
          <table:table-cell office:value-type="string" calcext:value-type="string">
            <text:p>?a</text:p>
          </table:table-cell>
          <table:table-cell office:value-type="float" office:value="248.407811464918" calcext:value-type="float">
            <text:p>248.4078114649</text:p>
          </table:table-cell>
          <table:table-cell table:formula="of:=IF([.J200] &lt;&gt; 0; 1; 0)" office:value-type="float" office:value="1" calcext:value-type="float">
            <text:p>1</text:p>
          </table:table-cell>
          <table:table-cell table:formula="of:=IF(AND([.K200]=1; [.J200]&gt;=[.E20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f <text:s/>?i <text:s/>&lt;isLeaderOf&gt; <text:s/>?b <text:s/>?a <text:s/>&lt;livesIn&gt; <text:s/>?f <text:s text:c="2"/>=&gt; ?a <text:s/>&lt;livesIn&gt; <text:s/>?b</text:p>
          </table:table-cell>
          <table:table-cell office:value-type="float" office:value="0.00047685" calcext:value-type="float">
            <text:p>0.00047685</text:p>
          </table:table-cell>
          <table:table-cell office:value-type="float" office:value="0.030973755" calcext:value-type="float">
            <text:p>0.030973755</text:p>
          </table:table-cell>
          <table:table-cell table:number-columns-repeated="2" office:value-type="float" office:value="0.014329645" calcext:value-type="float">
            <text:p>0.014329645</text:p>
          </table:table-cell>
          <table:table-cell office:value-type="float" office:value="452" calcext:value-type="float">
            <text:p>452</text:p>
          </table:table-cell>
          <table:table-cell table:number-columns-repeated="2" office:value-type="float" office:value="31543" calcext:value-type="float">
            <text:p>31543</text:p>
          </table:table-cell>
          <table:table-cell office:value-type="string" calcext:value-type="string">
            <text:p>?a</text:p>
          </table:table-cell>
          <table:table-cell office:value-type="float" office:value="0.0438096888789665" calcext:value-type="float">
            <text:p>0.0438096889</text:p>
          </table:table-cell>
          <table:table-cell table:formula="of:=IF([.J201] &lt;&gt; 0; 1; 0)" office:value-type="float" office:value="1" calcext:value-type="float">
            <text:p>1</text:p>
          </table:table-cell>
          <table:table-cell table:formula="of:=IF(AND([.K201]=1; [.J201]&gt;=[.E20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diedIn&gt; <text:s/>?f <text:s/>?a <text:s/>&lt;hasChild&gt; <text:s/>?j <text:s/>?b <text:s/>&lt;wasBornIn&gt; <text:s/>?f <text:s text:c="2"/>=&gt; ?a <text:s/>&lt;hasChild&gt; <text:s/>?b</text:p>
          </table:table-cell>
          <table:table-cell office:value-type="float" office:value="0.000361857" calcext:value-type="float">
            <text:p>0.000361857</text:p>
          </table:table-cell>
          <table:table-cell office:value-type="float" office:value="0.029684119" calcext:value-type="float">
            <text:p>0.029684119</text:p>
          </table:table-cell>
          <table:table-cell office:value-type="float" office:value="0.001144547" calcext:value-type="float">
            <text:p>0.001144547</text:p>
          </table:table-cell>
          <table:table-cell office:value-type="float" office:value="0.014388791" calcext:value-type="float">
            <text:p>0.014388791</text:p>
          </table:table-cell>
          <table:table-cell office:value-type="float" office:value="343" calcext:value-type="float">
            <text:p>343</text:p>
          </table:table-cell>
          <table:table-cell office:value-type="float" office:value="299682" calcext:value-type="float">
            <text:p>299682</text:p>
          </table:table-cell>
          <table:table-cell office:value-type="float" office:value="23838" calcext:value-type="float">
            <text:p>23838</text:p>
          </table:table-cell>
          <table:table-cell office:value-type="string" calcext:value-type="string">
            <text:p>?b</text:p>
          </table:table-cell>
          <table:table-cell office:value-type="float" office:value="30145.590060626" calcext:value-type="float">
            <text:p>30145.590060626</text:p>
          </table:table-cell>
          <table:table-cell table:formula="of:=IF([.J202] &lt;&gt; 0; 1; 0)" office:value-type="float" office:value="1" calcext:value-type="float">
            <text:p>1</text:p>
          </table:table-cell>
          <table:table-cell table:formula="of:=IF(AND([.K202]=1; [.J202]&gt;=[.E20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exports&gt; <text:s/>?f <text:s/>?j <text:s/>&lt;imports&gt; <text:s/>?f <text:s/>?a <text:s/>&lt;isCitizenOf&gt; <text:s/>?j <text:s text:c="2"/>=&gt; ?a <text:s/>&lt;livesIn&gt; <text:s/>?b</text:p>
          </table:table-cell>
          <table:table-cell office:value-type="float" office:value="0.000323878" calcext:value-type="float">
            <text:p>0.000323878</text:p>
          </table:table-cell>
          <table:table-cell office:value-type="float" office:value="0.021037484" calcext:value-type="float">
            <text:p>0.021037484</text:p>
          </table:table-cell>
          <table:table-cell office:value-type="float" office:value="0.001361624" calcext:value-type="float">
            <text:p>0.001361624</text:p>
          </table:table-cell>
          <table:table-cell office:value-type="float" office:value="0.014419915" calcext:value-type="float">
            <text:p>0.014419915</text:p>
          </table:table-cell>
          <table:table-cell office:value-type="float" office:value="307" calcext:value-type="float">
            <text:p>307</text:p>
          </table:table-cell>
          <table:table-cell office:value-type="float" office:value="225466" calcext:value-type="float">
            <text:p>225466</text:p>
          </table:table-cell>
          <table:table-cell office:value-type="float" office:value="21290" calcext:value-type="float">
            <text:p>2129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03] &lt;&gt; 0; 1; 0)" office:value-type="float" office:value="0" calcext:value-type="float">
            <text:p>0</text:p>
          </table:table-cell>
          <table:table-cell table:formula="of:=IF(AND([.K203]=1; [.J203]&gt;=[.E20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exports&gt; <text:s/>?f <text:s/>?j <text:s/>&lt;imports&gt; <text:s/>?f <text:s/>?a <text:s/>&lt;isLeaderOf&gt; <text:s/>?j <text:s text:c="2"/>=&gt; ?a <text:s/>&lt;isLeaderOf&gt; <text:s/>?b</text:p>
          </table:table-cell>
          <table:table-cell office:value-type="float" office:value="0.000085453" calcext:value-type="float">
            <text:p>0.000085453</text:p>
          </table:table-cell>
          <table:table-cell office:value-type="float" office:value="0.012697915" calcext:value-type="float">
            <text:p>0.012697915</text:p>
          </table:table-cell>
          <table:table-cell table:number-columns-repeated="2" office:value-type="float" office:value="0.014477212" calcext:value-type="float">
            <text:p>0.014477212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5595" calcext:value-type="float">
            <text:p>5595</text:p>
          </table:table-cell>
          <table:table-cell office:value-type="string" calcext:value-type="string">
            <text:p>?a</text:p>
          </table:table-cell>
          <table:table-cell office:value-type="float" office:value="0.108888034832035" calcext:value-type="float">
            <text:p>0.1088880348</text:p>
          </table:table-cell>
          <table:table-cell table:formula="of:=IF([.J204] &lt;&gt; 0; 1; 0)" office:value-type="float" office:value="1" calcext:value-type="float">
            <text:p>1</text:p>
          </table:table-cell>
          <table:table-cell table:formula="of:=IF(AND([.K204]=1; [.J204]&gt;=[.E20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produced&gt; <text:s/>?b <text:s/>?a <text:s/>&lt;produced&gt; <text:s/>?f <text:s/>?i <text:s/>&lt;produced&gt; <text:s/>?f <text:s text:c="2"/>=&gt; ?a <text:s/>&lt;actedIn&gt; <text:s/>?b</text:p>
          </table:table-cell>
          <table:table-cell office:value-type="float" office:value="0.001302897" calcext:value-type="float">
            <text:p>0.001302897</text:p>
          </table:table-cell>
          <table:table-cell office:value-type="float" office:value="0.011480363" calcext:value-type="float">
            <text:p>0.011480363</text:p>
          </table:table-cell>
          <table:table-cell office:value-type="float" office:value="0.013198675" calcext:value-type="float">
            <text:p>0.013198675</text:p>
          </table:table-cell>
          <table:table-cell office:value-type="float" office:value="0.014619018" calcext:value-type="float">
            <text:p>0.014619018</text:p>
          </table:table-cell>
          <table:table-cell office:value-type="float" office:value="1235" calcext:value-type="float">
            <text:p>1235</text:p>
          </table:table-cell>
          <table:table-cell office:value-type="float" office:value="93570" calcext:value-type="float">
            <text:p>93570</text:p>
          </table:table-cell>
          <table:table-cell office:value-type="float" office:value="84479" calcext:value-type="float">
            <text:p>84479</text:p>
          </table:table-cell>
          <table:table-cell office:value-type="string" calcext:value-type="string">
            <text:p>?b</text:p>
          </table:table-cell>
          <table:table-cell office:value-type="float" office:value="1.45237255703646" calcext:value-type="float">
            <text:p>1.452372557</text:p>
          </table:table-cell>
          <table:table-cell table:formula="of:=IF([.J205] &lt;&gt; 0; 1; 0)" office:value-type="float" office:value="1" calcext:value-type="float">
            <text:p>1</text:p>
          </table:table-cell>
          <table:table-cell table:formula="of:=IF(AND([.K205]=1; [.J205]&gt;=[.E20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f <text:s/>?i <text:s/>&lt;isLocatedIn&gt; <text:s/>?b <text:s/>?a <text:s/>&lt;livesIn&gt; <text:s/>?f <text:s text:c="2"/>=&gt; ?a <text:s/>&lt;isCitizenOf&gt; <text:s/>?b</text:p>
          </table:table-cell>
          <table:table-cell office:value-type="float" office:value="0.000341813" calcext:value-type="float">
            <text:p>0.000341813</text:p>
          </table:table-cell>
          <table:table-cell office:value-type="float" office:value="0.022237474" calcext:value-type="float">
            <text:p>0.022237474</text:p>
          </table:table-cell>
          <table:table-cell office:value-type="float" office:value="0.005800734" calcext:value-type="float">
            <text:p>0.005800734</text:p>
          </table:table-cell>
          <table:table-cell office:value-type="float" office:value="0.01464473" calcext:value-type="float">
            <text:p>0.01464473</text:p>
          </table:table-cell>
          <table:table-cell office:value-type="float" office:value="324" calcext:value-type="float">
            <text:p>324</text:p>
          </table:table-cell>
          <table:table-cell office:value-type="float" office:value="55855" calcext:value-type="float">
            <text:p>55855</text:p>
          </table:table-cell>
          <table:table-cell office:value-type="float" office:value="22124" calcext:value-type="float">
            <text:p>22124</text:p>
          </table:table-cell>
          <table:table-cell office:value-type="string" calcext:value-type="string">
            <text:p>?a</text:p>
          </table:table-cell>
          <table:table-cell office:value-type="float" office:value="348.005880737852" calcext:value-type="float">
            <text:p>348.0058807379</text:p>
          </table:table-cell>
          <table:table-cell table:formula="of:=IF([.J206] &lt;&gt; 0; 1; 0)" office:value-type="float" office:value="1" calcext:value-type="float">
            <text:p>1</text:p>
          </table:table-cell>
          <table:table-cell table:formula="of:=IF(AND([.K206]=1; [.J206]&gt;=[.E20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dealsWith&gt; <text:s/>?a <text:s/>?e <text:s/>&lt;isCitizenOf&gt; <text:s/>?j <text:s/>?e <text:s/>&lt;isLeaderOf&gt; <text:s/>?b <text:s text:c="2"/>=&gt; ?a <text:s/>&lt;dealsWith&gt; <text:s/>?b</text:p>
          </table:table-cell>
          <table:table-cell office:value-type="float" office:value="0.000013715" calcext:value-type="float">
            <text:p>0.000013715</text:p>
          </table:table-cell>
          <table:table-cell office:value-type="float" office:value="0.018867925" calcext:value-type="float">
            <text:p>0.018867925</text:p>
          </table:table-cell>
          <table:table-cell office:value-type="float" office:value="0.010824313" calcext:value-type="float">
            <text:p>0.010824313</text:p>
          </table:table-cell>
          <table:table-cell office:value-type="float" office:value="0.014689266" calcext:value-type="float">
            <text:p>0.014689266</text:p>
          </table:table-cell>
          <table:table-cell office:value-type="float" office:value="13" calcext:value-type="float">
            <text:p>13</text:p>
          </table:table-cell>
          <table:table-cell office:value-type="float" office:value="1201" calcext:value-type="float">
            <text:p>1201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?a</text:p>
          </table:table-cell>
          <table:table-cell office:value-type="float" office:value="7.16500529352385" calcext:value-type="float">
            <text:p>7.1650052935</text:p>
          </table:table-cell>
          <table:table-cell table:formula="of:=IF([.J207] &lt;&gt; 0; 1; 0)" office:value-type="float" office:value="1" calcext:value-type="float">
            <text:p>1</text:p>
          </table:table-cell>
          <table:table-cell table:formula="of:=IF(AND([.K207]=1; [.J207]&gt;=[.E20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exports&gt; <text:s/>?f <text:s/>?b <text:s/>&lt;imports&gt; <text:s/>?f <text:s/>?a <text:s/>&lt;isLeaderOf&gt; <text:s/>?j <text:s text:c="2"/>=&gt; ?a <text:s/>&lt;isLeaderOf&gt; <text:s/>?b</text:p>
          </table:table-cell>
          <table:table-cell office:value-type="float" office:value="0.000086508" calcext:value-type="float">
            <text:p>0.000086508</text:p>
          </table:table-cell>
          <table:table-cell office:value-type="float" office:value="0.012854679" calcext:value-type="float">
            <text:p>0.012854679</text:p>
          </table:table-cell>
          <table:table-cell table:number-columns-repeated="2" office:value-type="float" office:value="0.014772113" calcext:value-type="float">
            <text:p>0.014772113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5551" calcext:value-type="float">
            <text:p>5551</text:p>
          </table:table-cell>
          <table:table-cell office:value-type="string" calcext:value-type="string">
            <text:p>?a</text:p>
          </table:table-cell>
          <table:table-cell office:value-type="float" office:value="0.239803668653266" calcext:value-type="float">
            <text:p>0.2398036687</text:p>
          </table:table-cell>
          <table:table-cell table:formula="of:=IF([.J208] &lt;&gt; 0; 1; 0)" office:value-type="float" office:value="1" calcext:value-type="float">
            <text:p>1</text:p>
          </table:table-cell>
          <table:table-cell table:formula="of:=IF(AND([.K208]=1; [.J208]&gt;=[.E20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ealsWith&gt; <text:s/>?b <text:s/>?i <text:s/>&lt;dealsWith&gt; <text:s/>?f <text:s/>?a <text:s/>&lt;isCitizenOf&gt; <text:s/>?f <text:s text:c="2"/>=&gt; ?a <text:s/>&lt;livesIn&gt; <text:s/>?b</text:p>
          </table:table-cell>
          <table:table-cell office:value-type="float" office:value="0.00070156" calcext:value-type="float">
            <text:p>0.00070156</text:p>
          </table:table-cell>
          <table:table-cell office:value-type="float" office:value="0.045569794" calcext:value-type="float">
            <text:p>0.045569794</text:p>
          </table:table-cell>
          <table:table-cell office:value-type="float" office:value="0.00135691" calcext:value-type="float">
            <text:p>0.00135691</text:p>
          </table:table-cell>
          <table:table-cell office:value-type="float" office:value="0.01481432" calcext:value-type="float">
            <text:p>0.01481432</text:p>
          </table:table-cell>
          <table:table-cell office:value-type="float" office:value="665" calcext:value-type="float">
            <text:p>665</text:p>
          </table:table-cell>
          <table:table-cell office:value-type="float" office:value="490084" calcext:value-type="float">
            <text:p>490084</text:p>
          </table:table-cell>
          <table:table-cell office:value-type="float" office:value="44889" calcext:value-type="float">
            <text:p>44889</text:p>
          </table:table-cell>
          <table:table-cell office:value-type="string" calcext:value-type="string">
            <text:p>?a</text:p>
          </table:table-cell>
          <table:table-cell office:value-type="float" office:value="0.100618184520116" calcext:value-type="float">
            <text:p>0.1006181845</text:p>
          </table:table-cell>
          <table:table-cell table:formula="of:=IF([.J209] &lt;&gt; 0; 1; 0)" office:value-type="float" office:value="1" calcext:value-type="float">
            <text:p>1</text:p>
          </table:table-cell>
          <table:table-cell table:formula="of:=IF(AND([.K209]=1; [.J209]&gt;=[.E20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graduatedFrom&gt; <text:s/>?b <text:s/>?a <text:s/>&lt;wasBornIn&gt; <text:s/>?f <text:s text:c="2"/>=&gt; ?a <text:s/>&lt;worksAt&gt; <text:s/>?b</text:p>
          </table:table-cell>
          <table:table-cell office:value-type="float" office:value="0.000073848" calcext:value-type="float">
            <text:p>0.000073848</text:p>
          </table:table-cell>
          <table:table-cell office:value-type="float" office:value="0.028735632" calcext:value-type="float">
            <text:p>0.028735632</text:p>
          </table:table-cell>
          <table:table-cell office:value-type="float" office:value="0.000329874" calcext:value-type="float">
            <text:p>0.000329874</text:p>
          </table:table-cell>
          <table:table-cell office:value-type="float" office:value="0.014950876" calcext:value-type="float">
            <text:p>0.014950876</text:p>
          </table:table-cell>
          <table:table-cell office:value-type="float" office:value="70" calcext:value-type="float">
            <text:p>70</text:p>
          </table:table-cell>
          <table:table-cell office:value-type="float" office:value="212202" calcext:value-type="float">
            <text:p>212202</text:p>
          </table:table-cell>
          <table:table-cell office:value-type="float" office:value="4682" calcext:value-type="float">
            <text:p>468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10] &lt;&gt; 0; 1; 0)" office:value-type="float" office:value="0" calcext:value-type="float">
            <text:p>0</text:p>
          </table:table-cell>
          <table:table-cell table:formula="of:=IF(AND([.K210]=1; [.J210]&gt;=[.E21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mports&gt; <text:s/>?b <text:s/>?a <text:s/>&lt;participatedIn&gt; <text:s/>?f <text:s/>?i <text:s/>&lt;participatedIn&gt; <text:s/>?f <text:s text:c="2"/>=&gt; ?a <text:s/>&lt;exports&gt; <text:s/>?b</text:p>
          </table:table-cell>
          <table:table-cell office:value-type="float" office:value="0.000089673" calcext:value-type="float">
            <text:p>0.000089673</text:p>
          </table:table-cell>
          <table:table-cell office:value-type="float" office:value="0.16765286" calcext:value-type="float">
            <text:p>0.16765286</text:p>
          </table:table-cell>
          <table:table-cell office:value-type="float" office:value="0.012839879" calcext:value-type="float">
            <text:p>0.012839879</text:p>
          </table:table-cell>
          <table:table-cell office:value-type="float" office:value="0.015076268" calcext:value-type="float">
            <text:p>0.015076268</text:p>
          </table:table-cell>
          <table:table-cell office:value-type="float" office:value="85" calcext:value-type="float">
            <text:p>85</text:p>
          </table:table-cell>
          <table:table-cell office:value-type="float" office:value="6620" calcext:value-type="float">
            <text:p>6620</text:p>
          </table:table-cell>
          <table:table-cell office:value-type="float" office:value="5638" calcext:value-type="float">
            <text:p>5638</text:p>
          </table:table-cell>
          <table:table-cell office:value-type="string" calcext:value-type="string">
            <text:p>?b</text:p>
          </table:table-cell>
          <table:table-cell office:value-type="float" office:value="217.188009966458" calcext:value-type="float">
            <text:p>217.1880099665</text:p>
          </table:table-cell>
          <table:table-cell table:formula="of:=IF([.J211] &lt;&gt; 0; 1; 0)" office:value-type="float" office:value="1" calcext:value-type="float">
            <text:p>1</text:p>
          </table:table-cell>
          <table:table-cell table:formula="of:=IF(AND([.K211]=1; [.J211]&gt;=[.E21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f <text:s/>?i <text:s/>&lt;graduatedFrom&gt; <text:s/>?f <text:s/>?i <text:s/>&lt;isLeaderOf&gt; <text:s/>?b <text:s text:c="2"/>=&gt; ?a <text:s/>&lt;livesIn&gt; <text:s/>?b</text:p>
          </table:table-cell>
          <table:table-cell office:value-type="float" office:value="0.000157192" calcext:value-type="float">
            <text:p>0.000157192</text:p>
          </table:table-cell>
          <table:table-cell office:value-type="float" office:value="0.010210375" calcext:value-type="float">
            <text:p>0.010210375</text:p>
          </table:table-cell>
          <table:table-cell office:value-type="float" office:value="0.002943152" calcext:value-type="float">
            <text:p>0.002943152</text:p>
          </table:table-cell>
          <table:table-cell office:value-type="float" office:value="0.015163851" calcext:value-type="float">
            <text:p>0.015163851</text:p>
          </table:table-cell>
          <table:table-cell office:value-type="float" office:value="149" calcext:value-type="float">
            <text:p>149</text:p>
          </table:table-cell>
          <table:table-cell office:value-type="float" office:value="50626" calcext:value-type="float">
            <text:p>50626</text:p>
          </table:table-cell>
          <table:table-cell office:value-type="float" office:value="9826" calcext:value-type="float">
            <text:p>982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12] &lt;&gt; 0; 1; 0)" office:value-type="float" office:value="0" calcext:value-type="float">
            <text:p>0</text:p>
          </table:table-cell>
          <table:table-cell table:formula="of:=IF(AND([.K212]=1; [.J212]&gt;=[.E21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PoliticianOf&gt; <text:s/>?f <text:s/>?a <text:s/>&lt;livesIn&gt; <text:s/>?f <text:s/>?i <text:s/>&lt;wasBornIn&gt; <text:s/>?b <text:s text:c="2"/>=&gt; ?a <text:s/>&lt;livesIn&gt; <text:s/>?b</text:p>
          </table:table-cell>
          <table:table-cell office:value-type="float" office:value="0.000244755" calcext:value-type="float">
            <text:p>0.000244755</text:p>
          </table:table-cell>
          <table:table-cell office:value-type="float" office:value="0.015898033" calcext:value-type="float">
            <text:p>0.015898033</text:p>
          </table:table-cell>
          <table:table-cell table:number-columns-repeated="2" office:value-type="float" office:value="0.015278235" calcext:value-type="float">
            <text:p>0.015278235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15185" calcext:value-type="float">
            <text:p>15185</text:p>
          </table:table-cell>
          <table:table-cell office:value-type="string" calcext:value-type="string">
            <text:p>?a</text:p>
          </table:table-cell>
          <table:table-cell office:value-type="float" office:value="0.0155351570737903" calcext:value-type="float">
            <text:p>0.0155351571</text:p>
          </table:table-cell>
          <table:table-cell table:formula="of:=IF([.J213] &lt;&gt; 0; 1; 0)" office:value-type="float" office:value="1" calcext:value-type="float">
            <text:p>1</text:p>
          </table:table-cell>
          <table:table-cell table:formula="of:=IF(AND([.K213]=1; [.J213]&gt;=[.E21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exports&gt; <text:s/>?f <text:s/>?b <text:s/>&lt;imports&gt; <text:s/>?f <text:s/>?a <text:s/>&lt;livesIn&gt; <text:s/>?j <text:s text:c="2"/>=&gt; ?a <text:s/>&lt;livesIn&gt; <text:s/>?b</text:p>
          </table:table-cell>
          <table:table-cell office:value-type="float" office:value="0.001035987" calcext:value-type="float">
            <text:p>0.001035987</text:p>
          </table:table-cell>
          <table:table-cell office:value-type="float" office:value="0.067292538" calcext:value-type="float">
            <text:p>0.067292538</text:p>
          </table:table-cell>
          <table:table-cell table:number-columns-repeated="2" office:value-type="float" office:value="0.01542255" calcext:value-type="float">
            <text:p>0.01542255</text:p>
          </table:table-cell>
          <table:table-cell office:value-type="float" office:value="982" calcext:value-type="float">
            <text:p>982</text:p>
          </table:table-cell>
          <table:table-cell table:number-columns-repeated="2" office:value-type="float" office:value="63673" calcext:value-type="float">
            <text:p>6367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14] &lt;&gt; 0; 1; 0)" office:value-type="float" office:value="0" calcext:value-type="float">
            <text:p>0</text:p>
          </table:table-cell>
          <table:table-cell table:formula="of:=IF(AND([.K214]=1; [.J214]&gt;=[.E21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actedIn&gt; <text:s/>?b <text:s/>?a <text:s/>&lt;isMarriedTo&gt; <text:s/>?f <text:s/>?f <text:s/>&lt;isMarriedTo&gt; <text:s/>?j <text:s text:c="2"/>=&gt; ?a <text:s/>&lt;produced&gt; <text:s/>?b</text:p>
          </table:table-cell>
          <table:table-cell office:value-type="float" office:value="0.00024159" calcext:value-type="float">
            <text:p>0.00024159</text:p>
          </table:table-cell>
          <table:table-cell office:value-type="float" office:value="0.011350119" calcext:value-type="float">
            <text:p>0.011350119</text:p>
          </table:table-cell>
          <table:table-cell office:value-type="float" office:value="0.008148886" calcext:value-type="float">
            <text:p>0.008148886</text:p>
          </table:table-cell>
          <table:table-cell office:value-type="float" office:value="0.015566583" calcext:value-type="float">
            <text:p>0.015566583</text:p>
          </table:table-cell>
          <table:table-cell office:value-type="float" office:value="229" calcext:value-type="float">
            <text:p>229</text:p>
          </table:table-cell>
          <table:table-cell office:value-type="float" office:value="28102" calcext:value-type="float">
            <text:p>28102</text:p>
          </table:table-cell>
          <table:table-cell office:value-type="float" office:value="14711" calcext:value-type="float">
            <text:p>14711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215] &lt;&gt; 0; 1; 0)" office:value-type="float" office:value="0" calcext:value-type="float">
            <text:p>0</text:p>
          </table:table-cell>
          <table:table-cell table:formula="of:=IF(AND([.K215]=1; [.J215]&gt;=[.E21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OfficialLanguage&gt; <text:s/>?f <text:s/>?i <text:s/>&lt;hasOfficialLanguage&gt; <text:s/>?f <text:s/>?i <text:s/>&lt;imports&gt; <text:s/>?b <text:s text:c="2"/>=&gt; ?a <text:s/>&lt;exports&gt; <text:s/>?b</text:p>
          </table:table-cell>
          <table:table-cell office:value-type="float" office:value="0.000064354" calcext:value-type="float">
            <text:p>0.000064354</text:p>
          </table:table-cell>
          <table:table-cell office:value-type="float" office:value="0.120315582" calcext:value-type="float">
            <text:p>0.120315582</text:p>
          </table:table-cell>
          <table:table-cell office:value-type="float" office:value="0.012801679" calcext:value-type="float">
            <text:p>0.012801679</text:p>
          </table:table-cell>
          <table:table-cell office:value-type="float" office:value="0.015653066" calcext:value-type="float">
            <text:p>0.015653066</text:p>
          </table:table-cell>
          <table:table-cell office:value-type="float" office:value="61" calcext:value-type="float">
            <text:p>61</text:p>
          </table:table-cell>
          <table:table-cell office:value-type="float" office:value="4765" calcext:value-type="float">
            <text:p>4765</text:p>
          </table:table-cell>
          <table:table-cell office:value-type="float" office:value="3897" calcext:value-type="float">
            <text:p>3897</text:p>
          </table:table-cell>
          <table:table-cell office:value-type="string" calcext:value-type="string">
            <text:p>?b</text:p>
          </table:table-cell>
          <table:table-cell office:value-type="float" office:value="6.91562091316682" calcext:value-type="float">
            <text:p>6.9156209132</text:p>
          </table:table-cell>
          <table:table-cell table:formula="of:=IF([.J216] &lt;&gt; 0; 1; 0)" office:value-type="float" office:value="1" calcext:value-type="float">
            <text:p>1</text:p>
          </table:table-cell>
          <table:table-cell table:formula="of:=IF(AND([.K216]=1; [.J216]&gt;=[.E21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KnownFor&gt; <text:s/>?b <text:s/>?i <text:s/>&lt;livesIn&gt; <text:s/>?f <text:s/>?a <text:s/>&lt;wasBornIn&gt; <text:s/>?f <text:s text:c="2"/>=&gt; ?a <text:s/>&lt;isCitizenOf&gt; <text:s/>?b</text:p>
          </table:table-cell>
          <table:table-cell office:value-type="float" office:value="0.000175126" calcext:value-type="float">
            <text:p>0.000175126</text:p>
          </table:table-cell>
          <table:table-cell office:value-type="float" office:value="0.011393274" calcext:value-type="float">
            <text:p>0.011393274</text:p>
          </table:table-cell>
          <table:table-cell office:value-type="float" office:value="0.001554773" calcext:value-type="float">
            <text:p>0.001554773</text:p>
          </table:table-cell>
          <table:table-cell office:value-type="float" office:value="0.016089949" calcext:value-type="float">
            <text:p>0.016089949</text:p>
          </table:table-cell>
          <table:table-cell office:value-type="float" office:value="166" calcext:value-type="float">
            <text:p>166</text:p>
          </table:table-cell>
          <table:table-cell office:value-type="float" office:value="106768" calcext:value-type="float">
            <text:p>106768</text:p>
          </table:table-cell>
          <table:table-cell office:value-type="float" office:value="10317" calcext:value-type="float">
            <text:p>10317</text:p>
          </table:table-cell>
          <table:table-cell office:value-type="string" calcext:value-type="string">
            <text:p>?a</text:p>
          </table:table-cell>
          <table:table-cell office:value-type="float" office:value="347.724120829721" calcext:value-type="float">
            <text:p>347.7241208297</text:p>
          </table:table-cell>
          <table:table-cell table:formula="of:=IF([.J217] &lt;&gt; 0; 1; 0)" office:value-type="float" office:value="1" calcext:value-type="float">
            <text:p>1</text:p>
          </table:table-cell>
          <table:table-cell table:formula="of:=IF(AND([.K217]=1; [.J217]&gt;=[.E21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isCitizenOf&gt; <text:s/>?f <text:s/>?i <text:s/>&lt;livesIn&gt; <text:s/>?b <text:s text:c="2"/>=&gt; ?a <text:s/>&lt;diedIn&gt; <text:s/>?b</text:p>
          </table:table-cell>
          <table:table-cell office:value-type="float" office:value="0.001063417" calcext:value-type="float">
            <text:p>0.001063417</text:p>
          </table:table-cell>
          <table:table-cell office:value-type="float" office:value="0.045495577" calcext:value-type="float">
            <text:p>0.045495577</text:p>
          </table:table-cell>
          <table:table-cell office:value-type="float" office:value="0.001730484" calcext:value-type="float">
            <text:p>0.001730484</text:p>
          </table:table-cell>
          <table:table-cell office:value-type="float" office:value="0.016172247" calcext:value-type="float">
            <text:p>0.016172247</text:p>
          </table:table-cell>
          <table:table-cell office:value-type="float" office:value="1008" calcext:value-type="float">
            <text:p>1008</text:p>
          </table:table-cell>
          <table:table-cell office:value-type="float" office:value="582496" calcext:value-type="float">
            <text:p>582496</text:p>
          </table:table-cell>
          <table:table-cell office:value-type="float" office:value="62329" calcext:value-type="float">
            <text:p>62329</text:p>
          </table:table-cell>
          <table:table-cell office:value-type="string" calcext:value-type="string">
            <text:p>?a</text:p>
          </table:table-cell>
          <table:table-cell office:value-type="float" office:value="744.968591177046" calcext:value-type="float">
            <text:p>744.968591177</text:p>
          </table:table-cell>
          <table:table-cell table:formula="of:=IF([.J218] &lt;&gt; 0; 1; 0)" office:value-type="float" office:value="1" calcext:value-type="float">
            <text:p>1</text:p>
          </table:table-cell>
          <table:table-cell table:formula="of:=IF(AND([.K218]=1; [.J218]&gt;=[.E21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holdsPoliticalPosition&gt; <text:s/>?b <text:s/>?i <text:s/>&lt;wasBornIn&gt; <text:s/>?f <text:s text:c="2"/>=&gt; ?a <text:s/>&lt;diedIn&gt; <text:s/>?b</text:p>
          </table:table-cell>
          <table:table-cell office:value-type="float" office:value="0.000800728" calcext:value-type="float">
            <text:p>0.000800728</text:p>
          </table:table-cell>
          <table:table-cell office:value-type="float" office:value="0.034257086" calcext:value-type="float">
            <text:p>0.034257086</text:p>
          </table:table-cell>
          <table:table-cell table:number-columns-repeated="2" office:value-type="float" office:value="0.016372225" calcext:value-type="float">
            <text:p>0.016372225</text:p>
          </table:table-cell>
          <table:table-cell office:value-type="float" office:value="759" calcext:value-type="float">
            <text:p>759</text:p>
          </table:table-cell>
          <table:table-cell table:number-columns-repeated="2" office:value-type="float" office:value="46359" calcext:value-type="float">
            <text:p>46359</text:p>
          </table:table-cell>
          <table:table-cell office:value-type="string" calcext:value-type="string">
            <text:p>?a</text:p>
          </table:table-cell>
          <table:table-cell office:value-type="float" office:value="0.258232089506752" calcext:value-type="float">
            <text:p>0.2582320895</text:p>
          </table:table-cell>
          <table:table-cell table:formula="of:=IF([.J219] &lt;&gt; 0; 1; 0)" office:value-type="float" office:value="1" calcext:value-type="float">
            <text:p>1</text:p>
          </table:table-cell>
          <table:table-cell table:formula="of:=IF(AND([.K219]=1; [.J219]&gt;=[.E21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livesIn&gt; <text:s/>?b <text:s/>?i <text:s/>&lt;livesIn&gt; <text:s/>?f <text:s text:c="2"/>=&gt; ?a <text:s/>&lt;diedIn&gt; <text:s/>?b</text:p>
          </table:table-cell>
          <table:table-cell office:value-type="float" office:value="0.001133045" calcext:value-type="float">
            <text:p>0.001133045</text:p>
          </table:table-cell>
          <table:table-cell office:value-type="float" office:value="0.048474454" calcext:value-type="float">
            <text:p>0.048474454</text:p>
          </table:table-cell>
          <table:table-cell office:value-type="float" office:value="0.002100766" calcext:value-type="float">
            <text:p>0.002100766</text:p>
          </table:table-cell>
          <table:table-cell office:value-type="float" office:value="0.016396196" calcext:value-type="float">
            <text:p>0.016396196</text:p>
          </table:table-cell>
          <table:table-cell office:value-type="float" office:value="1074" calcext:value-type="float">
            <text:p>1074</text:p>
          </table:table-cell>
          <table:table-cell office:value-type="float" office:value="511242" calcext:value-type="float">
            <text:p>511242</text:p>
          </table:table-cell>
          <table:table-cell office:value-type="float" office:value="65503" calcext:value-type="float">
            <text:p>65503</text:p>
          </table:table-cell>
          <table:table-cell office:value-type="string" calcext:value-type="string">
            <text:p>?a</text:p>
          </table:table-cell>
          <table:table-cell office:value-type="float" office:value="595.445917728926" calcext:value-type="float">
            <text:p>595.4459177289</text:p>
          </table:table-cell>
          <table:table-cell table:formula="of:=IF([.J220] &lt;&gt; 0; 1; 0)" office:value-type="float" office:value="1" calcext:value-type="float">
            <text:p>1</text:p>
          </table:table-cell>
          <table:table-cell table:formula="of:=IF(AND([.K220]=1; [.J220]&gt;=[.E22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a <text:s/>&lt;livesIn&gt; <text:s/>?f <text:s/>?i <text:s/>&lt;wasBornIn&gt; <text:s/>?b <text:s text:c="2"/>=&gt; ?a <text:s/>&lt;wasBornIn&gt; <text:s/>?b</text:p>
          </table:table-cell>
          <table:table-cell office:value-type="float" office:value="0.000624546" calcext:value-type="float">
            <text:p>0.000624546</text:p>
          </table:table-cell>
          <table:table-cell office:value-type="float" office:value="0.010578418" calcext:value-type="float">
            <text:p>0.010578418</text:p>
          </table:table-cell>
          <table:table-cell office:value-type="float" office:value="0.005341851" calcext:value-type="float">
            <text:p>0.005341851</text:p>
          </table:table-cell>
          <table:table-cell office:value-type="float" office:value="0.016639964" calcext:value-type="float">
            <text:p>0.016639964</text:p>
          </table:table-cell>
          <table:table-cell office:value-type="float" office:value="592" calcext:value-type="float">
            <text:p>592</text:p>
          </table:table-cell>
          <table:table-cell office:value-type="float" office:value="110823" calcext:value-type="float">
            <text:p>110823</text:p>
          </table:table-cell>
          <table:table-cell office:value-type="float" office:value="35577" calcext:value-type="float">
            <text:p>35577</text:p>
          </table:table-cell>
          <table:table-cell office:value-type="string" calcext:value-type="string">
            <text:p>?a</text:p>
          </table:table-cell>
          <table:table-cell office:value-type="float" office:value="17.2000024435893" calcext:value-type="float">
            <text:p>17.2000024436</text:p>
          </table:table-cell>
          <table:table-cell table:formula="of:=IF([.J221] &lt;&gt; 0; 1; 0)" office:value-type="float" office:value="1" calcext:value-type="float">
            <text:p>1</text:p>
          </table:table-cell>
          <table:table-cell table:formula="of:=IF(AND([.K221]=1; [.J221]&gt;=[.E22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exports&gt; <text:s/>?f <text:s/>?a <text:s/>&lt;imports&gt; <text:s/>?f <text:s/>?i <text:s/>&lt;participatedIn&gt; <text:s/>?b <text:s text:c="2"/>=&gt; ?a <text:s/>&lt;participatedIn&gt; <text:s/>?b</text:p>
          </table:table-cell>
          <table:table-cell office:value-type="float" office:value="0.001555036" calcext:value-type="float">
            <text:p>0.001555036</text:p>
          </table:table-cell>
          <table:table-cell office:value-type="float" office:value="0.10518804" calcext:value-type="float">
            <text:p>0.10518804</text:p>
          </table:table-cell>
          <table:table-cell table:number-columns-repeated="2" office:value-type="float" office:value="0.016682134" calcext:value-type="float">
            <text:p>0.016682134</text:p>
          </table:table-cell>
          <table:table-cell office:value-type="float" office:value="1474" calcext:value-type="float">
            <text:p>1474</text:p>
          </table:table-cell>
          <table:table-cell table:number-columns-repeated="2" office:value-type="float" office:value="88358" calcext:value-type="float">
            <text:p>88358</text:p>
          </table:table-cell>
          <table:table-cell office:value-type="string" calcext:value-type="string">
            <text:p>?b</text:p>
          </table:table-cell>
          <table:table-cell office:value-type="float" office:value="0.00541401540177226" calcext:value-type="float">
            <text:p>0.0054140154</text:p>
          </table:table-cell>
          <table:table-cell table:formula="of:=IF([.J222] &lt;&gt; 0; 1; 0)" office:value-type="float" office:value="1" calcext:value-type="float">
            <text:p>1</text:p>
          </table:table-cell>
          <table:table-cell table:formula="of:=IF(AND([.K222]=1; [.J222]&gt;=[.E22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exports&gt; <text:s/>?f <text:s/>?i <text:s/>&lt;hasCapital&gt; <text:s/>?b <text:s/>?i <text:s/>&lt;imports&gt; <text:s/>?f <text:s text:c="2"/>=&gt; ?a <text:s/>&lt;hasCapital&gt; <text:s/>?b</text:p>
          </table:table-cell>
          <table:table-cell office:value-type="float" office:value="0.000028484" calcext:value-type="float">
            <text:p>0.000028484</text:p>
          </table:table-cell>
          <table:table-cell office:value-type="float" office:value="0.012741859" calcext:value-type="float">
            <text:p>0.012741859</text:p>
          </table:table-cell>
          <table:table-cell office:value-type="float" office:value="0.013595166" calcext:value-type="float">
            <text:p>0.013595166</text:p>
          </table:table-cell>
          <table:table-cell office:value-type="float" office:value="0.017013233" calcext:value-type="float">
            <text:p>0.017013233</text:p>
          </table:table-cell>
          <table:table-cell office:value-type="float" office:value="27" calcext:value-type="float">
            <text:p>27</text:p>
          </table:table-cell>
          <table:table-cell office:value-type="float" office:value="1986" calcext:value-type="float">
            <text:p>1986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23] &lt;&gt; 0; 1; 0)" office:value-type="float" office:value="0" calcext:value-type="float">
            <text:p>0</text:p>
          </table:table-cell>
          <table:table-cell table:formula="of:=IF(AND([.K223]=1; [.J223]&gt;=[.E22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exports&gt; <text:s/>?f <text:s/>?b <text:s/>&lt;imports&gt; <text:s/>?f <text:s/>?a <text:s/>&lt;isLocatedIn&gt; <text:s/>?j <text:s text:c="2"/>=&gt; ?a <text:s/>&lt;isLocatedIn&gt; <text:s/>?b</text:p>
          </table:table-cell>
          <table:table-cell office:value-type="float" office:value="0.015009157" calcext:value-type="float">
            <text:p>0.015009157</text:p>
          </table:table-cell>
          <table:table-cell office:value-type="float" office:value="0.066766783" calcext:value-type="float">
            <text:p>0.066766783</text:p>
          </table:table-cell>
          <table:table-cell table:number-columns-repeated="2" office:value-type="float" office:value="0.017017535" calcext:value-type="float">
            <text:p>0.017017535</text:p>
          </table:table-cell>
          <table:table-cell office:value-type="float" office:value="14227" calcext:value-type="float">
            <text:p>14227</text:p>
          </table:table-cell>
          <table:table-cell table:number-columns-repeated="2" office:value-type="float" office:value="836020" calcext:value-type="float">
            <text:p>836020</text:p>
          </table:table-cell>
          <table:table-cell office:value-type="string" calcext:value-type="string">
            <text:p>?a</text:p>
          </table:table-cell>
          <table:table-cell office:value-type="float" office:value="0.00295383175140928" calcext:value-type="float">
            <text:p>0.0029538318</text:p>
          </table:table-cell>
          <table:table-cell table:formula="of:=IF([.J224] &lt;&gt; 0; 1; 0)" office:value-type="float" office:value="1" calcext:value-type="float">
            <text:p>1</text:p>
          </table:table-cell>
          <table:table-cell table:formula="of:=IF(AND([.K224]=1; [.J224]&gt;=[.E22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exports&gt; <text:s/>?f <text:s/>?i <text:s/>&lt;hasCapital&gt; <text:s/>?b <text:s/>?a <text:s/>&lt;imports&gt; <text:s/>?f <text:s text:c="2"/>=&gt; ?a <text:s/>&lt;hasCapital&gt; <text:s/>?b</text:p>
          </table:table-cell>
          <table:table-cell office:value-type="float" office:value="0.000028484" calcext:value-type="float">
            <text:p>0.000028484</text:p>
          </table:table-cell>
          <table:table-cell office:value-type="float" office:value="0.012741859" calcext:value-type="float">
            <text:p>0.012741859</text:p>
          </table:table-cell>
          <table:table-cell office:value-type="float" office:value="0.014106583" calcext:value-type="float">
            <text:p>0.014106583</text:p>
          </table:table-cell>
          <table:table-cell office:value-type="float" office:value="0.017056222" calcext:value-type="float">
            <text:p>0.017056222</text:p>
          </table:table-cell>
          <table:table-cell office:value-type="float" office:value="27" calcext:value-type="float">
            <text:p>27</text:p>
          </table:table-cell>
          <table:table-cell office:value-type="float" office:value="1914" calcext:value-type="float">
            <text:p>1914</text:p>
          </table:table-cell>
          <table:table-cell office:value-type="float" office:value="1583" calcext:value-type="float">
            <text:p>158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25] &lt;&gt; 0; 1; 0)" office:value-type="float" office:value="0" calcext:value-type="float">
            <text:p>0</text:p>
          </table:table-cell>
          <table:table-cell table:formula="of:=IF(AND([.K225]=1; [.J225]&gt;=[.E22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b <text:s/>?a <text:s/>&lt;livesIn&gt; <text:s/>?f <text:s/>?i <text:s/>&lt;livesIn&gt; <text:s/>?f <text:s text:c="2"/>=&gt; ?a <text:s/>&lt;livesIn&gt; <text:s/>?b</text:p>
          </table:table-cell>
          <table:table-cell office:value-type="float" office:value="0.001401009" calcext:value-type="float">
            <text:p>0.001401009</text:p>
          </table:table-cell>
          <table:table-cell office:value-type="float" office:value="0.091002535" calcext:value-type="float">
            <text:p>0.091002535</text:p>
          </table:table-cell>
          <table:table-cell table:number-columns-repeated="2" office:value-type="float" office:value="0.017118255" calcext:value-type="float">
            <text:p>0.017118255</text:p>
          </table:table-cell>
          <table:table-cell office:value-type="float" office:value="1328" calcext:value-type="float">
            <text:p>1328</text:p>
          </table:table-cell>
          <table:table-cell table:number-columns-repeated="2" office:value-type="float" office:value="77578" calcext:value-type="float">
            <text:p>77578</text:p>
          </table:table-cell>
          <table:table-cell office:value-type="string" calcext:value-type="string">
            <text:p>?a</text:p>
          </table:table-cell>
          <table:table-cell office:value-type="float" office:value="0.0965584797325322" calcext:value-type="float">
            <text:p>0.0965584797</text:p>
          </table:table-cell>
          <table:table-cell table:formula="of:=IF([.J226] &lt;&gt; 0; 1; 0)" office:value-type="float" office:value="1" calcext:value-type="float">
            <text:p>1</text:p>
          </table:table-cell>
          <table:table-cell table:formula="of:=IF(AND([.K226]=1; [.J226]&gt;=[.E22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f <text:s/>?a <text:s/>&lt;livesIn&gt; <text:s/>?f <text:s/>?i <text:s/>&lt;worksAt&gt; <text:s/>?b <text:s text:c="2"/>=&gt; ?a <text:s/>&lt;graduatedFrom&gt; <text:s/>?b</text:p>
          </table:table-cell>
          <table:table-cell office:value-type="float" office:value="0.000178291" calcext:value-type="float">
            <text:p>0.000178291</text:p>
          </table:table-cell>
          <table:table-cell office:value-type="float" office:value="0.014231579" calcext:value-type="float">
            <text:p>0.014231579</text:p>
          </table:table-cell>
          <table:table-cell office:value-type="float" office:value="0.003586968" calcext:value-type="float">
            <text:p>0.003586968</text:p>
          </table:table-cell>
          <table:table-cell office:value-type="float" office:value="0.017617012" calcext:value-type="float">
            <text:p>0.017617012</text:p>
          </table:table-cell>
          <table:table-cell office:value-type="float" office:value="169" calcext:value-type="float">
            <text:p>169</text:p>
          </table:table-cell>
          <table:table-cell office:value-type="float" office:value="47115" calcext:value-type="float">
            <text:p>47115</text:p>
          </table:table-cell>
          <table:table-cell office:value-type="float" office:value="9593" calcext:value-type="float">
            <text:p>959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27] &lt;&gt; 0; 1; 0)" office:value-type="float" office:value="0" calcext:value-type="float">
            <text:p>0</text:p>
          </table:table-cell>
          <table:table-cell table:formula="of:=IF(AND([.K227]=1; [.J227]&gt;=[.E22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graduatedFrom&gt; <text:s/>?b <text:s/>?i <text:s/>&lt;livesIn&gt; <text:s/>?f <text:s/>?a <text:s/>&lt;wasBornIn&gt; <text:s/>?f <text:s text:c="2"/>=&gt; ?a <text:s/>&lt;worksAt&gt; <text:s/>?b</text:p>
          </table:table-cell>
          <table:table-cell office:value-type="float" office:value="0.000045364" calcext:value-type="float">
            <text:p>0.000045364</text:p>
          </table:table-cell>
          <table:table-cell office:value-type="float" office:value="0.017651888" calcext:value-type="float">
            <text:p>0.017651888</text:p>
          </table:table-cell>
          <table:table-cell office:value-type="float" office:value="0.000341283" calcext:value-type="float">
            <text:p>0.000341283</text:p>
          </table:table-cell>
          <table:table-cell office:value-type="float" office:value="0.017637408" calcext:value-type="float">
            <text:p>0.017637408</text:p>
          </table:table-cell>
          <table:table-cell office:value-type="float" office:value="43" calcext:value-type="float">
            <text:p>43</text:p>
          </table:table-cell>
          <table:table-cell office:value-type="float" office:value="125995" calcext:value-type="float">
            <text:p>125995</text:p>
          </table:table-cell>
          <table:table-cell office:value-type="float" office:value="2438" calcext:value-type="float">
            <text:p>243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28] &lt;&gt; 0; 1; 0)" office:value-type="float" office:value="0" calcext:value-type="float">
            <text:p>0</text:p>
          </table:table-cell>
          <table:table-cell table:formula="of:=IF(AND([.K228]=1; [.J228]&gt;=[.E22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imports&gt; <text:s/>?f <text:s/>?j <text:s/>&lt;imports&gt; <text:s/>?f <text:s/>?a <text:s/>&lt;livesIn&gt; <text:s/>?j <text:s text:c="2"/>=&gt; ?a <text:s/>&lt;isCitizenOf&gt; <text:s/>?b</text:p>
          </table:table-cell>
          <table:table-cell office:value-type="float" office:value="0.000528543" calcext:value-type="float">
            <text:p>0.000528543</text:p>
          </table:table-cell>
          <table:table-cell office:value-type="float" office:value="0.034385724" calcext:value-type="float">
            <text:p>0.034385724</text:p>
          </table:table-cell>
          <table:table-cell office:value-type="float" office:value="0.005902381" calcext:value-type="float">
            <text:p>0.005902381</text:p>
          </table:table-cell>
          <table:table-cell office:value-type="float" office:value="0.017675075" calcext:value-type="float">
            <text:p>0.017675075</text:p>
          </table:table-cell>
          <table:table-cell office:value-type="float" office:value="501" calcext:value-type="float">
            <text:p>501</text:p>
          </table:table-cell>
          <table:table-cell office:value-type="float" office:value="84881" calcext:value-type="float">
            <text:p>84881</text:p>
          </table:table-cell>
          <table:table-cell office:value-type="float" office:value="28345" calcext:value-type="float">
            <text:p>2834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29] &lt;&gt; 0; 1; 0)" office:value-type="float" office:value="0" calcext:value-type="float">
            <text:p>0</text:p>
          </table:table-cell>
          <table:table-cell table:formula="of:=IF(AND([.K229]=1; [.J229]&gt;=[.E22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f <text:s/>?i <text:s/>&lt;created&gt; <text:s/>?f <text:s/>?i <text:s/>&lt;directed&gt; <text:s/>?b <text:s text:c="2"/>=&gt; ?a <text:s/>&lt;actedIn&gt; <text:s/>?b</text:p>
          </table:table-cell>
          <table:table-cell office:value-type="float" office:value="0.001257533" calcext:value-type="float">
            <text:p>0.001257533</text:p>
          </table:table-cell>
          <table:table-cell office:value-type="float" office:value="0.011080641" calcext:value-type="float">
            <text:p>0.011080641</text:p>
          </table:table-cell>
          <table:table-cell office:value-type="float" office:value="0.014463738" calcext:value-type="float">
            <text:p>0.014463738</text:p>
          </table:table-cell>
          <table:table-cell office:value-type="float" office:value="0.017695962" calcext:value-type="float">
            <text:p>0.017695962</text:p>
          </table:table-cell>
          <table:table-cell office:value-type="float" office:value="1192" calcext:value-type="float">
            <text:p>1192</text:p>
          </table:table-cell>
          <table:table-cell office:value-type="float" office:value="82413" calcext:value-type="float">
            <text:p>82413</text:p>
          </table:table-cell>
          <table:table-cell office:value-type="float" office:value="67360" calcext:value-type="float">
            <text:p>67360</text:p>
          </table:table-cell>
          <table:table-cell office:value-type="string" calcext:value-type="string">
            <text:p>?b</text:p>
          </table:table-cell>
          <table:table-cell office:value-type="float" office:value="6.41522934852102" calcext:value-type="float">
            <text:p>6.4152293485</text:p>
          </table:table-cell>
          <table:table-cell table:formula="of:=IF([.J230] &lt;&gt; 0; 1; 0)" office:value-type="float" office:value="1" calcext:value-type="float">
            <text:p>1</text:p>
          </table:table-cell>
          <table:table-cell table:formula="of:=IF(AND([.K230]=1; [.J230]&gt;=[.E23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isMarriedTo&gt; <text:s/>?f <text:s/>?i <text:s/>&lt;isMarriedTo&gt; <text:s/>?f <text:s text:c="2"/>=&gt; ?a <text:s/>&lt;produced&gt; <text:s/>?b</text:p>
          </table:table-cell>
          <table:table-cell office:value-type="float" office:value="0.000343922" calcext:value-type="float">
            <text:p>0.000343922</text:p>
          </table:table-cell>
          <table:table-cell office:value-type="float" office:value="0.016157811" calcext:value-type="float">
            <text:p>0.016157811</text:p>
          </table:table-cell>
          <table:table-cell office:value-type="float" office:value="0.008996578" calcext:value-type="float">
            <text:p>0.008996578</text:p>
          </table:table-cell>
          <table:table-cell office:value-type="float" office:value="0.017717391" calcext:value-type="float">
            <text:p>0.017717391</text:p>
          </table:table-cell>
          <table:table-cell office:value-type="float" office:value="326" calcext:value-type="float">
            <text:p>326</text:p>
          </table:table-cell>
          <table:table-cell office:value-type="float" office:value="36236" calcext:value-type="float">
            <text:p>36236</text:p>
          </table:table-cell>
          <table:table-cell office:value-type="float" office:value="18400" calcext:value-type="float">
            <text:p>18400</text:p>
          </table:table-cell>
          <table:table-cell office:value-type="string" calcext:value-type="string">
            <text:p>?b</text:p>
          </table:table-cell>
          <table:table-cell office:value-type="float" office:value="0.163080865373535" calcext:value-type="float">
            <text:p>0.1630808654</text:p>
          </table:table-cell>
          <table:table-cell table:formula="of:=IF([.J231] &lt;&gt; 0; 1; 0)" office:value-type="float" office:value="1" calcext:value-type="float">
            <text:p>1</text:p>
          </table:table-cell>
          <table:table-cell table:formula="of:=IF(AND([.K231]=1; [.J231]&gt;=[.E23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graduatedFrom&gt; <text:s/>?b <text:s/>?a <text:s/>&lt;isCitizenOf&gt; <text:s/>?f <text:s/>?i <text:s/>&lt;livesIn&gt; <text:s/>?f <text:s text:c="2"/>=&gt; ?a <text:s/>&lt;worksAt&gt; <text:s/>?b</text:p>
          </table:table-cell>
          <table:table-cell office:value-type="float" office:value="0.000204666" calcext:value-type="float">
            <text:p>0.000204666</text:p>
          </table:table-cell>
          <table:table-cell office:value-type="float" office:value="0.079638752" calcext:value-type="float">
            <text:p>0.079638752</text:p>
          </table:table-cell>
          <table:table-cell office:value-type="float" office:value="0.000969351" calcext:value-type="float">
            <text:p>0.000969351</text:p>
          </table:table-cell>
          <table:table-cell office:value-type="float" office:value="0.017741198" calcext:value-type="float">
            <text:p>0.017741198</text:p>
          </table:table-cell>
          <table:table-cell office:value-type="float" office:value="194" calcext:value-type="float">
            <text:p>194</text:p>
          </table:table-cell>
          <table:table-cell office:value-type="float" office:value="200134" calcext:value-type="float">
            <text:p>200134</text:p>
          </table:table-cell>
          <table:table-cell office:value-type="float" office:value="10935" calcext:value-type="float">
            <text:p>1093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32] &lt;&gt; 0; 1; 0)" office:value-type="float" office:value="0" calcext:value-type="float">
            <text:p>0</text:p>
          </table:table-cell>
          <table:table-cell table:formula="of:=IF(AND([.K232]=1; [.J232]&gt;=[.E23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diedIn&gt; <text:s/>?f <text:s/>?i <text:s/>&lt;wasBornIn&gt; <text:s/>?b <text:s text:c="2"/>=&gt; ?a <text:s/>&lt;diedIn&gt; <text:s/>?b</text:p>
          </table:table-cell>
          <table:table-cell office:value-type="float" office:value="0.015536646" calcext:value-type="float">
            <text:p>0.015536646</text:p>
          </table:table-cell>
          <table:table-cell office:value-type="float" office:value="0.664695793" calcext:value-type="float">
            <text:p>0.664695793</text:p>
          </table:table-cell>
          <table:table-cell table:number-columns-repeated="2" office:value-type="float" office:value="0.017814718" calcext:value-type="float">
            <text:p>0.017814718</text:p>
          </table:table-cell>
          <table:table-cell office:value-type="float" office:value="14727" calcext:value-type="float">
            <text:p>14727</text:p>
          </table:table-cell>
          <table:table-cell table:number-columns-repeated="2" office:value-type="float" office:value="826676" calcext:value-type="float">
            <text:p>826676</text:p>
          </table:table-cell>
          <table:table-cell office:value-type="string" calcext:value-type="string">
            <text:p>?a</text:p>
          </table:table-cell>
          <table:table-cell office:value-type="float" office:value="4.86253211629479" calcext:value-type="float">
            <text:p>4.8625321163</text:p>
          </table:table-cell>
          <table:table-cell table:formula="of:=IF([.J233] &lt;&gt; 0; 1; 0)" office:value-type="float" office:value="1" calcext:value-type="float">
            <text:p>1</text:p>
          </table:table-cell>
          <table:table-cell table:formula="of:=IF(AND([.K233]=1; [.J233]&gt;=[.E23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livesIn&gt; <text:s/>?b <text:s/>?i <text:s/>&lt;wasBornIn&gt; <text:s/>?f <text:s text:c="2"/>=&gt; ?a <text:s/>&lt;wasBornIn&gt; <text:s/>?b</text:p>
          </table:table-cell>
          <table:table-cell office:value-type="float" office:value="0.00135459" calcext:value-type="float">
            <text:p>0.00135459</text:p>
          </table:table-cell>
          <table:table-cell office:value-type="float" office:value="0.022943731" calcext:value-type="float">
            <text:p>0.022943731</text:p>
          </table:table-cell>
          <table:table-cell office:value-type="float" office:value="0.006637168" calcext:value-type="float">
            <text:p>0.006637168</text:p>
          </table:table-cell>
          <table:table-cell office:value-type="float" office:value="0.017902706" calcext:value-type="float">
            <text:p>0.017902706</text:p>
          </table:table-cell>
          <table:table-cell office:value-type="float" office:value="1284" calcext:value-type="float">
            <text:p>1284</text:p>
          </table:table-cell>
          <table:table-cell office:value-type="float" office:value="193456" calcext:value-type="float">
            <text:p>193456</text:p>
          </table:table-cell>
          <table:table-cell office:value-type="float" office:value="71721" calcext:value-type="float">
            <text:p>71721</text:p>
          </table:table-cell>
          <table:table-cell office:value-type="string" calcext:value-type="string">
            <text:p>?a</text:p>
          </table:table-cell>
          <table:table-cell office:value-type="float" office:value="3.07838767792075" calcext:value-type="float">
            <text:p>3.0783876779</text:p>
          </table:table-cell>
          <table:table-cell table:formula="of:=IF([.J234] &lt;&gt; 0; 1; 0)" office:value-type="float" office:value="1" calcext:value-type="float">
            <text:p>1</text:p>
          </table:table-cell>
          <table:table-cell table:formula="of:=IF(AND([.K234]=1; [.J234]&gt;=[.E23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ocatedIn&gt; <text:s/>?b <text:s/>?a <text:s/>&lt;participatedIn&gt; <text:s/>?f <text:s/>?i <text:s/>&lt;participatedIn&gt; <text:s/>?f <text:s text:c="2"/>=&gt; ?a <text:s/>&lt;dealsWith&gt; <text:s/>?b</text:p>
          </table:table-cell>
          <table:table-cell office:value-type="float" office:value="0.000007385" calcext:value-type="float">
            <text:p>0.000007385</text:p>
          </table:table-cell>
          <table:table-cell office:value-type="float" office:value="0.010159652" calcext:value-type="float">
            <text:p>0.010159652</text:p>
          </table:table-cell>
          <table:table-cell office:value-type="float" office:value="0.004402516" calcext:value-type="float">
            <text:p>0.004402516</text:p>
          </table:table-cell>
          <table:table-cell office:value-type="float" office:value="0.017902813" calcext:value-type="float">
            <text:p>0.017902813</text:p>
          </table:table-cell>
          <table:table-cell office:value-type="float" office:value="7" calcext:value-type="float">
            <text:p>7</text:p>
          </table:table-cell>
          <table:table-cell office:value-type="float" office:value="1590" calcext:value-type="float">
            <text:p>159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35] &lt;&gt; 0; 1; 0)" office:value-type="float" office:value="0" calcext:value-type="float">
            <text:p>0</text:p>
          </table:table-cell>
          <table:table-cell table:formula="of:=IF(AND([.K235]=1; [.J235]&gt;=[.E23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actedIn&gt; <text:s/>?f <text:s/>?i <text:s/>&lt;created&gt; <text:s/>?b <text:s text:c="2"/>=&gt; ?a <text:s/>&lt;directed&gt; <text:s/>?b</text:p>
          </table:table-cell>
          <table:table-cell office:value-type="float" office:value="0.001222718" calcext:value-type="float">
            <text:p>0.001222718</text:p>
          </table:table-cell>
          <table:table-cell office:value-type="float" office:value="0.034624922" calcext:value-type="float">
            <text:p>0.034624922</text:p>
          </table:table-cell>
          <table:table-cell office:value-type="float" office:value="0.003662876" calcext:value-type="float">
            <text:p>0.003662876</text:p>
          </table:table-cell>
          <table:table-cell office:value-type="float" office:value="0.018043685" calcext:value-type="float">
            <text:p>0.018043685</text:p>
          </table:table-cell>
          <table:table-cell office:value-type="float" office:value="1159" calcext:value-type="float">
            <text:p>1159</text:p>
          </table:table-cell>
          <table:table-cell office:value-type="float" office:value="316418" calcext:value-type="float">
            <text:p>316418</text:p>
          </table:table-cell>
          <table:table-cell office:value-type="float" office:value="64233" calcext:value-type="float">
            <text:p>64233</text:p>
          </table:table-cell>
          <table:table-cell office:value-type="string" calcext:value-type="string">
            <text:p>?b</text:p>
          </table:table-cell>
          <table:table-cell office:value-type="float" office:value="1.42263616029562" calcext:value-type="float">
            <text:p>1.4226361603</text:p>
          </table:table-cell>
          <table:table-cell table:formula="of:=IF([.J236] &lt;&gt; 0; 1; 0)" office:value-type="float" office:value="1" calcext:value-type="float">
            <text:p>1</text:p>
          </table:table-cell>
          <table:table-cell table:formula="of:=IF(AND([.K236]=1; [.J236]&gt;=[.E23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f <text:s/>?i <text:s/>&lt;graduatedFrom&gt; <text:s/>?f <text:s/>?i <text:s/>&lt;livesIn&gt; <text:s/>?b <text:s text:c="2"/>=&gt; ?a <text:s/>&lt;diedIn&gt; <text:s/>?b</text:p>
          </table:table-cell>
          <table:table-cell office:value-type="float" office:value="0.000289064" calcext:value-type="float">
            <text:p>0.000289064</text:p>
          </table:table-cell>
          <table:table-cell office:value-type="float" office:value="0.012366853" calcext:value-type="float">
            <text:p>0.012366853</text:p>
          </table:table-cell>
          <table:table-cell office:value-type="float" office:value="0.002505761" calcext:value-type="float">
            <text:p>0.002505761</text:p>
          </table:table-cell>
          <table:table-cell office:value-type="float" office:value="0.018079842" calcext:value-type="float">
            <text:p>0.018079842</text:p>
          </table:table-cell>
          <table:table-cell office:value-type="float" office:value="274" calcext:value-type="float">
            <text:p>274</text:p>
          </table:table-cell>
          <table:table-cell office:value-type="float" office:value="109348" calcext:value-type="float">
            <text:p>109348</text:p>
          </table:table-cell>
          <table:table-cell office:value-type="float" office:value="15155" calcext:value-type="float">
            <text:p>1515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37] &lt;&gt; 0; 1; 0)" office:value-type="float" office:value="0" calcext:value-type="float">
            <text:p>0</text:p>
          </table:table-cell>
          <table:table-cell table:formula="of:=IF(AND([.K237]=1; [.J237]&gt;=[.E23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f <text:s/>?i <text:s/>&lt;produced&gt; <text:s/>?b <text:s/>?i <text:s/>&lt;produced&gt; <text:s/>?f <text:s text:c="2"/>=&gt; ?a <text:s/>&lt;directed&gt; <text:s/>?b</text:p>
          </table:table-cell>
          <table:table-cell office:value-type="float" office:value="0.004482597" calcext:value-type="float">
            <text:p>0.004482597</text:p>
          </table:table-cell>
          <table:table-cell office:value-type="float" office:value="0.126938129" calcext:value-type="float">
            <text:p>0.126938129</text:p>
          </table:table-cell>
          <table:table-cell office:value-type="float" office:value="0.016391103" calcext:value-type="float">
            <text:p>0.016391103</text:p>
          </table:table-cell>
          <table:table-cell office:value-type="float" office:value="0.018124968" calcext:value-type="float">
            <text:p>0.018124968</text:p>
          </table:table-cell>
          <table:table-cell office:value-type="float" office:value="4249" calcext:value-type="float">
            <text:p>4249</text:p>
          </table:table-cell>
          <table:table-cell office:value-type="float" office:value="259226" calcext:value-type="float">
            <text:p>259226</text:p>
          </table:table-cell>
          <table:table-cell office:value-type="float" office:value="234428" calcext:value-type="float">
            <text:p>234428</text:p>
          </table:table-cell>
          <table:table-cell office:value-type="string" calcext:value-type="string">
            <text:p>?b</text:p>
          </table:table-cell>
          <table:table-cell office:value-type="float" office:value="2.82421341035951" calcext:value-type="float">
            <text:p>2.8242134104</text:p>
          </table:table-cell>
          <table:table-cell table:formula="of:=IF([.J238] &lt;&gt; 0; 1; 0)" office:value-type="float" office:value="1" calcext:value-type="float">
            <text:p>1</text:p>
          </table:table-cell>
          <table:table-cell table:formula="of:=IF(AND([.K238]=1; [.J238]&gt;=[.E23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b <text:s text:c="2"/>=&gt; ?a <text:s/>&lt;produced&gt; <text:s/>?b</text:p>
          </table:table-cell>
          <table:table-cell office:value-type="float" office:value="0.00091994" calcext:value-type="float">
            <text:p>0.00091994</text:p>
          </table:table-cell>
          <table:table-cell office:value-type="float" office:value="0.043219667" calcext:value-type="float">
            <text:p>0.043219667</text:p>
          </table:table-cell>
          <table:table-cell office:value-type="float" office:value="0.008105973" calcext:value-type="float">
            <text:p>0.008105973</text:p>
          </table:table-cell>
          <table:table-cell office:value-type="float" office:value="0.018125883" calcext:value-type="float">
            <text:p>0.018125883</text:p>
          </table:table-cell>
          <table:table-cell office:value-type="float" office:value="872" calcext:value-type="float">
            <text:p>872</text:p>
          </table:table-cell>
          <table:table-cell office:value-type="float" office:value="107575" calcext:value-type="float">
            <text:p>107575</text:p>
          </table:table-cell>
          <table:table-cell office:value-type="float" office:value="48108" calcext:value-type="float">
            <text:p>48108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239] &lt;&gt; 0; 1; 0)" office:value-type="float" office:value="0" calcext:value-type="float">
            <text:p>0</text:p>
          </table:table-cell>
          <table:table-cell table:formula="of:=IF(AND([.K239]=1; [.J239]&gt;=[.E23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graduatedFrom&gt; <text:s/>?b <text:s/>?a <text:s/>&lt;livesIn&gt; <text:s/>?f <text:s/>?i <text:s/>&lt;livesIn&gt; <text:s/>?f <text:s text:c="2"/>=&gt; ?a <text:s/>&lt;worksAt&gt; <text:s/>?b</text:p>
          </table:table-cell>
          <table:table-cell office:value-type="float" office:value="0.000163521" calcext:value-type="float">
            <text:p>0.000163521</text:p>
          </table:table-cell>
          <table:table-cell office:value-type="float" office:value="0.0636289" calcext:value-type="float">
            <text:p>0.0636289</text:p>
          </table:table-cell>
          <table:table-cell office:value-type="float" office:value="0.001702062" calcext:value-type="float">
            <text:p>0.001702062</text:p>
          </table:table-cell>
          <table:table-cell office:value-type="float" office:value="0.018192488" calcext:value-type="float">
            <text:p>0.018192488</text:p>
          </table:table-cell>
          <table:table-cell office:value-type="float" office:value="155" calcext:value-type="float">
            <text:p>155</text:p>
          </table:table-cell>
          <table:table-cell office:value-type="float" office:value="91066" calcext:value-type="float">
            <text:p>91066</text:p>
          </table:table-cell>
          <table:table-cell office:value-type="float" office:value="8520" calcext:value-type="float">
            <text:p>852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40] &lt;&gt; 0; 1; 0)" office:value-type="float" office:value="0" calcext:value-type="float">
            <text:p>0</text:p>
          </table:table-cell>
          <table:table-cell table:formula="of:=IF(AND([.K240]=1; [.J240]&gt;=[.E24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rected&gt; <text:s/>?b <text:s/>?a <text:s/>&lt;directed&gt; <text:s/>?f <text:s/>?i <text:s/>&lt;directed&gt; <text:s/>?f <text:s text:c="2"/>=&gt; ?a <text:s/>&lt;actedIn&gt; <text:s/>?b</text:p>
          </table:table-cell>
          <table:table-cell office:value-type="float" office:value="0.001205839" calcext:value-type="float">
            <text:p>0.001205839</text:p>
          </table:table-cell>
          <table:table-cell office:value-type="float" office:value="0.010625145" calcext:value-type="float">
            <text:p>0.010625145</text:p>
          </table:table-cell>
          <table:table-cell office:value-type="float" office:value="0.01450066" calcext:value-type="float">
            <text:p>0.01450066</text:p>
          </table:table-cell>
          <table:table-cell office:value-type="float" office:value="0.018214269" calcext:value-type="float">
            <text:p>0.018214269</text:p>
          </table:table-cell>
          <table:table-cell office:value-type="float" office:value="1143" calcext:value-type="float">
            <text:p>1143</text:p>
          </table:table-cell>
          <table:table-cell office:value-type="float" office:value="78824" calcext:value-type="float">
            <text:p>78824</text:p>
          </table:table-cell>
          <table:table-cell office:value-type="float" office:value="62753" calcext:value-type="float">
            <text:p>62753</text:p>
          </table:table-cell>
          <table:table-cell office:value-type="string" calcext:value-type="string">
            <text:p>?b</text:p>
          </table:table-cell>
          <table:table-cell office:value-type="float" office:value="1.37045335744642" calcext:value-type="float">
            <text:p>1.3704533574</text:p>
          </table:table-cell>
          <table:table-cell table:formula="of:=IF([.J241] &lt;&gt; 0; 1; 0)" office:value-type="float" office:value="1" calcext:value-type="float">
            <text:p>1</text:p>
          </table:table-cell>
          <table:table-cell table:formula="of:=IF(AND([.K241]=1; [.J241]&gt;=[.E24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j <text:s/>?b <text:s/>&lt;isMarriedTo&gt; <text:s/>?f <text:s/>?f <text:s/>&lt;produced&gt; <text:s/>?j <text:s text:c="2"/>=&gt; ?a <text:s/>&lt;isMarriedTo&gt; <text:s/>?b</text:p>
          </table:table-cell>
          <table:table-cell office:value-type="float" office:value="0.000150862" calcext:value-type="float">
            <text:p>0.000150862</text:p>
          </table:table-cell>
          <table:table-cell office:value-type="float" office:value="0.011923622" calcext:value-type="float">
            <text:p>0.011923622</text:p>
          </table:table-cell>
          <table:table-cell office:value-type="float" office:value="0.014106738" calcext:value-type="float">
            <text:p>0.014106738</text:p>
          </table:table-cell>
          <table:table-cell office:value-type="float" office:value="0.018260759" calcext:value-type="float">
            <text:p>0.018260759</text:p>
          </table:table-cell>
          <table:table-cell office:value-type="float" office:value="143" calcext:value-type="float">
            <text:p>143</text:p>
          </table:table-cell>
          <table:table-cell office:value-type="float" office:value="10137" calcext:value-type="float">
            <text:p>10137</text:p>
          </table:table-cell>
          <table:table-cell office:value-type="float" office:value="7831" calcext:value-type="float">
            <text:p>7831</text:p>
          </table:table-cell>
          <table:table-cell office:value-type="string" calcext:value-type="string">
            <text:p>?b</text:p>
          </table:table-cell>
          <table:table-cell office:value-type="float" office:value="0.0833245078148159" calcext:value-type="float">
            <text:p>0.0833245078</text:p>
          </table:table-cell>
          <table:table-cell table:formula="of:=IF([.J242] &lt;&gt; 0; 1; 0)" office:value-type="float" office:value="1" calcext:value-type="float">
            <text:p>1</text:p>
          </table:table-cell>
          <table:table-cell table:formula="of:=IF(AND([.K242]=1; [.J242]&gt;=[.E24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livesIn&gt; <text:s/>?b <text:s/>?a <text:s/>&lt;livesIn&gt; <text:s/>?f <text:s/>?i <text:s/>&lt;livesIn&gt; <text:s/>?f <text:s text:c="2"/>=&gt; ?a <text:s/>&lt;wasBornIn&gt; <text:s/>?b</text:p>
          </table:table-cell>
          <table:table-cell office:value-type="float" office:value="0.001122495" calcext:value-type="float">
            <text:p>0.001122495</text:p>
          </table:table-cell>
          <table:table-cell office:value-type="float" office:value="0.019012562" calcext:value-type="float">
            <text:p>0.019012562</text:p>
          </table:table-cell>
          <table:table-cell office:value-type="float" office:value="0.005113713" calcext:value-type="float">
            <text:p>0.005113713</text:p>
          </table:table-cell>
          <table:table-cell office:value-type="float" office:value="0.018316721" calcext:value-type="float">
            <text:p>0.018316721</text:p>
          </table:table-cell>
          <table:table-cell office:value-type="float" office:value="1064" calcext:value-type="float">
            <text:p>1064</text:p>
          </table:table-cell>
          <table:table-cell office:value-type="float" office:value="208068" calcext:value-type="float">
            <text:p>208068</text:p>
          </table:table-cell>
          <table:table-cell office:value-type="float" office:value="58089" calcext:value-type="float">
            <text:p>58089</text:p>
          </table:table-cell>
          <table:table-cell office:value-type="string" calcext:value-type="string">
            <text:p>?a</text:p>
          </table:table-cell>
          <table:table-cell office:value-type="float" office:value="5.16794336943319" calcext:value-type="float">
            <text:p>5.1679433694</text:p>
          </table:table-cell>
          <table:table-cell table:formula="of:=IF([.J243] &lt;&gt; 0; 1; 0)" office:value-type="float" office:value="1" calcext:value-type="float">
            <text:p>1</text:p>
          </table:table-cell>
          <table:table-cell table:formula="of:=IF(AND([.K243]=1; [.J243]&gt;=[.E24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isLocatedIn&gt; <text:s/>?b <text:s/>?a <text:s/>&lt;wasBornIn&gt; <text:s/>?f <text:s text:c="2"/>=&gt; ?a <text:s/>&lt;diedIn&gt; <text:s/>?b</text:p>
          </table:table-cell>
          <table:table-cell office:value-type="float" office:value="0.001176299" calcext:value-type="float">
            <text:p>0.001176299</text:p>
          </table:table-cell>
          <table:table-cell office:value-type="float" office:value="0.050324968" calcext:value-type="float">
            <text:p>0.050324968</text:p>
          </table:table-cell>
          <table:table-cell office:value-type="float" office:value="0.002990166" calcext:value-type="float">
            <text:p>0.002990166</text:p>
          </table:table-cell>
          <table:table-cell office:value-type="float" office:value="0.018541615" calcext:value-type="float">
            <text:p>0.018541615</text:p>
          </table:table-cell>
          <table:table-cell office:value-type="float" office:value="1115" calcext:value-type="float">
            <text:p>1115</text:p>
          </table:table-cell>
          <table:table-cell office:value-type="float" office:value="372889" calcext:value-type="float">
            <text:p>372889</text:p>
          </table:table-cell>
          <table:table-cell office:value-type="float" office:value="60135" calcext:value-type="float">
            <text:p>60135</text:p>
          </table:table-cell>
          <table:table-cell office:value-type="string" calcext:value-type="string">
            <text:p>?a</text:p>
          </table:table-cell>
          <table:table-cell office:value-type="float" office:value="4.62186375041879" calcext:value-type="float">
            <text:p>4.6218637504</text:p>
          </table:table-cell>
          <table:table-cell table:formula="of:=IF([.J244] &lt;&gt; 0; 1; 0)" office:value-type="float" office:value="1" calcext:value-type="float">
            <text:p>1</text:p>
          </table:table-cell>
          <table:table-cell table:formula="of:=IF(AND([.K244]=1; [.J244]&gt;=[.E24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diedIn&gt; <text:s/>?f <text:s/>?a <text:s/>&lt;influences&gt; <text:s/>?j <text:s/>?b <text:s/>&lt;wasBornIn&gt; <text:s/>?f <text:s text:c="2"/>=&gt; ?a <text:s/>&lt;influences&gt; <text:s/>?b</text:p>
          </table:table-cell>
          <table:table-cell office:value-type="float" office:value="0.000348142" calcext:value-type="float">
            <text:p>0.000348142</text:p>
          </table:table-cell>
          <table:table-cell office:value-type="float" office:value="0.023655914" calcext:value-type="float">
            <text:p>0.023655914</text:p>
          </table:table-cell>
          <table:table-cell office:value-type="float" office:value="0.00055017" calcext:value-type="float">
            <text:p>0.00055017</text:p>
          </table:table-cell>
          <table:table-cell office:value-type="float" office:value="0.018703242" calcext:value-type="float">
            <text:p>0.018703242</text:p>
          </table:table-cell>
          <table:table-cell office:value-type="float" office:value="330" calcext:value-type="float">
            <text:p>330</text:p>
          </table:table-cell>
          <table:table-cell office:value-type="float" office:value="599815" calcext:value-type="float">
            <text:p>599815</text:p>
          </table:table-cell>
          <table:table-cell office:value-type="float" office:value="17644" calcext:value-type="float">
            <text:p>17644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245] &lt;&gt; 0; 1; 0)" office:value-type="float" office:value="0" calcext:value-type="float">
            <text:p>0</text:p>
          </table:table-cell>
          <table:table-cell table:formula="of:=IF(AND([.K245]=1; [.J245]&gt;=[.E24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hasChild&gt; <text:s/>?b <text:s/>?f <text:s/>&lt;hasChild&gt; <text:s/>?j <text:s/>?a <text:s/>&lt;isMarriedTo&gt; <text:s/>?f <text:s text:c="2"/>=&gt; ?a <text:s/>&lt;hasChild&gt; <text:s/>?b</text:p>
          </table:table-cell>
          <table:table-cell office:value-type="float" office:value="0.000123432" calcext:value-type="float">
            <text:p>0.000123432</text:p>
          </table:table-cell>
          <table:table-cell office:value-type="float" office:value="0.010125487" calcext:value-type="float">
            <text:p>0.010125487</text:p>
          </table:table-cell>
          <table:table-cell table:number-columns-repeated="2" office:value-type="float" office:value="0.018828452" calcext:value-type="float">
            <text:p>0.018828452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6214" calcext:value-type="float">
            <text:p>6214</text:p>
          </table:table-cell>
          <table:table-cell office:value-type="string" calcext:value-type="string">
            <text:p>?b</text:p>
          </table:table-cell>
          <table:table-cell office:value-type="float" office:value="0.0920992474909783" calcext:value-type="float">
            <text:p>0.0920992475</text:p>
          </table:table-cell>
          <table:table-cell table:formula="of:=IF([.J246] &lt;&gt; 0; 1; 0)" office:value-type="float" office:value="1" calcext:value-type="float">
            <text:p>1</text:p>
          </table:table-cell>
          <table:table-cell table:formula="of:=IF(AND([.K246]=1; [.J246]&gt;=[.E24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f <text:s/>?i <text:s/>&lt;graduatedFrom&gt; <text:s/>?f <text:s/>?i <text:s/>&lt;livesIn&gt; <text:s/>?b <text:s text:c="2"/>=&gt; ?a <text:s/>&lt;wasBornIn&gt; <text:s/>?b</text:p>
          </table:table-cell>
          <table:table-cell office:value-type="float" office:value="0.000810222" calcext:value-type="float">
            <text:p>0.000810222</text:p>
          </table:table-cell>
          <table:table-cell office:value-type="float" office:value="0.013723353" calcext:value-type="float">
            <text:p>0.013723353</text:p>
          </table:table-cell>
          <table:table-cell office:value-type="float" office:value="0.007023448" calcext:value-type="float">
            <text:p>0.007023448</text:p>
          </table:table-cell>
          <table:table-cell office:value-type="float" office:value="0.018983118" calcext:value-type="float">
            <text:p>0.018983118</text:p>
          </table:table-cell>
          <table:table-cell office:value-type="float" office:value="768" calcext:value-type="float">
            <text:p>768</text:p>
          </table:table-cell>
          <table:table-cell office:value-type="float" office:value="109348" calcext:value-type="float">
            <text:p>109348</text:p>
          </table:table-cell>
          <table:table-cell office:value-type="float" office:value="40457" calcext:value-type="float">
            <text:p>4045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47] &lt;&gt; 0; 1; 0)" office:value-type="float" office:value="0" calcext:value-type="float">
            <text:p>0</text:p>
          </table:table-cell>
          <table:table-cell table:formula="of:=IF(AND([.K247]=1; [.J247]&gt;=[.E24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a <text:s/>&lt;created&gt; <text:s/>?f <text:s/>?i <text:s/>&lt;directed&gt; <text:s/>?b <text:s text:c="2"/>=&gt; ?a <text:s/>&lt;produced&gt; <text:s/>?b</text:p>
          </table:table-cell>
          <table:table-cell office:value-type="float" office:value="0.000331263" calcext:value-type="float">
            <text:p>0.000331263</text:p>
          </table:table-cell>
          <table:table-cell office:value-type="float" office:value="0.015563045" calcext:value-type="float">
            <text:p>0.015563045</text:p>
          </table:table-cell>
          <table:table-cell office:value-type="float" office:value="0.009778581" calcext:value-type="float">
            <text:p>0.009778581</text:p>
          </table:table-cell>
          <table:table-cell office:value-type="float" office:value="0.019173231" calcext:value-type="float">
            <text:p>0.019173231</text:p>
          </table:table-cell>
          <table:table-cell office:value-type="float" office:value="314" calcext:value-type="float">
            <text:p>314</text:p>
          </table:table-cell>
          <table:table-cell office:value-type="float" office:value="32111" calcext:value-type="float">
            <text:p>32111</text:p>
          </table:table-cell>
          <table:table-cell office:value-type="float" office:value="16377" calcext:value-type="float">
            <text:p>16377</text:p>
          </table:table-cell>
          <table:table-cell office:value-type="string" calcext:value-type="string">
            <text:p>?b</text:p>
          </table:table-cell>
          <table:table-cell office:value-type="float" office:value="0.782110790727575" calcext:value-type="float">
            <text:p>0.7821107907</text:p>
          </table:table-cell>
          <table:table-cell table:formula="of:=IF([.J248] &lt;&gt; 0; 1; 0)" office:value-type="float" office:value="1" calcext:value-type="float">
            <text:p>1</text:p>
          </table:table-cell>
          <table:table-cell table:formula="of:=IF(AND([.K248]=1; [.J248]&gt;=[.E24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sLeaderOf&gt; <text:s/>?b <text:s/>?a <text:s/>&lt;isLocatedIn&gt; <text:s/>?j <text:s/>?e <text:s/>&lt;livesIn&gt; <text:s/>?j <text:s text:c="2"/>=&gt; ?a <text:s/>&lt;isLocatedIn&gt; <text:s/>?b</text:p>
          </table:table-cell>
          <table:table-cell office:value-type="float" office:value="0.008048419" calcext:value-type="float">
            <text:p>0.008048419</text:p>
          </table:table-cell>
          <table:table-cell office:value-type="float" office:value="0.035802614" calcext:value-type="float">
            <text:p>0.035802614</text:p>
          </table:table-cell>
          <table:table-cell table:number-columns-repeated="2" office:value-type="float" office:value="0.019180341" calcext:value-type="float">
            <text:p>0.019180341</text:p>
          </table:table-cell>
          <table:table-cell office:value-type="float" office:value="7629" calcext:value-type="float">
            <text:p>7629</text:p>
          </table:table-cell>
          <table:table-cell table:number-columns-repeated="2" office:value-type="float" office:value="397751" calcext:value-type="float">
            <text:p>397751</text:p>
          </table:table-cell>
          <table:table-cell office:value-type="string" calcext:value-type="string">
            <text:p>?a</text:p>
          </table:table-cell>
          <table:table-cell office:value-type="float" office:value="0.00196617944837515" calcext:value-type="float">
            <text:p>0.0019661794</text:p>
          </table:table-cell>
          <table:table-cell table:formula="of:=IF([.J249] &lt;&gt; 0; 1; 0)" office:value-type="float" office:value="1" calcext:value-type="float">
            <text:p>1</text:p>
          </table:table-cell>
          <table:table-cell table:formula="of:=IF(AND([.K249]=1; [.J249]&gt;=[.E24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created&gt; <text:s/>?f <text:s/>?i <text:s/>&lt;produced&gt; <text:s/>?f <text:s text:c="2"/>=&gt; ?a <text:s/>&lt;directed&gt; <text:s/>?b</text:p>
          </table:table-cell>
          <table:table-cell office:value-type="float" office:value="0.000567578" calcext:value-type="float">
            <text:p>0.000567578</text:p>
          </table:table-cell>
          <table:table-cell office:value-type="float" office:value="0.016072656" calcext:value-type="float">
            <text:p>0.016072656</text:p>
          </table:table-cell>
          <table:table-cell office:value-type="float" office:value="0.015847767" calcext:value-type="float">
            <text:p>0.015847767</text:p>
          </table:table-cell>
          <table:table-cell office:value-type="float" office:value="0.019201942" calcext:value-type="float">
            <text:p>0.019201942</text:p>
          </table:table-cell>
          <table:table-cell office:value-type="float" office:value="538" calcext:value-type="float">
            <text:p>538</text:p>
          </table:table-cell>
          <table:table-cell office:value-type="float" office:value="33948" calcext:value-type="float">
            <text:p>33948</text:p>
          </table:table-cell>
          <table:table-cell office:value-type="float" office:value="28018" calcext:value-type="float">
            <text:p>28018</text:p>
          </table:table-cell>
          <table:table-cell office:value-type="string" calcext:value-type="string">
            <text:p>?b</text:p>
          </table:table-cell>
          <table:table-cell office:value-type="float" office:value="0.264141936435881" calcext:value-type="float">
            <text:p>0.2641419364</text:p>
          </table:table-cell>
          <table:table-cell table:formula="of:=IF([.J250] &lt;&gt; 0; 1; 0)" office:value-type="float" office:value="1" calcext:value-type="float">
            <text:p>1</text:p>
          </table:table-cell>
          <table:table-cell table:formula="of:=IF(AND([.K250]=1; [.J250]&gt;=[.E25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created&gt; <text:s/>?f <text:s/>?i <text:s/>&lt;isMarriedTo&gt; <text:s/>?b <text:s text:c="2"/>=&gt; ?a <text:s/>&lt;isMarriedTo&gt; <text:s/>?b</text:p>
          </table:table-cell>
          <table:table-cell office:value-type="float" office:value="0.000186731" calcext:value-type="float">
            <text:p>0.000186731</text:p>
          </table:table-cell>
          <table:table-cell office:value-type="float" office:value="0.014758609" calcext:value-type="float">
            <text:p>0.014758609</text:p>
          </table:table-cell>
          <table:table-cell table:number-columns-repeated="2" office:value-type="float" office:value="0.019367546" calcext:value-type="float">
            <text:p>0.019367546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9139" calcext:value-type="float">
            <text:p>9139</text:p>
          </table:table-cell>
          <table:table-cell office:value-type="string" calcext:value-type="string">
            <text:p>?b</text:p>
          </table:table-cell>
          <table:table-cell office:value-type="float" office:value="0.308570406863342" calcext:value-type="float">
            <text:p>0.3085704069</text:p>
          </table:table-cell>
          <table:table-cell table:formula="of:=IF([.J251] &lt;&gt; 0; 1; 0)" office:value-type="float" office:value="1" calcext:value-type="float">
            <text:p>1</text:p>
          </table:table-cell>
          <table:table-cell table:formula="of:=IF(AND([.K251]=1; [.J251]&gt;=[.E25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a <text:s/>&lt;created&gt; <text:s/>?f <text:s/>?i <text:s/>&lt;produced&gt; <text:s/>?b <text:s text:c="2"/>=&gt; ?a <text:s/>&lt;directed&gt; <text:s/>?b</text:p>
          </table:table-cell>
          <table:table-cell office:value-type="float" office:value="0.000484234" calcext:value-type="float">
            <text:p>0.000484234</text:p>
          </table:table-cell>
          <table:table-cell office:value-type="float" office:value="0.013712544" calcext:value-type="float">
            <text:p>0.013712544</text:p>
          </table:table-cell>
          <table:table-cell office:value-type="float" office:value="0.016390516" calcext:value-type="float">
            <text:p>0.016390516</text:p>
          </table:table-cell>
          <table:table-cell office:value-type="float" office:value="0.019397371" calcext:value-type="float">
            <text:p>0.019397371</text:p>
          </table:table-cell>
          <table:table-cell office:value-type="float" office:value="459" calcext:value-type="float">
            <text:p>459</text:p>
          </table:table-cell>
          <table:table-cell office:value-type="float" office:value="28004" calcext:value-type="float">
            <text:p>28004</text:p>
          </table:table-cell>
          <table:table-cell office:value-type="float" office:value="23663" calcext:value-type="float">
            <text:p>23663</text:p>
          </table:table-cell>
          <table:table-cell office:value-type="string" calcext:value-type="string">
            <text:p>?b</text:p>
          </table:table-cell>
          <table:table-cell office:value-type="float" office:value="0.653876182096676" calcext:value-type="float">
            <text:p>0.6538761821</text:p>
          </table:table-cell>
          <table:table-cell table:formula="of:=IF([.J252] &lt;&gt; 0; 1; 0)" office:value-type="float" office:value="1" calcext:value-type="float">
            <text:p>1</text:p>
          </table:table-cell>
          <table:table-cell table:formula="of:=IF(AND([.K252]=1; [.J252]&gt;=[.E25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ealsWith&gt; <text:s/>?a <text:s/>?i <text:s/>&lt;isCitizenOf&gt; <text:s/>?e <text:s/>?i <text:s/>&lt;isLocatedIn&gt; <text:s/>?b <text:s text:c="2"/>=&gt; ?a <text:s/>&lt;dealsWith&gt; <text:s/>?b</text:p>
          </table:table-cell>
          <table:table-cell office:value-type="float" office:value="0.000044309" calcext:value-type="float">
            <text:p>0.000044309</text:p>
          </table:table-cell>
          <table:table-cell office:value-type="float" office:value="0.06095791" calcext:value-type="float">
            <text:p>0.06095791</text:p>
          </table:table-cell>
          <table:table-cell office:value-type="float" office:value="0.014994645" calcext:value-type="float">
            <text:p>0.014994645</text:p>
          </table:table-cell>
          <table:table-cell office:value-type="float" office:value="0.019426457" calcext:value-type="float">
            <text:p>0.019426457</text:p>
          </table:table-cell>
          <table:table-cell office:value-type="float" office:value="42" calcext:value-type="float">
            <text:p>42</text:p>
          </table:table-cell>
          <table:table-cell office:value-type="float" office:value="2801" calcext:value-type="float">
            <text:p>2801</text:p>
          </table:table-cell>
          <table:table-cell office:value-type="float" office:value="2162" calcext:value-type="float">
            <text:p>2162</text:p>
          </table:table-cell>
          <table:table-cell office:value-type="string" calcext:value-type="string">
            <text:p>?a</text:p>
          </table:table-cell>
          <table:table-cell office:value-type="float" office:value="99.8476354404568" calcext:value-type="float">
            <text:p>99.8476354405</text:p>
          </table:table-cell>
          <table:table-cell table:formula="of:=IF([.J253] &lt;&gt; 0; 1; 0)" office:value-type="float" office:value="1" calcext:value-type="float">
            <text:p>1</text:p>
          </table:table-cell>
          <table:table-cell table:formula="of:=IF(AND([.K253]=1; [.J253]&gt;=[.E25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i <text:s/>&lt;isCitizenOf&gt; <text:s/>?f <text:s/>?i <text:s/>&lt;isLeaderOf&gt; <text:s/>?b <text:s text:c="2"/>=&gt; ?a <text:s/>&lt;dealsWith&gt; <text:s/>?b</text:p>
          </table:table-cell>
          <table:table-cell office:value-type="float" office:value="0.000096003" calcext:value-type="float">
            <text:p>0.000096003</text:p>
          </table:table-cell>
          <table:table-cell office:value-type="float" office:value="0.132075472" calcext:value-type="float">
            <text:p>0.132075472</text:p>
          </table:table-cell>
          <table:table-cell table:number-columns-repeated="2" office:value-type="float" office:value="0.019490255" calcext:value-type="float">
            <text:p>0.019490255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4669" calcext:value-type="float">
            <text:p>4669</text:p>
          </table:table-cell>
          <table:table-cell office:value-type="string" calcext:value-type="string">
            <text:p>?a</text:p>
          </table:table-cell>
          <table:table-cell office:value-type="float" office:value="16.7362755791427" calcext:value-type="float">
            <text:p>16.7362755791</text:p>
          </table:table-cell>
          <table:table-cell table:formula="of:=IF([.J254] &lt;&gt; 0; 1; 0)" office:value-type="float" office:value="1" calcext:value-type="float">
            <text:p>1</text:p>
          </table:table-cell>
          <table:table-cell table:formula="of:=IF(AND([.K254]=1; [.J254]&gt;=[.E25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isCitizenOf&gt; <text:s/>?f <text:s/>?i <text:s/>&lt;isLocatedIn&gt; <text:s/>?b <text:s text:c="2"/>=&gt; ?a <text:s/>&lt;diedIn&gt; <text:s/>?b</text:p>
          </table:table-cell>
          <table:table-cell office:value-type="float" office:value="0.000981129" calcext:value-type="float">
            <text:p>0.000981129</text:p>
          </table:table-cell>
          <table:table-cell office:value-type="float" office:value="0.041975086" calcext:value-type="float">
            <text:p>0.041975086</text:p>
          </table:table-cell>
          <table:table-cell office:value-type="float" office:value="0.00240088" calcext:value-type="float">
            <text:p>0.00240088</text:p>
          </table:table-cell>
          <table:table-cell office:value-type="float" office:value="0.019555481" calcext:value-type="float">
            <text:p>0.019555481</text:p>
          </table:table-cell>
          <table:table-cell office:value-type="float" office:value="930" calcext:value-type="float">
            <text:p>930</text:p>
          </table:table-cell>
          <table:table-cell office:value-type="float" office:value="387358" calcext:value-type="float">
            <text:p>387358</text:p>
          </table:table-cell>
          <table:table-cell office:value-type="float" office:value="47557" calcext:value-type="float">
            <text:p>47557</text:p>
          </table:table-cell>
          <table:table-cell office:value-type="string" calcext:value-type="string">
            <text:p>?a</text:p>
          </table:table-cell>
          <table:table-cell office:value-type="float" office:value="1268.91512397434" calcext:value-type="float">
            <text:p>1268.9151239744</text:p>
          </table:table-cell>
          <table:table-cell table:formula="of:=IF([.J255] &lt;&gt; 0; 1; 0)" office:value-type="float" office:value="1" calcext:value-type="float">
            <text:p>1</text:p>
          </table:table-cell>
          <table:table-cell table:formula="of:=IF(AND([.K255]=1; [.J255]&gt;=[.E25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isCitizenOf&gt; <text:s/>?f <text:s/>?i <text:s/>&lt;isLocatedIn&gt; <text:s/>?b <text:s text:c="2"/>=&gt; ?a <text:s/>&lt;isCitizenOf&gt; <text:s/>?b</text:p>
          </table:table-cell>
          <table:table-cell office:value-type="float" office:value="0.00802732" calcext:value-type="float">
            <text:p>0.00802732</text:p>
          </table:table-cell>
          <table:table-cell office:value-type="float" office:value="0.522237474" calcext:value-type="float">
            <text:p>0.522237474</text:p>
          </table:table-cell>
          <table:table-cell table:number-columns-repeated="2" office:value-type="float" office:value="0.019643327" calcext:value-type="float">
            <text:p>0.019643327</text:p>
          </table:table-cell>
          <table:table-cell office:value-type="float" office:value="7609" calcext:value-type="float">
            <text:p>7609</text:p>
          </table:table-cell>
          <table:table-cell table:number-columns-repeated="2" office:value-type="float" office:value="387358" calcext:value-type="float">
            <text:p>387358</text:p>
          </table:table-cell>
          <table:table-cell office:value-type="string" calcext:value-type="string">
            <text:p>?a</text:p>
          </table:table-cell>
          <table:table-cell office:value-type="float" office:value="2.39012321398594" calcext:value-type="float">
            <text:p>2.390123214</text:p>
          </table:table-cell>
          <table:table-cell table:formula="of:=IF([.J256] &lt;&gt; 0; 1; 0)" office:value-type="float" office:value="1" calcext:value-type="float">
            <text:p>1</text:p>
          </table:table-cell>
          <table:table-cell table:formula="of:=IF(AND([.K256]=1; [.J256]&gt;=[.E25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f <text:s/>?i <text:s/>&lt;directed&gt; <text:s/>?b <text:s/>?i <text:s/>&lt;directed&gt; <text:s/>?f <text:s text:c="2"/>=&gt; ?a <text:s/>&lt;produced&gt; <text:s/>?b</text:p>
          </table:table-cell>
          <table:table-cell office:value-type="float" office:value="0.003265154" calcext:value-type="float">
            <text:p>0.003265154</text:p>
          </table:table-cell>
          <table:table-cell office:value-type="float" office:value="0.153400079" calcext:value-type="float">
            <text:p>0.153400079</text:p>
          </table:table-cell>
          <table:table-cell office:value-type="float" office:value="0.009507047" calcext:value-type="float">
            <text:p>0.009507047</text:p>
          </table:table-cell>
          <table:table-cell office:value-type="float" office:value="0.019887039" calcext:value-type="float">
            <text:p>0.019887039</text:p>
          </table:table-cell>
          <table:table-cell office:value-type="float" office:value="3095" calcext:value-type="float">
            <text:p>3095</text:p>
          </table:table-cell>
          <table:table-cell office:value-type="float" office:value="325548" calcext:value-type="float">
            <text:p>325548</text:p>
          </table:table-cell>
          <table:table-cell office:value-type="float" office:value="155629" calcext:value-type="float">
            <text:p>155629</text:p>
          </table:table-cell>
          <table:table-cell office:value-type="string" calcext:value-type="string">
            <text:p>?b</text:p>
          </table:table-cell>
          <table:table-cell office:value-type="float" office:value="7.20107021719931" calcext:value-type="float">
            <text:p>7.2010702172</text:p>
          </table:table-cell>
          <table:table-cell table:formula="of:=IF([.J257] &lt;&gt; 0; 1; 0)" office:value-type="float" office:value="1" calcext:value-type="float">
            <text:p>1</text:p>
          </table:table-cell>
          <table:table-cell table:formula="of:=IF(AND([.K257]=1; [.J257]&gt;=[.E25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livesIn&gt; <text:s/>?f <text:s/>?i <text:s/>&lt;livesIn&gt; <text:s/>?f <text:s/>?i <text:s/>&lt;wasBornIn&gt; <text:s/>?b <text:s text:c="2"/>=&gt; ?a <text:s/>&lt;isLeaderOf&gt; <text:s/>?b</text:p>
          </table:table-cell>
          <table:table-cell office:value-type="float" office:value="0.000088618" calcext:value-type="float">
            <text:p>0.000088618</text:p>
          </table:table-cell>
          <table:table-cell office:value-type="float" office:value="0.013168208" calcext:value-type="float">
            <text:p>0.013168208</text:p>
          </table:table-cell>
          <table:table-cell office:value-type="float" office:value="0.000704403" calcext:value-type="float">
            <text:p>0.000704403</text:p>
          </table:table-cell>
          <table:table-cell office:value-type="float" office:value="0.019938286" calcext:value-type="float">
            <text:p>0.019938286</text:p>
          </table:table-cell>
          <table:table-cell office:value-type="float" office:value="84" calcext:value-type="float">
            <text:p>84</text:p>
          </table:table-cell>
          <table:table-cell office:value-type="float" office:value="119250" calcext:value-type="float">
            <text:p>119250</text:p>
          </table:table-cell>
          <table:table-cell office:value-type="float" office:value="4213" calcext:value-type="float">
            <text:p>4213</text:p>
          </table:table-cell>
          <table:table-cell office:value-type="string" calcext:value-type="string">
            <text:p>?a</text:p>
          </table:table-cell>
          <table:table-cell office:value-type="float" office:value="138.406549127961" calcext:value-type="float">
            <text:p>138.406549128</text:p>
          </table:table-cell>
          <table:table-cell table:formula="of:=IF([.J258] &lt;&gt; 0; 1; 0)" office:value-type="float" office:value="1" calcext:value-type="float">
            <text:p>1</text:p>
          </table:table-cell>
          <table:table-cell table:formula="of:=IF(AND([.K258]=1; [.J258]&gt;=[.E25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created&gt; <text:s/>?f <text:s/>?i <text:s/>&lt;created&gt; <text:s/>?f <text:s text:c="2"/>=&gt; ?a <text:s/>&lt;produced&gt; <text:s/>?b</text:p>
          </table:table-cell>
          <table:table-cell office:value-type="float" office:value="0.000808112" calcext:value-type="float">
            <text:p>0.000808112</text:p>
          </table:table-cell>
          <table:table-cell office:value-type="float" office:value="0.0379659" calcext:value-type="float">
            <text:p>0.0379659</text:p>
          </table:table-cell>
          <table:table-cell office:value-type="float" office:value="0.010782051" calcext:value-type="float">
            <text:p>0.010782051</text:p>
          </table:table-cell>
          <table:table-cell office:value-type="float" office:value="0.020205217" calcext:value-type="float">
            <text:p>0.020205217</text:p>
          </table:table-cell>
          <table:table-cell office:value-type="float" office:value="766" calcext:value-type="float">
            <text:p>766</text:p>
          </table:table-cell>
          <table:table-cell office:value-type="float" office:value="71044" calcext:value-type="float">
            <text:p>71044</text:p>
          </table:table-cell>
          <table:table-cell office:value-type="float" office:value="37911" calcext:value-type="float">
            <text:p>37911</text:p>
          </table:table-cell>
          <table:table-cell office:value-type="string" calcext:value-type="string">
            <text:p>?b</text:p>
          </table:table-cell>
          <table:table-cell office:value-type="float" office:value="17.6530801227904" calcext:value-type="float">
            <text:p>17.6530801228</text:p>
          </table:table-cell>
          <table:table-cell table:formula="of:=IF([.J259] &lt;&gt; 0; 1; 0)" office:value-type="float" office:value="1" calcext:value-type="float">
            <text:p>1</text:p>
          </table:table-cell>
          <table:table-cell table:formula="of:=IF(AND([.K259]=1; [.J259]&gt;=[.E25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f <text:s/>?i <text:s/>&lt;produced&gt; <text:s/>?b <text:s/>?i <text:s/>&lt;produced&gt; <text:s/>?f <text:s text:c="2"/>=&gt; ?a <text:s/>&lt;produced&gt; <text:s/>?b</text:p>
          </table:table-cell>
          <table:table-cell office:value-type="float" office:value="0.005530189" calcext:value-type="float">
            <text:p>0.005530189</text:p>
          </table:table-cell>
          <table:table-cell office:value-type="float" office:value="0.25981364" calcext:value-type="float">
            <text:p>0.25981364</text:p>
          </table:table-cell>
          <table:table-cell table:number-columns-repeated="2" office:value-type="float" office:value="0.020221737" calcext:value-type="float">
            <text:p>0.020221737</text:p>
          </table:table-cell>
          <table:table-cell office:value-type="float" office:value="5242" calcext:value-type="float">
            <text:p>5242</text:p>
          </table:table-cell>
          <table:table-cell table:number-columns-repeated="2" office:value-type="float" office:value="259226" calcext:value-type="float">
            <text:p>259226</text:p>
          </table:table-cell>
          <table:table-cell office:value-type="string" calcext:value-type="string">
            <text:p>?b</text:p>
          </table:table-cell>
          <table:table-cell office:value-type="float" office:value="0.879502607747721" calcext:value-type="float">
            <text:p>0.8795026077</text:p>
          </table:table-cell>
          <table:table-cell table:formula="of:=IF([.J260] &lt;&gt; 0; 1; 0)" office:value-type="float" office:value="1" calcext:value-type="float">
            <text:p>1</text:p>
          </table:table-cell>
          <table:table-cell table:formula="of:=IF(AND([.K260]=1; [.J260]&gt;=[.E26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created&gt; <text:s/>?f <text:s/>?i <text:s/>&lt;created&gt; <text:s/>?f <text:s text:c="2"/>=&gt; ?a <text:s/>&lt;directed&gt; <text:s/>?b</text:p>
          </table:table-cell>
          <table:table-cell office:value-type="float" office:value="0.001221663" calcext:value-type="float">
            <text:p>0.001221663</text:p>
          </table:table-cell>
          <table:table-cell office:value-type="float" office:value="0.034595047" calcext:value-type="float">
            <text:p>0.034595047</text:p>
          </table:table-cell>
          <table:table-cell office:value-type="float" office:value="0.016299758" calcext:value-type="float">
            <text:p>0.016299758</text:p>
          </table:table-cell>
          <table:table-cell office:value-type="float" office:value="0.020373694" calcext:value-type="float">
            <text:p>0.020373694</text:p>
          </table:table-cell>
          <table:table-cell office:value-type="float" office:value="1158" calcext:value-type="float">
            <text:p>1158</text:p>
          </table:table-cell>
          <table:table-cell office:value-type="float" office:value="71044" calcext:value-type="float">
            <text:p>71044</text:p>
          </table:table-cell>
          <table:table-cell office:value-type="float" office:value="56838" calcext:value-type="float">
            <text:p>56838</text:p>
          </table:table-cell>
          <table:table-cell office:value-type="string" calcext:value-type="string">
            <text:p>?b</text:p>
          </table:table-cell>
          <table:table-cell office:value-type="float" office:value="5.62545113171999" calcext:value-type="float">
            <text:p>5.6254511317</text:p>
          </table:table-cell>
          <table:table-cell table:formula="of:=IF([.J261] &lt;&gt; 0; 1; 0)" office:value-type="float" office:value="1" calcext:value-type="float">
            <text:p>1</text:p>
          </table:table-cell>
          <table:table-cell table:formula="of:=IF(AND([.K261]=1; [.J261]&gt;=[.E26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imports&gt; <text:s/>?b <text:s/>?e <text:s/>&lt;isCitizenOf&gt; <text:s/>?j <text:s/>?e <text:s/>&lt;isLeaderOf&gt; <text:s/>?a <text:s text:c="2"/>=&gt; ?a <text:s/>&lt;exports&gt; <text:s/>?b</text:p>
          </table:table-cell>
          <table:table-cell office:value-type="float" office:value="0.000007385" calcext:value-type="float">
            <text:p>0.000007385</text:p>
          </table:table-cell>
          <table:table-cell office:value-type="float" office:value="0.013806706" calcext:value-type="float">
            <text:p>0.013806706</text:p>
          </table:table-cell>
          <table:table-cell office:value-type="float" office:value="0.020172911" calcext:value-type="float">
            <text:p>0.020172911</text:p>
          </table:table-cell>
          <table:table-cell office:value-type="float" office:value="0.020710059" calcext:value-type="float">
            <text:p>0.020710059</text:p>
          </table:table-cell>
          <table:table-cell office:value-type="float" office:value="7" calcext:value-type="float">
            <text:p>7</text:p>
          </table:table-cell>
          <table:table-cell office:value-type="float" office:value="347" calcext:value-type="float">
            <text:p>347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262] &lt;&gt; 0; 1; 0)" office:value-type="float" office:value="0" calcext:value-type="float">
            <text:p>0</text:p>
          </table:table-cell>
          <table:table-cell table:formula="of:=IF(AND([.K262]=1; [.J262]&gt;=[.E26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i <text:s/>&lt;diedIn&gt; <text:s/>?b <text:s/>?i <text:s/>&lt;isLocatedIn&gt; <text:s/>?f <text:s text:c="2"/>=&gt; ?a <text:s/>&lt;dealsWith&gt; <text:s/>?b</text:p>
          </table:table-cell>
          <table:table-cell office:value-type="float" office:value="0.000009495" calcext:value-type="float">
            <text:p>0.000009495</text:p>
          </table:table-cell>
          <table:table-cell office:value-type="float" office:value="0.013062409" calcext:value-type="float">
            <text:p>0.013062409</text:p>
          </table:table-cell>
          <table:table-cell table:number-columns-repeated="2" office:value-type="float" office:value="0.020930233" calcext:value-type="float">
            <text:p>0.02093023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string" calcext:value-type="string">
            <text:p>?a</text:p>
          </table:table-cell>
          <table:table-cell office:value-type="float" office:value="154.904298829622" calcext:value-type="float">
            <text:p>154.9042988296</text:p>
          </table:table-cell>
          <table:table-cell table:formula="of:=IF([.J263] &lt;&gt; 0; 1; 0)" office:value-type="float" office:value="1" calcext:value-type="float">
            <text:p>1</text:p>
          </table:table-cell>
          <table:table-cell table:formula="of:=IF(AND([.K263]=1; [.J263]&gt;=[.E26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f <text:s/>?i <text:s/>&lt;hasAcademicAdvisor&gt; <text:s/>?b <text:s/>?i <text:s/>&lt;worksAt&gt; <text:s/>?f <text:s text:c="2"/>=&gt; ?a <text:s/>&lt;hasAcademicAdvisor&gt; <text:s/>?b</text:p>
          </table:table-cell>
          <table:table-cell office:value-type="float" office:value="0.000103388" calcext:value-type="float">
            <text:p>0.000103388</text:p>
          </table:table-cell>
          <table:table-cell office:value-type="float" office:value="0.050333847" calcext:value-type="float">
            <text:p>0.050333847</text:p>
          </table:table-cell>
          <table:table-cell office:value-type="float" office:value="0.002780694" calcext:value-type="float">
            <text:p>0.002780694</text:p>
          </table:table-cell>
          <table:table-cell office:value-type="float" office:value="0.021066208" calcext:value-type="float">
            <text:p>0.021066208</text:p>
          </table:table-cell>
          <table:table-cell office:value-type="float" office:value="98" calcext:value-type="float">
            <text:p>98</text:p>
          </table:table-cell>
          <table:table-cell office:value-type="float" office:value="35243" calcext:value-type="float">
            <text:p>35243</text:p>
          </table:table-cell>
          <table:table-cell office:value-type="float" office:value="4652" calcext:value-type="float">
            <text:p>465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64] &lt;&gt; 0; 1; 0)" office:value-type="float" office:value="0" calcext:value-type="float">
            <text:p>0</text:p>
          </table:table-cell>
          <table:table-cell table:formula="of:=IF(AND([.K264]=1; [.J264]&gt;=[.E26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isMarriedTo&gt; <text:s/>?b <text:s/>?i <text:s/>&lt;produced&gt; <text:s/>?f <text:s text:c="2"/>=&gt; ?a <text:s/>&lt;isMarriedTo&gt; <text:s/>?b</text:p>
          </table:table-cell>
          <table:table-cell office:value-type="float" office:value="0.00023315" calcext:value-type="float">
            <text:p>0.00023315</text:p>
          </table:table-cell>
          <table:table-cell office:value-type="float" office:value="0.018427416" calcext:value-type="float">
            <text:p>0.018427416</text:p>
          </table:table-cell>
          <table:table-cell table:number-columns-repeated="2" office:value-type="float" office:value="0.02107371" calcext:value-type="float">
            <text:p>0.02107371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10487" calcext:value-type="float">
            <text:p>10487</text:p>
          </table:table-cell>
          <table:table-cell office:value-type="string" calcext:value-type="string">
            <text:p>?b</text:p>
          </table:table-cell>
          <table:table-cell office:value-type="float" office:value="0.0389385311770857" calcext:value-type="float">
            <text:p>0.0389385312</text:p>
          </table:table-cell>
          <table:table-cell table:formula="of:=IF([.J265] &lt;&gt; 0; 1; 0)" office:value-type="float" office:value="1" calcext:value-type="float">
            <text:p>1</text:p>
          </table:table-cell>
          <table:table-cell table:formula="of:=IF(AND([.K265]=1; [.J265]&gt;=[.E26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b <text:s/>?a <text:s/>&lt;wasBornIn&gt; <text:s/>?f <text:s/>?i <text:s/>&lt;wasBornIn&gt; <text:s/>?f <text:s text:c="2"/>=&gt; ?a <text:s/>&lt;diedIn&gt; <text:s/>?b</text:p>
          </table:table-cell>
          <table:table-cell office:value-type="float" office:value="0.000393506" calcext:value-type="float">
            <text:p>0.000393506</text:p>
          </table:table-cell>
          <table:table-cell office:value-type="float" office:value="0.016835169" calcext:value-type="float">
            <text:p>0.016835169</text:p>
          </table:table-cell>
          <table:table-cell office:value-type="float" office:value="0.002484662" calcext:value-type="float">
            <text:p>0.002484662</text:p>
          </table:table-cell>
          <table:table-cell office:value-type="float" office:value="0.02115112" calcext:value-type="float">
            <text:p>0.02115112</text:p>
          </table:table-cell>
          <table:table-cell office:value-type="float" office:value="373" calcext:value-type="float">
            <text:p>373</text:p>
          </table:table-cell>
          <table:table-cell office:value-type="float" office:value="150121" calcext:value-type="float">
            <text:p>150121</text:p>
          </table:table-cell>
          <table:table-cell office:value-type="float" office:value="17635" calcext:value-type="float">
            <text:p>17635</text:p>
          </table:table-cell>
          <table:table-cell office:value-type="string" calcext:value-type="string">
            <text:p>?a</text:p>
          </table:table-cell>
          <table:table-cell office:value-type="float" office:value="0.905410242855928" calcext:value-type="float">
            <text:p>0.9054102429</text:p>
          </table:table-cell>
          <table:table-cell table:formula="of:=IF([.J266] &lt;&gt; 0; 1; 0)" office:value-type="float" office:value="1" calcext:value-type="float">
            <text:p>1</text:p>
          </table:table-cell>
          <table:table-cell table:formula="of:=IF(AND([.K266]=1; [.J266]&gt;=[.E26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created&gt; <text:s/>?f <text:s/>?i <text:s/>&lt;directed&gt; <text:s/>?f <text:s text:c="2"/>=&gt; ?a <text:s/>&lt;produced&gt; <text:s/>?b</text:p>
          </table:table-cell>
          <table:table-cell office:value-type="float" office:value="0.000348142" calcext:value-type="float">
            <text:p>0.000348142</text:p>
          </table:table-cell>
          <table:table-cell office:value-type="float" office:value="0.016356067" calcext:value-type="float">
            <text:p>0.016356067</text:p>
          </table:table-cell>
          <table:table-cell office:value-type="float" office:value="0.01035619" calcext:value-type="float">
            <text:p>0.01035619</text:p>
          </table:table-cell>
          <table:table-cell office:value-type="float" office:value="0.021393841" calcext:value-type="float">
            <text:p>0.021393841</text:p>
          </table:table-cell>
          <table:table-cell office:value-type="float" office:value="330" calcext:value-type="float">
            <text:p>330</text:p>
          </table:table-cell>
          <table:table-cell office:value-type="float" office:value="31865" calcext:value-type="float">
            <text:p>31865</text:p>
          </table:table-cell>
          <table:table-cell office:value-type="float" office:value="15425" calcext:value-type="float">
            <text:p>15425</text:p>
          </table:table-cell>
          <table:table-cell office:value-type="string" calcext:value-type="string">
            <text:p>?b</text:p>
          </table:table-cell>
          <table:table-cell office:value-type="float" office:value="1.53879853007766" calcext:value-type="float">
            <text:p>1.5387985301</text:p>
          </table:table-cell>
          <table:table-cell table:formula="of:=IF([.J267] &lt;&gt; 0; 1; 0)" office:value-type="float" office:value="1" calcext:value-type="float">
            <text:p>1</text:p>
          </table:table-cell>
          <table:table-cell table:formula="of:=IF(AND([.K267]=1; [.J267]&gt;=[.E26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livesIn&gt; <text:s/>?b <text:s/>?a <text:s/>&lt;livesIn&gt; <text:s/>?f <text:s/>?i <text:s/>&lt;livesIn&gt; <text:s/>?f <text:s text:c="2"/>=&gt; ?a <text:s/>&lt;isCitizenOf&gt; <text:s/>?b</text:p>
          </table:table-cell>
          <table:table-cell office:value-type="float" office:value="0.000983239" calcext:value-type="float">
            <text:p>0.000983239</text:p>
          </table:table-cell>
          <table:table-cell office:value-type="float" office:value="0.063967056" calcext:value-type="float">
            <text:p>0.063967056</text:p>
          </table:table-cell>
          <table:table-cell office:value-type="float" office:value="0.004479305" calcext:value-type="float">
            <text:p>0.004479305</text:p>
          </table:table-cell>
          <table:table-cell office:value-type="float" office:value="0.021429228" calcext:value-type="float">
            <text:p>0.021429228</text:p>
          </table:table-cell>
          <table:table-cell office:value-type="float" office:value="932" calcext:value-type="float">
            <text:p>932</text:p>
          </table:table-cell>
          <table:table-cell office:value-type="float" office:value="208068" calcext:value-type="float">
            <text:p>208068</text:p>
          </table:table-cell>
          <table:table-cell office:value-type="float" office:value="43492" calcext:value-type="float">
            <text:p>43492</text:p>
          </table:table-cell>
          <table:table-cell office:value-type="string" calcext:value-type="string">
            <text:p>?a</text:p>
          </table:table-cell>
          <table:table-cell office:value-type="float" office:value="406.767176315087" calcext:value-type="float">
            <text:p>406.7671763151</text:p>
          </table:table-cell>
          <table:table-cell table:formula="of:=IF([.J268] &lt;&gt; 0; 1; 0)" office:value-type="float" office:value="1" calcext:value-type="float">
            <text:p>1</text:p>
          </table:table-cell>
          <table:table-cell table:formula="of:=IF(AND([.K268]=1; [.J268]&gt;=[.E26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b <text:s/>?h <text:s/>&lt;isMarriedTo&gt; <text:s/>?a <text:s/>?a <text:s/>&lt;isMarriedTo&gt; <text:s/>?h <text:s text:c="2"/>=&gt; ?a <text:s/>&lt;produced&gt; <text:s/>?b</text:p>
          </table:table-cell>
          <table:table-cell office:value-type="float" office:value="0.00023948" calcext:value-type="float">
            <text:p>0.00023948</text:p>
          </table:table-cell>
          <table:table-cell office:value-type="float" office:value="0.011250991" calcext:value-type="float">
            <text:p>0.011250991</text:p>
          </table:table-cell>
          <table:table-cell office:value-type="float" office:value="0.011255454" calcext:value-type="float">
            <text:p>0.011255454</text:p>
          </table:table-cell>
          <table:table-cell office:value-type="float" office:value="0.02164172" calcext:value-type="float">
            <text:p>0.02164172</text:p>
          </table:table-cell>
          <table:table-cell office:value-type="float" office:value="227" calcext:value-type="float">
            <text:p>227</text:p>
          </table:table-cell>
          <table:table-cell office:value-type="float" office:value="20168" calcext:value-type="float">
            <text:p>20168</text:p>
          </table:table-cell>
          <table:table-cell office:value-type="float" office:value="10489" calcext:value-type="float">
            <text:p>10489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269] &lt;&gt; 0; 1; 0)" office:value-type="float" office:value="0" calcext:value-type="float">
            <text:p>0</text:p>
          </table:table-cell>
          <table:table-cell table:formula="of:=IF(AND([.K269]=1; [.J269]&gt;=[.E26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livesIn&gt; <text:s/>?f <text:s/>?i <text:s/>&lt;worksAt&gt; <text:s/>?b <text:s text:c="2"/>=&gt; ?a <text:s/>&lt;graduatedFrom&gt; <text:s/>?b</text:p>
          </table:table-cell>
          <table:table-cell office:value-type="float" office:value="0.0004452" calcext:value-type="float">
            <text:p>0.0004452</text:p>
          </table:table-cell>
          <table:table-cell office:value-type="float" office:value="0.035536842" calcext:value-type="float">
            <text:p>0.035536842</text:p>
          </table:table-cell>
          <table:table-cell office:value-type="float" office:value="0.002735499" calcext:value-type="float">
            <text:p>0.002735499</text:p>
          </table:table-cell>
          <table:table-cell office:value-type="float" office:value="0.021868684" calcext:value-type="float">
            <text:p>0.021868684</text:p>
          </table:table-cell>
          <table:table-cell office:value-type="float" office:value="422" calcext:value-type="float">
            <text:p>422</text:p>
          </table:table-cell>
          <table:table-cell office:value-type="float" office:value="154268" calcext:value-type="float">
            <text:p>154268</text:p>
          </table:table-cell>
          <table:table-cell office:value-type="float" office:value="19297" calcext:value-type="float">
            <text:p>1929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70] &lt;&gt; 0; 1; 0)" office:value-type="float" office:value="0" calcext:value-type="float">
            <text:p>0</text:p>
          </table:table-cell>
          <table:table-cell table:formula="of:=IF(AND([.K270]=1; [.J270]&gt;=[.E27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graduatedFrom&gt; <text:s/>?f <text:s/>?i <text:s/>&lt;graduatedFrom&gt; <text:s/>?f <text:s text:c="2"/>=&gt; ?a <text:s/>&lt;livesIn&gt; <text:s/>?b</text:p>
          </table:table-cell>
          <table:table-cell office:value-type="float" office:value="0.000269019" calcext:value-type="float">
            <text:p>0.000269019</text:p>
          </table:table-cell>
          <table:table-cell office:value-type="float" office:value="0.017474131" calcext:value-type="float">
            <text:p>0.017474131</text:p>
          </table:table-cell>
          <table:table-cell office:value-type="float" office:value="0.003704995" calcext:value-type="float">
            <text:p>0.003704995</text:p>
          </table:table-cell>
          <table:table-cell office:value-type="float" office:value="0.021916631" calcext:value-type="float">
            <text:p>0.021916631</text:p>
          </table:table-cell>
          <table:table-cell office:value-type="float" office:value="255" calcext:value-type="float">
            <text:p>255</text:p>
          </table:table-cell>
          <table:table-cell office:value-type="float" office:value="68826" calcext:value-type="float">
            <text:p>68826</text:p>
          </table:table-cell>
          <table:table-cell office:value-type="float" office:value="11635" calcext:value-type="float">
            <text:p>1163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71] &lt;&gt; 0; 1; 0)" office:value-type="float" office:value="0" calcext:value-type="float">
            <text:p>0</text:p>
          </table:table-cell>
          <table:table-cell table:formula="of:=IF(AND([.K271]=1; [.J271]&gt;=[.E27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wasBornIn&gt; <text:s/>?f <text:s/>?i <text:s/>&lt;worksAt&gt; <text:s/>?b <text:s text:c="2"/>=&gt; ?a <text:s/>&lt;graduatedFrom&gt; <text:s/>?b</text:p>
          </table:table-cell>
          <table:table-cell office:value-type="float" office:value="0.000126597" calcext:value-type="float">
            <text:p>0.000126597</text:p>
          </table:table-cell>
          <table:table-cell office:value-type="float" office:value="0.010105263" calcext:value-type="float">
            <text:p>0.010105263</text:p>
          </table:table-cell>
          <table:table-cell office:value-type="float" office:value="0.001287264" calcext:value-type="float">
            <text:p>0.001287264</text:p>
          </table:table-cell>
          <table:table-cell office:value-type="float" office:value="0.021933833" calcext:value-type="float">
            <text:p>0.021933833</text:p>
          </table:table-cell>
          <table:table-cell office:value-type="float" office:value="120" calcext:value-type="float">
            <text:p>120</text:p>
          </table:table-cell>
          <table:table-cell office:value-type="float" office:value="93221" calcext:value-type="float">
            <text:p>93221</text:p>
          </table:table-cell>
          <table:table-cell office:value-type="float" office:value="5471" calcext:value-type="float">
            <text:p>547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72] &lt;&gt; 0; 1; 0)" office:value-type="float" office:value="0" calcext:value-type="float">
            <text:p>0</text:p>
          </table:table-cell>
          <table:table-cell table:formula="of:=IF(AND([.K272]=1; [.J272]&gt;=[.E27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e <text:s/>?i <text:s/>&lt;livesIn&gt; <text:s/>?a <text:s/>?e <text:s/>&lt;participatedIn&gt; <text:s/>?b <text:s text:c="2"/>=&gt; ?a <text:s/>&lt;participatedIn&gt; <text:s/>?b</text:p>
          </table:table-cell>
          <table:table-cell office:value-type="float" office:value="0.000223655" calcext:value-type="float">
            <text:p>0.000223655</text:p>
          </table:table-cell>
          <table:table-cell office:value-type="float" office:value="0.015128809" calcext:value-type="float">
            <text:p>0.015128809</text:p>
          </table:table-cell>
          <table:table-cell table:number-columns-repeated="2" office:value-type="float" office:value="0.022185015" calcext:value-type="float">
            <text:p>0.022185015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9556" calcext:value-type="float">
            <text:p>9556</text:p>
          </table:table-cell>
          <table:table-cell office:value-type="string" calcext:value-type="string">
            <text:p>?b</text:p>
          </table:table-cell>
          <table:table-cell office:value-type="float" office:value="33.0790773179109" calcext:value-type="float">
            <text:p>33.0790773179</text:p>
          </table:table-cell>
          <table:table-cell table:formula="of:=IF([.J273] &lt;&gt; 0; 1; 0)" office:value-type="float" office:value="1" calcext:value-type="float">
            <text:p>1</text:p>
          </table:table-cell>
          <table:table-cell table:formula="of:=IF(AND([.K273]=1; [.J273]&gt;=[.E27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isCitizenOf&gt; <text:s/>?f <text:s/>?i <text:s/>&lt;livesIn&gt; <text:s/>?f <text:s text:c="2"/>=&gt; ?a <text:s/>&lt;livesIn&gt; <text:s/>?b</text:p>
          </table:table-cell>
          <table:table-cell office:value-type="float" office:value="0.000204666" calcext:value-type="float">
            <text:p>0.000204666</text:p>
          </table:table-cell>
          <table:table-cell office:value-type="float" office:value="0.013294045" calcext:value-type="float">
            <text:p>0.013294045</text:p>
          </table:table-cell>
          <table:table-cell office:value-type="float" office:value="0.002101113" calcext:value-type="float">
            <text:p>0.002101113</text:p>
          </table:table-cell>
          <table:table-cell office:value-type="float" office:value="0.022288603" calcext:value-type="float">
            <text:p>0.022288603</text:p>
          </table:table-cell>
          <table:table-cell office:value-type="float" office:value="194" calcext:value-type="float">
            <text:p>194</text:p>
          </table:table-cell>
          <table:table-cell office:value-type="float" office:value="92332" calcext:value-type="float">
            <text:p>92332</text:p>
          </table:table-cell>
          <table:table-cell office:value-type="float" office:value="8704" calcext:value-type="float">
            <text:p>8704</text:p>
          </table:table-cell>
          <table:table-cell office:value-type="string" calcext:value-type="string">
            <text:p>?a</text:p>
          </table:table-cell>
          <table:table-cell office:value-type="float" office:value="15.8012767949508" calcext:value-type="float">
            <text:p>15.801276795</text:p>
          </table:table-cell>
          <table:table-cell table:formula="of:=IF([.J274] &lt;&gt; 0; 1; 0)" office:value-type="float" office:value="1" calcext:value-type="float">
            <text:p>1</text:p>
          </table:table-cell>
          <table:table-cell table:formula="of:=IF(AND([.K274]=1; [.J274]&gt;=[.E27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ealsWith&gt; <text:s/>?b <text:s/>?i <text:s/>&lt;dealsWith&gt; <text:s/>?f <text:s/>?a <text:s/>&lt;livesIn&gt; <text:s/>?f <text:s text:c="2"/>=&gt; ?a <text:s/>&lt;isCitizenOf&gt; <text:s/>?b</text:p>
          </table:table-cell>
          <table:table-cell office:value-type="float" office:value="0.000677295" calcext:value-type="float">
            <text:p>0.000677295</text:p>
          </table:table-cell>
          <table:table-cell office:value-type="float" office:value="0.044063143" calcext:value-type="float">
            <text:p>0.044063143</text:p>
          </table:table-cell>
          <table:table-cell office:value-type="float" office:value="0.008010181" calcext:value-type="float">
            <text:p>0.008010181</text:p>
          </table:table-cell>
          <table:table-cell office:value-type="float" office:value="0.022409941" calcext:value-type="float">
            <text:p>0.022409941</text:p>
          </table:table-cell>
          <table:table-cell office:value-type="float" office:value="642" calcext:value-type="float">
            <text:p>642</text:p>
          </table:table-cell>
          <table:table-cell office:value-type="float" office:value="80148" calcext:value-type="float">
            <text:p>80148</text:p>
          </table:table-cell>
          <table:table-cell office:value-type="float" office:value="28648" calcext:value-type="float">
            <text:p>28648</text:p>
          </table:table-cell>
          <table:table-cell office:value-type="string" calcext:value-type="string">
            <text:p>?a</text:p>
          </table:table-cell>
          <table:table-cell office:value-type="float" office:value="1.43846955649923" calcext:value-type="float">
            <text:p>1.4384695565</text:p>
          </table:table-cell>
          <table:table-cell table:formula="of:=IF([.J275] &lt;&gt; 0; 1; 0)" office:value-type="float" office:value="1" calcext:value-type="float">
            <text:p>1</text:p>
          </table:table-cell>
          <table:table-cell table:formula="of:=IF(AND([.K275]=1; [.J275]&gt;=[.E27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created&gt; <text:s/>?f <text:s/>?i <text:s/>&lt;created&gt; <text:s/>?f <text:s text:c="2"/>=&gt; ?a <text:s/>&lt;produced&gt; <text:s/>?b</text:p>
          </table:table-cell>
          <table:table-cell office:value-type="float" office:value="0.002717621" calcext:value-type="float">
            <text:p>0.002717621</text:p>
          </table:table-cell>
          <table:table-cell office:value-type="float" office:value="0.127676447" calcext:value-type="float">
            <text:p>0.127676447</text:p>
          </table:table-cell>
          <table:table-cell office:value-type="float" office:value="0.001840033" calcext:value-type="float">
            <text:p>0.001840033</text:p>
          </table:table-cell>
          <table:table-cell office:value-type="float" office:value="0.022415984" calcext:value-type="float">
            <text:p>0.022415984</text:p>
          </table:table-cell>
          <table:table-cell office:value-type="float" office:value="2576" calcext:value-type="float">
            <text:p>2576</text:p>
          </table:table-cell>
          <table:table-cell office:value-type="float" office:value="1399975" calcext:value-type="float">
            <text:p>1399975</text:p>
          </table:table-cell>
          <table:table-cell office:value-type="float" office:value="114918" calcext:value-type="float">
            <text:p>114918</text:p>
          </table:table-cell>
          <table:table-cell office:value-type="string" calcext:value-type="string">
            <text:p>?b</text:p>
          </table:table-cell>
          <table:table-cell office:value-type="float" office:value="194.325059078749" calcext:value-type="float">
            <text:p>194.3250590788</text:p>
          </table:table-cell>
          <table:table-cell table:formula="of:=IF([.J276] &lt;&gt; 0; 1; 0)" office:value-type="float" office:value="1" calcext:value-type="float">
            <text:p>1</text:p>
          </table:table-cell>
          <table:table-cell table:formula="of:=IF(AND([.K276]=1; [.J276]&gt;=[.E27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created&gt; <text:s/>?f <text:s/>?i <text:s/>&lt;produced&gt; <text:s/>?f <text:s text:c="2"/>=&gt; ?a <text:s/>&lt;produced&gt; <text:s/>?b</text:p>
          </table:table-cell>
          <table:table-cell office:value-type="float" office:value="0.00045153" calcext:value-type="float">
            <text:p>0.00045153</text:p>
          </table:table-cell>
          <table:table-cell office:value-type="float" office:value="0.021213323" calcext:value-type="float">
            <text:p>0.021213323</text:p>
          </table:table-cell>
          <table:table-cell office:value-type="float" office:value="0.012607517" calcext:value-type="float">
            <text:p>0.012607517</text:p>
          </table:table-cell>
          <table:table-cell office:value-type="float" office:value="0.022591713" calcext:value-type="float">
            <text:p>0.022591713</text:p>
          </table:table-cell>
          <table:table-cell office:value-type="float" office:value="428" calcext:value-type="float">
            <text:p>428</text:p>
          </table:table-cell>
          <table:table-cell office:value-type="float" office:value="33948" calcext:value-type="float">
            <text:p>33948</text:p>
          </table:table-cell>
          <table:table-cell office:value-type="float" office:value="18945" calcext:value-type="float">
            <text:p>18945</text:p>
          </table:table-cell>
          <table:table-cell office:value-type="string" calcext:value-type="string">
            <text:p>?b</text:p>
          </table:table-cell>
          <table:table-cell office:value-type="float" office:value="0.996877460106788" calcext:value-type="float">
            <text:p>0.9968774601</text:p>
          </table:table-cell>
          <table:table-cell table:formula="of:=IF([.J277] &lt;&gt; 0; 1; 0)" office:value-type="float" office:value="1" calcext:value-type="float">
            <text:p>1</text:p>
          </table:table-cell>
          <table:table-cell table:formula="of:=IF(AND([.K277]=1; [.J277]&gt;=[.E27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produced&gt; <text:s/>?f <text:s/>?i <text:s/>&lt;produced&gt; <text:s/>?f <text:s text:c="2"/>=&gt; ?a <text:s/>&lt;directed&gt; <text:s/>?b</text:p>
          </table:table-cell>
          <table:table-cell office:value-type="float" office:value="0.000668855" calcext:value-type="float">
            <text:p>0.000668855</text:p>
          </table:table-cell>
          <table:table-cell office:value-type="float" office:value="0.018940639" calcext:value-type="float">
            <text:p>0.018940639</text:p>
          </table:table-cell>
          <table:table-cell office:value-type="float" office:value="0.018621865" calcext:value-type="float">
            <text:p>0.018621865</text:p>
          </table:table-cell>
          <table:table-cell office:value-type="float" office:value="0.022864974" calcext:value-type="float">
            <text:p>0.022864974</text:p>
          </table:table-cell>
          <table:table-cell office:value-type="float" office:value="634" calcext:value-type="float">
            <text:p>634</text:p>
          </table:table-cell>
          <table:table-cell office:value-type="float" office:value="34046" calcext:value-type="float">
            <text:p>34046</text:p>
          </table:table-cell>
          <table:table-cell office:value-type="float" office:value="27728" calcext:value-type="float">
            <text:p>27728</text:p>
          </table:table-cell>
          <table:table-cell office:value-type="string" calcext:value-type="string">
            <text:p>?b</text:p>
          </table:table-cell>
          <table:table-cell office:value-type="float" office:value="0.24804248342544" calcext:value-type="float">
            <text:p>0.2480424834</text:p>
          </table:table-cell>
          <table:table-cell table:formula="of:=IF([.J278] &lt;&gt; 0; 1; 0)" office:value-type="float" office:value="1" calcext:value-type="float">
            <text:p>1</text:p>
          </table:table-cell>
          <table:table-cell table:formula="of:=IF(AND([.K278]=1; [.J278]&gt;=[.E27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exports&gt; <text:s/>?f <text:s/>?j <text:s/>&lt;imports&gt; <text:s/>?f <text:s/>?a <text:s/>&lt;livesIn&gt; <text:s/>?j <text:s text:c="2"/>=&gt; ?a <text:s/>&lt;isCitizenOf&gt; <text:s/>?b</text:p>
          </table:table-cell>
          <table:table-cell office:value-type="float" office:value="0.000318603" calcext:value-type="float">
            <text:p>0.000318603</text:p>
          </table:table-cell>
          <table:table-cell office:value-type="float" office:value="0.020727522" calcext:value-type="float">
            <text:p>0.020727522</text:p>
          </table:table-cell>
          <table:table-cell office:value-type="float" office:value="0.007563993" calcext:value-type="float">
            <text:p>0.007563993</text:p>
          </table:table-cell>
          <table:table-cell office:value-type="float" office:value="0.022939613" calcext:value-type="float">
            <text:p>0.022939613</text:p>
          </table:table-cell>
          <table:table-cell office:value-type="float" office:value="302" calcext:value-type="float">
            <text:p>302</text:p>
          </table:table-cell>
          <table:table-cell office:value-type="float" office:value="39926" calcext:value-type="float">
            <text:p>39926</text:p>
          </table:table-cell>
          <table:table-cell office:value-type="float" office:value="13165" calcext:value-type="float">
            <text:p>1316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79] &lt;&gt; 0; 1; 0)" office:value-type="float" office:value="0" calcext:value-type="float">
            <text:p>0</text:p>
          </table:table-cell>
          <table:table-cell table:formula="of:=IF(AND([.K279]=1; [.J279]&gt;=[.E27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livesIn&gt; <text:s/>?b <text:s/>?a <text:s/>&lt;livesIn&gt; <text:s/>?f <text:s/>?i <text:s/>&lt;livesIn&gt; <text:s/>?f <text:s text:c="2"/>=&gt; ?a <text:s/>&lt;diedIn&gt; <text:s/>?b</text:p>
          </table:table-cell>
          <table:table-cell office:value-type="float" office:value="0.000411441" calcext:value-type="float">
            <text:p>0.000411441</text:p>
          </table:table-cell>
          <table:table-cell office:value-type="float" office:value="0.017602455" calcext:value-type="float">
            <text:p>0.017602455</text:p>
          </table:table-cell>
          <table:table-cell office:value-type="float" office:value="0.001874387" calcext:value-type="float">
            <text:p>0.001874387</text:p>
          </table:table-cell>
          <table:table-cell office:value-type="float" office:value="0.022999351" calcext:value-type="float">
            <text:p>0.022999351</text:p>
          </table:table-cell>
          <table:table-cell office:value-type="float" office:value="390" calcext:value-type="float">
            <text:p>390</text:p>
          </table:table-cell>
          <table:table-cell office:value-type="float" office:value="208068" calcext:value-type="float">
            <text:p>208068</text:p>
          </table:table-cell>
          <table:table-cell office:value-type="float" office:value="16957" calcext:value-type="float">
            <text:p>16957</text:p>
          </table:table-cell>
          <table:table-cell office:value-type="string" calcext:value-type="string">
            <text:p>?a</text:p>
          </table:table-cell>
          <table:table-cell office:value-type="float" office:value="82.821880677209" calcext:value-type="float">
            <text:p>82.8218806772</text:p>
          </table:table-cell>
          <table:table-cell table:formula="of:=IF([.J280] &lt;&gt; 0; 1; 0)" office:value-type="float" office:value="1" calcext:value-type="float">
            <text:p>1</text:p>
          </table:table-cell>
          <table:table-cell table:formula="of:=IF(AND([.K280]=1; [.J280]&gt;=[.E28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wasBornIn&gt; <text:s/>?f <text:s/>?i <text:s/>&lt;wasBornIn&gt; <text:s/>?f <text:s text:c="2"/>=&gt; ?a <text:s/>&lt;livesIn&gt; <text:s/>?b</text:p>
          </table:table-cell>
          <table:table-cell office:value-type="float" office:value="0.000636151" calcext:value-type="float">
            <text:p>0.000636151</text:p>
          </table:table-cell>
          <table:table-cell office:value-type="float" office:value="0.041321181" calcext:value-type="float">
            <text:p>0.041321181</text:p>
          </table:table-cell>
          <table:table-cell office:value-type="float" office:value="0.00101078" calcext:value-type="float">
            <text:p>0.00101078</text:p>
          </table:table-cell>
          <table:table-cell office:value-type="float" office:value="0.023024055" calcext:value-type="float">
            <text:p>0.023024055</text:p>
          </table:table-cell>
          <table:table-cell office:value-type="float" office:value="603" calcext:value-type="float">
            <text:p>603</text:p>
          </table:table-cell>
          <table:table-cell office:value-type="float" office:value="596569" calcext:value-type="float">
            <text:p>596569</text:p>
          </table:table-cell>
          <table:table-cell office:value-type="float" office:value="26190" calcext:value-type="float">
            <text:p>26190</text:p>
          </table:table-cell>
          <table:table-cell office:value-type="string" calcext:value-type="string">
            <text:p>?a</text:p>
          </table:table-cell>
          <table:table-cell office:value-type="float" office:value="96.0044337574766" calcext:value-type="float">
            <text:p>96.0044337575</text:p>
          </table:table-cell>
          <table:table-cell table:formula="of:=IF([.J281] &lt;&gt; 0; 1; 0)" office:value-type="float" office:value="1" calcext:value-type="float">
            <text:p>1</text:p>
          </table:table-cell>
          <table:table-cell table:formula="of:=IF(AND([.K281]=1; [.J281]&gt;=[.E28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i <text:s/>&lt;produced&gt; <text:s/>?b <text:s/>?a <text:s/>&lt;produced&gt; <text:s/>?f <text:s text:c="2"/>=&gt; ?a <text:s/>&lt;directed&gt; <text:s/>?b</text:p>
          </table:table-cell>
          <table:table-cell office:value-type="float" office:value="0.00044731" calcext:value-type="float">
            <text:p>0.00044731</text:p>
          </table:table-cell>
          <table:table-cell office:value-type="float" office:value="0.012666926" calcext:value-type="float">
            <text:p>0.012666926</text:p>
          </table:table-cell>
          <table:table-cell office:value-type="float" office:value="0.019242988" calcext:value-type="float">
            <text:p>0.019242988</text:p>
          </table:table-cell>
          <table:table-cell office:value-type="float" office:value="0.023092424" calcext:value-type="float">
            <text:p>0.023092424</text:p>
          </table:table-cell>
          <table:table-cell office:value-type="float" office:value="424" calcext:value-type="float">
            <text:p>424</text:p>
          </table:table-cell>
          <table:table-cell office:value-type="float" office:value="22034" calcext:value-type="float">
            <text:p>22034</text:p>
          </table:table-cell>
          <table:table-cell office:value-type="float" office:value="18361" calcext:value-type="float">
            <text:p>18361</text:p>
          </table:table-cell>
          <table:table-cell office:value-type="string" calcext:value-type="string">
            <text:p>?b</text:p>
          </table:table-cell>
          <table:table-cell office:value-type="float" office:value="0.481316134915524" calcext:value-type="float">
            <text:p>0.4813161349</text:p>
          </table:table-cell>
          <table:table-cell table:formula="of:=IF([.J282] &lt;&gt; 0; 1; 0)" office:value-type="float" office:value="1" calcext:value-type="float">
            <text:p>1</text:p>
          </table:table-cell>
          <table:table-cell table:formula="of:=IF(AND([.K282]=1; [.J282]&gt;=[.E28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f <text:s/>?i <text:s/>&lt;influences&gt; <text:s/>?b <text:s/>?a <text:s/>&lt;produced&gt; <text:s/>?f <text:s text:c="2"/>=&gt; ?a <text:s/>&lt;influences&gt; <text:s/>?b</text:p>
          </table:table-cell>
          <table:table-cell office:value-type="float" office:value="0.000353417" calcext:value-type="float">
            <text:p>0.000353417</text:p>
          </table:table-cell>
          <table:table-cell office:value-type="float" office:value="0.024014337" calcext:value-type="float">
            <text:p>0.024014337</text:p>
          </table:table-cell>
          <table:table-cell table:number-columns-repeated="2" office:value-type="float" office:value="0.023101855" calcext:value-type="float">
            <text:p>0.023101855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14501" calcext:value-type="float">
            <text:p>14501</text:p>
          </table:table-cell>
          <table:table-cell office:value-type="string" calcext:value-type="string">
            <text:p>?b</text:p>
          </table:table-cell>
          <table:table-cell office:value-type="float" office:value="1.89748281939573" calcext:value-type="float">
            <text:p>1.8974828194</text:p>
          </table:table-cell>
          <table:table-cell table:formula="of:=IF([.J283] &lt;&gt; 0; 1; 0)" office:value-type="float" office:value="1" calcext:value-type="float">
            <text:p>1</text:p>
          </table:table-cell>
          <table:table-cell table:formula="of:=IF(AND([.K283]=1; [.J283]&gt;=[.E28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i <text:s/>&lt;influences&gt; <text:s/>?b <text:s/>?a <text:s/>&lt;produced&gt; <text:s/>?f <text:s text:c="2"/>=&gt; ?a <text:s/>&lt;influences&gt; <text:s/>?b</text:p>
          </table:table-cell>
          <table:table-cell office:value-type="float" office:value="0.000158247" calcext:value-type="float">
            <text:p>0.000158247</text:p>
          </table:table-cell>
          <table:table-cell office:value-type="float" office:value="0.010752688" calcext:value-type="float">
            <text:p>0.010752688</text:p>
          </table:table-cell>
          <table:table-cell table:number-columns-repeated="2" office:value-type="float" office:value="0.023133868" calcext:value-type="float">
            <text:p>0.023133868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6484" calcext:value-type="float">
            <text:p>6484</text:p>
          </table:table-cell>
          <table:table-cell office:value-type="string" calcext:value-type="string">
            <text:p>?b</text:p>
          </table:table-cell>
          <table:table-cell office:value-type="float" office:value="0.184035939213033" calcext:value-type="float">
            <text:p>0.1840359392</text:p>
          </table:table-cell>
          <table:table-cell table:formula="of:=IF([.J284] &lt;&gt; 0; 1; 0)" office:value-type="float" office:value="1" calcext:value-type="float">
            <text:p>1</text:p>
          </table:table-cell>
          <table:table-cell table:formula="of:=IF(AND([.K284]=1; [.J284]&gt;=[.E28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hasChild&gt; <text:s/>?b <text:s/>?i <text:s/>&lt;hasChild&gt; <text:s/>?f <text:s/>?a <text:s/>&lt;isMarriedTo&gt; <text:s/>?f <text:s text:c="2"/>=&gt; ?a <text:s/>&lt;hasChild&gt; <text:s/>?b</text:p>
          </table:table-cell>
          <table:table-cell office:value-type="float" office:value="0.000196226" calcext:value-type="float">
            <text:p>0.000196226</text:p>
          </table:table-cell>
          <table:table-cell office:value-type="float" office:value="0.016096928" calcext:value-type="float">
            <text:p>0.016096928</text:p>
          </table:table-cell>
          <table:table-cell table:number-columns-repeated="2" office:value-type="float" office:value="0.02317757" calcext:value-type="float">
            <text:p>0.02317757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8025" calcext:value-type="float">
            <text:p>8025</text:p>
          </table:table-cell>
          <table:table-cell office:value-type="string" calcext:value-type="string">
            <text:p>?b</text:p>
          </table:table-cell>
          <table:table-cell office:value-type="float" office:value="0.016794405311175" calcext:value-type="float">
            <text:p>0.0167944053</text:p>
          </table:table-cell>
          <table:table-cell table:formula="of:=IF([.J285] &lt;&gt; 0; 1; 0)" office:value-type="float" office:value="1" calcext:value-type="float">
            <text:p>1</text:p>
          </table:table-cell>
          <table:table-cell table:formula="of:=IF(AND([.K285]=1; [.J285]&gt;=[.E28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f <text:s/>?a <text:s/>&lt;livesIn&gt; <text:s/>?f <text:s/>?i <text:s/>&lt;worksAt&gt; <text:s/>?b <text:s text:c="2"/>=&gt; ?a <text:s/>&lt;worksAt&gt; <text:s/>?b</text:p>
          </table:table-cell>
          <table:table-cell office:value-type="float" office:value="0.000161411" calcext:value-type="float">
            <text:p>0.000161411</text:p>
          </table:table-cell>
          <table:table-cell office:value-type="float" office:value="0.062807882" calcext:value-type="float">
            <text:p>0.062807882</text:p>
          </table:table-cell>
          <table:table-cell office:value-type="float" office:value="0.003247373" calcext:value-type="float">
            <text:p>0.003247373</text:p>
          </table:table-cell>
          <table:table-cell office:value-type="float" office:value="0.023199393" calcext:value-type="float">
            <text:p>0.023199393</text:p>
          </table:table-cell>
          <table:table-cell office:value-type="float" office:value="153" calcext:value-type="float">
            <text:p>153</text:p>
          </table:table-cell>
          <table:table-cell office:value-type="float" office:value="47115" calcext:value-type="float">
            <text:p>47115</text:p>
          </table:table-cell>
          <table:table-cell office:value-type="float" office:value="6595" calcext:value-type="float">
            <text:p>659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86] &lt;&gt; 0; 1; 0)" office:value-type="float" office:value="0" calcext:value-type="float">
            <text:p>0</text:p>
          </table:table-cell>
          <table:table-cell table:formula="of:=IF(AND([.K286]=1; [.J286]&gt;=[.E28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asCapital&gt; <text:s/>?f <text:s/>?i <text:s/>&lt;isCitizenOf&gt; <text:s/>?a <text:s/>?i <text:s/>&lt;wasBornIn&gt; <text:s/>?f <text:s text:c="2"/>=&gt; ?a <text:s/>&lt;dealsWith&gt; <text:s/>?b</text:p>
          </table:table-cell>
          <table:table-cell office:value-type="float" office:value="0.00001266" calcext:value-type="float">
            <text:p>0.00001266</text:p>
          </table:table-cell>
          <table:table-cell office:value-type="float" office:value="0.017416546" calcext:value-type="float">
            <text:p>0.017416546</text:p>
          </table:table-cell>
          <table:table-cell office:value-type="float" office:value="0.014319809" calcext:value-type="float">
            <text:p>0.014319809</text:p>
          </table:table-cell>
          <table:table-cell office:value-type="float" office:value="0.023210832" calcext:value-type="float">
            <text:p>0.023210832</text:p>
          </table:table-cell>
          <table:table-cell office:value-type="float" office:value="12" calcext:value-type="float">
            <text:p>12</text:p>
          </table:table-cell>
          <table:table-cell office:value-type="float" office:value="838" calcext:value-type="float">
            <text:p>838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87] &lt;&gt; 0; 1; 0)" office:value-type="float" office:value="0" calcext:value-type="float">
            <text:p>0</text:p>
          </table:table-cell>
          <table:table-cell table:formula="of:=IF(AND([.K287]=1; [.J287]&gt;=[.E28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i <text:s/>&lt;isCitizenOf&gt; <text:s/>?f <text:s/>?i <text:s/>&lt;isLocatedIn&gt; <text:s/>?b <text:s text:c="2"/>=&gt; ?a <text:s/>&lt;dealsWith&gt; <text:s/>?b</text:p>
          </table:table-cell>
          <table:table-cell office:value-type="float" office:value="0.000302778" calcext:value-type="float">
            <text:p>0.000302778</text:p>
          </table:table-cell>
          <table:table-cell office:value-type="float" office:value="0.416545718" calcext:value-type="float">
            <text:p>0.416545718</text:p>
          </table:table-cell>
          <table:table-cell table:number-columns-repeated="2" office:value-type="float" office:value="0.023335231" calcext:value-type="float">
            <text:p>0.023335231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float" office:value="12299" calcext:value-type="float">
            <text:p>12299</text:p>
          </table:table-cell>
          <table:table-cell office:value-type="string" calcext:value-type="string">
            <text:p>?a</text:p>
          </table:table-cell>
          <table:table-cell office:value-type="float" office:value="227.674637392419" calcext:value-type="float">
            <text:p>227.6746373924</text:p>
          </table:table-cell>
          <table:table-cell table:formula="of:=IF([.J288] &lt;&gt; 0; 1; 0)" office:value-type="float" office:value="1" calcext:value-type="float">
            <text:p>1</text:p>
          </table:table-cell>
          <table:table-cell table:formula="of:=IF(AND([.K288]=1; [.J288]&gt;=[.E28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sLeaderOf&gt; <text:s/>?b <text:s/>?e <text:s/>&lt;isLeaderOf&gt; <text:s/>?j <text:s/>?j <text:s/>&lt;isLocatedIn&gt; <text:s/>?a <text:s text:c="2"/>=&gt; ?a <text:s/>&lt;hasCapital&gt; <text:s/>?b</text:p>
          </table:table-cell>
          <table:table-cell office:value-type="float" office:value="0.000029539" calcext:value-type="float">
            <text:p>0.000029539</text:p>
          </table:table-cell>
          <table:table-cell office:value-type="float" office:value="0.01321378" calcext:value-type="float">
            <text:p>0.01321378</text:p>
          </table:table-cell>
          <table:table-cell office:value-type="float" office:value="0.012550426" calcext:value-type="float">
            <text:p>0.012550426</text:p>
          </table:table-cell>
          <table:table-cell office:value-type="float" office:value="0.023789295" calcext:value-type="float">
            <text:p>0.023789295</text:p>
          </table:table-cell>
          <table:table-cell office:value-type="float" office:value="28" calcext:value-type="float">
            <text:p>28</text:p>
          </table:table-cell>
          <table:table-cell office:value-type="float" office:value="2231" calcext:value-type="float">
            <text:p>2231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?a</text:p>
          </table:table-cell>
          <table:table-cell office:value-type="float" office:value="64.6453644211736" calcext:value-type="float">
            <text:p>64.6453644212</text:p>
          </table:table-cell>
          <table:table-cell table:formula="of:=IF([.J289] &lt;&gt; 0; 1; 0)" office:value-type="float" office:value="1" calcext:value-type="float">
            <text:p>1</text:p>
          </table:table-cell>
          <table:table-cell table:formula="of:=IF(AND([.K289]=1; [.J289]&gt;=[.E28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i <text:s/>&lt;dealsWith&gt; <text:s/>?f <text:s/>?i <text:s/>&lt;exports&gt; <text:s/>?b <text:s text:c="2"/>=&gt; ?a <text:s/>&lt;imports&gt; <text:s/>?b</text:p>
          </table:table-cell>
          <table:table-cell office:value-type="float" office:value="0.000219435" calcext:value-type="float">
            <text:p>0.000219435</text:p>
          </table:table-cell>
          <table:table-cell office:value-type="float" office:value="0.619047619" calcext:value-type="float">
            <text:p>0.619047619</text:p>
          </table:table-cell>
          <table:table-cell office:value-type="float" office:value="0.016760677" calcext:value-type="float">
            <text:p>0.016760677</text:p>
          </table:table-cell>
          <table:table-cell office:value-type="float" office:value="0.024018476" calcext:value-type="float">
            <text:p>0.024018476</text:p>
          </table:table-cell>
          <table:table-cell office:value-type="float" office:value="208" calcext:value-type="float">
            <text:p>208</text:p>
          </table:table-cell>
          <table:table-cell office:value-type="float" office:value="12410" calcext:value-type="float">
            <text:p>12410</text:p>
          </table:table-cell>
          <table:table-cell office:value-type="float" office:value="8660" calcext:value-type="float">
            <text:p>866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90] &lt;&gt; 0; 1; 0)" office:value-type="float" office:value="0" calcext:value-type="float">
            <text:p>0</text:p>
          </table:table-cell>
          <table:table-cell table:formula="of:=IF(AND([.K290]=1; [.J290]&gt;=[.E29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iedIn&gt; <text:s/>?j <text:s/>?j <text:s/>&lt;isLocatedIn&gt; <text:s/>?a <text:s/>?e <text:s/>&lt;wasBornIn&gt; <text:s/>?b <text:s text:c="2"/>=&gt; ?a <text:s/>&lt;hasCapital&gt; <text:s/>?b</text:p>
          </table:table-cell>
          <table:table-cell office:value-type="float" office:value="0.000037979" calcext:value-type="float">
            <text:p>0.000037979</text:p>
          </table:table-cell>
          <table:table-cell office:value-type="float" office:value="0.016989146" calcext:value-type="float">
            <text:p>0.016989146</text:p>
          </table:table-cell>
          <table:table-cell office:value-type="float" office:value="0.010498688" calcext:value-type="float">
            <text:p>0.010498688</text:p>
          </table:table-cell>
          <table:table-cell office:value-type="float" office:value="0.024623803" calcext:value-type="float">
            <text:p>0.024623803</text:p>
          </table:table-cell>
          <table:table-cell office:value-type="float" office:value="36" calcext:value-type="float">
            <text:p>36</text:p>
          </table:table-cell>
          <table:table-cell office:value-type="float" office:value="3429" calcext:value-type="float">
            <text:p>3429</text:p>
          </table:table-cell>
          <table:table-cell office:value-type="float" office:value="1462" calcext:value-type="float">
            <text:p>1462</text:p>
          </table:table-cell>
          <table:table-cell office:value-type="string" calcext:value-type="string">
            <text:p>?a</text:p>
          </table:table-cell>
          <table:table-cell office:value-type="float" office:value="3598.71341725691" calcext:value-type="float">
            <text:p>3598.7134172569</text:p>
          </table:table-cell>
          <table:table-cell table:formula="of:=IF([.J291] &lt;&gt; 0; 1; 0)" office:value-type="float" office:value="1" calcext:value-type="float">
            <text:p>1</text:p>
          </table:table-cell>
          <table:table-cell table:formula="of:=IF(AND([.K291]=1; [.J291]&gt;=[.E29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exports&gt; <text:s/>?f <text:s/>?i <text:s/>&lt;imports&gt; <text:s/>?f <text:s/>?i <text:s/>&lt;participatedIn&gt; <text:s/>?b <text:s text:c="2"/>=&gt; ?a <text:s/>&lt;participatedIn&gt; <text:s/>?b</text:p>
          </table:table-cell>
          <table:table-cell office:value-type="float" office:value="0.001566641" calcext:value-type="float">
            <text:p>0.001566641</text:p>
          </table:table-cell>
          <table:table-cell office:value-type="float" office:value="0.105973025" calcext:value-type="float">
            <text:p>0.105973025</text:p>
          </table:table-cell>
          <table:table-cell table:number-columns-repeated="2" office:value-type="float" office:value="0.024779736" calcext:value-type="float">
            <text:p>0.024779736</text:p>
          </table:table-cell>
          <table:table-cell office:value-type="float" office:value="1485" calcext:value-type="float">
            <text:p>1485</text:p>
          </table:table-cell>
          <table:table-cell table:number-columns-repeated="2" office:value-type="float" office:value="59928" calcext:value-type="float">
            <text:p>59928</text:p>
          </table:table-cell>
          <table:table-cell office:value-type="string" calcext:value-type="string">
            <text:p>?b</text:p>
          </table:table-cell>
          <table:table-cell office:value-type="float" office:value="0.00250727302098204" calcext:value-type="float">
            <text:p>0.002507273</text:p>
          </table:table-cell>
          <table:table-cell table:formula="of:=IF([.J292] &lt;&gt; 0; 1; 0)" office:value-type="float" office:value="1" calcext:value-type="float">
            <text:p>1</text:p>
          </table:table-cell>
          <table:table-cell table:formula="of:=IF(AND([.K292]=1; [.J292]&gt;=[.E29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exports&gt; <text:s/>?f <text:s/>?j <text:s/>&lt;exports&gt; <text:s/>?f <text:s/>?a <text:s/>&lt;isCitizenOf&gt; <text:s/>?j <text:s text:c="2"/>=&gt; ?a <text:s/>&lt;livesIn&gt; <text:s/>?b</text:p>
          </table:table-cell>
          <table:table-cell office:value-type="float" office:value="0.000557028" calcext:value-type="float">
            <text:p>0.000557028</text:p>
          </table:table-cell>
          <table:table-cell office:value-type="float" office:value="0.036181731" calcext:value-type="float">
            <text:p>0.036181731</text:p>
          </table:table-cell>
          <table:table-cell office:value-type="float" office:value="0.002176422" calcext:value-type="float">
            <text:p>0.002176422</text:p>
          </table:table-cell>
          <table:table-cell office:value-type="float" office:value="0.02490801" calcext:value-type="float">
            <text:p>0.02490801</text:p>
          </table:table-cell>
          <table:table-cell office:value-type="float" office:value="528" calcext:value-type="float">
            <text:p>528</text:p>
          </table:table-cell>
          <table:table-cell office:value-type="float" office:value="242600" calcext:value-type="float">
            <text:p>242600</text:p>
          </table:table-cell>
          <table:table-cell office:value-type="float" office:value="21198" calcext:value-type="float">
            <text:p>2119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93] &lt;&gt; 0; 1; 0)" office:value-type="float" office:value="0" calcext:value-type="float">
            <text:p>0</text:p>
          </table:table-cell>
          <table:table-cell table:formula="of:=IF(AND([.K293]=1; [.J293]&gt;=[.E29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hasAcademicAdvisor&gt; <text:s/>?b <text:s/>?i <text:s/>&lt;wasBornIn&gt; <text:s/>?f <text:s text:c="2"/>=&gt; ?a <text:s/>&lt;hasAcademicAdvisor&gt; <text:s/>?b</text:p>
          </table:table-cell>
          <table:table-cell office:value-type="float" office:value="0.000031649" calcext:value-type="float">
            <text:p>0.000031649</text:p>
          </table:table-cell>
          <table:table-cell office:value-type="float" office:value="0.01540832" calcext:value-type="float">
            <text:p>0.01540832</text:p>
          </table:table-cell>
          <table:table-cell office:value-type="float" office:value="0.0005101" calcext:value-type="float">
            <text:p>0.0005101</text:p>
          </table:table-cell>
          <table:table-cell office:value-type="float" office:value="0.024916944" calcext:value-type="float">
            <text:p>0.024916944</text:p>
          </table:table-cell>
          <table:table-cell office:value-type="float" office:value="30" calcext:value-type="float">
            <text:p>30</text:p>
          </table:table-cell>
          <table:table-cell office:value-type="float" office:value="58812" calcext:value-type="float">
            <text:p>58812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94] &lt;&gt; 0; 1; 0)" office:value-type="float" office:value="0" calcext:value-type="float">
            <text:p>0</text:p>
          </table:table-cell>
          <table:table-cell table:formula="of:=IF(AND([.K294]=1; [.J294]&gt;=[.E29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Child&gt; <text:s/>?b <text:s/>?i <text:s/>&lt;hasChild&gt; <text:s/>?e <text:s/>?i <text:s/>&lt;isMarriedTo&gt; <text:s/>?a <text:s text:c="2"/>=&gt; ?a <text:s/>&lt;hasChild&gt; <text:s/>?b</text:p>
          </table:table-cell>
          <table:table-cell office:value-type="float" office:value="0.000147697" calcext:value-type="float">
            <text:p>0.000147697</text:p>
          </table:table-cell>
          <table:table-cell office:value-type="float" office:value="0.012115967" calcext:value-type="float">
            <text:p>0.012115967</text:p>
          </table:table-cell>
          <table:table-cell table:number-columns-repeated="2" office:value-type="float" office:value="0.025116613" calcext:value-type="float">
            <text:p>0.025116613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5574" calcext:value-type="float">
            <text:p>5574</text:p>
          </table:table-cell>
          <table:table-cell office:value-type="string" calcext:value-type="string">
            <text:p>?b</text:p>
          </table:table-cell>
          <table:table-cell office:value-type="float" office:value="0.0414171361856479" calcext:value-type="float">
            <text:p>0.0414171362</text:p>
          </table:table-cell>
          <table:table-cell table:formula="of:=IF([.J295] &lt;&gt; 0; 1; 0)" office:value-type="float" office:value="1" calcext:value-type="float">
            <text:p>1</text:p>
          </table:table-cell>
          <table:table-cell table:formula="of:=IF(AND([.K295]=1; [.J295]&gt;=[.E29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livesIn&gt; <text:s/>?f <text:s/>?i <text:s/>&lt;wasBornIn&gt; <text:s/>?b <text:s text:c="2"/>=&gt; ?a <text:s/>&lt;wasBornIn&gt; <text:s/>?b</text:p>
          </table:table-cell>
          <table:table-cell office:value-type="float" office:value="0.001969642" calcext:value-type="float">
            <text:p>0.001969642</text:p>
          </table:table-cell>
          <table:table-cell office:value-type="float" office:value="0.033361328" calcext:value-type="float">
            <text:p>0.033361328</text:p>
          </table:table-cell>
          <table:table-cell office:value-type="float" office:value="0.006202802" calcext:value-type="float">
            <text:p>0.006202802</text:p>
          </table:table-cell>
          <table:table-cell office:value-type="float" office:value="0.025168509" calcext:value-type="float">
            <text:p>0.025168509</text:p>
          </table:table-cell>
          <table:table-cell office:value-type="float" office:value="1867" calcext:value-type="float">
            <text:p>1867</text:p>
          </table:table-cell>
          <table:table-cell office:value-type="float" office:value="300993" calcext:value-type="float">
            <text:p>300993</text:p>
          </table:table-cell>
          <table:table-cell office:value-type="float" office:value="74180" calcext:value-type="float">
            <text:p>74180</text:p>
          </table:table-cell>
          <table:table-cell office:value-type="string" calcext:value-type="string">
            <text:p>?a</text:p>
          </table:table-cell>
          <table:table-cell office:value-type="float" office:value="768.863162371412" calcext:value-type="float">
            <text:p>768.8631623714</text:p>
          </table:table-cell>
          <table:table-cell table:formula="of:=IF([.J296] &lt;&gt; 0; 1; 0)" office:value-type="float" office:value="1" calcext:value-type="float">
            <text:p>1</text:p>
          </table:table-cell>
          <table:table-cell table:formula="of:=IF(AND([.K296]=1; [.J296]&gt;=[.E29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asCapital&gt; <text:s/>?f <text:s/>?i <text:s/>&lt;livesIn&gt; <text:s/>?a <text:s/>?i <text:s/>&lt;wasBornIn&gt; <text:s/>?f <text:s text:c="2"/>=&gt; ?a <text:s/>&lt;dealsWith&gt; <text:s/>?b</text:p>
          </table:table-cell>
          <table:table-cell office:value-type="float" office:value="0.00000844" calcext:value-type="float">
            <text:p>0.00000844</text:p>
          </table:table-cell>
          <table:table-cell office:value-type="float" office:value="0.01161103" calcext:value-type="float">
            <text:p>0.01161103</text:p>
          </table:table-cell>
          <table:table-cell office:value-type="float" office:value="0.004810583" calcext:value-type="float">
            <text:p>0.004810583</text:p>
          </table:table-cell>
          <table:table-cell office:value-type="float" office:value="0.025477707" calcext:value-type="float">
            <text:p>0.025477707</text:p>
          </table:table-cell>
          <table:table-cell office:value-type="float" office:value="8" calcext:value-type="float">
            <text:p>8</text:p>
          </table:table-cell>
          <table:table-cell office:value-type="float" office:value="1663" calcext:value-type="float">
            <text:p>1663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297] &lt;&gt; 0; 1; 0)" office:value-type="float" office:value="0" calcext:value-type="float">
            <text:p>0</text:p>
          </table:table-cell>
          <table:table-cell table:formula="of:=IF(AND([.K297]=1; [.J297]&gt;=[.E29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exports&gt; <text:s/>?f <text:s/>?j <text:s/>&lt;imports&gt; <text:s/>?f <text:s/>?a <text:s/>&lt;isLocatedIn&gt; <text:s/>?j <text:s text:c="2"/>=&gt; ?a <text:s/>&lt;isLocatedIn&gt; <text:s/>?b</text:p>
          </table:table-cell>
          <table:table-cell office:value-type="float" office:value="0.015009157" calcext:value-type="float">
            <text:p>0.015009157</text:p>
          </table:table-cell>
          <table:table-cell office:value-type="float" office:value="0.066766783" calcext:value-type="float">
            <text:p>0.066766783</text:p>
          </table:table-cell>
          <table:table-cell table:number-columns-repeated="2" office:value-type="float" office:value="0.026062075" calcext:value-type="float">
            <text:p>0.026062075</text:p>
          </table:table-cell>
          <table:table-cell office:value-type="float" office:value="14227" calcext:value-type="float">
            <text:p>14227</text:p>
          </table:table-cell>
          <table:table-cell table:number-columns-repeated="2" office:value-type="float" office:value="545889" calcext:value-type="float">
            <text:p>545889</text:p>
          </table:table-cell>
          <table:table-cell office:value-type="string" calcext:value-type="string">
            <text:p>?a</text:p>
          </table:table-cell>
          <table:table-cell office:value-type="float" office:value="0.0013578097566962" calcext:value-type="float">
            <text:p>0.0013578098</text:p>
          </table:table-cell>
          <table:table-cell table:formula="of:=IF([.J298] &lt;&gt; 0; 1; 0)" office:value-type="float" office:value="1" calcext:value-type="float">
            <text:p>1</text:p>
          </table:table-cell>
          <table:table-cell table:formula="of:=IF(AND([.K298]=1; [.J298]&gt;=[.E29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Currency&gt; <text:s/>?f <text:s/>?i <text:s/>&lt;hasCurrency&gt; <text:s/>?f <text:s/>?i <text:s/>&lt;imports&gt; <text:s/>?b <text:s text:c="2"/>=&gt; ?a <text:s/>&lt;exports&gt; <text:s/>?b</text:p>
          </table:table-cell>
          <table:table-cell office:value-type="float" office:value="0.000015825" calcext:value-type="float">
            <text:p>0.000015825</text:p>
          </table:table-cell>
          <table:table-cell office:value-type="float" office:value="0.029585799" calcext:value-type="float">
            <text:p>0.029585799</text:p>
          </table:table-cell>
          <table:table-cell office:value-type="float" office:value="0.022354694" calcext:value-type="float">
            <text:p>0.022354694</text:p>
          </table:table-cell>
          <table:table-cell office:value-type="float" office:value="0.026315789" calcext:value-type="float">
            <text:p>0.026315789</text:p>
          </table:table-cell>
          <table:table-cell office:value-type="float" office:value="15" calcext:value-type="float">
            <text:p>15</text:p>
          </table:table-cell>
          <table:table-cell office:value-type="float" office:value="671" calcext:value-type="float">
            <text:p>671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?b</text:p>
          </table:table-cell>
          <table:table-cell office:value-type="float" office:value="1.16703755955662" calcext:value-type="float">
            <text:p>1.1670375596</text:p>
          </table:table-cell>
          <table:table-cell table:formula="of:=IF([.J299] &lt;&gt; 0; 1; 0)" office:value-type="float" office:value="1" calcext:value-type="float">
            <text:p>1</text:p>
          </table:table-cell>
          <table:table-cell table:formula="of:=IF(AND([.K299]=1; [.J299]&gt;=[.E29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hasChild&gt; <text:s/>?b <text:s/>?a <text:s/>&lt;hasChild&gt; <text:s/>?f <text:s/>?f <text:s/>&lt;isMarriedTo&gt; <text:s/>?j <text:s text:c="2"/>=&gt; ?a <text:s/>&lt;hasChild&gt; <text:s/>?b</text:p>
          </table:table-cell>
          <table:table-cell office:value-type="float" office:value="0.000180401" calcext:value-type="float">
            <text:p>0.000180401</text:p>
          </table:table-cell>
          <table:table-cell office:value-type="float" office:value="0.014798788" calcext:value-type="float">
            <text:p>0.014798788</text:p>
          </table:table-cell>
          <table:table-cell table:number-columns-repeated="2" office:value-type="float" office:value="0.02650341" calcext:value-type="float">
            <text:p>0.02650341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6452" calcext:value-type="float">
            <text:p>6452</text:p>
          </table:table-cell>
          <table:table-cell office:value-type="string" calcext:value-type="string">
            <text:p>?b</text:p>
          </table:table-cell>
          <table:table-cell office:value-type="float" office:value="0.202871639176684" calcext:value-type="float">
            <text:p>0.2028716392</text:p>
          </table:table-cell>
          <table:table-cell table:formula="of:=IF([.J300] &lt;&gt; 0; 1; 0)" office:value-type="float" office:value="1" calcext:value-type="float">
            <text:p>1</text:p>
          </table:table-cell>
          <table:table-cell table:formula="of:=IF(AND([.K300]=1; [.J300]&gt;=[.E30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actedIn&gt; <text:s/>?f <text:s/>?i <text:s/>&lt;directed&gt; <text:s/>?f <text:s/>?i <text:s/>&lt;isMarriedTo&gt; <text:s/>?a <text:s text:c="2"/>=&gt; ?a <text:s/>&lt;isMarriedTo&gt; <text:s/>?b</text:p>
          </table:table-cell>
          <table:table-cell office:value-type="float" office:value="0.000132927" calcext:value-type="float">
            <text:p>0.000132927</text:p>
          </table:table-cell>
          <table:table-cell office:value-type="float" office:value="0.010506129" calcext:value-type="float">
            <text:p>0.010506129</text:p>
          </table:table-cell>
          <table:table-cell office:value-type="float" office:value="0.008305319" calcext:value-type="float">
            <text:p>0.008305319</text:p>
          </table:table-cell>
          <table:table-cell office:value-type="float" office:value="0.026520732" calcext:value-type="float">
            <text:p>0.026520732</text:p>
          </table:table-cell>
          <table:table-cell office:value-type="float" office:value="126" calcext:value-type="float">
            <text:p>126</text:p>
          </table:table-cell>
          <table:table-cell office:value-type="float" office:value="15171" calcext:value-type="float">
            <text:p>15171</text:p>
          </table:table-cell>
          <table:table-cell office:value-type="float" office:value="4751" calcext:value-type="float">
            <text:p>4751</text:p>
          </table:table-cell>
          <table:table-cell office:value-type="string" calcext:value-type="string">
            <text:p>?b</text:p>
          </table:table-cell>
          <table:table-cell office:value-type="float" office:value="4401.57034090151" calcext:value-type="float">
            <text:p>4401.5703409015</text:p>
          </table:table-cell>
          <table:table-cell table:formula="of:=IF([.J301] &lt;&gt; 0; 1; 0)" office:value-type="float" office:value="1" calcext:value-type="float">
            <text:p>1</text:p>
          </table:table-cell>
          <table:table-cell table:formula="of:=IF(AND([.K301]=1; [.J301]&gt;=[.E30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i <text:s/>&lt;isPoliticianOf&gt; <text:s/>?f <text:s/>?a <text:s/>&lt;livesIn&gt; <text:s/>?f <text:s text:c="2"/>=&gt; ?a <text:s/>&lt;livesIn&gt; <text:s/>?b</text:p>
          </table:table-cell>
          <table:table-cell office:value-type="float" office:value="0.000324933" calcext:value-type="float">
            <text:p>0.000324933</text:p>
          </table:table-cell>
          <table:table-cell office:value-type="float" office:value="0.02110601" calcext:value-type="float">
            <text:p>0.02110601</text:p>
          </table:table-cell>
          <table:table-cell table:number-columns-repeated="2" office:value-type="float" office:value="0.026602177" calcext:value-type="float">
            <text:p>0.026602177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11578" calcext:value-type="float">
            <text:p>11578</text:p>
          </table:table-cell>
          <table:table-cell office:value-type="string" calcext:value-type="string">
            <text:p>?a</text:p>
          </table:table-cell>
          <table:table-cell office:value-type="float" office:value="0.0193147979220699" calcext:value-type="float">
            <text:p>0.0193147979</text:p>
          </table:table-cell>
          <table:table-cell table:formula="of:=IF([.J302] &lt;&gt; 0; 1; 0)" office:value-type="float" office:value="1" calcext:value-type="float">
            <text:p>1</text:p>
          </table:table-cell>
          <table:table-cell table:formula="of:=IF(AND([.K302]=1; [.J302]&gt;=[.E30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diedIn&gt; <text:s/>?f <text:s/>?i <text:s/>&lt;wasBornIn&gt; <text:s/>?f <text:s text:c="2"/>=&gt; ?a <text:s/>&lt;livesIn&gt; <text:s/>?b</text:p>
          </table:table-cell>
          <table:table-cell office:value-type="float" office:value="0.000238425" calcext:value-type="float">
            <text:p>0.000238425</text:p>
          </table:table-cell>
          <table:table-cell office:value-type="float" office:value="0.015486877" calcext:value-type="float">
            <text:p>0.015486877</text:p>
          </table:table-cell>
          <table:table-cell office:value-type="float" office:value="0.000677757" calcext:value-type="float">
            <text:p>0.000677757</text:p>
          </table:table-cell>
          <table:table-cell office:value-type="float" office:value="0.026672961" calcext:value-type="float">
            <text:p>0.026672961</text:p>
          </table:table-cell>
          <table:table-cell office:value-type="float" office:value="226" calcext:value-type="float">
            <text:p>226</text:p>
          </table:table-cell>
          <table:table-cell office:value-type="float" office:value="333453" calcext:value-type="float">
            <text:p>333453</text:p>
          </table:table-cell>
          <table:table-cell office:value-type="float" office:value="8473" calcext:value-type="float">
            <text:p>8473</text:p>
          </table:table-cell>
          <table:table-cell office:value-type="string" calcext:value-type="string">
            <text:p>?a</text:p>
          </table:table-cell>
          <table:table-cell office:value-type="float" office:value="665.066941426414" calcext:value-type="float">
            <text:p>665.0669414264</text:p>
          </table:table-cell>
          <table:table-cell table:formula="of:=IF([.J303] &lt;&gt; 0; 1; 0)" office:value-type="float" office:value="1" calcext:value-type="float">
            <text:p>1</text:p>
          </table:table-cell>
          <table:table-cell table:formula="of:=IF(AND([.K303]=1; [.J303]&gt;=[.E30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exports&gt; <text:s/>?b <text:s/>?i <text:s/>&lt;isCitizenOf&gt; <text:s/>?e <text:s/>?i <text:s/>&lt;isLocatedIn&gt; <text:s/>?a <text:s text:c="2"/>=&gt; ?a <text:s/>&lt;exports&gt; <text:s/>?b</text:p>
          </table:table-cell>
          <table:table-cell office:value-type="float" office:value="0.000044309" calcext:value-type="float">
            <text:p>0.000044309</text:p>
          </table:table-cell>
          <table:table-cell office:value-type="float" office:value="0.082840237" calcext:value-type="float">
            <text:p>0.082840237</text:p>
          </table:table-cell>
          <table:table-cell table:number-columns-repeated="2" office:value-type="float" office:value="0.026700572" calcext:value-type="float">
            <text:p>0.02670057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573" calcext:value-type="float">
            <text:p>1573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304] &lt;&gt; 0; 1; 0)" office:value-type="float" office:value="0" calcext:value-type="float">
            <text:p>0</text:p>
          </table:table-cell>
          <table:table-cell table:formula="of:=IF(AND([.K304]=1; [.J304]&gt;=[.E30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directed&gt; <text:s/>?f <text:s/>?i <text:s/>&lt;produced&gt; <text:s/>?f <text:s text:c="2"/>=&gt; ?a <text:s/>&lt;produced&gt; <text:s/>?b</text:p>
          </table:table-cell>
          <table:table-cell office:value-type="float" office:value="0.00043676" calcext:value-type="float">
            <text:p>0.00043676</text:p>
          </table:table-cell>
          <table:table-cell office:value-type="float" office:value="0.020519429" calcext:value-type="float">
            <text:p>0.020519429</text:p>
          </table:table-cell>
          <table:table-cell office:value-type="float" office:value="0.015181518" calcext:value-type="float">
            <text:p>0.015181518</text:p>
          </table:table-cell>
          <table:table-cell office:value-type="float" office:value="0.026816945" calcext:value-type="float">
            <text:p>0.026816945</text:p>
          </table:table-cell>
          <table:table-cell office:value-type="float" office:value="414" calcext:value-type="float">
            <text:p>414</text:p>
          </table:table-cell>
          <table:table-cell office:value-type="float" office:value="27270" calcext:value-type="float">
            <text:p>27270</text:p>
          </table:table-cell>
          <table:table-cell office:value-type="float" office:value="15438" calcext:value-type="float">
            <text:p>15438</text:p>
          </table:table-cell>
          <table:table-cell office:value-type="string" calcext:value-type="string">
            <text:p>?b</text:p>
          </table:table-cell>
          <table:table-cell office:value-type="float" office:value="1.06170618003449" calcext:value-type="float">
            <text:p>1.06170618</text:p>
          </table:table-cell>
          <table:table-cell table:formula="of:=IF([.J305] &lt;&gt; 0; 1; 0)" office:value-type="float" office:value="1" calcext:value-type="float">
            <text:p>1</text:p>
          </table:table-cell>
          <table:table-cell table:formula="of:=IF(AND([.K305]=1; [.J305]&gt;=[.E30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LocatedIn&gt; <text:s/>?f <text:s/>?i <text:s/>&lt;livesIn&gt; <text:s/>?f <text:s/>?i <text:s/>&lt;wasBornIn&gt; <text:s/>?b <text:s text:c="2"/>=&gt; ?a <text:s/>&lt;isLocatedIn&gt; <text:s/>?b</text:p>
          </table:table-cell>
          <table:table-cell office:value-type="float" office:value="0.018053821" calcext:value-type="float">
            <text:p>0.018053821</text:p>
          </table:table-cell>
          <table:table-cell office:value-type="float" office:value="0.080310674" calcext:value-type="float">
            <text:p>0.080310674</text:p>
          </table:table-cell>
          <table:table-cell table:number-columns-repeated="2" office:value-type="float" office:value="0.026848681" calcext:value-type="float">
            <text:p>0.026848681</text:p>
          </table:table-cell>
          <table:table-cell office:value-type="float" office:value="17113" calcext:value-type="float">
            <text:p>17113</text:p>
          </table:table-cell>
          <table:table-cell table:number-columns-repeated="2" office:value-type="float" office:value="637387" calcext:value-type="float">
            <text:p>637387</text:p>
          </table:table-cell>
          <table:table-cell office:value-type="string" calcext:value-type="string">
            <text:p>?a</text:p>
          </table:table-cell>
          <table:table-cell office:value-type="float" office:value="0.0304077519156332" calcext:value-type="float">
            <text:p>0.0304077519</text:p>
          </table:table-cell>
          <table:table-cell table:formula="of:=IF([.J306] &lt;&gt; 0; 1; 0)" office:value-type="float" office:value="1" calcext:value-type="float">
            <text:p>1</text:p>
          </table:table-cell>
          <table:table-cell table:formula="of:=IF(AND([.K306]=1; [.J306]&gt;=[.E30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iedIn&gt; <text:s/>?b <text:s/>?j <text:s/>&lt;isLocatedIn&gt; <text:s/>?a <text:s/>?e <text:s/>&lt;wasBornIn&gt; <text:s/>?j <text:s text:c="2"/>=&gt; ?a <text:s/>&lt;hasCapital&gt; <text:s/>?b</text:p>
          </table:table-cell>
          <table:table-cell office:value-type="float" office:value="0.000042199" calcext:value-type="float">
            <text:p>0.000042199</text:p>
          </table:table-cell>
          <table:table-cell office:value-type="float" office:value="0.018876829" calcext:value-type="float">
            <text:p>0.018876829</text:p>
          </table:table-cell>
          <table:table-cell office:value-type="float" office:value="0.01362862" calcext:value-type="float">
            <text:p>0.01362862</text:p>
          </table:table-cell>
          <table:table-cell office:value-type="float" office:value="0.027027027" calcext:value-type="float">
            <text:p>0.027027027</text:p>
          </table:table-cell>
          <table:table-cell office:value-type="float" office:value="40" calcext:value-type="float">
            <text:p>40</text:p>
          </table:table-cell>
          <table:table-cell office:value-type="float" office:value="2935" calcext:value-type="float">
            <text:p>2935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?a</text:p>
          </table:table-cell>
          <table:table-cell office:value-type="float" office:value="9458.58504844889" calcext:value-type="float">
            <text:p>9458.5850484489</text:p>
          </table:table-cell>
          <table:table-cell table:formula="of:=IF([.J307] &lt;&gt; 0; 1; 0)" office:value-type="float" office:value="1" calcext:value-type="float">
            <text:p>1</text:p>
          </table:table-cell>
          <table:table-cell table:formula="of:=IF(AND([.K307]=1; [.J307]&gt;=[.E30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f <text:s/>?i <text:s/>&lt;graduatedFrom&gt; <text:s/>?f <text:s/>?i <text:s/>&lt;livesIn&gt; <text:s/>?b <text:s text:c="2"/>=&gt; ?a <text:s/>&lt;isLeaderOf&gt; <text:s/>?b</text:p>
          </table:table-cell>
          <table:table-cell office:value-type="float" office:value="0.000108663" calcext:value-type="float">
            <text:p>0.000108663</text:p>
          </table:table-cell>
          <table:table-cell office:value-type="float" office:value="0.016146731" calcext:value-type="float">
            <text:p>0.016146731</text:p>
          </table:table-cell>
          <table:table-cell office:value-type="float" office:value="0.000941947" calcext:value-type="float">
            <text:p>0.000941947</text:p>
          </table:table-cell>
          <table:table-cell office:value-type="float" office:value="0.027371778" calcext:value-type="float">
            <text:p>0.027371778</text:p>
          </table:table-cell>
          <table:table-cell office:value-type="float" office:value="103" calcext:value-type="float">
            <text:p>103</text:p>
          </table:table-cell>
          <table:table-cell office:value-type="float" office:value="109348" calcext:value-type="float">
            <text:p>109348</text:p>
          </table:table-cell>
          <table:table-cell office:value-type="float" office:value="3763" calcext:value-type="float">
            <text:p>376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08] &lt;&gt; 0; 1; 0)" office:value-type="float" office:value="0" calcext:value-type="float">
            <text:p>0</text:p>
          </table:table-cell>
          <table:table-cell table:formula="of:=IF(AND([.K308]=1; [.J308]&gt;=[.E30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mports&gt; <text:s/>?b <text:s/>?i <text:s/>&lt;livesIn&gt; <text:s/>?a <text:s/>?i <text:s/>&lt;livesIn&gt; <text:s/>?e <text:s text:c="2"/>=&gt; ?a <text:s/>&lt;exports&gt; <text:s/>?b</text:p>
          </table:table-cell>
          <table:table-cell office:value-type="float" office:value="0.000054859" calcext:value-type="float">
            <text:p>0.000054859</text:p>
          </table:table-cell>
          <table:table-cell office:value-type="float" office:value="0.102564103" calcext:value-type="float">
            <text:p>0.102564103</text:p>
          </table:table-cell>
          <table:table-cell office:value-type="float" office:value="0.025403029" calcext:value-type="float">
            <text:p>0.025403029</text:p>
          </table:table-cell>
          <table:table-cell office:value-type="float" office:value="0.027498678" calcext:value-type="float">
            <text:p>0.027498678</text:p>
          </table:table-cell>
          <table:table-cell office:value-type="float" office:value="52" calcext:value-type="float">
            <text:p>52</text:p>
          </table:table-cell>
          <table:table-cell office:value-type="float" office:value="2047" calcext:value-type="float">
            <text:p>2047</text:p>
          </table:table-cell>
          <table:table-cell office:value-type="float" office:value="1891" calcext:value-type="float">
            <text:p>1891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309] &lt;&gt; 0; 1; 0)" office:value-type="float" office:value="0" calcext:value-type="float">
            <text:p>0</text:p>
          </table:table-cell>
          <table:table-cell table:formula="of:=IF(AND([.K309]=1; [.J309]&gt;=[.E30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created&gt; <text:s/>?a <text:s/>?e <text:s/>&lt;created&gt; <text:s/>?j <text:s/>?j <text:s/>&lt;isMarriedTo&gt; <text:s/>?b <text:s text:c="2"/>=&gt; ?a <text:s/>&lt;hasChild&gt; <text:s/>?b</text:p>
          </table:table-cell>
          <table:table-cell office:value-type="float" office:value="0.000129762" calcext:value-type="float">
            <text:p>0.000129762</text:p>
          </table:table-cell>
          <table:table-cell office:value-type="float" office:value="0.010644743" calcext:value-type="float">
            <text:p>0.010644743</text:p>
          </table:table-cell>
          <table:table-cell office:value-type="float" office:value="0.012809831" calcext:value-type="float">
            <text:p>0.012809831</text:p>
          </table:table-cell>
          <table:table-cell office:value-type="float" office:value="0.027541424" calcext:value-type="float">
            <text:p>0.027541424</text:p>
          </table:table-cell>
          <table:table-cell office:value-type="float" office:value="123" calcext:value-type="float">
            <text:p>123</text:p>
          </table:table-cell>
          <table:table-cell office:value-type="float" office:value="9602" calcext:value-type="float">
            <text:p>9602</text:p>
          </table:table-cell>
          <table:table-cell office:value-type="float" office:value="4466" calcext:value-type="float">
            <text:p>4466</text:p>
          </table:table-cell>
          <table:table-cell office:value-type="string" calcext:value-type="string">
            <text:p>?b</text:p>
          </table:table-cell>
          <table:table-cell office:value-type="float" office:value="48.6041596679328" calcext:value-type="float">
            <text:p>48.6041596679</text:p>
          </table:table-cell>
          <table:table-cell table:formula="of:=IF([.J310] &lt;&gt; 0; 1; 0)" office:value-type="float" office:value="1" calcext:value-type="float">
            <text:p>1</text:p>
          </table:table-cell>
          <table:table-cell table:formula="of:=IF(AND([.K310]=1; [.J310]&gt;=[.E31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influences&gt; <text:s/>?b <text:s/>?i <text:s/>&lt;produced&gt; <text:s/>?f <text:s text:c="2"/>=&gt; ?a <text:s/>&lt;influences&gt; <text:s/>?b</text:p>
          </table:table-cell>
          <table:table-cell office:value-type="float" office:value="0.000159302" calcext:value-type="float">
            <text:p>0.000159302</text:p>
          </table:table-cell>
          <table:table-cell office:value-type="float" office:value="0.010824373" calcext:value-type="float">
            <text:p>0.010824373</text:p>
          </table:table-cell>
          <table:table-cell table:number-columns-repeated="2" office:value-type="float" office:value="0.027615216" calcext:value-type="float">
            <text:p>0.027615216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5468" calcext:value-type="float">
            <text:p>5468</text:p>
          </table:table-cell>
          <table:table-cell office:value-type="string" calcext:value-type="string">
            <text:p>?b</text:p>
          </table:table-cell>
          <table:table-cell office:value-type="float" office:value="0.0471862468416049" calcext:value-type="float">
            <text:p>0.0471862468</text:p>
          </table:table-cell>
          <table:table-cell table:formula="of:=IF([.J311] &lt;&gt; 0; 1; 0)" office:value-type="float" office:value="1" calcext:value-type="float">
            <text:p>1</text:p>
          </table:table-cell>
          <table:table-cell table:formula="of:=IF(AND([.K311]=1; [.J311]&gt;=[.E31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livesIn&gt; <text:s/>?f <text:s/>?i <text:s/>&lt;livesIn&gt; <text:s/>?f <text:s/>?i <text:s/>&lt;wasBornIn&gt; <text:s/>?b <text:s text:c="2"/>=&gt; ?a <text:s/>&lt;livesIn&gt; <text:s/>?b</text:p>
          </table:table-cell>
          <table:table-cell office:value-type="float" office:value="0.003488809" calcext:value-type="float">
            <text:p>0.003488809</text:p>
          </table:table-cell>
          <table:table-cell office:value-type="float" office:value="0.226615501" calcext:value-type="float">
            <text:p>0.226615501</text:p>
          </table:table-cell>
          <table:table-cell table:number-columns-repeated="2" office:value-type="float" office:value="0.027731656" calcext:value-type="float">
            <text:p>0.027731656</text:p>
          </table:table-cell>
          <table:table-cell office:value-type="float" office:value="3307" calcext:value-type="float">
            <text:p>3307</text:p>
          </table:table-cell>
          <table:table-cell table:number-columns-repeated="2" office:value-type="float" office:value="119250" calcext:value-type="float">
            <text:p>119250</text:p>
          </table:table-cell>
          <table:table-cell office:value-type="string" calcext:value-type="string">
            <text:p>?a</text:p>
          </table:table-cell>
          <table:table-cell office:value-type="float" office:value="1.65778866131985" calcext:value-type="float">
            <text:p>1.6577886613</text:p>
          </table:table-cell>
          <table:table-cell table:formula="of:=IF([.J312] &lt;&gt; 0; 1; 0)" office:value-type="float" office:value="1" calcext:value-type="float">
            <text:p>1</text:p>
          </table:table-cell>
          <table:table-cell table:formula="of:=IF(AND([.K312]=1; [.J312]&gt;=[.E31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a <text:s/>&lt;livesIn&gt; <text:s/>?f <text:s/>?i <text:s/>&lt;wasBornIn&gt; <text:s/>?b <text:s text:c="2"/>=&gt; ?a <text:s/>&lt;livesIn&gt; <text:s/>?b</text:p>
          </table:table-cell>
          <table:table-cell office:value-type="float" office:value="0.003256714" calcext:value-type="float">
            <text:p>0.003256714</text:p>
          </table:table-cell>
          <table:table-cell office:value-type="float" office:value="0.211539779" calcext:value-type="float">
            <text:p>0.211539779</text:p>
          </table:table-cell>
          <table:table-cell table:number-columns-repeated="2" office:value-type="float" office:value="0.027855229" calcext:value-type="float">
            <text:p>0.027855229</text:p>
          </table:table-cell>
          <table:table-cell office:value-type="float" office:value="3087" calcext:value-type="float">
            <text:p>3087</text:p>
          </table:table-cell>
          <table:table-cell table:number-columns-repeated="2" office:value-type="float" office:value="110823" calcext:value-type="float">
            <text:p>110823</text:p>
          </table:table-cell>
          <table:table-cell office:value-type="string" calcext:value-type="string">
            <text:p>?a</text:p>
          </table:table-cell>
          <table:table-cell office:value-type="float" office:value="3.13691531108802" calcext:value-type="float">
            <text:p>3.1369153111</text:p>
          </table:table-cell>
          <table:table-cell table:formula="of:=IF([.J313] &lt;&gt; 0; 1; 0)" office:value-type="float" office:value="1" calcext:value-type="float">
            <text:p>1</text:p>
          </table:table-cell>
          <table:table-cell table:formula="of:=IF(AND([.K313]=1; [.J313]&gt;=[.E31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exports&gt; <text:s/>?b <text:s/>?a <text:s/>&lt;exports&gt; <text:s/>?f <text:s/>?i <text:s/>&lt;exports&gt; <text:s/>?f <text:s text:c="2"/>=&gt; ?a <text:s/>&lt;imports&gt; <text:s/>?b</text:p>
          </table:table-cell>
          <table:table-cell office:value-type="float" office:value="0.000194116" calcext:value-type="float">
            <text:p>0.000194116</text:p>
          </table:table-cell>
          <table:table-cell office:value-type="float" office:value="0.547619048" calcext:value-type="float">
            <text:p>0.547619048</text:p>
          </table:table-cell>
          <table:table-cell office:value-type="float" office:value="0.024287223" calcext:value-type="float">
            <text:p>0.024287223</text:p>
          </table:table-cell>
          <table:table-cell office:value-type="float" office:value="0.027870342" calcext:value-type="float">
            <text:p>0.027870342</text:p>
          </table:table-cell>
          <table:table-cell office:value-type="float" office:value="184" calcext:value-type="float">
            <text:p>184</text:p>
          </table:table-cell>
          <table:table-cell office:value-type="float" office:value="7576" calcext:value-type="float">
            <text:p>7576</text:p>
          </table:table-cell>
          <table:table-cell office:value-type="float" office:value="6602" calcext:value-type="float">
            <text:p>6602</text:p>
          </table:table-cell>
          <table:table-cell office:value-type="string" calcext:value-type="string">
            <text:p>?a</text:p>
          </table:table-cell>
          <table:table-cell office:value-type="float" office:value="3.34676211148539" calcext:value-type="float">
            <text:p>3.3467621115</text:p>
          </table:table-cell>
          <table:table-cell table:formula="of:=IF([.J314] &lt;&gt; 0; 1; 0)" office:value-type="float" office:value="1" calcext:value-type="float">
            <text:p>1</text:p>
          </table:table-cell>
          <table:table-cell table:formula="of:=IF(AND([.K314]=1; [.J314]&gt;=[.E31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livesIn&gt; <text:s/>?b <text:s/>?a <text:s/>&lt;wasBornIn&gt; <text:s/>?f <text:s/>?i <text:s/>&lt;wasBornIn&gt; <text:s/>?f <text:s text:c="2"/>=&gt; ?a <text:s/>&lt;diedIn&gt; <text:s/>?b</text:p>
          </table:table-cell>
          <table:table-cell office:value-type="float" office:value="0.001568751" calcext:value-type="float">
            <text:p>0.001568751</text:p>
          </table:table-cell>
          <table:table-cell office:value-type="float" office:value="0.067115003" calcext:value-type="float">
            <text:p>0.067115003</text:p>
          </table:table-cell>
          <table:table-cell office:value-type="float" office:value="0.003886738" calcext:value-type="float">
            <text:p>0.003886738</text:p>
          </table:table-cell>
          <table:table-cell office:value-type="float" office:value="0.027995858" calcext:value-type="float">
            <text:p>0.027995858</text:p>
          </table:table-cell>
          <table:table-cell office:value-type="float" office:value="1487" calcext:value-type="float">
            <text:p>1487</text:p>
          </table:table-cell>
          <table:table-cell office:value-type="float" office:value="382583" calcext:value-type="float">
            <text:p>382583</text:p>
          </table:table-cell>
          <table:table-cell office:value-type="float" office:value="53115" calcext:value-type="float">
            <text:p>53115</text:p>
          </table:table-cell>
          <table:table-cell office:value-type="string" calcext:value-type="string">
            <text:p>?a</text:p>
          </table:table-cell>
          <table:table-cell office:value-type="float" office:value="8.433166528332" calcext:value-type="float">
            <text:p>8.4331665283</text:p>
          </table:table-cell>
          <table:table-cell table:formula="of:=IF([.J315] &lt;&gt; 0; 1; 0)" office:value-type="float" office:value="1" calcext:value-type="float">
            <text:p>1</text:p>
          </table:table-cell>
          <table:table-cell table:formula="of:=IF(AND([.K315]=1; [.J315]&gt;=[.E31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a <text:s/>&lt;isLocatedIn&gt; <text:s/>?f <text:s/>?i <text:s/>&lt;wasBornIn&gt; <text:s/>?b <text:s text:c="2"/>=&gt; ?a <text:s/>&lt;isLocatedIn&gt; <text:s/>?b</text:p>
          </table:table-cell>
          <table:table-cell office:value-type="float" office:value="0.022998498" calcext:value-type="float">
            <text:p>0.022998498</text:p>
          </table:table-cell>
          <table:table-cell office:value-type="float" office:value="0.102306591" calcext:value-type="float">
            <text:p>0.102306591</text:p>
          </table:table-cell>
          <table:table-cell table:number-columns-repeated="2" office:value-type="float" office:value="0.028025393" calcext:value-type="float">
            <text:p>0.028025393</text:p>
          </table:table-cell>
          <table:table-cell office:value-type="float" office:value="21800" calcext:value-type="float">
            <text:p>21800</text:p>
          </table:table-cell>
          <table:table-cell table:number-columns-repeated="2" office:value-type="float" office:value="777866" calcext:value-type="float">
            <text:p>777866</text:p>
          </table:table-cell>
          <table:table-cell office:value-type="string" calcext:value-type="string">
            <text:p>?a</text:p>
          </table:table-cell>
          <table:table-cell office:value-type="float" office:value="0.0785210052905018" calcext:value-type="float">
            <text:p>0.0785210053</text:p>
          </table:table-cell>
          <table:table-cell table:formula="of:=IF([.J316] &lt;&gt; 0; 1; 0)" office:value-type="float" office:value="1" calcext:value-type="float">
            <text:p>1</text:p>
          </table:table-cell>
          <table:table-cell table:formula="of:=IF(AND([.K316]=1; [.J316]&gt;=[.E31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rected&gt; <text:s/>?f <text:s/>?i <text:s/>&lt;produced&gt; <text:s/>?b <text:s/>?i <text:s/>&lt;produced&gt; <text:s/>?f <text:s text:c="2"/>=&gt; ?a <text:s/>&lt;created&gt; <text:s/>?b</text:p>
          </table:table-cell>
          <table:table-cell office:value-type="float" office:value="0.003477204" calcext:value-type="float">
            <text:p>0.003477204</text:p>
          </table:table-cell>
          <table:table-cell office:value-type="float" office:value="0.016466991" calcext:value-type="float">
            <text:p>0.016466991</text:p>
          </table:table-cell>
          <table:table-cell office:value-type="float" office:value="0.019036618" calcext:value-type="float">
            <text:p>0.019036618</text:p>
          </table:table-cell>
          <table:table-cell office:value-type="float" office:value="0.028067307" calcext:value-type="float">
            <text:p>0.028067307</text:p>
          </table:table-cell>
          <table:table-cell office:value-type="float" office:value="3296" calcext:value-type="float">
            <text:p>3296</text:p>
          </table:table-cell>
          <table:table-cell office:value-type="float" office:value="173140" calcext:value-type="float">
            <text:p>173140</text:p>
          </table:table-cell>
          <table:table-cell office:value-type="float" office:value="117432" calcext:value-type="float">
            <text:p>117432</text:p>
          </table:table-cell>
          <table:table-cell office:value-type="string" calcext:value-type="string">
            <text:p>?b</text:p>
          </table:table-cell>
          <table:table-cell office:value-type="float" office:value="3.51844815514657" calcext:value-type="float">
            <text:p>3.5184481551</text:p>
          </table:table-cell>
          <table:table-cell table:formula="of:=IF([.J317] &lt;&gt; 0; 1; 0)" office:value-type="float" office:value="1" calcext:value-type="float">
            <text:p>1</text:p>
          </table:table-cell>
          <table:table-cell table:formula="of:=IF(AND([.K317]=1; [.J317]&gt;=[.E31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wasBornIn&gt; <text:s/>?b <text:s/>?a <text:s/>&lt;wasBornIn&gt; <text:s/>?f <text:s text:c="2"/>=&gt; ?a <text:s/>&lt;wasBornIn&gt; <text:s/>?b</text:p>
          </table:table-cell>
          <table:table-cell office:value-type="float" office:value="0.031494227" calcext:value-type="float">
            <text:p>0.031494227</text:p>
          </table:table-cell>
          <table:table-cell office:value-type="float" office:value="0.533441738" calcext:value-type="float">
            <text:p>0.533441738</text:p>
          </table:table-cell>
          <table:table-cell table:number-columns-repeated="2" office:value-type="float" office:value="0.02822944" calcext:value-type="float">
            <text:p>0.02822944</text:p>
          </table:table-cell>
          <table:table-cell office:value-type="float" office:value="29853" calcext:value-type="float">
            <text:p>29853</text:p>
          </table:table-cell>
          <table:table-cell table:number-columns-repeated="2" office:value-type="float" office:value="1057513" calcext:value-type="float">
            <text:p>1057513</text:p>
          </table:table-cell>
          <table:table-cell office:value-type="string" calcext:value-type="string">
            <text:p>?a</text:p>
          </table:table-cell>
          <table:table-cell office:value-type="float" office:value="1.5449588436057" calcext:value-type="float">
            <text:p>1.5449588436</text:p>
          </table:table-cell>
          <table:table-cell table:formula="of:=IF([.J318] &lt;&gt; 0; 1; 0)" office:value-type="float" office:value="1" calcext:value-type="float">
            <text:p>1</text:p>
          </table:table-cell>
          <table:table-cell table:formula="of:=IF(AND([.K318]=1; [.J318]&gt;=[.E31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graduatedFrom&gt; <text:s/>?f <text:s/>?i <text:s/>&lt;graduatedFrom&gt; <text:s/>?f <text:s text:c="2"/>=&gt; ?a <text:s/>&lt;wasBornIn&gt; <text:s/>?b</text:p>
          </table:table-cell>
          <table:table-cell office:value-type="float" office:value="0.000749034" calcext:value-type="float">
            <text:p>0.000749034</text:p>
          </table:table-cell>
          <table:table-cell office:value-type="float" office:value="0.012686954" calcext:value-type="float">
            <text:p>0.012686954</text:p>
          </table:table-cell>
          <table:table-cell office:value-type="float" office:value="0.010315869" calcext:value-type="float">
            <text:p>0.010315869</text:p>
          </table:table-cell>
          <table:table-cell office:value-type="float" office:value="0.028247464" calcext:value-type="float">
            <text:p>0.028247464</text:p>
          </table:table-cell>
          <table:table-cell office:value-type="float" office:value="710" calcext:value-type="float">
            <text:p>710</text:p>
          </table:table-cell>
          <table:table-cell office:value-type="float" office:value="68826" calcext:value-type="float">
            <text:p>68826</text:p>
          </table:table-cell>
          <table:table-cell office:value-type="float" office:value="25135" calcext:value-type="float">
            <text:p>2513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19] &lt;&gt; 0; 1; 0)" office:value-type="float" office:value="0" calcext:value-type="float">
            <text:p>0</text:p>
          </table:table-cell>
          <table:table-cell table:formula="of:=IF(AND([.K319]=1; [.J319]&gt;=[.E31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exports&gt; <text:s/>?b <text:s/>?a <text:s/>&lt;imports&gt; <text:s/>?f <text:s/>?i <text:s/>&lt;imports&gt; <text:s/>?f <text:s text:c="2"/>=&gt; ?a <text:s/>&lt;imports&gt; <text:s/>?b</text:p>
          </table:table-cell>
          <table:table-cell office:value-type="float" office:value="0.000282734" calcext:value-type="float">
            <text:p>0.000282734</text:p>
          </table:table-cell>
          <table:table-cell office:value-type="float" office:value="0.797619048" calcext:value-type="float">
            <text:p>0.797619048</text:p>
          </table:table-cell>
          <table:table-cell table:number-columns-repeated="2" office:value-type="float" office:value="0.028450106" calcext:value-type="float">
            <text:p>0.028450106</text:p>
          </table:table-cell>
          <table:table-cell office:value-type="float" office:value="268" calcext:value-type="float">
            <text:p>268</text:p>
          </table:table-cell>
          <table:table-cell table:number-columns-repeated="2" office:value-type="float" office:value="9420" calcext:value-type="float">
            <text:p>9420</text:p>
          </table:table-cell>
          <table:table-cell office:value-type="string" calcext:value-type="string">
            <text:p>?a</text:p>
          </table:table-cell>
          <table:table-cell office:value-type="float" office:value="1.06134792626728" calcext:value-type="float">
            <text:p>1.0613479263</text:p>
          </table:table-cell>
          <table:table-cell table:formula="of:=IF([.J320] &lt;&gt; 0; 1; 0)" office:value-type="float" office:value="1" calcext:value-type="float">
            <text:p>1</text:p>
          </table:table-cell>
          <table:table-cell table:formula="of:=IF(AND([.K320]=1; [.J320]&gt;=[.E32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b <text:s/>?g <text:s/>&lt;created&gt; <text:s/>?b <text:s/>?g <text:s/>&lt;directed&gt; <text:s/>?b <text:s text:c="2"/>=&gt; ?a <text:s/>&lt;directed&gt; <text:s/>?b</text:p>
          </table:table-cell>
          <table:table-cell office:value-type="float" office:value="0.000419881" calcext:value-type="float">
            <text:p>0.000419881</text:p>
          </table:table-cell>
          <table:table-cell office:value-type="float" office:value="0.01189018" calcext:value-type="float">
            <text:p>0.01189018</text:p>
          </table:table-cell>
          <table:table-cell table:number-columns-repeated="2" office:value-type="float" office:value="0.028813437" calcext:value-type="float">
            <text:p>0.028813437</text:p>
          </table:table-cell>
          <table:table-cell office:value-type="float" office:value="398" calcext:value-type="float">
            <text:p>398</text:p>
          </table:table-cell>
          <table:table-cell table:number-columns-repeated="2" office:value-type="float" office:value="13813" calcext:value-type="float">
            <text:p>13813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321] &lt;&gt; 0; 1; 0)" office:value-type="float" office:value="0" calcext:value-type="float">
            <text:p>0</text:p>
          </table:table-cell>
          <table:table-cell table:formula="of:=IF(AND([.K321]=1; [.J321]&gt;=[.E32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livesIn&gt; <text:s/>?b <text:s/>?i <text:s/>&lt;livesIn&gt; <text:s/>?f <text:s text:c="2"/>=&gt; ?a <text:s/>&lt;livesIn&gt; <text:s/>?b</text:p>
          </table:table-cell>
          <table:table-cell office:value-type="float" office:value="0.00137147" calcext:value-type="float">
            <text:p>0.00137147</text:p>
          </table:table-cell>
          <table:table-cell office:value-type="float" office:value="0.089083807" calcext:value-type="float">
            <text:p>0.089083807</text:p>
          </table:table-cell>
          <table:table-cell office:value-type="float" office:value="0.002542827" calcext:value-type="float">
            <text:p>0.002542827</text:p>
          </table:table-cell>
          <table:table-cell office:value-type="float" office:value="0.028856826" calcext:value-type="float">
            <text:p>0.028856826</text:p>
          </table:table-cell>
          <table:table-cell office:value-type="float" office:value="1300" calcext:value-type="float">
            <text:p>1300</text:p>
          </table:table-cell>
          <table:table-cell office:value-type="float" office:value="511242" calcext:value-type="float">
            <text:p>511242</text:p>
          </table:table-cell>
          <table:table-cell office:value-type="float" office:value="45050" calcext:value-type="float">
            <text:p>45050</text:p>
          </table:table-cell>
          <table:table-cell office:value-type="string" calcext:value-type="string">
            <text:p>?a</text:p>
          </table:table-cell>
          <table:table-cell office:value-type="float" office:value="38.314443798042" calcext:value-type="float">
            <text:p>38.314443798</text:p>
          </table:table-cell>
          <table:table-cell table:formula="of:=IF([.J322] &lt;&gt; 0; 1; 0)" office:value-type="float" office:value="1" calcext:value-type="float">
            <text:p>1</text:p>
          </table:table-cell>
          <table:table-cell table:formula="of:=IF(AND([.K322]=1; [.J322]&gt;=[.E32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diedIn&gt; <text:s/>?f <text:s/>?i <text:s/>&lt;isLocatedIn&gt; <text:s/>?b <text:s text:c="2"/>=&gt; ?a <text:s/>&lt;diedIn&gt; <text:s/>?b</text:p>
          </table:table-cell>
          <table:table-cell office:value-type="float" office:value="0.008501004" calcext:value-type="float">
            <text:p>0.008501004</text:p>
          </table:table-cell>
          <table:table-cell office:value-type="float" office:value="0.363693808" calcext:value-type="float">
            <text:p>0.363693808</text:p>
          </table:table-cell>
          <table:table-cell table:number-columns-repeated="2" office:value-type="float" office:value="0.028976439" calcext:value-type="float">
            <text:p>0.028976439</text:p>
          </table:table-cell>
          <table:table-cell office:value-type="float" office:value="8058" calcext:value-type="float">
            <text:p>8058</text:p>
          </table:table-cell>
          <table:table-cell table:number-columns-repeated="2" office:value-type="float" office:value="278088" calcext:value-type="float">
            <text:p>278088</text:p>
          </table:table-cell>
          <table:table-cell office:value-type="string" calcext:value-type="string">
            <text:p>?a</text:p>
          </table:table-cell>
          <table:table-cell office:value-type="float" office:value="1.66451672857814" calcext:value-type="float">
            <text:p>1.6645167286</text:p>
          </table:table-cell>
          <table:table-cell table:formula="of:=IF([.J323] &lt;&gt; 0; 1; 0)" office:value-type="float" office:value="1" calcext:value-type="float">
            <text:p>1</text:p>
          </table:table-cell>
          <table:table-cell table:formula="of:=IF(AND([.K323]=1; [.J323]&gt;=[.E32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created&gt; <text:s/>?f <text:s/>?i <text:s/>&lt;directed&gt; <text:s/>?f <text:s text:c="2"/>=&gt; ?a <text:s/>&lt;directed&gt; <text:s/>?b</text:p>
          </table:table-cell>
          <table:table-cell office:value-type="float" office:value="0.000845037" calcext:value-type="float">
            <text:p>0.000845037</text:p>
          </table:table-cell>
          <table:table-cell office:value-type="float" office:value="0.023929734" calcext:value-type="float">
            <text:p>0.023929734</text:p>
          </table:table-cell>
          <table:table-cell office:value-type="float" office:value="0.025137298" calcext:value-type="float">
            <text:p>0.025137298</text:p>
          </table:table-cell>
          <table:table-cell office:value-type="float" office:value="0.029083911" calcext:value-type="float">
            <text:p>0.029083911</text:p>
          </table:table-cell>
          <table:table-cell office:value-type="float" office:value="801" calcext:value-type="float">
            <text:p>801</text:p>
          </table:table-cell>
          <table:table-cell office:value-type="float" office:value="31865" calcext:value-type="float">
            <text:p>31865</text:p>
          </table:table-cell>
          <table:table-cell office:value-type="float" office:value="27541" calcext:value-type="float">
            <text:p>27541</text:p>
          </table:table-cell>
          <table:table-cell office:value-type="string" calcext:value-type="string">
            <text:p>?b</text:p>
          </table:table-cell>
          <table:table-cell office:value-type="float" office:value="0.787331111854646" calcext:value-type="float">
            <text:p>0.7873311119</text:p>
          </table:table-cell>
          <table:table-cell table:formula="of:=IF([.J324] &lt;&gt; 0; 1; 0)" office:value-type="float" office:value="1" calcext:value-type="float">
            <text:p>1</text:p>
          </table:table-cell>
          <table:table-cell table:formula="of:=IF(AND([.K324]=1; [.J324]&gt;=[.E32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i <text:s/>&lt;created&gt; <text:s/>?f <text:s/>?a <text:s/>&lt;directed&gt; <text:s/>?f <text:s text:c="2"/>=&gt; ?a <text:s/>&lt;produced&gt; <text:s/>?b</text:p>
          </table:table-cell>
          <table:table-cell office:value-type="float" office:value="0.002461261" calcext:value-type="float">
            <text:p>0.002461261</text:p>
          </table:table-cell>
          <table:table-cell office:value-type="float" office:value="0.115632435" calcext:value-type="float">
            <text:p>0.115632435</text:p>
          </table:table-cell>
          <table:table-cell office:value-type="float" office:value="0.011612511" calcext:value-type="float">
            <text:p>0.011612511</text:p>
          </table:table-cell>
          <table:table-cell office:value-type="float" office:value="0.02933558" calcext:value-type="float">
            <text:p>0.02933558</text:p>
          </table:table-cell>
          <table:table-cell office:value-type="float" office:value="2333" calcext:value-type="float">
            <text:p>2333</text:p>
          </table:table-cell>
          <table:table-cell office:value-type="float" office:value="200904" calcext:value-type="float">
            <text:p>200904</text:p>
          </table:table-cell>
          <table:table-cell office:value-type="float" office:value="79528" calcext:value-type="float">
            <text:p>79528</text:p>
          </table:table-cell>
          <table:table-cell office:value-type="string" calcext:value-type="string">
            <text:p>?b</text:p>
          </table:table-cell>
          <table:table-cell office:value-type="float" office:value="193.777650205587" calcext:value-type="float">
            <text:p>193.7776502056</text:p>
          </table:table-cell>
          <table:table-cell table:formula="of:=IF([.J325] &lt;&gt; 0; 1; 0)" office:value-type="float" office:value="1" calcext:value-type="float">
            <text:p>1</text:p>
          </table:table-cell>
          <table:table-cell table:formula="of:=IF(AND([.K325]=1; [.J325]&gt;=[.E32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livesIn&gt; <text:s/>?f <text:s/>?i <text:s/>&lt;wasBornIn&gt; <text:s/>?b <text:s text:c="2"/>=&gt; ?a <text:s/>&lt;diedIn&gt; <text:s/>?b</text:p>
          </table:table-cell>
          <table:table-cell office:value-type="float" office:value="0.001126715" calcext:value-type="float">
            <text:p>0.001126715</text:p>
          </table:table-cell>
          <table:table-cell office:value-type="float" office:value="0.048203647" calcext:value-type="float">
            <text:p>0.048203647</text:p>
          </table:table-cell>
          <table:table-cell office:value-type="float" office:value="0.003548255" calcext:value-type="float">
            <text:p>0.003548255</text:p>
          </table:table-cell>
          <table:table-cell office:value-type="float" office:value="0.029412575" calcext:value-type="float">
            <text:p>0.029412575</text:p>
          </table:table-cell>
          <table:table-cell office:value-type="float" office:value="1068" calcext:value-type="float">
            <text:p>1068</text:p>
          </table:table-cell>
          <table:table-cell office:value-type="float" office:value="300993" calcext:value-type="float">
            <text:p>300993</text:p>
          </table:table-cell>
          <table:table-cell office:value-type="float" office:value="36311" calcext:value-type="float">
            <text:p>36311</text:p>
          </table:table-cell>
          <table:table-cell office:value-type="string" calcext:value-type="string">
            <text:p>?a</text:p>
          </table:table-cell>
          <table:table-cell office:value-type="float" office:value="1747.30525405611" calcext:value-type="float">
            <text:p>1747.3052540561</text:p>
          </table:table-cell>
          <table:table-cell table:formula="of:=IF([.J326] &lt;&gt; 0; 1; 0)" office:value-type="float" office:value="1" calcext:value-type="float">
            <text:p>1</text:p>
          </table:table-cell>
          <table:table-cell table:formula="of:=IF(AND([.K326]=1; [.J326]&gt;=[.E32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rected&gt; <text:s/>?f <text:s/>?i <text:s/>&lt;produced&gt; <text:s/>?b <text:s/>?i <text:s/>&lt;produced&gt; <text:s/>?f <text:s text:c="2"/>=&gt; ?a <text:s/>&lt;produced&gt; <text:s/>?b</text:p>
          </table:table-cell>
          <table:table-cell office:value-type="float" office:value="0.005462671" calcext:value-type="float">
            <text:p>0.005462671</text:p>
          </table:table-cell>
          <table:table-cell office:value-type="float" office:value="0.256641554" calcext:value-type="float">
            <text:p>0.256641554</text:p>
          </table:table-cell>
          <table:table-cell table:number-columns-repeated="2" office:value-type="float" office:value="0.029906434" calcext:value-type="float">
            <text:p>0.029906434</text:p>
          </table:table-cell>
          <table:table-cell office:value-type="float" office:value="5178" calcext:value-type="float">
            <text:p>5178</text:p>
          </table:table-cell>
          <table:table-cell table:number-columns-repeated="2" office:value-type="float" office:value="173140" calcext:value-type="float">
            <text:p>173140</text:p>
          </table:table-cell>
          <table:table-cell office:value-type="string" calcext:value-type="string">
            <text:p>?b</text:p>
          </table:table-cell>
          <table:table-cell office:value-type="float" office:value="0.956551060874163" calcext:value-type="float">
            <text:p>0.9565510609</text:p>
          </table:table-cell>
          <table:table-cell table:formula="of:=IF([.J327] &lt;&gt; 0; 1; 0)" office:value-type="float" office:value="1" calcext:value-type="float">
            <text:p>1</text:p>
          </table:table-cell>
          <table:table-cell table:formula="of:=IF(AND([.K327]=1; [.J327]&gt;=[.E32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i <text:s/>&lt;directed&gt; <text:s/>?b <text:s/>?a <text:s/>&lt;directed&gt; <text:s/>?f <text:s text:c="2"/>=&gt; ?a <text:s/>&lt;produced&gt; <text:s/>?b</text:p>
          </table:table-cell>
          <table:table-cell office:value-type="float" office:value="0.000430431" calcext:value-type="float">
            <text:p>0.000430431</text:p>
          </table:table-cell>
          <table:table-cell office:value-type="float" office:value="0.020222046" calcext:value-type="float">
            <text:p>0.020222046</text:p>
          </table:table-cell>
          <table:table-cell office:value-type="float" office:value="0.014678899" calcext:value-type="float">
            <text:p>0.014678899</text:p>
          </table:table-cell>
          <table:table-cell office:value-type="float" office:value="0.029955947" calcext:value-type="float">
            <text:p>0.029955947</text:p>
          </table:table-cell>
          <table:table-cell office:value-type="float" office:value="408" calcext:value-type="float">
            <text:p>408</text:p>
          </table:table-cell>
          <table:table-cell office:value-type="float" office:value="27795" calcext:value-type="float">
            <text:p>27795</text:p>
          </table:table-cell>
          <table:table-cell office:value-type="float" office:value="13620" calcext:value-type="float">
            <text:p>13620</text:p>
          </table:table-cell>
          <table:table-cell office:value-type="string" calcext:value-type="string">
            <text:p>?b</text:p>
          </table:table-cell>
          <table:table-cell office:value-type="float" office:value="1.1189348220197" calcext:value-type="float">
            <text:p>1.118934822</text:p>
          </table:table-cell>
          <table:table-cell table:formula="of:=IF([.J328] &lt;&gt; 0; 1; 0)" office:value-type="float" office:value="1" calcext:value-type="float">
            <text:p>1</text:p>
          </table:table-cell>
          <table:table-cell table:formula="of:=IF(AND([.K328]=1; [.J328]&gt;=[.E32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f <text:s/>?i <text:s/>&lt;isLocatedIn&gt; <text:s/>?b <text:s/>?a <text:s/>&lt;isLocatedIn&gt; <text:s/>?f <text:s text:c="2"/>=&gt; ?a <text:s/>&lt;isLocatedIn&gt; <text:s/>?b</text:p>
          </table:table-cell>
          <table:table-cell office:value-type="float" office:value="0.009853485" calcext:value-type="float">
            <text:p>0.009853485</text:p>
          </table:table-cell>
          <table:table-cell office:value-type="float" office:value="0.043832274" calcext:value-type="float">
            <text:p>0.043832274</text:p>
          </table:table-cell>
          <table:table-cell table:number-columns-repeated="2" office:value-type="float" office:value="0.02997702" calcext:value-type="float">
            <text:p>0.02997702</text:p>
          </table:table-cell>
          <table:table-cell office:value-type="float" office:value="9340" calcext:value-type="float">
            <text:p>9340</text:p>
          </table:table-cell>
          <table:table-cell table:number-columns-repeated="2" office:value-type="float" office:value="311572" calcext:value-type="float">
            <text:p>311572</text:p>
          </table:table-cell>
          <table:table-cell office:value-type="string" calcext:value-type="string">
            <text:p>?a</text:p>
          </table:table-cell>
          <table:table-cell office:value-type="float" office:value="0.0138406706467132" calcext:value-type="float">
            <text:p>0.0138406706</text:p>
          </table:table-cell>
          <table:table-cell table:formula="of:=IF([.J329] &lt;&gt; 0; 1; 0)" office:value-type="float" office:value="1" calcext:value-type="float">
            <text:p>1</text:p>
          </table:table-cell>
          <table:table-cell table:formula="of:=IF(AND([.K329]=1; [.J329]&gt;=[.E32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mports&gt; <text:s/>?b <text:s/>?i <text:s/>&lt;isCitizenOf&gt; <text:s/>?e <text:s/>?i <text:s/>&lt;livesIn&gt; <text:s/>?a <text:s text:c="2"/>=&gt; ?a <text:s/>&lt;exports&gt; <text:s/>?b</text:p>
          </table:table-cell>
          <table:table-cell office:value-type="float" office:value="0.000042199" calcext:value-type="float">
            <text:p>0.000042199</text:p>
          </table:table-cell>
          <table:table-cell office:value-type="float" office:value="0.078895464" calcext:value-type="float">
            <text:p>0.078895464</text:p>
          </table:table-cell>
          <table:table-cell office:value-type="float" office:value="0.028308563" calcext:value-type="float">
            <text:p>0.028308563</text:p>
          </table:table-cell>
          <table:table-cell office:value-type="float" office:value="0.030120482" calcext:value-type="float">
            <text:p>0.030120482</text:p>
          </table:table-cell>
          <table:table-cell office:value-type="float" office:value="40" calcext:value-type="float">
            <text:p>40</text:p>
          </table:table-cell>
          <table:table-cell office:value-type="float" office:value="1413" calcext:value-type="float">
            <text:p>1413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330] &lt;&gt; 0; 1; 0)" office:value-type="float" office:value="0" calcext:value-type="float">
            <text:p>0</text:p>
          </table:table-cell>
          <table:table-cell table:formula="of:=IF(AND([.K330]=1; [.J330]&gt;=[.E33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livesIn&gt; <text:s/>?b <text:s/>?a <text:s/>&lt;wasBornIn&gt; <text:s/>?f <text:s/>?i <text:s/>&lt;wasBornIn&gt; <text:s/>?f <text:s text:c="2"/>=&gt; ?a <text:s/>&lt;isPoliticianOf&gt; <text:s/>?b</text:p>
          </table:table-cell>
          <table:table-cell office:value-type="float" office:value="0.000049584" calcext:value-type="float">
            <text:p>0.000049584</text:p>
          </table:table-cell>
          <table:table-cell office:value-type="float" office:value="0.032191781" calcext:value-type="float">
            <text:p>0.032191781</text:p>
          </table:table-cell>
          <table:table-cell office:value-type="float" office:value="0.000122849" calcext:value-type="float">
            <text:p>0.000122849</text:p>
          </table:table-cell>
          <table:table-cell office:value-type="float" office:value="0.030128205" calcext:value-type="float">
            <text:p>0.030128205</text:p>
          </table:table-cell>
          <table:table-cell office:value-type="float" office:value="47" calcext:value-type="float">
            <text:p>47</text:p>
          </table:table-cell>
          <table:table-cell office:value-type="float" office:value="382583" calcext:value-type="float">
            <text:p>382583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31] &lt;&gt; 0; 1; 0)" office:value-type="float" office:value="0" calcext:value-type="float">
            <text:p>0</text:p>
          </table:table-cell>
          <table:table-cell table:formula="of:=IF(AND([.K331]=1; [.J331]&gt;=[.E33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b <text:s/>?a <text:s/>&lt;wasBornIn&gt; <text:s/>?f <text:s/>?i <text:s/>&lt;wasBornIn&gt; <text:s/>?f <text:s text:c="2"/>=&gt; ?a <text:s/>&lt;livesIn&gt; <text:s/>?b</text:p>
          </table:table-cell>
          <table:table-cell office:value-type="float" office:value="0.00023948" calcext:value-type="float">
            <text:p>0.00023948</text:p>
          </table:table-cell>
          <table:table-cell office:value-type="float" office:value="0.015555403" calcext:value-type="float">
            <text:p>0.015555403</text:p>
          </table:table-cell>
          <table:table-cell office:value-type="float" office:value="0.001512114" calcext:value-type="float">
            <text:p>0.001512114</text:p>
          </table:table-cell>
          <table:table-cell office:value-type="float" office:value="0.030412647" calcext:value-type="float">
            <text:p>0.030412647</text:p>
          </table:table-cell>
          <table:table-cell office:value-type="float" office:value="227" calcext:value-type="float">
            <text:p>227</text:p>
          </table:table-cell>
          <table:table-cell office:value-type="float" office:value="150121" calcext:value-type="float">
            <text:p>150121</text:p>
          </table:table-cell>
          <table:table-cell office:value-type="float" office:value="7464" calcext:value-type="float">
            <text:p>7464</text:p>
          </table:table-cell>
          <table:table-cell office:value-type="string" calcext:value-type="string">
            <text:p>?a</text:p>
          </table:table-cell>
          <table:table-cell office:value-type="float" office:value="5.59738811638105" calcext:value-type="float">
            <text:p>5.5973881164</text:p>
          </table:table-cell>
          <table:table-cell table:formula="of:=IF([.J332] &lt;&gt; 0; 1; 0)" office:value-type="float" office:value="1" calcext:value-type="float">
            <text:p>1</text:p>
          </table:table-cell>
          <table:table-cell table:formula="of:=IF(AND([.K332]=1; [.J332]&gt;=[.E33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graduatedFrom&gt; <text:s/>?b <text:s/>?a <text:s/>&lt;isCitizenOf&gt; <text:s/>?f <text:s/>?i <text:s/>&lt;livesIn&gt; <text:s/>?f <text:s text:c="2"/>=&gt; ?a <text:s/>&lt;graduatedFrom&gt; <text:s/>?b</text:p>
          </table:table-cell>
          <table:table-cell office:value-type="float" office:value="0.000821827" calcext:value-type="float">
            <text:p>0.000821827</text:p>
          </table:table-cell>
          <table:table-cell office:value-type="float" office:value="0.0656" calcext:value-type="float">
            <text:p>0.0656</text:p>
          </table:table-cell>
          <table:table-cell office:value-type="float" office:value="0.003892392" calcext:value-type="float">
            <text:p>0.003892392</text:p>
          </table:table-cell>
          <table:table-cell office:value-type="float" office:value="0.030910245" calcext:value-type="float">
            <text:p>0.030910245</text:p>
          </table:table-cell>
          <table:table-cell office:value-type="float" office:value="779" calcext:value-type="float">
            <text:p>779</text:p>
          </table:table-cell>
          <table:table-cell office:value-type="float" office:value="200134" calcext:value-type="float">
            <text:p>200134</text:p>
          </table:table-cell>
          <table:table-cell office:value-type="float" office:value="25202" calcext:value-type="float">
            <text:p>2520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33] &lt;&gt; 0; 1; 0)" office:value-type="float" office:value="0" calcext:value-type="float">
            <text:p>0</text:p>
          </table:table-cell>
          <table:table-cell table:formula="of:=IF(AND([.K333]=1; [.J333]&gt;=[.E33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a <text:s/>&lt;created&gt; <text:s/>?f <text:s/>?i <text:s/>&lt;produced&gt; <text:s/>?b <text:s text:c="2"/>=&gt; ?a <text:s/>&lt;produced&gt; <text:s/>?b</text:p>
          </table:table-cell>
          <table:table-cell office:value-type="float" office:value="0.000925215" calcext:value-type="float">
            <text:p>0.000925215</text:p>
          </table:table-cell>
          <table:table-cell office:value-type="float" office:value="0.043467486" calcext:value-type="float">
            <text:p>0.043467486</text:p>
          </table:table-cell>
          <table:table-cell table:number-columns-repeated="2" office:value-type="float" office:value="0.031316955" calcext:value-type="float">
            <text:p>0.031316955</text:p>
          </table:table-cell>
          <table:table-cell office:value-type="float" office:value="877" calcext:value-type="float">
            <text:p>877</text:p>
          </table:table-cell>
          <table:table-cell table:number-columns-repeated="2" office:value-type="float" office:value="28004" calcext:value-type="float">
            <text:p>28004</text:p>
          </table:table-cell>
          <table:table-cell office:value-type="string" calcext:value-type="string">
            <text:p>?b</text:p>
          </table:table-cell>
          <table:table-cell office:value-type="float" office:value="0.315363742673613" calcext:value-type="float">
            <text:p>0.3153637427</text:p>
          </table:table-cell>
          <table:table-cell table:formula="of:=IF([.J334] &lt;&gt; 0; 1; 0)" office:value-type="float" office:value="1" calcext:value-type="float">
            <text:p>1</text:p>
          </table:table-cell>
          <table:table-cell table:formula="of:=IF(AND([.K334]=1; [.J334]&gt;=[.E33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Child&gt; <text:s/>?f <text:s/>?i <text:s/>&lt;isMarriedTo&gt; <text:s/>?b <text:s/>?i <text:s/>&lt;isMarriedTo&gt; <text:s/>?f <text:s text:c="2"/>=&gt; ?a <text:s/>&lt;isMarriedTo&gt; <text:s/>?b</text:p>
          </table:table-cell>
          <table:table-cell office:value-type="float" office:value="0.000133982" calcext:value-type="float">
            <text:p>0.000133982</text:p>
          </table:table-cell>
          <table:table-cell office:value-type="float" office:value="0.010589511" calcext:value-type="float">
            <text:p>0.010589511</text:p>
          </table:table-cell>
          <table:table-cell table:number-columns-repeated="2" office:value-type="float" office:value="0.031342547" calcext:value-type="float">
            <text:p>0.031342547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4052" calcext:value-type="float">
            <text:p>4052</text:p>
          </table:table-cell>
          <table:table-cell office:value-type="string" calcext:value-type="string">
            <text:p>?b</text:p>
          </table:table-cell>
          <table:table-cell office:value-type="float" office:value="0.0130394130309462" calcext:value-type="float">
            <text:p>0.013039413</text:p>
          </table:table-cell>
          <table:table-cell table:formula="of:=IF([.J335] &lt;&gt; 0; 1; 0)" office:value-type="float" office:value="1" calcext:value-type="float">
            <text:p>1</text:p>
          </table:table-cell>
          <table:table-cell table:formula="of:=IF(AND([.K335]=1; [.J335]&gt;=[.E33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livesIn&gt; <text:s/>?b <text:s/>?i <text:s/>&lt;livesIn&gt; <text:s/>?f <text:s text:c="2"/>=&gt; ?a <text:s/>&lt;wasBornIn&gt; <text:s/>?b</text:p>
          </table:table-cell>
          <table:table-cell office:value-type="float" office:value="0.001946432" calcext:value-type="float">
            <text:p>0.001946432</text:p>
          </table:table-cell>
          <table:table-cell office:value-type="float" office:value="0.032968211" calcext:value-type="float">
            <text:p>0.032968211</text:p>
          </table:table-cell>
          <table:table-cell office:value-type="float" office:value="0.011151473" calcext:value-type="float">
            <text:p>0.011151473</text:p>
          </table:table-cell>
          <table:table-cell office:value-type="float" office:value="0.031548169" calcext:value-type="float">
            <text:p>0.031548169</text:p>
          </table:table-cell>
          <table:table-cell office:value-type="float" office:value="1845" calcext:value-type="float">
            <text:p>1845</text:p>
          </table:table-cell>
          <table:table-cell office:value-type="float" office:value="165449" calcext:value-type="float">
            <text:p>165449</text:p>
          </table:table-cell>
          <table:table-cell office:value-type="float" office:value="58482" calcext:value-type="float">
            <text:p>58482</text:p>
          </table:table-cell>
          <table:table-cell office:value-type="string" calcext:value-type="string">
            <text:p>?a</text:p>
          </table:table-cell>
          <table:table-cell office:value-type="float" office:value="0.863920606572307" calcext:value-type="float">
            <text:p>0.8639206066</text:p>
          </table:table-cell>
          <table:table-cell table:formula="of:=IF([.J336] &lt;&gt; 0; 1; 0)" office:value-type="float" office:value="1" calcext:value-type="float">
            <text:p>1</text:p>
          </table:table-cell>
          <table:table-cell table:formula="of:=IF(AND([.K336]=1; [.J336]&gt;=[.E33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graduatedFrom&gt; <text:s/>?b <text:s/>?i <text:s/>&lt;wasBornIn&gt; <text:s/>?f <text:s text:c="2"/>=&gt; ?a <text:s/>&lt;graduatedFrom&gt; <text:s/>?b</text:p>
          </table:table-cell>
          <table:table-cell office:value-type="float" office:value="0.000475795" calcext:value-type="float">
            <text:p>0.000475795</text:p>
          </table:table-cell>
          <table:table-cell office:value-type="float" office:value="0.037978947" calcext:value-type="float">
            <text:p>0.037978947</text:p>
          </table:table-cell>
          <table:table-cell office:value-type="float" office:value="0.002453634" calcext:value-type="float">
            <text:p>0.002453634</text:p>
          </table:table-cell>
          <table:table-cell office:value-type="float" office:value="0.031787426" calcext:value-type="float">
            <text:p>0.031787426</text:p>
          </table:table-cell>
          <table:table-cell office:value-type="float" office:value="451" calcext:value-type="float">
            <text:p>451</text:p>
          </table:table-cell>
          <table:table-cell office:value-type="float" office:value="183809" calcext:value-type="float">
            <text:p>183809</text:p>
          </table:table-cell>
          <table:table-cell office:value-type="float" office:value="14188" calcext:value-type="float">
            <text:p>1418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37] &lt;&gt; 0; 1; 0)" office:value-type="float" office:value="0" calcext:value-type="float">
            <text:p>0</text:p>
          </table:table-cell>
          <table:table-cell table:formula="of:=IF(AND([.K337]=1; [.J337]&gt;=[.E33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b <text:s/>?a <text:s/>&lt;wasBornIn&gt; <text:s/>?f <text:s/>?i <text:s/>&lt;wasBornIn&gt; <text:s/>?f <text:s text:c="2"/>=&gt; ?a <text:s/>&lt;isCitizenOf&gt; <text:s/>?b</text:p>
          </table:table-cell>
          <table:table-cell office:value-type="float" office:value="0.00022471" calcext:value-type="float">
            <text:p>0.00022471</text:p>
          </table:table-cell>
          <table:table-cell office:value-type="float" office:value="0.01461908" calcext:value-type="float">
            <text:p>0.01461908</text:p>
          </table:table-cell>
          <table:table-cell office:value-type="float" office:value="0.001418855" calcext:value-type="float">
            <text:p>0.001418855</text:p>
          </table:table-cell>
          <table:table-cell office:value-type="float" office:value="0.031800537" calcext:value-type="float">
            <text:p>0.031800537</text:p>
          </table:table-cell>
          <table:table-cell office:value-type="float" office:value="213" calcext:value-type="float">
            <text:p>213</text:p>
          </table:table-cell>
          <table:table-cell office:value-type="float" office:value="150121" calcext:value-type="float">
            <text:p>150121</text:p>
          </table:table-cell>
          <table:table-cell office:value-type="float" office:value="6698" calcext:value-type="float">
            <text:p>6698</text:p>
          </table:table-cell>
          <table:table-cell office:value-type="string" calcext:value-type="string">
            <text:p>?a</text:p>
          </table:table-cell>
          <table:table-cell office:value-type="float" office:value="2234.69939380805" calcext:value-type="float">
            <text:p>2234.6993938081</text:p>
          </table:table-cell>
          <table:table-cell table:formula="of:=IF([.J338] &lt;&gt; 0; 1; 0)" office:value-type="float" office:value="1" calcext:value-type="float">
            <text:p>1</text:p>
          </table:table-cell>
          <table:table-cell table:formula="of:=IF(AND([.K338]=1; [.J338]&gt;=[.E33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LocatedIn&gt; <text:s/>?f <text:s/>?i <text:s/>&lt;livesIn&gt; <text:s/>?b <text:s/>?i <text:s/>&lt;livesIn&gt; <text:s/>?f <text:s text:c="2"/>=&gt; ?a <text:s/>&lt;diedIn&gt; <text:s/>?b</text:p>
          </table:table-cell>
          <table:table-cell office:value-type="float" office:value="0.000266909" calcext:value-type="float">
            <text:p>0.000266909</text:p>
          </table:table-cell>
          <table:table-cell office:value-type="float" office:value="0.011419029" calcext:value-type="float">
            <text:p>0.011419029</text:p>
          </table:table-cell>
          <table:table-cell office:value-type="float" office:value="0.000200119" calcext:value-type="float">
            <text:p>0.000200119</text:p>
          </table:table-cell>
          <table:table-cell office:value-type="float" office:value="0.032159654" calcext:value-type="float">
            <text:p>0.032159654</text:p>
          </table:table-cell>
          <table:table-cell office:value-type="float" office:value="253" calcext:value-type="float">
            <text:p>253</text:p>
          </table:table-cell>
          <table:table-cell office:value-type="float" office:value="1264250" calcext:value-type="float">
            <text:p>1264250</text:p>
          </table:table-cell>
          <table:table-cell office:value-type="float" office:value="7867" calcext:value-type="float">
            <text:p>7867</text:p>
          </table:table-cell>
          <table:table-cell office:value-type="string" calcext:value-type="string">
            <text:p>?a</text:p>
          </table:table-cell>
          <table:table-cell office:value-type="float" office:value="71.3359728715888" calcext:value-type="float">
            <text:p>71.3359728716</text:p>
          </table:table-cell>
          <table:table-cell table:formula="of:=IF([.J339] &lt;&gt; 0; 1; 0)" office:value-type="float" office:value="1" calcext:value-type="float">
            <text:p>1</text:p>
          </table:table-cell>
          <table:table-cell table:formula="of:=IF(AND([.K339]=1; [.J339]&gt;=[.E33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livesIn&gt; <text:s/>?f <text:s/>?i <text:s/>&lt;wasBornIn&gt; <text:s/>?b <text:s text:c="2"/>=&gt; ?a <text:s/>&lt;wasBornIn&gt; <text:s/>?b</text:p>
          </table:table-cell>
          <table:table-cell office:value-type="float" office:value="0.001568751" calcext:value-type="float">
            <text:p>0.001568751</text:p>
          </table:table-cell>
          <table:table-cell office:value-type="float" office:value="0.026571127" calcext:value-type="float">
            <text:p>0.026571127</text:p>
          </table:table-cell>
          <table:table-cell office:value-type="float" office:value="0.01261752" calcext:value-type="float">
            <text:p>0.01261752</text:p>
          </table:table-cell>
          <table:table-cell office:value-type="float" office:value="0.03240993" calcext:value-type="float">
            <text:p>0.03240993</text:p>
          </table:table-cell>
          <table:table-cell office:value-type="float" office:value="1487" calcext:value-type="float">
            <text:p>1487</text:p>
          </table:table-cell>
          <table:table-cell office:value-type="float" office:value="117852" calcext:value-type="float">
            <text:p>117852</text:p>
          </table:table-cell>
          <table:table-cell office:value-type="float" office:value="45881" calcext:value-type="float">
            <text:p>45881</text:p>
          </table:table-cell>
          <table:table-cell office:value-type="string" calcext:value-type="string">
            <text:p>?a</text:p>
          </table:table-cell>
          <table:table-cell office:value-type="float" office:value="2.0546976321334" calcext:value-type="float">
            <text:p>2.0546976321</text:p>
          </table:table-cell>
          <table:table-cell table:formula="of:=IF([.J340] &lt;&gt; 0; 1; 0)" office:value-type="float" office:value="1" calcext:value-type="float">
            <text:p>1</text:p>
          </table:table-cell>
          <table:table-cell table:formula="of:=IF(AND([.K340]=1; [.J340]&gt;=[.E34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livesIn&gt; <text:s/>?f <text:s/>?i <text:s/>&lt;livesIn&gt; <text:s/>?f <text:s/>?i <text:s/>&lt;wasBornIn&gt; <text:s/>?b <text:s text:c="2"/>=&gt; ?a <text:s/>&lt;diedIn&gt; <text:s/>?b</text:p>
          </table:table-cell>
          <table:table-cell office:value-type="float" office:value="0.000333373" calcext:value-type="float">
            <text:p>0.000333373</text:p>
          </table:table-cell>
          <table:table-cell office:value-type="float" office:value="0.014262502" calcext:value-type="float">
            <text:p>0.014262502</text:p>
          </table:table-cell>
          <table:table-cell office:value-type="float" office:value="0.002649895" calcext:value-type="float">
            <text:p>0.002649895</text:p>
          </table:table-cell>
          <table:table-cell office:value-type="float" office:value="0.032780083" calcext:value-type="float">
            <text:p>0.032780083</text:p>
          </table:table-cell>
          <table:table-cell office:value-type="float" office:value="316" calcext:value-type="float">
            <text:p>316</text:p>
          </table:table-cell>
          <table:table-cell office:value-type="float" office:value="119250" calcext:value-type="float">
            <text:p>119250</text:p>
          </table:table-cell>
          <table:table-cell office:value-type="float" office:value="9640" calcext:value-type="float">
            <text:p>9640</text:p>
          </table:table-cell>
          <table:table-cell office:value-type="string" calcext:value-type="string">
            <text:p>?a</text:p>
          </table:table-cell>
          <table:table-cell office:value-type="float" office:value="198.028205934021" calcext:value-type="float">
            <text:p>198.028205934</text:p>
          </table:table-cell>
          <table:table-cell table:formula="of:=IF([.J341] &lt;&gt; 0; 1; 0)" office:value-type="float" office:value="1" calcext:value-type="float">
            <text:p>1</text:p>
          </table:table-cell>
          <table:table-cell table:formula="of:=IF(AND([.K341]=1; [.J341]&gt;=[.E34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a <text:s/>&lt;created&gt; <text:s/>?f <text:s/>?i <text:s/>&lt;influences&gt; <text:s/>?b <text:s text:c="2"/>=&gt; ?a <text:s/>&lt;influences&gt; <text:s/>?b</text:p>
          </table:table-cell>
          <table:table-cell office:value-type="float" office:value="0.000293284" calcext:value-type="float">
            <text:p>0.000293284</text:p>
          </table:table-cell>
          <table:table-cell office:value-type="float" office:value="0.019928315" calcext:value-type="float">
            <text:p>0.019928315</text:p>
          </table:table-cell>
          <table:table-cell table:number-columns-repeated="2" office:value-type="float" office:value="0.03279849" calcext:value-type="float">
            <text:p>0.03279849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8476" calcext:value-type="float">
            <text:p>8476</text:p>
          </table:table-cell>
          <table:table-cell office:value-type="string" calcext:value-type="string">
            <text:p>?b</text:p>
          </table:table-cell>
          <table:table-cell office:value-type="float" office:value="0.428030234855492" calcext:value-type="float">
            <text:p>0.4280302349</text:p>
          </table:table-cell>
          <table:table-cell table:formula="of:=IF([.J342] &lt;&gt; 0; 1; 0)" office:value-type="float" office:value="1" calcext:value-type="float">
            <text:p>1</text:p>
          </table:table-cell>
          <table:table-cell table:formula="of:=IF(AND([.K342]=1; [.J342]&gt;=[.E34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wasBornIn&gt; <text:s/>?f <text:s/>?i <text:s/>&lt;wasBornIn&gt; <text:s/>?f <text:s/>?i <text:s/>&lt;worksAt&gt; <text:s/>?b <text:s text:c="2"/>=&gt; ?a <text:s/>&lt;graduatedFrom&gt; <text:s/>?b</text:p>
          </table:table-cell>
          <table:table-cell office:value-type="float" office:value="0.000386122" calcext:value-type="float">
            <text:p>0.000386122</text:p>
          </table:table-cell>
          <table:table-cell office:value-type="float" office:value="0.030821053" calcext:value-type="float">
            <text:p>0.030821053</text:p>
          </table:table-cell>
          <table:table-cell office:value-type="float" office:value="0.002347343" calcext:value-type="float">
            <text:p>0.002347343</text:p>
          </table:table-cell>
          <table:table-cell office:value-type="float" office:value="0.033342443" calcext:value-type="float">
            <text:p>0.033342443</text:p>
          </table:table-cell>
          <table:table-cell office:value-type="float" office:value="366" calcext:value-type="float">
            <text:p>366</text:p>
          </table:table-cell>
          <table:table-cell office:value-type="float" office:value="155921" calcext:value-type="float">
            <text:p>155921</text:p>
          </table:table-cell>
          <table:table-cell office:value-type="float" office:value="10977" calcext:value-type="float">
            <text:p>1097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43] &lt;&gt; 0; 1; 0)" office:value-type="float" office:value="0" calcext:value-type="float">
            <text:p>0</text:p>
          </table:table-cell>
          <table:table-cell table:formula="of:=IF(AND([.K343]=1; [.J343]&gt;=[.E34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exports&gt; <text:s/>?f <text:s/>?i <text:s/>&lt;hasOfficialLanguage&gt; <text:s/>?b <text:s/>?i <text:s/>&lt;imports&gt; <text:s/>?f <text:s text:c="2"/>=&gt; ?a <text:s/>&lt;hasOfficialLanguage&gt; <text:s/>?b</text:p>
          </table:table-cell>
          <table:table-cell office:value-type="float" office:value="0.000059079" calcext:value-type="float">
            <text:p>0.000059079</text:p>
          </table:table-cell>
          <table:table-cell office:value-type="float" office:value="0.069738481" calcext:value-type="float">
            <text:p>0.069738481</text:p>
          </table:table-cell>
          <table:table-cell office:value-type="float" office:value="0.02406532" calcext:value-type="float">
            <text:p>0.02406532</text:p>
          </table:table-cell>
          <table:table-cell office:value-type="float" office:value="0.033412888" calcext:value-type="float">
            <text:p>0.033412888</text:p>
          </table:table-cell>
          <table:table-cell office:value-type="float" office:value="56" calcext:value-type="float">
            <text:p>56</text:p>
          </table:table-cell>
          <table:table-cell office:value-type="float" office:value="2327" calcext:value-type="float">
            <text:p>2327</text:p>
          </table:table-cell>
          <table:table-cell office:value-type="float" office:value="1676" calcext:value-type="float">
            <text:p>167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44] &lt;&gt; 0; 1; 0)" office:value-type="float" office:value="0" calcext:value-type="float">
            <text:p>0</text:p>
          </table:table-cell>
          <table:table-cell table:formula="of:=IF(AND([.K344]=1; [.J344]&gt;=[.E34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b <text:s/>?g <text:s/>&lt;created&gt; <text:s/>?b <text:s/>?g <text:s/>&lt;directed&gt; <text:s/>?b <text:s text:c="2"/>=&gt; ?a <text:s/>&lt;produced&gt; <text:s/>?b</text:p>
          </table:table-cell>
          <table:table-cell office:value-type="float" office:value="0.000253194" calcext:value-type="float">
            <text:p>0.000253194</text:p>
          </table:table-cell>
          <table:table-cell office:value-type="float" office:value="0.011895321" calcext:value-type="float">
            <text:p>0.011895321</text:p>
          </table:table-cell>
          <table:table-cell office:value-type="float" office:value="0.017374937" calcext:value-type="float">
            <text:p>0.017374937</text:p>
          </table:table-cell>
          <table:table-cell office:value-type="float" office:value="0.033585223" calcext:value-type="float">
            <text:p>0.033585223</text:p>
          </table:table-cell>
          <table:table-cell office:value-type="float" office:value="240" calcext:value-type="float">
            <text:p>240</text:p>
          </table:table-cell>
          <table:table-cell office:value-type="float" office:value="13813" calcext:value-type="float">
            <text:p>13813</text:p>
          </table:table-cell>
          <table:table-cell office:value-type="float" office:value="7146" calcext:value-type="float">
            <text:p>7146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345] &lt;&gt; 0; 1; 0)" office:value-type="float" office:value="0" calcext:value-type="float">
            <text:p>0</text:p>
          </table:table-cell>
          <table:table-cell table:formula="of:=IF(AND([.K345]=1; [.J345]&gt;=[.E34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i <text:s/>&lt;directed&gt; <text:s/>?f <text:s/>?a <text:s/>&lt;produced&gt; <text:s/>?f <text:s text:c="2"/>=&gt; ?a <text:s/>&lt;directed&gt; <text:s/>?b</text:p>
          </table:table-cell>
          <table:table-cell office:value-type="float" office:value="0.000613997" calcext:value-type="float">
            <text:p>0.000613997</text:p>
          </table:table-cell>
          <table:table-cell office:value-type="float" office:value="0.017387148" calcext:value-type="float">
            <text:p>0.017387148</text:p>
          </table:table-cell>
          <table:table-cell office:value-type="float" office:value="0.028712383" calcext:value-type="float">
            <text:p>0.028712383</text:p>
          </table:table-cell>
          <table:table-cell office:value-type="float" office:value="0.033631898" calcext:value-type="float">
            <text:p>0.033631898</text:p>
          </table:table-cell>
          <table:table-cell office:value-type="float" office:value="582" calcext:value-type="float">
            <text:p>582</text:p>
          </table:table-cell>
          <table:table-cell office:value-type="float" office:value="20270" calcext:value-type="float">
            <text:p>20270</text:p>
          </table:table-cell>
          <table:table-cell office:value-type="float" office:value="17305" calcext:value-type="float">
            <text:p>17305</text:p>
          </table:table-cell>
          <table:table-cell office:value-type="string" calcext:value-type="string">
            <text:p>?b</text:p>
          </table:table-cell>
          <table:table-cell office:value-type="float" office:value="0.455858033908716" calcext:value-type="float">
            <text:p>0.4558580339</text:p>
          </table:table-cell>
          <table:table-cell table:formula="of:=IF([.J346] &lt;&gt; 0; 1; 0)" office:value-type="float" office:value="1" calcext:value-type="float">
            <text:p>1</text:p>
          </table:table-cell>
          <table:table-cell table:formula="of:=IF(AND([.K346]=1; [.J346]&gt;=[.E34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f <text:s/>?a <text:s/>&lt;exports&gt; <text:s/>?j <text:s/>?f <text:s/>&lt;imports&gt; <text:s/>?j <text:s text:c="2"/>=&gt; ?a <text:s/>&lt;dealsWith&gt; <text:s/>?b</text:p>
          </table:table-cell>
          <table:table-cell office:value-type="float" office:value="0.000167741" calcext:value-type="float">
            <text:p>0.000167741</text:p>
          </table:table-cell>
          <table:table-cell office:value-type="float" office:value="0.230769231" calcext:value-type="float">
            <text:p>0.230769231</text:p>
          </table:table-cell>
          <table:table-cell office:value-type="float" office:value="0.029104887" calcext:value-type="float">
            <text:p>0.029104887</text:p>
          </table:table-cell>
          <table:table-cell office:value-type="float" office:value="0.033672173" calcext:value-type="float">
            <text:p>0.033672173</text:p>
          </table:table-cell>
          <table:table-cell office:value-type="float" office:value="159" calcext:value-type="float">
            <text:p>159</text:p>
          </table:table-cell>
          <table:table-cell office:value-type="float" office:value="5463" calcext:value-type="float">
            <text:p>5463</text:p>
          </table:table-cell>
          <table:table-cell office:value-type="float" office:value="4722" calcext:value-type="float">
            <text:p>472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47] &lt;&gt; 0; 1; 0)" office:value-type="float" office:value="0" calcext:value-type="float">
            <text:p>0</text:p>
          </table:table-cell>
          <table:table-cell table:formula="of:=IF(AND([.K347]=1; [.J347]&gt;=[.E34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hasWonPrize&gt; <text:s/>?b <text:s/>?a <text:s/>&lt;isCitizenOf&gt; <text:s/>?f <text:s/>?i <text:s/>&lt;livesIn&gt; <text:s/>?f <text:s text:c="2"/>=&gt; ?a <text:s/>&lt;hasWonPrize&gt; <text:s/>?b</text:p>
          </table:table-cell>
          <table:table-cell office:value-type="float" office:value="0.000365022" calcext:value-type="float">
            <text:p>0.000365022</text:p>
          </table:table-cell>
          <table:table-cell office:value-type="float" office:value="0.010175573" calcext:value-type="float">
            <text:p>0.010175573</text:p>
          </table:table-cell>
          <table:table-cell office:value-type="float" office:value="0.002131198" calcext:value-type="float">
            <text:p>0.002131198</text:p>
          </table:table-cell>
          <table:table-cell office:value-type="float" office:value="0.033914919" calcext:value-type="float">
            <text:p>0.033914919</text:p>
          </table:table-cell>
          <table:table-cell office:value-type="float" office:value="346" calcext:value-type="float">
            <text:p>346</text:p>
          </table:table-cell>
          <table:table-cell office:value-type="float" office:value="162350" calcext:value-type="float">
            <text:p>162350</text:p>
          </table:table-cell>
          <table:table-cell office:value-type="float" office:value="10202" calcext:value-type="float">
            <text:p>1020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48] &lt;&gt; 0; 1; 0)" office:value-type="float" office:value="0" calcext:value-type="float">
            <text:p>0</text:p>
          </table:table-cell>
          <table:table-cell table:formula="of:=IF(AND([.K348]=1; [.J348]&gt;=[.E34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dealsWith&gt; <text:s/>?a <text:s/>?e <text:s/>&lt;dealsWith&gt; <text:s/>?j <text:s/>?e <text:s/>&lt;exports&gt; <text:s/>?b <text:s text:c="2"/>=&gt; ?a <text:s/>&lt;imports&gt; <text:s/>?b</text:p>
          </table:table-cell>
          <table:table-cell office:value-type="float" office:value="0.000065409" calcext:value-type="float">
            <text:p>0.000065409</text:p>
          </table:table-cell>
          <table:table-cell office:value-type="float" office:value="0.18452381" calcext:value-type="float">
            <text:p>0.18452381</text:p>
          </table:table-cell>
          <table:table-cell office:value-type="float" office:value="0.023405059" calcext:value-type="float">
            <text:p>0.023405059</text:p>
          </table:table-cell>
          <table:table-cell office:value-type="float" office:value="0.034009874" calcext:value-type="float">
            <text:p>0.034009874</text:p>
          </table:table-cell>
          <table:table-cell office:value-type="float" office:value="62" calcext:value-type="float">
            <text:p>62</text:p>
          </table:table-cell>
          <table:table-cell office:value-type="float" office:value="2649" calcext:value-type="float">
            <text:p>2649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49] &lt;&gt; 0; 1; 0)" office:value-type="float" office:value="0" calcext:value-type="float">
            <text:p>0</text:p>
          </table:table-cell>
          <table:table-cell table:formula="of:=IF(AND([.K349]=1; [.J349]&gt;=[.E34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i <text:s/>&lt;created&gt; <text:s/>?b <text:s/>?a <text:s/>&lt;directed&gt; <text:s/>?f <text:s text:c="2"/>=&gt; ?a <text:s/>&lt;produced&gt; <text:s/>?b</text:p>
          </table:table-cell>
          <table:table-cell office:value-type="float" office:value="0.000335483" calcext:value-type="float">
            <text:p>0.000335483</text:p>
          </table:table-cell>
          <table:table-cell office:value-type="float" office:value="0.015761301" calcext:value-type="float">
            <text:p>0.015761301</text:p>
          </table:table-cell>
          <table:table-cell office:value-type="float" office:value="0.00493008" calcext:value-type="float">
            <text:p>0.00493008</text:p>
          </table:table-cell>
          <table:table-cell office:value-type="float" office:value="0.034050755" calcext:value-type="float">
            <text:p>0.034050755</text:p>
          </table:table-cell>
          <table:table-cell office:value-type="float" office:value="318" calcext:value-type="float">
            <text:p>318</text:p>
          </table:table-cell>
          <table:table-cell office:value-type="float" office:value="64502" calcext:value-type="float">
            <text:p>64502</text:p>
          </table:table-cell>
          <table:table-cell office:value-type="float" office:value="9339" calcext:value-type="float">
            <text:p>9339</text:p>
          </table:table-cell>
          <table:table-cell office:value-type="string" calcext:value-type="string">
            <text:p>?b</text:p>
          </table:table-cell>
          <table:table-cell office:value-type="float" office:value="5.72129582594188" calcext:value-type="float">
            <text:p>5.7212958259</text:p>
          </table:table-cell>
          <table:table-cell table:formula="of:=IF([.J350] &lt;&gt; 0; 1; 0)" office:value-type="float" office:value="1" calcext:value-type="float">
            <text:p>1</text:p>
          </table:table-cell>
          <table:table-cell table:formula="of:=IF(AND([.K350]=1; [.J350]&gt;=[.E35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i <text:s/>&lt;created&gt; <text:s/>?b <text:s/>?a <text:s/>&lt;created&gt; <text:s/>?f <text:s text:c="2"/>=&gt; ?a <text:s/>&lt;produced&gt; <text:s/>?b</text:p>
          </table:table-cell>
          <table:table-cell office:value-type="float" office:value="0.000412496" calcext:value-type="float">
            <text:p>0.000412496</text:p>
          </table:table-cell>
          <table:table-cell office:value-type="float" office:value="0.019379461" calcext:value-type="float">
            <text:p>0.019379461</text:p>
          </table:table-cell>
          <table:table-cell office:value-type="float" office:value="0.005217507" calcext:value-type="float">
            <text:p>0.005217507</text:p>
          </table:table-cell>
          <table:table-cell office:value-type="float" office:value="0.034136546" calcext:value-type="float">
            <text:p>0.034136546</text:p>
          </table:table-cell>
          <table:table-cell office:value-type="float" office:value="391" calcext:value-type="float">
            <text:p>391</text:p>
          </table:table-cell>
          <table:table-cell office:value-type="float" office:value="74940" calcext:value-type="float">
            <text:p>74940</text:p>
          </table:table-cell>
          <table:table-cell office:value-type="float" office:value="11454" calcext:value-type="float">
            <text:p>11454</text:p>
          </table:table-cell>
          <table:table-cell office:value-type="string" calcext:value-type="string">
            <text:p>?b</text:p>
          </table:table-cell>
          <table:table-cell office:value-type="float" office:value="6.3890758599896" calcext:value-type="float">
            <text:p>6.38907586</text:p>
          </table:table-cell>
          <table:table-cell table:formula="of:=IF([.J351] &lt;&gt; 0; 1; 0)" office:value-type="float" office:value="1" calcext:value-type="float">
            <text:p>1</text:p>
          </table:table-cell>
          <table:table-cell table:formula="of:=IF(AND([.K351]=1; [.J351]&gt;=[.E35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graduatedFrom&gt; <text:s/>?b <text:s/>?i <text:s/>&lt;livesIn&gt; <text:s/>?f <text:s text:c="2"/>=&gt; ?a <text:s/>&lt;worksAt&gt; <text:s/>?b</text:p>
          </table:table-cell>
          <table:table-cell office:value-type="float" office:value="0.000051694" calcext:value-type="float">
            <text:p>0.000051694</text:p>
          </table:table-cell>
          <table:table-cell office:value-type="float" office:value="0.020114943" calcext:value-type="float">
            <text:p>0.020114943</text:p>
          </table:table-cell>
          <table:table-cell office:value-type="float" office:value="0.000622183" calcext:value-type="float">
            <text:p>0.000622183</text:p>
          </table:table-cell>
          <table:table-cell office:value-type="float" office:value="0.034337772" calcext:value-type="float">
            <text:p>0.034337772</text:p>
          </table:table-cell>
          <table:table-cell office:value-type="float" office:value="49" calcext:value-type="float">
            <text:p>49</text:p>
          </table:table-cell>
          <table:table-cell office:value-type="float" office:value="78755" calcext:value-type="float">
            <text:p>78755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52] &lt;&gt; 0; 1; 0)" office:value-type="float" office:value="0" calcext:value-type="float">
            <text:p>0</text:p>
          </table:table-cell>
          <table:table-cell table:formula="of:=IF(AND([.K352]=1; [.J352]&gt;=[.E35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isLocatedIn&gt; <text:s/>?b <text:s/>?a <text:s/>&lt;wasBornIn&gt; <text:s/>?f <text:s text:c="2"/>=&gt; ?a <text:s/>&lt;wasBornIn&gt; <text:s/>?b</text:p>
          </table:table-cell>
          <table:table-cell office:value-type="float" office:value="0.013568059" calcext:value-type="float">
            <text:p>0.013568059</text:p>
          </table:table-cell>
          <table:table-cell office:value-type="float" office:value="0.229812555" calcext:value-type="float">
            <text:p>0.229812555</text:p>
          </table:table-cell>
          <table:table-cell table:number-columns-repeated="2" office:value-type="float" office:value="0.034490157" calcext:value-type="float">
            <text:p>0.034490157</text:p>
          </table:table-cell>
          <table:table-cell office:value-type="float" office:value="12861" calcext:value-type="float">
            <text:p>12861</text:p>
          </table:table-cell>
          <table:table-cell table:number-columns-repeated="2" office:value-type="float" office:value="372889" calcext:value-type="float">
            <text:p>372889</text:p>
          </table:table-cell>
          <table:table-cell office:value-type="string" calcext:value-type="string">
            <text:p>?a</text:p>
          </table:table-cell>
          <table:table-cell office:value-type="float" office:value="0.416405423282761" calcext:value-type="float">
            <text:p>0.4164054233</text:p>
          </table:table-cell>
          <table:table-cell table:formula="of:=IF([.J353] &lt;&gt; 0; 1; 0)" office:value-type="float" office:value="1" calcext:value-type="float">
            <text:p>1</text:p>
          </table:table-cell>
          <table:table-cell table:formula="of:=IF(AND([.K353]=1; [.J353]&gt;=[.E35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e <text:s/>?i <text:s/>&lt;livesIn&gt; <text:s/>?a <text:s/>?e <text:s/>&lt;participatedIn&gt; <text:s/>?b <text:s text:c="2"/>=&gt; ?a <text:s/>&lt;participatedIn&gt; <text:s/>?b</text:p>
          </table:table-cell>
          <table:table-cell office:value-type="float" office:value="0.00343606" calcext:value-type="float">
            <text:p>0.00343606</text:p>
          </table:table-cell>
          <table:table-cell office:value-type="float" office:value="0.232427032" calcext:value-type="float">
            <text:p>0.232427032</text:p>
          </table:table-cell>
          <table:table-cell table:number-columns-repeated="2" office:value-type="float" office:value="0.034953478" calcext:value-type="float">
            <text:p>0.034953478</text:p>
          </table:table-cell>
          <table:table-cell office:value-type="float" office:value="3257" calcext:value-type="float">
            <text:p>3257</text:p>
          </table:table-cell>
          <table:table-cell table:number-columns-repeated="2" office:value-type="float" office:value="93181" calcext:value-type="float">
            <text:p>93181</text:p>
          </table:table-cell>
          <table:table-cell office:value-type="string" calcext:value-type="string">
            <text:p>?b</text:p>
          </table:table-cell>
          <table:table-cell office:value-type="float" office:value="2098.77682554661" calcext:value-type="float">
            <text:p>2098.7768255466</text:p>
          </table:table-cell>
          <table:table-cell table:formula="of:=IF([.J354] &lt;&gt; 0; 1; 0)" office:value-type="float" office:value="1" calcext:value-type="float">
            <text:p>1</text:p>
          </table:table-cell>
          <table:table-cell table:formula="of:=IF(AND([.K354]=1; [.J354]&gt;=[.E35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rected&gt; <text:s/>?b <text:s/>?i <text:s/>&lt;directed&gt; <text:s/>?f <text:s/>?a <text:s/>&lt;produced&gt; <text:s/>?f <text:s text:c="2"/>=&gt; ?a <text:s/>&lt;created&gt; <text:s/>?b</text:p>
          </table:table-cell>
          <table:table-cell office:value-type="float" office:value="0.00341496" calcext:value-type="float">
            <text:p>0.00341496</text:p>
          </table:table-cell>
          <table:table-cell office:value-type="float" office:value="0.016172224" calcext:value-type="float">
            <text:p>0.016172224</text:p>
          </table:table-cell>
          <table:table-cell office:value-type="float" office:value="0.023383153" calcext:value-type="float">
            <text:p>0.023383153</text:p>
          </table:table-cell>
          <table:table-cell office:value-type="float" office:value="0.035106556" calcext:value-type="float">
            <text:p>0.035106556</text:p>
          </table:table-cell>
          <table:table-cell office:value-type="float" office:value="3237" calcext:value-type="float">
            <text:p>3237</text:p>
          </table:table-cell>
          <table:table-cell office:value-type="float" office:value="138433" calcext:value-type="float">
            <text:p>138433</text:p>
          </table:table-cell>
          <table:table-cell office:value-type="float" office:value="92205" calcext:value-type="float">
            <text:p>92205</text:p>
          </table:table-cell>
          <table:table-cell office:value-type="string" calcext:value-type="string">
            <text:p>?b</text:p>
          </table:table-cell>
          <table:table-cell office:value-type="float" office:value="1.51173695718093" calcext:value-type="float">
            <text:p>1.5117369572</text:p>
          </table:table-cell>
          <table:table-cell table:formula="of:=IF([.J355] &lt;&gt; 0; 1; 0)" office:value-type="float" office:value="1" calcext:value-type="float">
            <text:p>1</text:p>
          </table:table-cell>
          <table:table-cell table:formula="of:=IF(AND([.K355]=1; [.J355]&gt;=[.E35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i <text:s/>&lt;created&gt; <text:s/>?f <text:s/>?a <text:s/>&lt;directed&gt; <text:s/>?f <text:s text:c="2"/>=&gt; ?a <text:s/>&lt;produced&gt; <text:s/>?b</text:p>
          </table:table-cell>
          <table:table-cell office:value-type="float" office:value="0.000366077" calcext:value-type="float">
            <text:p>0.000366077</text:p>
          </table:table-cell>
          <table:table-cell office:value-type="float" office:value="0.017198652" calcext:value-type="float">
            <text:p>0.017198652</text:p>
          </table:table-cell>
          <table:table-cell office:value-type="float" office:value="0.017654541" calcext:value-type="float">
            <text:p>0.017654541</text:p>
          </table:table-cell>
          <table:table-cell office:value-type="float" office:value="0.035235581" calcext:value-type="float">
            <text:p>0.035235581</text:p>
          </table:table-cell>
          <table:table-cell office:value-type="float" office:value="347" calcext:value-type="float">
            <text:p>347</text:p>
          </table:table-cell>
          <table:table-cell office:value-type="float" office:value="19655" calcext:value-type="float">
            <text:p>19655</text:p>
          </table:table-cell>
          <table:table-cell office:value-type="float" office:value="9848" calcext:value-type="float">
            <text:p>9848</text:p>
          </table:table-cell>
          <table:table-cell office:value-type="string" calcext:value-type="string">
            <text:p>?b</text:p>
          </table:table-cell>
          <table:table-cell office:value-type="float" office:value="8.80495608494627" calcext:value-type="float">
            <text:p>8.8049560849</text:p>
          </table:table-cell>
          <table:table-cell table:formula="of:=IF([.J356] &lt;&gt; 0; 1; 0)" office:value-type="float" office:value="1" calcext:value-type="float">
            <text:p>1</text:p>
          </table:table-cell>
          <table:table-cell table:formula="of:=IF(AND([.K356]=1; [.J356]&gt;=[.E35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i <text:s/>&lt;created&gt; <text:s/>?b <text:s/>?a <text:s/>&lt;directed&gt; <text:s/>?f <text:s text:c="2"/>=&gt; ?a <text:s/>&lt;created&gt; <text:s/>?b</text:p>
          </table:table-cell>
          <table:table-cell office:value-type="float" office:value="0.002407457" calcext:value-type="float">
            <text:p>0.002407457</text:p>
          </table:table-cell>
          <table:table-cell office:value-type="float" office:value="0.011400993" calcext:value-type="float">
            <text:p>0.011400993</text:p>
          </table:table-cell>
          <table:table-cell table:number-columns-repeated="2" office:value-type="float" office:value="0.035378748" calcext:value-type="float">
            <text:p>0.035378748</text:p>
          </table:table-cell>
          <table:table-cell office:value-type="float" office:value="2282" calcext:value-type="float">
            <text:p>2282</text:p>
          </table:table-cell>
          <table:table-cell table:number-columns-repeated="2" office:value-type="float" office:value="64502" calcext:value-type="float">
            <text:p>64502</text:p>
          </table:table-cell>
          <table:table-cell office:value-type="string" calcext:value-type="string">
            <text:p>?b</text:p>
          </table:table-cell>
          <table:table-cell office:value-type="float" office:value="0.00920454246451659" calcext:value-type="float">
            <text:p>0.0092045425</text:p>
          </table:table-cell>
          <table:table-cell table:formula="of:=IF([.J357] &lt;&gt; 0; 1; 0)" office:value-type="float" office:value="1" calcext:value-type="float">
            <text:p>1</text:p>
          </table:table-cell>
          <table:table-cell table:formula="of:=IF(AND([.K357]=1; [.J357]&gt;=[.E35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dealsWith&gt; <text:s/>?a <text:s/>?b <text:s/>&lt;hasCapital&gt; <text:s/>?f <text:s/>?f <text:s/>&lt;isLocatedIn&gt; <text:s/>?j <text:s text:c="2"/>=&gt; ?a <text:s/>&lt;dealsWith&gt; <text:s/>?b</text:p>
          </table:table-cell>
          <table:table-cell office:value-type="float" office:value="0.000032704" calcext:value-type="float">
            <text:p>0.000032704</text:p>
          </table:table-cell>
          <table:table-cell office:value-type="float" office:value="0.044992743" calcext:value-type="float">
            <text:p>0.044992743</text:p>
          </table:table-cell>
          <table:table-cell office:value-type="float" office:value="0.026793431" calcext:value-type="float">
            <text:p>0.026793431</text:p>
          </table:table-cell>
          <table:table-cell office:value-type="float" office:value="0.035428571" calcext:value-type="float">
            <text:p>0.035428571</text:p>
          </table:table-cell>
          <table:table-cell office:value-type="float" office:value="31" calcext:value-type="float">
            <text:p>31</text:p>
          </table:table-cell>
          <table:table-cell office:value-type="float" office:value="1157" calcext:value-type="float">
            <text:p>1157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?a</text:p>
          </table:table-cell>
          <table:table-cell office:value-type="float" office:value="526.90755262889" calcext:value-type="float">
            <text:p>526.9075526289</text:p>
          </table:table-cell>
          <table:table-cell table:formula="of:=IF([.J358] &lt;&gt; 0; 1; 0)" office:value-type="float" office:value="1" calcext:value-type="float">
            <text:p>1</text:p>
          </table:table-cell>
          <table:table-cell table:formula="of:=IF(AND([.K358]=1; [.J358]&gt;=[.E35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isLocatedIn&gt; <text:s/>?a <text:s/>?e <text:s/>&lt;livesIn&gt; <text:s/>?b <text:s/>?e <text:s/>&lt;wasBornIn&gt; <text:s/>?j <text:s text:c="2"/>=&gt; ?a <text:s/>&lt;hasCapital&gt; <text:s/>?b</text:p>
          </table:table-cell>
          <table:table-cell office:value-type="float" office:value="0.000037979" calcext:value-type="float">
            <text:p>0.000037979</text:p>
          </table:table-cell>
          <table:table-cell office:value-type="float" office:value="0.016989146" calcext:value-type="float">
            <text:p>0.016989146</text:p>
          </table:table-cell>
          <table:table-cell office:value-type="float" office:value="0.017159199" calcext:value-type="float">
            <text:p>0.017159199</text:p>
          </table:table-cell>
          <table:table-cell office:value-type="float" office:value="0.035433071" calcext:value-type="float">
            <text:p>0.035433071</text:p>
          </table:table-cell>
          <table:table-cell office:value-type="float" office:value="36" calcext:value-type="float">
            <text:p>36</text:p>
          </table:table-cell>
          <table:table-cell office:value-type="float" office:value="2098" calcext:value-type="float">
            <text:p>2098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?a</text:p>
          </table:table-cell>
          <table:table-cell office:value-type="float" office:value="3080.33113007114" calcext:value-type="float">
            <text:p>3080.3311300711</text:p>
          </table:table-cell>
          <table:table-cell table:formula="of:=IF([.J359] &lt;&gt; 0; 1; 0)" office:value-type="float" office:value="1" calcext:value-type="float">
            <text:p>1</text:p>
          </table:table-cell>
          <table:table-cell table:formula="of:=IF(AND([.K359]=1; [.J359]&gt;=[.E35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exports&gt; <text:s/>?b <text:s/>?a <text:s/>&lt;isLocatedIn&gt; <text:s/>?f <text:s/>?i <text:s/>&lt;isLocatedIn&gt; <text:s/>?f <text:s text:c="2"/>=&gt; ?a <text:s/>&lt;imports&gt; <text:s/>?b</text:p>
          </table:table-cell>
          <table:table-cell office:value-type="float" office:value="0.000005275" calcext:value-type="float">
            <text:p>0.000005275</text:p>
          </table:table-cell>
          <table:table-cell office:value-type="float" office:value="0.014880952" calcext:value-type="float">
            <text:p>0.014880952</text:p>
          </table:table-cell>
          <table:table-cell office:value-type="float" office:value="0.007824726" calcext:value-type="float">
            <text:p>0.007824726</text:p>
          </table:table-cell>
          <table:table-cell office:value-type="float" office:value="0.035460993" calcext:value-type="float">
            <text:p>0.035460993</text:p>
          </table:table-cell>
          <table:table-cell office:value-type="float" office:value="5" calcext:value-type="float">
            <text:p>5</text:p>
          </table:table-cell>
          <table:table-cell office:value-type="float" office:value="639" calcext:value-type="float">
            <text:p>63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60] &lt;&gt; 0; 1; 0)" office:value-type="float" office:value="0" calcext:value-type="float">
            <text:p>0</text:p>
          </table:table-cell>
          <table:table-cell table:formula="of:=IF(AND([.K360]=1; [.J360]&gt;=[.E36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diedIn&gt; <text:s/>?f <text:s/>?i <text:s/>&lt;livesIn&gt; <text:s/>?b <text:s text:c="2"/>=&gt; ?a <text:s/>&lt;wasBornIn&gt; <text:s/>?b</text:p>
          </table:table-cell>
          <table:table-cell office:value-type="float" office:value="0.000948424" calcext:value-type="float">
            <text:p>0.000948424</text:p>
          </table:table-cell>
          <table:table-cell office:value-type="float" office:value="0.016064185" calcext:value-type="float">
            <text:p>0.016064185</text:p>
          </table:table-cell>
          <table:table-cell office:value-type="float" office:value="0.013805919" calcext:value-type="float">
            <text:p>0.013805919</text:p>
          </table:table-cell>
          <table:table-cell office:value-type="float" office:value="0.035681683" calcext:value-type="float">
            <text:p>0.035681683</text:p>
          </table:table-cell>
          <table:table-cell office:value-type="float" office:value="899" calcext:value-type="float">
            <text:p>899</text:p>
          </table:table-cell>
          <table:table-cell office:value-type="float" office:value="65117" calcext:value-type="float">
            <text:p>65117</text:p>
          </table:table-cell>
          <table:table-cell office:value-type="float" office:value="25195" calcext:value-type="float">
            <text:p>25195</text:p>
          </table:table-cell>
          <table:table-cell office:value-type="string" calcext:value-type="string">
            <text:p>?a</text:p>
          </table:table-cell>
          <table:table-cell office:value-type="float" office:value="0.853312974079209" calcext:value-type="float">
            <text:p>0.8533129741</text:p>
          </table:table-cell>
          <table:table-cell table:formula="of:=IF([.J361] &lt;&gt; 0; 1; 0)" office:value-type="float" office:value="1" calcext:value-type="float">
            <text:p>1</text:p>
          </table:table-cell>
          <table:table-cell table:formula="of:=IF(AND([.K361]=1; [.J361]&gt;=[.E36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f <text:s/>?i <text:s/>&lt;isLocatedIn&gt; <text:s/>?b <text:s/>?a <text:s/>&lt;livesIn&gt; <text:s/>?f <text:s text:c="2"/>=&gt; ?a <text:s/>&lt;livesIn&gt; <text:s/>?b</text:p>
          </table:table-cell>
          <table:table-cell office:value-type="float" office:value="0.002104679" calcext:value-type="float">
            <text:p>0.002104679</text:p>
          </table:table-cell>
          <table:table-cell office:value-type="float" office:value="0.136709381" calcext:value-type="float">
            <text:p>0.136709381</text:p>
          </table:table-cell>
          <table:table-cell table:number-columns-repeated="2" office:value-type="float" office:value="0.035717483" calcext:value-type="float">
            <text:p>0.035717483</text:p>
          </table:table-cell>
          <table:table-cell office:value-type="float" office:value="1995" calcext:value-type="float">
            <text:p>1995</text:p>
          </table:table-cell>
          <table:table-cell table:number-columns-repeated="2" office:value-type="float" office:value="55855" calcext:value-type="float">
            <text:p>55855</text:p>
          </table:table-cell>
          <table:table-cell office:value-type="string" calcext:value-type="string">
            <text:p>?a</text:p>
          </table:table-cell>
          <table:table-cell office:value-type="float" office:value="0.834045925386501" calcext:value-type="float">
            <text:p>0.8340459254</text:p>
          </table:table-cell>
          <table:table-cell table:formula="of:=IF([.J362] &lt;&gt; 0; 1; 0)" office:value-type="float" office:value="1" calcext:value-type="float">
            <text:p>1</text:p>
          </table:table-cell>
          <table:table-cell table:formula="of:=IF(AND([.K362]=1; [.J362]&gt;=[.E36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isLocatedIn&gt; <text:s/>?a <text:s/>?e <text:s/>&lt;isLocatedIn&gt; <text:s/>?b <text:s/>?e <text:s/>&lt;isLocatedIn&gt; <text:s/>?j <text:s text:c="2"/>=&gt; ?a <text:s/>&lt;hasCapital&gt; <text:s/>?b</text:p>
          </table:table-cell>
          <table:table-cell office:value-type="float" office:value="0.000099168" calcext:value-type="float">
            <text:p>0.000099168</text:p>
          </table:table-cell>
          <table:table-cell office:value-type="float" office:value="0.044360547" calcext:value-type="float">
            <text:p>0.044360547</text:p>
          </table:table-cell>
          <table:table-cell office:value-type="float" office:value="0.012118087" calcext:value-type="float">
            <text:p>0.012118087</text:p>
          </table:table-cell>
          <table:table-cell office:value-type="float" office:value="0.035960214" calcext:value-type="float">
            <text:p>0.035960214</text:p>
          </table:table-cell>
          <table:table-cell office:value-type="float" office:value="94" calcext:value-type="float">
            <text:p>94</text:p>
          </table:table-cell>
          <table:table-cell office:value-type="float" office:value="7757" calcext:value-type="float">
            <text:p>7757</text:p>
          </table:table-cell>
          <table:table-cell office:value-type="float" office:value="2614" calcext:value-type="float">
            <text:p>2614</text:p>
          </table:table-cell>
          <table:table-cell office:value-type="string" calcext:value-type="string">
            <text:p>?a</text:p>
          </table:table-cell>
          <table:table-cell office:value-type="float" office:value="56032.8402690273" calcext:value-type="float">
            <text:p>56032.8402690273</text:p>
          </table:table-cell>
          <table:table-cell table:formula="of:=IF([.J363] &lt;&gt; 0; 1; 0)" office:value-type="float" office:value="1" calcext:value-type="float">
            <text:p>1</text:p>
          </table:table-cell>
          <table:table-cell table:formula="of:=IF(AND([.K363]=1; [.J363]&gt;=[.E36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b <text:s/>?a <text:s/>&lt;isLeaderOf&gt; <text:s/>?f <text:s/>?i <text:s/>&lt;isLeaderOf&gt; <text:s/>?f <text:s text:c="2"/>=&gt; ?a <text:s/>&lt;livesIn&gt; <text:s/>?b</text:p>
          </table:table-cell>
          <table:table-cell office:value-type="float" office:value="0.000248975" calcext:value-type="float">
            <text:p>0.000248975</text:p>
          </table:table-cell>
          <table:table-cell office:value-type="float" office:value="0.016172137" calcext:value-type="float">
            <text:p>0.016172137</text:p>
          </table:table-cell>
          <table:table-cell office:value-type="float" office:value="0.011375139" calcext:value-type="float">
            <text:p>0.011375139</text:p>
          </table:table-cell>
          <table:table-cell office:value-type="float" office:value="0.036274208" calcext:value-type="float">
            <text:p>0.036274208</text:p>
          </table:table-cell>
          <table:table-cell office:value-type="float" office:value="236" calcext:value-type="float">
            <text:p>236</text:p>
          </table:table-cell>
          <table:table-cell office:value-type="float" office:value="20747" calcext:value-type="float">
            <text:p>20747</text:p>
          </table:table-cell>
          <table:table-cell office:value-type="float" office:value="6506" calcext:value-type="float">
            <text:p>6506</text:p>
          </table:table-cell>
          <table:table-cell office:value-type="string" calcext:value-type="string">
            <text:p>?a</text:p>
          </table:table-cell>
          <table:table-cell office:value-type="float" office:value="10.1378787335023" calcext:value-type="float">
            <text:p>10.1378787335</text:p>
          </table:table-cell>
          <table:table-cell table:formula="of:=IF([.J364] &lt;&gt; 0; 1; 0)" office:value-type="float" office:value="1" calcext:value-type="float">
            <text:p>1</text:p>
          </table:table-cell>
          <table:table-cell table:formula="of:=IF(AND([.K364]=1; [.J364]&gt;=[.E36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actedIn&gt; <text:s/>?f <text:s/>?j <text:s/>&lt;directed&gt; <text:s/>?f <text:s/>?a <text:s/>&lt;isMarriedTo&gt; <text:s/>?j <text:s text:c="2"/>=&gt; ?a <text:s/>&lt;isMarriedTo&gt; <text:s/>?b</text:p>
          </table:table-cell>
          <table:table-cell office:value-type="float" office:value="0.000160356" calcext:value-type="float">
            <text:p>0.000160356</text:p>
          </table:table-cell>
          <table:table-cell office:value-type="float" office:value="0.01267406" calcext:value-type="float">
            <text:p>0.01267406</text:p>
          </table:table-cell>
          <table:table-cell office:value-type="float" office:value="0.011336516" calcext:value-type="float">
            <text:p>0.011336516</text:p>
          </table:table-cell>
          <table:table-cell office:value-type="float" office:value="0.036346246" calcext:value-type="float">
            <text:p>0.036346246</text:p>
          </table:table-cell>
          <table:table-cell office:value-type="float" office:value="152" calcext:value-type="float">
            <text:p>152</text:p>
          </table:table-cell>
          <table:table-cell office:value-type="float" office:value="13408" calcext:value-type="float">
            <text:p>13408</text:p>
          </table:table-cell>
          <table:table-cell office:value-type="float" office:value="4182" calcext:value-type="float">
            <text:p>4182</text:p>
          </table:table-cell>
          <table:table-cell office:value-type="string" calcext:value-type="string">
            <text:p>?b</text:p>
          </table:table-cell>
          <table:table-cell office:value-type="float" office:value="6049.47644814587" calcext:value-type="float">
            <text:p>6049.4764481459</text:p>
          </table:table-cell>
          <table:table-cell table:formula="of:=IF([.J365] &lt;&gt; 0; 1; 0)" office:value-type="float" office:value="1" calcext:value-type="float">
            <text:p>1</text:p>
          </table:table-cell>
          <table:table-cell table:formula="of:=IF(AND([.K365]=1; [.J365]&gt;=[.E36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isLocatedIn&gt; <text:s/>?a <text:s/>?e <text:s/>&lt;livesIn&gt; <text:s/>?b <text:s/>?e <text:s/>&lt;wasBornIn&gt; <text:s/>?j <text:s text:c="2"/>=&gt; ?a <text:s/>&lt;dealsWith&gt; <text:s/>?b</text:p>
          </table:table-cell>
          <table:table-cell office:value-type="float" office:value="0.000015825" calcext:value-type="float">
            <text:p>0.000015825</text:p>
          </table:table-cell>
          <table:table-cell office:value-type="float" office:value="0.021770682" calcext:value-type="float">
            <text:p>0.021770682</text:p>
          </table:table-cell>
          <table:table-cell office:value-type="float" office:value="0.007149666" calcext:value-type="float">
            <text:p>0.007149666</text:p>
          </table:table-cell>
          <table:table-cell office:value-type="float" office:value="0.036407767" calcext:value-type="float">
            <text:p>0.036407767</text:p>
          </table:table-cell>
          <table:table-cell office:value-type="float" office:value="15" calcext:value-type="float">
            <text:p>15</text:p>
          </table:table-cell>
          <table:table-cell office:value-type="float" office:value="2098" calcext:value-type="float">
            <text:p>2098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?a</text:p>
          </table:table-cell>
          <table:table-cell office:value-type="float" office:value="5149470.22547904" calcext:value-type="float">
            <text:p>5149470.22547904</text:p>
          </table:table-cell>
          <table:table-cell table:formula="of:=IF([.J366] &lt;&gt; 0; 1; 0)" office:value-type="float" office:value="1" calcext:value-type="float">
            <text:p>1</text:p>
          </table:table-cell>
          <table:table-cell table:formula="of:=IF(AND([.K366]=1; [.J366]&gt;=[.E36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produced&gt; <text:s/>?b <text:s/>?a <text:s/>&lt;produced&gt; <text:s/>?f <text:s/>?i <text:s/>&lt;produced&gt; <text:s/>?f <text:s text:c="2"/>=&gt; ?a <text:s/>&lt;created&gt; <text:s/>?b</text:p>
          </table:table-cell>
          <table:table-cell office:value-type="float" office:value="0.002496075" calcext:value-type="float">
            <text:p>0.002496075</text:p>
          </table:table-cell>
          <table:table-cell office:value-type="float" office:value="0.011820662" calcext:value-type="float">
            <text:p>0.011820662</text:p>
          </table:table-cell>
          <table:table-cell office:value-type="float" office:value="0.025285882" calcext:value-type="float">
            <text:p>0.025285882</text:p>
          </table:table-cell>
          <table:table-cell office:value-type="float" office:value="0.036917988" calcext:value-type="float">
            <text:p>0.036917988</text:p>
          </table:table-cell>
          <table:table-cell office:value-type="float" office:value="2366" calcext:value-type="float">
            <text:p>2366</text:p>
          </table:table-cell>
          <table:table-cell office:value-type="float" office:value="93570" calcext:value-type="float">
            <text:p>93570</text:p>
          </table:table-cell>
          <table:table-cell office:value-type="float" office:value="64088" calcext:value-type="float">
            <text:p>64088</text:p>
          </table:table-cell>
          <table:table-cell office:value-type="string" calcext:value-type="string">
            <text:p>?b</text:p>
          </table:table-cell>
          <table:table-cell office:value-type="float" office:value="1.82790839696385" calcext:value-type="float">
            <text:p>1.827908397</text:p>
          </table:table-cell>
          <table:table-cell table:formula="of:=IF([.J367] &lt;&gt; 0; 1; 0)" office:value-type="float" office:value="1" calcext:value-type="float">
            <text:p>1</text:p>
          </table:table-cell>
          <table:table-cell table:formula="of:=IF(AND([.K367]=1; [.J367]&gt;=[.E36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Capital&gt; <text:s/>?f <text:s/>?j <text:s/>&lt;imports&gt; <text:s/>?b <text:s/>?f <text:s/>&lt;isLocatedIn&gt; <text:s/>?j <text:s text:c="2"/>=&gt; ?a <text:s/>&lt;exports&gt; <text:s/>?b</text:p>
          </table:table-cell>
          <table:table-cell office:value-type="float" office:value="0.0000211" calcext:value-type="float">
            <text:p>0.0000211</text:p>
          </table:table-cell>
          <table:table-cell office:value-type="float" office:value="0.039447732" calcext:value-type="float">
            <text:p>0.039447732</text:p>
          </table:table-cell>
          <table:table-cell office:value-type="float" office:value="0.033500838" calcext:value-type="float">
            <text:p>0.033500838</text:p>
          </table:table-cell>
          <table:table-cell office:value-type="float" office:value="0.036968577" calcext:value-type="float">
            <text:p>0.036968577</text:p>
          </table:table-cell>
          <table:table-cell office:value-type="float" office:value="20" calcext:value-type="float">
            <text:p>20</text:p>
          </table:table-cell>
          <table:table-cell office:value-type="float" office:value="597" calcext:value-type="float">
            <text:p>597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368] &lt;&gt; 0; 1; 0)" office:value-type="float" office:value="0" calcext:value-type="float">
            <text:p>0</text:p>
          </table:table-cell>
          <table:table-cell table:formula="of:=IF(AND([.K368]=1; [.J368]&gt;=[.E36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exports&gt; <text:s/>?b <text:s/>?e <text:s/>&lt;isCitizenOf&gt; <text:s/>?j <text:s/>?e <text:s/>&lt;isLeaderOf&gt; <text:s/>?a <text:s text:c="2"/>=&gt; ?a <text:s/>&lt;exports&gt; <text:s/>?b</text:p>
          </table:table-cell>
          <table:table-cell office:value-type="float" office:value="0.000029539" calcext:value-type="float">
            <text:p>0.000029539</text:p>
          </table:table-cell>
          <table:table-cell office:value-type="float" office:value="0.055226824" calcext:value-type="float">
            <text:p>0.055226824</text:p>
          </table:table-cell>
          <table:table-cell table:number-columns-repeated="2" office:value-type="float" office:value="0.036988111" calcext:value-type="float">
            <text:p>0.03698811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57" calcext:value-type="float">
            <text:p>757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369] &lt;&gt; 0; 1; 0)" office:value-type="float" office:value="0" calcext:value-type="float">
            <text:p>0</text:p>
          </table:table-cell>
          <table:table-cell table:formula="of:=IF(AND([.K369]=1; [.J369]&gt;=[.E36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i <text:s/>&lt;created&gt; <text:s/>?b <text:s/>?a <text:s/>&lt;produced&gt; <text:s/>?f <text:s text:c="2"/>=&gt; ?a <text:s/>&lt;directed&gt; <text:s/>?b</text:p>
          </table:table-cell>
          <table:table-cell office:value-type="float" office:value="0.00044731" calcext:value-type="float">
            <text:p>0.00044731</text:p>
          </table:table-cell>
          <table:table-cell office:value-type="float" office:value="0.012666926" calcext:value-type="float">
            <text:p>0.012666926</text:p>
          </table:table-cell>
          <table:table-cell office:value-type="float" office:value="0.006861619" calcext:value-type="float">
            <text:p>0.006861619</text:p>
          </table:table-cell>
          <table:table-cell office:value-type="float" office:value="0.037062937" calcext:value-type="float">
            <text:p>0.037062937</text:p>
          </table:table-cell>
          <table:table-cell office:value-type="float" office:value="424" calcext:value-type="float">
            <text:p>424</text:p>
          </table:table-cell>
          <table:table-cell office:value-type="float" office:value="61793" calcext:value-type="float">
            <text:p>61793</text:p>
          </table:table-cell>
          <table:table-cell office:value-type="float" office:value="11440" calcext:value-type="float">
            <text:p>11440</text:p>
          </table:table-cell>
          <table:table-cell office:value-type="string" calcext:value-type="string">
            <text:p>?b</text:p>
          </table:table-cell>
          <table:table-cell office:value-type="float" office:value="0.953404299255902" calcext:value-type="float">
            <text:p>0.9534042993</text:p>
          </table:table-cell>
          <table:table-cell table:formula="of:=IF([.J370] &lt;&gt; 0; 1; 0)" office:value-type="float" office:value="1" calcext:value-type="float">
            <text:p>1</text:p>
          </table:table-cell>
          <table:table-cell table:formula="of:=IF(AND([.K370]=1; [.J370]&gt;=[.E37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isLocatedIn&gt; <text:s/>?b <text:s/>?a <text:s/>&lt;isLocatedIn&gt; <text:s/>?f <text:s text:c="2"/>=&gt; ?a <text:s/>&lt;isLocatedIn&gt; <text:s/>?b</text:p>
          </table:table-cell>
          <table:table-cell office:value-type="float" office:value="0.010564539" calcext:value-type="float">
            <text:p>0.010564539</text:p>
          </table:table-cell>
          <table:table-cell office:value-type="float" office:value="0.046995331" calcext:value-type="float">
            <text:p>0.046995331</text:p>
          </table:table-cell>
          <table:table-cell table:number-columns-repeated="2" office:value-type="float" office:value="0.037313183" calcext:value-type="float">
            <text:p>0.037313183</text:p>
          </table:table-cell>
          <table:table-cell office:value-type="float" office:value="10014" calcext:value-type="float">
            <text:p>10014</text:p>
          </table:table-cell>
          <table:table-cell table:number-columns-repeated="2" office:value-type="float" office:value="268377" calcext:value-type="float">
            <text:p>268377</text:p>
          </table:table-cell>
          <table:table-cell office:value-type="string" calcext:value-type="string">
            <text:p>?a</text:p>
          </table:table-cell>
          <table:table-cell office:value-type="float" office:value="0.0225657436305399" calcext:value-type="float">
            <text:p>0.0225657436</text:p>
          </table:table-cell>
          <table:table-cell table:formula="of:=IF([.J371] &lt;&gt; 0; 1; 0)" office:value-type="float" office:value="1" calcext:value-type="float">
            <text:p>1</text:p>
          </table:table-cell>
          <table:table-cell table:formula="of:=IF(AND([.K371]=1; [.J371]&gt;=[.E37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graduatedFrom&gt; <text:s/>?b <text:s/>?a <text:s/>&lt;wasBornIn&gt; <text:s/>?f <text:s text:c="2"/>=&gt; ?a <text:s/>&lt;graduatedFrom&gt; <text:s/>?b</text:p>
          </table:table-cell>
          <table:table-cell office:value-type="float" office:value="0.000749034" calcext:value-type="float">
            <text:p>0.000749034</text:p>
          </table:table-cell>
          <table:table-cell office:value-type="float" office:value="0.059789474" calcext:value-type="float">
            <text:p>0.059789474</text:p>
          </table:table-cell>
          <table:table-cell office:value-type="float" office:value="0.003345869" calcext:value-type="float">
            <text:p>0.003345869</text:p>
          </table:table-cell>
          <table:table-cell office:value-type="float" office:value="0.037725824" calcext:value-type="float">
            <text:p>0.037725824</text:p>
          </table:table-cell>
          <table:table-cell office:value-type="float" office:value="710" calcext:value-type="float">
            <text:p>710</text:p>
          </table:table-cell>
          <table:table-cell office:value-type="float" office:value="212202" calcext:value-type="float">
            <text:p>212202</text:p>
          </table:table-cell>
          <table:table-cell office:value-type="float" office:value="18820" calcext:value-type="float">
            <text:p>1882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72] &lt;&gt; 0; 1; 0)" office:value-type="float" office:value="0" calcext:value-type="float">
            <text:p>0</text:p>
          </table:table-cell>
          <table:table-cell table:formula="of:=IF(AND([.K372]=1; [.J372]&gt;=[.E37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f <text:s/>?f <text:s/>&lt;exports&gt; <text:s/>?j <text:s/>?a <text:s/>&lt;imports&gt; <text:s/>?j <text:s text:c="2"/>=&gt; ?a <text:s/>&lt;dealsWith&gt; <text:s/>?b</text:p>
          </table:table-cell>
          <table:table-cell office:value-type="float" office:value="0.00024581" calcext:value-type="float">
            <text:p>0.00024581</text:p>
          </table:table-cell>
          <table:table-cell office:value-type="float" office:value="0.338171263" calcext:value-type="float">
            <text:p>0.338171263</text:p>
          </table:table-cell>
          <table:table-cell office:value-type="float" office:value="0.02896929" calcext:value-type="float">
            <text:p>0.02896929</text:p>
          </table:table-cell>
          <table:table-cell office:value-type="float" office:value="0.037787869" calcext:value-type="float">
            <text:p>0.037787869</text:p>
          </table:table-cell>
          <table:table-cell office:value-type="float" office:value="233" calcext:value-type="float">
            <text:p>233</text:p>
          </table:table-cell>
          <table:table-cell office:value-type="float" office:value="8043" calcext:value-type="float">
            <text:p>8043</text:p>
          </table:table-cell>
          <table:table-cell office:value-type="float" office:value="6166" calcext:value-type="float">
            <text:p>616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73] &lt;&gt; 0; 1; 0)" office:value-type="float" office:value="0" calcext:value-type="float">
            <text:p>0</text:p>
          </table:table-cell>
          <table:table-cell table:formula="of:=IF(AND([.K373]=1; [.J373]&gt;=[.E37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produced&gt; <text:s/>?b <text:s/>?a <text:s/>&lt;produced&gt; <text:s/>?f <text:s/>?i <text:s/>&lt;produced&gt; <text:s/>?f <text:s text:c="2"/>=&gt; ?a <text:s/>&lt;directed&gt; <text:s/>?b</text:p>
          </table:table-cell>
          <table:table-cell office:value-type="float" office:value="0.003285198" calcext:value-type="float">
            <text:p>0.003285198</text:p>
          </table:table-cell>
          <table:table-cell office:value-type="float" office:value="0.093030203" calcext:value-type="float">
            <text:p>0.093030203</text:p>
          </table:table-cell>
          <table:table-cell office:value-type="float" office:value="0.033279897" calcext:value-type="float">
            <text:p>0.033279897</text:p>
          </table:table-cell>
          <table:table-cell office:value-type="float" office:value="0.037901194" calcext:value-type="float">
            <text:p>0.037901194</text:p>
          </table:table-cell>
          <table:table-cell office:value-type="float" office:value="3114" calcext:value-type="float">
            <text:p>3114</text:p>
          </table:table-cell>
          <table:table-cell office:value-type="float" office:value="93570" calcext:value-type="float">
            <text:p>93570</text:p>
          </table:table-cell>
          <table:table-cell office:value-type="float" office:value="82161" calcext:value-type="float">
            <text:p>82161</text:p>
          </table:table-cell>
          <table:table-cell office:value-type="string" calcext:value-type="string">
            <text:p>?b</text:p>
          </table:table-cell>
          <table:table-cell office:value-type="float" office:value="1.6493435231133" calcext:value-type="float">
            <text:p>1.6493435231</text:p>
          </table:table-cell>
          <table:table-cell table:formula="of:=IF([.J374] &lt;&gt; 0; 1; 0)" office:value-type="float" office:value="1" calcext:value-type="float">
            <text:p>1</text:p>
          </table:table-cell>
          <table:table-cell table:formula="of:=IF(AND([.K374]=1; [.J374]&gt;=[.E37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isLocatedIn&gt; <text:s/>?b <text:s/>?a <text:s/>&lt;livesIn&gt; <text:s/>?f <text:s text:c="2"/>=&gt; ?a <text:s/>&lt;livesIn&gt; <text:s/>?b</text:p>
          </table:table-cell>
          <table:table-cell office:value-type="float" office:value="0.001550816" calcext:value-type="float">
            <text:p>0.001550816</text:p>
          </table:table-cell>
          <table:table-cell office:value-type="float" office:value="0.100733228" calcext:value-type="float">
            <text:p>0.100733228</text:p>
          </table:table-cell>
          <table:table-cell table:number-columns-repeated="2" office:value-type="float" office:value="0.037931568" calcext:value-type="float">
            <text:p>0.037931568</text:p>
          </table:table-cell>
          <table:table-cell office:value-type="float" office:value="1470" calcext:value-type="float">
            <text:p>1470</text:p>
          </table:table-cell>
          <table:table-cell table:number-columns-repeated="2" office:value-type="float" office:value="38754" calcext:value-type="float">
            <text:p>38754</text:p>
          </table:table-cell>
          <table:table-cell office:value-type="string" calcext:value-type="string">
            <text:p>?a</text:p>
          </table:table-cell>
          <table:table-cell office:value-type="float" office:value="0.934536362822261" calcext:value-type="float">
            <text:p>0.9345363628</text:p>
          </table:table-cell>
          <table:table-cell table:formula="of:=IF([.J375] &lt;&gt; 0; 1; 0)" office:value-type="float" office:value="1" calcext:value-type="float">
            <text:p>1</text:p>
          </table:table-cell>
          <table:table-cell table:formula="of:=IF(AND([.K375]=1; [.J375]&gt;=[.E37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actedIn&gt; <text:s/>?f <text:s/>?i <text:s/>&lt;directed&gt; <text:s/>?b <text:s text:c="2"/>=&gt; ?a <text:s/>&lt;actedIn&gt; <text:s/>?b</text:p>
          </table:table-cell>
          <table:table-cell office:value-type="float" office:value="0.004142895" calcext:value-type="float">
            <text:p>0.004142895</text:p>
          </table:table-cell>
          <table:table-cell office:value-type="float" office:value="0.036504764" calcext:value-type="float">
            <text:p>0.036504764</text:p>
          </table:table-cell>
          <table:table-cell office:value-type="float" office:value="0.034729776" calcext:value-type="float">
            <text:p>0.034729776</text:p>
          </table:table-cell>
          <table:table-cell office:value-type="float" office:value="0.038028742" calcext:value-type="float">
            <text:p>0.038028742</text:p>
          </table:table-cell>
          <table:table-cell office:value-type="float" office:value="3927" calcext:value-type="float">
            <text:p>3927</text:p>
          </table:table-cell>
          <table:table-cell office:value-type="float" office:value="113073" calcext:value-type="float">
            <text:p>113073</text:p>
          </table:table-cell>
          <table:table-cell office:value-type="float" office:value="103264" calcext:value-type="float">
            <text:p>103264</text:p>
          </table:table-cell>
          <table:table-cell office:value-type="string" calcext:value-type="string">
            <text:p>?b</text:p>
          </table:table-cell>
          <table:table-cell office:value-type="float" office:value="1.99138879909107" calcext:value-type="float">
            <text:p>1.9913887991</text:p>
          </table:table-cell>
          <table:table-cell table:formula="of:=IF([.J376] &lt;&gt; 0; 1; 0)" office:value-type="float" office:value="1" calcext:value-type="float">
            <text:p>1</text:p>
          </table:table-cell>
          <table:table-cell table:formula="of:=IF(AND([.K376]=1; [.J376]&gt;=[.E37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i <text:s/>&lt;dealsWith&gt; <text:s/>?f <text:s/>?i <text:s/>&lt;imports&gt; <text:s/>?b <text:s text:c="2"/>=&gt; ?a <text:s/>&lt;exports&gt; <text:s/>?b</text:p>
          </table:table-cell>
          <table:table-cell office:value-type="float" office:value="0.000156137" calcext:value-type="float">
            <text:p>0.000156137</text:p>
          </table:table-cell>
          <table:table-cell office:value-type="float" office:value="0.291913215" calcext:value-type="float">
            <text:p>0.291913215</text:p>
          </table:table-cell>
          <table:table-cell office:value-type="float" office:value="0.028788174" calcext:value-type="float">
            <text:p>0.028788174</text:p>
          </table:table-cell>
          <table:table-cell office:value-type="float" office:value="0.03811486" calcext:value-type="float">
            <text:p>0.03811486</text:p>
          </table:table-cell>
          <table:table-cell office:value-type="float" office:value="148" calcext:value-type="float">
            <text:p>148</text:p>
          </table:table-cell>
          <table:table-cell office:value-type="float" office:value="5141" calcext:value-type="float">
            <text:p>5141</text:p>
          </table:table-cell>
          <table:table-cell office:value-type="float" office:value="3883" calcext:value-type="float">
            <text:p>3883</text:p>
          </table:table-cell>
          <table:table-cell office:value-type="string" calcext:value-type="string">
            <text:p>?b</text:p>
          </table:table-cell>
          <table:table-cell office:value-type="float" office:value="2.21104181092129" calcext:value-type="float">
            <text:p>2.2110418109</text:p>
          </table:table-cell>
          <table:table-cell table:formula="of:=IF([.J377] &lt;&gt; 0; 1; 0)" office:value-type="float" office:value="1" calcext:value-type="float">
            <text:p>1</text:p>
          </table:table-cell>
          <table:table-cell table:formula="of:=IF(AND([.K377]=1; [.J377]&gt;=[.E37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i <text:s/>&lt;created&gt; <text:s/>?b <text:s/>?a <text:s/>&lt;produced&gt; <text:s/>?f <text:s text:c="2"/>=&gt; ?a <text:s/>&lt;created&gt; <text:s/>?b</text:p>
          </table:table-cell>
          <table:table-cell office:value-type="float" office:value="0.00250135" calcext:value-type="float">
            <text:p>0.00250135</text:p>
          </table:table-cell>
          <table:table-cell office:value-type="float" office:value="0.011845642" calcext:value-type="float">
            <text:p>0.011845642</text:p>
          </table:table-cell>
          <table:table-cell table:number-columns-repeated="2" office:value-type="float" office:value="0.038370042" calcext:value-type="float">
            <text:p>0.038370042</text:p>
          </table:table-cell>
          <table:table-cell office:value-type="float" office:value="2371" calcext:value-type="float">
            <text:p>2371</text:p>
          </table:table-cell>
          <table:table-cell table:number-columns-repeated="2" office:value-type="float" office:value="61793" calcext:value-type="float">
            <text:p>61793</text:p>
          </table:table-cell>
          <table:table-cell office:value-type="string" calcext:value-type="string">
            <text:p>?b</text:p>
          </table:table-cell>
          <table:table-cell office:value-type="float" office:value="0.00692139849456112" calcext:value-type="float">
            <text:p>0.0069213985</text:p>
          </table:table-cell>
          <table:table-cell table:formula="of:=IF([.J378] &lt;&gt; 0; 1; 0)" office:value-type="float" office:value="1" calcext:value-type="float">
            <text:p>1</text:p>
          </table:table-cell>
          <table:table-cell table:formula="of:=IF(AND([.K378]=1; [.J378]&gt;=[.E37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a <text:s/>&lt;directed&gt; <text:s/>?f <text:s/>?i <text:s/>&lt;produced&gt; <text:s/>?b <text:s text:c="2"/>=&gt; ?a <text:s/>&lt;produced&gt; <text:s/>?b</text:p>
          </table:table-cell>
          <table:table-cell office:value-type="float" office:value="0.000943149" calcext:value-type="float">
            <text:p>0.000943149</text:p>
          </table:table-cell>
          <table:table-cell office:value-type="float" office:value="0.044310071" calcext:value-type="float">
            <text:p>0.044310071</text:p>
          </table:table-cell>
          <table:table-cell table:number-columns-repeated="2" office:value-type="float" office:value="0.038612707" calcext:value-type="float">
            <text:p>0.038612707</text:p>
          </table:table-cell>
          <table:table-cell office:value-type="float" office:value="894" calcext:value-type="float">
            <text:p>894</text:p>
          </table:table-cell>
          <table:table-cell table:number-columns-repeated="2" office:value-type="float" office:value="23153" calcext:value-type="float">
            <text:p>23153</text:p>
          </table:table-cell>
          <table:table-cell office:value-type="string" calcext:value-type="string">
            <text:p>?b</text:p>
          </table:table-cell>
          <table:table-cell office:value-type="float" office:value="0.353961219936694" calcext:value-type="float">
            <text:p>0.3539612199</text:p>
          </table:table-cell>
          <table:table-cell table:formula="of:=IF([.J379] &lt;&gt; 0; 1; 0)" office:value-type="float" office:value="1" calcext:value-type="float">
            <text:p>1</text:p>
          </table:table-cell>
          <table:table-cell table:formula="of:=IF(AND([.K379]=1; [.J379]&gt;=[.E37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i <text:s/>&lt;created&gt; <text:s/>?f <text:s/>?a <text:s/>&lt;produced&gt; <text:s/>?f <text:s text:c="2"/>=&gt; ?a <text:s/>&lt;directed&gt; <text:s/>?b</text:p>
          </table:table-cell>
          <table:table-cell office:value-type="float" office:value="0.003596416" calcext:value-type="float">
            <text:p>0.003596416</text:p>
          </table:table-cell>
          <table:table-cell office:value-type="float" office:value="0.101843277" calcext:value-type="float">
            <text:p>0.101843277</text:p>
          </table:table-cell>
          <table:table-cell office:value-type="float" office:value="0.023190949" calcext:value-type="float">
            <text:p>0.023190949</text:p>
          </table:table-cell>
          <table:table-cell office:value-type="float" office:value="0.038656053" calcext:value-type="float">
            <text:p>0.038656053</text:p>
          </table:table-cell>
          <table:table-cell office:value-type="float" office:value="3409" calcext:value-type="float">
            <text:p>3409</text:p>
          </table:table-cell>
          <table:table-cell office:value-type="float" office:value="146997" calcext:value-type="float">
            <text:p>146997</text:p>
          </table:table-cell>
          <table:table-cell office:value-type="float" office:value="88188" calcext:value-type="float">
            <text:p>88188</text:p>
          </table:table-cell>
          <table:table-cell office:value-type="string" calcext:value-type="string">
            <text:p>?b</text:p>
          </table:table-cell>
          <table:table-cell office:value-type="float" office:value="35.3883173353091" calcext:value-type="float">
            <text:p>35.3883173353</text:p>
          </table:table-cell>
          <table:table-cell table:formula="of:=IF([.J380] &lt;&gt; 0; 1; 0)" office:value-type="float" office:value="1" calcext:value-type="float">
            <text:p>1</text:p>
          </table:table-cell>
          <table:table-cell table:formula="of:=IF(AND([.K380]=1; [.J380]&gt;=[.E38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created&gt; <text:s/>?f <text:s/>?i <text:s/>&lt;created&gt; <text:s/>?f <text:s text:c="2"/>=&gt; ?a <text:s/>&lt;directed&gt; <text:s/>?b</text:p>
          </table:table-cell>
          <table:table-cell office:value-type="float" office:value="0.00776885" calcext:value-type="float">
            <text:p>0.00776885</text:p>
          </table:table-cell>
          <table:table-cell office:value-type="float" office:value="0.219998208" calcext:value-type="float">
            <text:p>0.219998208</text:p>
          </table:table-cell>
          <table:table-cell office:value-type="float" office:value="0.005260094" calcext:value-type="float">
            <text:p>0.005260094</text:p>
          </table:table-cell>
          <table:table-cell office:value-type="float" office:value="0.038856467" calcext:value-type="float">
            <text:p>0.038856467</text:p>
          </table:table-cell>
          <table:table-cell office:value-type="float" office:value="7364" calcext:value-type="float">
            <text:p>7364</text:p>
          </table:table-cell>
          <table:table-cell office:value-type="float" office:value="1399975" calcext:value-type="float">
            <text:p>1399975</text:p>
          </table:table-cell>
          <table:table-cell office:value-type="float" office:value="189518" calcext:value-type="float">
            <text:p>189518</text:p>
          </table:table-cell>
          <table:table-cell office:value-type="string" calcext:value-type="string">
            <text:p>?b</text:p>
          </table:table-cell>
          <table:table-cell office:value-type="float" office:value="95.9323228399363" calcext:value-type="float">
            <text:p>95.9323228399</text:p>
          </table:table-cell>
          <table:table-cell table:formula="of:=IF([.J381] &lt;&gt; 0; 1; 0)" office:value-type="float" office:value="1" calcext:value-type="float">
            <text:p>1</text:p>
          </table:table-cell>
          <table:table-cell table:formula="of:=IF(AND([.K381]=1; [.J381]&gt;=[.E38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actedIn&gt; <text:s/>?f <text:s/>?i <text:s/>&lt;produced&gt; <text:s/>?b <text:s text:c="2"/>=&gt; ?a <text:s/>&lt;actedIn&gt; <text:s/>?b</text:p>
          </table:table-cell>
          <table:table-cell office:value-type="float" office:value="0.004083816" calcext:value-type="float">
            <text:p>0.004083816</text:p>
          </table:table-cell>
          <table:table-cell office:value-type="float" office:value="0.035984197" calcext:value-type="float">
            <text:p>0.035984197</text:p>
          </table:table-cell>
          <table:table-cell office:value-type="float" office:value="0.036468638" calcext:value-type="float">
            <text:p>0.036468638</text:p>
          </table:table-cell>
          <table:table-cell office:value-type="float" office:value="0.038930346" calcext:value-type="float">
            <text:p>0.038930346</text:p>
          </table:table-cell>
          <table:table-cell office:value-type="float" office:value="3871" calcext:value-type="float">
            <text:p>3871</text:p>
          </table:table-cell>
          <table:table-cell office:value-type="float" office:value="106146" calcext:value-type="float">
            <text:p>106146</text:p>
          </table:table-cell>
          <table:table-cell office:value-type="float" office:value="99434" calcext:value-type="float">
            <text:p>99434</text:p>
          </table:table-cell>
          <table:table-cell office:value-type="string" calcext:value-type="string">
            <text:p>?b</text:p>
          </table:table-cell>
          <table:table-cell office:value-type="float" office:value="5.32605269221154" calcext:value-type="float">
            <text:p>5.3260526922</text:p>
          </table:table-cell>
          <table:table-cell table:formula="of:=IF([.J382] &lt;&gt; 0; 1; 0)" office:value-type="float" office:value="1" calcext:value-type="float">
            <text:p>1</text:p>
          </table:table-cell>
          <table:table-cell table:formula="of:=IF(AND([.K382]=1; [.J382]&gt;=[.E38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graduatedFrom&gt; <text:s/>?b <text:s/>?i <text:s/>&lt;wasBornIn&gt; <text:s/>?f <text:s text:c="2"/>=&gt; ?a <text:s/>&lt;worksAt&gt; <text:s/>?b</text:p>
          </table:table-cell>
          <table:table-cell office:value-type="float" office:value="0.000108663" calcext:value-type="float">
            <text:p>0.000108663</text:p>
          </table:table-cell>
          <table:table-cell office:value-type="float" office:value="0.04228243" calcext:value-type="float">
            <text:p>0.04228243</text:p>
          </table:table-cell>
          <table:table-cell office:value-type="float" office:value="0.000560364" calcext:value-type="float">
            <text:p>0.000560364</text:p>
          </table:table-cell>
          <table:table-cell office:value-type="float" office:value="0.038941399" calcext:value-type="float">
            <text:p>0.038941399</text:p>
          </table:table-cell>
          <table:table-cell office:value-type="float" office:value="103" calcext:value-type="float">
            <text:p>103</text:p>
          </table:table-cell>
          <table:table-cell office:value-type="float" office:value="183809" calcext:value-type="float">
            <text:p>183809</text:p>
          </table:table-cell>
          <table:table-cell office:value-type="float" office:value="2645" calcext:value-type="float">
            <text:p>264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83] &lt;&gt; 0; 1; 0)" office:value-type="float" office:value="0" calcext:value-type="float">
            <text:p>0</text:p>
          </table:table-cell>
          <table:table-cell table:formula="of:=IF(AND([.K383]=1; [.J383]&gt;=[.E38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ealsWith&gt; <text:s/>?a <text:s/>?i <text:s/>&lt;exports&gt; <text:s/>?f <text:s/>?b <text:s/>&lt;imports&gt; <text:s/>?f <text:s text:c="2"/>=&gt; ?a <text:s/>&lt;dealsWith&gt; <text:s/>?b</text:p>
          </table:table-cell>
          <table:table-cell office:value-type="float" office:value="0.000125542" calcext:value-type="float">
            <text:p>0.000125542</text:p>
          </table:table-cell>
          <table:table-cell office:value-type="float" office:value="0.172714078" calcext:value-type="float">
            <text:p>0.172714078</text:p>
          </table:table-cell>
          <table:table-cell office:value-type="float" office:value="0.028039585" calcext:value-type="float">
            <text:p>0.028039585</text:p>
          </table:table-cell>
          <table:table-cell office:value-type="float" office:value="0.039364869" calcext:value-type="float">
            <text:p>0.039364869</text:p>
          </table:table-cell>
          <table:table-cell office:value-type="float" office:value="119" calcext:value-type="float">
            <text:p>119</text:p>
          </table:table-cell>
          <table:table-cell office:value-type="float" office:value="4244" calcext:value-type="float">
            <text:p>4244</text:p>
          </table:table-cell>
          <table:table-cell office:value-type="float" office:value="3023" calcext:value-type="float">
            <text:p>3023</text:p>
          </table:table-cell>
          <table:table-cell office:value-type="string" calcext:value-type="string">
            <text:p>?a</text:p>
          </table:table-cell>
          <table:table-cell office:value-type="float" office:value="0.878720749624424" calcext:value-type="float">
            <text:p>0.8787207496</text:p>
          </table:table-cell>
          <table:table-cell table:formula="of:=IF([.J384] &lt;&gt; 0; 1; 0)" office:value-type="float" office:value="1" calcext:value-type="float">
            <text:p>1</text:p>
          </table:table-cell>
          <table:table-cell table:formula="of:=IF(AND([.K384]=1; [.J384]&gt;=[.E38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f <text:s/>?i <text:s/>&lt;isCitizenOf&gt; <text:s/>?f <text:s/>?i <text:s/>&lt;isKnownFor&gt; <text:s/>?a <text:s text:c="2"/>=&gt; ?a <text:s/>&lt;dealsWith&gt; <text:s/>?b</text:p>
          </table:table-cell>
          <table:table-cell office:value-type="float" office:value="0.00001055" calcext:value-type="float">
            <text:p>0.00001055</text:p>
          </table:table-cell>
          <table:table-cell office:value-type="float" office:value="0.014513788" calcext:value-type="float">
            <text:p>0.014513788</text:p>
          </table:table-cell>
          <table:table-cell office:value-type="float" office:value="0.000427004" calcext:value-type="float">
            <text:p>0.000427004</text:p>
          </table:table-cell>
          <table:table-cell office:value-type="float" office:value="0.039525692" calcext:value-type="float">
            <text:p>0.039525692</text:p>
          </table:table-cell>
          <table:table-cell office:value-type="float" office:value="10" calcext:value-type="float">
            <text:p>10</text:p>
          </table:table-cell>
          <table:table-cell office:value-type="float" office:value="23419" calcext:value-type="float">
            <text:p>23419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85] &lt;&gt; 0; 1; 0)" office:value-type="float" office:value="0" calcext:value-type="float">
            <text:p>0</text:p>
          </table:table-cell>
          <table:table-cell table:formula="of:=IF(AND([.K385]=1; [.J385]&gt;=[.E38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dealsWith&gt; <text:s/>?b <text:s/>?f <text:s/>&lt;dealsWith&gt; <text:s/>?j <text:s/>?a <text:s/>&lt;isCitizenOf&gt; <text:s/>?f <text:s text:c="2"/>=&gt; ?a <text:s/>&lt;livesIn&gt; <text:s/>?b</text:p>
          </table:table-cell>
          <table:table-cell office:value-type="float" office:value="0.000517994" calcext:value-type="float">
            <text:p>0.000517994</text:p>
          </table:table-cell>
          <table:table-cell office:value-type="float" office:value="0.033646269" calcext:value-type="float">
            <text:p>0.033646269</text:p>
          </table:table-cell>
          <table:table-cell office:value-type="float" office:value="0.003465116" calcext:value-type="float">
            <text:p>0.003465116</text:p>
          </table:table-cell>
          <table:table-cell office:value-type="float" office:value="0.039536195" calcext:value-type="float">
            <text:p>0.039536195</text:p>
          </table:table-cell>
          <table:table-cell office:value-type="float" office:value="491" calcext:value-type="float">
            <text:p>491</text:p>
          </table:table-cell>
          <table:table-cell office:value-type="float" office:value="141698" calcext:value-type="float">
            <text:p>141698</text:p>
          </table:table-cell>
          <table:table-cell office:value-type="float" office:value="12419" calcext:value-type="float">
            <text:p>1241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86] &lt;&gt; 0; 1; 0)" office:value-type="float" office:value="0" calcext:value-type="float">
            <text:p>0</text:p>
          </table:table-cell>
          <table:table-cell table:formula="of:=IF(AND([.K386]=1; [.J386]&gt;=[.E38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livesIn&gt; <text:s/>?b <text:s/>?a <text:s/>&lt;livesIn&gt; <text:s/>?f <text:s/>?i <text:s/>&lt;livesIn&gt; <text:s/>?f <text:s text:c="2"/>=&gt; ?a <text:s/>&lt;isPoliticianOf&gt; <text:s/>?b</text:p>
          </table:table-cell>
          <table:table-cell office:value-type="float" office:value="0.000113938" calcext:value-type="float">
            <text:p>0.000113938</text:p>
          </table:table-cell>
          <table:table-cell office:value-type="float" office:value="0.073972603" calcext:value-type="float">
            <text:p>0.073972603</text:p>
          </table:table-cell>
          <table:table-cell office:value-type="float" office:value="0.000519061" calcext:value-type="float">
            <text:p>0.000519061</text:p>
          </table:table-cell>
          <table:table-cell office:value-type="float" office:value="0.039633028" calcext:value-type="float">
            <text:p>0.039633028</text:p>
          </table:table-cell>
          <table:table-cell office:value-type="float" office:value="108" calcext:value-type="float">
            <text:p>108</text:p>
          </table:table-cell>
          <table:table-cell office:value-type="float" office:value="208068" calcext:value-type="float">
            <text:p>208068</text:p>
          </table:table-cell>
          <table:table-cell office:value-type="float" office:value="2725" calcext:value-type="float">
            <text:p>2725</text:p>
          </table:table-cell>
          <table:table-cell office:value-type="string" calcext:value-type="string">
            <text:p>?a</text:p>
          </table:table-cell>
          <table:table-cell office:value-type="float" office:value="8395.08496305543" calcext:value-type="float">
            <text:p>8395.0849630554</text:p>
          </table:table-cell>
          <table:table-cell table:formula="of:=IF([.J387] &lt;&gt; 0; 1; 0)" office:value-type="float" office:value="1" calcext:value-type="float">
            <text:p>1</text:p>
          </table:table-cell>
          <table:table-cell table:formula="of:=IF(AND([.K387]=1; [.J387]&gt;=[.E38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graduatedFrom&gt; <text:s/>?b <text:s/>?a <text:s/>&lt;livesIn&gt; <text:s/>?f <text:s/>?i <text:s/>&lt;wasBornIn&gt; <text:s/>?f <text:s text:c="2"/>=&gt; ?a <text:s/>&lt;worksAt&gt; <text:s/>?b</text:p>
          </table:table-cell>
          <table:table-cell office:value-type="float" office:value="0.000048529" calcext:value-type="float">
            <text:p>0.000048529</text:p>
          </table:table-cell>
          <table:table-cell office:value-type="float" office:value="0.018883415" calcext:value-type="float">
            <text:p>0.018883415</text:p>
          </table:table-cell>
          <table:table-cell office:value-type="float" office:value="0.001334262" calcext:value-type="float">
            <text:p>0.001334262</text:p>
          </table:table-cell>
          <table:table-cell office:value-type="float" office:value="0.039861352" calcext:value-type="float">
            <text:p>0.039861352</text:p>
          </table:table-cell>
          <table:table-cell office:value-type="float" office:value="46" calcext:value-type="float">
            <text:p>46</text:p>
          </table:table-cell>
          <table:table-cell office:value-type="float" office:value="34476" calcext:value-type="float">
            <text:p>34476</text:p>
          </table:table-cell>
          <table:table-cell office:value-type="float" office:value="1154" calcext:value-type="float">
            <text:p>115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88] &lt;&gt; 0; 1; 0)" office:value-type="float" office:value="0" calcext:value-type="float">
            <text:p>0</text:p>
          </table:table-cell>
          <table:table-cell table:formula="of:=IF(AND([.K388]=1; [.J388]&gt;=[.E38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livesIn&gt; <text:s/>?b <text:s/>?i <text:s/>&lt;wasBornIn&gt; <text:s/>?f <text:s text:c="2"/>=&gt; ?a <text:s/>&lt;isPoliticianOf&gt; <text:s/>?b</text:p>
          </table:table-cell>
          <table:table-cell office:value-type="float" office:value="0.000097058" calcext:value-type="float">
            <text:p>0.000097058</text:p>
          </table:table-cell>
          <table:table-cell office:value-type="float" office:value="0.063013699" calcext:value-type="float">
            <text:p>0.063013699</text:p>
          </table:table-cell>
          <table:table-cell office:value-type="float" office:value="0.00047556" calcext:value-type="float">
            <text:p>0.00047556</text:p>
          </table:table-cell>
          <table:table-cell office:value-type="float" office:value="0.039861352" calcext:value-type="float">
            <text:p>0.039861352</text:p>
          </table:table-cell>
          <table:table-cell office:value-type="float" office:value="92" calcext:value-type="float">
            <text:p>92</text:p>
          </table:table-cell>
          <table:table-cell office:value-type="float" office:value="193456" calcext:value-type="float">
            <text:p>193456</text:p>
          </table:table-cell>
          <table:table-cell office:value-type="float" office:value="2308" calcext:value-type="float">
            <text:p>230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89] &lt;&gt; 0; 1; 0)" office:value-type="float" office:value="0" calcext:value-type="float">
            <text:p>0</text:p>
          </table:table-cell>
          <table:table-cell table:formula="of:=IF(AND([.K389]=1; [.J389]&gt;=[.E38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livesIn&gt; <text:s/>?b <text:s/>?a <text:s/>&lt;wasBornIn&gt; <text:s/>?f <text:s/>?i <text:s/>&lt;wasBornIn&gt; <text:s/>?f <text:s text:c="2"/>=&gt; ?a <text:s/>&lt;isLeaderOf&gt; <text:s/>?b</text:p>
          </table:table-cell>
          <table:table-cell office:value-type="float" office:value="0.000143477" calcext:value-type="float">
            <text:p>0.000143477</text:p>
          </table:table-cell>
          <table:table-cell office:value-type="float" office:value="0.021319956" calcext:value-type="float">
            <text:p>0.021319956</text:p>
          </table:table-cell>
          <table:table-cell office:value-type="float" office:value="0.000355478" calcext:value-type="float">
            <text:p>0.000355478</text:p>
          </table:table-cell>
          <table:table-cell office:value-type="float" office:value="0.039952996" calcext:value-type="float">
            <text:p>0.039952996</text:p>
          </table:table-cell>
          <table:table-cell office:value-type="float" office:value="136" calcext:value-type="float">
            <text:p>136</text:p>
          </table:table-cell>
          <table:table-cell office:value-type="float" office:value="382583" calcext:value-type="float">
            <text:p>382583</text:p>
          </table:table-cell>
          <table:table-cell office:value-type="float" office:value="3404" calcext:value-type="float">
            <text:p>3404</text:p>
          </table:table-cell>
          <table:table-cell office:value-type="string" calcext:value-type="string">
            <text:p>?a</text:p>
          </table:table-cell>
          <table:table-cell office:value-type="float" office:value="733.502869889556" calcext:value-type="float">
            <text:p>733.5028698896</text:p>
          </table:table-cell>
          <table:table-cell table:formula="of:=IF([.J390] &lt;&gt; 0; 1; 0)" office:value-type="float" office:value="1" calcext:value-type="float">
            <text:p>1</text:p>
          </table:table-cell>
          <table:table-cell table:formula="of:=IF(AND([.K390]=1; [.J390]&gt;=[.E39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exports&gt; <text:s/>?f <text:s/>?i <text:s/>&lt;hasCurrency&gt; <text:s/>?b <text:s/>?a <text:s/>&lt;imports&gt; <text:s/>?f <text:s text:c="2"/>=&gt; ?a <text:s/>&lt;hasCurrency&gt; <text:s/>?b</text:p>
          </table:table-cell>
          <table:table-cell office:value-type="float" office:value="0.00001477" calcext:value-type="float">
            <text:p>0.00001477</text:p>
          </table:table-cell>
          <table:table-cell office:value-type="float" office:value="0.037433155" calcext:value-type="float">
            <text:p>0.037433155</text:p>
          </table:table-cell>
          <table:table-cell office:value-type="float" office:value="0.014957265" calcext:value-type="float">
            <text:p>0.014957265</text:p>
          </table:table-cell>
          <table:table-cell office:value-type="float" office:value="0.040345821" calcext:value-type="float">
            <text:p>0.040345821</text:p>
          </table:table-cell>
          <table:table-cell office:value-type="float" office:value="14" calcext:value-type="float">
            <text:p>14</text:p>
          </table:table-cell>
          <table:table-cell office:value-type="float" office:value="936" calcext:value-type="float">
            <text:p>936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91] &lt;&gt; 0; 1; 0)" office:value-type="float" office:value="0" calcext:value-type="float">
            <text:p>0</text:p>
          </table:table-cell>
          <table:table-cell table:formula="of:=IF(AND([.K391]=1; [.J391]&gt;=[.E39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exports&gt; <text:s/>?f <text:s/>?i <text:s/>&lt;hasCurrency&gt; <text:s/>?b <text:s/>?i <text:s/>&lt;imports&gt; <text:s/>?f <text:s text:c="2"/>=&gt; ?a <text:s/>&lt;hasCurrency&gt; <text:s/>?b</text:p>
          </table:table-cell>
          <table:table-cell office:value-type="float" office:value="0.000013715" calcext:value-type="float">
            <text:p>0.000013715</text:p>
          </table:table-cell>
          <table:table-cell office:value-type="float" office:value="0.034759358" calcext:value-type="float">
            <text:p>0.034759358</text:p>
          </table:table-cell>
          <table:table-cell office:value-type="float" office:value="0.014823261" calcext:value-type="float">
            <text:p>0.014823261</text:p>
          </table:table-cell>
          <table:table-cell office:value-type="float" office:value="0.040498442" calcext:value-type="float">
            <text:p>0.040498442</text:p>
          </table:table-cell>
          <table:table-cell office:value-type="float" office:value="13" calcext:value-type="float">
            <text:p>13</text:p>
          </table:table-cell>
          <table:table-cell office:value-type="float" office:value="877" calcext:value-type="float">
            <text:p>877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92] &lt;&gt; 0; 1; 0)" office:value-type="float" office:value="0" calcext:value-type="float">
            <text:p>0</text:p>
          </table:table-cell>
          <table:table-cell table:formula="of:=IF(AND([.K392]=1; [.J392]&gt;=[.E39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i <text:s/>&lt;created&gt; <text:s/>?f <text:s/>?a <text:s/>&lt;produced&gt; <text:s/>?f <text:s text:c="2"/>=&gt; ?a <text:s/>&lt;directed&gt; <text:s/>?b</text:p>
          </table:table-cell>
          <table:table-cell office:value-type="float" office:value="0.000524324" calcext:value-type="float">
            <text:p>0.000524324</text:p>
          </table:table-cell>
          <table:table-cell office:value-type="float" office:value="0.014847788" calcext:value-type="float">
            <text:p>0.014847788</text:p>
          </table:table-cell>
          <table:table-cell office:value-type="float" office:value="0.033284222" calcext:value-type="float">
            <text:p>0.033284222</text:p>
          </table:table-cell>
          <table:table-cell office:value-type="float" office:value="0.041060806" calcext:value-type="float">
            <text:p>0.041060806</text:p>
          </table:table-cell>
          <table:table-cell office:value-type="float" office:value="497" calcext:value-type="float">
            <text:p>497</text:p>
          </table:table-cell>
          <table:table-cell office:value-type="float" office:value="14932" calcext:value-type="float">
            <text:p>14932</text:p>
          </table:table-cell>
          <table:table-cell office:value-type="float" office:value="12104" calcext:value-type="float">
            <text:p>12104</text:p>
          </table:table-cell>
          <table:table-cell office:value-type="string" calcext:value-type="string">
            <text:p>?b</text:p>
          </table:table-cell>
          <table:table-cell office:value-type="float" office:value="1.92391959090434" calcext:value-type="float">
            <text:p>1.9239195909</text:p>
          </table:table-cell>
          <table:table-cell table:formula="of:=IF([.J393] &lt;&gt; 0; 1; 0)" office:value-type="float" office:value="1" calcext:value-type="float">
            <text:p>1</text:p>
          </table:table-cell>
          <table:table-cell table:formula="of:=IF(AND([.K393]=1; [.J393]&gt;=[.E39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exports&gt; <text:s/>?f <text:s/>?i <text:s/>&lt;hasOfficialLanguage&gt; <text:s/>?b <text:s/>?a <text:s/>&lt;imports&gt; <text:s/>?f <text:s text:c="2"/>=&gt; ?a <text:s/>&lt;hasOfficialLanguage&gt; <text:s/>?b</text:p>
          </table:table-cell>
          <table:table-cell office:value-type="float" office:value="0.000081233" calcext:value-type="float">
            <text:p>0.000081233</text:p>
          </table:table-cell>
          <table:table-cell office:value-type="float" office:value="0.095890411" calcext:value-type="float">
            <text:p>0.095890411</text:p>
          </table:table-cell>
          <table:table-cell office:value-type="float" office:value="0.032849829" calcext:value-type="float">
            <text:p>0.032849829</text:p>
          </table:table-cell>
          <table:table-cell office:value-type="float" office:value="0.041375605" calcext:value-type="float">
            <text:p>0.041375605</text:p>
          </table:table-cell>
          <table:table-cell office:value-type="float" office:value="77" calcext:value-type="float">
            <text:p>77</text:p>
          </table:table-cell>
          <table:table-cell office:value-type="float" office:value="2344" calcext:value-type="float">
            <text:p>2344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394] &lt;&gt; 0; 1; 0)" office:value-type="float" office:value="0" calcext:value-type="float">
            <text:p>0</text:p>
          </table:table-cell>
          <table:table-cell table:formula="of:=IF(AND([.K394]=1; [.J394]&gt;=[.E39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livesIn&gt; <text:s/>?b <text:s/>?a <text:s/>&lt;livesIn&gt; <text:s/>?f <text:s/>?i <text:s/>&lt;livesIn&gt; <text:s/>?f <text:s text:c="2"/>=&gt; ?a <text:s/>&lt;isLeaderOf&gt; <text:s/>?b</text:p>
          </table:table-cell>
          <table:table-cell office:value-type="float" office:value="0.000266909" calcext:value-type="float">
            <text:p>0.000266909</text:p>
          </table:table-cell>
          <table:table-cell office:value-type="float" office:value="0.039661389" calcext:value-type="float">
            <text:p>0.039661389</text:p>
          </table:table-cell>
          <table:table-cell office:value-type="float" office:value="0.001215949" calcext:value-type="float">
            <text:p>0.001215949</text:p>
          </table:table-cell>
          <table:table-cell office:value-type="float" office:value="0.041387208" calcext:value-type="float">
            <text:p>0.041387208</text:p>
          </table:table-cell>
          <table:table-cell office:value-type="float" office:value="253" calcext:value-type="float">
            <text:p>253</text:p>
          </table:table-cell>
          <table:table-cell office:value-type="float" office:value="208068" calcext:value-type="float">
            <text:p>208068</text:p>
          </table:table-cell>
          <table:table-cell office:value-type="float" office:value="6113" calcext:value-type="float">
            <text:p>6113</text:p>
          </table:table-cell>
          <table:table-cell office:value-type="string" calcext:value-type="string">
            <text:p>?a</text:p>
          </table:table-cell>
          <table:table-cell office:value-type="float" office:value="141.266240132442" calcext:value-type="float">
            <text:p>141.2662401324</text:p>
          </table:table-cell>
          <table:table-cell table:formula="of:=IF([.J395] &lt;&gt; 0; 1; 0)" office:value-type="float" office:value="1" calcext:value-type="float">
            <text:p>1</text:p>
          </table:table-cell>
          <table:table-cell table:formula="of:=IF(AND([.K395]=1; [.J395]&gt;=[.E39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i <text:s/>&lt;isLocatedIn&gt; <text:s/>?f <text:s/>?a <text:s/>&lt;wasBornIn&gt; <text:s/>?f <text:s text:c="2"/>=&gt; ?a <text:s/>&lt;livesIn&gt; <text:s/>?b</text:p>
          </table:table-cell>
          <table:table-cell office:value-type="float" office:value="0.000190951" calcext:value-type="float">
            <text:p>0.000190951</text:p>
          </table:table-cell>
          <table:table-cell office:value-type="float" office:value="0.012403207" calcext:value-type="float">
            <text:p>0.012403207</text:p>
          </table:table-cell>
          <table:table-cell office:value-type="float" office:value="0.001795546" calcext:value-type="float">
            <text:p>0.001795546</text:p>
          </table:table-cell>
          <table:table-cell office:value-type="float" office:value="0.041428244" calcext:value-type="float">
            <text:p>0.041428244</text:p>
          </table:table-cell>
          <table:table-cell office:value-type="float" office:value="181" calcext:value-type="float">
            <text:p>181</text:p>
          </table:table-cell>
          <table:table-cell office:value-type="float" office:value="100805" calcext:value-type="float">
            <text:p>100805</text:p>
          </table:table-cell>
          <table:table-cell office:value-type="float" office:value="4369" calcext:value-type="float">
            <text:p>4369</text:p>
          </table:table-cell>
          <table:table-cell office:value-type="string" calcext:value-type="string">
            <text:p>?a</text:p>
          </table:table-cell>
          <table:table-cell office:value-type="float" office:value="108.742731567241" calcext:value-type="float">
            <text:p>108.7427315672</text:p>
          </table:table-cell>
          <table:table-cell table:formula="of:=IF([.J396] &lt;&gt; 0; 1; 0)" office:value-type="float" office:value="1" calcext:value-type="float">
            <text:p>1</text:p>
          </table:table-cell>
          <table:table-cell table:formula="of:=IF(AND([.K396]=1; [.J396]&gt;=[.E39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isLocatedIn&gt; <text:s/>?a <text:s/>?e <text:s/>&lt;wasBornIn&gt; <text:s/>?b <text:s/>?e <text:s/>&lt;wasBornIn&gt; <text:s/>?j <text:s text:c="2"/>=&gt; ?a <text:s/>&lt;hasCapital&gt; <text:s/>?b</text:p>
          </table:table-cell>
          <table:table-cell office:value-type="float" office:value="0.000100223" calcext:value-type="float">
            <text:p>0.000100223</text:p>
          </table:table-cell>
          <table:table-cell office:value-type="float" office:value="0.044832468" calcext:value-type="float">
            <text:p>0.044832468</text:p>
          </table:table-cell>
          <table:table-cell office:value-type="float" office:value="0.021674652" calcext:value-type="float">
            <text:p>0.021674652</text:p>
          </table:table-cell>
          <table:table-cell office:value-type="float" office:value="0.041575492" calcext:value-type="float">
            <text:p>0.041575492</text:p>
          </table:table-cell>
          <table:table-cell office:value-type="float" office:value="95" calcext:value-type="float">
            <text:p>95</text:p>
          </table:table-cell>
          <table:table-cell office:value-type="float" office:value="4383" calcext:value-type="float">
            <text:p>4383</text:p>
          </table:table-cell>
          <table:table-cell office:value-type="float" office:value="2285" calcext:value-type="float">
            <text:p>2285</text:p>
          </table:table-cell>
          <table:table-cell office:value-type="string" calcext:value-type="string">
            <text:p>?a</text:p>
          </table:table-cell>
          <table:table-cell office:value-type="float" office:value="23987.1139773338" calcext:value-type="float">
            <text:p>23987.1139773338</text:p>
          </table:table-cell>
          <table:table-cell table:formula="of:=IF([.J397] &lt;&gt; 0; 1; 0)" office:value-type="float" office:value="1" calcext:value-type="float">
            <text:p>1</text:p>
          </table:table-cell>
          <table:table-cell table:formula="of:=IF(AND([.K397]=1; [.J397]&gt;=[.E39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hasChild&gt; <text:s/>?b <text:s/>?a <text:s/>&lt;hasChild&gt; <text:s/>?f <text:s/>?i <text:s/>&lt;isMarriedTo&gt; <text:s/>?f <text:s text:c="2"/>=&gt; ?a <text:s/>&lt;hasChild&gt; <text:s/>?b</text:p>
          </table:table-cell>
          <table:table-cell office:value-type="float" office:value="0.000240535" calcext:value-type="float">
            <text:p>0.000240535</text:p>
          </table:table-cell>
          <table:table-cell office:value-type="float" office:value="0.019731718" calcext:value-type="float">
            <text:p>0.019731718</text:p>
          </table:table-cell>
          <table:table-cell table:number-columns-repeated="2" office:value-type="float" office:value="0.041704774" calcext:value-type="float">
            <text:p>0.041704774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5467" calcext:value-type="float">
            <text:p>5467</text:p>
          </table:table-cell>
          <table:table-cell office:value-type="string" calcext:value-type="string">
            <text:p>?b</text:p>
          </table:table-cell>
          <table:table-cell office:value-type="float" office:value="0.0310271253862605" calcext:value-type="float">
            <text:p>0.0310271254</text:p>
          </table:table-cell>
          <table:table-cell table:formula="of:=IF([.J398] &lt;&gt; 0; 1; 0)" office:value-type="float" office:value="1" calcext:value-type="float">
            <text:p>1</text:p>
          </table:table-cell>
          <table:table-cell table:formula="of:=IF(AND([.K398]=1; [.J398]&gt;=[.E39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directed&gt; <text:s/>?f <text:s/>?i <text:s/>&lt;directed&gt; <text:s/>?f <text:s text:c="2"/>=&gt; ?a <text:s/>&lt;produced&gt; <text:s/>?b</text:p>
          </table:table-cell>
          <table:table-cell office:value-type="float" office:value="0.000485289" calcext:value-type="float">
            <text:p>0.000485289</text:p>
          </table:table-cell>
          <table:table-cell office:value-type="float" office:value="0.022799366" calcext:value-type="float">
            <text:p>0.022799366</text:p>
          </table:table-cell>
          <table:table-cell office:value-type="float" office:value="0.020981573" calcext:value-type="float">
            <text:p>0.020981573</text:p>
          </table:table-cell>
          <table:table-cell office:value-type="float" office:value="0.042232831" calcext:value-type="float">
            <text:p>0.042232831</text:p>
          </table:table-cell>
          <table:table-cell office:value-type="float" office:value="460" calcext:value-type="float">
            <text:p>460</text:p>
          </table:table-cell>
          <table:table-cell office:value-type="float" office:value="21924" calcext:value-type="float">
            <text:p>21924</text:p>
          </table:table-cell>
          <table:table-cell office:value-type="float" office:value="10892" calcext:value-type="float">
            <text:p>10892</text:p>
          </table:table-cell>
          <table:table-cell office:value-type="string" calcext:value-type="string">
            <text:p>?b</text:p>
          </table:table-cell>
          <table:table-cell office:value-type="float" office:value="2.36173764068212" calcext:value-type="float">
            <text:p>2.3617376407</text:p>
          </table:table-cell>
          <table:table-cell table:formula="of:=IF([.J399] &lt;&gt; 0; 1; 0)" office:value-type="float" office:value="1" calcext:value-type="float">
            <text:p>1</text:p>
          </table:table-cell>
          <table:table-cell table:formula="of:=IF(AND([.K399]=1; [.J399]&gt;=[.E39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f <text:s/>?i <text:s/>&lt;directed&gt; <text:s/>?f <text:s/>?i <text:s/>&lt;produced&gt; <text:s/>?b <text:s text:c="2"/>=&gt; ?a <text:s/>&lt;directed&gt; <text:s/>?b</text:p>
          </table:table-cell>
          <table:table-cell office:value-type="float" office:value="0.001942213" calcext:value-type="float">
            <text:p>0.001942213</text:p>
          </table:table-cell>
          <table:table-cell office:value-type="float" office:value="0.054999552" calcext:value-type="float">
            <text:p>0.054999552</text:p>
          </table:table-cell>
          <table:table-cell office:value-type="float" office:value="0.038587298" calcext:value-type="float">
            <text:p>0.038587298</text:p>
          </table:table-cell>
          <table:table-cell office:value-type="float" office:value="0.042350072" calcext:value-type="float">
            <text:p>0.042350072</text:p>
          </table:table-cell>
          <table:table-cell office:value-type="float" office:value="1841" calcext:value-type="float">
            <text:p>1841</text:p>
          </table:table-cell>
          <table:table-cell office:value-type="float" office:value="47710" calcext:value-type="float">
            <text:p>47710</text:p>
          </table:table-cell>
          <table:table-cell office:value-type="float" office:value="43471" calcext:value-type="float">
            <text:p>43471</text:p>
          </table:table-cell>
          <table:table-cell office:value-type="string" calcext:value-type="string">
            <text:p>?b</text:p>
          </table:table-cell>
          <table:table-cell office:value-type="float" office:value="2.4498211725709" calcext:value-type="float">
            <text:p>2.4498211726</text:p>
          </table:table-cell>
          <table:table-cell table:formula="of:=IF([.J400] &lt;&gt; 0; 1; 0)" office:value-type="float" office:value="1" calcext:value-type="float">
            <text:p>1</text:p>
          </table:table-cell>
          <table:table-cell table:formula="of:=IF(AND([.K400]=1; [.J400]&gt;=[.E40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asCapital&gt; <text:s/>?f <text:s/>?i <text:s/>&lt;isCitizenOf&gt; <text:s/>?a <text:s/>?i <text:s/>&lt;livesIn&gt; <text:s/>?f <text:s text:c="2"/>=&gt; ?a <text:s/>&lt;dealsWith&gt; <text:s/>?b</text:p>
          </table:table-cell>
          <table:table-cell office:value-type="float" office:value="0.000009495" calcext:value-type="float">
            <text:p>0.000009495</text:p>
          </table:table-cell>
          <table:table-cell office:value-type="float" office:value="0.013062409" calcext:value-type="float">
            <text:p>0.013062409</text:p>
          </table:table-cell>
          <table:table-cell office:value-type="float" office:value="0.029126214" calcext:value-type="float">
            <text:p>0.029126214</text:p>
          </table:table-cell>
          <table:table-cell office:value-type="float" office:value="0.042857143" calcext:value-type="float">
            <text:p>0.042857143</text:p>
          </table:table-cell>
          <table:table-cell office:value-type="float" office:value="9" calcext:value-type="float">
            <text:p>9</text:p>
          </table:table-cell>
          <table:table-cell office:value-type="float" office:value="309" calcext:value-type="float">
            <text:p>309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01] &lt;&gt; 0; 1; 0)" office:value-type="float" office:value="0" calcext:value-type="float">
            <text:p>0</text:p>
          </table:table-cell>
          <table:table-cell table:formula="of:=IF(AND([.K401]=1; [.J401]&gt;=[.E40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isCitizenOf&gt; <text:s/>?f <text:s/>?i <text:s/>&lt;livesIn&gt; <text:s/>?f <text:s text:c="2"/>=&gt; ?a <text:s/>&lt;wasBornIn&gt; <text:s/>?b</text:p>
          </table:table-cell>
          <table:table-cell office:value-type="float" office:value="0.001030712" calcext:value-type="float">
            <text:p>0.001030712</text:p>
          </table:table-cell>
          <table:table-cell office:value-type="float" office:value="0.017457963" calcext:value-type="float">
            <text:p>0.017457963</text:p>
          </table:table-cell>
          <table:table-cell office:value-type="float" office:value="0.01058138" calcext:value-type="float">
            <text:p>0.01058138</text:p>
          </table:table-cell>
          <table:table-cell office:value-type="float" office:value="0.043310577" calcext:value-type="float">
            <text:p>0.043310577</text:p>
          </table:table-cell>
          <table:table-cell office:value-type="float" office:value="977" calcext:value-type="float">
            <text:p>977</text:p>
          </table:table-cell>
          <table:table-cell office:value-type="float" office:value="92332" calcext:value-type="float">
            <text:p>92332</text:p>
          </table:table-cell>
          <table:table-cell office:value-type="float" office:value="22558" calcext:value-type="float">
            <text:p>22558</text:p>
          </table:table-cell>
          <table:table-cell office:value-type="string" calcext:value-type="string">
            <text:p>?a</text:p>
          </table:table-cell>
          <table:table-cell office:value-type="float" office:value="376.800168031684" calcext:value-type="float">
            <text:p>376.8001680317</text:p>
          </table:table-cell>
          <table:table-cell table:formula="of:=IF([.J402] &lt;&gt; 0; 1; 0)" office:value-type="float" office:value="1" calcext:value-type="float">
            <text:p>1</text:p>
          </table:table-cell>
          <table:table-cell table:formula="of:=IF(AND([.K402]=1; [.J402]&gt;=[.E40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livesIn&gt; <text:s/>?f <text:s/>?a <text:s/>&lt;wasBornIn&gt; <text:s/>?f <text:s/>?i <text:s/>&lt;worksAt&gt; <text:s/>?b <text:s text:c="2"/>=&gt; ?a <text:s/>&lt;worksAt&gt; <text:s/>?b</text:p>
          </table:table-cell>
          <table:table-cell office:value-type="float" office:value="0.000028484" calcext:value-type="float">
            <text:p>0.000028484</text:p>
          </table:table-cell>
          <table:table-cell office:value-type="float" office:value="0.011083744" calcext:value-type="float">
            <text:p>0.011083744</text:p>
          </table:table-cell>
          <table:table-cell office:value-type="float" office:value="0.001062992" calcext:value-type="float">
            <text:p>0.001062992</text:p>
          </table:table-cell>
          <table:table-cell office:value-type="float" office:value="0.043338684" calcext:value-type="float">
            <text:p>0.043338684</text:p>
          </table:table-cell>
          <table:table-cell office:value-type="float" office:value="27" calcext:value-type="float">
            <text:p>27</text:p>
          </table:table-cell>
          <table:table-cell office:value-type="float" office:value="25400" calcext:value-type="float">
            <text:p>25400</text:p>
          </table:table-cell>
          <table:table-cell office:value-type="float" office:value="623" calcext:value-type="float">
            <text:p>62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03] &lt;&gt; 0; 1; 0)" office:value-type="float" office:value="0" calcext:value-type="float">
            <text:p>0</text:p>
          </table:table-cell>
          <table:table-cell table:formula="of:=IF(AND([.K403]=1; [.J403]&gt;=[.E40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diedIn&gt; <text:s/>?f <text:s/>?i <text:s/>&lt;wasBornIn&gt; <text:s/>?f <text:s text:c="2"/>=&gt; ?a <text:s/>&lt;diedIn&gt; <text:s/>?b</text:p>
          </table:table-cell>
          <table:table-cell office:value-type="float" office:value="0.015536646" calcext:value-type="float">
            <text:p>0.015536646</text:p>
          </table:table-cell>
          <table:table-cell office:value-type="float" office:value="0.664695793" calcext:value-type="float">
            <text:p>0.664695793</text:p>
          </table:table-cell>
          <table:table-cell table:number-columns-repeated="2" office:value-type="float" office:value="0.044165145" calcext:value-type="float">
            <text:p>0.044165145</text:p>
          </table:table-cell>
          <table:table-cell office:value-type="float" office:value="14727" calcext:value-type="float">
            <text:p>14727</text:p>
          </table:table-cell>
          <table:table-cell table:number-columns-repeated="2" office:value-type="float" office:value="333453" calcext:value-type="float">
            <text:p>333453</text:p>
          </table:table-cell>
          <table:table-cell office:value-type="string" calcext:value-type="string">
            <text:p>?a</text:p>
          </table:table-cell>
          <table:table-cell office:value-type="float" office:value="11.5022791248161" calcext:value-type="float">
            <text:p>11.5022791248</text:p>
          </table:table-cell>
          <table:table-cell table:formula="of:=IF([.J404] &lt;&gt; 0; 1; 0)" office:value-type="float" office:value="1" calcext:value-type="float">
            <text:p>1</text:p>
          </table:table-cell>
          <table:table-cell table:formula="of:=IF(AND([.K404]=1; [.J404]&gt;=[.E40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isLeaderOf&gt; <text:s/>?b <text:s/>?i <text:s/>&lt;livesIn&gt; <text:s/>?f <text:s text:c="2"/>=&gt; ?a <text:s/>&lt;isCitizenOf&gt; <text:s/>?b</text:p>
          </table:table-cell>
          <table:table-cell office:value-type="float" office:value="0.000891456" calcext:value-type="float">
            <text:p>0.000891456</text:p>
          </table:table-cell>
          <table:table-cell office:value-type="float" office:value="0.057995882" calcext:value-type="float">
            <text:p>0.057995882</text:p>
          </table:table-cell>
          <table:table-cell table:number-columns-repeated="2" office:value-type="float" office:value="0.044806193" calcext:value-type="float">
            <text:p>0.044806193</text:p>
          </table:table-cell>
          <table:table-cell office:value-type="float" office:value="845" calcext:value-type="float">
            <text:p>845</text:p>
          </table:table-cell>
          <table:table-cell table:number-columns-repeated="2" office:value-type="float" office:value="18859" calcext:value-type="float">
            <text:p>18859</text:p>
          </table:table-cell>
          <table:table-cell office:value-type="string" calcext:value-type="string">
            <text:p>?a</text:p>
          </table:table-cell>
          <table:table-cell office:value-type="float" office:value="0.0461630711716586" calcext:value-type="float">
            <text:p>0.0461630712</text:p>
          </table:table-cell>
          <table:table-cell table:formula="of:=IF([.J405] &lt;&gt; 0; 1; 0)" office:value-type="float" office:value="1" calcext:value-type="float">
            <text:p>1</text:p>
          </table:table-cell>
          <table:table-cell table:formula="of:=IF(AND([.K405]=1; [.J405]&gt;=[.E40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f <text:s/>&lt;dealsWith&gt; <text:s/>?j <text:s/>?j <text:s/>&lt;imports&gt; <text:s/>?b <text:s text:c="2"/>=&gt; ?a <text:s/>&lt;exports&gt; <text:s/>?b</text:p>
          </table:table-cell>
          <table:table-cell office:value-type="float" office:value="0.000080178" calcext:value-type="float">
            <text:p>0.000080178</text:p>
          </table:table-cell>
          <table:table-cell office:value-type="float" office:value="0.149901381" calcext:value-type="float">
            <text:p>0.149901381</text:p>
          </table:table-cell>
          <table:table-cell office:value-type="float" office:value="0.039686684" calcext:value-type="float">
            <text:p>0.039686684</text:p>
          </table:table-cell>
          <table:table-cell office:value-type="float" office:value="0.044970414" calcext:value-type="float">
            <text:p>0.044970414</text:p>
          </table:table-cell>
          <table:table-cell office:value-type="float" office:value="76" calcext:value-type="float">
            <text:p>76</text:p>
          </table:table-cell>
          <table:table-cell office:value-type="float" office:value="1915" calcext:value-type="float">
            <text:p>1915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406] &lt;&gt; 0; 1; 0)" office:value-type="float" office:value="0" calcext:value-type="float">
            <text:p>0</text:p>
          </table:table-cell>
          <table:table-cell table:formula="of:=IF(AND([.K406]=1; [.J406]&gt;=[.E40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mports&gt; <text:s/>?b <text:s/>?a <text:s/>&lt;imports&gt; <text:s/>?f <text:s/>?i <text:s/>&lt;imports&gt; <text:s/>?f <text:s text:c="2"/>=&gt; ?a <text:s/>&lt;exports&gt; <text:s/>?b</text:p>
          </table:table-cell>
          <table:table-cell office:value-type="float" office:value="0.000140312" calcext:value-type="float">
            <text:p>0.000140312</text:p>
          </table:table-cell>
          <table:table-cell office:value-type="float" office:value="0.262327416" calcext:value-type="float">
            <text:p>0.262327416</text:p>
          </table:table-cell>
          <table:table-cell office:value-type="float" office:value="0.03626943" calcext:value-type="float">
            <text:p>0.03626943</text:p>
          </table:table-cell>
          <table:table-cell office:value-type="float" office:value="0.045054201" calcext:value-type="float">
            <text:p>0.045054201</text:p>
          </table:table-cell>
          <table:table-cell office:value-type="float" office:value="133" calcext:value-type="float">
            <text:p>133</text:p>
          </table:table-cell>
          <table:table-cell office:value-type="float" office:value="3667" calcext:value-type="float">
            <text:p>3667</text:p>
          </table:table-cell>
          <table:table-cell office:value-type="float" office:value="2952" calcext:value-type="float">
            <text:p>2952</text:p>
          </table:table-cell>
          <table:table-cell office:value-type="string" calcext:value-type="string">
            <text:p>?b</text:p>
          </table:table-cell>
          <table:table-cell office:value-type="float" office:value="3.37203535830391" calcext:value-type="float">
            <text:p>3.3720353583</text:p>
          </table:table-cell>
          <table:table-cell table:formula="of:=IF([.J407] &lt;&gt; 0; 1; 0)" office:value-type="float" office:value="1" calcext:value-type="float">
            <text:p>1</text:p>
          </table:table-cell>
          <table:table-cell table:formula="of:=IF(AND([.K407]=1; [.J407]&gt;=[.E40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actedIn&gt; <text:s/>?f <text:s/>?i <text:s/>&lt;isMarriedTo&gt; <text:s/>?a <text:s/>?i <text:s/>&lt;produced&gt; <text:s/>?f <text:s text:c="2"/>=&gt; ?a <text:s/>&lt;isMarriedTo&gt; <text:s/>?b</text:p>
          </table:table-cell>
          <table:table-cell office:value-type="float" office:value="0.000150862" calcext:value-type="float">
            <text:p>0.000150862</text:p>
          </table:table-cell>
          <table:table-cell office:value-type="float" office:value="0.011923622" calcext:value-type="float">
            <text:p>0.011923622</text:p>
          </table:table-cell>
          <table:table-cell office:value-type="float" office:value="0.01363593" calcext:value-type="float">
            <text:p>0.01363593</text:p>
          </table:table-cell>
          <table:table-cell office:value-type="float" office:value="0.045253165" calcext:value-type="float">
            <text:p>0.045253165</text:p>
          </table:table-cell>
          <table:table-cell office:value-type="float" office:value="143" calcext:value-type="float">
            <text:p>143</text:p>
          </table:table-cell>
          <table:table-cell office:value-type="float" office:value="10487" calcext:value-type="float">
            <text:p>10487</text:p>
          </table:table-cell>
          <table:table-cell office:value-type="float" office:value="3160" calcext:value-type="float">
            <text:p>3160</text:p>
          </table:table-cell>
          <table:table-cell office:value-type="string" calcext:value-type="string">
            <text:p>?b</text:p>
          </table:table-cell>
          <table:table-cell office:value-type="float" office:value="2495.18828989872" calcext:value-type="float">
            <text:p>2495.1882898987</text:p>
          </table:table-cell>
          <table:table-cell table:formula="of:=IF([.J408] &lt;&gt; 0; 1; 0)" office:value-type="float" office:value="1" calcext:value-type="float">
            <text:p>1</text:p>
          </table:table-cell>
          <table:table-cell table:formula="of:=IF(AND([.K408]=1; [.J408]&gt;=[.E40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exports&gt; <text:s/>?b <text:s/>?a <text:s/>&lt;hasOfficialLanguage&gt; <text:s/>?f <text:s/>?i <text:s/>&lt;hasOfficialLanguage&gt; <text:s/>?f <text:s text:c="2"/>=&gt; ?a <text:s/>&lt;imports&gt; <text:s/>?b</text:p>
          </table:table-cell>
          <table:table-cell office:value-type="float" office:value="0.000097058" calcext:value-type="float">
            <text:p>0.000097058</text:p>
          </table:table-cell>
          <table:table-cell office:value-type="float" office:value="0.273809524" calcext:value-type="float">
            <text:p>0.273809524</text:p>
          </table:table-cell>
          <table:table-cell office:value-type="float" office:value="0.009622424" calcext:value-type="float">
            <text:p>0.009622424</text:p>
          </table:table-cell>
          <table:table-cell office:value-type="float" office:value="0.045320197" calcext:value-type="float">
            <text:p>0.045320197</text:p>
          </table:table-cell>
          <table:table-cell office:value-type="float" office:value="92" calcext:value-type="float">
            <text:p>92</text:p>
          </table:table-cell>
          <table:table-cell office:value-type="float" office:value="9561" calcext:value-type="float">
            <text:p>9561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09] &lt;&gt; 0; 1; 0)" office:value-type="float" office:value="0" calcext:value-type="float">
            <text:p>0</text:p>
          </table:table-cell>
          <table:table-cell table:formula="of:=IF(AND([.K409]=1; [.J409]&gt;=[.E40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j <text:s/>?j <text:s/>&lt;exports&gt; <text:s/>?f <text:s/>?b <text:s/>&lt;imports&gt; <text:s/>?f <text:s text:c="2"/>=&gt; ?a <text:s/>&lt;dealsWith&gt; <text:s/>?b</text:p>
          </table:table-cell>
          <table:table-cell office:value-type="float" office:value="0.000385067" calcext:value-type="float">
            <text:p>0.000385067</text:p>
          </table:table-cell>
          <table:table-cell office:value-type="float" office:value="0.529753266" calcext:value-type="float">
            <text:p>0.529753266</text:p>
          </table:table-cell>
          <table:table-cell table:number-columns-repeated="2" office:value-type="float" office:value="0.045381077" calcext:value-type="float">
            <text:p>0.045381077</text:p>
          </table:table-cell>
          <table:table-cell office:value-type="float" office:value="365" calcext:value-type="float">
            <text:p>365</text:p>
          </table:table-cell>
          <table:table-cell table:number-columns-repeated="2" office:value-type="float" office:value="8043" calcext:value-type="float">
            <text:p>8043</text:p>
          </table:table-cell>
          <table:table-cell office:value-type="string" calcext:value-type="string">
            <text:p>?a</text:p>
          </table:table-cell>
          <table:table-cell office:value-type="float" office:value="2.69523591271357" calcext:value-type="float">
            <text:p>2.6952359127</text:p>
          </table:table-cell>
          <table:table-cell table:formula="of:=IF([.J410] &lt;&gt; 0; 1; 0)" office:value-type="float" office:value="1" calcext:value-type="float">
            <text:p>1</text:p>
          </table:table-cell>
          <table:table-cell table:formula="of:=IF(AND([.K410]=1; [.J410]&gt;=[.E41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b <text:s/>?a <text:s/>&lt;wasBornIn&gt; <text:s/>?f <text:s/>?i <text:s/>&lt;wasBornIn&gt; <text:s/>?f <text:s text:c="2"/>=&gt; ?a <text:s/>&lt;wasBornIn&gt; <text:s/>?b</text:p>
          </table:table-cell>
          <table:table-cell office:value-type="float" office:value="0.007288836" calcext:value-type="float">
            <text:p>0.007288836</text:p>
          </table:table-cell>
          <table:table-cell office:value-type="float" office:value="0.12345657" calcext:value-type="float">
            <text:p>0.12345657</text:p>
          </table:table-cell>
          <table:table-cell table:number-columns-repeated="2" office:value-type="float" office:value="0.046022875" calcext:value-type="float">
            <text:p>0.046022875</text:p>
          </table:table-cell>
          <table:table-cell office:value-type="float" office:value="6909" calcext:value-type="float">
            <text:p>6909</text:p>
          </table:table-cell>
          <table:table-cell table:number-columns-repeated="2" office:value-type="float" office:value="150121" calcext:value-type="float">
            <text:p>150121</text:p>
          </table:table-cell>
          <table:table-cell office:value-type="string" calcext:value-type="string">
            <text:p>?a</text:p>
          </table:table-cell>
          <table:table-cell office:value-type="float" office:value="0.130993917974" calcext:value-type="float">
            <text:p>0.130993918</text:p>
          </table:table-cell>
          <table:table-cell table:formula="of:=IF([.J411] &lt;&gt; 0; 1; 0)" office:value-type="float" office:value="1" calcext:value-type="float">
            <text:p>1</text:p>
          </table:table-cell>
          <table:table-cell table:formula="of:=IF(AND([.K411]=1; [.J411]&gt;=[.E41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f <text:s/>?i <text:s/>&lt;livesIn&gt; <text:s/>?b <text:s/>?a <text:s/>&lt;livesIn&gt; <text:s/>?f <text:s text:c="2"/>=&gt; ?a <text:s/>&lt;livesIn&gt; <text:s/>?b</text:p>
          </table:table-cell>
          <table:table-cell office:value-type="float" office:value="0.003579537" calcext:value-type="float">
            <text:p>0.003579537</text:p>
          </table:table-cell>
          <table:table-cell office:value-type="float" office:value="0.232508737" calcext:value-type="float">
            <text:p>0.232508737</text:p>
          </table:table-cell>
          <table:table-cell table:number-columns-repeated="2" office:value-type="float" office:value="0.046089272" calcext:value-type="float">
            <text:p>0.046089272</text:p>
          </table:table-cell>
          <table:table-cell office:value-type="float" office:value="3393" calcext:value-type="float">
            <text:p>3393</text:p>
          </table:table-cell>
          <table:table-cell table:number-columns-repeated="2" office:value-type="float" office:value="73618" calcext:value-type="float">
            <text:p>73618</text:p>
          </table:table-cell>
          <table:table-cell office:value-type="string" calcext:value-type="string">
            <text:p>?a</text:p>
          </table:table-cell>
          <table:table-cell office:value-type="float" office:value="0.768349353378882" calcext:value-type="float">
            <text:p>0.7683493534</text:p>
          </table:table-cell>
          <table:table-cell table:formula="of:=IF([.J412] &lt;&gt; 0; 1; 0)" office:value-type="float" office:value="1" calcext:value-type="float">
            <text:p>1</text:p>
          </table:table-cell>
          <table:table-cell table:formula="of:=IF(AND([.K412]=1; [.J412]&gt;=[.E41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dealsWith&gt; <text:s/>?a <text:s/>?e <text:s/>&lt;isCitizenOf&gt; <text:s/>?j <text:s/>?e <text:s/>&lt;livesIn&gt; <text:s/>?b <text:s text:c="2"/>=&gt; ?a <text:s/>&lt;dealsWith&gt; <text:s/>?b</text:p>
          </table:table-cell>
          <table:table-cell office:value-type="float" office:value="0.000109718" calcext:value-type="float">
            <text:p>0.000109718</text:p>
          </table:table-cell>
          <table:table-cell office:value-type="float" office:value="0.150943396" calcext:value-type="float">
            <text:p>0.150943396</text:p>
          </table:table-cell>
          <table:table-cell office:value-type="float" office:value="0.034098361" calcext:value-type="float">
            <text:p>0.034098361</text:p>
          </table:table-cell>
          <table:table-cell office:value-type="float" office:value="0.046283934" calcext:value-type="float">
            <text:p>0.046283934</text:p>
          </table:table-cell>
          <table:table-cell office:value-type="float" office:value="104" calcext:value-type="float">
            <text:p>104</text:p>
          </table:table-cell>
          <table:table-cell office:value-type="float" office:value="3050" calcext:value-type="float">
            <text:p>3050</text:p>
          </table:table-cell>
          <table:table-cell office:value-type="float" office:value="2247" calcext:value-type="float">
            <text:p>2247</text:p>
          </table:table-cell>
          <table:table-cell office:value-type="string" calcext:value-type="string">
            <text:p>?a</text:p>
          </table:table-cell>
          <table:table-cell office:value-type="float" office:value="133.921294583779" calcext:value-type="float">
            <text:p>133.9212945838</text:p>
          </table:table-cell>
          <table:table-cell table:formula="of:=IF([.J413] &lt;&gt; 0; 1; 0)" office:value-type="float" office:value="1" calcext:value-type="float">
            <text:p>1</text:p>
          </table:table-cell>
          <table:table-cell table:formula="of:=IF(AND([.K413]=1; [.J413]&gt;=[.E41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exports&gt; <text:s/>?b <text:s/>?i <text:s/>&lt;exports&gt; <text:s/>?f <text:s/>?a <text:s/>&lt;imports&gt; <text:s/>?f <text:s text:c="2"/>=&gt; ?a <text:s/>&lt;exports&gt; <text:s/>?b</text:p>
          </table:table-cell>
          <table:table-cell office:value-type="float" office:value="0.000258469" calcext:value-type="float">
            <text:p>0.000258469</text:p>
          </table:table-cell>
          <table:table-cell office:value-type="float" office:value="0.483234714" calcext:value-type="float">
            <text:p>0.483234714</text:p>
          </table:table-cell>
          <table:table-cell table:number-columns-repeated="2" office:value-type="float" office:value="0.046436694" calcext:value-type="float">
            <text:p>0.046436694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float" office:value="5276" calcext:value-type="float">
            <text:p>5276</text:p>
          </table:table-cell>
          <table:table-cell office:value-type="string" calcext:value-type="string">
            <text:p>?b</text:p>
          </table:table-cell>
          <table:table-cell office:value-type="float" office:value="0.983425032008028" calcext:value-type="float">
            <text:p>0.983425032</text:p>
          </table:table-cell>
          <table:table-cell table:formula="of:=IF([.J414] &lt;&gt; 0; 1; 0)" office:value-type="float" office:value="1" calcext:value-type="float">
            <text:p>1</text:p>
          </table:table-cell>
          <table:table-cell table:formula="of:=IF(AND([.K414]=1; [.J414]&gt;=[.E41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i <text:s/>&lt;created&gt; <text:s/>?f <text:s/>?a <text:s/>&lt;isMarriedTo&gt; <text:s/>?f <text:s text:c="2"/>=&gt; ?a <text:s/>&lt;hasChild&gt; <text:s/>?b</text:p>
          </table:table-cell>
          <table:table-cell office:value-type="float" office:value="0.000130817" calcext:value-type="float">
            <text:p>0.000130817</text:p>
          </table:table-cell>
          <table:table-cell office:value-type="float" office:value="0.010731285" calcext:value-type="float">
            <text:p>0.010731285</text:p>
          </table:table-cell>
          <table:table-cell office:value-type="float" office:value="0.012704918" calcext:value-type="float">
            <text:p>0.012704918</text:p>
          </table:table-cell>
          <table:table-cell office:value-type="float" office:value="0.046951912" calcext:value-type="float">
            <text:p>0.046951912</text:p>
          </table:table-cell>
          <table:table-cell office:value-type="float" office:value="124" calcext:value-type="float">
            <text:p>124</text:p>
          </table:table-cell>
          <table:table-cell office:value-type="float" office:value="9760" calcext:value-type="float">
            <text:p>9760</text:p>
          </table:table-cell>
          <table:table-cell office:value-type="float" office:value="2641" calcext:value-type="float">
            <text:p>2641</text:p>
          </table:table-cell>
          <table:table-cell office:value-type="string" calcext:value-type="string">
            <text:p>?b</text:p>
          </table:table-cell>
          <table:table-cell office:value-type="float" office:value="42684.4803180443" calcext:value-type="float">
            <text:p>42684.4803180443</text:p>
          </table:table-cell>
          <table:table-cell table:formula="of:=IF([.J415] &lt;&gt; 0; 1; 0)" office:value-type="float" office:value="1" calcext:value-type="float">
            <text:p>1</text:p>
          </table:table-cell>
          <table:table-cell table:formula="of:=IF(AND([.K415]=1; [.J415]&gt;=[.E41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livesIn&gt; <text:s/>?b <text:s/>?i <text:s/>&lt;livesIn&gt; <text:s/>?f <text:s/>?a <text:s/>&lt;wasBornIn&gt; <text:s/>?f <text:s text:c="2"/>=&gt; ?a <text:s/>&lt;diedIn&gt; <text:s/>?b</text:p>
          </table:table-cell>
          <table:table-cell office:value-type="float" office:value="0.001946432" calcext:value-type="float">
            <text:p>0.001946432</text:p>
          </table:table-cell>
          <table:table-cell office:value-type="float" office:value="0.083273154" calcext:value-type="float">
            <text:p>0.083273154</text:p>
          </table:table-cell>
          <table:table-cell office:value-type="float" office:value="0.006793929" calcext:value-type="float">
            <text:p>0.006793929</text:p>
          </table:table-cell>
          <table:table-cell office:value-type="float" office:value="0.046992002" calcext:value-type="float">
            <text:p>0.046992002</text:p>
          </table:table-cell>
          <table:table-cell office:value-type="float" office:value="1845" calcext:value-type="float">
            <text:p>1845</text:p>
          </table:table-cell>
          <table:table-cell office:value-type="float" office:value="271566" calcext:value-type="float">
            <text:p>271566</text:p>
          </table:table-cell>
          <table:table-cell office:value-type="float" office:value="39262" calcext:value-type="float">
            <text:p>39262</text:p>
          </table:table-cell>
          <table:table-cell office:value-type="string" calcext:value-type="string">
            <text:p>?a</text:p>
          </table:table-cell>
          <table:table-cell office:value-type="float" office:value="2.04359698215156" calcext:value-type="float">
            <text:p>2.0435969822</text:p>
          </table:table-cell>
          <table:table-cell table:formula="of:=IF([.J416] &lt;&gt; 0; 1; 0)" office:value-type="float" office:value="1" calcext:value-type="float">
            <text:p>1</text:p>
          </table:table-cell>
          <table:table-cell table:formula="of:=IF(AND([.K416]=1; [.J416]&gt;=[.E41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actedIn&gt; <text:s/>?f <text:s/>?b <text:s/>&lt;created&gt; <text:s/>?f <text:s/>?a <text:s/>&lt;isMarriedTo&gt; <text:s/>?j <text:s text:c="2"/>=&gt; ?a <text:s/>&lt;isMarriedTo&gt; <text:s/>?b</text:p>
          </table:table-cell>
          <table:table-cell office:value-type="float" office:value="0.000150862" calcext:value-type="float">
            <text:p>0.000150862</text:p>
          </table:table-cell>
          <table:table-cell office:value-type="float" office:value="0.011923622" calcext:value-type="float">
            <text:p>0.011923622</text:p>
          </table:table-cell>
          <table:table-cell office:value-type="float" office:value="0.004894076" calcext:value-type="float">
            <text:p>0.004894076</text:p>
          </table:table-cell>
          <table:table-cell office:value-type="float" office:value="0.04708594" calcext:value-type="float">
            <text:p>0.04708594</text:p>
          </table:table-cell>
          <table:table-cell office:value-type="float" office:value="143" calcext:value-type="float">
            <text:p>143</text:p>
          </table:table-cell>
          <table:table-cell office:value-type="float" office:value="29219" calcext:value-type="float">
            <text:p>29219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?b</text:p>
          </table:table-cell>
          <table:table-cell office:value-type="float" office:value="475.184497864852" calcext:value-type="float">
            <text:p>475.1844978649</text:p>
          </table:table-cell>
          <table:table-cell table:formula="of:=IF([.J417] &lt;&gt; 0; 1; 0)" office:value-type="float" office:value="1" calcext:value-type="float">
            <text:p>1</text:p>
          </table:table-cell>
          <table:table-cell table:formula="of:=IF(AND([.K417]=1; [.J417]&gt;=[.E41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b <text:s/>?g <text:s/>&lt;directed&gt; <text:s/>?b <text:s/>?g <text:s/>&lt;produced&gt; <text:s/>?b <text:s text:c="2"/>=&gt; ?a <text:s/>&lt;produced&gt; <text:s/>?b</text:p>
          </table:table-cell>
          <table:table-cell office:value-type="float" office:value="0.000265854" calcext:value-type="float">
            <text:p>0.000265854</text:p>
          </table:table-cell>
          <table:table-cell office:value-type="float" office:value="0.012490087" calcext:value-type="float">
            <text:p>0.012490087</text:p>
          </table:table-cell>
          <table:table-cell table:number-columns-repeated="2" office:value-type="float" office:value="0.047270681" calcext:value-type="float">
            <text:p>0.047270681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5331" calcext:value-type="float">
            <text:p>5331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418] &lt;&gt; 0; 1; 0)" office:value-type="float" office:value="0" calcext:value-type="float">
            <text:p>0</text:p>
          </table:table-cell>
          <table:table-cell table:formula="of:=IF(AND([.K418]=1; [.J418]&gt;=[.E41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exports&gt; <text:s/>?b <text:s/>?a <text:s/>&lt;hasGeonamesId&gt; <text:s/>?f <text:s/>?i <text:s/>&lt;hasGeonamesId&gt; <text:s/>?f <text:s text:c="2"/>=&gt; ?a <text:s/>&lt;imports&gt; <text:s/>?b</text:p>
          </table:table-cell>
          <table:table-cell office:value-type="float" office:value="0.00000422" calcext:value-type="float">
            <text:p>0.00000422</text:p>
          </table:table-cell>
          <table:table-cell office:value-type="float" office:value="0.011904762" calcext:value-type="float">
            <text:p>0.011904762</text:p>
          </table:table-cell>
          <table:table-cell office:value-type="float" office:value="0.045454545" calcext:value-type="float">
            <text:p>0.045454545</text:p>
          </table:table-cell>
          <table:table-cell office:value-type="float" office:value="0.047619048" calcext:value-type="float">
            <text:p>0.047619048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19] &lt;&gt; 0; 1; 0)" office:value-type="float" office:value="0" calcext:value-type="float">
            <text:p>0</text:p>
          </table:table-cell>
          <table:table-cell table:formula="of:=IF(AND([.K419]=1; [.J419]&gt;=[.E41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f <text:s/>?i <text:s/>&lt;isCitizenOf&gt; <text:s/>?a <text:s/>?i <text:s/>&lt;isKnownFor&gt; <text:s/>?f <text:s text:c="2"/>=&gt; ?a <text:s/>&lt;dealsWith&gt; <text:s/>?b</text:p>
          </table:table-cell>
          <table:table-cell office:value-type="float" office:value="0.00001055" calcext:value-type="float">
            <text:p>0.00001055</text:p>
          </table:table-cell>
          <table:table-cell office:value-type="float" office:value="0.014513788" calcext:value-type="float">
            <text:p>0.014513788</text:p>
          </table:table-cell>
          <table:table-cell office:value-type="float" office:value="0.028328612" calcext:value-type="float">
            <text:p>0.028328612</text:p>
          </table:table-cell>
          <table:table-cell office:value-type="float" office:value="0.047619048" calcext:value-type="float">
            <text:p>0.047619048</text:p>
          </table:table-cell>
          <table:table-cell office:value-type="float" office:value="10" calcext:value-type="float">
            <text:p>10</text:p>
          </table:table-cell>
          <table:table-cell office:value-type="float" office:value="353" calcext:value-type="float">
            <text:p>353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20] &lt;&gt; 0; 1; 0)" office:value-type="float" office:value="0" calcext:value-type="float">
            <text:p>0</text:p>
          </table:table-cell>
          <table:table-cell table:formula="of:=IF(AND([.K420]=1; [.J420]&gt;=[.E42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ealsWith&gt; <text:s/>?a <text:s/>?i <text:s/>&lt;dealsWith&gt; <text:s/>?e <text:s/>?e <text:s/>&lt;imports&gt; <text:s/>?b <text:s text:c="2"/>=&gt; ?a <text:s/>&lt;exports&gt; <text:s/>?b</text:p>
          </table:table-cell>
          <table:table-cell office:value-type="float" office:value="0.000070683" calcext:value-type="float">
            <text:p>0.000070683</text:p>
          </table:table-cell>
          <table:table-cell office:value-type="float" office:value="0.132149901" calcext:value-type="float">
            <text:p>0.132149901</text:p>
          </table:table-cell>
          <table:table-cell office:value-type="float" office:value="0.040704739" calcext:value-type="float">
            <text:p>0.040704739</text:p>
          </table:table-cell>
          <table:table-cell office:value-type="float" office:value="0.047857143" calcext:value-type="float">
            <text:p>0.047857143</text:p>
          </table:table-cell>
          <table:table-cell office:value-type="float" office:value="67" calcext:value-type="float">
            <text:p>67</text:p>
          </table:table-cell>
          <table:table-cell office:value-type="float" office:value="1646" calcext:value-type="float">
            <text:p>1646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421] &lt;&gt; 0; 1; 0)" office:value-type="float" office:value="0" calcext:value-type="float">
            <text:p>0</text:p>
          </table:table-cell>
          <table:table-cell table:formula="of:=IF(AND([.K421]=1; [.J421]&gt;=[.E42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diedIn&gt; <text:s/>?f <text:s/>?i <text:s/>&lt;graduatedFrom&gt; <text:s/>?b <text:s text:c="2"/>=&gt; ?a <text:s/>&lt;worksAt&gt; <text:s/>?b</text:p>
          </table:table-cell>
          <table:table-cell office:value-type="float" office:value="0.000130817" calcext:value-type="float">
            <text:p>0.000130817</text:p>
          </table:table-cell>
          <table:table-cell office:value-type="float" office:value="0.05090312" calcext:value-type="float">
            <text:p>0.05090312</text:p>
          </table:table-cell>
          <table:table-cell office:value-type="float" office:value="0.000736692" calcext:value-type="float">
            <text:p>0.000736692</text:p>
          </table:table-cell>
          <table:table-cell office:value-type="float" office:value="0.048006194" calcext:value-type="float">
            <text:p>0.048006194</text:p>
          </table:table-cell>
          <table:table-cell office:value-type="float" office:value="124" calcext:value-type="float">
            <text:p>124</text:p>
          </table:table-cell>
          <table:table-cell office:value-type="float" office:value="168320" calcext:value-type="float">
            <text:p>168320</text:p>
          </table:table-cell>
          <table:table-cell office:value-type="float" office:value="2583" calcext:value-type="float">
            <text:p>258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22] &lt;&gt; 0; 1; 0)" office:value-type="float" office:value="0" calcext:value-type="float">
            <text:p>0</text:p>
          </table:table-cell>
          <table:table-cell table:formula="of:=IF(AND([.K422]=1; [.J422]&gt;=[.E42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livesIn&gt; <text:s/>?f <text:s/>?i <text:s/>&lt;wasBornIn&gt; <text:s/>?b <text:s/>?a <text:s/>&lt;wasBornIn&gt; <text:s/>?f <text:s text:c="2"/>=&gt; ?a <text:s/>&lt;diedIn&gt; <text:s/>?b</text:p>
          </table:table-cell>
          <table:table-cell office:value-type="float" office:value="0.00135459" calcext:value-type="float">
            <text:p>0.00135459</text:p>
          </table:table-cell>
          <table:table-cell office:value-type="float" office:value="0.057952699" calcext:value-type="float">
            <text:p>0.057952699</text:p>
          </table:table-cell>
          <table:table-cell office:value-type="float" office:value="0.006734042" calcext:value-type="float">
            <text:p>0.006734042</text:p>
          </table:table-cell>
          <table:table-cell office:value-type="float" office:value="0.048023338" calcext:value-type="float">
            <text:p>0.048023338</text:p>
          </table:table-cell>
          <table:table-cell office:value-type="float" office:value="1284" calcext:value-type="float">
            <text:p>1284</text:p>
          </table:table-cell>
          <table:table-cell office:value-type="float" office:value="190673" calcext:value-type="float">
            <text:p>190673</text:p>
          </table:table-cell>
          <table:table-cell office:value-type="float" office:value="26737" calcext:value-type="float">
            <text:p>26737</text:p>
          </table:table-cell>
          <table:table-cell office:value-type="string" calcext:value-type="string">
            <text:p>?a</text:p>
          </table:table-cell>
          <table:table-cell office:value-type="float" office:value="4.19684949658398" calcext:value-type="float">
            <text:p>4.1968494966</text:p>
          </table:table-cell>
          <table:table-cell table:formula="of:=IF([.J423] &lt;&gt; 0; 1; 0)" office:value-type="float" office:value="1" calcext:value-type="float">
            <text:p>1</text:p>
          </table:table-cell>
          <table:table-cell table:formula="of:=IF(AND([.K423]=1; [.J423]&gt;=[.E42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isLeaderOf&gt; <text:s/>?b <text:s/>?i <text:s/>&lt;livesIn&gt; <text:s/>?f <text:s text:c="2"/>=&gt; ?a <text:s/>&lt;isPoliticianOf&gt; <text:s/>?b</text:p>
          </table:table-cell>
          <table:table-cell office:value-type="float" office:value="0.000020045" calcext:value-type="float">
            <text:p>0.000020045</text:p>
          </table:table-cell>
          <table:table-cell office:value-type="float" office:value="0.013013699" calcext:value-type="float">
            <text:p>0.013013699</text:p>
          </table:table-cell>
          <table:table-cell office:value-type="float" office:value="0.000678499" calcext:value-type="float">
            <text:p>0.000678499</text:p>
          </table:table-cell>
          <table:table-cell office:value-type="float" office:value="0.04822335" calcext:value-type="float">
            <text:p>0.04822335</text:p>
          </table:table-cell>
          <table:table-cell office:value-type="float" office:value="19" calcext:value-type="float">
            <text:p>19</text:p>
          </table:table-cell>
          <table:table-cell office:value-type="float" office:value="28003" calcext:value-type="float">
            <text:p>28003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24] &lt;&gt; 0; 1; 0)" office:value-type="float" office:value="0" calcext:value-type="float">
            <text:p>0</text:p>
          </table:table-cell>
          <table:table-cell table:formula="of:=IF(AND([.K424]=1; [.J424]&gt;=[.E42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b <text:s/>?a <text:s/>&lt;actedIn&gt; <text:s/>?h <text:s/>?a <text:s/>&lt;produced&gt; <text:s/>?h <text:s text:c="2"/>=&gt; ?a <text:s/>&lt;directed&gt; <text:s/>?b</text:p>
          </table:table-cell>
          <table:table-cell office:value-type="float" office:value="0.000385067" calcext:value-type="float">
            <text:p>0.000385067</text:p>
          </table:table-cell>
          <table:table-cell office:value-type="float" office:value="0.010904311" calcext:value-type="float">
            <text:p>0.010904311</text:p>
          </table:table-cell>
          <table:table-cell office:value-type="float" office:value="0.037929959" calcext:value-type="float">
            <text:p>0.037929959</text:p>
          </table:table-cell>
          <table:table-cell office:value-type="float" office:value="0.048692636" calcext:value-type="float">
            <text:p>0.048692636</text:p>
          </table:table-cell>
          <table:table-cell office:value-type="float" office:value="365" calcext:value-type="float">
            <text:p>365</text:p>
          </table:table-cell>
          <table:table-cell office:value-type="float" office:value="9623" calcext:value-type="float">
            <text:p>9623</text:p>
          </table:table-cell>
          <table:table-cell office:value-type="float" office:value="7496" calcext:value-type="float">
            <text:p>7496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425] &lt;&gt; 0; 1; 0)" office:value-type="float" office:value="0" calcext:value-type="float">
            <text:p>0</text:p>
          </table:table-cell>
          <table:table-cell table:formula="of:=IF(AND([.K425]=1; [.J425]&gt;=[.E42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livesIn&gt; <text:s/>?b <text:s/>?i <text:s/>&lt;livesIn&gt; <text:s/>?f <text:s text:c="2"/>=&gt; ?a <text:s/>&lt;isCitizenOf&gt; <text:s/>?b</text:p>
          </table:table-cell>
          <table:table-cell office:value-type="float" office:value="0.001133045" calcext:value-type="float">
            <text:p>0.001133045</text:p>
          </table:table-cell>
          <table:table-cell office:value-type="float" office:value="0.073713109" calcext:value-type="float">
            <text:p>0.073713109</text:p>
          </table:table-cell>
          <table:table-cell office:value-type="float" office:value="0.006491426" calcext:value-type="float">
            <text:p>0.006491426</text:p>
          </table:table-cell>
          <table:table-cell office:value-type="float" office:value="0.048789352" calcext:value-type="float">
            <text:p>0.048789352</text:p>
          </table:table-cell>
          <table:table-cell office:value-type="float" office:value="1074" calcext:value-type="float">
            <text:p>1074</text:p>
          </table:table-cell>
          <table:table-cell office:value-type="float" office:value="165449" calcext:value-type="float">
            <text:p>165449</text:p>
          </table:table-cell>
          <table:table-cell office:value-type="float" office:value="22013" calcext:value-type="float">
            <text:p>22013</text:p>
          </table:table-cell>
          <table:table-cell office:value-type="string" calcext:value-type="string">
            <text:p>?a</text:p>
          </table:table-cell>
          <table:table-cell office:value-type="float" office:value="8635.30088760245" calcext:value-type="float">
            <text:p>8635.3008876025</text:p>
          </table:table-cell>
          <table:table-cell table:formula="of:=IF([.J426] &lt;&gt; 0; 1; 0)" office:value-type="float" office:value="1" calcext:value-type="float">
            <text:p>1</text:p>
          </table:table-cell>
          <table:table-cell table:formula="of:=IF(AND([.K426]=1; [.J426]&gt;=[.E42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f <text:s/>?i <text:s/>&lt;isMarriedTo&gt; <text:s/>?b <text:s/>?i <text:s/>&lt;produced&gt; <text:s/>?f <text:s text:c="2"/>=&gt; ?a <text:s/>&lt;isMarriedTo&gt; <text:s/>?b</text:p>
          </table:table-cell>
          <table:table-cell office:value-type="float" office:value="0.000178291" calcext:value-type="float">
            <text:p>0.000178291</text:p>
          </table:table-cell>
          <table:table-cell office:value-type="float" office:value="0.014091553" calcext:value-type="float">
            <text:p>0.014091553</text:p>
          </table:table-cell>
          <table:table-cell table:number-columns-repeated="2" office:value-type="float" office:value="0.048900463" calcext:value-type="float">
            <text:p>0.048900463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3456" calcext:value-type="float">
            <text:p>3456</text:p>
          </table:table-cell>
          <table:table-cell office:value-type="string" calcext:value-type="string">
            <text:p>?b</text:p>
          </table:table-cell>
          <table:table-cell office:value-type="float" office:value="0.0684530978369998" calcext:value-type="float">
            <text:p>0.0684530978</text:p>
          </table:table-cell>
          <table:table-cell table:formula="of:=IF([.J427] &lt;&gt; 0; 1; 0)" office:value-type="float" office:value="1" calcext:value-type="float">
            <text:p>1</text:p>
          </table:table-cell>
          <table:table-cell table:formula="of:=IF(AND([.K427]=1; [.J427]&gt;=[.E42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f <text:s/>?i <text:s/>&lt;graduatedFrom&gt; <text:s/>?f <text:s/>?i <text:s/>&lt;isLeaderOf&gt; <text:s/>?b <text:s text:c="2"/>=&gt; ?a <text:s/>&lt;isCitizenOf&gt; <text:s/>?b</text:p>
          </table:table-cell>
          <table:table-cell office:value-type="float" office:value="0.000166686" calcext:value-type="float">
            <text:p>0.000166686</text:p>
          </table:table-cell>
          <table:table-cell office:value-type="float" office:value="0.0108442" calcext:value-type="float">
            <text:p>0.0108442</text:p>
          </table:table-cell>
          <table:table-cell office:value-type="float" office:value="0.003120926" calcext:value-type="float">
            <text:p>0.003120926</text:p>
          </table:table-cell>
          <table:table-cell office:value-type="float" office:value="0.049467752" calcext:value-type="float">
            <text:p>0.049467752</text:p>
          </table:table-cell>
          <table:table-cell office:value-type="float" office:value="158" calcext:value-type="float">
            <text:p>158</text:p>
          </table:table-cell>
          <table:table-cell office:value-type="float" office:value="50626" calcext:value-type="float">
            <text:p>50626</text:p>
          </table:table-cell>
          <table:table-cell office:value-type="float" office:value="3194" calcext:value-type="float">
            <text:p>319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28] &lt;&gt; 0; 1; 0)" office:value-type="float" office:value="0" calcext:value-type="float">
            <text:p>0</text:p>
          </table:table-cell>
          <table:table-cell table:formula="of:=IF(AND([.K428]=1; [.J428]&gt;=[.E42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isLeaderOf&gt; <text:s/>?b <text:s/>?i <text:s/>&lt;wasBornIn&gt; <text:s/>?f <text:s text:c="2"/>=&gt; ?a <text:s/>&lt;diedIn&gt; <text:s/>?b</text:p>
          </table:table-cell>
          <table:table-cell office:value-type="float" office:value="0.003394916" calcext:value-type="float">
            <text:p>0.003394916</text:p>
          </table:table-cell>
          <table:table-cell office:value-type="float" office:value="0.145242824" calcext:value-type="float">
            <text:p>0.145242824</text:p>
          </table:table-cell>
          <table:table-cell table:number-columns-repeated="2" office:value-type="float" office:value="0.049618379" calcext:value-type="float">
            <text:p>0.049618379</text:p>
          </table:table-cell>
          <table:table-cell office:value-type="float" office:value="3218" calcext:value-type="float">
            <text:p>3218</text:p>
          </table:table-cell>
          <table:table-cell table:number-columns-repeated="2" office:value-type="float" office:value="64855" calcext:value-type="float">
            <text:p>64855</text:p>
          </table:table-cell>
          <table:table-cell office:value-type="string" calcext:value-type="string">
            <text:p>?a</text:p>
          </table:table-cell>
          <table:table-cell office:value-type="float" office:value="0.389261311230152" calcext:value-type="float">
            <text:p>0.3892613112</text:p>
          </table:table-cell>
          <table:table-cell table:formula="of:=IF([.J429] &lt;&gt; 0; 1; 0)" office:value-type="float" office:value="1" calcext:value-type="float">
            <text:p>1</text:p>
          </table:table-cell>
          <table:table-cell table:formula="of:=IF(AND([.K429]=1; [.J429]&gt;=[.E42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exports&gt; <text:s/>?b <text:s/>?a <text:s/>&lt;exports&gt; <text:s/>?f <text:s/>?i <text:s/>&lt;imports&gt; <text:s/>?f <text:s text:c="2"/>=&gt; ?a <text:s/>&lt;exports&gt; <text:s/>?b</text:p>
          </table:table-cell>
          <table:table-cell office:value-type="float" office:value="0.000259524" calcext:value-type="float">
            <text:p>0.000259524</text:p>
          </table:table-cell>
          <table:table-cell office:value-type="float" office:value="0.485207101" calcext:value-type="float">
            <text:p>0.485207101</text:p>
          </table:table-cell>
          <table:table-cell table:number-columns-repeated="2" office:value-type="float" office:value="0.049737161" calcext:value-type="float">
            <text:p>0.049737161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4946" calcext:value-type="float">
            <text:p>4946</text:p>
          </table:table-cell>
          <table:table-cell office:value-type="string" calcext:value-type="string">
            <text:p>?b</text:p>
          </table:table-cell>
          <table:table-cell office:value-type="float" office:value="0.453903416682573" calcext:value-type="float">
            <text:p>0.4539034167</text:p>
          </table:table-cell>
          <table:table-cell table:formula="of:=IF([.J430] &lt;&gt; 0; 1; 0)" office:value-type="float" office:value="1" calcext:value-type="float">
            <text:p>1</text:p>
          </table:table-cell>
          <table:table-cell table:formula="of:=IF(AND([.K430]=1; [.J430]&gt;=[.E43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wasBornIn&gt; <text:s/>?f <text:s/>?i <text:s/>&lt;wasBornIn&gt; <text:s/>?f <text:s text:c="2"/>=&gt; ?a <text:s/>&lt;wasBornIn&gt; <text:s/>?b</text:p>
          </table:table-cell>
          <table:table-cell office:value-type="float" office:value="0.031494227" calcext:value-type="float">
            <text:p>0.031494227</text:p>
          </table:table-cell>
          <table:table-cell office:value-type="float" office:value="0.533441738" calcext:value-type="float">
            <text:p>0.533441738</text:p>
          </table:table-cell>
          <table:table-cell table:number-columns-repeated="2" office:value-type="float" office:value="0.050041152" calcext:value-type="float">
            <text:p>0.050041152</text:p>
          </table:table-cell>
          <table:table-cell office:value-type="float" office:value="29853" calcext:value-type="float">
            <text:p>29853</text:p>
          </table:table-cell>
          <table:table-cell table:number-columns-repeated="2" office:value-type="float" office:value="596569" calcext:value-type="float">
            <text:p>596569</text:p>
          </table:table-cell>
          <table:table-cell office:value-type="string" calcext:value-type="string">
            <text:p>?a</text:p>
          </table:table-cell>
          <table:table-cell office:value-type="float" office:value="3.65458724600607" calcext:value-type="float">
            <text:p>3.654587246</text:p>
          </table:table-cell>
          <table:table-cell table:formula="of:=IF([.J431] &lt;&gt; 0; 1; 0)" office:value-type="float" office:value="1" calcext:value-type="float">
            <text:p>1</text:p>
          </table:table-cell>
          <table:table-cell table:formula="of:=IF(AND([.K431]=1; [.J431]&gt;=[.E43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hasWonPrize&gt; <text:s/>?b <text:s/>?i <text:s/>&lt;wasBornIn&gt; <text:s/>?f <text:s text:c="2"/>=&gt; ?a <text:s/>&lt;hasWonPrize&gt; <text:s/>?b</text:p>
          </table:table-cell>
          <table:table-cell office:value-type="float" office:value="0.002100459" calcext:value-type="float">
            <text:p>0.002100459</text:p>
          </table:table-cell>
          <table:table-cell office:value-type="float" office:value="0.058553657" calcext:value-type="float">
            <text:p>0.058553657</text:p>
          </table:table-cell>
          <table:table-cell office:value-type="float" office:value="0.005572925" calcext:value-type="float">
            <text:p>0.005572925</text:p>
          </table:table-cell>
          <table:table-cell office:value-type="float" office:value="0.050132192" calcext:value-type="float">
            <text:p>0.050132192</text:p>
          </table:table-cell>
          <table:table-cell office:value-type="float" office:value="1991" calcext:value-type="float">
            <text:p>1991</text:p>
          </table:table-cell>
          <table:table-cell office:value-type="float" office:value="357263" calcext:value-type="float">
            <text:p>357263</text:p>
          </table:table-cell>
          <table:table-cell office:value-type="float" office:value="39715" calcext:value-type="float">
            <text:p>3971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32] &lt;&gt; 0; 1; 0)" office:value-type="float" office:value="0" calcext:value-type="float">
            <text:p>0</text:p>
          </table:table-cell>
          <table:table-cell table:formula="of:=IF(AND([.K432]=1; [.J432]&gt;=[.E43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diedIn&gt; <text:s/>?f <text:s/>?i <text:s/>&lt;isLocatedIn&gt; <text:s/>?f <text:s text:c="2"/>=&gt; ?a <text:s/>&lt;wasBornIn&gt; <text:s/>?b</text:p>
          </table:table-cell>
          <table:table-cell office:value-type="float" office:value="0.001176299" calcext:value-type="float">
            <text:p>0.001176299</text:p>
          </table:table-cell>
          <table:table-cell office:value-type="float" office:value="0.019923878" calcext:value-type="float">
            <text:p>0.019923878</text:p>
          </table:table-cell>
          <table:table-cell office:value-type="float" office:value="0.018940359" calcext:value-type="float">
            <text:p>0.018940359</text:p>
          </table:table-cell>
          <table:table-cell office:value-type="float" office:value="0.050139401" calcext:value-type="float">
            <text:p>0.050139401</text:p>
          </table:table-cell>
          <table:table-cell office:value-type="float" office:value="1115" calcext:value-type="float">
            <text:p>1115</text:p>
          </table:table-cell>
          <table:table-cell office:value-type="float" office:value="58869" calcext:value-type="float">
            <text:p>58869</text:p>
          </table:table-cell>
          <table:table-cell office:value-type="float" office:value="22238" calcext:value-type="float">
            <text:p>22238</text:p>
          </table:table-cell>
          <table:table-cell office:value-type="string" calcext:value-type="string">
            <text:p>?a</text:p>
          </table:table-cell>
          <table:table-cell office:value-type="float" office:value="27.877390479977" calcext:value-type="float">
            <text:p>27.87739048</text:p>
          </table:table-cell>
          <table:table-cell table:formula="of:=IF([.J433] &lt;&gt; 0; 1; 0)" office:value-type="float" office:value="1" calcext:value-type="float">
            <text:p>1</text:p>
          </table:table-cell>
          <table:table-cell table:formula="of:=IF(AND([.K433]=1; [.J433]&gt;=[.E43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a <text:s/>&lt;isLeaderOf&gt; <text:s/>?f <text:s/>?i <text:s/>&lt;wasBornIn&gt; <text:s/>?b <text:s text:c="2"/>=&gt; ?a <text:s/>&lt;isLeaderOf&gt; <text:s/>?b</text:p>
          </table:table-cell>
          <table:table-cell office:value-type="float" office:value="0.000504279" calcext:value-type="float">
            <text:p>0.000504279</text:p>
          </table:table-cell>
          <table:table-cell office:value-type="float" office:value="0.074933375" calcext:value-type="float">
            <text:p>0.074933375</text:p>
          </table:table-cell>
          <table:table-cell table:number-columns-repeated="2" office:value-type="float" office:value="0.05020481" calcext:value-type="float">
            <text:p>0.05020481</text:p>
          </table:table-cell>
          <table:table-cell office:value-type="float" office:value="478" calcext:value-type="float">
            <text:p>478</text:p>
          </table:table-cell>
          <table:table-cell table:number-columns-repeated="2" office:value-type="float" office:value="9521" calcext:value-type="float">
            <text:p>9521</text:p>
          </table:table-cell>
          <table:table-cell office:value-type="string" calcext:value-type="string">
            <text:p>?a</text:p>
          </table:table-cell>
          <table:table-cell office:value-type="float" office:value="3.4425291543057" calcext:value-type="float">
            <text:p>3.4425291543</text:p>
          </table:table-cell>
          <table:table-cell table:formula="of:=IF([.J434] &lt;&gt; 0; 1; 0)" office:value-type="float" office:value="1" calcext:value-type="float">
            <text:p>1</text:p>
          </table:table-cell>
          <table:table-cell table:formula="of:=IF(AND([.K434]=1; [.J434]&gt;=[.E43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Child&gt; <text:s/>?f <text:s/>?i <text:s/>&lt;hasChild&gt; <text:s/>?f <text:s/>?i <text:s/>&lt;isMarriedTo&gt; <text:s/>?b <text:s text:c="2"/>=&gt; ?a <text:s/>&lt;hasChild&gt; <text:s/>?b</text:p>
          </table:table-cell>
          <table:table-cell office:value-type="float" office:value="0.000157192" calcext:value-type="float">
            <text:p>0.000157192</text:p>
          </table:table-cell>
          <table:table-cell office:value-type="float" office:value="0.012894851" calcext:value-type="float">
            <text:p>0.012894851</text:p>
          </table:table-cell>
          <table:table-cell office:value-type="float" office:value="0.026213934" calcext:value-type="float">
            <text:p>0.026213934</text:p>
          </table:table-cell>
          <table:table-cell office:value-type="float" office:value="0.050236008" calcext:value-type="float">
            <text:p>0.050236008</text:p>
          </table:table-cell>
          <table:table-cell office:value-type="float" office:value="149" calcext:value-type="float">
            <text:p>149</text:p>
          </table:table-cell>
          <table:table-cell office:value-type="float" office:value="5684" calcext:value-type="float">
            <text:p>5684</text:p>
          </table:table-cell>
          <table:table-cell office:value-type="float" office:value="2966" calcext:value-type="float">
            <text:p>2966</text:p>
          </table:table-cell>
          <table:table-cell office:value-type="string" calcext:value-type="string">
            <text:p>?b</text:p>
          </table:table-cell>
          <table:table-cell office:value-type="float" office:value="1.52063993828497" calcext:value-type="float">
            <text:p>1.5206399383</text:p>
          </table:table-cell>
          <table:table-cell table:formula="of:=IF([.J435] &lt;&gt; 0; 1; 0)" office:value-type="float" office:value="1" calcext:value-type="float">
            <text:p>1</text:p>
          </table:table-cell>
          <table:table-cell table:formula="of:=IF(AND([.K435]=1; [.J435]&gt;=[.E43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a <text:s/>&lt;directed&gt; <text:s/>?f <text:s/>?i <text:s/>&lt;produced&gt; <text:s/>?b <text:s text:c="2"/>=&gt; ?a <text:s/>&lt;directed&gt; <text:s/>?b</text:p>
          </table:table-cell>
          <table:table-cell office:value-type="float" office:value="0.001044427" calcext:value-type="float">
            <text:p>0.001044427</text:p>
          </table:table-cell>
          <table:table-cell office:value-type="float" office:value="0.029576076" calcext:value-type="float">
            <text:p>0.029576076</text:p>
          </table:table-cell>
          <table:table-cell office:value-type="float" office:value="0.042759038" calcext:value-type="float">
            <text:p>0.042759038</text:p>
          </table:table-cell>
          <table:table-cell office:value-type="float" office:value="0.050931166" calcext:value-type="float">
            <text:p>0.050931166</text:p>
          </table:table-cell>
          <table:table-cell office:value-type="float" office:value="990" calcext:value-type="float">
            <text:p>990</text:p>
          </table:table-cell>
          <table:table-cell office:value-type="float" office:value="23153" calcext:value-type="float">
            <text:p>23153</text:p>
          </table:table-cell>
          <table:table-cell office:value-type="float" office:value="19438" calcext:value-type="float">
            <text:p>19438</text:p>
          </table:table-cell>
          <table:table-cell office:value-type="string" calcext:value-type="string">
            <text:p>?b</text:p>
          </table:table-cell>
          <table:table-cell office:value-type="float" office:value="1.55283039727561" calcext:value-type="float">
            <text:p>1.5528303973</text:p>
          </table:table-cell>
          <table:table-cell table:formula="of:=IF([.J436] &lt;&gt; 0; 1; 0)" office:value-type="float" office:value="1" calcext:value-type="float">
            <text:p>1</text:p>
          </table:table-cell>
          <table:table-cell table:formula="of:=IF(AND([.K436]=1; [.J436]&gt;=[.E43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b <text:s/>?g <text:s/>&lt;created&gt; <text:s/>?b <text:s/>?g <text:s/>&lt;produced&gt; <text:s/>?b <text:s text:c="2"/>=&gt; ?a <text:s/>&lt;produced&gt; <text:s/>?b</text:p>
          </table:table-cell>
          <table:table-cell office:value-type="float" office:value="0.000274294" calcext:value-type="float">
            <text:p>0.000274294</text:p>
          </table:table-cell>
          <table:table-cell office:value-type="float" office:value="0.012886598" calcext:value-type="float">
            <text:p>0.012886598</text:p>
          </table:table-cell>
          <table:table-cell table:number-columns-repeated="2" office:value-type="float" office:value="0.051030422" calcext:value-type="float">
            <text:p>0.051030422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5095" calcext:value-type="float">
            <text:p>5095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437] &lt;&gt; 0; 1; 0)" office:value-type="float" office:value="0" calcext:value-type="float">
            <text:p>0</text:p>
          </table:table-cell>
          <table:table-cell table:formula="of:=IF(AND([.K437]=1; [.J437]&gt;=[.E43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ealsWith&gt; <text:s/>?a <text:s/>?i <text:s/>&lt;dealsWith&gt; <text:s/>?e <text:s/>?e <text:s/>&lt;exports&gt; <text:s/>?b <text:s text:c="2"/>=&gt; ?a <text:s/>&lt;imports&gt; <text:s/>?b</text:p>
          </table:table-cell>
          <table:table-cell office:value-type="float" office:value="0.000093893" calcext:value-type="float">
            <text:p>0.000093893</text:p>
          </table:table-cell>
          <table:table-cell office:value-type="float" office:value="0.264880952" calcext:value-type="float">
            <text:p>0.264880952</text:p>
          </table:table-cell>
          <table:table-cell office:value-type="float" office:value="0.034536282" calcext:value-type="float">
            <text:p>0.034536282</text:p>
          </table:table-cell>
          <table:table-cell office:value-type="float" office:value="0.05103211" calcext:value-type="float">
            <text:p>0.05103211</text:p>
          </table:table-cell>
          <table:table-cell office:value-type="float" office:value="89" calcext:value-type="float">
            <text:p>89</text:p>
          </table:table-cell>
          <table:table-cell office:value-type="float" office:value="2577" calcext:value-type="float">
            <text:p>2577</text:p>
          </table:table-cell>
          <table:table-cell office:value-type="float" office:value="1744" calcext:value-type="float">
            <text:p>1744</text:p>
          </table:table-cell>
          <table:table-cell office:value-type="string" calcext:value-type="string">
            <text:p>?a</text:p>
          </table:table-cell>
          <table:table-cell office:value-type="float" office:value="0.968726565563044" calcext:value-type="float">
            <text:p>0.9687265656</text:p>
          </table:table-cell>
          <table:table-cell table:formula="of:=IF([.J438] &lt;&gt; 0; 1; 0)" office:value-type="float" office:value="1" calcext:value-type="float">
            <text:p>1</text:p>
          </table:table-cell>
          <table:table-cell table:formula="of:=IF(AND([.K438]=1; [.J438]&gt;=[.E43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i <text:s/>&lt;created&gt; <text:s/>?b <text:s/>?a <text:s/>&lt;created&gt; <text:s/>?f <text:s text:c="2"/>=&gt; ?a <text:s/>&lt;directed&gt; <text:s/>?b</text:p>
          </table:table-cell>
          <table:table-cell office:value-type="float" office:value="0.000987458" calcext:value-type="float">
            <text:p>0.000987458</text:p>
          </table:table-cell>
          <table:table-cell office:value-type="float" office:value="0.027962836" calcext:value-type="float">
            <text:p>0.027962836</text:p>
          </table:table-cell>
          <table:table-cell office:value-type="float" office:value="0.012489992" calcext:value-type="float">
            <text:p>0.012489992</text:p>
          </table:table-cell>
          <table:table-cell office:value-type="float" office:value="0.051111232" calcext:value-type="float">
            <text:p>0.051111232</text:p>
          </table:table-cell>
          <table:table-cell office:value-type="float" office:value="936" calcext:value-type="float">
            <text:p>936</text:p>
          </table:table-cell>
          <table:table-cell office:value-type="float" office:value="74940" calcext:value-type="float">
            <text:p>74940</text:p>
          </table:table-cell>
          <table:table-cell office:value-type="float" office:value="18313" calcext:value-type="float">
            <text:p>18313</text:p>
          </table:table-cell>
          <table:table-cell office:value-type="string" calcext:value-type="string">
            <text:p>?b</text:p>
          </table:table-cell>
          <table:table-cell office:value-type="float" office:value="2.64122480207104" calcext:value-type="float">
            <text:p>2.6412248021</text:p>
          </table:table-cell>
          <table:table-cell table:formula="of:=IF([.J439] &lt;&gt; 0; 1; 0)" office:value-type="float" office:value="1" calcext:value-type="float">
            <text:p>1</text:p>
          </table:table-cell>
          <table:table-cell table:formula="of:=IF(AND([.K439]=1; [.J439]&gt;=[.E43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f <text:s/>?i <text:s/>&lt;directed&gt; <text:s/>?b <text:s/>?i <text:s/>&lt;directed&gt; <text:s/>?f <text:s text:c="2"/>=&gt; ?a <text:s/>&lt;directed&gt; <text:s/>?b</text:p>
          </table:table-cell>
          <table:table-cell office:value-type="float" office:value="0.017561146" calcext:value-type="float">
            <text:p>0.017561146</text:p>
          </table:table-cell>
          <table:table-cell office:value-type="float" office:value="0.497296328" calcext:value-type="float">
            <text:p>0.497296328</text:p>
          </table:table-cell>
          <table:table-cell table:number-columns-repeated="2" office:value-type="float" office:value="0.051132245" calcext:value-type="float">
            <text:p>0.051132245</text:p>
          </table:table-cell>
          <table:table-cell office:value-type="float" office:value="16646" calcext:value-type="float">
            <text:p>16646</text:p>
          </table:table-cell>
          <table:table-cell table:number-columns-repeated="2" office:value-type="float" office:value="325548" calcext:value-type="float">
            <text:p>325548</text:p>
          </table:table-cell>
          <table:table-cell office:value-type="string" calcext:value-type="string">
            <text:p>?b</text:p>
          </table:table-cell>
          <table:table-cell office:value-type="float" office:value="1.68341207063092" calcext:value-type="float">
            <text:p>1.6834120706</text:p>
          </table:table-cell>
          <table:table-cell table:formula="of:=IF([.J440] &lt;&gt; 0; 1; 0)" office:value-type="float" office:value="1" calcext:value-type="float">
            <text:p>1</text:p>
          </table:table-cell>
          <table:table-cell table:formula="of:=IF(AND([.K440]=1; [.J440]&gt;=[.E44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livesIn&gt; <text:s/>?b <text:s/>?i <text:s/>&lt;wasBornIn&gt; <text:s/>?f <text:s text:c="2"/>=&gt; ?a <text:s/>&lt;isCitizenOf&gt; <text:s/>?b</text:p>
          </table:table-cell>
          <table:table-cell office:value-type="float" office:value="0.001126715" calcext:value-type="float">
            <text:p>0.001126715</text:p>
          </table:table-cell>
          <table:table-cell office:value-type="float" office:value="0.073301304" calcext:value-type="float">
            <text:p>0.073301304</text:p>
          </table:table-cell>
          <table:table-cell office:value-type="float" office:value="0.005520635" calcext:value-type="float">
            <text:p>0.005520635</text:p>
          </table:table-cell>
          <table:table-cell office:value-type="float" office:value="0.051326413" calcext:value-type="float">
            <text:p>0.051326413</text:p>
          </table:table-cell>
          <table:table-cell office:value-type="float" office:value="1068" calcext:value-type="float">
            <text:p>1068</text:p>
          </table:table-cell>
          <table:table-cell office:value-type="float" office:value="193456" calcext:value-type="float">
            <text:p>193456</text:p>
          </table:table-cell>
          <table:table-cell office:value-type="float" office:value="20808" calcext:value-type="float">
            <text:p>20808</text:p>
          </table:table-cell>
          <table:table-cell office:value-type="string" calcext:value-type="string">
            <text:p>?a</text:p>
          </table:table-cell>
          <table:table-cell office:value-type="float" office:value="43966.8418917619" calcext:value-type="float">
            <text:p>43966.8418917619</text:p>
          </table:table-cell>
          <table:table-cell table:formula="of:=IF([.J441] &lt;&gt; 0; 1; 0)" office:value-type="float" office:value="1" calcext:value-type="float">
            <text:p>1</text:p>
          </table:table-cell>
          <table:table-cell table:formula="of:=IF(AND([.K441]=1; [.J441]&gt;=[.E44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livesIn&gt; <text:s/>?b <text:s/>?i <text:s/>&lt;wasBornIn&gt; <text:s/>?f <text:s text:c="2"/>=&gt; ?a <text:s/>&lt;diedIn&gt; <text:s/>?b</text:p>
          </table:table-cell>
          <table:table-cell office:value-type="float" office:value="0.010564539" calcext:value-type="float">
            <text:p>0.010564539</text:p>
          </table:table-cell>
          <table:table-cell office:value-type="float" office:value="0.451976891" calcext:value-type="float">
            <text:p>0.451976891</text:p>
          </table:table-cell>
          <table:table-cell table:number-columns-repeated="2" office:value-type="float" office:value="0.051763709" calcext:value-type="float">
            <text:p>0.051763709</text:p>
          </table:table-cell>
          <table:table-cell office:value-type="float" office:value="10014" calcext:value-type="float">
            <text:p>10014</text:p>
          </table:table-cell>
          <table:table-cell table:number-columns-repeated="2" office:value-type="float" office:value="193456" calcext:value-type="float">
            <text:p>193456</text:p>
          </table:table-cell>
          <table:table-cell office:value-type="string" calcext:value-type="string">
            <text:p>?a</text:p>
          </table:table-cell>
          <table:table-cell office:value-type="float" office:value="2.83012700137805" calcext:value-type="float">
            <text:p>2.8301270014</text:p>
          </table:table-cell>
          <table:table-cell table:formula="of:=IF([.J442] &lt;&gt; 0; 1; 0)" office:value-type="float" office:value="1" calcext:value-type="float">
            <text:p>1</text:p>
          </table:table-cell>
          <table:table-cell table:formula="of:=IF(AND([.K442]=1; [.J442]&gt;=[.E44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ealsWith&gt; <text:s/>?a <text:s/>?b <text:s/>&lt;exports&gt; <text:s/>?f <text:s/>?i <text:s/>&lt;imports&gt; <text:s/>?f <text:s text:c="2"/>=&gt; ?a <text:s/>&lt;dealsWith&gt; <text:s/>?b</text:p>
          </table:table-cell>
          <table:table-cell office:value-type="float" office:value="0.000139257" calcext:value-type="float">
            <text:p>0.000139257</text:p>
          </table:table-cell>
          <table:table-cell office:value-type="float" office:value="0.191582003" calcext:value-type="float">
            <text:p>0.191582003</text:p>
          </table:table-cell>
          <table:table-cell office:value-type="float" office:value="0.035218783" calcext:value-type="float">
            <text:p>0.035218783</text:p>
          </table:table-cell>
          <table:table-cell office:value-type="float" office:value="0.052360175" calcext:value-type="float">
            <text:p>0.052360175</text:p>
          </table:table-cell>
          <table:table-cell office:value-type="float" office:value="132" calcext:value-type="float">
            <text:p>132</text:p>
          </table:table-cell>
          <table:table-cell office:value-type="float" office:value="3748" calcext:value-type="float">
            <text:p>3748</text:p>
          </table:table-cell>
          <table:table-cell office:value-type="float" office:value="2521" calcext:value-type="float">
            <text:p>2521</text:p>
          </table:table-cell>
          <table:table-cell office:value-type="string" calcext:value-type="string">
            <text:p>?a</text:p>
          </table:table-cell>
          <table:table-cell office:value-type="float" office:value="0.448054684208062" calcext:value-type="float">
            <text:p>0.4480546842</text:p>
          </table:table-cell>
          <table:table-cell table:formula="of:=IF([.J443] &lt;&gt; 0; 1; 0)" office:value-type="float" office:value="1" calcext:value-type="float">
            <text:p>1</text:p>
          </table:table-cell>
          <table:table-cell table:formula="of:=IF(AND([.K443]=1; [.J443]&gt;=[.E44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exports&gt; <text:s/>?f <text:s/>?a <text:s/>&lt;imports&gt; <text:s/>?f <text:s/>?b <text:s/>&lt;imports&gt; <text:s/>?f <text:s text:c="2"/>=&gt; ?a <text:s/>&lt;dealsWith&gt; <text:s/>?b</text:p>
          </table:table-cell>
          <table:table-cell office:value-type="float" office:value="0.000055914" calcext:value-type="float">
            <text:p>0.000055914</text:p>
          </table:table-cell>
          <table:table-cell office:value-type="float" office:value="0.076923077" calcext:value-type="float">
            <text:p>0.076923077</text:p>
          </table:table-cell>
          <table:table-cell office:value-type="float" office:value="0.048313582" calcext:value-type="float">
            <text:p>0.048313582</text:p>
          </table:table-cell>
          <table:table-cell office:value-type="float" office:value="0.052371542" calcext:value-type="float">
            <text:p>0.052371542</text:p>
          </table:table-cell>
          <table:table-cell office:value-type="float" office:value="53" calcext:value-type="float">
            <text:p>53</text:p>
          </table:table-cell>
          <table:table-cell office:value-type="float" office:value="1097" calcext:value-type="float">
            <text:p>1097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44] &lt;&gt; 0; 1; 0)" office:value-type="float" office:value="0" calcext:value-type="float">
            <text:p>0</text:p>
          </table:table-cell>
          <table:table-cell table:formula="of:=IF(AND([.K444]=1; [.J444]&gt;=[.E44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f <text:s/>?i <text:s/>&lt;directed&gt; <text:s/>?b <text:s/>?i <text:s/>&lt;produced&gt; <text:s/>?f <text:s text:c="2"/>=&gt; ?a <text:s/>&lt;produced&gt; <text:s/>?b</text:p>
          </table:table-cell>
          <table:table-cell office:value-type="float" office:value="0.00184199" calcext:value-type="float">
            <text:p>0.00184199</text:p>
          </table:table-cell>
          <table:table-cell office:value-type="float" office:value="0.086538462" calcext:value-type="float">
            <text:p>0.086538462</text:p>
          </table:table-cell>
          <table:table-cell office:value-type="float" office:value="0.02915783" calcext:value-type="float">
            <text:p>0.02915783</text:p>
          </table:table-cell>
          <table:table-cell office:value-type="float" office:value="0.053119961" calcext:value-type="float">
            <text:p>0.053119961</text:p>
          </table:table-cell>
          <table:table-cell office:value-type="float" office:value="1746" calcext:value-type="float">
            <text:p>1746</text:p>
          </table:table-cell>
          <table:table-cell office:value-type="float" office:value="59881" calcext:value-type="float">
            <text:p>59881</text:p>
          </table:table-cell>
          <table:table-cell office:value-type="float" office:value="32869" calcext:value-type="float">
            <text:p>32869</text:p>
          </table:table-cell>
          <table:table-cell office:value-type="string" calcext:value-type="string">
            <text:p>?b</text:p>
          </table:table-cell>
          <table:table-cell office:value-type="float" office:value="2.02913441296014" calcext:value-type="float">
            <text:p>2.029134413</text:p>
          </table:table-cell>
          <table:table-cell table:formula="of:=IF([.J445] &lt;&gt; 0; 1; 0)" office:value-type="float" office:value="1" calcext:value-type="float">
            <text:p>1</text:p>
          </table:table-cell>
          <table:table-cell table:formula="of:=IF(AND([.K445]=1; [.J445]&gt;=[.E44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livesIn&gt; <text:s/>?f <text:s/>?i <text:s/>&lt;wasBornIn&gt; <text:s/>?f <text:s/>?i <text:s/>&lt;worksAt&gt; <text:s/>?b <text:s text:c="2"/>=&gt; ?a <text:s/>&lt;worksAt&gt; <text:s/>?b</text:p>
          </table:table-cell>
          <table:table-cell office:value-type="float" office:value="0.000034814" calcext:value-type="float">
            <text:p>0.000034814</text:p>
          </table:table-cell>
          <table:table-cell office:value-type="float" office:value="0.013546798" calcext:value-type="float">
            <text:p>0.013546798</text:p>
          </table:table-cell>
          <table:table-cell office:value-type="float" office:value="0.002206472" calcext:value-type="float">
            <text:p>0.002206472</text:p>
          </table:table-cell>
          <table:table-cell office:value-type="float" office:value="0.053140097" calcext:value-type="float">
            <text:p>0.053140097</text:p>
          </table:table-cell>
          <table:table-cell office:value-type="float" office:value="33" calcext:value-type="float">
            <text:p>33</text:p>
          </table:table-cell>
          <table:table-cell office:value-type="float" office:value="14956" calcext:value-type="float">
            <text:p>14956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46] &lt;&gt; 0; 1; 0)" office:value-type="float" office:value="0" calcext:value-type="float">
            <text:p>0</text:p>
          </table:table-cell>
          <table:table-cell table:formula="of:=IF(AND([.K446]=1; [.J446]&gt;=[.E44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actedIn&gt; <text:s/>?f <text:s/>?j <text:s/>&lt;created&gt; <text:s/>?f <text:s/>?a <text:s/>&lt;isMarriedTo&gt; <text:s/>?j <text:s text:c="2"/>=&gt; ?a <text:s/>&lt;isMarriedTo&gt; <text:s/>?b</text:p>
          </table:table-cell>
          <table:table-cell office:value-type="float" office:value="0.000150862" calcext:value-type="float">
            <text:p>0.000150862</text:p>
          </table:table-cell>
          <table:table-cell office:value-type="float" office:value="0.011923622" calcext:value-type="float">
            <text:p>0.011923622</text:p>
          </table:table-cell>
          <table:table-cell office:value-type="float" office:value="0.016957192" calcext:value-type="float">
            <text:p>0.016957192</text:p>
          </table:table-cell>
          <table:table-cell office:value-type="float" office:value="0.053437967" calcext:value-type="float">
            <text:p>0.053437967</text:p>
          </table:table-cell>
          <table:table-cell office:value-type="float" office:value="143" calcext:value-type="float">
            <text:p>143</text:p>
          </table:table-cell>
          <table:table-cell office:value-type="float" office:value="8433" calcext:value-type="float">
            <text:p>8433</text:p>
          </table:table-cell>
          <table:table-cell office:value-type="float" office:value="2676" calcext:value-type="float">
            <text:p>2676</text:p>
          </table:table-cell>
          <table:table-cell office:value-type="string" calcext:value-type="string">
            <text:p>?b</text:p>
          </table:table-cell>
          <table:table-cell office:value-type="float" office:value="28127.6947041839" calcext:value-type="float">
            <text:p>28127.6947041839</text:p>
          </table:table-cell>
          <table:table-cell table:formula="of:=IF([.J447] &lt;&gt; 0; 1; 0)" office:value-type="float" office:value="1" calcext:value-type="float">
            <text:p>1</text:p>
          </table:table-cell>
          <table:table-cell table:formula="of:=IF(AND([.K447]=1; [.J447]&gt;=[.E44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a <text:s/>&lt;hasCapital&gt; <text:s/>?f <text:s/>?i <text:s/>&lt;wasBornIn&gt; <text:s/>?b <text:s text:c="2"/>=&gt; ?a <text:s/>&lt;hasCapital&gt; <text:s/>?b</text:p>
          </table:table-cell>
          <table:table-cell office:value-type="float" office:value="0.000296449" calcext:value-type="float">
            <text:p>0.000296449</text:p>
          </table:table-cell>
          <table:table-cell office:value-type="float" office:value="0.132609722" calcext:value-type="float">
            <text:p>0.132609722</text:p>
          </table:table-cell>
          <table:table-cell table:number-columns-repeated="2" office:value-type="float" office:value="0.053574833" calcext:value-type="float">
            <text:p>0.053574833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5245" calcext:value-type="float">
            <text:p>5245</text:p>
          </table:table-cell>
          <table:table-cell office:value-type="string" calcext:value-type="string">
            <text:p>?a</text:p>
          </table:table-cell>
          <table:table-cell office:value-type="float" office:value="10.1432076273003" calcext:value-type="float">
            <text:p>10.1432076273</text:p>
          </table:table-cell>
          <table:table-cell table:formula="of:=IF([.J448] &lt;&gt; 0; 1; 0)" office:value-type="float" office:value="1" calcext:value-type="float">
            <text:p>1</text:p>
          </table:table-cell>
          <table:table-cell table:formula="of:=IF(AND([.K448]=1; [.J448]&gt;=[.E44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f <text:s/>?i <text:s/>&lt;created&gt; <text:s/>?f <text:s/>?i <text:s/>&lt;produced&gt; <text:s/>?b <text:s text:c="2"/>=&gt; ?a <text:s/>&lt;directed&gt; <text:s/>?b</text:p>
          </table:table-cell>
          <table:table-cell office:value-type="float" office:value="0.002409567" calcext:value-type="float">
            <text:p>0.002409567</text:p>
          </table:table-cell>
          <table:table-cell office:value-type="float" office:value="0.068234099" calcext:value-type="float">
            <text:p>0.068234099</text:p>
          </table:table-cell>
          <table:table-cell office:value-type="float" office:value="0.045545186" calcext:value-type="float">
            <text:p>0.045545186</text:p>
          </table:table-cell>
          <table:table-cell office:value-type="float" office:value="0.053588607" calcext:value-type="float">
            <text:p>0.053588607</text:p>
          </table:table-cell>
          <table:table-cell office:value-type="float" office:value="2284" calcext:value-type="float">
            <text:p>2284</text:p>
          </table:table-cell>
          <table:table-cell office:value-type="float" office:value="50148" calcext:value-type="float">
            <text:p>50148</text:p>
          </table:table-cell>
          <table:table-cell office:value-type="float" office:value="42621" calcext:value-type="float">
            <text:p>42621</text:p>
          </table:table-cell>
          <table:table-cell office:value-type="string" calcext:value-type="string">
            <text:p>?b</text:p>
          </table:table-cell>
          <table:table-cell office:value-type="float" office:value="15.021060475512" calcext:value-type="float">
            <text:p>15.0210604755</text:p>
          </table:table-cell>
          <table:table-cell table:formula="of:=IF([.J449] &lt;&gt; 0; 1; 0)" office:value-type="float" office:value="1" calcext:value-type="float">
            <text:p>1</text:p>
          </table:table-cell>
          <table:table-cell table:formula="of:=IF(AND([.K449]=1; [.J449]&gt;=[.E44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directed&gt; <text:s/>?f <text:s/>?i <text:s/>&lt;produced&gt; <text:s/>?b <text:s text:c="2"/>=&gt; ?a <text:s/>&lt;actedIn&gt; <text:s/>?b</text:p>
          </table:table-cell>
          <table:table-cell office:value-type="float" office:value="0.007671792" calcext:value-type="float">
            <text:p>0.007671792</text:p>
          </table:table-cell>
          <table:table-cell office:value-type="float" office:value="0.067599349" calcext:value-type="float">
            <text:p>0.067599349</text:p>
          </table:table-cell>
          <table:table-cell office:value-type="float" office:value="0.048767403" calcext:value-type="float">
            <text:p>0.048767403</text:p>
          </table:table-cell>
          <table:table-cell office:value-type="float" office:value="0.053719436" calcext:value-type="float">
            <text:p>0.053719436</text:p>
          </table:table-cell>
          <table:table-cell office:value-type="float" office:value="7272" calcext:value-type="float">
            <text:p>7272</text:p>
          </table:table-cell>
          <table:table-cell office:value-type="float" office:value="149116" calcext:value-type="float">
            <text:p>149116</text:p>
          </table:table-cell>
          <table:table-cell office:value-type="float" office:value="135370" calcext:value-type="float">
            <text:p>135370</text:p>
          </table:table-cell>
          <table:table-cell office:value-type="string" calcext:value-type="string">
            <text:p>?b</text:p>
          </table:table-cell>
          <table:table-cell office:value-type="float" office:value="9.34617524970649" calcext:value-type="float">
            <text:p>9.3461752497</text:p>
          </table:table-cell>
          <table:table-cell table:formula="of:=IF([.J450] &lt;&gt; 0; 1; 0)" office:value-type="float" office:value="1" calcext:value-type="float">
            <text:p>1</text:p>
          </table:table-cell>
          <table:table-cell table:formula="of:=IF(AND([.K450]=1; [.J450]&gt;=[.E45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livesIn&gt; <text:s/>?f <text:s/>?i <text:s/>&lt;wasBornIn&gt; <text:s/>?b <text:s text:c="2"/>=&gt; ?a <text:s/>&lt;livesIn&gt; <text:s/>?b</text:p>
          </table:table-cell>
          <table:table-cell office:value-type="float" office:value="0.00021416" calcext:value-type="float">
            <text:p>0.00021416</text:p>
          </table:table-cell>
          <table:table-cell office:value-type="float" office:value="0.013910779" calcext:value-type="float">
            <text:p>0.013910779</text:p>
          </table:table-cell>
          <table:table-cell office:value-type="float" office:value="0.001722499" calcext:value-type="float">
            <text:p>0.001722499</text:p>
          </table:table-cell>
          <table:table-cell office:value-type="float" office:value="0.05386044" calcext:value-type="float">
            <text:p>0.05386044</text:p>
          </table:table-cell>
          <table:table-cell office:value-type="float" office:value="203" calcext:value-type="float">
            <text:p>203</text:p>
          </table:table-cell>
          <table:table-cell office:value-type="float" office:value="117852" calcext:value-type="float">
            <text:p>117852</text:p>
          </table:table-cell>
          <table:table-cell office:value-type="float" office:value="3769" calcext:value-type="float">
            <text:p>3769</text:p>
          </table:table-cell>
          <table:table-cell office:value-type="string" calcext:value-type="string">
            <text:p>?a</text:p>
          </table:table-cell>
          <table:table-cell office:value-type="float" office:value="124.583447757632" calcext:value-type="float">
            <text:p>124.5834477576</text:p>
          </table:table-cell>
          <table:table-cell table:formula="of:=IF([.J451] &lt;&gt; 0; 1; 0)" office:value-type="float" office:value="1" calcext:value-type="float">
            <text:p>1</text:p>
          </table:table-cell>
          <table:table-cell table:formula="of:=IF(AND([.K451]=1; [.J451]&gt;=[.E45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exports&gt; <text:s/>?b <text:s/>?a <text:s/>&lt;hasCurrency&gt; <text:s/>?f <text:s/>?i <text:s/>&lt;hasCurrency&gt; <text:s/>?f <text:s text:c="2"/>=&gt; ?a <text:s/>&lt;imports&gt; <text:s/>?b</text:p>
          </table:table-cell>
          <table:table-cell office:value-type="float" office:value="0.00001688" calcext:value-type="float">
            <text:p>0.00001688</text:p>
          </table:table-cell>
          <table:table-cell office:value-type="float" office:value="0.047619048" calcext:value-type="float">
            <text:p>0.047619048</text:p>
          </table:table-cell>
          <table:table-cell office:value-type="float" office:value="0.014585232" calcext:value-type="float">
            <text:p>0.014585232</text:p>
          </table:table-cell>
          <table:table-cell office:value-type="float" office:value="0.053872054" calcext:value-type="float">
            <text:p>0.053872054</text:p>
          </table:table-cell>
          <table:table-cell office:value-type="float" office:value="16" calcext:value-type="float">
            <text:p>16</text:p>
          </table:table-cell>
          <table:table-cell office:value-type="float" office:value="1097" calcext:value-type="float">
            <text:p>1097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52] &lt;&gt; 0; 1; 0)" office:value-type="float" office:value="0" calcext:value-type="float">
            <text:p>0</text:p>
          </table:table-cell>
          <table:table-cell table:formula="of:=IF(AND([.K452]=1; [.J452]&gt;=[.E45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isLocatedIn&gt; <text:s/>?a <text:s/>?e <text:s/>&lt;livesIn&gt; <text:s/>?b <text:s/>?e <text:s/>&lt;livesIn&gt; <text:s/>?j <text:s text:c="2"/>=&gt; ?a <text:s/>&lt;hasCapital&gt; <text:s/>?b</text:p>
          </table:table-cell>
          <table:table-cell office:value-type="float" office:value="0.000054859" calcext:value-type="float">
            <text:p>0.000054859</text:p>
          </table:table-cell>
          <table:table-cell office:value-type="float" office:value="0.024539877" calcext:value-type="float">
            <text:p>0.024539877</text:p>
          </table:table-cell>
          <table:table-cell office:value-type="float" office:value="0.016565785" calcext:value-type="float">
            <text:p>0.016565785</text:p>
          </table:table-cell>
          <table:table-cell office:value-type="float" office:value="0.054054054" calcext:value-type="float">
            <text:p>0.054054054</text:p>
          </table:table-cell>
          <table:table-cell office:value-type="float" office:value="52" calcext:value-type="float">
            <text:p>52</text:p>
          </table:table-cell>
          <table:table-cell office:value-type="float" office:value="3139" calcext:value-type="float">
            <text:p>3139</text:p>
          </table:table-cell>
          <table:table-cell office:value-type="float" office:value="962" calcext:value-type="float">
            <text:p>962</text:p>
          </table:table-cell>
          <table:table-cell office:value-type="string" calcext:value-type="string">
            <text:p>?a</text:p>
          </table:table-cell>
          <table:table-cell office:value-type="float" office:value="868.995289093405" calcext:value-type="float">
            <text:p>868.9952890934</text:p>
          </table:table-cell>
          <table:table-cell table:formula="of:=IF([.J453] &lt;&gt; 0; 1; 0)" office:value-type="float" office:value="1" calcext:value-type="float">
            <text:p>1</text:p>
          </table:table-cell>
          <table:table-cell table:formula="of:=IF(AND([.K453]=1; [.J453]&gt;=[.E45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j <text:s/>?f <text:s/>&lt;directed&gt; <text:s/>?j <text:s/>?b <text:s/>&lt;isMarriedTo&gt; <text:s/>?f <text:s text:c="2"/>=&gt; ?a <text:s/>&lt;isMarriedTo&gt; <text:s/>?b</text:p>
          </table:table-cell>
          <table:table-cell office:value-type="float" office:value="0.000205721" calcext:value-type="float">
            <text:p>0.000205721</text:p>
          </table:table-cell>
          <table:table-cell office:value-type="float" office:value="0.016259485" calcext:value-type="float">
            <text:p>0.016259485</text:p>
          </table:table-cell>
          <table:table-cell office:value-type="float" office:value="0.043909029" calcext:value-type="float">
            <text:p>0.043909029</text:p>
          </table:table-cell>
          <table:table-cell office:value-type="float" office:value="0.054378137" calcext:value-type="float">
            <text:p>0.054378137</text:p>
          </table:table-cell>
          <table:table-cell office:value-type="float" office:value="195" calcext:value-type="float">
            <text:p>195</text:p>
          </table:table-cell>
          <table:table-cell office:value-type="float" office:value="4441" calcext:value-type="float">
            <text:p>4441</text:p>
          </table:table-cell>
          <table:table-cell office:value-type="float" office:value="3586" calcext:value-type="float">
            <text:p>3586</text:p>
          </table:table-cell>
          <table:table-cell office:value-type="string" calcext:value-type="string">
            <text:p>?b</text:p>
          </table:table-cell>
          <table:table-cell office:value-type="float" office:value="0.52295010804109" calcext:value-type="float">
            <text:p>0.522950108</text:p>
          </table:table-cell>
          <table:table-cell table:formula="of:=IF([.J454] &lt;&gt; 0; 1; 0)" office:value-type="float" office:value="1" calcext:value-type="float">
            <text:p>1</text:p>
          </table:table-cell>
          <table:table-cell table:formula="of:=IF(AND([.K454]=1; [.J454]&gt;=[.E45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directed&gt; <text:s/>?b <text:s/>?i <text:s/>&lt;produced&gt; <text:s/>?f <text:s text:c="2"/>=&gt; ?a <text:s/>&lt;actedIn&gt; <text:s/>?b</text:p>
          </table:table-cell>
          <table:table-cell office:value-type="float" office:value="0.009264808" calcext:value-type="float">
            <text:p>0.009264808</text:p>
          </table:table-cell>
          <table:table-cell office:value-type="float" office:value="0.081636068" calcext:value-type="float">
            <text:p>0.081636068</text:p>
          </table:table-cell>
          <table:table-cell office:value-type="float" office:value="0.047758629" calcext:value-type="float">
            <text:p>0.047758629</text:p>
          </table:table-cell>
          <table:table-cell office:value-type="float" office:value="0.054567937" calcext:value-type="float">
            <text:p>0.054567937</text:p>
          </table:table-cell>
          <table:table-cell office:value-type="float" office:value="8782" calcext:value-type="float">
            <text:p>8782</text:p>
          </table:table-cell>
          <table:table-cell office:value-type="float" office:value="183883" calcext:value-type="float">
            <text:p>183883</text:p>
          </table:table-cell>
          <table:table-cell office:value-type="float" office:value="160937" calcext:value-type="float">
            <text:p>160937</text:p>
          </table:table-cell>
          <table:table-cell office:value-type="string" calcext:value-type="string">
            <text:p>?b</text:p>
          </table:table-cell>
          <table:table-cell office:value-type="float" office:value="2.07786122458225" calcext:value-type="float">
            <text:p>2.0778612246</text:p>
          </table:table-cell>
          <table:table-cell table:formula="of:=IF([.J455] &lt;&gt; 0; 1; 0)" office:value-type="float" office:value="1" calcext:value-type="float">
            <text:p>1</text:p>
          </table:table-cell>
          <table:table-cell table:formula="of:=IF(AND([.K455]=1; [.J455]&gt;=[.E45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i <text:s/>&lt;directed&gt; <text:s/>?b <text:s/>?a <text:s/>&lt;produced&gt; <text:s/>?f <text:s text:c="2"/>=&gt; ?a <text:s/>&lt;directed&gt; <text:s/>?b</text:p>
          </table:table-cell>
          <table:table-cell office:value-type="float" office:value="0.00113621" calcext:value-type="float">
            <text:p>0.00113621</text:p>
          </table:table-cell>
          <table:table-cell office:value-type="float" office:value="0.032175186" calcext:value-type="float">
            <text:p>0.032175186</text:p>
          </table:table-cell>
          <table:table-cell table:number-columns-repeated="2" office:value-type="float" office:value="0.055100788" calcext:value-type="float">
            <text:p>0.055100788</text:p>
          </table:table-cell>
          <table:table-cell office:value-type="float" office:value="1077" calcext:value-type="float">
            <text:p>1077</text:p>
          </table:table-cell>
          <table:table-cell table:number-columns-repeated="2" office:value-type="float" office:value="19546" calcext:value-type="float">
            <text:p>19546</text:p>
          </table:table-cell>
          <table:table-cell office:value-type="string" calcext:value-type="string">
            <text:p>?b</text:p>
          </table:table-cell>
          <table:table-cell office:value-type="float" office:value="0.0929137992244205" calcext:value-type="float">
            <text:p>0.0929137992</text:p>
          </table:table-cell>
          <table:table-cell table:formula="of:=IF([.J456] &lt;&gt; 0; 1; 0)" office:value-type="float" office:value="1" calcext:value-type="float">
            <text:p>1</text:p>
          </table:table-cell>
          <table:table-cell table:formula="of:=IF(AND([.K456]=1; [.J456]&gt;=[.E45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livesIn&gt; <text:s/>?b <text:s/>?a <text:s/>&lt;livesIn&gt; <text:s/>?f <text:s/>?i <text:s/>&lt;wasBornIn&gt; <text:s/>?f <text:s text:c="2"/>=&gt; ?a <text:s/>&lt;isCitizenOf&gt; <text:s/>?b</text:p>
          </table:table-cell>
          <table:table-cell office:value-type="float" office:value="0.000325988" calcext:value-type="float">
            <text:p>0.000325988</text:p>
          </table:table-cell>
          <table:table-cell office:value-type="float" office:value="0.021207962" calcext:value-type="float">
            <text:p>0.021207962</text:p>
          </table:table-cell>
          <table:table-cell office:value-type="float" office:value="0.007855799" calcext:value-type="float">
            <text:p>0.007855799</text:p>
          </table:table-cell>
          <table:table-cell office:value-type="float" office:value="0.055356503" calcext:value-type="float">
            <text:p>0.055356503</text:p>
          </table:table-cell>
          <table:table-cell office:value-type="float" office:value="309" calcext:value-type="float">
            <text:p>309</text:p>
          </table:table-cell>
          <table:table-cell office:value-type="float" office:value="39334" calcext:value-type="float">
            <text:p>39334</text:p>
          </table:table-cell>
          <table:table-cell office:value-type="float" office:value="5582" calcext:value-type="float">
            <text:p>5582</text:p>
          </table:table-cell>
          <table:table-cell office:value-type="string" calcext:value-type="string">
            <text:p>?a</text:p>
          </table:table-cell>
          <table:table-cell office:value-type="float" office:value="690.508920385821" calcext:value-type="float">
            <text:p>690.5089203858</text:p>
          </table:table-cell>
          <table:table-cell table:formula="of:=IF([.J457] &lt;&gt; 0; 1; 0)" office:value-type="float" office:value="1" calcext:value-type="float">
            <text:p>1</text:p>
          </table:table-cell>
          <table:table-cell table:formula="of:=IF(AND([.K457]=1; [.J457]&gt;=[.E45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actedIn&gt; <text:s/>?f <text:s/>?i <text:s/>&lt;created&gt; <text:s/>?b <text:s text:c="2"/>=&gt; ?a <text:s/>&lt;actedIn&gt; <text:s/>?b</text:p>
          </table:table-cell>
          <table:table-cell office:value-type="float" office:value="0.003975153" calcext:value-type="float">
            <text:p>0.003975153</text:p>
          </table:table-cell>
          <table:table-cell office:value-type="float" office:value="0.035026726" calcext:value-type="float">
            <text:p>0.035026726</text:p>
          </table:table-cell>
          <table:table-cell office:value-type="float" office:value="0.011908299" calcext:value-type="float">
            <text:p>0.011908299</text:p>
          </table:table-cell>
          <table:table-cell office:value-type="float" office:value="0.055608028" calcext:value-type="float">
            <text:p>0.055608028</text:p>
          </table:table-cell>
          <table:table-cell office:value-type="float" office:value="3768" calcext:value-type="float">
            <text:p>3768</text:p>
          </table:table-cell>
          <table:table-cell office:value-type="float" office:value="316418" calcext:value-type="float">
            <text:p>316418</text:p>
          </table:table-cell>
          <table:table-cell office:value-type="float" office:value="67760" calcext:value-type="float">
            <text:p>67760</text:p>
          </table:table-cell>
          <table:table-cell office:value-type="string" calcext:value-type="string">
            <text:p>?b</text:p>
          </table:table-cell>
          <table:table-cell office:value-type="float" office:value="9.16830531380588" calcext:value-type="float">
            <text:p>9.1683053138</text:p>
          </table:table-cell>
          <table:table-cell table:formula="of:=IF([.J458] &lt;&gt; 0; 1; 0)" office:value-type="float" office:value="1" calcext:value-type="float">
            <text:p>1</text:p>
          </table:table-cell>
          <table:table-cell table:formula="of:=IF(AND([.K458]=1; [.J458]&gt;=[.E45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directed&gt; <text:s/>?f <text:s/>?i <text:s/>&lt;produced&gt; <text:s/>?f <text:s text:c="2"/>=&gt; ?a <text:s/>&lt;directed&gt; <text:s/>?b</text:p>
          </table:table-cell>
          <table:table-cell office:value-type="float" office:value="0.001329271" calcext:value-type="float">
            <text:p>0.001329271</text:p>
          </table:table-cell>
          <table:table-cell office:value-type="float" office:value="0.037642279" calcext:value-type="float">
            <text:p>0.037642279</text:p>
          </table:table-cell>
          <table:table-cell office:value-type="float" office:value="0.04620462" calcext:value-type="float">
            <text:p>0.04620462</text:p>
          </table:table-cell>
          <table:table-cell office:value-type="float" office:value="0.055648794" calcext:value-type="float">
            <text:p>0.055648794</text:p>
          </table:table-cell>
          <table:table-cell office:value-type="float" office:value="1260" calcext:value-type="float">
            <text:p>1260</text:p>
          </table:table-cell>
          <table:table-cell office:value-type="float" office:value="27270" calcext:value-type="float">
            <text:p>27270</text:p>
          </table:table-cell>
          <table:table-cell office:value-type="float" office:value="22642" calcext:value-type="float">
            <text:p>22642</text:p>
          </table:table-cell>
          <table:table-cell office:value-type="string" calcext:value-type="string">
            <text:p>?b</text:p>
          </table:table-cell>
          <table:table-cell office:value-type="float" office:value="0.681132532209312" calcext:value-type="float">
            <text:p>0.6811325322</text:p>
          </table:table-cell>
          <table:table-cell table:formula="of:=IF([.J459] &lt;&gt; 0; 1; 0)" office:value-type="float" office:value="1" calcext:value-type="float">
            <text:p>1</text:p>
          </table:table-cell>
          <table:table-cell table:formula="of:=IF(AND([.K459]=1; [.J459]&gt;=[.E45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isLocatedIn&gt; <text:s/>?f <text:s/>?i <text:s/>&lt;wasBornIn&gt; <text:s/>?f <text:s text:c="2"/>=&gt; ?a <text:s/>&lt;isLocatedIn&gt; <text:s/>?b</text:p>
          </table:table-cell>
          <table:table-cell office:value-type="float" office:value="0.022998498" calcext:value-type="float">
            <text:p>0.022998498</text:p>
          </table:table-cell>
          <table:table-cell office:value-type="float" office:value="0.102306591" calcext:value-type="float">
            <text:p>0.102306591</text:p>
          </table:table-cell>
          <table:table-cell table:number-columns-repeated="2" office:value-type="float" office:value="0.055660096" calcext:value-type="float">
            <text:p>0.055660096</text:p>
          </table:table-cell>
          <table:table-cell office:value-type="float" office:value="21800" calcext:value-type="float">
            <text:p>21800</text:p>
          </table:table-cell>
          <table:table-cell table:number-columns-repeated="2" office:value-type="float" office:value="391663" calcext:value-type="float">
            <text:p>391663</text:p>
          </table:table-cell>
          <table:table-cell office:value-type="string" calcext:value-type="string">
            <text:p>?a</text:p>
          </table:table-cell>
          <table:table-cell office:value-type="float" office:value="0.185740782458979" calcext:value-type="float">
            <text:p>0.1857407825</text:p>
          </table:table-cell>
          <table:table-cell table:formula="of:=IF([.J460] &lt;&gt; 0; 1; 0)" office:value-type="float" office:value="1" calcext:value-type="float">
            <text:p>1</text:p>
          </table:table-cell>
          <table:table-cell table:formula="of:=IF(AND([.K460]=1; [.J460]&gt;=[.E46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livesIn&gt; <text:s/>?b <text:s/>?i <text:s/>&lt;livesIn&gt; <text:s/>?f <text:s/>?a <text:s/>&lt;wasBornIn&gt; <text:s/>?f <text:s text:c="2"/>=&gt; ?a <text:s/>&lt;isLeaderOf&gt; <text:s/>?b</text:p>
          </table:table-cell>
          <table:table-cell office:value-type="float" office:value="0.000118157" calcext:value-type="float">
            <text:p>0.000118157</text:p>
          </table:table-cell>
          <table:table-cell office:value-type="float" office:value="0.017557611" calcext:value-type="float">
            <text:p>0.017557611</text:p>
          </table:table-cell>
          <table:table-cell office:value-type="float" office:value="0.000412423" calcext:value-type="float">
            <text:p>0.000412423</text:p>
          </table:table-cell>
          <table:table-cell office:value-type="float" office:value="0.055776892" calcext:value-type="float">
            <text:p>0.055776892</text:p>
          </table:table-cell>
          <table:table-cell office:value-type="float" office:value="112" calcext:value-type="float">
            <text:p>112</text:p>
          </table:table-cell>
          <table:table-cell office:value-type="float" office:value="271566" calcext:value-type="float">
            <text:p>271566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?a</text:p>
          </table:table-cell>
          <table:table-cell office:value-type="float" office:value="117.977749112071" calcext:value-type="float">
            <text:p>117.9777491121</text:p>
          </table:table-cell>
          <table:table-cell table:formula="of:=IF([.J461] &lt;&gt; 0; 1; 0)" office:value-type="float" office:value="1" calcext:value-type="float">
            <text:p>1</text:p>
          </table:table-cell>
          <table:table-cell table:formula="of:=IF(AND([.K461]=1; [.J461]&gt;=[.E46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i <text:s/>&lt;created&gt; <text:s/>?f <text:s/>?a <text:s/>&lt;produced&gt; <text:s/>?f <text:s text:c="2"/>=&gt; ?a <text:s/>&lt;created&gt; <text:s/>?b</text:p>
          </table:table-cell>
          <table:table-cell office:value-type="float" office:value="0.008650811" calcext:value-type="float">
            <text:p>0.008650811</text:p>
          </table:table-cell>
          <table:table-cell office:value-type="float" office:value="0.040967636" calcext:value-type="float">
            <text:p>0.040967636</text:p>
          </table:table-cell>
          <table:table-cell table:number-columns-repeated="2" office:value-type="float" office:value="0.055783451" calcext:value-type="float">
            <text:p>0.055783451</text:p>
          </table:table-cell>
          <table:table-cell office:value-type="float" office:value="8200" calcext:value-type="float">
            <text:p>8200</text:p>
          </table:table-cell>
          <table:table-cell table:number-columns-repeated="2" office:value-type="float" office:value="146997" calcext:value-type="float">
            <text:p>146997</text:p>
          </table:table-cell>
          <table:table-cell office:value-type="string" calcext:value-type="string">
            <text:p>?b</text:p>
          </table:table-cell>
          <table:table-cell office:value-type="float" office:value="0.110509042236544" calcext:value-type="float">
            <text:p>0.1105090422</text:p>
          </table:table-cell>
          <table:table-cell table:formula="of:=IF([.J462] &lt;&gt; 0; 1; 0)" office:value-type="float" office:value="1" calcext:value-type="float">
            <text:p>1</text:p>
          </table:table-cell>
          <table:table-cell table:formula="of:=IF(AND([.K462]=1; [.J462]&gt;=[.E46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a <text:s/>&lt;created&gt; <text:s/>?f <text:s/>?i <text:s/>&lt;directed&gt; <text:s/>?b <text:s text:c="2"/>=&gt; ?a <text:s/>&lt;directed&gt; <text:s/>?b</text:p>
          </table:table-cell>
          <table:table-cell office:value-type="float" office:value="0.001894739" calcext:value-type="float">
            <text:p>0.001894739</text:p>
          </table:table-cell>
          <table:table-cell office:value-type="float" office:value="0.053655185" calcext:value-type="float">
            <text:p>0.053655185</text:p>
          </table:table-cell>
          <table:table-cell table:number-columns-repeated="2" office:value-type="float" office:value="0.055930989" calcext:value-type="float">
            <text:p>0.055930989</text:p>
          </table:table-cell>
          <table:table-cell office:value-type="float" office:value="1796" calcext:value-type="float">
            <text:p>1796</text:p>
          </table:table-cell>
          <table:table-cell table:number-columns-repeated="2" office:value-type="float" office:value="32111" calcext:value-type="float">
            <text:p>32111</text:p>
          </table:table-cell>
          <table:table-cell office:value-type="string" calcext:value-type="string">
            <text:p>?b</text:p>
          </table:table-cell>
          <table:table-cell office:value-type="float" office:value="0.194441568772656" calcext:value-type="float">
            <text:p>0.1944415688</text:p>
          </table:table-cell>
          <table:table-cell table:formula="of:=IF([.J463] &lt;&gt; 0; 1; 0)" office:value-type="float" office:value="1" calcext:value-type="float">
            <text:p>1</text:p>
          </table:table-cell>
          <table:table-cell table:formula="of:=IF(AND([.K463]=1; [.J463]&gt;=[.E46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i <text:s/>&lt;created&gt; <text:s/>?f <text:s/>?a <text:s/>&lt;directed&gt; <text:s/>?f <text:s text:c="2"/>=&gt; ?a <text:s/>&lt;created&gt; <text:s/>?b</text:p>
          </table:table-cell>
          <table:table-cell office:value-type="float" office:value="0.011913855" calcext:value-type="float">
            <text:p>0.011913855</text:p>
          </table:table-cell>
          <table:table-cell office:value-type="float" office:value="0.056420428" calcext:value-type="float">
            <text:p>0.056420428</text:p>
          </table:table-cell>
          <table:table-cell table:number-columns-repeated="2" office:value-type="float" office:value="0.056210927" calcext:value-type="float">
            <text:p>0.056210927</text:p>
          </table:table-cell>
          <table:table-cell office:value-type="float" office:value="11293" calcext:value-type="float">
            <text:p>11293</text:p>
          </table:table-cell>
          <table:table-cell table:number-columns-repeated="2" office:value-type="float" office:value="200904" calcext:value-type="float">
            <text:p>200904</text:p>
          </table:table-cell>
          <table:table-cell office:value-type="string" calcext:value-type="string">
            <text:p>?b</text:p>
          </table:table-cell>
          <table:table-cell office:value-type="float" office:value="0.210289484370304" calcext:value-type="float">
            <text:p>0.2102894844</text:p>
          </table:table-cell>
          <table:table-cell table:formula="of:=IF([.J464] &lt;&gt; 0; 1; 0)" office:value-type="float" office:value="1" calcext:value-type="float">
            <text:p>1</text:p>
          </table:table-cell>
          <table:table-cell table:formula="of:=IF(AND([.K464]=1; [.J464]&gt;=[.E46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f <text:s/>?i <text:s/>&lt;graduatedFrom&gt; <text:s/>?f <text:s/>?i <text:s/>&lt;worksAt&gt; <text:s/>?b <text:s text:c="2"/>=&gt; ?a <text:s/>&lt;graduatedFrom&gt; <text:s/>?b</text:p>
          </table:table-cell>
          <table:table-cell office:value-type="float" office:value="0.004389759" calcext:value-type="float">
            <text:p>0.004389759</text:p>
          </table:table-cell>
          <table:table-cell office:value-type="float" office:value="0.3504" calcext:value-type="float">
            <text:p>0.3504</text:p>
          </table:table-cell>
          <table:table-cell table:number-columns-repeated="2" office:value-type="float" office:value="0.056367602" calcext:value-type="float">
            <text:p>0.056367602</text:p>
          </table:table-cell>
          <table:table-cell office:value-type="float" office:value="4161" calcext:value-type="float">
            <text:p>4161</text:p>
          </table:table-cell>
          <table:table-cell table:number-columns-repeated="2" office:value-type="float" office:value="73819" calcext:value-type="float">
            <text:p>73819</text:p>
          </table:table-cell>
          <table:table-cell office:value-type="string" calcext:value-type="string">
            <text:p>?a</text:p>
          </table:table-cell>
          <table:table-cell office:value-type="float" office:value="1.12906666666667" calcext:value-type="float">
            <text:p>1.1290666667</text:p>
          </table:table-cell>
          <table:table-cell table:formula="of:=IF([.J465] &lt;&gt; 0; 1; 0)" office:value-type="float" office:value="1" calcext:value-type="float">
            <text:p>1</text:p>
          </table:table-cell>
          <table:table-cell table:formula="of:=IF(AND([.K465]=1; [.J465]&gt;=[.E46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livesIn&gt; <text:s/>?f <text:s/>?i <text:s/>&lt;wasBornIn&gt; <text:s/>?f <text:s text:c="2"/>=&gt; ?a <text:s/>&lt;diedIn&gt; <text:s/>?b</text:p>
          </table:table-cell>
          <table:table-cell office:value-type="float" office:value="0.00023948" calcext:value-type="float">
            <text:p>0.00023948</text:p>
          </table:table-cell>
          <table:table-cell office:value-type="float" office:value="0.010245532" calcext:value-type="float">
            <text:p>0.010245532</text:p>
          </table:table-cell>
          <table:table-cell office:value-type="float" office:value="0.004245054" calcext:value-type="float">
            <text:p>0.004245054</text:p>
          </table:table-cell>
          <table:table-cell office:value-type="float" office:value="0.056369506" calcext:value-type="float">
            <text:p>0.056369506</text:p>
          </table:table-cell>
          <table:table-cell office:value-type="float" office:value="227" calcext:value-type="float">
            <text:p>227</text:p>
          </table:table-cell>
          <table:table-cell office:value-type="float" office:value="53474" calcext:value-type="float">
            <text:p>53474</text:p>
          </table:table-cell>
          <table:table-cell office:value-type="float" office:value="4027" calcext:value-type="float">
            <text:p>4027</text:p>
          </table:table-cell>
          <table:table-cell office:value-type="string" calcext:value-type="string">
            <text:p>?a</text:p>
          </table:table-cell>
          <table:table-cell office:value-type="float" office:value="682.116321934866" calcext:value-type="float">
            <text:p>682.1163219349</text:p>
          </table:table-cell>
          <table:table-cell table:formula="of:=IF([.J466] &lt;&gt; 0; 1; 0)" office:value-type="float" office:value="1" calcext:value-type="float">
            <text:p>1</text:p>
          </table:table-cell>
          <table:table-cell table:formula="of:=IF(AND([.K466]=1; [.J466]&gt;=[.E46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actedIn&gt; <text:s/>?f <text:s/>?a <text:s/>&lt;isMarriedTo&gt; <text:s/>?j <text:s/>?b <text:s/>&lt;produced&gt; <text:s/>?f <text:s text:c="2"/>=&gt; ?a <text:s/>&lt;isMarriedTo&gt; <text:s/>?b</text:p>
          </table:table-cell>
          <table:table-cell office:value-type="float" office:value="0.000192006" calcext:value-type="float">
            <text:p>0.000192006</text:p>
          </table:table-cell>
          <table:table-cell office:value-type="float" office:value="0.015175519" calcext:value-type="float">
            <text:p>0.015175519</text:p>
          </table:table-cell>
          <table:table-cell office:value-type="float" office:value="0.010146624" calcext:value-type="float">
            <text:p>0.010146624</text:p>
          </table:table-cell>
          <table:table-cell office:value-type="float" office:value="0.056750857" calcext:value-type="float">
            <text:p>0.056750857</text:p>
          </table:table-cell>
          <table:table-cell office:value-type="float" office:value="182" calcext:value-type="float">
            <text:p>182</text:p>
          </table:table-cell>
          <table:table-cell office:value-type="float" office:value="17937" calcext:value-type="float">
            <text:p>17937</text:p>
          </table:table-cell>
          <table:table-cell office:value-type="float" office:value="3207" calcext:value-type="float">
            <text:p>3207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467] &lt;&gt; 0; 1; 0)" office:value-type="float" office:value="0" calcext:value-type="float">
            <text:p>0</text:p>
          </table:table-cell>
          <table:table-cell table:formula="of:=IF(AND([.K467]=1; [.J467]&gt;=[.E46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isLeaderOf&gt; <text:s/>?b <text:s/>?i <text:s/>&lt;isLeaderOf&gt; <text:s/>?f <text:s text:c="2"/>=&gt; ?a <text:s/>&lt;wasBornIn&gt; <text:s/>?b</text:p>
          </table:table-cell>
          <table:table-cell office:value-type="float" office:value="0.000988513" calcext:value-type="float">
            <text:p>0.000988513</text:p>
          </table:table-cell>
          <table:table-cell office:value-type="float" office:value="0.016743205" calcext:value-type="float">
            <text:p>0.016743205</text:p>
          </table:table-cell>
          <table:table-cell office:value-type="float" office:value="0.021815049" calcext:value-type="float">
            <text:p>0.021815049</text:p>
          </table:table-cell>
          <table:table-cell office:value-type="float" office:value="0.056970876" calcext:value-type="float">
            <text:p>0.056970876</text:p>
          </table:table-cell>
          <table:table-cell office:value-type="float" office:value="937" calcext:value-type="float">
            <text:p>937</text:p>
          </table:table-cell>
          <table:table-cell office:value-type="float" office:value="42952" calcext:value-type="float">
            <text:p>42952</text:p>
          </table:table-cell>
          <table:table-cell office:value-type="float" office:value="16447" calcext:value-type="float">
            <text:p>16447</text:p>
          </table:table-cell>
          <table:table-cell office:value-type="string" calcext:value-type="string">
            <text:p>?a</text:p>
          </table:table-cell>
          <table:table-cell office:value-type="float" office:value="0.0606153101547755" calcext:value-type="float">
            <text:p>0.0606153102</text:p>
          </table:table-cell>
          <table:table-cell table:formula="of:=IF([.J468] &lt;&gt; 0; 1; 0)" office:value-type="float" office:value="1" calcext:value-type="float">
            <text:p>1</text:p>
          </table:table-cell>
          <table:table-cell table:formula="of:=IF(AND([.K468]=1; [.J468]&gt;=[.E46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wasBornIn&gt; <text:s/>?f <text:s/>?i <text:s/>&lt;worksAt&gt; <text:s/>?b <text:s text:c="2"/>=&gt; ?a <text:s/>&lt;worksAt&gt; <text:s/>?b</text:p>
          </table:table-cell>
          <table:table-cell office:value-type="float" office:value="0.000102333" calcext:value-type="float">
            <text:p>0.000102333</text:p>
          </table:table-cell>
          <table:table-cell office:value-type="float" office:value="0.039819376" calcext:value-type="float">
            <text:p>0.039819376</text:p>
          </table:table-cell>
          <table:table-cell office:value-type="float" office:value="0.001040538" calcext:value-type="float">
            <text:p>0.001040538</text:p>
          </table:table-cell>
          <table:table-cell office:value-type="float" office:value="0.057025279" calcext:value-type="float">
            <text:p>0.057025279</text:p>
          </table:table-cell>
          <table:table-cell office:value-type="float" office:value="97" calcext:value-type="float">
            <text:p>97</text:p>
          </table:table-cell>
          <table:table-cell office:value-type="float" office:value="93221" calcext:value-type="float">
            <text:p>93221</text:p>
          </table:table-cell>
          <table:table-cell office:value-type="float" office:value="1701" calcext:value-type="float">
            <text:p>170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69] &lt;&gt; 0; 1; 0)" office:value-type="float" office:value="0" calcext:value-type="float">
            <text:p>0</text:p>
          </table:table-cell>
          <table:table-cell table:formula="of:=IF(AND([.K469]=1; [.J469]&gt;=[.E46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i <text:s/>&lt;created&gt; <text:s/>?b <text:s/>?a <text:s/>&lt;created&gt; <text:s/>?f <text:s text:c="2"/>=&gt; ?a <text:s/>&lt;created&gt; <text:s/>?b</text:p>
          </table:table-cell>
          <table:table-cell office:value-type="float" office:value="0.004524796" calcext:value-type="float">
            <text:p>0.004524796</text:p>
          </table:table-cell>
          <table:table-cell office:value-type="float" office:value="0.021428072" calcext:value-type="float">
            <text:p>0.021428072</text:p>
          </table:table-cell>
          <table:table-cell table:number-columns-repeated="2" office:value-type="float" office:value="0.057232453" calcext:value-type="float">
            <text:p>0.057232453</text:p>
          </table:table-cell>
          <table:table-cell office:value-type="float" office:value="4289" calcext:value-type="float">
            <text:p>4289</text:p>
          </table:table-cell>
          <table:table-cell table:number-columns-repeated="2" office:value-type="float" office:value="74940" calcext:value-type="float">
            <text:p>74940</text:p>
          </table:table-cell>
          <table:table-cell office:value-type="string" calcext:value-type="string">
            <text:p>?b</text:p>
          </table:table-cell>
          <table:table-cell office:value-type="float" office:value="0.0157121861250195" calcext:value-type="float">
            <text:p>0.0157121861</text:p>
          </table:table-cell>
          <table:table-cell table:formula="of:=IF([.J470] &lt;&gt; 0; 1; 0)" office:value-type="float" office:value="1" calcext:value-type="float">
            <text:p>1</text:p>
          </table:table-cell>
          <table:table-cell table:formula="of:=IF(AND([.K470]=1; [.J470]&gt;=[.E47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livesIn&gt; <text:s/>?b <text:s/>?a <text:s/>&lt;wasBornIn&gt; <text:s/>?f <text:s/>?i <text:s/>&lt;wasBornIn&gt; <text:s/>?f <text:s text:c="2"/>=&gt; ?a <text:s/>&lt;wasBornIn&gt; <text:s/>?b</text:p>
          </table:table-cell>
          <table:table-cell office:value-type="float" office:value="0.023198943" calcext:value-type="float">
            <text:p>0.023198943</text:p>
          </table:table-cell>
          <table:table-cell office:value-type="float" office:value="0.392938191" calcext:value-type="float">
            <text:p>0.392938191</text:p>
          </table:table-cell>
          <table:table-cell table:number-columns-repeated="2" office:value-type="float" office:value="0.057477724" calcext:value-type="float">
            <text:p>0.057477724</text:p>
          </table:table-cell>
          <table:table-cell office:value-type="float" office:value="21990" calcext:value-type="float">
            <text:p>21990</text:p>
          </table:table-cell>
          <table:table-cell table:number-columns-repeated="2" office:value-type="float" office:value="382583" calcext:value-type="float">
            <text:p>382583</text:p>
          </table:table-cell>
          <table:table-cell office:value-type="string" calcext:value-type="string">
            <text:p>?a</text:p>
          </table:table-cell>
          <table:table-cell office:value-type="float" office:value="0.974101708088754" calcext:value-type="float">
            <text:p>0.9741017081</text:p>
          </table:table-cell>
          <table:table-cell table:formula="of:=IF([.J471] &lt;&gt; 0; 1; 0)" office:value-type="float" office:value="1" calcext:value-type="float">
            <text:p>1</text:p>
          </table:table-cell>
          <table:table-cell table:formula="of:=IF(AND([.K471]=1; [.J471]&gt;=[.E47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livesIn&gt; <text:s/>?f <text:s/>?i <text:s/>&lt;wasBornIn&gt; <text:s/>?f <text:s text:c="2"/>=&gt; ?a <text:s/>&lt;livesIn&gt; <text:s/>?b</text:p>
          </table:table-cell>
          <table:table-cell office:value-type="float" office:value="0.003252494" calcext:value-type="float">
            <text:p>0.003252494</text:p>
          </table:table-cell>
          <table:table-cell office:value-type="float" office:value="0.211265675" calcext:value-type="float">
            <text:p>0.211265675</text:p>
          </table:table-cell>
          <table:table-cell table:number-columns-repeated="2" office:value-type="float" office:value="0.057654187" calcext:value-type="float">
            <text:p>0.057654187</text:p>
          </table:table-cell>
          <table:table-cell office:value-type="float" office:value="3083" calcext:value-type="float">
            <text:p>3083</text:p>
          </table:table-cell>
          <table:table-cell table:number-columns-repeated="2" office:value-type="float" office:value="53474" calcext:value-type="float">
            <text:p>53474</text:p>
          </table:table-cell>
          <table:table-cell office:value-type="string" calcext:value-type="string">
            <text:p>?a</text:p>
          </table:table-cell>
          <table:table-cell office:value-type="float" office:value="7.41073201684698" calcext:value-type="float">
            <text:p>7.4107320168</text:p>
          </table:table-cell>
          <table:table-cell table:formula="of:=IF([.J472] &lt;&gt; 0; 1; 0)" office:value-type="float" office:value="1" calcext:value-type="float">
            <text:p>1</text:p>
          </table:table-cell>
          <table:table-cell table:formula="of:=IF(AND([.K472]=1; [.J472]&gt;=[.E47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livesIn&gt; <text:s/>?b <text:s/>?a <text:s/>&lt;wasBornIn&gt; <text:s/>?f <text:s text:c="2"/>=&gt; ?a <text:s/>&lt;isPoliticianOf&gt; <text:s/>?b</text:p>
          </table:table-cell>
          <table:table-cell office:value-type="float" office:value="0.000023209" calcext:value-type="float">
            <text:p>0.000023209</text:p>
          </table:table-cell>
          <table:table-cell office:value-type="float" office:value="0.015068493" calcext:value-type="float">
            <text:p>0.015068493</text:p>
          </table:table-cell>
          <table:table-cell office:value-type="float" office:value="0.000247477" calcext:value-type="float">
            <text:p>0.000247477</text:p>
          </table:table-cell>
          <table:table-cell office:value-type="float" office:value="0.058355438" calcext:value-type="float">
            <text:p>0.058355438</text:p>
          </table:table-cell>
          <table:table-cell office:value-type="float" office:value="22" calcext:value-type="float">
            <text:p>22</text:p>
          </table:table-cell>
          <table:table-cell office:value-type="float" office:value="88897" calcext:value-type="float">
            <text:p>88897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73] &lt;&gt; 0; 1; 0)" office:value-type="float" office:value="0" calcext:value-type="float">
            <text:p>0</text:p>
          </table:table-cell>
          <table:table-cell table:formula="of:=IF(AND([.K473]=1; [.J473]&gt;=[.E47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sLeaderOf&gt; <text:s/>?b <text:s/>?a <text:s/>&lt;isLocatedIn&gt; <text:s/>?j <text:s/>?e <text:s/>&lt;wasBornIn&gt; <text:s/>?j <text:s text:c="2"/>=&gt; ?a <text:s/>&lt;isLocatedIn&gt; <text:s/>?b</text:p>
          </table:table-cell>
          <table:table-cell office:value-type="float" office:value="0.005643072" calcext:value-type="float">
            <text:p>0.005643072</text:p>
          </table:table-cell>
          <table:table-cell office:value-type="float" office:value="0.025102659" calcext:value-type="float">
            <text:p>0.025102659</text:p>
          </table:table-cell>
          <table:table-cell table:number-columns-repeated="2" office:value-type="float" office:value="0.058420708" calcext:value-type="float">
            <text:p>0.058420708</text:p>
          </table:table-cell>
          <table:table-cell office:value-type="float" office:value="5349" calcext:value-type="float">
            <text:p>5349</text:p>
          </table:table-cell>
          <table:table-cell table:number-columns-repeated="2" office:value-type="float" office:value="91560" calcext:value-type="float">
            <text:p>91560</text:p>
          </table:table-cell>
          <table:table-cell office:value-type="string" calcext:value-type="string">
            <text:p>?a</text:p>
          </table:table-cell>
          <table:table-cell office:value-type="float" office:value="0.00705844379641701" calcext:value-type="float">
            <text:p>0.0070584438</text:p>
          </table:table-cell>
          <table:table-cell table:formula="of:=IF([.J474] &lt;&gt; 0; 1; 0)" office:value-type="float" office:value="1" calcext:value-type="float">
            <text:p>1</text:p>
          </table:table-cell>
          <table:table-cell table:formula="of:=IF(AND([.K474]=1; [.J474]&gt;=[.E47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actedIn&gt; <text:s/>?f <text:s/>?a <text:s/>&lt;isMarriedTo&gt; <text:s/>?j <text:s/>?j <text:s/>&lt;produced&gt; <text:s/>?f <text:s text:c="2"/>=&gt; ?a <text:s/>&lt;isMarriedTo&gt; <text:s/>?b</text:p>
          </table:table-cell>
          <table:table-cell office:value-type="float" office:value="0.000189896" calcext:value-type="float">
            <text:p>0.000189896</text:p>
          </table:table-cell>
          <table:table-cell office:value-type="float" office:value="0.015008755" calcext:value-type="float">
            <text:p>0.015008755</text:p>
          </table:table-cell>
          <table:table-cell office:value-type="float" office:value="0.017756733" calcext:value-type="float">
            <text:p>0.017756733</text:p>
          </table:table-cell>
          <table:table-cell office:value-type="float" office:value="0.058842759" calcext:value-type="float">
            <text:p>0.058842759</text:p>
          </table:table-cell>
          <table:table-cell office:value-type="float" office:value="180" calcext:value-type="float">
            <text:p>180</text:p>
          </table:table-cell>
          <table:table-cell office:value-type="float" office:value="10137" calcext:value-type="float">
            <text:p>10137</text:p>
          </table:table-cell>
          <table:table-cell office:value-type="float" office:value="3059" calcext:value-type="float">
            <text:p>3059</text:p>
          </table:table-cell>
          <table:table-cell office:value-type="string" calcext:value-type="string">
            <text:p>?b</text:p>
          </table:table-cell>
          <table:table-cell office:value-type="float" office:value="3578.30118291215" calcext:value-type="float">
            <text:p>3578.3011829122</text:p>
          </table:table-cell>
          <table:table-cell table:formula="of:=IF([.J475] &lt;&gt; 0; 1; 0)" office:value-type="float" office:value="1" calcext:value-type="float">
            <text:p>1</text:p>
          </table:table-cell>
          <table:table-cell table:formula="of:=IF(AND([.K475]=1; [.J475]&gt;=[.E47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exports&gt; <text:s/>?f <text:s/>?i <text:s/>&lt;exports&gt; <text:s/>?f <text:s/>?i <text:s/>&lt;imports&gt; <text:s/>?b <text:s text:c="2"/>=&gt; ?a <text:s/>&lt;exports&gt; <text:s/>?b</text:p>
          </table:table-cell>
          <table:table-cell office:value-type="float" office:value="0.000163521" calcext:value-type="float">
            <text:p>0.000163521</text:p>
          </table:table-cell>
          <table:table-cell office:value-type="float" office:value="0.305719921" calcext:value-type="float">
            <text:p>0.305719921</text:p>
          </table:table-cell>
          <table:table-cell office:value-type="float" office:value="0.048788165" calcext:value-type="float">
            <text:p>0.048788165</text:p>
          </table:table-cell>
          <table:table-cell office:value-type="float" office:value="0.059409736" calcext:value-type="float">
            <text:p>0.059409736</text:p>
          </table:table-cell>
          <table:table-cell office:value-type="float" office:value="155" calcext:value-type="float">
            <text:p>155</text:p>
          </table:table-cell>
          <table:table-cell office:value-type="float" office:value="3177" calcext:value-type="float">
            <text:p>3177</text:p>
          </table:table-cell>
          <table:table-cell office:value-type="float" office:value="2609" calcext:value-type="float">
            <text:p>2609</text:p>
          </table:table-cell>
          <table:table-cell office:value-type="string" calcext:value-type="string">
            <text:p>?b</text:p>
          </table:table-cell>
          <table:table-cell office:value-type="float" office:value="3.65491480021487" calcext:value-type="float">
            <text:p>3.6549148002</text:p>
          </table:table-cell>
          <table:table-cell table:formula="of:=IF([.J476] &lt;&gt; 0; 1; 0)" office:value-type="float" office:value="1" calcext:value-type="float">
            <text:p>1</text:p>
          </table:table-cell>
          <table:table-cell table:formula="of:=IF(AND([.K476]=1; [.J476]&gt;=[.E47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created&gt; <text:s/>?f <text:s/>?i <text:s/>&lt;directed&gt; <text:s/>?f <text:s text:c="2"/>=&gt; ?a <text:s/>&lt;produced&gt; <text:s/>?b</text:p>
          </table:table-cell>
          <table:table-cell office:value-type="float" office:value="0.001580355" calcext:value-type="float">
            <text:p>0.001580355</text:p>
          </table:table-cell>
          <table:table-cell office:value-type="float" office:value="0.07424663" calcext:value-type="float">
            <text:p>0.07424663</text:p>
          </table:table-cell>
          <table:table-cell office:value-type="float" office:value="0.024800914" calcext:value-type="float">
            <text:p>0.024800914</text:p>
          </table:table-cell>
          <table:table-cell office:value-type="float" office:value="0.059449163" calcext:value-type="float">
            <text:p>0.059449163</text:p>
          </table:table-cell>
          <table:table-cell office:value-type="float" office:value="1498" calcext:value-type="float">
            <text:p>1498</text:p>
          </table:table-cell>
          <table:table-cell office:value-type="float" office:value="60401" calcext:value-type="float">
            <text:p>60401</text:p>
          </table:table-cell>
          <table:table-cell office:value-type="float" office:value="25198" calcext:value-type="float">
            <text:p>25198</text:p>
          </table:table-cell>
          <table:table-cell office:value-type="string" calcext:value-type="string">
            <text:p>?b</text:p>
          </table:table-cell>
          <table:table-cell office:value-type="float" office:value="22.864981969936" calcext:value-type="float">
            <text:p>22.8649819699</text:p>
          </table:table-cell>
          <table:table-cell table:formula="of:=IF([.J477] &lt;&gt; 0; 1; 0)" office:value-type="float" office:value="1" calcext:value-type="float">
            <text:p>1</text:p>
          </table:table-cell>
          <table:table-cell table:formula="of:=IF(AND([.K477]=1; [.J477]&gt;=[.E47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hasChild&gt; <text:s/>?b <text:s/>?a <text:s/>&lt;isMarriedTo&gt; <text:s/>?f <text:s/>?i <text:s/>&lt;isMarriedTo&gt; <text:s/>?f <text:s text:c="2"/>=&gt; ?a <text:s/>&lt;isMarriedTo&gt; <text:s/>?b</text:p>
          </table:table-cell>
          <table:table-cell office:value-type="float" office:value="0.000156137" calcext:value-type="float">
            <text:p>0.000156137</text:p>
          </table:table-cell>
          <table:table-cell office:value-type="float" office:value="0.012340532" calcext:value-type="float">
            <text:p>0.012340532</text:p>
          </table:table-cell>
          <table:table-cell office:value-type="float" office:value="0.022185579" calcext:value-type="float">
            <text:p>0.022185579</text:p>
          </table:table-cell>
          <table:table-cell office:value-type="float" office:value="0.05987055" calcext:value-type="float">
            <text:p>0.05987055</text:p>
          </table:table-cell>
          <table:table-cell office:value-type="float" office:value="148" calcext:value-type="float">
            <text:p>148</text:p>
          </table:table-cell>
          <table:table-cell office:value-type="float" office:value="6671" calcext:value-type="float">
            <text:p>6671</text:p>
          </table:table-cell>
          <table:table-cell office:value-type="float" office:value="2472" calcext:value-type="float">
            <text:p>2472</text:p>
          </table:table-cell>
          <table:table-cell office:value-type="string" calcext:value-type="string">
            <text:p>?b</text:p>
          </table:table-cell>
          <table:table-cell office:value-type="float" office:value="0.881341451697262" calcext:value-type="float">
            <text:p>0.8813414517</text:p>
          </table:table-cell>
          <table:table-cell table:formula="of:=IF([.J478] &lt;&gt; 0; 1; 0)" office:value-type="float" office:value="1" calcext:value-type="float">
            <text:p>1</text:p>
          </table:table-cell>
          <table:table-cell table:formula="of:=IF(AND([.K478]=1; [.J478]&gt;=[.E47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hasChild&gt; <text:s/>?f <text:s/>?i <text:s/>&lt;isMarriedTo&gt; <text:s/>?b <text:s/>?a <text:s/>&lt;isMarriedTo&gt; <text:s/>?f <text:s text:c="2"/>=&gt; ?a <text:s/>&lt;isMarriedTo&gt; <text:s/>?b</text:p>
          </table:table-cell>
          <table:table-cell office:value-type="float" office:value="0.000178291" calcext:value-type="float">
            <text:p>0.000178291</text:p>
          </table:table-cell>
          <table:table-cell office:value-type="float" office:value="0.014091553" calcext:value-type="float">
            <text:p>0.014091553</text:p>
          </table:table-cell>
          <table:table-cell table:number-columns-repeated="2" office:value-type="float" office:value="0.060120953" calcext:value-type="float">
            <text:p>0.060120953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2811" calcext:value-type="float">
            <text:p>2811</text:p>
          </table:table-cell>
          <table:table-cell office:value-type="string" calcext:value-type="string">
            <text:p>?b</text:p>
          </table:table-cell>
          <table:table-cell office:value-type="float" office:value="0.0115129340761188" calcext:value-type="float">
            <text:p>0.0115129341</text:p>
          </table:table-cell>
          <table:table-cell table:formula="of:=IF([.J479] &lt;&gt; 0; 1; 0)" office:value-type="float" office:value="1" calcext:value-type="float">
            <text:p>1</text:p>
          </table:table-cell>
          <table:table-cell table:formula="of:=IF(AND([.K479]=1; [.J479]&gt;=[.E47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graduatedFrom&gt; <text:s/>?f <text:s/>?i <text:s/>&lt;worksAt&gt; <text:s/>?b <text:s/>?a <text:s/>&lt;worksAt&gt; <text:s/>?f <text:s text:c="2"/>=&gt; ?a <text:s/>&lt;worksAt&gt; <text:s/>?b</text:p>
          </table:table-cell>
          <table:table-cell office:value-type="float" office:value="0.001099286" calcext:value-type="float">
            <text:p>0.001099286</text:p>
          </table:table-cell>
          <table:table-cell office:value-type="float" office:value="0.427750411" calcext:value-type="float">
            <text:p>0.427750411</text:p>
          </table:table-cell>
          <table:table-cell table:number-columns-repeated="2" office:value-type="float" office:value="0.060133887" calcext:value-type="float">
            <text:p>0.060133887</text:p>
          </table:table-cell>
          <table:table-cell office:value-type="float" office:value="1042" calcext:value-type="float">
            <text:p>1042</text:p>
          </table:table-cell>
          <table:table-cell table:number-columns-repeated="2" office:value-type="float" office:value="17328" calcext:value-type="float">
            <text:p>17328</text:p>
          </table:table-cell>
          <table:table-cell office:value-type="string" calcext:value-type="string">
            <text:p>?a</text:p>
          </table:table-cell>
          <table:table-cell office:value-type="float" office:value="6.71896312803538" calcext:value-type="float">
            <text:p>6.718963128</text:p>
          </table:table-cell>
          <table:table-cell table:formula="of:=IF([.J480] &lt;&gt; 0; 1; 0)" office:value-type="float" office:value="1" calcext:value-type="float">
            <text:p>1</text:p>
          </table:table-cell>
          <table:table-cell table:formula="of:=IF(AND([.K480]=1; [.J480]&gt;=[.E48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livesIn&gt; <text:s/>?b <text:s/>?a <text:s/>&lt;wasBornIn&gt; <text:s/>?f <text:s text:c="2"/>=&gt; ?a <text:s/>&lt;diedIn&gt; <text:s/>?b</text:p>
          </table:table-cell>
          <table:table-cell office:value-type="float" office:value="0.000933655" calcext:value-type="float">
            <text:p>0.000933655</text:p>
          </table:table-cell>
          <table:table-cell office:value-type="float" office:value="0.039944033" calcext:value-type="float">
            <text:p>0.039944033</text:p>
          </table:table-cell>
          <table:table-cell office:value-type="float" office:value="0.009955342" calcext:value-type="float">
            <text:p>0.009955342</text:p>
          </table:table-cell>
          <table:table-cell office:value-type="float" office:value="0.060216371" calcext:value-type="float">
            <text:p>0.060216371</text:p>
          </table:table-cell>
          <table:table-cell office:value-type="float" office:value="885" calcext:value-type="float">
            <text:p>885</text:p>
          </table:table-cell>
          <table:table-cell office:value-type="float" office:value="88897" calcext:value-type="float">
            <text:p>88897</text:p>
          </table:table-cell>
          <table:table-cell office:value-type="float" office:value="14697" calcext:value-type="float">
            <text:p>14697</text:p>
          </table:table-cell>
          <table:table-cell office:value-type="string" calcext:value-type="string">
            <text:p>?a</text:p>
          </table:table-cell>
          <table:table-cell office:value-type="float" office:value="1.98707082725731" calcext:value-type="float">
            <text:p>1.9870708273</text:p>
          </table:table-cell>
          <table:table-cell table:formula="of:=IF([.J481] &lt;&gt; 0; 1; 0)" office:value-type="float" office:value="1" calcext:value-type="float">
            <text:p>1</text:p>
          </table:table-cell>
          <table:table-cell table:formula="of:=IF(AND([.K481]=1; [.J481]&gt;=[.E48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iedIn&gt; <text:s/>?b <text:s/>?e <text:s/>&lt;diedIn&gt; <text:s/>?j <text:s/>?j <text:s/>&lt;isLocatedIn&gt; <text:s/>?a <text:s text:c="2"/>=&gt; ?a <text:s/>&lt;hasCapital&gt; <text:s/>?b</text:p>
          </table:table-cell>
          <table:table-cell office:value-type="float" office:value="0.000060134" calcext:value-type="float">
            <text:p>0.000060134</text:p>
          </table:table-cell>
          <table:table-cell office:value-type="float" office:value="0.026899481" calcext:value-type="float">
            <text:p>0.026899481</text:p>
          </table:table-cell>
          <table:table-cell office:value-type="float" office:value="0.029780564" calcext:value-type="float">
            <text:p>0.029780564</text:p>
          </table:table-cell>
          <table:table-cell office:value-type="float" office:value="0.06031746" calcext:value-type="float">
            <text:p>0.06031746</text:p>
          </table:table-cell>
          <table:table-cell office:value-type="float" office:value="57" calcext:value-type="float">
            <text:p>57</text:p>
          </table:table-cell>
          <table:table-cell office:value-type="float" office:value="1914" calcext:value-type="float">
            <text:p>1914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?a</text:p>
          </table:table-cell>
          <table:table-cell office:value-type="float" office:value="5336.19149661639" calcext:value-type="float">
            <text:p>5336.1914966164</text:p>
          </table:table-cell>
          <table:table-cell table:formula="of:=IF([.J482] &lt;&gt; 0; 1; 0)" office:value-type="float" office:value="1" calcext:value-type="float">
            <text:p>1</text:p>
          </table:table-cell>
          <table:table-cell table:formula="of:=IF(AND([.K482]=1; [.J482]&gt;=[.E48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livesIn&gt; <text:s/>?b <text:s/>?a <text:s/>&lt;livesIn&gt; <text:s/>?f <text:s/>?i <text:s/>&lt;wasBornIn&gt; <text:s/>?f <text:s text:c="2"/>=&gt; ?a <text:s/>&lt;isLeaderOf&gt; <text:s/>?b</text:p>
          </table:table-cell>
          <table:table-cell office:value-type="float" office:value="0.000092838" calcext:value-type="float">
            <text:p>0.000092838</text:p>
          </table:table-cell>
          <table:table-cell office:value-type="float" office:value="0.013795266" calcext:value-type="float">
            <text:p>0.013795266</text:p>
          </table:table-cell>
          <table:table-cell office:value-type="float" office:value="0.00223725" calcext:value-type="float">
            <text:p>0.00223725</text:p>
          </table:table-cell>
          <table:table-cell office:value-type="float" office:value="0.06056435" calcext:value-type="float">
            <text:p>0.06056435</text:p>
          </table:table-cell>
          <table:table-cell office:value-type="float" office:value="88" calcext:value-type="float">
            <text:p>88</text:p>
          </table:table-cell>
          <table:table-cell office:value-type="float" office:value="39334" calcext:value-type="float">
            <text:p>39334</text:p>
          </table:table-cell>
          <table:table-cell office:value-type="float" office:value="1453" calcext:value-type="float">
            <text:p>1453</text:p>
          </table:table-cell>
          <table:table-cell office:value-type="string" calcext:value-type="string">
            <text:p>?a</text:p>
          </table:table-cell>
          <table:table-cell office:value-type="float" office:value="251.583041378953" calcext:value-type="float">
            <text:p>251.583041379</text:p>
          </table:table-cell>
          <table:table-cell table:formula="of:=IF([.J483] &lt;&gt; 0; 1; 0)" office:value-type="float" office:value="1" calcext:value-type="float">
            <text:p>1</text:p>
          </table:table-cell>
          <table:table-cell table:formula="of:=IF(AND([.K483]=1; [.J483]&gt;=[.E48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j <text:s/>?b <text:s/>&lt;exports&gt; <text:s/>?f <text:s/>?j <text:s/>&lt;imports&gt; <text:s/>?f <text:s text:c="2"/>=&gt; ?a <text:s/>&lt;dealsWith&gt; <text:s/>?b</text:p>
          </table:table-cell>
          <table:table-cell office:value-type="float" office:value="0.000349197" calcext:value-type="float">
            <text:p>0.000349197</text:p>
          </table:table-cell>
          <table:table-cell office:value-type="float" office:value="0.480406386" calcext:value-type="float">
            <text:p>0.480406386</text:p>
          </table:table-cell>
          <table:table-cell table:number-columns-repeated="2" office:value-type="float" office:value="0.06058942" calcext:value-type="float">
            <text:p>0.06058942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5463" calcext:value-type="float">
            <text:p>5463</text:p>
          </table:table-cell>
          <table:table-cell office:value-type="string" calcext:value-type="string">
            <text:p>?a</text:p>
          </table:table-cell>
          <table:table-cell office:value-type="float" office:value="1.1235310641884" calcext:value-type="float">
            <text:p>1.1235310642</text:p>
          </table:table-cell>
          <table:table-cell table:formula="of:=IF([.J484] &lt;&gt; 0; 1; 0)" office:value-type="float" office:value="1" calcext:value-type="float">
            <text:p>1</text:p>
          </table:table-cell>
          <table:table-cell table:formula="of:=IF(AND([.K484]=1; [.J484]&gt;=[.E48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sCitizenOf&gt; <text:s/>?a <text:s/>?e <text:s/>&lt;livesIn&gt; <text:s/>?a <text:s/>?e <text:s/>&lt;livesIn&gt; <text:s/>?b <text:s text:c="2"/>=&gt; ?a <text:s/>&lt;dealsWith&gt; <text:s/>?b</text:p>
          </table:table-cell>
          <table:table-cell office:value-type="float" office:value="0.00001266" calcext:value-type="float">
            <text:p>0.00001266</text:p>
          </table:table-cell>
          <table:table-cell office:value-type="float" office:value="0.017416546" calcext:value-type="float">
            <text:p>0.017416546</text:p>
          </table:table-cell>
          <table:table-cell office:value-type="float" office:value="0.046692607" calcext:value-type="float">
            <text:p>0.046692607</text:p>
          </table:table-cell>
          <table:table-cell office:value-type="float" office:value="0.060606061" calcext:value-type="float">
            <text:p>0.060606061</text:p>
          </table:table-cell>
          <table:table-cell office:value-type="float" office:value="12" calcext:value-type="float">
            <text:p>12</text:p>
          </table:table-cell>
          <table:table-cell office:value-type="float" office:value="257" calcext:value-type="float">
            <text:p>25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85] &lt;&gt; 0; 1; 0)" office:value-type="float" office:value="0" calcext:value-type="float">
            <text:p>0</text:p>
          </table:table-cell>
          <table:table-cell table:formula="of:=IF(AND([.K485]=1; [.J485]&gt;=[.E48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graduatedFrom&gt; <text:s/>?b <text:s/>?a <text:s/>&lt;worksAt&gt; <text:s/>?f <text:s/>?i <text:s/>&lt;worksAt&gt; <text:s/>?f <text:s text:c="2"/>=&gt; ?a <text:s/>&lt;worksAt&gt; <text:s/>?b</text:p>
          </table:table-cell>
          <table:table-cell office:value-type="float" office:value="0.001099286" calcext:value-type="float">
            <text:p>0.001099286</text:p>
          </table:table-cell>
          <table:table-cell office:value-type="float" office:value="0.427750411" calcext:value-type="float">
            <text:p>0.427750411</text:p>
          </table:table-cell>
          <table:table-cell table:number-columns-repeated="2" office:value-type="float" office:value="0.060921422" calcext:value-type="float">
            <text:p>0.060921422</text:p>
          </table:table-cell>
          <table:table-cell office:value-type="float" office:value="1042" calcext:value-type="float">
            <text:p>1042</text:p>
          </table:table-cell>
          <table:table-cell table:number-columns-repeated="2" office:value-type="float" office:value="17104" calcext:value-type="float">
            <text:p>17104</text:p>
          </table:table-cell>
          <table:table-cell office:value-type="string" calcext:value-type="string">
            <text:p>?a</text:p>
          </table:table-cell>
          <table:table-cell office:value-type="float" office:value="2.95837863995035" calcext:value-type="float">
            <text:p>2.95837864</text:p>
          </table:table-cell>
          <table:table-cell table:formula="of:=IF([.J486] &lt;&gt; 0; 1; 0)" office:value-type="float" office:value="1" calcext:value-type="float">
            <text:p>1</text:p>
          </table:table-cell>
          <table:table-cell table:formula="of:=IF(AND([.K486]=1; [.J486]&gt;=[.E48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f <text:s/>?i <text:s/>&lt;created&gt; <text:s/>?f <text:s/>?i <text:s/>&lt;directed&gt; <text:s/>?b <text:s text:c="2"/>=&gt; ?a <text:s/>&lt;produced&gt; <text:s/>?b</text:p>
          </table:table-cell>
          <table:table-cell office:value-type="float" office:value="0.002485526" calcext:value-type="float">
            <text:p>0.002485526</text:p>
          </table:table-cell>
          <table:table-cell office:value-type="float" office:value="0.116772403" calcext:value-type="float">
            <text:p>0.116772403</text:p>
          </table:table-cell>
          <table:table-cell office:value-type="float" office:value="0.028587723" calcext:value-type="float">
            <text:p>0.028587723</text:p>
          </table:table-cell>
          <table:table-cell office:value-type="float" office:value="0.061107509" calcext:value-type="float">
            <text:p>0.061107509</text:p>
          </table:table-cell>
          <table:table-cell office:value-type="float" office:value="2356" calcext:value-type="float">
            <text:p>2356</text:p>
          </table:table-cell>
          <table:table-cell office:value-type="float" office:value="82413" calcext:value-type="float">
            <text:p>82413</text:p>
          </table:table-cell>
          <table:table-cell office:value-type="float" office:value="38555" calcext:value-type="float">
            <text:p>38555</text:p>
          </table:table-cell>
          <table:table-cell office:value-type="string" calcext:value-type="string">
            <text:p>?b</text:p>
          </table:table-cell>
          <table:table-cell office:value-type="float" office:value="27.0916576128662" calcext:value-type="float">
            <text:p>27.0916576129</text:p>
          </table:table-cell>
          <table:table-cell table:formula="of:=IF([.J487] &lt;&gt; 0; 1; 0)" office:value-type="float" office:value="1" calcext:value-type="float">
            <text:p>1</text:p>
          </table:table-cell>
          <table:table-cell table:formula="of:=IF(AND([.K487]=1; [.J487]&gt;=[.E48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asCapital&gt; <text:s/>?f <text:s/>?a <text:s/>&lt;isCitizenOf&gt; <text:s/>?j <text:s/>?f <text:s/>&lt;isLocatedIn&gt; <text:s/>?j <text:s text:c="2"/>=&gt; ?a <text:s/>&lt;livesIn&gt; <text:s/>?b</text:p>
          </table:table-cell>
          <table:table-cell office:value-type="float" office:value="0.000395616" calcext:value-type="float">
            <text:p>0.000395616</text:p>
          </table:table-cell>
          <table:table-cell office:value-type="float" office:value="0.025697252" calcext:value-type="float">
            <text:p>0.025697252</text:p>
          </table:table-cell>
          <table:table-cell office:value-type="float" office:value="0.005974477" calcext:value-type="float">
            <text:p>0.005974477</text:p>
          </table:table-cell>
          <table:table-cell office:value-type="float" office:value="0.061677632" calcext:value-type="float">
            <text:p>0.061677632</text:p>
          </table:table-cell>
          <table:table-cell office:value-type="float" office:value="375" calcext:value-type="float">
            <text:p>375</text:p>
          </table:table-cell>
          <table:table-cell office:value-type="float" office:value="62767" calcext:value-type="float">
            <text:p>62767</text:p>
          </table:table-cell>
          <table:table-cell office:value-type="float" office:value="6080" calcext:value-type="float">
            <text:p>608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488] &lt;&gt; 0; 1; 0)" office:value-type="float" office:value="0" calcext:value-type="float">
            <text:p>0</text:p>
          </table:table-cell>
          <table:table-cell table:formula="of:=IF(AND([.K488]=1; [.J488]&gt;=[.E48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a <text:s/>?i <text:s/>&lt;livesIn&gt; <text:s/>?e <text:s/>?e <text:s/>&lt;participatedIn&gt; <text:s/>?b <text:s text:c="2"/>=&gt; ?a <text:s/>&lt;participatedIn&gt; <text:s/>?b</text:p>
          </table:table-cell>
          <table:table-cell office:value-type="float" office:value="0.000223655" calcext:value-type="float">
            <text:p>0.000223655</text:p>
          </table:table-cell>
          <table:table-cell office:value-type="float" office:value="0.015128809" calcext:value-type="float">
            <text:p>0.015128809</text:p>
          </table:table-cell>
          <table:table-cell table:number-columns-repeated="2" office:value-type="float" office:value="0.061681699" calcext:value-type="float">
            <text:p>0.061681699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3437" calcext:value-type="float">
            <text:p>3437</text:p>
          </table:table-cell>
          <table:table-cell office:value-type="string" calcext:value-type="string">
            <text:p>?b</text:p>
          </table:table-cell>
          <table:table-cell office:value-type="float" office:value="43.863353953284" calcext:value-type="float">
            <text:p>43.8633539533</text:p>
          </table:table-cell>
          <table:table-cell table:formula="of:=IF([.J489] &lt;&gt; 0; 1; 0)" office:value-type="float" office:value="1" calcext:value-type="float">
            <text:p>1</text:p>
          </table:table-cell>
          <table:table-cell table:formula="of:=IF(AND([.K489]=1; [.J489]&gt;=[.E48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e <text:s/>?e <text:s/>&lt;participatedIn&gt; <text:s/>?b <text:s/>?i <text:s/>&lt;wasBornIn&gt; <text:s/>?a <text:s text:c="2"/>=&gt; ?a <text:s/>&lt;participatedIn&gt; <text:s/>?b</text:p>
          </table:table-cell>
          <table:table-cell office:value-type="float" office:value="0.000158247" calcext:value-type="float">
            <text:p>0.000158247</text:p>
          </table:table-cell>
          <table:table-cell office:value-type="float" office:value="0.010704346" calcext:value-type="float">
            <text:p>0.010704346</text:p>
          </table:table-cell>
          <table:table-cell table:number-columns-repeated="2" office:value-type="float" office:value="0.062214849" calcext:value-type="float">
            <text:p>0.062214849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411" calcext:value-type="float">
            <text:p>2411</text:p>
          </table:table-cell>
          <table:table-cell office:value-type="string" calcext:value-type="string">
            <text:p>?b</text:p>
          </table:table-cell>
          <table:table-cell office:value-type="float" office:value="433.741577498765" calcext:value-type="float">
            <text:p>433.7415774988</text:p>
          </table:table-cell>
          <table:table-cell table:formula="of:=IF([.J490] &lt;&gt; 0; 1; 0)" office:value-type="float" office:value="1" calcext:value-type="float">
            <text:p>1</text:p>
          </table:table-cell>
          <table:table-cell table:formula="of:=IF(AND([.K490]=1; [.J490]&gt;=[.E49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KnownFor&gt; <text:s/>?f <text:s/>?i <text:s/>&lt;livesIn&gt; <text:s/>?b <text:s/>?a <text:s/>&lt;livesIn&gt; <text:s/>?f <text:s text:c="2"/>=&gt; ?a <text:s/>&lt;livesIn&gt; <text:s/>?b</text:p>
          </table:table-cell>
          <table:table-cell office:value-type="float" office:value="0.000190951" calcext:value-type="float">
            <text:p>0.000190951</text:p>
          </table:table-cell>
          <table:table-cell office:value-type="float" office:value="0.012403207" calcext:value-type="float">
            <text:p>0.012403207</text:p>
          </table:table-cell>
          <table:table-cell table:number-columns-repeated="2" office:value-type="float" office:value="0.062284928" calcext:value-type="float">
            <text:p>0.062284928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2906" calcext:value-type="float">
            <text:p>2906</text:p>
          </table:table-cell>
          <table:table-cell office:value-type="string" calcext:value-type="string">
            <text:p>?a</text:p>
          </table:table-cell>
          <table:table-cell office:value-type="float" office:value="0.0135115906788282" calcext:value-type="float">
            <text:p>0.0135115907</text:p>
          </table:table-cell>
          <table:table-cell table:formula="of:=IF([.J491] &lt;&gt; 0; 1; 0)" office:value-type="float" office:value="1" calcext:value-type="float">
            <text:p>1</text:p>
          </table:table-cell>
          <table:table-cell table:formula="of:=IF(AND([.K491]=1; [.J491]&gt;=[.E49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a <text:s/>&lt;hasCapital&gt; <text:s/>?f <text:s/>?i <text:s/>&lt;isLocatedIn&gt; <text:s/>?b <text:s text:c="2"/>=&gt; ?a <text:s/>&lt;hasCapital&gt; <text:s/>?b</text:p>
          </table:table-cell>
          <table:table-cell office:value-type="float" office:value="0.000109718" calcext:value-type="float">
            <text:p>0.000109718</text:p>
          </table:table-cell>
          <table:table-cell office:value-type="float" office:value="0.049079755" calcext:value-type="float">
            <text:p>0.049079755</text:p>
          </table:table-cell>
          <table:table-cell table:number-columns-repeated="2" office:value-type="float" office:value="0.06235012" calcext:value-type="float">
            <text:p>0.06235012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668" calcext:value-type="float">
            <text:p>1668</text:p>
          </table:table-cell>
          <table:table-cell office:value-type="string" calcext:value-type="string">
            <text:p>?a</text:p>
          </table:table-cell>
          <table:table-cell office:value-type="float" office:value="2.34863235783681" calcext:value-type="float">
            <text:p>2.3486323578</text:p>
          </table:table-cell>
          <table:table-cell table:formula="of:=IF([.J492] &lt;&gt; 0; 1; 0)" office:value-type="float" office:value="1" calcext:value-type="float">
            <text:p>1</text:p>
          </table:table-cell>
          <table:table-cell table:formula="of:=IF(AND([.K492]=1; [.J492]&gt;=[.E49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sCitizenOf&gt; <text:s/>?j <text:s/>?e <text:s/>&lt;isLeaderOf&gt; <text:s/>?b <text:s/>?a <text:s/>&lt;isLocatedIn&gt; <text:s/>?j <text:s text:c="2"/>=&gt; ?a <text:s/>&lt;isLocatedIn&gt; <text:s/>?b</text:p>
          </table:table-cell>
          <table:table-cell office:value-type="float" office:value="0.003034114" calcext:value-type="float">
            <text:p>0.003034114</text:p>
          </table:table-cell>
          <table:table-cell office:value-type="float" office:value="0.013496961" calcext:value-type="float">
            <text:p>0.013496961</text:p>
          </table:table-cell>
          <table:table-cell table:number-columns-repeated="2" office:value-type="float" office:value="0.062491852" calcext:value-type="float">
            <text:p>0.062491852</text:p>
          </table:table-cell>
          <table:table-cell office:value-type="float" office:value="2876" calcext:value-type="float">
            <text:p>2876</text:p>
          </table:table-cell>
          <table:table-cell table:number-columns-repeated="2" office:value-type="float" office:value="46022" calcext:value-type="float">
            <text:p>46022</text:p>
          </table:table-cell>
          <table:table-cell office:value-type="string" calcext:value-type="string">
            <text:p>?a</text:p>
          </table:table-cell>
          <table:table-cell office:value-type="float" office:value="0.000988061117041683" calcext:value-type="float">
            <text:p>0.0009880611</text:p>
          </table:table-cell>
          <table:table-cell table:formula="of:=IF([.J493] &lt;&gt; 0; 1; 0)" office:value-type="float" office:value="1" calcext:value-type="float">
            <text:p>1</text:p>
          </table:table-cell>
          <table:table-cell table:formula="of:=IF(AND([.K493]=1; [.J493]&gt;=[.E49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dealsWith&gt; <text:s/>?a <text:s/>?e <text:s/>&lt;dealsWith&gt; <text:s/>?j <text:s/>?e <text:s/>&lt;imports&gt; <text:s/>?b <text:s text:c="2"/>=&gt; ?a <text:s/>&lt;exports&gt; <text:s/>?b</text:p>
          </table:table-cell>
          <table:table-cell office:value-type="float" office:value="0.000062244" calcext:value-type="float">
            <text:p>0.000062244</text:p>
          </table:table-cell>
          <table:table-cell office:value-type="float" office:value="0.116370809" calcext:value-type="float">
            <text:p>0.116370809</text:p>
          </table:table-cell>
          <table:table-cell office:value-type="float" office:value="0.050384287" calcext:value-type="float">
            <text:p>0.050384287</text:p>
          </table:table-cell>
          <table:table-cell office:value-type="float" office:value="0.062765957" calcext:value-type="float">
            <text:p>0.062765957</text:p>
          </table:table-cell>
          <table:table-cell office:value-type="float" office:value="59" calcext:value-type="float">
            <text:p>59</text:p>
          </table:table-cell>
          <table:table-cell office:value-type="float" office:value="1171" calcext:value-type="float">
            <text:p>1171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494] &lt;&gt; 0; 1; 0)" office:value-type="float" office:value="0" calcext:value-type="float">
            <text:p>0</text:p>
          </table:table-cell>
          <table:table-cell table:formula="of:=IF(AND([.K494]=1; [.J494]&gt;=[.E49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livesIn&gt; <text:s/>?b <text:s/>?a <text:s/>&lt;wasBornIn&gt; <text:s/>?f <text:s/>?i <text:s/>&lt;wasBornIn&gt; <text:s/>?f <text:s text:c="2"/>=&gt; ?a <text:s/>&lt;isCitizenOf&gt; <text:s/>?b</text:p>
          </table:table-cell>
          <table:table-cell office:value-type="float" office:value="0.001969642" calcext:value-type="float">
            <text:p>0.001969642</text:p>
          </table:table-cell>
          <table:table-cell office:value-type="float" office:value="0.128140014" calcext:value-type="float">
            <text:p>0.128140014</text:p>
          </table:table-cell>
          <table:table-cell office:value-type="float" office:value="0.004879987" calcext:value-type="float">
            <text:p>0.004879987</text:p>
          </table:table-cell>
          <table:table-cell office:value-type="float" office:value="0.063138316" calcext:value-type="float">
            <text:p>0.063138316</text:p>
          </table:table-cell>
          <table:table-cell office:value-type="float" office:value="1867" calcext:value-type="float">
            <text:p>1867</text:p>
          </table:table-cell>
          <table:table-cell office:value-type="float" office:value="382583" calcext:value-type="float">
            <text:p>382583</text:p>
          </table:table-cell>
          <table:table-cell office:value-type="float" office:value="29570" calcext:value-type="float">
            <text:p>29570</text:p>
          </table:table-cell>
          <table:table-cell office:value-type="string" calcext:value-type="string">
            <text:p>?a</text:p>
          </table:table-cell>
          <table:table-cell office:value-type="float" office:value="45764.3145541895" calcext:value-type="float">
            <text:p>45764.3145541895</text:p>
          </table:table-cell>
          <table:table-cell table:formula="of:=IF([.J495] &lt;&gt; 0; 1; 0)" office:value-type="float" office:value="1" calcext:value-type="float">
            <text:p>1</text:p>
          </table:table-cell>
          <table:table-cell table:formula="of:=IF(AND([.K495]=1; [.J495]&gt;=[.E49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Capital&gt; <text:s/>?f <text:s/>?i <text:s/>&lt;isLeaderOf&gt; <text:s/>?b <text:s/>?i <text:s/>&lt;livesIn&gt; <text:s/>?f <text:s text:c="2"/>=&gt; ?a <text:s/>&lt;hasCapital&gt; <text:s/>?b</text:p>
          </table:table-cell>
          <table:table-cell office:value-type="float" office:value="0.000029539" calcext:value-type="float">
            <text:p>0.000029539</text:p>
          </table:table-cell>
          <table:table-cell office:value-type="float" office:value="0.01321378" calcext:value-type="float">
            <text:p>0.01321378</text:p>
          </table:table-cell>
          <table:table-cell table:number-columns-repeated="2" office:value-type="float" office:value="0.063348416" calcext:value-type="float">
            <text:p>0.06334841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42" calcext:value-type="float">
            <text:p>442</text:p>
          </table:table-cell>
          <table:table-cell office:value-type="string" calcext:value-type="string">
            <text:p>?a</text:p>
          </table:table-cell>
          <table:table-cell office:value-type="float" office:value="0.0723191322913412" calcext:value-type="float">
            <text:p>0.0723191323</text:p>
          </table:table-cell>
          <table:table-cell table:formula="of:=IF([.J496] &lt;&gt; 0; 1; 0)" office:value-type="float" office:value="1" calcext:value-type="float">
            <text:p>1</text:p>
          </table:table-cell>
          <table:table-cell table:formula="of:=IF(AND([.K496]=1; [.J496]&gt;=[.E49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isLeaderOf&gt; <text:s/>?f <text:s/>?i <text:s/>&lt;isLocatedIn&gt; <text:s/>?f <text:s text:c="2"/>=&gt; ?a <text:s/>&lt;isLeaderOf&gt; <text:s/>?b</text:p>
          </table:table-cell>
          <table:table-cell office:value-type="float" office:value="0.000098113" calcext:value-type="float">
            <text:p>0.000098113</text:p>
          </table:table-cell>
          <table:table-cell office:value-type="float" office:value="0.014579088" calcext:value-type="float">
            <text:p>0.014579088</text:p>
          </table:table-cell>
          <table:table-cell table:number-columns-repeated="2" office:value-type="float" office:value="0.063351499" calcext:value-type="float">
            <text:p>0.063351499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1468" calcext:value-type="float">
            <text:p>1468</text:p>
          </table:table-cell>
          <table:table-cell office:value-type="string" calcext:value-type="string">
            <text:p>?a</text:p>
          </table:table-cell>
          <table:table-cell office:value-type="float" office:value="5.97863146354826" calcext:value-type="float">
            <text:p>5.9786314635</text:p>
          </table:table-cell>
          <table:table-cell table:formula="of:=IF([.J497] &lt;&gt; 0; 1; 0)" office:value-type="float" office:value="1" calcext:value-type="float">
            <text:p>1</text:p>
          </table:table-cell>
          <table:table-cell table:formula="of:=IF(AND([.K497]=1; [.J497]&gt;=[.E49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dealsWith&gt; <text:s/>?a <text:s/>?e <text:s/>&lt;isLeaderOf&gt; <text:s/>?j <text:s/>?e <text:s/>&lt;livesIn&gt; <text:s/>?b <text:s text:c="2"/>=&gt; ?a <text:s/>&lt;dealsWith&gt; <text:s/>?b</text:p>
          </table:table-cell>
          <table:table-cell office:value-type="float" office:value="0.000013715" calcext:value-type="float">
            <text:p>0.000013715</text:p>
          </table:table-cell>
          <table:table-cell office:value-type="float" office:value="0.018867925" calcext:value-type="float">
            <text:p>0.018867925</text:p>
          </table:table-cell>
          <table:table-cell office:value-type="float" office:value="0.043918919" calcext:value-type="float">
            <text:p>0.043918919</text:p>
          </table:table-cell>
          <table:table-cell office:value-type="float" office:value="0.06372549" calcext:value-type="float">
            <text:p>0.06372549</text:p>
          </table:table-cell>
          <table:table-cell office:value-type="float" office:value="13" calcext:value-type="float">
            <text:p>13</text:p>
          </table:table-cell>
          <table:table-cell office:value-type="float" office:value="296" calcext:value-type="float">
            <text:p>29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?a</text:p>
          </table:table-cell>
          <table:table-cell office:value-type="float" office:value="4.05348599254951" calcext:value-type="float">
            <text:p>4.0534859925</text:p>
          </table:table-cell>
          <table:table-cell table:formula="of:=IF([.J498] &lt;&gt; 0; 1; 0)" office:value-type="float" office:value="1" calcext:value-type="float">
            <text:p>1</text:p>
          </table:table-cell>
          <table:table-cell table:formula="of:=IF(AND([.K498]=1; [.J498]&gt;=[.E49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f <text:s/>?i <text:s/>&lt;directed&gt; <text:s/>?f <text:s/>?i <text:s/>&lt;isMarriedTo&gt; <text:s/>?b <text:s text:c="2"/>=&gt; ?a <text:s/>&lt;isMarriedTo&gt; <text:s/>?b</text:p>
          </table:table-cell>
          <table:table-cell office:value-type="float" office:value="0.000335483" calcext:value-type="float">
            <text:p>0.000335483</text:p>
          </table:table-cell>
          <table:table-cell office:value-type="float" office:value="0.026515467" calcext:value-type="float">
            <text:p>0.026515467</text:p>
          </table:table-cell>
          <table:table-cell table:number-columns-repeated="2" office:value-type="float" office:value="0.063855422" calcext:value-type="float">
            <text:p>0.063855422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4980" calcext:value-type="float">
            <text:p>4980</text:p>
          </table:table-cell>
          <table:table-cell office:value-type="string" calcext:value-type="string">
            <text:p>?b</text:p>
          </table:table-cell>
          <table:table-cell office:value-type="float" office:value="0.25787149474928" calcext:value-type="float">
            <text:p>0.2578714947</text:p>
          </table:table-cell>
          <table:table-cell table:formula="of:=IF([.J499] &lt;&gt; 0; 1; 0)" office:value-type="float" office:value="1" calcext:value-type="float">
            <text:p>1</text:p>
          </table:table-cell>
          <table:table-cell table:formula="of:=IF(AND([.K499]=1; [.J499]&gt;=[.E49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isCitizenOf&gt; <text:s/>?b <text:s/>?a <text:s/>&lt;wasBornIn&gt; <text:s/>?f <text:s text:c="2"/>=&gt; ?a <text:s/>&lt;livesIn&gt; <text:s/>?b</text:p>
          </table:table-cell>
          <table:table-cell office:value-type="float" office:value="0.000309108" calcext:value-type="float">
            <text:p>0.000309108</text:p>
          </table:table-cell>
          <table:table-cell office:value-type="float" office:value="0.02007812" calcext:value-type="float">
            <text:p>0.02007812</text:p>
          </table:table-cell>
          <table:table-cell office:value-type="float" office:value="0.002596804" calcext:value-type="float">
            <text:p>0.002596804</text:p>
          </table:table-cell>
          <table:table-cell office:value-type="float" office:value="0.064127818" calcext:value-type="float">
            <text:p>0.064127818</text:p>
          </table:table-cell>
          <table:table-cell office:value-type="float" office:value="293" calcext:value-type="float">
            <text:p>293</text:p>
          </table:table-cell>
          <table:table-cell office:value-type="float" office:value="112831" calcext:value-type="float">
            <text:p>112831</text:p>
          </table:table-cell>
          <table:table-cell office:value-type="float" office:value="4569" calcext:value-type="float">
            <text:p>4569</text:p>
          </table:table-cell>
          <table:table-cell office:value-type="string" calcext:value-type="string">
            <text:p>?a</text:p>
          </table:table-cell>
          <table:table-cell office:value-type="float" office:value="176.130803105882" calcext:value-type="float">
            <text:p>176.1308031059</text:p>
          </table:table-cell>
          <table:table-cell table:formula="of:=IF([.J500] &lt;&gt; 0; 1; 0)" office:value-type="float" office:value="1" calcext:value-type="float">
            <text:p>1</text:p>
          </table:table-cell>
          <table:table-cell table:formula="of:=IF(AND([.K500]=1; [.J500]&gt;=[.E50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isCitizenOf&gt; <text:s/>?b <text:s/>?a <text:s/>&lt;livesIn&gt; <text:s/>?f <text:s text:c="2"/>=&gt; ?a <text:s/>&lt;livesIn&gt; <text:s/>?b</text:p>
          </table:table-cell>
          <table:table-cell office:value-type="float" office:value="0.000795453" calcext:value-type="float">
            <text:p>0.000795453</text:p>
          </table:table-cell>
          <table:table-cell office:value-type="float" office:value="0.051668608" calcext:value-type="float">
            <text:p>0.051668608</text:p>
          </table:table-cell>
          <table:table-cell table:number-columns-repeated="2" office:value-type="float" office:value="0.064593506" calcext:value-type="float">
            <text:p>0.064593506</text:p>
          </table:table-cell>
          <table:table-cell office:value-type="float" office:value="754" calcext:value-type="float">
            <text:p>754</text:p>
          </table:table-cell>
          <table:table-cell table:number-columns-repeated="2" office:value-type="float" office:value="11673" calcext:value-type="float">
            <text:p>11673</text:p>
          </table:table-cell>
          <table:table-cell office:value-type="string" calcext:value-type="string">
            <text:p>?a</text:p>
          </table:table-cell>
          <table:table-cell office:value-type="float" office:value="6.84309622065645" calcext:value-type="float">
            <text:p>6.8430962207</text:p>
          </table:table-cell>
          <table:table-cell table:formula="of:=IF([.J501] &lt;&gt; 0; 1; 0)" office:value-type="float" office:value="1" calcext:value-type="float">
            <text:p>1</text:p>
          </table:table-cell>
          <table:table-cell table:formula="of:=IF(AND([.K501]=1; [.J501]&gt;=[.E50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LocatedIn&gt; <text:s/>?f <text:s/>?i <text:s/>&lt;livesIn&gt; <text:s/>?b <text:s/>?i <text:s/>&lt;wasBornIn&gt; <text:s/>?f <text:s text:c="2"/>=&gt; ?a <text:s/>&lt;isLocatedIn&gt; <text:s/>?b</text:p>
          </table:table-cell>
          <table:table-cell office:value-type="float" office:value="0.018056986" calcext:value-type="float">
            <text:p>0.018056986</text:p>
          </table:table-cell>
          <table:table-cell office:value-type="float" office:value="0.080324753" calcext:value-type="float">
            <text:p>0.080324753</text:p>
          </table:table-cell>
          <table:table-cell table:number-columns-repeated="2" office:value-type="float" office:value="0.064631604" calcext:value-type="float">
            <text:p>0.064631604</text:p>
          </table:table-cell>
          <table:table-cell office:value-type="float" office:value="17116" calcext:value-type="float">
            <text:p>17116</text:p>
          </table:table-cell>
          <table:table-cell table:number-columns-repeated="2" office:value-type="float" office:value="264824" calcext:value-type="float">
            <text:p>264824</text:p>
          </table:table-cell>
          <table:table-cell office:value-type="string" calcext:value-type="string">
            <text:p>?a</text:p>
          </table:table-cell>
          <table:table-cell office:value-type="float" office:value="0.0527693539479693" calcext:value-type="float">
            <text:p>0.0527693539</text:p>
          </table:table-cell>
          <table:table-cell table:formula="of:=IF([.J502] &lt;&gt; 0; 1; 0)" office:value-type="float" office:value="1" calcext:value-type="float">
            <text:p>1</text:p>
          </table:table-cell>
          <table:table-cell table:formula="of:=IF(AND([.K502]=1; [.J502]&gt;=[.E50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graduatedFrom&gt; <text:s/>?b <text:s/>?a <text:s/>&lt;livesIn&gt; <text:s/>?f <text:s/>?i <text:s/>&lt;wasBornIn&gt; <text:s/>?f <text:s text:c="2"/>=&gt; ?a <text:s/>&lt;graduatedFrom&gt; <text:s/>?b</text:p>
          </table:table-cell>
          <table:table-cell office:value-type="float" office:value="0.000554918" calcext:value-type="float">
            <text:p>0.000554918</text:p>
          </table:table-cell>
          <table:table-cell office:value-type="float" office:value="0.044294737" calcext:value-type="float">
            <text:p>0.044294737</text:p>
          </table:table-cell>
          <table:table-cell office:value-type="float" office:value="0.01525699" calcext:value-type="float">
            <text:p>0.01525699</text:p>
          </table:table-cell>
          <table:table-cell office:value-type="float" office:value="0.064674782" calcext:value-type="float">
            <text:p>0.064674782</text:p>
          </table:table-cell>
          <table:table-cell office:value-type="float" office:value="526" calcext:value-type="float">
            <text:p>526</text:p>
          </table:table-cell>
          <table:table-cell office:value-type="float" office:value="34476" calcext:value-type="float">
            <text:p>34476</text:p>
          </table:table-cell>
          <table:table-cell office:value-type="float" office:value="8133" calcext:value-type="float">
            <text:p>813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03] &lt;&gt; 0; 1; 0)" office:value-type="float" office:value="0" calcext:value-type="float">
            <text:p>0</text:p>
          </table:table-cell>
          <table:table-cell table:formula="of:=IF(AND([.K503]=1; [.J503]&gt;=[.E50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a <text:s/>&lt;isLeaderOf&gt; <text:s/>?f <text:s/>?i <text:s/>&lt;isLocatedIn&gt; <text:s/>?b <text:s text:c="2"/>=&gt; ?a <text:s/>&lt;isLeaderOf&gt; <text:s/>?b</text:p>
          </table:table-cell>
          <table:table-cell office:value-type="float" office:value="0.000098113" calcext:value-type="float">
            <text:p>0.000098113</text:p>
          </table:table-cell>
          <table:table-cell office:value-type="float" office:value="0.014579088" calcext:value-type="float">
            <text:p>0.014579088</text:p>
          </table:table-cell>
          <table:table-cell table:number-columns-repeated="2" office:value-type="float" office:value="0.064718163" calcext:value-type="float">
            <text:p>0.064718163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1437" calcext:value-type="float">
            <text:p>1437</text:p>
          </table:table-cell>
          <table:table-cell office:value-type="string" calcext:value-type="string">
            <text:p>?a</text:p>
          </table:table-cell>
          <table:table-cell office:value-type="float" office:value="0.419030257750316" calcext:value-type="float">
            <text:p>0.4190302578</text:p>
          </table:table-cell>
          <table:table-cell table:formula="of:=IF([.J504] &lt;&gt; 0; 1; 0)" office:value-type="float" office:value="1" calcext:value-type="float">
            <text:p>1</text:p>
          </table:table-cell>
          <table:table-cell table:formula="of:=IF(AND([.K504]=1; [.J504]&gt;=[.E50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graduatedFrom&gt; <text:s/>?f <text:s/>?i <text:s/>&lt;livesIn&gt; <text:s/>?b <text:s/>?a <text:s/>&lt;worksAt&gt; <text:s/>?f <text:s text:c="2"/>=&gt; ?a <text:s/>&lt;livesIn&gt; <text:s/>?b</text:p>
          </table:table-cell>
          <table:table-cell office:value-type="float" office:value="0.000186731" calcext:value-type="float">
            <text:p>0.000186731</text:p>
          </table:table-cell>
          <table:table-cell office:value-type="float" office:value="0.012129103" calcext:value-type="float">
            <text:p>0.012129103</text:p>
          </table:table-cell>
          <table:table-cell office:value-type="float" office:value="0.009486039" calcext:value-type="float">
            <text:p>0.009486039</text:p>
          </table:table-cell>
          <table:table-cell office:value-type="float" office:value="0.066168224" calcext:value-type="float">
            <text:p>0.066168224</text:p>
          </table:table-cell>
          <table:table-cell office:value-type="float" office:value="177" calcext:value-type="float">
            <text:p>177</text:p>
          </table:table-cell>
          <table:table-cell office:value-type="float" office:value="18659" calcext:value-type="float">
            <text:p>18659</text:p>
          </table:table-cell>
          <table:table-cell office:value-type="float" office:value="2675" calcext:value-type="float">
            <text:p>267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05] &lt;&gt; 0; 1; 0)" office:value-type="float" office:value="0" calcext:value-type="float">
            <text:p>0</text:p>
          </table:table-cell>
          <table:table-cell table:formula="of:=IF(AND([.K505]=1; [.J505]&gt;=[.E50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livesIn&gt; <text:s/>?b <text:s/>?i <text:s/>&lt;livesIn&gt; <text:s/>?f <text:s/>?a <text:s/>&lt;wasBornIn&gt; <text:s/>?f <text:s text:c="2"/>=&gt; ?a <text:s/>&lt;isCitizenOf&gt; <text:s/>?b</text:p>
          </table:table-cell>
          <table:table-cell office:value-type="float" office:value="0.001877859" calcext:value-type="float">
            <text:p>0.001877859</text:p>
          </table:table-cell>
          <table:table-cell office:value-type="float" office:value="0.12216884" calcext:value-type="float">
            <text:p>0.12216884</text:p>
          </table:table-cell>
          <table:table-cell office:value-type="float" office:value="0.006554576" calcext:value-type="float">
            <text:p>0.006554576</text:p>
          </table:table-cell>
          <table:table-cell office:value-type="float" office:value="0.066365907" calcext:value-type="float">
            <text:p>0.066365907</text:p>
          </table:table-cell>
          <table:table-cell office:value-type="float" office:value="1780" calcext:value-type="float">
            <text:p>1780</text:p>
          </table:table-cell>
          <table:table-cell office:value-type="float" office:value="271566" calcext:value-type="float">
            <text:p>271566</text:p>
          </table:table-cell>
          <table:table-cell office:value-type="float" office:value="26821" calcext:value-type="float">
            <text:p>26821</text:p>
          </table:table-cell>
          <table:table-cell office:value-type="string" calcext:value-type="string">
            <text:p>?a</text:p>
          </table:table-cell>
          <table:table-cell office:value-type="float" office:value="8521.61326325838" calcext:value-type="float">
            <text:p>8521.6132632584</text:p>
          </table:table-cell>
          <table:table-cell table:formula="of:=IF([.J506] &lt;&gt; 0; 1; 0)" office:value-type="float" office:value="1" calcext:value-type="float">
            <text:p>1</text:p>
          </table:table-cell>
          <table:table-cell table:formula="of:=IF(AND([.K506]=1; [.J506]&gt;=[.E50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graduatedFrom&gt; <text:s/>?f <text:s/>?i <text:s/>&lt;livesIn&gt; <text:s/>?b <text:s/>?a <text:s/>&lt;worksAt&gt; <text:s/>?f <text:s text:c="2"/>=&gt; ?a <text:s/>&lt;isCitizenOf&gt; <text:s/>?b</text:p>
          </table:table-cell>
          <table:table-cell office:value-type="float" office:value="0.000204666" calcext:value-type="float">
            <text:p>0.000204666</text:p>
          </table:table-cell>
          <table:table-cell office:value-type="float" office:value="0.013315031" calcext:value-type="float">
            <text:p>0.013315031</text:p>
          </table:table-cell>
          <table:table-cell office:value-type="float" office:value="0.010397127" calcext:value-type="float">
            <text:p>0.010397127</text:p>
          </table:table-cell>
          <table:table-cell office:value-type="float" office:value="0.066712517" calcext:value-type="float">
            <text:p>0.066712517</text:p>
          </table:table-cell>
          <table:table-cell office:value-type="float" office:value="194" calcext:value-type="float">
            <text:p>194</text:p>
          </table:table-cell>
          <table:table-cell office:value-type="float" office:value="18659" calcext:value-type="float">
            <text:p>18659</text:p>
          </table:table-cell>
          <table:table-cell office:value-type="float" office:value="2908" calcext:value-type="float">
            <text:p>290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07] &lt;&gt; 0; 1; 0)" office:value-type="float" office:value="0" calcext:value-type="float">
            <text:p>0</text:p>
          </table:table-cell>
          <table:table-cell table:formula="of:=IF(AND([.K507]=1; [.J507]&gt;=[.E50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LocatedIn&gt; <text:s/>?f <text:s/>?i <text:s/>&lt;isPoliticianOf&gt; <text:s/>?f <text:s/>?i <text:s/>&lt;livesIn&gt; <text:s/>?b <text:s text:c="2"/>=&gt; ?a <text:s/>&lt;isLocatedIn&gt; <text:s/>?b</text:p>
          </table:table-cell>
          <table:table-cell office:value-type="float" office:value="0.004088036" calcext:value-type="float">
            <text:p>0.004088036</text:p>
          </table:table-cell>
          <table:table-cell office:value-type="float" office:value="0.018185231" calcext:value-type="float">
            <text:p>0.018185231</text:p>
          </table:table-cell>
          <table:table-cell table:number-columns-repeated="2" office:value-type="float" office:value="0.067119325" calcext:value-type="float">
            <text:p>0.067119325</text:p>
          </table:table-cell>
          <table:table-cell office:value-type="float" office:value="3875" calcext:value-type="float">
            <text:p>3875</text:p>
          </table:table-cell>
          <table:table-cell table:number-columns-repeated="2" office:value-type="float" office:value="57733" calcext:value-type="float">
            <text:p>57733</text:p>
          </table:table-cell>
          <table:table-cell office:value-type="string" calcext:value-type="string">
            <text:p>?a</text:p>
          </table:table-cell>
          <table:table-cell office:value-type="float" office:value="0.000311675793897423" calcext:value-type="float">
            <text:p>0.0003116758</text:p>
          </table:table-cell>
          <table:table-cell table:formula="of:=IF([.J508] &lt;&gt; 0; 1; 0)" office:value-type="float" office:value="1" calcext:value-type="float">
            <text:p>1</text:p>
          </table:table-cell>
          <table:table-cell table:formula="of:=IF(AND([.K508]=1; [.J508]&gt;=[.E50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ocatedIn&gt; <text:s/>?a <text:s/>?b <text:s/>&lt;participatedIn&gt; <text:s/>?f <text:s/>?i <text:s/>&lt;participatedIn&gt; <text:s/>?f <text:s text:c="2"/>=&gt; ?a <text:s/>&lt;dealsWith&gt; <text:s/>?b</text:p>
          </table:table-cell>
          <table:table-cell office:value-type="float" office:value="0.00000844" calcext:value-type="float">
            <text:p>0.00000844</text:p>
          </table:table-cell>
          <table:table-cell office:value-type="float" office:value="0.01161103" calcext:value-type="float">
            <text:p>0.01161103</text:p>
          </table:table-cell>
          <table:table-cell office:value-type="float" office:value="0.005031447" calcext:value-type="float">
            <text:p>0.005031447</text:p>
          </table:table-cell>
          <table:table-cell office:value-type="float" office:value="0.067226891" calcext:value-type="float">
            <text:p>0.067226891</text:p>
          </table:table-cell>
          <table:table-cell office:value-type="float" office:value="8" calcext:value-type="float">
            <text:p>8</text:p>
          </table:table-cell>
          <table:table-cell office:value-type="float" office:value="1590" calcext:value-type="float">
            <text:p>159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?a</text:p>
          </table:table-cell>
          <table:table-cell office:value-type="float" office:value="53317.9169118547" calcext:value-type="float">
            <text:p>53317.9169118547</text:p>
          </table:table-cell>
          <table:table-cell table:formula="of:=IF([.J509] &lt;&gt; 0; 1; 0)" office:value-type="float" office:value="1" calcext:value-type="float">
            <text:p>1</text:p>
          </table:table-cell>
          <table:table-cell table:formula="of:=IF(AND([.K509]=1; [.J509]&gt;=[.E50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imports&gt; <text:s/>?b <text:s/>?e <text:s/>&lt;isLeaderOf&gt; <text:s/>?a <text:s/>?e <text:s/>&lt;isLeaderOf&gt; <text:s/>?j <text:s text:c="2"/>=&gt; ?a <text:s/>&lt;exports&gt; <text:s/>?b</text:p>
          </table:table-cell>
          <table:table-cell office:value-type="float" office:value="0.000048529" calcext:value-type="float">
            <text:p>0.000048529</text:p>
          </table:table-cell>
          <table:table-cell office:value-type="float" office:value="0.090729783" calcext:value-type="float">
            <text:p>0.090729783</text:p>
          </table:table-cell>
          <table:table-cell office:value-type="float" office:value="0.058823529" calcext:value-type="float">
            <text:p>0.058823529</text:p>
          </table:table-cell>
          <table:table-cell office:value-type="float" office:value="0.067746686" calcext:value-type="float">
            <text:p>0.067746686</text:p>
          </table:table-cell>
          <table:table-cell office:value-type="float" office:value="46" calcext:value-type="float">
            <text:p>46</text:p>
          </table:table-cell>
          <table:table-cell office:value-type="float" office:value="782" calcext:value-type="float">
            <text:p>782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510] &lt;&gt; 0; 1; 0)" office:value-type="float" office:value="0" calcext:value-type="float">
            <text:p>0</text:p>
          </table:table-cell>
          <table:table-cell table:formula="of:=IF(AND([.K510]=1; [.J510]&gt;=[.E51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f <text:s/>?i <text:s/>&lt;isCitizenOf&gt; <text:s/>?f <text:s/>?i <text:s/>&lt;livesIn&gt; <text:s/>?a <text:s text:c="2"/>=&gt; ?a <text:s/>&lt;dealsWith&gt; <text:s/>?b</text:p>
          </table:table-cell>
          <table:table-cell office:value-type="float" office:value="0.000101278" calcext:value-type="float">
            <text:p>0.000101278</text:p>
          </table:table-cell>
          <table:table-cell office:value-type="float" office:value="0.139332366" calcext:value-type="float">
            <text:p>0.139332366</text:p>
          </table:table-cell>
          <table:table-cell office:value-type="float" office:value="0.007678157" calcext:value-type="float">
            <text:p>0.007678157</text:p>
          </table:table-cell>
          <table:table-cell office:value-type="float" office:value="0.067844523" calcext:value-type="float">
            <text:p>0.067844523</text:p>
          </table:table-cell>
          <table:table-cell office:value-type="float" office:value="96" calcext:value-type="float">
            <text:p>96</text:p>
          </table:table-cell>
          <table:table-cell office:value-type="float" office:value="12503" calcext:value-type="float">
            <text:p>12503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11] &lt;&gt; 0; 1; 0)" office:value-type="float" office:value="0" calcext:value-type="float">
            <text:p>0</text:p>
          </table:table-cell>
          <table:table-cell table:formula="of:=IF(AND([.K511]=1; [.J511]&gt;=[.E51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isLocatedIn&gt; <text:s/>?a <text:s/>?e <text:s/>&lt;livesIn&gt; <text:s/>?j <text:s/>?e <text:s/>&lt;wasBornIn&gt; <text:s/>?b <text:s text:c="2"/>=&gt; ?a <text:s/>&lt;hasCapital&gt; <text:s/>?b</text:p>
          </table:table-cell>
          <table:table-cell office:value-type="float" office:value="0.000033759" calcext:value-type="float">
            <text:p>0.000033759</text:p>
          </table:table-cell>
          <table:table-cell office:value-type="float" office:value="0.015101463" calcext:value-type="float">
            <text:p>0.015101463</text:p>
          </table:table-cell>
          <table:table-cell office:value-type="float" office:value="0.021376086" calcext:value-type="float">
            <text:p>0.021376086</text:p>
          </table:table-cell>
          <table:table-cell office:value-type="float" office:value="0.068230277" calcext:value-type="float">
            <text:p>0.068230277</text:p>
          </table:table-cell>
          <table:table-cell office:value-type="float" office:value="32" calcext:value-type="float">
            <text:p>32</text:p>
          </table:table-cell>
          <table:table-cell office:value-type="float" office:value="1497" calcext:value-type="float">
            <text:p>1497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?a</text:p>
          </table:table-cell>
          <table:table-cell office:value-type="float" office:value="1578.06012519781" calcext:value-type="float">
            <text:p>1578.0601251978</text:p>
          </table:table-cell>
          <table:table-cell table:formula="of:=IF([.J512] &lt;&gt; 0; 1; 0)" office:value-type="float" office:value="1" calcext:value-type="float">
            <text:p>1</text:p>
          </table:table-cell>
          <table:table-cell table:formula="of:=IF(AND([.K512]=1; [.J512]&gt;=[.E51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actedIn&gt; <text:s/>?f <text:s/>?i <text:s/>&lt;wasBornIn&gt; <text:s/>?b <text:s text:c="2"/>=&gt; ?a <text:s/>&lt;diedIn&gt; <text:s/>?b</text:p>
          </table:table-cell>
          <table:table-cell office:value-type="float" office:value="0.000348142" calcext:value-type="float">
            <text:p>0.000348142</text:p>
          </table:table-cell>
          <table:table-cell office:value-type="float" office:value="0.014894385" calcext:value-type="float">
            <text:p>0.014894385</text:p>
          </table:table-cell>
          <table:table-cell office:value-type="float" office:value="0.003659916" calcext:value-type="float">
            <text:p>0.003659916</text:p>
          </table:table-cell>
          <table:table-cell office:value-type="float" office:value="0.068294702" calcext:value-type="float">
            <text:p>0.068294702</text:p>
          </table:table-cell>
          <table:table-cell office:value-type="float" office:value="330" calcext:value-type="float">
            <text:p>330</text:p>
          </table:table-cell>
          <table:table-cell office:value-type="float" office:value="90166" calcext:value-type="float">
            <text:p>90166</text:p>
          </table:table-cell>
          <table:table-cell office:value-type="float" office:value="4832" calcext:value-type="float">
            <text:p>483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13] &lt;&gt; 0; 1; 0)" office:value-type="float" office:value="0" calcext:value-type="float">
            <text:p>0</text:p>
          </table:table-cell>
          <table:table-cell table:formula="of:=IF(AND([.K513]=1; [.J513]&gt;=[.E51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created&gt; <text:s/>?f <text:s/>?i <text:s/>&lt;produced&gt; <text:s/>?b <text:s text:c="2"/>=&gt; ?a <text:s/>&lt;actedIn&gt; <text:s/>?b</text:p>
          </table:table-cell>
          <table:table-cell office:value-type="float" office:value="0.007002937" calcext:value-type="float">
            <text:p>0.007002937</text:p>
          </table:table-cell>
          <table:table-cell office:value-type="float" office:value="0.061705787" calcext:value-type="float">
            <text:p>0.061705787</text:p>
          </table:table-cell>
          <table:table-cell office:value-type="float" office:value="0.058723615" calcext:value-type="float">
            <text:p>0.058723615</text:p>
          </table:table-cell>
          <table:table-cell office:value-type="float" office:value="0.068356177" calcext:value-type="float">
            <text:p>0.068356177</text:p>
          </table:table-cell>
          <table:table-cell office:value-type="float" office:value="6638" calcext:value-type="float">
            <text:p>6638</text:p>
          </table:table-cell>
          <table:table-cell office:value-type="float" office:value="113038" calcext:value-type="float">
            <text:p>113038</text:p>
          </table:table-cell>
          <table:table-cell office:value-type="float" office:value="97109" calcext:value-type="float">
            <text:p>97109</text:p>
          </table:table-cell>
          <table:table-cell office:value-type="string" calcext:value-type="string">
            <text:p>?b</text:p>
          </table:table-cell>
          <table:table-cell office:value-type="float" office:value="42.1639410911216" calcext:value-type="float">
            <text:p>42.1639410911</text:p>
          </table:table-cell>
          <table:table-cell table:formula="of:=IF([.J514] &lt;&gt; 0; 1; 0)" office:value-type="float" office:value="1" calcext:value-type="float">
            <text:p>1</text:p>
          </table:table-cell>
          <table:table-cell table:formula="of:=IF(AND([.K514]=1; [.J514]&gt;=[.E51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f <text:s/>?i <text:s/>&lt;isCitizenOf&gt; <text:s/>?a <text:s/>?i <text:s/>&lt;livesIn&gt; <text:s/>?f <text:s text:c="2"/>=&gt; ?a <text:s/>&lt;dealsWith&gt; <text:s/>?b</text:p>
          </table:table-cell>
          <table:table-cell office:value-type="float" office:value="0.000105498" calcext:value-type="float">
            <text:p>0.000105498</text:p>
          </table:table-cell>
          <table:table-cell office:value-type="float" office:value="0.145137881" calcext:value-type="float">
            <text:p>0.145137881</text:p>
          </table:table-cell>
          <table:table-cell office:value-type="float" office:value="0.053361793" calcext:value-type="float">
            <text:p>0.053361793</text:p>
          </table:table-cell>
          <table:table-cell office:value-type="float" office:value="0.068493151" calcext:value-type="float">
            <text:p>0.068493151</text:p>
          </table:table-cell>
          <table:table-cell office:value-type="float" office:value="100" calcext:value-type="float">
            <text:p>100</text:p>
          </table:table-cell>
          <table:table-cell office:value-type="float" office:value="1874" calcext:value-type="float">
            <text:p>1874</text:p>
          </table:table-cell>
          <table:table-cell office:value-type="float" office:value="1460" calcext:value-type="float">
            <text:p>146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15] &lt;&gt; 0; 1; 0)" office:value-type="float" office:value="0" calcext:value-type="float">
            <text:p>0</text:p>
          </table:table-cell>
          <table:table-cell table:formula="of:=IF(AND([.K515]=1; [.J515]&gt;=[.E51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directed&gt; <text:s/>?f <text:s/>?i <text:s/>&lt;directed&gt; <text:s/>?f <text:s text:c="2"/>=&gt; ?a <text:s/>&lt;directed&gt; <text:s/>?b</text:p>
          </table:table-cell>
          <table:table-cell office:value-type="float" office:value="0.001325051" calcext:value-type="float">
            <text:p>0.001325051</text:p>
          </table:table-cell>
          <table:table-cell office:value-type="float" office:value="0.03752278" calcext:value-type="float">
            <text:p>0.03752278</text:p>
          </table:table-cell>
          <table:table-cell office:value-type="float" office:value="0.057288816" calcext:value-type="float">
            <text:p>0.057288816</text:p>
          </table:table-cell>
          <table:table-cell office:value-type="float" office:value="0.068992035" calcext:value-type="float">
            <text:p>0.068992035</text:p>
          </table:table-cell>
          <table:table-cell office:value-type="float" office:value="1256" calcext:value-type="float">
            <text:p>1256</text:p>
          </table:table-cell>
          <table:table-cell office:value-type="float" office:value="21924" calcext:value-type="float">
            <text:p>21924</text:p>
          </table:table-cell>
          <table:table-cell office:value-type="float" office:value="18205" calcext:value-type="float">
            <text:p>18205</text:p>
          </table:table-cell>
          <table:table-cell office:value-type="string" calcext:value-type="string">
            <text:p>?b</text:p>
          </table:table-cell>
          <table:table-cell office:value-type="float" office:value="1.35931632670112" calcext:value-type="float">
            <text:p>1.3593163267</text:p>
          </table:table-cell>
          <table:table-cell table:formula="of:=IF([.J516] &lt;&gt; 0; 1; 0)" office:value-type="float" office:value="1" calcext:value-type="float">
            <text:p>1</text:p>
          </table:table-cell>
          <table:table-cell table:formula="of:=IF(AND([.K516]=1; [.J516]&gt;=[.E51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directed&gt; <text:s/>?j <text:s/>?b <text:s/>&lt;isMarriedTo&gt; <text:s/>?f <text:s/>?a <text:s/>&lt;produced&gt; <text:s/>?j <text:s text:c="2"/>=&gt; ?a <text:s/>&lt;isMarriedTo&gt; <text:s/>?b</text:p>
          </table:table-cell>
          <table:table-cell office:value-type="float" office:value="0.000132927" calcext:value-type="float">
            <text:p>0.000132927</text:p>
          </table:table-cell>
          <table:table-cell office:value-type="float" office:value="0.010506129" calcext:value-type="float">
            <text:p>0.010506129</text:p>
          </table:table-cell>
          <table:table-cell office:value-type="float" office:value="0.055851064" calcext:value-type="float">
            <text:p>0.055851064</text:p>
          </table:table-cell>
          <table:table-cell office:value-type="float" office:value="0.069230769" calcext:value-type="float">
            <text:p>0.069230769</text:p>
          </table:table-cell>
          <table:table-cell office:value-type="float" office:value="126" calcext:value-type="float">
            <text:p>126</text:p>
          </table:table-cell>
          <table:table-cell office:value-type="float" office:value="2256" calcext:value-type="float">
            <text:p>2256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?b</text:p>
          </table:table-cell>
          <table:table-cell office:value-type="float" office:value="0.269263770017559" calcext:value-type="float">
            <text:p>0.26926377</text:p>
          </table:table-cell>
          <table:table-cell table:formula="of:=IF([.J517] &lt;&gt; 0; 1; 0)" office:value-type="float" office:value="1" calcext:value-type="float">
            <text:p>1</text:p>
          </table:table-cell>
          <table:table-cell table:formula="of:=IF(AND([.K517]=1; [.J517]&gt;=[.E51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b <text:s/>&lt;hasCapital&gt; <text:s/>?f <text:s/>?i <text:s/>&lt;isCitizenOf&gt; <text:s/>?a <text:s text:c="2"/>=&gt; ?a <text:s/>&lt;dealsWith&gt; <text:s/>?b</text:p>
          </table:table-cell>
          <table:table-cell office:value-type="float" office:value="0.000037979" calcext:value-type="float">
            <text:p>0.000037979</text:p>
          </table:table-cell>
          <table:table-cell office:value-type="float" office:value="0.052249637" calcext:value-type="float">
            <text:p>0.052249637</text:p>
          </table:table-cell>
          <table:table-cell office:value-type="float" office:value="0.04551201" calcext:value-type="float">
            <text:p>0.04551201</text:p>
          </table:table-cell>
          <table:table-cell office:value-type="float" office:value="0.069498069" calcext:value-type="float">
            <text:p>0.069498069</text:p>
          </table:table-cell>
          <table:table-cell office:value-type="float" office:value="36" calcext:value-type="float">
            <text:p>36</text:p>
          </table:table-cell>
          <table:table-cell office:value-type="float" office:value="791" calcext:value-type="float">
            <text:p>791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18] &lt;&gt; 0; 1; 0)" office:value-type="float" office:value="0" calcext:value-type="float">
            <text:p>0</text:p>
          </table:table-cell>
          <table:table-cell table:formula="of:=IF(AND([.K518]=1; [.J518]&gt;=[.E51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LocatedIn&gt; <text:s/>?f <text:s/>?i <text:s/>&lt;livesIn&gt; <text:s/>?b <text:s/>?i <text:s/>&lt;wasBornIn&gt; <text:s/>?f <text:s text:c="2"/>=&gt; ?a <text:s/>&lt;isCitizenOf&gt; <text:s/>?b</text:p>
          </table:table-cell>
          <table:table-cell office:value-type="float" office:value="0.000262689" calcext:value-type="float">
            <text:p>0.000262689</text:p>
          </table:table-cell>
          <table:table-cell office:value-type="float" office:value="0.017089911" calcext:value-type="float">
            <text:p>0.017089911</text:p>
          </table:table-cell>
          <table:table-cell office:value-type="float" office:value="0.000940247" calcext:value-type="float">
            <text:p>0.000940247</text:p>
          </table:table-cell>
          <table:table-cell office:value-type="float" office:value="0.069845722" calcext:value-type="float">
            <text:p>0.069845722</text:p>
          </table:table-cell>
          <table:table-cell office:value-type="float" office:value="249" calcext:value-type="float">
            <text:p>249</text:p>
          </table:table-cell>
          <table:table-cell office:value-type="float" office:value="264824" calcext:value-type="float">
            <text:p>264824</text:p>
          </table:table-cell>
          <table:table-cell office:value-type="float" office:value="3565" calcext:value-type="float">
            <text:p>3565</text:p>
          </table:table-cell>
          <table:table-cell office:value-type="string" calcext:value-type="string">
            <text:p>?a</text:p>
          </table:table-cell>
          <table:table-cell office:value-type="float" office:value="11818.4299946137" calcext:value-type="float">
            <text:p>11818.4299946137</text:p>
          </table:table-cell>
          <table:table-cell table:formula="of:=IF([.J519] &lt;&gt; 0; 1; 0)" office:value-type="float" office:value="1" calcext:value-type="float">
            <text:p>1</text:p>
          </table:table-cell>
          <table:table-cell table:formula="of:=IF(AND([.K519]=1; [.J519]&gt;=[.E51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graduatedFrom&gt; <text:s/>?b <text:s/>?i <text:s/>&lt;livesIn&gt; <text:s/>?f <text:s/>?a <text:s/>&lt;wasBornIn&gt; <text:s/>?f <text:s text:c="2"/>=&gt; ?a <text:s/>&lt;graduatedFrom&gt; <text:s/>?b</text:p>
          </table:table-cell>
          <table:table-cell office:value-type="float" office:value="0.000810222" calcext:value-type="float">
            <text:p>0.000810222</text:p>
          </table:table-cell>
          <table:table-cell office:value-type="float" office:value="0.064673684" calcext:value-type="float">
            <text:p>0.064673684</text:p>
          </table:table-cell>
          <table:table-cell office:value-type="float" office:value="0.00609548" calcext:value-type="float">
            <text:p>0.00609548</text:p>
          </table:table-cell>
          <table:table-cell office:value-type="float" office:value="0.070842173" calcext:value-type="float">
            <text:p>0.070842173</text:p>
          </table:table-cell>
          <table:table-cell office:value-type="float" office:value="768" calcext:value-type="float">
            <text:p>768</text:p>
          </table:table-cell>
          <table:table-cell office:value-type="float" office:value="125995" calcext:value-type="float">
            <text:p>125995</text:p>
          </table:table-cell>
          <table:table-cell office:value-type="float" office:value="10841" calcext:value-type="float">
            <text:p>1084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20] &lt;&gt; 0; 1; 0)" office:value-type="float" office:value="0" calcext:value-type="float">
            <text:p>0</text:p>
          </table:table-cell>
          <table:table-cell table:formula="of:=IF(AND([.K520]=1; [.J520]&gt;=[.E52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created&gt; <text:s/>?b <text:s/>?i <text:s/>&lt;produced&gt; <text:s/>?f <text:s text:c="2"/>=&gt; ?a <text:s/>&lt;actedIn&gt; <text:s/>?b</text:p>
          </table:table-cell>
          <table:table-cell office:value-type="float" office:value="0.006673784" calcext:value-type="float">
            <text:p>0.006673784</text:p>
          </table:table-cell>
          <table:table-cell office:value-type="float" office:value="0.058805485" calcext:value-type="float">
            <text:p>0.058805485</text:p>
          </table:table-cell>
          <table:table-cell office:value-type="float" office:value="0.037299528" calcext:value-type="float">
            <text:p>0.037299528</text:p>
          </table:table-cell>
          <table:table-cell office:value-type="float" office:value="0.07098852" calcext:value-type="float">
            <text:p>0.07098852</text:p>
          </table:table-cell>
          <table:table-cell office:value-type="float" office:value="6326" calcext:value-type="float">
            <text:p>6326</text:p>
          </table:table-cell>
          <table:table-cell office:value-type="float" office:value="169600" calcext:value-type="float">
            <text:p>169600</text:p>
          </table:table-cell>
          <table:table-cell office:value-type="float" office:value="89113" calcext:value-type="float">
            <text:p>89113</text:p>
          </table:table-cell>
          <table:table-cell office:value-type="string" calcext:value-type="string">
            <text:p>?b</text:p>
          </table:table-cell>
          <table:table-cell office:value-type="float" office:value="7.18183309457402" calcext:value-type="float">
            <text:p>7.1818330946</text:p>
          </table:table-cell>
          <table:table-cell table:formula="of:=IF([.J521] &lt;&gt; 0; 1; 0)" office:value-type="float" office:value="1" calcext:value-type="float">
            <text:p>1</text:p>
          </table:table-cell>
          <table:table-cell table:formula="of:=IF(AND([.K521]=1; [.J521]&gt;=[.E52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sLeaderOf&gt; <text:s/>?b <text:s/>?a <text:s/>&lt;isLocatedIn&gt; <text:s/>?j <text:s/>?e <text:s/>&lt;isPoliticianOf&gt; <text:s/>?j <text:s text:c="2"/>=&gt; ?a <text:s/>&lt;isLocatedIn&gt; <text:s/>?b</text:p>
          </table:table-cell>
          <table:table-cell office:value-type="float" office:value="0.008301614" calcext:value-type="float">
            <text:p>0.008301614</text:p>
          </table:table-cell>
          <table:table-cell office:value-type="float" office:value="0.036928925" calcext:value-type="float">
            <text:p>0.036928925</text:p>
          </table:table-cell>
          <table:table-cell table:number-columns-repeated="2" office:value-type="float" office:value="0.071668625" calcext:value-type="float">
            <text:p>0.071668625</text:p>
          </table:table-cell>
          <table:table-cell office:value-type="float" office:value="7869" calcext:value-type="float">
            <text:p>7869</text:p>
          </table:table-cell>
          <table:table-cell table:number-columns-repeated="2" office:value-type="float" office:value="109797" calcext:value-type="float">
            <text:p>109797</text:p>
          </table:table-cell>
          <table:table-cell office:value-type="string" calcext:value-type="string">
            <text:p>?a</text:p>
          </table:table-cell>
          <table:table-cell office:value-type="float" office:value="0.000270899233707531" calcext:value-type="float">
            <text:p>0.0002708992</text:p>
          </table:table-cell>
          <table:table-cell table:formula="of:=IF([.J522] &lt;&gt; 0; 1; 0)" office:value-type="float" office:value="1" calcext:value-type="float">
            <text:p>1</text:p>
          </table:table-cell>
          <table:table-cell table:formula="of:=IF(AND([.K522]=1; [.J522]&gt;=[.E52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LeaderOf&gt; <text:s/>?f <text:s/>?i <text:s/>&lt;livesIn&gt; <text:s/>?f <text:s/>?i <text:s/>&lt;wasBornIn&gt; <text:s/>?b <text:s text:c="2"/>=&gt; ?a <text:s/>&lt;isLeaderOf&gt; <text:s/>?b</text:p>
          </table:table-cell>
          <table:table-cell office:value-type="float" office:value="0.000456805" calcext:value-type="float">
            <text:p>0.000456805</text:p>
          </table:table-cell>
          <table:table-cell office:value-type="float" office:value="0.067878978" calcext:value-type="float">
            <text:p>0.067878978</text:p>
          </table:table-cell>
          <table:table-cell table:number-columns-repeated="2" office:value-type="float" office:value="0.072529313" calcext:value-type="float">
            <text:p>0.072529313</text:p>
          </table:table-cell>
          <table:table-cell office:value-type="float" office:value="433" calcext:value-type="float">
            <text:p>433</text:p>
          </table:table-cell>
          <table:table-cell table:number-columns-repeated="2" office:value-type="float" office:value="5970" calcext:value-type="float">
            <text:p>5970</text:p>
          </table:table-cell>
          <table:table-cell office:value-type="string" calcext:value-type="string">
            <text:p>?a</text:p>
          </table:table-cell>
          <table:table-cell office:value-type="float" office:value="1.53838994313535" calcext:value-type="float">
            <text:p>1.5383899431</text:p>
          </table:table-cell>
          <table:table-cell table:formula="of:=IF([.J523] &lt;&gt; 0; 1; 0)" office:value-type="float" office:value="1" calcext:value-type="float">
            <text:p>1</text:p>
          </table:table-cell>
          <table:table-cell table:formula="of:=IF(AND([.K523]=1; [.J523]&gt;=[.E52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f <text:s/>&lt;exports&gt; <text:s/>?b <text:s/>?f <text:s/>&lt;imports&gt; <text:s/>?b <text:s text:c="2"/>=&gt; ?a <text:s/>&lt;exports&gt; <text:s/>?b</text:p>
          </table:table-cell>
          <table:table-cell office:value-type="float" office:value="0.000023209" calcext:value-type="float">
            <text:p>0.000023209</text:p>
          </table:table-cell>
          <table:table-cell office:value-type="float" office:value="0.043392505" calcext:value-type="float">
            <text:p>0.043392505</text:p>
          </table:table-cell>
          <table:table-cell table:number-columns-repeated="2" office:value-type="float" office:value="0.072847682" calcext:value-type="float">
            <text:p>0.07284768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02" calcext:value-type="float">
            <text:p>302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524] &lt;&gt; 0; 1; 0)" office:value-type="float" office:value="0" calcext:value-type="float">
            <text:p>0</text:p>
          </table:table-cell>
          <table:table-cell table:formula="of:=IF(AND([.K524]=1; [.J524]&gt;=[.E52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livesIn&gt; <text:s/>?f <text:s/>?i <text:s/>&lt;livesIn&gt; <text:s/>?f <text:s text:c="2"/>=&gt; ?a <text:s/>&lt;livesIn&gt; <text:s/>?b</text:p>
          </table:table-cell>
          <table:table-cell office:value-type="float" office:value="0.001906343" calcext:value-type="float">
            <text:p>0.001906343</text:p>
          </table:table-cell>
          <table:table-cell office:value-type="float" office:value="0.123826492" calcext:value-type="float">
            <text:p>0.123826492</text:p>
          </table:table-cell>
          <table:table-cell table:number-columns-repeated="2" office:value-type="float" office:value="0.073800286" calcext:value-type="float">
            <text:p>0.073800286</text:p>
          </table:table-cell>
          <table:table-cell office:value-type="float" office:value="1807" calcext:value-type="float">
            <text:p>1807</text:p>
          </table:table-cell>
          <table:table-cell table:number-columns-repeated="2" office:value-type="float" office:value="24485" calcext:value-type="float">
            <text:p>24485</text:p>
          </table:table-cell>
          <table:table-cell office:value-type="string" calcext:value-type="string">
            <text:p>?a</text:p>
          </table:table-cell>
          <table:table-cell office:value-type="float" office:value="0.84833016702504" calcext:value-type="float">
            <text:p>0.848330167</text:p>
          </table:table-cell>
          <table:table-cell table:formula="of:=IF([.J525] &lt;&gt; 0; 1; 0)" office:value-type="float" office:value="1" calcext:value-type="float">
            <text:p>1</text:p>
          </table:table-cell>
          <table:table-cell table:formula="of:=IF(AND([.K525]=1; [.J525]&gt;=[.E52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rected&gt; <text:s/>?j <text:s/>?b <text:s/>&lt;isMarriedTo&gt; <text:s/>?f <text:s/>?f <text:s/>&lt;produced&gt; <text:s/>?j <text:s text:c="2"/>=&gt; ?a <text:s/>&lt;isMarriedTo&gt; <text:s/>?b</text:p>
          </table:table-cell>
          <table:table-cell office:value-type="float" office:value="0.000132927" calcext:value-type="float">
            <text:p>0.000132927</text:p>
          </table:table-cell>
          <table:table-cell office:value-type="float" office:value="0.010506129" calcext:value-type="float">
            <text:p>0.010506129</text:p>
          </table:table-cell>
          <table:table-cell office:value-type="float" office:value="0.05782469" calcext:value-type="float">
            <text:p>0.05782469</text:p>
          </table:table-cell>
          <table:table-cell office:value-type="float" office:value="0.073987082" calcext:value-type="float">
            <text:p>0.073987082</text:p>
          </table:table-cell>
          <table:table-cell office:value-type="float" office:value="126" calcext:value-type="float">
            <text:p>126</text:p>
          </table:table-cell>
          <table:table-cell office:value-type="float" office:value="2179" calcext:value-type="float">
            <text:p>2179</text:p>
          </table:table-cell>
          <table:table-cell office:value-type="float" office:value="1703" calcext:value-type="float">
            <text:p>1703</text:p>
          </table:table-cell>
          <table:table-cell office:value-type="string" calcext:value-type="string">
            <text:p>?b</text:p>
          </table:table-cell>
          <table:table-cell office:value-type="float" office:value="0.185837079660787" calcext:value-type="float">
            <text:p>0.1858370797</text:p>
          </table:table-cell>
          <table:table-cell table:formula="of:=IF([.J526] &lt;&gt; 0; 1; 0)" office:value-type="float" office:value="1" calcext:value-type="float">
            <text:p>1</text:p>
          </table:table-cell>
          <table:table-cell table:formula="of:=IF(AND([.K526]=1; [.J526]&gt;=[.E52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rected&gt; <text:s/>?b <text:s/>?a <text:s/>&lt;directed&gt; <text:s/>?f <text:s/>?i <text:s/>&lt;directed&gt; <text:s/>?f <text:s text:c="2"/>=&gt; ?a <text:s/>&lt;produced&gt; <text:s/>?b</text:p>
          </table:table-cell>
          <table:table-cell office:value-type="float" office:value="0.002867427" calcext:value-type="float">
            <text:p>0.002867427</text:p>
          </table:table-cell>
          <table:table-cell office:value-type="float" office:value="0.134714512" calcext:value-type="float">
            <text:p>0.134714512</text:p>
          </table:table-cell>
          <table:table-cell office:value-type="float" office:value="0.034481884" calcext:value-type="float">
            <text:p>0.034481884</text:p>
          </table:table-cell>
          <table:table-cell office:value-type="float" office:value="0.074697007" calcext:value-type="float">
            <text:p>0.074697007</text:p>
          </table:table-cell>
          <table:table-cell office:value-type="float" office:value="2718" calcext:value-type="float">
            <text:p>2718</text:p>
          </table:table-cell>
          <table:table-cell office:value-type="float" office:value="78824" calcext:value-type="float">
            <text:p>78824</text:p>
          </table:table-cell>
          <table:table-cell office:value-type="float" office:value="36387" calcext:value-type="float">
            <text:p>36387</text:p>
          </table:table-cell>
          <table:table-cell office:value-type="string" calcext:value-type="string">
            <text:p>?b</text:p>
          </table:table-cell>
          <table:table-cell office:value-type="float" office:value="6.96292699152899" calcext:value-type="float">
            <text:p>6.9629269915</text:p>
          </table:table-cell>
          <table:table-cell table:formula="of:=IF([.J527] &lt;&gt; 0; 1; 0)" office:value-type="float" office:value="1" calcext:value-type="float">
            <text:p>1</text:p>
          </table:table-cell>
          <table:table-cell table:formula="of:=IF(AND([.K527]=1; [.J527]&gt;=[.E52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b <text:s/>?i <text:s/>&lt;isLeaderOf&gt; <text:s/>?f <text:s/>?a <text:s/>&lt;wasBornIn&gt; <text:s/>?f <text:s text:c="2"/>=&gt; ?a <text:s/>&lt;livesIn&gt; <text:s/>?b</text:p>
          </table:table-cell>
          <table:table-cell office:value-type="float" office:value="0.000337593" calcext:value-type="float">
            <text:p>0.000337593</text:p>
          </table:table-cell>
          <table:table-cell office:value-type="float" office:value="0.021928322" calcext:value-type="float">
            <text:p>0.021928322</text:p>
          </table:table-cell>
          <table:table-cell office:value-type="float" office:value="0.003669641" calcext:value-type="float">
            <text:p>0.003669641</text:p>
          </table:table-cell>
          <table:table-cell office:value-type="float" office:value="0.074836296" calcext:value-type="float">
            <text:p>0.074836296</text:p>
          </table:table-cell>
          <table:table-cell office:value-type="float" office:value="320" calcext:value-type="float">
            <text:p>320</text:p>
          </table:table-cell>
          <table:table-cell office:value-type="float" office:value="87202" calcext:value-type="float">
            <text:p>87202</text:p>
          </table:table-cell>
          <table:table-cell office:value-type="float" office:value="4276" calcext:value-type="float">
            <text:p>4276</text:p>
          </table:table-cell>
          <table:table-cell office:value-type="string" calcext:value-type="string">
            <text:p>?a</text:p>
          </table:table-cell>
          <table:table-cell office:value-type="float" office:value="0.497435907178567" calcext:value-type="float">
            <text:p>0.4974359072</text:p>
          </table:table-cell>
          <table:table-cell table:formula="of:=IF([.J528] &lt;&gt; 0; 1; 0)" office:value-type="float" office:value="1" calcext:value-type="float">
            <text:p>1</text:p>
          </table:table-cell>
          <table:table-cell table:formula="of:=IF(AND([.K528]=1; [.J528]&gt;=[.E52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b <text:s/>?i <text:s/>&lt;livesIn&gt; <text:s/>?f <text:s/>?a <text:s/>&lt;wasBornIn&gt; <text:s/>?f <text:s text:c="2"/>=&gt; ?a <text:s/>&lt;wasBornIn&gt; <text:s/>?b</text:p>
          </table:table-cell>
          <table:table-cell office:value-type="float" office:value="0.005283325" calcext:value-type="float">
            <text:p>0.005283325</text:p>
          </table:table-cell>
          <table:table-cell office:value-type="float" office:value="0.089487697" calcext:value-type="float">
            <text:p>0.089487697</text:p>
          </table:table-cell>
          <table:table-cell table:number-columns-repeated="2" office:value-type="float" office:value="0.074952107" calcext:value-type="float">
            <text:p>0.074952107</text:p>
          </table:table-cell>
          <table:table-cell office:value-type="float" office:value="5008" calcext:value-type="float">
            <text:p>5008</text:p>
          </table:table-cell>
          <table:table-cell table:number-columns-repeated="2" office:value-type="float" office:value="66816" calcext:value-type="float">
            <text:p>66816</text:p>
          </table:table-cell>
          <table:table-cell office:value-type="string" calcext:value-type="string">
            <text:p>?a</text:p>
          </table:table-cell>
          <table:table-cell office:value-type="float" office:value="0.0185446838456885" calcext:value-type="float">
            <text:p>0.0185446838</text:p>
          </table:table-cell>
          <table:table-cell table:formula="of:=IF([.J529] &lt;&gt; 0; 1; 0)" office:value-type="float" office:value="1" calcext:value-type="float">
            <text:p>1</text:p>
          </table:table-cell>
          <table:table-cell table:formula="of:=IF(AND([.K529]=1; [.J529]&gt;=[.E52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b <text:s/>?i <text:s/>&lt;livesIn&gt; <text:s/>?f <text:s/>?a <text:s/>&lt;wasBornIn&gt; <text:s/>?f <text:s text:c="2"/>=&gt; ?a <text:s/>&lt;isLeaderOf&gt; <text:s/>?b</text:p>
          </table:table-cell>
          <table:table-cell office:value-type="float" office:value="0.000149807" calcext:value-type="float">
            <text:p>0.000149807</text:p>
          </table:table-cell>
          <table:table-cell office:value-type="float" office:value="0.022260542" calcext:value-type="float">
            <text:p>0.022260542</text:p>
          </table:table-cell>
          <table:table-cell office:value-type="float" office:value="0.002125239" calcext:value-type="float">
            <text:p>0.002125239</text:p>
          </table:table-cell>
          <table:table-cell office:value-type="float" office:value="0.075132275" calcext:value-type="float">
            <text:p>0.075132275</text:p>
          </table:table-cell>
          <table:table-cell office:value-type="float" office:value="142" calcext:value-type="float">
            <text:p>142</text:p>
          </table:table-cell>
          <table:table-cell office:value-type="float" office:value="66816" calcext:value-type="float">
            <text:p>66816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?a</text:p>
          </table:table-cell>
          <table:table-cell office:value-type="float" office:value="64.0217131870066" calcext:value-type="float">
            <text:p>64.021713187</text:p>
          </table:table-cell>
          <table:table-cell table:formula="of:=IF([.J530] &lt;&gt; 0; 1; 0)" office:value-type="float" office:value="1" calcext:value-type="float">
            <text:p>1</text:p>
          </table:table-cell>
          <table:table-cell table:formula="of:=IF(AND([.K530]=1; [.J530]&gt;=[.E53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rected&gt; <text:s/>?b <text:s/>?i <text:s/>&lt;directed&gt; <text:s/>?f <text:s/>?a <text:s/>&lt;produced&gt; <text:s/>?f <text:s text:c="2"/>=&gt; ?a <text:s/>&lt;directed&gt; <text:s/>?b</text:p>
          </table:table-cell>
          <table:table-cell office:value-type="float" office:value="0.01100341" calcext:value-type="float">
            <text:p>0.01100341</text:p>
          </table:table-cell>
          <table:table-cell office:value-type="float" office:value="0.311594419" calcext:value-type="float">
            <text:p>0.311594419</text:p>
          </table:table-cell>
          <table:table-cell table:number-columns-repeated="2" office:value-type="float" office:value="0.075343307" calcext:value-type="float">
            <text:p>0.075343307</text:p>
          </table:table-cell>
          <table:table-cell office:value-type="float" office:value="10430" calcext:value-type="float">
            <text:p>10430</text:p>
          </table:table-cell>
          <table:table-cell table:number-columns-repeated="2" office:value-type="float" office:value="138433" calcext:value-type="float">
            <text:p>138433</text:p>
          </table:table-cell>
          <table:table-cell office:value-type="string" calcext:value-type="string">
            <text:p>?b</text:p>
          </table:table-cell>
          <table:table-cell office:value-type="float" office:value="0.840517163729684" calcext:value-type="float">
            <text:p>0.8405171637</text:p>
          </table:table-cell>
          <table:table-cell table:formula="of:=IF([.J531] &lt;&gt; 0; 1; 0)" office:value-type="float" office:value="1" calcext:value-type="float">
            <text:p>1</text:p>
          </table:table-cell>
          <table:table-cell table:formula="of:=IF(AND([.K531]=1; [.J531]&gt;=[.E53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created&gt; <text:s/>?f <text:s/>?i <text:s/>&lt;produced&gt; <text:s/>?f <text:s text:c="2"/>=&gt; ?a <text:s/>&lt;actedIn&gt; <text:s/>?b</text:p>
          </table:table-cell>
          <table:table-cell office:value-type="float" office:value="0.002699686" calcext:value-type="float">
            <text:p>0.002699686</text:p>
          </table:table-cell>
          <table:table-cell office:value-type="float" office:value="0.023788055" calcext:value-type="float">
            <text:p>0.023788055</text:p>
          </table:table-cell>
          <table:table-cell table:number-columns-repeated="2" office:value-type="float" office:value="0.075379993" calcext:value-type="float">
            <text:p>0.075379993</text:p>
          </table:table-cell>
          <table:table-cell office:value-type="float" office:value="2559" calcext:value-type="float">
            <text:p>2559</text:p>
          </table:table-cell>
          <table:table-cell table:number-columns-repeated="2" office:value-type="float" office:value="33948" calcext:value-type="float">
            <text:p>33948</text:p>
          </table:table-cell>
          <table:table-cell office:value-type="string" calcext:value-type="string">
            <text:p>?b</text:p>
          </table:table-cell>
          <table:table-cell office:value-type="float" office:value="0.0375718052374726" calcext:value-type="float">
            <text:p>0.0375718052</text:p>
          </table:table-cell>
          <table:table-cell table:formula="of:=IF([.J532] &lt;&gt; 0; 1; 0)" office:value-type="float" office:value="1" calcext:value-type="float">
            <text:p>1</text:p>
          </table:table-cell>
          <table:table-cell table:formula="of:=IF(AND([.K532]=1; [.J532]&gt;=[.E53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isLeaderOf&gt; <text:s/>?f <text:s/>?i <text:s/>&lt;wasBornIn&gt; <text:s/>?f <text:s text:c="2"/>=&gt; ?a <text:s/>&lt;isLeaderOf&gt; <text:s/>?b</text:p>
          </table:table-cell>
          <table:table-cell office:value-type="float" office:value="0.000504279" calcext:value-type="float">
            <text:p>0.000504279</text:p>
          </table:table-cell>
          <table:table-cell office:value-type="float" office:value="0.074933375" calcext:value-type="float">
            <text:p>0.074933375</text:p>
          </table:table-cell>
          <table:table-cell table:number-columns-repeated="2" office:value-type="float" office:value="0.075525359" calcext:value-type="float">
            <text:p>0.075525359</text:p>
          </table:table-cell>
          <table:table-cell office:value-type="float" office:value="478" calcext:value-type="float">
            <text:p>478</text:p>
          </table:table-cell>
          <table:table-cell table:number-columns-repeated="2" office:value-type="float" office:value="6329" calcext:value-type="float">
            <text:p>6329</text:p>
          </table:table-cell>
          <table:table-cell office:value-type="string" calcext:value-type="string">
            <text:p>?a</text:p>
          </table:table-cell>
          <table:table-cell office:value-type="float" office:value="8.14327397354317" calcext:value-type="float">
            <text:p>8.1432739735</text:p>
          </table:table-cell>
          <table:table-cell table:formula="of:=IF([.J533] &lt;&gt; 0; 1; 0)" office:value-type="float" office:value="1" calcext:value-type="float">
            <text:p>1</text:p>
          </table:table-cell>
          <table:table-cell table:formula="of:=IF(AND([.K533]=1; [.J533]&gt;=[.E53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b <text:s/>?a <text:s/>&lt;livesIn&gt; <text:s/>?f <text:s/>?i <text:s/>&lt;wasBornIn&gt; <text:s/>?f <text:s text:c="2"/>=&gt; ?a <text:s/>&lt;livesIn&gt; <text:s/>?b</text:p>
          </table:table-cell>
          <table:table-cell office:value-type="float" office:value="0.001014888" calcext:value-type="float">
            <text:p>0.001014888</text:p>
          </table:table-cell>
          <table:table-cell office:value-type="float" office:value="0.065922017" calcext:value-type="float">
            <text:p>0.065922017</text:p>
          </table:table-cell>
          <table:table-cell table:number-columns-repeated="2" office:value-type="float" office:value="0.075831625" calcext:value-type="float">
            <text:p>0.075831625</text:p>
          </table:table-cell>
          <table:table-cell office:value-type="float" office:value="962" calcext:value-type="float">
            <text:p>962</text:p>
          </table:table-cell>
          <table:table-cell table:number-columns-repeated="2" office:value-type="float" office:value="12686" calcext:value-type="float">
            <text:p>12686</text:p>
          </table:table-cell>
          <table:table-cell office:value-type="string" calcext:value-type="string">
            <text:p>?a</text:p>
          </table:table-cell>
          <table:table-cell office:value-type="float" office:value="0.358136217166703" calcext:value-type="float">
            <text:p>0.3581362172</text:p>
          </table:table-cell>
          <table:table-cell table:formula="of:=IF([.J534] &lt;&gt; 0; 1; 0)" office:value-type="float" office:value="1" calcext:value-type="float">
            <text:p>1</text:p>
          </table:table-cell>
          <table:table-cell table:formula="of:=IF(AND([.K534]=1; [.J534]&gt;=[.E53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isLeaderOf&gt; <text:s/>?b <text:s/>?i <text:s/>&lt;livesIn&gt; <text:s/>?f <text:s text:c="2"/>=&gt; ?a <text:s/>&lt;diedIn&gt; <text:s/>?b</text:p>
          </table:table-cell>
          <table:table-cell office:value-type="float" office:value="0.002260816" calcext:value-type="float">
            <text:p>0.002260816</text:p>
          </table:table-cell>
          <table:table-cell office:value-type="float" office:value="0.096723235" calcext:value-type="float">
            <text:p>0.096723235</text:p>
          </table:table-cell>
          <table:table-cell table:number-columns-repeated="2" office:value-type="float" office:value="0.076527515" calcext:value-type="float">
            <text:p>0.076527515</text:p>
          </table:table-cell>
          <table:table-cell office:value-type="float" office:value="2143" calcext:value-type="float">
            <text:p>2143</text:p>
          </table:table-cell>
          <table:table-cell table:number-columns-repeated="2" office:value-type="float" office:value="28003" calcext:value-type="float">
            <text:p>28003</text:p>
          </table:table-cell>
          <table:table-cell office:value-type="string" calcext:value-type="string">
            <text:p>?a</text:p>
          </table:table-cell>
          <table:table-cell office:value-type="float" office:value="0.0506286732772306" calcext:value-type="float">
            <text:p>0.0506286733</text:p>
          </table:table-cell>
          <table:table-cell table:formula="of:=IF([.J535] &lt;&gt; 0; 1; 0)" office:value-type="float" office:value="1" calcext:value-type="float">
            <text:p>1</text:p>
          </table:table-cell>
          <table:table-cell table:formula="of:=IF(AND([.K535]=1; [.J535]&gt;=[.E53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Capital&gt; <text:s/>?f <text:s/>?i <text:s/>&lt;hasCapital&gt; <text:s/>?f <text:s/>?i <text:s/>&lt;imports&gt; <text:s/>?b <text:s text:c="2"/>=&gt; ?a <text:s/>&lt;exports&gt; <text:s/>?b</text:p>
          </table:table-cell>
          <table:table-cell office:value-type="float" office:value="0.000041144" calcext:value-type="float">
            <text:p>0.000041144</text:p>
          </table:table-cell>
          <table:table-cell office:value-type="float" office:value="0.076923077" calcext:value-type="float">
            <text:p>0.076923077</text:p>
          </table:table-cell>
          <table:table-cell office:value-type="float" office:value="0.070652174" calcext:value-type="float">
            <text:p>0.070652174</text:p>
          </table:table-cell>
          <table:table-cell office:value-type="float" office:value="0.077075099" calcext:value-type="float">
            <text:p>0.077075099</text:p>
          </table:table-cell>
          <table:table-cell office:value-type="float" office:value="39" calcext:value-type="float">
            <text:p>39</text:p>
          </table:table-cell>
          <table:table-cell office:value-type="float" office:value="552" calcext:value-type="float">
            <text:p>552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?b</text:p>
          </table:table-cell>
          <table:table-cell office:value-type="float" office:value="10.839927996772" calcext:value-type="float">
            <text:p>10.8399279968</text:p>
          </table:table-cell>
          <table:table-cell table:formula="of:=IF([.J536] &lt;&gt; 0; 1; 0)" office:value-type="float" office:value="1" calcext:value-type="float">
            <text:p>1</text:p>
          </table:table-cell>
          <table:table-cell table:formula="of:=IF(AND([.K536]=1; [.J536]&gt;=[.E53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isCitizenOf&gt; <text:s/>?f <text:s/>?i <text:s/>&lt;livesIn&gt; <text:s/>?f <text:s text:c="2"/>=&gt; ?a <text:s/>&lt;diedIn&gt; <text:s/>?b</text:p>
          </table:table-cell>
          <table:table-cell office:value-type="float" office:value="0.00090939" calcext:value-type="float">
            <text:p>0.00090939</text:p>
          </table:table-cell>
          <table:table-cell office:value-type="float" office:value="0.03890594" calcext:value-type="float">
            <text:p>0.03890594</text:p>
          </table:table-cell>
          <table:table-cell office:value-type="float" office:value="0.009335875" calcext:value-type="float">
            <text:p>0.009335875</text:p>
          </table:table-cell>
          <table:table-cell office:value-type="float" office:value="0.077337161" calcext:value-type="float">
            <text:p>0.077337161</text:p>
          </table:table-cell>
          <table:table-cell office:value-type="float" office:value="862" calcext:value-type="float">
            <text:p>862</text:p>
          </table:table-cell>
          <table:table-cell office:value-type="float" office:value="92332" calcext:value-type="float">
            <text:p>92332</text:p>
          </table:table-cell>
          <table:table-cell office:value-type="float" office:value="11146" calcext:value-type="float">
            <text:p>11146</text:p>
          </table:table-cell>
          <table:table-cell office:value-type="string" calcext:value-type="string">
            <text:p>?a</text:p>
          </table:table-cell>
          <table:table-cell office:value-type="float" office:value="1320.73772919263" calcext:value-type="float">
            <text:p>1320.7377291926</text:p>
          </table:table-cell>
          <table:table-cell table:formula="of:=IF([.J537] &lt;&gt; 0; 1; 0)" office:value-type="float" office:value="1" calcext:value-type="float">
            <text:p>1</text:p>
          </table:table-cell>
          <table:table-cell table:formula="of:=IF(AND([.K537]=1; [.J537]&gt;=[.E53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created&gt; <text:s/>?f <text:s/>?i <text:s/>&lt;produced&gt; <text:s/>?f <text:s text:c="2"/>=&gt; ?a <text:s/>&lt;directed&gt; <text:s/>?b</text:p>
          </table:table-cell>
          <table:table-cell office:value-type="float" office:value="0.002363148" calcext:value-type="float">
            <text:p>0.002363148</text:p>
          </table:table-cell>
          <table:table-cell office:value-type="float" office:value="0.066919607" calcext:value-type="float">
            <text:p>0.066919607</text:p>
          </table:table-cell>
          <table:table-cell office:value-type="float" office:value="0.04544809" calcext:value-type="float">
            <text:p>0.04544809</text:p>
          </table:table-cell>
          <table:table-cell office:value-type="float" office:value="0.078138626" calcext:value-type="float">
            <text:p>0.078138626</text:p>
          </table:table-cell>
          <table:table-cell office:value-type="float" office:value="2240" calcext:value-type="float">
            <text:p>2240</text:p>
          </table:table-cell>
          <table:table-cell office:value-type="float" office:value="49287" calcext:value-type="float">
            <text:p>49287</text:p>
          </table:table-cell>
          <table:table-cell office:value-type="float" office:value="28667" calcext:value-type="float">
            <text:p>28667</text:p>
          </table:table-cell>
          <table:table-cell office:value-type="string" calcext:value-type="string">
            <text:p>?b</text:p>
          </table:table-cell>
          <table:table-cell office:value-type="float" office:value="2.94920854505415" calcext:value-type="float">
            <text:p>2.9492085451</text:p>
          </table:table-cell>
          <table:table-cell table:formula="of:=IF([.J538] &lt;&gt; 0; 1; 0)" office:value-type="float" office:value="1" calcext:value-type="float">
            <text:p>1</text:p>
          </table:table-cell>
          <table:table-cell table:formula="of:=IF(AND([.K538]=1; [.J538]&gt;=[.E53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f <text:s/>?a <text:s/>&lt;isLocatedIn&gt; <text:s/>?f <text:s/>?i <text:s/>&lt;livesIn&gt; <text:s/>?b <text:s text:c="2"/>=&gt; ?a <text:s/>&lt;isLocatedIn&gt; <text:s/>?b</text:p>
          </table:table-cell>
          <table:table-cell office:value-type="float" office:value="0.021112199" calcext:value-type="float">
            <text:p>0.021112199</text:p>
          </table:table-cell>
          <table:table-cell office:value-type="float" office:value="0.093915574" calcext:value-type="float">
            <text:p>0.093915574</text:p>
          </table:table-cell>
          <table:table-cell table:number-columns-repeated="2" office:value-type="float" office:value="0.078600802" calcext:value-type="float">
            <text:p>0.078600802</text:p>
          </table:table-cell>
          <table:table-cell office:value-type="float" office:value="20012" calcext:value-type="float">
            <text:p>20012</text:p>
          </table:table-cell>
          <table:table-cell table:number-columns-repeated="2" office:value-type="float" office:value="254603" calcext:value-type="float">
            <text:p>254603</text:p>
          </table:table-cell>
          <table:table-cell office:value-type="string" calcext:value-type="string">
            <text:p>?a</text:p>
          </table:table-cell>
          <table:table-cell office:value-type="float" office:value="0.0160630702143198" calcext:value-type="float">
            <text:p>0.0160630702</text:p>
          </table:table-cell>
          <table:table-cell table:formula="of:=IF([.J539] &lt;&gt; 0; 1; 0)" office:value-type="float" office:value="1" calcext:value-type="float">
            <text:p>1</text:p>
          </table:table-cell>
          <table:table-cell table:formula="of:=IF(AND([.K539]=1; [.J539]&gt;=[.E53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mports&gt; <text:s/>?b <text:s/>?i <text:s/>&lt;isLocatedIn&gt; <text:s/>?a <text:s/>?i <text:s/>&lt;isLocatedIn&gt; <text:s/>?e <text:s text:c="2"/>=&gt; ?a <text:s/>&lt;exports&gt; <text:s/>?b</text:p>
          </table:table-cell>
          <table:table-cell office:value-type="float" office:value="0.000044309" calcext:value-type="float">
            <text:p>0.000044309</text:p>
          </table:table-cell>
          <table:table-cell office:value-type="float" office:value="0.082840237" calcext:value-type="float">
            <text:p>0.082840237</text:p>
          </table:table-cell>
          <table:table-cell office:value-type="float" office:value="0.07486631" calcext:value-type="float">
            <text:p>0.07486631</text:p>
          </table:table-cell>
          <table:table-cell office:value-type="float" office:value="0.078947368" calcext:value-type="float">
            <text:p>0.078947368</text:p>
          </table:table-cell>
          <table:table-cell office:value-type="float" office:value="42" calcext:value-type="float">
            <text:p>42</text:p>
          </table:table-cell>
          <table:table-cell office:value-type="float" office:value="561" calcext:value-type="float">
            <text:p>561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540] &lt;&gt; 0; 1; 0)" office:value-type="float" office:value="0" calcext:value-type="float">
            <text:p>0</text:p>
          </table:table-cell>
          <table:table-cell table:formula="of:=IF(AND([.K540]=1; [.J540]&gt;=[.E54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isLocatedIn&gt; <text:s/>?f <text:s/>?i <text:s/>&lt;isLocatedIn&gt; <text:s/>?f <text:s text:c="2"/>=&gt; ?a <text:s/>&lt;isLocatedIn&gt; <text:s/>?b</text:p>
          </table:table-cell>
          <table:table-cell office:value-type="float" office:value="0.010563484" calcext:value-type="float">
            <text:p>0.010563484</text:p>
          </table:table-cell>
          <table:table-cell office:value-type="float" office:value="0.046990638" calcext:value-type="float">
            <text:p>0.046990638</text:p>
          </table:table-cell>
          <table:table-cell table:number-columns-repeated="2" office:value-type="float" office:value="0.079117875" calcext:value-type="float">
            <text:p>0.079117875</text:p>
          </table:table-cell>
          <table:table-cell office:value-type="float" office:value="10013" calcext:value-type="float">
            <text:p>10013</text:p>
          </table:table-cell>
          <table:table-cell table:number-columns-repeated="2" office:value-type="float" office:value="126558" calcext:value-type="float">
            <text:p>126558</text:p>
          </table:table-cell>
          <table:table-cell office:value-type="string" calcext:value-type="string">
            <text:p>?a</text:p>
          </table:table-cell>
          <table:table-cell office:value-type="float" office:value="0.321930910734172" calcext:value-type="float">
            <text:p>0.3219309107</text:p>
          </table:table-cell>
          <table:table-cell table:formula="of:=IF([.J541] &lt;&gt; 0; 1; 0)" office:value-type="float" office:value="1" calcext:value-type="float">
            <text:p>1</text:p>
          </table:table-cell>
          <table:table-cell table:formula="of:=IF(AND([.K541]=1; [.J541]&gt;=[.E54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b <text:s/>?a <text:s/>&lt;isPoliticianOf&gt; <text:s/>?f <text:s/>?i <text:s/>&lt;isPoliticianOf&gt; <text:s/>?f <text:s text:c="2"/>=&gt; ?a <text:s/>&lt;isPoliticianOf&gt; <text:s/>?b</text:p>
          </table:table-cell>
          <table:table-cell office:value-type="float" office:value="0.000523269" calcext:value-type="float">
            <text:p>0.000523269</text:p>
          </table:table-cell>
          <table:table-cell office:value-type="float" office:value="0.339726027" calcext:value-type="float">
            <text:p>0.339726027</text:p>
          </table:table-cell>
          <table:table-cell table:number-columns-repeated="2" office:value-type="float" office:value="0.079334613" calcext:value-type="float">
            <text:p>0.079334613</text:p>
          </table:table-cell>
          <table:table-cell office:value-type="float" office:value="496" calcext:value-type="float">
            <text:p>496</text:p>
          </table:table-cell>
          <table:table-cell table:number-columns-repeated="2" office:value-type="float" office:value="6252" calcext:value-type="float">
            <text:p>6252</text:p>
          </table:table-cell>
          <table:table-cell office:value-type="string" calcext:value-type="string">
            <text:p>?a</text:p>
          </table:table-cell>
          <table:table-cell office:value-type="float" office:value="0.360467195385725" calcext:value-type="float">
            <text:p>0.3604671954</text:p>
          </table:table-cell>
          <table:table-cell table:formula="of:=IF([.J542] &lt;&gt; 0; 1; 0)" office:value-type="float" office:value="1" calcext:value-type="float">
            <text:p>1</text:p>
          </table:table-cell>
          <table:table-cell table:formula="of:=IF(AND([.K542]=1; [.J542]&gt;=[.E54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livesIn&gt; <text:s/>?f <text:s/>?a <text:s/>&lt;wasBornIn&gt; <text:s/>?f <text:s/>?i <text:s/>&lt;worksAt&gt; <text:s/>?b <text:s text:c="2"/>=&gt; ?a <text:s/>&lt;graduatedFrom&gt; <text:s/>?b</text:p>
          </table:table-cell>
          <table:table-cell office:value-type="float" office:value="0.000144532" calcext:value-type="float">
            <text:p>0.000144532</text:p>
          </table:table-cell>
          <table:table-cell office:value-type="float" office:value="0.011536842" calcext:value-type="float">
            <text:p>0.011536842</text:p>
          </table:table-cell>
          <table:table-cell office:value-type="float" office:value="0.005393701" calcext:value-type="float">
            <text:p>0.005393701</text:p>
          </table:table-cell>
          <table:table-cell office:value-type="float" office:value="0.079374276" calcext:value-type="float">
            <text:p>0.079374276</text:p>
          </table:table-cell>
          <table:table-cell office:value-type="float" office:value="137" calcext:value-type="float">
            <text:p>137</text:p>
          </table:table-cell>
          <table:table-cell office:value-type="float" office:value="25400" calcext:value-type="float">
            <text:p>25400</text:p>
          </table:table-cell>
          <table:table-cell office:value-type="float" office:value="1726" calcext:value-type="float">
            <text:p>172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43] &lt;&gt; 0; 1; 0)" office:value-type="float" office:value="0" calcext:value-type="float">
            <text:p>0</text:p>
          </table:table-cell>
          <table:table-cell table:formula="of:=IF(AND([.K543]=1; [.J543]&gt;=[.E54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isLeaderOf&gt; <text:s/>?f <text:s/>?i <text:s/>&lt;livesIn&gt; <text:s/>?b <text:s text:c="2"/>=&gt; ?a <text:s/>&lt;isCitizenOf&gt; <text:s/>?b</text:p>
          </table:table-cell>
          <table:table-cell office:value-type="float" office:value="0.000891456" calcext:value-type="float">
            <text:p>0.000891456</text:p>
          </table:table-cell>
          <table:table-cell office:value-type="float" office:value="0.057995882" calcext:value-type="float">
            <text:p>0.057995882</text:p>
          </table:table-cell>
          <table:table-cell table:number-columns-repeated="2" office:value-type="float" office:value="0.079447161" calcext:value-type="float">
            <text:p>0.079447161</text:p>
          </table:table-cell>
          <table:table-cell office:value-type="float" office:value="845" calcext:value-type="float">
            <text:p>845</text:p>
          </table:table-cell>
          <table:table-cell table:number-columns-repeated="2" office:value-type="float" office:value="10636" calcext:value-type="float">
            <text:p>10636</text:p>
          </table:table-cell>
          <table:table-cell office:value-type="string" calcext:value-type="string">
            <text:p>?a</text:p>
          </table:table-cell>
          <table:table-cell office:value-type="float" office:value="0.0348133843605726" calcext:value-type="float">
            <text:p>0.0348133844</text:p>
          </table:table-cell>
          <table:table-cell table:formula="of:=IF([.J544] &lt;&gt; 0; 1; 0)" office:value-type="float" office:value="1" calcext:value-type="float">
            <text:p>1</text:p>
          </table:table-cell>
          <table:table-cell table:formula="of:=IF(AND([.K544]=1; [.J544]&gt;=[.E54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diedIn&gt; <text:s/>?f <text:s/>?i <text:s/>&lt;isCitizenOf&gt; <text:s/>?b <text:s text:c="2"/>=&gt; ?a <text:s/>&lt;livesIn&gt; <text:s/>?b</text:p>
          </table:table-cell>
          <table:table-cell office:value-type="float" office:value="0.000165631" calcext:value-type="float">
            <text:p>0.000165631</text:p>
          </table:table-cell>
          <table:table-cell office:value-type="float" office:value="0.010758583" calcext:value-type="float">
            <text:p>0.010758583</text:p>
          </table:table-cell>
          <table:table-cell office:value-type="float" office:value="0.0019231" calcext:value-type="float">
            <text:p>0.0019231</text:p>
          </table:table-cell>
          <table:table-cell office:value-type="float" office:value="0.080430328" calcext:value-type="float">
            <text:p>0.080430328</text:p>
          </table:table-cell>
          <table:table-cell office:value-type="float" office:value="157" calcext:value-type="float">
            <text:p>157</text:p>
          </table:table-cell>
          <table:table-cell office:value-type="float" office:value="81639" calcext:value-type="float">
            <text:p>81639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?a</text:p>
          </table:table-cell>
          <table:table-cell office:value-type="float" office:value="1744.41692128297" calcext:value-type="float">
            <text:p>1744.416921283</text:p>
          </table:table-cell>
          <table:table-cell table:formula="of:=IF([.J545] &lt;&gt; 0; 1; 0)" office:value-type="float" office:value="1" calcext:value-type="float">
            <text:p>1</text:p>
          </table:table-cell>
          <table:table-cell table:formula="of:=IF(AND([.K545]=1; [.J545]&gt;=[.E54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a <text:s/>&lt;livesIn&gt; <text:s/>?f <text:s/>?i <text:s/>&lt;worksAt&gt; <text:s/>?b <text:s text:c="2"/>=&gt; ?a <text:s/>&lt;worksAt&gt; <text:s/>?b</text:p>
          </table:table-cell>
          <table:table-cell office:value-type="float" office:value="0.000035869" calcext:value-type="float">
            <text:p>0.000035869</text:p>
          </table:table-cell>
          <table:table-cell office:value-type="float" office:value="0.013957307" calcext:value-type="float">
            <text:p>0.013957307</text:p>
          </table:table-cell>
          <table:table-cell office:value-type="float" office:value="0.004689655" calcext:value-type="float">
            <text:p>0.004689655</text:p>
          </table:table-cell>
          <table:table-cell office:value-type="float" office:value="0.080760095" calcext:value-type="float">
            <text:p>0.080760095</text:p>
          </table:table-cell>
          <table:table-cell office:value-type="float" office:value="34" calcext:value-type="float">
            <text:p>34</text:p>
          </table:table-cell>
          <table:table-cell office:value-type="float" office:value="7250" calcext:value-type="float">
            <text:p>7250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46] &lt;&gt; 0; 1; 0)" office:value-type="float" office:value="0" calcext:value-type="float">
            <text:p>0</text:p>
          </table:table-cell>
          <table:table-cell table:formula="of:=IF(AND([.K546]=1; [.J546]&gt;=[.E54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rected&gt; <text:s/>?f <text:s/>?i <text:s/>&lt;isMarriedTo&gt; <text:s/>?b <text:s/>?a <text:s/>&lt;produced&gt; <text:s/>?f <text:s text:c="2"/>=&gt; ?a <text:s/>&lt;isMarriedTo&gt; <text:s/>?b</text:p>
          </table:table-cell>
          <table:table-cell office:value-type="float" office:value="0.000221545" calcext:value-type="float">
            <text:p>0.000221545</text:p>
          </table:table-cell>
          <table:table-cell office:value-type="float" office:value="0.017510214" calcext:value-type="float">
            <text:p>0.017510214</text:p>
          </table:table-cell>
          <table:table-cell table:number-columns-repeated="2" office:value-type="float" office:value="0.080862534" calcext:value-type="float">
            <text:p>0.080862534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2597" calcext:value-type="float">
            <text:p>2597</text:p>
          </table:table-cell>
          <table:table-cell office:value-type="string" calcext:value-type="string">
            <text:p>?b</text:p>
          </table:table-cell>
          <table:table-cell office:value-type="float" office:value="0.135699186377095" calcext:value-type="float">
            <text:p>0.1356991864</text:p>
          </table:table-cell>
          <table:table-cell table:formula="of:=IF([.J547] &lt;&gt; 0; 1; 0)" office:value-type="float" office:value="1" calcext:value-type="float">
            <text:p>1</text:p>
          </table:table-cell>
          <table:table-cell table:formula="of:=IF(AND([.K547]=1; [.J547]&gt;=[.E54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b <text:s/>?i <text:s/>&lt;isLeaderOf&gt; <text:s/>?f <text:s/>?a <text:s/>&lt;wasBornIn&gt; <text:s/>?f <text:s text:c="2"/>=&gt; ?a <text:s/>&lt;diedIn&gt; <text:s/>?b</text:p>
          </table:table-cell>
          <table:table-cell office:value-type="float" office:value="0.000988513" calcext:value-type="float">
            <text:p>0.000988513</text:p>
          </table:table-cell>
          <table:table-cell office:value-type="float" office:value="0.042291027" calcext:value-type="float">
            <text:p>0.042291027</text:p>
          </table:table-cell>
          <table:table-cell office:value-type="float" office:value="0.010745166" calcext:value-type="float">
            <text:p>0.010745166</text:p>
          </table:table-cell>
          <table:table-cell office:value-type="float" office:value="0.081485347" calcext:value-type="float">
            <text:p>0.081485347</text:p>
          </table:table-cell>
          <table:table-cell office:value-type="float" office:value="937" calcext:value-type="float">
            <text:p>937</text:p>
          </table:table-cell>
          <table:table-cell office:value-type="float" office:value="87202" calcext:value-type="float">
            <text:p>87202</text:p>
          </table:table-cell>
          <table:table-cell office:value-type="float" office:value="11499" calcext:value-type="float">
            <text:p>11499</text:p>
          </table:table-cell>
          <table:table-cell office:value-type="string" calcext:value-type="string">
            <text:p>?a</text:p>
          </table:table-cell>
          <table:table-cell office:value-type="float" office:value="0.14338501010638" calcext:value-type="float">
            <text:p>0.1433850101</text:p>
          </table:table-cell>
          <table:table-cell table:formula="of:=IF([.J548] &lt;&gt; 0; 1; 0)" office:value-type="float" office:value="1" calcext:value-type="float">
            <text:p>1</text:p>
          </table:table-cell>
          <table:table-cell table:formula="of:=IF(AND([.K548]=1; [.J548]&gt;=[.E54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f <text:s/>&lt;dealsWith&gt; <text:s/>?j <text:s/>?j <text:s/>&lt;exports&gt; <text:s/>?b <text:s text:c="2"/>=&gt; ?a <text:s/>&lt;imports&gt; <text:s/>?b</text:p>
          </table:table-cell>
          <table:table-cell office:value-type="float" office:value="0.000135037" calcext:value-type="float">
            <text:p>0.000135037</text:p>
          </table:table-cell>
          <table:table-cell office:value-type="float" office:value="0.380952381" calcext:value-type="float">
            <text:p>0.380952381</text:p>
          </table:table-cell>
          <table:table-cell office:value-type="float" office:value="0.058634906" calcext:value-type="float">
            <text:p>0.058634906</text:p>
          </table:table-cell>
          <table:table-cell office:value-type="float" office:value="0.081789137" calcext:value-type="float">
            <text:p>0.081789137</text:p>
          </table:table-cell>
          <table:table-cell office:value-type="float" office:value="128" calcext:value-type="float">
            <text:p>128</text:p>
          </table:table-cell>
          <table:table-cell office:value-type="float" office:value="2183" calcext:value-type="float">
            <text:p>2183</text:p>
          </table:table-cell>
          <table:table-cell office:value-type="float" office:value="1565" calcext:value-type="float">
            <text:p>1565</text:p>
          </table:table-cell>
          <table:table-cell office:value-type="string" calcext:value-type="string">
            <text:p>?a</text:p>
          </table:table-cell>
          <table:table-cell office:value-type="float" office:value="1.3932247235064" calcext:value-type="float">
            <text:p>1.3932247235</text:p>
          </table:table-cell>
          <table:table-cell table:formula="of:=IF([.J549] &lt;&gt; 0; 1; 0)" office:value-type="float" office:value="1" calcext:value-type="float">
            <text:p>1</text:p>
          </table:table-cell>
          <table:table-cell table:formula="of:=IF(AND([.K549]=1; [.J549]&gt;=[.E54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exports&gt; <text:s/>?f <text:s/>?b <text:s/>&lt;exports&gt; <text:s/>?f <text:s/>?a <text:s/>&lt;imports&gt; <text:s/>?f <text:s text:c="2"/>=&gt; ?a <text:s/>&lt;dealsWith&gt; <text:s/>?b</text:p>
          </table:table-cell>
          <table:table-cell office:value-type="float" office:value="0.000040089" calcext:value-type="float">
            <text:p>0.000040089</text:p>
          </table:table-cell>
          <table:table-cell office:value-type="float" office:value="0.055152395" calcext:value-type="float">
            <text:p>0.055152395</text:p>
          </table:table-cell>
          <table:table-cell office:value-type="float" office:value="0.074656189" calcext:value-type="float">
            <text:p>0.074656189</text:p>
          </table:table-cell>
          <table:table-cell office:value-type="float" office:value="0.081896552" calcext:value-type="float">
            <text:p>0.081896552</text:p>
          </table:table-cell>
          <table:table-cell office:value-type="float" office:value="38" calcext:value-type="float">
            <text:p>38</text:p>
          </table:table-cell>
          <table:table-cell office:value-type="float" office:value="509" calcext:value-type="float">
            <text:p>509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50] &lt;&gt; 0; 1; 0)" office:value-type="float" office:value="0" calcext:value-type="float">
            <text:p>0</text:p>
          </table:table-cell>
          <table:table-cell table:formula="of:=IF(AND([.K550]=1; [.J550]&gt;=[.E55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i <text:s/>&lt;isLocatedIn&gt; <text:s/>?f <text:s/>?a <text:s/>&lt;wasBornIn&gt; <text:s/>?f <text:s text:c="2"/>=&gt; ?a <text:s/>&lt;diedIn&gt; <text:s/>?b</text:p>
          </table:table-cell>
          <table:table-cell office:value-type="float" office:value="0.001422109" calcext:value-type="float">
            <text:p>0.001422109</text:p>
          </table:table-cell>
          <table:table-cell office:value-type="float" office:value="0.060841307" calcext:value-type="float">
            <text:p>0.060841307</text:p>
          </table:table-cell>
          <table:table-cell office:value-type="float" office:value="0.013372353" calcext:value-type="float">
            <text:p>0.013372353</text:p>
          </table:table-cell>
          <table:table-cell office:value-type="float" office:value="0.082623353" calcext:value-type="float">
            <text:p>0.082623353</text:p>
          </table:table-cell>
          <table:table-cell office:value-type="float" office:value="1348" calcext:value-type="float">
            <text:p>1348</text:p>
          </table:table-cell>
          <table:table-cell office:value-type="float" office:value="100805" calcext:value-type="float">
            <text:p>100805</text:p>
          </table:table-cell>
          <table:table-cell office:value-type="float" office:value="16315" calcext:value-type="float">
            <text:p>16315</text:p>
          </table:table-cell>
          <table:table-cell office:value-type="string" calcext:value-type="string">
            <text:p>?a</text:p>
          </table:table-cell>
          <table:table-cell office:value-type="float" office:value="79.7239049525968" calcext:value-type="float">
            <text:p>79.7239049526</text:p>
          </table:table-cell>
          <table:table-cell table:formula="of:=IF([.J551] &lt;&gt; 0; 1; 0)" office:value-type="float" office:value="1" calcext:value-type="float">
            <text:p>1</text:p>
          </table:table-cell>
          <table:table-cell table:formula="of:=IF(AND([.K551]=1; [.J551]&gt;=[.E55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directed&gt; <text:s/>?f <text:s/>?i <text:s/>&lt;produced&gt; <text:s/>?f <text:s text:c="2"/>=&gt; ?a <text:s/>&lt;produced&gt; <text:s/>?b</text:p>
          </table:table-cell>
          <table:table-cell office:value-type="float" office:value="0.001410504" calcext:value-type="float">
            <text:p>0.001410504</text:p>
          </table:table-cell>
          <table:table-cell office:value-type="float" office:value="0.066266852" calcext:value-type="float">
            <text:p>0.066266852</text:p>
          </table:table-cell>
          <table:table-cell office:value-type="float" office:value="0.035627681" calcext:value-type="float">
            <text:p>0.035627681</text:p>
          </table:table-cell>
          <table:table-cell office:value-type="float" office:value="0.082637988" calcext:value-type="float">
            <text:p>0.082637988</text:p>
          </table:table-cell>
          <table:table-cell office:value-type="float" office:value="1337" calcext:value-type="float">
            <text:p>1337</text:p>
          </table:table-cell>
          <table:table-cell office:value-type="float" office:value="37527" calcext:value-type="float">
            <text:p>37527</text:p>
          </table:table-cell>
          <table:table-cell office:value-type="float" office:value="16179" calcext:value-type="float">
            <text:p>16179</text:p>
          </table:table-cell>
          <table:table-cell office:value-type="string" calcext:value-type="string">
            <text:p>?b</text:p>
          </table:table-cell>
          <table:table-cell office:value-type="float" office:value="11.2234567791266" calcext:value-type="float">
            <text:p>11.2234567791</text:p>
          </table:table-cell>
          <table:table-cell table:formula="of:=IF([.J552] &lt;&gt; 0; 1; 0)" office:value-type="float" office:value="1" calcext:value-type="float">
            <text:p>1</text:p>
          </table:table-cell>
          <table:table-cell table:formula="of:=IF(AND([.K552]=1; [.J552]&gt;=[.E55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i <text:s/>&lt;isLocatedIn&gt; <text:s/>?f <text:s/>?a <text:s/>&lt;livesIn&gt; <text:s/>?f <text:s text:c="2"/>=&gt; ?a <text:s/>&lt;livesIn&gt; <text:s/>?b</text:p>
          </table:table-cell>
          <table:table-cell office:value-type="float" office:value="0.001345096" calcext:value-type="float">
            <text:p>0.001345096</text:p>
          </table:table-cell>
          <table:table-cell office:value-type="float" office:value="0.087370657" calcext:value-type="float">
            <text:p>0.087370657</text:p>
          </table:table-cell>
          <table:table-cell table:number-columns-repeated="2" office:value-type="float" office:value="0.082910652" calcext:value-type="float">
            <text:p>0.082910652</text:p>
          </table:table-cell>
          <table:table-cell office:value-type="float" office:value="1275" calcext:value-type="float">
            <text:p>1275</text:p>
          </table:table-cell>
          <table:table-cell table:number-columns-repeated="2" office:value-type="float" office:value="15378" calcext:value-type="float">
            <text:p>15378</text:p>
          </table:table-cell>
          <table:table-cell office:value-type="string" calcext:value-type="string">
            <text:p>?a</text:p>
          </table:table-cell>
          <table:table-cell office:value-type="float" office:value="11.5649951173574" calcext:value-type="float">
            <text:p>11.5649951174</text:p>
          </table:table-cell>
          <table:table-cell table:formula="of:=IF([.J553] &lt;&gt; 0; 1; 0)" office:value-type="float" office:value="1" calcext:value-type="float">
            <text:p>1</text:p>
          </table:table-cell>
          <table:table-cell table:formula="of:=IF(AND([.K553]=1; [.J553]&gt;=[.E55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f <text:s/>?i <text:s/>&lt;directed&gt; <text:s/>?f <text:s/>?i <text:s/>&lt;produced&gt; <text:s/>?b <text:s text:c="2"/>=&gt; ?a <text:s/>&lt;produced&gt; <text:s/>?b</text:p>
          </table:table-cell>
          <table:table-cell office:value-type="float" office:value="0.004215688" calcext:value-type="float">
            <text:p>0.004215688</text:p>
          </table:table-cell>
          <table:table-cell office:value-type="float" office:value="0.198057098" calcext:value-type="float">
            <text:p>0.198057098</text:p>
          </table:table-cell>
          <table:table-cell table:number-columns-repeated="2" office:value-type="float" office:value="0.083756026" calcext:value-type="float">
            <text:p>0.083756026</text:p>
          </table:table-cell>
          <table:table-cell office:value-type="float" office:value="3996" calcext:value-type="float">
            <text:p>3996</text:p>
          </table:table-cell>
          <table:table-cell table:number-columns-repeated="2" office:value-type="float" office:value="47710" calcext:value-type="float">
            <text:p>47710</text:p>
          </table:table-cell>
          <table:table-cell office:value-type="string" calcext:value-type="string">
            <text:p>?b</text:p>
          </table:table-cell>
          <table:table-cell office:value-type="float" office:value="1.34225617270073" calcext:value-type="float">
            <text:p>1.3422561727</text:p>
          </table:table-cell>
          <table:table-cell table:formula="of:=IF([.J554] &lt;&gt; 0; 1; 0)" office:value-type="float" office:value="1" calcext:value-type="float">
            <text:p>1</text:p>
          </table:table-cell>
          <table:table-cell table:formula="of:=IF(AND([.K554]=1; [.J554]&gt;=[.E55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WonPrize&gt; <text:s/>?f <text:s/>?i <text:s/>&lt;hasWonPrize&gt; <text:s/>?f <text:s/>?i <text:s/>&lt;livesIn&gt; <text:s/>?b <text:s text:c="2"/>=&gt; ?a <text:s/>&lt;isCitizenOf&gt; <text:s/>?b</text:p>
          </table:table-cell>
          <table:table-cell office:value-type="float" office:value="0.000314383" calcext:value-type="float">
            <text:p>0.000314383</text:p>
          </table:table-cell>
          <table:table-cell office:value-type="float" office:value="0.020452986" calcext:value-type="float">
            <text:p>0.020452986</text:p>
          </table:table-cell>
          <table:table-cell office:value-type="float" office:value="0.003969205" calcext:value-type="float">
            <text:p>0.003969205</text:p>
          </table:table-cell>
          <table:table-cell office:value-type="float" office:value="0.083967315" calcext:value-type="float">
            <text:p>0.083967315</text:p>
          </table:table-cell>
          <table:table-cell office:value-type="float" office:value="298" calcext:value-type="float">
            <text:p>298</text:p>
          </table:table-cell>
          <table:table-cell office:value-type="float" office:value="75078" calcext:value-type="float">
            <text:p>75078</text:p>
          </table:table-cell>
          <table:table-cell office:value-type="float" office:value="3549" calcext:value-type="float">
            <text:p>354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55] &lt;&gt; 0; 1; 0)" office:value-type="float" office:value="0" calcext:value-type="float">
            <text:p>0</text:p>
          </table:table-cell>
          <table:table-cell table:formula="of:=IF(AND([.K555]=1; [.J555]&gt;=[.E55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livesIn&gt; <text:s/>?b <text:s/>?i <text:s/>&lt;wasBornIn&gt; <text:s/>?f <text:s text:c="2"/>=&gt; ?a <text:s/>&lt;livesIn&gt; <text:s/>?b</text:p>
          </table:table-cell>
          <table:table-cell office:value-type="float" office:value="0.00047896" calcext:value-type="float">
            <text:p>0.00047896</text:p>
          </table:table-cell>
          <table:table-cell office:value-type="float" office:value="0.031110807" calcext:value-type="float">
            <text:p>0.031110807</text:p>
          </table:table-cell>
          <table:table-cell office:value-type="float" office:value="0.002346787" calcext:value-type="float">
            <text:p>0.002346787</text:p>
          </table:table-cell>
          <table:table-cell office:value-type="float" office:value="0.084074074" calcext:value-type="float">
            <text:p>0.084074074</text:p>
          </table:table-cell>
          <table:table-cell office:value-type="float" office:value="454" calcext:value-type="float">
            <text:p>454</text:p>
          </table:table-cell>
          <table:table-cell office:value-type="float" office:value="193456" calcext:value-type="float">
            <text:p>193456</text:p>
          </table:table-cell>
          <table:table-cell office:value-type="float" office:value="5400" calcext:value-type="float">
            <text:p>5400</text:p>
          </table:table-cell>
          <table:table-cell office:value-type="string" calcext:value-type="string">
            <text:p>?a</text:p>
          </table:table-cell>
          <table:table-cell office:value-type="float" office:value="483.438792804052" calcext:value-type="float">
            <text:p>483.4387928041</text:p>
          </table:table-cell>
          <table:table-cell table:formula="of:=IF([.J556] &lt;&gt; 0; 1; 0)" office:value-type="float" office:value="1" calcext:value-type="float">
            <text:p>1</text:p>
          </table:table-cell>
          <table:table-cell table:formula="of:=IF(AND([.K556]=1; [.J556]&gt;=[.E55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livesIn&gt; <text:s/>?f <text:s/>?i <text:s/>&lt;wasBornIn&gt; <text:s/>?b <text:s text:c="2"/>=&gt; ?a <text:s/>&lt;diedIn&gt; <text:s/>?b</text:p>
          </table:table-cell>
          <table:table-cell office:value-type="float" office:value="0.010564539" calcext:value-type="float">
            <text:p>0.010564539</text:p>
          </table:table-cell>
          <table:table-cell office:value-type="float" office:value="0.451976891" calcext:value-type="float">
            <text:p>0.451976891</text:p>
          </table:table-cell>
          <table:table-cell table:number-columns-repeated="2" office:value-type="float" office:value="0.084970981" calcext:value-type="float">
            <text:p>0.084970981</text:p>
          </table:table-cell>
          <table:table-cell office:value-type="float" office:value="10014" calcext:value-type="float">
            <text:p>10014</text:p>
          </table:table-cell>
          <table:table-cell table:number-columns-repeated="2" office:value-type="float" office:value="117852" calcext:value-type="float">
            <text:p>117852</text:p>
          </table:table-cell>
          <table:table-cell office:value-type="string" calcext:value-type="string">
            <text:p>?a</text:p>
          </table:table-cell>
          <table:table-cell office:value-type="float" office:value="1.63111502602298" calcext:value-type="float">
            <text:p>1.631115026</text:p>
          </table:table-cell>
          <table:table-cell table:formula="of:=IF([.J557] &lt;&gt; 0; 1; 0)" office:value-type="float" office:value="1" calcext:value-type="float">
            <text:p>1</text:p>
          </table:table-cell>
          <table:table-cell table:formula="of:=IF(AND([.K557]=1; [.J557]&gt;=[.E55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sCitizenOf&gt; <text:s/>?a <text:s/>?j <text:s/>&lt;isLocatedIn&gt; <text:s/>?b <text:s/>?e <text:s/>&lt;wasBornIn&gt; <text:s/>?j <text:s text:c="2"/>=&gt; ?a <text:s/>&lt;dealsWith&gt; <text:s/>?b</text:p>
          </table:table-cell>
          <table:table-cell office:value-type="float" office:value="0.000017935" calcext:value-type="float">
            <text:p>0.000017935</text:p>
          </table:table-cell>
          <table:table-cell office:value-type="float" office:value="0.02467344" calcext:value-type="float">
            <text:p>0.02467344</text:p>
          </table:table-cell>
          <table:table-cell office:value-type="float" office:value="0.055555556" calcext:value-type="float">
            <text:p>0.055555556</text:p>
          </table:table-cell>
          <table:table-cell office:value-type="float" office:value="0.086734694" calcext:value-type="float">
            <text:p>0.086734694</text:p>
          </table:table-cell>
          <table:table-cell office:value-type="float" office:value="17" calcext:value-type="float">
            <text:p>17</text:p>
          </table:table-cell>
          <table:table-cell office:value-type="float" office:value="306" calcext:value-type="float">
            <text:p>30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58] &lt;&gt; 0; 1; 0)" office:value-type="float" office:value="0" calcext:value-type="float">
            <text:p>0</text:p>
          </table:table-cell>
          <table:table-cell table:formula="of:=IF(AND([.K558]=1; [.J558]&gt;=[.E55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hasCapital&gt; <text:s/>?f <text:s/>?i <text:s/>&lt;wasBornIn&gt; <text:s/>?f <text:s text:c="2"/>=&gt; ?a <text:s/>&lt;hasCapital&gt; <text:s/>?b</text:p>
          </table:table-cell>
          <table:table-cell office:value-type="float" office:value="0.000296449" calcext:value-type="float">
            <text:p>0.000296449</text:p>
          </table:table-cell>
          <table:table-cell office:value-type="float" office:value="0.132609722" calcext:value-type="float">
            <text:p>0.132609722</text:p>
          </table:table-cell>
          <table:table-cell table:number-columns-repeated="2" office:value-type="float" office:value="0.087023846" calcext:value-type="float">
            <text:p>0.087023846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3229" calcext:value-type="float">
            <text:p>3229</text:p>
          </table:table-cell>
          <table:table-cell office:value-type="string" calcext:value-type="string">
            <text:p>?a</text:p>
          </table:table-cell>
          <table:table-cell office:value-type="float" office:value="23.9936729588273" calcext:value-type="float">
            <text:p>23.9936729588</text:p>
          </table:table-cell>
          <table:table-cell table:formula="of:=IF([.J559] &lt;&gt; 0; 1; 0)" office:value-type="float" office:value="1" calcext:value-type="float">
            <text:p>1</text:p>
          </table:table-cell>
          <table:table-cell table:formula="of:=IF(AND([.K559]=1; [.J559]&gt;=[.E55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produced&gt; <text:s/>?f <text:s/>?i <text:s/>&lt;produced&gt; <text:s/>?f <text:s text:c="2"/>=&gt; ?a <text:s/>&lt;produced&gt; <text:s/>?b</text:p>
          </table:table-cell>
          <table:table-cell office:value-type="float" office:value="0.001838825" calcext:value-type="float">
            <text:p>0.001838825</text:p>
          </table:table-cell>
          <table:table-cell office:value-type="float" office:value="0.08638977" calcext:value-type="float">
            <text:p>0.08638977</text:p>
          </table:table-cell>
          <table:table-cell office:value-type="float" office:value="0.051195441" calcext:value-type="float">
            <text:p>0.051195441</text:p>
          </table:table-cell>
          <table:table-cell office:value-type="float" office:value="0.087232871" calcext:value-type="float">
            <text:p>0.087232871</text:p>
          </table:table-cell>
          <table:table-cell office:value-type="float" office:value="1743" calcext:value-type="float">
            <text:p>1743</text:p>
          </table:table-cell>
          <table:table-cell office:value-type="float" office:value="34046" calcext:value-type="float">
            <text:p>34046</text:p>
          </table:table-cell>
          <table:table-cell office:value-type="float" office:value="19981" calcext:value-type="float">
            <text:p>19981</text:p>
          </table:table-cell>
          <table:table-cell office:value-type="string" calcext:value-type="string">
            <text:p>?b</text:p>
          </table:table-cell>
          <table:table-cell office:value-type="float" office:value="3.23502116169274" calcext:value-type="float">
            <text:p>3.2350211617</text:p>
          </table:table-cell>
          <table:table-cell table:formula="of:=IF([.J560] &lt;&gt; 0; 1; 0)" office:value-type="float" office:value="1" calcext:value-type="float">
            <text:p>1</text:p>
          </table:table-cell>
          <table:table-cell table:formula="of:=IF(AND([.K560]=1; [.J560]&gt;=[.E56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b <text:s/>?i <text:s/>&lt;isPoliticianOf&gt; <text:s/>?f <text:s/>?a <text:s/>&lt;livesIn&gt; <text:s/>?f <text:s text:c="2"/>=&gt; ?a <text:s/>&lt;livesIn&gt; <text:s/>?b</text:p>
          </table:table-cell>
          <table:table-cell office:value-type="float" office:value="0.000631931" calcext:value-type="float">
            <text:p>0.000631931</text:p>
          </table:table-cell>
          <table:table-cell office:value-type="float" office:value="0.041047077" calcext:value-type="float">
            <text:p>0.041047077</text:p>
          </table:table-cell>
          <table:table-cell table:number-columns-repeated="2" office:value-type="float" office:value="0.087419731" calcext:value-type="float">
            <text:p>0.087419731</text:p>
          </table:table-cell>
          <table:table-cell office:value-type="float" office:value="599" calcext:value-type="float">
            <text:p>599</text:p>
          </table:table-cell>
          <table:table-cell table:number-columns-repeated="2" office:value-type="float" office:value="6852" calcext:value-type="float">
            <text:p>6852</text:p>
          </table:table-cell>
          <table:table-cell office:value-type="string" calcext:value-type="string">
            <text:p>?a</text:p>
          </table:table-cell>
          <table:table-cell office:value-type="float" office:value="0.00581770721026526" calcext:value-type="float">
            <text:p>0.0058177072</text:p>
          </table:table-cell>
          <table:table-cell table:formula="of:=IF([.J561] &lt;&gt; 0; 1; 0)" office:value-type="float" office:value="1" calcext:value-type="float">
            <text:p>1</text:p>
          </table:table-cell>
          <table:table-cell table:formula="of:=IF(AND([.K561]=1; [.J561]&gt;=[.E56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f <text:s/>?a <text:s/>&lt;isLeaderOf&gt; <text:s/>?f <text:s/>?i <text:s/>&lt;livesIn&gt; <text:s/>?b <text:s text:c="2"/>=&gt; ?a <text:s/>&lt;isLeaderOf&gt; <text:s/>?b</text:p>
          </table:table-cell>
          <table:table-cell office:value-type="float" office:value="0.000164576" calcext:value-type="float">
            <text:p>0.000164576</text:p>
          </table:table-cell>
          <table:table-cell office:value-type="float" office:value="0.024455244" calcext:value-type="float">
            <text:p>0.024455244</text:p>
          </table:table-cell>
          <table:table-cell table:number-columns-repeated="2" office:value-type="float" office:value="0.087492989" calcext:value-type="float">
            <text:p>0.087492989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1783" calcext:value-type="float">
            <text:p>1783</text:p>
          </table:table-cell>
          <table:table-cell office:value-type="string" calcext:value-type="string">
            <text:p>?a</text:p>
          </table:table-cell>
          <table:table-cell office:value-type="float" office:value="0.250370429666156" calcext:value-type="float">
            <text:p>0.2503704297</text:p>
          </table:table-cell>
          <table:table-cell table:formula="of:=IF([.J562] &lt;&gt; 0; 1; 0)" office:value-type="float" office:value="1" calcext:value-type="float">
            <text:p>1</text:p>
          </table:table-cell>
          <table:table-cell table:formula="of:=IF(AND([.K562]=1; [.J562]&gt;=[.E56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rected&gt; <text:s/>?f <text:s/>?i <text:s/>&lt;influences&gt; <text:s/>?b <text:s/>?a <text:s/>&lt;produced&gt; <text:s/>?f <text:s text:c="2"/>=&gt; ?a <text:s/>&lt;influences&gt; <text:s/>?b</text:p>
          </table:table-cell>
          <table:table-cell office:value-type="float" office:value="0.000151917" calcext:value-type="float">
            <text:p>0.000151917</text:p>
          </table:table-cell>
          <table:table-cell office:value-type="float" office:value="0.010322581" calcext:value-type="float">
            <text:p>0.010322581</text:p>
          </table:table-cell>
          <table:table-cell table:number-columns-repeated="2" office:value-type="float" office:value="0.087751371" calcext:value-type="float">
            <text:p>0.087751371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641" calcext:value-type="float">
            <text:p>1641</text:p>
          </table:table-cell>
          <table:table-cell office:value-type="string" calcext:value-type="string">
            <text:p>?b</text:p>
          </table:table-cell>
          <table:table-cell office:value-type="float" office:value="0.165033320381444" calcext:value-type="float">
            <text:p>0.1650333204</text:p>
          </table:table-cell>
          <table:table-cell table:formula="of:=IF([.J563] &lt;&gt; 0; 1; 0)" office:value-type="float" office:value="1" calcext:value-type="float">
            <text:p>1</text:p>
          </table:table-cell>
          <table:table-cell table:formula="of:=IF(AND([.K563]=1; [.J563]&gt;=[.E56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isLocatedIn&gt; <text:s/>?f <text:s/>?i <text:s/>&lt;livesIn&gt; <text:s/>?f <text:s text:c="2"/>=&gt; ?a <text:s/>&lt;isLocatedIn&gt; <text:s/>?b</text:p>
          </table:table-cell>
          <table:table-cell office:value-type="float" office:value="0.009812341" calcext:value-type="float">
            <text:p>0.009812341</text:p>
          </table:table-cell>
          <table:table-cell office:value-type="float" office:value="0.043649248" calcext:value-type="float">
            <text:p>0.043649248</text:p>
          </table:table-cell>
          <table:table-cell table:number-columns-repeated="2" office:value-type="float" office:value="0.087831457" calcext:value-type="float">
            <text:p>0.087831457</text:p>
          </table:table-cell>
          <table:table-cell office:value-type="float" office:value="9301" calcext:value-type="float">
            <text:p>9301</text:p>
          </table:table-cell>
          <table:table-cell table:number-columns-repeated="2" office:value-type="float" office:value="105896" calcext:value-type="float">
            <text:p>105896</text:p>
          </table:table-cell>
          <table:table-cell office:value-type="string" calcext:value-type="string">
            <text:p>?a</text:p>
          </table:table-cell>
          <table:table-cell office:value-type="float" office:value="0.01547745663454" calcext:value-type="float">
            <text:p>0.0154774566</text:p>
          </table:table-cell>
          <table:table-cell table:formula="of:=IF([.J564] &lt;&gt; 0; 1; 0)" office:value-type="float" office:value="1" calcext:value-type="float">
            <text:p>1</text:p>
          </table:table-cell>
          <table:table-cell table:formula="of:=IF(AND([.K564]=1; [.J564]&gt;=[.E56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i <text:s/>&lt;created&gt; <text:s/>?b <text:s/>?a <text:s/>&lt;directed&gt; <text:s/>?f <text:s text:c="2"/>=&gt; ?a <text:s/>&lt;directed&gt; <text:s/>?b</text:p>
          </table:table-cell>
          <table:table-cell office:value-type="float" office:value="0.001421054" calcext:value-type="float">
            <text:p>0.001421054</text:p>
          </table:table-cell>
          <table:table-cell office:value-type="float" office:value="0.040241389" calcext:value-type="float">
            <text:p>0.040241389</text:p>
          </table:table-cell>
          <table:table-cell office:value-type="float" office:value="0.020883073" calcext:value-type="float">
            <text:p>0.020883073</text:p>
          </table:table-cell>
          <table:table-cell office:value-type="float" office:value="0.089722241" calcext:value-type="float">
            <text:p>0.089722241</text:p>
          </table:table-cell>
          <table:table-cell office:value-type="float" office:value="1347" calcext:value-type="float">
            <text:p>1347</text:p>
          </table:table-cell>
          <table:table-cell office:value-type="float" office:value="64502" calcext:value-type="float">
            <text:p>64502</text:p>
          </table:table-cell>
          <table:table-cell office:value-type="float" office:value="15013" calcext:value-type="float">
            <text:p>15013</text:p>
          </table:table-cell>
          <table:table-cell office:value-type="string" calcext:value-type="string">
            <text:p>?b</text:p>
          </table:table-cell>
          <table:table-cell office:value-type="float" office:value="4.18507370099752" calcext:value-type="float">
            <text:p>4.185073701</text:p>
          </table:table-cell>
          <table:table-cell table:formula="of:=IF([.J565] &lt;&gt; 0; 1; 0)" office:value-type="float" office:value="1" calcext:value-type="float">
            <text:p>1</text:p>
          </table:table-cell>
          <table:table-cell table:formula="of:=IF(AND([.K565]=1; [.J565]&gt;=[.E56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f <text:s/>?i <text:s/>&lt;directed&gt; <text:s/>?b <text:s/>?i <text:s/>&lt;produced&gt; <text:s/>?f <text:s text:c="2"/>=&gt; ?a <text:s/>&lt;directed&gt; <text:s/>?b</text:p>
          </table:table-cell>
          <table:table-cell office:value-type="float" office:value="0.005709535" calcext:value-type="float">
            <text:p>0.005709535</text:p>
          </table:table-cell>
          <table:table-cell office:value-type="float" office:value="0.16168255" calcext:value-type="float">
            <text:p>0.16168255</text:p>
          </table:table-cell>
          <table:table-cell table:number-columns-repeated="2" office:value-type="float" office:value="0.090379252" calcext:value-type="float">
            <text:p>0.090379252</text:p>
          </table:table-cell>
          <table:table-cell office:value-type="float" office:value="5412" calcext:value-type="float">
            <text:p>5412</text:p>
          </table:table-cell>
          <table:table-cell table:number-columns-repeated="2" office:value-type="float" office:value="59881" calcext:value-type="float">
            <text:p>59881</text:p>
          </table:table-cell>
          <table:table-cell office:value-type="string" calcext:value-type="string">
            <text:p>?b</text:p>
          </table:table-cell>
          <table:table-cell office:value-type="float" office:value="0.273381120430833" calcext:value-type="float">
            <text:p>0.2733811204</text:p>
          </table:table-cell>
          <table:table-cell table:formula="of:=IF([.J566] &lt;&gt; 0; 1; 0)" office:value-type="float" office:value="1" calcext:value-type="float">
            <text:p>1</text:p>
          </table:table-cell>
          <table:table-cell table:formula="of:=IF(AND([.K566]=1; [.J566]&gt;=[.E56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j <text:s/>?e <text:s/>&lt;directed&gt; <text:s/>?j <text:s/>?e <text:s/>&lt;produced&gt; <text:s/>?b <text:s text:c="2"/>=&gt; ?a <text:s/>&lt;created&gt; <text:s/>?b</text:p>
          </table:table-cell>
          <table:table-cell office:value-type="float" office:value="0.003269374" calcext:value-type="float">
            <text:p>0.003269374</text:p>
          </table:table-cell>
          <table:table-cell office:value-type="float" office:value="0.015482769" calcext:value-type="float">
            <text:p>0.015482769</text:p>
          </table:table-cell>
          <table:table-cell office:value-type="float" office:value="0.064954936" calcext:value-type="float">
            <text:p>0.064954936</text:p>
          </table:table-cell>
          <table:table-cell office:value-type="float" office:value="0.090720141" calcext:value-type="float">
            <text:p>0.090720141</text:p>
          </table:table-cell>
          <table:table-cell office:value-type="float" office:value="3099" calcext:value-type="float">
            <text:p>3099</text:p>
          </table:table-cell>
          <table:table-cell office:value-type="float" office:value="47710" calcext:value-type="float">
            <text:p>47710</text:p>
          </table:table-cell>
          <table:table-cell office:value-type="float" office:value="34160" calcext:value-type="float">
            <text:p>34160</text:p>
          </table:table-cell>
          <table:table-cell office:value-type="string" calcext:value-type="string">
            <text:p>?b</text:p>
          </table:table-cell>
          <table:table-cell office:value-type="float" office:value="6.01518997373262" calcext:value-type="float">
            <text:p>6.0151899737</text:p>
          </table:table-cell>
          <table:table-cell table:formula="of:=IF([.J567] &lt;&gt; 0; 1; 0)" office:value-type="float" office:value="1" calcext:value-type="float">
            <text:p>1</text:p>
          </table:table-cell>
          <table:table-cell table:formula="of:=IF(AND([.K567]=1; [.J567]&gt;=[.E56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i <text:s/>&lt;isLeaderOf&gt; <text:s/>?b <text:s/>?i <text:s/>&lt;wasBornIn&gt; <text:s/>?f <text:s text:c="2"/>=&gt; ?a <text:s/>&lt;dealsWith&gt; <text:s/>?b</text:p>
          </table:table-cell>
          <table:table-cell office:value-type="float" office:value="0.000009495" calcext:value-type="float">
            <text:p>0.000009495</text:p>
          </table:table-cell>
          <table:table-cell office:value-type="float" office:value="0.013062409" calcext:value-type="float">
            <text:p>0.013062409</text:p>
          </table:table-cell>
          <table:table-cell table:number-columns-repeated="2" office:value-type="float" office:value="0.090909091" calcext:value-type="float">
            <text:p>0.09090909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?a</text:p>
          </table:table-cell>
          <table:table-cell office:value-type="float" office:value="6.35771961966111" calcext:value-type="float">
            <text:p>6.3577196197</text:p>
          </table:table-cell>
          <table:table-cell table:formula="of:=IF([.J568] &lt;&gt; 0; 1; 0)" office:value-type="float" office:value="1" calcext:value-type="float">
            <text:p>1</text:p>
          </table:table-cell>
          <table:table-cell table:formula="of:=IF(AND([.K568]=1; [.J568]&gt;=[.E56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j <text:s/>?b <text:s/>&lt;hasCapital&gt; <text:s/>?f <text:s/>?f <text:s/>&lt;isLocatedIn&gt; <text:s/>?j <text:s text:c="2"/>=&gt; ?a <text:s/>&lt;dealsWith&gt; <text:s/>?b</text:p>
          </table:table-cell>
          <table:table-cell office:value-type="float" office:value="0.000257414" calcext:value-type="float">
            <text:p>0.000257414</text:p>
          </table:table-cell>
          <table:table-cell office:value-type="float" office:value="0.35413643" calcext:value-type="float">
            <text:p>0.35413643</text:p>
          </table:table-cell>
          <table:table-cell table:number-columns-repeated="2" office:value-type="float" office:value="0.091146806" calcext:value-type="float">
            <text:p>0.091146806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2677" calcext:value-type="float">
            <text:p>2677</text:p>
          </table:table-cell>
          <table:table-cell office:value-type="string" calcext:value-type="string">
            <text:p>?a</text:p>
          </table:table-cell>
          <table:table-cell office:value-type="float" office:value="1383.90672249107" calcext:value-type="float">
            <text:p>1383.9067224911</text:p>
          </table:table-cell>
          <table:table-cell table:formula="of:=IF([.J569] &lt;&gt; 0; 1; 0)" office:value-type="float" office:value="1" calcext:value-type="float">
            <text:p>1</text:p>
          </table:table-cell>
          <table:table-cell table:formula="of:=IF(AND([.K569]=1; [.J569]&gt;=[.E56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i <text:s/>&lt;directed&gt; <text:s/>?f <text:s/>?a <text:s/>&lt;produced&gt; <text:s/>?f <text:s text:c="2"/>=&gt; ?a <text:s/>&lt;directed&gt; <text:s/>?b</text:p>
          </table:table-cell>
          <table:table-cell office:value-type="float" office:value="0.002463371" calcext:value-type="float">
            <text:p>0.002463371</text:p>
          </table:table-cell>
          <table:table-cell office:value-type="float" office:value="0.069757715" calcext:value-type="float">
            <text:p>0.069757715</text:p>
          </table:table-cell>
          <table:table-cell office:value-type="float" office:value="0.065463007" calcext:value-type="float">
            <text:p>0.065463007</text:p>
          </table:table-cell>
          <table:table-cell office:value-type="float" office:value="0.091257279" calcext:value-type="float">
            <text:p>0.091257279</text:p>
          </table:table-cell>
          <table:table-cell office:value-type="float" office:value="2335" calcext:value-type="float">
            <text:p>2335</text:p>
          </table:table-cell>
          <table:table-cell office:value-type="float" office:value="35669" calcext:value-type="float">
            <text:p>35669</text:p>
          </table:table-cell>
          <table:table-cell office:value-type="float" office:value="25587" calcext:value-type="float">
            <text:p>25587</text:p>
          </table:table-cell>
          <table:table-cell office:value-type="string" calcext:value-type="string">
            <text:p>?b</text:p>
          </table:table-cell>
          <table:table-cell office:value-type="float" office:value="4.90451307744403" calcext:value-type="float">
            <text:p>4.9045130774</text:p>
          </table:table-cell>
          <table:table-cell table:formula="of:=IF([.J570] &lt;&gt; 0; 1; 0)" office:value-type="float" office:value="1" calcext:value-type="float">
            <text:p>1</text:p>
          </table:table-cell>
          <table:table-cell table:formula="of:=IF(AND([.K570]=1; [.J570]&gt;=[.E57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livesIn&gt; <text:s/>?b <text:s/>?a <text:s/>&lt;livesIn&gt; <text:s/>?f <text:s/>?i <text:s/>&lt;wasBornIn&gt; <text:s/>?f <text:s text:c="2"/>=&gt; ?a <text:s/>&lt;isPoliticianOf&gt; <text:s/>?b</text:p>
          </table:table-cell>
          <table:table-cell office:value-type="float" office:value="0.000058024" calcext:value-type="float">
            <text:p>0.000058024</text:p>
          </table:table-cell>
          <table:table-cell office:value-type="float" office:value="0.037671233" calcext:value-type="float">
            <text:p>0.037671233</text:p>
          </table:table-cell>
          <table:table-cell office:value-type="float" office:value="0.001398281" calcext:value-type="float">
            <text:p>0.001398281</text:p>
          </table:table-cell>
          <table:table-cell office:value-type="float" office:value="0.091514143" calcext:value-type="float">
            <text:p>0.091514143</text:p>
          </table:table-cell>
          <table:table-cell office:value-type="float" office:value="55" calcext:value-type="float">
            <text:p>55</text:p>
          </table:table-cell>
          <table:table-cell office:value-type="float" office:value="39334" calcext:value-type="float">
            <text:p>39334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?a</text:p>
          </table:table-cell>
          <table:table-cell office:value-type="float" office:value="21889.9543291577" calcext:value-type="float">
            <text:p>21889.9543291577</text:p>
          </table:table-cell>
          <table:table-cell table:formula="of:=IF([.J571] &lt;&gt; 0; 1; 0)" office:value-type="float" office:value="1" calcext:value-type="float">
            <text:p>1</text:p>
          </table:table-cell>
          <table:table-cell table:formula="of:=IF(AND([.K571]=1; [.J571]&gt;=[.E57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rected&gt; <text:s/>?f <text:s/>?i <text:s/>&lt;isMarriedTo&gt; <text:s/>?b <text:s/>?i <text:s/>&lt;produced&gt; <text:s/>?f <text:s text:c="2"/>=&gt; ?a <text:s/>&lt;isMarriedTo&gt; <text:s/>?b</text:p>
          </table:table-cell>
          <table:table-cell office:value-type="float" office:value="0.000221545" calcext:value-type="float">
            <text:p>0.000221545</text:p>
          </table:table-cell>
          <table:table-cell office:value-type="float" office:value="0.017510214" calcext:value-type="float">
            <text:p>0.017510214</text:p>
          </table:table-cell>
          <table:table-cell table:number-columns-repeated="2" office:value-type="float" office:value="0.091543156" calcext:value-type="float">
            <text:p>0.091543156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2294" calcext:value-type="float">
            <text:p>2294</text:p>
          </table:table-cell>
          <table:table-cell office:value-type="string" calcext:value-type="string">
            <text:p>?b</text:p>
          </table:table-cell>
          <table:table-cell office:value-type="float" office:value="0.0936551564550238" calcext:value-type="float">
            <text:p>0.0936551565</text:p>
          </table:table-cell>
          <table:table-cell table:formula="of:=IF([.J572] &lt;&gt; 0; 1; 0)" office:value-type="float" office:value="1" calcext:value-type="float">
            <text:p>1</text:p>
          </table:table-cell>
          <table:table-cell table:formula="of:=IF(AND([.K572]=1; [.J572]&gt;=[.E57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f <text:s/>?i <text:s/>&lt;directed&gt; <text:s/>?b <text:s/>?a <text:s/>&lt;directed&gt; <text:s/>?f <text:s text:c="2"/>=&gt; ?a <text:s/>&lt;produced&gt; <text:s/>?b</text:p>
          </table:table-cell>
          <table:table-cell office:value-type="float" office:value="0.001948542" calcext:value-type="float">
            <text:p>0.001948542</text:p>
          </table:table-cell>
          <table:table-cell office:value-type="float" office:value="0.091544409" calcext:value-type="float">
            <text:p>0.091544409</text:p>
          </table:table-cell>
          <table:table-cell office:value-type="float" office:value="0.042859795" calcext:value-type="float">
            <text:p>0.042859795</text:p>
          </table:table-cell>
          <table:table-cell office:value-type="float" office:value="0.091603432" calcext:value-type="float">
            <text:p>0.091603432</text:p>
          </table:table-cell>
          <table:table-cell office:value-type="float" office:value="1847" calcext:value-type="float">
            <text:p>1847</text:p>
          </table:table-cell>
          <table:table-cell office:value-type="float" office:value="43094" calcext:value-type="float">
            <text:p>43094</text:p>
          </table:table-cell>
          <table:table-cell office:value-type="float" office:value="20163" calcext:value-type="float">
            <text:p>20163</text:p>
          </table:table-cell>
          <table:table-cell office:value-type="string" calcext:value-type="string">
            <text:p>?b</text:p>
          </table:table-cell>
          <table:table-cell office:value-type="float" office:value="23.3847743928132" calcext:value-type="float">
            <text:p>23.3847743928</text:p>
          </table:table-cell>
          <table:table-cell table:formula="of:=IF([.J573] &lt;&gt; 0; 1; 0)" office:value-type="float" office:value="1" calcext:value-type="float">
            <text:p>1</text:p>
          </table:table-cell>
          <table:table-cell table:formula="of:=IF(AND([.K573]=1; [.J573]&gt;=[.E57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f <text:s/>?a <text:s/>&lt;isLocatedIn&gt; <text:s/>?f <text:s/>?i <text:s/>&lt;wasBornIn&gt; <text:s/>?b <text:s text:c="2"/>=&gt; ?a <text:s/>&lt;isLocatedIn&gt; <text:s/>?b</text:p>
          </table:table-cell>
          <table:table-cell office:value-type="float" office:value="0.005643072" calcext:value-type="float">
            <text:p>0.005643072</text:p>
          </table:table-cell>
          <table:table-cell office:value-type="float" office:value="0.025102659" calcext:value-type="float">
            <text:p>0.025102659</text:p>
          </table:table-cell>
          <table:table-cell table:number-columns-repeated="2" office:value-type="float" office:value="0.092289377" calcext:value-type="float">
            <text:p>0.092289377</text:p>
          </table:table-cell>
          <table:table-cell office:value-type="float" office:value="5349" calcext:value-type="float">
            <text:p>5349</text:p>
          </table:table-cell>
          <table:table-cell table:number-columns-repeated="2" office:value-type="float" office:value="57959" calcext:value-type="float">
            <text:p>57959</text:p>
          </table:table-cell>
          <table:table-cell office:value-type="string" calcext:value-type="string">
            <text:p>?a</text:p>
          </table:table-cell>
          <table:table-cell office:value-type="float" office:value="0.00306788570236426" calcext:value-type="float">
            <text:p>0.0030678857</text:p>
          </table:table-cell>
          <table:table-cell table:formula="of:=IF([.J574] &lt;&gt; 0; 1; 0)" office:value-type="float" office:value="1" calcext:value-type="float">
            <text:p>1</text:p>
          </table:table-cell>
          <table:table-cell table:formula="of:=IF(AND([.K574]=1; [.J574]&gt;=[.E57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f <text:s/>?i <text:s/>&lt;graduatedFrom&gt; <text:s/>?f <text:s/>?i <text:s/>&lt;isCitizenOf&gt; <text:s/>?b <text:s text:c="2"/>=&gt; ?a <text:s/>&lt;livesIn&gt; <text:s/>?b</text:p>
          </table:table-cell>
          <table:table-cell office:value-type="float" office:value="0.000313328" calcext:value-type="float">
            <text:p>0.000313328</text:p>
          </table:table-cell>
          <table:table-cell office:value-type="float" office:value="0.020352224" calcext:value-type="float">
            <text:p>0.020352224</text:p>
          </table:table-cell>
          <table:table-cell office:value-type="float" office:value="0.014488512" calcext:value-type="float">
            <text:p>0.014488512</text:p>
          </table:table-cell>
          <table:table-cell office:value-type="float" office:value="0.092667707" calcext:value-type="float">
            <text:p>0.092667707</text:p>
          </table:table-cell>
          <table:table-cell office:value-type="float" office:value="297" calcext:value-type="float">
            <text:p>297</text:p>
          </table:table-cell>
          <table:table-cell office:value-type="float" office:value="20499" calcext:value-type="float">
            <text:p>20499</text:p>
          </table:table-cell>
          <table:table-cell office:value-type="float" office:value="3205" calcext:value-type="float">
            <text:p>320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75] &lt;&gt; 0; 1; 0)" office:value-type="float" office:value="0" calcext:value-type="float">
            <text:p>0</text:p>
          </table:table-cell>
          <table:table-cell table:formula="of:=IF(AND([.K575]=1; [.J575]&gt;=[.E57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f <text:s/>?i <text:s/>&lt;isMarriedTo&gt; <text:s/>?b <text:s/>?a <text:s/>&lt;produced&gt; <text:s/>?f <text:s text:c="2"/>=&gt; ?a <text:s/>&lt;isMarriedTo&gt; <text:s/>?b</text:p>
          </table:table-cell>
          <table:table-cell office:value-type="float" office:value="0.000178291" calcext:value-type="float">
            <text:p>0.000178291</text:p>
          </table:table-cell>
          <table:table-cell office:value-type="float" office:value="0.014091553" calcext:value-type="float">
            <text:p>0.014091553</text:p>
          </table:table-cell>
          <table:table-cell table:number-columns-repeated="2" office:value-type="float" office:value="0.092959296" calcext:value-type="float">
            <text:p>0.092959296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1818" calcext:value-type="float">
            <text:p>1818</text:p>
          </table:table-cell>
          <table:table-cell office:value-type="string" calcext:value-type="string">
            <text:p>?b</text:p>
          </table:table-cell>
          <table:table-cell office:value-type="float" office:value="0.539720051890086" calcext:value-type="float">
            <text:p>0.5397200519</text:p>
          </table:table-cell>
          <table:table-cell table:formula="of:=IF([.J576] &lt;&gt; 0; 1; 0)" office:value-type="float" office:value="1" calcext:value-type="float">
            <text:p>1</text:p>
          </table:table-cell>
          <table:table-cell table:formula="of:=IF(AND([.K576]=1; [.J576]&gt;=[.E57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exports&gt; <text:s/>?f <text:s/>?i <text:s/>&lt;imports&gt; <text:s/>?b <text:s/>?i <text:s/>&lt;imports&gt; <text:s/>?f <text:s text:c="2"/>=&gt; ?a <text:s/>&lt;imports&gt; <text:s/>?b</text:p>
          </table:table-cell>
          <table:table-cell office:value-type="float" office:value="0.000200446" calcext:value-type="float">
            <text:p>0.000200446</text:p>
          </table:table-cell>
          <table:table-cell office:value-type="float" office:value="0.56547619" calcext:value-type="float">
            <text:p>0.56547619</text:p>
          </table:table-cell>
          <table:table-cell office:value-type="float" office:value="0.083369899" calcext:value-type="float">
            <text:p>0.083369899</text:p>
          </table:table-cell>
          <table:table-cell office:value-type="float" office:value="0.093046033" calcext:value-type="float">
            <text:p>0.093046033</text:p>
          </table:table-cell>
          <table:table-cell office:value-type="float" office:value="190" calcext:value-type="float">
            <text:p>190</text:p>
          </table:table-cell>
          <table:table-cell office:value-type="float" office:value="2279" calcext:value-type="float">
            <text:p>2279</text:p>
          </table:table-cell>
          <table:table-cell office:value-type="float" office:value="2042" calcext:value-type="float">
            <text:p>2042</text:p>
          </table:table-cell>
          <table:table-cell office:value-type="string" calcext:value-type="string">
            <text:p>?a</text:p>
          </table:table-cell>
          <table:table-cell office:value-type="float" office:value="3.71582747138465" calcext:value-type="float">
            <text:p>3.7158274714</text:p>
          </table:table-cell>
          <table:table-cell table:formula="of:=IF([.J577] &lt;&gt; 0; 1; 0)" office:value-type="float" office:value="1" calcext:value-type="float">
            <text:p>1</text:p>
          </table:table-cell>
          <table:table-cell table:formula="of:=IF(AND([.K577]=1; [.J577]&gt;=[.E57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b <text:s/>?a <text:s/>&lt;actedIn&gt; <text:s/>?h <text:s/>?a <text:s/>&lt;directed&gt; <text:s/>?h <text:s text:c="2"/>=&gt; ?a <text:s/>&lt;produced&gt; <text:s/>?b</text:p>
          </table:table-cell>
          <table:table-cell office:value-type="float" office:value="0.000346032" calcext:value-type="float">
            <text:p>0.000346032</text:p>
          </table:table-cell>
          <table:table-cell office:value-type="float" office:value="0.016256939" calcext:value-type="float">
            <text:p>0.016256939</text:p>
          </table:table-cell>
          <table:table-cell office:value-type="float" office:value="0.044668392" calcext:value-type="float">
            <text:p>0.044668392</text:p>
          </table:table-cell>
          <table:table-cell office:value-type="float" office:value="0.093473924" calcext:value-type="float">
            <text:p>0.093473924</text:p>
          </table:table-cell>
          <table:table-cell office:value-type="float" office:value="328" calcext:value-type="float">
            <text:p>328</text:p>
          </table:table-cell>
          <table:table-cell office:value-type="float" office:value="7343" calcext:value-type="float">
            <text:p>7343</text:p>
          </table:table-cell>
          <table:table-cell office:value-type="float" office:value="3509" calcext:value-type="float">
            <text:p>3509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578] &lt;&gt; 0; 1; 0)" office:value-type="float" office:value="0" calcext:value-type="float">
            <text:p>0</text:p>
          </table:table-cell>
          <table:table-cell table:formula="of:=IF(AND([.K578]=1; [.J578]&gt;=[.E57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f <text:s/>?i <text:s/>&lt;graduatedFrom&gt; <text:s/>?f <text:s/>?i <text:s/>&lt;livesIn&gt; <text:s/>?b <text:s text:c="2"/>=&gt; ?a <text:s/>&lt;isCitizenOf&gt; <text:s/>?b</text:p>
          </table:table-cell>
          <table:table-cell office:value-type="float" office:value="0.000821827" calcext:value-type="float">
            <text:p>0.000821827</text:p>
          </table:table-cell>
          <table:table-cell office:value-type="float" office:value="0.053466026" calcext:value-type="float">
            <text:p>0.053466026</text:p>
          </table:table-cell>
          <table:table-cell office:value-type="float" office:value="0.007124044" calcext:value-type="float">
            <text:p>0.007124044</text:p>
          </table:table-cell>
          <table:table-cell office:value-type="float" office:value="0.093573574" calcext:value-type="float">
            <text:p>0.093573574</text:p>
          </table:table-cell>
          <table:table-cell office:value-type="float" office:value="779" calcext:value-type="float">
            <text:p>779</text:p>
          </table:table-cell>
          <table:table-cell office:value-type="float" office:value="109348" calcext:value-type="float">
            <text:p>109348</text:p>
          </table:table-cell>
          <table:table-cell office:value-type="float" office:value="8325" calcext:value-type="float">
            <text:p>832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79] &lt;&gt; 0; 1; 0)" office:value-type="float" office:value="0" calcext:value-type="float">
            <text:p>0</text:p>
          </table:table-cell>
          <table:table-cell table:formula="of:=IF(AND([.K579]=1; [.J579]&gt;=[.E57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f <text:s/>?i <text:s/>&lt;isCitizenOf&gt; <text:s/>?b <text:s/>?i <text:s/>&lt;worksAt&gt; <text:s/>?f <text:s text:c="2"/>=&gt; ?a <text:s/>&lt;livesIn&gt; <text:s/>?b</text:p>
          </table:table-cell>
          <table:table-cell office:value-type="float" office:value="0.000181456" calcext:value-type="float">
            <text:p>0.000181456</text:p>
          </table:table-cell>
          <table:table-cell office:value-type="float" office:value="0.011786473" calcext:value-type="float">
            <text:p>0.011786473</text:p>
          </table:table-cell>
          <table:table-cell office:value-type="float" office:value="0.014698342" calcext:value-type="float">
            <text:p>0.014698342</text:p>
          </table:table-cell>
          <table:table-cell office:value-type="float" office:value="0.093784079" calcext:value-type="float">
            <text:p>0.093784079</text:p>
          </table:table-cell>
          <table:table-cell office:value-type="float" office:value="172" calcext:value-type="float">
            <text:p>172</text:p>
          </table:table-cell>
          <table:table-cell office:value-type="float" office:value="11702" calcext:value-type="float">
            <text:p>11702</text:p>
          </table:table-cell>
          <table:table-cell office:value-type="float" office:value="1834" calcext:value-type="float">
            <text:p>183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80] &lt;&gt; 0; 1; 0)" office:value-type="float" office:value="0" calcext:value-type="float">
            <text:p>0</text:p>
          </table:table-cell>
          <table:table-cell table:formula="of:=IF(AND([.K580]=1; [.J580]&gt;=[.E58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i <text:s/>&lt;livesIn&gt; <text:s/>?b <text:s/>?i <text:s/>&lt;wasBornIn&gt; <text:s/>?f <text:s text:c="2"/>=&gt; ?a <text:s/>&lt;dealsWith&gt; <text:s/>?b</text:p>
          </table:table-cell>
          <table:table-cell office:value-type="float" office:value="0.000011605" calcext:value-type="float">
            <text:p>0.000011605</text:p>
          </table:table-cell>
          <table:table-cell office:value-type="float" office:value="0.015965167" calcext:value-type="float">
            <text:p>0.015965167</text:p>
          </table:table-cell>
          <table:table-cell table:number-columns-repeated="2" office:value-type="float" office:value="0.094017094" calcext:value-type="float">
            <text:p>0.09401709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string" calcext:value-type="string">
            <text:p>?a</text:p>
          </table:table-cell>
          <table:table-cell office:value-type="float" office:value="18.1549343709102" calcext:value-type="float">
            <text:p>18.1549343709</text:p>
          </table:table-cell>
          <table:table-cell table:formula="of:=IF([.J581] &lt;&gt; 0; 1; 0)" office:value-type="float" office:value="1" calcext:value-type="float">
            <text:p>1</text:p>
          </table:table-cell>
          <table:table-cell table:formula="of:=IF(AND([.K581]=1; [.J581]&gt;=[.E58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Capital&gt; <text:s/>?f <text:s/>?i <text:s/>&lt;isLeaderOf&gt; <text:s/>?b <text:s/>?i <text:s/>&lt;wasBornIn&gt; <text:s/>?f <text:s text:c="2"/>=&gt; ?a <text:s/>&lt;hasCapital&gt; <text:s/>?b</text:p>
          </table:table-cell>
          <table:table-cell office:value-type="float" office:value="0.000046419" calcext:value-type="float">
            <text:p>0.000046419</text:p>
          </table:table-cell>
          <table:table-cell office:value-type="float" office:value="0.020764512" calcext:value-type="float">
            <text:p>0.020764512</text:p>
          </table:table-cell>
          <table:table-cell table:number-columns-repeated="2" office:value-type="float" office:value="0.094218415" calcext:value-type="float">
            <text:p>0.094218415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67" calcext:value-type="float">
            <text:p>467</text:p>
          </table:table-cell>
          <table:table-cell office:value-type="string" calcext:value-type="string">
            <text:p>?a</text:p>
          </table:table-cell>
          <table:table-cell office:value-type="float" office:value="0.581873632265372" calcext:value-type="float">
            <text:p>0.5818736323</text:p>
          </table:table-cell>
          <table:table-cell table:formula="of:=IF([.J582] &lt;&gt; 0; 1; 0)" office:value-type="float" office:value="1" calcext:value-type="float">
            <text:p>1</text:p>
          </table:table-cell>
          <table:table-cell table:formula="of:=IF(AND([.K582]=1; [.J582]&gt;=[.E58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exports&gt; <text:s/>?b <text:s/>?i <text:s/>&lt;isCitizenOf&gt; <text:s/>?e <text:s/>?i <text:s/>&lt;isKnownFor&gt; <text:s/>?a <text:s text:c="2"/>=&gt; ?a <text:s/>&lt;imports&gt; <text:s/>?b</text:p>
          </table:table-cell>
          <table:table-cell office:value-type="float" office:value="0.00000422" calcext:value-type="float">
            <text:p>0.00000422</text:p>
          </table:table-cell>
          <table:table-cell office:value-type="float" office:value="0.011904762" calcext:value-type="float">
            <text:p>0.011904762</text:p>
          </table:table-cell>
          <table:table-cell office:value-type="float" office:value="0.001644737" calcext:value-type="float">
            <text:p>0.001644737</text:p>
          </table:table-cell>
          <table:table-cell office:value-type="float" office:value="0.095238095" calcext:value-type="float">
            <text:p>0.095238095</text:p>
          </table:table-cell>
          <table:table-cell office:value-type="float" office:value="4" calcext:value-type="float">
            <text:p>4</text:p>
          </table:table-cell>
          <table:table-cell office:value-type="float" office:value="2432" calcext:value-type="float">
            <text:p>243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83] &lt;&gt; 0; 1; 0)" office:value-type="float" office:value="0" calcext:value-type="float">
            <text:p>0</text:p>
          </table:table-cell>
          <table:table-cell table:formula="of:=IF(AND([.K583]=1; [.J583]&gt;=[.E58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b <text:s/>?a <text:s/>&lt;livesIn&gt; <text:s/>?f <text:s/>?i <text:s/>&lt;wasBornIn&gt; <text:s/>?f <text:s text:c="2"/>=&gt; ?a <text:s/>&lt;isLeaderOf&gt; <text:s/>?b</text:p>
          </table:table-cell>
          <table:table-cell office:value-type="float" office:value="0.000176181" calcext:value-type="float">
            <text:p>0.000176181</text:p>
          </table:table-cell>
          <table:table-cell office:value-type="float" office:value="0.026179652" calcext:value-type="float">
            <text:p>0.026179652</text:p>
          </table:table-cell>
          <table:table-cell office:value-type="float" office:value="0.013164118" calcext:value-type="float">
            <text:p>0.013164118</text:p>
          </table:table-cell>
          <table:table-cell office:value-type="float" office:value="0.095811819" calcext:value-type="float">
            <text:p>0.095811819</text:p>
          </table:table-cell>
          <table:table-cell office:value-type="float" office:value="167" calcext:value-type="float">
            <text:p>167</text:p>
          </table:table-cell>
          <table:table-cell office:value-type="float" office:value="12686" calcext:value-type="float">
            <text:p>12686</text:p>
          </table:table-cell>
          <table:table-cell office:value-type="float" office:value="1743" calcext:value-type="float">
            <text:p>1743</text:p>
          </table:table-cell>
          <table:table-cell office:value-type="string" calcext:value-type="string">
            <text:p>?a</text:p>
          </table:table-cell>
          <table:table-cell office:value-type="float" office:value="204.348768918103" calcext:value-type="float">
            <text:p>204.3487689181</text:p>
          </table:table-cell>
          <table:table-cell table:formula="of:=IF([.J584] &lt;&gt; 0; 1; 0)" office:value-type="float" office:value="1" calcext:value-type="float">
            <text:p>1</text:p>
          </table:table-cell>
          <table:table-cell table:formula="of:=IF(AND([.K584]=1; [.J584]&gt;=[.E58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exports&gt; <text:s/>?f <text:s/>?a <text:s/>&lt;imports&gt; <text:s/>?f <text:s/>?b <text:s/>&lt;imports&gt; <text:s/>?f <text:s text:c="2"/>=&gt; ?a <text:s/>&lt;dealsWith&gt; <text:s/>?b</text:p>
          </table:table-cell>
          <table:table-cell office:value-type="float" office:value="0.000087563" calcext:value-type="float">
            <text:p>0.000087563</text:p>
          </table:table-cell>
          <table:table-cell office:value-type="float" office:value="0.120464441" calcext:value-type="float">
            <text:p>0.120464441</text:p>
          </table:table-cell>
          <table:table-cell office:value-type="float" office:value="0.075660893" calcext:value-type="float">
            <text:p>0.075660893</text:p>
          </table:table-cell>
          <table:table-cell office:value-type="float" office:value="0.09617613" calcext:value-type="float">
            <text:p>0.09617613</text:p>
          </table:table-cell>
          <table:table-cell office:value-type="float" office:value="83" calcext:value-type="float">
            <text:p>83</text:p>
          </table:table-cell>
          <table:table-cell office:value-type="float" office:value="1097" calcext:value-type="float">
            <text:p>1097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85] &lt;&gt; 0; 1; 0)" office:value-type="float" office:value="0" calcext:value-type="float">
            <text:p>0</text:p>
          </table:table-cell>
          <table:table-cell table:formula="of:=IF(AND([.K585]=1; [.J585]&gt;=[.E58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i <text:s/>&lt;created&gt; <text:s/>?f <text:s/>?a <text:s/>&lt;directed&gt; <text:s/>?f <text:s text:c="2"/>=&gt; ?a <text:s/>&lt;directed&gt; <text:s/>?b</text:p>
          </table:table-cell>
          <table:table-cell office:value-type="float" office:value="0.001682688" calcext:value-type="float">
            <text:p>0.001682688</text:p>
          </table:table-cell>
          <table:table-cell office:value-type="float" office:value="0.047650345" calcext:value-type="float">
            <text:p>0.047650345</text:p>
          </table:table-cell>
          <table:table-cell office:value-type="float" office:value="0.081149835" calcext:value-type="float">
            <text:p>0.081149835</text:p>
          </table:table-cell>
          <table:table-cell office:value-type="float" office:value="0.096421231" calcext:value-type="float">
            <text:p>0.096421231</text:p>
          </table:table-cell>
          <table:table-cell office:value-type="float" office:value="1595" calcext:value-type="float">
            <text:p>1595</text:p>
          </table:table-cell>
          <table:table-cell office:value-type="float" office:value="19655" calcext:value-type="float">
            <text:p>19655</text:p>
          </table:table-cell>
          <table:table-cell office:value-type="float" office:value="16542" calcext:value-type="float">
            <text:p>16542</text:p>
          </table:table-cell>
          <table:table-cell office:value-type="string" calcext:value-type="string">
            <text:p>?b</text:p>
          </table:table-cell>
          <table:table-cell office:value-type="float" office:value="8.5313052453631" calcext:value-type="float">
            <text:p>8.5313052454</text:p>
          </table:table-cell>
          <table:table-cell table:formula="of:=IF([.J586] &lt;&gt; 0; 1; 0)" office:value-type="float" office:value="1" calcext:value-type="float">
            <text:p>1</text:p>
          </table:table-cell>
          <table:table-cell table:formula="of:=IF(AND([.K586]=1; [.J586]&gt;=[.E58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actedIn&gt; <text:s/>?f <text:s/>?i <text:s/>&lt;directed&gt; <text:s/>?f <text:s text:c="2"/>=&gt; ?a <text:s/>&lt;actedIn&gt; <text:s/>?b</text:p>
          </table:table-cell>
          <table:table-cell office:value-type="float" office:value="0.010737555" calcext:value-type="float">
            <text:p>0.010737555</text:p>
          </table:table-cell>
          <table:table-cell office:value-type="float" office:value="0.094613061" calcext:value-type="float">
            <text:p>0.094613061</text:p>
          </table:table-cell>
          <table:table-cell table:number-columns-repeated="2" office:value-type="float" office:value="0.096659924" calcext:value-type="float">
            <text:p>0.096659924</text:p>
          </table:table-cell>
          <table:table-cell office:value-type="float" office:value="10178" calcext:value-type="float">
            <text:p>10178</text:p>
          </table:table-cell>
          <table:table-cell table:number-columns-repeated="2" office:value-type="float" office:value="105297" calcext:value-type="float">
            <text:p>105297</text:p>
          </table:table-cell>
          <table:table-cell office:value-type="string" calcext:value-type="string">
            <text:p>?b</text:p>
          </table:table-cell>
          <table:table-cell office:value-type="float" office:value="0.130138239625759" calcext:value-type="float">
            <text:p>0.1301382396</text:p>
          </table:table-cell>
          <table:table-cell table:formula="of:=IF([.J587] &lt;&gt; 0; 1; 0)" office:value-type="float" office:value="1" calcext:value-type="float">
            <text:p>1</text:p>
          </table:table-cell>
          <table:table-cell table:formula="of:=IF(AND([.K587]=1; [.J587]&gt;=[.E58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exports&gt; <text:s/>?f <text:s/>?b <text:s/>&lt;exports&gt; <text:s/>?f <text:s/>?b <text:s/>&lt;imports&gt; <text:s/>?f <text:s text:c="2"/>=&gt; ?a <text:s/>&lt;dealsWith&gt; <text:s/>?b</text:p>
          </table:table-cell>
          <table:table-cell office:value-type="float" office:value="0.000043254" calcext:value-type="float">
            <text:p>0.000043254</text:p>
          </table:table-cell>
          <table:table-cell office:value-type="float" office:value="0.059506531" calcext:value-type="float">
            <text:p>0.059506531</text:p>
          </table:table-cell>
          <table:table-cell office:value-type="float" office:value="0.080550098" calcext:value-type="float">
            <text:p>0.080550098</text:p>
          </table:table-cell>
          <table:table-cell office:value-type="float" office:value="0.096926714" calcext:value-type="float">
            <text:p>0.096926714</text:p>
          </table:table-cell>
          <table:table-cell office:value-type="float" office:value="41" calcext:value-type="float">
            <text:p>41</text:p>
          </table:table-cell>
          <table:table-cell office:value-type="float" office:value="509" calcext:value-type="float">
            <text:p>509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88] &lt;&gt; 0; 1; 0)" office:value-type="float" office:value="0" calcext:value-type="float">
            <text:p>0</text:p>
          </table:table-cell>
          <table:table-cell table:formula="of:=IF(AND([.K588]=1; [.J588]&gt;=[.E58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created&gt; <text:s/>?b <text:s/>?i <text:s/>&lt;directed&gt; <text:s/>?f <text:s text:c="2"/>=&gt; ?a <text:s/>&lt;actedIn&gt; <text:s/>?b</text:p>
          </table:table-cell>
          <table:table-cell office:value-type="float" office:value="0.015826764" calcext:value-type="float">
            <text:p>0.015826764</text:p>
          </table:table-cell>
          <table:table-cell office:value-type="float" office:value="0.139456193" calcext:value-type="float">
            <text:p>0.139456193</text:p>
          </table:table-cell>
          <table:table-cell office:value-type="float" office:value="0.071949623" calcext:value-type="float">
            <text:p>0.071949623</text:p>
          </table:table-cell>
          <table:table-cell office:value-type="float" office:value="0.09752958" calcext:value-type="float">
            <text:p>0.09752958</text:p>
          </table:table-cell>
          <table:table-cell office:value-type="float" office:value="15002" calcext:value-type="float">
            <text:p>15002</text:p>
          </table:table-cell>
          <table:table-cell office:value-type="float" office:value="208507" calcext:value-type="float">
            <text:p>208507</text:p>
          </table:table-cell>
          <table:table-cell office:value-type="float" office:value="153820" calcext:value-type="float">
            <text:p>153820</text:p>
          </table:table-cell>
          <table:table-cell office:value-type="string" calcext:value-type="string">
            <text:p>?b</text:p>
          </table:table-cell>
          <table:table-cell office:value-type="float" office:value="34.0977009010829" calcext:value-type="float">
            <text:p>34.0977009011</text:p>
          </table:table-cell>
          <table:table-cell table:formula="of:=IF([.J589] &lt;&gt; 0; 1; 0)" office:value-type="float" office:value="1" calcext:value-type="float">
            <text:p>1</text:p>
          </table:table-cell>
          <table:table-cell table:formula="of:=IF(AND([.K589]=1; [.J589]&gt;=[.E58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imports&gt; <text:s/>?b <text:s/>?e <text:s/>&lt;isLeaderOf&gt; <text:s/>?a <text:s/>?e <text:s/>&lt;livesIn&gt; <text:s/>?j <text:s text:c="2"/>=&gt; ?a <text:s/>&lt;exports&gt; <text:s/>?b</text:p>
          </table:table-cell>
          <table:table-cell office:value-type="float" office:value="0.000009495" calcext:value-type="float">
            <text:p>0.000009495</text:p>
          </table:table-cell>
          <table:table-cell office:value-type="float" office:value="0.017751479" calcext:value-type="float">
            <text:p>0.017751479</text:p>
          </table:table-cell>
          <table:table-cell office:value-type="float" office:value="0.090909091" calcext:value-type="float">
            <text:p>0.090909091</text:p>
          </table:table-cell>
          <table:table-cell office:value-type="float" office:value="0.097826087" calcext:value-type="float">
            <text:p>0.097826087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590] &lt;&gt; 0; 1; 0)" office:value-type="float" office:value="0" calcext:value-type="float">
            <text:p>0</text:p>
          </table:table-cell>
          <table:table-cell table:formula="of:=IF(AND([.K590]=1; [.J590]&gt;=[.E59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exports&gt; <text:s/>?b <text:s/>?i <text:s/>&lt;isLeaderOf&gt; <text:s/>?a <text:s/>?i <text:s/>&lt;isLeaderOf&gt; <text:s/>?e <text:s text:c="2"/>=&gt; ?a <text:s/>&lt;imports&gt; <text:s/>?b</text:p>
          </table:table-cell>
          <table:table-cell office:value-type="float" office:value="0.000050639" calcext:value-type="float">
            <text:p>0.000050639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044362292" calcext:value-type="float">
            <text:p>0.044362292</text:p>
          </table:table-cell>
          <table:table-cell office:value-type="float" office:value="0.098765432" calcext:value-type="float">
            <text:p>0.098765432</text:p>
          </table:table-cell>
          <table:table-cell office:value-type="float" office:value="48" calcext:value-type="float">
            <text:p>48</text:p>
          </table:table-cell>
          <table:table-cell office:value-type="float" office:value="1082" calcext:value-type="float">
            <text:p>1082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91] &lt;&gt; 0; 1; 0)" office:value-type="float" office:value="0" calcext:value-type="float">
            <text:p>0</text:p>
          </table:table-cell>
          <table:table-cell table:formula="of:=IF(AND([.K591]=1; [.J591]&gt;=[.E59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f <text:s/>?i <text:s/>&lt;isKnownFor&gt; <text:s/>?b <text:s/>?i <text:s/>&lt;isKnownFor&gt; <text:s/>?f <text:s text:c="2"/>=&gt; ?a <text:s/>&lt;worksAt&gt; <text:s/>?b</text:p>
          </table:table-cell>
          <table:table-cell office:value-type="float" office:value="0.000051694" calcext:value-type="float">
            <text:p>0.000051694</text:p>
          </table:table-cell>
          <table:table-cell office:value-type="float" office:value="0.020114943" calcext:value-type="float">
            <text:p>0.020114943</text:p>
          </table:table-cell>
          <table:table-cell office:value-type="float" office:value="0.016322452" calcext:value-type="float">
            <text:p>0.016322452</text:p>
          </table:table-cell>
          <table:table-cell office:value-type="float" office:value="0.098989899" calcext:value-type="float">
            <text:p>0.098989899</text:p>
          </table:table-cell>
          <table:table-cell office:value-type="float" office:value="49" calcext:value-type="float">
            <text:p>49</text:p>
          </table:table-cell>
          <table:table-cell office:value-type="float" office:value="3002" calcext:value-type="float">
            <text:p>3002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?a</text:p>
          </table:table-cell>
          <table:table-cell office:value-type="float" office:value="0.650174963926086" calcext:value-type="float">
            <text:p>0.6501749639</text:p>
          </table:table-cell>
          <table:table-cell table:formula="of:=IF([.J592] &lt;&gt; 0; 1; 0)" office:value-type="float" office:value="1" calcext:value-type="float">
            <text:p>1</text:p>
          </table:table-cell>
          <table:table-cell table:formula="of:=IF(AND([.K592]=1; [.J592]&gt;=[.E59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i <text:s/>&lt;isLeaderOf&gt; <text:s/>?b <text:s/>?i <text:s/>&lt;livesIn&gt; <text:s/>?f <text:s text:c="2"/>=&gt; ?a <text:s/>&lt;dealsWith&gt; <text:s/>?b</text:p>
          </table:table-cell>
          <table:table-cell office:value-type="float" office:value="0.000072793" calcext:value-type="float">
            <text:p>0.000072793</text:p>
          </table:table-cell>
          <table:table-cell office:value-type="float" office:value="0.100145138" calcext:value-type="float">
            <text:p>0.100145138</text:p>
          </table:table-cell>
          <table:table-cell table:number-columns-repeated="2" office:value-type="float" office:value="0.098995696" calcext:value-type="float">
            <text:p>0.098995696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697" calcext:value-type="float">
            <text:p>697</text:p>
          </table:table-cell>
          <table:table-cell office:value-type="string" calcext:value-type="string">
            <text:p>?a</text:p>
          </table:table-cell>
          <table:table-cell office:value-type="float" office:value="9.51978471005609" calcext:value-type="float">
            <text:p>9.5197847101</text:p>
          </table:table-cell>
          <table:table-cell table:formula="of:=IF([.J593] &lt;&gt; 0; 1; 0)" office:value-type="float" office:value="1" calcext:value-type="float">
            <text:p>1</text:p>
          </table:table-cell>
          <table:table-cell table:formula="of:=IF(AND([.K593]=1; [.J593]&gt;=[.E59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Capital&gt; <text:s/>?f <text:s/>?f <text:s/>&lt;isLocatedIn&gt; <text:s/>?j <text:s/>?j <text:s/>&lt;participatedIn&gt; <text:s/>?b <text:s text:c="2"/>=&gt; ?a <text:s/>&lt;participatedIn&gt; <text:s/>?b</text:p>
          </table:table-cell>
          <table:table-cell office:value-type="float" office:value="0.001175244" calcext:value-type="float">
            <text:p>0.001175244</text:p>
          </table:table-cell>
          <table:table-cell office:value-type="float" office:value="0.079497609" calcext:value-type="float">
            <text:p>0.079497609</text:p>
          </table:table-cell>
          <table:table-cell table:number-columns-repeated="2" office:value-type="float" office:value="0.099075062" calcext:value-type="float">
            <text:p>0.099075062</text:p>
          </table:table-cell>
          <table:table-cell office:value-type="float" office:value="1114" calcext:value-type="float">
            <text:p>1114</text:p>
          </table:table-cell>
          <table:table-cell table:number-columns-repeated="2" office:value-type="float" office:value="11244" calcext:value-type="float">
            <text:p>11244</text:p>
          </table:table-cell>
          <table:table-cell office:value-type="string" calcext:value-type="string">
            <text:p>?b</text:p>
          </table:table-cell>
          <table:table-cell office:value-type="float" office:value="2292580.40874399" calcext:value-type="float">
            <text:p>2292580.40874399</text:p>
          </table:table-cell>
          <table:table-cell table:formula="of:=IF([.J594] &lt;&gt; 0; 1; 0)" office:value-type="float" office:value="1" calcext:value-type="float">
            <text:p>1</text:p>
          </table:table-cell>
          <table:table-cell table:formula="of:=IF(AND([.K594]=1; [.J594]&gt;=[.E59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i <text:s/>&lt;directed&gt; <text:s/>?b <text:s/>?a <text:s/>&lt;directed&gt; <text:s/>?f <text:s text:c="2"/>=&gt; ?a <text:s/>&lt;directed&gt; <text:s/>?b</text:p>
          </table:table-cell>
          <table:table-cell office:value-type="float" office:value="0.002906462" calcext:value-type="float">
            <text:p>0.002906462</text:p>
          </table:table-cell>
          <table:table-cell office:value-type="float" office:value="0.082305141" calcext:value-type="float">
            <text:p>0.082305141</text:p>
          </table:table-cell>
          <table:table-cell table:number-columns-repeated="2" office:value-type="float" office:value="0.099118547" calcext:value-type="float">
            <text:p>0.099118547</text:p>
          </table:table-cell>
          <table:table-cell office:value-type="float" office:value="2755" calcext:value-type="float">
            <text:p>2755</text:p>
          </table:table-cell>
          <table:table-cell table:number-columns-repeated="2" office:value-type="float" office:value="27795" calcext:value-type="float">
            <text:p>27795</text:p>
          </table:table-cell>
          <table:table-cell office:value-type="string" calcext:value-type="string">
            <text:p>?b</text:p>
          </table:table-cell>
          <table:table-cell office:value-type="float" office:value="0.328405471289867" calcext:value-type="float">
            <text:p>0.3284054713</text:p>
          </table:table-cell>
          <table:table-cell table:formula="of:=IF([.J595] &lt;&gt; 0; 1; 0)" office:value-type="float" office:value="1" calcext:value-type="float">
            <text:p>1</text:p>
          </table:table-cell>
          <table:table-cell table:formula="of:=IF(AND([.K595]=1; [.J595]&gt;=[.E59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f <text:s/>?i <text:s/>&lt;livesIn&gt; <text:s/>?b <text:s/>?i <text:s/>&lt;worksAt&gt; <text:s/>?f <text:s text:c="2"/>=&gt; ?a <text:s/>&lt;livesIn&gt; <text:s/>?b</text:p>
          </table:table-cell>
          <table:table-cell office:value-type="float" office:value="0.000263744" calcext:value-type="float">
            <text:p>0.000263744</text:p>
          </table:table-cell>
          <table:table-cell office:value-type="float" office:value="0.017131501" calcext:value-type="float">
            <text:p>0.017131501</text:p>
          </table:table-cell>
          <table:table-cell office:value-type="float" office:value="0.017224749" calcext:value-type="float">
            <text:p>0.017224749</text:p>
          </table:table-cell>
          <table:table-cell office:value-type="float" office:value="0.099127676" calcext:value-type="float">
            <text:p>0.099127676</text:p>
          </table:table-cell>
          <table:table-cell office:value-type="float" office:value="250" calcext:value-type="float">
            <text:p>250</text:p>
          </table:table-cell>
          <table:table-cell office:value-type="float" office:value="14514" calcext:value-type="float">
            <text:p>14514</text:p>
          </table:table-cell>
          <table:table-cell office:value-type="float" office:value="2522" calcext:value-type="float">
            <text:p>252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596] &lt;&gt; 0; 1; 0)" office:value-type="float" office:value="0" calcext:value-type="float">
            <text:p>0</text:p>
          </table:table-cell>
          <table:table-cell table:formula="of:=IF(AND([.K596]=1; [.J596]&gt;=[.E59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b <text:s/>?a <text:s/>&lt;actedIn&gt; <text:s/>?h <text:s/>?a <text:s/>&lt;created&gt; <text:s/>?h <text:s text:c="2"/>=&gt; ?a <text:s/>&lt;produced&gt; <text:s/>?b</text:p>
          </table:table-cell>
          <table:table-cell office:value-type="float" office:value="0.000372407" calcext:value-type="float">
            <text:p>0.000372407</text:p>
          </table:table-cell>
          <table:table-cell office:value-type="float" office:value="0.017496035" calcext:value-type="float">
            <text:p>0.017496035</text:p>
          </table:table-cell>
          <table:table-cell office:value-type="float" office:value="0.048905514" calcext:value-type="float">
            <text:p>0.048905514</text:p>
          </table:table-cell>
          <table:table-cell office:value-type="float" office:value="0.099185164" calcext:value-type="float">
            <text:p>0.099185164</text:p>
          </table:table-cell>
          <table:table-cell office:value-type="float" office:value="353" calcext:value-type="float">
            <text:p>353</text:p>
          </table:table-cell>
          <table:table-cell office:value-type="float" office:value="7218" calcext:value-type="float">
            <text:p>7218</text:p>
          </table:table-cell>
          <table:table-cell office:value-type="float" office:value="3559" calcext:value-type="float">
            <text:p>3559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597] &lt;&gt; 0; 1; 0)" office:value-type="float" office:value="0" calcext:value-type="float">
            <text:p>0</text:p>
          </table:table-cell>
          <table:table-cell table:formula="of:=IF(AND([.K597]=1; [.J597]&gt;=[.E59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i <text:s/>&lt;produced&gt; <text:s/>?b <text:s/>?a <text:s/>&lt;produced&gt; <text:s/>?f <text:s text:c="2"/>=&gt; ?a <text:s/>&lt;produced&gt; <text:s/>?b</text:p>
          </table:table-cell>
          <table:table-cell office:value-type="float" office:value="0.002313564" calcext:value-type="float">
            <text:p>0.002313564</text:p>
          </table:table-cell>
          <table:table-cell office:value-type="float" office:value="0.108693497" calcext:value-type="float">
            <text:p>0.108693497</text:p>
          </table:table-cell>
          <table:table-cell table:number-columns-repeated="2" office:value-type="float" office:value="0.099528002" calcext:value-type="float">
            <text:p>0.099528002</text:p>
          </table:table-cell>
          <table:table-cell office:value-type="float" office:value="2193" calcext:value-type="float">
            <text:p>2193</text:p>
          </table:table-cell>
          <table:table-cell table:number-columns-repeated="2" office:value-type="float" office:value="22034" calcext:value-type="float">
            <text:p>22034</text:p>
          </table:table-cell>
          <table:table-cell office:value-type="string" calcext:value-type="string">
            <text:p>?b</text:p>
          </table:table-cell>
          <table:table-cell office:value-type="float" office:value="0.628394724985214" calcext:value-type="float">
            <text:p>0.628394725</text:p>
          </table:table-cell>
          <table:table-cell table:formula="of:=IF([.J598] &lt;&gt; 0; 1; 0)" office:value-type="float" office:value="1" calcext:value-type="float">
            <text:p>1</text:p>
          </table:table-cell>
          <table:table-cell table:formula="of:=IF(AND([.K598]=1; [.J598]&gt;=[.E59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j <text:s/>?e <text:s/>&lt;created&gt; <text:s/>?j <text:s/>?e <text:s/>&lt;produced&gt; <text:s/>?b <text:s text:c="2"/>=&gt; ?a <text:s/>&lt;created&gt; <text:s/>?b</text:p>
          </table:table-cell>
          <table:table-cell office:value-type="float" office:value="0.003789477" calcext:value-type="float">
            <text:p>0.003789477</text:p>
          </table:table-cell>
          <table:table-cell office:value-type="float" office:value="0.017945823" calcext:value-type="float">
            <text:p>0.017945823</text:p>
          </table:table-cell>
          <table:table-cell office:value-type="float" office:value="0.071627981" calcext:value-type="float">
            <text:p>0.071627981</text:p>
          </table:table-cell>
          <table:table-cell office:value-type="float" office:value="0.100226011" calcext:value-type="float">
            <text:p>0.100226011</text:p>
          </table:table-cell>
          <table:table-cell office:value-type="float" office:value="3592" calcext:value-type="float">
            <text:p>3592</text:p>
          </table:table-cell>
          <table:table-cell office:value-type="float" office:value="50148" calcext:value-type="float">
            <text:p>50148</text:p>
          </table:table-cell>
          <table:table-cell office:value-type="float" office:value="35839" calcext:value-type="float">
            <text:p>35839</text:p>
          </table:table-cell>
          <table:table-cell office:value-type="string" calcext:value-type="string">
            <text:p>?b</text:p>
          </table:table-cell>
          <table:table-cell office:value-type="float" office:value="34.4578359874252" calcext:value-type="float">
            <text:p>34.4578359874</text:p>
          </table:table-cell>
          <table:table-cell table:formula="of:=IF([.J599] &lt;&gt; 0; 1; 0)" office:value-type="float" office:value="1" calcext:value-type="float">
            <text:p>1</text:p>
          </table:table-cell>
          <table:table-cell table:formula="of:=IF(AND([.K599]=1; [.J599]&gt;=[.E59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LeaderOf&gt; <text:s/>?f <text:s/>?i <text:s/>&lt;livesIn&gt; <text:s/>?b <text:s/>?i <text:s/>&lt;wasBornIn&gt; <text:s/>?f <text:s text:c="2"/>=&gt; ?a <text:s/>&lt;isLeaderOf&gt; <text:s/>?b</text:p>
          </table:table-cell>
          <table:table-cell office:value-type="float" office:value="0.000461025" calcext:value-type="float">
            <text:p>0.000461025</text:p>
          </table:table-cell>
          <table:table-cell office:value-type="float" office:value="0.068506035" calcext:value-type="float">
            <text:p>0.068506035</text:p>
          </table:table-cell>
          <table:table-cell table:number-columns-repeated="2" office:value-type="float" office:value="0.100344432" calcext:value-type="float">
            <text:p>0.100344432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4355" calcext:value-type="float">
            <text:p>4355</text:p>
          </table:table-cell>
          <table:table-cell office:value-type="string" calcext:value-type="string">
            <text:p>?a</text:p>
          </table:table-cell>
          <table:table-cell office:value-type="float" office:value="2.69389900010247" calcext:value-type="float">
            <text:p>2.6938990001</text:p>
          </table:table-cell>
          <table:table-cell table:formula="of:=IF([.J600] &lt;&gt; 0; 1; 0)" office:value-type="float" office:value="1" calcext:value-type="float">
            <text:p>1</text:p>
          </table:table-cell>
          <table:table-cell table:formula="of:=IF(AND([.K600]=1; [.J600]&gt;=[.E60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f <text:s/>?i <text:s/>&lt;directed&gt; <text:s/>?b <text:s/>?a <text:s/>&lt;produced&gt; <text:s/>?f <text:s text:c="2"/>=&gt; ?a <text:s/>&lt;created&gt; <text:s/>?b</text:p>
          </table:table-cell>
          <table:table-cell office:value-type="float" office:value="0.002425392" calcext:value-type="float">
            <text:p>0.002425392</text:p>
          </table:table-cell>
          <table:table-cell office:value-type="float" office:value="0.011485926" calcext:value-type="float">
            <text:p>0.011485926</text:p>
          </table:table-cell>
          <table:table-cell office:value-type="float" office:value="0.065915477" calcext:value-type="float">
            <text:p>0.065915477</text:p>
          </table:table-cell>
          <table:table-cell office:value-type="float" office:value="0.101433929" calcext:value-type="float">
            <text:p>0.101433929</text:p>
          </table:table-cell>
          <table:table-cell office:value-type="float" office:value="2299" calcext:value-type="float">
            <text:p>2299</text:p>
          </table:table-cell>
          <table:table-cell office:value-type="float" office:value="34878" calcext:value-type="float">
            <text:p>34878</text:p>
          </table:table-cell>
          <table:table-cell office:value-type="float" office:value="22665" calcext:value-type="float">
            <text:p>22665</text:p>
          </table:table-cell>
          <table:table-cell office:value-type="string" calcext:value-type="string">
            <text:p>?b</text:p>
          </table:table-cell>
          <table:table-cell office:value-type="float" office:value="5.30635623053162" calcext:value-type="float">
            <text:p>5.3063562305</text:p>
          </table:table-cell>
          <table:table-cell table:formula="of:=IF([.J601] &lt;&gt; 0; 1; 0)" office:value-type="float" office:value="1" calcext:value-type="float">
            <text:p>1</text:p>
          </table:table-cell>
          <table:table-cell table:formula="of:=IF(AND([.K601]=1; [.J601]&gt;=[.E60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f <text:s/>?i <text:s/>&lt;produced&gt; <text:s/>?b <text:s/>?a <text:s/>&lt;produced&gt; <text:s/>?f <text:s text:c="2"/>=&gt; ?a <text:s/>&lt;directed&gt; <text:s/>?b</text:p>
          </table:table-cell>
          <table:table-cell office:value-type="float" office:value="0.001761812" calcext:value-type="float">
            <text:p>0.001761812</text:p>
          </table:table-cell>
          <table:table-cell office:value-type="float" office:value="0.049890957" calcext:value-type="float">
            <text:p>0.049890957</text:p>
          </table:table-cell>
          <table:table-cell office:value-type="float" office:value="0.085680571" calcext:value-type="float">
            <text:p>0.085680571</text:p>
          </table:table-cell>
          <table:table-cell office:value-type="float" office:value="0.101581509" calcext:value-type="float">
            <text:p>0.101581509</text:p>
          </table:table-cell>
          <table:table-cell office:value-type="float" office:value="1670" calcext:value-type="float">
            <text:p>1670</text:p>
          </table:table-cell>
          <table:table-cell office:value-type="float" office:value="19491" calcext:value-type="float">
            <text:p>19491</text:p>
          </table:table-cell>
          <table:table-cell office:value-type="float" office:value="16440" calcext:value-type="float">
            <text:p>16440</text:p>
          </table:table-cell>
          <table:table-cell office:value-type="string" calcext:value-type="string">
            <text:p>?b</text:p>
          </table:table-cell>
          <table:table-cell office:value-type="float" office:value="8.75190706909168" calcext:value-type="float">
            <text:p>8.7519070691</text:p>
          </table:table-cell>
          <table:table-cell table:formula="of:=IF([.J602] &lt;&gt; 0; 1; 0)" office:value-type="float" office:value="1" calcext:value-type="float">
            <text:p>1</text:p>
          </table:table-cell>
          <table:table-cell table:formula="of:=IF(AND([.K602]=1; [.J602]&gt;=[.E60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b <text:s/>?a <text:s/>&lt;actedIn&gt; <text:s/>?h <text:s/>?a <text:s/>&lt;created&gt; <text:s/>?h <text:s text:c="2"/>=&gt; ?a <text:s/>&lt;directed&gt; <text:s/>?b</text:p>
          </table:table-cell>
          <table:table-cell office:value-type="float" office:value="0.000632986" calcext:value-type="float">
            <text:p>0.000632986</text:p>
          </table:table-cell>
          <table:table-cell office:value-type="float" office:value="0.017924895" calcext:value-type="float">
            <text:p>0.017924895</text:p>
          </table:table-cell>
          <table:table-cell office:value-type="float" office:value="0.08312552" calcext:value-type="float">
            <text:p>0.08312552</text:p>
          </table:table-cell>
          <table:table-cell office:value-type="float" office:value="0.102197241" calcext:value-type="float">
            <text:p>0.102197241</text:p>
          </table:table-cell>
          <table:table-cell office:value-type="float" office:value="600" calcext:value-type="float">
            <text:p>600</text:p>
          </table:table-cell>
          <table:table-cell office:value-type="float" office:value="7218" calcext:value-type="float">
            <text:p>7218</text:p>
          </table:table-cell>
          <table:table-cell office:value-type="float" office:value="5871" calcext:value-type="float">
            <text:p>5871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603] &lt;&gt; 0; 1; 0)" office:value-type="float" office:value="0" calcext:value-type="float">
            <text:p>0</text:p>
          </table:table-cell>
          <table:table-cell table:formula="of:=IF(AND([.K603]=1; [.J603]&gt;=[.E60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i <text:s/>&lt;directed&gt; <text:s/>?f <text:s/>?a <text:s/>&lt;produced&gt; <text:s/>?f <text:s text:c="2"/>=&gt; ?a <text:s/>&lt;produced&gt; <text:s/>?b</text:p>
          </table:table-cell>
          <table:table-cell office:value-type="float" office:value="0.001244873" calcext:value-type="float">
            <text:p>0.001244873</text:p>
          </table:table-cell>
          <table:table-cell office:value-type="float" office:value="0.058485329" calcext:value-type="float">
            <text:p>0.058485329</text:p>
          </table:table-cell>
          <table:table-cell office:value-type="float" office:value="0.05821411" calcext:value-type="float">
            <text:p>0.05821411</text:p>
          </table:table-cell>
          <table:table-cell office:value-type="float" office:value="0.102253033" calcext:value-type="float">
            <text:p>0.102253033</text:p>
          </table:table-cell>
          <table:table-cell office:value-type="float" office:value="1180" calcext:value-type="float">
            <text:p>1180</text:p>
          </table:table-cell>
          <table:table-cell office:value-type="float" office:value="20270" calcext:value-type="float">
            <text:p>20270</text:p>
          </table:table-cell>
          <table:table-cell office:value-type="float" office:value="11540" calcext:value-type="float">
            <text:p>11540</text:p>
          </table:table-cell>
          <table:table-cell office:value-type="string" calcext:value-type="string">
            <text:p>?b</text:p>
          </table:table-cell>
          <table:table-cell office:value-type="float" office:value="4.38461597193627" calcext:value-type="float">
            <text:p>4.3846159719</text:p>
          </table:table-cell>
          <table:table-cell table:formula="of:=IF([.J604] &lt;&gt; 0; 1; 0)" office:value-type="float" office:value="1" calcext:value-type="float">
            <text:p>1</text:p>
          </table:table-cell>
          <table:table-cell table:formula="of:=IF(AND([.K604]=1; [.J604]&gt;=[.E60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directed&gt; <text:s/>?f <text:s/>?i <text:s/>&lt;produced&gt; <text:s/>?f <text:s text:c="2"/>=&gt; ?a <text:s/>&lt;actedIn&gt; <text:s/>?b</text:p>
          </table:table-cell>
          <table:table-cell office:value-type="float" office:value="0.00296132" calcext:value-type="float">
            <text:p>0.00296132</text:p>
          </table:table-cell>
          <table:table-cell office:value-type="float" office:value="0.026093423" calcext:value-type="float">
            <text:p>0.026093423</text:p>
          </table:table-cell>
          <table:table-cell table:number-columns-repeated="2" office:value-type="float" office:value="0.102933627" calcext:value-type="float">
            <text:p>0.102933627</text:p>
          </table:table-cell>
          <table:table-cell office:value-type="float" office:value="2807" calcext:value-type="float">
            <text:p>2807</text:p>
          </table:table-cell>
          <table:table-cell table:number-columns-repeated="2" office:value-type="float" office:value="27270" calcext:value-type="float">
            <text:p>27270</text:p>
          </table:table-cell>
          <table:table-cell office:value-type="string" calcext:value-type="string">
            <text:p>?b</text:p>
          </table:table-cell>
          <table:table-cell office:value-type="float" office:value="0.045377460339006" calcext:value-type="float">
            <text:p>0.0453774603</text:p>
          </table:table-cell>
          <table:table-cell table:formula="of:=IF([.J605] &lt;&gt; 0; 1; 0)" office:value-type="float" office:value="1" calcext:value-type="float">
            <text:p>1</text:p>
          </table:table-cell>
          <table:table-cell table:formula="of:=IF(AND([.K605]=1; [.J605]&gt;=[.E60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exports&gt; <text:s/>?b <text:s text:c="2"/>=&gt; ?a <text:s/>&lt;imports&gt; <text:s/>?b</text:p>
          </table:table-cell>
          <table:table-cell office:value-type="float" office:value="0.000046419" calcext:value-type="float">
            <text:p>0.000046419</text:p>
          </table:table-cell>
          <table:table-cell office:value-type="float" office:value="0.130952381" calcext:value-type="float">
            <text:p>0.130952381</text:p>
          </table:table-cell>
          <table:table-cell office:value-type="float" office:value="0.08678501" calcext:value-type="float">
            <text:p>0.08678501</text:p>
          </table:table-cell>
          <table:table-cell office:value-type="float" office:value="0.103286385" calcext:value-type="float">
            <text:p>0.103286385</text:p>
          </table:table-cell>
          <table:table-cell office:value-type="float" office:value="44" calcext:value-type="float">
            <text:p>44</text:p>
          </table:table-cell>
          <table:table-cell office:value-type="float" office:value="507" calcext:value-type="float">
            <text:p>507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06] &lt;&gt; 0; 1; 0)" office:value-type="float" office:value="0" calcext:value-type="float">
            <text:p>0</text:p>
          </table:table-cell>
          <table:table-cell table:formula="of:=IF(AND([.K606]=1; [.J606]&gt;=[.E60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a <text:s/>?g <text:s/>&lt;isCitizenOf&gt; <text:s/>?a <text:s/>?g <text:s/>&lt;isKnownFor&gt; <text:s/>?a <text:s text:c="2"/>=&gt; ?a <text:s/>&lt;dealsWith&gt; <text:s/>?b</text:p>
          </table:table-cell>
          <table:table-cell office:value-type="float" office:value="0.000007385" calcext:value-type="float">
            <text:p>0.000007385</text:p>
          </table:table-cell>
          <table:table-cell office:value-type="float" office:value="0.010159652" calcext:value-type="float">
            <text:p>0.010159652</text:p>
          </table:table-cell>
          <table:table-cell office:value-type="float" office:value="0.101449275" calcext:value-type="float">
            <text:p>0.101449275</text:p>
          </table:table-cell>
          <table:table-cell office:value-type="float" office:value="0.104477612" calcext:value-type="float">
            <text:p>0.104477612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07] &lt;&gt; 0; 1; 0)" office:value-type="float" office:value="0" calcext:value-type="float">
            <text:p>0</text:p>
          </table:table-cell>
          <table:table-cell table:formula="of:=IF(AND([.K607]=1; [.J607]&gt;=[.E60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mports&gt; <text:s/>?b <text:s/>?i <text:s/>&lt;isKnownFor&gt; <text:s/>?a <text:s/>?i <text:s/>&lt;isKnownFor&gt; <text:s/>?e <text:s text:c="2"/>=&gt; ?a <text:s/>&lt;exports&gt; <text:s/>?b</text:p>
          </table:table-cell>
          <table:table-cell office:value-type="float" office:value="0.00001899" calcext:value-type="float">
            <text:p>0.00001899</text:p>
          </table:table-cell>
          <table:table-cell office:value-type="float" office:value="0.035502959" calcext:value-type="float">
            <text:p>0.035502959</text:p>
          </table:table-cell>
          <table:table-cell office:value-type="float" office:value="0.095238095" calcext:value-type="float">
            <text:p>0.095238095</text:p>
          </table:table-cell>
          <table:table-cell office:value-type="float" office:value="0.105263158" calcext:value-type="float">
            <text:p>0.105263158</text:p>
          </table:table-cell>
          <table:table-cell office:value-type="float" office:value="18" calcext:value-type="float">
            <text:p>18</text:p>
          </table:table-cell>
          <table:table-cell office:value-type="float" office:value="189" calcext:value-type="float">
            <text:p>189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608] &lt;&gt; 0; 1; 0)" office:value-type="float" office:value="0" calcext:value-type="float">
            <text:p>0</text:p>
          </table:table-cell>
          <table:table-cell table:formula="of:=IF(AND([.K608]=1; [.J608]&gt;=[.E60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f <text:s/>?i <text:s/>&lt;directed&gt; <text:s/>?f <text:s/>?i <text:s/>&lt;influences&gt; <text:s/>?b <text:s text:c="2"/>=&gt; ?a <text:s/>&lt;influences&gt; <text:s/>?b</text:p>
          </table:table-cell>
          <table:table-cell office:value-type="float" office:value="0.000260579" calcext:value-type="float">
            <text:p>0.000260579</text:p>
          </table:table-cell>
          <table:table-cell office:value-type="float" office:value="0.017706093" calcext:value-type="float">
            <text:p>0.017706093</text:p>
          </table:table-cell>
          <table:table-cell table:number-columns-repeated="2" office:value-type="float" office:value="0.105465414" calcext:value-type="float">
            <text:p>0.105465414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2342" calcext:value-type="float">
            <text:p>2342</text:p>
          </table:table-cell>
          <table:table-cell office:value-type="string" calcext:value-type="string">
            <text:p>?b</text:p>
          </table:table-cell>
          <table:table-cell office:value-type="float" office:value="0.355242049816192" calcext:value-type="float">
            <text:p>0.3552420498</text:p>
          </table:table-cell>
          <table:table-cell table:formula="of:=IF([.J609] &lt;&gt; 0; 1; 0)" office:value-type="float" office:value="1" calcext:value-type="float">
            <text:p>1</text:p>
          </table:table-cell>
          <table:table-cell table:formula="of:=IF(AND([.K609]=1; [.J609]&gt;=[.E60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hasCapital&gt; <text:s/>?b <text:s/>?b <text:s/>&lt;isLocatedIn&gt; <text:s/>?f <text:s/>?a <text:s/>&lt;livesIn&gt; <text:s/>?f <text:s text:c="2"/>=&gt; ?a <text:s/>&lt;livesIn&gt; <text:s/>?b</text:p>
          </table:table-cell>
          <table:table-cell office:value-type="float" office:value="0.000175126" calcext:value-type="float">
            <text:p>0.000175126</text:p>
          </table:table-cell>
          <table:table-cell office:value-type="float" office:value="0.011375317" calcext:value-type="float">
            <text:p>0.011375317</text:p>
          </table:table-cell>
          <table:table-cell table:number-columns-repeated="2" office:value-type="float" office:value="0.105732484" calcext:value-type="float">
            <text:p>0.105732484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1570" calcext:value-type="float">
            <text:p>157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10] &lt;&gt; 0; 1; 0)" office:value-type="float" office:value="0" calcext:value-type="float">
            <text:p>0</text:p>
          </table:table-cell>
          <table:table-cell table:formula="of:=IF(AND([.K610]=1; [.J610]&gt;=[.E61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actedIn&gt; <text:s/>?f <text:s/>?i <text:s/>&lt;produced&gt; <text:s/>?f <text:s text:c="2"/>=&gt; ?a <text:s/>&lt;actedIn&gt; <text:s/>?b</text:p>
          </table:table-cell>
          <table:table-cell office:value-type="float" office:value="0.013552234" calcext:value-type="float">
            <text:p>0.013552234</text:p>
          </table:table-cell>
          <table:table-cell office:value-type="float" office:value="0.119414362" calcext:value-type="float">
            <text:p>0.119414362</text:p>
          </table:table-cell>
          <table:table-cell table:number-columns-repeated="2" office:value-type="float" office:value="0.106025966" calcext:value-type="float">
            <text:p>0.106025966</text:p>
          </table:table-cell>
          <table:table-cell office:value-type="float" office:value="12846" calcext:value-type="float">
            <text:p>12846</text:p>
          </table:table-cell>
          <table:table-cell table:number-columns-repeated="2" office:value-type="float" office:value="121159" calcext:value-type="float">
            <text:p>121159</text:p>
          </table:table-cell>
          <table:table-cell office:value-type="string" calcext:value-type="string">
            <text:p>?b</text:p>
          </table:table-cell>
          <table:table-cell office:value-type="float" office:value="0.082042820722864" calcext:value-type="float">
            <text:p>0.0820428207</text:p>
          </table:table-cell>
          <table:table-cell table:formula="of:=IF([.J611] &lt;&gt; 0; 1; 0)" office:value-type="float" office:value="1" calcext:value-type="float">
            <text:p>1</text:p>
          </table:table-cell>
          <table:table-cell table:formula="of:=IF(AND([.K611]=1; [.J611]&gt;=[.E61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rected&gt; <text:s/>?b <text:s/>?a <text:s/>&lt;directed&gt; <text:s/>?f <text:s/>?i <text:s/>&lt;produced&gt; <text:s/>?f <text:s text:c="2"/>=&gt; ?a <text:s/>&lt;created&gt; <text:s/>?b</text:p>
          </table:table-cell>
          <table:table-cell office:value-type="float" office:value="0.002484471" calcext:value-type="float">
            <text:p>0.002484471</text:p>
          </table:table-cell>
          <table:table-cell office:value-type="float" office:value="0.011765705" calcext:value-type="float">
            <text:p>0.011765705</text:p>
          </table:table-cell>
          <table:table-cell office:value-type="float" office:value="0.05809794" calcext:value-type="float">
            <text:p>0.05809794</text:p>
          </table:table-cell>
          <table:table-cell office:value-type="float" office:value="0.106536983" calcext:value-type="float">
            <text:p>0.106536983</text:p>
          </table:table-cell>
          <table:table-cell office:value-type="float" office:value="2355" calcext:value-type="float">
            <text:p>2355</text:p>
          </table:table-cell>
          <table:table-cell office:value-type="float" office:value="40535" calcext:value-type="float">
            <text:p>40535</text:p>
          </table:table-cell>
          <table:table-cell office:value-type="float" office:value="22105" calcext:value-type="float">
            <text:p>22105</text:p>
          </table:table-cell>
          <table:table-cell office:value-type="string" calcext:value-type="string">
            <text:p>?b</text:p>
          </table:table-cell>
          <table:table-cell office:value-type="float" office:value="0.759064869820786" calcext:value-type="float">
            <text:p>0.7590648698</text:p>
          </table:table-cell>
          <table:table-cell table:formula="of:=IF([.J612] &lt;&gt; 0; 1; 0)" office:value-type="float" office:value="1" calcext:value-type="float">
            <text:p>1</text:p>
          </table:table-cell>
          <table:table-cell table:formula="of:=IF(AND([.K612]=1; [.J612]&gt;=[.E61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livesIn&gt; <text:s/>?b <text:s/>?i <text:s/>&lt;livesIn&gt; <text:s/>?f <text:s/>?a <text:s/>&lt;wasBornIn&gt; <text:s/>?f <text:s text:c="2"/>=&gt; ?a <text:s/>&lt;livesIn&gt; <text:s/>?b</text:p>
          </table:table-cell>
          <table:table-cell office:value-type="float" office:value="0.001479078" calcext:value-type="float">
            <text:p>0.001479078</text:p>
          </table:table-cell>
          <table:table-cell office:value-type="float" office:value="0.09607346" calcext:value-type="float">
            <text:p>0.09607346</text:p>
          </table:table-cell>
          <table:table-cell office:value-type="float" office:value="0.005162649" calcext:value-type="float">
            <text:p>0.005162649</text:p>
          </table:table-cell>
          <table:table-cell office:value-type="float" office:value="0.107408259" calcext:value-type="float">
            <text:p>0.107408259</text:p>
          </table:table-cell>
          <table:table-cell office:value-type="float" office:value="1402" calcext:value-type="float">
            <text:p>1402</text:p>
          </table:table-cell>
          <table:table-cell office:value-type="float" office:value="271566" calcext:value-type="float">
            <text:p>271566</text:p>
          </table:table-cell>
          <table:table-cell office:value-type="float" office:value="13053" calcext:value-type="float">
            <text:p>13053</text:p>
          </table:table-cell>
          <table:table-cell office:value-type="string" calcext:value-type="string">
            <text:p>?a</text:p>
          </table:table-cell>
          <table:table-cell office:value-type="float" office:value="15.7750189097992" calcext:value-type="float">
            <text:p>15.7750189098</text:p>
          </table:table-cell>
          <table:table-cell table:formula="of:=IF([.J613] &lt;&gt; 0; 1; 0)" office:value-type="float" office:value="1" calcext:value-type="float">
            <text:p>1</text:p>
          </table:table-cell>
          <table:table-cell table:formula="of:=IF(AND([.K613]=1; [.J613]&gt;=[.E61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holdsPoliticalPosition&gt; <text:s/>?b <text:s/>?a <text:s/>&lt;wasBornIn&gt; <text:s/>?f <text:s text:c="2"/>=&gt; ?a <text:s/>&lt;holdsPoliticalPosition&gt; <text:s/>?b</text:p>
          </table:table-cell>
          <table:table-cell office:value-type="float" office:value="0.000099168" calcext:value-type="float">
            <text:p>0.000099168</text:p>
          </table:table-cell>
          <table:table-cell office:value-type="float" office:value="0.038699053" calcext:value-type="float">
            <text:p>0.038699053</text:p>
          </table:table-cell>
          <table:table-cell office:value-type="float" office:value="0.001464243" calcext:value-type="float">
            <text:p>0.001464243</text:p>
          </table:table-cell>
          <table:table-cell office:value-type="float" office:value="0.107674685" calcext:value-type="float">
            <text:p>0.107674685</text:p>
          </table:table-cell>
          <table:table-cell office:value-type="float" office:value="94" calcext:value-type="float">
            <text:p>94</text:p>
          </table:table-cell>
          <table:table-cell office:value-type="float" office:value="64197" calcext:value-type="float">
            <text:p>64197</text:p>
          </table:table-cell>
          <table:table-cell office:value-type="float" office:value="873" calcext:value-type="float">
            <text:p>873</text:p>
          </table:table-cell>
          <table:table-cell office:value-type="string" calcext:value-type="string">
            <text:p>?a</text:p>
          </table:table-cell>
          <table:table-cell office:value-type="float" office:value="24422.5844699807" calcext:value-type="float">
            <text:p>24422.5844699807</text:p>
          </table:table-cell>
          <table:table-cell table:formula="of:=IF([.J614] &lt;&gt; 0; 1; 0)" office:value-type="float" office:value="1" calcext:value-type="float">
            <text:p>1</text:p>
          </table:table-cell>
          <table:table-cell table:formula="of:=IF(AND([.K614]=1; [.J614]&gt;=[.E61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graduatedFrom&gt; <text:s/>?b <text:s/>?a <text:s/>&lt;isCitizenOf&gt; <text:s/>?f <text:s/>?i <text:s/>&lt;isLeaderOf&gt; <text:s/>?f <text:s text:c="2"/>=&gt; ?a <text:s/>&lt;graduatedFrom&gt; <text:s/>?b</text:p>
          </table:table-cell>
          <table:table-cell office:value-type="float" office:value="0.000166686" calcext:value-type="float">
            <text:p>0.000166686</text:p>
          </table:table-cell>
          <table:table-cell office:value-type="float" office:value="0.013305263" calcext:value-type="float">
            <text:p>0.013305263</text:p>
          </table:table-cell>
          <table:table-cell office:value-type="float" office:value="0.014054439" calcext:value-type="float">
            <text:p>0.014054439</text:p>
          </table:table-cell>
          <table:table-cell office:value-type="float" office:value="0.107849829" calcext:value-type="float">
            <text:p>0.107849829</text:p>
          </table:table-cell>
          <table:table-cell office:value-type="float" office:value="158" calcext:value-type="float">
            <text:p>158</text:p>
          </table:table-cell>
          <table:table-cell office:value-type="float" office:value="11242" calcext:value-type="float">
            <text:p>11242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15] &lt;&gt; 0; 1; 0)" office:value-type="float" office:value="0" calcext:value-type="float">
            <text:p>0</text:p>
          </table:table-cell>
          <table:table-cell table:formula="of:=IF(AND([.K615]=1; [.J615]&gt;=[.E61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exports&gt; <text:s/>?f <text:s/>?i <text:s/>&lt;imports&gt; <text:s/>?b <text:s/>?a <text:s/>&lt;imports&gt; <text:s/>?f <text:s text:c="2"/>=&gt; ?a <text:s/>&lt;imports&gt; <text:s/>?b</text:p>
          </table:table-cell>
          <table:table-cell office:value-type="float" office:value="0.000292229" calcext:value-type="float">
            <text:p>0.000292229</text:p>
          </table:table-cell>
          <table:table-cell office:value-type="float" office:value="0.824404762" calcext:value-type="float">
            <text:p>0.824404762</text:p>
          </table:table-cell>
          <table:table-cell table:number-columns-repeated="2" office:value-type="float" office:value="0.107950117" calcext:value-type="float">
            <text:p>0.107950117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2566" calcext:value-type="float">
            <text:p>2566</text:p>
          </table:table-cell>
          <table:table-cell office:value-type="string" calcext:value-type="string">
            <text:p>?a</text:p>
          </table:table-cell>
          <table:table-cell office:value-type="float" office:value="2.38643483709273" calcext:value-type="float">
            <text:p>2.3864348371</text:p>
          </table:table-cell>
          <table:table-cell table:formula="of:=IF([.J616] &lt;&gt; 0; 1; 0)" office:value-type="float" office:value="1" calcext:value-type="float">
            <text:p>1</text:p>
          </table:table-cell>
          <table:table-cell table:formula="of:=IF(AND([.K616]=1; [.J616]&gt;=[.E61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graduatedFrom&gt; <text:s/>?b <text:s/>?a <text:s/>&lt;isKnownFor&gt; <text:s/>?f <text:s/>?i <text:s/>&lt;isKnownFor&gt; <text:s/>?f <text:s text:c="2"/>=&gt; ?a <text:s/>&lt;worksAt&gt; <text:s/>?b</text:p>
          </table:table-cell>
          <table:table-cell office:value-type="float" office:value="0.000056969" calcext:value-type="float">
            <text:p>0.000056969</text:p>
          </table:table-cell>
          <table:table-cell office:value-type="float" office:value="0.022167488" calcext:value-type="float">
            <text:p>0.022167488</text:p>
          </table:table-cell>
          <table:table-cell office:value-type="float" office:value="0.034090909" calcext:value-type="float">
            <text:p>0.034090909</text:p>
          </table:table-cell>
          <table:table-cell office:value-type="float" office:value="0.108" calcext:value-type="float">
            <text:p>0.108</text:p>
          </table:table-cell>
          <table:table-cell office:value-type="float" office:value="54" calcext:value-type="float">
            <text:p>54</text:p>
          </table:table-cell>
          <table:table-cell office:value-type="float" office:value="1584" calcext:value-type="float">
            <text:p>158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?a</text:p>
          </table:table-cell>
          <table:table-cell office:value-type="float" office:value="391.77877090875" calcext:value-type="float">
            <text:p>391.7787709088</text:p>
          </table:table-cell>
          <table:table-cell table:formula="of:=IF([.J617] &lt;&gt; 0; 1; 0)" office:value-type="float" office:value="1" calcext:value-type="float">
            <text:p>1</text:p>
          </table:table-cell>
          <table:table-cell table:formula="of:=IF(AND([.K617]=1; [.J617]&gt;=[.E61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isLeaderOf&gt; <text:s/>?b <text:s/>?i <text:s/>&lt;isLeaderOf&gt; <text:s/>?f <text:s text:c="2"/>=&gt; ?a <text:s/>&lt;livesIn&gt; <text:s/>?b</text:p>
          </table:table-cell>
          <table:table-cell office:value-type="float" office:value="0.000640371" calcext:value-type="float">
            <text:p>0.000640371</text:p>
          </table:table-cell>
          <table:table-cell office:value-type="float" office:value="0.041595285" calcext:value-type="float">
            <text:p>0.041595285</text:p>
          </table:table-cell>
          <table:table-cell office:value-type="float" office:value="0.009035965" calcext:value-type="float">
            <text:p>0.009035965</text:p>
          </table:table-cell>
          <table:table-cell office:value-type="float" office:value="0.109113788" calcext:value-type="float">
            <text:p>0.109113788</text:p>
          </table:table-cell>
          <table:table-cell office:value-type="float" office:value="607" calcext:value-type="float">
            <text:p>607</text:p>
          </table:table-cell>
          <table:table-cell office:value-type="float" office:value="67176" calcext:value-type="float">
            <text:p>67176</text:p>
          </table:table-cell>
          <table:table-cell office:value-type="float" office:value="5563" calcext:value-type="float">
            <text:p>5563</text:p>
          </table:table-cell>
          <table:table-cell office:value-type="string" calcext:value-type="string">
            <text:p>?a</text:p>
          </table:table-cell>
          <table:table-cell office:value-type="float" office:value="2.47157129338137" calcext:value-type="float">
            <text:p>2.4715712934</text:p>
          </table:table-cell>
          <table:table-cell table:formula="of:=IF([.J618] &lt;&gt; 0; 1; 0)" office:value-type="float" office:value="1" calcext:value-type="float">
            <text:p>1</text:p>
          </table:table-cell>
          <table:table-cell table:formula="of:=IF(AND([.K618]=1; [.J618]&gt;=[.E61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LeaderOf&gt; <text:s/>?f <text:s/>?i <text:s/>&lt;isLeaderOf&gt; <text:s/>?f <text:s/>?i <text:s/>&lt;wasBornIn&gt; <text:s/>?b <text:s text:c="2"/>=&gt; ?a <text:s/>&lt;isLeaderOf&gt; <text:s/>?b</text:p>
          </table:table-cell>
          <table:table-cell office:value-type="float" office:value="0.000348142" calcext:value-type="float">
            <text:p>0.000348142</text:p>
          </table:table-cell>
          <table:table-cell office:value-type="float" office:value="0.051732246" calcext:value-type="float">
            <text:p>0.051732246</text:p>
          </table:table-cell>
          <table:table-cell table:number-columns-repeated="2" office:value-type="float" office:value="0.109307718" calcext:value-type="float">
            <text:p>0.109307718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3019" calcext:value-type="float">
            <text:p>3019</text:p>
          </table:table-cell>
          <table:table-cell office:value-type="string" calcext:value-type="string">
            <text:p>?a</text:p>
          </table:table-cell>
          <table:table-cell office:value-type="float" office:value="0.378443360413612" calcext:value-type="float">
            <text:p>0.3784433604</text:p>
          </table:table-cell>
          <table:table-cell table:formula="of:=IF([.J619] &lt;&gt; 0; 1; 0)" office:value-type="float" office:value="1" calcext:value-type="float">
            <text:p>1</text:p>
          </table:table-cell>
          <table:table-cell table:formula="of:=IF(AND([.K619]=1; [.J619]&gt;=[.E61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a <text:s/>&lt;livesIn&gt; <text:s/>?f <text:s/>?i <text:s/>&lt;livesIn&gt; <text:s/>?f <text:s text:c="2"/>=&gt; ?a <text:s/>&lt;livesIn&gt; <text:s/>?b</text:p>
          </table:table-cell>
          <table:table-cell office:value-type="float" office:value="0.002647992" calcext:value-type="float">
            <text:p>0.002647992</text:p>
          </table:table-cell>
          <table:table-cell office:value-type="float" office:value="0.172000274" calcext:value-type="float">
            <text:p>0.172000274</text:p>
          </table:table-cell>
          <table:table-cell table:number-columns-repeated="2" office:value-type="float" office:value="0.109473133" calcext:value-type="float">
            <text:p>0.109473133</text:p>
          </table:table-cell>
          <table:table-cell office:value-type="float" office:value="2510" calcext:value-type="float">
            <text:p>2510</text:p>
          </table:table-cell>
          <table:table-cell table:number-columns-repeated="2" office:value-type="float" office:value="22928" calcext:value-type="float">
            <text:p>22928</text:p>
          </table:table-cell>
          <table:table-cell office:value-type="string" calcext:value-type="string">
            <text:p>?a</text:p>
          </table:table-cell>
          <table:table-cell office:value-type="float" office:value="11.2378654425812" calcext:value-type="float">
            <text:p>11.2378654426</text:p>
          </table:table-cell>
          <table:table-cell table:formula="of:=IF([.J620] &lt;&gt; 0; 1; 0)" office:value-type="float" office:value="1" calcext:value-type="float">
            <text:p>1</text:p>
          </table:table-cell>
          <table:table-cell table:formula="of:=IF(AND([.K620]=1; [.J620]&gt;=[.E62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rected&gt; <text:s/>?b <text:s/>?e <text:s/>&lt;isMarriedTo&gt; <text:s/>?a <text:s/>?i <text:s/>&lt;isMarriedTo&gt; <text:s/>?e <text:s text:c="2"/>=&gt; ?a <text:s/>&lt;produced&gt; <text:s/>?b</text:p>
          </table:table-cell>
          <table:table-cell office:value-type="float" office:value="0.000254249" calcext:value-type="float">
            <text:p>0.000254249</text:p>
          </table:table-cell>
          <table:table-cell office:value-type="float" office:value="0.011944885" calcext:value-type="float">
            <text:p>0.011944885</text:p>
          </table:table-cell>
          <table:table-cell office:value-type="float" office:value="0.05336581" calcext:value-type="float">
            <text:p>0.05336581</text:p>
          </table:table-cell>
          <table:table-cell office:value-type="float" office:value="0.110906581" calcext:value-type="float">
            <text:p>0.110906581</text:p>
          </table:table-cell>
          <table:table-cell office:value-type="float" office:value="241" calcext:value-type="float">
            <text:p>241</text:p>
          </table:table-cell>
          <table:table-cell office:value-type="float" office:value="4516" calcext:value-type="float">
            <text:p>4516</text:p>
          </table:table-cell>
          <table:table-cell office:value-type="float" office:value="2173" calcext:value-type="float">
            <text:p>2173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621] &lt;&gt; 0; 1; 0)" office:value-type="float" office:value="0" calcext:value-type="float">
            <text:p>0</text:p>
          </table:table-cell>
          <table:table-cell table:formula="of:=IF(AND([.K621]=1; [.J621]&gt;=[.E62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b <text:s/>?g <text:s/>&lt;actedIn&gt; <text:s/>?b <text:s/>?g <text:s/>&lt;created&gt; <text:s/>?b <text:s text:c="2"/>=&gt; ?a <text:s/>&lt;produced&gt; <text:s/>?b</text:p>
          </table:table-cell>
          <table:table-cell office:value-type="float" office:value="0.00023315" calcext:value-type="float">
            <text:p>0.00023315</text:p>
          </table:table-cell>
          <table:table-cell office:value-type="float" office:value="0.010953608" calcext:value-type="float">
            <text:p>0.010953608</text:p>
          </table:table-cell>
          <table:table-cell office:value-type="float" office:value="0.066929134" calcext:value-type="float">
            <text:p>0.066929134</text:p>
          </table:table-cell>
          <table:table-cell office:value-type="float" office:value="0.110999498" calcext:value-type="float">
            <text:p>0.110999498</text:p>
          </table:table-cell>
          <table:table-cell office:value-type="float" office:value="221" calcext:value-type="float">
            <text:p>221</text:p>
          </table:table-cell>
          <table:table-cell office:value-type="float" office:value="3302" calcext:value-type="float">
            <text:p>3302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622] &lt;&gt; 0; 1; 0)" office:value-type="float" office:value="0" calcext:value-type="float">
            <text:p>0</text:p>
          </table:table-cell>
          <table:table-cell table:formula="of:=IF(AND([.K622]=1; [.J622]&gt;=[.E62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i <text:s/>&lt;diedIn&gt; <text:s/>?f <text:s/>?i <text:s/>&lt;wasBornIn&gt; <text:s/>?b <text:s text:c="2"/>=&gt; ?a <text:s/>&lt;dealsWith&gt; <text:s/>?b</text:p>
          </table:table-cell>
          <table:table-cell office:value-type="float" office:value="0.000009495" calcext:value-type="float">
            <text:p>0.000009495</text:p>
          </table:table-cell>
          <table:table-cell office:value-type="float" office:value="0.013062409" calcext:value-type="float">
            <text:p>0.013062409</text:p>
          </table:table-cell>
          <table:table-cell table:number-columns-repeated="2" office:value-type="float" office:value="0.111111111" calcext:value-type="float">
            <text:p>0.1111111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?a</text:p>
          </table:table-cell>
          <table:table-cell office:value-type="float" office:value="17.3537911218165" calcext:value-type="float">
            <text:p>17.3537911218</text:p>
          </table:table-cell>
          <table:table-cell table:formula="of:=IF([.J623] &lt;&gt; 0; 1; 0)" office:value-type="float" office:value="1" calcext:value-type="float">
            <text:p>1</text:p>
          </table:table-cell>
          <table:table-cell table:formula="of:=IF(AND([.K623]=1; [.J623]&gt;=[.E62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livesIn&gt; <text:s/>?b <text:s/>?a <text:s/>&lt;livesIn&gt; <text:s/>?f <text:s text:c="2"/>=&gt; ?a <text:s/>&lt;isPoliticianOf&gt; <text:s/>?b</text:p>
          </table:table-cell>
          <table:table-cell office:value-type="float" office:value="0.000051694" calcext:value-type="float">
            <text:p>0.000051694</text:p>
          </table:table-cell>
          <table:table-cell office:value-type="float" office:value="0.033561644" calcext:value-type="float">
            <text:p>0.033561644</text:p>
          </table:table-cell>
          <table:table-cell office:value-type="float" office:value="0.004683169" calcext:value-type="float">
            <text:p>0.004683169</text:p>
          </table:table-cell>
          <table:table-cell office:value-type="float" office:value="0.111111111" calcext:value-type="float">
            <text:p>0.111111111</text:p>
          </table:table-cell>
          <table:table-cell office:value-type="float" office:value="49" calcext:value-type="float">
            <text:p>49</text:p>
          </table:table-cell>
          <table:table-cell office:value-type="float" office:value="10463" calcext:value-type="float">
            <text:p>10463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?a</text:p>
          </table:table-cell>
          <table:table-cell office:value-type="float" office:value="7720.91221886021" calcext:value-type="float">
            <text:p>7720.9122188602</text:p>
          </table:table-cell>
          <table:table-cell table:formula="of:=IF([.J624] &lt;&gt; 0; 1; 0)" office:value-type="float" office:value="1" calcext:value-type="float">
            <text:p>1</text:p>
          </table:table-cell>
          <table:table-cell table:formula="of:=IF(AND([.K624]=1; [.J624]&gt;=[.E62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ealsWith&gt; <text:s/>?a <text:s/>?e <text:s/>&lt;exports&gt; <text:s/>?b <text:s/>?e <text:s/>&lt;imports&gt; <text:s/>?b <text:s text:c="2"/>=&gt; ?a <text:s/>&lt;exports&gt; <text:s/>?b</text:p>
          </table:table-cell>
          <table:table-cell office:value-type="float" office:value="0.00001688" calcext:value-type="float">
            <text:p>0.00001688</text:p>
          </table:table-cell>
          <table:table-cell office:value-type="float" office:value="0.031558185" calcext:value-type="float">
            <text:p>0.031558185</text:p>
          </table:table-cell>
          <table:table-cell table:number-columns-repeated="2" office:value-type="float" office:value="0.111888112" calcext:value-type="float">
            <text:p>0.1118881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625] &lt;&gt; 0; 1; 0)" office:value-type="float" office:value="0" calcext:value-type="float">
            <text:p>0</text:p>
          </table:table-cell>
          <table:table-cell table:formula="of:=IF(AND([.K625]=1; [.J625]&gt;=[.E62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i <text:s/>&lt;created&gt; <text:s/>?b <text:s/>?a <text:s/>&lt;produced&gt; <text:s/>?f <text:s text:c="2"/>=&gt; ?a <text:s/>&lt;produced&gt; <text:s/>?b</text:p>
          </table:table-cell>
          <table:table-cell office:value-type="float" office:value="0.000967414" calcext:value-type="float">
            <text:p>0.000967414</text:p>
          </table:table-cell>
          <table:table-cell office:value-type="float" office:value="0.04545004" calcext:value-type="float">
            <text:p>0.04545004</text:p>
          </table:table-cell>
          <table:table-cell office:value-type="float" office:value="0.014839869" calcext:value-type="float">
            <text:p>0.014839869</text:p>
          </table:table-cell>
          <table:table-cell office:value-type="float" office:value="0.112695096" calcext:value-type="float">
            <text:p>0.112695096</text:p>
          </table:table-cell>
          <table:table-cell office:value-type="float" office:value="917" calcext:value-type="float">
            <text:p>917</text:p>
          </table:table-cell>
          <table:table-cell office:value-type="float" office:value="61793" calcext:value-type="float">
            <text:p>61793</text:p>
          </table:table-cell>
          <table:table-cell office:value-type="float" office:value="8137" calcext:value-type="float">
            <text:p>8137</text:p>
          </table:table-cell>
          <table:table-cell office:value-type="string" calcext:value-type="string">
            <text:p>?b</text:p>
          </table:table-cell>
          <table:table-cell office:value-type="float" office:value="11.9402207016611" calcext:value-type="float">
            <text:p>11.9402207017</text:p>
          </table:table-cell>
          <table:table-cell table:formula="of:=IF([.J626] &lt;&gt; 0; 1; 0)" office:value-type="float" office:value="1" calcext:value-type="float">
            <text:p>1</text:p>
          </table:table-cell>
          <table:table-cell table:formula="of:=IF(AND([.K626]=1; [.J626]&gt;=[.E62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exports&gt; <text:s/>?b <text:s/>?a <text:s/>&lt;hasCapital&gt; <text:s/>?f <text:s/>?i <text:s/>&lt;hasCapital&gt; <text:s/>?f <text:s text:c="2"/>=&gt; ?a <text:s/>&lt;imports&gt; <text:s/>?b</text:p>
          </table:table-cell>
          <table:table-cell office:value-type="float" office:value="0.000041144" calcext:value-type="float">
            <text:p>0.000041144</text:p>
          </table:table-cell>
          <table:table-cell office:value-type="float" office:value="0.116071429" calcext:value-type="float">
            <text:p>0.116071429</text:p>
          </table:table-cell>
          <table:table-cell office:value-type="float" office:value="0.048994975" calcext:value-type="float">
            <text:p>0.048994975</text:p>
          </table:table-cell>
          <table:table-cell office:value-type="float" office:value="0.112716763" calcext:value-type="float">
            <text:p>0.112716763</text:p>
          </table:table-cell>
          <table:table-cell office:value-type="float" office:value="39" calcext:value-type="float">
            <text:p>39</text:p>
          </table:table-cell>
          <table:table-cell office:value-type="float" office:value="796" calcext:value-type="float">
            <text:p>796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27] &lt;&gt; 0; 1; 0)" office:value-type="float" office:value="0" calcext:value-type="float">
            <text:p>0</text:p>
          </table:table-cell>
          <table:table-cell table:formula="of:=IF(AND([.K627]=1; [.J627]&gt;=[.E62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influences&gt; <text:s/>?a <text:s text:c="2"/>=&gt; ?a <text:s/>&lt;hasAcademicAdvisor&gt; <text:s/>?b</text:p>
          </table:table-cell>
          <table:table-cell office:value-type="float" office:value="0.000030594" calcext:value-type="float">
            <text:p>0.000030594</text:p>
          </table:table-cell>
          <table:table-cell office:value-type="float" office:value="0.01489471" calcext:value-type="float">
            <text:p>0.01489471</text:p>
          </table:table-cell>
          <table:table-cell office:value-type="float" office:value="0.002078853" calcext:value-type="float">
            <text:p>0.002078853</text:p>
          </table:table-cell>
          <table:table-cell office:value-type="float" office:value="0.11372549" calcext:value-type="float">
            <text:p>0.11372549</text:p>
          </table:table-cell>
          <table:table-cell office:value-type="float" office:value="29" calcext:value-type="float">
            <text:p>29</text:p>
          </table:table-cell>
          <table:table-cell office:value-type="float" office:value="13950" calcext:value-type="float">
            <text:p>1395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28] &lt;&gt; 0; 1; 0)" office:value-type="float" office:value="0" calcext:value-type="float">
            <text:p>0</text:p>
          </table:table-cell>
          <table:table-cell table:formula="of:=IF(AND([.K628]=1; [.J628]&gt;=[.E62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exports&gt; <text:s/>?b <text:s/>?i <text:s/>&lt;isLocatedIn&gt; <text:s/>?a <text:s/>?i <text:s/>&lt;isLocatedIn&gt; <text:s/>?e <text:s text:c="2"/>=&gt; ?a <text:s/>&lt;imports&gt; <text:s/>?b</text:p>
          </table:table-cell>
          <table:table-cell office:value-type="float" office:value="0.000044309" calcext:value-type="float">
            <text:p>0.000044309</text:p>
          </table:table-cell>
          <table:table-cell office:value-type="float" office:value="0.125" calcext:value-type="float">
            <text:p>0.125</text:p>
          </table:table-cell>
          <table:table-cell office:value-type="float" office:value="0.06402439" calcext:value-type="float">
            <text:p>0.06402439</text:p>
          </table:table-cell>
          <table:table-cell office:value-type="float" office:value="0.113821138" calcext:value-type="float">
            <text:p>0.113821138</text:p>
          </table:table-cell>
          <table:table-cell office:value-type="float" office:value="42" calcext:value-type="float">
            <text:p>42</text:p>
          </table:table-cell>
          <table:table-cell office:value-type="float" office:value="656" calcext:value-type="float">
            <text:p>656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?a</text:p>
          </table:table-cell>
          <table:table-cell office:value-type="float" office:value="3765567.87272232" calcext:value-type="float">
            <text:p>3765567.87272232</text:p>
          </table:table-cell>
          <table:table-cell table:formula="of:=IF([.J629] &lt;&gt; 0; 1; 0)" office:value-type="float" office:value="1" calcext:value-type="float">
            <text:p>1</text:p>
          </table:table-cell>
          <table:table-cell table:formula="of:=IF(AND([.K629]=1; [.J629]&gt;=[.E62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j <text:s/>?e <text:s/>&lt;directed&gt; <text:s/>?b <text:s/>?e <text:s/>&lt;produced&gt; <text:s/>?j <text:s text:c="2"/>=&gt; ?a <text:s/>&lt;created&gt; <text:s/>?b</text:p>
          </table:table-cell>
          <table:table-cell office:value-type="float" office:value="0.004549061" calcext:value-type="float">
            <text:p>0.004549061</text:p>
          </table:table-cell>
          <table:table-cell office:value-type="float" office:value="0.021542981" calcext:value-type="float">
            <text:p>0.021542981</text:p>
          </table:table-cell>
          <table:table-cell office:value-type="float" office:value="0.072009485" calcext:value-type="float">
            <text:p>0.072009485</text:p>
          </table:table-cell>
          <table:table-cell office:value-type="float" office:value="0.113932412" calcext:value-type="float">
            <text:p>0.113932412</text:p>
          </table:table-cell>
          <table:table-cell office:value-type="float" office:value="4312" calcext:value-type="float">
            <text:p>4312</text:p>
          </table:table-cell>
          <table:table-cell office:value-type="float" office:value="59881" calcext:value-type="float">
            <text:p>59881</text:p>
          </table:table-cell>
          <table:table-cell office:value-type="float" office:value="37847" calcext:value-type="float">
            <text:p>37847</text:p>
          </table:table-cell>
          <table:table-cell office:value-type="string" calcext:value-type="string">
            <text:p>?b</text:p>
          </table:table-cell>
          <table:table-cell office:value-type="float" office:value="1.26229463492278" calcext:value-type="float">
            <text:p>1.2622946349</text:p>
          </table:table-cell>
          <table:table-cell table:formula="of:=IF([.J630] &lt;&gt; 0; 1; 0)" office:value-type="float" office:value="1" calcext:value-type="float">
            <text:p>1</text:p>
          </table:table-cell>
          <table:table-cell table:formula="of:=IF(AND([.K630]=1; [.J630]&gt;=[.E63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exports&gt; <text:s/>?b <text:s/>?i <text:s/>&lt;livesIn&gt; <text:s/>?a <text:s/>?i <text:s/>&lt;livesIn&gt; <text:s/>?e <text:s text:c="2"/>=&gt; ?a <text:s/>&lt;imports&gt; <text:s/>?b</text:p>
          </table:table-cell>
          <table:table-cell office:value-type="float" office:value="0.000054859" calcext:value-type="float">
            <text:p>0.000054859</text:p>
          </table:table-cell>
          <table:table-cell office:value-type="float" office:value="0.154761905" calcext:value-type="float">
            <text:p>0.154761905</text:p>
          </table:table-cell>
          <table:table-cell office:value-type="float" office:value="0.0203125" calcext:value-type="float">
            <text:p>0.0203125</text:p>
          </table:table-cell>
          <table:table-cell office:value-type="float" office:value="0.114285714" calcext:value-type="float">
            <text:p>0.114285714</text:p>
          </table:table-cell>
          <table:table-cell office:value-type="float" office:value="52" calcext:value-type="float">
            <text:p>52</text:p>
          </table:table-cell>
          <table:table-cell office:value-type="float" office:value="2560" calcext:value-type="float">
            <text:p>2560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31] &lt;&gt; 0; 1; 0)" office:value-type="float" office:value="0" calcext:value-type="float">
            <text:p>0</text:p>
          </table:table-cell>
          <table:table-cell table:formula="of:=IF(AND([.K631]=1; [.J631]&gt;=[.E63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isPoliticianOf&gt; <text:s/>?b <text:s/>?a <text:s/>&lt;livesIn&gt; <text:s/>?f <text:s text:c="2"/>=&gt; ?a <text:s/>&lt;livesIn&gt; <text:s/>?b</text:p>
          </table:table-cell>
          <table:table-cell office:value-type="float" office:value="0.000325988" calcext:value-type="float">
            <text:p>0.000325988</text:p>
          </table:table-cell>
          <table:table-cell office:value-type="float" office:value="0.021174536" calcext:value-type="float">
            <text:p>0.021174536</text:p>
          </table:table-cell>
          <table:table-cell table:number-columns-repeated="2" office:value-type="float" office:value="0.114359734" calcext:value-type="float">
            <text:p>0.114359734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2702" calcext:value-type="float">
            <text:p>2702</text:p>
          </table:table-cell>
          <table:table-cell office:value-type="string" calcext:value-type="string">
            <text:p>?a</text:p>
          </table:table-cell>
          <table:table-cell office:value-type="float" office:value="1.79048176737588" calcext:value-type="float">
            <text:p>1.7904817674</text:p>
          </table:table-cell>
          <table:table-cell table:formula="of:=IF([.J632] &lt;&gt; 0; 1; 0)" office:value-type="float" office:value="1" calcext:value-type="float">
            <text:p>1</text:p>
          </table:table-cell>
          <table:table-cell table:formula="of:=IF(AND([.K632]=1; [.J632]&gt;=[.E63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exports&gt; <text:s/>?b <text:s/>?i <text:s/>&lt;isKnownFor&gt; <text:s/>?a <text:s/>?i <text:s/>&lt;isKnownFor&gt; <text:s/>?e <text:s text:c="2"/>=&gt; ?a <text:s/>&lt;imports&gt; <text:s/>?b</text:p>
          </table:table-cell>
          <table:table-cell office:value-type="float" office:value="0.00001899" calcext:value-type="float">
            <text:p>0.00001899</text:p>
          </table:table-cell>
          <table:table-cell office:value-type="float" office:value="0.053571429" calcext:value-type="float">
            <text:p>0.053571429</text:p>
          </table:table-cell>
          <table:table-cell office:value-type="float" office:value="0.054380665" calcext:value-type="float">
            <text:p>0.054380665</text:p>
          </table:table-cell>
          <table:table-cell office:value-type="float" office:value="0.114649682" calcext:value-type="float">
            <text:p>0.114649682</text:p>
          </table:table-cell>
          <table:table-cell office:value-type="float" office:value="18" calcext:value-type="float">
            <text:p>18</text:p>
          </table:table-cell>
          <table:table-cell office:value-type="float" office:value="331" calcext:value-type="float">
            <text:p>33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33] &lt;&gt; 0; 1; 0)" office:value-type="float" office:value="0" calcext:value-type="float">
            <text:p>0</text:p>
          </table:table-cell>
          <table:table-cell table:formula="of:=IF(AND([.K633]=1; [.J633]&gt;=[.E63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livesIn&gt; <text:s/>?b <text:s/>?a <text:s/>&lt;livesIn&gt; <text:s/>?f <text:s/>?i <text:s/>&lt;wasBornIn&gt; <text:s/>?f <text:s text:c="2"/>=&gt; ?a <text:s/>&lt;livesIn&gt; <text:s/>?b</text:p>
          </table:table-cell>
          <table:table-cell office:value-type="float" office:value="0.004766386" calcext:value-type="float">
            <text:p>0.004766386</text:p>
          </table:table-cell>
          <table:table-cell office:value-type="float" office:value="0.309600493" calcext:value-type="float">
            <text:p>0.309600493</text:p>
          </table:table-cell>
          <table:table-cell table:number-columns-repeated="2" office:value-type="float" office:value="0.11486246" calcext:value-type="float">
            <text:p>0.11486246</text:p>
          </table:table-cell>
          <table:table-cell office:value-type="float" office:value="4518" calcext:value-type="float">
            <text:p>4518</text:p>
          </table:table-cell>
          <table:table-cell table:number-columns-repeated="2" office:value-type="float" office:value="39334" calcext:value-type="float">
            <text:p>39334</text:p>
          </table:table-cell>
          <table:table-cell office:value-type="string" calcext:value-type="string">
            <text:p>?a</text:p>
          </table:table-cell>
          <table:table-cell office:value-type="float" office:value="3.92972837637336" calcext:value-type="float">
            <text:p>3.9297283764</text:p>
          </table:table-cell>
          <table:table-cell table:formula="of:=IF([.J634] &lt;&gt; 0; 1; 0)" office:value-type="float" office:value="1" calcext:value-type="float">
            <text:p>1</text:p>
          </table:table-cell>
          <table:table-cell table:formula="of:=IF(AND([.K634]=1; [.J634]&gt;=[.E63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asCapital&gt; <text:s/>?f <text:s/>?a <text:s/>&lt;isCitizenOf&gt; <text:s/>?j <text:s/>?f <text:s/>&lt;isLocatedIn&gt; <text:s/>?j <text:s text:c="2"/>=&gt; ?a <text:s/>&lt;isCitizenOf&gt; <text:s/>?b</text:p>
          </table:table-cell>
          <table:table-cell office:value-type="float" office:value="0.007628538" calcext:value-type="float">
            <text:p>0.007628538</text:p>
          </table:table-cell>
          <table:table-cell office:value-type="float" office:value="0.496293754" calcext:value-type="float">
            <text:p>0.496293754</text:p>
          </table:table-cell>
          <table:table-cell table:number-columns-repeated="2" office:value-type="float" office:value="0.115203849" calcext:value-type="float">
            <text:p>0.115203849</text:p>
          </table:table-cell>
          <table:table-cell office:value-type="float" office:value="7231" calcext:value-type="float">
            <text:p>7231</text:p>
          </table:table-cell>
          <table:table-cell table:number-columns-repeated="2" office:value-type="float" office:value="62767" calcext:value-type="float">
            <text:p>6276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35] &lt;&gt; 0; 1; 0)" office:value-type="float" office:value="0" calcext:value-type="float">
            <text:p>0</text:p>
          </table:table-cell>
          <table:table-cell table:formula="of:=IF(AND([.K635]=1; [.J635]&gt;=[.E63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livesIn&gt; <text:s/>?f <text:s/>?i <text:s/>&lt;wasBornIn&gt; <text:s/>?b <text:s/>?a <text:s/>&lt;wasBornIn&gt; <text:s/>?f <text:s text:c="2"/>=&gt; ?a <text:s/>&lt;wasBornIn&gt; <text:s/>?b</text:p>
          </table:table-cell>
          <table:table-cell office:value-type="float" office:value="0.023198943" calcext:value-type="float">
            <text:p>0.023198943</text:p>
          </table:table-cell>
          <table:table-cell office:value-type="float" office:value="0.392938191" calcext:value-type="float">
            <text:p>0.392938191</text:p>
          </table:table-cell>
          <table:table-cell table:number-columns-repeated="2" office:value-type="float" office:value="0.115328337" calcext:value-type="float">
            <text:p>0.115328337</text:p>
          </table:table-cell>
          <table:table-cell office:value-type="float" office:value="21990" calcext:value-type="float">
            <text:p>21990</text:p>
          </table:table-cell>
          <table:table-cell table:number-columns-repeated="2" office:value-type="float" office:value="190673" calcext:value-type="float">
            <text:p>190673</text:p>
          </table:table-cell>
          <table:table-cell office:value-type="string" calcext:value-type="string">
            <text:p>?a</text:p>
          </table:table-cell>
          <table:table-cell office:value-type="float" office:value="0.561413651106316" calcext:value-type="float">
            <text:p>0.5614136511</text:p>
          </table:table-cell>
          <table:table-cell table:formula="of:=IF([.J636] &lt;&gt; 0; 1; 0)" office:value-type="float" office:value="1" calcext:value-type="float">
            <text:p>1</text:p>
          </table:table-cell>
          <table:table-cell table:formula="of:=IF(AND([.K636]=1; [.J636]&gt;=[.E63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graduatedFrom&gt; <text:s/>?b <text:s/>?i <text:s/>&lt;isLeaderOf&gt; <text:s/>?f <text:s/>?a <text:s/>&lt;wasBornIn&gt; <text:s/>?f <text:s text:c="2"/>=&gt; ?a <text:s/>&lt;graduatedFrom&gt; <text:s/>?b</text:p>
          </table:table-cell>
          <table:table-cell office:value-type="float" office:value="0.000156137" calcext:value-type="float">
            <text:p>0.000156137</text:p>
          </table:table-cell>
          <table:table-cell office:value-type="float" office:value="0.012463158" calcext:value-type="float">
            <text:p>0.012463158</text:p>
          </table:table-cell>
          <table:table-cell office:value-type="float" office:value="0.009896356" calcext:value-type="float">
            <text:p>0.009896356</text:p>
          </table:table-cell>
          <table:table-cell office:value-type="float" office:value="0.115987461" calcext:value-type="float">
            <text:p>0.115987461</text:p>
          </table:table-cell>
          <table:table-cell office:value-type="float" office:value="148" calcext:value-type="float">
            <text:p>148</text:p>
          </table:table-cell>
          <table:table-cell office:value-type="float" office:value="14955" calcext:value-type="float">
            <text:p>14955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37] &lt;&gt; 0; 1; 0)" office:value-type="float" office:value="0" calcext:value-type="float">
            <text:p>0</text:p>
          </table:table-cell>
          <table:table-cell table:formula="of:=IF(AND([.K637]=1; [.J637]&gt;=[.E63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ocatedIn&gt; <text:s/>?b <text:s/>?i <text:s/>&lt;isLocatedIn&gt; <text:s/>?f <text:s/>?a <text:s/>&lt;livesIn&gt; <text:s/>?f <text:s text:c="2"/>=&gt; ?a <text:s/>&lt;wasBornIn&gt; <text:s/>?b</text:p>
          </table:table-cell>
          <table:table-cell office:value-type="float" office:value="0.000732154" calcext:value-type="float">
            <text:p>0.000732154</text:p>
          </table:table-cell>
          <table:table-cell office:value-type="float" office:value="0.012401051" calcext:value-type="float">
            <text:p>0.012401051</text:p>
          </table:table-cell>
          <table:table-cell office:value-type="float" office:value="0.033797604" calcext:value-type="float">
            <text:p>0.033797604</text:p>
          </table:table-cell>
          <table:table-cell office:value-type="float" office:value="0.116579876" calcext:value-type="float">
            <text:p>0.116579876</text:p>
          </table:table-cell>
          <table:table-cell office:value-type="float" office:value="694" calcext:value-type="float">
            <text:p>694</text:p>
          </table:table-cell>
          <table:table-cell office:value-type="float" office:value="20534" calcext:value-type="float">
            <text:p>20534</text:p>
          </table:table-cell>
          <table:table-cell office:value-type="float" office:value="5953" calcext:value-type="float">
            <text:p>5953</text:p>
          </table:table-cell>
          <table:table-cell office:value-type="string" calcext:value-type="string">
            <text:p>?a</text:p>
          </table:table-cell>
          <table:table-cell office:value-type="float" office:value="120.236491085918" calcext:value-type="float">
            <text:p>120.2364910859</text:p>
          </table:table-cell>
          <table:table-cell table:formula="of:=IF([.J638] &lt;&gt; 0; 1; 0)" office:value-type="float" office:value="1" calcext:value-type="float">
            <text:p>1</text:p>
          </table:table-cell>
          <table:table-cell table:formula="of:=IF(AND([.K638]=1; [.J638]&gt;=[.E63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f <text:s/>?i <text:s/>&lt;isCitizenOf&gt; <text:s/>?a <text:s/>?i <text:s/>&lt;isLocatedIn&gt; <text:s/>?f <text:s text:c="2"/>=&gt; ?a <text:s/>&lt;dealsWith&gt; <text:s/>?b</text:p>
          </table:table-cell>
          <table:table-cell office:value-type="float" office:value="0.000040089" calcext:value-type="float">
            <text:p>0.000040089</text:p>
          </table:table-cell>
          <table:table-cell office:value-type="float" office:value="0.055152395" calcext:value-type="float">
            <text:p>0.055152395</text:p>
          </table:table-cell>
          <table:table-cell office:value-type="float" office:value="0.09223301" calcext:value-type="float">
            <text:p>0.09223301</text:p>
          </table:table-cell>
          <table:table-cell office:value-type="float" office:value="0.117283951" calcext:value-type="float">
            <text:p>0.117283951</text:p>
          </table:table-cell>
          <table:table-cell office:value-type="float" office:value="38" calcext:value-type="float">
            <text:p>38</text:p>
          </table:table-cell>
          <table:table-cell office:value-type="float" office:value="412" calcext:value-type="float">
            <text:p>412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39] &lt;&gt; 0; 1; 0)" office:value-type="float" office:value="0" calcext:value-type="float">
            <text:p>0</text:p>
          </table:table-cell>
          <table:table-cell table:formula="of:=IF(AND([.K639]=1; [.J639]&gt;=[.E63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b <text:s/>?a <text:s/>&lt;created&gt; <text:s/>?h <text:s/>?a <text:s/>&lt;directed&gt; <text:s/>?h <text:s text:c="2"/>=&gt; ?a <text:s/>&lt;produced&gt; <text:s/>?b</text:p>
          </table:table-cell>
          <table:table-cell office:value-type="float" office:value="0.000240535" calcext:value-type="float">
            <text:p>0.000240535</text:p>
          </table:table-cell>
          <table:table-cell office:value-type="float" office:value="0.011300555" calcext:value-type="float">
            <text:p>0.011300555</text:p>
          </table:table-cell>
          <table:table-cell office:value-type="float" office:value="0.056971514" calcext:value-type="float">
            <text:p>0.056971514</text:p>
          </table:table-cell>
          <table:table-cell office:value-type="float" office:value="0.117768595" calcext:value-type="float">
            <text:p>0.117768595</text:p>
          </table:table-cell>
          <table:table-cell office:value-type="float" office:value="228" calcext:value-type="float">
            <text:p>228</text:p>
          </table:table-cell>
          <table:table-cell office:value-type="float" office:value="4002" calcext:value-type="float">
            <text:p>4002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640] &lt;&gt; 0; 1; 0)" office:value-type="float" office:value="0" calcext:value-type="float">
            <text:p>0</text:p>
          </table:table-cell>
          <table:table-cell table:formula="of:=IF(AND([.K640]=1; [.J640]&gt;=[.E64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isLocatedIn&gt; <text:s/>?b <text:s/>?i <text:s/>&lt;livesIn&gt; <text:s/>?f <text:s text:c="2"/>=&gt; ?a <text:s/>&lt;isCitizenOf&gt; <text:s/>?b</text:p>
          </table:table-cell>
          <table:table-cell office:value-type="float" office:value="0.000158247" calcext:value-type="float">
            <text:p>0.000158247</text:p>
          </table:table-cell>
          <table:table-cell office:value-type="float" office:value="0.010295127" calcext:value-type="float">
            <text:p>0.010295127</text:p>
          </table:table-cell>
          <table:table-cell table:number-columns-repeated="2" office:value-type="float" office:value="0.119142176" calcext:value-type="float">
            <text:p>0.119142176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259" calcext:value-type="float">
            <text:p>1259</text:p>
          </table:table-cell>
          <table:table-cell office:value-type="string" calcext:value-type="string">
            <text:p>?a</text:p>
          </table:table-cell>
          <table:table-cell office:value-type="float" office:value="0.035346350128577" calcext:value-type="float">
            <text:p>0.0353463501</text:p>
          </table:table-cell>
          <table:table-cell table:formula="of:=IF([.J641] &lt;&gt; 0; 1; 0)" office:value-type="float" office:value="1" calcext:value-type="float">
            <text:p>1</text:p>
          </table:table-cell>
          <table:table-cell table:formula="of:=IF(AND([.K641]=1; [.J641]&gt;=[.E64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PoliticianOf&gt; <text:s/>?f <text:s/>?i <text:s/>&lt;livesIn&gt; <text:s/>?b <text:s/>?a <text:s/>&lt;livesIn&gt; <text:s/>?f <text:s text:c="2"/>=&gt; ?a <text:s/>&lt;livesIn&gt; <text:s/>?b</text:p>
          </table:table-cell>
          <table:table-cell office:value-type="float" office:value="0.00090728" calcext:value-type="float">
            <text:p>0.00090728</text:p>
          </table:table-cell>
          <table:table-cell office:value-type="float" office:value="0.058932365" calcext:value-type="float">
            <text:p>0.058932365</text:p>
          </table:table-cell>
          <table:table-cell table:number-columns-repeated="2" office:value-type="float" office:value="0.119394697" calcext:value-type="float">
            <text:p>0.119394697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7203" calcext:value-type="float">
            <text:p>7203</text:p>
          </table:table-cell>
          <table:table-cell office:value-type="string" calcext:value-type="string">
            <text:p>?a</text:p>
          </table:table-cell>
          <table:table-cell office:value-type="float" office:value="0.0195149132808761" calcext:value-type="float">
            <text:p>0.0195149133</text:p>
          </table:table-cell>
          <table:table-cell table:formula="of:=IF([.J642] &lt;&gt; 0; 1; 0)" office:value-type="float" office:value="1" calcext:value-type="float">
            <text:p>1</text:p>
          </table:table-cell>
          <table:table-cell table:formula="of:=IF(AND([.K642]=1; [.J642]&gt;=[.E64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i <text:s/>&lt;livesIn&gt; <text:s/>?f <text:s/>?a <text:s/>&lt;wasBornIn&gt; <text:s/>?f <text:s text:c="2"/>=&gt; ?a <text:s/>&lt;livesIn&gt; <text:s/>?b</text:p>
          </table:table-cell>
          <table:table-cell office:value-type="float" office:value="0.0002437" calcext:value-type="float">
            <text:p>0.0002437</text:p>
          </table:table-cell>
          <table:table-cell office:value-type="float" office:value="0.015829507" calcext:value-type="float">
            <text:p>0.015829507</text:p>
          </table:table-cell>
          <table:table-cell office:value-type="float" office:value="0.005402245" calcext:value-type="float">
            <text:p>0.005402245</text:p>
          </table:table-cell>
          <table:table-cell office:value-type="float" office:value="0.119875454" calcext:value-type="float">
            <text:p>0.119875454</text:p>
          </table:table-cell>
          <table:table-cell office:value-type="float" office:value="231" calcext:value-type="float">
            <text:p>231</text:p>
          </table:table-cell>
          <table:table-cell office:value-type="float" office:value="42760" calcext:value-type="float">
            <text:p>42760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?a</text:p>
          </table:table-cell>
          <table:table-cell office:value-type="float" office:value="68.5028247736689" calcext:value-type="float">
            <text:p>68.5028247737</text:p>
          </table:table-cell>
          <table:table-cell table:formula="of:=IF([.J643] &lt;&gt; 0; 1; 0)" office:value-type="float" office:value="1" calcext:value-type="float">
            <text:p>1</text:p>
          </table:table-cell>
          <table:table-cell table:formula="of:=IF(AND([.K643]=1; [.J643]&gt;=[.E64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holdsPoliticalPosition&gt; <text:s/>?b <text:s/>?i <text:s/>&lt;wasBornIn&gt; <text:s/>?f <text:s text:c="2"/>=&gt; ?a <text:s/>&lt;holdsPoliticalPosition&gt; <text:s/>?b</text:p>
          </table:table-cell>
          <table:table-cell office:value-type="float" office:value="0.000111828" calcext:value-type="float">
            <text:p>0.000111828</text:p>
          </table:table-cell>
          <table:table-cell office:value-type="float" office:value="0.043639358" calcext:value-type="float">
            <text:p>0.043639358</text:p>
          </table:table-cell>
          <table:table-cell office:value-type="float" office:value="0.002286503" calcext:value-type="float">
            <text:p>0.002286503</text:p>
          </table:table-cell>
          <table:table-cell office:value-type="float" office:value="0.120728929" calcext:value-type="float">
            <text:p>0.120728929</text:p>
          </table:table-cell>
          <table:table-cell office:value-type="float" office:value="106" calcext:value-type="float">
            <text:p>106</text:p>
          </table:table-cell>
          <table:table-cell office:value-type="float" office:value="46359" calcext:value-type="float">
            <text:p>46359</text:p>
          </table:table-cell>
          <table:table-cell office:value-type="float" office:value="878" calcext:value-type="float">
            <text:p>878</text:p>
          </table:table-cell>
          <table:table-cell office:value-type="string" calcext:value-type="string">
            <text:p>?a</text:p>
          </table:table-cell>
          <table:table-cell office:value-type="float" office:value="161177.53435962" calcext:value-type="float">
            <text:p>161177.53435962</text:p>
          </table:table-cell>
          <table:table-cell table:formula="of:=IF([.J644] &lt;&gt; 0; 1; 0)" office:value-type="float" office:value="1" calcext:value-type="float">
            <text:p>1</text:p>
          </table:table-cell>
          <table:table-cell table:formula="of:=IF(AND([.K644]=1; [.J644]&gt;=[.E64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PoliticianOf&gt; <text:s/>?b <text:s/>?a <text:s/>&lt;livesIn&gt; <text:s/>?f <text:s/>?i <text:s/>&lt;wasBornIn&gt; <text:s/>?f <text:s text:c="2"/>=&gt; ?a <text:s/>&lt;livesIn&gt; <text:s/>?b</text:p>
          </table:table-cell>
          <table:table-cell office:value-type="float" office:value="0.000244755" calcext:value-type="float">
            <text:p>0.000244755</text:p>
          </table:table-cell>
          <table:table-cell office:value-type="float" office:value="0.015898033" calcext:value-type="float">
            <text:p>0.015898033</text:p>
          </table:table-cell>
          <table:table-cell table:number-columns-repeated="2" office:value-type="float" office:value="0.121212121" calcext:value-type="float">
            <text:p>0.121212121</text:p>
          </table:table-cell>
          <table:table-cell office:value-type="float" office:value="232" calcext:value-type="float">
            <text:p>232</text:p>
          </table:table-cell>
          <table:table-cell table:number-columns-repeated="2" office:value-type="float" office:value="1914" calcext:value-type="float">
            <text:p>1914</text:p>
          </table:table-cell>
          <table:table-cell office:value-type="string" calcext:value-type="string">
            <text:p>?a</text:p>
          </table:table-cell>
          <table:table-cell office:value-type="float" office:value="3.39554147469988" calcext:value-type="float">
            <text:p>3.3955414747</text:p>
          </table:table-cell>
          <table:table-cell table:formula="of:=IF([.J645] &lt;&gt; 0; 1; 0)" office:value-type="float" office:value="1" calcext:value-type="float">
            <text:p>1</text:p>
          </table:table-cell>
          <table:table-cell table:formula="of:=IF(AND([.K645]=1; [.J645]&gt;=[.E64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b <text:s/>?i <text:s/>&lt;isLeaderOf&gt; <text:s/>?f <text:s/>?a <text:s/>&lt;livesIn&gt; <text:s/>?f <text:s text:c="2"/>=&gt; ?a <text:s/>&lt;isCitizenOf&gt; <text:s/>?b</text:p>
          </table:table-cell>
          <table:table-cell office:value-type="float" office:value="0.000636151" calcext:value-type="float">
            <text:p>0.000636151</text:p>
          </table:table-cell>
          <table:table-cell office:value-type="float" office:value="0.04138641" calcext:value-type="float">
            <text:p>0.04138641</text:p>
          </table:table-cell>
          <table:table-cell office:value-type="float" office:value="0.015471059" calcext:value-type="float">
            <text:p>0.015471059</text:p>
          </table:table-cell>
          <table:table-cell office:value-type="float" office:value="0.121966019" calcext:value-type="float">
            <text:p>0.121966019</text:p>
          </table:table-cell>
          <table:table-cell office:value-type="float" office:value="603" calcext:value-type="float">
            <text:p>603</text:p>
          </table:table-cell>
          <table:table-cell office:value-type="float" office:value="38976" calcext:value-type="float">
            <text:p>38976</text:p>
          </table:table-cell>
          <table:table-cell office:value-type="float" office:value="4944" calcext:value-type="float">
            <text:p>4944</text:p>
          </table:table-cell>
          <table:table-cell office:value-type="string" calcext:value-type="string">
            <text:p>?a</text:p>
          </table:table-cell>
          <table:table-cell office:value-type="float" office:value="36.3590542998656" calcext:value-type="float">
            <text:p>36.3590542999</text:p>
          </table:table-cell>
          <table:table-cell table:formula="of:=IF([.J646] &lt;&gt; 0; 1; 0)" office:value-type="float" office:value="1" calcext:value-type="float">
            <text:p>1</text:p>
          </table:table-cell>
          <table:table-cell table:formula="of:=IF(AND([.K646]=1; [.J646]&gt;=[.E64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livesIn&gt; <text:s/>?b <text:s/>?i <text:s/>&lt;livesIn&gt; <text:s/>?f <text:s text:c="2"/>=&gt; ?a <text:s/>&lt;isPoliticianOf&gt; <text:s/>?b</text:p>
          </table:table-cell>
          <table:table-cell office:value-type="float" office:value="0.000160356" calcext:value-type="float">
            <text:p>0.000160356</text:p>
          </table:table-cell>
          <table:table-cell office:value-type="float" office:value="0.104109589" calcext:value-type="float">
            <text:p>0.104109589</text:p>
          </table:table-cell>
          <table:table-cell office:value-type="float" office:value="0.000918712" calcext:value-type="float">
            <text:p>0.000918712</text:p>
          </table:table-cell>
          <table:table-cell office:value-type="float" office:value="0.121990369" calcext:value-type="float">
            <text:p>0.121990369</text:p>
          </table:table-cell>
          <table:table-cell office:value-type="float" office:value="152" calcext:value-type="float">
            <text:p>152</text:p>
          </table:table-cell>
          <table:table-cell office:value-type="float" office:value="165449" calcext:value-type="float">
            <text:p>165449</text:p>
          </table:table-cell>
          <table:table-cell office:value-type="float" office:value="1246" calcext:value-type="float">
            <text:p>124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47] &lt;&gt; 0; 1; 0)" office:value-type="float" office:value="0" calcext:value-type="float">
            <text:p>0</text:p>
          </table:table-cell>
          <table:table-cell table:formula="of:=IF(AND([.K647]=1; [.J647]&gt;=[.E64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livesIn&gt; <text:s/>?b <text:s/>?a <text:s/>&lt;wasBornIn&gt; <text:s/>?f <text:s text:c="2"/>=&gt; ?a <text:s/>&lt;livesIn&gt; <text:s/>?b</text:p>
          </table:table-cell>
          <table:table-cell office:value-type="float" office:value="0.000536983" calcext:value-type="float">
            <text:p>0.000536983</text:p>
          </table:table-cell>
          <table:table-cell office:value-type="float" office:value="0.034879737" calcext:value-type="float">
            <text:p>0.034879737</text:p>
          </table:table-cell>
          <table:table-cell office:value-type="float" office:value="0.005725728" calcext:value-type="float">
            <text:p>0.005725728</text:p>
          </table:table-cell>
          <table:table-cell office:value-type="float" office:value="0.122208884" calcext:value-type="float">
            <text:p>0.122208884</text:p>
          </table:table-cell>
          <table:table-cell office:value-type="float" office:value="509" calcext:value-type="float">
            <text:p>509</text:p>
          </table:table-cell>
          <table:table-cell office:value-type="float" office:value="88897" calcext:value-type="float">
            <text:p>88897</text:p>
          </table:table-cell>
          <table:table-cell office:value-type="float" office:value="4165" calcext:value-type="float">
            <text:p>4165</text:p>
          </table:table-cell>
          <table:table-cell office:value-type="string" calcext:value-type="string">
            <text:p>?a</text:p>
          </table:table-cell>
          <table:table-cell office:value-type="float" office:value="11.6094287831816" calcext:value-type="float">
            <text:p>11.6094287832</text:p>
          </table:table-cell>
          <table:table-cell table:formula="of:=IF([.J648] &lt;&gt; 0; 1; 0)" office:value-type="float" office:value="1" calcext:value-type="float">
            <text:p>1</text:p>
          </table:table-cell>
          <table:table-cell table:formula="of:=IF(AND([.K648]=1; [.J648]&gt;=[.E64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sCitizenOf&gt; <text:s/>?a <text:s/>?e <text:s/>&lt;livesIn&gt; <text:s/>?a <text:s/>?e <text:s/>&lt;livesIn&gt; <text:s/>?b <text:s text:c="2"/>=&gt; ?a <text:s/>&lt;hasCapital&gt; <text:s/>?b</text:p>
          </table:table-cell>
          <table:table-cell office:value-type="float" office:value="0.000029539" calcext:value-type="float">
            <text:p>0.000029539</text:p>
          </table:table-cell>
          <table:table-cell office:value-type="float" office:value="0.01321378" calcext:value-type="float">
            <text:p>0.01321378</text:p>
          </table:table-cell>
          <table:table-cell office:value-type="float" office:value="0.108949416" calcext:value-type="float">
            <text:p>0.108949416</text:p>
          </table:table-cell>
          <table:table-cell office:value-type="float" office:value="0.123348018" calcext:value-type="float">
            <text:p>0.123348018</text:p>
          </table:table-cell>
          <table:table-cell office:value-type="float" office:value="28" calcext:value-type="float">
            <text:p>28</text:p>
          </table:table-cell>
          <table:table-cell office:value-type="float" office:value="257" calcext:value-type="float">
            <text:p>257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49] &lt;&gt; 0; 1; 0)" office:value-type="float" office:value="0" calcext:value-type="float">
            <text:p>0</text:p>
          </table:table-cell>
          <table:table-cell table:formula="of:=IF(AND([.K649]=1; [.J649]&gt;=[.E64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AcademicAdvisor&gt; <text:s/>?j <text:s/>?f <text:s/>&lt;hasAcademicAdvisor&gt; <text:s/>?j <text:s/>?b <text:s/>&lt;influences&gt; <text:s/>?f <text:s text:c="2"/>=&gt; ?a <text:s/>&lt;hasAcademicAdvisor&gt; <text:s/>?b</text:p>
          </table:table-cell>
          <table:table-cell office:value-type="float" office:value="0.000075958" calcext:value-type="float">
            <text:p>0.000075958</text:p>
          </table:table-cell>
          <table:table-cell office:value-type="float" office:value="0.036979969" calcext:value-type="float">
            <text:p>0.036979969</text:p>
          </table:table-cell>
          <table:table-cell table:number-columns-repeated="2" office:value-type="float" office:value="0.123499142" calcext:value-type="float">
            <text:p>0.123499142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583" calcext:value-type="float">
            <text:p>583</text:p>
          </table:table-cell>
          <table:table-cell office:value-type="string" calcext:value-type="string">
            <text:p>?a</text:p>
          </table:table-cell>
          <table:table-cell office:value-type="float" office:value="0.155299163137336" calcext:value-type="float">
            <text:p>0.1552991631</text:p>
          </table:table-cell>
          <table:table-cell table:formula="of:=IF([.J650] &lt;&gt; 0; 1; 0)" office:value-type="float" office:value="1" calcext:value-type="float">
            <text:p>1</text:p>
          </table:table-cell>
          <table:table-cell table:formula="of:=IF(AND([.K650]=1; [.J650]&gt;=[.E65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diedIn&gt; <text:s/>?f <text:s/>?i <text:s/>&lt;livesIn&gt; <text:s/>?b <text:s text:c="2"/>=&gt; ?a <text:s/>&lt;diedIn&gt; <text:s/>?b</text:p>
          </table:table-cell>
          <table:table-cell office:value-type="float" office:value="0.008499949" calcext:value-type="float">
            <text:p>0.008499949</text:p>
          </table:table-cell>
          <table:table-cell office:value-type="float" office:value="0.363648673" calcext:value-type="float">
            <text:p>0.363648673</text:p>
          </table:table-cell>
          <table:table-cell table:number-columns-repeated="2" office:value-type="float" office:value="0.12373113" calcext:value-type="float">
            <text:p>0.12373113</text:p>
          </table:table-cell>
          <table:table-cell office:value-type="float" office:value="8057" calcext:value-type="float">
            <text:p>8057</text:p>
          </table:table-cell>
          <table:table-cell table:number-columns-repeated="2" office:value-type="float" office:value="65117" calcext:value-type="float">
            <text:p>65117</text:p>
          </table:table-cell>
          <table:table-cell office:value-type="string" calcext:value-type="string">
            <text:p>?a</text:p>
          </table:table-cell>
          <table:table-cell office:value-type="float" office:value="0.901492401086242" calcext:value-type="float">
            <text:p>0.9014924011</text:p>
          </table:table-cell>
          <table:table-cell table:formula="of:=IF([.J651] &lt;&gt; 0; 1; 0)" office:value-type="float" office:value="1" calcext:value-type="float">
            <text:p>1</text:p>
          </table:table-cell>
          <table:table-cell table:formula="of:=IF(AND([.K651]=1; [.J651]&gt;=[.E65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directed&gt; <text:s/>?f <text:s/>?i <text:s/>&lt;produced&gt; <text:s/>?f <text:s text:c="2"/>=&gt; ?a <text:s/>&lt;created&gt; <text:s/>?b</text:p>
          </table:table-cell>
          <table:table-cell office:value-type="float" office:value="0.004948897" calcext:value-type="float">
            <text:p>0.004948897</text:p>
          </table:table-cell>
          <table:table-cell office:value-type="float" office:value="0.023436485" calcext:value-type="float">
            <text:p>0.023436485</text:p>
          </table:table-cell>
          <table:table-cell table:number-columns-repeated="2" office:value-type="float" office:value="0.125003331" calcext:value-type="float">
            <text:p>0.125003331</text:p>
          </table:table-cell>
          <table:table-cell office:value-type="float" office:value="4691" calcext:value-type="float">
            <text:p>4691</text:p>
          </table:table-cell>
          <table:table-cell table:number-columns-repeated="2" office:value-type="float" office:value="37527" calcext:value-type="float">
            <text:p>37527</text:p>
          </table:table-cell>
          <table:table-cell office:value-type="string" calcext:value-type="string">
            <text:p>?b</text:p>
          </table:table-cell>
          <table:table-cell office:value-type="float" office:value="0.00882835819700865" calcext:value-type="float">
            <text:p>0.0088283582</text:p>
          </table:table-cell>
          <table:table-cell table:formula="of:=IF([.J652] &lt;&gt; 0; 1; 0)" office:value-type="float" office:value="1" calcext:value-type="float">
            <text:p>1</text:p>
          </table:table-cell>
          <table:table-cell table:formula="of:=IF(AND([.K652]=1; [.J652]&gt;=[.E65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exports&gt; <text:s/>?b <text:s/>?i <text:s/>&lt;isCitizenOf&gt; <text:s/>?a <text:s/>?i <text:s/>&lt;isCitizenOf&gt; <text:s/>?e <text:s text:c="2"/>=&gt; ?a <text:s/>&lt;imports&gt; <text:s/>?b</text:p>
          </table:table-cell>
          <table:table-cell office:value-type="float" office:value="0.000043254" calcext:value-type="float">
            <text:p>0.000043254</text:p>
          </table:table-cell>
          <table:table-cell office:value-type="float" office:value="0.12202381" calcext:value-type="float">
            <text:p>0.12202381</text:p>
          </table:table-cell>
          <table:table-cell office:value-type="float" office:value="0.109333333" calcext:value-type="float">
            <text:p>0.109333333</text:p>
          </table:table-cell>
          <table:table-cell office:value-type="float" office:value="0.125382263" calcext:value-type="float">
            <text:p>0.125382263</text:p>
          </table:table-cell>
          <table:table-cell office:value-type="float" office:value="41" calcext:value-type="float">
            <text:p>41</text:p>
          </table:table-cell>
          <table:table-cell office:value-type="float" office:value="375" calcext:value-type="float">
            <text:p>375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53] &lt;&gt; 0; 1; 0)" office:value-type="float" office:value="0" calcext:value-type="float">
            <text:p>0</text:p>
          </table:table-cell>
          <table:table-cell table:formula="of:=IF(AND([.K653]=1; [.J653]&gt;=[.E65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a <text:s/>&lt;livesIn&gt; <text:s/>?f <text:s/>?i <text:s/>&lt;wasBornIn&gt; <text:s/>?f <text:s text:c="2"/>=&gt; ?a <text:s/>&lt;livesIn&gt; <text:s/>?b</text:p>
          </table:table-cell>
          <table:table-cell office:value-type="float" office:value="0.000975854" calcext:value-type="float">
            <text:p>0.000975854</text:p>
          </table:table-cell>
          <table:table-cell office:value-type="float" office:value="0.063386555" calcext:value-type="float">
            <text:p>0.063386555</text:p>
          </table:table-cell>
          <table:table-cell table:number-columns-repeated="2" office:value-type="float" office:value="0.126279863" calcext:value-type="float">
            <text:p>0.126279863</text:p>
          </table:table-cell>
          <table:table-cell office:value-type="float" office:value="925" calcext:value-type="float">
            <text:p>925</text:p>
          </table:table-cell>
          <table:table-cell table:number-columns-repeated="2" office:value-type="float" office:value="7325" calcext:value-type="float">
            <text:p>7325</text:p>
          </table:table-cell>
          <table:table-cell office:value-type="string" calcext:value-type="string">
            <text:p>?a</text:p>
          </table:table-cell>
          <table:table-cell office:value-type="float" office:value="21.2047259810141" calcext:value-type="float">
            <text:p>21.204725981</text:p>
          </table:table-cell>
          <table:table-cell table:formula="of:=IF([.J654] &lt;&gt; 0; 1; 0)" office:value-type="float" office:value="1" calcext:value-type="float">
            <text:p>1</text:p>
          </table:table-cell>
          <table:table-cell table:formula="of:=IF(AND([.K654]=1; [.J654]&gt;=[.E65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created&gt; <text:s/>?f <text:s/>?i <text:s/>&lt;directed&gt; <text:s/>?f <text:s text:c="2"/>=&gt; ?a <text:s/>&lt;actedIn&gt; <text:s/>?b</text:p>
          </table:table-cell>
          <table:table-cell office:value-type="float" office:value="0.004280042" calcext:value-type="float">
            <text:p>0.004280042</text:p>
          </table:table-cell>
          <table:table-cell office:value-type="float" office:value="0.037713223" calcext:value-type="float">
            <text:p>0.037713223</text:p>
          </table:table-cell>
          <table:table-cell table:number-columns-repeated="2" office:value-type="float" office:value="0.127318374" calcext:value-type="float">
            <text:p>0.127318374</text:p>
          </table:table-cell>
          <table:table-cell office:value-type="float" office:value="4057" calcext:value-type="float">
            <text:p>4057</text:p>
          </table:table-cell>
          <table:table-cell table:number-columns-repeated="2" office:value-type="float" office:value="31865" calcext:value-type="float">
            <text:p>31865</text:p>
          </table:table-cell>
          <table:table-cell office:value-type="string" calcext:value-type="string">
            <text:p>?b</text:p>
          </table:table-cell>
          <table:table-cell office:value-type="float" office:value="0.119252254878197" calcext:value-type="float">
            <text:p>0.1192522549</text:p>
          </table:table-cell>
          <table:table-cell table:formula="of:=IF([.J655] &lt;&gt; 0; 1; 0)" office:value-type="float" office:value="1" calcext:value-type="float">
            <text:p>1</text:p>
          </table:table-cell>
          <table:table-cell table:formula="of:=IF(AND([.K655]=1; [.J655]&gt;=[.E65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MarriedTo&gt; <text:s/>?f <text:s/>?i <text:s/>&lt;isMarriedTo&gt; <text:s/>?f <text:s/>?i <text:s/>&lt;produced&gt; <text:s/>?b <text:s text:c="2"/>=&gt; ?a <text:s/>&lt;directed&gt; <text:s/>?b</text:p>
          </table:table-cell>
          <table:table-cell office:value-type="float" office:value="0.00045997" calcext:value-type="float">
            <text:p>0.00045997</text:p>
          </table:table-cell>
          <table:table-cell office:value-type="float" office:value="0.013025423" calcext:value-type="float">
            <text:p>0.013025423</text:p>
          </table:table-cell>
          <table:table-cell office:value-type="float" office:value="0.115834219" calcext:value-type="float">
            <text:p>0.115834219</text:p>
          </table:table-cell>
          <table:table-cell office:value-type="float" office:value="0.127373649" calcext:value-type="float">
            <text:p>0.127373649</text:p>
          </table:table-cell>
          <table:table-cell office:value-type="float" office:value="436" calcext:value-type="float">
            <text:p>436</text:p>
          </table:table-cell>
          <table:table-cell office:value-type="float" office:value="3764" calcext:value-type="float">
            <text:p>3764</text:p>
          </table:table-cell>
          <table:table-cell office:value-type="float" office:value="3423" calcext:value-type="float">
            <text:p>3423</text:p>
          </table:table-cell>
          <table:table-cell office:value-type="string" calcext:value-type="string">
            <text:p>?b</text:p>
          </table:table-cell>
          <table:table-cell office:value-type="float" office:value="0.0622421618917531" calcext:value-type="float">
            <text:p>0.0622421619</text:p>
          </table:table-cell>
          <table:table-cell table:formula="of:=IF([.J656] &lt;&gt; 0; 1; 0)" office:value-type="float" office:value="1" calcext:value-type="float">
            <text:p>1</text:p>
          </table:table-cell>
          <table:table-cell table:formula="of:=IF(AND([.K656]=1; [.J656]&gt;=[.E65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f <text:s/>?a <text:s/>&lt;directed&gt; <text:s/>?f <text:s/>?i <text:s/>&lt;produced&gt; <text:s/>?b <text:s text:c="2"/>=&gt; ?a <text:s/>&lt;directed&gt; <text:s/>?b</text:p>
          </table:table-cell>
          <table:table-cell office:value-type="float" office:value="0.003252494" calcext:value-type="float">
            <text:p>0.003252494</text:p>
          </table:table-cell>
          <table:table-cell office:value-type="float" office:value="0.092104084" calcext:value-type="float">
            <text:p>0.092104084</text:p>
          </table:table-cell>
          <table:table-cell office:value-type="float" office:value="0.10994615" calcext:value-type="float">
            <text:p>0.10994615</text:p>
          </table:table-cell>
          <table:table-cell office:value-type="float" office:value="0.127533714" calcext:value-type="float">
            <text:p>0.127533714</text:p>
          </table:table-cell>
          <table:table-cell office:value-type="float" office:value="3083" calcext:value-type="float">
            <text:p>3083</text:p>
          </table:table-cell>
          <table:table-cell office:value-type="float" office:value="28041" calcext:value-type="float">
            <text:p>28041</text:p>
          </table:table-cell>
          <table:table-cell office:value-type="float" office:value="24174" calcext:value-type="float">
            <text:p>24174</text:p>
          </table:table-cell>
          <table:table-cell office:value-type="string" calcext:value-type="string">
            <text:p>?b</text:p>
          </table:table-cell>
          <table:table-cell office:value-type="float" office:value="22.3246169794184" calcext:value-type="float">
            <text:p>22.3246169794</text:p>
          </table:table-cell>
          <table:table-cell table:formula="of:=IF([.J657] &lt;&gt; 0; 1; 0)" office:value-type="float" office:value="1" calcext:value-type="float">
            <text:p>1</text:p>
          </table:table-cell>
          <table:table-cell table:formula="of:=IF(AND([.K657]=1; [.J657]&gt;=[.E65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i <text:s/>&lt;isLocatedIn&gt; <text:s/>?f <text:s/>?a <text:s/>&lt;wasBornIn&gt; <text:s/>?f <text:s text:c="2"/>=&gt; ?a <text:s/>&lt;wasBornIn&gt; <text:s/>?b</text:p>
          </table:table-cell>
          <table:table-cell office:value-type="float" office:value="0.013568059" calcext:value-type="float">
            <text:p>0.013568059</text:p>
          </table:table-cell>
          <table:table-cell office:value-type="float" office:value="0.229812555" calcext:value-type="float">
            <text:p>0.229812555</text:p>
          </table:table-cell>
          <table:table-cell table:number-columns-repeated="2" office:value-type="float" office:value="0.127582957" calcext:value-type="float">
            <text:p>0.127582957</text:p>
          </table:table-cell>
          <table:table-cell office:value-type="float" office:value="12861" calcext:value-type="float">
            <text:p>12861</text:p>
          </table:table-cell>
          <table:table-cell table:number-columns-repeated="2" office:value-type="float" office:value="100805" calcext:value-type="float">
            <text:p>100805</text:p>
          </table:table-cell>
          <table:table-cell office:value-type="string" calcext:value-type="string">
            <text:p>?a</text:p>
          </table:table-cell>
          <table:table-cell office:value-type="float" office:value="5.94118090325082" calcext:value-type="float">
            <text:p>5.9411809033</text:p>
          </table:table-cell>
          <table:table-cell table:formula="of:=IF([.J658] &lt;&gt; 0; 1; 0)" office:value-type="float" office:value="1" calcext:value-type="float">
            <text:p>1</text:p>
          </table:table-cell>
          <table:table-cell table:formula="of:=IF(AND([.K658]=1; [.J658]&gt;=[.E65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f <text:s/>?a <text:s/>&lt;livesIn&gt; <text:s/>?f <text:s/>?i <text:s/>&lt;wasBornIn&gt; <text:s/>?b <text:s text:c="2"/>=&gt; ?a <text:s/>&lt;isLeaderOf&gt; <text:s/>?b</text:p>
          </table:table-cell>
          <table:table-cell office:value-type="float" office:value="0.000070683" calcext:value-type="float">
            <text:p>0.000070683</text:p>
          </table:table-cell>
          <table:table-cell office:value-type="float" office:value="0.010503214" calcext:value-type="float">
            <text:p>0.010503214</text:p>
          </table:table-cell>
          <table:table-cell office:value-type="float" office:value="0.011974978" calcext:value-type="float">
            <text:p>0.011974978</text:p>
          </table:table-cell>
          <table:table-cell office:value-type="float" office:value="0.127862595" calcext:value-type="float">
            <text:p>0.127862595</text:p>
          </table:table-cell>
          <table:table-cell office:value-type="float" office:value="67" calcext:value-type="float">
            <text:p>67</text:p>
          </table:table-cell>
          <table:table-cell office:value-type="float" office:value="5595" calcext:value-type="float">
            <text:p>5595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?a</text:p>
          </table:table-cell>
          <table:table-cell office:value-type="float" office:value="35.6336714772262" calcext:value-type="float">
            <text:p>35.6336714772</text:p>
          </table:table-cell>
          <table:table-cell table:formula="of:=IF([.J659] &lt;&gt; 0; 1; 0)" office:value-type="float" office:value="1" calcext:value-type="float">
            <text:p>1</text:p>
          </table:table-cell>
          <table:table-cell table:formula="of:=IF(AND([.K659]=1; [.J659]&gt;=[.E65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livesIn&gt; <text:s/>?b <text:s/>?i <text:s/>&lt;livesIn&gt; <text:s/>?f <text:s text:c="2"/>=&gt; ?a <text:s/>&lt;livesIn&gt; <text:s/>?b</text:p>
          </table:table-cell>
          <table:table-cell office:value-type="float" office:value="0.000610832" calcext:value-type="float">
            <text:p>0.000610832</text:p>
          </table:table-cell>
          <table:table-cell office:value-type="float" office:value="0.039676557" calcext:value-type="float">
            <text:p>0.039676557</text:p>
          </table:table-cell>
          <table:table-cell office:value-type="float" office:value="0.003499568" calcext:value-type="float">
            <text:p>0.003499568</text:p>
          </table:table-cell>
          <table:table-cell office:value-type="float" office:value="0.128239203" calcext:value-type="float">
            <text:p>0.128239203</text:p>
          </table:table-cell>
          <table:table-cell office:value-type="float" office:value="579" calcext:value-type="float">
            <text:p>579</text:p>
          </table:table-cell>
          <table:table-cell office:value-type="float" office:value="165449" calcext:value-type="float">
            <text:p>165449</text:p>
          </table:table-cell>
          <table:table-cell office:value-type="float" office:value="4515" calcext:value-type="float">
            <text:p>4515</text:p>
          </table:table-cell>
          <table:table-cell office:value-type="string" calcext:value-type="string">
            <text:p>?a</text:p>
          </table:table-cell>
          <table:table-cell office:value-type="float" office:value="120.41577412171" calcext:value-type="float">
            <text:p>120.4157741217</text:p>
          </table:table-cell>
          <table:table-cell table:formula="of:=IF([.J660] &lt;&gt; 0; 1; 0)" office:value-type="float" office:value="1" calcext:value-type="float">
            <text:p>1</text:p>
          </table:table-cell>
          <table:table-cell table:formula="of:=IF(AND([.K660]=1; [.J660]&gt;=[.E66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a <text:s/>?e <text:s/>&lt;participatedIn&gt; <text:s/>?b <text:s/>?i <text:s/>&lt;wasBornIn&gt; <text:s/>?e <text:s text:c="2"/>=&gt; ?a <text:s/>&lt;participatedIn&gt; <text:s/>?b</text:p>
          </table:table-cell>
          <table:table-cell office:value-type="float" office:value="0.000157192" calcext:value-type="float">
            <text:p>0.000157192</text:p>
          </table:table-cell>
          <table:table-cell office:value-type="float" office:value="0.010632984" calcext:value-type="float">
            <text:p>0.010632984</text:p>
          </table:table-cell>
          <table:table-cell table:number-columns-repeated="2" office:value-type="float" office:value="0.128448276" calcext:value-type="float">
            <text:p>0.128448276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1160" calcext:value-type="float">
            <text:p>1160</text:p>
          </table:table-cell>
          <table:table-cell office:value-type="string" calcext:value-type="string">
            <text:p>?b</text:p>
          </table:table-cell>
          <table:table-cell office:value-type="float" office:value="1019.17199981853" calcext:value-type="float">
            <text:p>1019.1719998185</text:p>
          </table:table-cell>
          <table:table-cell table:formula="of:=IF([.J661] &lt;&gt; 0; 1; 0)" office:value-type="float" office:value="1" calcext:value-type="float">
            <text:p>1</text:p>
          </table:table-cell>
          <table:table-cell table:formula="of:=IF(AND([.K661]=1; [.J661]&gt;=[.E66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rected&gt; <text:s/>?f <text:s/>?i <text:s/>&lt;influences&gt; <text:s/>?b <text:s/>?i <text:s/>&lt;produced&gt; <text:s/>?f <text:s text:c="2"/>=&gt; ?a <text:s/>&lt;influences&gt; <text:s/>?b</text:p>
          </table:table-cell>
          <table:table-cell office:value-type="float" office:value="0.000151917" calcext:value-type="float">
            <text:p>0.000151917</text:p>
          </table:table-cell>
          <table:table-cell office:value-type="float" office:value="0.010322581" calcext:value-type="float">
            <text:p>0.010322581</text:p>
          </table:table-cell>
          <table:table-cell table:number-columns-repeated="2" office:value-type="float" office:value="0.128801431" calcext:value-type="float">
            <text:p>0.128801431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118" calcext:value-type="float">
            <text:p>1118</text:p>
          </table:table-cell>
          <table:table-cell office:value-type="string" calcext:value-type="string">
            <text:p>?b</text:p>
          </table:table-cell>
          <table:table-cell office:value-type="float" office:value="0.113900619843548" calcext:value-type="float">
            <text:p>0.1139006198</text:p>
          </table:table-cell>
          <table:table-cell table:formula="of:=IF([.J662] &lt;&gt; 0; 1; 0)" office:value-type="float" office:value="1" calcext:value-type="float">
            <text:p>1</text:p>
          </table:table-cell>
          <table:table-cell table:formula="of:=IF(AND([.K662]=1; [.J662]&gt;=[.E66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b <text:s text:c="2"/>=&gt; ?a <text:s/>&lt;produced&gt; <text:s/>?b</text:p>
          </table:table-cell>
          <table:table-cell office:value-type="float" office:value="0.002140548" calcext:value-type="float">
            <text:p>0.002140548</text:p>
          </table:table-cell>
          <table:table-cell office:value-type="float" office:value="0.100565028" calcext:value-type="float">
            <text:p>0.100565028</text:p>
          </table:table-cell>
          <table:table-cell office:value-type="float" office:value="0.010136992" calcext:value-type="float">
            <text:p>0.010136992</text:p>
          </table:table-cell>
          <table:table-cell office:value-type="float" office:value="0.129698287" calcext:value-type="float">
            <text:p>0.129698287</text:p>
          </table:table-cell>
          <table:table-cell office:value-type="float" office:value="2029" calcext:value-type="float">
            <text:p>2029</text:p>
          </table:table-cell>
          <table:table-cell office:value-type="float" office:value="200158" calcext:value-type="float">
            <text:p>200158</text:p>
          </table:table-cell>
          <table:table-cell office:value-type="float" office:value="15644" calcext:value-type="float">
            <text:p>15644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663] &lt;&gt; 0; 1; 0)" office:value-type="float" office:value="0" calcext:value-type="float">
            <text:p>0</text:p>
          </table:table-cell>
          <table:table-cell table:formula="of:=IF(AND([.K663]=1; [.J663]&gt;=[.E66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diedIn&gt; <text:s/>?f <text:s/>?i <text:s/>&lt;livesIn&gt; <text:s/>?f <text:s text:c="2"/>=&gt; ?a <text:s/>&lt;wasBornIn&gt; <text:s/>?b</text:p>
          </table:table-cell>
          <table:table-cell office:value-type="float" office:value="0.000933655" calcext:value-type="float">
            <text:p>0.000933655</text:p>
          </table:table-cell>
          <table:table-cell office:value-type="float" office:value="0.01581402" calcext:value-type="float">
            <text:p>0.01581402</text:p>
          </table:table-cell>
          <table:table-cell office:value-type="float" office:value="0.047305965" calcext:value-type="float">
            <text:p>0.047305965</text:p>
          </table:table-cell>
          <table:table-cell office:value-type="float" office:value="0.129765396" calcext:value-type="float">
            <text:p>0.129765396</text:p>
          </table:table-cell>
          <table:table-cell office:value-type="float" office:value="885" calcext:value-type="float">
            <text:p>885</text:p>
          </table:table-cell>
          <table:table-cell office:value-type="float" office:value="18708" calcext:value-type="float">
            <text:p>18708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?a</text:p>
          </table:table-cell>
          <table:table-cell office:value-type="float" office:value="1.14522814083366" calcext:value-type="float">
            <text:p>1.1452281408</text:p>
          </table:table-cell>
          <table:table-cell table:formula="of:=IF([.J664] &lt;&gt; 0; 1; 0)" office:value-type="float" office:value="1" calcext:value-type="float">
            <text:p>1</text:p>
          </table:table-cell>
          <table:table-cell table:formula="of:=IF(AND([.K664]=1; [.J664]&gt;=[.E66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isLocatedIn&gt; <text:s/>?a <text:s/>?g <text:s/>&lt;livesIn&gt; <text:s/>?a <text:s/>?g <text:s/>&lt;livesIn&gt; <text:s/>?b <text:s text:c="2"/>=&gt; ?a <text:s/>&lt;hasCapital&gt; <text:s/>?b</text:p>
          </table:table-cell>
          <table:table-cell office:value-type="float" office:value="0.000029539" calcext:value-type="float">
            <text:p>0.000029539</text:p>
          </table:table-cell>
          <table:table-cell office:value-type="float" office:value="0.01321378" calcext:value-type="float">
            <text:p>0.01321378</text:p>
          </table:table-cell>
          <table:table-cell office:value-type="float" office:value="0.06779661" calcext:value-type="float">
            <text:p>0.06779661</text:p>
          </table:table-cell>
          <table:table-cell office:value-type="float" office:value="0.130232558" calcext:value-type="float">
            <text:p>0.130232558</text:p>
          </table:table-cell>
          <table:table-cell office:value-type="float" office:value="28" calcext:value-type="float">
            <text:p>28</text:p>
          </table:table-cell>
          <table:table-cell office:value-type="float" office:value="413" calcext:value-type="float">
            <text:p>413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65] &lt;&gt; 0; 1; 0)" office:value-type="float" office:value="0" calcext:value-type="float">
            <text:p>0</text:p>
          </table:table-cell>
          <table:table-cell table:formula="of:=IF(AND([.K665]=1; [.J665]&gt;=[.E66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diedIn&gt; <text:s/>?f <text:s/>?i <text:s/>&lt;livesIn&gt; <text:s/>?b <text:s text:c="2"/>=&gt; ?a <text:s/>&lt;isCitizenOf&gt; <text:s/>?b</text:p>
          </table:table-cell>
          <table:table-cell office:value-type="float" office:value="0.00090939" calcext:value-type="float">
            <text:p>0.00090939</text:p>
          </table:table-cell>
          <table:table-cell office:value-type="float" office:value="0.059162663" calcext:value-type="float">
            <text:p>0.059162663</text:p>
          </table:table-cell>
          <table:table-cell office:value-type="float" office:value="0.013237711" calcext:value-type="float">
            <text:p>0.013237711</text:p>
          </table:table-cell>
          <table:table-cell office:value-type="float" office:value="0.130388746" calcext:value-type="float">
            <text:p>0.130388746</text:p>
          </table:table-cell>
          <table:table-cell office:value-type="float" office:value="862" calcext:value-type="float">
            <text:p>862</text:p>
          </table:table-cell>
          <table:table-cell office:value-type="float" office:value="65117" calcext:value-type="float">
            <text:p>65117</text:p>
          </table:table-cell>
          <table:table-cell office:value-type="float" office:value="6611" calcext:value-type="float">
            <text:p>6611</text:p>
          </table:table-cell>
          <table:table-cell office:value-type="string" calcext:value-type="string">
            <text:p>?a</text:p>
          </table:table-cell>
          <table:table-cell office:value-type="float" office:value="14049.2018970774" calcext:value-type="float">
            <text:p>14049.2018970774</text:p>
          </table:table-cell>
          <table:table-cell table:formula="of:=IF([.J666] &lt;&gt; 0; 1; 0)" office:value-type="float" office:value="1" calcext:value-type="float">
            <text:p>1</text:p>
          </table:table-cell>
          <table:table-cell table:formula="of:=IF(AND([.K666]=1; [.J666]&gt;=[.E66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asCapital&gt; <text:s/>?f <text:s/>?a <text:s/>&lt;isLocatedIn&gt; <text:s/>?j <text:s/>?f <text:s/>&lt;isLocatedIn&gt; <text:s/>?j <text:s text:c="2"/>=&gt; ?a <text:s/>&lt;isLocatedIn&gt; <text:s/>?b</text:p>
          </table:table-cell>
          <table:table-cell office:value-type="float" office:value="0.02611701" calcext:value-type="float">
            <text:p>0.02611701</text:p>
          </table:table-cell>
          <table:table-cell office:value-type="float" office:value="0.11617899" calcext:value-type="float">
            <text:p>0.11617899</text:p>
          </table:table-cell>
          <table:table-cell table:number-columns-repeated="2" office:value-type="float" office:value="0.130873335" calcext:value-type="float">
            <text:p>0.130873335</text:p>
          </table:table-cell>
          <table:table-cell office:value-type="float" office:value="24756" calcext:value-type="float">
            <text:p>24756</text:p>
          </table:table-cell>
          <table:table-cell table:number-columns-repeated="2" office:value-type="float" office:value="189160" calcext:value-type="float">
            <text:p>189160</text:p>
          </table:table-cell>
          <table:table-cell office:value-type="string" calcext:value-type="string">
            <text:p>?a</text:p>
          </table:table-cell>
          <table:table-cell office:value-type="float" office:value="3.94789841684593" calcext:value-type="float">
            <text:p>3.9478984168</text:p>
          </table:table-cell>
          <table:table-cell table:formula="of:=IF([.J667] &lt;&gt; 0; 1; 0)" office:value-type="float" office:value="1" calcext:value-type="float">
            <text:p>1</text:p>
          </table:table-cell>
          <table:table-cell table:formula="of:=IF(AND([.K667]=1; [.J667]&gt;=[.E66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hasAcademicAdvisor&gt; <text:s/>?b <text:s/>?a <text:s/>&lt;hasAcademicAdvisor&gt; <text:s/>?f <text:s/>?i <text:s/>&lt;influences&gt; <text:s/>?f <text:s text:c="2"/>=&gt; ?a <text:s/>&lt;hasAcademicAdvisor&gt; <text:s/>?b</text:p>
          </table:table-cell>
          <table:table-cell office:value-type="float" office:value="0.000022155" calcext:value-type="float">
            <text:p>0.000022155</text:p>
          </table:table-cell>
          <table:table-cell office:value-type="float" office:value="0.010785824" calcext:value-type="float">
            <text:p>0.010785824</text:p>
          </table:table-cell>
          <table:table-cell table:number-columns-repeated="2" office:value-type="float" office:value="0.13125" calcext:value-type="float">
            <text:p>0.1312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string" calcext:value-type="string">
            <text:p>?a</text:p>
          </table:table-cell>
          <table:table-cell office:value-type="float" office:value="0.0514593801941063" calcext:value-type="float">
            <text:p>0.0514593802</text:p>
          </table:table-cell>
          <table:table-cell table:formula="of:=IF([.J668] &lt;&gt; 0; 1; 0)" office:value-type="float" office:value="1" calcext:value-type="float">
            <text:p>1</text:p>
          </table:table-cell>
          <table:table-cell table:formula="of:=IF(AND([.K668]=1; [.J668]&gt;=[.E66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rected&gt; <text:s/>?b <text:s/>?a <text:s/>&lt;produced&gt; <text:s/>?f <text:s/>?i <text:s/>&lt;produced&gt; <text:s/>?f <text:s text:c="2"/>=&gt; ?a <text:s/>&lt;created&gt; <text:s/>?b</text:p>
          </table:table-cell>
          <table:table-cell office:value-type="float" office:value="0.003018289" calcext:value-type="float">
            <text:p>0.003018289</text:p>
          </table:table-cell>
          <table:table-cell office:value-type="float" office:value="0.014293708" calcext:value-type="float">
            <text:p>0.014293708</text:p>
          </table:table-cell>
          <table:table-cell office:value-type="float" office:value="0.083004526" calcext:value-type="float">
            <text:p>0.083004526</text:p>
          </table:table-cell>
          <table:table-cell office:value-type="float" office:value="0.131371108" calcext:value-type="float">
            <text:p>0.131371108</text:p>
          </table:table-cell>
          <table:table-cell office:value-type="float" office:value="2861" calcext:value-type="float">
            <text:p>2861</text:p>
          </table:table-cell>
          <table:table-cell office:value-type="float" office:value="34468" calcext:value-type="float">
            <text:p>34468</text:p>
          </table:table-cell>
          <table:table-cell office:value-type="float" office:value="21778" calcext:value-type="float">
            <text:p>21778</text:p>
          </table:table-cell>
          <table:table-cell office:value-type="string" calcext:value-type="string">
            <text:p>?b</text:p>
          </table:table-cell>
          <table:table-cell office:value-type="float" office:value="0.66739288643647" calcext:value-type="float">
            <text:p>0.6673928864</text:p>
          </table:table-cell>
          <table:table-cell table:formula="of:=IF([.J669] &lt;&gt; 0; 1; 0)" office:value-type="float" office:value="1" calcext:value-type="float">
            <text:p>1</text:p>
          </table:table-cell>
          <table:table-cell table:formula="of:=IF(AND([.K669]=1; [.J669]&gt;=[.E66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a <text:s/>&lt;wasBornIn&gt; <text:s/>?f <text:s/>?i <text:s/>&lt;wasBornIn&gt; <text:s/>?f <text:s text:c="2"/>=&gt; ?a <text:s/>&lt;livesIn&gt; <text:s/>?b</text:p>
          </table:table-cell>
          <table:table-cell office:value-type="float" office:value="0.000487399" calcext:value-type="float">
            <text:p>0.000487399</text:p>
          </table:table-cell>
          <table:table-cell office:value-type="float" office:value="0.031659015" calcext:value-type="float">
            <text:p>0.031659015</text:p>
          </table:table-cell>
          <table:table-cell office:value-type="float" office:value="0.005981589" calcext:value-type="float">
            <text:p>0.005981589</text:p>
          </table:table-cell>
          <table:table-cell office:value-type="float" office:value="0.131774102" calcext:value-type="float">
            <text:p>0.131774102</text:p>
          </table:table-cell>
          <table:table-cell office:value-type="float" office:value="462" calcext:value-type="float">
            <text:p>462</text:p>
          </table:table-cell>
          <table:table-cell office:value-type="float" office:value="77237" calcext:value-type="float">
            <text:p>77237</text:p>
          </table:table-cell>
          <table:table-cell office:value-type="float" office:value="3506" calcext:value-type="float">
            <text:p>3506</text:p>
          </table:table-cell>
          <table:table-cell office:value-type="string" calcext:value-type="string">
            <text:p>?a</text:p>
          </table:table-cell>
          <table:table-cell office:value-type="float" office:value="701.486474438944" calcext:value-type="float">
            <text:p>701.4864744389</text:p>
          </table:table-cell>
          <table:table-cell table:formula="of:=IF([.J670] &lt;&gt; 0; 1; 0)" office:value-type="float" office:value="1" calcext:value-type="float">
            <text:p>1</text:p>
          </table:table-cell>
          <table:table-cell table:formula="of:=IF(AND([.K670]=1; [.J670]&gt;=[.E67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dealsWith&gt; <text:s/>?a <text:s/>?a <text:s/>&lt;dealsWith&gt; <text:s/>?f <text:s/>?f <text:s/>&lt;imports&gt; <text:s/>?b <text:s text:c="2"/>=&gt; ?a <text:s/>&lt;exports&gt; <text:s/>?b</text:p>
          </table:table-cell>
          <table:table-cell office:value-type="float" office:value="0.000024264" calcext:value-type="float">
            <text:p>0.000024264</text:p>
          </table:table-cell>
          <table:table-cell office:value-type="float" office:value="0.045364892" calcext:value-type="float">
            <text:p>0.045364892</text:p>
          </table:table-cell>
          <table:table-cell office:value-type="float" office:value="0.118556701" calcext:value-type="float">
            <text:p>0.118556701</text:p>
          </table:table-cell>
          <table:table-cell office:value-type="float" office:value="0.132947977" calcext:value-type="float">
            <text:p>0.132947977</text:p>
          </table:table-cell>
          <table:table-cell office:value-type="float" office:value="23" calcext:value-type="float">
            <text:p>23</text:p>
          </table:table-cell>
          <table:table-cell office:value-type="float" office:value="194" calcext:value-type="float">
            <text:p>194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671] &lt;&gt; 0; 1; 0)" office:value-type="float" office:value="0" calcext:value-type="float">
            <text:p>0</text:p>
          </table:table-cell>
          <table:table-cell table:formula="of:=IF(AND([.K671]=1; [.J671]&gt;=[.E67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i <text:s/>&lt;directed&gt; <text:s/>?f <text:s/>?a <text:s/>&lt;produced&gt; <text:s/>?f <text:s text:c="2"/>=&gt; ?a <text:s/>&lt;created&gt; <text:s/>?b</text:p>
          </table:table-cell>
          <table:table-cell office:value-type="float" office:value="0.005024855" calcext:value-type="float">
            <text:p>0.005024855</text:p>
          </table:table-cell>
          <table:table-cell office:value-type="float" office:value="0.023796201" calcext:value-type="float">
            <text:p>0.023796201</text:p>
          </table:table-cell>
          <table:table-cell table:number-columns-repeated="2" office:value-type="float" office:value="0.13353332" calcext:value-type="float">
            <text:p>0.13353332</text:p>
          </table:table-cell>
          <table:table-cell office:value-type="float" office:value="4763" calcext:value-type="float">
            <text:p>4763</text:p>
          </table:table-cell>
          <table:table-cell table:number-columns-repeated="2" office:value-type="float" office:value="35669" calcext:value-type="float">
            <text:p>35669</text:p>
          </table:table-cell>
          <table:table-cell office:value-type="string" calcext:value-type="string">
            <text:p>?b</text:p>
          </table:table-cell>
          <table:table-cell office:value-type="float" office:value="0.012987951083242" calcext:value-type="float">
            <text:p>0.0129879511</text:p>
          </table:table-cell>
          <table:table-cell table:formula="of:=IF([.J672] &lt;&gt; 0; 1; 0)" office:value-type="float" office:value="1" calcext:value-type="float">
            <text:p>1</text:p>
          </table:table-cell>
          <table:table-cell table:formula="of:=IF(AND([.K672]=1; [.J672]&gt;=[.E67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produced&gt; <text:s/>?b <text:s text:c="2"/>=&gt; ?a <text:s/>&lt;directed&gt; <text:s/>?b</text:p>
          </table:table-cell>
          <table:table-cell office:value-type="float" office:value="0.002395853" calcext:value-type="float">
            <text:p>0.002395853</text:p>
          </table:table-cell>
          <table:table-cell office:value-type="float" office:value="0.067845726" calcext:value-type="float">
            <text:p>0.067845726</text:p>
          </table:table-cell>
          <table:table-cell office:value-type="float" office:value="0.112559477" calcext:value-type="float">
            <text:p>0.112559477</text:p>
          </table:table-cell>
          <table:table-cell office:value-type="float" office:value="0.13395069" calcext:value-type="float">
            <text:p>0.13395069</text:p>
          </table:table-cell>
          <table:table-cell office:value-type="float" office:value="2271" calcext:value-type="float">
            <text:p>2271</text:p>
          </table:table-cell>
          <table:table-cell office:value-type="float" office:value="20176" calcext:value-type="float">
            <text:p>20176</text:p>
          </table:table-cell>
          <table:table-cell office:value-type="float" office:value="16954" calcext:value-type="float">
            <text:p>16954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673] &lt;&gt; 0; 1; 0)" office:value-type="float" office:value="0" calcext:value-type="float">
            <text:p>0</text:p>
          </table:table-cell>
          <table:table-cell table:formula="of:=IF(AND([.K673]=1; [.J673]&gt;=[.E67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livesIn&gt; <text:s/>?b <text:s/>?a <text:s/>&lt;livesIn&gt; <text:s/>?f <text:s text:c="2"/>=&gt; ?a <text:s/>&lt;isCitizenOf&gt; <text:s/>?b</text:p>
          </table:table-cell>
          <table:table-cell office:value-type="float" office:value="0.000201501" calcext:value-type="float">
            <text:p>0.000201501</text:p>
          </table:table-cell>
          <table:table-cell office:value-type="float" office:value="0.013109128" calcext:value-type="float">
            <text:p>0.013109128</text:p>
          </table:table-cell>
          <table:table-cell office:value-type="float" office:value="0.018254803" calcext:value-type="float">
            <text:p>0.018254803</text:p>
          </table:table-cell>
          <table:table-cell office:value-type="float" office:value="0.134791814" calcext:value-type="float">
            <text:p>0.134791814</text:p>
          </table:table-cell>
          <table:table-cell office:value-type="float" office:value="191" calcext:value-type="float">
            <text:p>191</text:p>
          </table:table-cell>
          <table:table-cell office:value-type="float" office:value="10463" calcext:value-type="float">
            <text:p>10463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?a</text:p>
          </table:table-cell>
          <table:table-cell office:value-type="float" office:value="168.979705977316" calcext:value-type="float">
            <text:p>168.9797059773</text:p>
          </table:table-cell>
          <table:table-cell table:formula="of:=IF([.J674] &lt;&gt; 0; 1; 0)" office:value-type="float" office:value="1" calcext:value-type="float">
            <text:p>1</text:p>
          </table:table-cell>
          <table:table-cell table:formula="of:=IF(AND([.K674]=1; [.J674]&gt;=[.E67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rected&gt; <text:s/>?b <text:s/>?a <text:s/>&lt;directed&gt; <text:s/>?f <text:s/>?i <text:s/>&lt;directed&gt; <text:s/>?f <text:s text:c="2"/>=&gt; ?a <text:s/>&lt;created&gt; <text:s/>?b</text:p>
          </table:table-cell>
          <table:table-cell office:value-type="float" office:value="0.006813041" calcext:value-type="float">
            <text:p>0.006813041</text:p>
          </table:table-cell>
          <table:table-cell office:value-type="float" office:value="0.032264511" calcext:value-type="float">
            <text:p>0.032264511</text:p>
          </table:table-cell>
          <table:table-cell office:value-type="float" office:value="0.081929362" calcext:value-type="float">
            <text:p>0.081929362</text:p>
          </table:table-cell>
          <table:table-cell office:value-type="float" office:value="0.135017039" calcext:value-type="float">
            <text:p>0.135017039</text:p>
          </table:table-cell>
          <table:table-cell office:value-type="float" office:value="6458" calcext:value-type="float">
            <text:p>6458</text:p>
          </table:table-cell>
          <table:table-cell office:value-type="float" office:value="78824" calcext:value-type="float">
            <text:p>78824</text:p>
          </table:table-cell>
          <table:table-cell office:value-type="float" office:value="47831" calcext:value-type="float">
            <text:p>47831</text:p>
          </table:table-cell>
          <table:table-cell office:value-type="string" calcext:value-type="string">
            <text:p>?b</text:p>
          </table:table-cell>
          <table:table-cell office:value-type="float" office:value="4.16731027655366" calcext:value-type="float">
            <text:p>4.1673102766</text:p>
          </table:table-cell>
          <table:table-cell table:formula="of:=IF([.J675] &lt;&gt; 0; 1; 0)" office:value-type="float" office:value="1" calcext:value-type="float">
            <text:p>1</text:p>
          </table:table-cell>
          <table:table-cell table:formula="of:=IF(AND([.K675]=1; [.J675]&gt;=[.E67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livesIn&gt; <text:s/>?b <text:s/>?a <text:s/>&lt;wasBornIn&gt; <text:s/>?f <text:s text:c="2"/>=&gt; ?a <text:s/>&lt;wasBornIn&gt; <text:s/>?b</text:p>
          </table:table-cell>
          <table:table-cell office:value-type="float" office:value="0.01283485" calcext:value-type="float">
            <text:p>0.01283485</text:p>
          </table:table-cell>
          <table:table-cell office:value-type="float" office:value="0.217393635" calcext:value-type="float">
            <text:p>0.217393635</text:p>
          </table:table-cell>
          <table:table-cell table:number-columns-repeated="2" office:value-type="float" office:value="0.136855012" calcext:value-type="float">
            <text:p>0.136855012</text:p>
          </table:table-cell>
          <table:table-cell office:value-type="float" office:value="12166" calcext:value-type="float">
            <text:p>12166</text:p>
          </table:table-cell>
          <table:table-cell table:number-columns-repeated="2" office:value-type="float" office:value="88897" calcext:value-type="float">
            <text:p>88897</text:p>
          </table:table-cell>
          <table:table-cell office:value-type="string" calcext:value-type="string">
            <text:p>?a</text:p>
          </table:table-cell>
          <table:table-cell office:value-type="float" office:value="0.213362089834582" calcext:value-type="float">
            <text:p>0.2133620898</text:p>
          </table:table-cell>
          <table:table-cell table:formula="of:=IF([.J676] &lt;&gt; 0; 1; 0)" office:value-type="float" office:value="1" calcext:value-type="float">
            <text:p>1</text:p>
          </table:table-cell>
          <table:table-cell table:formula="of:=IF(AND([.K676]=1; [.J676]&gt;=[.E67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diedIn&gt; <text:s/>?f <text:s/>?i <text:s/>&lt;isLocatedIn&gt; <text:s/>?f <text:s text:c="2"/>=&gt; ?a <text:s/>&lt;diedIn&gt; <text:s/>?b</text:p>
          </table:table-cell>
          <table:table-cell office:value-type="float" office:value="0.008501004" calcext:value-type="float">
            <text:p>0.008501004</text:p>
          </table:table-cell>
          <table:table-cell office:value-type="float" office:value="0.363693808" calcext:value-type="float">
            <text:p>0.363693808</text:p>
          </table:table-cell>
          <table:table-cell table:number-columns-repeated="2" office:value-type="float" office:value="0.136880192" calcext:value-type="float">
            <text:p>0.136880192</text:p>
          </table:table-cell>
          <table:table-cell office:value-type="float" office:value="8058" calcext:value-type="float">
            <text:p>8058</text:p>
          </table:table-cell>
          <table:table-cell table:number-columns-repeated="2" office:value-type="float" office:value="58869" calcext:value-type="float">
            <text:p>58869</text:p>
          </table:table-cell>
          <table:table-cell office:value-type="string" calcext:value-type="string">
            <text:p>?a</text:p>
          </table:table-cell>
          <table:table-cell office:value-type="float" office:value="23.7489582220323" calcext:value-type="float">
            <text:p>23.748958222</text:p>
          </table:table-cell>
          <table:table-cell table:formula="of:=IF([.J677] &lt;&gt; 0; 1; 0)" office:value-type="float" office:value="1" calcext:value-type="float">
            <text:p>1</text:p>
          </table:table-cell>
          <table:table-cell table:formula="of:=IF(AND([.K677]=1; [.J677]&gt;=[.E67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directed&gt; <text:s/>?f <text:s/>?i <text:s/>&lt;directed&gt; <text:s/>?f <text:s text:c="2"/>=&gt; ?a <text:s/>&lt;produced&gt; <text:s/>?b</text:p>
          </table:table-cell>
          <table:table-cell office:value-type="float" office:value="0.001512837" calcext:value-type="float">
            <text:p>0.001512837</text:p>
          </table:table-cell>
          <table:table-cell office:value-type="float" office:value="0.071074544" calcext:value-type="float">
            <text:p>0.071074544</text:p>
          </table:table-cell>
          <table:table-cell office:value-type="float" office:value="0.052341497" calcext:value-type="float">
            <text:p>0.052341497</text:p>
          </table:table-cell>
          <table:table-cell office:value-type="float" office:value="0.136962751" calcext:value-type="float">
            <text:p>0.136962751</text:p>
          </table:table-cell>
          <table:table-cell office:value-type="float" office:value="1434" calcext:value-type="float">
            <text:p>1434</text:p>
          </table:table-cell>
          <table:table-cell office:value-type="float" office:value="27397" calcext:value-type="float">
            <text:p>27397</text:p>
          </table:table-cell>
          <table:table-cell office:value-type="float" office:value="10470" calcext:value-type="float">
            <text:p>10470</text:p>
          </table:table-cell>
          <table:table-cell office:value-type="string" calcext:value-type="string">
            <text:p>?b</text:p>
          </table:table-cell>
          <table:table-cell office:value-type="float" office:value="24.0998421456923" calcext:value-type="float">
            <text:p>24.0998421457</text:p>
          </table:table-cell>
          <table:table-cell table:formula="of:=IF([.J678] &lt;&gt; 0; 1; 0)" office:value-type="float" office:value="1" calcext:value-type="float">
            <text:p>1</text:p>
          </table:table-cell>
          <table:table-cell table:formula="of:=IF(AND([.K678]=1; [.J678]&gt;=[.E67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f <text:s/>?a <text:s/>&lt;isPoliticianOf&gt; <text:s/>?f <text:s/>?i <text:s/>&lt;livesIn&gt; <text:s/>?b <text:s text:c="2"/>=&gt; ?a <text:s/>&lt;isPoliticianOf&gt; <text:s/>?b</text:p>
          </table:table-cell>
          <table:table-cell office:value-type="float" office:value="0.000053804" calcext:value-type="float">
            <text:p>0.000053804</text:p>
          </table:table-cell>
          <table:table-cell office:value-type="float" office:value="0.034931507" calcext:value-type="float">
            <text:p>0.034931507</text:p>
          </table:table-cell>
          <table:table-cell table:number-columns-repeated="2" office:value-type="float" office:value="0.137096774" calcext:value-type="float">
            <text:p>0.137096774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72" calcext:value-type="float">
            <text:p>372</text:p>
          </table:table-cell>
          <table:table-cell office:value-type="string" calcext:value-type="string">
            <text:p>?a</text:p>
          </table:table-cell>
          <table:table-cell office:value-type="float" office:value="0.209253679875956" calcext:value-type="float">
            <text:p>0.2092536799</text:p>
          </table:table-cell>
          <table:table-cell table:formula="of:=IF([.J679] &lt;&gt; 0; 1; 0)" office:value-type="float" office:value="1" calcext:value-type="float">
            <text:p>1</text:p>
          </table:table-cell>
          <table:table-cell table:formula="of:=IF(AND([.K679]=1; [.J679]&gt;=[.E67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exports&gt; <text:s/>?b <text:s/>?a <text:s/>&lt;hasCapital&gt; <text:s/>?f <text:s/>?f <text:s/>&lt;isLocatedIn&gt; <text:s/>?j <text:s text:c="2"/>=&gt; ?a <text:s/>&lt;exports&gt; <text:s/>?b</text:p>
          </table:table-cell>
          <table:table-cell office:value-type="float" office:value="0.000092838" calcext:value-type="float">
            <text:p>0.000092838</text:p>
          </table:table-cell>
          <table:table-cell office:value-type="float" office:value="0.17357002" calcext:value-type="float">
            <text:p>0.17357002</text:p>
          </table:table-cell>
          <table:table-cell table:number-columns-repeated="2" office:value-type="float" office:value="0.137931034" calcext:value-type="float">
            <text:p>0.137931034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638" calcext:value-type="float">
            <text:p>638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680] &lt;&gt; 0; 1; 0)" office:value-type="float" office:value="0" calcext:value-type="float">
            <text:p>0</text:p>
          </table:table-cell>
          <table:table-cell table:formula="of:=IF(AND([.K680]=1; [.J680]&gt;=[.E68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i <text:s/>&lt;isLeaderOf&gt; <text:s/>?f <text:s/>?i <text:s/>&lt;livesIn&gt; <text:s/>?b <text:s text:c="2"/>=&gt; ?a <text:s/>&lt;dealsWith&gt; <text:s/>?b</text:p>
          </table:table-cell>
          <table:table-cell office:value-type="float" office:value="0.000072793" calcext:value-type="float">
            <text:p>0.000072793</text:p>
          </table:table-cell>
          <table:table-cell office:value-type="float" office:value="0.100145138" calcext:value-type="float">
            <text:p>0.100145138</text:p>
          </table:table-cell>
          <table:table-cell table:number-columns-repeated="2" office:value-type="float" office:value="0.138" calcext:value-type="float">
            <text:p>0.138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string" calcext:value-type="string">
            <text:p>?a</text:p>
          </table:table-cell>
          <table:table-cell office:value-type="float" office:value="7.17924340234441" calcext:value-type="float">
            <text:p>7.1792434023</text:p>
          </table:table-cell>
          <table:table-cell table:formula="of:=IF([.J681] &lt;&gt; 0; 1; 0)" office:value-type="float" office:value="1" calcext:value-type="float">
            <text:p>1</text:p>
          </table:table-cell>
          <table:table-cell table:formula="of:=IF(AND([.K681]=1; [.J681]&gt;=[.E68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i <text:s/>&lt;directed&gt; <text:s/>?f <text:s/>?a <text:s/>&lt;produced&gt; <text:s/>?f <text:s text:c="2"/>=&gt; ?a <text:s/>&lt;actedIn&gt; <text:s/>?b</text:p>
          </table:table-cell>
          <table:table-cell office:value-type="float" office:value="0.00295921" calcext:value-type="float">
            <text:p>0.00295921</text:p>
          </table:table-cell>
          <table:table-cell office:value-type="float" office:value="0.026074832" calcext:value-type="float">
            <text:p>0.026074832</text:p>
          </table:table-cell>
          <table:table-cell table:number-columns-repeated="2" office:value-type="float" office:value="0.138381845" calcext:value-type="float">
            <text:p>0.138381845</text:p>
          </table:table-cell>
          <table:table-cell office:value-type="float" office:value="2805" calcext:value-type="float">
            <text:p>2805</text:p>
          </table:table-cell>
          <table:table-cell table:number-columns-repeated="2" office:value-type="float" office:value="20270" calcext:value-type="float">
            <text:p>20270</text:p>
          </table:table-cell>
          <table:table-cell office:value-type="string" calcext:value-type="string">
            <text:p>?b</text:p>
          </table:table-cell>
          <table:table-cell office:value-type="float" office:value="0.0657016367617387" calcext:value-type="float">
            <text:p>0.0657016368</text:p>
          </table:table-cell>
          <table:table-cell table:formula="of:=IF([.J682] &lt;&gt; 0; 1; 0)" office:value-type="float" office:value="1" calcext:value-type="float">
            <text:p>1</text:p>
          </table:table-cell>
          <table:table-cell table:formula="of:=IF(AND([.K682]=1; [.J682]&gt;=[.E68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a <text:s/>&lt;isLocatedIn&gt; <text:s/>?f <text:s/>?i <text:s/>&lt;livesIn&gt; <text:s/>?b <text:s text:c="2"/>=&gt; ?a <text:s/>&lt;isLocatedIn&gt; <text:s/>?b</text:p>
          </table:table-cell>
          <table:table-cell office:value-type="float" office:value="0.009816561" calcext:value-type="float">
            <text:p>0.009816561</text:p>
          </table:table-cell>
          <table:table-cell office:value-type="float" office:value="0.04366802" calcext:value-type="float">
            <text:p>0.04366802</text:p>
          </table:table-cell>
          <table:table-cell table:number-columns-repeated="2" office:value-type="float" office:value="0.138665355" calcext:value-type="float">
            <text:p>0.138665355</text:p>
          </table:table-cell>
          <table:table-cell office:value-type="float" office:value="9305" calcext:value-type="float">
            <text:p>9305</text:p>
          </table:table-cell>
          <table:table-cell table:number-columns-repeated="2" office:value-type="float" office:value="67104" calcext:value-type="float">
            <text:p>67104</text:p>
          </table:table-cell>
          <table:table-cell office:value-type="string" calcext:value-type="string">
            <text:p>?a</text:p>
          </table:table-cell>
          <table:table-cell office:value-type="float" office:value="0.0113575915364821" calcext:value-type="float">
            <text:p>0.0113575915</text:p>
          </table:table-cell>
          <table:table-cell table:formula="of:=IF([.J683] &lt;&gt; 0; 1; 0)" office:value-type="float" office:value="1" calcext:value-type="float">
            <text:p>1</text:p>
          </table:table-cell>
          <table:table-cell table:formula="of:=IF(AND([.K683]=1; [.J683]&gt;=[.E68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ocatedIn&gt; <text:s/>?b <text:s/>?a <text:s/>&lt;isLocatedIn&gt; <text:s/>?f <text:s/>?i <text:s/>&lt;isLocatedIn&gt; <text:s/>?f <text:s text:c="2"/>=&gt; ?a <text:s/>&lt;diedIn&gt; <text:s/>?b</text:p>
          </table:table-cell>
          <table:table-cell office:value-type="float" office:value="0.000257414" calcext:value-type="float">
            <text:p>0.000257414</text:p>
          </table:table-cell>
          <table:table-cell office:value-type="float" office:value="0.011012818" calcext:value-type="float">
            <text:p>0.011012818</text:p>
          </table:table-cell>
          <table:table-cell office:value-type="float" office:value="0.000563859" calcext:value-type="float">
            <text:p>0.000563859</text:p>
          </table:table-cell>
          <table:table-cell office:value-type="float" office:value="0.141040462" calcext:value-type="float">
            <text:p>0.141040462</text:p>
          </table:table-cell>
          <table:table-cell office:value-type="float" office:value="244" calcext:value-type="float">
            <text:p>244</text:p>
          </table:table-cell>
          <table:table-cell office:value-type="float" office:value="432732" calcext:value-type="float">
            <text:p>432732</text:p>
          </table:table-cell>
          <table:table-cell office:value-type="float" office:value="1730" calcext:value-type="float">
            <text:p>1730</text:p>
          </table:table-cell>
          <table:table-cell office:value-type="string" calcext:value-type="string">
            <text:p>?a</text:p>
          </table:table-cell>
          <table:table-cell office:value-type="float" office:value="2454.02283008939" calcext:value-type="float">
            <text:p>2454.0228300894</text:p>
          </table:table-cell>
          <table:table-cell table:formula="of:=IF([.J684] &lt;&gt; 0; 1; 0)" office:value-type="float" office:value="1" calcext:value-type="float">
            <text:p>1</text:p>
          </table:table-cell>
          <table:table-cell table:formula="of:=IF(AND([.K684]=1; [.J684]&gt;=[.E68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created&gt; <text:s/>?j <text:s/>?a <text:s/>&lt;directed&gt; <text:s/>?j <text:s/>?b <text:s/>&lt;isMarriedTo&gt; <text:s/>?f <text:s text:c="2"/>=&gt; ?a <text:s/>&lt;isMarriedTo&gt; <text:s/>?b</text:p>
          </table:table-cell>
          <table:table-cell office:value-type="float" office:value="0.000204666" calcext:value-type="float">
            <text:p>0.000204666</text:p>
          </table:table-cell>
          <table:table-cell office:value-type="float" office:value="0.016176103" calcext:value-type="float">
            <text:p>0.016176103</text:p>
          </table:table-cell>
          <table:table-cell office:value-type="float" office:value="0.097782258" calcext:value-type="float">
            <text:p>0.097782258</text:p>
          </table:table-cell>
          <table:table-cell office:value-type="float" office:value="0.141399417" calcext:value-type="float">
            <text:p>0.141399417</text:p>
          </table:table-cell>
          <table:table-cell office:value-type="float" office:value="194" calcext:value-type="float">
            <text:p>194</text:p>
          </table:table-cell>
          <table:table-cell office:value-type="float" office:value="1984" calcext:value-type="float">
            <text:p>1984</text:p>
          </table:table-cell>
          <table:table-cell office:value-type="float" office:value="1372" calcext:value-type="float">
            <text:p>1372</text:p>
          </table:table-cell>
          <table:table-cell office:value-type="string" calcext:value-type="string">
            <text:p>?b</text:p>
          </table:table-cell>
          <table:table-cell office:value-type="float" office:value="2.83111344459667" calcext:value-type="float">
            <text:p>2.8311134446</text:p>
          </table:table-cell>
          <table:table-cell table:formula="of:=IF([.J685] &lt;&gt; 0; 1; 0)" office:value-type="float" office:value="1" calcext:value-type="float">
            <text:p>1</text:p>
          </table:table-cell>
          <table:table-cell table:formula="of:=IF(AND([.K685]=1; [.J685]&gt;=[.E68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f <text:s/>?a <text:s/>&lt;directed&gt; <text:s/>?f <text:s/>?i <text:s/>&lt;produced&gt; <text:s/>?b <text:s text:c="2"/>=&gt; ?a <text:s/>&lt;produced&gt; <text:s/>?b</text:p>
          </table:table-cell>
          <table:table-cell office:value-type="float" office:value="0.004188259" calcext:value-type="float">
            <text:p>0.004188259</text:p>
          </table:table-cell>
          <table:table-cell office:value-type="float" office:value="0.196768438" calcext:value-type="float">
            <text:p>0.196768438</text:p>
          </table:table-cell>
          <table:table-cell table:number-columns-repeated="2" office:value-type="float" office:value="0.141578403" calcext:value-type="float">
            <text:p>0.141578403</text:p>
          </table:table-cell>
          <table:table-cell office:value-type="float" office:value="3970" calcext:value-type="float">
            <text:p>3970</text:p>
          </table:table-cell>
          <table:table-cell table:number-columns-repeated="2" office:value-type="float" office:value="28041" calcext:value-type="float">
            <text:p>28041</text:p>
          </table:table-cell>
          <table:table-cell office:value-type="string" calcext:value-type="string">
            <text:p>?b</text:p>
          </table:table-cell>
          <table:table-cell office:value-type="float" office:value="7.25655236560199" calcext:value-type="float">
            <text:p>7.2565523656</text:p>
          </table:table-cell>
          <table:table-cell table:formula="of:=IF([.J686] &lt;&gt; 0; 1; 0)" office:value-type="float" office:value="1" calcext:value-type="float">
            <text:p>1</text:p>
          </table:table-cell>
          <table:table-cell table:formula="of:=IF(AND([.K686]=1; [.J686]&gt;=[.E68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a <text:s/>&lt;actedIn&gt; <text:s/>?f <text:s/>?i <text:s/>&lt;created&gt; <text:s/>?f <text:s text:c="2"/>=&gt; ?a <text:s/>&lt;actedIn&gt; <text:s/>?b</text:p>
          </table:table-cell>
          <table:table-cell office:value-type="float" office:value="0.011015014" calcext:value-type="float">
            <text:p>0.011015014</text:p>
          </table:table-cell>
          <table:table-cell office:value-type="float" office:value="0.097057867" calcext:value-type="float">
            <text:p>0.097057867</text:p>
          </table:table-cell>
          <table:table-cell table:number-columns-repeated="2" office:value-type="float" office:value="0.14298039" calcext:value-type="float">
            <text:p>0.14298039</text:p>
          </table:table-cell>
          <table:table-cell office:value-type="float" office:value="10441" calcext:value-type="float">
            <text:p>10441</text:p>
          </table:table-cell>
          <table:table-cell table:number-columns-repeated="2" office:value-type="float" office:value="73024" calcext:value-type="float">
            <text:p>73024</text:p>
          </table:table-cell>
          <table:table-cell office:value-type="string" calcext:value-type="string">
            <text:p>?b</text:p>
          </table:table-cell>
          <table:table-cell office:value-type="float" office:value="0.659794174633827" calcext:value-type="float">
            <text:p>0.6597941746</text:p>
          </table:table-cell>
          <table:table-cell table:formula="of:=IF([.J687] &lt;&gt; 0; 1; 0)" office:value-type="float" office:value="1" calcext:value-type="float">
            <text:p>1</text:p>
          </table:table-cell>
          <table:table-cell table:formula="of:=IF(AND([.K687]=1; [.J687]&gt;=[.E68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a <text:s/>&lt;created&gt; <text:s/>?f <text:s/>?i <text:s/>&lt;hasWonPrize&gt; <text:s/>?b <text:s text:c="2"/>=&gt; ?a <text:s/>&lt;hasWonPrize&gt; <text:s/>?b</text:p>
          </table:table-cell>
          <table:table-cell office:value-type="float" office:value="0.00047685" calcext:value-type="float">
            <text:p>0.00047685</text:p>
          </table:table-cell>
          <table:table-cell office:value-type="float" office:value="0.013292945" calcext:value-type="float">
            <text:p>0.013292945</text:p>
          </table:table-cell>
          <table:table-cell office:value-type="float" office:value="0.031286772" calcext:value-type="float">
            <text:p>0.031286772</text:p>
          </table:table-cell>
          <table:table-cell office:value-type="float" office:value="0.143128562" calcext:value-type="float">
            <text:p>0.143128562</text:p>
          </table:table-cell>
          <table:table-cell office:value-type="float" office:value="452" calcext:value-type="float">
            <text:p>452</text:p>
          </table:table-cell>
          <table:table-cell office:value-type="float" office:value="14447" calcext:value-type="float">
            <text:p>14447</text:p>
          </table:table-cell>
          <table:table-cell office:value-type="float" office:value="3158" calcext:value-type="float">
            <text:p>3158</text:p>
          </table:table-cell>
          <table:table-cell office:value-type="string" calcext:value-type="string">
            <text:p>?a</text:p>
          </table:table-cell>
          <table:table-cell office:value-type="float" office:value="63659.6675078536" calcext:value-type="float">
            <text:p>63659.6675078536</text:p>
          </table:table-cell>
          <table:table-cell table:formula="of:=IF([.J688] &lt;&gt; 0; 1; 0)" office:value-type="float" office:value="1" calcext:value-type="float">
            <text:p>1</text:p>
          </table:table-cell>
          <table:table-cell table:formula="of:=IF(AND([.K688]=1; [.J688]&gt;=[.E68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i <text:s/>&lt;livesIn&gt; <text:s/>?f <text:s/>?a <text:s/>&lt;wasBornIn&gt; <text:s/>?f <text:s text:c="2"/>=&gt; ?a <text:s/>&lt;livesIn&gt; <text:s/>?b</text:p>
          </table:table-cell>
          <table:table-cell office:value-type="float" office:value="0.0002437" calcext:value-type="float">
            <text:p>0.0002437</text:p>
          </table:table-cell>
          <table:table-cell office:value-type="float" office:value="0.015829507" calcext:value-type="float">
            <text:p>0.015829507</text:p>
          </table:table-cell>
          <table:table-cell office:value-type="float" office:value="0.007796679" calcext:value-type="float">
            <text:p>0.007796679</text:p>
          </table:table-cell>
          <table:table-cell office:value-type="float" office:value="0.143567433" calcext:value-type="float">
            <text:p>0.143567433</text:p>
          </table:table-cell>
          <table:table-cell office:value-type="float" office:value="231" calcext:value-type="float">
            <text:p>231</text:p>
          </table:table-cell>
          <table:table-cell office:value-type="float" office:value="29628" calcext:value-type="float">
            <text:p>29628</text:p>
          </table:table-cell>
          <table:table-cell office:value-type="float" office:value="1609" calcext:value-type="float">
            <text:p>1609</text:p>
          </table:table-cell>
          <table:table-cell office:value-type="string" calcext:value-type="string">
            <text:p>?a</text:p>
          </table:table-cell>
          <table:table-cell office:value-type="float" office:value="7.18298786206113" calcext:value-type="float">
            <text:p>7.1829878621</text:p>
          </table:table-cell>
          <table:table-cell table:formula="of:=IF([.J689] &lt;&gt; 0; 1; 0)" office:value-type="float" office:value="1" calcext:value-type="float">
            <text:p>1</text:p>
          </table:table-cell>
          <table:table-cell table:formula="of:=IF(AND([.K689]=1; [.J689]&gt;=[.E68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b <text:s/>?g <text:s/>&lt;actedIn&gt; <text:s/>?b <text:s/>?g <text:s/>&lt;created&gt; <text:s/>?b <text:s text:c="2"/>=&gt; ?a <text:s/>&lt;directed&gt; <text:s/>?b</text:p>
          </table:table-cell>
          <table:table-cell office:value-type="float" office:value="0.000417771" calcext:value-type="float">
            <text:p>0.000417771</text:p>
          </table:table-cell>
          <table:table-cell office:value-type="float" office:value="0.01183043" calcext:value-type="float">
            <text:p>0.01183043</text:p>
          </table:table-cell>
          <table:table-cell office:value-type="float" office:value="0.119927317" calcext:value-type="float">
            <text:p>0.119927317</text:p>
          </table:table-cell>
          <table:table-cell office:value-type="float" office:value="0.143686502" calcext:value-type="float">
            <text:p>0.143686502</text:p>
          </table:table-cell>
          <table:table-cell office:value-type="float" office:value="396" calcext:value-type="float">
            <text:p>396</text:p>
          </table:table-cell>
          <table:table-cell office:value-type="float" office:value="3302" calcext:value-type="float">
            <text:p>3302</text:p>
          </table:table-cell>
          <table:table-cell office:value-type="float" office:value="2756" calcext:value-type="float">
            <text:p>2756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690] &lt;&gt; 0; 1; 0)" office:value-type="float" office:value="0" calcext:value-type="float">
            <text:p>0</text:p>
          </table:table-cell>
          <table:table-cell table:formula="of:=IF(AND([.K690]=1; [.J690]&gt;=[.E69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exports&gt; <text:s/>?b <text:s/>?i <text:s/>&lt;isLeaderOf&gt; <text:s/>?e <text:s/>?i <text:s/>&lt;livesIn&gt; <text:s/>?a <text:s text:c="2"/>=&gt; ?a <text:s/>&lt;exports&gt; <text:s/>?b</text:p>
          </table:table-cell>
          <table:table-cell office:value-type="float" office:value="0.000029539" calcext:value-type="float">
            <text:p>0.000029539</text:p>
          </table:table-cell>
          <table:table-cell office:value-type="float" office:value="0.055226824" calcext:value-type="float">
            <text:p>0.055226824</text:p>
          </table:table-cell>
          <table:table-cell table:number-columns-repeated="2" office:value-type="float" office:value="0.144329897" calcext:value-type="float">
            <text:p>0.14432989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691] &lt;&gt; 0; 1; 0)" office:value-type="float" office:value="0" calcext:value-type="float">
            <text:p>0</text:p>
          </table:table-cell>
          <table:table-cell table:formula="of:=IF(AND([.K691]=1; [.J691]&gt;=[.E69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LeaderOf&gt; <text:s/>?b <text:s text:c="2"/>=&gt; ?a <text:s/>&lt;livesIn&gt; <text:s/>?b</text:p>
          </table:table-cell>
          <table:table-cell office:value-type="float" office:value="0.00022682" calcext:value-type="float">
            <text:p>0.00022682</text:p>
          </table:table-cell>
          <table:table-cell office:value-type="float" office:value="0.014733091" calcext:value-type="float">
            <text:p>0.014733091</text:p>
          </table:table-cell>
          <table:table-cell office:value-type="float" office:value="0.033704342" calcext:value-type="float">
            <text:p>0.033704342</text:p>
          </table:table-cell>
          <table:table-cell office:value-type="float" office:value="0.144489247" calcext:value-type="float">
            <text:p>0.144489247</text:p>
          </table:table-cell>
          <table:table-cell office:value-type="float" office:value="215" calcext:value-type="float">
            <text:p>215</text:p>
          </table:table-cell>
          <table:table-cell office:value-type="float" office:value="6379" calcext:value-type="float">
            <text:p>6379</text:p>
          </table:table-cell>
          <table:table-cell office:value-type="float" office:value="1488" calcext:value-type="float">
            <text:p>148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92] &lt;&gt; 0; 1; 0)" office:value-type="float" office:value="0" calcext:value-type="float">
            <text:p>0</text:p>
          </table:table-cell>
          <table:table-cell table:formula="of:=IF(AND([.K692]=1; [.J692]&gt;=[.E69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mports&gt; <text:s/>?b <text:s text:c="2"/>=&gt; ?a <text:s/>&lt;exports&gt; <text:s/>?b</text:p>
          </table:table-cell>
          <table:table-cell office:value-type="float" office:value="0.000046419" calcext:value-type="float">
            <text:p>0.000046419</text:p>
          </table:table-cell>
          <table:table-cell office:value-type="float" office:value="0.08678501" calcext:value-type="float">
            <text:p>0.08678501</text:p>
          </table:table-cell>
          <table:table-cell office:value-type="float" office:value="0.130952381" calcext:value-type="float">
            <text:p>0.130952381</text:p>
          </table:table-cell>
          <table:table-cell office:value-type="float" office:value="0.144736842" calcext:value-type="float">
            <text:p>0.144736842</text:p>
          </table:table-cell>
          <table:table-cell office:value-type="float" office:value="44" calcext:value-type="float">
            <text:p>44</text:p>
          </table:table-cell>
          <table:table-cell office:value-type="float" office:value="336" calcext:value-type="float">
            <text:p>336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693] &lt;&gt; 0; 1; 0)" office:value-type="float" office:value="0" calcext:value-type="float">
            <text:p>0</text:p>
          </table:table-cell>
          <table:table-cell table:formula="of:=IF(AND([.K693]=1; [.J693]&gt;=[.E69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i <text:s/>&lt;isKnownFor&gt; <text:s/>?f <text:s/>?a <text:s/>&lt;livesIn&gt; <text:s/>?f <text:s text:c="2"/>=&gt; ?a <text:s/>&lt;livesIn&gt; <text:s/>?b</text:p>
          </table:table-cell>
          <table:table-cell office:value-type="float" office:value="0.00020994" calcext:value-type="float">
            <text:p>0.00020994</text:p>
          </table:table-cell>
          <table:table-cell office:value-type="float" office:value="0.013636675" calcext:value-type="float">
            <text:p>0.013636675</text:p>
          </table:table-cell>
          <table:table-cell table:number-columns-repeated="2" office:value-type="float" office:value="0.144832606" calcext:value-type="float">
            <text:p>0.144832606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1374" calcext:value-type="float">
            <text:p>1374</text:p>
          </table:table-cell>
          <table:table-cell office:value-type="string" calcext:value-type="string">
            <text:p>?a</text:p>
          </table:table-cell>
          <table:table-cell office:value-type="float" office:value="0.0410536957603643" calcext:value-type="float">
            <text:p>0.0410536958</text:p>
          </table:table-cell>
          <table:table-cell table:formula="of:=IF([.J694] &lt;&gt; 0; 1; 0)" office:value-type="float" office:value="1" calcext:value-type="float">
            <text:p>1</text:p>
          </table:table-cell>
          <table:table-cell table:formula="of:=IF(AND([.K694]=1; [.J694]&gt;=[.E69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f <text:s/>?a <text:s/>&lt;directed&gt; <text:s/>?f <text:s/>?i <text:s/>&lt;isMarriedTo&gt; <text:s/>?b <text:s text:c="2"/>=&gt; ?a <text:s/>&lt;isMarriedTo&gt; <text:s/>?b</text:p>
          </table:table-cell>
          <table:table-cell office:value-type="float" office:value="0.000335483" calcext:value-type="float">
            <text:p>0.000335483</text:p>
          </table:table-cell>
          <table:table-cell office:value-type="float" office:value="0.026515467" calcext:value-type="float">
            <text:p>0.026515467</text:p>
          </table:table-cell>
          <table:table-cell table:number-columns-repeated="2" office:value-type="float" office:value="0.146206897" calcext:value-type="float">
            <text:p>0.146206897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2175" calcext:value-type="float">
            <text:p>2175</text:p>
          </table:table-cell>
          <table:table-cell office:value-type="string" calcext:value-type="string">
            <text:p>?b</text:p>
          </table:table-cell>
          <table:table-cell office:value-type="float" office:value="1.40324413011645" calcext:value-type="float">
            <text:p>1.4032441301</text:p>
          </table:table-cell>
          <table:table-cell table:formula="of:=IF([.J695] &lt;&gt; 0; 1; 0)" office:value-type="float" office:value="1" calcext:value-type="float">
            <text:p>1</text:p>
          </table:table-cell>
          <table:table-cell table:formula="of:=IF(AND([.K695]=1; [.J695]&gt;=[.E69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a <text:s/>?g <text:s/>&lt;isCitizenOf&gt; <text:s/>?a <text:s/>?g <text:s/>&lt;isLocatedIn&gt; <text:s/>?a <text:s text:c="2"/>=&gt; ?a <text:s/>&lt;dealsWith&gt; <text:s/>?b</text:p>
          </table:table-cell>
          <table:table-cell office:value-type="float" office:value="0.000033759" calcext:value-type="float">
            <text:p>0.000033759</text:p>
          </table:table-cell>
          <table:table-cell office:value-type="float" office:value="0.046444122" calcext:value-type="float">
            <text:p>0.046444122</text:p>
          </table:table-cell>
          <table:table-cell office:value-type="float" office:value="0.112676056" calcext:value-type="float">
            <text:p>0.112676056</text:p>
          </table:table-cell>
          <table:table-cell office:value-type="float" office:value="0.147465438" calcext:value-type="float">
            <text:p>0.147465438</text:p>
          </table:table-cell>
          <table:table-cell office:value-type="float" office:value="32" calcext:value-type="float">
            <text:p>32</text:p>
          </table:table-cell>
          <table:table-cell office:value-type="float" office:value="284" calcext:value-type="float">
            <text:p>284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96] &lt;&gt; 0; 1; 0)" office:value-type="float" office:value="0" calcext:value-type="float">
            <text:p>0</text:p>
          </table:table-cell>
          <table:table-cell table:formula="of:=IF(AND([.K696]=1; [.J696]&gt;=[.E69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asCapital&gt; <text:s/>?f <text:s/>?f <text:s/>&lt;isLocatedIn&gt; <text:s/>?j <text:s/>?a <text:s/>&lt;livesIn&gt; <text:s/>?j <text:s text:c="2"/>=&gt; ?a <text:s/>&lt;livesIn&gt; <text:s/>?b</text:p>
          </table:table-cell>
          <table:table-cell office:value-type="float" office:value="0.001667919" calcext:value-type="float">
            <text:p>0.001667919</text:p>
          </table:table-cell>
          <table:table-cell office:value-type="float" office:value="0.108339615" calcext:value-type="float">
            <text:p>0.108339615</text:p>
          </table:table-cell>
          <table:table-cell table:number-columns-repeated="2" office:value-type="float" office:value="0.148757998" calcext:value-type="float">
            <text:p>0.148757998</text:p>
          </table:table-cell>
          <table:table-cell office:value-type="float" office:value="1581" calcext:value-type="float">
            <text:p>1581</text:p>
          </table:table-cell>
          <table:table-cell table:number-columns-repeated="2" office:value-type="float" office:value="10628" calcext:value-type="float">
            <text:p>1062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697] &lt;&gt; 0; 1; 0)" office:value-type="float" office:value="0" calcext:value-type="float">
            <text:p>0</text:p>
          </table:table-cell>
          <table:table-cell table:formula="of:=IF(AND([.K697]=1; [.J697]&gt;=[.E69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holdsPoliticalPosition&gt; <text:s/>?b <text:s/>?a <text:s/>&lt;livesIn&gt; <text:s/>?f <text:s/>?i <text:s/>&lt;wasBornIn&gt; <text:s/>?f <text:s text:c="2"/>=&gt; ?a <text:s/>&lt;holdsPoliticalPosition&gt; <text:s/>?b</text:p>
          </table:table-cell>
          <table:table-cell office:value-type="float" office:value="0.000039034" calcext:value-type="float">
            <text:p>0.000039034</text:p>
          </table:table-cell>
          <table:table-cell office:value-type="float" office:value="0.015232606" calcext:value-type="float">
            <text:p>0.015232606</text:p>
          </table:table-cell>
          <table:table-cell office:value-type="float" office:value="0.004149843" calcext:value-type="float">
            <text:p>0.004149843</text:p>
          </table:table-cell>
          <table:table-cell office:value-type="float" office:value="0.149797571" calcext:value-type="float">
            <text:p>0.149797571</text:p>
          </table:table-cell>
          <table:table-cell office:value-type="float" office:value="37" calcext:value-type="float">
            <text:p>37</text:p>
          </table:table-cell>
          <table:table-cell office:value-type="float" office:value="8916" calcext:value-type="float">
            <text:p>8916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?a</text:p>
          </table:table-cell>
          <table:table-cell office:value-type="float" office:value="75177.2962773994" calcext:value-type="float">
            <text:p>75177.2962773994</text:p>
          </table:table-cell>
          <table:table-cell table:formula="of:=IF([.J698] &lt;&gt; 0; 1; 0)" office:value-type="float" office:value="1" calcext:value-type="float">
            <text:p>1</text:p>
          </table:table-cell>
          <table:table-cell table:formula="of:=IF(AND([.K698]=1; [.J698]&gt;=[.E69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a <text:s/>&lt;isLocatedIn&gt; <text:s/>?f <text:s/>?i <text:s/>&lt;livesIn&gt; <text:s/>?f <text:s text:c="2"/>=&gt; ?a <text:s/>&lt;isLocatedIn&gt; <text:s/>?b</text:p>
          </table:table-cell>
          <table:table-cell office:value-type="float" office:value="0.021111144" calcext:value-type="float">
            <text:p>0.021111144</text:p>
          </table:table-cell>
          <table:table-cell office:value-type="float" office:value="0.093910881" calcext:value-type="float">
            <text:p>0.093910881</text:p>
          </table:table-cell>
          <table:table-cell table:number-columns-repeated="2" office:value-type="float" office:value="0.150303822" calcext:value-type="float">
            <text:p>0.150303822</text:p>
          </table:table-cell>
          <table:table-cell office:value-type="float" office:value="20011" calcext:value-type="float">
            <text:p>20011</text:p>
          </table:table-cell>
          <table:table-cell table:number-columns-repeated="2" office:value-type="float" office:value="133137" calcext:value-type="float">
            <text:p>133137</text:p>
          </table:table-cell>
          <table:table-cell office:value-type="string" calcext:value-type="string">
            <text:p>?a</text:p>
          </table:table-cell>
          <table:table-cell office:value-type="float" office:value="0.317571917464105" calcext:value-type="float">
            <text:p>0.3175719175</text:p>
          </table:table-cell>
          <table:table-cell table:formula="of:=IF([.J699] &lt;&gt; 0; 1; 0)" office:value-type="float" office:value="1" calcext:value-type="float">
            <text:p>1</text:p>
          </table:table-cell>
          <table:table-cell table:formula="of:=IF(AND([.K699]=1; [.J699]&gt;=[.E69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i <text:s/>&lt;created&gt; <text:s/>?f <text:s/>?a <text:s/>&lt;produced&gt; <text:s/>?f <text:s text:c="2"/>=&gt; ?a <text:s/>&lt;produced&gt; <text:s/>?b</text:p>
          </table:table-cell>
          <table:table-cell office:value-type="float" office:value="0.001317666" calcext:value-type="float">
            <text:p>0.001317666</text:p>
          </table:table-cell>
          <table:table-cell office:value-type="float" office:value="0.061905234" calcext:value-type="float">
            <text:p>0.061905234</text:p>
          </table:table-cell>
          <table:table-cell office:value-type="float" office:value="0.083645861" calcext:value-type="float">
            <text:p>0.083645861</text:p>
          </table:table-cell>
          <table:table-cell office:value-type="float" office:value="0.151137464" calcext:value-type="float">
            <text:p>0.151137464</text:p>
          </table:table-cell>
          <table:table-cell office:value-type="float" office:value="1249" calcext:value-type="float">
            <text:p>1249</text:p>
          </table:table-cell>
          <table:table-cell office:value-type="float" office:value="14932" calcext:value-type="float">
            <text:p>14932</text:p>
          </table:table-cell>
          <table:table-cell office:value-type="float" office:value="8264" calcext:value-type="float">
            <text:p>8264</text:p>
          </table:table-cell>
          <table:table-cell office:value-type="string" calcext:value-type="string">
            <text:p>?b</text:p>
          </table:table-cell>
          <table:table-cell office:value-type="float" office:value="22.9369618604151" calcext:value-type="float">
            <text:p>22.9369618604</text:p>
          </table:table-cell>
          <table:table-cell table:formula="of:=IF([.J700] &lt;&gt; 0; 1; 0)" office:value-type="float" office:value="1" calcext:value-type="float">
            <text:p>1</text:p>
          </table:table-cell>
          <table:table-cell table:formula="of:=IF(AND([.K700]=1; [.J700]&gt;=[.E70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b <text:s/>?i <text:s/>&lt;isLeaderOf&gt; <text:s/>?f <text:s/>?a <text:s/>&lt;livesIn&gt; <text:s/>?f <text:s text:c="2"/>=&gt; ?a <text:s/>&lt;isLeaderOf&gt; <text:s/>?b</text:p>
          </table:table-cell>
          <table:table-cell office:value-type="float" office:value="0.000683625" calcext:value-type="float">
            <text:p>0.000683625</text:p>
          </table:table-cell>
          <table:table-cell office:value-type="float" office:value="0.10158332" calcext:value-type="float">
            <text:p>0.10158332</text:p>
          </table:table-cell>
          <table:table-cell office:value-type="float" office:value="0.016625616" calcext:value-type="float">
            <text:p>0.016625616</text:p>
          </table:table-cell>
          <table:table-cell office:value-type="float" office:value="0.151543499" calcext:value-type="float">
            <text:p>0.151543499</text:p>
          </table:table-cell>
          <table:table-cell office:value-type="float" office:value="648" calcext:value-type="float">
            <text:p>648</text:p>
          </table:table-cell>
          <table:table-cell office:value-type="float" office:value="38976" calcext:value-type="float">
            <text:p>38976</text:p>
          </table:table-cell>
          <table:table-cell office:value-type="float" office:value="4276" calcext:value-type="float">
            <text:p>4276</text:p>
          </table:table-cell>
          <table:table-cell office:value-type="string" calcext:value-type="string">
            <text:p>?a</text:p>
          </table:table-cell>
          <table:table-cell office:value-type="float" office:value="49.9871238673956" calcext:value-type="float">
            <text:p>49.9871238674</text:p>
          </table:table-cell>
          <table:table-cell table:formula="of:=IF([.J701] &lt;&gt; 0; 1; 0)" office:value-type="float" office:value="1" calcext:value-type="float">
            <text:p>1</text:p>
          </table:table-cell>
          <table:table-cell table:formula="of:=IF(AND([.K701]=1; [.J701]&gt;=[.E70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a <text:s/>&lt;isCitizenOf&gt; <text:s/>?f <text:s/>?i <text:s/>&lt;livesIn&gt; <text:s/>?f <text:s text:c="2"/>=&gt; ?a <text:s/>&lt;isCitizenOf&gt; <text:s/>?b</text:p>
          </table:table-cell>
          <table:table-cell office:value-type="float" office:value="0.013925696" calcext:value-type="float">
            <text:p>0.013925696</text:p>
          </table:table-cell>
          <table:table-cell office:value-type="float" office:value="0.905971174" calcext:value-type="float">
            <text:p>0.905971174</text:p>
          </table:table-cell>
          <table:table-cell table:number-columns-repeated="2" office:value-type="float" office:value="0.153631285" calcext:value-type="float">
            <text:p>0.153631285</text:p>
          </table:table-cell>
          <table:table-cell office:value-type="float" office:value="13200" calcext:value-type="float">
            <text:p>13200</text:p>
          </table:table-cell>
          <table:table-cell table:number-columns-repeated="2" office:value-type="float" office:value="85920" calcext:value-type="float">
            <text:p>85920</text:p>
          </table:table-cell>
          <table:table-cell office:value-type="string" calcext:value-type="string">
            <text:p>?a</text:p>
          </table:table-cell>
          <table:table-cell office:value-type="float" office:value="44.4047754615879" calcext:value-type="float">
            <text:p>44.4047754616</text:p>
          </table:table-cell>
          <table:table-cell table:formula="of:=IF([.J702] &lt;&gt; 0; 1; 0)" office:value-type="float" office:value="1" calcext:value-type="float">
            <text:p>1</text:p>
          </table:table-cell>
          <table:table-cell table:formula="of:=IF(AND([.K702]=1; [.J702]&gt;=[.E70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holdsPoliticalPosition&gt; <text:s/>?b <text:s/>?i <text:s/>&lt;livesIn&gt; <text:s/>?f <text:s/>?a <text:s/>&lt;wasBornIn&gt; <text:s/>?f <text:s text:c="2"/>=&gt; ?a <text:s/>&lt;holdsPoliticalPosition&gt; <text:s/>?b</text:p>
          </table:table-cell>
          <table:table-cell office:value-type="float" office:value="0.000050639" calcext:value-type="float">
            <text:p>0.000050639</text:p>
          </table:table-cell>
          <table:table-cell office:value-type="float" office:value="0.019761219" calcext:value-type="float">
            <text:p>0.019761219</text:p>
          </table:table-cell>
          <table:table-cell office:value-type="float" office:value="0.002024462" calcext:value-type="float">
            <text:p>0.002024462</text:p>
          </table:table-cell>
          <table:table-cell office:value-type="float" office:value="0.154340836" calcext:value-type="float">
            <text:p>0.154340836</text:p>
          </table:table-cell>
          <table:table-cell office:value-type="float" office:value="48" calcext:value-type="float">
            <text:p>48</text:p>
          </table:table-cell>
          <table:table-cell office:value-type="float" office:value="23710" calcext:value-type="float">
            <text:p>2371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?a</text:p>
          </table:table-cell>
          <table:table-cell office:value-type="float" office:value="6152.24765796628" calcext:value-type="float">
            <text:p>6152.2476579663</text:p>
          </table:table-cell>
          <table:table-cell table:formula="of:=IF([.J703] &lt;&gt; 0; 1; 0)" office:value-type="float" office:value="1" calcext:value-type="float">
            <text:p>1</text:p>
          </table:table-cell>
          <table:table-cell table:formula="of:=IF(AND([.K703]=1; [.J703]&gt;=[.E70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f <text:s/>?i <text:s/>&lt;directed&gt; <text:s/>?b <text:s/>?a <text:s/>&lt;produced&gt; <text:s/>?f <text:s text:c="2"/>=&gt; ?a <text:s/>&lt;directed&gt; <text:s/>?b</text:p>
          </table:table-cell>
          <table:table-cell office:value-type="float" office:value="0.005688436" calcext:value-type="float">
            <text:p>0.005688436</text:p>
          </table:table-cell>
          <table:table-cell office:value-type="float" office:value="0.161085054" calcext:value-type="float">
            <text:p>0.161085054</text:p>
          </table:table-cell>
          <table:table-cell table:number-columns-repeated="2" office:value-type="float" office:value="0.15459602" calcext:value-type="float">
            <text:p>0.15459602</text:p>
          </table:table-cell>
          <table:table-cell office:value-type="float" office:value="5392" calcext:value-type="float">
            <text:p>5392</text:p>
          </table:table-cell>
          <table:table-cell table:number-columns-repeated="2" office:value-type="float" office:value="34878" calcext:value-type="float">
            <text:p>34878</text:p>
          </table:table-cell>
          <table:table-cell office:value-type="string" calcext:value-type="string">
            <text:p>?b</text:p>
          </table:table-cell>
          <table:table-cell office:value-type="float" office:value="2.14751428448596" calcext:value-type="float">
            <text:p>2.1475142845</text:p>
          </table:table-cell>
          <table:table-cell table:formula="of:=IF([.J704] &lt;&gt; 0; 1; 0)" office:value-type="float" office:value="1" calcext:value-type="float">
            <text:p>1</text:p>
          </table:table-cell>
          <table:table-cell table:formula="of:=IF(AND([.K704]=1; [.J704]&gt;=[.E70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exports&gt; <text:s/>?b <text:s/>?i <text:s/>&lt;isCitizenOf&gt; <text:s/>?e <text:s/>?i <text:s/>&lt;isLocatedIn&gt; <text:s/>?a <text:s text:c="2"/>=&gt; ?a <text:s/>&lt;imports&gt; <text:s/>?b</text:p>
          </table:table-cell>
          <table:table-cell office:value-type="float" office:value="0.00000844" calcext:value-type="float">
            <text:p>0.00000844</text:p>
          </table:table-cell>
          <table:table-cell office:value-type="float" office:value="0.023809524" calcext:value-type="float">
            <text:p>0.023809524</text:p>
          </table:table-cell>
          <table:table-cell office:value-type="float" office:value="0.005085823" calcext:value-type="float">
            <text:p>0.005085823</text:p>
          </table:table-cell>
          <table:table-cell office:value-type="float" office:value="0.156862745" calcext:value-type="float">
            <text:p>0.156862745</text:p>
          </table:table-cell>
          <table:table-cell office:value-type="float" office:value="8" calcext:value-type="float">
            <text:p>8</text:p>
          </table:table-cell>
          <table:table-cell office:value-type="float" office:value="1573" calcext:value-type="float">
            <text:p>157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?a</text:p>
          </table:table-cell>
          <table:table-cell office:value-type="float" office:value="49485.9663913081" calcext:value-type="float">
            <text:p>49485.9663913081</text:p>
          </table:table-cell>
          <table:table-cell table:formula="of:=IF([.J705] &lt;&gt; 0; 1; 0)" office:value-type="float" office:value="1" calcext:value-type="float">
            <text:p>1</text:p>
          </table:table-cell>
          <table:table-cell table:formula="of:=IF(AND([.K705]=1; [.J705]&gt;=[.E70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produced&gt; <text:s/>?b <text:s text:c="2"/>=&gt; ?a <text:s/>&lt;created&gt; <text:s/>?b</text:p>
          </table:table-cell>
          <table:table-cell office:value-type="float" office:value="0.002140548" calcext:value-type="float">
            <text:p>0.002140548</text:p>
          </table:table-cell>
          <table:table-cell office:value-type="float" office:value="0.010136992" calcext:value-type="float">
            <text:p>0.010136992</text:p>
          </table:table-cell>
          <table:table-cell office:value-type="float" office:value="0.100565028" calcext:value-type="float">
            <text:p>0.100565028</text:p>
          </table:table-cell>
          <table:table-cell office:value-type="float" office:value="0.156897618" calcext:value-type="float">
            <text:p>0.156897618</text:p>
          </table:table-cell>
          <table:table-cell office:value-type="float" office:value="2029" calcext:value-type="float">
            <text:p>2029</text:p>
          </table:table-cell>
          <table:table-cell office:value-type="float" office:value="20176" calcext:value-type="float">
            <text:p>20176</text:p>
          </table:table-cell>
          <table:table-cell office:value-type="float" office:value="12932" calcext:value-type="float">
            <text:p>12932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706] &lt;&gt; 0; 1; 0)" office:value-type="float" office:value="0" calcext:value-type="float">
            <text:p>0</text:p>
          </table:table-cell>
          <table:table-cell table:formula="of:=IF(AND([.K706]=1; [.J706]&gt;=[.E70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directed&gt; <text:s/>?f <text:s/>?i <text:s/>&lt;produced&gt; <text:s/>?f <text:s text:c="2"/>=&gt; ?a <text:s/>&lt;directed&gt; <text:s/>?b</text:p>
          </table:table-cell>
          <table:table-cell office:value-type="float" office:value="0.003405466" calcext:value-type="float">
            <text:p>0.003405466</text:p>
          </table:table-cell>
          <table:table-cell office:value-type="float" office:value="0.096435933" calcext:value-type="float">
            <text:p>0.096435933</text:p>
          </table:table-cell>
          <table:table-cell office:value-type="float" office:value="0.086018067" calcext:value-type="float">
            <text:p>0.086018067</text:p>
          </table:table-cell>
          <table:table-cell office:value-type="float" office:value="0.156935194" calcext:value-type="float">
            <text:p>0.156935194</text:p>
          </table:table-cell>
          <table:table-cell office:value-type="float" office:value="3228" calcext:value-type="float">
            <text:p>3228</text:p>
          </table:table-cell>
          <table:table-cell office:value-type="float" office:value="37527" calcext:value-type="float">
            <text:p>37527</text:p>
          </table:table-cell>
          <table:table-cell office:value-type="float" office:value="20569" calcext:value-type="float">
            <text:p>20569</text:p>
          </table:table-cell>
          <table:table-cell office:value-type="string" calcext:value-type="string">
            <text:p>?b</text:p>
          </table:table-cell>
          <table:table-cell office:value-type="float" office:value="4.67947345479272" calcext:value-type="float">
            <text:p>4.6794734548</text:p>
          </table:table-cell>
          <table:table-cell table:formula="of:=IF([.J707] &lt;&gt; 0; 1; 0)" office:value-type="float" office:value="1" calcext:value-type="float">
            <text:p>1</text:p>
          </table:table-cell>
          <table:table-cell table:formula="of:=IF(AND([.K707]=1; [.J707]&gt;=[.E70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a <text:s/>?g <text:s/>&lt;isCitizenOf&gt; <text:s/>?a <text:s/>?g <text:s/>&lt;livesIn&gt; <text:s/>?a <text:s text:c="2"/>=&gt; ?a <text:s/>&lt;dealsWith&gt; <text:s/>?b</text:p>
          </table:table-cell>
          <table:table-cell office:value-type="float" office:value="0.000072793" calcext:value-type="float">
            <text:p>0.000072793</text:p>
          </table:table-cell>
          <table:table-cell office:value-type="float" office:value="0.100145138" calcext:value-type="float">
            <text:p>0.100145138</text:p>
          </table:table-cell>
          <table:table-cell office:value-type="float" office:value="0.124548736" calcext:value-type="float">
            <text:p>0.124548736</text:p>
          </table:table-cell>
          <table:table-cell office:value-type="float" office:value="0.157894737" calcext:value-type="float">
            <text:p>0.157894737</text:p>
          </table:table-cell>
          <table:table-cell office:value-type="float" office:value="69" calcext:value-type="float">
            <text:p>69</text:p>
          </table:table-cell>
          <table:table-cell office:value-type="float" office:value="554" calcext:value-type="float">
            <text:p>554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08] &lt;&gt; 0; 1; 0)" office:value-type="float" office:value="0" calcext:value-type="float">
            <text:p>0</text:p>
          </table:table-cell>
          <table:table-cell table:formula="of:=IF(AND([.K708]=1; [.J708]&gt;=[.E70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asCapital&gt; <text:s/>?f <text:s/>?a <text:s/>&lt;isLeaderOf&gt; <text:s/>?j <text:s/>?f <text:s/>&lt;isLocatedIn&gt; <text:s/>?j <text:s text:c="2"/>=&gt; ?a <text:s/>&lt;isLeaderOf&gt; <text:s/>?b</text:p>
          </table:table-cell>
          <table:table-cell office:value-type="float" office:value="0.000171961" calcext:value-type="float">
            <text:p>0.000171961</text:p>
          </table:table-cell>
          <table:table-cell office:value-type="float" office:value="0.025552594" calcext:value-type="float">
            <text:p>0.025552594</text:p>
          </table:table-cell>
          <table:table-cell table:number-columns-repeated="2" office:value-type="float" office:value="0.159179688" calcext:value-type="float">
            <text:p>0.159179688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string" calcext:value-type="string">
            <text:p>?a</text:p>
          </table:table-cell>
          <table:table-cell office:value-type="float" office:value="366.136180943545" calcext:value-type="float">
            <text:p>366.1361809435</text:p>
          </table:table-cell>
          <table:table-cell table:formula="of:=IF([.J709] &lt;&gt; 0; 1; 0)" office:value-type="float" office:value="1" calcext:value-type="float">
            <text:p>1</text:p>
          </table:table-cell>
          <table:table-cell table:formula="of:=IF(AND([.K709]=1; [.J709]&gt;=[.E70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rected&gt; <text:s/>?b <text:s/>?h <text:s/>&lt;isMarriedTo&gt; <text:s/>?a <text:s/>?a <text:s/>&lt;isMarriedTo&gt; <text:s/>?h <text:s text:c="2"/>=&gt; ?a <text:s/>&lt;produced&gt; <text:s/>?b</text:p>
          </table:table-cell>
          <table:table-cell office:value-type="float" office:value="0.000254249" calcext:value-type="float">
            <text:p>0.000254249</text:p>
          </table:table-cell>
          <table:table-cell office:value-type="float" office:value="0.011944885" calcext:value-type="float">
            <text:p>0.011944885</text:p>
          </table:table-cell>
          <table:table-cell office:value-type="float" office:value="0.076435141" calcext:value-type="float">
            <text:p>0.076435141</text:p>
          </table:table-cell>
          <table:table-cell office:value-type="float" office:value="0.159708416" calcext:value-type="float">
            <text:p>0.159708416</text:p>
          </table:table-cell>
          <table:table-cell office:value-type="float" office:value="241" calcext:value-type="float">
            <text:p>241</text:p>
          </table:table-cell>
          <table:table-cell office:value-type="float" office:value="3153" calcext:value-type="float">
            <text:p>3153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710] &lt;&gt; 0; 1; 0)" office:value-type="float" office:value="0" calcext:value-type="float">
            <text:p>0</text:p>
          </table:table-cell>
          <table:table-cell table:formula="of:=IF(AND([.K710]=1; [.J710]&gt;=[.E71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rected&gt; <text:s/>?b <text:s/>?a <text:s/>&lt;isMarriedTo&gt; <text:s/>?f <text:s/>?i <text:s/>&lt;isMarriedTo&gt; <text:s/>?f <text:s text:c="2"/>=&gt; ?a <text:s/>&lt;produced&gt; <text:s/>?b</text:p>
          </table:table-cell>
          <table:table-cell office:value-type="float" office:value="0.00045997" calcext:value-type="float">
            <text:p>0.00045997</text:p>
          </table:table-cell>
          <table:table-cell office:value-type="float" office:value="0.021609833" calcext:value-type="float">
            <text:p>0.021609833</text:p>
          </table:table-cell>
          <table:table-cell office:value-type="float" office:value="0.077815456" calcext:value-type="float">
            <text:p>0.077815456</text:p>
          </table:table-cell>
          <table:table-cell office:value-type="float" office:value="0.161123429" calcext:value-type="float">
            <text:p>0.161123429</text:p>
          </table:table-cell>
          <table:table-cell office:value-type="float" office:value="436" calcext:value-type="float">
            <text:p>436</text:p>
          </table:table-cell>
          <table:table-cell office:value-type="float" office:value="5603" calcext:value-type="float">
            <text:p>5603</text:p>
          </table:table-cell>
          <table:table-cell office:value-type="float" office:value="2706" calcext:value-type="float">
            <text:p>2706</text:p>
          </table:table-cell>
          <table:table-cell office:value-type="string" calcext:value-type="string">
            <text:p>?b</text:p>
          </table:table-cell>
          <table:table-cell office:value-type="float" office:value="0.108827954405529" calcext:value-type="float">
            <text:p>0.1088279544</text:p>
          </table:table-cell>
          <table:table-cell table:formula="of:=IF([.J711] &lt;&gt; 0; 1; 0)" office:value-type="float" office:value="1" calcext:value-type="float">
            <text:p>1</text:p>
          </table:table-cell>
          <table:table-cell table:formula="of:=IF(AND([.K711]=1; [.J711]&gt;=[.E71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b <text:s/>?a <text:s/>&lt;directed&gt; <text:s/>?h <text:s/>?a <text:s/>&lt;produced&gt; <text:s/>?h <text:s text:c="2"/>=&gt; ?a <text:s/>&lt;directed&gt; <text:s/>?b</text:p>
          </table:table-cell>
          <table:table-cell office:value-type="float" office:value="0.000376627" calcext:value-type="float">
            <text:p>0.000376627</text:p>
          </table:table-cell>
          <table:table-cell office:value-type="float" office:value="0.010665312" calcext:value-type="float">
            <text:p>0.010665312</text:p>
          </table:table-cell>
          <table:table-cell office:value-type="float" office:value="0.129535559" calcext:value-type="float">
            <text:p>0.129535559</text:p>
          </table:table-cell>
          <table:table-cell office:value-type="float" office:value="0.161246612" calcext:value-type="float">
            <text:p>0.161246612</text:p>
          </table:table-cell>
          <table:table-cell office:value-type="float" office:value="357" calcext:value-type="float">
            <text:p>357</text:p>
          </table:table-cell>
          <table:table-cell office:value-type="float" office:value="2756" calcext:value-type="float">
            <text:p>2756</text:p>
          </table:table-cell>
          <table:table-cell office:value-type="float" office:value="2214" calcext:value-type="float">
            <text:p>2214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712] &lt;&gt; 0; 1; 0)" office:value-type="float" office:value="0" calcext:value-type="float">
            <text:p>0</text:p>
          </table:table-cell>
          <table:table-cell table:formula="of:=IF(AND([.K712]=1; [.J712]&gt;=[.E71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exports&gt; <text:s/>?b <text:s/>?i <text:s/>&lt;isCitizenOf&gt; <text:s/>?e <text:s/>?i <text:s/>&lt;livesIn&gt; <text:s/>?a <text:s text:c="2"/>=&gt; ?a <text:s/>&lt;imports&gt; <text:s/>?b</text:p>
          </table:table-cell>
          <table:table-cell office:value-type="float" office:value="0.000043254" calcext:value-type="float">
            <text:p>0.000043254</text:p>
          </table:table-cell>
          <table:table-cell office:value-type="float" office:value="0.12202381" calcext:value-type="float">
            <text:p>0.12202381</text:p>
          </table:table-cell>
          <table:table-cell office:value-type="float" office:value="0.024075161" calcext:value-type="float">
            <text:p>0.024075161</text:p>
          </table:table-cell>
          <table:table-cell office:value-type="float" office:value="0.161417323" calcext:value-type="float">
            <text:p>0.161417323</text:p>
          </table:table-cell>
          <table:table-cell office:value-type="float" office:value="41" calcext:value-type="float">
            <text:p>41</text:p>
          </table:table-cell>
          <table:table-cell office:value-type="float" office:value="1703" calcext:value-type="float">
            <text:p>170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13] &lt;&gt; 0; 1; 0)" office:value-type="float" office:value="0" calcext:value-type="float">
            <text:p>0</text:p>
          </table:table-cell>
          <table:table-cell table:formula="of:=IF(AND([.K713]=1; [.J713]&gt;=[.E71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actedIn&gt; <text:s/>?f <text:s/>?j <text:s/>&lt;created&gt; <text:s/>?f <text:s/>?a <text:s/>&lt;influences&gt; <text:s/>?j <text:s text:c="2"/>=&gt; ?a <text:s/>&lt;influences&gt; <text:s/>?b</text:p>
          </table:table-cell>
          <table:table-cell office:value-type="float" office:value="0.000164576" calcext:value-type="float">
            <text:p>0.000164576</text:p>
          </table:table-cell>
          <table:table-cell office:value-type="float" office:value="0.011182796" calcext:value-type="float">
            <text:p>0.011182796</text:p>
          </table:table-cell>
          <table:table-cell office:value-type="float" office:value="0.004756533" calcext:value-type="float">
            <text:p>0.004756533</text:p>
          </table:table-cell>
          <table:table-cell office:value-type="float" office:value="0.161658031" calcext:value-type="float">
            <text:p>0.161658031</text:p>
          </table:table-cell>
          <table:table-cell office:value-type="float" office:value="156" calcext:value-type="float">
            <text:p>156</text:p>
          </table:table-cell>
          <table:table-cell office:value-type="float" office:value="32797" calcext:value-type="float">
            <text:p>32797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714] &lt;&gt; 0; 1; 0)" office:value-type="float" office:value="0" calcext:value-type="float">
            <text:p>0</text:p>
          </table:table-cell>
          <table:table-cell table:formula="of:=IF(AND([.K714]=1; [.J714]&gt;=[.E71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rected&gt; <text:s/>?b <text:s text:c="2"/>=&gt; ?a <text:s/>&lt;produced&gt; <text:s/>?b</text:p>
          </table:table-cell>
          <table:table-cell office:value-type="float" office:value="0.002395853" calcext:value-type="float">
            <text:p>0.002395853</text:p>
          </table:table-cell>
          <table:table-cell office:value-type="float" office:value="0.112559477" calcext:value-type="float">
            <text:p>0.112559477</text:p>
          </table:table-cell>
          <table:table-cell office:value-type="float" office:value="0.067845726" calcext:value-type="float">
            <text:p>0.067845726</text:p>
          </table:table-cell>
          <table:table-cell office:value-type="float" office:value="0.161890505" calcext:value-type="float">
            <text:p>0.161890505</text:p>
          </table:table-cell>
          <table:table-cell office:value-type="float" office:value="2271" calcext:value-type="float">
            <text:p>2271</text:p>
          </table:table-cell>
          <table:table-cell office:value-type="float" office:value="33473" calcext:value-type="float">
            <text:p>33473</text:p>
          </table:table-cell>
          <table:table-cell office:value-type="float" office:value="14028" calcext:value-type="float">
            <text:p>14028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715] &lt;&gt; 0; 1; 0)" office:value-type="float" office:value="0" calcext:value-type="float">
            <text:p>0</text:p>
          </table:table-cell>
          <table:table-cell table:formula="of:=IF(AND([.K715]=1; [.J715]&gt;=[.E71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b <text:s text:c="2"/>=&gt; ?a <text:s/>&lt;worksAt&gt; <text:s/>?b</text:p>
          </table:table-cell>
          <table:table-cell office:value-type="float" office:value="0.00023104" calcext:value-type="float">
            <text:p>0.00023104</text:p>
          </table:table-cell>
          <table:table-cell office:value-type="float" office:value="0.089901478" calcext:value-type="float">
            <text:p>0.089901478</text:p>
          </table:table-cell>
          <table:table-cell office:value-type="float" office:value="0.018442105" calcext:value-type="float">
            <text:p>0.018442105</text:p>
          </table:table-cell>
          <table:table-cell office:value-type="float" office:value="0.162462908" calcext:value-type="float">
            <text:p>0.162462908</text:p>
          </table:table-cell>
          <table:table-cell office:value-type="float" office:value="219" calcext:value-type="float">
            <text:p>219</text:p>
          </table:table-cell>
          <table:table-cell office:value-type="float" office:value="11875" calcext:value-type="float">
            <text:p>11875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16] &lt;&gt; 0; 1; 0)" office:value-type="float" office:value="0" calcext:value-type="float">
            <text:p>0</text:p>
          </table:table-cell>
          <table:table-cell table:formula="of:=IF(AND([.K716]=1; [.J716]&gt;=[.E71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worksAt&gt; <text:s/>?b <text:s text:c="2"/>=&gt; ?a <text:s/>&lt;graduatedFrom&gt; <text:s/>?b</text:p>
          </table:table-cell>
          <table:table-cell office:value-type="float" office:value="0.00023104" calcext:value-type="float">
            <text:p>0.00023104</text:p>
          </table:table-cell>
          <table:table-cell office:value-type="float" office:value="0.018442105" calcext:value-type="float">
            <text:p>0.018442105</text:p>
          </table:table-cell>
          <table:table-cell office:value-type="float" office:value="0.089901478" calcext:value-type="float">
            <text:p>0.089901478</text:p>
          </table:table-cell>
          <table:table-cell office:value-type="float" office:value="0.162462908" calcext:value-type="float">
            <text:p>0.162462908</text:p>
          </table:table-cell>
          <table:table-cell office:value-type="float" office:value="219" calcext:value-type="float">
            <text:p>219</text:p>
          </table:table-cell>
          <table:table-cell office:value-type="float" office:value="2436" calcext:value-type="float">
            <text:p>2436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17] &lt;&gt; 0; 1; 0)" office:value-type="float" office:value="0" calcext:value-type="float">
            <text:p>0</text:p>
          </table:table-cell>
          <table:table-cell table:formula="of:=IF(AND([.K717]=1; [.J717]&gt;=[.E71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worksAt&gt; <text:s/>?b <text:s/>?a <text:s/>&lt;worksAt&gt; <text:s/>?f <text:s/>?i <text:s/>&lt;worksAt&gt; <text:s/>?f <text:s text:c="2"/>=&gt; ?a <text:s/>&lt;graduatedFrom&gt; <text:s/>?b</text:p>
          </table:table-cell>
          <table:table-cell office:value-type="float" office:value="0.00023104" calcext:value-type="float">
            <text:p>0.00023104</text:p>
          </table:table-cell>
          <table:table-cell office:value-type="float" office:value="0.018442105" calcext:value-type="float">
            <text:p>0.018442105</text:p>
          </table:table-cell>
          <table:table-cell office:value-type="float" office:value="0.089901478" calcext:value-type="float">
            <text:p>0.089901478</text:p>
          </table:table-cell>
          <table:table-cell office:value-type="float" office:value="0.162462908" calcext:value-type="float">
            <text:p>0.162462908</text:p>
          </table:table-cell>
          <table:table-cell office:value-type="float" office:value="219" calcext:value-type="float">
            <text:p>219</text:p>
          </table:table-cell>
          <table:table-cell office:value-type="float" office:value="2436" calcext:value-type="float">
            <text:p>2436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?a</text:p>
          </table:table-cell>
          <table:table-cell office:value-type="float" office:value="1.92772459665033" calcext:value-type="float">
            <text:p>1.9277245967</text:p>
          </table:table-cell>
          <table:table-cell table:formula="of:=IF([.J718] &lt;&gt; 0; 1; 0)" office:value-type="float" office:value="1" calcext:value-type="float">
            <text:p>1</text:p>
          </table:table-cell>
          <table:table-cell table:formula="of:=IF(AND([.K718]=1; [.J718]&gt;=[.E71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isCitizenOf&gt; <text:s/>?b <text:s/>?a <text:s/>&lt;livesIn&gt; <text:s/>?f <text:s text:c="2"/>=&gt; ?a <text:s/>&lt;isCitizenOf&gt; <text:s/>?b</text:p>
          </table:table-cell>
          <table:table-cell office:value-type="float" office:value="0.000384012" calcext:value-type="float">
            <text:p>0.000384012</text:p>
          </table:table-cell>
          <table:table-cell office:value-type="float" office:value="0.024982841" calcext:value-type="float">
            <text:p>0.024982841</text:p>
          </table:table-cell>
          <table:table-cell office:value-type="float" office:value="0.031183072" calcext:value-type="float">
            <text:p>0.031183072</text:p>
          </table:table-cell>
          <table:table-cell office:value-type="float" office:value="0.16374269" calcext:value-type="float">
            <text:p>0.16374269</text:p>
          </table:table-cell>
          <table:table-cell office:value-type="float" office:value="364" calcext:value-type="float">
            <text:p>364</text:p>
          </table:table-cell>
          <table:table-cell office:value-type="float" office:value="11673" calcext:value-type="float">
            <text:p>11673</text:p>
          </table:table-cell>
          <table:table-cell office:value-type="float" office:value="2223" calcext:value-type="float">
            <text:p>2223</text:p>
          </table:table-cell>
          <table:table-cell office:value-type="string" calcext:value-type="string">
            <text:p>?a</text:p>
          </table:table-cell>
          <table:table-cell office:value-type="float" office:value="8487.44928205741" calcext:value-type="float">
            <text:p>8487.4492820574</text:p>
          </table:table-cell>
          <table:table-cell table:formula="of:=IF([.J719] &lt;&gt; 0; 1; 0)" office:value-type="float" office:value="1" calcext:value-type="float">
            <text:p>1</text:p>
          </table:table-cell>
          <table:table-cell table:formula="of:=IF(AND([.K719]=1; [.J719]&gt;=[.E71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rected&gt; <text:s/>?f <text:s/>?i <text:s/>&lt;directed&gt; <text:s/>?f <text:s/>?i <text:s/>&lt;produced&gt; <text:s/>?b <text:s text:c="2"/>=&gt; ?a <text:s/>&lt;directed&gt; <text:s/>?b</text:p>
          </table:table-cell>
          <table:table-cell office:value-type="float" office:value="0.003037279" calcext:value-type="float">
            <text:p>0.003037279</text:p>
          </table:table-cell>
          <table:table-cell office:value-type="float" office:value="0.08600962" calcext:value-type="float">
            <text:p>0.08600962</text:p>
          </table:table-cell>
          <table:table-cell office:value-type="float" office:value="0.146648329" calcext:value-type="float">
            <text:p>0.146648329</text:p>
          </table:table-cell>
          <table:table-cell office:value-type="float" office:value="0.165023501" calcext:value-type="float">
            <text:p>0.165023501</text:p>
          </table:table-cell>
          <table:table-cell office:value-type="float" office:value="2879" calcext:value-type="float">
            <text:p>2879</text:p>
          </table:table-cell>
          <table:table-cell office:value-type="float" office:value="19632" calcext:value-type="float">
            <text:p>19632</text:p>
          </table:table-cell>
          <table:table-cell office:value-type="float" office:value="17446" calcext:value-type="float">
            <text:p>17446</text:p>
          </table:table-cell>
          <table:table-cell office:value-type="string" calcext:value-type="string">
            <text:p>?b</text:p>
          </table:table-cell>
          <table:table-cell office:value-type="float" office:value="4.21821058166757" calcext:value-type="float">
            <text:p>4.2182105817</text:p>
          </table:table-cell>
          <table:table-cell table:formula="of:=IF([.J720] &lt;&gt; 0; 1; 0)" office:value-type="float" office:value="1" calcext:value-type="float">
            <text:p>1</text:p>
          </table:table-cell>
          <table:table-cell table:formula="of:=IF(AND([.K720]=1; [.J720]&gt;=[.E72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f <text:s/>?a <text:s/>&lt;livesIn&gt; <text:s/>?f <text:s/>?i <text:s/>&lt;wasBornIn&gt; <text:s/>?b <text:s text:c="2"/>=&gt; ?a <text:s/>&lt;livesIn&gt; <text:s/>?b</text:p>
          </table:table-cell>
          <table:table-cell office:value-type="float" office:value="0.000975854" calcext:value-type="float">
            <text:p>0.000975854</text:p>
          </table:table-cell>
          <table:table-cell office:value-type="float" office:value="0.063386555" calcext:value-type="float">
            <text:p>0.063386555</text:p>
          </table:table-cell>
          <table:table-cell table:number-columns-repeated="2" office:value-type="float" office:value="0.165326184" calcext:value-type="float">
            <text:p>0.165326184</text:p>
          </table:table-cell>
          <table:table-cell office:value-type="float" office:value="925" calcext:value-type="float">
            <text:p>925</text:p>
          </table:table-cell>
          <table:table-cell table:number-columns-repeated="2" office:value-type="float" office:value="5595" calcext:value-type="float">
            <text:p>5595</text:p>
          </table:table-cell>
          <table:table-cell office:value-type="string" calcext:value-type="string">
            <text:p>?a</text:p>
          </table:table-cell>
          <table:table-cell office:value-type="float" office:value="0.14967356989433" calcext:value-type="float">
            <text:p>0.1496735699</text:p>
          </table:table-cell>
          <table:table-cell table:formula="of:=IF([.J721] &lt;&gt; 0; 1; 0)" office:value-type="float" office:value="1" calcext:value-type="float">
            <text:p>1</text:p>
          </table:table-cell>
          <table:table-cell table:formula="of:=IF(AND([.K721]=1; [.J721]&gt;=[.E72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isCitizenOf&gt; <text:s/>?b <text:s/>?a <text:s/>&lt;wasBornIn&gt; <text:s/>?f <text:s text:c="2"/>=&gt; ?a <text:s/>&lt;isCitizenOf&gt; <text:s/>?b</text:p>
          </table:table-cell>
          <table:table-cell office:value-type="float" office:value="0.002145823" calcext:value-type="float">
            <text:p>0.002145823</text:p>
          </table:table-cell>
          <table:table-cell office:value-type="float" office:value="0.139601922" calcext:value-type="float">
            <text:p>0.139601922</text:p>
          </table:table-cell>
          <table:table-cell office:value-type="float" office:value="0.018026961" calcext:value-type="float">
            <text:p>0.018026961</text:p>
          </table:table-cell>
          <table:table-cell office:value-type="float" office:value="0.166953952" calcext:value-type="float">
            <text:p>0.166953952</text:p>
          </table:table-cell>
          <table:table-cell office:value-type="float" office:value="2034" calcext:value-type="float">
            <text:p>2034</text:p>
          </table:table-cell>
          <table:table-cell office:value-type="float" office:value="112831" calcext:value-type="float">
            <text:p>112831</text:p>
          </table:table-cell>
          <table:table-cell office:value-type="float" office:value="12183" calcext:value-type="float">
            <text:p>12183</text:p>
          </table:table-cell>
          <table:table-cell office:value-type="string" calcext:value-type="string">
            <text:p>?a</text:p>
          </table:table-cell>
          <table:table-cell office:value-type="float" office:value="520233.826205393" calcext:value-type="float">
            <text:p>520233.826205393</text:p>
          </table:table-cell>
          <table:table-cell table:formula="of:=IF([.J722] &lt;&gt; 0; 1; 0)" office:value-type="float" office:value="1" calcext:value-type="float">
            <text:p>1</text:p>
          </table:table-cell>
          <table:table-cell table:formula="of:=IF(AND([.K722]=1; [.J722]&gt;=[.E72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ocatedIn&gt; <text:s/>?b <text:s/>?i <text:s/>&lt;isLocatedIn&gt; <text:s/>?f <text:s/>?a <text:s/>&lt;livesIn&gt; <text:s/>?f <text:s text:c="2"/>=&gt; ?a <text:s/>&lt;isCitizenOf&gt; <text:s/>?b</text:p>
          </table:table-cell>
          <table:table-cell office:value-type="float" office:value="0.0006889" calcext:value-type="float">
            <text:p>0.0006889</text:p>
          </table:table-cell>
          <table:table-cell office:value-type="float" office:value="0.044818119" calcext:value-type="float">
            <text:p>0.044818119</text:p>
          </table:table-cell>
          <table:table-cell office:value-type="float" office:value="0.031800916" calcext:value-type="float">
            <text:p>0.031800916</text:p>
          </table:table-cell>
          <table:table-cell office:value-type="float" office:value="0.168342356" calcext:value-type="float">
            <text:p>0.168342356</text:p>
          </table:table-cell>
          <table:table-cell office:value-type="float" office:value="653" calcext:value-type="float">
            <text:p>653</text:p>
          </table:table-cell>
          <table:table-cell office:value-type="float" office:value="20534" calcext:value-type="float">
            <text:p>20534</text:p>
          </table:table-cell>
          <table:table-cell office:value-type="float" office:value="3879" calcext:value-type="float">
            <text:p>3879</text:p>
          </table:table-cell>
          <table:table-cell office:value-type="string" calcext:value-type="string">
            <text:p>?a</text:p>
          </table:table-cell>
          <table:table-cell office:value-type="float" office:value="10165.8541526316" calcext:value-type="float">
            <text:p>10165.8541526316</text:p>
          </table:table-cell>
          <table:table-cell table:formula="of:=IF([.J723] &lt;&gt; 0; 1; 0)" office:value-type="float" office:value="1" calcext:value-type="float">
            <text:p>1</text:p>
          </table:table-cell>
          <table:table-cell table:formula="of:=IF(AND([.K723]=1; [.J723]&gt;=[.E72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a <text:s/>&lt;isLeaderOf&gt; <text:s/>?f <text:s/>?i <text:s/>&lt;livesIn&gt; <text:s/>?f <text:s text:c="2"/>=&gt; ?a <text:s/>&lt;isLeaderOf&gt; <text:s/>?b</text:p>
          </table:table-cell>
          <table:table-cell office:value-type="float" office:value="0.000162466" calcext:value-type="float">
            <text:p>0.000162466</text:p>
          </table:table-cell>
          <table:table-cell office:value-type="float" office:value="0.024141715" calcext:value-type="float">
            <text:p>0.024141715</text:p>
          </table:table-cell>
          <table:table-cell table:number-columns-repeated="2" office:value-type="float" office:value="0.168674699" calcext:value-type="float">
            <text:p>0.168674699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913" calcext:value-type="float">
            <text:p>913</text:p>
          </table:table-cell>
          <table:table-cell office:value-type="string" calcext:value-type="string">
            <text:p>?a</text:p>
          </table:table-cell>
          <table:table-cell office:value-type="float" office:value="4.88668553976385" calcext:value-type="float">
            <text:p>4.8866855398</text:p>
          </table:table-cell>
          <table:table-cell table:formula="of:=IF([.J724] &lt;&gt; 0; 1; 0)" office:value-type="float" office:value="1" calcext:value-type="float">
            <text:p>1</text:p>
          </table:table-cell>
          <table:table-cell table:formula="of:=IF(AND([.K724]=1; [.J724]&gt;=[.E72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a <text:s/>?g <text:s/>&lt;isCitizenOf&gt; <text:s/>?a <text:s/>?g <text:s/>&lt;isLeaderOf&gt; <text:s/>?a <text:s text:c="2"/>=&gt; ?a <text:s/>&lt;dealsWith&gt; <text:s/>?b</text:p>
          </table:table-cell>
          <table:table-cell office:value-type="float" office:value="0.000013715" calcext:value-type="float">
            <text:p>0.000013715</text:p>
          </table:table-cell>
          <table:table-cell office:value-type="float" office:value="0.018867925" calcext:value-type="float">
            <text:p>0.018867925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168831169" calcext:value-type="float">
            <text:p>0.168831169</text:p>
          </table:table-cell>
          <table:table-cell office:value-type="float" office:value="13" calcext:value-type="float">
            <text:p>13</text:p>
          </table:table-cell>
          <table:table-cell office:value-type="float" office:value="91" calcext:value-type="float">
            <text:p>9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25] &lt;&gt; 0; 1; 0)" office:value-type="float" office:value="0" calcext:value-type="float">
            <text:p>0</text:p>
          </table:table-cell>
          <table:table-cell table:formula="of:=IF(AND([.K725]=1; [.J725]&gt;=[.E72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f <text:s/>?i <text:s/>&lt;isCitizenOf&gt; <text:s/>?f <text:s/>?i <text:s/>&lt;isLeaderOf&gt; <text:s/>?a <text:s text:c="2"/>=&gt; ?a <text:s/>&lt;dealsWith&gt; <text:s/>?b</text:p>
          </table:table-cell>
          <table:table-cell office:value-type="float" office:value="0.000013715" calcext:value-type="float">
            <text:p>0.000013715</text:p>
          </table:table-cell>
          <table:table-cell office:value-type="float" office:value="0.018867925" calcext:value-type="float">
            <text:p>0.018867925</text:p>
          </table:table-cell>
          <table:table-cell office:value-type="float" office:value="0.002784322" calcext:value-type="float">
            <text:p>0.002784322</text:p>
          </table:table-cell>
          <table:table-cell office:value-type="float" office:value="0.168831169" calcext:value-type="float">
            <text:p>0.168831169</text:p>
          </table:table-cell>
          <table:table-cell office:value-type="float" office:value="13" calcext:value-type="float">
            <text:p>13</text:p>
          </table:table-cell>
          <table:table-cell office:value-type="float" office:value="4669" calcext:value-type="float">
            <text:p>466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26] &lt;&gt; 0; 1; 0)" office:value-type="float" office:value="0" calcext:value-type="float">
            <text:p>0</text:p>
          </table:table-cell>
          <table:table-cell table:formula="of:=IF(AND([.K726]=1; [.J726]&gt;=[.E72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wasBornIn&gt; <text:s/>?b <text:s text:c="2"/>=&gt; ?a <text:s/>&lt;isLeaderOf&gt; <text:s/>?b</text:p>
          </table:table-cell>
          <table:table-cell office:value-type="float" office:value="0.000104443" calcext:value-type="float">
            <text:p>0.000104443</text:p>
          </table:table-cell>
          <table:table-cell office:value-type="float" office:value="0.015519674" calcext:value-type="float">
            <text:p>0.015519674</text:p>
          </table:table-cell>
          <table:table-cell office:value-type="float" office:value="0.001769026" calcext:value-type="float">
            <text:p>0.001769026</text:p>
          </table:table-cell>
          <table:table-cell office:value-type="float" office:value="0.169230769" calcext:value-type="float">
            <text:p>0.169230769</text:p>
          </table:table-cell>
          <table:table-cell office:value-type="float" office:value="99" calcext:value-type="float">
            <text:p>99</text:p>
          </table:table-cell>
          <table:table-cell office:value-type="float" office:value="55963" calcext:value-type="float">
            <text:p>55963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27] &lt;&gt; 0; 1; 0)" office:value-type="float" office:value="0" calcext:value-type="float">
            <text:p>0</text:p>
          </table:table-cell>
          <table:table-cell table:formula="of:=IF(AND([.K727]=1; [.J727]&gt;=[.E72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isLocatedIn&gt; <text:s/>?b <text:s/>?i <text:s/>&lt;isLocatedIn&gt; <text:s/>?f <text:s text:c="2"/>=&gt; ?a <text:s/>&lt;wasBornIn&gt; <text:s/>?b</text:p>
          </table:table-cell>
          <table:table-cell office:value-type="float" office:value="0.001980192" calcext:value-type="float">
            <text:p>0.001980192</text:p>
          </table:table-cell>
          <table:table-cell office:value-type="float" office:value="0.033540018" calcext:value-type="float">
            <text:p>0.033540018</text:p>
          </table:table-cell>
          <table:table-cell office:value-type="float" office:value="0.063726489" calcext:value-type="float">
            <text:p>0.063726489</text:p>
          </table:table-cell>
          <table:table-cell office:value-type="float" office:value="0.169526734" calcext:value-type="float">
            <text:p>0.169526734</text:p>
          </table:table-cell>
          <table:table-cell office:value-type="float" office:value="1877" calcext:value-type="float">
            <text:p>1877</text:p>
          </table:table-cell>
          <table:table-cell office:value-type="float" office:value="29454" calcext:value-type="float">
            <text:p>29454</text:p>
          </table:table-cell>
          <table:table-cell office:value-type="float" office:value="11072" calcext:value-type="float">
            <text:p>11072</text:p>
          </table:table-cell>
          <table:table-cell office:value-type="string" calcext:value-type="string">
            <text:p>?a</text:p>
          </table:table-cell>
          <table:table-cell office:value-type="float" office:value="31.3503533612055" calcext:value-type="float">
            <text:p>31.3503533612</text:p>
          </table:table-cell>
          <table:table-cell table:formula="of:=IF([.J728] &lt;&gt; 0; 1; 0)" office:value-type="float" office:value="1" calcext:value-type="float">
            <text:p>1</text:p>
          </table:table-cell>
          <table:table-cell table:formula="of:=IF(AND([.K728]=1; [.J728]&gt;=[.E72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ocatedIn&gt; <text:s/>?b <text:s/>?i <text:s/>&lt;isLocatedIn&gt; <text:s/>?f <text:s/>?a <text:s/>&lt;wasBornIn&gt; <text:s/>?f <text:s text:c="2"/>=&gt; ?a <text:s/>&lt;isLeaderOf&gt; <text:s/>?b</text:p>
          </table:table-cell>
          <table:table-cell office:value-type="float" office:value="0.000104443" calcext:value-type="float">
            <text:p>0.000104443</text:p>
          </table:table-cell>
          <table:table-cell office:value-type="float" office:value="0.015519674" calcext:value-type="float">
            <text:p>0.015519674</text:p>
          </table:table-cell>
          <table:table-cell office:value-type="float" office:value="0.001550703" calcext:value-type="float">
            <text:p>0.001550703</text:p>
          </table:table-cell>
          <table:table-cell office:value-type="float" office:value="0.169811321" calcext:value-type="float">
            <text:p>0.169811321</text:p>
          </table:table-cell>
          <table:table-cell office:value-type="float" office:value="99" calcext:value-type="float">
            <text:p>99</text:p>
          </table:table-cell>
          <table:table-cell office:value-type="float" office:value="63842" calcext:value-type="float">
            <text:p>63842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?a</text:p>
          </table:table-cell>
          <table:table-cell office:value-type="float" office:value="3719.78623539373" calcext:value-type="float">
            <text:p>3719.7862353937</text:p>
          </table:table-cell>
          <table:table-cell table:formula="of:=IF([.J729] &lt;&gt; 0; 1; 0)" office:value-type="float" office:value="1" calcext:value-type="float">
            <text:p>1</text:p>
          </table:table-cell>
          <table:table-cell table:formula="of:=IF(AND([.K729]=1; [.J729]&gt;=[.E72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LocatedIn&gt; <text:s/>?b <text:s text:c="2"/>=&gt; ?a <text:s/>&lt;diedIn&gt; <text:s/>?b</text:p>
          </table:table-cell>
          <table:table-cell office:value-type="float" office:value="0.000253194" calcext:value-type="float">
            <text:p>0.000253194</text:p>
          </table:table-cell>
          <table:table-cell office:value-type="float" office:value="0.01083228" calcext:value-type="float">
            <text:p>0.01083228</text:p>
          </table:table-cell>
          <table:table-cell office:value-type="float" office:value="0.001126311" calcext:value-type="float">
            <text:p>0.001126311</text:p>
          </table:table-cell>
          <table:table-cell office:value-type="float" office:value="0.16985138" calcext:value-type="float">
            <text:p>0.16985138</text:p>
          </table:table-cell>
          <table:table-cell office:value-type="float" office:value="240" calcext:value-type="float">
            <text:p>240</text:p>
          </table:table-cell>
          <table:table-cell office:value-type="float" office:value="213085" calcext:value-type="float">
            <text:p>213085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30] &lt;&gt; 0; 1; 0)" office:value-type="float" office:value="0" calcext:value-type="float">
            <text:p>0</text:p>
          </table:table-cell>
          <table:table-cell table:formula="of:=IF(AND([.K730]=1; [.J730]&gt;=[.E73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i <text:s/>&lt;created&gt; <text:s/>?f <text:s/>?a <text:s/>&lt;produced&gt; <text:s/>?f <text:s text:c="2"/>=&gt; ?a <text:s/>&lt;actedIn&gt; <text:s/>?b</text:p>
          </table:table-cell>
          <table:table-cell office:value-type="float" office:value="0.002693356" calcext:value-type="float">
            <text:p>0.002693356</text:p>
          </table:table-cell>
          <table:table-cell office:value-type="float" office:value="0.02373228" calcext:value-type="float">
            <text:p>0.02373228</text:p>
          </table:table-cell>
          <table:table-cell table:number-columns-repeated="2" office:value-type="float" office:value="0.170975087" calcext:value-type="float">
            <text:p>0.170975087</text:p>
          </table:table-cell>
          <table:table-cell office:value-type="float" office:value="2553" calcext:value-type="float">
            <text:p>2553</text:p>
          </table:table-cell>
          <table:table-cell table:number-columns-repeated="2" office:value-type="float" office:value="14932" calcext:value-type="float">
            <text:p>14932</text:p>
          </table:table-cell>
          <table:table-cell office:value-type="string" calcext:value-type="string">
            <text:p>?b</text:p>
          </table:table-cell>
          <table:table-cell office:value-type="float" office:value="0.295541203758476" calcext:value-type="float">
            <text:p>0.2955412038</text:p>
          </table:table-cell>
          <table:table-cell table:formula="of:=IF([.J731] &lt;&gt; 0; 1; 0)" office:value-type="float" office:value="1" calcext:value-type="float">
            <text:p>1</text:p>
          </table:table-cell>
          <table:table-cell table:formula="of:=IF(AND([.K731]=1; [.J731]&gt;=[.E73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livesIn&gt; <text:s/>?b <text:s text:c="2"/>=&gt; ?a <text:s/>&lt;wasBornIn&gt; <text:s/>?b</text:p>
          </table:table-cell>
          <table:table-cell office:value-type="float" office:value="0.000815497" calcext:value-type="float">
            <text:p>0.000815497</text:p>
          </table:table-cell>
          <table:table-cell office:value-type="float" office:value="0.013812698" calcext:value-type="float">
            <text:p>0.013812698</text:p>
          </table:table-cell>
          <table:table-cell office:value-type="float" office:value="0.052970602" calcext:value-type="float">
            <text:p>0.052970602</text:p>
          </table:table-cell>
          <table:table-cell office:value-type="float" office:value="0.171169176" calcext:value-type="float">
            <text:p>0.171169176</text:p>
          </table:table-cell>
          <table:table-cell office:value-type="float" office:value="773" calcext:value-type="float">
            <text:p>773</text:p>
          </table:table-cell>
          <table:table-cell office:value-type="float" office:value="14593" calcext:value-type="float">
            <text:p>14593</text:p>
          </table:table-cell>
          <table:table-cell office:value-type="float" office:value="4516" calcext:value-type="float">
            <text:p>451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32] &lt;&gt; 0; 1; 0)" office:value-type="float" office:value="0" calcext:value-type="float">
            <text:p>0</text:p>
          </table:table-cell>
          <table:table-cell table:formula="of:=IF(AND([.K732]=1; [.J732]&gt;=[.E73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exports&gt; <text:s/>?b <text:s/>?i <text:s/>&lt;isCitizenOf&gt; <text:s/>?a <text:s/>?i <text:s/>&lt;livesIn&gt; <text:s/>?e <text:s text:c="2"/>=&gt; ?a <text:s/>&lt;imports&gt; <text:s/>?b</text:p>
          </table:table-cell>
          <table:table-cell office:value-type="float" office:value="0.000046419" calcext:value-type="float">
            <text:p>0.000046419</text:p>
          </table:table-cell>
          <table:table-cell office:value-type="float" office:value="0.130952381" calcext:value-type="float">
            <text:p>0.130952381</text:p>
          </table:table-cell>
          <table:table-cell office:value-type="float" office:value="0.124293785" calcext:value-type="float">
            <text:p>0.124293785</text:p>
          </table:table-cell>
          <table:table-cell office:value-type="float" office:value="0.171206226" calcext:value-type="float">
            <text:p>0.171206226</text:p>
          </table:table-cell>
          <table:table-cell office:value-type="float" office:value="44" calcext:value-type="float">
            <text:p>44</text:p>
          </table:table-cell>
          <table:table-cell office:value-type="float" office:value="354" calcext:value-type="float">
            <text:p>354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33] &lt;&gt; 0; 1; 0)" office:value-type="float" office:value="0" calcext:value-type="float">
            <text:p>0</text:p>
          </table:table-cell>
          <table:table-cell table:formula="of:=IF(AND([.K733]=1; [.J733]&gt;=[.E73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hasCapital&gt; <text:s/>?f <text:s/>?i <text:s/>&lt;isLocatedIn&gt; <text:s/>?f <text:s text:c="2"/>=&gt; ?a <text:s/>&lt;hasCapital&gt; <text:s/>?b</text:p>
          </table:table-cell>
          <table:table-cell office:value-type="float" office:value="0.000109718" calcext:value-type="float">
            <text:p>0.000109718</text:p>
          </table:table-cell>
          <table:table-cell office:value-type="float" office:value="0.049079755" calcext:value-type="float">
            <text:p>0.049079755</text:p>
          </table:table-cell>
          <table:table-cell table:number-columns-repeated="2" office:value-type="float" office:value="0.171334432" calcext:value-type="float">
            <text:p>0.171334432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607" calcext:value-type="float">
            <text:p>607</text:p>
          </table:table-cell>
          <table:table-cell office:value-type="string" calcext:value-type="string">
            <text:p>?a</text:p>
          </table:table-cell>
          <table:table-cell office:value-type="float" office:value="33.5097694048566" calcext:value-type="float">
            <text:p>33.5097694049</text:p>
          </table:table-cell>
          <table:table-cell table:formula="of:=IF([.J734] &lt;&gt; 0; 1; 0)" office:value-type="float" office:value="1" calcext:value-type="float">
            <text:p>1</text:p>
          </table:table-cell>
          <table:table-cell table:formula="of:=IF(AND([.K734]=1; [.J734]&gt;=[.E73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Capital&gt; <text:s/>?f <text:s/>?i <text:s/>&lt;livesIn&gt; <text:s/>?f <text:s/>?i <text:s/>&lt;wasBornIn&gt; <text:s/>?b <text:s text:c="2"/>=&gt; ?a <text:s/>&lt;hasCapital&gt; <text:s/>?b</text:p>
          </table:table-cell>
          <table:table-cell office:value-type="float" office:value="0.000176181" calcext:value-type="float">
            <text:p>0.000176181</text:p>
          </table:table-cell>
          <table:table-cell office:value-type="float" office:value="0.07881076" calcext:value-type="float">
            <text:p>0.07881076</text:p>
          </table:table-cell>
          <table:table-cell table:number-columns-repeated="2" office:value-type="float" office:value="0.172342621" calcext:value-type="float">
            <text:p>0.172342621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969" calcext:value-type="float">
            <text:p>969</text:p>
          </table:table-cell>
          <table:table-cell office:value-type="string" calcext:value-type="string">
            <text:p>?a</text:p>
          </table:table-cell>
          <table:table-cell office:value-type="float" office:value="2.97381722136394" calcext:value-type="float">
            <text:p>2.9738172214</text:p>
          </table:table-cell>
          <table:table-cell table:formula="of:=IF([.J735] &lt;&gt; 0; 1; 0)" office:value-type="float" office:value="1" calcext:value-type="float">
            <text:p>1</text:p>
          </table:table-cell>
          <table:table-cell table:formula="of:=IF(AND([.K735]=1; [.J735]&gt;=[.E73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holdsPoliticalPosition&gt; <text:s/>?b <text:s/>?a <text:s/>&lt;isCitizenOf&gt; <text:s/>?f <text:s/>?i <text:s/>&lt;livesIn&gt; <text:s/>?f <text:s text:c="2"/>=&gt; ?a <text:s/>&lt;holdsPoliticalPosition&gt; <text:s/>?b</text:p>
          </table:table-cell>
          <table:table-cell office:value-type="float" office:value="0.000030594" calcext:value-type="float">
            <text:p>0.000030594</text:p>
          </table:table-cell>
          <table:table-cell office:value-type="float" office:value="0.01193907" calcext:value-type="float">
            <text:p>0.01193907</text:p>
          </table:table-cell>
          <table:table-cell office:value-type="float" office:value="0.002103889" calcext:value-type="float">
            <text:p>0.002103889</text:p>
          </table:table-cell>
          <table:table-cell office:value-type="float" office:value="0.172619048" calcext:value-type="float">
            <text:p>0.172619048</text:p>
          </table:table-cell>
          <table:table-cell office:value-type="float" office:value="29" calcext:value-type="float">
            <text:p>29</text:p>
          </table:table-cell>
          <table:table-cell office:value-type="float" office:value="13784" calcext:value-type="float">
            <text:p>13784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?a</text:p>
          </table:table-cell>
          <table:table-cell office:value-type="float" office:value="5380.74983712145" calcext:value-type="float">
            <text:p>5380.7498371215</text:p>
          </table:table-cell>
          <table:table-cell table:formula="of:=IF([.J736] &lt;&gt; 0; 1; 0)" office:value-type="float" office:value="1" calcext:value-type="float">
            <text:p>1</text:p>
          </table:table-cell>
          <table:table-cell table:formula="of:=IF(AND([.K736]=1; [.J736]&gt;=[.E73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produced&gt; <text:s/>?f <text:s/>?i <text:s/>&lt;produced&gt; <text:s/>?f <text:s text:c="2"/>=&gt; ?a <text:s/>&lt;directed&gt; <text:s/>?b</text:p>
          </table:table-cell>
          <table:table-cell office:value-type="float" office:value="0.002958155" calcext:value-type="float">
            <text:p>0.002958155</text:p>
          </table:table-cell>
          <table:table-cell office:value-type="float" office:value="0.083769008" calcext:value-type="float">
            <text:p>0.083769008</text:p>
          </table:table-cell>
          <table:table-cell office:value-type="float" office:value="0.065721317" calcext:value-type="float">
            <text:p>0.065721317</text:p>
          </table:table-cell>
          <table:table-cell office:value-type="float" office:value="0.173311082" calcext:value-type="float">
            <text:p>0.173311082</text:p>
          </table:table-cell>
          <table:table-cell office:value-type="float" office:value="2804" calcext:value-type="float">
            <text:p>2804</text:p>
          </table:table-cell>
          <table:table-cell office:value-type="float" office:value="42665" calcext:value-type="float">
            <text:p>42665</text:p>
          </table:table-cell>
          <table:table-cell office:value-type="float" office:value="16179" calcext:value-type="float">
            <text:p>16179</text:p>
          </table:table-cell>
          <table:table-cell office:value-type="string" calcext:value-type="string">
            <text:p>?b</text:p>
          </table:table-cell>
          <table:table-cell office:value-type="float" office:value="2.94182751658958" calcext:value-type="float">
            <text:p>2.9418275166</text:p>
          </table:table-cell>
          <table:table-cell table:formula="of:=IF([.J737] &lt;&gt; 0; 1; 0)" office:value-type="float" office:value="1" calcext:value-type="float">
            <text:p>1</text:p>
          </table:table-cell>
          <table:table-cell table:formula="of:=IF(AND([.K737]=1; [.J737]&gt;=[.E73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a <text:s/>?a <text:s/>&lt;exports&gt; <text:s/>?h <text:s/>?a <text:s/>&lt;imports&gt; <text:s/>?h <text:s text:c="2"/>=&gt; ?a <text:s/>&lt;dealsWith&gt; <text:s/>?b</text:p>
          </table:table-cell>
          <table:table-cell office:value-type="float" office:value="0.000041144" calcext:value-type="float">
            <text:p>0.000041144</text:p>
          </table:table-cell>
          <table:table-cell office:value-type="float" office:value="0.056603774" calcext:value-type="float">
            <text:p>0.056603774</text:p>
          </table:table-cell>
          <table:table-cell office:value-type="float" office:value="0.167381974" calcext:value-type="float">
            <text:p>0.167381974</text:p>
          </table:table-cell>
          <table:table-cell office:value-type="float" office:value="0.174107143" calcext:value-type="float">
            <text:p>0.174107143</text:p>
          </table:table-cell>
          <table:table-cell office:value-type="float" office:value="39" calcext:value-type="float">
            <text:p>39</text:p>
          </table:table-cell>
          <table:table-cell office:value-type="float" office:value="233" calcext:value-type="float">
            <text:p>233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38] &lt;&gt; 0; 1; 0)" office:value-type="float" office:value="0" calcext:value-type="float">
            <text:p>0</text:p>
          </table:table-cell>
          <table:table-cell table:formula="of:=IF(AND([.K738]=1; [.J738]&gt;=[.E73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mports&gt; <text:s/>?b <text:s/>?i <text:s/>&lt;isCitizenOf&gt; <text:s/>?a <text:s/>?i <text:s/>&lt;isCitizenOf&gt; <text:s/>?e <text:s text:c="2"/>=&gt; ?a <text:s/>&lt;exports&gt; <text:s/>?b</text:p>
          </table:table-cell>
          <table:table-cell office:value-type="float" office:value="0.000043254" calcext:value-type="float">
            <text:p>0.000043254</text:p>
          </table:table-cell>
          <table:table-cell office:value-type="float" office:value="0.08086785" calcext:value-type="float">
            <text:p>0.08086785</text:p>
          </table:table-cell>
          <table:table-cell office:value-type="float" office:value="0.159533074" calcext:value-type="float">
            <text:p>0.159533074</text:p>
          </table:table-cell>
          <table:table-cell office:value-type="float" office:value="0.174468085" calcext:value-type="float">
            <text:p>0.174468085</text:p>
          </table:table-cell>
          <table:table-cell office:value-type="float" office:value="41" calcext:value-type="float">
            <text:p>41</text:p>
          </table:table-cell>
          <table:table-cell office:value-type="float" office:value="257" calcext:value-type="float">
            <text:p>257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739] &lt;&gt; 0; 1; 0)" office:value-type="float" office:value="0" calcext:value-type="float">
            <text:p>0</text:p>
          </table:table-cell>
          <table:table-cell table:formula="of:=IF(AND([.K739]=1; [.J739]&gt;=[.E73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ocatedIn&gt; <text:s/>?b <text:s/>?i <text:s/>&lt;livesIn&gt; <text:s/>?f <text:s/>?a <text:s/>&lt;wasBornIn&gt; <text:s/>?f <text:s text:c="2"/>=&gt; ?a <text:s/>&lt;wasBornIn&gt; <text:s/>?b</text:p>
          </table:table-cell>
          <table:table-cell office:value-type="float" office:value="0.000736374" calcext:value-type="float">
            <text:p>0.000736374</text:p>
          </table:table-cell>
          <table:table-cell office:value-type="float" office:value="0.012472526" calcext:value-type="float">
            <text:p>0.012472526</text:p>
          </table:table-cell>
          <table:table-cell table:number-columns-repeated="2" office:value-type="float" office:value="0.176307148" calcext:value-type="float">
            <text:p>0.176307148</text:p>
          </table:table-cell>
          <table:table-cell office:value-type="float" office:value="698" calcext:value-type="float">
            <text:p>698</text:p>
          </table:table-cell>
          <table:table-cell table:number-columns-repeated="2" office:value-type="float" office:value="3959" calcext:value-type="float">
            <text:p>3959</text:p>
          </table:table-cell>
          <table:table-cell office:value-type="string" calcext:value-type="string">
            <text:p>?a</text:p>
          </table:table-cell>
          <table:table-cell office:value-type="float" office:value="0.0111487420440956" calcext:value-type="float">
            <text:p>0.011148742</text:p>
          </table:table-cell>
          <table:table-cell table:formula="of:=IF([.J740] &lt;&gt; 0; 1; 0)" office:value-type="float" office:value="1" calcext:value-type="float">
            <text:p>1</text:p>
          </table:table-cell>
          <table:table-cell table:formula="of:=IF(AND([.K740]=1; [.J740]&gt;=[.E74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asCapital&gt; <text:s/>?f <text:s/>?j <text:s/>&lt;hasCapital&gt; <text:s/>?f <text:s/>?a <text:s/>&lt;isCitizenOf&gt; <text:s/>?j <text:s text:c="2"/>=&gt; ?a <text:s/>&lt;livesIn&gt; <text:s/>?b</text:p>
          </table:table-cell>
          <table:table-cell office:value-type="float" office:value="0.000683625" calcext:value-type="float">
            <text:p>0.000683625</text:p>
          </table:table-cell>
          <table:table-cell office:value-type="float" office:value="0.044404852" calcext:value-type="float">
            <text:p>0.044404852</text:p>
          </table:table-cell>
          <table:table-cell office:value-type="float" office:value="0.014816509" calcext:value-type="float">
            <text:p>0.014816509</text:p>
          </table:table-cell>
          <table:table-cell office:value-type="float" office:value="0.178463233" calcext:value-type="float">
            <text:p>0.178463233</text:p>
          </table:table-cell>
          <table:table-cell office:value-type="float" office:value="648" calcext:value-type="float">
            <text:p>648</text:p>
          </table:table-cell>
          <table:table-cell office:value-type="float" office:value="43735" calcext:value-type="float">
            <text:p>43735</text:p>
          </table:table-cell>
          <table:table-cell office:value-type="float" office:value="3631" calcext:value-type="float">
            <text:p>363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41] &lt;&gt; 0; 1; 0)" office:value-type="float" office:value="0" calcext:value-type="float">
            <text:p>0</text:p>
          </table:table-cell>
          <table:table-cell table:formula="of:=IF(AND([.K741]=1; [.J741]&gt;=[.E74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exports&gt; <text:s/>?b <text:s/>?i <text:s/>&lt;isCitizenOf&gt; <text:s/>?a <text:s/>?i <text:s/>&lt;isLocatedIn&gt; <text:s/>?e <text:s text:c="2"/>=&gt; ?a <text:s/>&lt;imports&gt; <text:s/>?b</text:p>
          </table:table-cell>
          <table:table-cell office:value-type="float" office:value="0.00001055" calcext:value-type="float">
            <text:p>0.00001055</text:p>
          </table:table-cell>
          <table:table-cell office:value-type="float" office:value="0.029761905" calcext:value-type="float">
            <text:p>0.029761905</text:p>
          </table:table-cell>
          <table:table-cell office:value-type="float" office:value="0.166666667" calcext:value-type="float">
            <text:p>0.166666667</text:p>
          </table:table-cell>
          <table:table-cell office:value-type="float" office:value="0.178571429" calcext:value-type="float">
            <text:p>0.178571429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42] &lt;&gt; 0; 1; 0)" office:value-type="float" office:value="0" calcext:value-type="float">
            <text:p>0</text:p>
          </table:table-cell>
          <table:table-cell table:formula="of:=IF(AND([.K742]=1; [.J742]&gt;=[.E74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hasCapital&gt; <text:s/>?b <text:s/>?f <text:s/>&lt;isLocatedIn&gt; <text:s/>?j <text:s/>?a <text:s/>&lt;wasBornIn&gt; <text:s/>?f <text:s text:c="2"/>=&gt; ?a <text:s/>&lt;diedIn&gt; <text:s/>?b</text:p>
          </table:table-cell>
          <table:table-cell office:value-type="float" office:value="0.000544368" calcext:value-type="float">
            <text:p>0.000544368</text:p>
          </table:table-cell>
          <table:table-cell office:value-type="float" office:value="0.023289402" calcext:value-type="float">
            <text:p>0.023289402</text:p>
          </table:table-cell>
          <table:table-cell office:value-type="float" office:value="0.027489212" calcext:value-type="float">
            <text:p>0.027489212</text:p>
          </table:table-cell>
          <table:table-cell office:value-type="float" office:value="0.180356519" calcext:value-type="float">
            <text:p>0.180356519</text:p>
          </table:table-cell>
          <table:table-cell office:value-type="float" office:value="516" calcext:value-type="float">
            <text:p>516</text:p>
          </table:table-cell>
          <table:table-cell office:value-type="float" office:value="18771" calcext:value-type="float">
            <text:p>18771</text:p>
          </table:table-cell>
          <table:table-cell office:value-type="float" office:value="2861" calcext:value-type="float">
            <text:p>286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43] &lt;&gt; 0; 1; 0)" office:value-type="float" office:value="0" calcext:value-type="float">
            <text:p>0</text:p>
          </table:table-cell>
          <table:table-cell table:formula="of:=IF(AND([.K743]=1; [.J743]&gt;=[.E74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LeaderOf&gt; <text:s/>?f <text:s/>?i <text:s/>&lt;livesIn&gt; <text:s/>?b <text:s/>?i <text:s/>&lt;livesIn&gt; <text:s/>?f <text:s text:c="2"/>=&gt; ?a <text:s/>&lt;livesIn&gt; <text:s/>?b</text:p>
          </table:table-cell>
          <table:table-cell office:value-type="float" office:value="0.000359747" calcext:value-type="float">
            <text:p>0.000359747</text:p>
          </table:table-cell>
          <table:table-cell office:value-type="float" office:value="0.023367368" calcext:value-type="float">
            <text:p>0.023367368</text:p>
          </table:table-cell>
          <table:table-cell office:value-type="float" office:value="0.045545612" calcext:value-type="float">
            <text:p>0.045545612</text:p>
          </table:table-cell>
          <table:table-cell office:value-type="float" office:value="0.182939914" calcext:value-type="float">
            <text:p>0.182939914</text:p>
          </table:table-cell>
          <table:table-cell office:value-type="float" office:value="341" calcext:value-type="float">
            <text:p>341</text:p>
          </table:table-cell>
          <table:table-cell office:value-type="float" office:value="7487" calcext:value-type="float">
            <text:p>7487</text:p>
          </table:table-cell>
          <table:table-cell office:value-type="float" office:value="1864" calcext:value-type="float">
            <text:p>1864</text:p>
          </table:table-cell>
          <table:table-cell office:value-type="string" calcext:value-type="string">
            <text:p>?a</text:p>
          </table:table-cell>
          <table:table-cell office:value-type="float" office:value="106.028883885179" calcext:value-type="float">
            <text:p>106.0288838852</text:p>
          </table:table-cell>
          <table:table-cell table:formula="of:=IF([.J744] &lt;&gt; 0; 1; 0)" office:value-type="float" office:value="1" calcext:value-type="float">
            <text:p>1</text:p>
          </table:table-cell>
          <table:table-cell table:formula="of:=IF(AND([.K744]=1; [.J744]&gt;=[.E74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a <text:s text:c="2"/>=&gt; ?a <text:s/>&lt;dealsWith&gt; <text:s/>?b</text:p>
          </table:table-cell>
          <table:table-cell office:value-type="float" office:value="0.000099168" calcext:value-type="float">
            <text:p>0.000099168</text:p>
          </table:table-cell>
          <table:table-cell table:number-columns-repeated="2" office:value-type="float" office:value="0.136429608" calcext:value-type="float">
            <text:p>0.136429608</text:p>
          </table:table-cell>
          <table:table-cell office:value-type="float" office:value="0.183235867" calcext:value-type="float">
            <text:p>0.183235867</text:p>
          </table:table-cell>
          <table:table-cell office:value-type="float" office:value="94" calcext:value-type="float">
            <text:p>94</text:p>
          </table:table-cell>
          <table:table-cell office:value-type="float" office:value="689" calcext:value-type="float">
            <text:p>689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45] &lt;&gt; 0; 1; 0)" office:value-type="float" office:value="0" calcext:value-type="float">
            <text:p>0</text:p>
          </table:table-cell>
          <table:table-cell table:formula="of:=IF(AND([.K745]=1; [.J745]&gt;=[.E74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Capital&gt; <text:s/>?f <text:s/>?i <text:s/>&lt;isCitizenOf&gt; <text:s/>?b <text:s/>?i <text:s/>&lt;wasBornIn&gt; <text:s/>?f <text:s text:c="2"/>=&gt; ?a <text:s/>&lt;dealsWith&gt; <text:s/>?b</text:p>
          </table:table-cell>
          <table:table-cell office:value-type="float" office:value="0.000023209" calcext:value-type="float">
            <text:p>0.000023209</text:p>
          </table:table-cell>
          <table:table-cell office:value-type="float" office:value="0.031930334" calcext:value-type="float">
            <text:p>0.031930334</text:p>
          </table:table-cell>
          <table:table-cell office:value-type="float" office:value="0.026252983" calcext:value-type="float">
            <text:p>0.026252983</text:p>
          </table:table-cell>
          <table:table-cell office:value-type="float" office:value="0.183333333" calcext:value-type="float">
            <text:p>0.183333333</text:p>
          </table:table-cell>
          <table:table-cell office:value-type="float" office:value="22" calcext:value-type="float">
            <text:p>22</text:p>
          </table:table-cell>
          <table:table-cell office:value-type="float" office:value="838" calcext:value-type="float">
            <text:p>83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46] &lt;&gt; 0; 1; 0)" office:value-type="float" office:value="0" calcext:value-type="float">
            <text:p>0</text:p>
          </table:table-cell>
          <table:table-cell table:formula="of:=IF(AND([.K746]=1; [.J746]&gt;=[.E74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ocatedIn&gt; <text:s/>?b <text:s/>?i <text:s/>&lt;isLocatedIn&gt; <text:s/>?f <text:s/>?a <text:s/>&lt;livesIn&gt; <text:s/>?f <text:s text:c="2"/>=&gt; ?a <text:s/>&lt;diedIn&gt; <text:s/>?b</text:p>
          </table:table-cell>
          <table:table-cell office:value-type="float" office:value="0.000280624" calcext:value-type="float">
            <text:p>0.000280624</text:p>
          </table:table-cell>
          <table:table-cell office:value-type="float" office:value="0.012005777" calcext:value-type="float">
            <text:p>0.012005777</text:p>
          </table:table-cell>
          <table:table-cell office:value-type="float" office:value="0.012954125" calcext:value-type="float">
            <text:p>0.012954125</text:p>
          </table:table-cell>
          <table:table-cell office:value-type="float" office:value="0.184594032" calcext:value-type="float">
            <text:p>0.184594032</text:p>
          </table:table-cell>
          <table:table-cell office:value-type="float" office:value="266" calcext:value-type="float">
            <text:p>266</text:p>
          </table:table-cell>
          <table:table-cell office:value-type="float" office:value="20534" calcext:value-type="float">
            <text:p>20534</text:p>
          </table:table-cell>
          <table:table-cell office:value-type="float" office:value="1441" calcext:value-type="float">
            <text:p>1441</text:p>
          </table:table-cell>
          <table:table-cell office:value-type="string" calcext:value-type="string">
            <text:p>?a</text:p>
          </table:table-cell>
          <table:table-cell office:value-type="float" office:value="2014.94326742502" calcext:value-type="float">
            <text:p>2014.943267425</text:p>
          </table:table-cell>
          <table:table-cell table:formula="of:=IF([.J747] &lt;&gt; 0; 1; 0)" office:value-type="float" office:value="1" calcext:value-type="float">
            <text:p>1</text:p>
          </table:table-cell>
          <table:table-cell table:formula="of:=IF(AND([.K747]=1; [.J747]&gt;=[.E74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b <text:s/>?a <text:s/>&lt;created&gt; <text:s/>?h <text:s/>?a <text:s/>&lt;directed&gt; <text:s/>?h <text:s text:c="2"/>=&gt; ?a <text:s/>&lt;directed&gt; <text:s/>?b</text:p>
          </table:table-cell>
          <table:table-cell office:value-type="float" office:value="0.000651976" calcext:value-type="float">
            <text:p>0.000651976</text:p>
          </table:table-cell>
          <table:table-cell office:value-type="float" office:value="0.018462642" calcext:value-type="float">
            <text:p>0.018462642</text:p>
          </table:table-cell>
          <table:table-cell office:value-type="float" office:value="0.154422789" calcext:value-type="float">
            <text:p>0.154422789</text:p>
          </table:table-cell>
          <table:table-cell office:value-type="float" office:value="0.18547419" calcext:value-type="float">
            <text:p>0.18547419</text:p>
          </table:table-cell>
          <table:table-cell office:value-type="float" office:value="618" calcext:value-type="float">
            <text:p>618</text:p>
          </table:table-cell>
          <table:table-cell office:value-type="float" office:value="4002" calcext:value-type="float">
            <text:p>4002</text:p>
          </table:table-cell>
          <table:table-cell office:value-type="float" office:value="3332" calcext:value-type="float">
            <text:p>3332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748] &lt;&gt; 0; 1; 0)" office:value-type="float" office:value="0" calcext:value-type="float">
            <text:p>0</text:p>
          </table:table-cell>
          <table:table-cell table:formula="of:=IF(AND([.K748]=1; [.J748]&gt;=[.E74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f <text:s/>?i <text:s/>&lt;wasBornIn&gt; <text:s/>?b <text:s/>?a <text:s/>&lt;wasBornIn&gt; <text:s/>?f <text:s text:c="2"/>=&gt; ?a <text:s/>&lt;diedIn&gt; <text:s/>?b</text:p>
          </table:table-cell>
          <table:table-cell office:value-type="float" office:value="0.000399836" calcext:value-type="float">
            <text:p>0.000399836</text:p>
          </table:table-cell>
          <table:table-cell office:value-type="float" office:value="0.017105976" calcext:value-type="float">
            <text:p>0.017105976</text:p>
          </table:table-cell>
          <table:table-cell office:value-type="float" office:value="0.023184682" calcext:value-type="float">
            <text:p>0.023184682</text:p>
          </table:table-cell>
          <table:table-cell office:value-type="float" office:value="0.185693288" calcext:value-type="float">
            <text:p>0.185693288</text:p>
          </table:table-cell>
          <table:table-cell office:value-type="float" office:value="379" calcext:value-type="float">
            <text:p>379</text:p>
          </table:table-cell>
          <table:table-cell office:value-type="float" office:value="16347" calcext:value-type="float">
            <text:p>16347</text:p>
          </table:table-cell>
          <table:table-cell office:value-type="float" office:value="2041" calcext:value-type="float">
            <text:p>2041</text:p>
          </table:table-cell>
          <table:table-cell office:value-type="string" calcext:value-type="string">
            <text:p>?a</text:p>
          </table:table-cell>
          <table:table-cell office:value-type="float" office:value="0.399858190187657" calcext:value-type="float">
            <text:p>0.3998581902</text:p>
          </table:table-cell>
          <table:table-cell table:formula="of:=IF([.J749] &lt;&gt; 0; 1; 0)" office:value-type="float" office:value="1" calcext:value-type="float">
            <text:p>1</text:p>
          </table:table-cell>
          <table:table-cell table:formula="of:=IF(AND([.K749]=1; [.J749]&gt;=[.E74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b <text:s/>?a <text:s/>&lt;isLeaderOf&gt; <text:s/>?f <text:s/>?i <text:s/>&lt;livesIn&gt; <text:s/>?f <text:s text:c="2"/>=&gt; ?a <text:s/>&lt;isLeaderOf&gt; <text:s/>?b</text:p>
          </table:table-cell>
          <table:table-cell office:value-type="float" office:value="0.001521277" calcext:value-type="float">
            <text:p>0.001521277</text:p>
          </table:table-cell>
          <table:table-cell office:value-type="float" office:value="0.22605424" calcext:value-type="float">
            <text:p>0.22605424</text:p>
          </table:table-cell>
          <table:table-cell table:number-columns-repeated="2" office:value-type="float" office:value="0.187297052" calcext:value-type="float">
            <text:p>0.187297052</text:p>
          </table:table-cell>
          <table:table-cell office:value-type="float" office:value="1442" calcext:value-type="float">
            <text:p>1442</text:p>
          </table:table-cell>
          <table:table-cell table:number-columns-repeated="2" office:value-type="float" office:value="7699" calcext:value-type="float">
            <text:p>7699</text:p>
          </table:table-cell>
          <table:table-cell office:value-type="string" calcext:value-type="string">
            <text:p>?a</text:p>
          </table:table-cell>
          <table:table-cell office:value-type="float" office:value="0.743089578468825" calcext:value-type="float">
            <text:p>0.7430895785</text:p>
          </table:table-cell>
          <table:table-cell table:formula="of:=IF([.J750] &lt;&gt; 0; 1; 0)" office:value-type="float" office:value="1" calcext:value-type="float">
            <text:p>1</text:p>
          </table:table-cell>
          <table:table-cell table:formula="of:=IF(AND([.K750]=1; [.J750]&gt;=[.E75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created&gt; <text:s/>?f <text:s/>?i <text:s/>&lt;produced&gt; <text:s/>?f <text:s text:c="2"/>=&gt; ?a <text:s/>&lt;created&gt; <text:s/>?b</text:p>
          </table:table-cell>
          <table:table-cell office:value-type="float" office:value="0.009802846" calcext:value-type="float">
            <text:p>0.009802846</text:p>
          </table:table-cell>
          <table:table-cell office:value-type="float" office:value="0.046423326" calcext:value-type="float">
            <text:p>0.046423326</text:p>
          </table:table-cell>
          <table:table-cell table:number-columns-repeated="2" office:value-type="float" office:value="0.188528415" calcext:value-type="float">
            <text:p>0.188528415</text:p>
          </table:table-cell>
          <table:table-cell office:value-type="float" office:value="9292" calcext:value-type="float">
            <text:p>9292</text:p>
          </table:table-cell>
          <table:table-cell table:number-columns-repeated="2" office:value-type="float" office:value="49287" calcext:value-type="float">
            <text:p>49287</text:p>
          </table:table-cell>
          <table:table-cell office:value-type="string" calcext:value-type="string">
            <text:p>?b</text:p>
          </table:table-cell>
          <table:table-cell office:value-type="float" office:value="0.0158824580578916" calcext:value-type="float">
            <text:p>0.0158824581</text:p>
          </table:table-cell>
          <table:table-cell table:formula="of:=IF([.J751] &lt;&gt; 0; 1; 0)" office:value-type="float" office:value="1" calcext:value-type="float">
            <text:p>1</text:p>
          </table:table-cell>
          <table:table-cell table:formula="of:=IF(AND([.K751]=1; [.J751]&gt;=[.E75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i <text:s/>&lt;diedIn&gt; <text:s/>?f <text:s/>?a <text:s/>&lt;wasBornIn&gt; <text:s/>?f <text:s text:c="2"/>=&gt; ?a <text:s/>&lt;isLeaderOf&gt; <text:s/>?b</text:p>
          </table:table-cell>
          <table:table-cell office:value-type="float" office:value="0.000090728" calcext:value-type="float">
            <text:p>0.000090728</text:p>
          </table:table-cell>
          <table:table-cell office:value-type="float" office:value="0.013481737" calcext:value-type="float">
            <text:p>0.013481737</text:p>
          </table:table-cell>
          <table:table-cell office:value-type="float" office:value="0.001903581" calcext:value-type="float">
            <text:p>0.001903581</text:p>
          </table:table-cell>
          <table:table-cell office:value-type="float" office:value="0.188596491" calcext:value-type="float">
            <text:p>0.188596491</text:p>
          </table:table-cell>
          <table:table-cell office:value-type="float" office:value="86" calcext:value-type="float">
            <text:p>86</text:p>
          </table:table-cell>
          <table:table-cell office:value-type="float" office:value="45178" calcext:value-type="float">
            <text:p>45178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?a</text:p>
          </table:table-cell>
          <table:table-cell office:value-type="float" office:value="507.484762574758" calcext:value-type="float">
            <text:p>507.4847625748</text:p>
          </table:table-cell>
          <table:table-cell table:formula="of:=IF([.J752] &lt;&gt; 0; 1; 0)" office:value-type="float" office:value="1" calcext:value-type="float">
            <text:p>1</text:p>
          </table:table-cell>
          <table:table-cell table:formula="of:=IF(AND([.K752]=1; [.J752]&gt;=[.E75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isCitizenOf&gt; <text:s/>?b <text:s/>?a <text:s/>&lt;isLocatedIn&gt; <text:s/>?f <text:s text:c="2"/>=&gt; ?a <text:s/>&lt;isCitizenOf&gt; <text:s/>?b</text:p>
          </table:table-cell>
          <table:table-cell office:value-type="float" office:value="0.000335483" calcext:value-type="float">
            <text:p>0.000335483</text:p>
          </table:table-cell>
          <table:table-cell office:value-type="float" office:value="0.021825669" calcext:value-type="float">
            <text:p>0.021825669</text:p>
          </table:table-cell>
          <table:table-cell office:value-type="float" office:value="0.003951587" calcext:value-type="float">
            <text:p>0.003951587</text:p>
          </table:table-cell>
          <table:table-cell office:value-type="float" office:value="0.189173111" calcext:value-type="float">
            <text:p>0.189173111</text:p>
          </table:table-cell>
          <table:table-cell office:value-type="float" office:value="318" calcext:value-type="float">
            <text:p>318</text:p>
          </table:table-cell>
          <table:table-cell office:value-type="float" office:value="80474" calcext:value-type="float">
            <text:p>80474</text:p>
          </table:table-cell>
          <table:table-cell office:value-type="float" office:value="1681" calcext:value-type="float">
            <text:p>1681</text:p>
          </table:table-cell>
          <table:table-cell office:value-type="string" calcext:value-type="string">
            <text:p>?a</text:p>
          </table:table-cell>
          <table:table-cell office:value-type="float" office:value="157489.844575672" calcext:value-type="float">
            <text:p>157489.844575672</text:p>
          </table:table-cell>
          <table:table-cell table:formula="of:=IF([.J753] &lt;&gt; 0; 1; 0)" office:value-type="float" office:value="1" calcext:value-type="float">
            <text:p>1</text:p>
          </table:table-cell>
          <table:table-cell table:formula="of:=IF(AND([.K753]=1; [.J753]&gt;=[.E75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b <text:s/>?a <text:s/>&lt;isLeaderOf&gt; <text:s/>?f <text:s/>?i <text:s/>&lt;wasBornIn&gt; <text:s/>?f <text:s text:c="2"/>=&gt; ?a <text:s/>&lt;isLeaderOf&gt; <text:s/>?b</text:p>
          </table:table-cell>
          <table:table-cell office:value-type="float" office:value="0.000591842" calcext:value-type="float">
            <text:p>0.000591842</text:p>
          </table:table-cell>
          <table:table-cell office:value-type="float" office:value="0.087944819" calcext:value-type="float">
            <text:p>0.087944819</text:p>
          </table:table-cell>
          <table:table-cell table:number-columns-repeated="2" office:value-type="float" office:value="0.18920742" calcext:value-type="float">
            <text:p>0.18920742</text:p>
          </table:table-cell>
          <table:table-cell office:value-type="float" office:value="561" calcext:value-type="float">
            <text:p>561</text:p>
          </table:table-cell>
          <table:table-cell table:number-columns-repeated="2" office:value-type="float" office:value="2965" calcext:value-type="float">
            <text:p>2965</text:p>
          </table:table-cell>
          <table:table-cell office:value-type="string" calcext:value-type="string">
            <text:p>?a</text:p>
          </table:table-cell>
          <table:table-cell office:value-type="float" office:value="1.48019726381324" calcext:value-type="float">
            <text:p>1.4801972638</text:p>
          </table:table-cell>
          <table:table-cell table:formula="of:=IF([.J754] &lt;&gt; 0; 1; 0)" office:value-type="float" office:value="1" calcext:value-type="float">
            <text:p>1</text:p>
          </table:table-cell>
          <table:table-cell table:formula="of:=IF(AND([.K754]=1; [.J754]&gt;=[.E75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mports&gt; <text:s/>?b <text:s/>?i <text:s/>&lt;isCitizenOf&gt; <text:s/>?a <text:s/>?i <text:s/>&lt;livesIn&gt; <text:s/>?e <text:s text:c="2"/>=&gt; ?a <text:s/>&lt;exports&gt; <text:s/>?b</text:p>
          </table:table-cell>
          <table:table-cell office:value-type="float" office:value="0.000042199" calcext:value-type="float">
            <text:p>0.000042199</text:p>
          </table:table-cell>
          <table:table-cell office:value-type="float" office:value="0.078895464" calcext:value-type="float">
            <text:p>0.078895464</text:p>
          </table:table-cell>
          <table:table-cell office:value-type="float" office:value="0.175438596" calcext:value-type="float">
            <text:p>0.175438596</text:p>
          </table:table-cell>
          <table:table-cell office:value-type="float" office:value="0.18957346" calcext:value-type="float">
            <text:p>0.18957346</text:p>
          </table:table-cell>
          <table:table-cell office:value-type="float" office:value="40" calcext:value-type="float">
            <text:p>40</text:p>
          </table:table-cell>
          <table:table-cell office:value-type="float" office:value="228" calcext:value-type="float">
            <text:p>228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755] &lt;&gt; 0; 1; 0)" office:value-type="float" office:value="0" calcext:value-type="float">
            <text:p>0</text:p>
          </table:table-cell>
          <table:table-cell table:formula="of:=IF(AND([.K755]=1; [.J755]&gt;=[.E75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b <text:s/>?a <text:s/>&lt;directed&gt; <text:s/>?h <text:s/>?a <text:s/>&lt;produced&gt; <text:s/>?h <text:s text:c="2"/>=&gt; ?a <text:s/>&lt;produced&gt; <text:s/>?b</text:p>
          </table:table-cell>
          <table:table-cell office:value-type="float" office:value="0.000302778" calcext:value-type="float">
            <text:p>0.000302778</text:p>
          </table:table-cell>
          <table:table-cell office:value-type="float" office:value="0.014224822" calcext:value-type="float">
            <text:p>0.014224822</text:p>
          </table:table-cell>
          <table:table-cell office:value-type="float" office:value="0.10413643" calcext:value-type="float">
            <text:p>0.10413643</text:p>
          </table:table-cell>
          <table:table-cell office:value-type="float" office:value="0.190444592" calcext:value-type="float">
            <text:p>0.190444592</text:p>
          </table:table-cell>
          <table:table-cell office:value-type="float" office:value="287" calcext:value-type="float">
            <text:p>287</text:p>
          </table:table-cell>
          <table:table-cell office:value-type="float" office:value="2756" calcext:value-type="float">
            <text:p>2756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756] &lt;&gt; 0; 1; 0)" office:value-type="float" office:value="0" calcext:value-type="float">
            <text:p>0</text:p>
          </table:table-cell>
          <table:table-cell table:formula="of:=IF(AND([.K756]=1; [.J756]&gt;=[.E75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g <text:s/>&lt;diedIn&gt; <text:s/>?b <text:s/>?b <text:s/>&lt;isLocatedIn&gt; <text:s/>?a <text:s/>?g <text:s/>&lt;wasBornIn&gt; <text:s/>?b <text:s text:c="2"/>=&gt; ?a <text:s/>&lt;hasCapital&gt; <text:s/>?b</text:p>
          </table:table-cell>
          <table:table-cell office:value-type="float" office:value="0.000029539" calcext:value-type="float">
            <text:p>0.000029539</text:p>
          </table:table-cell>
          <table:table-cell office:value-type="float" office:value="0.01321378" calcext:value-type="float">
            <text:p>0.01321378</text:p>
          </table:table-cell>
          <table:table-cell office:value-type="float" office:value="0.090614887" calcext:value-type="float">
            <text:p>0.090614887</text:p>
          </table:table-cell>
          <table:table-cell office:value-type="float" office:value="0.19047619" calcext:value-type="float">
            <text:p>0.19047619</text:p>
          </table:table-cell>
          <table:table-cell office:value-type="float" office:value="28" calcext:value-type="float">
            <text:p>28</text:p>
          </table:table-cell>
          <table:table-cell office:value-type="float" office:value="309" calcext:value-type="float">
            <text:p>30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57] &lt;&gt; 0; 1; 0)" office:value-type="float" office:value="0" calcext:value-type="float">
            <text:p>0</text:p>
          </table:table-cell>
          <table:table-cell table:formula="of:=IF(AND([.K757]=1; [.J757]&gt;=[.E75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a <text:s/>?a <text:s/>&lt;hasCapital&gt; <text:s/>?h <text:s/>?h <text:s/>&lt;isLocatedIn&gt; <text:s/>?a <text:s text:c="2"/>=&gt; ?a <text:s/>&lt;dealsWith&gt; <text:s/>?b</text:p>
          </table:table-cell>
          <table:table-cell office:value-type="float" office:value="0.000032704" calcext:value-type="float">
            <text:p>0.000032704</text:p>
          </table:table-cell>
          <table:table-cell office:value-type="float" office:value="0.044992743" calcext:value-type="float">
            <text:p>0.044992743</text:p>
          </table:table-cell>
          <table:table-cell office:value-type="float" office:value="0.12704918" calcext:value-type="float">
            <text:p>0.12704918</text:p>
          </table:table-cell>
          <table:table-cell office:value-type="float" office:value="0.191358025" calcext:value-type="float">
            <text:p>0.191358025</text:p>
          </table:table-cell>
          <table:table-cell office:value-type="float" office:value="31" calcext:value-type="float">
            <text:p>31</text:p>
          </table:table-cell>
          <table:table-cell office:value-type="float" office:value="244" calcext:value-type="float">
            <text:p>24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58] &lt;&gt; 0; 1; 0)" office:value-type="float" office:value="0" calcext:value-type="float">
            <text:p>0</text:p>
          </table:table-cell>
          <table:table-cell table:formula="of:=IF(AND([.K758]=1; [.J758]&gt;=[.E75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f <text:s/>?f <text:s/>&lt;hasCapital&gt; <text:s/>?j <text:s/>?j <text:s/>&lt;isLocatedIn&gt; <text:s/>?a <text:s text:c="2"/>=&gt; ?a <text:s/>&lt;dealsWith&gt; <text:s/>?b</text:p>
          </table:table-cell>
          <table:table-cell office:value-type="float" office:value="0.000032704" calcext:value-type="float">
            <text:p>0.000032704</text:p>
          </table:table-cell>
          <table:table-cell office:value-type="float" office:value="0.044992743" calcext:value-type="float">
            <text:p>0.044992743</text:p>
          </table:table-cell>
          <table:table-cell office:value-type="float" office:value="0.092814371" calcext:value-type="float">
            <text:p>0.092814371</text:p>
          </table:table-cell>
          <table:table-cell office:value-type="float" office:value="0.191358025" calcext:value-type="float">
            <text:p>0.191358025</text:p>
          </table:table-cell>
          <table:table-cell office:value-type="float" office:value="31" calcext:value-type="float">
            <text:p>31</text:p>
          </table:table-cell>
          <table:table-cell office:value-type="float" office:value="334" calcext:value-type="float">
            <text:p>33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?a</text:p>
          </table:table-cell>
          <table:table-cell office:value-type="float" office:value="216224.914852412" calcext:value-type="float">
            <text:p>216224.914852412</text:p>
          </table:table-cell>
          <table:table-cell table:formula="of:=IF([.J759] &lt;&gt; 0; 1; 0)" office:value-type="float" office:value="1" calcext:value-type="float">
            <text:p>1</text:p>
          </table:table-cell>
          <table:table-cell table:formula="of:=IF(AND([.K759]=1; [.J759]&gt;=[.E75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f <text:s/>?a <text:s/>&lt;hasCapital&gt; <text:s/>?j <text:s/>?j <text:s/>&lt;isLocatedIn&gt; <text:s/>?f <text:s text:c="2"/>=&gt; ?a <text:s/>&lt;dealsWith&gt; <text:s/>?b</text:p>
          </table:table-cell>
          <table:table-cell office:value-type="float" office:value="0.000032704" calcext:value-type="float">
            <text:p>0.000032704</text:p>
          </table:table-cell>
          <table:table-cell office:value-type="float" office:value="0.044992743" calcext:value-type="float">
            <text:p>0.044992743</text:p>
          </table:table-cell>
          <table:table-cell office:value-type="float" office:value="0.011580127" calcext:value-type="float">
            <text:p>0.011580127</text:p>
          </table:table-cell>
          <table:table-cell office:value-type="float" office:value="0.191358025" calcext:value-type="float">
            <text:p>0.191358025</text:p>
          </table:table-cell>
          <table:table-cell office:value-type="float" office:value="31" calcext:value-type="float">
            <text:p>31</text:p>
          </table:table-cell>
          <table:table-cell office:value-type="float" office:value="2677" calcext:value-type="float">
            <text:p>267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60] &lt;&gt; 0; 1; 0)" office:value-type="float" office:value="0" calcext:value-type="float">
            <text:p>0</text:p>
          </table:table-cell>
          <table:table-cell table:formula="of:=IF(AND([.K760]=1; [.J760]&gt;=[.E76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Capital&gt; <text:s/>?f <text:s/>?i <text:s/>&lt;isCitizenOf&gt; <text:s/>?b <text:s/>?i <text:s/>&lt;livesIn&gt; <text:s/>?f <text:s text:c="2"/>=&gt; ?a <text:s/>&lt;dealsWith&gt; <text:s/>?b</text:p>
          </table:table-cell>
          <table:table-cell office:value-type="float" office:value="0.00001055" calcext:value-type="float">
            <text:p>0.00001055</text:p>
          </table:table-cell>
          <table:table-cell office:value-type="float" office:value="0.014513788" calcext:value-type="float">
            <text:p>0.014513788</text:p>
          </table:table-cell>
          <table:table-cell office:value-type="float" office:value="0.03236246" calcext:value-type="float">
            <text:p>0.03236246</text:p>
          </table:table-cell>
          <table:table-cell office:value-type="float" office:value="0.192307692" calcext:value-type="float">
            <text:p>0.192307692</text:p>
          </table:table-cell>
          <table:table-cell office:value-type="float" office:value="10" calcext:value-type="float">
            <text:p>10</text:p>
          </table:table-cell>
          <table:table-cell office:value-type="float" office:value="309" calcext:value-type="float">
            <text:p>30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61] &lt;&gt; 0; 1; 0)" office:value-type="float" office:value="0" calcext:value-type="float">
            <text:p>0</text:p>
          </table:table-cell>
          <table:table-cell table:formula="of:=IF(AND([.K761]=1; [.J761]&gt;=[.E76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f <text:s/>?i <text:s/>&lt;worksAt&gt; <text:s/>?b <text:s/>?i <text:s/>&lt;worksAt&gt; <text:s/>?f <text:s text:c="2"/>=&gt; ?a <text:s/>&lt;worksAt&gt; <text:s/>?b</text:p>
          </table:table-cell>
          <table:table-cell office:value-type="float" office:value="0.00023104" calcext:value-type="float">
            <text:p>0.00023104</text:p>
          </table:table-cell>
          <table:table-cell office:value-type="float" office:value="0.089901478" calcext:value-type="float">
            <text:p>0.089901478</text:p>
          </table:table-cell>
          <table:table-cell office:value-type="float" office:value="0.028578886" calcext:value-type="float">
            <text:p>0.028578886</text:p>
          </table:table-cell>
          <table:table-cell office:value-type="float" office:value="0.192951542" calcext:value-type="float">
            <text:p>0.192951542</text:p>
          </table:table-cell>
          <table:table-cell office:value-type="float" office:value="219" calcext:value-type="float">
            <text:p>219</text:p>
          </table:table-cell>
          <table:table-cell office:value-type="float" office:value="7663" calcext:value-type="float">
            <text:p>7663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?a</text:p>
          </table:table-cell>
          <table:table-cell office:value-type="float" office:value="4.37817874662515" calcext:value-type="float">
            <text:p>4.3781787466</text:p>
          </table:table-cell>
          <table:table-cell table:formula="of:=IF([.J762] &lt;&gt; 0; 1; 0)" office:value-type="float" office:value="1" calcext:value-type="float">
            <text:p>1</text:p>
          </table:table-cell>
          <table:table-cell table:formula="of:=IF(AND([.K762]=1; [.J762]&gt;=[.E76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isLocatedIn&gt; <text:s/>?a <text:s/>?g <text:s/>&lt;livesIn&gt; <text:s/>?b <text:s/>?g <text:s/>&lt;wasBornIn&gt; <text:s/>?b <text:s text:c="2"/>=&gt; ?a <text:s/>&lt;hasCapital&gt; <text:s/>?b</text:p>
          </table:table-cell>
          <table:table-cell office:value-type="float" office:value="0.000023209" calcext:value-type="float">
            <text:p>0.000023209</text:p>
          </table:table-cell>
          <table:table-cell office:value-type="float" office:value="0.010382256" calcext:value-type="float">
            <text:p>0.010382256</text:p>
          </table:table-cell>
          <table:table-cell office:value-type="float" office:value="0.075862069" calcext:value-type="float">
            <text:p>0.075862069</text:p>
          </table:table-cell>
          <table:table-cell office:value-type="float" office:value="0.192982456" calcext:value-type="float">
            <text:p>0.192982456</text:p>
          </table:table-cell>
          <table:table-cell office:value-type="float" office:value="22" calcext:value-type="float">
            <text:p>22</text:p>
          </table:table-cell>
          <table:table-cell office:value-type="float" office:value="290" calcext:value-type="float">
            <text:p>2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63] &lt;&gt; 0; 1; 0)" office:value-type="float" office:value="0" calcext:value-type="float">
            <text:p>0</text:p>
          </table:table-cell>
          <table:table-cell table:formula="of:=IF(AND([.K763]=1; [.J763]&gt;=[.E76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a <text:s/>?g <text:s/>&lt;isLeaderOf&gt; <text:s/>?a <text:s/>?g <text:s/>&lt;livesIn&gt; <text:s/>?a <text:s text:c="2"/>=&gt; ?a <text:s/>&lt;dealsWith&gt; <text:s/>?b</text:p>
          </table:table-cell>
          <table:table-cell office:value-type="float" office:value="0.000013715" calcext:value-type="float">
            <text:p>0.000013715</text:p>
          </table:table-cell>
          <table:table-cell office:value-type="float" office:value="0.018867925" calcext:value-type="float">
            <text:p>0.018867925</text:p>
          </table:table-cell>
          <table:table-cell office:value-type="float" office:value="0.188405797" calcext:value-type="float">
            <text:p>0.188405797</text:p>
          </table:table-cell>
          <table:table-cell office:value-type="float" office:value="0.194029851" calcext:value-type="float">
            <text:p>0.194029851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64] &lt;&gt; 0; 1; 0)" office:value-type="float" office:value="0" calcext:value-type="float">
            <text:p>0</text:p>
          </table:table-cell>
          <table:table-cell table:formula="of:=IF(AND([.K764]=1; [.J764]&gt;=[.E76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f <text:s/>?i <text:s/>&lt;isLeaderOf&gt; <text:s/>?a <text:s/>?i <text:s/>&lt;livesIn&gt; <text:s/>?f <text:s text:c="2"/>=&gt; ?a <text:s/>&lt;dealsWith&gt; <text:s/>?b</text:p>
          </table:table-cell>
          <table:table-cell office:value-type="float" office:value="0.000013715" calcext:value-type="float">
            <text:p>0.000013715</text:p>
          </table:table-cell>
          <table:table-cell office:value-type="float" office:value="0.018867925" calcext:value-type="float">
            <text:p>0.018867925</text:p>
          </table:table-cell>
          <table:table-cell office:value-type="float" office:value="0.018651363" calcext:value-type="float">
            <text:p>0.018651363</text:p>
          </table:table-cell>
          <table:table-cell office:value-type="float" office:value="0.194029851" calcext:value-type="float">
            <text:p>0.194029851</text:p>
          </table:table-cell>
          <table:table-cell office:value-type="float" office:value="13" calcext:value-type="float">
            <text:p>13</text:p>
          </table:table-cell>
          <table:table-cell office:value-type="float" office:value="697" calcext:value-type="float">
            <text:p>69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65] &lt;&gt; 0; 1; 0)" office:value-type="float" office:value="0" calcext:value-type="float">
            <text:p>0</text:p>
          </table:table-cell>
          <table:table-cell table:formula="of:=IF(AND([.K765]=1; [.J765]&gt;=[.E76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rected&gt; <text:s/>?b <text:s/>?a <text:s/>&lt;produced&gt; <text:s/>?f <text:s/>?i <text:s/>&lt;produced&gt; <text:s/>?f <text:s text:c="2"/>=&gt; ?a <text:s/>&lt;produced&gt; <text:s/>?b</text:p>
          </table:table-cell>
          <table:table-cell office:value-type="float" office:value="0.00412707" calcext:value-type="float">
            <text:p>0.00412707</text:p>
          </table:table-cell>
          <table:table-cell office:value-type="float" office:value="0.193893735" calcext:value-type="float">
            <text:p>0.193893735</text:p>
          </table:table-cell>
          <table:table-cell office:value-type="float" office:value="0.113496577" calcext:value-type="float">
            <text:p>0.113496577</text:p>
          </table:table-cell>
          <table:table-cell office:value-type="float" office:value="0.194646233" calcext:value-type="float">
            <text:p>0.194646233</text:p>
          </table:table-cell>
          <table:table-cell office:value-type="float" office:value="3912" calcext:value-type="float">
            <text:p>3912</text:p>
          </table:table-cell>
          <table:table-cell office:value-type="float" office:value="34468" calcext:value-type="float">
            <text:p>34468</text:p>
          </table:table-cell>
          <table:table-cell office:value-type="float" office:value="20098" calcext:value-type="float">
            <text:p>20098</text:p>
          </table:table-cell>
          <table:table-cell office:value-type="string" calcext:value-type="string">
            <text:p>?b</text:p>
          </table:table-cell>
          <table:table-cell office:value-type="float" office:value="3.62282331811258" calcext:value-type="float">
            <text:p>3.6228233181</text:p>
          </table:table-cell>
          <table:table-cell table:formula="of:=IF([.J766] &lt;&gt; 0; 1; 0)" office:value-type="float" office:value="1" calcext:value-type="float">
            <text:p>1</text:p>
          </table:table-cell>
          <table:table-cell table:formula="of:=IF(AND([.K766]=1; [.J766]&gt;=[.E76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i <text:s/>&lt;livesIn&gt; <text:s/>?f <text:s/>?a <text:s/>&lt;wasBornIn&gt; <text:s/>?f <text:s text:c="2"/>=&gt; ?a <text:s/>&lt;diedIn&gt; <text:s/>?b</text:p>
          </table:table-cell>
          <table:table-cell office:value-type="float" office:value="0.000948424" calcext:value-type="float">
            <text:p>0.000948424</text:p>
          </table:table-cell>
          <table:table-cell office:value-type="float" office:value="0.040575916" calcext:value-type="float">
            <text:p>0.040575916</text:p>
          </table:table-cell>
          <table:table-cell office:value-type="float" office:value="0.030342919" calcext:value-type="float">
            <text:p>0.030342919</text:p>
          </table:table-cell>
          <table:table-cell office:value-type="float" office:value="0.195010846" calcext:value-type="float">
            <text:p>0.195010846</text:p>
          </table:table-cell>
          <table:table-cell office:value-type="float" office:value="899" calcext:value-type="float">
            <text:p>899</text:p>
          </table:table-cell>
          <table:table-cell office:value-type="float" office:value="29628" calcext:value-type="float">
            <text:p>29628</text:p>
          </table:table-cell>
          <table:table-cell office:value-type="float" office:value="4610" calcext:value-type="float">
            <text:p>4610</text:p>
          </table:table-cell>
          <table:table-cell office:value-type="string" calcext:value-type="string">
            <text:p>?a</text:p>
          </table:table-cell>
          <table:table-cell office:value-type="float" office:value="2.75188227985924" calcext:value-type="float">
            <text:p>2.7518822799</text:p>
          </table:table-cell>
          <table:table-cell table:formula="of:=IF([.J767] &lt;&gt; 0; 1; 0)" office:value-type="float" office:value="1" calcext:value-type="float">
            <text:p>1</text:p>
          </table:table-cell>
          <table:table-cell table:formula="of:=IF(AND([.K767]=1; [.J767]&gt;=[.E76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isMarriedTo&gt; <text:s/>?f <text:s/>?i <text:s/>&lt;isMarriedTo&gt; <text:s/>?f <text:s text:c="2"/>=&gt; ?a <text:s/>&lt;produced&gt; <text:s/>?b</text:p>
          </table:table-cell>
          <table:table-cell office:value-type="float" office:value="0.000350252" calcext:value-type="float">
            <text:p>0.000350252</text:p>
          </table:table-cell>
          <table:table-cell office:value-type="float" office:value="0.016455194" calcext:value-type="float">
            <text:p>0.016455194</text:p>
          </table:table-cell>
          <table:table-cell office:value-type="float" office:value="0.043038631" calcext:value-type="float">
            <text:p>0.043038631</text:p>
          </table:table-cell>
          <table:table-cell office:value-type="float" office:value="0.195870206" calcext:value-type="float">
            <text:p>0.195870206</text:p>
          </table:table-cell>
          <table:table-cell office:value-type="float" office:value="332" calcext:value-type="float">
            <text:p>332</text:p>
          </table:table-cell>
          <table:table-cell office:value-type="float" office:value="7714" calcext:value-type="float">
            <text:p>7714</text:p>
          </table:table-cell>
          <table:table-cell office:value-type="float" office:value="1695" calcext:value-type="float">
            <text:p>1695</text:p>
          </table:table-cell>
          <table:table-cell office:value-type="string" calcext:value-type="string">
            <text:p>?b</text:p>
          </table:table-cell>
          <table:table-cell office:value-type="float" office:value="0.543644148602239" calcext:value-type="float">
            <text:p>0.5436441486</text:p>
          </table:table-cell>
          <table:table-cell table:formula="of:=IF([.J768] &lt;&gt; 0; 1; 0)" office:value-type="float" office:value="1" calcext:value-type="float">
            <text:p>1</text:p>
          </table:table-cell>
          <table:table-cell table:formula="of:=IF(AND([.K768]=1; [.J768]&gt;=[.E76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j <text:s/>?e <text:s/>&lt;created&gt; <text:s/>?j <text:s/>?e <text:s/>&lt;directed&gt; <text:s/>?b <text:s text:c="2"/>=&gt; ?a <text:s/>&lt;created&gt; <text:s/>?b</text:p>
          </table:table-cell>
          <table:table-cell office:value-type="float" office:value="0.010959101" calcext:value-type="float">
            <text:p>0.010959101</text:p>
          </table:table-cell>
          <table:table-cell office:value-type="float" office:value="0.051899" calcext:value-type="float">
            <text:p>0.051899</text:p>
          </table:table-cell>
          <table:table-cell office:value-type="float" office:value="0.126048075" calcext:value-type="float">
            <text:p>0.126048075</text:p>
          </table:table-cell>
          <table:table-cell office:value-type="float" office:value="0.196048087" calcext:value-type="float">
            <text:p>0.196048087</text:p>
          </table:table-cell>
          <table:table-cell office:value-type="float" office:value="10388" calcext:value-type="float">
            <text:p>10388</text:p>
          </table:table-cell>
          <table:table-cell office:value-type="float" office:value="82413" calcext:value-type="float">
            <text:p>82413</text:p>
          </table:table-cell>
          <table:table-cell office:value-type="float" office:value="52987" calcext:value-type="float">
            <text:p>52987</text:p>
          </table:table-cell>
          <table:table-cell office:value-type="string" calcext:value-type="string">
            <text:p>?b</text:p>
          </table:table-cell>
          <table:table-cell office:value-type="float" office:value="30.0889921064367" calcext:value-type="float">
            <text:p>30.0889921064</text:p>
          </table:table-cell>
          <table:table-cell table:formula="of:=IF([.J769] &lt;&gt; 0; 1; 0)" office:value-type="float" office:value="1" calcext:value-type="float">
            <text:p>1</text:p>
          </table:table-cell>
          <table:table-cell table:formula="of:=IF(AND([.K769]=1; [.J769]&gt;=[.E76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f <text:s/>?i <text:s/>&lt;influences&gt; <text:s/>?b <text:s/>?i <text:s/>&lt;produced&gt; <text:s/>?f <text:s text:c="2"/>=&gt; ?a <text:s/>&lt;influences&gt; <text:s/>?b</text:p>
          </table:table-cell>
          <table:table-cell office:value-type="float" office:value="0.000355527" calcext:value-type="float">
            <text:p>0.000355527</text:p>
          </table:table-cell>
          <table:table-cell office:value-type="float" office:value="0.024157706" calcext:value-type="float">
            <text:p>0.024157706</text:p>
          </table:table-cell>
          <table:table-cell table:number-columns-repeated="2" office:value-type="float" office:value="0.196386946" calcext:value-type="float">
            <text:p>0.196386946</text:p>
          </table:table-cell>
          <table:table-cell office:value-type="float" office:value="337" calcext:value-type="float">
            <text:p>337</text:p>
          </table:table-cell>
          <table:table-cell table:number-columns-repeated="2" office:value-type="float" office:value="1716" calcext:value-type="float">
            <text:p>1716</text:p>
          </table:table-cell>
          <table:table-cell office:value-type="string" calcext:value-type="string">
            <text:p>?b</text:p>
          </table:table-cell>
          <table:table-cell office:value-type="float" office:value="0.24209593624336" calcext:value-type="float">
            <text:p>0.2420959362</text:p>
          </table:table-cell>
          <table:table-cell table:formula="of:=IF([.J770] &lt;&gt; 0; 1; 0)" office:value-type="float" office:value="1" calcext:value-type="float">
            <text:p>1</text:p>
          </table:table-cell>
          <table:table-cell table:formula="of:=IF(AND([.K770]=1; [.J770]&gt;=[.E77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ocatedIn&gt; <text:s/>?b <text:s/>?i <text:s/>&lt;isLocatedIn&gt; <text:s/>?f <text:s/>?a <text:s/>&lt;wasBornIn&gt; <text:s/>?f <text:s text:c="2"/>=&gt; ?a <text:s/>&lt;livesIn&gt; <text:s/>?b</text:p>
          </table:table-cell>
          <table:table-cell office:value-type="float" office:value="0.000738484" calcext:value-type="float">
            <text:p>0.000738484</text:p>
          </table:table-cell>
          <table:table-cell office:value-type="float" office:value="0.047968204" calcext:value-type="float">
            <text:p>0.047968204</text:p>
          </table:table-cell>
          <table:table-cell office:value-type="float" office:value="0.010964569" calcext:value-type="float">
            <text:p>0.010964569</text:p>
          </table:table-cell>
          <table:table-cell office:value-type="float" office:value="0.197072072" calcext:value-type="float">
            <text:p>0.197072072</text:p>
          </table:table-cell>
          <table:table-cell office:value-type="float" office:value="700" calcext:value-type="float">
            <text:p>700</text:p>
          </table:table-cell>
          <table:table-cell office:value-type="float" office:value="63842" calcext:value-type="float">
            <text:p>63842</text:p>
          </table:table-cell>
          <table:table-cell office:value-type="float" office:value="3552" calcext:value-type="float">
            <text:p>3552</text:p>
          </table:table-cell>
          <table:table-cell office:value-type="string" calcext:value-type="string">
            <text:p>?a</text:p>
          </table:table-cell>
          <table:table-cell office:value-type="float" office:value="280.944555346154" calcext:value-type="float">
            <text:p>280.9445553462</text:p>
          </table:table-cell>
          <table:table-cell table:formula="of:=IF([.J771] &lt;&gt; 0; 1; 0)" office:value-type="float" office:value="1" calcext:value-type="float">
            <text:p>1</text:p>
          </table:table-cell>
          <table:table-cell table:formula="of:=IF(AND([.K771]=1; [.J771]&gt;=[.E77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i <text:s/>&lt;diedIn&gt; <text:s/>?b <text:s/>?i <text:s/>&lt;wasBornIn&gt; <text:s/>?f <text:s text:c="2"/>=&gt; ?a <text:s/>&lt;dealsWith&gt; <text:s/>?b</text:p>
          </table:table-cell>
          <table:table-cell office:value-type="float" office:value="0.000009495" calcext:value-type="float">
            <text:p>0.000009495</text:p>
          </table:table-cell>
          <table:table-cell office:value-type="float" office:value="0.013062409" calcext:value-type="float">
            <text:p>0.013062409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?a</text:p>
          </table:table-cell>
          <table:table-cell office:value-type="float" office:value="41.0502480154285" calcext:value-type="float">
            <text:p>41.0502480154</text:p>
          </table:table-cell>
          <table:table-cell table:formula="of:=IF([.J772] &lt;&gt; 0; 1; 0)" office:value-type="float" office:value="1" calcext:value-type="float">
            <text:p>1</text:p>
          </table:table-cell>
          <table:table-cell table:formula="of:=IF(AND([.K772]=1; [.J772]&gt;=[.E77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LeaderOf&gt; <text:s/>?f <text:s/>?i <text:s/>&lt;isLeaderOf&gt; <text:s/>?f <text:s/>?i <text:s/>&lt;livesIn&gt; <text:s/>?b <text:s text:c="2"/>=&gt; ?a <text:s/>&lt;isLeaderOf&gt; <text:s/>?b</text:p>
          </table:table-cell>
          <table:table-cell office:value-type="float" office:value="0.000782793" calcext:value-type="float">
            <text:p>0.000782793</text:p>
          </table:table-cell>
          <table:table-cell office:value-type="float" office:value="0.116319172" calcext:value-type="float">
            <text:p>0.116319172</text:p>
          </table:table-cell>
          <table:table-cell table:number-columns-repeated="2" office:value-type="float" office:value="0.201356852" calcext:value-type="float">
            <text:p>0.201356852</text:p>
          </table:table-cell>
          <table:table-cell office:value-type="float" office:value="742" calcext:value-type="float">
            <text:p>742</text:p>
          </table:table-cell>
          <table:table-cell table:number-columns-repeated="2" office:value-type="float" office:value="3685" calcext:value-type="float">
            <text:p>3685</text:p>
          </table:table-cell>
          <table:table-cell office:value-type="string" calcext:value-type="string">
            <text:p>?a</text:p>
          </table:table-cell>
          <table:table-cell office:value-type="float" office:value="0.288357576109037" calcext:value-type="float">
            <text:p>0.2883575761</text:p>
          </table:table-cell>
          <table:table-cell table:formula="of:=IF([.J773] &lt;&gt; 0; 1; 0)" office:value-type="float" office:value="1" calcext:value-type="float">
            <text:p>1</text:p>
          </table:table-cell>
          <table:table-cell table:formula="of:=IF(AND([.K773]=1; [.J773]&gt;=[.E77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diedIn&gt; <text:s/>?b <text:s/>?i <text:s/>&lt;directed&gt; <text:s/>?f <text:s text:c="2"/>=&gt; ?a <text:s/>&lt;diedIn&gt; <text:s/>?b</text:p>
          </table:table-cell>
          <table:table-cell office:value-type="float" office:value="0.000261634" calcext:value-type="float">
            <text:p>0.000261634</text:p>
          </table:table-cell>
          <table:table-cell office:value-type="float" office:value="0.011193356" calcext:value-type="float">
            <text:p>0.011193356</text:p>
          </table:table-cell>
          <table:table-cell office:value-type="float" office:value="0.037638488" calcext:value-type="float">
            <text:p>0.037638488</text:p>
          </table:table-cell>
          <table:table-cell office:value-type="float" office:value="0.201626016" calcext:value-type="float">
            <text:p>0.201626016</text:p>
          </table:table-cell>
          <table:table-cell office:value-type="float" office:value="248" calcext:value-type="float">
            <text:p>248</text:p>
          </table:table-cell>
          <table:table-cell office:value-type="float" office:value="6589" calcext:value-type="float">
            <text:p>6589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74] &lt;&gt; 0; 1; 0)" office:value-type="float" office:value="0" calcext:value-type="float">
            <text:p>0</text:p>
          </table:table-cell>
          <table:table-cell table:formula="of:=IF(AND([.K774]=1; [.J774]&gt;=[.E77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isLocatedIn&gt; <text:s/>?b <text:s/>?i <text:s/>&lt;isLocatedIn&gt; <text:s/>?f <text:s text:c="2"/>=&gt; ?a <text:s/>&lt;livesIn&gt; <text:s/>?b</text:p>
          </table:table-cell>
          <table:table-cell office:value-type="float" office:value="0.000689955" calcext:value-type="float">
            <text:p>0.000689955</text:p>
          </table:table-cell>
          <table:table-cell office:value-type="float" office:value="0.044816008" calcext:value-type="float">
            <text:p>0.044816008</text:p>
          </table:table-cell>
          <table:table-cell office:value-type="float" office:value="0.014174867" calcext:value-type="float">
            <text:p>0.014174867</text:p>
          </table:table-cell>
          <table:table-cell office:value-type="float" office:value="0.202038925" calcext:value-type="float">
            <text:p>0.202038925</text:p>
          </table:table-cell>
          <table:table-cell office:value-type="float" office:value="654" calcext:value-type="float">
            <text:p>654</text:p>
          </table:table-cell>
          <table:table-cell office:value-type="float" office:value="46138" calcext:value-type="float">
            <text:p>46138</text:p>
          </table:table-cell>
          <table:table-cell office:value-type="float" office:value="3237" calcext:value-type="float">
            <text:p>3237</text:p>
          </table:table-cell>
          <table:table-cell office:value-type="string" calcext:value-type="string">
            <text:p>?a</text:p>
          </table:table-cell>
          <table:table-cell office:value-type="float" office:value="687.539456454525" calcext:value-type="float">
            <text:p>687.5394564545</text:p>
          </table:table-cell>
          <table:table-cell table:formula="of:=IF([.J775] &lt;&gt; 0; 1; 0)" office:value-type="float" office:value="1" calcext:value-type="float">
            <text:p>1</text:p>
          </table:table-cell>
          <table:table-cell table:formula="of:=IF(AND([.K775]=1; [.J775]&gt;=[.E77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ocatedIn&gt; <text:s/>?b <text:s/>?i <text:s/>&lt;isLocatedIn&gt; <text:s/>?f <text:s/>?a <text:s/>&lt;wasBornIn&gt; <text:s/>?f <text:s text:c="2"/>=&gt; ?a <text:s/>&lt;diedIn&gt; <text:s/>?b</text:p>
          </table:table-cell>
          <table:table-cell office:value-type="float" office:value="0.001980192" calcext:value-type="float">
            <text:p>0.001980192</text:p>
          </table:table-cell>
          <table:table-cell office:value-type="float" office:value="0.084717458" calcext:value-type="float">
            <text:p>0.084717458</text:p>
          </table:table-cell>
          <table:table-cell office:value-type="float" office:value="0.029400708" calcext:value-type="float">
            <text:p>0.029400708</text:p>
          </table:table-cell>
          <table:table-cell office:value-type="float" office:value="0.203955232" calcext:value-type="float">
            <text:p>0.203955232</text:p>
          </table:table-cell>
          <table:table-cell office:value-type="float" office:value="1877" calcext:value-type="float">
            <text:p>1877</text:p>
          </table:table-cell>
          <table:table-cell office:value-type="float" office:value="63842" calcext:value-type="float">
            <text:p>63842</text:p>
          </table:table-cell>
          <table:table-cell office:value-type="float" office:value="9203" calcext:value-type="float">
            <text:p>9203</text:p>
          </table:table-cell>
          <table:table-cell office:value-type="string" calcext:value-type="string">
            <text:p>?a</text:p>
          </table:table-cell>
          <table:table-cell office:value-type="float" office:value="74.1589991382875" calcext:value-type="float">
            <text:p>74.1589991383</text:p>
          </table:table-cell>
          <table:table-cell table:formula="of:=IF([.J776] &lt;&gt; 0; 1; 0)" office:value-type="float" office:value="1" calcext:value-type="float">
            <text:p>1</text:p>
          </table:table-cell>
          <table:table-cell table:formula="of:=IF(AND([.K776]=1; [.J776]&gt;=[.E77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b <text:s/>?i <text:s/>&lt;created&gt; <text:s/>?f <text:s/>?a <text:s/>&lt;directed&gt; <text:s/>?f <text:s text:c="2"/>=&gt; ?a <text:s/>&lt;actedIn&gt; <text:s/>?b</text:p>
          </table:table-cell>
          <table:table-cell office:value-type="float" office:value="0.004248392" calcext:value-type="float">
            <text:p>0.004248392</text:p>
          </table:table-cell>
          <table:table-cell office:value-type="float" office:value="0.037434348" calcext:value-type="float">
            <text:p>0.037434348</text:p>
          </table:table-cell>
          <table:table-cell table:number-columns-repeated="2" office:value-type="float" office:value="0.204884253" calcext:value-type="float">
            <text:p>0.204884253</text:p>
          </table:table-cell>
          <table:table-cell office:value-type="float" office:value="4027" calcext:value-type="float">
            <text:p>4027</text:p>
          </table:table-cell>
          <table:table-cell table:number-columns-repeated="2" office:value-type="float" office:value="19655" calcext:value-type="float">
            <text:p>19655</text:p>
          </table:table-cell>
          <table:table-cell office:value-type="string" calcext:value-type="string">
            <text:p>?b</text:p>
          </table:table-cell>
          <table:table-cell office:value-type="float" office:value="0.644129394041318" calcext:value-type="float">
            <text:p>0.644129394</text:p>
          </table:table-cell>
          <table:table-cell table:formula="of:=IF([.J777] &lt;&gt; 0; 1; 0)" office:value-type="float" office:value="1" calcext:value-type="float">
            <text:p>1</text:p>
          </table:table-cell>
          <table:table-cell table:formula="of:=IF(AND([.K777]=1; [.J777]&gt;=[.E77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AcademicAdvisor&gt; <text:s/>?j <text:s/>?e <text:s/>&lt;isCitizenOf&gt; <text:s/>?a <text:s/>?j <text:s/>&lt;isCitizenOf&gt; <text:s/>?b <text:s text:c="2"/>=&gt; ?a <text:s/>&lt;dealsWith&gt; <text:s/>?b</text:p>
          </table:table-cell>
          <table:table-cell office:value-type="float" office:value="0.00000844" calcext:value-type="float">
            <text:p>0.00000844</text:p>
          </table:table-cell>
          <table:table-cell office:value-type="float" office:value="0.01161103" calcext:value-type="float">
            <text:p>0.01161103</text:p>
          </table:table-cell>
          <table:table-cell office:value-type="float" office:value="0.142857143" calcext:value-type="float">
            <text:p>0.142857143</text:p>
          </table:table-cell>
          <table:table-cell office:value-type="float" office:value="0.205128205" calcext:value-type="float">
            <text:p>0.205128205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78] &lt;&gt; 0; 1; 0)" office:value-type="float" office:value="0" calcext:value-type="float">
            <text:p>0</text:p>
          </table:table-cell>
          <table:table-cell table:formula="of:=IF(AND([.K778]=1; [.J778]&gt;=[.E77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a <text:s/>&lt;hasCapital&gt; <text:s/>?f <text:s/>?i <text:s/>&lt;isCitizenOf&gt; <text:s/>?b <text:s text:c="2"/>=&gt; ?a <text:s/>&lt;dealsWith&gt; <text:s/>?b</text:p>
          </table:table-cell>
          <table:table-cell office:value-type="float" office:value="0.000031649" calcext:value-type="float">
            <text:p>0.000031649</text:p>
          </table:table-cell>
          <table:table-cell office:value-type="float" office:value="0.043541364" calcext:value-type="float">
            <text:p>0.043541364</text:p>
          </table:table-cell>
          <table:table-cell office:value-type="float" office:value="0.037926675" calcext:value-type="float">
            <text:p>0.037926675</text:p>
          </table:table-cell>
          <table:table-cell office:value-type="float" office:value="0.206896552" calcext:value-type="float">
            <text:p>0.206896552</text:p>
          </table:table-cell>
          <table:table-cell office:value-type="float" office:value="30" calcext:value-type="float">
            <text:p>30</text:p>
          </table:table-cell>
          <table:table-cell office:value-type="float" office:value="791" calcext:value-type="float">
            <text:p>79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79] &lt;&gt; 0; 1; 0)" office:value-type="float" office:value="0" calcext:value-type="float">
            <text:p>0</text:p>
          </table:table-cell>
          <table:table-cell table:formula="of:=IF(AND([.K779]=1; [.J779]&gt;=[.E77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i <text:s/>&lt;isLocatedIn&gt; <text:s/>?f <text:s/>?a <text:s/>&lt;wasBornIn&gt; <text:s/>?f <text:s text:c="2"/>=&gt; ?a <text:s/>&lt;livesIn&gt; <text:s/>?b</text:p>
          </table:table-cell>
          <table:table-cell office:value-type="float" office:value="0.000206775" calcext:value-type="float">
            <text:p>0.000206775</text:p>
          </table:table-cell>
          <table:table-cell office:value-type="float" office:value="0.013431097" calcext:value-type="float">
            <text:p>0.013431097</text:p>
          </table:table-cell>
          <table:table-cell office:value-type="float" office:value="0.009250519" calcext:value-type="float">
            <text:p>0.009250519</text:p>
          </table:table-cell>
          <table:table-cell office:value-type="float" office:value="0.207847296" calcext:value-type="float">
            <text:p>0.207847296</text:p>
          </table:table-cell>
          <table:table-cell office:value-type="float" office:value="196" calcext:value-type="float">
            <text:p>196</text:p>
          </table:table-cell>
          <table:table-cell office:value-type="float" office:value="21188" calcext:value-type="float">
            <text:p>21188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?a</text:p>
          </table:table-cell>
          <table:table-cell office:value-type="float" office:value="1123.00342909842" calcext:value-type="float">
            <text:p>1123.0034290984</text:p>
          </table:table-cell>
          <table:table-cell table:formula="of:=IF([.J780] &lt;&gt; 0; 1; 0)" office:value-type="float" office:value="1" calcext:value-type="float">
            <text:p>1</text:p>
          </table:table-cell>
          <table:table-cell table:formula="of:=IF(AND([.K780]=1; [.J780]&gt;=[.E78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asGeonamesId&gt; <text:s/>?f <text:s/>?j <text:s/>&lt;hasGeonamesId&gt; <text:s/>?f <text:s/>?a <text:s/>&lt;wasBornIn&gt; <text:s/>?j <text:s text:c="2"/>=&gt; ?a <text:s/>&lt;livesIn&gt; <text:s/>?b</text:p>
          </table:table-cell>
          <table:table-cell office:value-type="float" office:value="0.00022893" calcext:value-type="float">
            <text:p>0.00022893</text:p>
          </table:table-cell>
          <table:table-cell office:value-type="float" office:value="0.014870143" calcext:value-type="float">
            <text:p>0.014870143</text:p>
          </table:table-cell>
          <table:table-cell office:value-type="float" office:value="0.009301329" calcext:value-type="float">
            <text:p>0.009301329</text:p>
          </table:table-cell>
          <table:table-cell office:value-type="float" office:value="0.207854406" calcext:value-type="float">
            <text:p>0.207854406</text:p>
          </table:table-cell>
          <table:table-cell office:value-type="float" office:value="217" calcext:value-type="float">
            <text:p>217</text:p>
          </table:table-cell>
          <table:table-cell office:value-type="float" office:value="23330" calcext:value-type="float">
            <text:p>23330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81] &lt;&gt; 0; 1; 0)" office:value-type="float" office:value="0" calcext:value-type="float">
            <text:p>0</text:p>
          </table:table-cell>
          <table:table-cell table:formula="of:=IF(AND([.K781]=1; [.J781]&gt;=[.E78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hasCapital&gt; <text:s/>?b <text:s/>?a <text:s/>&lt;isLocatedIn&gt; <text:s/>?f <text:s/>?f <text:s/>&lt;isLocatedIn&gt; <text:s/>?j <text:s text:c="2"/>=&gt; ?a <text:s/>&lt;isLocatedIn&gt; <text:s/>?b</text:p>
          </table:table-cell>
          <table:table-cell office:value-type="float" office:value="0.005082879" calcext:value-type="float">
            <text:p>0.005082879</text:p>
          </table:table-cell>
          <table:table-cell office:value-type="float" office:value="0.022610695" calcext:value-type="float">
            <text:p>0.022610695</text:p>
          </table:table-cell>
          <table:table-cell table:number-columns-repeated="2" office:value-type="float" office:value="0.209888913" calcext:value-type="float">
            <text:p>0.209888913</text:p>
          </table:table-cell>
          <table:table-cell office:value-type="float" office:value="4818" calcext:value-type="float">
            <text:p>4818</text:p>
          </table:table-cell>
          <table:table-cell table:number-columns-repeated="2" office:value-type="float" office:value="22955" calcext:value-type="float">
            <text:p>22955</text:p>
          </table:table-cell>
          <table:table-cell office:value-type="string" calcext:value-type="string">
            <text:p>?a</text:p>
          </table:table-cell>
          <table:table-cell office:value-type="float" office:value="4.67096840774925" calcext:value-type="float">
            <text:p>4.6709684077</text:p>
          </table:table-cell>
          <table:table-cell table:formula="of:=IF([.J782] &lt;&gt; 0; 1; 0)" office:value-type="float" office:value="1" calcext:value-type="float">
            <text:p>1</text:p>
          </table:table-cell>
          <table:table-cell table:formula="of:=IF(AND([.K782]=1; [.J782]&gt;=[.E78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exports&gt; <text:s/>?b <text:s/>?g <text:s/>&lt;isCitizenOf&gt; <text:s/>?a <text:s/>?g <text:s/>&lt;isLocatedIn&gt; <text:s/>?a <text:s text:c="2"/>=&gt; ?a <text:s/>&lt;imports&gt; <text:s/>?b</text:p>
          </table:table-cell>
          <table:table-cell office:value-type="float" office:value="0.00000844" calcext:value-type="float">
            <text:p>0.00000844</text:p>
          </table:table-cell>
          <table:table-cell office:value-type="float" office:value="0.023809524" calcext:value-type="float">
            <text:p>0.023809524</text:p>
          </table:table-cell>
          <table:table-cell office:value-type="float" office:value="0.2" calcext:value-type="float">
            <text:p>0.2</text:p>
          </table:table-cell>
          <table:table-cell office:value-type="float" office:value="0.210526316" calcext:value-type="float">
            <text:p>0.210526316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83] &lt;&gt; 0; 1; 0)" office:value-type="float" office:value="0" calcext:value-type="float">
            <text:p>0</text:p>
          </table:table-cell>
          <table:table-cell table:formula="of:=IF(AND([.K783]=1; [.J783]&gt;=[.E78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a <text:s/>&lt;directed&gt; <text:s/>?f <text:s/>?i <text:s/>&lt;hasWonPrize&gt; <text:s/>?b <text:s text:c="2"/>=&gt; ?a <text:s/>&lt;hasWonPrize&gt; <text:s/>?b</text:p>
          </table:table-cell>
          <table:table-cell office:value-type="float" office:value="0.000421991" calcext:value-type="float">
            <text:p>0.000421991</text:p>
          </table:table-cell>
          <table:table-cell office:value-type="float" office:value="0.011763668" calcext:value-type="float">
            <text:p>0.011763668</text:p>
          </table:table-cell>
          <table:table-cell office:value-type="float" office:value="0.039158101" calcext:value-type="float">
            <text:p>0.039158101</text:p>
          </table:table-cell>
          <table:table-cell office:value-type="float" office:value="0.210637177" calcext:value-type="float">
            <text:p>0.210637177</text:p>
          </table:table-cell>
          <table:table-cell office:value-type="float" office:value="400" calcext:value-type="float">
            <text:p>400</text:p>
          </table:table-cell>
          <table:table-cell office:value-type="float" office:value="10215" calcext:value-type="float">
            <text:p>10215</text:p>
          </table:table-cell>
          <table:table-cell office:value-type="float" office:value="1899" calcext:value-type="float">
            <text:p>1899</text:p>
          </table:table-cell>
          <table:table-cell office:value-type="string" calcext:value-type="string">
            <text:p>?a</text:p>
          </table:table-cell>
          <table:table-cell office:value-type="float" office:value="1272608.83589445" calcext:value-type="float">
            <text:p>1272608.83589445</text:p>
          </table:table-cell>
          <table:table-cell table:formula="of:=IF([.J784] &lt;&gt; 0; 1; 0)" office:value-type="float" office:value="1" calcext:value-type="float">
            <text:p>1</text:p>
          </table:table-cell>
          <table:table-cell table:formula="of:=IF(AND([.K784]=1; [.J784]&gt;=[.E78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ealsWith&gt; <text:s/>?a <text:s/>?e <text:s/>&lt;exports&gt; <text:s/>?b <text:s/>?e <text:s/>&lt;imports&gt; <text:s/>?b <text:s text:c="2"/>=&gt; ?a <text:s/>&lt;imports&gt; <text:s/>?b</text:p>
          </table:table-cell>
          <table:table-cell office:value-type="float" office:value="0.000024264" calcext:value-type="float">
            <text:p>0.000024264</text:p>
          </table:table-cell>
          <table:table-cell office:value-type="float" office:value="0.068452381" calcext:value-type="float">
            <text:p>0.068452381</text:p>
          </table:table-cell>
          <table:table-cell office:value-type="float" office:value="0.160839161" calcext:value-type="float">
            <text:p>0.160839161</text:p>
          </table:table-cell>
          <table:table-cell office:value-type="float" office:value="0.211009174" calcext:value-type="float">
            <text:p>0.211009174</text:p>
          </table:table-cell>
          <table:table-cell office:value-type="float" office:value="23" calcext:value-type="float">
            <text:p>23</text:p>
          </table:table-cell>
          <table:table-cell office:value-type="float" office:value="143" calcext:value-type="float">
            <text:p>143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85] &lt;&gt; 0; 1; 0)" office:value-type="float" office:value="0" calcext:value-type="float">
            <text:p>0</text:p>
          </table:table-cell>
          <table:table-cell table:formula="of:=IF(AND([.K785]=1; [.J785]&gt;=[.E78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hasWonPrize&gt; <text:s/>?b <text:s/>?i <text:s/>&lt;produced&gt; <text:s/>?f <text:s text:c="2"/>=&gt; ?a <text:s/>&lt;hasWonPrize&gt; <text:s/>?b</text:p>
          </table:table-cell>
          <table:table-cell office:value-type="float" office:value="0.000540148" calcext:value-type="float">
            <text:p>0.000540148</text:p>
          </table:table-cell>
          <table:table-cell office:value-type="float" office:value="0.015057495" calcext:value-type="float">
            <text:p>0.015057495</text:p>
          </table:table-cell>
          <table:table-cell office:value-type="float" office:value="0.052502051" calcext:value-type="float">
            <text:p>0.052502051</text:p>
          </table:table-cell>
          <table:table-cell office:value-type="float" office:value="0.211308296" calcext:value-type="float">
            <text:p>0.211308296</text:p>
          </table:table-cell>
          <table:table-cell office:value-type="float" office:value="512" calcext:value-type="float">
            <text:p>512</text:p>
          </table:table-cell>
          <table:table-cell office:value-type="float" office:value="9752" calcext:value-type="float">
            <text:p>9752</text:p>
          </table:table-cell>
          <table:table-cell office:value-type="float" office:value="2423" calcext:value-type="float">
            <text:p>2423</text:p>
          </table:table-cell>
          <table:table-cell office:value-type="string" calcext:value-type="string">
            <text:p>?a</text:p>
          </table:table-cell>
          <table:table-cell office:value-type="float" office:value="156828.511764834" calcext:value-type="float">
            <text:p>156828.511764834</text:p>
          </table:table-cell>
          <table:table-cell table:formula="of:=IF([.J786] &lt;&gt; 0; 1; 0)" office:value-type="float" office:value="1" calcext:value-type="float">
            <text:p>1</text:p>
          </table:table-cell>
          <table:table-cell table:formula="of:=IF(AND([.K786]=1; [.J786]&gt;=[.E78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ealsWith&gt; <text:s/>?a <text:s/>?i <text:s/>&lt;isCitizenOf&gt; <text:s/>?b <text:s/>?i <text:s/>&lt;isKnownFor&gt; <text:s/>?e <text:s text:c="2"/>=&gt; ?a <text:s/>&lt;dealsWith&gt; <text:s/>?b</text:p>
          </table:table-cell>
          <table:table-cell office:value-type="float" office:value="0.00001055" calcext:value-type="float">
            <text:p>0.00001055</text:p>
          </table:table-cell>
          <table:table-cell office:value-type="float" office:value="0.014513788" calcext:value-type="float">
            <text:p>0.014513788</text:p>
          </table:table-cell>
          <table:table-cell office:value-type="float" office:value="0.133333333" calcext:value-type="float">
            <text:p>0.133333333</text:p>
          </table:table-cell>
          <table:table-cell office:value-type="float" office:value="0.212765957" calcext:value-type="float">
            <text:p>0.212765957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?a</text:p>
          </table:table-cell>
          <table:table-cell office:value-type="float" office:value="111.877810915762" calcext:value-type="float">
            <text:p>111.8778109158</text:p>
          </table:table-cell>
          <table:table-cell table:formula="of:=IF([.J787] &lt;&gt; 0; 1; 0)" office:value-type="float" office:value="1" calcext:value-type="float">
            <text:p>1</text:p>
          </table:table-cell>
          <table:table-cell table:formula="of:=IF(AND([.K787]=1; [.J787]&gt;=[.E78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created&gt; <text:s/>?b <text:s/>?e <text:s/>&lt;isMarriedTo&gt; <text:s/>?a <text:s/>?e <text:s/>&lt;isMarriedTo&gt; <text:s/>?j <text:s text:c="2"/>=&gt; ?a <text:s/>&lt;directed&gt; <text:s/>?b</text:p>
          </table:table-cell>
          <table:table-cell office:value-type="float" office:value="0.00069945" calcext:value-type="float">
            <text:p>0.00069945</text:p>
          </table:table-cell>
          <table:table-cell office:value-type="float" office:value="0.019807009" calcext:value-type="float">
            <text:p>0.019807009</text:p>
          </table:table-cell>
          <table:table-cell office:value-type="float" office:value="0.054952341" calcext:value-type="float">
            <text:p>0.054952341</text:p>
          </table:table-cell>
          <table:table-cell office:value-type="float" office:value="0.213801999" calcext:value-type="float">
            <text:p>0.213801999</text:p>
          </table:table-cell>
          <table:table-cell office:value-type="float" office:value="663" calcext:value-type="float">
            <text:p>663</text:p>
          </table:table-cell>
          <table:table-cell office:value-type="float" office:value="12065" calcext:value-type="float">
            <text:p>12065</text:p>
          </table:table-cell>
          <table:table-cell office:value-type="float" office:value="3101" calcext:value-type="float">
            <text:p>3101</text:p>
          </table:table-cell>
          <table:table-cell office:value-type="string" calcext:value-type="string">
            <text:p>?b</text:p>
          </table:table-cell>
          <table:table-cell office:value-type="float" office:value="3410.2882796505" calcext:value-type="float">
            <text:p>3410.2882796505</text:p>
          </table:table-cell>
          <table:table-cell table:formula="of:=IF([.J788] &lt;&gt; 0; 1; 0)" office:value-type="float" office:value="1" calcext:value-type="float">
            <text:p>1</text:p>
          </table:table-cell>
          <table:table-cell table:formula="of:=IF(AND([.K788]=1; [.J788]&gt;=[.E78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f <text:s/>?a <text:s/>&lt;isLocatedIn&gt; <text:s/>?f <text:s/>?i <text:s/>&lt;livesIn&gt; <text:s/>?b <text:s text:c="2"/>=&gt; ?a <text:s/>&lt;isLocatedIn&gt; <text:s/>?b</text:p>
          </table:table-cell>
          <table:table-cell office:value-type="float" office:value="0.008047364" calcext:value-type="float">
            <text:p>0.008047364</text:p>
          </table:table-cell>
          <table:table-cell office:value-type="float" office:value="0.035797921" calcext:value-type="float">
            <text:p>0.035797921</text:p>
          </table:table-cell>
          <table:table-cell table:number-columns-repeated="2" office:value-type="float" office:value="0.215267391" calcext:value-type="float">
            <text:p>0.215267391</text:p>
          </table:table-cell>
          <table:table-cell office:value-type="float" office:value="7628" calcext:value-type="float">
            <text:p>7628</text:p>
          </table:table-cell>
          <table:table-cell table:number-columns-repeated="2" office:value-type="float" office:value="35435" calcext:value-type="float">
            <text:p>35435</text:p>
          </table:table-cell>
          <table:table-cell office:value-type="string" calcext:value-type="string">
            <text:p>?a</text:p>
          </table:table-cell>
          <table:table-cell office:value-type="float" office:value="0.00148257875532253" calcext:value-type="float">
            <text:p>0.0014825788</text:p>
          </table:table-cell>
          <table:table-cell table:formula="of:=IF([.J789] &lt;&gt; 0; 1; 0)" office:value-type="float" office:value="1" calcext:value-type="float">
            <text:p>1</text:p>
          </table:table-cell>
          <table:table-cell table:formula="of:=IF(AND([.K789]=1; [.J789]&gt;=[.E78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a <text:s/>&lt;hasCapital&gt; <text:s/>?f <text:s/>?i <text:s/>&lt;livesIn&gt; <text:s/>?b <text:s text:c="2"/>=&gt; ?a <text:s/>&lt;hasCapital&gt; <text:s/>?b</text:p>
          </table:table-cell>
          <table:table-cell office:value-type="float" office:value="0.000104443" calcext:value-type="float">
            <text:p>0.000104443</text:p>
          </table:table-cell>
          <table:table-cell office:value-type="float" office:value="0.046720151" calcext:value-type="float">
            <text:p>0.046720151</text:p>
          </table:table-cell>
          <table:table-cell table:number-columns-repeated="2" office:value-type="float" office:value="0.216630197" calcext:value-type="float">
            <text:p>0.216630197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457" calcext:value-type="float">
            <text:p>457</text:p>
          </table:table-cell>
          <table:table-cell office:value-type="string" calcext:value-type="string">
            <text:p>?a</text:p>
          </table:table-cell>
          <table:table-cell office:value-type="float" office:value="1.21100155491613" calcext:value-type="float">
            <text:p>1.2110015549</text:p>
          </table:table-cell>
          <table:table-cell table:formula="of:=IF([.J790] &lt;&gt; 0; 1; 0)" office:value-type="float" office:value="1" calcext:value-type="float">
            <text:p>1</text:p>
          </table:table-cell>
          <table:table-cell table:formula="of:=IF(AND([.K790]=1; [.J790]&gt;=[.E79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actedIn&gt; <text:s/>?f <text:s/>?i <text:s/>&lt;hasWonPrize&gt; <text:s/>?b <text:s/>?a <text:s/>&lt;produced&gt; <text:s/>?f <text:s text:c="2"/>=&gt; ?a <text:s/>&lt;hasWonPrize&gt; <text:s/>?b</text:p>
          </table:table-cell>
          <table:table-cell office:value-type="float" office:value="0.000359747" calcext:value-type="float">
            <text:p>0.000359747</text:p>
          </table:table-cell>
          <table:table-cell office:value-type="float" office:value="0.010028527" calcext:value-type="float">
            <text:p>0.010028527</text:p>
          </table:table-cell>
          <table:table-cell office:value-type="float" office:value="0.037985964" calcext:value-type="float">
            <text:p>0.037985964</text:p>
          </table:table-cell>
          <table:table-cell office:value-type="float" office:value="0.21692112" calcext:value-type="float">
            <text:p>0.21692112</text:p>
          </table:table-cell>
          <table:table-cell office:value-type="float" office:value="341" calcext:value-type="float">
            <text:p>341</text:p>
          </table:table-cell>
          <table:table-cell office:value-type="float" office:value="8977" calcext:value-type="float">
            <text:p>8977</text:p>
          </table:table-cell>
          <table:table-cell office:value-type="float" office:value="1572" calcext:value-type="float">
            <text:p>157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91] &lt;&gt; 0; 1; 0)" office:value-type="float" office:value="0" calcext:value-type="float">
            <text:p>0</text:p>
          </table:table-cell>
          <table:table-cell table:formula="of:=IF(AND([.K791]=1; [.J791]&gt;=[.E79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a <text:s/>?i <text:s/>&lt;livesIn&gt; <text:s/>?e <text:s/>?e <text:s/>&lt;participatedIn&gt; <text:s/>?b <text:s text:c="2"/>=&gt; ?a <text:s/>&lt;participatedIn&gt; <text:s/>?b</text:p>
          </table:table-cell>
          <table:table-cell office:value-type="float" office:value="0.003426565" calcext:value-type="float">
            <text:p>0.003426565</text:p>
          </table:table-cell>
          <table:table-cell office:value-type="float" office:value="0.231784771" calcext:value-type="float">
            <text:p>0.231784771</text:p>
          </table:table-cell>
          <table:table-cell table:number-columns-repeated="2" office:value-type="float" office:value="0.217083278" calcext:value-type="float">
            <text:p>0.217083278</text:p>
          </table:table-cell>
          <table:table-cell office:value-type="float" office:value="3248" calcext:value-type="float">
            <text:p>3248</text:p>
          </table:table-cell>
          <table:table-cell table:number-columns-repeated="2" office:value-type="float" office:value="14962" calcext:value-type="float">
            <text:p>14962</text:p>
          </table:table-cell>
          <table:table-cell office:value-type="string" calcext:value-type="string">
            <text:p>?b</text:p>
          </table:table-cell>
          <table:table-cell office:value-type="float" office:value="41380.883414152" calcext:value-type="float">
            <text:p>41380.883414152</text:p>
          </table:table-cell>
          <table:table-cell table:formula="of:=IF([.J792] &lt;&gt; 0; 1; 0)" office:value-type="float" office:value="1" calcext:value-type="float">
            <text:p>1</text:p>
          </table:table-cell>
          <table:table-cell table:formula="of:=IF(AND([.K792]=1; [.J792]&gt;=[.E79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f <text:s/>?i <text:s/>&lt;directed&gt; <text:s/>?f <text:s/>?i <text:s/>&lt;hasWonPrize&gt; <text:s/>?b <text:s text:c="2"/>=&gt; ?a <text:s/>&lt;hasWonPrize&gt; <text:s/>?b</text:p>
          </table:table-cell>
          <table:table-cell office:value-type="float" office:value="0.000698395" calcext:value-type="float">
            <text:p>0.000698395</text:p>
          </table:table-cell>
          <table:table-cell office:value-type="float" office:value="0.01946887" calcext:value-type="float">
            <text:p>0.01946887</text:p>
          </table:table-cell>
          <table:table-cell office:value-type="float" office:value="0.05395273" calcext:value-type="float">
            <text:p>0.05395273</text:p>
          </table:table-cell>
          <table:table-cell office:value-type="float" office:value="0.217191601" calcext:value-type="float">
            <text:p>0.217191601</text:p>
          </table:table-cell>
          <table:table-cell office:value-type="float" office:value="662" calcext:value-type="float">
            <text:p>662</text:p>
          </table:table-cell>
          <table:table-cell office:value-type="float" office:value="12270" calcext:value-type="float">
            <text:p>12270</text:p>
          </table:table-cell>
          <table:table-cell office:value-type="float" office:value="3048" calcext:value-type="float">
            <text:p>3048</text:p>
          </table:table-cell>
          <table:table-cell office:value-type="string" calcext:value-type="string">
            <text:p>?a</text:p>
          </table:table-cell>
          <table:table-cell office:value-type="float" office:value="405959.645966002" calcext:value-type="float">
            <text:p>405959.645966002</text:p>
          </table:table-cell>
          <table:table-cell table:formula="of:=IF([.J793] &lt;&gt; 0; 1; 0)" office:value-type="float" office:value="1" calcext:value-type="float">
            <text:p>1</text:p>
          </table:table-cell>
          <table:table-cell table:formula="of:=IF(AND([.K793]=1; [.J793]&gt;=[.E79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g <text:s/>&lt;diedIn&gt; <text:s/>?b <text:s/>?g <text:s/>&lt;isCitizenOf&gt; <text:s/>?a <text:s/>?b <text:s/>&lt;isLocatedIn&gt; <text:s/>?a <text:s text:c="2"/>=&gt; ?a <text:s/>&lt;hasCapital&gt; <text:s/>?b</text:p>
          </table:table-cell>
          <table:table-cell office:value-type="float" office:value="0.000023209" calcext:value-type="float">
            <text:p>0.000023209</text:p>
          </table:table-cell>
          <table:table-cell office:value-type="float" office:value="0.010382256" calcext:value-type="float">
            <text:p>0.010382256</text:p>
          </table:table-cell>
          <table:table-cell office:value-type="float" office:value="0.205607477" calcext:value-type="float">
            <text:p>0.205607477</text:p>
          </table:table-cell>
          <table:table-cell office:value-type="float" office:value="0.217821782" calcext:value-type="float">
            <text:p>0.217821782</text:p>
          </table:table-cell>
          <table:table-cell office:value-type="float" office:value="22" calcext:value-type="float">
            <text:p>22</text:p>
          </table:table-cell>
          <table:table-cell office:value-type="float" office:value="107" calcext:value-type="float">
            <text:p>10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94] &lt;&gt; 0; 1; 0)" office:value-type="float" office:value="0" calcext:value-type="float">
            <text:p>0</text:p>
          </table:table-cell>
          <table:table-cell table:formula="of:=IF(AND([.K794]=1; [.J794]&gt;=[.E79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b <text:s/>?i <text:s/>&lt;isLeaderOf&gt; <text:s/>?f <text:s/>?a <text:s/>&lt;wasBornIn&gt; <text:s/>?f <text:s text:c="2"/>=&gt; ?a <text:s/>&lt;isLeaderOf&gt; <text:s/>?b</text:p>
          </table:table-cell>
          <table:table-cell office:value-type="float" office:value="0.000279569" calcext:value-type="float">
            <text:p>0.000279569</text:p>
          </table:table-cell>
          <table:table-cell office:value-type="float" office:value="0.041542562" calcext:value-type="float">
            <text:p>0.041542562</text:p>
          </table:table-cell>
          <table:table-cell office:value-type="float" office:value="0.003038921" calcext:value-type="float">
            <text:p>0.003038921</text:p>
          </table:table-cell>
          <table:table-cell office:value-type="float" office:value="0.220099668" calcext:value-type="float">
            <text:p>0.220099668</text:p>
          </table:table-cell>
          <table:table-cell office:value-type="float" office:value="265" calcext:value-type="float">
            <text:p>265</text:p>
          </table:table-cell>
          <table:table-cell office:value-type="float" office:value="87202" calcext:value-type="float">
            <text:p>87202</text:p>
          </table:table-cell>
          <table:table-cell office:value-type="float" office:value="1204" calcext:value-type="float">
            <text:p>1204</text:p>
          </table:table-cell>
          <table:table-cell office:value-type="string" calcext:value-type="string">
            <text:p>?a</text:p>
          </table:table-cell>
          <table:table-cell office:value-type="float" office:value="38.5649911039497" calcext:value-type="float">
            <text:p>38.5649911039</text:p>
          </table:table-cell>
          <table:table-cell table:formula="of:=IF([.J795] &lt;&gt; 0; 1; 0)" office:value-type="float" office:value="1" calcext:value-type="float">
            <text:p>1</text:p>
          </table:table-cell>
          <table:table-cell table:formula="of:=IF(AND([.K795]=1; [.J795]&gt;=[.E79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h <text:s/>?a <text:s/>&lt;imports&gt; <text:s/>?b <text:s/>?h <text:s/>&lt;imports&gt; <text:s/>?b <text:s text:c="2"/>=&gt; ?a <text:s/>&lt;exports&gt; <text:s/>?b</text:p>
          </table:table-cell>
          <table:table-cell office:value-type="float" office:value="0.000025319" calcext:value-type="float">
            <text:p>0.000025319</text:p>
          </table:table-cell>
          <table:table-cell office:value-type="float" office:value="0.047337278" calcext:value-type="float">
            <text:p>0.047337278</text:p>
          </table:table-cell>
          <table:table-cell office:value-type="float" office:value="0.216216216" calcext:value-type="float">
            <text:p>0.216216216</text:p>
          </table:table-cell>
          <table:table-cell office:value-type="float" office:value="0.220183486" calcext:value-type="float">
            <text:p>0.220183486</text:p>
          </table:table-cell>
          <table:table-cell office:value-type="float" office:value="24" calcext:value-type="float">
            <text:p>24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796] &lt;&gt; 0; 1; 0)" office:value-type="float" office:value="0" calcext:value-type="float">
            <text:p>0</text:p>
          </table:table-cell>
          <table:table-cell table:formula="of:=IF(AND([.K796]=1; [.J796]&gt;=[.E79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graduatedFrom&gt; <text:s/>?b <text:s/>?e <text:s/>&lt;hasAcademicAdvisor&gt; <text:s/>?a <text:s/>?e <text:s/>&lt;hasAcademicAdvisor&gt; <text:s/>?j <text:s text:c="2"/>=&gt; ?a <text:s/>&lt;worksAt&gt; <text:s/>?b</text:p>
          </table:table-cell>
          <table:table-cell office:value-type="float" office:value="0.000054859" calcext:value-type="float">
            <text:p>0.000054859</text:p>
          </table:table-cell>
          <table:table-cell office:value-type="float" office:value="0.02134647" calcext:value-type="float">
            <text:p>0.02134647</text:p>
          </table:table-cell>
          <table:table-cell office:value-type="float" office:value="0.125301205" calcext:value-type="float">
            <text:p>0.125301205</text:p>
          </table:table-cell>
          <table:table-cell office:value-type="float" office:value="0.220338983" calcext:value-type="float">
            <text:p>0.220338983</text:p>
          </table:table-cell>
          <table:table-cell office:value-type="float" office:value="52" calcext:value-type="float">
            <text:p>52</text:p>
          </table:table-cell>
          <table:table-cell office:value-type="float" office:value="415" calcext:value-type="float">
            <text:p>415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?a</text:p>
          </table:table-cell>
          <table:table-cell office:value-type="float" office:value="11.1475418361746" calcext:value-type="float">
            <text:p>11.1475418362</text:p>
          </table:table-cell>
          <table:table-cell table:formula="of:=IF([.J797] &lt;&gt; 0; 1; 0)" office:value-type="float" office:value="1" calcext:value-type="float">
            <text:p>1</text:p>
          </table:table-cell>
          <table:table-cell table:formula="of:=IF(AND([.K797]=1; [.J797]&gt;=[.E79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f <text:s/>?i <text:s/>&lt;livesIn&gt; <text:s/>?b <text:s/>?i <text:s/>&lt;worksAt&gt; <text:s/>?f <text:s text:c="2"/>=&gt; ?a <text:s/>&lt;isCitizenOf&gt; <text:s/>?b</text:p>
          </table:table-cell>
          <table:table-cell office:value-type="float" office:value="0.0004452" calcext:value-type="float">
            <text:p>0.0004452</text:p>
          </table:table-cell>
          <table:table-cell office:value-type="float" office:value="0.028963624" calcext:value-type="float">
            <text:p>0.028963624</text:p>
          </table:table-cell>
          <table:table-cell office:value-type="float" office:value="0.029075375" calcext:value-type="float">
            <text:p>0.029075375</text:p>
          </table:table-cell>
          <table:table-cell office:value-type="float" office:value="0.220711297" calcext:value-type="float">
            <text:p>0.220711297</text:p>
          </table:table-cell>
          <table:table-cell office:value-type="float" office:value="422" calcext:value-type="float">
            <text:p>422</text:p>
          </table:table-cell>
          <table:table-cell office:value-type="float" office:value="14514" calcext:value-type="float">
            <text:p>14514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798] &lt;&gt; 0; 1; 0)" office:value-type="float" office:value="0" calcext:value-type="float">
            <text:p>0</text:p>
          </table:table-cell>
          <table:table-cell table:formula="of:=IF(AND([.K798]=1; [.J798]&gt;=[.E79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isCitizenOf&gt; <text:s/>?b <text:s/>?i <text:s/>&lt;wasBornIn&gt; <text:s/>?f <text:s text:c="2"/>=&gt; ?a <text:s/>&lt;isCitizenOf&gt; <text:s/>?b</text:p>
          </table:table-cell>
          <table:table-cell office:value-type="float" office:value="0.001455868" calcext:value-type="float">
            <text:p>0.001455868</text:p>
          </table:table-cell>
          <table:table-cell office:value-type="float" office:value="0.094715168" calcext:value-type="float">
            <text:p>0.094715168</text:p>
          </table:table-cell>
          <table:table-cell office:value-type="float" office:value="0.033179458" calcext:value-type="float">
            <text:p>0.033179458</text:p>
          </table:table-cell>
          <table:table-cell office:value-type="float" office:value="0.223120453" calcext:value-type="float">
            <text:p>0.223120453</text:p>
          </table:table-cell>
          <table:table-cell office:value-type="float" office:value="1380" calcext:value-type="float">
            <text:p>1380</text:p>
          </table:table-cell>
          <table:table-cell office:value-type="float" office:value="41592" calcext:value-type="float">
            <text:p>41592</text:p>
          </table:table-cell>
          <table:table-cell office:value-type="float" office:value="6185" calcext:value-type="float">
            <text:p>6185</text:p>
          </table:table-cell>
          <table:table-cell office:value-type="string" calcext:value-type="string">
            <text:p>?a</text:p>
          </table:table-cell>
          <table:table-cell office:value-type="float" office:value="1497296.2295921" calcext:value-type="float">
            <text:p>1497296.2295921</text:p>
          </table:table-cell>
          <table:table-cell table:formula="of:=IF([.J799] &lt;&gt; 0; 1; 0)" office:value-type="float" office:value="1" calcext:value-type="float">
            <text:p>1</text:p>
          </table:table-cell>
          <table:table-cell table:formula="of:=IF(AND([.K799]=1; [.J799]&gt;=[.E79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wasBornIn&gt; <text:s/>?b <text:s text:c="2"/>=&gt; ?a <text:s/>&lt;diedIn&gt; <text:s/>?b</text:p>
          </table:table-cell>
          <table:table-cell office:value-type="float" office:value="0.002067755" calcext:value-type="float">
            <text:p>0.002067755</text:p>
          </table:table-cell>
          <table:table-cell office:value-type="float" office:value="0.088463622" calcext:value-type="float">
            <text:p>0.088463622</text:p>
          </table:table-cell>
          <table:table-cell office:value-type="float" office:value="0.03502314" calcext:value-type="float">
            <text:p>0.03502314</text:p>
          </table:table-cell>
          <table:table-cell office:value-type="float" office:value="0.225313254" calcext:value-type="float">
            <text:p>0.225313254</text:p>
          </table:table-cell>
          <table:table-cell office:value-type="float" office:value="1960" calcext:value-type="float">
            <text:p>1960</text:p>
          </table:table-cell>
          <table:table-cell office:value-type="float" office:value="55963" calcext:value-type="float">
            <text:p>55963</text:p>
          </table:table-cell>
          <table:table-cell office:value-type="float" office:value="8699" calcext:value-type="float">
            <text:p>869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00] &lt;&gt; 0; 1; 0)" office:value-type="float" office:value="0" calcext:value-type="float">
            <text:p>0</text:p>
          </table:table-cell>
          <table:table-cell table:formula="of:=IF(AND([.K800]=1; [.J800]&gt;=[.E80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b <text:s text:c="2"/>=&gt; ?a <text:s/>&lt;wasBornIn&gt; <text:s/>?b</text:p>
          </table:table-cell>
          <table:table-cell office:value-type="float" office:value="0.002067755" calcext:value-type="float">
            <text:p>0.002067755</text:p>
          </table:table-cell>
          <table:table-cell office:value-type="float" office:value="0.03502314" calcext:value-type="float">
            <text:p>0.03502314</text:p>
          </table:table-cell>
          <table:table-cell office:value-type="float" office:value="0.088463622" calcext:value-type="float">
            <text:p>0.088463622</text:p>
          </table:table-cell>
          <table:table-cell office:value-type="float" office:value="0.225313254" calcext:value-type="float">
            <text:p>0.225313254</text:p>
          </table:table-cell>
          <table:table-cell office:value-type="float" office:value="1960" calcext:value-type="float">
            <text:p>1960</text:p>
          </table:table-cell>
          <table:table-cell office:value-type="float" office:value="22156" calcext:value-type="float">
            <text:p>22156</text:p>
          </table:table-cell>
          <table:table-cell office:value-type="float" office:value="8699" calcext:value-type="float">
            <text:p>869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01] &lt;&gt; 0; 1; 0)" office:value-type="float" office:value="0" calcext:value-type="float">
            <text:p>0</text:p>
          </table:table-cell>
          <table:table-cell table:formula="of:=IF(AND([.K801]=1; [.J801]&gt;=[.E80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wasBornIn&gt; <text:s/>?b <text:s/>?a <text:s/>&lt;wasBornIn&gt; <text:s/>?f <text:s/>?i <text:s/>&lt;wasBornIn&gt; <text:s/>?f <text:s text:c="2"/>=&gt; ?a <text:s/>&lt;diedIn&gt; <text:s/>?b</text:p>
          </table:table-cell>
          <table:table-cell office:value-type="float" office:value="0.002067755" calcext:value-type="float">
            <text:p>0.002067755</text:p>
          </table:table-cell>
          <table:table-cell office:value-type="float" office:value="0.088463622" calcext:value-type="float">
            <text:p>0.088463622</text:p>
          </table:table-cell>
          <table:table-cell office:value-type="float" office:value="0.03502314" calcext:value-type="float">
            <text:p>0.03502314</text:p>
          </table:table-cell>
          <table:table-cell office:value-type="float" office:value="0.225313254" calcext:value-type="float">
            <text:p>0.225313254</text:p>
          </table:table-cell>
          <table:table-cell office:value-type="float" office:value="1960" calcext:value-type="float">
            <text:p>1960</text:p>
          </table:table-cell>
          <table:table-cell office:value-type="float" office:value="55963" calcext:value-type="float">
            <text:p>55963</text:p>
          </table:table-cell>
          <table:table-cell office:value-type="float" office:value="8699" calcext:value-type="float">
            <text:p>8699</text:p>
          </table:table-cell>
          <table:table-cell office:value-type="string" calcext:value-type="string">
            <text:p>?a</text:p>
          </table:table-cell>
          <table:table-cell office:value-type="float" office:value="32.801618143465" calcext:value-type="float">
            <text:p>32.8016181435</text:p>
          </table:table-cell>
          <table:table-cell table:formula="of:=IF([.J802] &lt;&gt; 0; 1; 0)" office:value-type="float" office:value="1" calcext:value-type="float">
            <text:p>1</text:p>
          </table:table-cell>
          <table:table-cell table:formula="of:=IF(AND([.K802]=1; [.J802]&gt;=[.E80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diedIn&gt; <text:s/>?f <text:s/>?i <text:s/>&lt;diedIn&gt; <text:s/>?f <text:s text:c="2"/>=&gt; ?a <text:s/>&lt;wasBornIn&gt; <text:s/>?b</text:p>
          </table:table-cell>
          <table:table-cell office:value-type="float" office:value="0.002067755" calcext:value-type="float">
            <text:p>0.002067755</text:p>
          </table:table-cell>
          <table:table-cell office:value-type="float" office:value="0.03502314" calcext:value-type="float">
            <text:p>0.03502314</text:p>
          </table:table-cell>
          <table:table-cell office:value-type="float" office:value="0.088463622" calcext:value-type="float">
            <text:p>0.088463622</text:p>
          </table:table-cell>
          <table:table-cell office:value-type="float" office:value="0.225313254" calcext:value-type="float">
            <text:p>0.225313254</text:p>
          </table:table-cell>
          <table:table-cell office:value-type="float" office:value="1960" calcext:value-type="float">
            <text:p>1960</text:p>
          </table:table-cell>
          <table:table-cell office:value-type="float" office:value="22156" calcext:value-type="float">
            <text:p>22156</text:p>
          </table:table-cell>
          <table:table-cell office:value-type="float" office:value="8699" calcext:value-type="float">
            <text:p>8699</text:p>
          </table:table-cell>
          <table:table-cell office:value-type="string" calcext:value-type="string">
            <text:p>?a</text:p>
          </table:table-cell>
          <table:table-cell office:value-type="float" office:value="5.14133622684557" calcext:value-type="float">
            <text:p>5.1413362268</text:p>
          </table:table-cell>
          <table:table-cell table:formula="of:=IF([.J803] &lt;&gt; 0; 1; 0)" office:value-type="float" office:value="1" calcext:value-type="float">
            <text:p>1</text:p>
          </table:table-cell>
          <table:table-cell table:formula="of:=IF(AND([.K803]=1; [.J803]&gt;=[.E80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wasBornIn&gt; <text:s/>?b <text:s text:c="2"/>=&gt; ?a <text:s/>&lt;livesIn&gt; <text:s/>?b</text:p>
          </table:table-cell>
          <table:table-cell office:value-type="float" office:value="0.000815497" calcext:value-type="float">
            <text:p>0.000815497</text:p>
          </table:table-cell>
          <table:table-cell office:value-type="float" office:value="0.052970602" calcext:value-type="float">
            <text:p>0.052970602</text:p>
          </table:table-cell>
          <table:table-cell office:value-type="float" office:value="0.013812698" calcext:value-type="float">
            <text:p>0.013812698</text:p>
          </table:table-cell>
          <table:table-cell office:value-type="float" office:value="0.226952437" calcext:value-type="float">
            <text:p>0.226952437</text:p>
          </table:table-cell>
          <table:table-cell office:value-type="float" office:value="773" calcext:value-type="float">
            <text:p>773</text:p>
          </table:table-cell>
          <table:table-cell office:value-type="float" office:value="55963" calcext:value-type="float">
            <text:p>55963</text:p>
          </table:table-cell>
          <table:table-cell office:value-type="float" office:value="3406" calcext:value-type="float">
            <text:p>340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04] &lt;&gt; 0; 1; 0)" office:value-type="float" office:value="0" calcext:value-type="float">
            <text:p>0</text:p>
          </table:table-cell>
          <table:table-cell table:formula="of:=IF(AND([.K804]=1; [.J804]&gt;=[.E80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wasBornIn&gt; <text:s/>?b <text:s/>?a <text:s/>&lt;wasBornIn&gt; <text:s/>?f <text:s/>?i <text:s/>&lt;wasBornIn&gt; <text:s/>?f <text:s text:c="2"/>=&gt; ?a <text:s/>&lt;livesIn&gt; <text:s/>?b</text:p>
          </table:table-cell>
          <table:table-cell office:value-type="float" office:value="0.000815497" calcext:value-type="float">
            <text:p>0.000815497</text:p>
          </table:table-cell>
          <table:table-cell office:value-type="float" office:value="0.052970602" calcext:value-type="float">
            <text:p>0.052970602</text:p>
          </table:table-cell>
          <table:table-cell office:value-type="float" office:value="0.013812698" calcext:value-type="float">
            <text:p>0.013812698</text:p>
          </table:table-cell>
          <table:table-cell office:value-type="float" office:value="0.226952437" calcext:value-type="float">
            <text:p>0.226952437</text:p>
          </table:table-cell>
          <table:table-cell office:value-type="float" office:value="773" calcext:value-type="float">
            <text:p>773</text:p>
          </table:table-cell>
          <table:table-cell office:value-type="float" office:value="55963" calcext:value-type="float">
            <text:p>55963</text:p>
          </table:table-cell>
          <table:table-cell office:value-type="float" office:value="3406" calcext:value-type="float">
            <text:p>3406</text:p>
          </table:table-cell>
          <table:table-cell office:value-type="string" calcext:value-type="string">
            <text:p>?a</text:p>
          </table:table-cell>
          <table:table-cell office:value-type="float" office:value="131.414014874278" calcext:value-type="float">
            <text:p>131.4140148743</text:p>
          </table:table-cell>
          <table:table-cell table:formula="of:=IF([.J805] &lt;&gt; 0; 1; 0)" office:value-type="float" office:value="1" calcext:value-type="float">
            <text:p>1</text:p>
          </table:table-cell>
          <table:table-cell table:formula="of:=IF(AND([.K805]=1; [.J805]&gt;=[.E80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f <text:s/>&lt;exports&gt; <text:s/>?b <text:s/>?f <text:s/>&lt;imports&gt; <text:s/>?b <text:s text:c="2"/>=&gt; ?a <text:s/>&lt;imports&gt; <text:s/>?b</text:p>
          </table:table-cell>
          <table:table-cell office:value-type="float" office:value="0.000055914" calcext:value-type="float">
            <text:p>0.000055914</text:p>
          </table:table-cell>
          <table:table-cell office:value-type="float" office:value="0.157738095" calcext:value-type="float">
            <text:p>0.157738095</text:p>
          </table:table-cell>
          <table:table-cell office:value-type="float" office:value="0.175496689" calcext:value-type="float">
            <text:p>0.175496689</text:p>
          </table:table-cell>
          <table:table-cell office:value-type="float" office:value="0.227467811" calcext:value-type="float">
            <text:p>0.227467811</text:p>
          </table:table-cell>
          <table:table-cell office:value-type="float" office:value="53" calcext:value-type="float">
            <text:p>53</text:p>
          </table:table-cell>
          <table:table-cell office:value-type="float" office:value="302" calcext:value-type="float">
            <text:p>302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06] &lt;&gt; 0; 1; 0)" office:value-type="float" office:value="0" calcext:value-type="float">
            <text:p>0</text:p>
          </table:table-cell>
          <table:table-cell table:formula="of:=IF(AND([.K806]=1; [.J806]&gt;=[.E80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b <text:s text:c="2"/>=&gt; ?a <text:s/>&lt;directed&gt; <text:s/>?b</text:p>
          </table:table-cell>
          <table:table-cell office:value-type="float" office:value="0.00662209" calcext:value-type="float">
            <text:p>0.00662209</text:p>
          </table:table-cell>
          <table:table-cell office:value-type="float" office:value="0.187524273" calcext:value-type="float">
            <text:p>0.187524273</text:p>
          </table:table-cell>
          <table:table-cell office:value-type="float" office:value="0.031360225" calcext:value-type="float">
            <text:p>0.031360225</text:p>
          </table:table-cell>
          <table:table-cell office:value-type="float" office:value="0.228022377" calcext:value-type="float">
            <text:p>0.228022377</text:p>
          </table:table-cell>
          <table:table-cell office:value-type="float" office:value="6277" calcext:value-type="float">
            <text:p>6277</text:p>
          </table:table-cell>
          <table:table-cell office:value-type="float" office:value="200158" calcext:value-type="float">
            <text:p>200158</text:p>
          </table:table-cell>
          <table:table-cell office:value-type="float" office:value="27528" calcext:value-type="float">
            <text:p>27528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807] &lt;&gt; 0; 1; 0)" office:value-type="float" office:value="0" calcext:value-type="float">
            <text:p>0</text:p>
          </table:table-cell>
          <table:table-cell table:formula="of:=IF(AND([.K807]=1; [.J807]&gt;=[.E80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h <text:s/>?h <text:s/>&lt;exports&gt; <text:s/>?b <text:s/>?a <text:s/>&lt;imports&gt; <text:s/>?b <text:s text:c="2"/>=&gt; ?a <text:s/>&lt;exports&gt; <text:s/>?b</text:p>
          </table:table-cell>
          <table:table-cell office:value-type="float" office:value="0.000020045" calcext:value-type="float">
            <text:p>0.000020045</text:p>
          </table:table-cell>
          <table:table-cell office:value-type="float" office:value="0.037475345" calcext:value-type="float">
            <text:p>0.037475345</text:p>
          </table:table-cell>
          <table:table-cell table:number-columns-repeated="2" office:value-type="float" office:value="0.228915663" calcext:value-type="float">
            <text:p>0.22891566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808] &lt;&gt; 0; 1; 0)" office:value-type="float" office:value="0" calcext:value-type="float">
            <text:p>0</text:p>
          </table:table-cell>
          <table:table-cell table:formula="of:=IF(AND([.K808]=1; [.J808]&gt;=[.E80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a <text:s/>&lt;isLeaderOf&gt; <text:s/>?f <text:s/>?i <text:s/>&lt;livesIn&gt; <text:s/>?b <text:s text:c="2"/>=&gt; ?a <text:s/>&lt;isLeaderOf&gt; <text:s/>?b</text:p>
          </table:table-cell>
          <table:table-cell office:value-type="float" office:value="0.000200446" calcext:value-type="float">
            <text:p>0.000200446</text:p>
          </table:table-cell>
          <table:table-cell office:value-type="float" office:value="0.029785233" calcext:value-type="float">
            <text:p>0.029785233</text:p>
          </table:table-cell>
          <table:table-cell table:number-columns-repeated="2" office:value-type="float" office:value="0.228915663" calcext:value-type="float">
            <text:p>0.228915663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830" calcext:value-type="float">
            <text:p>830</text:p>
          </table:table-cell>
          <table:table-cell office:value-type="string" calcext:value-type="string">
            <text:p>?a</text:p>
          </table:table-cell>
          <table:table-cell office:value-type="float" office:value="0.463707202866726" calcext:value-type="float">
            <text:p>0.4637072029</text:p>
          </table:table-cell>
          <table:table-cell table:formula="of:=IF([.J809] &lt;&gt; 0; 1; 0)" office:value-type="float" office:value="1" calcext:value-type="float">
            <text:p>1</text:p>
          </table:table-cell>
          <table:table-cell table:formula="of:=IF(AND([.K809]=1; [.J809]&gt;=[.E80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KnownFor&gt; <text:s/>?f <text:s/>?a <text:s/>&lt;isPoliticianOf&gt; <text:s/>?f <text:s/>?i <text:s/>&lt;livesIn&gt; <text:s/>?b <text:s text:c="2"/>=&gt; ?a <text:s/>&lt;isPoliticianOf&gt; <text:s/>?b</text:p>
          </table:table-cell>
          <table:table-cell office:value-type="float" office:value="0.000031649" calcext:value-type="float">
            <text:p>0.000031649</text:p>
          </table:table-cell>
          <table:table-cell office:value-type="float" office:value="0.020547945" calcext:value-type="float">
            <text:p>0.020547945</text:p>
          </table:table-cell>
          <table:table-cell table:number-columns-repeated="2" office:value-type="float" office:value="0.229007634" calcext:value-type="float">
            <text:p>0.22900763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string" calcext:value-type="string">
            <text:p>?a</text:p>
          </table:table-cell>
          <table:table-cell office:value-type="float" office:value="0.167574600580935" calcext:value-type="float">
            <text:p>0.1675746006</text:p>
          </table:table-cell>
          <table:table-cell table:formula="of:=IF([.J810] &lt;&gt; 0; 1; 0)" office:value-type="float" office:value="1" calcext:value-type="float">
            <text:p>1</text:p>
          </table:table-cell>
          <table:table-cell table:formula="of:=IF(AND([.K810]=1; [.J810]&gt;=[.E81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i <text:s/>&lt;diedIn&gt; <text:s/>?f <text:s/>?a <text:s/>&lt;wasBornIn&gt; <text:s/>?f <text:s text:c="2"/>=&gt; ?a <text:s/>&lt;livesIn&gt; <text:s/>?b</text:p>
          </table:table-cell>
          <table:table-cell office:value-type="float" office:value="0.000649866" calcext:value-type="float">
            <text:p>0.000649866</text:p>
          </table:table-cell>
          <table:table-cell office:value-type="float" office:value="0.042212019" calcext:value-type="float">
            <text:p>0.042212019</text:p>
          </table:table-cell>
          <table:table-cell office:value-type="float" office:value="0.013634955" calcext:value-type="float">
            <text:p>0.013634955</text:p>
          </table:table-cell>
          <table:table-cell office:value-type="float" office:value="0.234398782" calcext:value-type="float">
            <text:p>0.234398782</text:p>
          </table:table-cell>
          <table:table-cell office:value-type="float" office:value="616" calcext:value-type="float">
            <text:p>616</text:p>
          </table:table-cell>
          <table:table-cell office:value-type="float" office:value="45178" calcext:value-type="float">
            <text:p>45178</text:p>
          </table:table-cell>
          <table:table-cell office:value-type="float" office:value="2628" calcext:value-type="float">
            <text:p>2628</text:p>
          </table:table-cell>
          <table:table-cell office:value-type="string" calcext:value-type="string">
            <text:p>?a</text:p>
          </table:table-cell>
          <table:table-cell office:value-type="float" office:value="38.8280034331995" calcext:value-type="float">
            <text:p>38.8280034332</text:p>
          </table:table-cell>
          <table:table-cell table:formula="of:=IF([.J811] &lt;&gt; 0; 1; 0)" office:value-type="float" office:value="1" calcext:value-type="float">
            <text:p>1</text:p>
          </table:table-cell>
          <table:table-cell table:formula="of:=IF(AND([.K811]=1; [.J811]&gt;=[.E81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e <text:s/>&lt;isMarriedTo&gt; <text:s/>?a <text:s/>?i <text:s/>&lt;isMarriedTo&gt; <text:s/>?e <text:s text:c="2"/>=&gt; ?a <text:s/>&lt;directed&gt; <text:s/>?b</text:p>
          </table:table-cell>
          <table:table-cell office:value-type="float" office:value="0.000502169" calcext:value-type="float">
            <text:p>0.000502169</text:p>
          </table:table-cell>
          <table:table-cell office:value-type="float" office:value="0.014220416" calcext:value-type="float">
            <text:p>0.014220416</text:p>
          </table:table-cell>
          <table:table-cell office:value-type="float" office:value="0.092932448" calcext:value-type="float">
            <text:p>0.092932448</text:p>
          </table:table-cell>
          <table:table-cell office:value-type="float" office:value="0.234482759" calcext:value-type="float">
            <text:p>0.234482759</text:p>
          </table:table-cell>
          <table:table-cell office:value-type="float" office:value="476" calcext:value-type="float">
            <text:p>476</text:p>
          </table:table-cell>
          <table:table-cell office:value-type="float" office:value="5122" calcext:value-type="float">
            <text:p>5122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?b</text:p>
          </table:table-cell>
          <table:table-cell office:value-type="float" office:value="2448.41209821062" calcext:value-type="float">
            <text:p>2448.4120982106</text:p>
          </table:table-cell>
          <table:table-cell table:formula="of:=IF([.J812] &lt;&gt; 0; 1; 0)" office:value-type="float" office:value="1" calcext:value-type="float">
            <text:p>1</text:p>
          </table:table-cell>
          <table:table-cell table:formula="of:=IF(AND([.K812]=1; [.J812]&gt;=[.E81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hasAcademicAdvisor&gt; <text:s/>?b <text:s/>?i <text:s/>&lt;hasAcademicAdvisor&gt; <text:s/>?e <text:s/>?e <text:s/>&lt;influences&gt; <text:s/>?a <text:s text:c="2"/>=&gt; ?a <text:s/>&lt;hasAcademicAdvisor&gt; <text:s/>?b</text:p>
          </table:table-cell>
          <table:table-cell office:value-type="float" office:value="0.000032704" calcext:value-type="float">
            <text:p>0.000032704</text:p>
          </table:table-cell>
          <table:table-cell office:value-type="float" office:value="0.015921931" calcext:value-type="float">
            <text:p>0.015921931</text:p>
          </table:table-cell>
          <table:table-cell office:value-type="float" office:value="0.081364829" calcext:value-type="float">
            <text:p>0.081364829</text:p>
          </table:table-cell>
          <table:table-cell office:value-type="float" office:value="0.234848485" calcext:value-type="float">
            <text:p>0.234848485</text:p>
          </table:table-cell>
          <table:table-cell office:value-type="float" office:value="31" calcext:value-type="float">
            <text:p>31</text:p>
          </table:table-cell>
          <table:table-cell office:value-type="float" office:value="381" calcext:value-type="float">
            <text:p>38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?a</text:p>
          </table:table-cell>
          <table:table-cell office:value-type="float" office:value="58.2572013644734" calcext:value-type="float">
            <text:p>58.2572013645</text:p>
          </table:table-cell>
          <table:table-cell table:formula="of:=IF([.J813] &lt;&gt; 0; 1; 0)" office:value-type="float" office:value="1" calcext:value-type="float">
            <text:p>1</text:p>
          </table:table-cell>
          <table:table-cell table:formula="of:=IF(AND([.K813]=1; [.J813]&gt;=[.E81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created&gt; <text:s/>?f <text:s/>?i <text:s/>&lt;directed&gt; <text:s/>?f <text:s text:c="2"/>=&gt; ?a <text:s/>&lt;created&gt; <text:s/>?b</text:p>
          </table:table-cell>
          <table:table-cell office:value-type="float" office:value="0.014983838" calcext:value-type="float">
            <text:p>0.014983838</text:p>
          </table:table-cell>
          <table:table-cell office:value-type="float" office:value="0.070958942" calcext:value-type="float">
            <text:p>0.070958942</text:p>
          </table:table-cell>
          <table:table-cell table:number-columns-repeated="2" office:value-type="float" office:value="0.235145113" calcext:value-type="float">
            <text:p>0.235145113</text:p>
          </table:table-cell>
          <table:table-cell office:value-type="float" office:value="14203" calcext:value-type="float">
            <text:p>14203</text:p>
          </table:table-cell>
          <table:table-cell table:number-columns-repeated="2" office:value-type="float" office:value="60401" calcext:value-type="float">
            <text:p>60401</text:p>
          </table:table-cell>
          <table:table-cell office:value-type="string" calcext:value-type="string">
            <text:p>?b</text:p>
          </table:table-cell>
          <table:table-cell office:value-type="float" office:value="0.048602478684356" calcext:value-type="float">
            <text:p>0.0486024787</text:p>
          </table:table-cell>
          <table:table-cell table:formula="of:=IF([.J814] &lt;&gt; 0; 1; 0)" office:value-type="float" office:value="1" calcext:value-type="float">
            <text:p>1</text:p>
          </table:table-cell>
          <table:table-cell table:formula="of:=IF(AND([.K814]=1; [.J814]&gt;=[.E81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exports&gt; <text:s/>?b <text:s/>?a <text:s/>&lt;hasCapital&gt; <text:s/>?h <text:s/>?h <text:s/>&lt;isLocatedIn&gt; <text:s/>?a <text:s text:c="2"/>=&gt; ?a <text:s/>&lt;imports&gt; <text:s/>?b</text:p>
          </table:table-cell>
          <table:table-cell office:value-type="float" office:value="0.0000211" calcext:value-type="float">
            <text:p>0.0000211</text:p>
          </table:table-cell>
          <table:table-cell office:value-type="float" office:value="0.05952381" calcext:value-type="float">
            <text:p>0.05952381</text:p>
          </table:table-cell>
          <table:table-cell office:value-type="float" office:value="0.227272727" calcext:value-type="float">
            <text:p>0.227272727</text:p>
          </table:table-cell>
          <table:table-cell office:value-type="float" office:value="0.235294118" calcext:value-type="float">
            <text:p>0.235294118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15] &lt;&gt; 0; 1; 0)" office:value-type="float" office:value="0" calcext:value-type="float">
            <text:p>0</text:p>
          </table:table-cell>
          <table:table-cell table:formula="of:=IF(AND([.K815]=1; [.J815]&gt;=[.E81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exports&gt; <text:s/>?b <text:s/>?a <text:s/>&lt;hasCapital&gt; <text:s/>?f <text:s/>?f <text:s/>&lt;isLocatedIn&gt; <text:s/>?j <text:s text:c="2"/>=&gt; ?a <text:s/>&lt;imports&gt; <text:s/>?b</text:p>
          </table:table-cell>
          <table:table-cell office:value-type="float" office:value="0.0000211" calcext:value-type="float">
            <text:p>0.0000211</text:p>
          </table:table-cell>
          <table:table-cell office:value-type="float" office:value="0.05952381" calcext:value-type="float">
            <text:p>0.05952381</text:p>
          </table:table-cell>
          <table:table-cell office:value-type="float" office:value="0.031347962" calcext:value-type="float">
            <text:p>0.031347962</text:p>
          </table:table-cell>
          <table:table-cell office:value-type="float" office:value="0.235294118" calcext:value-type="float">
            <text:p>0.235294118</text:p>
          </table:table-cell>
          <table:table-cell office:value-type="float" office:value="20" calcext:value-type="float">
            <text:p>20</text:p>
          </table:table-cell>
          <table:table-cell office:value-type="float" office:value="638" calcext:value-type="float">
            <text:p>63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16] &lt;&gt; 0; 1; 0)" office:value-type="float" office:value="0" calcext:value-type="float">
            <text:p>0</text:p>
          </table:table-cell>
          <table:table-cell table:formula="of:=IF(AND([.K816]=1; [.J816]&gt;=[.E81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exports&gt; <text:s/>?b <text:s/>?e <text:s/>&lt;hasCapital&gt; <text:s/>?j <text:s/>?j <text:s/>&lt;isLocatedIn&gt; <text:s/>?a <text:s text:c="2"/>=&gt; ?a <text:s/>&lt;imports&gt; <text:s/>?b</text:p>
          </table:table-cell>
          <table:table-cell office:value-type="float" office:value="0.0000211" calcext:value-type="float">
            <text:p>0.0000211</text:p>
          </table:table-cell>
          <table:table-cell office:value-type="float" office:value="0.05952381" calcext:value-type="float">
            <text:p>0.05952381</text:p>
          </table:table-cell>
          <table:table-cell office:value-type="float" office:value="0.18018018" calcext:value-type="float">
            <text:p>0.18018018</text:p>
          </table:table-cell>
          <table:table-cell office:value-type="float" office:value="0.235294118" calcext:value-type="float">
            <text:p>0.235294118</text:p>
          </table:table-cell>
          <table:table-cell office:value-type="float" office:value="20" calcext:value-type="float">
            <text:p>20</text:p>
          </table:table-cell>
          <table:table-cell office:value-type="float" office:value="111" calcext:value-type="float">
            <text:p>11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17] &lt;&gt; 0; 1; 0)" office:value-type="float" office:value="0" calcext:value-type="float">
            <text:p>0</text:p>
          </table:table-cell>
          <table:table-cell table:formula="of:=IF(AND([.K817]=1; [.J817]&gt;=[.E81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h <text:s/>?a <text:s/>&lt;directed&gt; <text:s/>?b <text:s/>?a <text:s/>&lt;directed&gt; <text:s/>?h <text:s text:c="2"/>=&gt; ?a <text:s/>&lt;produced&gt; <text:s/>?b</text:p>
          </table:table-cell>
          <table:table-cell office:value-type="float" office:value="0.001694293" calcext:value-type="float">
            <text:p>0.001694293</text:p>
          </table:table-cell>
          <table:table-cell office:value-type="float" office:value="0.079599524" calcext:value-type="float">
            <text:p>0.079599524</text:p>
          </table:table-cell>
          <table:table-cell office:value-type="float" office:value="0.096764476" calcext:value-type="float">
            <text:p>0.096764476</text:p>
          </table:table-cell>
          <table:table-cell office:value-type="float" office:value="0.23565664" calcext:value-type="float">
            <text:p>0.23565664</text:p>
          </table:table-cell>
          <table:table-cell office:value-type="float" office:value="1606" calcext:value-type="float">
            <text:p>1606</text:p>
          </table:table-cell>
          <table:table-cell office:value-type="float" office:value="16597" calcext:value-type="float">
            <text:p>16597</text:p>
          </table:table-cell>
          <table:table-cell office:value-type="float" office:value="6815" calcext:value-type="float">
            <text:p>6815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818] &lt;&gt; 0; 1; 0)" office:value-type="float" office:value="0" calcext:value-type="float">
            <text:p>0</text:p>
          </table:table-cell>
          <table:table-cell table:formula="of:=IF(AND([.K818]=1; [.J818]&gt;=[.E81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wasBornIn&gt; <text:s/>?b <text:s/>?i <text:s/>&lt;wasBornIn&gt; <text:s/>?f <text:s text:c="2"/>=&gt; ?a <text:s/>&lt;wasBornIn&gt; <text:s/>?b</text:p>
          </table:table-cell>
          <table:table-cell office:value-type="float" office:value="0.002067755" calcext:value-type="float">
            <text:p>0.002067755</text:p>
          </table:table-cell>
          <table:table-cell office:value-type="float" office:value="0.03502314" calcext:value-type="float">
            <text:p>0.03502314</text:p>
          </table:table-cell>
          <table:table-cell office:value-type="float" office:value="0.092829402" calcext:value-type="float">
            <text:p>0.092829402</text:p>
          </table:table-cell>
          <table:table-cell office:value-type="float" office:value="0.23608769" calcext:value-type="float">
            <text:p>0.23608769</text:p>
          </table:table-cell>
          <table:table-cell office:value-type="float" office:value="1960" calcext:value-type="float">
            <text:p>1960</text:p>
          </table:table-cell>
          <table:table-cell office:value-type="float" office:value="21114" calcext:value-type="float">
            <text:p>21114</text:p>
          </table:table-cell>
          <table:table-cell office:value-type="float" office:value="8302" calcext:value-type="float">
            <text:p>8302</text:p>
          </table:table-cell>
          <table:table-cell office:value-type="string" calcext:value-type="string">
            <text:p>?a</text:p>
          </table:table-cell>
          <table:table-cell office:value-type="float" office:value="13.866723277904" calcext:value-type="float">
            <text:p>13.8667232779</text:p>
          </table:table-cell>
          <table:table-cell table:formula="of:=IF([.J819] &lt;&gt; 0; 1; 0)" office:value-type="float" office:value="1" calcext:value-type="float">
            <text:p>1</text:p>
          </table:table-cell>
          <table:table-cell table:formula="of:=IF(AND([.K819]=1; [.J819]&gt;=[.E81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e <text:s/>&lt;isLocatedIn&gt; <text:s/>?a <text:s/>?i <text:s/>&lt;wasBornIn&gt; <text:s/>?e <text:s text:c="2"/>=&gt; ?a <text:s/>&lt;dealsWith&gt; <text:s/>?b</text:p>
          </table:table-cell>
          <table:table-cell office:value-type="float" office:value="0.000028484" calcext:value-type="float">
            <text:p>0.000028484</text:p>
          </table:table-cell>
          <table:table-cell office:value-type="float" office:value="0.039187228" calcext:value-type="float">
            <text:p>0.039187228</text:p>
          </table:table-cell>
          <table:table-cell office:value-type="float" office:value="0.088235294" calcext:value-type="float">
            <text:p>0.088235294</text:p>
          </table:table-cell>
          <table:table-cell office:value-type="float" office:value="0.236842105" calcext:value-type="float">
            <text:p>0.236842105</text:p>
          </table:table-cell>
          <table:table-cell office:value-type="float" office:value="27" calcext:value-type="float">
            <text:p>27</text:p>
          </table:table-cell>
          <table:table-cell office:value-type="float" office:value="306" calcext:value-type="float">
            <text:p>30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?a</text:p>
          </table:table-cell>
          <table:table-cell office:value-type="float" office:value="244292245.821235" calcext:value-type="float">
            <text:p>244292245.821235</text:p>
          </table:table-cell>
          <table:table-cell table:formula="of:=IF([.J820] &lt;&gt; 0; 1; 0)" office:value-type="float" office:value="1" calcext:value-type="float">
            <text:p>1</text:p>
          </table:table-cell>
          <table:table-cell table:formula="of:=IF(AND([.K820]=1; [.J820]&gt;=[.E82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b <text:s/>?a <text:s/>&lt;created&gt; <text:s/>?h <text:s/>?a <text:s/>&lt;produced&gt; <text:s/>?h <text:s text:c="2"/>=&gt; ?a <text:s/>&lt;produced&gt; <text:s/>?b</text:p>
          </table:table-cell>
          <table:table-cell office:value-type="float" office:value="0.000324933" calcext:value-type="float">
            <text:p>0.000324933</text:p>
          </table:table-cell>
          <table:table-cell office:value-type="float" office:value="0.015265662" calcext:value-type="float">
            <text:p>0.015265662</text:p>
          </table:table-cell>
          <table:table-cell office:value-type="float" office:value="0.123397436" calcext:value-type="float">
            <text:p>0.123397436</text:p>
          </table:table-cell>
          <table:table-cell office:value-type="float" office:value="0.237471087" calcext:value-type="float">
            <text:p>0.237471087</text:p>
          </table:table-cell>
          <table:table-cell office:value-type="float" office:value="308" calcext:value-type="float">
            <text:p>308</text:p>
          </table:table-cell>
          <table:table-cell office:value-type="float" office:value="2496" calcext:value-type="float">
            <text:p>2496</text:p>
          </table:table-cell>
          <table:table-cell office:value-type="float" office:value="1297" calcext:value-type="float">
            <text:p>1297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821] &lt;&gt; 0; 1; 0)" office:value-type="float" office:value="0" calcext:value-type="float">
            <text:p>0</text:p>
          </table:table-cell>
          <table:table-cell table:formula="of:=IF(AND([.K821]=1; [.J821]&gt;=[.E82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a <text:s/>&lt;worksAt&gt; <text:s/>?f <text:s/>?i <text:s/>&lt;worksAt&gt; <text:s/>?f <text:s text:c="2"/>=&gt; ?a <text:s/>&lt;livesIn&gt; <text:s/>?b</text:p>
          </table:table-cell>
          <table:table-cell office:value-type="float" office:value="0.000165631" calcext:value-type="float">
            <text:p>0.000165631</text:p>
          </table:table-cell>
          <table:table-cell office:value-type="float" office:value="0.010758583" calcext:value-type="float">
            <text:p>0.010758583</text:p>
          </table:table-cell>
          <table:table-cell office:value-type="float" office:value="0.040153453" calcext:value-type="float">
            <text:p>0.040153453</text:p>
          </table:table-cell>
          <table:table-cell office:value-type="float" office:value="0.238239757" calcext:value-type="float">
            <text:p>0.238239757</text:p>
          </table:table-cell>
          <table:table-cell office:value-type="float" office:value="157" calcext:value-type="float">
            <text:p>157</text:p>
          </table:table-cell>
          <table:table-cell office:value-type="float" office:value="3910" calcext:value-type="float">
            <text:p>3910</text:p>
          </table:table-cell>
          <table:table-cell office:value-type="float" office:value="659" calcext:value-type="float">
            <text:p>65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22] &lt;&gt; 0; 1; 0)" office:value-type="float" office:value="0" calcext:value-type="float">
            <text:p>0</text:p>
          </table:table-cell>
          <table:table-cell table:formula="of:=IF(AND([.K822]=1; [.J822]&gt;=[.E82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ealsWith&gt; <text:s/>?a <text:s/>?e <text:s/>&lt;hasCapital&gt; <text:s/>?j <text:s/>?j <text:s/>&lt;isLocatedIn&gt; <text:s/>?b <text:s text:c="2"/>=&gt; ?a <text:s/>&lt;dealsWith&gt; <text:s/>?b</text:p>
          </table:table-cell>
          <table:table-cell office:value-type="float" office:value="0.000032704" calcext:value-type="float">
            <text:p>0.000032704</text:p>
          </table:table-cell>
          <table:table-cell office:value-type="float" office:value="0.044992743" calcext:value-type="float">
            <text:p>0.044992743</text:p>
          </table:table-cell>
          <table:table-cell office:value-type="float" office:value="0.175141243" calcext:value-type="float">
            <text:p>0.175141243</text:p>
          </table:table-cell>
          <table:table-cell office:value-type="float" office:value="0.240310078" calcext:value-type="float">
            <text:p>0.240310078</text:p>
          </table:table-cell>
          <table:table-cell office:value-type="float" office:value="31" calcext:value-type="float">
            <text:p>31</text:p>
          </table:table-cell>
          <table:table-cell office:value-type="float" office:value="177" calcext:value-type="float">
            <text:p>17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?a</text:p>
          </table:table-cell>
          <table:table-cell office:value-type="float" office:value="10.7181934902902" calcext:value-type="float">
            <text:p>10.7181934903</text:p>
          </table:table-cell>
          <table:table-cell table:formula="of:=IF([.J823] &lt;&gt; 0; 1; 0)" office:value-type="float" office:value="1" calcext:value-type="float">
            <text:p>1</text:p>
          </table:table-cell>
          <table:table-cell table:formula="of:=IF(AND([.K823]=1; [.J823]&gt;=[.E82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livesIn&gt; <text:s/>?b <text:s/>?a <text:s/>&lt;livesIn&gt; <text:s/>?f <text:s text:c="2"/>=&gt; ?a <text:s/>&lt;livesIn&gt; <text:s/>?b</text:p>
          </table:table-cell>
          <table:table-cell office:value-type="float" office:value="0.002654322" calcext:value-type="float">
            <text:p>0.002654322</text:p>
          </table:table-cell>
          <table:table-cell office:value-type="float" office:value="0.17241143" calcext:value-type="float">
            <text:p>0.17241143</text:p>
          </table:table-cell>
          <table:table-cell table:number-columns-repeated="2" office:value-type="float" office:value="0.240466405" calcext:value-type="float">
            <text:p>0.240466405</text:p>
          </table:table-cell>
          <table:table-cell office:value-type="float" office:value="2516" calcext:value-type="float">
            <text:p>2516</text:p>
          </table:table-cell>
          <table:table-cell table:number-columns-repeated="2" office:value-type="float" office:value="10463" calcext:value-type="float">
            <text:p>10463</text:p>
          </table:table-cell>
          <table:table-cell office:value-type="string" calcext:value-type="string">
            <text:p>?a</text:p>
          </table:table-cell>
          <table:table-cell office:value-type="float" office:value="0.866397742375075" calcext:value-type="float">
            <text:p>0.8663977424</text:p>
          </table:table-cell>
          <table:table-cell table:formula="of:=IF([.J824] &lt;&gt; 0; 1; 0)" office:value-type="float" office:value="1" calcext:value-type="float">
            <text:p>1</text:p>
          </table:table-cell>
          <table:table-cell table:formula="of:=IF(AND([.K824]=1; [.J824]&gt;=[.E82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Capital&gt; <text:s/>?j <text:s/>?e <text:s/>&lt;imports&gt; <text:s/>?b <text:s/>?j <text:s/>&lt;isLocatedIn&gt; <text:s/>?a <text:s text:c="2"/>=&gt; ?a <text:s/>&lt;exports&gt; <text:s/>?b</text:p>
          </table:table-cell>
          <table:table-cell office:value-type="float" office:value="0.0000211" calcext:value-type="float">
            <text:p>0.0000211</text:p>
          </table:table-cell>
          <table:table-cell office:value-type="float" office:value="0.039447732" calcext:value-type="float">
            <text:p>0.039447732</text:p>
          </table:table-cell>
          <table:table-cell office:value-type="float" office:value="0.222222222" calcext:value-type="float">
            <text:p>0.222222222</text:p>
          </table:table-cell>
          <table:table-cell office:value-type="float" office:value="0.240963855" calcext:value-type="float">
            <text:p>0.240963855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825] &lt;&gt; 0; 1; 0)" office:value-type="float" office:value="0" calcext:value-type="float">
            <text:p>0</text:p>
          </table:table-cell>
          <table:table-cell table:formula="of:=IF(AND([.K825]=1; [.J825]&gt;=[.E82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produced&gt; <text:s/>?f <text:s/>?i <text:s/>&lt;produced&gt; <text:s/>?f <text:s text:c="2"/>=&gt; ?a <text:s/>&lt;produced&gt; <text:s/>?b</text:p>
          </table:table-cell>
          <table:table-cell office:value-type="float" office:value="0.003210295" calcext:value-type="float">
            <text:p>0.003210295</text:p>
          </table:table-cell>
          <table:table-cell office:value-type="float" office:value="0.15082276" calcext:value-type="float">
            <text:p>0.15082276</text:p>
          </table:table-cell>
          <table:table-cell office:value-type="float" office:value="0.071323099" calcext:value-type="float">
            <text:p>0.071323099</text:p>
          </table:table-cell>
          <table:table-cell office:value-type="float" office:value="0.242315655" calcext:value-type="float">
            <text:p>0.242315655</text:p>
          </table:table-cell>
          <table:table-cell office:value-type="float" office:value="3043" calcext:value-type="float">
            <text:p>3043</text:p>
          </table:table-cell>
          <table:table-cell office:value-type="float" office:value="42665" calcext:value-type="float">
            <text:p>42665</text:p>
          </table:table-cell>
          <table:table-cell office:value-type="float" office:value="12558" calcext:value-type="float">
            <text:p>12558</text:p>
          </table:table-cell>
          <table:table-cell office:value-type="string" calcext:value-type="string">
            <text:p>?b</text:p>
          </table:table-cell>
          <table:table-cell office:value-type="float" office:value="18.4872757118551" calcext:value-type="float">
            <text:p>18.4872757119</text:p>
          </table:table-cell>
          <table:table-cell table:formula="of:=IF([.J826] &lt;&gt; 0; 1; 0)" office:value-type="float" office:value="1" calcext:value-type="float">
            <text:p>1</text:p>
          </table:table-cell>
          <table:table-cell table:formula="of:=IF(AND([.K826]=1; [.J826]&gt;=[.E82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rected&gt; <text:s/>?f <text:s/>?i <text:s/>&lt;produced&gt; <text:s/>?b <text:s/>?a <text:s/>&lt;produced&gt; <text:s/>?f <text:s text:c="2"/>=&gt; ?a <text:s/>&lt;produced&gt; <text:s/>?b</text:p>
          </table:table-cell>
          <table:table-cell office:value-type="float" office:value="0.006285553" calcext:value-type="float">
            <text:p>0.006285553</text:p>
          </table:table-cell>
          <table:table-cell office:value-type="float" office:value="0.295301348" calcext:value-type="float">
            <text:p>0.295301348</text:p>
          </table:table-cell>
          <table:table-cell table:number-columns-repeated="2" office:value-type="float" office:value="0.243800638" calcext:value-type="float">
            <text:p>0.243800638</text:p>
          </table:table-cell>
          <table:table-cell office:value-type="float" office:value="5958" calcext:value-type="float">
            <text:p>5958</text:p>
          </table:table-cell>
          <table:table-cell table:number-columns-repeated="2" office:value-type="float" office:value="24438" calcext:value-type="float">
            <text:p>24438</text:p>
          </table:table-cell>
          <table:table-cell office:value-type="string" calcext:value-type="string">
            <text:p>?b</text:p>
          </table:table-cell>
          <table:table-cell office:value-type="float" office:value="1.59474834642708" calcext:value-type="float">
            <text:p>1.5947483464</text:p>
          </table:table-cell>
          <table:table-cell table:formula="of:=IF([.J827] &lt;&gt; 0; 1; 0)" office:value-type="float" office:value="1" calcext:value-type="float">
            <text:p>1</text:p>
          </table:table-cell>
          <table:table-cell table:formula="of:=IF(AND([.K827]=1; [.J827]&gt;=[.E82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i <text:s/>&lt;directed&gt; <text:s/>?f <text:s/>?a <text:s/>&lt;produced&gt; <text:s/>?f <text:s text:c="2"/>=&gt; ?a <text:s/>&lt;produced&gt; <text:s/>?b</text:p>
          </table:table-cell>
          <table:table-cell office:value-type="float" office:value="0.00412074" calcext:value-type="float">
            <text:p>0.00412074</text:p>
          </table:table-cell>
          <table:table-cell office:value-type="float" office:value="0.193596352" calcext:value-type="float">
            <text:p>0.193596352</text:p>
          </table:table-cell>
          <table:table-cell office:value-type="float" office:value="0.109506855" calcext:value-type="float">
            <text:p>0.109506855</text:p>
          </table:table-cell>
          <table:table-cell office:value-type="float" office:value="0.244660194" calcext:value-type="float">
            <text:p>0.244660194</text:p>
          </table:table-cell>
          <table:table-cell office:value-type="float" office:value="3906" calcext:value-type="float">
            <text:p>3906</text:p>
          </table:table-cell>
          <table:table-cell office:value-type="float" office:value="35669" calcext:value-type="float">
            <text:p>35669</text:p>
          </table:table-cell>
          <table:table-cell office:value-type="float" office:value="15965" calcext:value-type="float">
            <text:p>15965</text:p>
          </table:table-cell>
          <table:table-cell office:value-type="string" calcext:value-type="string">
            <text:p>?b</text:p>
          </table:table-cell>
          <table:table-cell office:value-type="float" office:value="47.5086861478419" calcext:value-type="float">
            <text:p>47.5086861478</text:p>
          </table:table-cell>
          <table:table-cell table:formula="of:=IF([.J828] &lt;&gt; 0; 1; 0)" office:value-type="float" office:value="1" calcext:value-type="float">
            <text:p>1</text:p>
          </table:table-cell>
          <table:table-cell table:formula="of:=IF(AND([.K828]=1; [.J828]&gt;=[.E82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h <text:s/>?a <text:s/>&lt;exports&gt; <text:s/>?b <text:s/>?h <text:s/>&lt;exports&gt; <text:s/>?b <text:s text:c="2"/>=&gt; ?a <text:s/>&lt;imports&gt; <text:s/>?b</text:p>
          </table:table-cell>
          <table:table-cell office:value-type="float" office:value="0.000020045" calcext:value-type="float">
            <text:p>0.000020045</text:p>
          </table:table-cell>
          <table:table-cell office:value-type="float" office:value="0.056547619" calcext:value-type="float">
            <text:p>0.056547619</text:p>
          </table:table-cell>
          <table:table-cell office:value-type="float" office:value="0.213483146" calcext:value-type="float">
            <text:p>0.213483146</text:p>
          </table:table-cell>
          <table:table-cell office:value-type="float" office:value="0.246753247" calcext:value-type="float">
            <text:p>0.246753247</text:p>
          </table:table-cell>
          <table:table-cell office:value-type="float" office:value="19" calcext:value-type="float">
            <text:p>19</text:p>
          </table:table-cell>
          <table:table-cell office:value-type="float" office:value="89" calcext:value-type="float">
            <text:p>8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29] &lt;&gt; 0; 1; 0)" office:value-type="float" office:value="0" calcext:value-type="float">
            <text:p>0</text:p>
          </table:table-cell>
          <table:table-cell table:formula="of:=IF(AND([.K829]=1; [.J829]&gt;=[.E82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ealsWith&gt; <text:s/>?a <text:s/>?i <text:s/>&lt;isCitizenOf&gt; <text:s/>?b <text:s/>?i <text:s/>&lt;livesIn&gt; <text:s/>?e <text:s text:c="2"/>=&gt; ?a <text:s/>&lt;dealsWith&gt; <text:s/>?b</text:p>
          </table:table-cell>
          <table:table-cell office:value-type="float" office:value="0.000094948" calcext:value-type="float">
            <text:p>0.000094948</text:p>
          </table:table-cell>
          <table:table-cell office:value-type="float" office:value="0.130624093" calcext:value-type="float">
            <text:p>0.130624093</text:p>
          </table:table-cell>
          <table:table-cell office:value-type="float" office:value="0.194384449" calcext:value-type="float">
            <text:p>0.194384449</text:p>
          </table:table-cell>
          <table:table-cell office:value-type="float" office:value="0.247933884" calcext:value-type="float">
            <text:p>0.247933884</text:p>
          </table:table-cell>
          <table:table-cell office:value-type="float" office:value="90" calcext:value-type="float">
            <text:p>90</text:p>
          </table:table-cell>
          <table:table-cell office:value-type="float" office:value="463" calcext:value-type="float">
            <text:p>463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?a</text:p>
          </table:table-cell>
          <table:table-cell office:value-type="float" office:value="2291.36378508922" calcext:value-type="float">
            <text:p>2291.3637850892</text:p>
          </table:table-cell>
          <table:table-cell table:formula="of:=IF([.J830] &lt;&gt; 0; 1; 0)" office:value-type="float" office:value="1" calcext:value-type="float">
            <text:p>1</text:p>
          </table:table-cell>
          <table:table-cell table:formula="of:=IF(AND([.K830]=1; [.J830]&gt;=[.E83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exports&gt; <text:s/>?b <text:s/>?g <text:s/>&lt;isCitizenOf&gt; <text:s/>?a <text:s/>?g <text:s/>&lt;isLeaderOf&gt; <text:s/>?a <text:s text:c="2"/>=&gt; ?a <text:s/>&lt;imports&gt; <text:s/>?b</text:p>
          </table:table-cell>
          <table:table-cell office:value-type="float" office:value="0.000007385" calcext:value-type="float">
            <text:p>0.000007385</text:p>
          </table:table-cell>
          <table:table-cell office:value-type="float" office:value="0.020833333" calcext:value-type="float">
            <text:p>0.020833333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31] &lt;&gt; 0; 1; 0)" office:value-type="float" office:value="0" calcext:value-type="float">
            <text:p>0</text:p>
          </table:table-cell>
          <table:table-cell table:formula="of:=IF(AND([.K831]=1; [.J831]&gt;=[.E83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exports&gt; <text:s/>?b <text:s/>?i <text:s/>&lt;isCitizenOf&gt; <text:s/>?a <text:s/>?i <text:s/>&lt;isLeaderOf&gt; <text:s/>?e <text:s text:c="2"/>=&gt; ?a <text:s/>&lt;imports&gt; <text:s/>?b</text:p>
          </table:table-cell>
          <table:table-cell office:value-type="float" office:value="0.000007385" calcext:value-type="float">
            <text:p>0.000007385</text:p>
          </table:table-cell>
          <table:table-cell office:value-type="float" office:value="0.020833333" calcext:value-type="float">
            <text:p>0.020833333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32] &lt;&gt; 0; 1; 0)" office:value-type="float" office:value="0" calcext:value-type="float">
            <text:p>0</text:p>
          </table:table-cell>
          <table:table-cell table:formula="of:=IF(AND([.K832]=1; [.J832]&gt;=[.E83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mports&gt; <text:s/>?b <text:s/>?i <text:s/>&lt;isCitizenOf&gt; <text:s/>?a <text:s/>?i <text:s/>&lt;isLocatedIn&gt; <text:s/>?e <text:s text:c="2"/>=&gt; ?a <text:s/>&lt;exports&gt; <text:s/>?b</text:p>
          </table:table-cell>
          <table:table-cell office:value-type="float" office:value="0.00001055" calcext:value-type="float">
            <text:p>0.00001055</text:p>
          </table:table-cell>
          <table:table-cell office:value-type="float" office:value="0.019723866" calcext:value-type="float">
            <text:p>0.019723866</text:p>
          </table:table-cell>
          <table:table-cell office:value-type="float" office:value="0.204081633" calcext:value-type="float">
            <text:p>0.204081633</text:p>
          </table:table-cell>
          <table:table-cell office:value-type="float" office:value="0.25" calcext:value-type="float">
            <text:p>0.25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833] &lt;&gt; 0; 1; 0)" office:value-type="float" office:value="0" calcext:value-type="float">
            <text:p>0</text:p>
          </table:table-cell>
          <table:table-cell table:formula="of:=IF(AND([.K833]=1; [.J833]&gt;=[.E83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i <text:s/>&lt;diedIn&gt; <text:s/>?f <text:s/>?i <text:s/>&lt;isLocatedIn&gt; <text:s/>?b <text:s text:c="2"/>=&gt; ?a <text:s/>&lt;dealsWith&gt; <text:s/>?b</text:p>
          </table:table-cell>
          <table:table-cell office:value-type="float" office:value="0.000009495" calcext:value-type="float">
            <text:p>0.000009495</text:p>
          </table:table-cell>
          <table:table-cell office:value-type="float" office:value="0.013062409" calcext:value-type="float">
            <text:p>0.013062409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?a</text:p>
          </table:table-cell>
          <table:table-cell office:value-type="float" office:value="10.8569308312383" calcext:value-type="float">
            <text:p>10.8569308312</text:p>
          </table:table-cell>
          <table:table-cell table:formula="of:=IF([.J834] &lt;&gt; 0; 1; 0)" office:value-type="float" office:value="1" calcext:value-type="float">
            <text:p>1</text:p>
          </table:table-cell>
          <table:table-cell table:formula="of:=IF(AND([.K834]=1; [.J834]&gt;=[.E83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created&gt; <text:s/>?b <text:s/>?a <text:s/>&lt;isMarriedTo&gt; <text:s/>?f <text:s/>?f <text:s/>&lt;isMarriedTo&gt; <text:s/>?j <text:s text:c="2"/>=&gt; ?a <text:s/>&lt;directed&gt; <text:s/>?b</text:p>
          </table:table-cell>
          <table:table-cell office:value-type="float" office:value="0.000502169" calcext:value-type="float">
            <text:p>0.000502169</text:p>
          </table:table-cell>
          <table:table-cell office:value-type="float" office:value="0.014220416" calcext:value-type="float">
            <text:p>0.014220416</text:p>
          </table:table-cell>
          <table:table-cell office:value-type="float" office:value="0.089828269" calcext:value-type="float">
            <text:p>0.089828269</text:p>
          </table:table-cell>
          <table:table-cell office:value-type="float" office:value="0.250394529" calcext:value-type="float">
            <text:p>0.250394529</text:p>
          </table:table-cell>
          <table:table-cell office:value-type="float" office:value="476" calcext:value-type="float">
            <text:p>476</text:p>
          </table:table-cell>
          <table:table-cell office:value-type="float" office:value="5299" calcext:value-type="float">
            <text:p>5299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?b</text:p>
          </table:table-cell>
          <table:table-cell office:value-type="float" office:value="10824429.8861891" calcext:value-type="float">
            <text:p>10824429.8861891</text:p>
          </table:table-cell>
          <table:table-cell table:formula="of:=IF([.J835] &lt;&gt; 0; 1; 0)" office:value-type="float" office:value="1" calcext:value-type="float">
            <text:p>1</text:p>
          </table:table-cell>
          <table:table-cell table:formula="of:=IF(AND([.K835]=1; [.J835]&gt;=[.E83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hasAcademicAdvisor&gt; <text:s/>?b <text:s/>?a <text:s/>&lt;hasAcademicAdvisor&gt; <text:s/>?f <text:s/>?f <text:s/>&lt;influences&gt; <text:s/>?j <text:s text:c="2"/>=&gt; ?a <text:s/>&lt;hasAcademicAdvisor&gt; <text:s/>?b</text:p>
          </table:table-cell>
          <table:table-cell office:value-type="float" office:value="0.000080178" calcext:value-type="float">
            <text:p>0.000080178</text:p>
          </table:table-cell>
          <table:table-cell office:value-type="float" office:value="0.039034412" calcext:value-type="float">
            <text:p>0.039034412</text:p>
          </table:table-cell>
          <table:table-cell table:number-columns-repeated="2" office:value-type="float" office:value="0.251655629" calcext:value-type="float">
            <text:p>0.251655629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302" calcext:value-type="float">
            <text:p>302</text:p>
          </table:table-cell>
          <table:table-cell office:value-type="string" calcext:value-type="string">
            <text:p>?a</text:p>
          </table:table-cell>
          <table:table-cell office:value-type="float" office:value="1.69277522785398" calcext:value-type="float">
            <text:p>1.6927752279</text:p>
          </table:table-cell>
          <table:table-cell table:formula="of:=IF([.J836] &lt;&gt; 0; 1; 0)" office:value-type="float" office:value="1" calcext:value-type="float">
            <text:p>1</text:p>
          </table:table-cell>
          <table:table-cell table:formula="of:=IF(AND([.K836]=1; [.J836]&gt;=[.E83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isLeaderOf&gt; <text:s/>?f <text:s/>?i <text:s/>&lt;livesIn&gt; <text:s/>?f <text:s text:c="2"/>=&gt; ?a <text:s/>&lt;isLeaderOf&gt; <text:s/>?b</text:p>
          </table:table-cell>
          <table:table-cell office:value-type="float" office:value="0.000200446" calcext:value-type="float">
            <text:p>0.000200446</text:p>
          </table:table-cell>
          <table:table-cell office:value-type="float" office:value="0.029785233" calcext:value-type="float">
            <text:p>0.029785233</text:p>
          </table:table-cell>
          <table:table-cell table:number-columns-repeated="2" office:value-type="float" office:value="0.252659574" calcext:value-type="float">
            <text:p>0.252659574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752" calcext:value-type="float">
            <text:p>752</text:p>
          </table:table-cell>
          <table:table-cell office:value-type="string" calcext:value-type="string">
            <text:p>?a</text:p>
          </table:table-cell>
          <table:table-cell office:value-type="float" office:value="0.632184618874272" calcext:value-type="float">
            <text:p>0.6321846189</text:p>
          </table:table-cell>
          <table:table-cell table:formula="of:=IF([.J837] &lt;&gt; 0; 1; 0)" office:value-type="float" office:value="1" calcext:value-type="float">
            <text:p>1</text:p>
          </table:table-cell>
          <table:table-cell table:formula="of:=IF(AND([.K837]=1; [.J837]&gt;=[.E83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isCitizenOf&gt; <text:s/>?b <text:s/>?i <text:s/>&lt;livesIn&gt; <text:s/>?f <text:s text:c="2"/>=&gt; ?a <text:s/>&lt;isCitizenOf&gt; <text:s/>?b</text:p>
          </table:table-cell>
          <table:table-cell office:value-type="float" office:value="0.001063417" calcext:value-type="float">
            <text:p>0.001063417</text:p>
          </table:table-cell>
          <table:table-cell office:value-type="float" office:value="0.069183253" calcext:value-type="float">
            <text:p>0.069183253</text:p>
          </table:table-cell>
          <table:table-cell office:value-type="float" office:value="0.038118288" calcext:value-type="float">
            <text:p>0.038118288</text:p>
          </table:table-cell>
          <table:table-cell office:value-type="float" office:value="0.253776435" calcext:value-type="float">
            <text:p>0.253776435</text:p>
          </table:table-cell>
          <table:table-cell office:value-type="float" office:value="1008" calcext:value-type="float">
            <text:p>1008</text:p>
          </table:table-cell>
          <table:table-cell office:value-type="float" office:value="26444" calcext:value-type="float">
            <text:p>26444</text:p>
          </table:table-cell>
          <table:table-cell office:value-type="float" office:value="3972" calcext:value-type="float">
            <text:p>3972</text:p>
          </table:table-cell>
          <table:table-cell office:value-type="string" calcext:value-type="string">
            <text:p>?a</text:p>
          </table:table-cell>
          <table:table-cell office:value-type="float" office:value="213603.493350514" calcext:value-type="float">
            <text:p>213603.493350514</text:p>
          </table:table-cell>
          <table:table-cell table:formula="of:=IF([.J838] &lt;&gt; 0; 1; 0)" office:value-type="float" office:value="1" calcext:value-type="float">
            <text:p>1</text:p>
          </table:table-cell>
          <table:table-cell table:formula="of:=IF(AND([.K838]=1; [.J838]&gt;=[.E83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g <text:s/>&lt;dealsWith&gt; <text:s/>?a <text:s/>?a <text:s/>&lt;exports&gt; <text:s/>?b <text:s/>?g <text:s/>&lt;exports&gt; <text:s/>?b <text:s text:c="2"/>=&gt; ?a <text:s/>&lt;imports&gt; <text:s/>?b</text:p>
          </table:table-cell>
          <table:table-cell office:value-type="float" office:value="0.000015825" calcext:value-type="float">
            <text:p>0.000015825</text:p>
          </table:table-cell>
          <table:table-cell office:value-type="float" office:value="0.044642857" calcext:value-type="float">
            <text:p>0.044642857</text:p>
          </table:table-cell>
          <table:table-cell office:value-type="float" office:value="0.202702703" calcext:value-type="float">
            <text:p>0.202702703</text:p>
          </table:table-cell>
          <table:table-cell office:value-type="float" office:value="0.254237288" calcext:value-type="float">
            <text:p>0.254237288</text:p>
          </table:table-cell>
          <table:table-cell office:value-type="float" office:value="15" calcext:value-type="float">
            <text:p>15</text:p>
          </table:table-cell>
          <table:table-cell office:value-type="float" office:value="74" calcext:value-type="float">
            <text:p>7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39] &lt;&gt; 0; 1; 0)" office:value-type="float" office:value="0" calcext:value-type="float">
            <text:p>0</text:p>
          </table:table-cell>
          <table:table-cell table:formula="of:=IF(AND([.K839]=1; [.J839]&gt;=[.E83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exports&gt; <text:s/>?b <text:s/>?g <text:s/>&lt;isCitizenOf&gt; <text:s/>?a <text:s/>?g <text:s/>&lt;livesIn&gt; <text:s/>?a <text:s text:c="2"/>=&gt; ?a <text:s/>&lt;imports&gt; <text:s/>?b</text:p>
          </table:table-cell>
          <table:table-cell office:value-type="float" office:value="0.000034814" calcext:value-type="float">
            <text:p>0.000034814</text:p>
          </table:table-cell>
          <table:table-cell office:value-type="float" office:value="0.098214286" calcext:value-type="float">
            <text:p>0.098214286</text:p>
          </table:table-cell>
          <table:table-cell office:value-type="float" office:value="0.208860759" calcext:value-type="float">
            <text:p>0.208860759</text:p>
          </table:table-cell>
          <table:table-cell office:value-type="float" office:value="0.255813953" calcext:value-type="float">
            <text:p>0.255813953</text:p>
          </table:table-cell>
          <table:table-cell office:value-type="float" office:value="33" calcext:value-type="float">
            <text:p>33</text:p>
          </table:table-cell>
          <table:table-cell office:value-type="float" office:value="158" calcext:value-type="float">
            <text:p>15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40] &lt;&gt; 0; 1; 0)" office:value-type="float" office:value="0" calcext:value-type="float">
            <text:p>0</text:p>
          </table:table-cell>
          <table:table-cell table:formula="of:=IF(AND([.K840]=1; [.J840]&gt;=[.E84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a <text:s/>?a <text:s/>&lt;exports&gt; <text:s/>?h <text:s/>?b <text:s/>&lt;imports&gt; <text:s/>?h <text:s text:c="2"/>=&gt; ?a <text:s/>&lt;dealsWith&gt; <text:s/>?b</text:p>
          </table:table-cell>
          <table:table-cell office:value-type="float" office:value="0.000029539" calcext:value-type="float">
            <text:p>0.000029539</text:p>
          </table:table-cell>
          <table:table-cell office:value-type="float" office:value="0.040638607" calcext:value-type="float">
            <text:p>0.040638607</text:p>
          </table:table-cell>
          <table:table-cell office:value-type="float" office:value="0.233333333" calcext:value-type="float">
            <text:p>0.233333333</text:p>
          </table:table-cell>
          <table:table-cell office:value-type="float" office:value="0.256880734" calcext:value-type="float">
            <text:p>0.256880734</text:p>
          </table:table-cell>
          <table:table-cell office:value-type="float" office:value="28" calcext:value-type="float">
            <text:p>28</text:p>
          </table:table-cell>
          <table:table-cell office:value-type="float" office:value="120" calcext:value-type="float">
            <text:p>12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41] &lt;&gt; 0; 1; 0)" office:value-type="float" office:value="0" calcext:value-type="float">
            <text:p>0</text:p>
          </table:table-cell>
          <table:table-cell table:formula="of:=IF(AND([.K841]=1; [.J841]&gt;=[.E84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asCapital&gt; <text:s/>?f <text:s/>?j <text:s/>&lt;hasCapital&gt; <text:s/>?f <text:s/>?a <text:s/>&lt;livesIn&gt; <text:s/>?j <text:s text:c="2"/>=&gt; ?a <text:s/>&lt;isCitizenOf&gt; <text:s/>?b</text:p>
          </table:table-cell>
          <table:table-cell office:value-type="float" office:value="0.000681515" calcext:value-type="float">
            <text:p>0.000681515</text:p>
          </table:table-cell>
          <table:table-cell office:value-type="float" office:value="0.04433768" calcext:value-type="float">
            <text:p>0.04433768</text:p>
          </table:table-cell>
          <table:table-cell office:value-type="float" office:value="0.074777173" calcext:value-type="float">
            <text:p>0.074777173</text:p>
          </table:table-cell>
          <table:table-cell office:value-type="float" office:value="0.257370518" calcext:value-type="float">
            <text:p>0.257370518</text:p>
          </table:table-cell>
          <table:table-cell office:value-type="float" office:value="646" calcext:value-type="float">
            <text:p>646</text:p>
          </table:table-cell>
          <table:table-cell office:value-type="float" office:value="8639" calcext:value-type="float">
            <text:p>8639</text:p>
          </table:table-cell>
          <table:table-cell office:value-type="float" office:value="2510" calcext:value-type="float">
            <text:p>251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42] &lt;&gt; 0; 1; 0)" office:value-type="float" office:value="0" calcext:value-type="float">
            <text:p>0</text:p>
          </table:table-cell>
          <table:table-cell table:formula="of:=IF(AND([.K842]=1; [.J842]&gt;=[.E84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a <text:s/>&lt;isLocatedIn&gt; <text:s/>?f <text:s/>?i <text:s/>&lt;isLocatedIn&gt; <text:s/>?f <text:s text:c="2"/>=&gt; ?a <text:s/>&lt;isLocatedIn&gt; <text:s/>?b</text:p>
          </table:table-cell>
          <table:table-cell office:value-type="float" office:value="0.00985243" calcext:value-type="float">
            <text:p>0.00985243</text:p>
          </table:table-cell>
          <table:table-cell office:value-type="float" office:value="0.043827581" calcext:value-type="float">
            <text:p>0.043827581</text:p>
          </table:table-cell>
          <table:table-cell table:number-columns-repeated="2" office:value-type="float" office:value="0.257400364" calcext:value-type="float">
            <text:p>0.257400364</text:p>
          </table:table-cell>
          <table:table-cell office:value-type="float" office:value="9339" calcext:value-type="float">
            <text:p>9339</text:p>
          </table:table-cell>
          <table:table-cell table:number-columns-repeated="2" office:value-type="float" office:value="36282" calcext:value-type="float">
            <text:p>36282</text:p>
          </table:table-cell>
          <table:table-cell office:value-type="string" calcext:value-type="string">
            <text:p>?a</text:p>
          </table:table-cell>
          <table:table-cell office:value-type="float" office:value="2.86353295296483" calcext:value-type="float">
            <text:p>2.863532953</text:p>
          </table:table-cell>
          <table:table-cell table:formula="of:=IF([.J843] &lt;&gt; 0; 1; 0)" office:value-type="float" office:value="1" calcext:value-type="float">
            <text:p>1</text:p>
          </table:table-cell>
          <table:table-cell table:formula="of:=IF(AND([.K843]=1; [.J843]&gt;=[.E84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asGeonamesId&gt; <text:s/>?f <text:s/>?j <text:s/>&lt;hasGeonamesId&gt; <text:s/>?f <text:s/>?a <text:s/>&lt;wasBornIn&gt; <text:s/>?j <text:s text:c="2"/>=&gt; ?a <text:s/>&lt;diedIn&gt; <text:s/>?b</text:p>
          </table:table-cell>
          <table:table-cell office:value-type="float" office:value="0.001045482" calcext:value-type="float">
            <text:p>0.001045482</text:p>
          </table:table-cell>
          <table:table-cell office:value-type="float" office:value="0.04472829" calcext:value-type="float">
            <text:p>0.04472829</text:p>
          </table:table-cell>
          <table:table-cell office:value-type="float" office:value="0.042477497" calcext:value-type="float">
            <text:p>0.042477497</text:p>
          </table:table-cell>
          <table:table-cell office:value-type="float" office:value="0.258881923" calcext:value-type="float">
            <text:p>0.258881923</text:p>
          </table:table-cell>
          <table:table-cell office:value-type="float" office:value="991" calcext:value-type="float">
            <text:p>991</text:p>
          </table:table-cell>
          <table:table-cell office:value-type="float" office:value="23330" calcext:value-type="float">
            <text:p>23330</text:p>
          </table:table-cell>
          <table:table-cell office:value-type="float" office:value="3828" calcext:value-type="float">
            <text:p>382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44] &lt;&gt; 0; 1; 0)" office:value-type="float" office:value="0" calcext:value-type="float">
            <text:p>0</text:p>
          </table:table-cell>
          <table:table-cell table:formula="of:=IF(AND([.K844]=1; [.J844]&gt;=[.E84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j <text:s/>?b <text:s/>&lt;hasGeonamesId&gt; <text:s/>?f <text:s/>?j <text:s/>&lt;hasGeonamesId&gt; <text:s/>?f <text:s text:c="2"/>=&gt; ?a <text:s/>&lt;wasBornIn&gt; <text:s/>?b</text:p>
          </table:table-cell>
          <table:table-cell office:value-type="float" office:value="0.001045482" calcext:value-type="float">
            <text:p>0.001045482</text:p>
          </table:table-cell>
          <table:table-cell office:value-type="float" office:value="0.017708129" calcext:value-type="float">
            <text:p>0.017708129</text:p>
          </table:table-cell>
          <table:table-cell office:value-type="float" office:value="0.099328455" calcext:value-type="float">
            <text:p>0.099328455</text:p>
          </table:table-cell>
          <table:table-cell office:value-type="float" office:value="0.259288331" calcext:value-type="float">
            <text:p>0.259288331</text:p>
          </table:table-cell>
          <table:table-cell office:value-type="float" office:value="991" calcext:value-type="float">
            <text:p>991</text:p>
          </table:table-cell>
          <table:table-cell office:value-type="float" office:value="9977" calcext:value-type="float">
            <text:p>9977</text:p>
          </table:table-cell>
          <table:table-cell office:value-type="float" office:value="3822" calcext:value-type="float">
            <text:p>382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45] &lt;&gt; 0; 1; 0)" office:value-type="float" office:value="0" calcext:value-type="float">
            <text:p>0</text:p>
          </table:table-cell>
          <table:table-cell table:formula="of:=IF(AND([.K845]=1; [.J845]&gt;=[.E84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reated&gt; <text:s/>?f <text:s/>?i <text:s/>&lt;directed&gt; <text:s/>?f <text:s/>?i <text:s/>&lt;isMarriedTo&gt; <text:s/>?a <text:s text:c="2"/>=&gt; ?a <text:s/>&lt;isMarriedTo&gt; <text:s/>?b</text:p>
          </table:table-cell>
          <table:table-cell office:value-type="float" office:value="0.000204666" calcext:value-type="float">
            <text:p>0.000204666</text:p>
          </table:table-cell>
          <table:table-cell office:value-type="float" office:value="0.016176103" calcext:value-type="float">
            <text:p>0.016176103</text:p>
          </table:table-cell>
          <table:table-cell office:value-type="float" office:value="0.038955823" calcext:value-type="float">
            <text:p>0.038955823</text:p>
          </table:table-cell>
          <table:table-cell office:value-type="float" office:value="0.259358289" calcext:value-type="float">
            <text:p>0.259358289</text:p>
          </table:table-cell>
          <table:table-cell office:value-type="float" office:value="194" calcext:value-type="float">
            <text:p>194</text:p>
          </table:table-cell>
          <table:table-cell office:value-type="float" office:value="4980" calcext:value-type="float">
            <text:p>4980</text:p>
          </table:table-cell>
          <table:table-cell office:value-type="float" office:value="748" calcext:value-type="float">
            <text:p>748</text:p>
          </table:table-cell>
          <table:table-cell office:value-type="string" calcext:value-type="string">
            <text:p>?b</text:p>
          </table:table-cell>
          <table:table-cell office:value-type="float" office:value="670.58412341511" calcext:value-type="float">
            <text:p>670.5841234151</text:p>
          </table:table-cell>
          <table:table-cell table:formula="of:=IF([.J846] &lt;&gt; 0; 1; 0)" office:value-type="float" office:value="1" calcext:value-type="float">
            <text:p>1</text:p>
          </table:table-cell>
          <table:table-cell table:formula="of:=IF(AND([.K846]=1; [.J846]&gt;=[.E84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f <text:s/>?i <text:s/>&lt;isKnownFor&gt; <text:s/>?b <text:s/>?i <text:s/>&lt;isKnownFor&gt; <text:s/>?f <text:s text:c="2"/>=&gt; ?a <text:s/>&lt;isKnownFor&gt; <text:s/>?b</text:p>
          </table:table-cell>
          <table:table-cell office:value-type="float" office:value="0.000444145" calcext:value-type="float">
            <text:p>0.000444145</text:p>
          </table:table-cell>
          <table:table-cell office:value-type="float" office:value="0.071623001" calcext:value-type="float">
            <text:p>0.071623001</text:p>
          </table:table-cell>
          <table:table-cell table:number-columns-repeated="2" office:value-type="float" office:value="0.260842627" calcext:value-type="float">
            <text:p>0.260842627</text:p>
          </table:table-cell>
          <table:table-cell office:value-type="float" office:value="421" calcext:value-type="float">
            <text:p>421</text:p>
          </table:table-cell>
          <table:table-cell table:number-columns-repeated="2" office:value-type="float" office:value="1614" calcext:value-type="float">
            <text:p>1614</text:p>
          </table:table-cell>
          <table:table-cell office:value-type="string" calcext:value-type="string">
            <text:p>?b</text:p>
          </table:table-cell>
          <table:table-cell office:value-type="float" office:value="0.242453075905341" calcext:value-type="float">
            <text:p>0.2424530759</text:p>
          </table:table-cell>
          <table:table-cell table:formula="of:=IF([.J847] &lt;&gt; 0; 1; 0)" office:value-type="float" office:value="1" calcext:value-type="float">
            <text:p>1</text:p>
          </table:table-cell>
          <table:table-cell table:formula="of:=IF(AND([.K847]=1; [.J847]&gt;=[.E84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f <text:s/>?i <text:s/>&lt;directed&gt; <text:s/>?b <text:s/>?a <text:s/>&lt;produced&gt; <text:s/>?f <text:s text:c="2"/>=&gt; ?a <text:s/>&lt;produced&gt; <text:s/>?b</text:p>
          </table:table-cell>
          <table:table-cell office:value-type="float" office:value="0.00527172" calcext:value-type="float">
            <text:p>0.00527172</text:p>
          </table:table-cell>
          <table:table-cell office:value-type="float" office:value="0.2476705" calcext:value-type="float">
            <text:p>0.2476705</text:p>
          </table:table-cell>
          <table:table-cell office:value-type="float" office:value="0.14327083" calcext:value-type="float">
            <text:p>0.14327083</text:p>
          </table:table-cell>
          <table:table-cell office:value-type="float" office:value="0.261417735" calcext:value-type="float">
            <text:p>0.261417735</text:p>
          </table:table-cell>
          <table:table-cell office:value-type="float" office:value="4997" calcext:value-type="float">
            <text:p>4997</text:p>
          </table:table-cell>
          <table:table-cell office:value-type="float" office:value="34878" calcext:value-type="float">
            <text:p>34878</text:p>
          </table:table-cell>
          <table:table-cell office:value-type="float" office:value="19115" calcext:value-type="float">
            <text:p>19115</text:p>
          </table:table-cell>
          <table:table-cell office:value-type="string" calcext:value-type="string">
            <text:p>?b</text:p>
          </table:table-cell>
          <table:table-cell office:value-type="float" office:value="45.7879682467189" calcext:value-type="float">
            <text:p>45.7879682467</text:p>
          </table:table-cell>
          <table:table-cell table:formula="of:=IF([.J848] &lt;&gt; 0; 1; 0)" office:value-type="float" office:value="1" calcext:value-type="float">
            <text:p>1</text:p>
          </table:table-cell>
          <table:table-cell table:formula="of:=IF(AND([.K848]=1; [.J848]&gt;=[.E84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g <text:s/>&lt;diedIn&gt; <text:s/>?b <text:s/>?a <text:s/>&lt;wasBornIn&gt; <text:s/>?b <text:s/>?g <text:s/>&lt;wasBornIn&gt; <text:s/>?b <text:s text:c="2"/>=&gt; ?a <text:s/>&lt;livesIn&gt; <text:s/>?b</text:p>
          </table:table-cell>
          <table:table-cell office:value-type="float" office:value="0.000421991" calcext:value-type="float">
            <text:p>0.000421991</text:p>
          </table:table-cell>
          <table:table-cell office:value-type="float" office:value="0.027410402" calcext:value-type="float">
            <text:p>0.027410402</text:p>
          </table:table-cell>
          <table:table-cell office:value-type="float" office:value="0.013398988" calcext:value-type="float">
            <text:p>0.013398988</text:p>
          </table:table-cell>
          <table:table-cell office:value-type="float" office:value="0.262295082" calcext:value-type="float">
            <text:p>0.262295082</text:p>
          </table:table-cell>
          <table:table-cell office:value-type="float" office:value="400" calcext:value-type="float">
            <text:p>400</text:p>
          </table:table-cell>
          <table:table-cell office:value-type="float" office:value="29853" calcext:value-type="float">
            <text:p>29853</text:p>
          </table:table-cell>
          <table:table-cell office:value-type="float" office:value="1525" calcext:value-type="float">
            <text:p>152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49] &lt;&gt; 0; 1; 0)" office:value-type="float" office:value="0" calcext:value-type="float">
            <text:p>0</text:p>
          </table:table-cell>
          <table:table-cell table:formula="of:=IF(AND([.K849]=1; [.J849]&gt;=[.E84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rected&gt; <text:s/>?b <text:s/>?a <text:s/>&lt;directed&gt; <text:s/>?f <text:s/>?i <text:s/>&lt;produced&gt; <text:s/>?f <text:s text:c="2"/>=&gt; ?a <text:s/>&lt;directed&gt; <text:s/>?b</text:p>
          </table:table-cell>
          <table:table-cell office:value-type="float" office:value="0.011247109" calcext:value-type="float">
            <text:p>0.011247109</text:p>
          </table:table-cell>
          <table:table-cell office:value-type="float" office:value="0.318495504" calcext:value-type="float">
            <text:p>0.318495504</text:p>
          </table:table-cell>
          <table:table-cell table:number-columns-repeated="2" office:value-type="float" office:value="0.263007278" calcext:value-type="float">
            <text:p>0.263007278</text:p>
          </table:table-cell>
          <table:table-cell office:value-type="float" office:value="10661" calcext:value-type="float">
            <text:p>10661</text:p>
          </table:table-cell>
          <table:table-cell table:number-columns-repeated="2" office:value-type="float" office:value="40535" calcext:value-type="float">
            <text:p>40535</text:p>
          </table:table-cell>
          <table:table-cell office:value-type="string" calcext:value-type="string">
            <text:p>?b</text:p>
          </table:table-cell>
          <table:table-cell office:value-type="float" office:value="0.592945355001215" calcext:value-type="float">
            <text:p>0.592945355</text:p>
          </table:table-cell>
          <table:table-cell table:formula="of:=IF([.J850] &lt;&gt; 0; 1; 0)" office:value-type="float" office:value="1" calcext:value-type="float">
            <text:p>1</text:p>
          </table:table-cell>
          <table:table-cell table:formula="of:=IF(AND([.K850]=1; [.J850]&gt;=[.E85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livesIn&gt; <text:s/>?a <text:s/>?e <text:s/>&lt;livesIn&gt; <text:s/>?b <text:s/>?e <text:s/>&lt;wasBornIn&gt; <text:s/>?b <text:s text:c="2"/>=&gt; ?a <text:s/>&lt;hasCapital&gt; <text:s/>?b</text:p>
          </table:table-cell>
          <table:table-cell office:value-type="float" office:value="0.000030594" calcext:value-type="float">
            <text:p>0.000030594</text:p>
          </table:table-cell>
          <table:table-cell office:value-type="float" office:value="0.013685701" calcext:value-type="float">
            <text:p>0.013685701</text:p>
          </table:table-cell>
          <table:table-cell office:value-type="float" office:value="0.043090639" calcext:value-type="float">
            <text:p>0.043090639</text:p>
          </table:table-cell>
          <table:table-cell office:value-type="float" office:value="0.263636364" calcext:value-type="float">
            <text:p>0.263636364</text:p>
          </table:table-cell>
          <table:table-cell office:value-type="float" office:value="29" calcext:value-type="float">
            <text:p>29</text:p>
          </table:table-cell>
          <table:table-cell office:value-type="float" office:value="673" calcext:value-type="float">
            <text:p>67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51] &lt;&gt; 0; 1; 0)" office:value-type="float" office:value="0" calcext:value-type="float">
            <text:p>0</text:p>
          </table:table-cell>
          <table:table-cell table:formula="of:=IF(AND([.K851]=1; [.J851]&gt;=[.E85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f <text:s/>?i <text:s/>&lt;livesIn&gt; <text:s/>?b <text:s/>?a <text:s/>&lt;wasBornIn&gt; <text:s/>?f <text:s text:c="2"/>=&gt; ?a <text:s/>&lt;livesIn&gt; <text:s/>?b</text:p>
          </table:table-cell>
          <table:table-cell office:value-type="float" office:value="0.000180401" calcext:value-type="float">
            <text:p>0.000180401</text:p>
          </table:table-cell>
          <table:table-cell office:value-type="float" office:value="0.011717947" calcext:value-type="float">
            <text:p>0.011717947</text:p>
          </table:table-cell>
          <table:table-cell office:value-type="float" office:value="0.015405405" calcext:value-type="float">
            <text:p>0.015405405</text:p>
          </table:table-cell>
          <table:table-cell office:value-type="float" office:value="0.263888889" calcext:value-type="float">
            <text:p>0.263888889</text:p>
          </table:table-cell>
          <table:table-cell office:value-type="float" office:value="171" calcext:value-type="float">
            <text:p>171</text:p>
          </table:table-cell>
          <table:table-cell office:value-type="float" office:value="11100" calcext:value-type="float">
            <text:p>1110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?a</text:p>
          </table:table-cell>
          <table:table-cell office:value-type="float" office:value="0.621049762139235" calcext:value-type="float">
            <text:p>0.6210497621</text:p>
          </table:table-cell>
          <table:table-cell table:formula="of:=IF([.J852] &lt;&gt; 0; 1; 0)" office:value-type="float" office:value="1" calcext:value-type="float">
            <text:p>1</text:p>
          </table:table-cell>
          <table:table-cell table:formula="of:=IF(AND([.K852]=1; [.J852]&gt;=[.E85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hasCapital&gt; <text:s/>?b <text:s/>?i <text:s/>&lt;hasCapital&gt; <text:s/>?f <text:s/>?a <text:s/>&lt;wasBornIn&gt; <text:s/>?f <text:s text:c="2"/>=&gt; ?a <text:s/>&lt;livesIn&gt; <text:s/>?b</text:p>
          </table:table-cell>
          <table:table-cell office:value-type="float" office:value="0.00020783" calcext:value-type="float">
            <text:p>0.00020783</text:p>
          </table:table-cell>
          <table:table-cell office:value-type="float" office:value="0.013499623" calcext:value-type="float">
            <text:p>0.013499623</text:p>
          </table:table-cell>
          <table:table-cell office:value-type="float" office:value="0.01205409" calcext:value-type="float">
            <text:p>0.01205409</text:p>
          </table:table-cell>
          <table:table-cell office:value-type="float" office:value="0.265498652" calcext:value-type="float">
            <text:p>0.265498652</text:p>
          </table:table-cell>
          <table:table-cell office:value-type="float" office:value="197" calcext:value-type="float">
            <text:p>197</text:p>
          </table:table-cell>
          <table:table-cell office:value-type="float" office:value="16343" calcext:value-type="float">
            <text:p>16343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?a</text:p>
          </table:table-cell>
          <table:table-cell office:value-type="float" office:value="0.211714357198203" calcext:value-type="float">
            <text:p>0.2117143572</text:p>
          </table:table-cell>
          <table:table-cell table:formula="of:=IF([.J853] &lt;&gt; 0; 1; 0)" office:value-type="float" office:value="1" calcext:value-type="float">
            <text:p>1</text:p>
          </table:table-cell>
          <table:table-cell table:formula="of:=IF(AND([.K853]=1; [.J853]&gt;=[.E85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graduatedFrom&gt; <text:s/>?f <text:s/>?i <text:s/>&lt;isCitizenOf&gt; <text:s/>?b <text:s/>?a <text:s/>&lt;worksAt&gt; <text:s/>?f <text:s text:c="2"/>=&gt; ?a <text:s/>&lt;isCitizenOf&gt; <text:s/>?b</text:p>
          </table:table-cell>
          <table:table-cell office:value-type="float" office:value="0.000290119" calcext:value-type="float">
            <text:p>0.000290119</text:p>
          </table:table-cell>
          <table:table-cell office:value-type="float" office:value="0.018874399" calcext:value-type="float">
            <text:p>0.018874399</text:p>
          </table:table-cell>
          <table:table-cell office:value-type="float" office:value="0.061783869" calcext:value-type="float">
            <text:p>0.061783869</text:p>
          </table:table-cell>
          <table:table-cell office:value-type="float" office:value="0.267770204" calcext:value-type="float">
            <text:p>0.267770204</text:p>
          </table:table-cell>
          <table:table-cell office:value-type="float" office:value="275" calcext:value-type="float">
            <text:p>275</text:p>
          </table:table-cell>
          <table:table-cell office:value-type="float" office:value="4451" calcext:value-type="float">
            <text:p>4451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54] &lt;&gt; 0; 1; 0)" office:value-type="float" office:value="0" calcext:value-type="float">
            <text:p>0</text:p>
          </table:table-cell>
          <table:table-cell table:formula="of:=IF(AND([.K854]=1; [.J854]&gt;=[.E85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isMarriedTo&gt; <text:s/>?f <text:s/>?i <text:s/>&lt;isMarriedTo&gt; <text:s/>?f <text:s text:c="2"/>=&gt; ?a <text:s/>&lt;directed&gt; <text:s/>?b</text:p>
          </table:table-cell>
          <table:table-cell office:value-type="float" office:value="0.000780683" calcext:value-type="float">
            <text:p>0.000780683</text:p>
          </table:table-cell>
          <table:table-cell office:value-type="float" office:value="0.02210737" calcext:value-type="float">
            <text:p>0.02210737</text:p>
          </table:table-cell>
          <table:table-cell office:value-type="float" office:value="0.095929479" calcext:value-type="float">
            <text:p>0.095929479</text:p>
          </table:table-cell>
          <table:table-cell office:value-type="float" office:value="0.271958839" calcext:value-type="float">
            <text:p>0.271958839</text:p>
          </table:table-cell>
          <table:table-cell office:value-type="float" office:value="740" calcext:value-type="float">
            <text:p>740</text:p>
          </table:table-cell>
          <table:table-cell office:value-type="float" office:value="7714" calcext:value-type="float">
            <text:p>7714</text:p>
          </table:table-cell>
          <table:table-cell office:value-type="float" office:value="2721" calcext:value-type="float">
            <text:p>2721</text:p>
          </table:table-cell>
          <table:table-cell office:value-type="string" calcext:value-type="string">
            <text:p>?b</text:p>
          </table:table-cell>
          <table:table-cell office:value-type="float" office:value="0.209255356932179" calcext:value-type="float">
            <text:p>0.2092553569</text:p>
          </table:table-cell>
          <table:table-cell table:formula="of:=IF([.J855] &lt;&gt; 0; 1; 0)" office:value-type="float" office:value="1" calcext:value-type="float">
            <text:p>1</text:p>
          </table:table-cell>
          <table:table-cell table:formula="of:=IF(AND([.K855]=1; [.J855]&gt;=[.E85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h <text:s/>?a <text:s/>&lt;directed&gt; <text:s/>?b <text:s/>?a <text:s/>&lt;directed&gt; <text:s/>?h <text:s text:c="2"/>=&gt; ?a <text:s/>&lt;produced&gt; <text:s/>?b</text:p>
          </table:table-cell>
          <table:table-cell office:value-type="float" office:value="0.000317548" calcext:value-type="float">
            <text:p>0.000317548</text:p>
          </table:table-cell>
          <table:table-cell office:value-type="float" office:value="0.014918715" calcext:value-type="float">
            <text:p>0.014918715</text:p>
          </table:table-cell>
          <table:table-cell office:value-type="float" office:value="0.118131868" calcext:value-type="float">
            <text:p>0.118131868</text:p>
          </table:table-cell>
          <table:table-cell office:value-type="float" office:value="0.272892112" calcext:value-type="float">
            <text:p>0.272892112</text:p>
          </table:table-cell>
          <table:table-cell office:value-type="float" office:value="301" calcext:value-type="float">
            <text:p>301</text:p>
          </table:table-cell>
          <table:table-cell office:value-type="float" office:value="2548" calcext:value-type="float">
            <text:p>2548</text:p>
          </table:table-cell>
          <table:table-cell office:value-type="float" office:value="1103" calcext:value-type="float">
            <text:p>1103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856] &lt;&gt; 0; 1; 0)" office:value-type="float" office:value="0" calcext:value-type="float">
            <text:p>0</text:p>
          </table:table-cell>
          <table:table-cell table:formula="of:=IF(AND([.K856]=1; [.J856]&gt;=[.E85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f <text:s/>?b <text:s/>&lt;directed&gt; <text:s/>?f <text:s/>?i <text:s/>&lt;isMarriedTo&gt; <text:s/>?a <text:s text:c="2"/>=&gt; ?a <text:s/>&lt;isMarriedTo&gt; <text:s/>?b</text:p>
          </table:table-cell>
          <table:table-cell office:value-type="float" office:value="0.000205721" calcext:value-type="float">
            <text:p>0.000205721</text:p>
          </table:table-cell>
          <table:table-cell office:value-type="float" office:value="0.016259485" calcext:value-type="float">
            <text:p>0.016259485</text:p>
          </table:table-cell>
          <table:table-cell office:value-type="float" office:value="0.089655172" calcext:value-type="float">
            <text:p>0.089655172</text:p>
          </table:table-cell>
          <table:table-cell office:value-type="float" office:value="0.273876404" calcext:value-type="float">
            <text:p>0.273876404</text:p>
          </table:table-cell>
          <table:table-cell office:value-type="float" office:value="195" calcext:value-type="float">
            <text:p>195</text:p>
          </table:table-cell>
          <table:table-cell office:value-type="float" office:value="2175" calcext:value-type="float">
            <text:p>2175</text:p>
          </table:table-cell>
          <table:table-cell office:value-type="float" office:value="712" calcext:value-type="float">
            <text:p>712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857] &lt;&gt; 0; 1; 0)" office:value-type="float" office:value="0" calcext:value-type="float">
            <text:p>0</text:p>
          </table:table-cell>
          <table:table-cell table:formula="of:=IF(AND([.K857]=1; [.J857]&gt;=[.E85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ocatedIn&gt; <text:s/>?f <text:s/>?i <text:s/>&lt;livesIn&gt; <text:s/>?b <text:s/>?a <text:s/>&lt;wasBornIn&gt; <text:s/>?f <text:s text:c="2"/>=&gt; ?a <text:s/>&lt;wasBornIn&gt; <text:s/>?b</text:p>
          </table:table-cell>
          <table:table-cell office:value-type="float" office:value="0.000736374" calcext:value-type="float">
            <text:p>0.000736374</text:p>
          </table:table-cell>
          <table:table-cell office:value-type="float" office:value="0.012472526" calcext:value-type="float">
            <text:p>0.012472526</text:p>
          </table:table-cell>
          <table:table-cell table:number-columns-repeated="2" office:value-type="float" office:value="0.274911382" calcext:value-type="float">
            <text:p>0.274911382</text:p>
          </table:table-cell>
          <table:table-cell office:value-type="float" office:value="698" calcext:value-type="float">
            <text:p>698</text:p>
          </table:table-cell>
          <table:table-cell table:number-columns-repeated="2" office:value-type="float" office:value="2539" calcext:value-type="float">
            <text:p>2539</text:p>
          </table:table-cell>
          <table:table-cell office:value-type="string" calcext:value-type="string">
            <text:p>?a</text:p>
          </table:table-cell>
          <table:table-cell office:value-type="float" office:value="0.116676174960005" calcext:value-type="float">
            <text:p>0.116676175</text:p>
          </table:table-cell>
          <table:table-cell table:formula="of:=IF([.J858] &lt;&gt; 0; 1; 0)" office:value-type="float" office:value="1" calcext:value-type="float">
            <text:p>1</text:p>
          </table:table-cell>
          <table:table-cell table:formula="of:=IF(AND([.K858]=1; [.J858]&gt;=[.E85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hasCapital&gt; <text:s/>?b <text:s/>?i <text:s/>&lt;hasCapital&gt; <text:s/>?f <text:s text:c="2"/>=&gt; ?a <text:s/>&lt;wasBornIn&gt; <text:s/>?b</text:p>
          </table:table-cell>
          <table:table-cell office:value-type="float" office:value="0.001077131" calcext:value-type="float">
            <text:p>0.001077131</text:p>
          </table:table-cell>
          <table:table-cell office:value-type="float" office:value="0.018244197" calcext:value-type="float">
            <text:p>0.018244197</text:p>
          </table:table-cell>
          <table:table-cell office:value-type="float" office:value="0.107451063" calcext:value-type="float">
            <text:p>0.107451063</text:p>
          </table:table-cell>
          <table:table-cell office:value-type="float" office:value="0.277144408" calcext:value-type="float">
            <text:p>0.277144408</text:p>
          </table:table-cell>
          <table:table-cell office:value-type="float" office:value="1021" calcext:value-type="float">
            <text:p>1021</text:p>
          </table:table-cell>
          <table:table-cell office:value-type="float" office:value="9502" calcext:value-type="float">
            <text:p>9502</text:p>
          </table:table-cell>
          <table:table-cell office:value-type="float" office:value="3684" calcext:value-type="float">
            <text:p>3684</text:p>
          </table:table-cell>
          <table:table-cell office:value-type="string" calcext:value-type="string">
            <text:p>?a</text:p>
          </table:table-cell>
          <table:table-cell office:value-type="float" office:value="0.0456631023280371" calcext:value-type="float">
            <text:p>0.0456631023</text:p>
          </table:table-cell>
          <table:table-cell table:formula="of:=IF([.J859] &lt;&gt; 0; 1; 0)" office:value-type="float" office:value="1" calcext:value-type="float">
            <text:p>1</text:p>
          </table:table-cell>
          <table:table-cell table:formula="of:=IF(AND([.K859]=1; [.J859]&gt;=[.E85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a <text:s/>?b <text:s/>&lt;hasCapital&gt; <text:s/>?h <text:s/>?h <text:s/>&lt;isLocatedIn&gt; <text:s/>?b <text:s text:c="2"/>=&gt; ?a <text:s/>&lt;dealsWith&gt; <text:s/>?b</text:p>
          </table:table-cell>
          <table:table-cell office:value-type="float" office:value="0.000032704" calcext:value-type="float">
            <text:p>0.000032704</text:p>
          </table:table-cell>
          <table:table-cell office:value-type="float" office:value="0.044992743" calcext:value-type="float">
            <text:p>0.044992743</text:p>
          </table:table-cell>
          <table:table-cell office:value-type="float" office:value="0.205298013" calcext:value-type="float">
            <text:p>0.205298013</text:p>
          </table:table-cell>
          <table:table-cell office:value-type="float" office:value="0.281818182" calcext:value-type="float">
            <text:p>0.281818182</text:p>
          </table:table-cell>
          <table:table-cell office:value-type="float" office:value="31" calcext:value-type="float">
            <text:p>31</text:p>
          </table:table-cell>
          <table:table-cell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60] &lt;&gt; 0; 1; 0)" office:value-type="float" office:value="0" calcext:value-type="float">
            <text:p>0</text:p>
          </table:table-cell>
          <table:table-cell table:formula="of:=IF(AND([.K860]=1; [.J860]&gt;=[.E86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b <text:s/>?g <text:s/>&lt;livesIn&gt; <text:s/>?b <text:s/>?g <text:s/>&lt;wasBornIn&gt; <text:s/>?b <text:s text:c="2"/>=&gt; ?a <text:s/>&lt;wasBornIn&gt; <text:s/>?b</text:p>
          </table:table-cell>
          <table:table-cell office:value-type="float" office:value="0.001175244" calcext:value-type="float">
            <text:p>0.001175244</text:p>
          </table:table-cell>
          <table:table-cell office:value-type="float" office:value="0.019906009" calcext:value-type="float">
            <text:p>0.019906009</text:p>
          </table:table-cell>
          <table:table-cell office:value-type="float" office:value="0.111244258" calcext:value-type="float">
            <text:p>0.111244258</text:p>
          </table:table-cell>
          <table:table-cell office:value-type="float" office:value="0.282025316" calcext:value-type="float">
            <text:p>0.282025316</text:p>
          </table:table-cell>
          <table:table-cell office:value-type="float" office:value="1114" calcext:value-type="float">
            <text:p>1114</text:p>
          </table:table-cell>
          <table:table-cell office:value-type="float" office:value="10014" calcext:value-type="float">
            <text:p>10014</text:p>
          </table:table-cell>
          <table:table-cell office:value-type="float" office:value="3950" calcext:value-type="float">
            <text:p>395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61] &lt;&gt; 0; 1; 0)" office:value-type="float" office:value="0" calcext:value-type="float">
            <text:p>0</text:p>
          </table:table-cell>
          <table:table-cell table:formula="of:=IF(AND([.K861]=1; [.J861]&gt;=[.E86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b <text:s/>?g <text:s/>&lt;created&gt; <text:s/>?b <text:s/>?g <text:s/>&lt;directed&gt; <text:s/>?b <text:s text:c="2"/>=&gt; ?a <text:s/>&lt;produced&gt; <text:s/>?b</text:p>
          </table:table-cell>
          <table:table-cell office:value-type="float" office:value="0.001260697" calcext:value-type="float">
            <text:p>0.001260697</text:p>
          </table:table-cell>
          <table:table-cell office:value-type="float" office:value="0.059228787" calcext:value-type="float">
            <text:p>0.059228787</text:p>
          </table:table-cell>
          <table:table-cell office:value-type="float" office:value="0.130131765" calcext:value-type="float">
            <text:p>0.130131765</text:p>
          </table:table-cell>
          <table:table-cell office:value-type="float" office:value="0.282974189" calcext:value-type="float">
            <text:p>0.282974189</text:p>
          </table:table-cell>
          <table:table-cell office:value-type="float" office:value="1195" calcext:value-type="float">
            <text:p>1195</text:p>
          </table:table-cell>
          <table:table-cell office:value-type="float" office:value="9183" calcext:value-type="float">
            <text:p>9183</text:p>
          </table:table-cell>
          <table:table-cell office:value-type="float" office:value="4223" calcext:value-type="float">
            <text:p>4223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862] &lt;&gt; 0; 1; 0)" office:value-type="float" office:value="0" calcext:value-type="float">
            <text:p>0</text:p>
          </table:table-cell>
          <table:table-cell table:formula="of:=IF(AND([.K862]=1; [.J862]&gt;=[.E86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f <text:s/>?i <text:s/>&lt;livesIn&gt; <text:s/>?b <text:s/>?a <text:s/>&lt;livesIn&gt; <text:s/>?f <text:s text:c="2"/>=&gt; ?a <text:s/>&lt;livesIn&gt; <text:s/>?b</text:p>
          </table:table-cell>
          <table:table-cell office:value-type="float" office:value="0.001724887" calcext:value-type="float">
            <text:p>0.001724887</text:p>
          </table:table-cell>
          <table:table-cell office:value-type="float" office:value="0.112040019" calcext:value-type="float">
            <text:p>0.112040019</text:p>
          </table:table-cell>
          <table:table-cell table:number-columns-repeated="2" office:value-type="float" office:value="0.28593914" calcext:value-type="float">
            <text:p>0.28593914</text:p>
          </table:table-cell>
          <table:table-cell office:value-type="float" office:value="1635" calcext:value-type="float">
            <text:p>1635</text:p>
          </table:table-cell>
          <table:table-cell table:number-columns-repeated="2" office:value-type="float" office:value="5718" calcext:value-type="float">
            <text:p>5718</text:p>
          </table:table-cell>
          <table:table-cell office:value-type="string" calcext:value-type="string">
            <text:p>?a</text:p>
          </table:table-cell>
          <table:table-cell office:value-type="float" office:value="0.0896523446796846" calcext:value-type="float">
            <text:p>0.0896523447</text:p>
          </table:table-cell>
          <table:table-cell table:formula="of:=IF([.J863] &lt;&gt; 0; 1; 0)" office:value-type="float" office:value="1" calcext:value-type="float">
            <text:p>1</text:p>
          </table:table-cell>
          <table:table-cell table:formula="of:=IF(AND([.K863]=1; [.J863]&gt;=[.E86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g <text:s/>&lt;actedIn&gt; <text:s/>?b <text:s/>?a <text:s/>&lt;created&gt; <text:s/>?b <text:s/>?g <text:s/>&lt;created&gt; <text:s/>?b <text:s text:c="2"/>=&gt; ?a <text:s/>&lt;produced&gt; <text:s/>?b</text:p>
          </table:table-cell>
          <table:table-cell office:value-type="float" office:value="0.000275349" calcext:value-type="float">
            <text:p>0.000275349</text:p>
          </table:table-cell>
          <table:table-cell office:value-type="float" office:value="0.012936162" calcext:value-type="float">
            <text:p>0.012936162</text:p>
          </table:table-cell>
          <table:table-cell office:value-type="float" office:value="0.16709347" calcext:value-type="float">
            <text:p>0.16709347</text:p>
          </table:table-cell>
          <table:table-cell office:value-type="float" office:value="0.286498353" calcext:value-type="float">
            <text:p>0.286498353</text:p>
          </table:table-cell>
          <table:table-cell office:value-type="float" office:value="261" calcext:value-type="float">
            <text:p>261</text:p>
          </table:table-cell>
          <table:table-cell office:value-type="float" office:value="1562" calcext:value-type="float">
            <text:p>1562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864] &lt;&gt; 0; 1; 0)" office:value-type="float" office:value="0" calcext:value-type="float">
            <text:p>0</text:p>
          </table:table-cell>
          <table:table-cell table:formula="of:=IF(AND([.K864]=1; [.J864]&gt;=[.E86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i <text:s/>&lt;diedIn&gt; <text:s/>?f <text:s/>?a <text:s/>&lt;wasBornIn&gt; <text:s/>?f <text:s text:c="2"/>=&gt; ?a <text:s/>&lt;diedIn&gt; <text:s/>?b</text:p>
          </table:table-cell>
          <table:table-cell office:value-type="float" office:value="0.002067755" calcext:value-type="float">
            <text:p>0.002067755</text:p>
          </table:table-cell>
          <table:table-cell office:value-type="float" office:value="0.088463622" calcext:value-type="float">
            <text:p>0.088463622</text:p>
          </table:table-cell>
          <table:table-cell office:value-type="float" office:value="0.043383948" calcext:value-type="float">
            <text:p>0.043383948</text:p>
          </table:table-cell>
          <table:table-cell office:value-type="float" office:value="0.287137416" calcext:value-type="float">
            <text:p>0.287137416</text:p>
          </table:table-cell>
          <table:table-cell office:value-type="float" office:value="1960" calcext:value-type="float">
            <text:p>1960</text:p>
          </table:table-cell>
          <table:table-cell office:value-type="float" office:value="45178" calcext:value-type="float">
            <text:p>45178</text:p>
          </table:table-cell>
          <table:table-cell office:value-type="float" office:value="6826" calcext:value-type="float">
            <text:p>6826</text:p>
          </table:table-cell>
          <table:table-cell office:value-type="string" calcext:value-type="string">
            <text:p>?a</text:p>
          </table:table-cell>
          <table:table-cell office:value-type="float" office:value="12.1617879206458" calcext:value-type="float">
            <text:p>12.1617879206</text:p>
          </table:table-cell>
          <table:table-cell table:formula="of:=IF([.J865] &lt;&gt; 0; 1; 0)" office:value-type="float" office:value="1" calcext:value-type="float">
            <text:p>1</text:p>
          </table:table-cell>
          <table:table-cell table:formula="of:=IF(AND([.K865]=1; [.J865]&gt;=[.E86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h <text:s/>?a <text:s/>&lt;created&gt; <text:s/>?h <text:s/>?a <text:s/>&lt;directed&gt; <text:s/>?b <text:s text:c="2"/>=&gt; ?a <text:s/>&lt;produced&gt; <text:s/>?b</text:p>
          </table:table-cell>
          <table:table-cell office:value-type="float" office:value="0.00023315" calcext:value-type="float">
            <text:p>0.00023315</text:p>
          </table:table-cell>
          <table:table-cell office:value-type="float" office:value="0.010953608" calcext:value-type="float">
            <text:p>0.010953608</text:p>
          </table:table-cell>
          <table:table-cell office:value-type="float" office:value="0.129618768" calcext:value-type="float">
            <text:p>0.129618768</text:p>
          </table:table-cell>
          <table:table-cell office:value-type="float" office:value="0.287386216" calcext:value-type="float">
            <text:p>0.287386216</text:p>
          </table:table-cell>
          <table:table-cell office:value-type="float" office:value="221" calcext:value-type="float">
            <text:p>221</text:p>
          </table:table-cell>
          <table:table-cell office:value-type="float" office:value="1705" calcext:value-type="float">
            <text:p>1705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866] &lt;&gt; 0; 1; 0)" office:value-type="float" office:value="0" calcext:value-type="float">
            <text:p>0</text:p>
          </table:table-cell>
          <table:table-cell table:formula="of:=IF(AND([.K866]=1; [.J866]&gt;=[.E86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a <text:s/>&lt;livesIn&gt; <text:s/>?f <text:s/>?i <text:s/>&lt;wasBornIn&gt; <text:s/>?f <text:s text:c="2"/>=&gt; ?a <text:s/>&lt;isCitizenOf&gt; <text:s/>?b</text:p>
          </table:table-cell>
          <table:table-cell office:value-type="float" office:value="0.000430431" calcext:value-type="float">
            <text:p>0.000430431</text:p>
          </table:table-cell>
          <table:table-cell office:value-type="float" office:value="0.028002745" calcext:value-type="float">
            <text:p>0.028002745</text:p>
          </table:table-cell>
          <table:table-cell office:value-type="float" office:value="0.055699659" calcext:value-type="float">
            <text:p>0.055699659</text:p>
          </table:table-cell>
          <table:table-cell office:value-type="float" office:value="0.287729196" calcext:value-type="float">
            <text:p>0.287729196</text:p>
          </table:table-cell>
          <table:table-cell office:value-type="float" office:value="408" calcext:value-type="float">
            <text:p>408</text:p>
          </table:table-cell>
          <table:table-cell office:value-type="float" office:value="7325" calcext:value-type="float">
            <text:p>7325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?a</text:p>
          </table:table-cell>
          <table:table-cell office:value-type="float" office:value="24029.5480526305" calcext:value-type="float">
            <text:p>24029.5480526305</text:p>
          </table:table-cell>
          <table:table-cell table:formula="of:=IF([.J867] &lt;&gt; 0; 1; 0)" office:value-type="float" office:value="1" calcext:value-type="float">
            <text:p>1</text:p>
          </table:table-cell>
          <table:table-cell table:formula="of:=IF(AND([.K867]=1; [.J867]&gt;=[.E86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livesIn&gt; <text:s/>?b <text:s text:c="2"/>=&gt; ?a <text:s/>&lt;isPoliticianOf&gt; <text:s/>?b</text:p>
          </table:table-cell>
          <table:table-cell office:value-type="float" office:value="0.000082288" calcext:value-type="float">
            <text:p>0.000082288</text:p>
          </table:table-cell>
          <table:table-cell office:value-type="float" office:value="0.053424658" calcext:value-type="float">
            <text:p>0.053424658</text:p>
          </table:table-cell>
          <table:table-cell office:value-type="float" office:value="0.005345028" calcext:value-type="float">
            <text:p>0.005345028</text:p>
          </table:table-cell>
          <table:table-cell office:value-type="float" office:value="0.287822878" calcext:value-type="float">
            <text:p>0.287822878</text:p>
          </table:table-cell>
          <table:table-cell office:value-type="float" office:value="78" calcext:value-type="float">
            <text:p>78</text:p>
          </table:table-cell>
          <table:table-cell office:value-type="float" office:value="14593" calcext:value-type="float">
            <text:p>14593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68] &lt;&gt; 0; 1; 0)" office:value-type="float" office:value="0" calcext:value-type="float">
            <text:p>0</text:p>
          </table:table-cell>
          <table:table-cell table:formula="of:=IF(AND([.K868]=1; [.J868]&gt;=[.E86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b <text:s/>?a <text:s/>&lt;created&gt; <text:s/>?h <text:s/>?a <text:s/>&lt;directed&gt; <text:s/>?h <text:s text:c="2"/>=&gt; ?a <text:s/>&lt;produced&gt; <text:s/>?b</text:p>
          </table:table-cell>
          <table:table-cell office:value-type="float" office:value="0.001298677" calcext:value-type="float">
            <text:p>0.001298677</text:p>
          </table:table-cell>
          <table:table-cell office:value-type="float" office:value="0.061013085" calcext:value-type="float">
            <text:p>0.061013085</text:p>
          </table:table-cell>
          <table:table-cell office:value-type="float" office:value="0.110502693" calcext:value-type="float">
            <text:p>0.110502693</text:p>
          </table:table-cell>
          <table:table-cell office:value-type="float" office:value="0.288831534" calcext:value-type="float">
            <text:p>0.288831534</text:p>
          </table:table-cell>
          <table:table-cell office:value-type="float" office:value="1231" calcext:value-type="float">
            <text:p>1231</text:p>
          </table:table-cell>
          <table:table-cell office:value-type="float" office:value="11140" calcext:value-type="float">
            <text:p>11140</text:p>
          </table:table-cell>
          <table:table-cell office:value-type="float" office:value="4262" calcext:value-type="float">
            <text:p>4262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869] &lt;&gt; 0; 1; 0)" office:value-type="float" office:value="0" calcext:value-type="float">
            <text:p>0</text:p>
          </table:table-cell>
          <table:table-cell table:formula="of:=IF(AND([.K869]=1; [.J869]&gt;=[.E86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hasCapital&gt; <text:s/>?b <text:s/>?f <text:s/>&lt;isLocatedIn&gt; <text:s/>?j <text:s/>?a <text:s/>&lt;wasBornIn&gt; <text:s/>?f <text:s text:c="2"/>=&gt; ?a <text:s/>&lt;wasBornIn&gt; <text:s/>?b</text:p>
          </table:table-cell>
          <table:table-cell office:value-type="float" office:value="0.005720085" calcext:value-type="float">
            <text:p>0.005720085</text:p>
          </table:table-cell>
          <table:table-cell office:value-type="float" office:value="0.096885442" calcext:value-type="float">
            <text:p>0.096885442</text:p>
          </table:table-cell>
          <table:table-cell table:number-columns-repeated="2" office:value-type="float" office:value="0.288849822" calcext:value-type="float">
            <text:p>0.288849822</text:p>
          </table:table-cell>
          <table:table-cell office:value-type="float" office:value="5422" calcext:value-type="float">
            <text:p>5422</text:p>
          </table:table-cell>
          <table:table-cell table:number-columns-repeated="2" office:value-type="float" office:value="18771" calcext:value-type="float">
            <text:p>1877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70] &lt;&gt; 0; 1; 0)" office:value-type="float" office:value="0" calcext:value-type="float">
            <text:p>0</text:p>
          </table:table-cell>
          <table:table-cell table:formula="of:=IF(AND([.K870]=1; [.J870]&gt;=[.E87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Capital&gt; <text:s/>?h <text:s/>?a <text:s/>&lt;imports&gt; <text:s/>?b <text:s/>?h <text:s/>&lt;isLocatedIn&gt; <text:s/>?a <text:s text:c="2"/>=&gt; ?a <text:s/>&lt;exports&gt; <text:s/>?b</text:p>
          </table:table-cell>
          <table:table-cell office:value-type="float" office:value="0.0000211" calcext:value-type="float">
            <text:p>0.0000211</text:p>
          </table:table-cell>
          <table:table-cell office:value-type="float" office:value="0.039447732" calcext:value-type="float">
            <text:p>0.039447732</text:p>
          </table:table-cell>
          <table:table-cell office:value-type="float" office:value="0.263157895" calcext:value-type="float">
            <text:p>0.263157895</text:p>
          </table:table-cell>
          <table:table-cell office:value-type="float" office:value="0.289855072" calcext:value-type="float">
            <text:p>0.289855072</text:p>
          </table:table-cell>
          <table:table-cell office:value-type="float" office:value="20" calcext:value-type="float">
            <text:p>20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871] &lt;&gt; 0; 1; 0)" office:value-type="float" office:value="0" calcext:value-type="float">
            <text:p>0</text:p>
          </table:table-cell>
          <table:table-cell table:formula="of:=IF(AND([.K871]=1; [.J871]&gt;=[.E87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livesIn&gt; <text:s/>?b <text:s text:c="2"/>=&gt; ?a <text:s/>&lt;diedIn&gt; <text:s/>?b</text:p>
          </table:table-cell>
          <table:table-cell office:value-type="float" office:value="0.000281679" calcext:value-type="float">
            <text:p>0.000281679</text:p>
          </table:table-cell>
          <table:table-cell office:value-type="float" office:value="0.012050912" calcext:value-type="float">
            <text:p>0.012050912</text:p>
          </table:table-cell>
          <table:table-cell office:value-type="float" office:value="0.018296444" calcext:value-type="float">
            <text:p>0.018296444</text:p>
          </table:table-cell>
          <table:table-cell office:value-type="float" office:value="0.290533188" calcext:value-type="float">
            <text:p>0.290533188</text:p>
          </table:table-cell>
          <table:table-cell office:value-type="float" office:value="267" calcext:value-type="float">
            <text:p>267</text:p>
          </table:table-cell>
          <table:table-cell office:value-type="float" office:value="14593" calcext:value-type="float">
            <text:p>14593</text:p>
          </table:table-cell>
          <table:table-cell office:value-type="float" office:value="919" calcext:value-type="float">
            <text:p>91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72] &lt;&gt; 0; 1; 0)" office:value-type="float" office:value="0" calcext:value-type="float">
            <text:p>0</text:p>
          </table:table-cell>
          <table:table-cell table:formula="of:=IF(AND([.K872]=1; [.J872]&gt;=[.E87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Capital&gt; <text:s/>?j <text:s/>?j <text:s/>&lt;isLocatedIn&gt; <text:s/>?a <text:s/>?e <text:s/>&lt;participatedIn&gt; <text:s/>?b <text:s text:c="2"/>=&gt; ?a <text:s/>&lt;participatedIn&gt; <text:s/>?b</text:p>
          </table:table-cell>
          <table:table-cell office:value-type="float" office:value="0.00116575" calcext:value-type="float">
            <text:p>0.00116575</text:p>
          </table:table-cell>
          <table:table-cell office:value-type="float" office:value="0.078855349" calcext:value-type="float">
            <text:p>0.078855349</text:p>
          </table:table-cell>
          <table:table-cell table:number-columns-repeated="2" office:value-type="float" office:value="0.29071297" calcext:value-type="float">
            <text:p>0.29071297</text:p>
          </table:table-cell>
          <table:table-cell office:value-type="float" office:value="1105" calcext:value-type="float">
            <text:p>1105</text:p>
          </table:table-cell>
          <table:table-cell table:number-columns-repeated="2" office:value-type="float" office:value="3801" calcext:value-type="float">
            <text:p>3801</text:p>
          </table:table-cell>
          <table:table-cell office:value-type="string" calcext:value-type="string">
            <text:p>?b</text:p>
          </table:table-cell>
          <table:table-cell office:value-type="float" office:value="191.185248133322" calcext:value-type="float">
            <text:p>191.1852481333</text:p>
          </table:table-cell>
          <table:table-cell table:formula="of:=IF([.J873] &lt;&gt; 0; 1; 0)" office:value-type="float" office:value="1" calcext:value-type="float">
            <text:p>1</text:p>
          </table:table-cell>
          <table:table-cell table:formula="of:=IF(AND([.K873]=1; [.J873]&gt;=[.E87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isLocatedIn&gt; <text:s/>?b <text:s/>?i <text:s/>&lt;livesIn&gt; <text:s/>?f <text:s text:c="2"/>=&gt; ?a <text:s/>&lt;diedIn&gt; <text:s/>?b</text:p>
          </table:table-cell>
          <table:table-cell office:value-type="float" office:value="0.000854531" calcext:value-type="float">
            <text:p>0.000854531</text:p>
          </table:table-cell>
          <table:table-cell office:value-type="float" office:value="0.036558946" calcext:value-type="float">
            <text:p>0.036558946</text:p>
          </table:table-cell>
          <table:table-cell table:number-columns-repeated="2" office:value-type="float" office:value="0.290843806" calcext:value-type="float">
            <text:p>0.290843806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2785" calcext:value-type="float">
            <text:p>2785</text:p>
          </table:table-cell>
          <table:table-cell office:value-type="string" calcext:value-type="string">
            <text:p>?a</text:p>
          </table:table-cell>
          <table:table-cell office:value-type="float" office:value="0.0825419501778786" calcext:value-type="float">
            <text:p>0.0825419502</text:p>
          </table:table-cell>
          <table:table-cell table:formula="of:=IF([.J874] &lt;&gt; 0; 1; 0)" office:value-type="float" office:value="1" calcext:value-type="float">
            <text:p>1</text:p>
          </table:table-cell>
          <table:table-cell table:formula="of:=IF(AND([.K874]=1; [.J874]&gt;=[.E87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holdsPoliticalPosition&gt; <text:s/>?b <text:s/>?a <text:s/>&lt;isLeaderOf&gt; <text:s/>?f <text:s/>?i <text:s/>&lt;livesIn&gt; <text:s/>?f <text:s text:c="2"/>=&gt; ?a <text:s/>&lt;holdsPoliticalPosition&gt; <text:s/>?b</text:p>
          </table:table-cell>
          <table:table-cell office:value-type="float" office:value="0.000063299" calcext:value-type="float">
            <text:p>0.000063299</text:p>
          </table:table-cell>
          <table:table-cell office:value-type="float" office:value="0.024701523" calcext:value-type="float">
            <text:p>0.024701523</text:p>
          </table:table-cell>
          <table:table-cell office:value-type="float" office:value="0.070339977" calcext:value-type="float">
            <text:p>0.070339977</text:p>
          </table:table-cell>
          <table:table-cell office:value-type="float" office:value="0.294117647" calcext:value-type="float">
            <text:p>0.294117647</text:p>
          </table:table-cell>
          <table:table-cell office:value-type="float" office:value="60" calcext:value-type="float">
            <text:p>60</text:p>
          </table:table-cell>
          <table:table-cell office:value-type="float" office:value="853" calcext:value-type="float">
            <text:p>85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?a</text:p>
          </table:table-cell>
          <table:table-cell office:value-type="float" office:value="2153.99124849507" calcext:value-type="float">
            <text:p>2153.9912484951</text:p>
          </table:table-cell>
          <table:table-cell table:formula="of:=IF([.J875] &lt;&gt; 0; 1; 0)" office:value-type="float" office:value="1" calcext:value-type="float">
            <text:p>1</text:p>
          </table:table-cell>
          <table:table-cell table:formula="of:=IF(AND([.K875]=1; [.J875]&gt;=[.E87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b <text:s/>?g <text:s/>&lt;diedIn&gt; <text:s/>?b <text:s/>?g <text:s/>&lt;isLocatedIn&gt; <text:s/>?b <text:s text:c="2"/>=&gt; ?a <text:s/>&lt;wasBornIn&gt; <text:s/>?b</text:p>
          </table:table-cell>
          <table:table-cell office:value-type="float" office:value="0.000974799" calcext:value-type="float">
            <text:p>0.000974799</text:p>
          </table:table-cell>
          <table:table-cell office:value-type="float" office:value="0.016510909" calcext:value-type="float">
            <text:p>0.016510909</text:p>
          </table:table-cell>
          <table:table-cell office:value-type="float" office:value="0.114668652" calcext:value-type="float">
            <text:p>0.114668652</text:p>
          </table:table-cell>
          <table:table-cell office:value-type="float" office:value="0.295302013" calcext:value-type="float">
            <text:p>0.295302013</text:p>
          </table:table-cell>
          <table:table-cell office:value-type="float" office:value="924" calcext:value-type="float">
            <text:p>924</text:p>
          </table:table-cell>
          <table:table-cell office:value-type="float" office:value="8058" calcext:value-type="float">
            <text:p>8058</text:p>
          </table:table-cell>
          <table:table-cell office:value-type="float" office:value="3129" calcext:value-type="float">
            <text:p>312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76] &lt;&gt; 0; 1; 0)" office:value-type="float" office:value="0" calcext:value-type="float">
            <text:p>0</text:p>
          </table:table-cell>
          <table:table-cell table:formula="of:=IF(AND([.K876]=1; [.J876]&gt;=[.E87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i <text:s/>&lt;isCitizenOf&gt; <text:s/>?b <text:s/>?i <text:s/>&lt;livesIn&gt; <text:s/>?f <text:s text:c="2"/>=&gt; ?a <text:s/>&lt;dealsWith&gt; <text:s/>?b</text:p>
          </table:table-cell>
          <table:table-cell office:value-type="float" office:value="0.000584457" calcext:value-type="float">
            <text:p>0.000584457</text:p>
          </table:table-cell>
          <table:table-cell office:value-type="float" office:value="0.804063861" calcext:value-type="float">
            <text:p>0.804063861</text:p>
          </table:table-cell>
          <table:table-cell table:number-columns-repeated="2" office:value-type="float" office:value="0.295624333" calcext:value-type="float">
            <text:p>0.295624333</text:p>
          </table:table-cell>
          <table:table-cell office:value-type="float" office:value="554" calcext:value-type="float">
            <text:p>554</text:p>
          </table:table-cell>
          <table:table-cell table:number-columns-repeated="2" office:value-type="float" office:value="1874" calcext:value-type="float">
            <text:p>1874</text:p>
          </table:table-cell>
          <table:table-cell office:value-type="string" calcext:value-type="string">
            <text:p>?a</text:p>
          </table:table-cell>
          <table:table-cell office:value-type="float" office:value="4706.58127683992" calcext:value-type="float">
            <text:p>4706.5812768399</text:p>
          </table:table-cell>
          <table:table-cell table:formula="of:=IF([.J877] &lt;&gt; 0; 1; 0)" office:value-type="float" office:value="1" calcext:value-type="float">
            <text:p>1</text:p>
          </table:table-cell>
          <table:table-cell table:formula="of:=IF(AND([.K877]=1; [.J877]&gt;=[.E87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h <text:s/>&lt;dealsWith&gt; <text:s/>?a <text:s/>?a <text:s/>&lt;dealsWith&gt; <text:s/>?h <text:s/>?a <text:s/>&lt;exports&gt; <text:s/>?b <text:s text:c="2"/>=&gt; ?a <text:s/>&lt;imports&gt; <text:s/>?b</text:p>
          </table:table-cell>
          <table:table-cell office:value-type="float" office:value="0.000030594" calcext:value-type="float">
            <text:p>0.000030594</text:p>
          </table:table-cell>
          <table:table-cell office:value-type="float" office:value="0.086309524" calcext:value-type="float">
            <text:p>0.086309524</text:p>
          </table:table-cell>
          <table:table-cell office:value-type="float" office:value="0.228346457" calcext:value-type="float">
            <text:p>0.228346457</text:p>
          </table:table-cell>
          <table:table-cell office:value-type="float" office:value="0.295918367" calcext:value-type="float">
            <text:p>0.295918367</text:p>
          </table:table-cell>
          <table:table-cell office:value-type="float" office:value="29" calcext:value-type="float">
            <text:p>29</text:p>
          </table:table-cell>
          <table:table-cell office:value-type="float" office:value="127" calcext:value-type="float">
            <text:p>12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78] &lt;&gt; 0; 1; 0)" office:value-type="float" office:value="0" calcext:value-type="float">
            <text:p>0</text:p>
          </table:table-cell>
          <table:table-cell table:formula="of:=IF(AND([.K878]=1; [.J878]&gt;=[.E87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Capital&gt; <text:s/>?b <text:s/>?e <text:s/>&lt;hasCapital&gt; <text:s/>?i <text:s/>?i <text:s/>&lt;isLocatedIn&gt; <text:s/>?a <text:s text:c="2"/>=&gt; ?a <text:s/>&lt;hasCapital&gt; <text:s/>?b</text:p>
          </table:table-cell>
          <table:table-cell office:value-type="float" office:value="0.000111828" calcext:value-type="float">
            <text:p>0.000111828</text:p>
          </table:table-cell>
          <table:table-cell office:value-type="float" office:value="0.050023596" calcext:value-type="float">
            <text:p>0.050023596</text:p>
          </table:table-cell>
          <table:table-cell office:value-type="float" office:value="0.192028986" calcext:value-type="float">
            <text:p>0.192028986</text:p>
          </table:table-cell>
          <table:table-cell office:value-type="float" office:value="0.296089385" calcext:value-type="float">
            <text:p>0.296089385</text:p>
          </table:table-cell>
          <table:table-cell office:value-type="float" office:value="106" calcext:value-type="float">
            <text:p>106</text:p>
          </table:table-cell>
          <table:table-cell office:value-type="float" office:value="552" calcext:value-type="float">
            <text:p>552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?a</text:p>
          </table:table-cell>
          <table:table-cell office:value-type="float" office:value="169.192907236503" calcext:value-type="float">
            <text:p>169.1929072365</text:p>
          </table:table-cell>
          <table:table-cell table:formula="of:=IF([.J879] &lt;&gt; 0; 1; 0)" office:value-type="float" office:value="1" calcext:value-type="float">
            <text:p>1</text:p>
          </table:table-cell>
          <table:table-cell table:formula="of:=IF(AND([.K879]=1; [.J879]&gt;=[.E87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e <text:s/>?i <text:s/>&lt;isCitizenOf&gt; <text:s/>?b <text:s/>?e <text:s/>&lt;isLocatedIn&gt; <text:s/>?a <text:s text:c="2"/>=&gt; ?a <text:s/>&lt;dealsWith&gt; <text:s/>?b</text:p>
          </table:table-cell>
          <table:table-cell office:value-type="float" office:value="0.000031649" calcext:value-type="float">
            <text:p>0.000031649</text:p>
          </table:table-cell>
          <table:table-cell office:value-type="float" office:value="0.043541364" calcext:value-type="float">
            <text:p>0.043541364</text:p>
          </table:table-cell>
          <table:table-cell office:value-type="float" office:value="0.10989011" calcext:value-type="float">
            <text:p>0.10989011</text:p>
          </table:table-cell>
          <table:table-cell office:value-type="float" office:value="0.3" calcext:value-type="float">
            <text:p>0.3</text:p>
          </table:table-cell>
          <table:table-cell office:value-type="float" office:value="30" calcext:value-type="float">
            <text:p>30</text:p>
          </table:table-cell>
          <table:table-cell office:value-type="float" office:value="273" calcext:value-type="float">
            <text:p>27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?a</text:p>
          </table:table-cell>
          <table:table-cell office:value-type="float" office:value="107462648.901264" calcext:value-type="float">
            <text:p>107462648.901264</text:p>
          </table:table-cell>
          <table:table-cell table:formula="of:=IF([.J880] &lt;&gt; 0; 1; 0)" office:value-type="float" office:value="1" calcext:value-type="float">
            <text:p>1</text:p>
          </table:table-cell>
          <table:table-cell table:formula="of:=IF(AND([.K880]=1; [.J880]&gt;=[.E88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iedIn&gt; <text:s/>?b <text:s/>?e <text:s/>&lt;isCitizenOf&gt; <text:s/>?a <text:s/>?e <text:s/>&lt;wasBornIn&gt; <text:s/>?b <text:s text:c="2"/>=&gt; ?a <text:s/>&lt;hasCapital&gt; <text:s/>?b</text:p>
          </table:table-cell>
          <table:table-cell office:value-type="float" office:value="0.000025319" calcext:value-type="float">
            <text:p>0.000025319</text:p>
          </table:table-cell>
          <table:table-cell office:value-type="float" office:value="0.011326097" calcext:value-type="float">
            <text:p>0.011326097</text:p>
          </table:table-cell>
          <table:table-cell office:value-type="float" office:value="0.292682927" calcext:value-type="float">
            <text:p>0.292682927</text:p>
          </table:table-cell>
          <table:table-cell office:value-type="float" office:value="0.303797468" calcext:value-type="float">
            <text:p>0.303797468</text:p>
          </table:table-cell>
          <table:table-cell office:value-type="float" office:value="24" calcext:value-type="float">
            <text:p>24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81] &lt;&gt; 0; 1; 0)" office:value-type="float" office:value="0" calcext:value-type="float">
            <text:p>0</text:p>
          </table:table-cell>
          <table:table-cell table:formula="of:=IF(AND([.K881]=1; [.J881]&gt;=[.E88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mports&gt; <text:s/>?b <text:s/>?g <text:s/>&lt;isCitizenOf&gt; <text:s/>?a <text:s/>?g <text:s/>&lt;isLeaderOf&gt; <text:s/>?a <text:s text:c="2"/>=&gt; ?a <text:s/>&lt;exports&gt; <text:s/>?b</text:p>
          </table:table-cell>
          <table:table-cell office:value-type="float" office:value="0.000007385" calcext:value-type="float">
            <text:p>0.000007385</text:p>
          </table:table-cell>
          <table:table-cell office:value-type="float" office:value="0.013806706" calcext:value-type="float">
            <text:p>0.013806706</text:p>
          </table:table-cell>
          <table:table-cell office:value-type="float" office:value="0.291666667" calcext:value-type="float">
            <text:p>0.291666667</text:p>
          </table:table-cell>
          <table:table-cell office:value-type="float" office:value="0.304347826" calcext:value-type="float">
            <text:p>0.30434782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882] &lt;&gt; 0; 1; 0)" office:value-type="float" office:value="0" calcext:value-type="float">
            <text:p>0</text:p>
          </table:table-cell>
          <table:table-cell table:formula="of:=IF(AND([.K882]=1; [.J882]&gt;=[.E88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g <text:s/>&lt;created&gt; <text:s/>?b <text:s/>?g <text:s/>&lt;directed&gt; <text:s/>?b <text:s/>?a <text:s/>&lt;produced&gt; <text:s/>?b <text:s text:c="2"/>=&gt; ?a <text:s/>&lt;directed&gt; <text:s/>?b</text:p>
          </table:table-cell>
          <table:table-cell office:value-type="float" office:value="0.001089791" calcext:value-type="float">
            <text:p>0.001089791</text:p>
          </table:table-cell>
          <table:table-cell office:value-type="float" office:value="0.030860694" calcext:value-type="float">
            <text:p>0.030860694</text:p>
          </table:table-cell>
          <table:table-cell table:number-columns-repeated="2" office:value-type="float" office:value="0.30507974" calcext:value-type="float">
            <text:p>0.30507974</text:p>
          </table:table-cell>
          <table:table-cell office:value-type="float" office:value="1033" calcext:value-type="float">
            <text:p>1033</text:p>
          </table:table-cell>
          <table:table-cell table:number-columns-repeated="2" office:value-type="float" office:value="3386" calcext:value-type="float">
            <text:p>3386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883] &lt;&gt; 0; 1; 0)" office:value-type="float" office:value="0" calcext:value-type="float">
            <text:p>0</text:p>
          </table:table-cell>
          <table:table-cell table:formula="of:=IF(AND([.K883]=1; [.J883]&gt;=[.E88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f <text:s/>?i <text:s/>&lt;produced&gt; <text:s/>?b <text:s/>?a <text:s/>&lt;produced&gt; <text:s/>?f <text:s text:c="2"/>=&gt; ?a <text:s/>&lt;produced&gt; <text:s/>?b</text:p>
          </table:table-cell>
          <table:table-cell office:value-type="float" office:value="0.006322477" calcext:value-type="float">
            <text:p>0.006322477</text:p>
          </table:table-cell>
          <table:table-cell office:value-type="float" office:value="0.297036082" calcext:value-type="float">
            <text:p>0.297036082</text:p>
          </table:table-cell>
          <table:table-cell table:number-columns-repeated="2" office:value-type="float" office:value="0.307475245" calcext:value-type="float">
            <text:p>0.307475245</text:p>
          </table:table-cell>
          <table:table-cell office:value-type="float" office:value="5993" calcext:value-type="float">
            <text:p>5993</text:p>
          </table:table-cell>
          <table:table-cell table:number-columns-repeated="2" office:value-type="float" office:value="19491" calcext:value-type="float">
            <text:p>19491</text:p>
          </table:table-cell>
          <table:table-cell office:value-type="string" calcext:value-type="string">
            <text:p>?b</text:p>
          </table:table-cell>
          <table:table-cell office:value-type="float" office:value="7.92793058935823" calcext:value-type="float">
            <text:p>7.9279305894</text:p>
          </table:table-cell>
          <table:table-cell table:formula="of:=IF([.J884] &lt;&gt; 0; 1; 0)" office:value-type="float" office:value="1" calcext:value-type="float">
            <text:p>1</text:p>
          </table:table-cell>
          <table:table-cell table:formula="of:=IF(AND([.K884]=1; [.J884]&gt;=[.E88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i <text:s/>&lt;diedIn&gt; <text:s/>?f <text:s/>?a <text:s/>&lt;isLocatedIn&gt; <text:s/>?f <text:s text:c="2"/>=&gt; ?a <text:s/>&lt;diedIn&gt; <text:s/>?b</text:p>
          </table:table-cell>
          <table:table-cell office:value-type="float" office:value="0.000253194" calcext:value-type="float">
            <text:p>0.000253194</text:p>
          </table:table-cell>
          <table:table-cell office:value-type="float" office:value="0.01083228" calcext:value-type="float">
            <text:p>0.01083228</text:p>
          </table:table-cell>
          <table:table-cell office:value-type="float" office:value="0.007020828" calcext:value-type="float">
            <text:p>0.007020828</text:p>
          </table:table-cell>
          <table:table-cell office:value-type="float" office:value="0.307692308" calcext:value-type="float">
            <text:p>0.307692308</text:p>
          </table:table-cell>
          <table:table-cell office:value-type="float" office:value="240" calcext:value-type="float">
            <text:p>240</text:p>
          </table:table-cell>
          <table:table-cell office:value-type="float" office:value="34184" calcext:value-type="float">
            <text:p>34184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?a</text:p>
          </table:table-cell>
          <table:table-cell office:value-type="float" office:value="379.089522510669" calcext:value-type="float">
            <text:p>379.0895225107</text:p>
          </table:table-cell>
          <table:table-cell table:formula="of:=IF([.J885] &lt;&gt; 0; 1; 0)" office:value-type="float" office:value="1" calcext:value-type="float">
            <text:p>1</text:p>
          </table:table-cell>
          <table:table-cell table:formula="of:=IF(AND([.K885]=1; [.J885]&gt;=[.E88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i <text:s/>&lt;livesIn&gt; <text:s/>?f <text:s/>?a <text:s/>&lt;wasBornIn&gt; <text:s/>?f <text:s text:c="2"/>=&gt; ?a <text:s/>&lt;isCitizenOf&gt; <text:s/>?b</text:p>
          </table:table-cell>
          <table:table-cell office:value-type="float" office:value="0.001599345" calcext:value-type="float">
            <text:p>0.001599345</text:p>
          </table:table-cell>
          <table:table-cell office:value-type="float" office:value="0.104049417" calcext:value-type="float">
            <text:p>0.104049417</text:p>
          </table:table-cell>
          <table:table-cell office:value-type="float" office:value="0.035453695" calcext:value-type="float">
            <text:p>0.035453695</text:p>
          </table:table-cell>
          <table:table-cell office:value-type="float" office:value="0.308569102" calcext:value-type="float">
            <text:p>0.308569102</text:p>
          </table:table-cell>
          <table:table-cell office:value-type="float" office:value="1516" calcext:value-type="float">
            <text:p>1516</text:p>
          </table:table-cell>
          <table:table-cell office:value-type="float" office:value="42760" calcext:value-type="float">
            <text:p>42760</text:p>
          </table:table-cell>
          <table:table-cell office:value-type="float" office:value="4913" calcext:value-type="float">
            <text:p>4913</text:p>
          </table:table-cell>
          <table:table-cell office:value-type="string" calcext:value-type="string">
            <text:p>?a</text:p>
          </table:table-cell>
          <table:table-cell office:value-type="float" office:value="191282.678846773" calcext:value-type="float">
            <text:p>191282.678846773</text:p>
          </table:table-cell>
          <table:table-cell table:formula="of:=IF([.J886] &lt;&gt; 0; 1; 0)" office:value-type="float" office:value="1" calcext:value-type="float">
            <text:p>1</text:p>
          </table:table-cell>
          <table:table-cell table:formula="of:=IF(AND([.K886]=1; [.J886]&gt;=[.E88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ocatedIn&gt; <text:s/>?b <text:s/>?i <text:s/>&lt;isLocatedIn&gt; <text:s/>?f <text:s/>?a <text:s/>&lt;livesIn&gt; <text:s/>?f <text:s text:c="2"/>=&gt; ?a <text:s/>&lt;isLeaderOf&gt; <text:s/>?b</text:p>
          </table:table-cell>
          <table:table-cell office:value-type="float" office:value="0.00021205" calcext:value-type="float">
            <text:p>0.00021205</text:p>
          </table:table-cell>
          <table:table-cell office:value-type="float" office:value="0.031509641" calcext:value-type="float">
            <text:p>0.031509641</text:p>
          </table:table-cell>
          <table:table-cell office:value-type="float" office:value="0.009788643" calcext:value-type="float">
            <text:p>0.009788643</text:p>
          </table:table-cell>
          <table:table-cell office:value-type="float" office:value="0.309707242" calcext:value-type="float">
            <text:p>0.309707242</text:p>
          </table:table-cell>
          <table:table-cell office:value-type="float" office:value="201" calcext:value-type="float">
            <text:p>201</text:p>
          </table:table-cell>
          <table:table-cell office:value-type="float" office:value="20534" calcext:value-type="float">
            <text:p>20534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?a</text:p>
          </table:table-cell>
          <table:table-cell office:value-type="float" office:value="4003.26765545377" calcext:value-type="float">
            <text:p>4003.2676554538</text:p>
          </table:table-cell>
          <table:table-cell table:formula="of:=IF([.J887] &lt;&gt; 0; 1; 0)" office:value-type="float" office:value="1" calcext:value-type="float">
            <text:p>1</text:p>
          </table:table-cell>
          <table:table-cell table:formula="of:=IF(AND([.K887]=1; [.J887]&gt;=[.E88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a <text:s/>&lt;isLocatedIn&gt; <text:s/>?f <text:s/>?i <text:s/>&lt;wasBornIn&gt; <text:s/>?f <text:s text:c="2"/>=&gt; ?a <text:s/>&lt;isCitizenOf&gt; <text:s/>?b</text:p>
          </table:table-cell>
          <table:table-cell office:value-type="float" office:value="0.000373462" calcext:value-type="float">
            <text:p>0.000373462</text:p>
          </table:table-cell>
          <table:table-cell office:value-type="float" office:value="0.0242965" calcext:value-type="float">
            <text:p>0.0242965</text:p>
          </table:table-cell>
          <table:table-cell office:value-type="float" office:value="0.00656078" calcext:value-type="float">
            <text:p>0.00656078</text:p>
          </table:table-cell>
          <table:table-cell office:value-type="float" office:value="0.309711286" calcext:value-type="float">
            <text:p>0.309711286</text:p>
          </table:table-cell>
          <table:table-cell office:value-type="float" office:value="354" calcext:value-type="float">
            <text:p>354</text:p>
          </table:table-cell>
          <table:table-cell office:value-type="float" office:value="53957" calcext:value-type="float">
            <text:p>53957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?a</text:p>
          </table:table-cell>
          <table:table-cell office:value-type="float" office:value="442831.318018809" calcext:value-type="float">
            <text:p>442831.318018809</text:p>
          </table:table-cell>
          <table:table-cell table:formula="of:=IF([.J888] &lt;&gt; 0; 1; 0)" office:value-type="float" office:value="1" calcext:value-type="float">
            <text:p>1</text:p>
          </table:table-cell>
          <table:table-cell table:formula="of:=IF(AND([.K888]=1; [.J888]&gt;=[.E88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h <text:s/>?a <text:s/>&lt;livesIn&gt; <text:s/>?b <text:s/>?a <text:s/>&lt;livesIn&gt; <text:s/>?h <text:s text:c="2"/>=&gt; ?a <text:s/>&lt;isPoliticianOf&gt; <text:s/>?b</text:p>
          </table:table-cell>
          <table:table-cell office:value-type="float" office:value="0.000028484" calcext:value-type="float">
            <text:p>0.000028484</text:p>
          </table:table-cell>
          <table:table-cell office:value-type="float" office:value="0.018493151" calcext:value-type="float">
            <text:p>0.018493151</text:p>
          </table:table-cell>
          <table:table-cell office:value-type="float" office:value="0.059602649" calcext:value-type="float">
            <text:p>0.059602649</text:p>
          </table:table-cell>
          <table:table-cell office:value-type="float" office:value="0.310344828" calcext:value-type="float">
            <text:p>0.310344828</text:p>
          </table:table-cell>
          <table:table-cell office:value-type="float" office:value="27" calcext:value-type="float">
            <text:p>27</text:p>
          </table:table-cell>
          <table:table-cell office:value-type="float" office:value="453" calcext:value-type="float">
            <text:p>45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89] &lt;&gt; 0; 1; 0)" office:value-type="float" office:value="0" calcext:value-type="float">
            <text:p>0</text:p>
          </table:table-cell>
          <table:table-cell table:formula="of:=IF(AND([.K889]=1; [.J889]&gt;=[.E88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mports&gt; <text:s/>?b <text:s/>?g <text:s/>&lt;isCitizenOf&gt; <text:s/>?a <text:s/>?g <text:s/>&lt;livesIn&gt; <text:s/>?a <text:s text:c="2"/>=&gt; ?a <text:s/>&lt;exports&gt; <text:s/>?b</text:p>
          </table:table-cell>
          <table:table-cell office:value-type="float" office:value="0.000034814" calcext:value-type="float">
            <text:p>0.000034814</text:p>
          </table:table-cell>
          <table:table-cell office:value-type="float" office:value="0.065088757" calcext:value-type="float">
            <text:p>0.065088757</text:p>
          </table:table-cell>
          <table:table-cell office:value-type="float" office:value="0.286956522" calcext:value-type="float">
            <text:p>0.286956522</text:p>
          </table:table-cell>
          <table:table-cell office:value-type="float" office:value="0.311320755" calcext:value-type="float">
            <text:p>0.311320755</text:p>
          </table:table-cell>
          <table:table-cell office:value-type="float" office:value="33" calcext:value-type="float">
            <text:p>33</text:p>
          </table:table-cell>
          <table:table-cell office:value-type="float" office:value="115" calcext:value-type="float">
            <text:p>11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890] &lt;&gt; 0; 1; 0)" office:value-type="float" office:value="0" calcext:value-type="float">
            <text:p>0</text:p>
          </table:table-cell>
          <table:table-cell table:formula="of:=IF(AND([.K890]=1; [.J890]&gt;=[.E89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livesIn&gt; <text:s/>?b <text:s text:c="2"/>=&gt; ?a <text:s/>&lt;isLeaderOf&gt; <text:s/>?b</text:p>
          </table:table-cell>
          <table:table-cell office:value-type="float" office:value="0.00022682" calcext:value-type="float">
            <text:p>0.00022682</text:p>
          </table:table-cell>
          <table:table-cell office:value-type="float" office:value="0.033704342" calcext:value-type="float">
            <text:p>0.033704342</text:p>
          </table:table-cell>
          <table:table-cell office:value-type="float" office:value="0.014733091" calcext:value-type="float">
            <text:p>0.014733091</text:p>
          </table:table-cell>
          <table:table-cell office:value-type="float" office:value="0.313868613" calcext:value-type="float">
            <text:p>0.313868613</text:p>
          </table:table-cell>
          <table:table-cell office:value-type="float" office:value="215" calcext:value-type="float">
            <text:p>215</text:p>
          </table:table-cell>
          <table:table-cell office:value-type="float" office:value="14593" calcext:value-type="float">
            <text:p>14593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91] &lt;&gt; 0; 1; 0)" office:value-type="float" office:value="0" calcext:value-type="float">
            <text:p>0</text:p>
          </table:table-cell>
          <table:table-cell table:formula="of:=IF(AND([.K891]=1; [.J891]&gt;=[.E89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g <text:s/>&lt;dealsWith&gt; <text:s/>?a <text:s/>?a <text:s/>&lt;imports&gt; <text:s/>?b <text:s/>?g <text:s/>&lt;imports&gt; <text:s/>?b <text:s text:c="2"/>=&gt; ?a <text:s/>&lt;exports&gt; <text:s/>?b</text:p>
          </table:table-cell>
          <table:table-cell office:value-type="float" office:value="0.000024264" calcext:value-type="float">
            <text:p>0.000024264</text:p>
          </table:table-cell>
          <table:table-cell office:value-type="float" office:value="0.045364892" calcext:value-type="float">
            <text:p>0.045364892</text:p>
          </table:table-cell>
          <table:table-cell office:value-type="float" office:value="0.306666667" calcext:value-type="float">
            <text:p>0.306666667</text:p>
          </table:table-cell>
          <table:table-cell office:value-type="float" office:value="0.315068493" calcext:value-type="float">
            <text:p>0.315068493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892] &lt;&gt; 0; 1; 0)" office:value-type="float" office:value="0" calcext:value-type="float">
            <text:p>0</text:p>
          </table:table-cell>
          <table:table-cell table:formula="of:=IF(AND([.K892]=1; [.J892]&gt;=[.E89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g <text:s/>&lt;actedIn&gt; <text:s/>?b <text:s/>?a <text:s/>&lt;created&gt; <text:s/>?b <text:s/>?g <text:s/>&lt;produced&gt; <text:s/>?b <text:s text:c="2"/>=&gt; ?a <text:s/>&lt;produced&gt; <text:s/>?b</text:p>
          </table:table-cell>
          <table:table-cell office:value-type="float" office:value="0.000296449" calcext:value-type="float">
            <text:p>0.000296449</text:p>
          </table:table-cell>
          <table:table-cell office:value-type="float" office:value="0.013927439" calcext:value-type="float">
            <text:p>0.013927439</text:p>
          </table:table-cell>
          <table:table-cell table:number-columns-repeated="2" office:value-type="float" office:value="0.317155756" calcext:value-type="float">
            <text:p>0.317155756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886" calcext:value-type="float">
            <text:p>886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893] &lt;&gt; 0; 1; 0)" office:value-type="float" office:value="0" calcext:value-type="float">
            <text:p>0</text:p>
          </table:table-cell>
          <table:table-cell table:formula="of:=IF(AND([.K893]=1; [.J893]&gt;=[.E89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directed&gt; <text:s/>?f <text:s/>?a <text:s/>&lt;isMarriedTo&gt; <text:s/>?j <text:s/>?b <text:s/>&lt;produced&gt; <text:s/>?f <text:s text:c="2"/>=&gt; ?a <text:s/>&lt;isMarriedTo&gt; <text:s/>?b</text:p>
          </table:table-cell>
          <table:table-cell office:value-type="float" office:value="0.000184621" calcext:value-type="float">
            <text:p>0.000184621</text:p>
          </table:table-cell>
          <table:table-cell office:value-type="float" office:value="0.014591845" calcext:value-type="float">
            <text:p>0.014591845</text:p>
          </table:table-cell>
          <table:table-cell office:value-type="float" office:value="0.077570922" calcext:value-type="float">
            <text:p>0.077570922</text:p>
          </table:table-cell>
          <table:table-cell office:value-type="float" office:value="0.318761384" calcext:value-type="float">
            <text:p>0.318761384</text:p>
          </table:table-cell>
          <table:table-cell office:value-type="float" office:value="175" calcext:value-type="float">
            <text:p>175</text:p>
          </table:table-cell>
          <table:table-cell office:value-type="float" office:value="2256" calcext:value-type="float">
            <text:p>2256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894] &lt;&gt; 0; 1; 0)" office:value-type="float" office:value="0" calcext:value-type="float">
            <text:p>0</text:p>
          </table:table-cell>
          <table:table-cell table:formula="of:=IF(AND([.K894]=1; [.J894]&gt;=[.E89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mports&gt; <text:s/>?b <text:s/>?g <text:s/>&lt;isCitizenOf&gt; <text:s/>?a <text:s/>?g <text:s/>&lt;isLocatedIn&gt; <text:s/>?a <text:s text:c="2"/>=&gt; ?a <text:s/>&lt;exports&gt; <text:s/>?b</text:p>
          </table:table-cell>
          <table:table-cell office:value-type="float" office:value="0.00000844" calcext:value-type="float">
            <text:p>0.00000844</text:p>
          </table:table-cell>
          <table:table-cell office:value-type="float" office:value="0.015779093" calcext:value-type="float">
            <text:p>0.015779093</text:p>
          </table:table-cell>
          <table:table-cell office:value-type="float" office:value="0.275862069" calcext:value-type="float">
            <text:p>0.275862069</text:p>
          </table:table-cell>
          <table:table-cell office:value-type="float" office:value="0.32" calcext:value-type="float">
            <text:p>0.3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895] &lt;&gt; 0; 1; 0)" office:value-type="float" office:value="0" calcext:value-type="float">
            <text:p>0</text:p>
          </table:table-cell>
          <table:table-cell table:formula="of:=IF(AND([.K895]=1; [.J895]&gt;=[.E89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h <text:s/>?a <text:s/>&lt;produced&gt; <text:s/>?b <text:s/>?a <text:s/>&lt;produced&gt; <text:s/>?h <text:s text:c="2"/>=&gt; ?a <text:s/>&lt;directed&gt; <text:s/>?b</text:p>
          </table:table-cell>
          <table:table-cell office:value-type="float" office:value="0.001485408" calcext:value-type="float">
            <text:p>0.001485408</text:p>
          </table:table-cell>
          <table:table-cell office:value-type="float" office:value="0.042063753" calcext:value-type="float">
            <text:p>0.042063753</text:p>
          </table:table-cell>
          <table:table-cell office:value-type="float" office:value="0.273929961" calcext:value-type="float">
            <text:p>0.273929961</text:p>
          </table:table-cell>
          <table:table-cell office:value-type="float" office:value="0.320072744" calcext:value-type="float">
            <text:p>0.320072744</text:p>
          </table:table-cell>
          <table:table-cell office:value-type="float" office:value="1408" calcext:value-type="float">
            <text:p>1408</text:p>
          </table:table-cell>
          <table:table-cell office:value-type="float" office:value="5140" calcext:value-type="float">
            <text:p>5140</text:p>
          </table:table-cell>
          <table:table-cell office:value-type="float" office:value="4399" calcext:value-type="float">
            <text:p>4399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896] &lt;&gt; 0; 1; 0)" office:value-type="float" office:value="0" calcext:value-type="float">
            <text:p>0</text:p>
          </table:table-cell>
          <table:table-cell table:formula="of:=IF(AND([.K896]=1; [.J896]&gt;=[.E89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i <text:s/>&lt;isCitizenOf&gt; <text:s/>?b <text:s/>?i <text:s/>&lt;isKnownFor&gt; <text:s/>?f <text:s text:c="2"/>=&gt; ?a <text:s/>&lt;dealsWith&gt; <text:s/>?b</text:p>
          </table:table-cell>
          <table:table-cell office:value-type="float" office:value="0.000119212" calcext:value-type="float">
            <text:p>0.000119212</text:p>
          </table:table-cell>
          <table:table-cell office:value-type="float" office:value="0.164005806" calcext:value-type="float">
            <text:p>0.164005806</text:p>
          </table:table-cell>
          <table:table-cell table:number-columns-repeated="2" office:value-type="float" office:value="0.320113314" calcext:value-type="float">
            <text:p>0.320113314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353" calcext:value-type="float">
            <text:p>353</text:p>
          </table:table-cell>
          <table:table-cell office:value-type="string" calcext:value-type="string">
            <text:p>?a</text:p>
          </table:table-cell>
          <table:table-cell office:value-type="float" office:value="421.858366105744" calcext:value-type="float">
            <text:p>421.8583661057</text:p>
          </table:table-cell>
          <table:table-cell table:formula="of:=IF([.J897] &lt;&gt; 0; 1; 0)" office:value-type="float" office:value="1" calcext:value-type="float">
            <text:p>1</text:p>
          </table:table-cell>
          <table:table-cell table:formula="of:=IF(AND([.K897]=1; [.J897]&gt;=[.E89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exports&gt; <text:s/>?b <text:s/>?g <text:s/>&lt;isLeaderOf&gt; <text:s/>?a <text:s/>?g <text:s/>&lt;livesIn&gt; <text:s/>?a <text:s text:c="2"/>=&gt; ?a <text:s/>&lt;imports&gt; <text:s/>?b</text:p>
          </table:table-cell>
          <table:table-cell office:value-type="float" office:value="0.000009495" calcext:value-type="float">
            <text:p>0.000009495</text:p>
          </table:table-cell>
          <table:table-cell office:value-type="float" office:value="0.026785714" calcext:value-type="float">
            <text:p>0.026785714</text:p>
          </table:table-cell>
          <table:table-cell table:number-columns-repeated="2" office:value-type="float" office:value="0.321428571" calcext:value-type="float">
            <text:p>0.32142857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98] &lt;&gt; 0; 1; 0)" office:value-type="float" office:value="0" calcext:value-type="float">
            <text:p>0</text:p>
          </table:table-cell>
          <table:table-cell table:formula="of:=IF(AND([.K898]=1; [.J898]&gt;=[.E89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exports&gt; <text:s/>?b <text:s/>?i <text:s/>&lt;isLeaderOf&gt; <text:s/>?e <text:s/>?i <text:s/>&lt;livesIn&gt; <text:s/>?a <text:s text:c="2"/>=&gt; ?a <text:s/>&lt;imports&gt; <text:s/>?b</text:p>
          </table:table-cell>
          <table:table-cell office:value-type="float" office:value="0.000009495" calcext:value-type="float">
            <text:p>0.000009495</text:p>
          </table:table-cell>
          <table:table-cell office:value-type="float" office:value="0.026785714" calcext:value-type="float">
            <text:p>0.026785714</text:p>
          </table:table-cell>
          <table:table-cell office:value-type="float" office:value="0.046391753" calcext:value-type="float">
            <text:p>0.046391753</text:p>
          </table:table-cell>
          <table:table-cell office:value-type="float" office:value="0.321428571" calcext:value-type="float">
            <text:p>0.321428571</text:p>
          </table:table-cell>
          <table:table-cell office:value-type="float" office:value="9" calcext:value-type="float">
            <text:p>9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899] &lt;&gt; 0; 1; 0)" office:value-type="float" office:value="0" calcext:value-type="float">
            <text:p>0</text:p>
          </table:table-cell>
          <table:table-cell table:formula="of:=IF(AND([.K899]=1; [.J899]&gt;=[.E89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exports&gt; <text:s/>?b <text:s/>?i <text:s/>&lt;isLeaderOf&gt; <text:s/>?a <text:s/>?i <text:s/>&lt;livesIn&gt; <text:s/>?e <text:s text:c="2"/>=&gt; ?a <text:s/>&lt;imports&gt; <text:s/>?b</text:p>
          </table:table-cell>
          <table:table-cell office:value-type="float" office:value="0.000009495" calcext:value-type="float">
            <text:p>0.000009495</text:p>
          </table:table-cell>
          <table:table-cell office:value-type="float" office:value="0.026785714" calcext:value-type="float">
            <text:p>0.026785714</text:p>
          </table:table-cell>
          <table:table-cell office:value-type="float" office:value="0.052631579" calcext:value-type="float">
            <text:p>0.052631579</text:p>
          </table:table-cell>
          <table:table-cell office:value-type="float" office:value="0.321428571" calcext:value-type="float">
            <text:p>0.321428571</text:p>
          </table:table-cell>
          <table:table-cell office:value-type="float" office:value="9" calcext:value-type="float">
            <text:p>9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00] &lt;&gt; 0; 1; 0)" office:value-type="float" office:value="0" calcext:value-type="float">
            <text:p>0</text:p>
          </table:table-cell>
          <table:table-cell table:formula="of:=IF(AND([.K900]=1; [.J900]&gt;=[.E90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mports&gt; <text:s/>?b <text:s/>?g <text:s/>&lt;isLeaderOf&gt; <text:s/>?a <text:s/>?g <text:s/>&lt;livesIn&gt; <text:s/>?a <text:s text:c="2"/>=&gt; ?a <text:s/>&lt;exports&gt; <text:s/>?b</text:p>
          </table:table-cell>
          <table:table-cell office:value-type="float" office:value="0.000009495" calcext:value-type="float">
            <text:p>0.000009495</text:p>
          </table:table-cell>
          <table:table-cell office:value-type="float" office:value="0.017751479" calcext:value-type="float">
            <text:p>0.017751479</text:p>
          </table:table-cell>
          <table:table-cell office:value-type="float" office:value="0.290322581" calcext:value-type="float">
            <text:p>0.290322581</text:p>
          </table:table-cell>
          <table:table-cell office:value-type="float" office:value="0.321428571" calcext:value-type="float">
            <text:p>0.32142857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901] &lt;&gt; 0; 1; 0)" office:value-type="float" office:value="0" calcext:value-type="float">
            <text:p>0</text:p>
          </table:table-cell>
          <table:table-cell table:formula="of:=IF(AND([.K901]=1; [.J901]&gt;=[.E90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g <text:s/>&lt;diedIn&gt; <text:s/>?b <text:s/>?g <text:s/>&lt;livesIn&gt; <text:s/>?b <text:s/>?a <text:s/>&lt;wasBornIn&gt; <text:s/>?b <text:s text:c="2"/>=&gt; ?a <text:s/>&lt;livesIn&gt; <text:s/>?b</text:p>
          </table:table-cell>
          <table:table-cell office:value-type="float" office:value="0.00022893" calcext:value-type="float">
            <text:p>0.00022893</text:p>
          </table:table-cell>
          <table:table-cell office:value-type="float" office:value="0.014870143" calcext:value-type="float">
            <text:p>0.014870143</text:p>
          </table:table-cell>
          <table:table-cell office:value-type="float" office:value="0.017836594" calcext:value-type="float">
            <text:p>0.017836594</text:p>
          </table:table-cell>
          <table:table-cell office:value-type="float" office:value="0.321481481" calcext:value-type="float">
            <text:p>0.321481481</text:p>
          </table:table-cell>
          <table:table-cell office:value-type="float" office:value="217" calcext:value-type="float">
            <text:p>217</text:p>
          </table:table-cell>
          <table:table-cell office:value-type="float" office:value="12166" calcext:value-type="float">
            <text:p>12166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02] &lt;&gt; 0; 1; 0)" office:value-type="float" office:value="0" calcext:value-type="float">
            <text:p>0</text:p>
          </table:table-cell>
          <table:table-cell table:formula="of:=IF(AND([.K902]=1; [.J902]&gt;=[.E90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hasAcademicAdvisor&gt; <text:s/>?b <text:s/>?f <text:s/>&lt;hasAcademicAdvisor&gt; <text:s/>?j <text:s/>?a <text:s/>&lt;influences&gt; <text:s/>?f <text:s text:c="2"/>=&gt; ?a <text:s/>&lt;hasAcademicAdvisor&gt; <text:s/>?b</text:p>
          </table:table-cell>
          <table:table-cell office:value-type="float" office:value="0.000023209" calcext:value-type="float">
            <text:p>0.000023209</text:p>
          </table:table-cell>
          <table:table-cell office:value-type="float" office:value="0.011299435" calcext:value-type="float">
            <text:p>0.011299435</text:p>
          </table:table-cell>
          <table:table-cell office:value-type="float" office:value="0.164179104" calcext:value-type="float">
            <text:p>0.164179104</text:p>
          </table:table-cell>
          <table:table-cell office:value-type="float" office:value="0.323529412" calcext:value-type="float">
            <text:p>0.323529412</text:p>
          </table:table-cell>
          <table:table-cell office:value-type="float" office:value="22" calcext:value-type="float">
            <text:p>22</text:p>
          </table:table-cell>
          <table:table-cell office:value-type="float" office:value="134" calcext:value-type="float">
            <text:p>13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?a</text:p>
          </table:table-cell>
          <table:table-cell office:value-type="float" office:value="48.1316117195167" calcext:value-type="float">
            <text:p>48.1316117195</text:p>
          </table:table-cell>
          <table:table-cell table:formula="of:=IF([.J903] &lt;&gt; 0; 1; 0)" office:value-type="float" office:value="1" calcext:value-type="float">
            <text:p>1</text:p>
          </table:table-cell>
          <table:table-cell table:formula="of:=IF(AND([.K903]=1; [.J903]&gt;=[.E90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rected&gt; <text:s/>?b <text:s text:c="2"/>=&gt; ?a <text:s/>&lt;created&gt; <text:s/>?b</text:p>
          </table:table-cell>
          <table:table-cell office:value-type="float" office:value="0.00662209" calcext:value-type="float">
            <text:p>0.00662209</text:p>
          </table:table-cell>
          <table:table-cell office:value-type="float" office:value="0.031360225" calcext:value-type="float">
            <text:p>0.031360225</text:p>
          </table:table-cell>
          <table:table-cell office:value-type="float" office:value="0.187524273" calcext:value-type="float">
            <text:p>0.187524273</text:p>
          </table:table-cell>
          <table:table-cell office:value-type="float" office:value="0.324644427" calcext:value-type="float">
            <text:p>0.324644427</text:p>
          </table:table-cell>
          <table:table-cell office:value-type="float" office:value="6277" calcext:value-type="float">
            <text:p>6277</text:p>
          </table:table-cell>
          <table:table-cell office:value-type="float" office:value="33473" calcext:value-type="float">
            <text:p>33473</text:p>
          </table:table-cell>
          <table:table-cell office:value-type="float" office:value="19335" calcext:value-type="float">
            <text:p>19335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904] &lt;&gt; 0; 1; 0)" office:value-type="float" office:value="0" calcext:value-type="float">
            <text:p>0</text:p>
          </table:table-cell>
          <table:table-cell table:formula="of:=IF(AND([.K904]=1; [.J904]&gt;=[.E90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h <text:s/>?a <text:s/>&lt;created&gt; <text:s/>?b <text:s/>?a <text:s/>&lt;created&gt; <text:s/>?h <text:s text:c="2"/>=&gt; ?a <text:s/>&lt;produced&gt; <text:s/>?b</text:p>
          </table:table-cell>
          <table:table-cell office:value-type="float" office:value="0.000303833" calcext:value-type="float">
            <text:p>0.000303833</text:p>
          </table:table-cell>
          <table:table-cell office:value-type="float" office:value="0.014274385" calcext:value-type="float">
            <text:p>0.014274385</text:p>
          </table:table-cell>
          <table:table-cell office:value-type="float" office:value="0.081632653" calcext:value-type="float">
            <text:p>0.081632653</text:p>
          </table:table-cell>
          <table:table-cell office:value-type="float" office:value="0.324689966" calcext:value-type="float">
            <text:p>0.324689966</text:p>
          </table:table-cell>
          <table:table-cell office:value-type="float" office:value="288" calcext:value-type="float">
            <text:p>288</text:p>
          </table:table-cell>
          <table:table-cell office:value-type="float" office:value="3528" calcext:value-type="float">
            <text:p>3528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905] &lt;&gt; 0; 1; 0)" office:value-type="float" office:value="0" calcext:value-type="float">
            <text:p>0</text:p>
          </table:table-cell>
          <table:table-cell table:formula="of:=IF(AND([.K905]=1; [.J905]&gt;=[.E90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reated&gt; <text:s/>?f <text:s/>?a <text:s/>&lt;isMarriedTo&gt; <text:s/>?j <text:s/>?j <text:s/>&lt;produced&gt; <text:s/>?f <text:s text:c="2"/>=&gt; ?a <text:s/>&lt;isMarriedTo&gt; <text:s/>?b</text:p>
          </table:table-cell>
          <table:table-cell office:value-type="float" office:value="0.000152972" calcext:value-type="float">
            <text:p>0.000152972</text:p>
          </table:table-cell>
          <table:table-cell office:value-type="float" office:value="0.012090386" calcext:value-type="float">
            <text:p>0.012090386</text:p>
          </table:table-cell>
          <table:table-cell office:value-type="float" office:value="0.042546948" calcext:value-type="float">
            <text:p>0.042546948</text:p>
          </table:table-cell>
          <table:table-cell office:value-type="float" office:value="0.325112108" calcext:value-type="float">
            <text:p>0.325112108</text:p>
          </table:table-cell>
          <table:table-cell office:value-type="float" office:value="145" calcext:value-type="float">
            <text:p>145</text:p>
          </table:table-cell>
          <table:table-cell office:value-type="float" office:value="3408" calcext:value-type="float">
            <text:p>3408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?b</text:p>
          </table:table-cell>
          <table:table-cell office:value-type="float" office:value="224.813390777484" calcext:value-type="float">
            <text:p>224.8133907775</text:p>
          </table:table-cell>
          <table:table-cell table:formula="of:=IF([.J906] &lt;&gt; 0; 1; 0)" office:value-type="float" office:value="1" calcext:value-type="float">
            <text:p>1</text:p>
          </table:table-cell>
          <table:table-cell table:formula="of:=IF(AND([.K906]=1; [.J906]&gt;=[.E90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holdsPoliticalPosition&gt; <text:s/>?b <text:s/>?i <text:s/>&lt;isLeaderOf&gt; <text:s/>?f <text:s/>?a <text:s/>&lt;wasBornIn&gt; <text:s/>?f <text:s text:c="2"/>=&gt; ?a <text:s/>&lt;holdsPoliticalPosition&gt; <text:s/>?b</text:p>
          </table:table-cell>
          <table:table-cell office:value-type="float" office:value="0.000028484" calcext:value-type="float">
            <text:p>0.000028484</text:p>
          </table:table-cell>
          <table:table-cell office:value-type="float" office:value="0.011115685" calcext:value-type="float">
            <text:p>0.011115685</text:p>
          </table:table-cell>
          <table:table-cell office:value-type="float" office:value="0.005573906" calcext:value-type="float">
            <text:p>0.005573906</text:p>
          </table:table-cell>
          <table:table-cell office:value-type="float" office:value="0.325301205" calcext:value-type="float">
            <text:p>0.325301205</text:p>
          </table:table-cell>
          <table:table-cell office:value-type="float" office:value="27" calcext:value-type="float">
            <text:p>27</text:p>
          </table:table-cell>
          <table:table-cell office:value-type="float" office:value="4844" calcext:value-type="float">
            <text:p>4844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?a</text:p>
          </table:table-cell>
          <table:table-cell office:value-type="float" office:value="1117.02977833798" calcext:value-type="float">
            <text:p>1117.029778338</text:p>
          </table:table-cell>
          <table:table-cell table:formula="of:=IF([.J907] &lt;&gt; 0; 1; 0)" office:value-type="float" office:value="1" calcext:value-type="float">
            <text:p>1</text:p>
          </table:table-cell>
          <table:table-cell table:formula="of:=IF(AND([.K907]=1; [.J907]&gt;=[.E90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hasCapital&gt; <text:s/>?b <text:s/>?f <text:s/>&lt;isLocatedIn&gt; <text:s/>?j <text:s/>?a <text:s/>&lt;livesIn&gt; <text:s/>?f <text:s text:c="2"/>=&gt; ?a <text:s/>&lt;livesIn&gt; <text:s/>?b</text:p>
          </table:table-cell>
          <table:table-cell office:value-type="float" office:value="0.000595007" calcext:value-type="float">
            <text:p>0.000595007</text:p>
          </table:table-cell>
          <table:table-cell office:value-type="float" office:value="0.038648667" calcext:value-type="float">
            <text:p>0.038648667</text:p>
          </table:table-cell>
          <table:table-cell table:number-columns-repeated="2" office:value-type="float" office:value="0.325635104" calcext:value-type="float">
            <text:p>0.325635104</text:p>
          </table:table-cell>
          <table:table-cell office:value-type="float" office:value="564" calcext:value-type="float">
            <text:p>564</text:p>
          </table:table-cell>
          <table:table-cell table:number-columns-repeated="2" office:value-type="float" office:value="1732" calcext:value-type="float">
            <text:p>173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08] &lt;&gt; 0; 1; 0)" office:value-type="float" office:value="0" calcext:value-type="float">
            <text:p>0</text:p>
          </table:table-cell>
          <table:table-cell table:formula="of:=IF(AND([.K908]=1; [.J908]&gt;=[.E90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graduatedFrom&gt; <text:s/>?b <text:s/>?i <text:s/>&lt;isKnownFor&gt; <text:s/>?f <text:s/>?a <text:s/>&lt;worksAt&gt; <text:s/>?f <text:s text:c="2"/>=&gt; ?a <text:s/>&lt;worksAt&gt; <text:s/>?b</text:p>
          </table:table-cell>
          <table:table-cell office:value-type="float" office:value="0.000126597" calcext:value-type="float">
            <text:p>0.000126597</text:p>
          </table:table-cell>
          <table:table-cell office:value-type="float" office:value="0.049261084" calcext:value-type="float">
            <text:p>0.049261084</text:p>
          </table:table-cell>
          <table:table-cell table:number-columns-repeated="2" office:value-type="float" office:value="0.326086957" calcext:value-type="float">
            <text:p>0.326086957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368" calcext:value-type="float">
            <text:p>368</text:p>
          </table:table-cell>
          <table:table-cell office:value-type="string" calcext:value-type="string">
            <text:p>?a</text:p>
          </table:table-cell>
          <table:table-cell office:value-type="float" office:value="0.671742131354137" calcext:value-type="float">
            <text:p>0.6717421314</text:p>
          </table:table-cell>
          <table:table-cell table:formula="of:=IF([.J909] &lt;&gt; 0; 1; 0)" office:value-type="float" office:value="1" calcext:value-type="float">
            <text:p>1</text:p>
          </table:table-cell>
          <table:table-cell table:formula="of:=IF(AND([.K909]=1; [.J909]&gt;=[.E90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isLocatedIn&gt; <text:s/>?b <text:s/>?i <text:s/>&lt;isLocatedIn&gt; <text:s/>?f <text:s text:c="2"/>=&gt; ?a <text:s/>&lt;livesIn&gt; <text:s/>?b</text:p>
          </table:table-cell>
          <table:table-cell office:value-type="float" office:value="0.000284844" calcext:value-type="float">
            <text:p>0.000284844</text:p>
          </table:table-cell>
          <table:table-cell office:value-type="float" office:value="0.018502022" calcext:value-type="float">
            <text:p>0.018502022</text:p>
          </table:table-cell>
          <table:table-cell office:value-type="float" office:value="0.009166836" calcext:value-type="float">
            <text:p>0.009166836</text:p>
          </table:table-cell>
          <table:table-cell office:value-type="float" office:value="0.326481258" calcext:value-type="float">
            <text:p>0.326481258</text:p>
          </table:table-cell>
          <table:table-cell office:value-type="float" office:value="270" calcext:value-type="float">
            <text:p>270</text:p>
          </table:table-cell>
          <table:table-cell office:value-type="float" office:value="29454" calcext:value-type="float">
            <text:p>29454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?a</text:p>
          </table:table-cell>
          <table:table-cell office:value-type="float" office:value="2002.94621554017" calcext:value-type="float">
            <text:p>2002.9462155402</text:p>
          </table:table-cell>
          <table:table-cell table:formula="of:=IF([.J910] &lt;&gt; 0; 1; 0)" office:value-type="float" office:value="1" calcext:value-type="float">
            <text:p>1</text:p>
          </table:table-cell>
          <table:table-cell table:formula="of:=IF(AND([.K910]=1; [.J910]&gt;=[.E91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b <text:s/>?h <text:s/>&lt;isMarriedTo&gt; <text:s/>?a <text:s/>?a <text:s/>&lt;isMarriedTo&gt; <text:s/>?h <text:s text:c="2"/>=&gt; ?a <text:s/>&lt;directed&gt; <text:s/>?b</text:p>
          </table:table-cell>
          <table:table-cell office:value-type="float" office:value="0.000502169" calcext:value-type="float">
            <text:p>0.000502169</text:p>
          </table:table-cell>
          <table:table-cell office:value-type="float" office:value="0.014220416" calcext:value-type="float">
            <text:p>0.014220416</text:p>
          </table:table-cell>
          <table:table-cell office:value-type="float" office:value="0.122648802" calcext:value-type="float">
            <text:p>0.122648802</text:p>
          </table:table-cell>
          <table:table-cell office:value-type="float" office:value="0.326698696" calcext:value-type="float">
            <text:p>0.326698696</text:p>
          </table:table-cell>
          <table:table-cell office:value-type="float" office:value="476" calcext:value-type="float">
            <text:p>476</text:p>
          </table:table-cell>
          <table:table-cell office:value-type="float" office:value="3881" calcext:value-type="float">
            <text:p>3881</text:p>
          </table:table-cell>
          <table:table-cell office:value-type="float" office:value="1457" calcext:value-type="float">
            <text:p>1457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911] &lt;&gt; 0; 1; 0)" office:value-type="float" office:value="0" calcext:value-type="float">
            <text:p>0</text:p>
          </table:table-cell>
          <table:table-cell table:formula="of:=IF(AND([.K911]=1; [.J911]&gt;=[.E91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i <text:s/>&lt;diedIn&gt; <text:s/>?f <text:s/>?a <text:s/>&lt;livesIn&gt; <text:s/>?f <text:s text:c="2"/>=&gt; ?a <text:s/>&lt;wasBornIn&gt; <text:s/>?b</text:p>
          </table:table-cell>
          <table:table-cell office:value-type="float" office:value="0.000649866" calcext:value-type="float">
            <text:p>0.000649866</text:p>
          </table:table-cell>
          <table:table-cell office:value-type="float" office:value="0.011007273" calcext:value-type="float">
            <text:p>0.011007273</text:p>
          </table:table-cell>
          <table:table-cell office:value-type="float" office:value="0.122125297" calcext:value-type="float">
            <text:p>0.122125297</text:p>
          </table:table-cell>
          <table:table-cell office:value-type="float" office:value="0.327833954" calcext:value-type="float">
            <text:p>0.327833954</text:p>
          </table:table-cell>
          <table:table-cell office:value-type="float" office:value="616" calcext:value-type="float">
            <text:p>616</text:p>
          </table:table-cell>
          <table:table-cell office:value-type="float" office:value="5044" calcext:value-type="float">
            <text:p>5044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?a</text:p>
          </table:table-cell>
          <table:table-cell office:value-type="float" office:value="16.7609759339996" calcext:value-type="float">
            <text:p>16.760975934</text:p>
          </table:table-cell>
          <table:table-cell table:formula="of:=IF([.J912] &lt;&gt; 0; 1; 0)" office:value-type="float" office:value="1" calcext:value-type="float">
            <text:p>1</text:p>
          </table:table-cell>
          <table:table-cell table:formula="of:=IF(AND([.K912]=1; [.J912]&gt;=[.E91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isKnownFor&gt; <text:s/>?b <text:s/>?i <text:s/>&lt;isKnownFor&gt; <text:s/>?f <text:s text:c="2"/>=&gt; ?a <text:s/>&lt;livesIn&gt; <text:s/>?b</text:p>
          </table:table-cell>
          <table:table-cell office:value-type="float" office:value="0.000481069" calcext:value-type="float">
            <text:p>0.000481069</text:p>
          </table:table-cell>
          <table:table-cell office:value-type="float" office:value="0.031247859" calcext:value-type="float">
            <text:p>0.031247859</text:p>
          </table:table-cell>
          <table:table-cell office:value-type="float" office:value="0.032358785" calcext:value-type="float">
            <text:p>0.032358785</text:p>
          </table:table-cell>
          <table:table-cell office:value-type="float" office:value="0.331636364" calcext:value-type="float">
            <text:p>0.331636364</text:p>
          </table:table-cell>
          <table:table-cell office:value-type="float" office:value="456" calcext:value-type="float">
            <text:p>456</text:p>
          </table:table-cell>
          <table:table-cell office:value-type="float" office:value="14092" calcext:value-type="float">
            <text:p>14092</text:p>
          </table:table-cell>
          <table:table-cell office:value-type="float" office:value="1375" calcext:value-type="float">
            <text:p>1375</text:p>
          </table:table-cell>
          <table:table-cell office:value-type="string" calcext:value-type="string">
            <text:p>?a</text:p>
          </table:table-cell>
          <table:table-cell office:value-type="float" office:value="2.58405261186165" calcext:value-type="float">
            <text:p>2.5840526119</text:p>
          </table:table-cell>
          <table:table-cell table:formula="of:=IF([.J913] &lt;&gt; 0; 1; 0)" office:value-type="float" office:value="1" calcext:value-type="float">
            <text:p>1</text:p>
          </table:table-cell>
          <table:table-cell table:formula="of:=IF(AND([.K913]=1; [.J913]&gt;=[.E91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rected&gt; <text:s/>?b <text:s/>?a <text:s/>&lt;directed&gt; <text:s/>?h <text:s/>?a <text:s/>&lt;produced&gt; <text:s/>?h <text:s text:c="2"/>=&gt; ?a <text:s/>&lt;created&gt; <text:s/>?b</text:p>
          </table:table-cell>
          <table:table-cell office:value-type="float" office:value="0.002273475" calcext:value-type="float">
            <text:p>0.002273475</text:p>
          </table:table-cell>
          <table:table-cell office:value-type="float" office:value="0.010766494" calcext:value-type="float">
            <text:p>0.010766494</text:p>
          </table:table-cell>
          <table:table-cell office:value-type="float" office:value="0.207831035" calcext:value-type="float">
            <text:p>0.207831035</text:p>
          </table:table-cell>
          <table:table-cell office:value-type="float" office:value="0.33276714" calcext:value-type="float">
            <text:p>0.33276714</text:p>
          </table:table-cell>
          <table:table-cell office:value-type="float" office:value="2155" calcext:value-type="float">
            <text:p>2155</text:p>
          </table:table-cell>
          <table:table-cell office:value-type="float" office:value="10369" calcext:value-type="float">
            <text:p>10369</text:p>
          </table:table-cell>
          <table:table-cell office:value-type="float" office:value="6476" calcext:value-type="float">
            <text:p>6476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914] &lt;&gt; 0; 1; 0)" office:value-type="float" office:value="0" calcext:value-type="float">
            <text:p>0</text:p>
          </table:table-cell>
          <table:table-cell table:formula="of:=IF(AND([.K914]=1; [.J914]&gt;=[.E91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a <text:s/>&lt;isCitizenOf&gt; <text:s/>?f <text:s/>?i <text:s/>&lt;isLocatedIn&gt; <text:s/>?f <text:s text:c="2"/>=&gt; ?a <text:s/>&lt;livesIn&gt; <text:s/>?b</text:p>
          </table:table-cell>
          <table:table-cell office:value-type="float" office:value="0.000341813" calcext:value-type="float">
            <text:p>0.000341813</text:p>
          </table:table-cell>
          <table:table-cell office:value-type="float" office:value="0.022202426" calcext:value-type="float">
            <text:p>0.022202426</text:p>
          </table:table-cell>
          <table:table-cell office:value-type="float" office:value="0.029963932" calcext:value-type="float">
            <text:p>0.029963932</text:p>
          </table:table-cell>
          <table:table-cell office:value-type="float" office:value="0.33299075" calcext:value-type="float">
            <text:p>0.33299075</text:p>
          </table:table-cell>
          <table:table-cell office:value-type="float" office:value="324" calcext:value-type="float">
            <text:p>324</text:p>
          </table:table-cell>
          <table:table-cell office:value-type="float" office:value="10813" calcext:value-type="float">
            <text:p>10813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?a</text:p>
          </table:table-cell>
          <table:table-cell office:value-type="float" office:value="4862.58626949832" calcext:value-type="float">
            <text:p>4862.5862694983</text:p>
          </table:table-cell>
          <table:table-cell table:formula="of:=IF([.J915] &lt;&gt; 0; 1; 0)" office:value-type="float" office:value="1" calcext:value-type="float">
            <text:p>1</text:p>
          </table:table-cell>
          <table:table-cell table:formula="of:=IF(AND([.K915]=1; [.J915]&gt;=[.E91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a <text:s/>&lt;isLocatedIn&gt; <text:s/>?f <text:s/>?i <text:s/>&lt;livesIn&gt; <text:s/>?f <text:s text:c="2"/>=&gt; ?a <text:s/>&lt;isCitizenOf&gt; <text:s/>?b</text:p>
          </table:table-cell>
          <table:table-cell office:value-type="float" office:value="0.000289064" calcext:value-type="float">
            <text:p>0.000289064</text:p>
          </table:table-cell>
          <table:table-cell office:value-type="float" office:value="0.018805765" calcext:value-type="float">
            <text:p>0.018805765</text:p>
          </table:table-cell>
          <table:table-cell office:value-type="float" office:value="0.00205803" calcext:value-type="float">
            <text:p>0.00205803</text:p>
          </table:table-cell>
          <table:table-cell office:value-type="float" office:value="0.334146341" calcext:value-type="float">
            <text:p>0.334146341</text:p>
          </table:table-cell>
          <table:table-cell office:value-type="float" office:value="274" calcext:value-type="float">
            <text:p>274</text:p>
          </table:table-cell>
          <table:table-cell office:value-type="float" office:value="133137" calcext:value-type="float">
            <text:p>133137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?a</text:p>
          </table:table-cell>
          <table:table-cell office:value-type="float" office:value="66942.9432253558" calcext:value-type="float">
            <text:p>66942.9432253558</text:p>
          </table:table-cell>
          <table:table-cell table:formula="of:=IF([.J916] &lt;&gt; 0; 1; 0)" office:value-type="float" office:value="1" calcext:value-type="float">
            <text:p>1</text:p>
          </table:table-cell>
          <table:table-cell table:formula="of:=IF(AND([.K916]=1; [.J916]&gt;=[.E91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LeaderOf&gt; <text:s/>?f <text:s/>?i <text:s/>&lt;isLocatedIn&gt; <text:s/>?b <text:s/>?i <text:s/>&lt;isLocatedIn&gt; <text:s/>?f <text:s text:c="2"/>=&gt; ?a <text:s/>&lt;livesIn&gt; <text:s/>?b</text:p>
          </table:table-cell>
          <table:table-cell office:value-type="float" office:value="0.00021205" calcext:value-type="float">
            <text:p>0.00021205</text:p>
          </table:table-cell>
          <table:table-cell office:value-type="float" office:value="0.013773727" calcext:value-type="float">
            <text:p>0.013773727</text:p>
          </table:table-cell>
          <table:table-cell office:value-type="float" office:value="0.067722372" calcext:value-type="float">
            <text:p>0.067722372</text:p>
          </table:table-cell>
          <table:table-cell office:value-type="float" office:value="0.334442596" calcext:value-type="float">
            <text:p>0.334442596</text:p>
          </table:table-cell>
          <table:table-cell office:value-type="float" office:value="201" calcext:value-type="float">
            <text:p>201</text:p>
          </table:table-cell>
          <table:table-cell office:value-type="float" office:value="2968" calcext:value-type="float">
            <text:p>2968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?a</text:p>
          </table:table-cell>
          <table:table-cell office:value-type="float" office:value="2229.29002781794" calcext:value-type="float">
            <text:p>2229.290027818</text:p>
          </table:table-cell>
          <table:table-cell table:formula="of:=IF([.J917] &lt;&gt; 0; 1; 0)" office:value-type="float" office:value="1" calcext:value-type="float">
            <text:p>1</text:p>
          </table:table-cell>
          <table:table-cell table:formula="of:=IF(AND([.K917]=1; [.J917]&gt;=[.E91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directed&gt; <text:s/>?f <text:s/>?i <text:s/>&lt;directed&gt; <text:s/>?f <text:s text:c="2"/>=&gt; ?a <text:s/>&lt;directed&gt; <text:s/>?b</text:p>
          </table:table-cell>
          <table:table-cell office:value-type="float" office:value="0.007003992" calcext:value-type="float">
            <text:p>0.007003992</text:p>
          </table:table-cell>
          <table:table-cell office:value-type="float" office:value="0.19833896" calcext:value-type="float">
            <text:p>0.19833896</text:p>
          </table:table-cell>
          <table:table-cell office:value-type="float" office:value="0.242325802" calcext:value-type="float">
            <text:p>0.242325802</text:p>
          </table:table-cell>
          <table:table-cell office:value-type="float" office:value="0.338103483" calcext:value-type="float">
            <text:p>0.338103483</text:p>
          </table:table-cell>
          <table:table-cell office:value-type="float" office:value="6639" calcext:value-type="float">
            <text:p>6639</text:p>
          </table:table-cell>
          <table:table-cell office:value-type="float" office:value="27397" calcext:value-type="float">
            <text:p>27397</text:p>
          </table:table-cell>
          <table:table-cell office:value-type="float" office:value="19636" calcext:value-type="float">
            <text:p>19636</text:p>
          </table:table-cell>
          <table:table-cell office:value-type="string" calcext:value-type="string">
            <text:p>?b</text:p>
          </table:table-cell>
          <table:table-cell office:value-type="float" office:value="19.2679693151995" calcext:value-type="float">
            <text:p>19.2679693152</text:p>
          </table:table-cell>
          <table:table-cell table:formula="of:=IF([.J918] &lt;&gt; 0; 1; 0)" office:value-type="float" office:value="1" calcext:value-type="float">
            <text:p>1</text:p>
          </table:table-cell>
          <table:table-cell table:formula="of:=IF(AND([.K918]=1; [.J918]&gt;=[.E91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isLocatedIn&gt; <text:s/>?b <text:s/>?i <text:s/>&lt;wasBornIn&gt; <text:s/>?f <text:s text:c="2"/>=&gt; ?a <text:s/>&lt;diedIn&gt; <text:s/>?b</text:p>
          </table:table-cell>
          <table:table-cell office:value-type="float" office:value="0.00115731" calcext:value-type="float">
            <text:p>0.00115731</text:p>
          </table:table-cell>
          <table:table-cell office:value-type="float" office:value="0.049512547" calcext:value-type="float">
            <text:p>0.049512547</text:p>
          </table:table-cell>
          <table:table-cell table:number-columns-repeated="2" office:value-type="float" office:value="0.339418317" calcext:value-type="float">
            <text:p>0.339418317</text:p>
          </table:table-cell>
          <table:table-cell office:value-type="float" office:value="1097" calcext:value-type="float">
            <text:p>1097</text:p>
          </table:table-cell>
          <table:table-cell table:number-columns-repeated="2" office:value-type="float" office:value="3232" calcext:value-type="float">
            <text:p>3232</text:p>
          </table:table-cell>
          <table:table-cell office:value-type="string" calcext:value-type="string">
            <text:p>?a</text:p>
          </table:table-cell>
          <table:table-cell office:value-type="float" office:value="0.572370391618003" calcext:value-type="float">
            <text:p>0.5723703916</text:p>
          </table:table-cell>
          <table:table-cell table:formula="of:=IF([.J919] &lt;&gt; 0; 1; 0)" office:value-type="float" office:value="1" calcext:value-type="float">
            <text:p>1</text:p>
          </table:table-cell>
          <table:table-cell table:formula="of:=IF(AND([.K919]=1; [.J919]&gt;=[.E91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Capital&gt; <text:s/>?b <text:s/>?i <text:s/>&lt;isCitizenOf&gt; <text:s/>?e <text:s/>?i <text:s/>&lt;livesIn&gt; <text:s/>?a <text:s text:c="2"/>=&gt; ?a <text:s/>&lt;hasCapital&gt; <text:s/>?b</text:p>
          </table:table-cell>
          <table:table-cell office:value-type="float" office:value="0.000058024" calcext:value-type="float">
            <text:p>0.000058024</text:p>
          </table:table-cell>
          <table:table-cell office:value-type="float" office:value="0.025955639" calcext:value-type="float">
            <text:p>0.025955639</text:p>
          </table:table-cell>
          <table:table-cell office:value-type="float" office:value="0.085803432" calcext:value-type="float">
            <text:p>0.085803432</text:p>
          </table:table-cell>
          <table:table-cell office:value-type="float" office:value="0.339506173" calcext:value-type="float">
            <text:p>0.339506173</text:p>
          </table:table-cell>
          <table:table-cell office:value-type="float" office:value="55" calcext:value-type="float">
            <text:p>55</text:p>
          </table:table-cell>
          <table:table-cell office:value-type="float" office:value="641" calcext:value-type="float">
            <text:p>64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20] &lt;&gt; 0; 1; 0)" office:value-type="float" office:value="0" calcext:value-type="float">
            <text:p>0</text:p>
          </table:table-cell>
          <table:table-cell table:formula="of:=IF(AND([.K920]=1; [.J920]&gt;=[.E92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ocatedIn&gt; <text:s/>?b <text:s/>?a <text:s/>&lt;wasBornIn&gt; <text:s/>?f <text:s/>?i <text:s/>&lt;wasBornIn&gt; <text:s/>?f <text:s text:c="2"/>=&gt; ?a <text:s/>&lt;wasBornIn&gt; <text:s/>?b</text:p>
          </table:table-cell>
          <table:table-cell office:value-type="float" office:value="0.002151098" calcext:value-type="float">
            <text:p>0.002151098</text:p>
          </table:table-cell>
          <table:table-cell office:value-type="float" office:value="0.036434787" calcext:value-type="float">
            <text:p>0.036434787</text:p>
          </table:table-cell>
          <table:table-cell table:number-columns-repeated="2" office:value-type="float" office:value="0.342861947" calcext:value-type="float">
            <text:p>0.342861947</text:p>
          </table:table-cell>
          <table:table-cell office:value-type="float" office:value="2039" calcext:value-type="float">
            <text:p>2039</text:p>
          </table:table-cell>
          <table:table-cell table:number-columns-repeated="2" office:value-type="float" office:value="5947" calcext:value-type="float">
            <text:p>5947</text:p>
          </table:table-cell>
          <table:table-cell office:value-type="string" calcext:value-type="string">
            <text:p>?a</text:p>
          </table:table-cell>
          <table:table-cell office:value-type="float" office:value="0.166751018727796" calcext:value-type="float">
            <text:p>0.1667510187</text:p>
          </table:table-cell>
          <table:table-cell table:formula="of:=IF([.J921] &lt;&gt; 0; 1; 0)" office:value-type="float" office:value="1" calcext:value-type="float">
            <text:p>1</text:p>
          </table:table-cell>
          <table:table-cell table:formula="of:=IF(AND([.K921]=1; [.J921]&gt;=[.E92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h <text:s/>&lt;dealsWith&gt; <text:s/>?a <text:s/>?a <text:s/>&lt;dealsWith&gt; <text:s/>?h <text:s/>?a <text:s/>&lt;imports&gt; <text:s/>?b <text:s text:c="2"/>=&gt; ?a <text:s/>&lt;exports&gt; <text:s/>?b</text:p>
          </table:table-cell>
          <table:table-cell office:value-type="float" office:value="0.000030594" calcext:value-type="float">
            <text:p>0.000030594</text:p>
          </table:table-cell>
          <table:table-cell office:value-type="float" office:value="0.057199211" calcext:value-type="float">
            <text:p>0.057199211</text:p>
          </table:table-cell>
          <table:table-cell office:value-type="float" office:value="0.311827957" calcext:value-type="float">
            <text:p>0.311827957</text:p>
          </table:table-cell>
          <table:table-cell office:value-type="float" office:value="0.345238095" calcext:value-type="float">
            <text:p>0.345238095</text:p>
          </table:table-cell>
          <table:table-cell office:value-type="float" office:value="29" calcext:value-type="float">
            <text:p>29</text:p>
          </table:table-cell>
          <table:table-cell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922] &lt;&gt; 0; 1; 0)" office:value-type="float" office:value="0" calcext:value-type="float">
            <text:p>0</text:p>
          </table:table-cell>
          <table:table-cell table:formula="of:=IF(AND([.K922]=1; [.J922]&gt;=[.E92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a <text:s/>?b <text:s/>&lt;exports&gt; <text:s/>?h <text:s/>?a <text:s/>&lt;imports&gt; <text:s/>?h <text:s text:c="2"/>=&gt; ?a <text:s/>&lt;dealsWith&gt; <text:s/>?b</text:p>
          </table:table-cell>
          <table:table-cell office:value-type="float" office:value="0.000029539" calcext:value-type="float">
            <text:p>0.000029539</text:p>
          </table:table-cell>
          <table:table-cell office:value-type="float" office:value="0.040638607" calcext:value-type="float">
            <text:p>0.040638607</text:p>
          </table:table-cell>
          <table:table-cell office:value-type="float" office:value="0.329411765" calcext:value-type="float">
            <text:p>0.329411765</text:p>
          </table:table-cell>
          <table:table-cell office:value-type="float" office:value="0.345679012" calcext:value-type="float">
            <text:p>0.345679012</text:p>
          </table:table-cell>
          <table:table-cell office:value-type="float" office:value="28" calcext:value-type="float">
            <text:p>28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23] &lt;&gt; 0; 1; 0)" office:value-type="float" office:value="0" calcext:value-type="float">
            <text:p>0</text:p>
          </table:table-cell>
          <table:table-cell table:formula="of:=IF(AND([.K923]=1; [.J923]&gt;=[.E92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i <text:s/>&lt;isLeaderOf&gt; <text:s/>?f <text:s/>?a <text:s/>&lt;isLocatedIn&gt; <text:s/>?f <text:s text:c="2"/>=&gt; ?a <text:s/>&lt;isLocatedIn&gt; <text:s/>?b</text:p>
          </table:table-cell>
          <table:table-cell office:value-type="float" office:value="0.003034114" calcext:value-type="float">
            <text:p>0.003034114</text:p>
          </table:table-cell>
          <table:table-cell office:value-type="float" office:value="0.013496961" calcext:value-type="float">
            <text:p>0.013496961</text:p>
          </table:table-cell>
          <table:table-cell table:number-columns-repeated="2" office:value-type="float" office:value="0.346172364" calcext:value-type="float">
            <text:p>0.346172364</text:p>
          </table:table-cell>
          <table:table-cell office:value-type="float" office:value="2876" calcext:value-type="float">
            <text:p>2876</text:p>
          </table:table-cell>
          <table:table-cell table:number-columns-repeated="2" office:value-type="float" office:value="8308" calcext:value-type="float">
            <text:p>8308</text:p>
          </table:table-cell>
          <table:table-cell office:value-type="string" calcext:value-type="string">
            <text:p>?a</text:p>
          </table:table-cell>
          <table:table-cell office:value-type="float" office:value="0.0147323014088054" calcext:value-type="float">
            <text:p>0.0147323014</text:p>
          </table:table-cell>
          <table:table-cell table:formula="of:=IF([.J924] &lt;&gt; 0; 1; 0)" office:value-type="float" office:value="1" calcext:value-type="float">
            <text:p>1</text:p>
          </table:table-cell>
          <table:table-cell table:formula="of:=IF(AND([.K924]=1; [.J924]&gt;=[.E92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ealsWith&gt; <text:s/>?a <text:s/>?i <text:s/>&lt;isCitizenOf&gt; <text:s/>?b <text:s/>?i <text:s/>&lt;isLocatedIn&gt; <text:s/>?e <text:s text:c="2"/>=&gt; ?a <text:s/>&lt;dealsWith&gt; <text:s/>?b</text:p>
          </table:table-cell>
          <table:table-cell office:value-type="float" office:value="0.000036924" calcext:value-type="float">
            <text:p>0.000036924</text:p>
          </table:table-cell>
          <table:table-cell office:value-type="float" office:value="0.050798258" calcext:value-type="float">
            <text:p>0.050798258</text:p>
          </table:table-cell>
          <table:table-cell office:value-type="float" office:value="0.26119403" calcext:value-type="float">
            <text:p>0.26119403</text:p>
          </table:table-cell>
          <table:table-cell office:value-type="float" office:value="0.346534653" calcext:value-type="float">
            <text:p>0.346534653</text:p>
          </table:table-cell>
          <table:table-cell office:value-type="float" office:value="35" calcext:value-type="float">
            <text:p>35</text:p>
          </table:table-cell>
          <table:table-cell office:value-type="float" office:value="134" calcext:value-type="float">
            <text:p>13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?a</text:p>
          </table:table-cell>
          <table:table-cell office:value-type="float" office:value="17216.6277821134" calcext:value-type="float">
            <text:p>17216.6277821134</text:p>
          </table:table-cell>
          <table:table-cell table:formula="of:=IF([.J925] &lt;&gt; 0; 1; 0)" office:value-type="float" office:value="1" calcext:value-type="float">
            <text:p>1</text:p>
          </table:table-cell>
          <table:table-cell table:formula="of:=IF(AND([.K925]=1; [.J925]&gt;=[.E92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AcademicAdvisor&gt; <text:s/>?a <text:s/>?i <text:s/>&lt;hasAcademicAdvisor&gt; <text:s/>?b <text:s/>?i <text:s/>&lt;influences&gt; <text:s/>?e <text:s text:c="2"/>=&gt; ?a <text:s/>&lt;hasAcademicAdvisor&gt; <text:s/>?b</text:p>
          </table:table-cell>
          <table:table-cell office:value-type="float" office:value="0.000022155" calcext:value-type="float">
            <text:p>0.000022155</text:p>
          </table:table-cell>
          <table:table-cell office:value-type="float" office:value="0.010785824" calcext:value-type="float">
            <text:p>0.010785824</text:p>
          </table:table-cell>
          <table:table-cell office:value-type="float" office:value="0.233333333" calcext:value-type="float">
            <text:p>0.233333333</text:p>
          </table:table-cell>
          <table:table-cell office:value-type="float" office:value="0.35" calcext:value-type="float">
            <text:p>0.35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?a</text:p>
          </table:table-cell>
          <table:table-cell office:value-type="float" office:value="0.467740523485969" calcext:value-type="float">
            <text:p>0.4677405235</text:p>
          </table:table-cell>
          <table:table-cell table:formula="of:=IF([.J926] &lt;&gt; 0; 1; 0)" office:value-type="float" office:value="1" calcext:value-type="float">
            <text:p>1</text:p>
          </table:table-cell>
          <table:table-cell table:formula="of:=IF(AND([.K926]=1; [.J926]&gt;=[.E92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Capital&gt; <text:s/>?b <text:s/>?i <text:s/>&lt;isCitizenOf&gt; <text:s/>?a <text:s/>?i <text:s/>&lt;livesIn&gt; <text:s/>?e <text:s text:c="2"/>=&gt; ?a <text:s/>&lt;hasCapital&gt; <text:s/>?b</text:p>
          </table:table-cell>
          <table:table-cell office:value-type="float" office:value="0.000058024" calcext:value-type="float">
            <text:p>0.000058024</text:p>
          </table:table-cell>
          <table:table-cell office:value-type="float" office:value="0.025955639" calcext:value-type="float">
            <text:p>0.025955639</text:p>
          </table:table-cell>
          <table:table-cell office:value-type="float" office:value="0.335365854" calcext:value-type="float">
            <text:p>0.335365854</text:p>
          </table:table-cell>
          <table:table-cell office:value-type="float" office:value="0.350318471" calcext:value-type="float">
            <text:p>0.350318471</text:p>
          </table:table-cell>
          <table:table-cell office:value-type="float" office:value="55" calcext:value-type="float">
            <text:p>55</text:p>
          </table:table-cell>
          <table:table-cell office:value-type="float" office:value="164" calcext:value-type="float">
            <text:p>164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27] &lt;&gt; 0; 1; 0)" office:value-type="float" office:value="0" calcext:value-type="float">
            <text:p>0</text:p>
          </table:table-cell>
          <table:table-cell table:formula="of:=IF(AND([.K927]=1; [.J927]&gt;=[.E92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g <text:s/>&lt;actedIn&gt; <text:s/>?b <text:s/>?a <text:s/>&lt;directed&gt; <text:s/>?b <text:s/>?g <text:s/>&lt;produced&gt; <text:s/>?b <text:s text:c="2"/>=&gt; ?a <text:s/>&lt;produced&gt; <text:s/>?b</text:p>
          </table:table-cell>
          <table:table-cell office:value-type="float" office:value="0.000259524" calcext:value-type="float">
            <text:p>0.000259524</text:p>
          </table:table-cell>
          <table:table-cell office:value-type="float" office:value="0.012192704" calcext:value-type="float">
            <text:p>0.012192704</text:p>
          </table:table-cell>
          <table:table-cell table:number-columns-repeated="2" office:value-type="float" office:value="0.35042735" calcext:value-type="float">
            <text:p>0.35042735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702" calcext:value-type="float">
            <text:p>702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928] &lt;&gt; 0; 1; 0)" office:value-type="float" office:value="0" calcext:value-type="float">
            <text:p>0</text:p>
          </table:table-cell>
          <table:table-cell table:formula="of:=IF(AND([.K928]=1; [.J928]&gt;=[.E92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livesIn&gt; <text:s/>?f <text:s/>?i <text:s/>&lt;wasBornIn&gt; <text:s/>?b <text:s/>?i <text:s/>&lt;wasBornIn&gt; <text:s/>?f <text:s text:c="2"/>=&gt; ?a <text:s/>&lt;wasBornIn&gt; <text:s/>?b</text:p>
          </table:table-cell>
          <table:table-cell office:value-type="float" office:value="0.000815497" calcext:value-type="float">
            <text:p>0.000815497</text:p>
          </table:table-cell>
          <table:table-cell office:value-type="float" office:value="0.013812698" calcext:value-type="float">
            <text:p>0.013812698</text:p>
          </table:table-cell>
          <table:table-cell office:value-type="float" office:value="0.136669024" calcext:value-type="float">
            <text:p>0.136669024</text:p>
          </table:table-cell>
          <table:table-cell office:value-type="float" office:value="0.353129283" calcext:value-type="float">
            <text:p>0.353129283</text:p>
          </table:table-cell>
          <table:table-cell office:value-type="float" office:value="773" calcext:value-type="float">
            <text:p>773</text:p>
          </table:table-cell>
          <table:table-cell office:value-type="float" office:value="5656" calcext:value-type="float">
            <text:p>5656</text:p>
          </table:table-cell>
          <table:table-cell office:value-type="float" office:value="2189" calcext:value-type="float">
            <text:p>2189</text:p>
          </table:table-cell>
          <table:table-cell office:value-type="string" calcext:value-type="string">
            <text:p>?a</text:p>
          </table:table-cell>
          <table:table-cell office:value-type="float" office:value="56.727798133826" calcext:value-type="float">
            <text:p>56.7277981338</text:p>
          </table:table-cell>
          <table:table-cell table:formula="of:=IF([.J929] &lt;&gt; 0; 1; 0)" office:value-type="float" office:value="1" calcext:value-type="float">
            <text:p>1</text:p>
          </table:table-cell>
          <table:table-cell table:formula="of:=IF(AND([.K929]=1; [.J929]&gt;=[.E92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h <text:s/>&lt;hasCapital&gt; <text:s/>?b <text:s/>?b <text:s/>&lt;isLocatedIn&gt; <text:s/>?h <text:s/>?a <text:s/>&lt;wasBornIn&gt; <text:s/>?b <text:s text:c="2"/>=&gt; ?a <text:s/>&lt;diedIn&gt; <text:s/>?b</text:p>
          </table:table-cell>
          <table:table-cell office:value-type="float" office:value="0.000309108" calcext:value-type="float">
            <text:p>0.000309108</text:p>
          </table:table-cell>
          <table:table-cell office:value-type="float" office:value="0.013224409" calcext:value-type="float">
            <text:p>0.013224409</text:p>
          </table:table-cell>
          <table:table-cell office:value-type="float" office:value="0.0540391" calcext:value-type="float">
            <text:p>0.0540391</text:p>
          </table:table-cell>
          <table:table-cell office:value-type="float" office:value="0.355151515" calcext:value-type="float">
            <text:p>0.355151515</text:p>
          </table:table-cell>
          <table:table-cell office:value-type="float" office:value="293" calcext:value-type="float">
            <text:p>293</text:p>
          </table:table-cell>
          <table:table-cell office:value-type="float" office:value="5422" calcext:value-type="float">
            <text:p>5422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30] &lt;&gt; 0; 1; 0)" office:value-type="float" office:value="0" calcext:value-type="float">
            <text:p>0</text:p>
          </table:table-cell>
          <table:table-cell table:formula="of:=IF(AND([.K930]=1; [.J930]&gt;=[.E93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hasCapital&gt; <text:s/>?b <text:s/>?a <text:s/>&lt;isCitizenOf&gt; <text:s/>?f <text:s/>?b <text:s/>&lt;isLocatedIn&gt; <text:s/>?f <text:s text:c="2"/>=&gt; ?a <text:s/>&lt;diedIn&gt; <text:s/>?b</text:p>
          </table:table-cell>
          <table:table-cell office:value-type="float" office:value="0.000358692" calcext:value-type="float">
            <text:p>0.000358692</text:p>
          </table:table-cell>
          <table:table-cell office:value-type="float" office:value="0.01534573" calcext:value-type="float">
            <text:p>0.01534573</text:p>
          </table:table-cell>
          <table:table-cell office:value-type="float" office:value="0.047019776" calcext:value-type="float">
            <text:p>0.047019776</text:p>
          </table:table-cell>
          <table:table-cell office:value-type="float" office:value="0.357518402" calcext:value-type="float">
            <text:p>0.357518402</text:p>
          </table:table-cell>
          <table:table-cell office:value-type="float" office:value="340" calcext:value-type="float">
            <text:p>340</text:p>
          </table:table-cell>
          <table:table-cell office:value-type="float" office:value="7231" calcext:value-type="float">
            <text:p>7231</text:p>
          </table:table-cell>
          <table:table-cell office:value-type="float" office:value="951" calcext:value-type="float">
            <text:p>95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31] &lt;&gt; 0; 1; 0)" office:value-type="float" office:value="0" calcext:value-type="float">
            <text:p>0</text:p>
          </table:table-cell>
          <table:table-cell table:formula="of:=IF(AND([.K931]=1; [.J931]&gt;=[.E93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holdsPoliticalPosition&gt; <text:s/>?b <text:s/>?i <text:s/>&lt;isLeaderOf&gt; <text:s/>?f <text:s/>?a <text:s/>&lt;livesIn&gt; <text:s/>?f <text:s text:c="2"/>=&gt; ?a <text:s/>&lt;holdsPoliticalPosition&gt; <text:s/>?b</text:p>
          </table:table-cell>
          <table:table-cell office:value-type="float" office:value="0.000060134" calcext:value-type="float">
            <text:p>0.000060134</text:p>
          </table:table-cell>
          <table:table-cell office:value-type="float" office:value="0.023466447" calcext:value-type="float">
            <text:p>0.023466447</text:p>
          </table:table-cell>
          <table:table-cell office:value-type="float" office:value="0.012995896" calcext:value-type="float">
            <text:p>0.012995896</text:p>
          </table:table-cell>
          <table:table-cell office:value-type="float" office:value="0.360759494" calcext:value-type="float">
            <text:p>0.360759494</text:p>
          </table:table-cell>
          <table:table-cell office:value-type="float" office:value="57" calcext:value-type="float">
            <text:p>57</text:p>
          </table:table-cell>
          <table:table-cell office:value-type="float" office:value="4386" calcext:value-type="float">
            <text:p>4386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?a</text:p>
          </table:table-cell>
          <table:table-cell office:value-type="float" office:value="7301.08530790852" calcext:value-type="float">
            <text:p>7301.0853079085</text:p>
          </table:table-cell>
          <table:table-cell table:formula="of:=IF([.J932] &lt;&gt; 0; 1; 0)" office:value-type="float" office:value="1" calcext:value-type="float">
            <text:p>1</text:p>
          </table:table-cell>
          <table:table-cell table:formula="of:=IF(AND([.K932]=1; [.J932]&gt;=[.E93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a <text:s/>?g <text:s/>&lt;isLeaderOf&gt; <text:s/>?b <text:s/>?g <text:s/>&lt;livesIn&gt; <text:s/>?b <text:s text:c="2"/>=&gt; ?a <text:s/>&lt;dealsWith&gt; <text:s/>?b</text:p>
          </table:table-cell>
          <table:table-cell office:value-type="float" office:value="0.000013715" calcext:value-type="float">
            <text:p>0.000013715</text:p>
          </table:table-cell>
          <table:table-cell office:value-type="float" office:value="0.018867925" calcext:value-type="float">
            <text:p>0.018867925</text:p>
          </table:table-cell>
          <table:table-cell office:value-type="float" office:value="0.276595745" calcext:value-type="float">
            <text:p>0.276595745</text:p>
          </table:table-cell>
          <table:table-cell office:value-type="float" office:value="0.361111111" calcext:value-type="float">
            <text:p>0.361111111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33] &lt;&gt; 0; 1; 0)" office:value-type="float" office:value="0" calcext:value-type="float">
            <text:p>0</text:p>
          </table:table-cell>
          <table:table-cell table:formula="of:=IF(AND([.K933]=1; [.J933]&gt;=[.E93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g <text:s/>&lt;created&gt; <text:s/>?b <text:s/>?a <text:s/>&lt;directed&gt; <text:s/>?b <text:s/>?g <text:s/>&lt;directed&gt; <text:s/>?b <text:s text:c="2"/>=&gt; ?a <text:s/>&lt;produced&gt; <text:s/>?b</text:p>
          </table:table-cell>
          <table:table-cell office:value-type="float" office:value="0.001089791" calcext:value-type="float">
            <text:p>0.001089791</text:p>
          </table:table-cell>
          <table:table-cell office:value-type="float" office:value="0.051199445" calcext:value-type="float">
            <text:p>0.051199445</text:p>
          </table:table-cell>
          <table:table-cell office:value-type="float" office:value="0.159094409" calcext:value-type="float">
            <text:p>0.159094409</text:p>
          </table:table-cell>
          <table:table-cell office:value-type="float" office:value="0.363860514" calcext:value-type="float">
            <text:p>0.363860514</text:p>
          </table:table-cell>
          <table:table-cell office:value-type="float" office:value="1033" calcext:value-type="float">
            <text:p>1033</text:p>
          </table:table-cell>
          <table:table-cell office:value-type="float" office:value="6493" calcext:value-type="float">
            <text:p>6493</text:p>
          </table:table-cell>
          <table:table-cell office:value-type="float" office:value="2839" calcext:value-type="float">
            <text:p>2839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934] &lt;&gt; 0; 1; 0)" office:value-type="float" office:value="0" calcext:value-type="float">
            <text:p>0</text:p>
          </table:table-cell>
          <table:table-cell table:formula="of:=IF(AND([.K934]=1; [.J934]&gt;=[.E93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ocatedIn&gt; <text:s/>?f <text:s/>?i <text:s/>&lt;livesIn&gt; <text:s/>?b <text:s/>?a <text:s/>&lt;livesIn&gt; <text:s/>?f <text:s text:c="2"/>=&gt; ?a <text:s/>&lt;livesIn&gt; <text:s/>?b</text:p>
          </table:table-cell>
          <table:table-cell office:value-type="float" office:value="0.000160356" calcext:value-type="float">
            <text:p>0.000160356</text:p>
          </table:table-cell>
          <table:table-cell office:value-type="float" office:value="0.010415953" calcext:value-type="float">
            <text:p>0.010415953</text:p>
          </table:table-cell>
          <table:table-cell table:number-columns-repeated="2" office:value-type="float" office:value="0.365384615" calcext:value-type="float">
            <text:p>0.365384615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416" calcext:value-type="float">
            <text:p>416</text:p>
          </table:table-cell>
          <table:table-cell office:value-type="string" calcext:value-type="string">
            <text:p>?a</text:p>
          </table:table-cell>
          <table:table-cell office:value-type="float" office:value="0.498893193881798" calcext:value-type="float">
            <text:p>0.4988931939</text:p>
          </table:table-cell>
          <table:table-cell table:formula="of:=IF([.J935] &lt;&gt; 0; 1; 0)" office:value-type="float" office:value="1" calcext:value-type="float">
            <text:p>1</text:p>
          </table:table-cell>
          <table:table-cell table:formula="of:=IF(AND([.K935]=1; [.J935]&gt;=[.E93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livesIn&gt; <text:s/>?b <text:s text:c="2"/>=&gt; ?a <text:s/>&lt;isCitizenOf&gt; <text:s/>?b</text:p>
          </table:table-cell>
          <table:table-cell office:value-type="float" office:value="0.00069101" calcext:value-type="float">
            <text:p>0.00069101</text:p>
          </table:table-cell>
          <table:table-cell office:value-type="float" office:value="0.044955388" calcext:value-type="float">
            <text:p>0.044955388</text:p>
          </table:table-cell>
          <table:table-cell office:value-type="float" office:value="0.044884534" calcext:value-type="float">
            <text:p>0.044884534</text:p>
          </table:table-cell>
          <table:table-cell office:value-type="float" office:value="0.365717476" calcext:value-type="float">
            <text:p>0.365717476</text:p>
          </table:table-cell>
          <table:table-cell office:value-type="float" office:value="655" calcext:value-type="float">
            <text:p>655</text:p>
          </table:table-cell>
          <table:table-cell office:value-type="float" office:value="14593" calcext:value-type="float">
            <text:p>14593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36] &lt;&gt; 0; 1; 0)" office:value-type="float" office:value="0" calcext:value-type="float">
            <text:p>0</text:p>
          </table:table-cell>
          <table:table-cell table:formula="of:=IF(AND([.K936]=1; [.J936]&gt;=[.E93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isLocatedIn&gt; <text:s/>?f <text:s/>?i <text:s/>&lt;wasBornIn&gt; <text:s/>?b <text:s text:c="2"/>=&gt; ?a <text:s/>&lt;diedIn&gt; <text:s/>?b</text:p>
          </table:table-cell>
          <table:table-cell office:value-type="float" office:value="0.00115731" calcext:value-type="float">
            <text:p>0.00115731</text:p>
          </table:table-cell>
          <table:table-cell office:value-type="float" office:value="0.049512547" calcext:value-type="float">
            <text:p>0.049512547</text:p>
          </table:table-cell>
          <table:table-cell table:number-columns-repeated="2" office:value-type="float" office:value="0.373764906" calcext:value-type="float">
            <text:p>0.373764906</text:p>
          </table:table-cell>
          <table:table-cell office:value-type="float" office:value="1097" calcext:value-type="float">
            <text:p>1097</text:p>
          </table:table-cell>
          <table:table-cell table:number-columns-repeated="2" office:value-type="float" office:value="2935" calcext:value-type="float">
            <text:p>2935</text:p>
          </table:table-cell>
          <table:table-cell office:value-type="string" calcext:value-type="string">
            <text:p>?a</text:p>
          </table:table-cell>
          <table:table-cell office:value-type="float" office:value="3.4523287071945" calcext:value-type="float">
            <text:p>3.4523287072</text:p>
          </table:table-cell>
          <table:table-cell table:formula="of:=IF([.J937] &lt;&gt; 0; 1; 0)" office:value-type="float" office:value="1" calcext:value-type="float">
            <text:p>1</text:p>
          </table:table-cell>
          <table:table-cell table:formula="of:=IF(AND([.K937]=1; [.J937]&gt;=[.E93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g <text:s/>&lt;livesIn&gt; <text:s/>?b <text:s/>?a <text:s/>&lt;wasBornIn&gt; <text:s/>?b <text:s/>?g <text:s/>&lt;wasBornIn&gt; <text:s/>?b <text:s text:c="2"/>=&gt; ?a <text:s/>&lt;diedIn&gt; <text:s/>?b</text:p>
          </table:table-cell>
          <table:table-cell office:value-type="float" office:value="0.001175244" calcext:value-type="float">
            <text:p>0.001175244</text:p>
          </table:table-cell>
          <table:table-cell office:value-type="float" office:value="0.050279834" calcext:value-type="float">
            <text:p>0.050279834</text:p>
          </table:table-cell>
          <table:table-cell office:value-type="float" office:value="0.050659391" calcext:value-type="float">
            <text:p>0.050659391</text:p>
          </table:table-cell>
          <table:table-cell office:value-type="float" office:value="0.374327957" calcext:value-type="float">
            <text:p>0.374327957</text:p>
          </table:table-cell>
          <table:table-cell office:value-type="float" office:value="1114" calcext:value-type="float">
            <text:p>1114</text:p>
          </table:table-cell>
          <table:table-cell office:value-type="float" office:value="21990" calcext:value-type="float">
            <text:p>21990</text:p>
          </table:table-cell>
          <table:table-cell office:value-type="float" office:value="2976" calcext:value-type="float">
            <text:p>297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38] &lt;&gt; 0; 1; 0)" office:value-type="float" office:value="0" calcext:value-type="float">
            <text:p>0</text:p>
          </table:table-cell>
          <table:table-cell table:formula="of:=IF(AND([.K938]=1; [.J938]&gt;=[.E93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i <text:s/>&lt;isLocatedIn&gt; <text:s/>?f <text:s/>?a <text:s/>&lt;livesIn&gt; <text:s/>?f <text:s text:c="2"/>=&gt; ?a <text:s/>&lt;livesIn&gt; <text:s/>?b</text:p>
          </table:table-cell>
          <table:table-cell office:value-type="float" office:value="0.001712228" calcext:value-type="float">
            <text:p>0.001712228</text:p>
          </table:table-cell>
          <table:table-cell office:value-type="float" office:value="0.111217707" calcext:value-type="float">
            <text:p>0.111217707</text:p>
          </table:table-cell>
          <table:table-cell table:number-columns-repeated="2" office:value-type="float" office:value="0.374480849" calcext:value-type="float">
            <text:p>0.374480849</text:p>
          </table:table-cell>
          <table:table-cell office:value-type="float" office:value="1623" calcext:value-type="float">
            <text:p>1623</text:p>
          </table:table-cell>
          <table:table-cell table:number-columns-repeated="2" office:value-type="float" office:value="4334" calcext:value-type="float">
            <text:p>4334</text:p>
          </table:table-cell>
          <table:table-cell office:value-type="string" calcext:value-type="string">
            <text:p>?a</text:p>
          </table:table-cell>
          <table:table-cell office:value-type="float" office:value="140.396776528194" calcext:value-type="float">
            <text:p>140.3967765282</text:p>
          </table:table-cell>
          <table:table-cell table:formula="of:=IF([.J939] &lt;&gt; 0; 1; 0)" office:value-type="float" office:value="1" calcext:value-type="float">
            <text:p>1</text:p>
          </table:table-cell>
          <table:table-cell table:formula="of:=IF(AND([.K939]=1; [.J939]&gt;=[.E93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reated&gt; <text:s/>?f <text:s/>?j <text:s/>&lt;directed&gt; <text:s/>?f <text:s/>?a <text:s/>&lt;isMarriedTo&gt; <text:s/>?j <text:s text:c="2"/>=&gt; ?a <text:s/>&lt;isMarriedTo&gt; <text:s/>?b</text:p>
          </table:table-cell>
          <table:table-cell office:value-type="float" office:value="0.000300668" calcext:value-type="float">
            <text:p>0.000300668</text:p>
          </table:table-cell>
          <table:table-cell office:value-type="float" office:value="0.023763862" calcext:value-type="float">
            <text:p>0.023763862</text:p>
          </table:table-cell>
          <table:table-cell office:value-type="float" office:value="0.064174735" calcext:value-type="float">
            <text:p>0.064174735</text:p>
          </table:table-cell>
          <table:table-cell office:value-type="float" office:value="0.374507227" calcext:value-type="float">
            <text:p>0.374507227</text:p>
          </table:table-cell>
          <table:table-cell office:value-type="float" office:value="285" calcext:value-type="float">
            <text:p>285</text:p>
          </table:table-cell>
          <table:table-cell office:value-type="float" office:value="4441" calcext:value-type="float">
            <text:p>4441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?b</text:p>
          </table:table-cell>
          <table:table-cell office:value-type="float" office:value="884.644637286286" calcext:value-type="float">
            <text:p>884.6446372863</text:p>
          </table:table-cell>
          <table:table-cell table:formula="of:=IF([.J940] &lt;&gt; 0; 1; 0)" office:value-type="float" office:value="1" calcext:value-type="float">
            <text:p>1</text:p>
          </table:table-cell>
          <table:table-cell table:formula="of:=IF(AND([.K940]=1; [.J940]&gt;=[.E94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g <text:s/>&lt;dealsWith&gt; <text:s/>?a <text:s/>?g <text:s/>&lt;exports&gt; <text:s/>?b <text:s/>?a <text:s/>&lt;imports&gt; <text:s/>?b <text:s text:c="2"/>=&gt; ?a <text:s/>&lt;exports&gt; <text:s/>?b</text:p>
          </table:table-cell>
          <table:table-cell office:value-type="float" office:value="0.000015825" calcext:value-type="float">
            <text:p>0.000015825</text:p>
          </table:table-cell>
          <table:table-cell office:value-type="float" office:value="0.029585799" calcext:value-type="float">
            <text:p>0.029585799</text:p>
          </table:table-cell>
          <table:table-cell table:number-columns-repeated="2" office:value-type="float" office:value="0.375" calcext:value-type="float">
            <text:p>0.37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941] &lt;&gt; 0; 1; 0)" office:value-type="float" office:value="0" calcext:value-type="float">
            <text:p>0</text:p>
          </table:table-cell>
          <table:table-cell table:formula="of:=IF(AND([.K941]=1; [.J941]&gt;=[.E94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hasCapital&gt; <text:s/>?b <text:s/>?i <text:s/>&lt;hasCapital&gt; <text:s/>?f <text:s/>?a <text:s/>&lt;wasBornIn&gt; <text:s/>?f <text:s text:c="2"/>=&gt; ?a <text:s/>&lt;diedIn&gt; <text:s/>?b</text:p>
          </table:table-cell>
          <table:table-cell office:value-type="float" office:value="0.001077131" calcext:value-type="float">
            <text:p>0.001077131</text:p>
          </table:table-cell>
          <table:table-cell office:value-type="float" office:value="0.046082325" calcext:value-type="float">
            <text:p>0.046082325</text:p>
          </table:table-cell>
          <table:table-cell office:value-type="float" office:value="0.06247323" calcext:value-type="float">
            <text:p>0.06247323</text:p>
          </table:table-cell>
          <table:table-cell office:value-type="float" office:value="0.375367647" calcext:value-type="float">
            <text:p>0.375367647</text:p>
          </table:table-cell>
          <table:table-cell office:value-type="float" office:value="1021" calcext:value-type="float">
            <text:p>1021</text:p>
          </table:table-cell>
          <table:table-cell office:value-type="float" office:value="16343" calcext:value-type="float">
            <text:p>16343</text:p>
          </table:table-cell>
          <table:table-cell office:value-type="float" office:value="2720" calcext:value-type="float">
            <text:p>2720</text:p>
          </table:table-cell>
          <table:table-cell office:value-type="string" calcext:value-type="string">
            <text:p>?a</text:p>
          </table:table-cell>
          <table:table-cell office:value-type="float" office:value="0.108015687325134" calcext:value-type="float">
            <text:p>0.1080156873</text:p>
          </table:table-cell>
          <table:table-cell table:formula="of:=IF([.J942] &lt;&gt; 0; 1; 0)" office:value-type="float" office:value="1" calcext:value-type="float">
            <text:p>1</text:p>
          </table:table-cell>
          <table:table-cell table:formula="of:=IF(AND([.K942]=1; [.J942]&gt;=[.E94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ocatedIn&gt; <text:s/>?f <text:s/>?i <text:s/>&lt;wasBornIn&gt; <text:s/>?b <text:s/>?a <text:s/>&lt;wasBornIn&gt; <text:s/>?f <text:s text:c="2"/>=&gt; ?a <text:s/>&lt;wasBornIn&gt; <text:s/>?b</text:p>
          </table:table-cell>
          <table:table-cell office:value-type="float" office:value="0.002151098" calcext:value-type="float">
            <text:p>0.002151098</text:p>
          </table:table-cell>
          <table:table-cell office:value-type="float" office:value="0.036434787" calcext:value-type="float">
            <text:p>0.036434787</text:p>
          </table:table-cell>
          <table:table-cell table:number-columns-repeated="2" office:value-type="float" office:value="0.377872498" calcext:value-type="float">
            <text:p>0.377872498</text:p>
          </table:table-cell>
          <table:table-cell office:value-type="float" office:value="2039" calcext:value-type="float">
            <text:p>2039</text:p>
          </table:table-cell>
          <table:table-cell table:number-columns-repeated="2" office:value-type="float" office:value="5396" calcext:value-type="float">
            <text:p>5396</text:p>
          </table:table-cell>
          <table:table-cell office:value-type="string" calcext:value-type="string">
            <text:p>?a</text:p>
          </table:table-cell>
          <table:table-cell office:value-type="float" office:value="1.00578111191346" calcext:value-type="float">
            <text:p>1.0057811119</text:p>
          </table:table-cell>
          <table:table-cell table:formula="of:=IF([.J943] &lt;&gt; 0; 1; 0)" office:value-type="float" office:value="1" calcext:value-type="float">
            <text:p>1</text:p>
          </table:table-cell>
          <table:table-cell table:formula="of:=IF(AND([.K943]=1; [.J943]&gt;=[.E94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b <text:s text:c="2"/>=&gt; ?a <text:s/>&lt;isKnownFor&gt; <text:s/>?b</text:p>
          </table:table-cell>
          <table:table-cell office:value-type="float" office:value="0.000318603" calcext:value-type="float">
            <text:p>0.000318603</text:p>
          </table:table-cell>
          <table:table-cell office:value-type="float" office:value="0.05137802" calcext:value-type="float">
            <text:p>0.05137802</text:p>
          </table:table-cell>
          <table:table-cell office:value-type="float" office:value="0.001508808" calcext:value-type="float">
            <text:p>0.001508808</text:p>
          </table:table-cell>
          <table:table-cell office:value-type="float" office:value="0.381313131" calcext:value-type="float">
            <text:p>0.381313131</text:p>
          </table:table-cell>
          <table:table-cell office:value-type="float" office:value="302" calcext:value-type="float">
            <text:p>302</text:p>
          </table:table-cell>
          <table:table-cell office:value-type="float" office:value="200158" calcext:value-type="float">
            <text:p>200158</text:p>
          </table:table-cell>
          <table:table-cell office:value-type="float" office:value="792" calcext:value-type="float">
            <text:p>792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944] &lt;&gt; 0; 1; 0)" office:value-type="float" office:value="0" calcext:value-type="float">
            <text:p>0</text:p>
          </table:table-cell>
          <table:table-cell table:formula="of:=IF(AND([.K944]=1; [.J944]&gt;=[.E94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a <text:s/>&lt;isCitizenOf&gt; <text:s/>?f <text:s/>?i <text:s/>&lt;isKnownFor&gt; <text:s/>?f <text:s text:c="2"/>=&gt; ?a <text:s/>&lt;livesIn&gt; <text:s/>?b</text:p>
          </table:table-cell>
          <table:table-cell office:value-type="float" office:value="0.000291174" calcext:value-type="float">
            <text:p>0.000291174</text:p>
          </table:table-cell>
          <table:table-cell office:value-type="float" office:value="0.018913178" calcext:value-type="float">
            <text:p>0.018913178</text:p>
          </table:table-cell>
          <table:table-cell office:value-type="float" office:value="0.039569892" calcext:value-type="float">
            <text:p>0.039569892</text:p>
          </table:table-cell>
          <table:table-cell office:value-type="float" office:value="0.381742739" calcext:value-type="float">
            <text:p>0.381742739</text:p>
          </table:table-cell>
          <table:table-cell office:value-type="float" office:value="276" calcext:value-type="float">
            <text:p>276</text:p>
          </table:table-cell>
          <table:table-cell office:value-type="float" office:value="6975" calcext:value-type="float">
            <text:p>6975</text:p>
          </table:table-cell>
          <table:table-cell office:value-type="float" office:value="723" calcext:value-type="float">
            <text:p>723</text:p>
          </table:table-cell>
          <table:table-cell office:value-type="string" calcext:value-type="string">
            <text:p>?a</text:p>
          </table:table-cell>
          <table:table-cell office:value-type="float" office:value="94.2096315808027" calcext:value-type="float">
            <text:p>94.2096315808</text:p>
          </table:table-cell>
          <table:table-cell table:formula="of:=IF([.J945] &lt;&gt; 0; 1; 0)" office:value-type="float" office:value="1" calcext:value-type="float">
            <text:p>1</text:p>
          </table:table-cell>
          <table:table-cell table:formula="of:=IF(AND([.K945]=1; [.J945]&gt;=[.E94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f <text:s/>?i <text:s/>&lt;hasWonPrize&gt; <text:s/>?b <text:s/>?a <text:s/>&lt;produced&gt; <text:s/>?f <text:s text:c="2"/>=&gt; ?a <text:s/>&lt;hasWonPrize&gt; <text:s/>?b</text:p>
          </table:table-cell>
          <table:table-cell office:value-type="float" office:value="0.000374517" calcext:value-type="float">
            <text:p>0.000374517</text:p>
          </table:table-cell>
          <table:table-cell office:value-type="float" office:value="0.010440255" calcext:value-type="float">
            <text:p>0.010440255</text:p>
          </table:table-cell>
          <table:table-cell office:value-type="float" office:value="0.096310364" calcext:value-type="float">
            <text:p>0.096310364</text:p>
          </table:table-cell>
          <table:table-cell office:value-type="float" office:value="0.382955771" calcext:value-type="float">
            <text:p>0.382955771</text:p>
          </table:table-cell>
          <table:table-cell office:value-type="float" office:value="355" calcext:value-type="float">
            <text:p>355</text:p>
          </table:table-cell>
          <table:table-cell office:value-type="float" office:value="3686" calcext:value-type="float">
            <text:p>3686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46] &lt;&gt; 0; 1; 0)" office:value-type="float" office:value="0" calcext:value-type="float">
            <text:p>0</text:p>
          </table:table-cell>
          <table:table-cell table:formula="of:=IF(AND([.K946]=1; [.J946]&gt;=[.E94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f <text:s/>?i <text:s/>&lt;hasWonPrize&gt; <text:s/>?b <text:s/>?i <text:s/>&lt;produced&gt; <text:s/>?f <text:s text:c="2"/>=&gt; ?a <text:s/>&lt;hasWonPrize&gt; <text:s/>?b</text:p>
          </table:table-cell>
          <table:table-cell office:value-type="float" office:value="0.000397726" calcext:value-type="float">
            <text:p>0.000397726</text:p>
          </table:table-cell>
          <table:table-cell office:value-type="float" office:value="0.011087257" calcext:value-type="float">
            <text:p>0.011087257</text:p>
          </table:table-cell>
          <table:table-cell office:value-type="float" office:value="0.118218877" calcext:value-type="float">
            <text:p>0.118218877</text:p>
          </table:table-cell>
          <table:table-cell office:value-type="float" office:value="0.383130081" calcext:value-type="float">
            <text:p>0.383130081</text:p>
          </table:table-cell>
          <table:table-cell office:value-type="float" office:value="377" calcext:value-type="float">
            <text:p>377</text:p>
          </table:table-cell>
          <table:table-cell office:value-type="float" office:value="3189" calcext:value-type="float">
            <text:p>3189</text:p>
          </table:table-cell>
          <table:table-cell office:value-type="float" office:value="984" calcext:value-type="float">
            <text:p>984</text:p>
          </table:table-cell>
          <table:table-cell office:value-type="string" calcext:value-type="string">
            <text:p>?a</text:p>
          </table:table-cell>
          <table:table-cell office:value-type="float" office:value="24773.9483910971" calcext:value-type="float">
            <text:p>24773.9483910971</text:p>
          </table:table-cell>
          <table:table-cell table:formula="of:=IF([.J947] &lt;&gt; 0; 1; 0)" office:value-type="float" office:value="1" calcext:value-type="float">
            <text:p>1</text:p>
          </table:table-cell>
          <table:table-cell table:formula="of:=IF(AND([.K947]=1; [.J947]&gt;=[.E94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AcademicAdvisor&gt; <text:s/>?j <text:s/>?j <text:s/>&lt;isCitizenOf&gt; <text:s/>?b <text:s/>?e <text:s/>&lt;livesIn&gt; <text:s/>?a <text:s text:c="2"/>=&gt; ?a <text:s/>&lt;dealsWith&gt; <text:s/>?b</text:p>
          </table:table-cell>
          <table:table-cell office:value-type="float" office:value="0.00001055" calcext:value-type="float">
            <text:p>0.00001055</text:p>
          </table:table-cell>
          <table:table-cell office:value-type="float" office:value="0.014513788" calcext:value-type="float">
            <text:p>0.014513788</text:p>
          </table:table-cell>
          <table:table-cell office:value-type="float" office:value="0.163934426" calcext:value-type="float">
            <text:p>0.163934426</text:p>
          </table:table-cell>
          <table:table-cell office:value-type="float" office:value="0.384615385" calcext:value-type="float">
            <text:p>0.384615385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48] &lt;&gt; 0; 1; 0)" office:value-type="float" office:value="0" calcext:value-type="float">
            <text:p>0</text:p>
          </table:table-cell>
          <table:table-cell table:formula="of:=IF(AND([.K948]=1; [.J948]&gt;=[.E94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a <text:s/>?b <text:s/>&lt;exports&gt; <text:s/>?h <text:s/>?b <text:s/>&lt;imports&gt; <text:s/>?h <text:s text:c="2"/>=&gt; ?a <text:s/>&lt;dealsWith&gt; <text:s/>?b</text:p>
          </table:table-cell>
          <table:table-cell office:value-type="float" office:value="0.000041144" calcext:value-type="float">
            <text:p>0.000041144</text:p>
          </table:table-cell>
          <table:table-cell office:value-type="float" office:value="0.056603774" calcext:value-type="float">
            <text:p>0.056603774</text:p>
          </table:table-cell>
          <table:table-cell office:value-type="float" office:value="0.278571429" calcext:value-type="float">
            <text:p>0.278571429</text:p>
          </table:table-cell>
          <table:table-cell office:value-type="float" office:value="0.386138614" calcext:value-type="float">
            <text:p>0.386138614</text:p>
          </table:table-cell>
          <table:table-cell office:value-type="float" office:value="39" calcext:value-type="float">
            <text:p>39</text:p>
          </table:table-cell>
          <table:table-cell office:value-type="float" office:value="140" calcext:value-type="float">
            <text:p>14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49] &lt;&gt; 0; 1; 0)" office:value-type="float" office:value="0" calcext:value-type="float">
            <text:p>0</text:p>
          </table:table-cell>
          <table:table-cell table:formula="of:=IF(AND([.K949]=1; [.J949]&gt;=[.E94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graduatedFrom&gt; <text:s/>?b <text:s/>?a <text:s/>&lt;graduatedFrom&gt; <text:s/>?f <text:s/>?i <text:s/>&lt;isKnownFor&gt; <text:s/>?f <text:s text:c="2"/>=&gt; ?a <text:s/>&lt;graduatedFrom&gt; <text:s/>?b</text:p>
          </table:table-cell>
          <table:table-cell office:value-type="float" office:value="0.000516939" calcext:value-type="float">
            <text:p>0.000516939</text:p>
          </table:table-cell>
          <table:table-cell office:value-type="float" office:value="0.041263158" calcext:value-type="float">
            <text:p>0.041263158</text:p>
          </table:table-cell>
          <table:table-cell table:number-columns-repeated="2" office:value-type="float" office:value="0.389197776" calcext:value-type="float">
            <text:p>0.389197776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1259" calcext:value-type="float">
            <text:p>1259</text:p>
          </table:table-cell>
          <table:table-cell office:value-type="string" calcext:value-type="string">
            <text:p>?a</text:p>
          </table:table-cell>
          <table:table-cell office:value-type="float" office:value="0.11542629433222" calcext:value-type="float">
            <text:p>0.1154262943</text:p>
          </table:table-cell>
          <table:table-cell table:formula="of:=IF([.J950] &lt;&gt; 0; 1; 0)" office:value-type="float" office:value="1" calcext:value-type="float">
            <text:p>1</text:p>
          </table:table-cell>
          <table:table-cell table:formula="of:=IF(AND([.K950]=1; [.J950]&gt;=[.E95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f <text:s/>?i <text:s/>&lt;directed&gt; <text:s/>?b <text:s/>?a <text:s/>&lt;directed&gt; <text:s/>?f <text:s text:c="2"/>=&gt; ?a <text:s/>&lt;directed&gt; <text:s/>?b</text:p>
          </table:table-cell>
          <table:table-cell office:value-type="float" office:value="0.017713063" calcext:value-type="float">
            <text:p>0.017713063</text:p>
          </table:table-cell>
          <table:table-cell office:value-type="float" office:value="0.501598303" calcext:value-type="float">
            <text:p>0.501598303</text:p>
          </table:table-cell>
          <table:table-cell table:number-columns-repeated="2" office:value-type="float" office:value="0.389613403" calcext:value-type="float">
            <text:p>0.389613403</text:p>
          </table:table-cell>
          <table:table-cell office:value-type="float" office:value="16790" calcext:value-type="float">
            <text:p>16790</text:p>
          </table:table-cell>
          <table:table-cell table:number-columns-repeated="2" office:value-type="float" office:value="43094" calcext:value-type="float">
            <text:p>43094</text:p>
          </table:table-cell>
          <table:table-cell office:value-type="string" calcext:value-type="string">
            <text:p>?b</text:p>
          </table:table-cell>
          <table:table-cell office:value-type="float" office:value="9.23976954387102" calcext:value-type="float">
            <text:p>9.2397695439</text:p>
          </table:table-cell>
          <table:table-cell table:formula="of:=IF([.J951] &lt;&gt; 0; 1; 0)" office:value-type="float" office:value="1" calcext:value-type="float">
            <text:p>1</text:p>
          </table:table-cell>
          <table:table-cell table:formula="of:=IF(AND([.K951]=1; [.J951]&gt;=[.E95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g <text:s/>&lt;isLeaderOf&gt; <text:s/>?b <text:s/>?a <text:s/>&lt;wasBornIn&gt; <text:s/>?b <text:s/>?g <text:s/>&lt;wasBornIn&gt; <text:s/>?b <text:s text:c="2"/>=&gt; ?a <text:s/>&lt;diedIn&gt; <text:s/>?b</text:p>
          </table:table-cell>
          <table:table-cell office:value-type="float" office:value="0.000372407" calcext:value-type="float">
            <text:p>0.000372407</text:p>
          </table:table-cell>
          <table:table-cell office:value-type="float" office:value="0.015932479" calcext:value-type="float">
            <text:p>0.015932479</text:p>
          </table:table-cell>
          <table:table-cell office:value-type="float" office:value="0.051092778" calcext:value-type="float">
            <text:p>0.051092778</text:p>
          </table:table-cell>
          <table:table-cell office:value-type="float" office:value="0.390486726" calcext:value-type="float">
            <text:p>0.390486726</text:p>
          </table:table-cell>
          <table:table-cell office:value-type="float" office:value="353" calcext:value-type="float">
            <text:p>353</text:p>
          </table:table-cell>
          <table:table-cell office:value-type="float" office:value="6909" calcext:value-type="float">
            <text:p>6909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52] &lt;&gt; 0; 1; 0)" office:value-type="float" office:value="0" calcext:value-type="float">
            <text:p>0</text:p>
          </table:table-cell>
          <table:table-cell table:formula="of:=IF(AND([.K952]=1; [.J952]&gt;=[.E95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g <text:s/>&lt;actedIn&gt; <text:s/>?b <text:s/>?a <text:s/>&lt;created&gt; <text:s/>?b <text:s/>?g <text:s/>&lt;created&gt; <text:s/>?b <text:s text:c="2"/>=&gt; ?a <text:s/>&lt;directed&gt; <text:s/>?b</text:p>
          </table:table-cell>
          <table:table-cell office:value-type="float" office:value="0.000562303" calcext:value-type="float">
            <text:p>0.000562303</text:p>
          </table:table-cell>
          <table:table-cell office:value-type="float" office:value="0.015923281" calcext:value-type="float">
            <text:p>0.015923281</text:p>
          </table:table-cell>
          <table:table-cell office:value-type="float" office:value="0.341229193" calcext:value-type="float">
            <text:p>0.341229193</text:p>
          </table:table-cell>
          <table:table-cell office:value-type="float" office:value="0.39133627" calcext:value-type="float">
            <text:p>0.39133627</text:p>
          </table:table-cell>
          <table:table-cell office:value-type="float" office:value="533" calcext:value-type="float">
            <text:p>533</text:p>
          </table:table-cell>
          <table:table-cell office:value-type="float" office:value="1562" calcext:value-type="float">
            <text:p>1562</text:p>
          </table:table-cell>
          <table:table-cell office:value-type="float" office:value="1362" calcext:value-type="float">
            <text:p>1362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953] &lt;&gt; 0; 1; 0)" office:value-type="float" office:value="0" calcext:value-type="float">
            <text:p>0</text:p>
          </table:table-cell>
          <table:table-cell table:formula="of:=IF(AND([.K953]=1; [.J953]&gt;=[.E95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a <text:s/>?g <text:s/>&lt;isCitizenOf&gt; <text:s/>?b <text:s/>?g <text:s/>&lt;livesIn&gt; <text:s/>?b <text:s text:c="2"/>=&gt; ?a <text:s/>&lt;dealsWith&gt; <text:s/>?b</text:p>
          </table:table-cell>
          <table:table-cell office:value-type="float" office:value="0.000072793" calcext:value-type="float">
            <text:p>0.000072793</text:p>
          </table:table-cell>
          <table:table-cell office:value-type="float" office:value="0.100145138" calcext:value-type="float">
            <text:p>0.100145138</text:p>
          </table:table-cell>
          <table:table-cell office:value-type="float" office:value="0.297413793" calcext:value-type="float">
            <text:p>0.297413793</text:p>
          </table:table-cell>
          <table:table-cell office:value-type="float" office:value="0.394285714" calcext:value-type="float">
            <text:p>0.394285714</text:p>
          </table:table-cell>
          <table:table-cell office:value-type="float" office:value="69" calcext:value-type="float">
            <text:p>69</text:p>
          </table:table-cell>
          <table:table-cell office:value-type="float" office:value="232" calcext:value-type="float">
            <text:p>232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54] &lt;&gt; 0; 1; 0)" office:value-type="float" office:value="0" calcext:value-type="float">
            <text:p>0</text:p>
          </table:table-cell>
          <table:table-cell table:formula="of:=IF(AND([.K954]=1; [.J954]&gt;=[.E95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hasCapital&gt; <text:s/>?b <text:s/>?a <text:s/>&lt;hasCapital&gt; <text:s/>?f <text:s/>?f <text:s/>&lt;isLocatedIn&gt; <text:s/>?j <text:s text:c="2"/>=&gt; ?a <text:s/>&lt;hasCapital&gt; <text:s/>?b</text:p>
          </table:table-cell>
          <table:table-cell office:value-type="float" office:value="0.000190951" calcext:value-type="float">
            <text:p>0.000190951</text:p>
          </table:table-cell>
          <table:table-cell office:value-type="float" office:value="0.08541765" calcext:value-type="float">
            <text:p>0.08541765</text:p>
          </table:table-cell>
          <table:table-cell table:number-columns-repeated="2" office:value-type="float" office:value="0.396929825" calcext:value-type="float">
            <text:p>0.396929825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456" calcext:value-type="float">
            <text:p>45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55] &lt;&gt; 0; 1; 0)" office:value-type="float" office:value="0" calcext:value-type="float">
            <text:p>0</text:p>
          </table:table-cell>
          <table:table-cell table:formula="of:=IF(AND([.K955]=1; [.J955]&gt;=[.E95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graduatedFrom&gt; <text:s/>?f <text:s/>?i <text:s/>&lt;isCitizenOf&gt; <text:s/>?b <text:s/>?i <text:s/>&lt;worksAt&gt; <text:s/>?f <text:s text:c="2"/>=&gt; ?a <text:s/>&lt;isCitizenOf&gt; <text:s/>?b</text:p>
          </table:table-cell>
          <table:table-cell office:value-type="float" office:value="0.000689955" calcext:value-type="float">
            <text:p>0.000689955</text:p>
          </table:table-cell>
          <table:table-cell office:value-type="float" office:value="0.044886754" calcext:value-type="float">
            <text:p>0.044886754</text:p>
          </table:table-cell>
          <table:table-cell office:value-type="float" office:value="0.055887882" calcext:value-type="float">
            <text:p>0.055887882</text:p>
          </table:table-cell>
          <table:table-cell office:value-type="float" office:value="0.400980993" calcext:value-type="float">
            <text:p>0.400980993</text:p>
          </table:table-cell>
          <table:table-cell office:value-type="float" office:value="654" calcext:value-type="float">
            <text:p>654</text:p>
          </table:table-cell>
          <table:table-cell office:value-type="float" office:value="11702" calcext:value-type="float">
            <text:p>11702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56] &lt;&gt; 0; 1; 0)" office:value-type="float" office:value="0" calcext:value-type="float">
            <text:p>0</text:p>
          </table:table-cell>
          <table:table-cell table:formula="of:=IF(AND([.K956]=1; [.J956]&gt;=[.E95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f <text:s/>?b <text:s/>&lt;directed&gt; <text:s/>?f <text:s/>?a <text:s/>&lt;influences&gt; <text:s/>?i <text:s text:c="2"/>=&gt; ?a <text:s/>&lt;influences&gt; <text:s/>?b</text:p>
          </table:table-cell>
          <table:table-cell office:value-type="float" office:value="0.00024159" calcext:value-type="float">
            <text:p>0.00024159</text:p>
          </table:table-cell>
          <table:table-cell office:value-type="float" office:value="0.016415771" calcext:value-type="float">
            <text:p>0.016415771</text:p>
          </table:table-cell>
          <table:table-cell office:value-type="float" office:value="0.029090447" calcext:value-type="float">
            <text:p>0.029090447</text:p>
          </table:table-cell>
          <table:table-cell office:value-type="float" office:value="0.40747331" calcext:value-type="float">
            <text:p>0.40747331</text:p>
          </table:table-cell>
          <table:table-cell office:value-type="float" office:value="229" calcext:value-type="float">
            <text:p>229</text:p>
          </table:table-cell>
          <table:table-cell office:value-type="float" office:value="7872" calcext:value-type="float">
            <text:p>7872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957] &lt;&gt; 0; 1; 0)" office:value-type="float" office:value="0" calcext:value-type="float">
            <text:p>0</text:p>
          </table:table-cell>
          <table:table-cell table:formula="of:=IF(AND([.K957]=1; [.J957]&gt;=[.E95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i <text:s/>&lt;livesIn&gt; <text:s/>?f <text:s/>?a <text:s/>&lt;wasBornIn&gt; <text:s/>?f <text:s text:c="2"/>=&gt; ?a <text:s/>&lt;wasBornIn&gt; <text:s/>?b</text:p>
          </table:table-cell>
          <table:table-cell office:value-type="float" office:value="0.01283485" calcext:value-type="float">
            <text:p>0.01283485</text:p>
          </table:table-cell>
          <table:table-cell office:value-type="float" office:value="0.217393635" calcext:value-type="float">
            <text:p>0.217393635</text:p>
          </table:table-cell>
          <table:table-cell table:number-columns-repeated="2" office:value-type="float" office:value="0.410625084" calcext:value-type="float">
            <text:p>0.410625084</text:p>
          </table:table-cell>
          <table:table-cell office:value-type="float" office:value="12166" calcext:value-type="float">
            <text:p>12166</text:p>
          </table:table-cell>
          <table:table-cell table:number-columns-repeated="2" office:value-type="float" office:value="29628" calcext:value-type="float">
            <text:p>29628</text:p>
          </table:table-cell>
          <table:table-cell office:value-type="string" calcext:value-type="string">
            <text:p>?a</text:p>
          </table:table-cell>
          <table:table-cell office:value-type="float" office:value="0.290882329647704" calcext:value-type="float">
            <text:p>0.2908823296</text:p>
          </table:table-cell>
          <table:table-cell table:formula="of:=IF([.J958] &lt;&gt; 0; 1; 0)" office:value-type="float" office:value="1" calcext:value-type="float">
            <text:p>1</text:p>
          </table:table-cell>
          <table:table-cell table:formula="of:=IF(AND([.K958]=1; [.J958]&gt;=[.E95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a <text:s/>?g <text:s/>&lt;isCitizenOf&gt; <text:s/>?b <text:s/>?g <text:s/>&lt;isLocatedIn&gt; <text:s/>?b <text:s text:c="2"/>=&gt; ?a <text:s/>&lt;dealsWith&gt; <text:s/>?b</text:p>
          </table:table-cell>
          <table:table-cell office:value-type="float" office:value="0.000033759" calcext:value-type="float">
            <text:p>0.000033759</text:p>
          </table:table-cell>
          <table:table-cell office:value-type="float" office:value="0.046444122" calcext:value-type="float">
            <text:p>0.046444122</text:p>
          </table:table-cell>
          <table:table-cell office:value-type="float" office:value="0.316831683" calcext:value-type="float">
            <text:p>0.316831683</text:p>
          </table:table-cell>
          <table:table-cell office:value-type="float" office:value="0.415584416" calcext:value-type="float">
            <text:p>0.415584416</text:p>
          </table:table-cell>
          <table:table-cell office:value-type="float" office:value="32" calcext:value-type="float">
            <text:p>32</text:p>
          </table:table-cell>
          <table:table-cell office:value-type="float" office:value="101" calcext:value-type="float">
            <text:p>10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59] &lt;&gt; 0; 1; 0)" office:value-type="float" office:value="0" calcext:value-type="float">
            <text:p>0</text:p>
          </table:table-cell>
          <table:table-cell table:formula="of:=IF(AND([.K959]=1; [.J959]&gt;=[.E95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ealsWith&gt; <text:s/>?b <text:s/>?i <text:s/>&lt;isCitizenOf&gt; <text:s/>?e <text:s/>?i <text:s/>&lt;isKnownFor&gt; <text:s/>?a <text:s text:c="2"/>=&gt; ?a <text:s/>&lt;dealsWith&gt; <text:s/>?b</text:p>
          </table:table-cell>
          <table:table-cell office:value-type="float" office:value="0.000031649" calcext:value-type="float">
            <text:p>0.000031649</text:p>
          </table:table-cell>
          <table:table-cell office:value-type="float" office:value="0.043541364" calcext:value-type="float">
            <text:p>0.043541364</text:p>
          </table:table-cell>
          <table:table-cell office:value-type="float" office:value="0.007015903" calcext:value-type="float">
            <text:p>0.007015903</text:p>
          </table:table-cell>
          <table:table-cell office:value-type="float" office:value="0.416666667" calcext:value-type="float">
            <text:p>0.416666667</text:p>
          </table:table-cell>
          <table:table-cell office:value-type="float" office:value="30" calcext:value-type="float">
            <text:p>30</text:p>
          </table:table-cell>
          <table:table-cell office:value-type="float" office:value="4276" calcext:value-type="float">
            <text:p>427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60] &lt;&gt; 0; 1; 0)" office:value-type="float" office:value="0" calcext:value-type="float">
            <text:p>0</text:p>
          </table:table-cell>
          <table:table-cell table:formula="of:=IF(AND([.K960]=1; [.J960]&gt;=[.E96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j <text:s/>&lt;hasCapital&gt; <text:s/>?b <text:s/>?f <text:s/>&lt;isLocatedIn&gt; <text:s/>?j <text:s text:c="2"/>=&gt; ?a <text:s/>&lt;diedIn&gt; <text:s/>?b</text:p>
          </table:table-cell>
          <table:table-cell office:value-type="float" office:value="0.002844218" calcext:value-type="float">
            <text:p>0.002844218</text:p>
          </table:table-cell>
          <table:table-cell office:value-type="float" office:value="0.121682614" calcext:value-type="float">
            <text:p>0.121682614</text:p>
          </table:table-cell>
          <table:table-cell table:number-columns-repeated="2" office:value-type="float" office:value="0.421909233" calcext:value-type="float">
            <text:p>0.421909233</text:p>
          </table:table-cell>
          <table:table-cell office:value-type="float" office:value="2696" calcext:value-type="float">
            <text:p>2696</text:p>
          </table:table-cell>
          <table:table-cell table:number-columns-repeated="2" office:value-type="float" office:value="6390" calcext:value-type="float">
            <text:p>639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61] &lt;&gt; 0; 1; 0)" office:value-type="float" office:value="0" calcext:value-type="float">
            <text:p>0</text:p>
          </table:table-cell>
          <table:table-cell table:formula="of:=IF(AND([.K961]=1; [.J961]&gt;=[.E96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f <text:s/>?i <text:s/>&lt;wasBornIn&gt; <text:s/>?b <text:s/>?a <text:s/>&lt;wasBornIn&gt; <text:s/>?f <text:s text:c="2"/>=&gt; ?a <text:s/>&lt;wasBornIn&gt; <text:s/>?b</text:p>
          </table:table-cell>
          <table:table-cell office:value-type="float" office:value="0.007288836" calcext:value-type="float">
            <text:p>0.007288836</text:p>
          </table:table-cell>
          <table:table-cell office:value-type="float" office:value="0.12345657" calcext:value-type="float">
            <text:p>0.12345657</text:p>
          </table:table-cell>
          <table:table-cell table:number-columns-repeated="2" office:value-type="float" office:value="0.422646357" calcext:value-type="float">
            <text:p>0.422646357</text:p>
          </table:table-cell>
          <table:table-cell office:value-type="float" office:value="6909" calcext:value-type="float">
            <text:p>6909</text:p>
          </table:table-cell>
          <table:table-cell table:number-columns-repeated="2" office:value-type="float" office:value="16347" calcext:value-type="float">
            <text:p>16347</text:p>
          </table:table-cell>
          <table:table-cell office:value-type="string" calcext:value-type="string">
            <text:p>?a</text:p>
          </table:table-cell>
          <table:table-cell office:value-type="float" office:value="0.0569352650017711" calcext:value-type="float">
            <text:p>0.056935265</text:p>
          </table:table-cell>
          <table:table-cell table:formula="of:=IF([.J962] &lt;&gt; 0; 1; 0)" office:value-type="float" office:value="1" calcext:value-type="float">
            <text:p>1</text:p>
          </table:table-cell>
          <table:table-cell table:formula="of:=IF(AND([.K962]=1; [.J962]&gt;=[.E96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Capital&gt; <text:s/>?f <text:s/>?i <text:s/>&lt;isLeaderOf&gt; <text:s/>?f <text:s/>?i <text:s/>&lt;wasBornIn&gt; <text:s/>?b <text:s text:c="2"/>=&gt; ?a <text:s/>&lt;hasCapital&gt; <text:s/>?b</text:p>
          </table:table-cell>
          <table:table-cell office:value-type="float" office:value="0.000046419" calcext:value-type="float">
            <text:p>0.000046419</text:p>
          </table:table-cell>
          <table:table-cell office:value-type="float" office:value="0.020764512" calcext:value-type="float">
            <text:p>0.020764512</text:p>
          </table:table-cell>
          <table:table-cell table:number-columns-repeated="2" office:value-type="float" office:value="0.423076923" calcext:value-type="float">
            <text:p>0.42307692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string" calcext:value-type="string">
            <text:p>?a</text:p>
          </table:table-cell>
          <table:table-cell office:value-type="float" office:value="0.252905859775472" calcext:value-type="float">
            <text:p>0.2529058598</text:p>
          </table:table-cell>
          <table:table-cell table:formula="of:=IF([.J963] &lt;&gt; 0; 1; 0)" office:value-type="float" office:value="1" calcext:value-type="float">
            <text:p>1</text:p>
          </table:table-cell>
          <table:table-cell table:formula="of:=IF(AND([.K963]=1; [.J963]&gt;=[.E96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Capital&gt; <text:s/>?f <text:s/>?i <text:s/>&lt;isLeaderOf&gt; <text:s/>?f <text:s/>?i <text:s/>&lt;livesIn&gt; <text:s/>?b <text:s text:c="2"/>=&gt; ?a <text:s/>&lt;hasCapital&gt; <text:s/>?b</text:p>
          </table:table-cell>
          <table:table-cell office:value-type="float" office:value="0.000029539" calcext:value-type="float">
            <text:p>0.000029539</text:p>
          </table:table-cell>
          <table:table-cell office:value-type="float" office:value="0.01321378" calcext:value-type="float">
            <text:p>0.01321378</text:p>
          </table:table-cell>
          <table:table-cell table:number-columns-repeated="2" office:value-type="float" office:value="0.424242424" calcext:value-type="float">
            <text:p>0.42424242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?a</text:p>
          </table:table-cell>
          <table:table-cell office:value-type="float" office:value="0.0545386969536652" calcext:value-type="float">
            <text:p>0.054538697</text:p>
          </table:table-cell>
          <table:table-cell table:formula="of:=IF([.J964] &lt;&gt; 0; 1; 0)" office:value-type="float" office:value="1" calcext:value-type="float">
            <text:p>1</text:p>
          </table:table-cell>
          <table:table-cell table:formula="of:=IF(AND([.K964]=1; [.J964]&gt;=[.E96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b <text:s/>?a <text:s/>&lt;created&gt; <text:s/>?h <text:s/>?a <text:s/>&lt;produced&gt; <text:s/>?h <text:s text:c="2"/>=&gt; ?a <text:s/>&lt;directed&gt; <text:s/>?b</text:p>
          </table:table-cell>
          <table:table-cell office:value-type="float" office:value="0.002052985" calcext:value-type="float">
            <text:p>0.002052985</text:p>
          </table:table-cell>
          <table:table-cell office:value-type="float" office:value="0.058136408" calcext:value-type="float">
            <text:p>0.058136408</text:p>
          </table:table-cell>
          <table:table-cell office:value-type="float" office:value="0.245366284" calcext:value-type="float">
            <text:p>0.245366284</text:p>
          </table:table-cell>
          <table:table-cell office:value-type="float" office:value="0.425448185" calcext:value-type="float">
            <text:p>0.425448185</text:p>
          </table:table-cell>
          <table:table-cell office:value-type="float" office:value="1946" calcext:value-type="float">
            <text:p>1946</text:p>
          </table:table-cell>
          <table:table-cell office:value-type="float" office:value="7931" calcext:value-type="float">
            <text:p>7931</text:p>
          </table:table-cell>
          <table:table-cell office:value-type="float" office:value="4574" calcext:value-type="float">
            <text:p>4574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965] &lt;&gt; 0; 1; 0)" office:value-type="float" office:value="0" calcext:value-type="float">
            <text:p>0</text:p>
          </table:table-cell>
          <table:table-cell table:formula="of:=IF(AND([.K965]=1; [.J965]&gt;=[.E96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asGeonamesId&gt; <text:s/>?f <text:s/>?j <text:s/>&lt;hasGeonamesId&gt; <text:s/>?f <text:s/>?a <text:s/>&lt;livesIn&gt; <text:s/>?j <text:s text:c="2"/>=&gt; ?a <text:s/>&lt;isLeaderOf&gt; <text:s/>?b</text:p>
          </table:table-cell>
          <table:table-cell office:value-type="float" office:value="0.000069628" calcext:value-type="float">
            <text:p>0.000069628</text:p>
          </table:table-cell>
          <table:table-cell office:value-type="float" office:value="0.010346449" calcext:value-type="float">
            <text:p>0.010346449</text:p>
          </table:table-cell>
          <table:table-cell office:value-type="float" office:value="0.01693176" calcext:value-type="float">
            <text:p>0.01693176</text:p>
          </table:table-cell>
          <table:table-cell office:value-type="float" office:value="0.425806452" calcext:value-type="float">
            <text:p>0.425806452</text:p>
          </table:table-cell>
          <table:table-cell office:value-type="float" office:value="66" calcext:value-type="float">
            <text:p>66</text:p>
          </table:table-cell>
          <table:table-cell office:value-type="float" office:value="3898" calcext:value-type="float">
            <text:p>3898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?a</text:p>
          </table:table-cell>
          <table:table-cell office:value-type="float" office:value="87680.3762611638" calcext:value-type="float">
            <text:p>87680.3762611638</text:p>
          </table:table-cell>
          <table:table-cell table:formula="of:=IF([.J966] &lt;&gt; 0; 1; 0)" office:value-type="float" office:value="1" calcext:value-type="float">
            <text:p>1</text:p>
          </table:table-cell>
          <table:table-cell table:formula="of:=IF(AND([.K966]=1; [.J966]&gt;=[.E96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isLocatedIn&gt; <text:s/>?f <text:s/>?i <text:s/>&lt;livesIn&gt; <text:s/>?b <text:s text:c="2"/>=&gt; ?a <text:s/>&lt;diedIn&gt; <text:s/>?b</text:p>
          </table:table-cell>
          <table:table-cell office:value-type="float" office:value="0.000854531" calcext:value-type="float">
            <text:p>0.000854531</text:p>
          </table:table-cell>
          <table:table-cell office:value-type="float" office:value="0.036558946" calcext:value-type="float">
            <text:p>0.036558946</text:p>
          </table:table-cell>
          <table:table-cell table:number-columns-repeated="2" office:value-type="float" office:value="0.426091531" calcext:value-type="float">
            <text:p>0.426091531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1901" calcext:value-type="float">
            <text:p>1901</text:p>
          </table:table-cell>
          <table:table-cell office:value-type="string" calcext:value-type="string">
            <text:p>?a</text:p>
          </table:table-cell>
          <table:table-cell office:value-type="float" office:value="0.863835487663342" calcext:value-type="float">
            <text:p>0.8638354877</text:p>
          </table:table-cell>
          <table:table-cell table:formula="of:=IF([.J967] &lt;&gt; 0; 1; 0)" office:value-type="float" office:value="1" calcext:value-type="float">
            <text:p>1</text:p>
          </table:table-cell>
          <table:table-cell table:formula="of:=IF(AND([.K967]=1; [.J967]&gt;=[.E96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diedIn&gt; <text:s/>?f <text:s/>?i <text:s/>&lt;livesIn&gt; <text:s/>?f <text:s text:c="2"/>=&gt; ?a <text:s/>&lt;diedIn&gt; <text:s/>?b</text:p>
          </table:table-cell>
          <table:table-cell office:value-type="float" office:value="0.008499949" calcext:value-type="float">
            <text:p>0.008499949</text:p>
          </table:table-cell>
          <table:table-cell office:value-type="float" office:value="0.363648673" calcext:value-type="float">
            <text:p>0.363648673</text:p>
          </table:table-cell>
          <table:table-cell table:number-columns-repeated="2" office:value-type="float" office:value="0.430671371" calcext:value-type="float">
            <text:p>0.430671371</text:p>
          </table:table-cell>
          <table:table-cell office:value-type="float" office:value="8057" calcext:value-type="float">
            <text:p>8057</text:p>
          </table:table-cell>
          <table:table-cell table:number-columns-repeated="2" office:value-type="float" office:value="18708" calcext:value-type="float">
            <text:p>18708</text:p>
          </table:table-cell>
          <table:table-cell office:value-type="string" calcext:value-type="string">
            <text:p>?a</text:p>
          </table:table-cell>
          <table:table-cell office:value-type="float" office:value="1.22902906505542" calcext:value-type="float">
            <text:p>1.2290290651</text:p>
          </table:table-cell>
          <table:table-cell table:formula="of:=IF([.J968] &lt;&gt; 0; 1; 0)" office:value-type="float" office:value="1" calcext:value-type="float">
            <text:p>1</text:p>
          </table:table-cell>
          <table:table-cell table:formula="of:=IF(AND([.K968]=1; [.J968]&gt;=[.E96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hasCapital&gt; <text:s/>?j <text:s/>?a <text:s/>&lt;isCitizenOf&gt; <text:s/>?f <text:s/>?j <text:s/>&lt;isLocatedIn&gt; <text:s/>?b <text:s text:c="2"/>=&gt; ?a <text:s/>&lt;livesIn&gt; <text:s/>?b</text:p>
          </table:table-cell>
          <table:table-cell office:value-type="float" office:value="0.000353417" calcext:value-type="float">
            <text:p>0.000353417</text:p>
          </table:table-cell>
          <table:table-cell office:value-type="float" office:value="0.022956212" calcext:value-type="float">
            <text:p>0.022956212</text:p>
          </table:table-cell>
          <table:table-cell office:value-type="float" office:value="0.035539996" calcext:value-type="float">
            <text:p>0.035539996</text:p>
          </table:table-cell>
          <table:table-cell office:value-type="float" office:value="0.432258065" calcext:value-type="float">
            <text:p>0.432258065</text:p>
          </table:table-cell>
          <table:table-cell office:value-type="float" office:value="335" calcext:value-type="float">
            <text:p>335</text:p>
          </table:table-cell>
          <table:table-cell office:value-type="float" office:value="9426" calcext:value-type="float">
            <text:p>9426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69] &lt;&gt; 0; 1; 0)" office:value-type="float" office:value="0" calcext:value-type="float">
            <text:p>0</text:p>
          </table:table-cell>
          <table:table-cell table:formula="of:=IF(AND([.K969]=1; [.J969]&gt;=[.E96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b <text:s text:c="2"/>=&gt; ?a <text:s/>&lt;livesIn&gt; <text:s/>?b</text:p>
          </table:table-cell>
          <table:table-cell office:value-type="float" office:value="0.000281679" calcext:value-type="float">
            <text:p>0.000281679</text:p>
          </table:table-cell>
          <table:table-cell office:value-type="float" office:value="0.018296444" calcext:value-type="float">
            <text:p>0.018296444</text:p>
          </table:table-cell>
          <table:table-cell office:value-type="float" office:value="0.012050912" calcext:value-type="float">
            <text:p>0.012050912</text:p>
          </table:table-cell>
          <table:table-cell office:value-type="float" office:value="0.434146341" calcext:value-type="float">
            <text:p>0.434146341</text:p>
          </table:table-cell>
          <table:table-cell office:value-type="float" office:value="267" calcext:value-type="float">
            <text:p>267</text:p>
          </table:table-cell>
          <table:table-cell office:value-type="float" office:value="22156" calcext:value-type="float">
            <text:p>22156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70] &lt;&gt; 0; 1; 0)" office:value-type="float" office:value="0" calcext:value-type="float">
            <text:p>0</text:p>
          </table:table-cell>
          <table:table-cell table:formula="of:=IF(AND([.K970]=1; [.J970]&gt;=[.E97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diedIn&gt; <text:s/>?f <text:s/>?i <text:s/>&lt;diedIn&gt; <text:s/>?f <text:s text:c="2"/>=&gt; ?a <text:s/>&lt;livesIn&gt; <text:s/>?b</text:p>
          </table:table-cell>
          <table:table-cell office:value-type="float" office:value="0.000281679" calcext:value-type="float">
            <text:p>0.000281679</text:p>
          </table:table-cell>
          <table:table-cell office:value-type="float" office:value="0.018296444" calcext:value-type="float">
            <text:p>0.018296444</text:p>
          </table:table-cell>
          <table:table-cell office:value-type="float" office:value="0.012050912" calcext:value-type="float">
            <text:p>0.012050912</text:p>
          </table:table-cell>
          <table:table-cell office:value-type="float" office:value="0.434146341" calcext:value-type="float">
            <text:p>0.434146341</text:p>
          </table:table-cell>
          <table:table-cell office:value-type="float" office:value="267" calcext:value-type="float">
            <text:p>267</text:p>
          </table:table-cell>
          <table:table-cell office:value-type="float" office:value="22156" calcext:value-type="float">
            <text:p>22156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?a</text:p>
          </table:table-cell>
          <table:table-cell office:value-type="float" office:value="311.070302785631" calcext:value-type="float">
            <text:p>311.0703027856</text:p>
          </table:table-cell>
          <table:table-cell table:formula="of:=IF([.J971] &lt;&gt; 0; 1; 0)" office:value-type="float" office:value="1" calcext:value-type="float">
            <text:p>1</text:p>
          </table:table-cell>
          <table:table-cell table:formula="of:=IF(AND([.K971]=1; [.J971]&gt;=[.E97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KnownFor&gt; <text:s/>?b <text:s/>?i <text:s/>&lt;isKnownFor&gt; <text:s/>?f <text:s/>?a <text:s/>&lt;livesIn&gt; <text:s/>?f <text:s text:c="2"/>=&gt; ?a <text:s/>&lt;isCitizenOf&gt; <text:s/>?b</text:p>
          </table:table-cell>
          <table:table-cell office:value-type="float" office:value="0.000481069" calcext:value-type="float">
            <text:p>0.000481069</text:p>
          </table:table-cell>
          <table:table-cell office:value-type="float" office:value="0.031297186" calcext:value-type="float">
            <text:p>0.031297186</text:p>
          </table:table-cell>
          <table:table-cell office:value-type="float" office:value="0.076819407" calcext:value-type="float">
            <text:p>0.076819407</text:p>
          </table:table-cell>
          <table:table-cell office:value-type="float" office:value="0.434285714" calcext:value-type="float">
            <text:p>0.434285714</text:p>
          </table:table-cell>
          <table:table-cell office:value-type="float" office:value="456" calcext:value-type="float">
            <text:p>456</text:p>
          </table:table-cell>
          <table:table-cell office:value-type="float" office:value="5936" calcext:value-type="float">
            <text:p>593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?a</text:p>
          </table:table-cell>
          <table:table-cell office:value-type="float" office:value="38.2659206853212" calcext:value-type="float">
            <text:p>38.2659206853</text:p>
          </table:table-cell>
          <table:table-cell table:formula="of:=IF([.J972] &lt;&gt; 0; 1; 0)" office:value-type="float" office:value="1" calcext:value-type="float">
            <text:p>1</text:p>
          </table:table-cell>
          <table:table-cell table:formula="of:=IF(AND([.K972]=1; [.J972]&gt;=[.E97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wasBornIn&gt; <text:s/>?b <text:s/>?i <text:s/>&lt;wasBornIn&gt; <text:s/>?f <text:s text:c="2"/>=&gt; ?a <text:s/>&lt;livesIn&gt; <text:s/>?b</text:p>
          </table:table-cell>
          <table:table-cell office:value-type="float" office:value="0.000279569" calcext:value-type="float">
            <text:p>0.000279569</text:p>
          </table:table-cell>
          <table:table-cell office:value-type="float" office:value="0.018159391" calcext:value-type="float">
            <text:p>0.018159391</text:p>
          </table:table-cell>
          <table:table-cell office:value-type="float" office:value="0.012550914" calcext:value-type="float">
            <text:p>0.012550914</text:p>
          </table:table-cell>
          <table:table-cell office:value-type="float" office:value="0.438741722" calcext:value-type="float">
            <text:p>0.438741722</text:p>
          </table:table-cell>
          <table:table-cell office:value-type="float" office:value="265" calcext:value-type="float">
            <text:p>265</text:p>
          </table:table-cell>
          <table:table-cell office:value-type="float" office:value="21114" calcext:value-type="float">
            <text:p>21114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?a</text:p>
          </table:table-cell>
          <table:table-cell office:value-type="float" office:value="832.704683191287" calcext:value-type="float">
            <text:p>832.7046831913</text:p>
          </table:table-cell>
          <table:table-cell table:formula="of:=IF([.J973] &lt;&gt; 0; 1; 0)" office:value-type="float" office:value="1" calcext:value-type="float">
            <text:p>1</text:p>
          </table:table-cell>
          <table:table-cell table:formula="of:=IF(AND([.K973]=1; [.J973]&gt;=[.E97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livesIn&gt; <text:s/>?f <text:s/>?i <text:s/>&lt;wasBornIn&gt; <text:s/>?b <text:s/>?i <text:s/>&lt;wasBornIn&gt; <text:s/>?f <text:s text:c="2"/>=&gt; ?a <text:s/>&lt;isLeaderOf&gt; <text:s/>?b</text:p>
          </table:table-cell>
          <table:table-cell office:value-type="float" office:value="0.000110773" calcext:value-type="float">
            <text:p>0.000110773</text:p>
          </table:table-cell>
          <table:table-cell office:value-type="float" office:value="0.01646026" calcext:value-type="float">
            <text:p>0.01646026</text:p>
          </table:table-cell>
          <table:table-cell office:value-type="float" office:value="0.018564356" calcext:value-type="float">
            <text:p>0.018564356</text:p>
          </table:table-cell>
          <table:table-cell office:value-type="float" office:value="0.441176471" calcext:value-type="float">
            <text:p>0.441176471</text:p>
          </table:table-cell>
          <table:table-cell office:value-type="float" office:value="105" calcext:value-type="float">
            <text:p>105</text:p>
          </table:table-cell>
          <table:table-cell office:value-type="float" office:value="5656" calcext:value-type="float">
            <text:p>5656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?a</text:p>
          </table:table-cell>
          <table:table-cell office:value-type="float" office:value="885.824074662407" calcext:value-type="float">
            <text:p>885.8240746624</text:p>
          </table:table-cell>
          <table:table-cell table:formula="of:=IF([.J974] &lt;&gt; 0; 1; 0)" office:value-type="float" office:value="1" calcext:value-type="float">
            <text:p>1</text:p>
          </table:table-cell>
          <table:table-cell table:formula="of:=IF(AND([.K974]=1; [.J974]&gt;=[.E97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b <text:s/>?g <text:s/>&lt;directed&gt; <text:s/>?b <text:s/>?g <text:s/>&lt;produced&gt; <text:s/>?b <text:s text:c="2"/>=&gt; ?a <text:s/>&lt;directed&gt; <text:s/>?b</text:p>
          </table:table-cell>
          <table:table-cell office:value-type="float" office:value="0.001090846" calcext:value-type="float">
            <text:p>0.001090846</text:p>
          </table:table-cell>
          <table:table-cell office:value-type="float" office:value="0.030890569" calcext:value-type="float">
            <text:p>0.030890569</text:p>
          </table:table-cell>
          <table:table-cell table:number-columns-repeated="2" office:value-type="float" office:value="0.441880342" calcext:value-type="float">
            <text:p>0.441880342</text:p>
          </table:table-cell>
          <table:table-cell office:value-type="float" office:value="1034" calcext:value-type="float">
            <text:p>1034</text:p>
          </table:table-cell>
          <table:table-cell table:number-columns-repeated="2" office:value-type="float" office:value="2340" calcext:value-type="float">
            <text:p>2340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975] &lt;&gt; 0; 1; 0)" office:value-type="float" office:value="0" calcext:value-type="float">
            <text:p>0</text:p>
          </table:table-cell>
          <table:table-cell table:formula="of:=IF(AND([.K975]=1; [.J975]&gt;=[.E97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b <text:s/>?g <text:s/>&lt;created&gt; <text:s/>?b <text:s/>?g <text:s/>&lt;produced&gt; <text:s/>?b <text:s text:c="2"/>=&gt; ?a <text:s/>&lt;directed&gt; <text:s/>?b</text:p>
          </table:table-cell>
          <table:table-cell office:value-type="float" office:value="0.001224828" calcext:value-type="float">
            <text:p>0.001224828</text:p>
          </table:table-cell>
          <table:table-cell office:value-type="float" office:value="0.034684671" calcext:value-type="float">
            <text:p>0.034684671</text:p>
          </table:table-cell>
          <table:table-cell office:value-type="float" office:value="0.385586184" calcext:value-type="float">
            <text:p>0.385586184</text:p>
          </table:table-cell>
          <table:table-cell office:value-type="float" office:value="0.441948991" calcext:value-type="float">
            <text:p>0.441948991</text:p>
          </table:table-cell>
          <table:table-cell office:value-type="float" office:value="1161" calcext:value-type="float">
            <text:p>1161</text:p>
          </table:table-cell>
          <table:table-cell office:value-type="float" office:value="3011" calcext:value-type="float">
            <text:p>3011</text:p>
          </table:table-cell>
          <table:table-cell office:value-type="float" office:value="2627" calcext:value-type="float">
            <text:p>2627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976] &lt;&gt; 0; 1; 0)" office:value-type="float" office:value="0" calcext:value-type="float">
            <text:p>0</text:p>
          </table:table-cell>
          <table:table-cell table:formula="of:=IF(AND([.K976]=1; [.J976]&gt;=[.E97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isPoliticianOf&gt; <text:s/>?b <text:s/>?i <text:s/>&lt;wasBornIn&gt; <text:s/>?f <text:s text:c="2"/>=&gt; ?a <text:s/>&lt;isPoliticianOf&gt; <text:s/>?b</text:p>
          </table:table-cell>
          <table:table-cell office:value-type="float" office:value="0.000197281" calcext:value-type="float">
            <text:p>0.000197281</text:p>
          </table:table-cell>
          <table:table-cell office:value-type="float" office:value="0.128082192" calcext:value-type="float">
            <text:p>0.128082192</text:p>
          </table:table-cell>
          <table:table-cell office:value-type="float" office:value="0.019953052" calcext:value-type="float">
            <text:p>0.019953052</text:p>
          </table:table-cell>
          <table:table-cell office:value-type="float" office:value="0.442080378" calcext:value-type="float">
            <text:p>0.442080378</text:p>
          </table:table-cell>
          <table:table-cell office:value-type="float" office:value="187" calcext:value-type="float">
            <text:p>187</text:p>
          </table:table-cell>
          <table:table-cell office:value-type="float" office:value="9372" calcext:value-type="float">
            <text:p>9372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77] &lt;&gt; 0; 1; 0)" office:value-type="float" office:value="0" calcext:value-type="float">
            <text:p>0</text:p>
          </table:table-cell>
          <table:table-cell table:formula="of:=IF(AND([.K977]=1; [.J977]&gt;=[.E97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Currency&gt; <text:s/>?b <text:s/>?i <text:s/>&lt;isCitizenOf&gt; <text:s/>?a <text:s/>?i <text:s/>&lt;isKnownFor&gt; <text:s/>?e <text:s text:c="2"/>=&gt; ?a <text:s/>&lt;hasCurrency&gt; <text:s/>?b</text:p>
          </table:table-cell>
          <table:table-cell office:value-type="float" office:value="0.00000422" calcext:value-type="float">
            <text:p>0.00000422</text:p>
          </table:table-cell>
          <table:table-cell office:value-type="float" office:value="0.010695187" calcext:value-type="float">
            <text:p>0.010695187</text:p>
          </table:table-cell>
          <table:table-cell office:value-type="float" office:value="0.266666667" calcext:value-type="float">
            <text:p>0.266666667</text:p>
          </table:table-cell>
          <table:table-cell office:value-type="float" office:value="0.444444444" calcext:value-type="float">
            <text:p>0.44444444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78] &lt;&gt; 0; 1; 0)" office:value-type="float" office:value="0" calcext:value-type="float">
            <text:p>0</text:p>
          </table:table-cell>
          <table:table-cell table:formula="of:=IF(AND([.K978]=1; [.J978]&gt;=[.E97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i <text:s/>&lt;diedIn&gt; <text:s/>?f <text:s/>?a <text:s/>&lt;livesIn&gt; <text:s/>?f <text:s text:c="2"/>=&gt; ?a <text:s/>&lt;isLeaderOf&gt; <text:s/>?b</text:p>
          </table:table-cell>
          <table:table-cell office:value-type="float" office:value="0.000098113" calcext:value-type="float">
            <text:p>0.000098113</text:p>
          </table:table-cell>
          <table:table-cell office:value-type="float" office:value="0.014579088" calcext:value-type="float">
            <text:p>0.014579088</text:p>
          </table:table-cell>
          <table:table-cell office:value-type="float" office:value="0.018437748" calcext:value-type="float">
            <text:p>0.018437748</text:p>
          </table:table-cell>
          <table:table-cell office:value-type="float" office:value="0.444976077" calcext:value-type="float">
            <text:p>0.444976077</text:p>
          </table:table-cell>
          <table:table-cell office:value-type="float" office:value="93" calcext:value-type="float">
            <text:p>93</text:p>
          </table:table-cell>
          <table:table-cell office:value-type="float" office:value="5044" calcext:value-type="float">
            <text:p>5044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?a</text:p>
          </table:table-cell>
          <table:table-cell office:value-type="float" office:value="290.899708494131" calcext:value-type="float">
            <text:p>290.8997084941</text:p>
          </table:table-cell>
          <table:table-cell table:formula="of:=IF([.J979] &lt;&gt; 0; 1; 0)" office:value-type="float" office:value="1" calcext:value-type="float">
            <text:p>1</text:p>
          </table:table-cell>
          <table:table-cell table:formula="of:=IF(AND([.K979]=1; [.J979]&gt;=[.E97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exports&gt; <text:s/>?b <text:s/>?i <text:s/>&lt;isCitizenOf&gt; <text:s/>?a <text:s/>?i <text:s/>&lt;livesIn&gt; <text:s/>?e <text:s text:c="2"/>=&gt; ?a <text:s/>&lt;exports&gt; <text:s/>?b</text:p>
          </table:table-cell>
          <table:table-cell office:value-type="float" office:value="0.000166686" calcext:value-type="float">
            <text:p>0.000166686</text:p>
          </table:table-cell>
          <table:table-cell office:value-type="float" office:value="0.311637081" calcext:value-type="float">
            <text:p>0.311637081</text:p>
          </table:table-cell>
          <table:table-cell table:number-columns-repeated="2" office:value-type="float" office:value="0.446327684" calcext:value-type="float">
            <text:p>0.446327684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354" calcext:value-type="float">
            <text:p>354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980] &lt;&gt; 0; 1; 0)" office:value-type="float" office:value="0" calcext:value-type="float">
            <text:p>0</text:p>
          </table:table-cell>
          <table:table-cell table:formula="of:=IF(AND([.K980]=1; [.J980]&gt;=[.E98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isLeaderOf&gt; <text:s/>?f <text:s/>?i <text:s/>&lt;wasBornIn&gt; <text:s/>?b <text:s text:c="2"/>=&gt; ?a <text:s/>&lt;diedIn&gt; <text:s/>?b</text:p>
          </table:table-cell>
          <table:table-cell office:value-type="float" office:value="0.003394916" calcext:value-type="float">
            <text:p>0.003394916</text:p>
          </table:table-cell>
          <table:table-cell office:value-type="float" office:value="0.145242824" calcext:value-type="float">
            <text:p>0.145242824</text:p>
          </table:table-cell>
          <table:table-cell table:number-columns-repeated="2" office:value-type="float" office:value="0.447690595" calcext:value-type="float">
            <text:p>0.447690595</text:p>
          </table:table-cell>
          <table:table-cell office:value-type="float" office:value="3218" calcext:value-type="float">
            <text:p>3218</text:p>
          </table:table-cell>
          <table:table-cell table:number-columns-repeated="2" office:value-type="float" office:value="7188" calcext:value-type="float">
            <text:p>7188</text:p>
          </table:table-cell>
          <table:table-cell office:value-type="string" calcext:value-type="string">
            <text:p>?a</text:p>
          </table:table-cell>
          <table:table-cell office:value-type="float" office:value="0.169188739848399" calcext:value-type="float">
            <text:p>0.1691887398</text:p>
          </table:table-cell>
          <table:table-cell table:formula="of:=IF([.J981] &lt;&gt; 0; 1; 0)" office:value-type="float" office:value="1" calcext:value-type="float">
            <text:p>1</text:p>
          </table:table-cell>
          <table:table-cell table:formula="of:=IF(AND([.K981]=1; [.J981]&gt;=[.E98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a <text:s/>?g <text:s/>&lt;isCitizenOf&gt; <text:s/>?b <text:s/>?g <text:s/>&lt;isLeaderOf&gt; <text:s/>?b <text:s text:c="2"/>=&gt; ?a <text:s/>&lt;dealsWith&gt; <text:s/>?b</text:p>
          </table:table-cell>
          <table:table-cell office:value-type="float" office:value="0.000013715" calcext:value-type="float">
            <text:p>0.000013715</text:p>
          </table:table-cell>
          <table:table-cell office:value-type="float" office:value="0.018867925" calcext:value-type="float">
            <text:p>0.018867925</text:p>
          </table:table-cell>
          <table:table-cell office:value-type="float" office:value="0.30952381" calcext:value-type="float">
            <text:p>0.30952381</text:p>
          </table:table-cell>
          <table:table-cell office:value-type="float" office:value="0.448275862" calcext:value-type="float">
            <text:p>0.448275862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82] &lt;&gt; 0; 1; 0)" office:value-type="float" office:value="0" calcext:value-type="float">
            <text:p>0</text:p>
          </table:table-cell>
          <table:table-cell table:formula="of:=IF(AND([.K982]=1; [.J982]&gt;=[.E98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ealsWith&gt; <text:s/>?a <text:s/>?i <text:s/>&lt;isCitizenOf&gt; <text:s/>?b <text:s/>?i <text:s/>&lt;isLeaderOf&gt; <text:s/>?e <text:s text:c="2"/>=&gt; ?a <text:s/>&lt;dealsWith&gt; <text:s/>?b</text:p>
          </table:table-cell>
          <table:table-cell office:value-type="float" office:value="0.000013715" calcext:value-type="float">
            <text:p>0.000013715</text:p>
          </table:table-cell>
          <table:table-cell office:value-type="float" office:value="0.018867925" calcext:value-type="float">
            <text:p>0.018867925</text:p>
          </table:table-cell>
          <table:table-cell office:value-type="float" office:value="0.30952381" calcext:value-type="float">
            <text:p>0.30952381</text:p>
          </table:table-cell>
          <table:table-cell office:value-type="float" office:value="0.448275862" calcext:value-type="float">
            <text:p>0.448275862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?a</text:p>
          </table:table-cell>
          <table:table-cell office:value-type="float" office:value="106.832478031241" calcext:value-type="float">
            <text:p>106.8324780312</text:p>
          </table:table-cell>
          <table:table-cell table:formula="of:=IF([.J983] &lt;&gt; 0; 1; 0)" office:value-type="float" office:value="1" calcext:value-type="float">
            <text:p>1</text:p>
          </table:table-cell>
          <table:table-cell table:formula="of:=IF(AND([.K983]=1; [.J983]&gt;=[.E98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f <text:s/>?i <text:s/>&lt;diedIn&gt; <text:s/>?b <text:s/>?a <text:s/>&lt;directed&gt; <text:s/>?f <text:s text:c="2"/>=&gt; ?a <text:s/>&lt;diedIn&gt; <text:s/>?b</text:p>
          </table:table-cell>
          <table:table-cell office:value-type="float" office:value="0.000288009" calcext:value-type="float">
            <text:p>0.000288009</text:p>
          </table:table-cell>
          <table:table-cell office:value-type="float" office:value="0.012321719" calcext:value-type="float">
            <text:p>0.012321719</text:p>
          </table:table-cell>
          <table:table-cell office:value-type="float" office:value="0.1380182" calcext:value-type="float">
            <text:p>0.1380182</text:p>
          </table:table-cell>
          <table:table-cell office:value-type="float" office:value="0.448275862" calcext:value-type="float">
            <text:p>0.448275862</text:p>
          </table:table-cell>
          <table:table-cell office:value-type="float" office:value="273" calcext:value-type="float">
            <text:p>273</text:p>
          </table:table-cell>
          <table:table-cell office:value-type="float" office:value="1978" calcext:value-type="float">
            <text:p>1978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84] &lt;&gt; 0; 1; 0)" office:value-type="float" office:value="0" calcext:value-type="float">
            <text:p>0</text:p>
          </table:table-cell>
          <table:table-cell table:formula="of:=IF(AND([.K984]=1; [.J984]&gt;=[.E98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i <text:s/>&lt;isKnownFor&gt; <text:s/>?f <text:s/>?a <text:s/>&lt;livesIn&gt; <text:s/>?f <text:s text:c="2"/>=&gt; ?a <text:s/>&lt;livesIn&gt; <text:s/>?b</text:p>
          </table:table-cell>
          <table:table-cell office:value-type="float" office:value="0.000875631" calcext:value-type="float">
            <text:p>0.000875631</text:p>
          </table:table-cell>
          <table:table-cell office:value-type="float" office:value="0.056876585" calcext:value-type="float">
            <text:p>0.056876585</text:p>
          </table:table-cell>
          <table:table-cell table:number-columns-repeated="2" office:value-type="float" office:value="0.45010846" calcext:value-type="float">
            <text:p>0.45010846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1844" calcext:value-type="float">
            <text:p>1844</text:p>
          </table:table-cell>
          <table:table-cell office:value-type="string" calcext:value-type="string">
            <text:p>?a</text:p>
          </table:table-cell>
          <table:table-cell office:value-type="float" office:value="1.63297908852041" calcext:value-type="float">
            <text:p>1.6329790885</text:p>
          </table:table-cell>
          <table:table-cell table:formula="of:=IF([.J985] &lt;&gt; 0; 1; 0)" office:value-type="float" office:value="1" calcext:value-type="float">
            <text:p>1</text:p>
          </table:table-cell>
          <table:table-cell table:formula="of:=IF(AND([.K985]=1; [.J985]&gt;=[.E98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f <text:s/>?i <text:s/>&lt;livesIn&gt; <text:s/>?b <text:s/>?a <text:s/>&lt;wasBornIn&gt; <text:s/>?f <text:s text:c="2"/>=&gt; ?a <text:s/>&lt;wasBornIn&gt; <text:s/>?b</text:p>
          </table:table-cell>
          <table:table-cell office:value-type="float" office:value="0.005283325" calcext:value-type="float">
            <text:p>0.005283325</text:p>
          </table:table-cell>
          <table:table-cell office:value-type="float" office:value="0.089487697" calcext:value-type="float">
            <text:p>0.089487697</text:p>
          </table:table-cell>
          <table:table-cell table:number-columns-repeated="2" office:value-type="float" office:value="0.451171171" calcext:value-type="float">
            <text:p>0.451171171</text:p>
          </table:table-cell>
          <table:table-cell office:value-type="float" office:value="5008" calcext:value-type="float">
            <text:p>5008</text:p>
          </table:table-cell>
          <table:table-cell table:number-columns-repeated="2" office:value-type="float" office:value="11100" calcext:value-type="float">
            <text:p>11100</text:p>
          </table:table-cell>
          <table:table-cell office:value-type="string" calcext:value-type="string">
            <text:p>?a</text:p>
          </table:table-cell>
          <table:table-cell office:value-type="float" office:value="0.0139852741635097" calcext:value-type="float">
            <text:p>0.0139852742</text:p>
          </table:table-cell>
          <table:table-cell table:formula="of:=IF([.J986] &lt;&gt; 0; 1; 0)" office:value-type="float" office:value="1" calcext:value-type="float">
            <text:p>1</text:p>
          </table:table-cell>
          <table:table-cell table:formula="of:=IF(AND([.K986]=1; [.J986]&gt;=[.E98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h <text:s/>?a <text:s/>&lt;created&gt; <text:s/>?b <text:s/>?a <text:s/>&lt;created&gt; <text:s/>?h <text:s text:c="2"/>=&gt; ?a <text:s/>&lt;directed&gt; <text:s/>?b</text:p>
          </table:table-cell>
          <table:table-cell office:value-type="float" office:value="0.00070367" calcext:value-type="float">
            <text:p>0.00070367</text:p>
          </table:table-cell>
          <table:table-cell office:value-type="float" office:value="0.019926508" calcext:value-type="float">
            <text:p>0.019926508</text:p>
          </table:table-cell>
          <table:table-cell office:value-type="float" office:value="0.189058957" calcext:value-type="float">
            <text:p>0.189058957</text:p>
          </table:table-cell>
          <table:table-cell office:value-type="float" office:value="0.452817379" calcext:value-type="float">
            <text:p>0.452817379</text:p>
          </table:table-cell>
          <table:table-cell office:value-type="float" office:value="667" calcext:value-type="float">
            <text:p>667</text:p>
          </table:table-cell>
          <table:table-cell office:value-type="float" office:value="3528" calcext:value-type="float">
            <text:p>3528</text:p>
          </table:table-cell>
          <table:table-cell office:value-type="float" office:value="1473" calcext:value-type="float">
            <text:p>1473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987] &lt;&gt; 0; 1; 0)" office:value-type="float" office:value="0" calcext:value-type="float">
            <text:p>0</text:p>
          </table:table-cell>
          <table:table-cell table:formula="of:=IF(AND([.K987]=1; [.J987]&gt;=[.E98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g <text:s/>&lt;created&gt; <text:s/>?b <text:s/>?a <text:s/>&lt;produced&gt; <text:s/>?b <text:s/>?g <text:s/>&lt;produced&gt; <text:s/>?b <text:s text:c="2"/>=&gt; ?a <text:s/>&lt;directed&gt; <text:s/>?b</text:p>
          </table:table-cell>
          <table:table-cell office:value-type="float" office:value="0.00112777" calcext:value-type="float">
            <text:p>0.00112777</text:p>
          </table:table-cell>
          <table:table-cell office:value-type="float" office:value="0.031936187" calcext:value-type="float">
            <text:p>0.031936187</text:p>
          </table:table-cell>
          <table:table-cell office:value-type="float" office:value="0.39402875" calcext:value-type="float">
            <text:p>0.39402875</text:p>
          </table:table-cell>
          <table:table-cell office:value-type="float" office:value="0.45605802" calcext:value-type="float">
            <text:p>0.45605802</text:p>
          </table:table-cell>
          <table:table-cell office:value-type="float" office:value="1069" calcext:value-type="float">
            <text:p>1069</text:p>
          </table:table-cell>
          <table:table-cell office:value-type="float" office:value="2713" calcext:value-type="float">
            <text:p>2713</text:p>
          </table:table-cell>
          <table:table-cell office:value-type="float" office:value="2344" calcext:value-type="float">
            <text:p>2344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988] &lt;&gt; 0; 1; 0)" office:value-type="float" office:value="0" calcext:value-type="float">
            <text:p>0</text:p>
          </table:table-cell>
          <table:table-cell table:formula="of:=IF(AND([.K988]=1; [.J988]&gt;=[.E98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g <text:s/>&lt;diedIn&gt; <text:s/>?b <text:s/>?g <text:s/>&lt;isLocatedIn&gt; <text:s/>?b <text:s/>?a <text:s/>&lt;wasBornIn&gt; <text:s/>?b <text:s text:c="2"/>=&gt; ?a <text:s/>&lt;diedIn&gt; <text:s/>?b</text:p>
          </table:table-cell>
          <table:table-cell office:value-type="float" office:value="0.000974799" calcext:value-type="float">
            <text:p>0.000974799</text:p>
          </table:table-cell>
          <table:table-cell office:value-type="float" office:value="0.041704279" calcext:value-type="float">
            <text:p>0.041704279</text:p>
          </table:table-cell>
          <table:table-cell office:value-type="float" office:value="0.071845113" calcext:value-type="float">
            <text:p>0.071845113</text:p>
          </table:table-cell>
          <table:table-cell office:value-type="float" office:value="0.458106098" calcext:value-type="float">
            <text:p>0.458106098</text:p>
          </table:table-cell>
          <table:table-cell office:value-type="float" office:value="924" calcext:value-type="float">
            <text:p>924</text:p>
          </table:table-cell>
          <table:table-cell office:value-type="float" office:value="12861" calcext:value-type="float">
            <text:p>1286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89] &lt;&gt; 0; 1; 0)" office:value-type="float" office:value="0" calcext:value-type="float">
            <text:p>0</text:p>
          </table:table-cell>
          <table:table-cell table:formula="of:=IF(AND([.K989]=1; [.J989]&gt;=[.E98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b <text:s/>?g <text:s/>&lt;diedIn&gt; <text:s/>?b <text:s/>?g <text:s/>&lt;wasBornIn&gt; <text:s/>?b <text:s text:c="2"/>=&gt; ?a <text:s/>&lt;livesIn&gt; <text:s/>?b</text:p>
          </table:table-cell>
          <table:table-cell office:value-type="float" office:value="0.00022049" calcext:value-type="float">
            <text:p>0.00022049</text:p>
          </table:table-cell>
          <table:table-cell office:value-type="float" office:value="0.014321935" calcext:value-type="float">
            <text:p>0.014321935</text:p>
          </table:table-cell>
          <table:table-cell office:value-type="float" office:value="0.014191621" calcext:value-type="float">
            <text:p>0.014191621</text:p>
          </table:table-cell>
          <table:table-cell office:value-type="float" office:value="0.458333333" calcext:value-type="float">
            <text:p>0.458333333</text:p>
          </table:table-cell>
          <table:table-cell office:value-type="float" office:value="209" calcext:value-type="float">
            <text:p>209</text:p>
          </table:table-cell>
          <table:table-cell office:value-type="float" office:value="14727" calcext:value-type="float">
            <text:p>14727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90] &lt;&gt; 0; 1; 0)" office:value-type="float" office:value="0" calcext:value-type="float">
            <text:p>0</text:p>
          </table:table-cell>
          <table:table-cell table:formula="of:=IF(AND([.K990]=1; [.J990]&gt;=[.E99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f <text:s/>?a <text:s/>&lt;directed&gt; <text:s/>?f <text:s/>?i <text:s/>&lt;wasBornIn&gt; <text:s/>?b <text:s text:c="2"/>=&gt; ?a <text:s/>&lt;wasBornIn&gt; <text:s/>?b</text:p>
          </table:table-cell>
          <table:table-cell office:value-type="float" office:value="0.000759583" calcext:value-type="float">
            <text:p>0.000759583</text:p>
          </table:table-cell>
          <table:table-cell office:value-type="float" office:value="0.012865643" calcext:value-type="float">
            <text:p>0.012865643</text:p>
          </table:table-cell>
          <table:table-cell office:value-type="float" office:value="0.173201828" calcext:value-type="float">
            <text:p>0.173201828</text:p>
          </table:table-cell>
          <table:table-cell office:value-type="float" office:value="0.461834509" calcext:value-type="float">
            <text:p>0.461834509</text:p>
          </table:table-cell>
          <table:table-cell office:value-type="float" office:value="720" calcext:value-type="float">
            <text:p>720</text:p>
          </table:table-cell>
          <table:table-cell office:value-type="float" office:value="4157" calcext:value-type="float">
            <text:p>4157</text:p>
          </table:table-cell>
          <table:table-cell office:value-type="float" office:value="1559" calcext:value-type="float">
            <text:p>155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91] &lt;&gt; 0; 1; 0)" office:value-type="float" office:value="0" calcext:value-type="float">
            <text:p>0</text:p>
          </table:table-cell>
          <table:table-cell table:formula="of:=IF(AND([.K991]=1; [.J991]&gt;=[.E99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h <text:s/>?a <text:s/>&lt;directed&gt; <text:s/>?h <text:s/>?a <text:s/>&lt;produced&gt; <text:s/>?b <text:s text:c="2"/>=&gt; ?a <text:s/>&lt;directed&gt; <text:s/>?b</text:p>
          </table:table-cell>
          <table:table-cell office:value-type="float" office:value="0.001694293" calcext:value-type="float">
            <text:p>0.001694293</text:p>
          </table:table-cell>
          <table:table-cell office:value-type="float" office:value="0.047978968" calcext:value-type="float">
            <text:p>0.047978968</text:p>
          </table:table-cell>
          <table:table-cell office:value-type="float" office:value="0.416169992" calcext:value-type="float">
            <text:p>0.416169992</text:p>
          </table:table-cell>
          <table:table-cell office:value-type="float" office:value="0.467267966" calcext:value-type="float">
            <text:p>0.467267966</text:p>
          </table:table-cell>
          <table:table-cell office:value-type="float" office:value="1606" calcext:value-type="float">
            <text:p>1606</text:p>
          </table:table-cell>
          <table:table-cell office:value-type="float" office:value="3859" calcext:value-type="float">
            <text:p>3859</text:p>
          </table:table-cell>
          <table:table-cell office:value-type="float" office:value="3437" calcext:value-type="float">
            <text:p>3437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992] &lt;&gt; 0; 1; 0)" office:value-type="float" office:value="0" calcext:value-type="float">
            <text:p>0</text:p>
          </table:table-cell>
          <table:table-cell table:formula="of:=IF(AND([.K992]=1; [.J992]&gt;=[.E99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f <text:s/>?i <text:s/>&lt;diedIn&gt; <text:s/>?b <text:s/>?i <text:s/>&lt;directed&gt; <text:s/>?f <text:s text:c="2"/>=&gt; ?a <text:s/>&lt;diedIn&gt; <text:s/>?b</text:p>
          </table:table-cell>
          <table:table-cell office:value-type="float" office:value="0.000313328" calcext:value-type="float">
            <text:p>0.000313328</text:p>
          </table:table-cell>
          <table:table-cell office:value-type="float" office:value="0.013404947" calcext:value-type="float">
            <text:p>0.013404947</text:p>
          </table:table-cell>
          <table:table-cell office:value-type="float" office:value="0.099099099" calcext:value-type="float">
            <text:p>0.099099099</text:p>
          </table:table-cell>
          <table:table-cell office:value-type="float" office:value="0.469194313" calcext:value-type="float">
            <text:p>0.469194313</text:p>
          </table:table-cell>
          <table:table-cell office:value-type="float" office:value="297" calcext:value-type="float">
            <text:p>297</text:p>
          </table:table-cell>
          <table:table-cell office:value-type="float" office:value="2997" calcext:value-type="float">
            <text:p>2997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?a</text:p>
          </table:table-cell>
          <table:table-cell office:value-type="float" office:value="65085.6584125344" calcext:value-type="float">
            <text:p>65085.6584125344</text:p>
          </table:table-cell>
          <table:table-cell table:formula="of:=IF([.J993] &lt;&gt; 0; 1; 0)" office:value-type="float" office:value="1" calcext:value-type="float">
            <text:p>1</text:p>
          </table:table-cell>
          <table:table-cell table:formula="of:=IF(AND([.K993]=1; [.J993]&gt;=[.E99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OfficialLanguage&gt; <text:s/>?b <text:s/>?i <text:s/>&lt;isCitizenOf&gt; <text:s/>?a <text:s/>?i <text:s/>&lt;livesIn&gt; <text:s/>?e <text:s text:c="2"/>=&gt; ?a <text:s/>&lt;hasOfficialLanguage&gt; <text:s/>?b</text:p>
          </table:table-cell>
          <table:table-cell office:value-type="float" office:value="0.000098113" calcext:value-type="float">
            <text:p>0.000098113</text:p>
          </table:table-cell>
          <table:table-cell office:value-type="float" office:value="0.115815691" calcext:value-type="float">
            <text:p>0.115815691</text:p>
          </table:table-cell>
          <table:table-cell office:value-type="float" office:value="0.400862069" calcext:value-type="float">
            <text:p>0.400862069</text:p>
          </table:table-cell>
          <table:table-cell office:value-type="float" office:value="0.46969697" calcext:value-type="float">
            <text:p>0.46969697</text:p>
          </table:table-cell>
          <table:table-cell office:value-type="float" office:value="93" calcext:value-type="float">
            <text:p>93</text:p>
          </table:table-cell>
          <table:table-cell office:value-type="float" office:value="232" calcext:value-type="float">
            <text:p>232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994] &lt;&gt; 0; 1; 0)" office:value-type="float" office:value="0" calcext:value-type="float">
            <text:p>0</text:p>
          </table:table-cell>
          <table:table-cell table:formula="of:=IF(AND([.K994]=1; [.J994]&gt;=[.E99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f <text:s/>?i <text:s/>&lt;directed&gt; <text:s/>?f <text:s/>?i <text:s/>&lt;hasWonPrize&gt; <text:s/>?b <text:s text:c="2"/>=&gt; ?a <text:s/>&lt;hasWonPrize&gt; <text:s/>?b</text:p>
          </table:table-cell>
          <table:table-cell office:value-type="float" office:value="0.000679405" calcext:value-type="float">
            <text:p>0.000679405</text:p>
          </table:table-cell>
          <table:table-cell office:value-type="float" office:value="0.018939505" calcext:value-type="float">
            <text:p>0.018939505</text:p>
          </table:table-cell>
          <table:table-cell office:value-type="float" office:value="0.168630532" calcext:value-type="float">
            <text:p>0.168630532</text:p>
          </table:table-cell>
          <table:table-cell office:value-type="float" office:value="0.471104609" calcext:value-type="float">
            <text:p>0.471104609</text:p>
          </table:table-cell>
          <table:table-cell office:value-type="float" office:value="644" calcext:value-type="float">
            <text:p>644</text:p>
          </table:table-cell>
          <table:table-cell office:value-type="float" office:value="3819" calcext:value-type="float">
            <text:p>3819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?a</text:p>
          </table:table-cell>
          <table:table-cell office:value-type="float" office:value="84724.6066291456" calcext:value-type="float">
            <text:p>84724.6066291456</text:p>
          </table:table-cell>
          <table:table-cell table:formula="of:=IF([.J995] &lt;&gt; 0; 1; 0)" office:value-type="float" office:value="1" calcext:value-type="float">
            <text:p>1</text:p>
          </table:table-cell>
          <table:table-cell table:formula="of:=IF(AND([.K995]=1; [.J995]&gt;=[.E99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b <text:s/>?g <text:s/>&lt;directed&gt; <text:s/>?b <text:s/>?g <text:s/>&lt;produced&gt; <text:s/>?b <text:s text:c="2"/>=&gt; ?a <text:s/>&lt;produced&gt; <text:s/>?b</text:p>
          </table:table-cell>
          <table:table-cell office:value-type="float" office:value="0.00116364" calcext:value-type="float">
            <text:p>0.00116364</text:p>
          </table:table-cell>
          <table:table-cell office:value-type="float" office:value="0.054668914" calcext:value-type="float">
            <text:p>0.054668914</text:p>
          </table:table-cell>
          <table:table-cell table:number-columns-repeated="2" office:value-type="float" office:value="0.471367521" calcext:value-type="float">
            <text:p>0.471367521</text:p>
          </table:table-cell>
          <table:table-cell office:value-type="float" office:value="1103" calcext:value-type="float">
            <text:p>1103</text:p>
          </table:table-cell>
          <table:table-cell table:number-columns-repeated="2" office:value-type="float" office:value="2340" calcext:value-type="float">
            <text:p>2340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996] &lt;&gt; 0; 1; 0)" office:value-type="float" office:value="0" calcext:value-type="float">
            <text:p>0</text:p>
          </table:table-cell>
          <table:table-cell table:formula="of:=IF(AND([.K996]=1; [.J996]&gt;=[.E99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i <text:s/>&lt;isLeaderOf&gt; <text:s/>?f <text:s/>?a <text:s/>&lt;livesIn&gt; <text:s/>?f <text:s text:c="2"/>=&gt; ?a <text:s/>&lt;livesIn&gt; <text:s/>?b</text:p>
          </table:table-cell>
          <table:table-cell office:value-type="float" office:value="0.00043887" calcext:value-type="float">
            <text:p>0.00043887</text:p>
          </table:table-cell>
          <table:table-cell office:value-type="float" office:value="0.028506818" calcext:value-type="float">
            <text:p>0.028506818</text:p>
          </table:table-cell>
          <table:table-cell table:number-columns-repeated="2" office:value-type="float" office:value="0.471655329" calcext:value-type="float">
            <text:p>0.471655329</text:p>
          </table:table-cell>
          <table:table-cell office:value-type="float" office:value="416" calcext:value-type="float">
            <text:p>416</text:p>
          </table:table-cell>
          <table:table-cell table:number-columns-repeated="2" office:value-type="float" office:value="882" calcext:value-type="float">
            <text:p>882</text:p>
          </table:table-cell>
          <table:table-cell office:value-type="string" calcext:value-type="string">
            <text:p>?a</text:p>
          </table:table-cell>
          <table:table-cell office:value-type="float" office:value="0.601190143035303" calcext:value-type="float">
            <text:p>0.601190143</text:p>
          </table:table-cell>
          <table:table-cell table:formula="of:=IF([.J997] &lt;&gt; 0; 1; 0)" office:value-type="float" office:value="1" calcext:value-type="float">
            <text:p>1</text:p>
          </table:table-cell>
          <table:table-cell table:formula="of:=IF(AND([.K997]=1; [.J997]&gt;=[.E99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f <text:s/>?a <text:s/>&lt;directed&gt; <text:s/>?f <text:s/>?i <text:s/>&lt;hasWonPrize&gt; <text:s/>?b <text:s text:c="2"/>=&gt; ?a <text:s/>&lt;hasWonPrize&gt; <text:s/>?b</text:p>
          </table:table-cell>
          <table:table-cell office:value-type="float" office:value="0.000615052" calcext:value-type="float">
            <text:p>0.000615052</text:p>
          </table:table-cell>
          <table:table-cell office:value-type="float" office:value="0.017145546" calcext:value-type="float">
            <text:p>0.017145546</text:p>
          </table:table-cell>
          <table:table-cell office:value-type="float" office:value="0.139507059" calcext:value-type="float">
            <text:p>0.139507059</text:p>
          </table:table-cell>
          <table:table-cell office:value-type="float" office:value="0.472447326" calcext:value-type="float">
            <text:p>0.472447326</text:p>
          </table:table-cell>
          <table:table-cell office:value-type="float" office:value="583" calcext:value-type="float">
            <text:p>583</text:p>
          </table:table-cell>
          <table:table-cell office:value-type="float" office:value="4179" calcext:value-type="float">
            <text:p>4179</text:p>
          </table:table-cell>
          <table:table-cell office:value-type="float" office:value="1234" calcext:value-type="float">
            <text:p>1234</text:p>
          </table:table-cell>
          <table:table-cell office:value-type="string" calcext:value-type="string">
            <text:p>?a</text:p>
          </table:table-cell>
          <table:table-cell office:value-type="float" office:value="8562984.54371914" calcext:value-type="float">
            <text:p>8562984.54371914</text:p>
          </table:table-cell>
          <table:table-cell table:formula="of:=IF([.J998] &lt;&gt; 0; 1; 0)" office:value-type="float" office:value="1" calcext:value-type="float">
            <text:p>1</text:p>
          </table:table-cell>
          <table:table-cell table:formula="of:=IF(AND([.K998]=1; [.J998]&gt;=[.E99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isCitizenOf&gt; <text:s/>?b <text:s/>?i <text:s/>&lt;isLocatedIn&gt; <text:s/>?f <text:s text:c="2"/>=&gt; ?a <text:s/>&lt;isCitizenOf&gt; <text:s/>?b</text:p>
          </table:table-cell>
          <table:table-cell office:value-type="float" office:value="0.000981129" calcext:value-type="float">
            <text:p>0.000981129</text:p>
          </table:table-cell>
          <table:table-cell office:value-type="float" office:value="0.063829787" calcext:value-type="float">
            <text:p>0.063829787</text:p>
          </table:table-cell>
          <table:table-cell office:value-type="float" office:value="0.070003764" calcext:value-type="float">
            <text:p>0.070003764</text:p>
          </table:table-cell>
          <table:table-cell office:value-type="float" office:value="0.473523422" calcext:value-type="float">
            <text:p>0.473523422</text:p>
          </table:table-cell>
          <table:table-cell office:value-type="float" office:value="930" calcext:value-type="float">
            <text:p>930</text:p>
          </table:table-cell>
          <table:table-cell office:value-type="float" office:value="13285" calcext:value-type="float">
            <text:p>13285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?a</text:p>
          </table:table-cell>
          <table:table-cell office:value-type="float" office:value="3807669.78739712" calcext:value-type="float">
            <text:p>3807669.78739712</text:p>
          </table:table-cell>
          <table:table-cell table:formula="of:=IF([.J999] &lt;&gt; 0; 1; 0)" office:value-type="float" office:value="1" calcext:value-type="float">
            <text:p>1</text:p>
          </table:table-cell>
          <table:table-cell table:formula="of:=IF(AND([.K999]=1; [.J999]&gt;=[.E99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hasOfficialLanguage&gt; <text:s/>?b <text:s/>?e <text:s/>&lt;isCitizenOf&gt; <text:s/>?j <text:s/>?e <text:s/>&lt;livesIn&gt; <text:s/>?a <text:s text:c="2"/>=&gt; ?a <text:s/>&lt;hasOfficialLanguage&gt; <text:s/>?b</text:p>
          </table:table-cell>
          <table:table-cell office:value-type="float" office:value="0.000109718" calcext:value-type="float">
            <text:p>0.000109718</text:p>
          </table:table-cell>
          <table:table-cell office:value-type="float" office:value="0.129514321" calcext:value-type="float">
            <text:p>0.129514321</text:p>
          </table:table-cell>
          <table:table-cell office:value-type="float" office:value="0.104733132" calcext:value-type="float">
            <text:p>0.104733132</text:p>
          </table:table-cell>
          <table:table-cell office:value-type="float" office:value="0.479262673" calcext:value-type="float">
            <text:p>0.479262673</text:p>
          </table:table-cell>
          <table:table-cell office:value-type="float" office:value="104" calcext:value-type="float">
            <text:p>104</text:p>
          </table:table-cell>
          <table:table-cell office:value-type="float" office:value="993" calcext:value-type="float">
            <text:p>993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00] &lt;&gt; 0; 1; 0)" office:value-type="float" office:value="0" calcext:value-type="float">
            <text:p>0</text:p>
          </table:table-cell>
          <table:table-cell table:formula="of:=IF(AND([.K1000]=1; [.J1000]&gt;=[.E100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h <text:s/>?a <text:s/>&lt;exports&gt; <text:s/>?b <text:s/>?h <text:s/>&lt;imports&gt; <text:s/>?b <text:s text:c="2"/>=&gt; ?a <text:s/>&lt;imports&gt; <text:s/>?b</text:p>
          </table:table-cell>
          <table:table-cell office:value-type="float" office:value="0.000025319" calcext:value-type="float">
            <text:p>0.000025319</text:p>
          </table:table-cell>
          <table:table-cell office:value-type="float" office:value="0.071428571" calcext:value-type="float">
            <text:p>0.071428571</text:p>
          </table:table-cell>
          <table:table-cell office:value-type="float" office:value="0.461538462" calcext:value-type="float">
            <text:p>0.461538462</text:p>
          </table:table-cell>
          <table:table-cell office:value-type="float" office:value="0.48" calcext:value-type="float">
            <text:p>0.48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01] &lt;&gt; 0; 1; 0)" office:value-type="float" office:value="0" calcext:value-type="float">
            <text:p>0</text:p>
          </table:table-cell>
          <table:table-cell table:formula="of:=IF(AND([.K1001]=1; [.J1001]&gt;=[.E100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h <text:s/>?a <text:s/>&lt;directed&gt; <text:s/>?b <text:s/>?a <text:s/>&lt;produced&gt; <text:s/>?h <text:s text:c="2"/>=&gt; ?a <text:s/>&lt;produced&gt; <text:s/>?b</text:p>
          </table:table-cell>
          <table:table-cell office:value-type="float" office:value="0.000298558" calcext:value-type="float">
            <text:p>0.000298558</text:p>
          </table:table-cell>
          <table:table-cell office:value-type="float" office:value="0.014026566" calcext:value-type="float">
            <text:p>0.014026566</text:p>
          </table:table-cell>
          <table:table-cell office:value-type="float" office:value="0.272377286" calcext:value-type="float">
            <text:p>0.272377286</text:p>
          </table:table-cell>
          <table:table-cell office:value-type="float" office:value="0.480475382" calcext:value-type="float">
            <text:p>0.480475382</text:p>
          </table:table-cell>
          <table:table-cell office:value-type="float" office:value="283" calcext:value-type="float">
            <text:p>283</text:p>
          </table:table-cell>
          <table:table-cell office:value-type="float" office:value="1039" calcext:value-type="float">
            <text:p>1039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002] &lt;&gt; 0; 1; 0)" office:value-type="float" office:value="0" calcext:value-type="float">
            <text:p>0</text:p>
          </table:table-cell>
          <table:table-cell table:formula="of:=IF(AND([.K1002]=1; [.J1002]&gt;=[.E100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b <text:s/>?g <text:s/>&lt;isCitizenOf&gt; <text:s/>?b <text:s/>?g <text:s/>&lt;isLocatedIn&gt; <text:s/>?b <text:s text:c="2"/>=&gt; ?a <text:s/>&lt;livesIn&gt; <text:s/>?b</text:p>
          </table:table-cell>
          <table:table-cell office:value-type="float" office:value="0.000340758" calcext:value-type="float">
            <text:p>0.000340758</text:p>
          </table:table-cell>
          <table:table-cell office:value-type="float" office:value="0.0221339" calcext:value-type="float">
            <text:p>0.0221339</text:p>
          </table:table-cell>
          <table:table-cell office:value-type="float" office:value="0.042449731" calcext:value-type="float">
            <text:p>0.042449731</text:p>
          </table:table-cell>
          <table:table-cell office:value-type="float" office:value="0.484984985" calcext:value-type="float">
            <text:p>0.484984985</text:p>
          </table:table-cell>
          <table:table-cell office:value-type="float" office:value="323" calcext:value-type="float">
            <text:p>323</text:p>
          </table:table-cell>
          <table:table-cell office:value-type="float" office:value="7609" calcext:value-type="float">
            <text:p>7609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03] &lt;&gt; 0; 1; 0)" office:value-type="float" office:value="0" calcext:value-type="float">
            <text:p>0</text:p>
          </table:table-cell>
          <table:table-cell table:formula="of:=IF(AND([.K1003]=1; [.J1003]&gt;=[.E100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asCapital&gt; <text:s/>?f <text:s/>?f <text:s/>&lt;isLocatedIn&gt; <text:s/>?j <text:s/>?a <text:s/>&lt;isPoliticianOf&gt; <text:s/>?j <text:s text:c="2"/>=&gt; ?a <text:s/>&lt;isPoliticianOf&gt; <text:s/>?b</text:p>
          </table:table-cell>
          <table:table-cell office:value-type="float" office:value="0.000615052" calcext:value-type="float">
            <text:p>0.000615052</text:p>
          </table:table-cell>
          <table:table-cell office:value-type="float" office:value="0.399315068" calcext:value-type="float">
            <text:p>0.399315068</text:p>
          </table:table-cell>
          <table:table-cell table:number-columns-repeated="2" office:value-type="float" office:value="0.488274707" calcext:value-type="float">
            <text:p>0.488274707</text:p>
          </table:table-cell>
          <table:table-cell office:value-type="float" office:value="583" calcext:value-type="float">
            <text:p>583</text:p>
          </table:table-cell>
          <table:table-cell table:number-columns-repeated="2" office:value-type="float" office:value="1194" calcext:value-type="float">
            <text:p>119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04] &lt;&gt; 0; 1; 0)" office:value-type="float" office:value="0" calcext:value-type="float">
            <text:p>0</text:p>
          </table:table-cell>
          <table:table-cell table:formula="of:=IF(AND([.K1004]=1; [.J1004]&gt;=[.E100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h <text:s/>?a <text:s/>&lt;directed&gt; <text:s/>?b <text:s/>?a <text:s/>&lt;produced&gt; <text:s/>?h <text:s text:c="2"/>=&gt; ?a <text:s/>&lt;produced&gt; <text:s/>?b</text:p>
          </table:table-cell>
          <table:table-cell office:value-type="float" office:value="0.001485408" calcext:value-type="float">
            <text:p>0.001485408</text:p>
          </table:table-cell>
          <table:table-cell office:value-type="float" office:value="0.069785884" calcext:value-type="float">
            <text:p>0.069785884</text:p>
          </table:table-cell>
          <table:table-cell office:value-type="float" office:value="0.263374486" calcext:value-type="float">
            <text:p>0.263374486</text:p>
          </table:table-cell>
          <table:table-cell office:value-type="float" office:value="0.490763332" calcext:value-type="float">
            <text:p>0.490763332</text:p>
          </table:table-cell>
          <table:table-cell office:value-type="float" office:value="1408" calcext:value-type="float">
            <text:p>1408</text:p>
          </table:table-cell>
          <table:table-cell office:value-type="float" office:value="5346" calcext:value-type="float">
            <text:p>5346</text:p>
          </table:table-cell>
          <table:table-cell office:value-type="float" office:value="2869" calcext:value-type="float">
            <text:p>2869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005] &lt;&gt; 0; 1; 0)" office:value-type="float" office:value="0" calcext:value-type="float">
            <text:p>0</text:p>
          </table:table-cell>
          <table:table-cell table:formula="of:=IF(AND([.K1005]=1; [.J1005]&gt;=[.E100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ealsWith&gt; <text:s/>?b <text:s/>?i <text:s/>&lt;isCitizenOf&gt; <text:s/>?a <text:s/>?i <text:s/>&lt;isKnownFor&gt; <text:s/>?e <text:s text:c="2"/>=&gt; ?a <text:s/>&lt;dealsWith&gt; <text:s/>?b</text:p>
          </table:table-cell>
          <table:table-cell office:value-type="float" office:value="0.000032704" calcext:value-type="float">
            <text:p>0.000032704</text:p>
          </table:table-cell>
          <table:table-cell office:value-type="float" office:value="0.044992743" calcext:value-type="float">
            <text:p>0.044992743</text:p>
          </table:table-cell>
          <table:table-cell office:value-type="float" office:value="0.413333333" calcext:value-type="float">
            <text:p>0.413333333</text:p>
          </table:table-cell>
          <table:table-cell office:value-type="float" office:value="0.492063492" calcext:value-type="float">
            <text:p>0.492063492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06] &lt;&gt; 0; 1; 0)" office:value-type="float" office:value="0" calcext:value-type="float">
            <text:p>0</text:p>
          </table:table-cell>
          <table:table-cell table:formula="of:=IF(AND([.K1006]=1; [.J1006]&gt;=[.E100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PoliticianOf&gt; <text:s/>?b <text:s/>?a <text:s/>&lt;livesIn&gt; <text:s/>?f <text:s/>?i <text:s/>&lt;livesIn&gt; <text:s/>?f <text:s text:c="2"/>=&gt; ?a <text:s/>&lt;livesIn&gt; <text:s/>?b</text:p>
          </table:table-cell>
          <table:table-cell office:value-type="float" office:value="0.000720549" calcext:value-type="float">
            <text:p>0.000720549</text:p>
          </table:table-cell>
          <table:table-cell office:value-type="float" office:value="0.046803262" calcext:value-type="float">
            <text:p>0.046803262</text:p>
          </table:table-cell>
          <table:table-cell table:number-columns-repeated="2" office:value-type="float" office:value="0.493140794" calcext:value-type="float">
            <text:p>0.493140794</text:p>
          </table:table-cell>
          <table:table-cell office:value-type="float" office:value="683" calcext:value-type="float">
            <text:p>683</text:p>
          </table:table-cell>
          <table:table-cell table:number-columns-repeated="2" office:value-type="float" office:value="1385" calcext:value-type="float">
            <text:p>1385</text:p>
          </table:table-cell>
          <table:table-cell office:value-type="string" calcext:value-type="string">
            <text:p>?a</text:p>
          </table:table-cell>
          <table:table-cell office:value-type="float" office:value="1.95236463666533" calcext:value-type="float">
            <text:p>1.9523646367</text:p>
          </table:table-cell>
          <table:table-cell table:formula="of:=IF([.J1007] &lt;&gt; 0; 1; 0)" office:value-type="float" office:value="1" calcext:value-type="float">
            <text:p>1</text:p>
          </table:table-cell>
          <table:table-cell table:formula="of:=IF(AND([.K1007]=1; [.J1007]&gt;=[.E100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influences&gt; <text:s/>?b <text:s/>?a <text:s/>&lt;influences&gt; <text:s/>?f <text:s/>?f <text:s/>&lt;isKnownFor&gt; <text:s/>?j <text:s text:c="2"/>=&gt; ?a <text:s/>&lt;influences&gt; <text:s/>?b</text:p>
          </table:table-cell>
          <table:table-cell office:value-type="float" office:value="0.000165631" calcext:value-type="float">
            <text:p>0.000165631</text:p>
          </table:table-cell>
          <table:table-cell office:value-type="float" office:value="0.01125448" calcext:value-type="float">
            <text:p>0.01125448</text:p>
          </table:table-cell>
          <table:table-cell table:number-columns-repeated="2" office:value-type="float" office:value="0.498412698" calcext:value-type="float">
            <text:p>0.498412698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315" calcext:value-type="float">
            <text:p>315</text:p>
          </table:table-cell>
          <table:table-cell office:value-type="string" calcext:value-type="string">
            <text:p>?b</text:p>
          </table:table-cell>
          <table:table-cell office:value-type="float" office:value="0.0874297737290433" calcext:value-type="float">
            <text:p>0.0874297737</text:p>
          </table:table-cell>
          <table:table-cell table:formula="of:=IF([.J1008] &lt;&gt; 0; 1; 0)" office:value-type="float" office:value="1" calcext:value-type="float">
            <text:p>1</text:p>
          </table:table-cell>
          <table:table-cell table:formula="of:=IF(AND([.K1008]=1; [.J1008]&gt;=[.E100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isLeaderOf&gt; <text:s/>?f <text:s/>?i <text:s/>&lt;livesIn&gt; <text:s/>?b <text:s text:c="2"/>=&gt; ?a <text:s/>&lt;diedIn&gt; <text:s/>?b</text:p>
          </table:table-cell>
          <table:table-cell office:value-type="float" office:value="0.002260816" calcext:value-type="float">
            <text:p>0.002260816</text:p>
          </table:table-cell>
          <table:table-cell office:value-type="float" office:value="0.096723235" calcext:value-type="float">
            <text:p>0.096723235</text:p>
          </table:table-cell>
          <table:table-cell table:number-columns-repeated="2" office:value-type="float" office:value="0.499301025" calcext:value-type="float">
            <text:p>0.499301025</text:p>
          </table:table-cell>
          <table:table-cell office:value-type="float" office:value="2143" calcext:value-type="float">
            <text:p>2143</text:p>
          </table:table-cell>
          <table:table-cell table:number-columns-repeated="2" office:value-type="float" office:value="4292" calcext:value-type="float">
            <text:p>4292</text:p>
          </table:table-cell>
          <table:table-cell office:value-type="string" calcext:value-type="string">
            <text:p>?a</text:p>
          </table:table-cell>
          <table:table-cell office:value-type="float" office:value="0.0381810702306173" calcext:value-type="float">
            <text:p>0.0381810702</text:p>
          </table:table-cell>
          <table:table-cell table:formula="of:=IF([.J1009] &lt;&gt; 0; 1; 0)" office:value-type="float" office:value="1" calcext:value-type="float">
            <text:p>1</text:p>
          </table:table-cell>
          <table:table-cell table:formula="of:=IF(AND([.K1009]=1; [.J1009]&gt;=[.E100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Currency&gt; <text:s/>?b <text:s/>?i <text:s/>&lt;isCitizenOf&gt; <text:s/>?e <text:s/>?i <text:s/>&lt;isKnownFor&gt; <text:s/>?a <text:s text:c="2"/>=&gt; ?a <text:s/>&lt;hasCurrency&gt; <text:s/>?b</text:p>
          </table:table-cell>
          <table:table-cell office:value-type="float" office:value="0.00000422" calcext:value-type="float">
            <text:p>0.00000422</text:p>
          </table:table-cell>
          <table:table-cell office:value-type="float" office:value="0.010695187" calcext:value-type="float">
            <text:p>0.010695187</text:p>
          </table:table-cell>
          <table:table-cell office:value-type="float" office:value="0.008602151" calcext:value-type="float">
            <text:p>0.008602151</text:p>
          </table:table-cell>
          <table:table-cell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office:value-type="float" office:value="465" calcext:value-type="float">
            <text:p>46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10] &lt;&gt; 0; 1; 0)" office:value-type="float" office:value="0" calcext:value-type="float">
            <text:p>0</text:p>
          </table:table-cell>
          <table:table-cell table:formula="of:=IF(AND([.K1010]=1; [.J1010]&gt;=[.E101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a <text:s/>?g <text:s/>&lt;isCitizenOf&gt; <text:s/>?b <text:s/>?g <text:s/>&lt;isKnownFor&gt; <text:s/>?b <text:s text:c="2"/>=&gt; ?a <text:s/>&lt;dealsWith&gt; <text:s/>?b</text:p>
          </table:table-cell>
          <table:table-cell office:value-type="float" office:value="0.000007385" calcext:value-type="float">
            <text:p>0.000007385</text:p>
          </table:table-cell>
          <table:table-cell office:value-type="float" office:value="0.010159652" calcext:value-type="float">
            <text:p>0.010159652</text:p>
          </table:table-cell>
          <table:table-cell office:value-type="float" office:value="0.304347826" calcext:value-type="float">
            <text:p>0.304347826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11] &lt;&gt; 0; 1; 0)" office:value-type="float" office:value="0" calcext:value-type="float">
            <text:p>0</text:p>
          </table:table-cell>
          <table:table-cell table:formula="of:=IF(AND([.K1011]=1; [.J1011]&gt;=[.E101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i <text:s/>&lt;isCitizenOf&gt; <text:s/>?b <text:s/>?i <text:s/>&lt;wasBornIn&gt; <text:s/>?f <text:s text:c="2"/>=&gt; ?a <text:s/>&lt;dealsWith&gt; <text:s/>?b</text:p>
          </table:table-cell>
          <table:table-cell office:value-type="float" office:value="0.000009495" calcext:value-type="float">
            <text:p>0.000009495</text:p>
          </table:table-cell>
          <table:table-cell office:value-type="float" office:value="0.013062409" calcext:value-type="float">
            <text:p>0.01306240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?a</text:p>
          </table:table-cell>
          <table:table-cell office:value-type="float" office:value="391.488611803061" calcext:value-type="float">
            <text:p>391.4886118031</text:p>
          </table:table-cell>
          <table:table-cell table:formula="of:=IF([.J1012] &lt;&gt; 0; 1; 0)" office:value-type="float" office:value="1" calcext:value-type="float">
            <text:p>1</text:p>
          </table:table-cell>
          <table:table-cell table:formula="of:=IF(AND([.K1012]=1; [.J1012]&gt;=[.E101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f <text:s/>?i <text:s/>&lt;isLocatedIn&gt; <text:s/>?f <text:s/>?i <text:s/>&lt;livesIn&gt; <text:s/>?b <text:s text:c="2"/>=&gt; ?a <text:s/>&lt;isCitizenOf&gt; <text:s/>?b</text:p>
          </table:table-cell>
          <table:table-cell office:value-type="float" office:value="0.000158247" calcext:value-type="float">
            <text:p>0.000158247</text:p>
          </table:table-cell>
          <table:table-cell office:value-type="float" office:value="0.010295127" calcext:value-type="float">
            <text:p>0.01029512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?a</text:p>
          </table:table-cell>
          <table:table-cell office:value-type="float" office:value="0.369914104702381" calcext:value-type="float">
            <text:p>0.3699141047</text:p>
          </table:table-cell>
          <table:table-cell table:formula="of:=IF([.J1013] &lt;&gt; 0; 1; 0)" office:value-type="float" office:value="1" calcext:value-type="float">
            <text:p>1</text:p>
          </table:table-cell>
          <table:table-cell table:formula="of:=IF(AND([.K1013]=1; [.J1013]&gt;=[.E101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holdsPoliticalPosition&gt; <text:s/>?f <text:s/>?i <text:s/>&lt;wasBornIn&gt; <text:s/>?b <text:s text:c="2"/>=&gt; ?a <text:s/>&lt;diedIn&gt; <text:s/>?b</text:p>
          </table:table-cell>
          <table:table-cell office:value-type="float" office:value="0.000800728" calcext:value-type="float">
            <text:p>0.000800728</text:p>
          </table:table-cell>
          <table:table-cell office:value-type="float" office:value="0.034257086" calcext:value-type="float">
            <text:p>0.034257086</text:p>
          </table:table-cell>
          <table:table-cell table:number-columns-repeated="2" office:value-type="float" office:value="0.502982107" calcext:value-type="float">
            <text:p>0.502982107</text:p>
          </table:table-cell>
          <table:table-cell office:value-type="float" office:value="759" calcext:value-type="float">
            <text:p>759</text:p>
          </table:table-cell>
          <table:table-cell table:number-columns-repeated="2" office:value-type="float" office:value="1509" calcext:value-type="float">
            <text:p>1509</text:p>
          </table:table-cell>
          <table:table-cell office:value-type="string" calcext:value-type="string">
            <text:p>?a</text:p>
          </table:table-cell>
          <table:table-cell office:value-type="float" office:value="0.0237303475716662" calcext:value-type="float">
            <text:p>0.0237303476</text:p>
          </table:table-cell>
          <table:table-cell table:formula="of:=IF([.J1014] &lt;&gt; 0; 1; 0)" office:value-type="float" office:value="1" calcext:value-type="float">
            <text:p>1</text:p>
          </table:table-cell>
          <table:table-cell table:formula="of:=IF(AND([.K1014]=1; [.J1014]&gt;=[.E101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b <text:s/>?g <text:s/>&lt;isCitizenOf&gt; <text:s/>?b <text:s/>?g <text:s/>&lt;isKnownFor&gt; <text:s/>?b <text:s text:c="2"/>=&gt; ?a <text:s/>&lt;livesIn&gt; <text:s/>?b</text:p>
          </table:table-cell>
          <table:table-cell office:value-type="float" office:value="0.000291174" calcext:value-type="float">
            <text:p>0.000291174</text:p>
          </table:table-cell>
          <table:table-cell office:value-type="float" office:value="0.018913178" calcext:value-type="float">
            <text:p>0.018913178</text:p>
          </table:table-cell>
          <table:table-cell office:value-type="float" office:value="0.05526632" calcext:value-type="float">
            <text:p>0.05526632</text:p>
          </table:table-cell>
          <table:table-cell office:value-type="float" office:value="0.509225092" calcext:value-type="float">
            <text:p>0.509225092</text:p>
          </table:table-cell>
          <table:table-cell office:value-type="float" office:value="276" calcext:value-type="float">
            <text:p>276</text:p>
          </table:table-cell>
          <table:table-cell office:value-type="float" office:value="4994" calcext:value-type="float">
            <text:p>4994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15] &lt;&gt; 0; 1; 0)" office:value-type="float" office:value="0" calcext:value-type="float">
            <text:p>0</text:p>
          </table:table-cell>
          <table:table-cell table:formula="of:=IF(AND([.K1015]=1; [.J1015]&gt;=[.E101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i <text:s/>&lt;isLocatedIn&gt; <text:s/>?f <text:s/>?a <text:s/>&lt;wasBornIn&gt; <text:s/>?f <text:s text:c="2"/>=&gt; ?a <text:s/>&lt;isCitizenOf&gt; <text:s/>?b</text:p>
          </table:table-cell>
          <table:table-cell office:value-type="float" office:value="0.001431604" calcext:value-type="float">
            <text:p>0.001431604</text:p>
          </table:table-cell>
          <table:table-cell office:value-type="float" office:value="0.093136582" calcext:value-type="float">
            <text:p>0.093136582</text:p>
          </table:table-cell>
          <table:table-cell office:value-type="float" office:value="0.064045686" calcext:value-type="float">
            <text:p>0.064045686</text:p>
          </table:table-cell>
          <table:table-cell office:value-type="float" office:value="0.509384384" calcext:value-type="float">
            <text:p>0.509384384</text:p>
          </table:table-cell>
          <table:table-cell office:value-type="float" office:value="1357" calcext:value-type="float">
            <text:p>1357</text:p>
          </table:table-cell>
          <table:table-cell office:value-type="float" office:value="21188" calcext:value-type="float">
            <text:p>21188</text:p>
          </table:table-cell>
          <table:table-cell office:value-type="float" office:value="2664" calcext:value-type="float">
            <text:p>2664</text:p>
          </table:table-cell>
          <table:table-cell office:value-type="string" calcext:value-type="string">
            <text:p>?a</text:p>
          </table:table-cell>
          <table:table-cell office:value-type="float" office:value="3308147.02050376" calcext:value-type="float">
            <text:p>3308147.02050376</text:p>
          </table:table-cell>
          <table:table-cell table:formula="of:=IF([.J1016] &lt;&gt; 0; 1; 0)" office:value-type="float" office:value="1" calcext:value-type="float">
            <text:p>1</text:p>
          </table:table-cell>
          <table:table-cell table:formula="of:=IF(AND([.K1016]=1; [.J1016]&gt;=[.E101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exports&gt; <text:s/>?b <text:s/>?i <text:s/>&lt;isCitizenOf&gt; <text:s/>?a <text:s/>?i <text:s/>&lt;isKnownFor&gt; <text:s/>?e <text:s text:c="2"/>=&gt; ?a <text:s/>&lt;exports&gt; <text:s/>?b</text:p>
          </table:table-cell>
          <table:table-cell office:value-type="float" office:value="0.000027429" calcext:value-type="float">
            <text:p>0.000027429</text:p>
          </table:table-cell>
          <table:table-cell office:value-type="float" office:value="0.051282051" calcext:value-type="float">
            <text:p>0.051282051</text:p>
          </table:table-cell>
          <table:table-cell table:number-columns-repeated="2" office:value-type="float" office:value="0.509803922" calcext:value-type="float">
            <text:p>0.50980392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017] &lt;&gt; 0; 1; 0)" office:value-type="float" office:value="0" calcext:value-type="float">
            <text:p>0</text:p>
          </table:table-cell>
          <table:table-cell table:formula="of:=IF(AND([.K1017]=1; [.J1017]&gt;=[.E101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asCapital&gt; <text:s/>?h <text:s/>?a <text:s/>&lt;isCitizenOf&gt; <text:s/>?b <text:s/>?h <text:s/>&lt;isLocatedIn&gt; <text:s/>?b <text:s text:c="2"/>=&gt; ?a <text:s/>&lt;livesIn&gt; <text:s/>?b</text:p>
          </table:table-cell>
          <table:table-cell office:value-type="float" office:value="0.000351307" calcext:value-type="float">
            <text:p>0.000351307</text:p>
          </table:table-cell>
          <table:table-cell office:value-type="float" office:value="0.02281916" calcext:value-type="float">
            <text:p>0.02281916</text:p>
          </table:table-cell>
          <table:table-cell office:value-type="float" office:value="0.046051722" calcext:value-type="float">
            <text:p>0.046051722</text:p>
          </table:table-cell>
          <table:table-cell office:value-type="float" office:value="0.511520737" calcext:value-type="float">
            <text:p>0.511520737</text:p>
          </table:table-cell>
          <table:table-cell office:value-type="float" office:value="333" calcext:value-type="float">
            <text:p>333</text:p>
          </table:table-cell>
          <table:table-cell office:value-type="float" office:value="7231" calcext:value-type="float">
            <text:p>7231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18] &lt;&gt; 0; 1; 0)" office:value-type="float" office:value="0" calcext:value-type="float">
            <text:p>0</text:p>
          </table:table-cell>
          <table:table-cell table:formula="of:=IF(AND([.K1018]=1; [.J1018]&gt;=[.E101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livesIn&gt; <text:s/>?b <text:s/>?g <text:s/>&lt;livesIn&gt; <text:s/>?b <text:s/>?g <text:s/>&lt;wasBornIn&gt; <text:s/>?b <text:s text:c="2"/>=&gt; ?a <text:s/>&lt;isLeaderOf&gt; <text:s/>?b</text:p>
          </table:table-cell>
          <table:table-cell office:value-type="float" office:value="0.000079123" calcext:value-type="float">
            <text:p>0.000079123</text:p>
          </table:table-cell>
          <table:table-cell office:value-type="float" office:value="0.011757329" calcext:value-type="float">
            <text:p>0.011757329</text:p>
          </table:table-cell>
          <table:table-cell office:value-type="float" office:value="0.023584906" calcext:value-type="float">
            <text:p>0.023584906</text:p>
          </table:table-cell>
          <table:table-cell office:value-type="float" office:value="0.51369863" calcext:value-type="float">
            <text:p>0.51369863</text:p>
          </table:table-cell>
          <table:table-cell office:value-type="float" office:value="75" calcext:value-type="float">
            <text:p>75</text:p>
          </table:table-cell>
          <table:table-cell office:value-type="float" office:value="3180" calcext:value-type="float">
            <text:p>318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19] &lt;&gt; 0; 1; 0)" office:value-type="float" office:value="0" calcext:value-type="float">
            <text:p>0</text:p>
          </table:table-cell>
          <table:table-cell table:formula="of:=IF(AND([.K1019]=1; [.J1019]&gt;=[.E101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mports&gt; <text:s/>?b <text:s/>?i <text:s/>&lt;isCitizenOf&gt; <text:s/>?a <text:s/>?i <text:s/>&lt;isKnownFor&gt; <text:s/>?e <text:s text:c="2"/>=&gt; ?a <text:s/>&lt;imports&gt; <text:s/>?b</text:p>
          </table:table-cell>
          <table:table-cell office:value-type="float" office:value="0.000015825" calcext:value-type="float">
            <text:p>0.000015825</text:p>
          </table:table-cell>
          <table:table-cell office:value-type="float" office:value="0.044642857" calcext:value-type="float">
            <text:p>0.044642857</text:p>
          </table:table-cell>
          <table:table-cell table:number-columns-repeated="2" office:value-type="float" office:value="0.517241379" calcext:value-type="float">
            <text:p>0.51724137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20] &lt;&gt; 0; 1; 0)" office:value-type="float" office:value="0" calcext:value-type="float">
            <text:p>0</text:p>
          </table:table-cell>
          <table:table-cell table:formula="of:=IF(AND([.K1020]=1; [.J1020]&gt;=[.E102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i <text:s/>&lt;isLocatedIn&gt; <text:s/>?f <text:s/>?a <text:s/>&lt;livesIn&gt; <text:s/>?f <text:s text:c="2"/>=&gt; ?a <text:s/>&lt;isCitizenOf&gt; <text:s/>?b</text:p>
          </table:table-cell>
          <table:table-cell office:value-type="float" office:value="0.000587622" calcext:value-type="float">
            <text:p>0.000587622</text:p>
          </table:table-cell>
          <table:table-cell office:value-type="float" office:value="0.038229238" calcext:value-type="float">
            <text:p>0.038229238</text:p>
          </table:table-cell>
          <table:table-cell office:value-type="float" office:value="0.128518689" calcext:value-type="float">
            <text:p>0.128518689</text:p>
          </table:table-cell>
          <table:table-cell office:value-type="float" office:value="0.520074697" calcext:value-type="float">
            <text:p>0.520074697</text:p>
          </table:table-cell>
          <table:table-cell office:value-type="float" office:value="557" calcext:value-type="float">
            <text:p>557</text:p>
          </table:table-cell>
          <table:table-cell office:value-type="float" office:value="4334" calcext:value-type="float">
            <text:p>4334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?a</text:p>
          </table:table-cell>
          <table:table-cell office:value-type="float" office:value="123790.785769201" calcext:value-type="float">
            <text:p>123790.785769201</text:p>
          </table:table-cell>
          <table:table-cell table:formula="of:=IF([.J1021] &lt;&gt; 0; 1; 0)" office:value-type="float" office:value="1" calcext:value-type="float">
            <text:p>1</text:p>
          </table:table-cell>
          <table:table-cell table:formula="of:=IF(AND([.K1021]=1; [.J1021]&gt;=[.E102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CitizenOf&gt; <text:s/>?b <text:s text:c="2"/>=&gt; ?a <text:s/>&lt;livesIn&gt; <text:s/>?b</text:p>
          </table:table-cell>
          <table:table-cell office:value-type="float" office:value="0.00069101" calcext:value-type="float">
            <text:p>0.00069101</text:p>
          </table:table-cell>
          <table:table-cell office:value-type="float" office:value="0.044884534" calcext:value-type="float">
            <text:p>0.044884534</text:p>
          </table:table-cell>
          <table:table-cell office:value-type="float" office:value="0.044955388" calcext:value-type="float">
            <text:p>0.044955388</text:p>
          </table:table-cell>
          <table:table-cell office:value-type="float" office:value="0.523581135" calcext:value-type="float">
            <text:p>0.523581135</text:p>
          </table:table-cell>
          <table:table-cell office:value-type="float" office:value="655" calcext:value-type="float">
            <text:p>655</text:p>
          </table:table-cell>
          <table:table-cell office:value-type="float" office:value="14570" calcext:value-type="float">
            <text:p>14570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22] &lt;&gt; 0; 1; 0)" office:value-type="float" office:value="0" calcext:value-type="float">
            <text:p>0</text:p>
          </table:table-cell>
          <table:table-cell table:formula="of:=IF(AND([.K1022]=1; [.J1022]&gt;=[.E102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g <text:s/>&lt;actedIn&gt; <text:s/>?b <text:s/>?a <text:s/>&lt;created&gt; <text:s/>?b <text:s/>?g <text:s/>&lt;directed&gt; <text:s/>?b <text:s text:c="2"/>=&gt; ?a <text:s/>&lt;directed&gt; <text:s/>?b</text:p>
          </table:table-cell>
          <table:table-cell office:value-type="float" office:value="0.000444145" calcext:value-type="float">
            <text:p>0.000444145</text:p>
          </table:table-cell>
          <table:table-cell office:value-type="float" office:value="0.012577301" calcext:value-type="float">
            <text:p>0.012577301</text:p>
          </table:table-cell>
          <table:table-cell table:number-columns-repeated="2" office:value-type="float" office:value="0.523631841" calcext:value-type="float">
            <text:p>0.523631841</text:p>
          </table:table-cell>
          <table:table-cell office:value-type="float" office:value="421" calcext:value-type="float">
            <text:p>421</text:p>
          </table:table-cell>
          <table:table-cell table:number-columns-repeated="2" office:value-type="float" office:value="804" calcext:value-type="float">
            <text:p>804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023] &lt;&gt; 0; 1; 0)" office:value-type="float" office:value="0" calcext:value-type="float">
            <text:p>0</text:p>
          </table:table-cell>
          <table:table-cell table:formula="of:=IF(AND([.K1023]=1; [.J1023]&gt;=[.E102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hasOfficialLanguage&gt; <text:s/>?b <text:s/>?e <text:s/>&lt;isCitizenOf&gt; <text:s/>?j <text:s/>?e <text:s/>&lt;isKnownFor&gt; <text:s/>?a <text:s text:c="2"/>=&gt; ?a <text:s/>&lt;hasOfficialLanguage&gt; <text:s/>?b</text:p>
          </table:table-cell>
          <table:table-cell office:value-type="float" office:value="0.000011605" calcext:value-type="float">
            <text:p>0.000011605</text:p>
          </table:table-cell>
          <table:table-cell office:value-type="float" office:value="0.01369863" calcext:value-type="float">
            <text:p>0.01369863</text:p>
          </table:table-cell>
          <table:table-cell office:value-type="float" office:value="0.008468052" calcext:value-type="float">
            <text:p>0.008468052</text:p>
          </table:table-cell>
          <table:table-cell office:value-type="float" office:value="0.523809524" calcext:value-type="float">
            <text:p>0.523809524</text:p>
          </table:table-cell>
          <table:table-cell office:value-type="float" office:value="11" calcext:value-type="float">
            <text:p>11</text:p>
          </table:table-cell>
          <table:table-cell office:value-type="float" office:value="1299" calcext:value-type="float">
            <text:p>129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24] &lt;&gt; 0; 1; 0)" office:value-type="float" office:value="0" calcext:value-type="float">
            <text:p>0</text:p>
          </table:table-cell>
          <table:table-cell table:formula="of:=IF(AND([.K1024]=1; [.J1024]&gt;=[.E102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OfficialLanguage&gt; <text:s/>?b <text:s/>?i <text:s/>&lt;isCitizenOf&gt; <text:s/>?e <text:s/>?i <text:s/>&lt;wasBornIn&gt; <text:s/>?a <text:s text:c="2"/>=&gt; ?a <text:s/>&lt;hasOfficialLanguage&gt; <text:s/>?b</text:p>
          </table:table-cell>
          <table:table-cell office:value-type="float" office:value="0.000011605" calcext:value-type="float">
            <text:p>0.000011605</text:p>
          </table:table-cell>
          <table:table-cell office:value-type="float" office:value="0.01369863" calcext:value-type="float">
            <text:p>0.01369863</text:p>
          </table:table-cell>
          <table:table-cell office:value-type="float" office:value="0.00591716" calcext:value-type="float">
            <text:p>0.00591716</text:p>
          </table:table-cell>
          <table:table-cell office:value-type="float" office:value="0.523809524" calcext:value-type="float">
            <text:p>0.523809524</text:p>
          </table:table-cell>
          <table:table-cell office:value-type="float" office:value="11" calcext:value-type="float">
            <text:p>11</text:p>
          </table:table-cell>
          <table:table-cell office:value-type="float" office:value="1859" calcext:value-type="float">
            <text:p>185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25] &lt;&gt; 0; 1; 0)" office:value-type="float" office:value="0" calcext:value-type="float">
            <text:p>0</text:p>
          </table:table-cell>
          <table:table-cell table:formula="of:=IF(AND([.K1025]=1; [.J1025]&gt;=[.E102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holdsPoliticalPosition&gt; <text:s/>?f <text:s/>?i <text:s/>&lt;wasBornIn&gt; <text:s/>?b <text:s/>?a <text:s/>&lt;wasBornIn&gt; <text:s/>?f <text:s text:c="2"/>=&gt; ?a <text:s/>&lt;wasBornIn&gt; <text:s/>?b</text:p>
          </table:table-cell>
          <table:table-cell office:value-type="float" office:value="0.00070367" calcext:value-type="float">
            <text:p>0.00070367</text:p>
          </table:table-cell>
          <table:table-cell office:value-type="float" office:value="0.011918589" calcext:value-type="float">
            <text:p>0.011918589</text:p>
          </table:table-cell>
          <table:table-cell table:number-columns-repeated="2" office:value-type="float" office:value="0.531050955" calcext:value-type="float">
            <text:p>0.531050955</text:p>
          </table:table-cell>
          <table:table-cell office:value-type="float" office:value="667" calcext:value-type="float">
            <text:p>667</text:p>
          </table:table-cell>
          <table:table-cell table:number-columns-repeated="2" office:value-type="float" office:value="1256" calcext:value-type="float">
            <text:p>1256</text:p>
          </table:table-cell>
          <table:table-cell office:value-type="string" calcext:value-type="string">
            <text:p>?a</text:p>
          </table:table-cell>
          <table:table-cell office:value-type="float" office:value="0.00326865357701908" calcext:value-type="float">
            <text:p>0.0032686536</text:p>
          </table:table-cell>
          <table:table-cell table:formula="of:=IF([.J1026] &lt;&gt; 0; 1; 0)" office:value-type="float" office:value="1" calcext:value-type="float">
            <text:p>1</text:p>
          </table:table-cell>
          <table:table-cell table:formula="of:=IF(AND([.K1026]=1; [.J1026]&gt;=[.E102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hasCapital&gt; <text:s/>?f <text:s/>?i <text:s/>&lt;livesIn&gt; <text:s/>?f <text:s text:c="2"/>=&gt; ?a <text:s/>&lt;hasCapital&gt; <text:s/>?b</text:p>
          </table:table-cell>
          <table:table-cell office:value-type="float" office:value="0.000104443" calcext:value-type="float">
            <text:p>0.000104443</text:p>
          </table:table-cell>
          <table:table-cell office:value-type="float" office:value="0.046720151" calcext:value-type="float">
            <text:p>0.046720151</text:p>
          </table:table-cell>
          <table:table-cell table:number-columns-repeated="2" office:value-type="float" office:value="0.532258065" calcext:value-type="float">
            <text:p>0.53225806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string" calcext:value-type="string">
            <text:p>?a</text:p>
          </table:table-cell>
          <table:table-cell office:value-type="float" office:value="1.65099129734855" calcext:value-type="float">
            <text:p>1.6509912973</text:p>
          </table:table-cell>
          <table:table-cell table:formula="of:=IF([.J1027] &lt;&gt; 0; 1; 0)" office:value-type="float" office:value="1" calcext:value-type="float">
            <text:p>1</text:p>
          </table:table-cell>
          <table:table-cell table:formula="of:=IF(AND([.K1027]=1; [.J1027]&gt;=[.E102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ocatedIn&gt; <text:s/>?b <text:s/>?a <text:s/>&lt;livesIn&gt; <text:s/>?f <text:s/>?i <text:s/>&lt;wasBornIn&gt; <text:s/>?f <text:s text:c="2"/>=&gt; ?a <text:s/>&lt;livesIn&gt; <text:s/>?b</text:p>
          </table:table-cell>
          <table:table-cell office:value-type="float" office:value="0.000310163" calcext:value-type="float">
            <text:p>0.000310163</text:p>
          </table:table-cell>
          <table:table-cell office:value-type="float" office:value="0.020146646" calcext:value-type="float">
            <text:p>0.020146646</text:p>
          </table:table-cell>
          <table:table-cell table:number-columns-repeated="2" office:value-type="float" office:value="0.534545455" calcext:value-type="float">
            <text:p>0.534545455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float" office:value="550" calcext:value-type="float">
            <text:p>550</text:p>
          </table:table-cell>
          <table:table-cell office:value-type="string" calcext:value-type="string">
            <text:p>?a</text:p>
          </table:table-cell>
          <table:table-cell office:value-type="float" office:value="0.472101990184349" calcext:value-type="float">
            <text:p>0.4721019902</text:p>
          </table:table-cell>
          <table:table-cell table:formula="of:=IF([.J1028] &lt;&gt; 0; 1; 0)" office:value-type="float" office:value="1" calcext:value-type="float">
            <text:p>1</text:p>
          </table:table-cell>
          <table:table-cell table:formula="of:=IF(AND([.K1028]=1; [.J1028]&gt;=[.E102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a <text:s/>?g <text:s/>&lt;isCitizenOf&gt; <text:s/>?b <text:s/>?g <text:s/>&lt;livesIn&gt; <text:s/>?a <text:s text:c="2"/>=&gt; ?a <text:s/>&lt;dealsWith&gt; <text:s/>?b</text:p>
          </table:table-cell>
          <table:table-cell office:value-type="float" office:value="0.000007385" calcext:value-type="float">
            <text:p>0.000007385</text:p>
          </table:table-cell>
          <table:table-cell office:value-type="float" office:value="0.010159652" calcext:value-type="float">
            <text:p>0.010159652</text:p>
          </table:table-cell>
          <table:table-cell office:value-type="float" office:value="0.304347826" calcext:value-type="float">
            <text:p>0.304347826</text:p>
          </table:table-cell>
          <table:table-cell office:value-type="float" office:value="0.538461538" calcext:value-type="float">
            <text:p>0.5384615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29] &lt;&gt; 0; 1; 0)" office:value-type="float" office:value="0" calcext:value-type="float">
            <text:p>0</text:p>
          </table:table-cell>
          <table:table-cell table:formula="of:=IF(AND([.K1029]=1; [.J1029]&gt;=[.E102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ealsWith&gt; <text:s/>?a <text:s/>?g <text:s/>&lt;isCitizenOf&gt; <text:s/>?a <text:s/>?g <text:s/>&lt;livesIn&gt; <text:s/>?b <text:s text:c="2"/>=&gt; ?a <text:s/>&lt;dealsWith&gt; <text:s/>?b</text:p>
          </table:table-cell>
          <table:table-cell office:value-type="float" office:value="0.000007385" calcext:value-type="float">
            <text:p>0.000007385</text:p>
          </table:table-cell>
          <table:table-cell office:value-type="float" office:value="0.010159652" calcext:value-type="float">
            <text:p>0.010159652</text:p>
          </table:table-cell>
          <table:table-cell office:value-type="float" office:value="0.388888889" calcext:value-type="float">
            <text:p>0.388888889</text:p>
          </table:table-cell>
          <table:table-cell office:value-type="float" office:value="0.538461538" calcext:value-type="float">
            <text:p>0.53846153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30] &lt;&gt; 0; 1; 0)" office:value-type="float" office:value="0" calcext:value-type="float">
            <text:p>0</text:p>
          </table:table-cell>
          <table:table-cell table:formula="of:=IF(AND([.K1030]=1; [.J1030]&gt;=[.E103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LocatedIn&gt; <text:s/>?f <text:s/>?i <text:s/>&lt;isPoliticianOf&gt; <text:s/>?b <text:s/>?i <text:s/>&lt;livesIn&gt; <text:s/>?f <text:s text:c="2"/>=&gt; ?a <text:s/>&lt;isLocatedIn&gt; <text:s/>?b</text:p>
          </table:table-cell>
          <table:table-cell office:value-type="float" office:value="0.004088036" calcext:value-type="float">
            <text:p>0.004088036</text:p>
          </table:table-cell>
          <table:table-cell office:value-type="float" office:value="0.018185231" calcext:value-type="float">
            <text:p>0.018185231</text:p>
          </table:table-cell>
          <table:table-cell table:number-columns-repeated="2" office:value-type="float" office:value="0.542033851" calcext:value-type="float">
            <text:p>0.542033851</text:p>
          </table:table-cell>
          <table:table-cell office:value-type="float" office:value="3875" calcext:value-type="float">
            <text:p>3875</text:p>
          </table:table-cell>
          <table:table-cell table:number-columns-repeated="2" office:value-type="float" office:value="7149" calcext:value-type="float">
            <text:p>7149</text:p>
          </table:table-cell>
          <table:table-cell office:value-type="string" calcext:value-type="string">
            <text:p>?a</text:p>
          </table:table-cell>
          <table:table-cell office:value-type="float" office:value="0.0392622450083926" calcext:value-type="float">
            <text:p>0.039262245</text:p>
          </table:table-cell>
          <table:table-cell table:formula="of:=IF([.J1031] &lt;&gt; 0; 1; 0)" office:value-type="float" office:value="1" calcext:value-type="float">
            <text:p>1</text:p>
          </table:table-cell>
          <table:table-cell table:formula="of:=IF(AND([.K1031]=1; [.J1031]&gt;=[.E103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asGeonamesId&gt; <text:s/>?f <text:s/>?j <text:s/>&lt;hasGeonamesId&gt; <text:s/>?f <text:s/>?a <text:s/>&lt;isCitizenOf&gt; <text:s/>?j <text:s text:c="2"/>=&gt; ?a <text:s/>&lt;livesIn&gt; <text:s/>?b</text:p>
          </table:table-cell>
          <table:table-cell office:value-type="float" office:value="0.000262689" calcext:value-type="float">
            <text:p>0.000262689</text:p>
          </table:table-cell>
          <table:table-cell office:value-type="float" office:value="0.017062975" calcext:value-type="float">
            <text:p>0.017062975</text:p>
          </table:table-cell>
          <table:table-cell office:value-type="float" office:value="0.048881037" calcext:value-type="float">
            <text:p>0.048881037</text:p>
          </table:table-cell>
          <table:table-cell office:value-type="float" office:value="0.54248366" calcext:value-type="float">
            <text:p>0.54248366</text:p>
          </table:table-cell>
          <table:table-cell office:value-type="float" office:value="249" calcext:value-type="float">
            <text:p>249</text:p>
          </table:table-cell>
          <table:table-cell office:value-type="float" office:value="5094" calcext:value-type="float">
            <text:p>5094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32] &lt;&gt; 0; 1; 0)" office:value-type="float" office:value="0" calcext:value-type="float">
            <text:p>0</text:p>
          </table:table-cell>
          <table:table-cell table:formula="of:=IF(AND([.K1032]=1; [.J1032]&gt;=[.E103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h <text:s/>&lt;dealsWith&gt; <text:s/>?b <text:s/>?b <text:s/>&lt;dealsWith&gt; <text:s/>?h <text:s/>?a <text:s/>&lt;isCitizenOf&gt; <text:s/>?b <text:s text:c="2"/>=&gt; ?a <text:s/>&lt;livesIn&gt; <text:s/>?b</text:p>
          </table:table-cell>
          <table:table-cell office:value-type="float" office:value="0.000481069" calcext:value-type="float">
            <text:p>0.000481069</text:p>
          </table:table-cell>
          <table:table-cell office:value-type="float" office:value="0.031247859" calcext:value-type="float">
            <text:p>0.031247859</text:p>
          </table:table-cell>
          <table:table-cell office:value-type="float" office:value="0.048911295" calcext:value-type="float">
            <text:p>0.048911295</text:p>
          </table:table-cell>
          <table:table-cell office:value-type="float" office:value="0.542857143" calcext:value-type="float">
            <text:p>0.542857143</text:p>
          </table:table-cell>
          <table:table-cell office:value-type="float" office:value="456" calcext:value-type="float">
            <text:p>456</text:p>
          </table:table-cell>
          <table:table-cell office:value-type="float" office:value="9323" calcext:value-type="float">
            <text:p>9323</text:p>
          </table:table-cell>
          <table:table-cell office:value-type="float" office:value="840" calcext:value-type="float">
            <text:p>84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33] &lt;&gt; 0; 1; 0)" office:value-type="float" office:value="0" calcext:value-type="float">
            <text:p>0</text:p>
          </table:table-cell>
          <table:table-cell table:formula="of:=IF(AND([.K1033]=1; [.J1033]&gt;=[.E103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g <text:s/>&lt;dealsWith&gt; <text:s/>?a <text:s/>?a <text:s/>&lt;exports&gt; <text:s/>?b <text:s/>?g <text:s/>&lt;imports&gt; <text:s/>?b <text:s text:c="2"/>=&gt; ?a <text:s/>&lt;imports&gt; <text:s/>?b</text:p>
          </table:table-cell>
          <table:table-cell office:value-type="float" office:value="0.000024264" calcext:value-type="float">
            <text:p>0.000024264</text:p>
          </table:table-cell>
          <table:table-cell office:value-type="float" office:value="0.068452381" calcext:value-type="float">
            <text:p>0.068452381</text:p>
          </table:table-cell>
          <table:table-cell office:value-type="float" office:value="0.511111111" calcext:value-type="float">
            <text:p>0.511111111</text:p>
          </table:table-cell>
          <table:table-cell office:value-type="float" office:value="0.56097561" calcext:value-type="float">
            <text:p>0.56097561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34] &lt;&gt; 0; 1; 0)" office:value-type="float" office:value="0" calcext:value-type="float">
            <text:p>0</text:p>
          </table:table-cell>
          <table:table-cell table:formula="of:=IF(AND([.K1034]=1; [.J1034]&gt;=[.E103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exports&gt; <text:s/>?h <text:s/>?b <text:s/>&lt;imports&gt; <text:s/>?h <text:s/>?a <text:s/>&lt;isCitizenOf&gt; <text:s/>?b <text:s text:c="2"/>=&gt; ?a <text:s/>&lt;livesIn&gt; <text:s/>?b</text:p>
          </table:table-cell>
          <table:table-cell office:value-type="float" office:value="0.000306998" calcext:value-type="float">
            <text:p>0.000306998</text:p>
          </table:table-cell>
          <table:table-cell office:value-type="float" office:value="0.019941068" calcext:value-type="float">
            <text:p>0.019941068</text:p>
          </table:table-cell>
          <table:table-cell office:value-type="float" office:value="0.057829889" calcext:value-type="float">
            <text:p>0.057829889</text:p>
          </table:table-cell>
          <table:table-cell office:value-type="float" office:value="0.561776062" calcext:value-type="float">
            <text:p>0.561776062</text:p>
          </table:table-cell>
          <table:table-cell office:value-type="float" office:value="291" calcext:value-type="float">
            <text:p>291</text:p>
          </table:table-cell>
          <table:table-cell office:value-type="float" office:value="5032" calcext:value-type="float">
            <text:p>5032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35] &lt;&gt; 0; 1; 0)" office:value-type="float" office:value="0" calcext:value-type="float">
            <text:p>0</text:p>
          </table:table-cell>
          <table:table-cell table:formula="of:=IF(AND([.K1035]=1; [.J1035]&gt;=[.E103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b <text:s/>?a <text:s/>&lt;directed&gt; <text:s/>?h <text:s/>?a <text:s/>&lt;produced&gt; <text:s/>?h <text:s text:c="2"/>=&gt; ?a <text:s/>&lt;produced&gt; <text:s/>?b</text:p>
          </table:table-cell>
          <table:table-cell office:value-type="float" office:value="0.001258588" calcext:value-type="float">
            <text:p>0.001258588</text:p>
          </table:table-cell>
          <table:table-cell office:value-type="float" office:value="0.059129659" calcext:value-type="float">
            <text:p>0.059129659</text:p>
          </table:table-cell>
          <table:table-cell office:value-type="float" office:value="0.271815903" calcext:value-type="float">
            <text:p>0.271815903</text:p>
          </table:table-cell>
          <table:table-cell office:value-type="float" office:value="0.581100828" calcext:value-type="float">
            <text:p>0.581100828</text:p>
          </table:table-cell>
          <table:table-cell office:value-type="float" office:value="1193" calcext:value-type="float">
            <text:p>1193</text:p>
          </table:table-cell>
          <table:table-cell office:value-type="float" office:value="4389" calcext:value-type="float">
            <text:p>4389</text:p>
          </table:table-cell>
          <table:table-cell office:value-type="float" office:value="2053" calcext:value-type="float">
            <text:p>2053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036] &lt;&gt; 0; 1; 0)" office:value-type="float" office:value="0" calcext:value-type="float">
            <text:p>0</text:p>
          </table:table-cell>
          <table:table-cell table:formula="of:=IF(AND([.K1036]=1; [.J1036]&gt;=[.E103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ealsWith&gt; <text:s/>?b <text:s/>?i <text:s/>&lt;isCitizenOf&gt; <text:s/>?e <text:s/>?i <text:s/>&lt;livesIn&gt; <text:s/>?a <text:s text:c="2"/>=&gt; ?a <text:s/>&lt;dealsWith&gt; <text:s/>?b</text:p>
          </table:table-cell>
          <table:table-cell office:value-type="float" office:value="0.000251085" calcext:value-type="float">
            <text:p>0.000251085</text:p>
          </table:table-cell>
          <table:table-cell office:value-type="float" office:value="0.345428157" calcext:value-type="float">
            <text:p>0.345428157</text:p>
          </table:table-cell>
          <table:table-cell office:value-type="float" office:value="0.078032787" calcext:value-type="float">
            <text:p>0.078032787</text:p>
          </table:table-cell>
          <table:table-cell office:value-type="float" office:value="0.587654321" calcext:value-type="float">
            <text:p>0.587654321</text:p>
          </table:table-cell>
          <table:table-cell office:value-type="float" office:value="238" calcext:value-type="float">
            <text:p>238</text:p>
          </table:table-cell>
          <table:table-cell office:value-type="float" office:value="3050" calcext:value-type="float">
            <text:p>305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37] &lt;&gt; 0; 1; 0)" office:value-type="float" office:value="0" calcext:value-type="float">
            <text:p>0</text:p>
          </table:table-cell>
          <table:table-cell table:formula="of:=IF(AND([.K1037]=1; [.J1037]&gt;=[.E103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OfficialLanguage&gt; <text:s/>?b <text:s/>?i <text:s/>&lt;isCitizenOf&gt; <text:s/>?e <text:s/>?i <text:s/>&lt;isLocatedIn&gt; <text:s/>?a <text:s text:c="2"/>=&gt; ?a <text:s/>&lt;hasOfficialLanguage&gt; <text:s/>?b</text:p>
          </table:table-cell>
          <table:table-cell office:value-type="float" office:value="0.000031649" calcext:value-type="float">
            <text:p>0.000031649</text:p>
          </table:table-cell>
          <table:table-cell office:value-type="float" office:value="0.0373599" calcext:value-type="float">
            <text:p>0.0373599</text:p>
          </table:table-cell>
          <table:table-cell office:value-type="float" office:value="0.0390625" calcext:value-type="float">
            <text:p>0.0390625</text:p>
          </table:table-cell>
          <table:table-cell office:value-type="float" office:value="0.588235294" calcext:value-type="float">
            <text:p>0.588235294</text:p>
          </table:table-cell>
          <table:table-cell office:value-type="float" office:value="30" calcext:value-type="float">
            <text:p>30</text:p>
          </table:table-cell>
          <table:table-cell office:value-type="float" office:value="768" calcext:value-type="float">
            <text:p>76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?a</text:p>
          </table:table-cell>
          <table:table-cell office:value-type="float" office:value="5653.92602408478" calcext:value-type="float">
            <text:p>5653.9260240848</text:p>
          </table:table-cell>
          <table:table-cell table:formula="of:=IF([.J1038] &lt;&gt; 0; 1; 0)" office:value-type="float" office:value="1" calcext:value-type="float">
            <text:p>1</text:p>
          </table:table-cell>
          <table:table-cell table:formula="of:=IF(AND([.K1038]=1; [.J1038]&gt;=[.E103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i <text:s/>&lt;isKnownFor&gt; <text:s/>?f <text:s/>?a <text:s/>&lt;livesIn&gt; <text:s/>?f <text:s text:c="2"/>=&gt; ?a <text:s/>&lt;isCitizenOf&gt; <text:s/>?b</text:p>
          </table:table-cell>
          <table:table-cell office:value-type="float" office:value="0.000305943" calcext:value-type="float">
            <text:p>0.000305943</text:p>
          </table:table-cell>
          <table:table-cell office:value-type="float" office:value="0.019903912" calcext:value-type="float">
            <text:p>0.019903912</text:p>
          </table:table-cell>
          <table:table-cell office:value-type="float" office:value="0.157266811" calcext:value-type="float">
            <text:p>0.157266811</text:p>
          </table:table-cell>
          <table:table-cell office:value-type="float" office:value="0.594262295" calcext:value-type="float">
            <text:p>0.594262295</text:p>
          </table:table-cell>
          <table:table-cell office:value-type="float" office:value="290" calcext:value-type="float">
            <text:p>290</text:p>
          </table:table-cell>
          <table:table-cell office:value-type="float" office:value="1844" calcext:value-type="float">
            <text:p>1844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?a</text:p>
          </table:table-cell>
          <table:table-cell office:value-type="float" office:value="1465.86858141511" calcext:value-type="float">
            <text:p>1465.8685814151</text:p>
          </table:table-cell>
          <table:table-cell table:formula="of:=IF([.J1039] &lt;&gt; 0; 1; 0)" office:value-type="float" office:value="1" calcext:value-type="float">
            <text:p>1</text:p>
          </table:table-cell>
          <table:table-cell table:formula="of:=IF(AND([.K1039]=1; [.J1039]&gt;=[.E103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exports&gt; <text:s/>?b <text:s/>?i <text:s/>&lt;isCitizenOf&gt; <text:s/>?a <text:s/>?i <text:s/>&lt;wasBornIn&gt; <text:s/>?e <text:s text:c="2"/>=&gt; ?a <text:s/>&lt;exports&gt; <text:s/>?b</text:p>
          </table:table-cell>
          <table:table-cell office:value-type="float" office:value="0.00000633" calcext:value-type="float">
            <text:p>0.00000633</text:p>
          </table:table-cell>
          <table:table-cell office:value-type="float" office:value="0.01183432" calcext:value-type="float">
            <text:p>0.01183432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040] &lt;&gt; 0; 1; 0)" office:value-type="float" office:value="0" calcext:value-type="float">
            <text:p>0</text:p>
          </table:table-cell>
          <table:table-cell table:formula="of:=IF(AND([.K1040]=1; [.J1040]&gt;=[.E104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mports&gt; <text:s/>?b <text:s/>?i <text:s/>&lt;isCitizenOf&gt; <text:s/>?a <text:s/>?i <text:s/>&lt;livesIn&gt; <text:s/>?e <text:s text:c="2"/>=&gt; ?a <text:s/>&lt;imports&gt; <text:s/>?b</text:p>
          </table:table-cell>
          <table:table-cell office:value-type="float" office:value="0.000123432" calcext:value-type="float">
            <text:p>0.000123432</text:p>
          </table:table-cell>
          <table:table-cell office:value-type="float" office:value="0.348214286" calcext:value-type="float">
            <text:p>0.348214286</text:p>
          </table:table-cell>
          <table:table-cell office:value-type="float" office:value="0.513157895" calcext:value-type="float">
            <text:p>0.513157895</text:p>
          </table:table-cell>
          <table:table-cell office:value-type="float" office:value="0.606217617" calcext:value-type="float">
            <text:p>0.606217617</text:p>
          </table:table-cell>
          <table:table-cell office:value-type="float" office:value="117" calcext:value-type="float">
            <text:p>117</text:p>
          </table:table-cell>
          <table:table-cell office:value-type="float" office:value="228" calcext:value-type="float">
            <text:p>228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41] &lt;&gt; 0; 1; 0)" office:value-type="float" office:value="0" calcext:value-type="float">
            <text:p>0</text:p>
          </table:table-cell>
          <table:table-cell table:formula="of:=IF(AND([.K1041]=1; [.J1041]&gt;=[.E104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g <text:s/>&lt;created&gt; <text:s/>?b <text:s/>?a <text:s/>&lt;directed&gt; <text:s/>?b <text:s/>?g <text:s/>&lt;produced&gt; <text:s/>?b <text:s text:c="2"/>=&gt; ?a <text:s/>&lt;produced&gt; <text:s/>?b</text:p>
          </table:table-cell>
          <table:table-cell office:value-type="float" office:value="0.00112777" calcext:value-type="float">
            <text:p>0.00112777</text:p>
          </table:table-cell>
          <table:table-cell office:value-type="float" office:value="0.052983743" calcext:value-type="float">
            <text:p>0.052983743</text:p>
          </table:table-cell>
          <table:table-cell table:number-columns-repeated="2" office:value-type="float" office:value="0.606352808" calcext:value-type="float">
            <text:p>0.606352808</text:p>
          </table:table-cell>
          <table:table-cell office:value-type="float" office:value="1069" calcext:value-type="float">
            <text:p>1069</text:p>
          </table:table-cell>
          <table:table-cell table:number-columns-repeated="2" office:value-type="float" office:value="1763" calcext:value-type="float">
            <text:p>1763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042] &lt;&gt; 0; 1; 0)" office:value-type="float" office:value="0" calcext:value-type="float">
            <text:p>0</text:p>
          </table:table-cell>
          <table:table-cell table:formula="of:=IF(AND([.K1042]=1; [.J1042]&gt;=[.E104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mports&gt; <text:s/>?b <text:s/>?i <text:s/>&lt;isCitizenOf&gt; <text:s/>?e <text:s/>?i <text:s/>&lt;isKnownFor&gt; <text:s/>?a <text:s text:c="2"/>=&gt; ?a <text:s/>&lt;imports&gt; <text:s/>?b</text:p>
          </table:table-cell>
          <table:table-cell office:value-type="float" office:value="0.000017935" calcext:value-type="float">
            <text:p>0.000017935</text:p>
          </table:table-cell>
          <table:table-cell office:value-type="float" office:value="0.050595238" calcext:value-type="float">
            <text:p>0.050595238</text:p>
          </table:table-cell>
          <table:table-cell office:value-type="float" office:value="0.00880829" calcext:value-type="float">
            <text:p>0.00880829</text:p>
          </table:table-cell>
          <table:table-cell office:value-type="float" office:value="0.607142857" calcext:value-type="float">
            <text:p>0.607142857</text:p>
          </table:table-cell>
          <table:table-cell office:value-type="float" office:value="17" calcext:value-type="float">
            <text:p>17</text:p>
          </table:table-cell>
          <table:table-cell office:value-type="float" office:value="1930" calcext:value-type="float">
            <text:p>19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43] &lt;&gt; 0; 1; 0)" office:value-type="float" office:value="0" calcext:value-type="float">
            <text:p>0</text:p>
          </table:table-cell>
          <table:table-cell table:formula="of:=IF(AND([.K1043]=1; [.J1043]&gt;=[.E104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mports&gt; <text:s/>?b <text:s/>?i <text:s/>&lt;isCitizenOf&gt; <text:s/>?e <text:s/>?i <text:s/>&lt;livesIn&gt; <text:s/>?a <text:s text:c="2"/>=&gt; ?a <text:s/>&lt;imports&gt; <text:s/>?b</text:p>
          </table:table-cell>
          <table:table-cell office:value-type="float" office:value="0.000123432" calcext:value-type="float">
            <text:p>0.000123432</text:p>
          </table:table-cell>
          <table:table-cell office:value-type="float" office:value="0.348214286" calcext:value-type="float">
            <text:p>0.348214286</text:p>
          </table:table-cell>
          <table:table-cell office:value-type="float" office:value="0.082802548" calcext:value-type="float">
            <text:p>0.082802548</text:p>
          </table:table-cell>
          <table:table-cell office:value-type="float" office:value="0.615789474" calcext:value-type="float">
            <text:p>0.615789474</text:p>
          </table:table-cell>
          <table:table-cell office:value-type="float" office:value="117" calcext:value-type="float">
            <text:p>117</text:p>
          </table:table-cell>
          <table:table-cell office:value-type="float" office:value="1413" calcext:value-type="float">
            <text:p>1413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44] &lt;&gt; 0; 1; 0)" office:value-type="float" office:value="0" calcext:value-type="float">
            <text:p>0</text:p>
          </table:table-cell>
          <table:table-cell table:formula="of:=IF(AND([.K1044]=1; [.J1044]&gt;=[.E104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ealsWith&gt; <text:s/>?b <text:s/>?i <text:s/>&lt;isCitizenOf&gt; <text:s/>?a <text:s/>?i <text:s/>&lt;livesIn&gt; <text:s/>?e <text:s text:c="2"/>=&gt; ?a <text:s/>&lt;dealsWith&gt; <text:s/>?b</text:p>
          </table:table-cell>
          <table:table-cell office:value-type="float" office:value="0.000244755" calcext:value-type="float">
            <text:p>0.000244755</text:p>
          </table:table-cell>
          <table:table-cell office:value-type="float" office:value="0.336719884" calcext:value-type="float">
            <text:p>0.336719884</text:p>
          </table:table-cell>
          <table:table-cell office:value-type="float" office:value="0.501079914" calcext:value-type="float">
            <text:p>0.501079914</text:p>
          </table:table-cell>
          <table:table-cell office:value-type="float" office:value="0.618666667" calcext:value-type="float">
            <text:p>0.618666667</text:p>
          </table:table-cell>
          <table:table-cell office:value-type="float" office:value="232" calcext:value-type="float">
            <text:p>232</text:p>
          </table:table-cell>
          <table:table-cell office:value-type="float" office:value="463" calcext:value-type="float">
            <text:p>463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45] &lt;&gt; 0; 1; 0)" office:value-type="float" office:value="0" calcext:value-type="float">
            <text:p>0</text:p>
          </table:table-cell>
          <table:table-cell table:formula="of:=IF(AND([.K1045]=1; [.J1045]&gt;=[.E104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h <text:s/>?a <text:s/>&lt;created&gt; <text:s/>?b <text:s/>?a <text:s/>&lt;produced&gt; <text:s/>?h <text:s text:c="2"/>=&gt; ?a <text:s/>&lt;produced&gt; <text:s/>?b</text:p>
          </table:table-cell>
          <table:table-cell office:value-type="float" office:value="0.000284844" calcext:value-type="float">
            <text:p>0.000284844</text:p>
          </table:table-cell>
          <table:table-cell office:value-type="float" office:value="0.013382236" calcext:value-type="float">
            <text:p>0.013382236</text:p>
          </table:table-cell>
          <table:table-cell office:value-type="float" office:value="0.124423963" calcext:value-type="float">
            <text:p>0.124423963</text:p>
          </table:table-cell>
          <table:table-cell office:value-type="float" office:value="0.622119816" calcext:value-type="float">
            <text:p>0.622119816</text:p>
          </table:table-cell>
          <table:table-cell office:value-type="float" office:value="270" calcext:value-type="float">
            <text:p>270</text:p>
          </table:table-cell>
          <table:table-cell office:value-type="float" office:value="2170" calcext:value-type="float">
            <text:p>2170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046] &lt;&gt; 0; 1; 0)" office:value-type="float" office:value="0" calcext:value-type="float">
            <text:p>0</text:p>
          </table:table-cell>
          <table:table-cell table:formula="of:=IF(AND([.K1046]=1; [.J1046]&gt;=[.E104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ealsWith&gt; <text:s/>?b <text:s/>?j <text:s/>&lt;isLocatedIn&gt; <text:s/>?e <text:s/>?a <text:s/>&lt;participatedIn&gt; <text:s/>?j <text:s text:c="2"/>=&gt; ?a <text:s/>&lt;dealsWith&gt; <text:s/>?b</text:p>
          </table:table-cell>
          <table:table-cell office:value-type="float" office:value="0.00001055" calcext:value-type="float">
            <text:p>0.00001055</text:p>
          </table:table-cell>
          <table:table-cell office:value-type="float" office:value="0.014513788" calcext:value-type="float">
            <text:p>0.014513788</text:p>
          </table:table-cell>
          <table:table-cell office:value-type="float" office:value="0.416666667" calcext:value-type="float">
            <text:p>0.416666667</text:p>
          </table:table-cell>
          <table:table-cell office:value-type="float" office:value="0.625" calcext:value-type="float">
            <text:p>0.625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47] &lt;&gt; 0; 1; 0)" office:value-type="float" office:value="0" calcext:value-type="float">
            <text:p>0</text:p>
          </table:table-cell>
          <table:table-cell table:formula="of:=IF(AND([.K1047]=1; [.J1047]&gt;=[.E104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hasOfficialLanguage&gt; <text:s/>?b <text:s/>?e <text:s/>&lt;livesIn&gt; <text:s/>?a <text:s/>?e <text:s/>&lt;wasBornIn&gt; <text:s/>?j <text:s text:c="2"/>=&gt; ?a <text:s/>&lt;hasOfficialLanguage&gt; <text:s/>?b</text:p>
          </table:table-cell>
          <table:table-cell office:value-type="float" office:value="0.000026374" calcext:value-type="float">
            <text:p>0.000026374</text:p>
          </table:table-cell>
          <table:table-cell office:value-type="float" office:value="0.03113325" calcext:value-type="float">
            <text:p>0.03113325</text:p>
          </table:table-cell>
          <table:table-cell office:value-type="float" office:value="0.235849057" calcext:value-type="float">
            <text:p>0.235849057</text:p>
          </table:table-cell>
          <table:table-cell office:value-type="float" office:value="0.625" calcext:value-type="float">
            <text:p>0.625</text:p>
          </table:table-cell>
          <table:table-cell office:value-type="float" office:value="25" calcext:value-type="float">
            <text:p>25</text:p>
          </table:table-cell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48] &lt;&gt; 0; 1; 0)" office:value-type="float" office:value="0" calcext:value-type="float">
            <text:p>0</text:p>
          </table:table-cell>
          <table:table-cell table:formula="of:=IF(AND([.K1048]=1; [.J1048]&gt;=[.E104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isCitizenOf&gt; <text:s/>?b <text:s/>?i <text:s/>&lt;isLeaderOf&gt; <text:s/>?f <text:s text:c="2"/>=&gt; ?a <text:s/>&lt;isCitizenOf&gt; <text:s/>?b</text:p>
          </table:table-cell>
          <table:table-cell office:value-type="float" office:value="0.000215215" calcext:value-type="float">
            <text:p>0.000215215</text:p>
          </table:table-cell>
          <table:table-cell office:value-type="float" office:value="0.014001373" calcext:value-type="float">
            <text:p>0.014001373</text:p>
          </table:table-cell>
          <table:table-cell office:value-type="float" office:value="0.120781528" calcext:value-type="float">
            <text:p>0.120781528</text:p>
          </table:table-cell>
          <table:table-cell office:value-type="float" office:value="0.641509434" calcext:value-type="float">
            <text:p>0.641509434</text:p>
          </table:table-cell>
          <table:table-cell office:value-type="float" office:value="204" calcext:value-type="float">
            <text:p>204</text:p>
          </table:table-cell>
          <table:table-cell office:value-type="float" office:value="1689" calcext:value-type="float">
            <text:p>1689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?a</text:p>
          </table:table-cell>
          <table:table-cell office:value-type="float" office:value="13953.6042316804" calcext:value-type="float">
            <text:p>13953.6042316804</text:p>
          </table:table-cell>
          <table:table-cell table:formula="of:=IF([.J1049] &lt;&gt; 0; 1; 0)" office:value-type="float" office:value="1" calcext:value-type="float">
            <text:p>1</text:p>
          </table:table-cell>
          <table:table-cell table:formula="of:=IF(AND([.K1049]=1; [.J1049]&gt;=[.E104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f <text:s/>?a <text:s/>&lt;influences&gt; <text:s/>?i <text:s/>?b <text:s/>&lt;produced&gt; <text:s/>?f <text:s text:c="2"/>=&gt; ?a <text:s/>&lt;influences&gt; <text:s/>?b</text:p>
          </table:table-cell>
          <table:table-cell office:value-type="float" office:value="0.000229985" calcext:value-type="float">
            <text:p>0.000229985</text:p>
          </table:table-cell>
          <table:table-cell office:value-type="float" office:value="0.01562724" calcext:value-type="float">
            <text:p>0.01562724</text:p>
          </table:table-cell>
          <table:table-cell office:value-type="float" office:value="0.033379268" calcext:value-type="float">
            <text:p>0.033379268</text:p>
          </table:table-cell>
          <table:table-cell office:value-type="float" office:value="0.658610272" calcext:value-type="float">
            <text:p>0.658610272</text:p>
          </table:table-cell>
          <table:table-cell office:value-type="float" office:value="218" calcext:value-type="float">
            <text:p>218</text:p>
          </table:table-cell>
          <table:table-cell office:value-type="float" office:value="6531" calcext:value-type="float">
            <text:p>653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050] &lt;&gt; 0; 1; 0)" office:value-type="float" office:value="0" calcext:value-type="float">
            <text:p>0</text:p>
          </table:table-cell>
          <table:table-cell table:formula="of:=IF(AND([.K1050]=1; [.J1050]&gt;=[.E105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reated&gt; <text:s/>?f <text:s/>?a <text:s/>&lt;influences&gt; <text:s/>?i <text:s/>?i <text:s/>&lt;produced&gt; <text:s/>?f <text:s text:c="2"/>=&gt; ?a <text:s/>&lt;influences&gt; <text:s/>?b</text:p>
          </table:table-cell>
          <table:table-cell office:value-type="float" office:value="0.00023104" calcext:value-type="float">
            <text:p>0.00023104</text:p>
          </table:table-cell>
          <table:table-cell office:value-type="float" office:value="0.015698925" calcext:value-type="float">
            <text:p>0.015698925</text:p>
          </table:table-cell>
          <table:table-cell office:value-type="float" office:value="0.225077081" calcext:value-type="float">
            <text:p>0.225077081</text:p>
          </table:table-cell>
          <table:table-cell office:value-type="float" office:value="0.663636364" calcext:value-type="float">
            <text:p>0.663636364</text:p>
          </table:table-cell>
          <table:table-cell office:value-type="float" office:value="219" calcext:value-type="float">
            <text:p>219</text:p>
          </table:table-cell>
          <table:table-cell office:value-type="float" office:value="973" calcext:value-type="float">
            <text:p>97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?b</text:p>
          </table:table-cell>
          <table:table-cell office:value-type="float" office:value="6204.2135547684" calcext:value-type="float">
            <text:p>6204.2135547684</text:p>
          </table:table-cell>
          <table:table-cell table:formula="of:=IF([.J1051] &lt;&gt; 0; 1; 0)" office:value-type="float" office:value="1" calcext:value-type="float">
            <text:p>1</text:p>
          </table:table-cell>
          <table:table-cell table:formula="of:=IF(AND([.K1051]=1; [.J1051]&gt;=[.E105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a <text:s/>?i <text:s/>&lt;isLocatedIn&gt; <text:s/>?e <text:s/>?e <text:s/>&lt;participatedIn&gt; <text:s/>?b <text:s text:c="2"/>=&gt; ?a <text:s/>&lt;participatedIn&gt; <text:s/>?b</text:p>
          </table:table-cell>
          <table:table-cell office:value-type="float" office:value="0.001229048" calcext:value-type="float">
            <text:p>0.001229048</text:p>
          </table:table-cell>
          <table:table-cell office:value-type="float" office:value="0.083137087" calcext:value-type="float">
            <text:p>0.083137087</text:p>
          </table:table-cell>
          <table:table-cell table:number-columns-repeated="2" office:value-type="float" office:value="0.671469741" calcext:value-type="float">
            <text:p>0.671469741</text:p>
          </table:table-cell>
          <table:table-cell office:value-type="float" office:value="1165" calcext:value-type="float">
            <text:p>1165</text:p>
          </table:table-cell>
          <table:table-cell table:number-columns-repeated="2" office:value-type="float" office:value="1735" calcext:value-type="float">
            <text:p>1735</text:p>
          </table:table-cell>
          <table:table-cell office:value-type="string" calcext:value-type="string">
            <text:p>?b</text:p>
          </table:table-cell>
          <table:table-cell office:value-type="float" office:value="286772.942973517" calcext:value-type="float">
            <text:p>286772.942973517</text:p>
          </table:table-cell>
          <table:table-cell table:formula="of:=IF([.J1052] &lt;&gt; 0; 1; 0)" office:value-type="float" office:value="1" calcext:value-type="float">
            <text:p>1</text:p>
          </table:table-cell>
          <table:table-cell table:formula="of:=IF(AND([.K1052]=1; [.J1052]&gt;=[.E105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Currency&gt; <text:s/>?b <text:s/>?i <text:s/>&lt;isCitizenOf&gt; <text:s/>?a <text:s/>?i <text:s/>&lt;livesIn&gt; <text:s/>?e <text:s text:c="2"/>=&gt; ?a <text:s/>&lt;hasCurrency&gt; <text:s/>?b</text:p>
          </table:table-cell>
          <table:table-cell office:value-type="float" office:value="0.000032704" calcext:value-type="float">
            <text:p>0.000032704</text:p>
          </table:table-cell>
          <table:table-cell office:value-type="float" office:value="0.082887701" calcext:value-type="float">
            <text:p>0.082887701</text:p>
          </table:table-cell>
          <table:table-cell office:value-type="float" office:value="0.413333333" calcext:value-type="float">
            <text:p>0.413333333</text:p>
          </table:table-cell>
          <table:table-cell office:value-type="float" office:value="0.673913043" calcext:value-type="float">
            <text:p>0.673913043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53] &lt;&gt; 0; 1; 0)" office:value-type="float" office:value="0" calcext:value-type="float">
            <text:p>0</text:p>
          </table:table-cell>
          <table:table-cell table:formula="of:=IF(AND([.K1053]=1; [.J1053]&gt;=[.E105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hasOfficialLanguage&gt; <text:s/>?b <text:s/>?e <text:s/>&lt;isCitizenOf&gt; <text:s/>?a <text:s/>?e <text:s/>&lt;isLocatedIn&gt; <text:s/>?j <text:s text:c="2"/>=&gt; ?a <text:s/>&lt;hasOfficialLanguage&gt; <text:s/>?b</text:p>
          </table:table-cell>
          <table:table-cell office:value-type="float" office:value="0.000030594" calcext:value-type="float">
            <text:p>0.000030594</text:p>
          </table:table-cell>
          <table:table-cell office:value-type="float" office:value="0.03611457" calcext:value-type="float">
            <text:p>0.03611457</text:p>
          </table:table-cell>
          <table:table-cell office:value-type="float" office:value="0.644444444" calcext:value-type="float">
            <text:p>0.644444444</text:p>
          </table:table-cell>
          <table:table-cell office:value-type="float" office:value="0.674418605" calcext:value-type="float">
            <text:p>0.674418605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54] &lt;&gt; 0; 1; 0)" office:value-type="float" office:value="0" calcext:value-type="float">
            <text:p>0</text:p>
          </table:table-cell>
          <table:table-cell table:formula="of:=IF(AND([.K1054]=1; [.J1054]&gt;=[.E105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a <text:s/>?i <text:s/>&lt;isKnownFor&gt; <text:s/>?e <text:s/>?e <text:s/>&lt;participatedIn&gt; <text:s/>?b <text:s text:c="2"/>=&gt; ?a <text:s/>&lt;participatedIn&gt; <text:s/>?b</text:p>
          </table:table-cell>
          <table:table-cell office:value-type="float" office:value="0.00089462" calcext:value-type="float">
            <text:p>0.00089462</text:p>
          </table:table-cell>
          <table:table-cell office:value-type="float" office:value="0.060515236" calcext:value-type="float">
            <text:p>0.060515236</text:p>
          </table:table-cell>
          <table:table-cell table:number-columns-repeated="2" office:value-type="float" office:value="0.675697211" calcext:value-type="float">
            <text:p>0.675697211</text:p>
          </table:table-cell>
          <table:table-cell office:value-type="float" office:value="848" calcext:value-type="float">
            <text:p>848</text:p>
          </table:table-cell>
          <table:table-cell table:number-columns-repeated="2" office:value-type="float" office:value="1255" calcext:value-type="float">
            <text:p>1255</text:p>
          </table:table-cell>
          <table:table-cell office:value-type="string" calcext:value-type="string">
            <text:p>?b</text:p>
          </table:table-cell>
          <table:table-cell office:value-type="float" office:value="4747.57696808761" calcext:value-type="float">
            <text:p>4747.5769680876</text:p>
          </table:table-cell>
          <table:table-cell table:formula="of:=IF([.J1055] &lt;&gt; 0; 1; 0)" office:value-type="float" office:value="1" calcext:value-type="float">
            <text:p>1</text:p>
          </table:table-cell>
          <table:table-cell table:formula="of:=IF(AND([.K1055]=1; [.J1055]&gt;=[.E105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e <text:s/>?e <text:s/>&lt;hasOfficialLanguage&gt; <text:s/>?b <text:s/>?i <text:s/>&lt;wasBornIn&gt; <text:s/>?a <text:s text:c="2"/>=&gt; ?a <text:s/>&lt;hasOfficialLanguage&gt; <text:s/>?b</text:p>
          </table:table-cell>
          <table:table-cell office:value-type="float" office:value="0.000015825" calcext:value-type="float">
            <text:p>0.000015825</text:p>
          </table:table-cell>
          <table:table-cell office:value-type="float" office:value="0.01867995" calcext:value-type="float">
            <text:p>0.01867995</text:p>
          </table:table-cell>
          <table:table-cell office:value-type="float" office:value="0.09202454" calcext:value-type="float">
            <text:p>0.09202454</text:p>
          </table:table-cell>
          <table:table-cell office:value-type="float" office:value="0.681818182" calcext:value-type="float">
            <text:p>0.681818182</text:p>
          </table:table-cell>
          <table:table-cell office:value-type="float" office:value="15" calcext:value-type="float">
            <text:p>15</text:p>
          </table:table-cell>
          <table:table-cell office:value-type="float" office:value="163" calcext:value-type="float">
            <text:p>16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56] &lt;&gt; 0; 1; 0)" office:value-type="float" office:value="0" calcext:value-type="float">
            <text:p>0</text:p>
          </table:table-cell>
          <table:table-cell table:formula="of:=IF(AND([.K1056]=1; [.J1056]&gt;=[.E105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OfficialLanguage&gt; <text:s/>?b <text:s/>?i <text:s/>&lt;isCitizenOf&gt; <text:s/>?a <text:s/>?i <text:s/>&lt;isLeaderOf&gt; <text:s/>?e <text:s text:c="2"/>=&gt; ?a <text:s/>&lt;hasOfficialLanguage&gt; <text:s/>?b</text:p>
          </table:table-cell>
          <table:table-cell office:value-type="float" office:value="0.00001899" calcext:value-type="float">
            <text:p>0.00001899</text:p>
          </table:table-cell>
          <table:table-cell office:value-type="float" office:value="0.02241594" calcext:value-type="float">
            <text:p>0.02241594</text:p>
          </table:table-cell>
          <table:table-cell table:number-columns-repeated="2" office:value-type="float" office:value="0.692307692" calcext:value-type="float">
            <text:p>0.69230769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57] &lt;&gt; 0; 1; 0)" office:value-type="float" office:value="0" calcext:value-type="float">
            <text:p>0</text:p>
          </table:table-cell>
          <table:table-cell table:formula="of:=IF(AND([.K1057]=1; [.J1057]&gt;=[.E105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KnownFor&gt; <text:s/>?f <text:s/>?i <text:s/>&lt;worksAt&gt; <text:s/>?b <text:s/>?a <text:s/>&lt;worksAt&gt; <text:s/>?f <text:s text:c="2"/>=&gt; ?a <text:s/>&lt;worksAt&gt; <text:s/>?b</text:p>
          </table:table-cell>
          <table:table-cell office:value-type="float" office:value="0.000114992" calcext:value-type="float">
            <text:p>0.000114992</text:p>
          </table:table-cell>
          <table:table-cell office:value-type="float" office:value="0.044745484" calcext:value-type="float">
            <text:p>0.044745484</text:p>
          </table:table-cell>
          <table:table-cell table:number-columns-repeated="2" office:value-type="float" office:value="0.694267516" calcext:value-type="float">
            <text:p>0.694267516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string" calcext:value-type="string">
            <text:p>?a</text:p>
          </table:table-cell>
          <table:table-cell office:value-type="float" office:value="0.284275875100998" calcext:value-type="float">
            <text:p>0.2842758751</text:p>
          </table:table-cell>
          <table:table-cell table:formula="of:=IF([.J1058] &lt;&gt; 0; 1; 0)" office:value-type="float" office:value="1" calcext:value-type="float">
            <text:p>1</text:p>
          </table:table-cell>
          <table:table-cell table:formula="of:=IF(AND([.K1058]=1; [.J1058]&gt;=[.E105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b <text:s/>?a <text:s/>&lt;directed&gt; <text:s/>?h <text:s/>?a <text:s/>&lt;produced&gt; <text:s/>?h <text:s text:c="2"/>=&gt; ?a <text:s/>&lt;directed&gt; <text:s/>?b</text:p>
          </table:table-cell>
          <table:table-cell office:value-type="float" office:value="0.002273475" calcext:value-type="float">
            <text:p>0.002273475</text:p>
          </table:table-cell>
          <table:table-cell office:value-type="float" office:value="0.064380247" calcext:value-type="float">
            <text:p>0.064380247</text:p>
          </table:table-cell>
          <table:table-cell office:value-type="float" office:value="0.491000228" calcext:value-type="float">
            <text:p>0.491000228</text:p>
          </table:table-cell>
          <table:table-cell office:value-type="float" office:value="0.698994486" calcext:value-type="float">
            <text:p>0.698994486</text:p>
          </table:table-cell>
          <table:table-cell office:value-type="float" office:value="2155" calcext:value-type="float">
            <text:p>2155</text:p>
          </table:table-cell>
          <table:table-cell office:value-type="float" office:value="4389" calcext:value-type="float">
            <text:p>4389</text:p>
          </table:table-cell>
          <table:table-cell office:value-type="float" office:value="3083" calcext:value-type="float">
            <text:p>3083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059] &lt;&gt; 0; 1; 0)" office:value-type="float" office:value="0" calcext:value-type="float">
            <text:p>0</text:p>
          </table:table-cell>
          <table:table-cell table:formula="of:=IF(AND([.K1059]=1; [.J1059]&gt;=[.E105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i <text:s/>&lt;isCitizenOf&gt; <text:s/>?b <text:s/>?i <text:s/>&lt;isLocatedIn&gt; <text:s/>?f <text:s text:c="2"/>=&gt; ?a <text:s/>&lt;dealsWith&gt; <text:s/>?b</text:p>
          </table:table-cell>
          <table:table-cell office:value-type="float" office:value="0.000303833" calcext:value-type="float">
            <text:p>0.000303833</text:p>
          </table:table-cell>
          <table:table-cell office:value-type="float" office:value="0.417997097" calcext:value-type="float">
            <text:p>0.417997097</text:p>
          </table:table-cell>
          <table:table-cell table:number-columns-repeated="2" office:value-type="float" office:value="0.699029126" calcext:value-type="float">
            <text:p>0.699029126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412" calcext:value-type="float">
            <text:p>412</text:p>
          </table:table-cell>
          <table:table-cell office:value-type="string" calcext:value-type="string">
            <text:p>?a</text:p>
          </table:table-cell>
          <table:table-cell office:value-type="float" office:value="47273.3953867216" calcext:value-type="float">
            <text:p>47273.3953867216</text:p>
          </table:table-cell>
          <table:table-cell table:formula="of:=IF([.J1060] &lt;&gt; 0; 1; 0)" office:value-type="float" office:value="1" calcext:value-type="float">
            <text:p>1</text:p>
          </table:table-cell>
          <table:table-cell table:formula="of:=IF(AND([.K1060]=1; [.J1060]&gt;=[.E106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exports&gt; <text:s/>?b <text:s/>?i <text:s/>&lt;isCitizenOf&gt; <text:s/>?a <text:s/>?i <text:s/>&lt;isLocatedIn&gt; <text:s/>?e <text:s text:c="2"/>=&gt; ?a <text:s/>&lt;exports&gt; <text:s/>?b</text:p>
          </table:table-cell>
          <table:table-cell office:value-type="float" office:value="0.000044309" calcext:value-type="float">
            <text:p>0.000044309</text:p>
          </table:table-cell>
          <table:table-cell office:value-type="float" office:value="0.082840237" calcext:value-type="float">
            <text:p>0.082840237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061] &lt;&gt; 0; 1; 0)" office:value-type="float" office:value="0" calcext:value-type="float">
            <text:p>0</text:p>
          </table:table-cell>
          <table:table-cell table:formula="of:=IF(AND([.K1061]=1; [.J1061]&gt;=[.E106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PoliticianOf&gt; <text:s/>?b <text:s/>?a <text:s/>&lt;livesIn&gt; <text:s/>?f <text:s/>?i <text:s/>&lt;wasBornIn&gt; <text:s/>?f <text:s text:c="2"/>=&gt; ?a <text:s/>&lt;isPoliticianOf&gt; <text:s/>?b</text:p>
          </table:table-cell>
          <table:table-cell office:value-type="float" office:value="0.000073848" calcext:value-type="float">
            <text:p>0.000073848</text:p>
          </table:table-cell>
          <table:table-cell office:value-type="float" office:value="0.047945205" calcext:value-type="float">
            <text:p>0.047945205</text:p>
          </table:table-cell>
          <table:table-cell office:value-type="float" office:value="0.036572623" calcext:value-type="float">
            <text:p>0.036572623</text:p>
          </table:table-cell>
          <table:table-cell office:value-type="float" office:value="0.7" calcext:value-type="float">
            <text:p>0.7</text:p>
          </table:table-cell>
          <table:table-cell office:value-type="float" office:value="70" calcext:value-type="float">
            <text:p>70</text:p>
          </table:table-cell>
          <table:table-cell office:value-type="float" office:value="1914" calcext:value-type="float">
            <text:p>191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?a</text:p>
          </table:table-cell>
          <table:table-cell office:value-type="float" office:value="468797.140848022" calcext:value-type="float">
            <text:p>468797.140848022</text:p>
          </table:table-cell>
          <table:table-cell table:formula="of:=IF([.J1062] &lt;&gt; 0; 1; 0)" office:value-type="float" office:value="1" calcext:value-type="float">
            <text:p>1</text:p>
          </table:table-cell>
          <table:table-cell table:formula="of:=IF(AND([.K1062]=1; [.J1062]&gt;=[.E106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PoliticianOf&gt; <text:s/>?b <text:s/>?i <text:s/>&lt;livesIn&gt; <text:s/>?f <text:s/>?a <text:s/>&lt;wasBornIn&gt; <text:s/>?f <text:s text:c="2"/>=&gt; ?a <text:s/>&lt;isPoliticianOf&gt; <text:s/>?b</text:p>
          </table:table-cell>
          <table:table-cell office:value-type="float" office:value="0.000054859" calcext:value-type="float">
            <text:p>0.000054859</text:p>
          </table:table-cell>
          <table:table-cell office:value-type="float" office:value="0.035616438" calcext:value-type="float">
            <text:p>0.035616438</text:p>
          </table:table-cell>
          <table:table-cell office:value-type="float" office:value="0.018036767" calcext:value-type="float">
            <text:p>0.018036767</text:p>
          </table:table-cell>
          <table:table-cell office:value-type="float" office:value="0.702702703" calcext:value-type="float">
            <text:p>0.702702703</text:p>
          </table:table-cell>
          <table:table-cell office:value-type="float" office:value="52" calcext:value-type="float">
            <text:p>52</text:p>
          </table:table-cell>
          <table:table-cell office:value-type="float" office:value="2883" calcext:value-type="float">
            <text:p>288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63] &lt;&gt; 0; 1; 0)" office:value-type="float" office:value="0" calcext:value-type="float">
            <text:p>0</text:p>
          </table:table-cell>
          <table:table-cell table:formula="of:=IF(AND([.K1063]=1; [.J1063]&gt;=[.E106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a <text:s/>&lt;isCitizenOf&gt; <text:s/>?f <text:s/>?i <text:s/>&lt;isLocatedIn&gt; <text:s/>?f <text:s text:c="2"/>=&gt; ?a <text:s/>&lt;isCitizenOf&gt; <text:s/>?b</text:p>
          </table:table-cell>
          <table:table-cell office:value-type="float" office:value="0.00802732" calcext:value-type="float">
            <text:p>0.00802732</text:p>
          </table:table-cell>
          <table:table-cell office:value-type="float" office:value="0.522237474" calcext:value-type="float">
            <text:p>0.522237474</text:p>
          </table:table-cell>
          <table:table-cell table:number-columns-repeated="2" office:value-type="float" office:value="0.703690003" calcext:value-type="float">
            <text:p>0.703690003</text:p>
          </table:table-cell>
          <table:table-cell office:value-type="float" office:value="7609" calcext:value-type="float">
            <text:p>7609</text:p>
          </table:table-cell>
          <table:table-cell table:number-columns-repeated="2" office:value-type="float" office:value="10813" calcext:value-type="float">
            <text:p>10813</text:p>
          </table:table-cell>
          <table:table-cell office:value-type="string" calcext:value-type="string">
            <text:p>?a</text:p>
          </table:table-cell>
          <table:table-cell office:value-type="float" office:value="494.551862510041" calcext:value-type="float">
            <text:p>494.55186251</text:p>
          </table:table-cell>
          <table:table-cell table:formula="of:=IF([.J1064] &lt;&gt; 0; 1; 0)" office:value-type="float" office:value="1" calcext:value-type="float">
            <text:p>1</text:p>
          </table:table-cell>
          <table:table-cell table:formula="of:=IF(AND([.K1064]=1; [.J1064]&gt;=[.E106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mports&gt; <text:s/>?b <text:s/>?i <text:s/>&lt;isCitizenOf&gt; <text:s/>?a <text:s/>?i <text:s/>&lt;isLocatedIn&gt; <text:s/>?e <text:s text:c="2"/>=&gt; ?a <text:s/>&lt;imports&gt; <text:s/>?b</text:p>
          </table:table-cell>
          <table:table-cell office:value-type="float" office:value="0.000032704" calcext:value-type="float">
            <text:p>0.000032704</text:p>
          </table:table-cell>
          <table:table-cell office:value-type="float" office:value="0.092261905" calcext:value-type="float">
            <text:p>0.092261905</text:p>
          </table:table-cell>
          <table:table-cell office:value-type="float" office:value="0.632653061" calcext:value-type="float">
            <text:p>0.632653061</text:p>
          </table:table-cell>
          <table:table-cell office:value-type="float" office:value="0.704545455" calcext:value-type="float">
            <text:p>0.704545455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65] &lt;&gt; 0; 1; 0)" office:value-type="float" office:value="0" calcext:value-type="float">
            <text:p>0</text:p>
          </table:table-cell>
          <table:table-cell table:formula="of:=IF(AND([.K1065]=1; [.J1065]&gt;=[.E106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livesIn&gt; <text:s/>?f <text:s/>?i <text:s/>&lt;wasBornIn&gt; <text:s/>?b <text:s/>?i <text:s/>&lt;wasBornIn&gt; <text:s/>?f <text:s text:c="2"/>=&gt; ?a <text:s/>&lt;diedIn&gt; <text:s/>?b</text:p>
          </table:table-cell>
          <table:table-cell office:value-type="float" office:value="0.000279569" calcext:value-type="float">
            <text:p>0.000279569</text:p>
          </table:table-cell>
          <table:table-cell office:value-type="float" office:value="0.011960643" calcext:value-type="float">
            <text:p>0.011960643</text:p>
          </table:table-cell>
          <table:table-cell office:value-type="float" office:value="0.0468529" calcext:value-type="float">
            <text:p>0.0468529</text:p>
          </table:table-cell>
          <table:table-cell office:value-type="float" office:value="0.706666667" calcext:value-type="float">
            <text:p>0.706666667</text:p>
          </table:table-cell>
          <table:table-cell office:value-type="float" office:value="265" calcext:value-type="float">
            <text:p>265</text:p>
          </table:table-cell>
          <table:table-cell office:value-type="float" office:value="5656" calcext:value-type="float">
            <text:p>5656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?a</text:p>
          </table:table-cell>
          <table:table-cell office:value-type="float" office:value="850.289213725342" calcext:value-type="float">
            <text:p>850.2892137253</text:p>
          </table:table-cell>
          <table:table-cell table:formula="of:=IF([.J1066] &lt;&gt; 0; 1; 0)" office:value-type="float" office:value="1" calcext:value-type="float">
            <text:p>1</text:p>
          </table:table-cell>
          <table:table-cell table:formula="of:=IF(AND([.K1066]=1; [.J1066]&gt;=[.E106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a <text:s/>&lt;isCitizenOf&gt; <text:s/>?f <text:s/>?i <text:s/>&lt;isKnownFor&gt; <text:s/>?f <text:s text:c="2"/>=&gt; ?a <text:s/>&lt;isCitizenOf&gt; <text:s/>?b</text:p>
          </table:table-cell>
          <table:table-cell office:value-type="float" office:value="0.005268555" calcext:value-type="float">
            <text:p>0.005268555</text:p>
          </table:table-cell>
          <table:table-cell office:value-type="float" office:value="0.342759094" calcext:value-type="float">
            <text:p>0.342759094</text:p>
          </table:table-cell>
          <table:table-cell table:number-columns-repeated="2" office:value-type="float" office:value="0.715985663" calcext:value-type="float">
            <text:p>0.715985663</text:p>
          </table:table-cell>
          <table:table-cell office:value-type="float" office:value="4994" calcext:value-type="float">
            <text:p>4994</text:p>
          </table:table-cell>
          <table:table-cell table:number-columns-repeated="2" office:value-type="float" office:value="6975" calcext:value-type="float">
            <text:p>6975</text:p>
          </table:table-cell>
          <table:table-cell office:value-type="string" calcext:value-type="string">
            <text:p>?a</text:p>
          </table:table-cell>
          <table:table-cell office:value-type="float" office:value="7.38238533013656" calcext:value-type="float">
            <text:p>7.3823853301</text:p>
          </table:table-cell>
          <table:table-cell table:formula="of:=IF([.J1067] &lt;&gt; 0; 1; 0)" office:value-type="float" office:value="1" calcext:value-type="float">
            <text:p>1</text:p>
          </table:table-cell>
          <table:table-cell table:formula="of:=IF(AND([.K1067]=1; [.J1067]&gt;=[.E106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h <text:s/>?a <text:s/>&lt;created&gt; <text:s/>?b <text:s/>?a <text:s/>&lt;directed&gt; <text:s/>?h <text:s text:c="2"/>=&gt; ?a <text:s/>&lt;directed&gt; <text:s/>?b</text:p>
          </table:table-cell>
          <table:table-cell office:value-type="float" office:value="0.000732154" calcext:value-type="float">
            <text:p>0.000732154</text:p>
          </table:table-cell>
          <table:table-cell office:value-type="float" office:value="0.020733128" calcext:value-type="float">
            <text:p>0.020733128</text:p>
          </table:table-cell>
          <table:table-cell office:value-type="float" office:value="0.356628983" calcext:value-type="float">
            <text:p>0.356628983</text:p>
          </table:table-cell>
          <table:table-cell office:value-type="float" office:value="0.718426501" calcext:value-type="float">
            <text:p>0.718426501</text:p>
          </table:table-cell>
          <table:table-cell office:value-type="float" office:value="694" calcext:value-type="float">
            <text:p>694</text:p>
          </table:table-cell>
          <table:table-cell office:value-type="float" office:value="1946" calcext:value-type="float">
            <text:p>1946</text:p>
          </table:table-cell>
          <table:table-cell office:value-type="float" office:value="966" calcext:value-type="float">
            <text:p>966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068] &lt;&gt; 0; 1; 0)" office:value-type="float" office:value="0" calcext:value-type="float">
            <text:p>0</text:p>
          </table:table-cell>
          <table:table-cell table:formula="of:=IF(AND([.K1068]=1; [.J1068]&gt;=[.E106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b <text:s/>&lt;hasCapital&gt; <text:s/>?f <text:s/>?f <text:s/>&lt;isLocatedIn&gt; <text:s/>?b <text:s text:c="2"/>=&gt; ?a <text:s/>&lt;isCitizenOf&gt; <text:s/>?b</text:p>
          </table:table-cell>
          <table:table-cell office:value-type="float" office:value="0.000358692" calcext:value-type="float">
            <text:p>0.000358692</text:p>
          </table:table-cell>
          <table:table-cell office:value-type="float" office:value="0.023335621" calcext:value-type="float">
            <text:p>0.023335621</text:p>
          </table:table-cell>
          <table:table-cell office:value-type="float" office:value="0.12611276" calcext:value-type="float">
            <text:p>0.12611276</text:p>
          </table:table-cell>
          <table:table-cell office:value-type="float" office:value="0.721868365" calcext:value-type="float">
            <text:p>0.721868365</text:p>
          </table:table-cell>
          <table:table-cell office:value-type="float" office:value="340" calcext:value-type="float">
            <text:p>340</text:p>
          </table:table-cell>
          <table:table-cell office:value-type="float" office:value="2696" calcext:value-type="float">
            <text:p>2696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69] &lt;&gt; 0; 1; 0)" office:value-type="float" office:value="0" calcext:value-type="float">
            <text:p>0</text:p>
          </table:table-cell>
          <table:table-cell table:formula="of:=IF(AND([.K1069]=1; [.J1069]&gt;=[.E106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hasCapital&gt; <text:s/>?j <text:s/>?j <text:s/>&lt;isLocatedIn&gt; <text:s/>?b <text:s/>?a <text:s/>&lt;livesIn&gt; <text:s/>?f <text:s text:c="2"/>=&gt; ?a <text:s/>&lt;livesIn&gt; <text:s/>?b</text:p>
          </table:table-cell>
          <table:table-cell office:value-type="float" office:value="0.001656314" calcext:value-type="float">
            <text:p>0.001656314</text:p>
          </table:table-cell>
          <table:table-cell office:value-type="float" office:value="0.107585829" calcext:value-type="float">
            <text:p>0.107585829</text:p>
          </table:table-cell>
          <table:table-cell table:number-columns-repeated="2" office:value-type="float" office:value="0.723169047" calcext:value-type="float">
            <text:p>0.723169047</text:p>
          </table:table-cell>
          <table:table-cell office:value-type="float" office:value="1570" calcext:value-type="float">
            <text:p>1570</text:p>
          </table:table-cell>
          <table:table-cell table:number-columns-repeated="2" office:value-type="float" office:value="2171" calcext:value-type="float">
            <text:p>217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70] &lt;&gt; 0; 1; 0)" office:value-type="float" office:value="0" calcext:value-type="float">
            <text:p>0</text:p>
          </table:table-cell>
          <table:table-cell table:formula="of:=IF(AND([.K1070]=1; [.J1070]&gt;=[.E107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hasOfficialLanguage&gt; <text:s/>?b <text:s/>?e <text:s/>&lt;isLeaderOf&gt; <text:s/>?j <text:s/>?e <text:s/>&lt;livesIn&gt; <text:s/>?a <text:s text:c="2"/>=&gt; ?a <text:s/>&lt;hasOfficialLanguage&gt; <text:s/>?b</text:p>
          </table:table-cell>
          <table:table-cell office:value-type="float" office:value="0.000022155" calcext:value-type="float">
            <text:p>0.000022155</text:p>
          </table:table-cell>
          <table:table-cell office:value-type="float" office:value="0.02615193" calcext:value-type="float">
            <text:p>0.02615193</text:p>
          </table:table-cell>
          <table:table-cell office:value-type="float" office:value="0.173553719" calcext:value-type="float">
            <text:p>0.173553719</text:p>
          </table:table-cell>
          <table:table-cell office:value-type="float" office:value="0.724137931" calcext:value-type="float">
            <text:p>0.724137931</text:p>
          </table:table-cell>
          <table:table-cell office:value-type="float" office:value="21" calcext:value-type="float">
            <text:p>21</text:p>
          </table:table-cell>
          <table:table-cell office:value-type="float" office:value="121" calcext:value-type="float">
            <text:p>1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71] &lt;&gt; 0; 1; 0)" office:value-type="float" office:value="0" calcext:value-type="float">
            <text:p>0</text:p>
          </table:table-cell>
          <table:table-cell table:formula="of:=IF(AND([.K1071]=1; [.J1071]&gt;=[.E107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reated&gt; <text:s/>?f <text:s/>?i <text:s/>&lt;directed&gt; <text:s/>?f <text:s/>?a <text:s/>&lt;influences&gt; <text:s/>?i <text:s text:c="2"/>=&gt; ?a <text:s/>&lt;influences&gt; <text:s/>?b</text:p>
          </table:table-cell>
          <table:table-cell office:value-type="float" office:value="0.00024581" calcext:value-type="float">
            <text:p>0.00024581</text:p>
          </table:table-cell>
          <table:table-cell office:value-type="float" office:value="0.016702509" calcext:value-type="float">
            <text:p>0.016702509</text:p>
          </table:table-cell>
          <table:table-cell office:value-type="float" office:value="0.254644809" calcext:value-type="float">
            <text:p>0.254644809</text:p>
          </table:table-cell>
          <table:table-cell office:value-type="float" office:value="0.730407524" calcext:value-type="float">
            <text:p>0.730407524</text:p>
          </table:table-cell>
          <table:table-cell office:value-type="float" office:value="233" calcext:value-type="float">
            <text:p>233</text:p>
          </table:table-cell>
          <table:table-cell office:value-type="float" office:value="915" calcext:value-type="float">
            <text:p>915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?b</text:p>
          </table:table-cell>
          <table:table-cell office:value-type="float" office:value="13215.0362817686" calcext:value-type="float">
            <text:p>13215.0362817686</text:p>
          </table:table-cell>
          <table:table-cell table:formula="of:=IF([.J1072] &lt;&gt; 0; 1; 0)" office:value-type="float" office:value="1" calcext:value-type="float">
            <text:p>1</text:p>
          </table:table-cell>
          <table:table-cell table:formula="of:=IF(AND([.K1072]=1; [.J1072]&gt;=[.E107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f <text:s/>&lt;hasCapital&gt; <text:s/>?j <text:s/>?j <text:s/>&lt;isLocatedIn&gt; <text:s/>?b <text:s text:c="2"/>=&gt; ?a <text:s/>&lt;dealsWith&gt; <text:s/>?b</text:p>
          </table:table-cell>
          <table:table-cell office:value-type="float" office:value="0.000257414" calcext:value-type="float">
            <text:p>0.000257414</text:p>
          </table:table-cell>
          <table:table-cell office:value-type="float" office:value="0.35413643" calcext:value-type="float">
            <text:p>0.35413643</text:p>
          </table:table-cell>
          <table:table-cell table:number-columns-repeated="2" office:value-type="float" office:value="0.730538922" calcext:value-type="float">
            <text:p>0.730538922</text:p>
          </table:table-cell>
          <table:table-cell office:value-type="float" office:value="244" calcext:value-type="float">
            <text:p>244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string" calcext:value-type="string">
            <text:p>?a</text:p>
          </table:table-cell>
          <table:table-cell office:value-type="float" office:value="84.3625552138968" calcext:value-type="float">
            <text:p>84.3625552139</text:p>
          </table:table-cell>
          <table:table-cell table:formula="of:=IF([.J1073] &lt;&gt; 0; 1; 0)" office:value-type="float" office:value="1" calcext:value-type="float">
            <text:p>1</text:p>
          </table:table-cell>
          <table:table-cell table:formula="of:=IF(AND([.K1073]=1; [.J1073]&gt;=[.E107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Currency&gt; <text:s/>?b <text:s/>?i <text:s/>&lt;isCitizenOf&gt; <text:s/>?a <text:s/>?i <text:s/>&lt;isLocatedIn&gt; <text:s/>?e <text:s text:c="2"/>=&gt; ?a <text:s/>&lt;hasCurrency&gt; <text:s/>?b</text:p>
          </table:table-cell>
          <table:table-cell office:value-type="float" office:value="0.000011605" calcext:value-type="float">
            <text:p>0.000011605</text:p>
          </table:table-cell>
          <table:table-cell office:value-type="float" office:value="0.029411765" calcext:value-type="float">
            <text:p>0.029411765</text:p>
          </table:table-cell>
          <table:table-cell table:number-columns-repeated="2" office:value-type="float" office:value="0.733333333" calcext:value-type="float">
            <text:p>0.73333333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74] &lt;&gt; 0; 1; 0)" office:value-type="float" office:value="0" calcext:value-type="float">
            <text:p>0</text:p>
          </table:table-cell>
          <table:table-cell table:formula="of:=IF(AND([.K1074]=1; [.J1074]&gt;=[.E107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i <text:s/>&lt;isLeaderOf&gt; <text:s/>?f <text:s/>?a <text:s/>&lt;wasBornIn&gt; <text:s/>?f <text:s text:c="2"/>=&gt; ?a <text:s/>&lt;isCitizenOf&gt; <text:s/>?b</text:p>
          </table:table-cell>
          <table:table-cell office:value-type="float" office:value="0.00044731" calcext:value-type="float">
            <text:p>0.00044731</text:p>
          </table:table-cell>
          <table:table-cell office:value-type="float" office:value="0.029100892" calcext:value-type="float">
            <text:p>0.029100892</text:p>
          </table:table-cell>
          <table:table-cell office:value-type="float" office:value="0.106106106" calcext:value-type="float">
            <text:p>0.106106106</text:p>
          </table:table-cell>
          <table:table-cell office:value-type="float" office:value="0.736111111" calcext:value-type="float">
            <text:p>0.736111111</text:p>
          </table:table-cell>
          <table:table-cell office:value-type="float" office:value="424" calcext:value-type="float">
            <text:p>424</text:p>
          </table:table-cell>
          <table:table-cell office:value-type="float" office:value="3996" calcext:value-type="float">
            <text:p>3996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?a</text:p>
          </table:table-cell>
          <table:table-cell office:value-type="float" office:value="17268.3449350195" calcext:value-type="float">
            <text:p>17268.3449350195</text:p>
          </table:table-cell>
          <table:table-cell table:formula="of:=IF([.J1075] &lt;&gt; 0; 1; 0)" office:value-type="float" office:value="1" calcext:value-type="float">
            <text:p>1</text:p>
          </table:table-cell>
          <table:table-cell table:formula="of:=IF(AND([.K1075]=1; [.J1075]&gt;=[.E107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b <text:s/>?a <text:s/>&lt;isKnownFor&gt; <text:s/>?f <text:s/>?i <text:s/>&lt;isKnownFor&gt; <text:s/>?f <text:s text:c="2"/>=&gt; ?a <text:s/>&lt;isKnownFor&gt; <text:s/>?b</text:p>
          </table:table-cell>
          <table:table-cell office:value-type="float" office:value="0.000354472" calcext:value-type="float">
            <text:p>0.000354472</text:p>
          </table:table-cell>
          <table:table-cell office:value-type="float" office:value="0.0571623" calcext:value-type="float">
            <text:p>0.0571623</text:p>
          </table:table-cell>
          <table:table-cell office:value-type="float" office:value="0.183506281" calcext:value-type="float">
            <text:p>0.183506281</text:p>
          </table:table-cell>
          <table:table-cell office:value-type="float" office:value="0.741721854" calcext:value-type="float">
            <text:p>0.741721854</text:p>
          </table:table-cell>
          <table:table-cell office:value-type="float" office:value="336" calcext:value-type="float">
            <text:p>336</text:p>
          </table:table-cell>
          <table:table-cell office:value-type="float" office:value="1831" calcext:value-type="float">
            <text:p>1831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?b</text:p>
          </table:table-cell>
          <table:table-cell office:value-type="float" office:value="542.102879924656" calcext:value-type="float">
            <text:p>542.1028799247</text:p>
          </table:table-cell>
          <table:table-cell table:formula="of:=IF([.J1076] &lt;&gt; 0; 1; 0)" office:value-type="float" office:value="1" calcext:value-type="float">
            <text:p>1</text:p>
          </table:table-cell>
          <table:table-cell table:formula="of:=IF(AND([.K1076]=1; [.J1076]&gt;=[.E107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Currency&gt; <text:s/>?b <text:s/>?i <text:s/>&lt;isCitizenOf&gt; <text:s/>?e <text:s/>?i <text:s/>&lt;isLocatedIn&gt; <text:s/>?a <text:s text:c="2"/>=&gt; ?a <text:s/>&lt;hasCurrency&gt; <text:s/>?b</text:p>
          </table:table-cell>
          <table:table-cell office:value-type="float" office:value="0.00001266" calcext:value-type="float">
            <text:p>0.00001266</text:p>
          </table:table-cell>
          <table:table-cell office:value-type="float" office:value="0.032085561" calcext:value-type="float">
            <text:p>0.032085561</text:p>
          </table:table-cell>
          <table:table-cell office:value-type="float" office:value="0.045801527" calcext:value-type="float">
            <text:p>0.045801527</text:p>
          </table:table-cell>
          <table:table-cell office:value-type="float" office:value="0.75" calcext:value-type="float">
            <text:p>0.75</text:p>
          </table:table-cell>
          <table:table-cell office:value-type="float" office:value="12" calcext:value-type="float">
            <text:p>12</text:p>
          </table:table-cell>
          <table:table-cell office:value-type="float" office:value="262" calcext:value-type="float">
            <text:p>26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?a</text:p>
          </table:table-cell>
          <table:table-cell office:value-type="float" office:value="42305.6822258402" calcext:value-type="float">
            <text:p>42305.6822258402</text:p>
          </table:table-cell>
          <table:table-cell table:formula="of:=IF([.J1077] &lt;&gt; 0; 1; 0)" office:value-type="float" office:value="1" calcext:value-type="float">
            <text:p>1</text:p>
          </table:table-cell>
          <table:table-cell table:formula="of:=IF(AND([.K1077]=1; [.J1077]&gt;=[.E107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g <text:s/>&lt;isCitizenOf&gt; <text:s/>?b <text:s/>?g <text:s/>&lt;isLocatedIn&gt; <text:s/>?b <text:s/>?a <text:s/>&lt;livesIn&gt; <text:s/>?b <text:s text:c="2"/>=&gt; ?a <text:s/>&lt;isCitizenOf&gt; <text:s/>?b</text:p>
          </table:table-cell>
          <table:table-cell office:value-type="float" office:value="0.000340758" calcext:value-type="float">
            <text:p>0.000340758</text:p>
          </table:table-cell>
          <table:table-cell office:value-type="float" office:value="0.02216884" calcext:value-type="float">
            <text:p>0.02216884</text:p>
          </table:table-cell>
          <table:table-cell office:value-type="float" office:value="0.237849779" calcext:value-type="float">
            <text:p>0.237849779</text:p>
          </table:table-cell>
          <table:table-cell office:value-type="float" office:value="0.756440281" calcext:value-type="float">
            <text:p>0.756440281</text:p>
          </table:table-cell>
          <table:table-cell office:value-type="float" office:value="323" calcext:value-type="float">
            <text:p>323</text:p>
          </table:table-cell>
          <table:table-cell office:value-type="float" office:value="1358" calcext:value-type="float">
            <text:p>1358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78] &lt;&gt; 0; 1; 0)" office:value-type="float" office:value="0" calcext:value-type="float">
            <text:p>0</text:p>
          </table:table-cell>
          <table:table-cell table:formula="of:=IF(AND([.K1078]=1; [.J1078]&gt;=[.E107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OfficialLanguage&gt; <text:s/>?b <text:s/>?i <text:s/>&lt;livesIn&gt; <text:s/>?e <text:s/>?i <text:s/>&lt;wasBornIn&gt; <text:s/>?a <text:s text:c="2"/>=&gt; ?a <text:s/>&lt;hasOfficialLanguage&gt; <text:s/>?b</text:p>
          </table:table-cell>
          <table:table-cell office:value-type="float" office:value="0.000029539" calcext:value-type="float">
            <text:p>0.000029539</text:p>
          </table:table-cell>
          <table:table-cell office:value-type="float" office:value="0.03486924" calcext:value-type="float">
            <text:p>0.03486924</text:p>
          </table:table-cell>
          <table:table-cell office:value-type="float" office:value="0.02705314" calcext:value-type="float">
            <text:p>0.02705314</text:p>
          </table:table-cell>
          <table:table-cell office:value-type="float" office:value="0.756756757" calcext:value-type="float">
            <text:p>0.756756757</text:p>
          </table:table-cell>
          <table:table-cell office:value-type="float" office:value="28" calcext:value-type="float">
            <text:p>28</text:p>
          </table:table-cell>
          <table:table-cell office:value-type="float" office:value="1035" calcext:value-type="float">
            <text:p>10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79] &lt;&gt; 0; 1; 0)" office:value-type="float" office:value="0" calcext:value-type="float">
            <text:p>0</text:p>
          </table:table-cell>
          <table:table-cell table:formula="of:=IF(AND([.K1079]=1; [.J1079]&gt;=[.E107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Capital&gt; <text:s/>?f <text:s/>?j <text:s/>&lt;hasCurrency&gt; <text:s/>?b <text:s/>?f <text:s/>&lt;isLocatedIn&gt; <text:s/>?j <text:s text:c="2"/>=&gt; ?a <text:s/>&lt;hasCurrency&gt; <text:s/>?b</text:p>
          </table:table-cell>
          <table:table-cell office:value-type="float" office:value="0.000027429" calcext:value-type="float">
            <text:p>0.000027429</text:p>
          </table:table-cell>
          <table:table-cell office:value-type="float" office:value="0.069518717" calcext:value-type="float">
            <text:p>0.069518717</text:p>
          </table:table-cell>
          <table:table-cell office:value-type="float" office:value="0.25" calcext:value-type="float">
            <text:p>0.25</text:p>
          </table:table-cell>
          <table:table-cell office:value-type="float" office:value="0.764705882" calcext:value-type="float">
            <text:p>0.764705882</text:p>
          </table:table-cell>
          <table:table-cell office:value-type="float" office:value="26" calcext:value-type="float">
            <text:p>26</text:p>
          </table:table-cell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?a</text:p>
          </table:table-cell>
          <table:table-cell office:value-type="float" office:value="87741680.3421053" calcext:value-type="float">
            <text:p>87741680.3421053</text:p>
          </table:table-cell>
          <table:table-cell table:formula="of:=IF([.J1080] &lt;&gt; 0; 1; 0)" office:value-type="float" office:value="1" calcext:value-type="float">
            <text:p>1</text:p>
          </table:table-cell>
          <table:table-cell table:formula="of:=IF(AND([.K1080]=1; [.J1080]&gt;=[.E1080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hasCapital&gt; <text:s/>?j <text:s/>?a <text:s/>&lt;isCitizenOf&gt; <text:s/>?f <text:s/>?j <text:s/>&lt;isLocatedIn&gt; <text:s/>?b <text:s text:c="2"/>=&gt; ?a <text:s/>&lt;isCitizenOf&gt; <text:s/>?b</text:p>
          </table:table-cell>
          <table:table-cell office:value-type="float" office:value="0.007628538" calcext:value-type="float">
            <text:p>0.007628538</text:p>
          </table:table-cell>
          <table:table-cell office:value-type="float" office:value="0.496293754" calcext:value-type="float">
            <text:p>0.496293754</text:p>
          </table:table-cell>
          <table:table-cell table:number-columns-repeated="2" office:value-type="float" office:value="0.767133461" calcext:value-type="float">
            <text:p>0.767133461</text:p>
          </table:table-cell>
          <table:table-cell office:value-type="float" office:value="7231" calcext:value-type="float">
            <text:p>7231</text:p>
          </table:table-cell>
          <table:table-cell table:number-columns-repeated="2" office:value-type="float" office:value="9426" calcext:value-type="float">
            <text:p>942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81] &lt;&gt; 0; 1; 0)" office:value-type="float" office:value="0" calcext:value-type="float">
            <text:p>0</text:p>
          </table:table-cell>
          <table:table-cell table:formula="of:=IF(AND([.K1081]=1; [.J1081]&gt;=[.E108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OfficialLanguage&gt; <text:s/>?b <text:s/>?i <text:s/>&lt;isCitizenOf&gt; <text:s/>?a <text:s/>?i <text:s/>&lt;isKnownFor&gt; <text:s/>?e <text:s text:c="2"/>=&gt; ?a <text:s/>&lt;hasOfficialLanguage&gt; <text:s/>?b</text:p>
          </table:table-cell>
          <table:table-cell office:value-type="float" office:value="0.00001055" calcext:value-type="float">
            <text:p>0.00001055</text:p>
          </table:table-cell>
          <table:table-cell office:value-type="float" office:value="0.0124533" calcext:value-type="float">
            <text:p>0.0124533</text:p>
          </table:table-cell>
          <table:table-cell office:value-type="float" office:value="0.625" calcext:value-type="float">
            <text:p>0.625</text:p>
          </table:table-cell>
          <table:table-cell office:value-type="float" office:value="0.769230769" calcext:value-type="float">
            <text:p>0.76923076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82] &lt;&gt; 0; 1; 0)" office:value-type="float" office:value="0" calcext:value-type="float">
            <text:p>0</text:p>
          </table:table-cell>
          <table:table-cell table:formula="of:=IF(AND([.K1082]=1; [.J1082]&gt;=[.E108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g <text:s/>&lt;isCitizenOf&gt; <text:s/>?b <text:s/>?g <text:s/>&lt;isKnownFor&gt; <text:s/>?b <text:s/>?a <text:s/>&lt;livesIn&gt; <text:s/>?b <text:s text:c="2"/>=&gt; ?a <text:s/>&lt;isCitizenOf&gt; <text:s/>?b</text:p>
          </table:table-cell>
          <table:table-cell office:value-type="float" office:value="0.000291174" calcext:value-type="float">
            <text:p>0.000291174</text:p>
          </table:table-cell>
          <table:table-cell office:value-type="float" office:value="0.018943034" calcext:value-type="float">
            <text:p>0.018943034</text:p>
          </table:table-cell>
          <table:table-cell office:value-type="float" office:value="0.33253012" calcext:value-type="float">
            <text:p>0.33253012</text:p>
          </table:table-cell>
          <table:table-cell office:value-type="float" office:value="0.786324786" calcext:value-type="float">
            <text:p>0.786324786</text:p>
          </table:table-cell>
          <table:table-cell office:value-type="float" office:value="276" calcext:value-type="float">
            <text:p>276</text:p>
          </table:table-cell>
          <table:table-cell office:value-type="float" office:value="830" calcext:value-type="float">
            <text:p>830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83] &lt;&gt; 0; 1; 0)" office:value-type="float" office:value="0" calcext:value-type="float">
            <text:p>0</text:p>
          </table:table-cell>
          <table:table-cell table:formula="of:=IF(AND([.K1083]=1; [.J1083]&gt;=[.E108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hasCapital&gt; <text:s/>?j <text:s/>?a <text:s/>&lt;isLeaderOf&gt; <text:s/>?f <text:s/>?j <text:s/>&lt;isLocatedIn&gt; <text:s/>?b <text:s text:c="2"/>=&gt; ?a <text:s/>&lt;isLeaderOf&gt; <text:s/>?b</text:p>
          </table:table-cell>
          <table:table-cell office:value-type="float" office:value="0.000168796" calcext:value-type="float">
            <text:p>0.000168796</text:p>
          </table:table-cell>
          <table:table-cell office:value-type="float" office:value="0.025082301" calcext:value-type="float">
            <text:p>0.025082301</text:p>
          </table:table-cell>
          <table:table-cell table:number-columns-repeated="2" office:value-type="float" office:value="0.78817734" calcext:value-type="float">
            <text:p>0.78817734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?a</text:p>
          </table:table-cell>
          <table:table-cell office:value-type="float" office:value="2496.30263005214" calcext:value-type="float">
            <text:p>2496.3026300522</text:p>
          </table:table-cell>
          <table:table-cell table:formula="of:=IF([.J1084] &lt;&gt; 0; 1; 0)" office:value-type="float" office:value="1" calcext:value-type="float">
            <text:p>1</text:p>
          </table:table-cell>
          <table:table-cell table:formula="of:=IF(AND([.K1084]=1; [.J1084]&gt;=[.E1084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a <text:s/>?e <text:s/>&lt;hasOfficialLanguage&gt; <text:s/>?b <text:s/>?i <text:s/>&lt;wasBornIn&gt; <text:s/>?e <text:s text:c="2"/>=&gt; ?a <text:s/>&lt;hasOfficialLanguage&gt; <text:s/>?b</text:p>
          </table:table-cell>
          <table:table-cell office:value-type="float" office:value="0.000015825" calcext:value-type="float">
            <text:p>0.000015825</text:p>
          </table:table-cell>
          <table:table-cell office:value-type="float" office:value="0.01867995" calcext:value-type="float">
            <text:p>0.01867995</text:p>
          </table:table-cell>
          <table:table-cell office:value-type="float" office:value="0.223880597" calcext:value-type="float">
            <text:p>0.223880597</text:p>
          </table:table-cell>
          <table:table-cell office:value-type="float" office:value="0.789473684" calcext:value-type="float">
            <text:p>0.789473684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85] &lt;&gt; 0; 1; 0)" office:value-type="float" office:value="0" calcext:value-type="float">
            <text:p>0</text:p>
          </table:table-cell>
          <table:table-cell table:formula="of:=IF(AND([.K1085]=1; [.J1085]&gt;=[.E108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asCapital&gt; <text:s/>?f <text:s/>?f <text:s/>&lt;isLocatedIn&gt; <text:s/>?b <text:s/>?a <text:s/>&lt;wasBornIn&gt; <text:s/>?f <text:s text:c="2"/>=&gt; ?a <text:s/>&lt;isCitizenOf&gt; <text:s/>?b</text:p>
          </table:table-cell>
          <table:table-cell office:value-type="float" office:value="0.000549643" calcext:value-type="float">
            <text:p>0.000549643</text:p>
          </table:table-cell>
          <table:table-cell office:value-type="float" office:value="0.035758408" calcext:value-type="float">
            <text:p>0.035758408</text:p>
          </table:table-cell>
          <table:table-cell office:value-type="float" office:value="0.096090004" calcext:value-type="float">
            <text:p>0.096090004</text:p>
          </table:table-cell>
          <table:table-cell office:value-type="float" office:value="0.792998478" calcext:value-type="float">
            <text:p>0.792998478</text:p>
          </table:table-cell>
          <table:table-cell office:value-type="float" office:value="521" calcext:value-type="float">
            <text:p>521</text:p>
          </table:table-cell>
          <table:table-cell office:value-type="float" office:value="5422" calcext:value-type="float">
            <text:p>5422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86] &lt;&gt; 0; 1; 0)" office:value-type="float" office:value="0" calcext:value-type="float">
            <text:p>0</text:p>
          </table:table-cell>
          <table:table-cell table:formula="of:=IF(AND([.K1086]=1; [.J1086]&gt;=[.E108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i <text:s/>&lt;isCitizenOf&gt; <text:s/>?f <text:s/>?a <text:s/>&lt;livesIn&gt; <text:s/>?f <text:s text:c="2"/>=&gt; ?a <text:s/>&lt;isCitizenOf&gt; <text:s/>?b</text:p>
          </table:table-cell>
          <table:table-cell office:value-type="float" office:value="0.00069101" calcext:value-type="float">
            <text:p>0.00069101</text:p>
          </table:table-cell>
          <table:table-cell office:value-type="float" office:value="0.044955388" calcext:value-type="float">
            <text:p>0.044955388</text:p>
          </table:table-cell>
          <table:table-cell office:value-type="float" office:value="0.231694376" calcext:value-type="float">
            <text:p>0.231694376</text:p>
          </table:table-cell>
          <table:table-cell office:value-type="float" office:value="0.793939394" calcext:value-type="float">
            <text:p>0.793939394</text:p>
          </table:table-cell>
          <table:table-cell office:value-type="float" office:value="655" calcext:value-type="float">
            <text:p>655</text:p>
          </table:table-cell>
          <table:table-cell office:value-type="float" office:value="2827" calcext:value-type="float">
            <text:p>2827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?a</text:p>
          </table:table-cell>
          <table:table-cell office:value-type="float" office:value="10043.5050840695" calcext:value-type="float">
            <text:p>10043.5050840695</text:p>
          </table:table-cell>
          <table:table-cell table:formula="of:=IF([.J1087] &lt;&gt; 0; 1; 0)" office:value-type="float" office:value="1" calcext:value-type="float">
            <text:p>1</text:p>
          </table:table-cell>
          <table:table-cell table:formula="of:=IF(AND([.K1087]=1; [.J1087]&gt;=[.E1087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mports&gt; <text:s/>?b <text:s/>?i <text:s/>&lt;isCitizenOf&gt; <text:s/>?e <text:s/>?i <text:s/>&lt;isLocatedIn&gt; <text:s/>?a <text:s text:c="2"/>=&gt; ?a <text:s/>&lt;imports&gt; <text:s/>?b</text:p>
          </table:table-cell>
          <table:table-cell office:value-type="float" office:value="0.000032704" calcext:value-type="float">
            <text:p>0.000032704</text:p>
          </table:table-cell>
          <table:table-cell office:value-type="float" office:value="0.092261905" calcext:value-type="float">
            <text:p>0.092261905</text:p>
          </table:table-cell>
          <table:table-cell office:value-type="float" office:value="0.025020178" calcext:value-type="float">
            <text:p>0.025020178</text:p>
          </table:table-cell>
          <table:table-cell office:value-type="float" office:value="0.794871795" calcext:value-type="float">
            <text:p>0.794871795</text:p>
          </table:table-cell>
          <table:table-cell office:value-type="float" office:value="31" calcext:value-type="float">
            <text:p>31</text:p>
          </table:table-cell>
          <table:table-cell office:value-type="float" office:value="1239" calcext:value-type="float">
            <text:p>12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?a</text:p>
          </table:table-cell>
          <table:table-cell office:value-type="float" office:value="293274.725647925" calcext:value-type="float">
            <text:p>293274.725647925</text:p>
          </table:table-cell>
          <table:table-cell table:formula="of:=IF([.J1088] &lt;&gt; 0; 1; 0)" office:value-type="float" office:value="1" calcext:value-type="float">
            <text:p>1</text:p>
          </table:table-cell>
          <table:table-cell table:formula="of:=IF(AND([.K1088]=1; [.J1088]&gt;=[.E1088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ealsWith&gt; <text:s/>?b <text:s/>?j <text:s/>&lt;isLocatedIn&gt; <text:s/>?a <text:s/>?e <text:s/>&lt;participatedIn&gt; <text:s/>?j <text:s text:c="2"/>=&gt; ?a <text:s/>&lt;dealsWith&gt; <text:s/>?b</text:p>
          </table:table-cell>
          <table:table-cell office:value-type="float" office:value="0.00000844" calcext:value-type="float">
            <text:p>0.00000844</text:p>
          </table:table-cell>
          <table:table-cell office:value-type="float" office:value="0.01161103" calcext:value-type="float">
            <text:p>0.01161103</text:p>
          </table:table-cell>
          <table:table-cell office:value-type="float" office:value="0.222222222" calcext:value-type="float">
            <text:p>0.222222222</text:p>
          </table:table-cell>
          <table:table-cell office:value-type="float" office:value="0.8" calcext:value-type="float">
            <text:p>0.8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?a</text:p>
          </table:table-cell>
          <table:table-cell office:value-type="float" office:value="147255.062351954" calcext:value-type="float">
            <text:p>147255.062351954</text:p>
          </table:table-cell>
          <table:table-cell table:formula="of:=IF([.J1089] &lt;&gt; 0; 1; 0)" office:value-type="float" office:value="1" calcext:value-type="float">
            <text:p>1</text:p>
          </table:table-cell>
          <table:table-cell table:formula="of:=IF(AND([.K1089]=1; [.J1089]&gt;=[.E108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hasCapital&gt; <text:s/>?h <text:s/>?h <text:s/>&lt;isLocatedIn&gt; <text:s/>?b <text:s/>?a <text:s/>&lt;livesIn&gt; <text:s/>?b <text:s text:c="2"/>=&gt; ?a <text:s/>&lt;isCitizenOf&gt; <text:s/>?b</text:p>
          </table:table-cell>
          <table:table-cell office:value-type="float" office:value="0.000351307" calcext:value-type="float">
            <text:p>0.000351307</text:p>
          </table:table-cell>
          <table:table-cell office:value-type="float" office:value="0.022855182" calcext:value-type="float">
            <text:p>0.022855182</text:p>
          </table:table-cell>
          <table:table-cell office:value-type="float" office:value="0.212101911" calcext:value-type="float">
            <text:p>0.212101911</text:p>
          </table:table-cell>
          <table:table-cell office:value-type="float" office:value="0.8062954" calcext:value-type="float">
            <text:p>0.8062954</text:p>
          </table:table-cell>
          <table:table-cell office:value-type="float" office:value="333" calcext:value-type="float">
            <text:p>333</text:p>
          </table:table-cell>
          <table:table-cell office:value-type="float" office:value="1570" calcext:value-type="float">
            <text:p>1570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90] &lt;&gt; 0; 1; 0)" office:value-type="float" office:value="0" calcext:value-type="float">
            <text:p>0</text:p>
          </table:table-cell>
          <table:table-cell table:formula="of:=IF(AND([.K1090]=1; [.J1090]&gt;=[.E109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diedIn&gt; <text:s/>?j <text:s/>?a <text:s/>&lt;isLeaderOf&gt; <text:s/>?f <text:s/>?j <text:s/>&lt;isLocatedIn&gt; <text:s/>?b <text:s text:c="2"/>=&gt; ?a <text:s/>&lt;isPoliticianOf&gt; <text:s/>?b</text:p>
          </table:table-cell>
          <table:table-cell office:value-type="float" office:value="0.000020045" calcext:value-type="float">
            <text:p>0.000020045</text:p>
          </table:table-cell>
          <table:table-cell office:value-type="float" office:value="0.013013699" calcext:value-type="float">
            <text:p>0.013013699</text:p>
          </table:table-cell>
          <table:table-cell office:value-type="float" office:value="0.558823529" calcext:value-type="float">
            <text:p>0.558823529</text:p>
          </table:table-cell>
          <table:table-cell office:value-type="float" office:value="0.826086957" calcext:value-type="float">
            <text:p>0.826086957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?a</text:p>
          </table:table-cell>
          <table:table-cell office:value-type="float" office:value="8201269.66666275" calcext:value-type="float">
            <text:p>8201269.66666275</text:p>
          </table:table-cell>
          <table:table-cell table:formula="of:=IF([.J1091] &lt;&gt; 0; 1; 0)" office:value-type="float" office:value="1" calcext:value-type="float">
            <text:p>1</text:p>
          </table:table-cell>
          <table:table-cell table:formula="of:=IF(AND([.K1091]=1; [.J1091]&gt;=[.E109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hasCapital&gt; <text:s/>?j <text:s/>?j <text:s/>&lt;isLocatedIn&gt; <text:s/>?b <text:s/>?a <text:s/>&lt;isLocatedIn&gt; <text:s/>?f <text:s text:c="2"/>=&gt; ?a <text:s/>&lt;isLocatedIn&gt; <text:s/>?b</text:p>
          </table:table-cell>
          <table:table-cell office:value-type="float" office:value="0.02611701" calcext:value-type="float">
            <text:p>0.02611701</text:p>
          </table:table-cell>
          <table:table-cell office:value-type="float" office:value="0.11617899" calcext:value-type="float">
            <text:p>0.11617899</text:p>
          </table:table-cell>
          <table:table-cell table:number-columns-repeated="2" office:value-type="float" office:value="0.83168716" calcext:value-type="float">
            <text:p>0.83168716</text:p>
          </table:table-cell>
          <table:table-cell office:value-type="float" office:value="24756" calcext:value-type="float">
            <text:p>24756</text:p>
          </table:table-cell>
          <table:table-cell table:number-columns-repeated="2" office:value-type="float" office:value="29766" calcext:value-type="float">
            <text:p>29766</text:p>
          </table:table-cell>
          <table:table-cell office:value-type="string" calcext:value-type="string">
            <text:p>?a</text:p>
          </table:table-cell>
          <table:table-cell office:value-type="float" office:value="0.902451087381777" calcext:value-type="float">
            <text:p>0.9024510874</text:p>
          </table:table-cell>
          <table:table-cell table:formula="of:=IF([.J1092] &lt;&gt; 0; 1; 0)" office:value-type="float" office:value="1" calcext:value-type="float">
            <text:p>1</text:p>
          </table:table-cell>
          <table:table-cell table:formula="of:=IF(AND([.K1092]=1; [.J1092]&gt;=[.E109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isLeaderOf&gt; <text:s/>?f <text:s/>?j <text:s/>&lt;isLocatedIn&gt; <text:s/>?b <text:s/>?f <text:s/>&lt;wasBornIn&gt; <text:s/>?j <text:s text:c="2"/>=&gt; ?a <text:s/>&lt;isPoliticianOf&gt; <text:s/>?b</text:p>
          </table:table-cell>
          <table:table-cell office:value-type="float" office:value="0.000052749" calcext:value-type="float">
            <text:p>0.000052749</text:p>
          </table:table-cell>
          <table:table-cell office:value-type="float" office:value="0.034246575" calcext:value-type="float">
            <text:p>0.034246575</text:p>
          </table:table-cell>
          <table:table-cell office:value-type="float" office:value="0.549450549" calcext:value-type="float">
            <text:p>0.549450549</text:p>
          </table:table-cell>
          <table:table-cell office:value-type="float" office:value="0.833333333" calcext:value-type="float">
            <text:p>0.833333333</text:p>
          </table:table-cell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?a</text:p>
          </table:table-cell>
          <table:table-cell office:value-type="float" office:value="54513884.1273182" calcext:value-type="float">
            <text:p>54513884.1273182</text:p>
          </table:table-cell>
          <table:table-cell table:formula="of:=IF([.J1093] &lt;&gt; 0; 1; 0)" office:value-type="float" office:value="1" calcext:value-type="float">
            <text:p>1</text:p>
          </table:table-cell>
          <table:table-cell table:formula="of:=IF(AND([.K1093]=1; [.J1093]&gt;=[.E1093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ealsWith&gt; <text:s/>?b <text:s/>?i <text:s/>&lt;isCitizenOf&gt; <text:s/>?a <text:s/>?i <text:s/>&lt;isLocatedIn&gt; <text:s/>?e <text:s text:c="2"/>=&gt; ?a <text:s/>&lt;dealsWith&gt; <text:s/>?b</text:p>
          </table:table-cell>
          <table:table-cell office:value-type="float" office:value="0.000113938" calcext:value-type="float">
            <text:p>0.000113938</text:p>
          </table:table-cell>
          <table:table-cell office:value-type="float" office:value="0.156748911" calcext:value-type="float">
            <text:p>0.156748911</text:p>
          </table:table-cell>
          <table:table-cell office:value-type="float" office:value="0.805970149" calcext:value-type="float">
            <text:p>0.805970149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108" calcext:value-type="float">
            <text:p>108</text:p>
          </table:table-cell>
          <table:table-cell office:value-type="float" office:value="134" calcext:value-type="float">
            <text:p>13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94] &lt;&gt; 0; 1; 0)" office:value-type="float" office:value="0" calcext:value-type="float">
            <text:p>0</text:p>
          </table:table-cell>
          <table:table-cell table:formula="of:=IF(AND([.K1094]=1; [.J1094]&gt;=[.E109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i <text:s/>&lt;isLeaderOf&gt; <text:s/>?f <text:s/>?a <text:s/>&lt;livesIn&gt; <text:s/>?f <text:s text:c="2"/>=&gt; ?a <text:s/>&lt;isCitizenOf&gt; <text:s/>?b</text:p>
          </table:table-cell>
          <table:table-cell office:value-type="float" office:value="0.000217325" calcext:value-type="float">
            <text:p>0.000217325</text:p>
          </table:table-cell>
          <table:table-cell office:value-type="float" office:value="0.014138641" calcext:value-type="float">
            <text:p>0.014138641</text:p>
          </table:table-cell>
          <table:table-cell office:value-type="float" office:value="0.233560091" calcext:value-type="float">
            <text:p>0.233560091</text:p>
          </table:table-cell>
          <table:table-cell office:value-type="float" office:value="0.854771784" calcext:value-type="float">
            <text:p>0.854771784</text:p>
          </table:table-cell>
          <table:table-cell office:value-type="float" office:value="206" calcext:value-type="float">
            <text:p>206</text:p>
          </table:table-cell>
          <table:table-cell office:value-type="float" office:value="882" calcext:value-type="float">
            <text:p>882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?a</text:p>
          </table:table-cell>
          <table:table-cell office:value-type="float" office:value="764.857005447673" calcext:value-type="float">
            <text:p>764.8570054477</text:p>
          </table:table-cell>
          <table:table-cell table:formula="of:=IF([.J1095] &lt;&gt; 0; 1; 0)" office:value-type="float" office:value="1" calcext:value-type="float">
            <text:p>1</text:p>
          </table:table-cell>
          <table:table-cell table:formula="of:=IF(AND([.K1095]=1; [.J1095]&gt;=[.E109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created&gt; <text:s/>?f <text:s/>?i <text:s/>&lt;isKnownFor&gt; <text:s/>?b <text:s/>?a <text:s/>&lt;isKnownFor&gt; <text:s/>?f <text:s text:c="2"/>=&gt; ?a <text:s/>&lt;isKnownFor&gt; <text:s/>?b</text:p>
          </table:table-cell>
          <table:table-cell office:value-type="float" office:value="0.000473685" calcext:value-type="float">
            <text:p>0.000473685</text:p>
          </table:table-cell>
          <table:table-cell office:value-type="float" office:value="0.076386526" calcext:value-type="float">
            <text:p>0.076386526</text:p>
          </table:table-cell>
          <table:table-cell table:number-columns-repeated="2" office:value-type="float" office:value="0.866795367" calcext:value-type="float">
            <text:p>0.866795367</text:p>
          </table:table-cell>
          <table:table-cell office:value-type="float" office:value="449" calcext:value-type="float">
            <text:p>449</text:p>
          </table:table-cell>
          <table:table-cell table:number-columns-repeated="2" office:value-type="float" office:value="518" calcext:value-type="float">
            <text:p>518</text:p>
          </table:table-cell>
          <table:table-cell office:value-type="string" calcext:value-type="string">
            <text:p>?b</text:p>
          </table:table-cell>
          <table:table-cell office:value-type="float" office:value="2.69533341755103" calcext:value-type="float">
            <text:p>2.6953334176</text:p>
          </table:table-cell>
          <table:table-cell table:formula="of:=IF([.J1096] &lt;&gt; 0; 1; 0)" office:value-type="float" office:value="1" calcext:value-type="float">
            <text:p>1</text:p>
          </table:table-cell>
          <table:table-cell table:formula="of:=IF(AND([.K1096]=1; [.J1096]&gt;=[.E109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h <text:s/>&lt;dealsWith&gt; <text:s/>?b <text:s/>?b <text:s/>&lt;dealsWith&gt; <text:s/>?h <text:s/>?a <text:s/>&lt;livesIn&gt; <text:s/>?b <text:s text:c="2"/>=&gt; ?a <text:s/>&lt;isCitizenOf&gt; <text:s/>?b</text:p>
          </table:table-cell>
          <table:table-cell office:value-type="float" office:value="0.000481069" calcext:value-type="float">
            <text:p>0.000481069</text:p>
          </table:table-cell>
          <table:table-cell office:value-type="float" office:value="0.031297186" calcext:value-type="float">
            <text:p>0.031297186</text:p>
          </table:table-cell>
          <table:table-cell office:value-type="float" office:value="0.294764059" calcext:value-type="float">
            <text:p>0.294764059</text:p>
          </table:table-cell>
          <table:table-cell office:value-type="float" office:value="0.866920152" calcext:value-type="float">
            <text:p>0.866920152</text:p>
          </table:table-cell>
          <table:table-cell office:value-type="float" office:value="456" calcext:value-type="float">
            <text:p>456</text:p>
          </table:table-cell>
          <table:table-cell office:value-type="float" office:value="1547" calcext:value-type="float">
            <text:p>1547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97] &lt;&gt; 0; 1; 0)" office:value-type="float" office:value="0" calcext:value-type="float">
            <text:p>0</text:p>
          </table:table-cell>
          <table:table-cell table:formula="of:=IF(AND([.K1097]=1; [.J1097]&gt;=[.E109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exports&gt; <text:s/>?h <text:s/>?b <text:s/>&lt;imports&gt; <text:s/>?h <text:s/>?a <text:s/>&lt;livesIn&gt; <text:s/>?b <text:s text:c="2"/>=&gt; ?a <text:s/>&lt;isCitizenOf&gt; <text:s/>?b</text:p>
          </table:table-cell>
          <table:table-cell office:value-type="float" office:value="0.000306998" calcext:value-type="float">
            <text:p>0.000306998</text:p>
          </table:table-cell>
          <table:table-cell office:value-type="float" office:value="0.019972546" calcext:value-type="float">
            <text:p>0.019972546</text:p>
          </table:table-cell>
          <table:table-cell office:value-type="float" office:value="0.29969104" calcext:value-type="float">
            <text:p>0.29969104</text:p>
          </table:table-cell>
          <table:table-cell office:value-type="float" office:value="0.868656716" calcext:value-type="float">
            <text:p>0.868656716</text:p>
          </table:table-cell>
          <table:table-cell office:value-type="float" office:value="291" calcext:value-type="float">
            <text:p>291</text:p>
          </table:table-cell>
          <table:table-cell office:value-type="float" office:value="971" calcext:value-type="float">
            <text:p>971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098] &lt;&gt; 0; 1; 0)" office:value-type="float" office:value="0" calcext:value-type="float">
            <text:p>0</text:p>
          </table:table-cell>
          <table:table-cell table:formula="of:=IF(AND([.K1098]=1; [.J1098]&gt;=[.E109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b <text:s/>?a <text:s/>&lt;isCitizenOf&gt; <text:s/>?f <text:s/>?i <text:s/>&lt;isLeaderOf&gt; <text:s/>?f <text:s text:c="2"/>=&gt; ?a <text:s/>&lt;isCitizenOf&gt; <text:s/>?b</text:p>
          </table:table-cell>
          <table:table-cell office:value-type="float" office:value="0.001701678" calcext:value-type="float">
            <text:p>0.001701678</text:p>
          </table:table-cell>
          <table:table-cell office:value-type="float" office:value="0.110706932" calcext:value-type="float">
            <text:p>0.110706932</text:p>
          </table:table-cell>
          <table:table-cell table:number-columns-repeated="2" office:value-type="float" office:value="0.87567861" calcext:value-type="float">
            <text:p>0.87567861</text:p>
          </table:table-cell>
          <table:table-cell office:value-type="float" office:value="1613" calcext:value-type="float">
            <text:p>1613</text:p>
          </table:table-cell>
          <table:table-cell table:number-columns-repeated="2" office:value-type="float" office:value="1842" calcext:value-type="float">
            <text:p>1842</text:p>
          </table:table-cell>
          <table:table-cell office:value-type="string" calcext:value-type="string">
            <text:p>?a</text:p>
          </table:table-cell>
          <table:table-cell office:value-type="float" office:value="1.75145316717501" calcext:value-type="float">
            <text:p>1.7514531672</text:p>
          </table:table-cell>
          <table:table-cell table:formula="of:=IF([.J1099] &lt;&gt; 0; 1; 0)" office:value-type="float" office:value="1" calcext:value-type="float">
            <text:p>1</text:p>
          </table:table-cell>
          <table:table-cell table:formula="of:=IF(AND([.K1099]=1; [.J1099]&gt;=[.E1099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i <text:s/>&lt;isKnownFor&gt; <text:s/>?f <text:s/>?a <text:s/>&lt;wasBornIn&gt; <text:s/>?f <text:s text:c="2"/>=&gt; ?a <text:s/>&lt;wasBornIn&gt; <text:s/>?b</text:p>
          </table:table-cell>
          <table:table-cell office:value-type="float" office:value="0.001389405" calcext:value-type="float">
            <text:p>0.001389405</text:p>
          </table:table-cell>
          <table:table-cell office:value-type="float" office:value="0.023533406" calcext:value-type="float">
            <text:p>0.023533406</text:p>
          </table:table-cell>
          <table:table-cell table:number-columns-repeated="2" office:value-type="float" office:value="0.877415057" calcext:value-type="float">
            <text:p>0.877415057</text:p>
          </table:table-cell>
          <table:table-cell office:value-type="float" office:value="1317" calcext:value-type="float">
            <text:p>1317</text:p>
          </table:table-cell>
          <table:table-cell table:number-columns-repeated="2" office:value-type="float" office:value="1501" calcext:value-type="float">
            <text:p>1501</text:p>
          </table:table-cell>
          <table:table-cell office:value-type="string" calcext:value-type="string">
            <text:p>?a</text:p>
          </table:table-cell>
          <table:table-cell office:value-type="float" office:value="0.0138371843597644" calcext:value-type="float">
            <text:p>0.0138371844</text:p>
          </table:table-cell>
          <table:table-cell table:formula="of:=IF([.J1100] &lt;&gt; 0; 1; 0)" office:value-type="float" office:value="1" calcext:value-type="float">
            <text:p>1</text:p>
          </table:table-cell>
          <table:table-cell table:formula="of:=IF(AND([.K1100]=1; [.J1100]&gt;=[.E110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directed&gt; <text:s/>?h <text:s/>?b <text:s/>&lt;isMarriedTo&gt; <text:s/>?a <text:s/>?b <text:s/>&lt;produced&gt; <text:s/>?h <text:s text:c="2"/>=&gt; ?a <text:s/>&lt;isMarriedTo&gt; <text:s/>?b</text:p>
          </table:table-cell>
          <table:table-cell office:value-type="float" office:value="0.000132927" calcext:value-type="float">
            <text:p>0.000132927</text:p>
          </table:table-cell>
          <table:table-cell office:value-type="float" office:value="0.010506129" calcext:value-type="float">
            <text:p>0.010506129</text:p>
          </table:table-cell>
          <table:table-cell office:value-type="float" office:value="0.6" calcext:value-type="float">
            <text:p>0.6</text:p>
          </table:table-cell>
          <table:table-cell office:value-type="float" office:value="0.893617021" calcext:value-type="float">
            <text:p>0.893617021</text:p>
          </table:table-cell>
          <table:table-cell office:value-type="float" office:value="126" calcext:value-type="float">
            <text:p>126</text:p>
          </table:table-cell>
          <table:table-cell office:value-type="float" office:value="210" calcext:value-type="float">
            <text:p>21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101] &lt;&gt; 0; 1; 0)" office:value-type="float" office:value="0" calcext:value-type="float">
            <text:p>0</text:p>
          </table:table-cell>
          <table:table-cell table:formula="of:=IF(AND([.K1101]=1; [.J1101]&gt;=[.E110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f <text:s/>?i <text:s/>&lt;isPoliticianOf&gt; <text:s/>?b <text:s/>?a <text:s/>&lt;livesIn&gt; <text:s/>?f <text:s text:c="2"/>=&gt; ?a <text:s/>&lt;isPoliticianOf&gt; <text:s/>?b</text:p>
          </table:table-cell>
          <table:table-cell office:value-type="float" office:value="0.000106553" calcext:value-type="float">
            <text:p>0.000106553</text:p>
          </table:table-cell>
          <table:table-cell office:value-type="float" office:value="0.069178082" calcext:value-type="float">
            <text:p>0.069178082</text:p>
          </table:table-cell>
          <table:table-cell office:value-type="float" office:value="0.037379719" calcext:value-type="float">
            <text:p>0.037379719</text:p>
          </table:table-cell>
          <table:table-cell office:value-type="float" office:value="0.89380531" calcext:value-type="float">
            <text:p>0.89380531</text:p>
          </table:table-cell>
          <table:table-cell office:value-type="float" office:value="101" calcext:value-type="float">
            <text:p>101</text:p>
          </table:table-cell>
          <table:table-cell office:value-type="float" office:value="2702" calcext:value-type="float">
            <text:p>270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?a</text:p>
          </table:table-cell>
          <table:table-cell office:value-type="float" office:value="267792.652470767" calcext:value-type="float">
            <text:p>267792.652470767</text:p>
          </table:table-cell>
          <table:table-cell table:formula="of:=IF([.J1102] &lt;&gt; 0; 1; 0)" office:value-type="float" office:value="1" calcext:value-type="float">
            <text:p>1</text:p>
          </table:table-cell>
          <table:table-cell table:formula="of:=IF(AND([.K1102]=1; [.J1102]&gt;=[.E1102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hasOfficialLanguage&gt; <text:s/>?b <text:s/>?e <text:s/>&lt;isLeaderOf&gt; <text:s/>?a <text:s/>?e <text:s/>&lt;livesIn&gt; <text:s/>?j <text:s text:c="2"/>=&gt; ?a <text:s/>&lt;hasOfficialLanguage&gt; <text:s/>?b</text:p>
          </table:table-cell>
          <table:table-cell office:value-type="float" office:value="0.000027429" calcext:value-type="float">
            <text:p>0.000027429</text:p>
          </table:table-cell>
          <table:table-cell office:value-type="float" office:value="0.03237858" calcext:value-type="float">
            <text:p>0.03237858</text:p>
          </table:table-cell>
          <table:table-cell office:value-type="float" office:value="0.045774648" calcext:value-type="float">
            <text:p>0.045774648</text:p>
          </table:table-cell>
          <table:table-cell office:value-type="float" office:value="0.896551724" calcext:value-type="float">
            <text:p>0.896551724</text:p>
          </table:table-cell>
          <table:table-cell office:value-type="float" office:value="26" calcext:value-type="float">
            <text:p>26</text:p>
          </table:table-cell>
          <table:table-cell office:value-type="float" office:value="568" calcext:value-type="float">
            <text:p>56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103] &lt;&gt; 0; 1; 0)" office:value-type="float" office:value="0" calcext:value-type="float">
            <text:p>0</text:p>
          </table:table-cell>
          <table:table-cell table:formula="of:=IF(AND([.K1103]=1; [.J1103]&gt;=[.E110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actedIn&gt; <text:s/>?h <text:s/>?b <text:s/>&lt;isMarriedTo&gt; <text:s/>?a <text:s/>?b <text:s/>&lt;produced&gt; <text:s/>?h <text:s text:c="2"/>=&gt; ?a <text:s/>&lt;isMarriedTo&gt; <text:s/>?b</text:p>
          </table:table-cell>
          <table:table-cell office:value-type="float" office:value="0.000150862" calcext:value-type="float">
            <text:p>0.000150862</text:p>
          </table:table-cell>
          <table:table-cell office:value-type="float" office:value="0.011923622" calcext:value-type="float">
            <text:p>0.011923622</text:p>
          </table:table-cell>
          <table:table-cell office:value-type="float" office:value="0.647058824" calcext:value-type="float">
            <text:p>0.647058824</text:p>
          </table:table-cell>
          <table:table-cell office:value-type="float" office:value="0.905063291" calcext:value-type="float">
            <text:p>0.905063291</text:p>
          </table:table-cell>
          <table:table-cell office:value-type="float" office:value="143" calcext:value-type="float">
            <text:p>143</text:p>
          </table:table-cell>
          <table:table-cell office:value-type="float" office:value="221" calcext:value-type="float">
            <text:p>22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104] &lt;&gt; 0; 1; 0)" office:value-type="float" office:value="0" calcext:value-type="float">
            <text:p>0</text:p>
          </table:table-cell>
          <table:table-cell table:formula="of:=IF(AND([.K1104]=1; [.J1104]&gt;=[.E110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ealsWith&gt; <text:s/>?b <text:s/>?i <text:s/>&lt;isCitizenOf&gt; <text:s/>?e <text:s/>?i <text:s/>&lt;isLocatedIn&gt; <text:s/>?a <text:s text:c="2"/>=&gt; ?a <text:s/>&lt;dealsWith&gt; <text:s/>?b</text:p>
          </table:table-cell>
          <table:table-cell office:value-type="float" office:value="0.000111828" calcext:value-type="float">
            <text:p>0.000111828</text:p>
          </table:table-cell>
          <table:table-cell office:value-type="float" office:value="0.153846154" calcext:value-type="float">
            <text:p>0.153846154</text:p>
          </table:table-cell>
          <table:table-cell office:value-type="float" office:value="0.037843627" calcext:value-type="float">
            <text:p>0.037843627</text:p>
          </table:table-cell>
          <table:table-cell office:value-type="float" office:value="0.905982906" calcext:value-type="float">
            <text:p>0.905982906</text:p>
          </table:table-cell>
          <table:table-cell office:value-type="float" office:value="106" calcext:value-type="float">
            <text:p>106</text:p>
          </table:table-cell>
          <table:table-cell office:value-type="float" office:value="2801" calcext:value-type="float">
            <text:p>280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?a</text:p>
          </table:table-cell>
          <table:table-cell office:value-type="float" office:value="475357.414715465" calcext:value-type="float">
            <text:p>475357.414715465</text:p>
          </table:table-cell>
          <table:table-cell table:formula="of:=IF([.J1105] &lt;&gt; 0; 1; 0)" office:value-type="float" office:value="1" calcext:value-type="float">
            <text:p>1</text:p>
          </table:table-cell>
          <table:table-cell table:formula="of:=IF(AND([.K1105]=1; [.J1105]&gt;=[.E110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Capital&gt; <text:s/>?j <text:s/>?e <text:s/>&lt;hasOfficialLanguage&gt; <text:s/>?b <text:s/>?j <text:s/>&lt;isLocatedIn&gt; <text:s/>?a <text:s text:c="2"/>=&gt; ?a <text:s/>&lt;hasOfficialLanguage&gt; <text:s/>?b</text:p>
          </table:table-cell>
          <table:table-cell office:value-type="float" office:value="0.000082288" calcext:value-type="float">
            <text:p>0.000082288</text:p>
          </table:table-cell>
          <table:table-cell office:value-type="float" office:value="0.097135741" calcext:value-type="float">
            <text:p>0.097135741</text:p>
          </table:table-cell>
          <table:table-cell office:value-type="float" office:value="0.722222222" calcext:value-type="float">
            <text:p>0.722222222</text:p>
          </table:table-cell>
          <table:table-cell office:value-type="float" office:value="0.906976744" calcext:value-type="float">
            <text:p>0.906976744</text:p>
          </table:table-cell>
          <table:table-cell office:value-type="float" office:value="78" calcext:value-type="float">
            <text:p>78</text:p>
          </table:table-cell>
          <table:table-cell office:value-type="float" office:value="108" calcext:value-type="float">
            <text:p>10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106] &lt;&gt; 0; 1; 0)" office:value-type="float" office:value="0" calcext:value-type="float">
            <text:p>0</text:p>
          </table:table-cell>
          <table:table-cell table:formula="of:=IF(AND([.K1106]=1; [.J1106]&gt;=[.E110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Currency&gt; <text:s/>?b <text:s/>?i <text:s/>&lt;isCitizenOf&gt; <text:s/>?a <text:s/>?i <text:s/>&lt;isLeaderOf&gt; <text:s/>?e <text:s text:c="2"/>=&gt; ?a <text:s/>&lt;hasCurrency&gt; <text:s/>?b</text:p>
          </table:table-cell>
          <table:table-cell office:value-type="float" office:value="0.00001055" calcext:value-type="float">
            <text:p>0.00001055</text:p>
          </table:table-cell>
          <table:table-cell office:value-type="float" office:value="0.026737968" calcext:value-type="float">
            <text:p>0.026737968</text:p>
          </table:table-cell>
          <table:table-cell table:number-columns-repeated="2" office:value-type="float" office:value="0.909090909" calcext:value-type="float">
            <text:p>0.90909090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107] &lt;&gt; 0; 1; 0)" office:value-type="float" office:value="0" calcext:value-type="float">
            <text:p>0</text:p>
          </table:table-cell>
          <table:table-cell table:formula="of:=IF(AND([.K1107]=1; [.J1107]&gt;=[.E110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created&gt; <text:s/>?h <text:s/>?b <text:s/>&lt;directed&gt; <text:s/>?h <text:s/>?b <text:s/>&lt;isMarriedTo&gt; <text:s/>?a <text:s text:c="2"/>=&gt; ?a <text:s/>&lt;isMarriedTo&gt; <text:s/>?b</text:p>
          </table:table-cell>
          <table:table-cell office:value-type="float" office:value="0.000204666" calcext:value-type="float">
            <text:p>0.000204666</text:p>
          </table:table-cell>
          <table:table-cell office:value-type="float" office:value="0.016176103" calcext:value-type="float">
            <text:p>0.016176103</text:p>
          </table:table-cell>
          <table:table-cell office:value-type="float" office:value="0.610062893" calcext:value-type="float">
            <text:p>0.610062893</text:p>
          </table:table-cell>
          <table:table-cell office:value-type="float" office:value="0.910798122" calcext:value-type="float">
            <text:p>0.910798122</text:p>
          </table:table-cell>
          <table:table-cell office:value-type="float" office:value="194" calcext:value-type="float">
            <text:p>194</text:p>
          </table:table-cell>
          <table:table-cell office:value-type="float" office:value="318" calcext:value-type="float">
            <text:p>318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108] &lt;&gt; 0; 1; 0)" office:value-type="float" office:value="0" calcext:value-type="float">
            <text:p>0</text:p>
          </table:table-cell>
          <table:table-cell table:formula="of:=IF(AND([.K1108]=1; [.J1108]&gt;=[.E110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diedIn&gt; <text:s/>?b <text:s/>?a <text:s/>&lt;diedIn&gt; <text:s/>?f <text:s/>?i <text:s/>&lt;isKnownFor&gt; <text:s/>?f <text:s text:c="2"/>=&gt; ?a <text:s/>&lt;diedIn&gt; <text:s/>?b</text:p>
          </table:table-cell>
          <table:table-cell office:value-type="float" office:value="0.000651976" calcext:value-type="float">
            <text:p>0.000651976</text:p>
          </table:table-cell>
          <table:table-cell office:value-type="float" office:value="0.027893122" calcext:value-type="float">
            <text:p>0.027893122</text:p>
          </table:table-cell>
          <table:table-cell table:number-columns-repeated="2" office:value-type="float" office:value="0.915555556" calcext:value-type="float">
            <text:p>0.915555556</text:p>
          </table:table-cell>
          <table:table-cell office:value-type="float" office:value="618" calcext:value-type="float">
            <text:p>618</text:p>
          </table:table-cell>
          <table:table-cell table:number-columns-repeated="2" office:value-type="float" office:value="675" calcext:value-type="float">
            <text:p>675</text:p>
          </table:table-cell>
          <table:table-cell office:value-type="string" calcext:value-type="string">
            <text:p>?a</text:p>
          </table:table-cell>
          <table:table-cell office:value-type="float" office:value="0.0414256841603191" calcext:value-type="float">
            <text:p>0.0414256842</text:p>
          </table:table-cell>
          <table:table-cell table:formula="of:=IF([.J1109] &lt;&gt; 0; 1; 0)" office:value-type="float" office:value="1" calcext:value-type="float">
            <text:p>1</text:p>
          </table:table-cell>
          <table:table-cell table:formula="of:=IF(AND([.K1109]=1; [.J1109]&gt;=[.E110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isMarriedTo&gt; <text:s/>?a <text:s text:c="2"/>=&gt; ?a <text:s/>&lt;isMarriedTo&gt; <text:s/>?b</text:p>
          </table:table-cell>
          <table:table-cell office:value-type="float" office:value="0.006707544" calcext:value-type="float">
            <text:p>0.006707544</text:p>
          </table:table-cell>
          <table:table-cell table:number-columns-repeated="2" office:value-type="float" office:value="0.530142583" calcext:value-type="float">
            <text:p>0.530142583</text:p>
          </table:table-cell>
          <table:table-cell office:value-type="float" office:value="0.917857658" calcext:value-type="float">
            <text:p>0.917857658</text:p>
          </table:table-cell>
          <table:table-cell office:value-type="float" office:value="6358" calcext:value-type="float">
            <text:p>6358</text:p>
          </table:table-cell>
          <table:table-cell office:value-type="float" office:value="11993" calcext:value-type="float">
            <text:p>11993</text:p>
          </table:table-cell>
          <table:table-cell office:value-type="float" office:value="6927" calcext:value-type="float">
            <text:p>6927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110] &lt;&gt; 0; 1; 0)" office:value-type="float" office:value="0" calcext:value-type="float">
            <text:p>0</text:p>
          </table:table-cell>
          <table:table-cell table:formula="of:=IF(AND([.K1110]=1; [.J1110]&gt;=[.E111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CitizenOf&gt; <text:s/>?a <text:s/>?i <text:s/>&lt;isLeaderOf&gt; <text:s/>?e <text:s/>?e <text:s/>&lt;participatedIn&gt; <text:s/>?b <text:s text:c="2"/>=&gt; ?a <text:s/>&lt;participatedIn&gt; <text:s/>?b</text:p>
          </table:table-cell>
          <table:table-cell office:value-type="float" office:value="0.00023737" calcext:value-type="float">
            <text:p>0.00023737</text:p>
          </table:table-cell>
          <table:table-cell office:value-type="float" office:value="0.016056519" calcext:value-type="float">
            <text:p>0.016056519</text:p>
          </table:table-cell>
          <table:table-cell table:number-columns-repeated="2" office:value-type="float" office:value="0.922131148" calcext:value-type="float">
            <text:p>0.922131148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string" calcext:value-type="string">
            <text:p>?b</text:p>
          </table:table-cell>
          <table:table-cell office:value-type="float" office:value="925.283185152544" calcext:value-type="float">
            <text:p>925.2831851525</text:p>
          </table:table-cell>
          <table:table-cell table:formula="of:=IF([.J1111] &lt;&gt; 0; 1; 0)" office:value-type="float" office:value="1" calcext:value-type="float">
            <text:p>1</text:p>
          </table:table-cell>
          <table:table-cell table:formula="of:=IF(AND([.K1111]=1; [.J1111]&gt;=[.E111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b <text:s/>&lt;actedIn&gt; <text:s/>?h <text:s/>?b <text:s/>&lt;directed&gt; <text:s/>?h <text:s/>?b <text:s/>&lt;isMarriedTo&gt; <text:s/>?a <text:s text:c="2"/>=&gt; ?a <text:s/>&lt;isMarriedTo&gt; <text:s/>?b</text:p>
          </table:table-cell>
          <table:table-cell office:value-type="float" office:value="0.000126597" calcext:value-type="float">
            <text:p>0.000126597</text:p>
          </table:table-cell>
          <table:table-cell office:value-type="float" office:value="0.010005837" calcext:value-type="float">
            <text:p>0.010005837</text:p>
          </table:table-cell>
          <table:table-cell office:value-type="float" office:value="0.677966102" calcext:value-type="float">
            <text:p>0.677966102</text:p>
          </table:table-cell>
          <table:table-cell office:value-type="float" office:value="0.923076923" calcext:value-type="float">
            <text:p>0.923076923</text:p>
          </table:table-cell>
          <table:table-cell office:value-type="float" office:value="120" calcext:value-type="float">
            <text:p>120</text:p>
          </table:table-cell>
          <table:table-cell office:value-type="float" office:value="177" calcext:value-type="float">
            <text:p>17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112] &lt;&gt; 0; 1; 0)" office:value-type="float" office:value="0" calcext:value-type="float">
            <text:p>0</text:p>
          </table:table-cell>
          <table:table-cell table:formula="of:=IF(AND([.K1112]=1; [.J1112]&gt;=[.E111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rected&gt; <text:s/>?h <text:s/>?b <text:s/>&lt;isMarriedTo&gt; <text:s/>?a <text:s/>?a <text:s/>&lt;produced&gt; <text:s/>?h <text:s text:c="2"/>=&gt; ?a <text:s/>&lt;isMarriedTo&gt; <text:s/>?b</text:p>
          </table:table-cell>
          <table:table-cell office:value-type="float" office:value="0.000132927" calcext:value-type="float">
            <text:p>0.000132927</text:p>
          </table:table-cell>
          <table:table-cell office:value-type="float" office:value="0.010506129" calcext:value-type="float">
            <text:p>0.010506129</text:p>
          </table:table-cell>
          <table:table-cell office:value-type="float" office:value="0.724137931" calcext:value-type="float">
            <text:p>0.724137931</text:p>
          </table:table-cell>
          <table:table-cell office:value-type="float" office:value="0.926470588" calcext:value-type="float">
            <text:p>0.926470588</text:p>
          </table:table-cell>
          <table:table-cell office:value-type="float" office:value="126" calcext:value-type="float">
            <text:p>126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113] &lt;&gt; 0; 1; 0)" office:value-type="float" office:value="0" calcext:value-type="float">
            <text:p>0</text:p>
          </table:table-cell>
          <table:table-cell table:formula="of:=IF(AND([.K1113]=1; [.J1113]&gt;=[.E111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f <text:s/>&lt;hasCapital&gt; <text:s/>?j <text:s/>?j <text:s/>&lt;isLocatedIn&gt; <text:s/>?b <text:s/>?a <text:s/>&lt;isPoliticianOf&gt; <text:s/>?f <text:s text:c="2"/>=&gt; ?a <text:s/>&lt;isPoliticianOf&gt; <text:s/>?b</text:p>
          </table:table-cell>
          <table:table-cell office:value-type="float" office:value="0.000615052" calcext:value-type="float">
            <text:p>0.000615052</text:p>
          </table:table-cell>
          <table:table-cell office:value-type="float" office:value="0.399315068" calcext:value-type="float">
            <text:p>0.399315068</text:p>
          </table:table-cell>
          <table:table-cell table:number-columns-repeated="2" office:value-type="float" office:value="0.928343949" calcext:value-type="float">
            <text:p>0.928343949</text:p>
          </table:table-cell>
          <table:table-cell office:value-type="float" office:value="583" calcext:value-type="float">
            <text:p>583</text:p>
          </table:table-cell>
          <table:table-cell table:number-columns-repeated="2" office:value-type="float" office:value="628" calcext:value-type="float">
            <text:p>628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114] &lt;&gt; 0; 1; 0)" office:value-type="float" office:value="0" calcext:value-type="float">
            <text:p>0</text:p>
          </table:table-cell>
          <table:table-cell table:formula="of:=IF(AND([.K1114]=1; [.J1114]&gt;=[.E111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created&gt; <text:s/>?h <text:s/>?a <text:s/>&lt;directed&gt; <text:s/>?h <text:s/>?b <text:s/>&lt;isMarriedTo&gt; <text:s/>?a <text:s text:c="2"/>=&gt; ?a <text:s/>&lt;isMarriedTo&gt; <text:s/>?b</text:p>
          </table:table-cell>
          <table:table-cell office:value-type="float" office:value="0.000204666" calcext:value-type="float">
            <text:p>0.000204666</text:p>
          </table:table-cell>
          <table:table-cell office:value-type="float" office:value="0.016176103" calcext:value-type="float">
            <text:p>0.016176103</text:p>
          </table:table-cell>
          <table:table-cell office:value-type="float" office:value="0.683098592" calcext:value-type="float">
            <text:p>0.683098592</text:p>
          </table:table-cell>
          <table:table-cell office:value-type="float" office:value="0.950980392" calcext:value-type="float">
            <text:p>0.950980392</text:p>
          </table:table-cell>
          <table:table-cell office:value-type="float" office:value="194" calcext:value-type="float">
            <text:p>194</text:p>
          </table:table-cell>
          <table:table-cell office:value-type="float" office:value="284" calcext:value-type="float">
            <text:p>284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115] &lt;&gt; 0; 1; 0)" office:value-type="float" office:value="0" calcext:value-type="float">
            <text:p>0</text:p>
          </table:table-cell>
          <table:table-cell table:formula="of:=IF(AND([.K1115]=1; [.J1115]&gt;=[.E111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Capital&gt; <text:s/>?f <text:s/>?j <text:s/>&lt;hasOfficialLanguage&gt; <text:s/>?b <text:s/>?f <text:s/>&lt;isLocatedIn&gt; <text:s/>?j <text:s text:c="2"/>=&gt; ?a <text:s/>&lt;hasOfficialLanguage&gt; <text:s/>?b</text:p>
          </table:table-cell>
          <table:table-cell office:value-type="float" office:value="0.000092838" calcext:value-type="float">
            <text:p>0.000092838</text:p>
          </table:table-cell>
          <table:table-cell office:value-type="float" office:value="0.109589041" calcext:value-type="float">
            <text:p>0.109589041</text:p>
          </table:table-cell>
          <table:table-cell office:value-type="float" office:value="0.195991091" calcext:value-type="float">
            <text:p>0.195991091</text:p>
          </table:table-cell>
          <table:table-cell office:value-type="float" office:value="0.956521739" calcext:value-type="float">
            <text:p>0.956521739</text:p>
          </table:table-cell>
          <table:table-cell office:value-type="float" office:value="88" calcext:value-type="float">
            <text:p>88</text:p>
          </table:table-cell>
          <table:table-cell office:value-type="float" office:value="449" calcext:value-type="float">
            <text:p>44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?a</text:p>
          </table:table-cell>
          <table:table-cell office:value-type="float" office:value="11229798.1650376" calcext:value-type="float">
            <text:p>11229798.1650376</text:p>
          </table:table-cell>
          <table:table-cell table:formula="of:=IF([.J1116] &lt;&gt; 0; 1; 0)" office:value-type="float" office:value="1" calcext:value-type="float">
            <text:p>1</text:p>
          </table:table-cell>
          <table:table-cell table:formula="of:=IF(AND([.K1116]=1; [.J1116]&gt;=[.E111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KnownFor&gt; <text:s/>?f <text:s/>?i <text:s/>&lt;livesIn&gt; <text:s/>?b <text:s/>?a <text:s/>&lt;wasBornIn&gt; <text:s/>?f <text:s text:c="2"/>=&gt; ?a <text:s/>&lt;wasBornIn&gt; <text:s/>?b</text:p>
          </table:table-cell>
          <table:table-cell office:value-type="float" office:value="0.001453758" calcext:value-type="float">
            <text:p>0.001453758</text:p>
          </table:table-cell>
          <table:table-cell office:value-type="float" office:value="0.024623412" calcext:value-type="float">
            <text:p>0.024623412</text:p>
          </table:table-cell>
          <table:table-cell table:number-columns-repeated="2" office:value-type="float" office:value="0.960948396" calcext:value-type="float">
            <text:p>0.960948396</text:p>
          </table:table-cell>
          <table:table-cell office:value-type="float" office:value="1378" calcext:value-type="float">
            <text:p>1378</text:p>
          </table:table-cell>
          <table:table-cell table:number-columns-repeated="2" office:value-type="float" office:value="1434" calcext:value-type="float">
            <text:p>1434</text:p>
          </table:table-cell>
          <table:table-cell office:value-type="string" calcext:value-type="string">
            <text:p>?a</text:p>
          </table:table-cell>
          <table:table-cell office:value-type="float" office:value="0.00523889738722525" calcext:value-type="float">
            <text:p>0.0052388974</text:p>
          </table:table-cell>
          <table:table-cell table:formula="of:=IF([.J1117] &lt;&gt; 0; 1; 0)" office:value-type="float" office:value="1" calcext:value-type="float">
            <text:p>1</text:p>
          </table:table-cell>
          <table:table-cell table:formula="of:=IF(AND([.K1117]=1; [.J1117]&gt;=[.E111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i <text:s/>&lt;isKnownFor&gt; <text:s/>?f <text:s/>?i <text:s/>&lt;livesIn&gt; <text:s/>?b <text:s text:c="2"/>=&gt; ?a <text:s/>&lt;diedIn&gt; <text:s/>?b</text:p>
          </table:table-cell>
          <table:table-cell office:value-type="float" office:value="0.000852421" calcext:value-type="float">
            <text:p>0.000852421</text:p>
          </table:table-cell>
          <table:table-cell office:value-type="float" office:value="0.036468677" calcext:value-type="float">
            <text:p>0.036468677</text:p>
          </table:table-cell>
          <table:table-cell table:number-columns-repeated="2" office:value-type="float" office:value="0.964200477" calcext:value-type="float">
            <text:p>0.964200477</text:p>
          </table:table-cell>
          <table:table-cell office:value-type="float" office:value="808" calcext:value-type="float">
            <text:p>808</text:p>
          </table:table-cell>
          <table:table-cell table:number-columns-repeated="2" office:value-type="float" office:value="838" calcext:value-type="float">
            <text:p>838</text:p>
          </table:table-cell>
          <table:table-cell office:value-type="string" calcext:value-type="string">
            <text:p>?a</text:p>
          </table:table-cell>
          <table:table-cell office:value-type="float" office:value="0.019598430699417" calcext:value-type="float">
            <text:p>0.0195984307</text:p>
          </table:table-cell>
          <table:table-cell table:formula="of:=IF([.J1118] &lt;&gt; 0; 1; 0)" office:value-type="float" office:value="1" calcext:value-type="float">
            <text:p>1</text:p>
          </table:table-cell>
          <table:table-cell table:formula="of:=IF(AND([.K1118]=1; [.J1118]&gt;=[.E111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h <text:s/>?h <text:s/>&lt;isLocatedIn&gt; <text:s/>?b <text:s/>?a <text:s/>&lt;livesIn&gt; <text:s/>?b <text:s text:c="2"/>=&gt; ?a <text:s/>&lt;isPoliticianOf&gt; <text:s/>?b</text:p>
          </table:table-cell>
          <table:table-cell office:value-type="float" office:value="0.000032704" calcext:value-type="float">
            <text:p>0.000032704</text:p>
          </table:table-cell>
          <table:table-cell office:value-type="float" office:value="0.021232877" calcext:value-type="float">
            <text:p>0.021232877</text:p>
          </table:table-cell>
          <table:table-cell office:value-type="float" office:value="0.177142857" calcext:value-type="float">
            <text:p>0.177142857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31" calcext:value-type="float">
            <text:p>31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119] &lt;&gt; 0; 1; 0)" office:value-type="float" office:value="0" calcext:value-type="float">
            <text:p>0</text:p>
          </table:table-cell>
          <table:table-cell table:formula="of:=IF(AND([.K1119]=1; [.J1119]&gt;=[.E111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h <text:s/>?b <text:s/>&lt;isMarriedTo&gt; <text:s/>?a <text:s/>?a <text:s/>&lt;produced&gt; <text:s/>?h <text:s text:c="2"/>=&gt; ?a <text:s/>&lt;isMarriedTo&gt; <text:s/>?b</text:p>
          </table:table-cell>
          <table:table-cell office:value-type="float" office:value="0.000150862" calcext:value-type="float">
            <text:p>0.000150862</text:p>
          </table:table-cell>
          <table:table-cell office:value-type="float" office:value="0.011923622" calcext:value-type="float">
            <text:p>0.011923622</text:p>
          </table:table-cell>
          <table:table-cell office:value-type="float" office:value="0.794444444" calcext:value-type="float">
            <text:p>0.794444444</text:p>
          </table:table-cell>
          <table:table-cell office:value-type="float" office:value="0.972789116" calcext:value-type="float">
            <text:p>0.972789116</text:p>
          </table:table-cell>
          <table:table-cell office:value-type="float" office:value="143" calcext:value-type="float">
            <text:p>143</text:p>
          </table:table-cell>
          <table:table-cell office:value-type="float" office:value="180" calcext:value-type="float">
            <text:p>18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120] &lt;&gt; 0; 1; 0)" office:value-type="float" office:value="0" calcext:value-type="float">
            <text:p>0</text:p>
          </table:table-cell>
          <table:table-cell table:formula="of:=IF(AND([.K1120]=1; [.J1120]&gt;=[.E112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PoliticianOf&gt; <text:s/>?b <text:s/>?i <text:s/>&lt;isPoliticianOf&gt; <text:s/>?f <text:s/>?a <text:s/>&lt;livesIn&gt; <text:s/>?f <text:s text:c="2"/>=&gt; ?a <text:s/>&lt;isPoliticianOf&gt; <text:s/>?b</text:p>
          </table:table-cell>
          <table:table-cell office:value-type="float" office:value="0.000082288" calcext:value-type="float">
            <text:p>0.000082288</text:p>
          </table:table-cell>
          <table:table-cell office:value-type="float" office:value="0.053424658" calcext:value-type="float">
            <text:p>0.053424658</text:p>
          </table:table-cell>
          <table:table-cell office:value-type="float" office:value="0.072693383" calcext:value-type="float">
            <text:p>0.072693383</text:p>
          </table:table-cell>
          <table:table-cell office:value-type="float" office:value="0.975" calcext:value-type="float">
            <text:p>0.975</text:p>
          </table:table-cell>
          <table:table-cell office:value-type="float" office:value="78" calcext:value-type="float">
            <text:p>78</text:p>
          </table:table-cell>
          <table:table-cell office:value-type="float" office:value="1073" calcext:value-type="float">
            <text:p>107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?a</text:p>
          </table:table-cell>
          <table:table-cell office:value-type="float" office:value="13628.0395464791" calcext:value-type="float">
            <text:p>13628.0395464791</text:p>
          </table:table-cell>
          <table:table-cell table:formula="of:=IF([.J1121] &lt;&gt; 0; 1; 0)" office:value-type="float" office:value="1" calcext:value-type="float">
            <text:p>1</text:p>
          </table:table-cell>
          <table:table-cell table:formula="of:=IF(AND([.K1121]=1; [.J1121]&gt;=[.E112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h <text:s/>&lt;isLocatedIn&gt; <text:s/>?b <text:s/>?a <text:s/>&lt;livesIn&gt; <text:s/>?b <text:s/>?a <text:s/>&lt;livesIn&gt; <text:s/>?h <text:s text:c="2"/>=&gt; ?a <text:s/>&lt;isPoliticianOf&gt; <text:s/>?b</text:p>
          </table:table-cell>
          <table:table-cell office:value-type="float" office:value="0.000046419" calcext:value-type="float">
            <text:p>0.000046419</text:p>
          </table:table-cell>
          <table:table-cell office:value-type="float" office:value="0.030136986" calcext:value-type="float">
            <text:p>0.030136986</text:p>
          </table:table-cell>
          <table:table-cell office:value-type="float" office:value="0.046908316" calcext:value-type="float">
            <text:p>0.046908316</text:p>
          </table:table-cell>
          <table:table-cell office:value-type="float" office:value="0.977777778" calcext:value-type="float">
            <text:p>0.977777778</text:p>
          </table:table-cell>
          <table:table-cell office:value-type="float" office:value="44" calcext:value-type="float">
            <text:p>44</text:p>
          </table:table-cell>
          <table:table-cell office:value-type="float" office:value="938" calcext:value-type="float">
            <text:p>93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122] &lt;&gt; 0; 1; 0)" office:value-type="float" office:value="0" calcext:value-type="float">
            <text:p>0</text:p>
          </table:table-cell>
          <table:table-cell table:formula="of:=IF(AND([.K1122]=1; [.J1122]&gt;=[.E112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f <text:s/>&lt;isLocatedIn&gt; <text:s/>?b <text:s/>?a <text:s/>&lt;livesIn&gt; <text:s/>?f <text:s text:c="2"/>=&gt; ?a <text:s/>&lt;isPoliticianOf&gt; <text:s/>?b</text:p>
          </table:table-cell>
          <table:table-cell office:value-type="float" office:value="0.000050639" calcext:value-type="float">
            <text:p>0.000050639</text:p>
          </table:table-cell>
          <table:table-cell office:value-type="float" office:value="0.032876712" calcext:value-type="float">
            <text:p>0.032876712</text:p>
          </table:table-cell>
          <table:table-cell office:value-type="float" office:value="0.235294118" calcext:value-type="float">
            <text:p>0.235294118</text:p>
          </table:table-cell>
          <table:table-cell office:value-type="float" office:value="0.979591837" calcext:value-type="float">
            <text:p>0.979591837</text:p>
          </table:table-cell>
          <table:table-cell office:value-type="float" office:value="48" calcext:value-type="float">
            <text:p>48</text:p>
          </table:table-cell>
          <table:table-cell office:value-type="float" office:value="204" calcext:value-type="float">
            <text:p>20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123] &lt;&gt; 0; 1; 0)" office:value-type="float" office:value="0" calcext:value-type="float">
            <text:p>0</text:p>
          </table:table-cell>
          <table:table-cell table:formula="of:=IF(AND([.K1123]=1; [.J1123]&gt;=[.E112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actedIn&gt; <text:s/>?h <text:s/>?a <text:s/>&lt;directed&gt; <text:s/>?h <text:s/>?b <text:s/>&lt;isMarriedTo&gt; <text:s/>?a <text:s text:c="2"/>=&gt; ?a <text:s/>&lt;isMarriedTo&gt; <text:s/>?b</text:p>
          </table:table-cell>
          <table:table-cell office:value-type="float" office:value="0.000126597" calcext:value-type="float">
            <text:p>0.000126597</text:p>
          </table:table-cell>
          <table:table-cell office:value-type="float" office:value="0.010005837" calcext:value-type="float">
            <text:p>0.010005837</text:p>
          </table:table-cell>
          <table:table-cell office:value-type="float" office:value="0.827586207" calcext:value-type="float">
            <text:p>0.827586207</text:p>
          </table:table-cell>
          <table:table-cell office:value-type="float" office:value="0.983606557" calcext:value-type="float">
            <text:p>0.983606557</text:p>
          </table:table-cell>
          <table:table-cell office:value-type="float" office:value="120" calcext:value-type="float">
            <text:p>120</text:p>
          </table:table-cell>
          <table:table-cell office:value-type="float" office:value="145" calcext:value-type="float">
            <text:p>14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124] &lt;&gt; 0; 1; 0)" office:value-type="float" office:value="0" calcext:value-type="float">
            <text:p>0</text:p>
          </table:table-cell>
          <table:table-cell table:formula="of:=IF(AND([.K1124]=1; [.J1124]&gt;=[.E112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hasCapital&gt; <text:s/>?f <text:s/>?j <text:s/>&lt;imports&gt; <text:s/>?b <text:s/>?f <text:s/>&lt;isLocatedIn&gt; <text:s/>?j <text:s text:c="2"/>=&gt; ?a <text:s/>&lt;imports&gt; <text:s/>?b</text:p>
          </table:table-cell>
          <table:table-cell office:value-type="float" office:value="0.000080178" calcext:value-type="float">
            <text:p>0.000080178</text:p>
          </table:table-cell>
          <table:table-cell office:value-type="float" office:value="0.226190476" calcext:value-type="float">
            <text:p>0.226190476</text:p>
          </table:table-cell>
          <table:table-cell office:value-type="float" office:value="0.127303183" calcext:value-type="float">
            <text:p>0.127303183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597" calcext:value-type="float">
            <text:p>59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125] &lt;&gt; 0; 1; 0)" office:value-type="float" office:value="0" calcext:value-type="float">
            <text:p>0</text:p>
          </table:table-cell>
          <table:table-cell table:formula="of:=IF(AND([.K1125]=1; [.J1125]&gt;=[.E1125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Capital&gt; <text:s/>?j <text:s/>?e <text:s/>&lt;imports&gt; <text:s/>?b <text:s/>?j <text:s/>&lt;isLocatedIn&gt; <text:s/>?a <text:s text:c="2"/>=&gt; ?a <text:s/>&lt;imports&gt; <text:s/>?b</text:p>
          </table:table-cell>
          <table:table-cell office:value-type="float" office:value="0.000080178" calcext:value-type="float">
            <text:p>0.000080178</text:p>
          </table:table-cell>
          <table:table-cell office:value-type="float" office:value="0.226190476" calcext:value-type="float">
            <text:p>0.226190476</text:p>
          </table:table-cell>
          <table:table-cell office:value-type="float" office:value="0.844444444" calcext:value-type="float">
            <text:p>0.844444444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126] &lt;&gt; 0; 1; 0)" office:value-type="float" office:value="0" calcext:value-type="float">
            <text:p>0</text:p>
          </table:table-cell>
          <table:table-cell table:formula="of:=IF(AND([.K1126]=1; [.J1126]&gt;=[.E1126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mports&gt; <text:s/>?b <text:s/>?i <text:s/>&lt;isLeaderOf&gt; <text:s/>?e <text:s/>?i <text:s/>&lt;livesIn&gt; <text:s/>?a <text:s text:c="2"/>=&gt; ?a <text:s/>&lt;imports&gt; <text:s/>?b</text:p>
          </table:table-cell>
          <table:table-cell office:value-type="float" office:value="0.000032704" calcext:value-type="float">
            <text:p>0.000032704</text:p>
          </table:table-cell>
          <table:table-cell office:value-type="float" office:value="0.092261905" calcext:value-type="float">
            <text:p>0.092261905</text:p>
          </table:table-cell>
          <table:table-cell office:value-type="float" office:value="0.185628743" calcext:value-type="float">
            <text:p>0.18562874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67" calcext:value-type="float">
            <text:p>16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127] &lt;&gt; 0; 1; 0)" office:value-type="float" office:value="0" calcext:value-type="float">
            <text:p>0</text:p>
          </table:table-cell>
          <table:table-cell table:formula="of:=IF(AND([.K1127]=1; [.J1127]&gt;=[.E112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mports&gt; <text:s/>?b <text:s/>?i <text:s/>&lt;isCitizenOf&gt; <text:s/>?a <text:s/>?i <text:s/>&lt;isLeaderOf&gt; <text:s/>?e <text:s text:c="2"/>=&gt; ?a <text:s/>&lt;imports&gt; <text:s/>?b</text:p>
          </table:table-cell>
          <table:table-cell office:value-type="float" office:value="0.000025319" calcext:value-type="float">
            <text:p>0.000025319</text:p>
          </table:table-cell>
          <table:table-cell office:value-type="float" office:value="0.071428571" calcext:value-type="float">
            <text:p>0.07142857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128] &lt;&gt; 0; 1; 0)" office:value-type="float" office:value="0" calcext:value-type="float">
            <text:p>0</text:p>
          </table:table-cell>
          <table:table-cell table:formula="of:=IF(AND([.K1128]=1; [.J1128]&gt;=[.E112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mports&gt; <text:s/>?b <text:s/>?i <text:s/>&lt;isLeaderOf&gt; <text:s/>?a <text:s/>?i <text:s/>&lt;livesIn&gt; <text:s/>?e <text:s text:c="2"/>=&gt; ?a <text:s/>&lt;imports&gt; <text:s/>?b</text:p>
          </table:table-cell>
          <table:table-cell office:value-type="float" office:value="0.000032704" calcext:value-type="float">
            <text:p>0.000032704</text:p>
          </table:table-cell>
          <table:table-cell office:value-type="float" office:value="0.092261905" calcext:value-type="float">
            <text:p>0.092261905</text:p>
          </table:table-cell>
          <table:table-cell office:value-type="float" office:value="0.313131313" calcext:value-type="float">
            <text:p>0.31313131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129] &lt;&gt; 0; 1; 0)" office:value-type="float" office:value="0" calcext:value-type="float">
            <text:p>0</text:p>
          </table:table-cell>
          <table:table-cell table:formula="of:=IF(AND([.K1129]=1; [.J1129]&gt;=[.E112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imports&gt; <text:s/>?b <text:s/>?i <text:s/>&lt;isCitizenOf&gt; <text:s/>?e <text:s/>?i <text:s/>&lt;isLeaderOf&gt; <text:s/>?a <text:s text:c="2"/>=&gt; ?a <text:s/>&lt;imports&gt; <text:s/>?b</text:p>
          </table:table-cell>
          <table:table-cell office:value-type="float" office:value="0.000025319" calcext:value-type="float">
            <text:p>0.000025319</text:p>
          </table:table-cell>
          <table:table-cell office:value-type="float" office:value="0.071428571" calcext:value-type="float">
            <text:p>0.071428571</text:p>
          </table:table-cell>
          <table:table-cell office:value-type="float" office:value="0.069164265" calcext:value-type="float">
            <text:p>0.06916426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347" calcext:value-type="float">
            <text:p>3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130] &lt;&gt; 0; 1; 0)" office:value-type="float" office:value="0" calcext:value-type="float">
            <text:p>0</text:p>
          </table:table-cell>
          <table:table-cell table:formula="of:=IF(AND([.K1130]=1; [.J1130]&gt;=[.E113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Currency&gt; <text:s/>?b <text:s/>?i <text:s/>&lt;isLeaderOf&gt; <text:s/>?e <text:s/>?i <text:s/>&lt;livesIn&gt; <text:s/>?a <text:s text:c="2"/>=&gt; ?a <text:s/>&lt;hasCurrency&gt; <text:s/>?b</text:p>
          </table:table-cell>
          <table:table-cell office:value-type="float" office:value="0.000007385" calcext:value-type="float">
            <text:p>0.000007385</text:p>
          </table:table-cell>
          <table:table-cell office:value-type="float" office:value="0.018716578" calcext:value-type="float">
            <text:p>0.018716578</text:p>
          </table:table-cell>
          <table:table-cell office:value-type="float" office:value="0.175" calcext:value-type="float">
            <text:p>0.17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131] &lt;&gt; 0; 1; 0)" office:value-type="float" office:value="0" calcext:value-type="float">
            <text:p>0</text:p>
          </table:table-cell>
          <table:table-cell table:formula="of:=IF(AND([.K1131]=1; [.J1131]&gt;=[.E1131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hasCurrency&gt; <text:s/>?b <text:s/>?i <text:s/>&lt;isLeaderOf&gt; <text:s/>?a <text:s/>?i <text:s/>&lt;livesIn&gt; <text:s/>?e <text:s text:c="2"/>=&gt; ?a <text:s/>&lt;hasCurrency&gt; <text:s/>?b</text:p>
          </table:table-cell>
          <table:table-cell office:value-type="float" office:value="0.00000633" calcext:value-type="float">
            <text:p>0.00000633</text:p>
          </table:table-cell>
          <table:table-cell office:value-type="float" office:value="0.016042781" calcext:value-type="float">
            <text:p>0.016042781</text:p>
          </table:table-cell>
          <table:table-cell office:value-type="float" office:value="0.024793388" calcext:value-type="float">
            <text:p>0.02479338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132] &lt;&gt; 0; 1; 0)" office:value-type="float" office:value="0" calcext:value-type="float">
            <text:p>0</text:p>
          </table:table-cell>
          <table:table-cell table:formula="of:=IF(AND([.K1132]=1; [.J1132]&gt;=[.E113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exports&gt; <text:s/>?b <text:s/>?i <text:s/>&lt;isCitizenOf&gt; <text:s/>?a <text:s/>?i <text:s/>&lt;isLeaderOf&gt; <text:s/>?e <text:s text:c="2"/>=&gt; ?a <text:s/>&lt;exports&gt; <text:s/>?b</text:p>
          </table:table-cell>
          <table:table-cell office:value-type="float" office:value="0.000029539" calcext:value-type="float">
            <text:p>0.000029539</text:p>
          </table:table-cell>
          <table:table-cell office:value-type="float" office:value="0.055226824" calcext:value-type="float">
            <text:p>0.0552268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string" calcext:value-type="string">
            <text:p>?b</text:p>
          </table:table-cell>
          <table:table-cell office:value-type="float" office:value="0" calcext:value-type="float">
            <text:p>0</text:p>
          </table:table-cell>
          <table:table-cell table:formula="of:=IF([.J1133] &lt;&gt; 0; 1; 0)" office:value-type="float" office:value="0" calcext:value-type="float">
            <text:p>0</text:p>
          </table:table-cell>
          <table:table-cell table:formula="of:=IF(AND([.K1133]=1; [.J1133]&gt;=[.E113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f <text:s/>?i <text:s/>&lt;isPoliticianOf&gt; <text:s/>?b <text:s/>?a <text:s/>&lt;livesIn&gt; <text:s/>?f <text:s text:c="2"/>=&gt; ?a <text:s/>&lt;livesIn&gt; <text:s/>?b</text:p>
          </table:table-cell>
          <table:table-cell office:value-type="float" office:value="0.000631931" calcext:value-type="float">
            <text:p>0.000631931</text:p>
          </table:table-cell>
          <table:table-cell office:value-type="float" office:value="0.041047077" calcext:value-type="float">
            <text:p>0.04104707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99" calcext:value-type="float">
            <text:p>599</text:p>
          </table:table-cell>
          <table:table-cell office:value-type="string" calcext:value-type="string">
            <text:p>?a</text:p>
          </table:table-cell>
          <table:table-cell office:value-type="float" office:value="0.5526821849752" calcext:value-type="float">
            <text:p>0.552682185</text:p>
          </table:table-cell>
          <table:table-cell table:formula="of:=IF([.J1134] &lt;&gt; 0; 1; 0)" office:value-type="float" office:value="1" calcext:value-type="float">
            <text:p>1</text:p>
          </table:table-cell>
          <table:table-cell table:formula="of:=IF(AND([.K1134]=1; [.J1134]&gt;=[.E1134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ealsWith&gt; <text:s/>?f <text:s/>?i <text:s/>&lt;isCitizenOf&gt; <text:s/>?b <text:s/>?i <text:s/>&lt;isLeaderOf&gt; <text:s/>?f <text:s text:c="2"/>=&gt; ?a <text:s/>&lt;dealsWith&gt; <text:s/>?b</text:p>
          </table:table-cell>
          <table:table-cell office:value-type="float" office:value="0.000096003" calcext:value-type="float">
            <text:p>0.000096003</text:p>
          </table:table-cell>
          <table:table-cell office:value-type="float" office:value="0.132075472" calcext:value-type="float">
            <text:p>0.13207547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91" calcext:value-type="float">
            <text:p>91</text:p>
          </table:table-cell>
          <table:table-cell office:value-type="string" calcext:value-type="string">
            <text:p>?a</text:p>
          </table:table-cell>
          <table:table-cell office:value-type="float" office:value="249.543122424437" calcext:value-type="float">
            <text:p>249.5431224244</text:p>
          </table:table-cell>
          <table:table-cell table:formula="of:=IF([.J1135] &lt;&gt; 0; 1; 0)" office:value-type="float" office:value="1" calcext:value-type="float">
            <text:p>1</text:p>
          </table:table-cell>
          <table:table-cell table:formula="of:=IF(AND([.K1135]=1; [.J1135]&gt;=[.E1135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ealsWith&gt; <text:s/>?b <text:s/>?e <text:s/>&lt;hasCapital&gt; <text:s/>?j <text:s/>?j <text:s/>&lt;isLocatedIn&gt; <text:s/>?a <text:s text:c="2"/>=&gt; ?a <text:s/>&lt;dealsWith&gt; <text:s/>?b</text:p>
          </table:table-cell>
          <table:table-cell office:value-type="float" office:value="0.000159302" calcext:value-type="float">
            <text:p>0.000159302</text:p>
          </table:table-cell>
          <table:table-cell office:value-type="float" office:value="0.2191582" calcext:value-type="float">
            <text:p>0.2191582</text:p>
          </table:table-cell>
          <table:table-cell office:value-type="float" office:value="0.853107345" calcext:value-type="float">
            <text:p>0.853107345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177" calcext:value-type="float">
            <text:p>17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?a</text:p>
          </table:table-cell>
          <table:table-cell office:value-type="float" office:value="902763.930213295" calcext:value-type="float">
            <text:p>902763.930213295</text:p>
          </table:table-cell>
          <table:table-cell table:formula="of:=IF([.J1136] &lt;&gt; 0; 1; 0)" office:value-type="float" office:value="1" calcext:value-type="float">
            <text:p>1</text:p>
          </table:table-cell>
          <table:table-cell table:formula="of:=IF(AND([.K1136]=1; [.J1136]&gt;=[.E1136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ealsWith&gt; <text:s/>?b <text:s/>?i <text:s/>&lt;isLeaderOf&gt; <text:s/>?e <text:s/>?i <text:s/>&lt;livesIn&gt; <text:s/>?a <text:s text:c="2"/>=&gt; ?a <text:s/>&lt;dealsWith&gt; <text:s/>?b</text:p>
          </table:table-cell>
          <table:table-cell office:value-type="float" office:value="0.000049584" calcext:value-type="float">
            <text:p>0.000049584</text:p>
          </table:table-cell>
          <table:table-cell office:value-type="float" office:value="0.068214804" calcext:value-type="float">
            <text:p>0.068214804</text:p>
          </table:table-cell>
          <table:table-cell office:value-type="float" office:value="0.158783784" calcext:value-type="float">
            <text:p>0.15878378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296" calcext:value-type="float">
            <text:p>29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137] &lt;&gt; 0; 1; 0)" office:value-type="float" office:value="0" calcext:value-type="float">
            <text:p>0</text:p>
          </table:table-cell>
          <table:table-cell table:formula="of:=IF(AND([.K1137]=1; [.J1137]&gt;=[.E1137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ealsWith&gt; <text:s/>?b <text:s/>?i <text:s/>&lt;isCitizenOf&gt; <text:s/>?a <text:s/>?i <text:s/>&lt;isLeaderOf&gt; <text:s/>?e <text:s text:c="2"/>=&gt; ?a <text:s/>&lt;dealsWith&gt; <text:s/>?b</text:p>
          </table:table-cell>
          <table:table-cell office:value-type="float" office:value="0.000044309" calcext:value-type="float">
            <text:p>0.000044309</text:p>
          </table:table-cell>
          <table:table-cell office:value-type="float" office:value="0.06095791" calcext:value-type="float">
            <text:p>0.0609579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2" calcext:value-type="float">
            <text:p>4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138] &lt;&gt; 0; 1; 0)" office:value-type="float" office:value="0" calcext:value-type="float">
            <text:p>0</text:p>
          </table:table-cell>
          <table:table-cell table:formula="of:=IF(AND([.K1138]=1; [.J1138]&gt;=[.E1138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e <text:s/>&lt;dealsWith&gt; <text:s/>?b <text:s/>?i <text:s/>&lt;isCitizenOf&gt; <text:s/>?e <text:s/>?i <text:s/>&lt;isLeaderOf&gt; <text:s/>?a <text:s text:c="2"/>=&gt; ?a <text:s/>&lt;dealsWith&gt; <text:s/>?b</text:p>
          </table:table-cell>
          <table:table-cell office:value-type="float" office:value="0.000044309" calcext:value-type="float">
            <text:p>0.000044309</text:p>
          </table:table-cell>
          <table:table-cell office:value-type="float" office:value="0.06095791" calcext:value-type="float">
            <text:p>0.06095791</text:p>
          </table:table-cell>
          <table:table-cell office:value-type="float" office:value="0.034970858" calcext:value-type="float">
            <text:p>0.034970858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01" calcext:value-type="float">
            <text:p>120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139] &lt;&gt; 0; 1; 0)" office:value-type="float" office:value="0" calcext:value-type="float">
            <text:p>0</text:p>
          </table:table-cell>
          <table:table-cell table:formula="of:=IF(AND([.K1139]=1; [.J1139]&gt;=[.E1139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h <text:s/>&lt;isLocatedIn&gt; <text:s/>?b <text:s/>?a <text:s/>&lt;livesIn&gt; <text:s/>?b <text:s/>?a <text:s/>&lt;wasBornIn&gt; <text:s/>?h <text:s text:c="2"/>=&gt; ?a <text:s/>&lt;isPoliticianOf&gt; <text:s/>?b</text:p>
          </table:table-cell>
          <table:table-cell office:value-type="float" office:value="0.00001688" calcext:value-type="float">
            <text:p>0.00001688</text:p>
          </table:table-cell>
          <table:table-cell office:value-type="float" office:value="0.010958904" calcext:value-type="float">
            <text:p>0.010958904</text:p>
          </table:table-cell>
          <table:table-cell office:value-type="float" office:value="0.045977011" calcext:value-type="float">
            <text:p>0.04597701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48" calcext:value-type="float">
            <text:p>34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140] &lt;&gt; 0; 1; 0)" office:value-type="float" office:value="0" calcext:value-type="float">
            <text:p>0</text:p>
          </table:table-cell>
          <table:table-cell table:formula="of:=IF(AND([.K1140]=1; [.J1140]&gt;=[.E1140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f <text:s/>?i <text:s/>&lt;isPoliticianOf&gt; <text:s/>?b <text:s/>?a <text:s/>&lt;isPoliticianOf&gt; <text:s/>?f <text:s text:c="2"/>=&gt; ?a <text:s/>&lt;isPoliticianOf&gt; <text:s/>?b</text:p>
          </table:table-cell>
          <table:table-cell office:value-type="float" office:value="0.000523269" calcext:value-type="float">
            <text:p>0.000523269</text:p>
          </table:table-cell>
          <table:table-cell office:value-type="float" office:value="0.339726027" calcext:value-type="float">
            <text:p>0.3397260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496" calcext:value-type="float">
            <text:p>496</text:p>
          </table:table-cell>
          <table:table-cell office:value-type="string" calcext:value-type="string">
            <text:p>?a</text:p>
          </table:table-cell>
          <table:table-cell office:value-type="float" office:value="34.2443835616438" calcext:value-type="float">
            <text:p>34.2443835616</text:p>
          </table:table-cell>
          <table:table-cell table:formula="of:=IF([.J1141] &lt;&gt; 0; 1; 0)" office:value-type="float" office:value="1" calcext:value-type="float">
            <text:p>1</text:p>
          </table:table-cell>
          <table:table-cell table:formula="of:=IF(AND([.K1141]=1; [.J1141]&gt;=[.E1141]); 1; 0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a <text:s/>&lt;diedIn&gt; <text:s/>?f <text:s/>?f <text:s/>&lt;isLocatedIn&gt; <text:s/>?b <text:s/>?a <text:s/>&lt;wasBornIn&gt; <text:s/>?f <text:s text:c="2"/>=&gt; ?a <text:s/>&lt;isPoliticianOf&gt; <text:s/>?b</text:p>
          </table:table-cell>
          <table:table-cell office:value-type="float" office:value="0.000032704" calcext:value-type="float">
            <text:p>0.000032704</text:p>
          </table:table-cell>
          <table:table-cell office:value-type="float" office:value="0.021232877" calcext:value-type="float">
            <text:p>0.021232877</text:p>
          </table:table-cell>
          <table:table-cell office:value-type="float" office:value="0.026956522" calcext:value-type="float">
            <text:p>0.02695652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150" calcext:value-type="float">
            <text:p>115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142] &lt;&gt; 0; 1; 0)" office:value-type="float" office:value="0" calcext:value-type="float">
            <text:p>0</text:p>
          </table:table-cell>
          <table:table-cell table:formula="of:=IF(AND([.K1142]=1; [.J1142]&gt;=[.E1142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j <text:s/>&lt;hasOfficialLanguage&gt; <text:s/>?b <text:s/>?e <text:s/>&lt;isLocatedIn&gt; <text:s/>?j <text:s/>?e <text:s/>&lt;livesIn&gt; <text:s/>?a <text:s text:c="2"/>=&gt; ?a <text:s/>&lt;hasOfficialLanguage&gt; <text:s/>?b</text:p>
          </table:table-cell>
          <table:table-cell office:value-type="float" office:value="0.0000211" calcext:value-type="float">
            <text:p>0.0000211</text:p>
          </table:table-cell>
          <table:table-cell office:value-type="float" office:value="0.0249066" calcext:value-type="float">
            <text:p>0.024906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?a</text:p>
          </table:table-cell>
          <table:table-cell office:value-type="float" office:value="0" calcext:value-type="float">
            <text:p>0</text:p>
          </table:table-cell>
          <table:table-cell table:formula="of:=IF([.J1143] &lt;&gt; 0; 1; 0)" office:value-type="float" office:value="0" calcext:value-type="float">
            <text:p>0</text:p>
          </table:table-cell>
          <table:table-cell table:formula="of:=IF(AND([.K1143]=1; [.J1143]&gt;=[.E1143]); 1; 0)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?i <text:s/>&lt;isLeaderOf&gt; <text:s/>?f <text:s/>?a <text:s/>&lt;isLocatedIn&gt; <text:s/>?f <text:s/>?i <text:s/>&lt;isPoliticianOf&gt; <text:s/>?b <text:s text:c="2"/>=&gt; ?a <text:s/>&lt;isLocatedIn&gt; <text:s/>?b</text:p>
          </table:table-cell>
          <table:table-cell office:value-type="float" office:value="0.008301614" calcext:value-type="float">
            <text:p>0.008301614</text:p>
          </table:table-cell>
          <table:table-cell office:value-type="float" office:value="0.036928925" calcext:value-type="float">
            <text:p>0.0369289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7869" calcext:value-type="float">
            <text:p>7869</text:p>
          </table:table-cell>
          <table:table-cell office:value-type="string" calcext:value-type="string">
            <text:p>?a</text:p>
          </table:table-cell>
          <table:table-cell office:value-type="float" office:value="0.0257354272022155" calcext:value-type="float">
            <text:p>0.0257354272</text:p>
          </table:table-cell>
          <table:table-cell table:formula="of:=IF([.J1144] &lt;&gt; 0; 1; 0)" office:value-type="float" office:value="1" calcext:value-type="float">
            <text:p>1</text:p>
          </table:table-cell>
          <table:table-cell table:formula="of:=IF(AND([.K1144]=1; [.J1144]&gt;=[.E1144]); 1; 0)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2:Sheet1.N503" table:contains-header="false">
          <table:sort>
            <table:sort-by table:field-number="4" table:data-type="automatic"/>
          </table:sort>
        </table:database-range>
        <table:database-range table:name="__Anonymous_Sheet_DB__1" table:target-range-address="Sheet2.A2:Sheet2.L1144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1T18:00:30.474281580</meta:creation-date>
    <dc:date>2015-04-01T18:36:34.017430169</dc:date>
    <meta:editing-duration>PT5M12S</meta:editing-duration>
    <meta:editing-cycles>1</meta:editing-cycles>
    <meta:document-statistic meta:table-count="2" meta:cell-count="20278" meta:object-count="0"/>
    <meta:generator>LibreOffice/4.2.7.2$Linux_X86_64 LibreOffice_project/420m0$Build-2</meta:generator>
  </office:meta>
</office:document-meta>
</file>